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794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12cm"/>
    </style:style>
    <style:style style:name="co8" style:family="table-column">
      <style:table-column-properties fo:break-before="auto" style:column-width="1.141cm"/>
    </style:style>
    <style:style style:name="co9" style:family="table-column">
      <style:table-column-properties fo:break-before="auto" style:column-width="1.402cm"/>
    </style:style>
    <style:style style:name="co10" style:family="table-column">
      <style:table-column-properties fo:break-before="auto" style:column-width="1.274cm"/>
    </style:style>
    <style:style style:name="co11" style:family="table-column">
      <style:table-column-properties fo:break-before="auto" style:column-width="1.109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882cm" fo:break-before="auto" style:use-optimal-row-height="false"/>
    </style:style>
    <style:style style:name="ro3" style:family="table-row">
      <style:table-row-properties style:row-height="0.459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91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ta1" style:family="table" style:master-page-name="PageStyle_5f_adx">
      <style:table-properties table:display="true" style:writing-mode="lr-tb"/>
    </style:style>
    <style:style style:name="ta2" style:family="table" style:master-page-name="PageStyle_5f_qqqq_20_data">
      <style:table-properties table:display="true" style:writing-mode="lr-tb"/>
    </style:style>
    <style:style style:name="ta3" style:family="table" style:master-page-name="PageStyle_5f_image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ackground-color="#ffffff" fo:padding="0.071cm"/>
    </style:style>
    <style:style style:name="ce2" style:family="table-cell" style:parent-style-name="Default" style:data-style-name="N2">
      <style:table-cell-properties fo:background-color="#ffffff" fo:padding="0.071cm"/>
    </style:style>
    <style:style style:name="ce3" style:family="table-cell" style:parent-style-name="Default" style:data-style-name="N39">
      <style:table-cell-properties fo:background-color="#ffffff" fo:padding="0.071cm"/>
    </style:style>
    <style:style style:name="ce4" style:family="table-cell" style:parent-style-name="Default" style:data-style-name="N126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Excel_5f_BuiltIn_5f_Comma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6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26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26">
      <style:table-cell-properties fo:background-color="#ffffff" fo:padding="0.071cm"/>
    </style:style>
    <style:style style:name="ce12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39">
      <style:table-cell-properties fo:padding="0.071cm"/>
    </style:style>
    <style:style style:name="ce15" style:family="table-cell" style:parent-style-name="Default" style:data-style-name="N2">
      <style:table-cell-properties fo:padding="0.071cm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2">
      <style:table-cell-properties fo:border-bottom="none" fo:background-color="#ffffff" style:diagonal-bl-tr="none" style:diagonal-tl-br="none" fo:border-left="1.76pt solid #3c3c3c" fo:padding="0.071cm" fo:border-right="none" style:rotation-align="none" fo:border-top="1.76pt solid #3c3c3c"/>
    </style:style>
    <style:style style:name="ce18" style:family="table-cell" style:parent-style-name="Default" style:data-style-name="N2">
      <style:table-cell-properties fo:border-bottom="none" fo:background-color="#ffffff" style:diagonal-bl-tr="none" style:diagonal-tl-br="none" fo:border-left="1.76pt solid #3c3c3c" fo:padding="0.071cm" fo:border-right="none" style:rotation-align="none" fo:border-top="none"/>
    </style:style>
    <style:style style:name="ce19" style:family="table-cell" style:parent-style-name="Default" style:data-style-name="N39">
      <style:table-cell-properties fo:border-bottom="none" fo:background-color="#ffffff" style:diagonal-bl-tr="none" style:diagonal-tl-br="none" fo:border-left="1.76pt solid #3c3c3c" fo:padding="0.071cm" fo:border-right="none" style:rotation-align="none" fo:border-top="none"/>
    </style:style>
    <style:style style:name="ce20" style:family="table-cell" style:parent-style-name="Default" style:data-style-name="N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39">
      <style:table-cell-properties fo:border-bottom="1.76pt solid #3c3c3c" fo:background-color="#ffffff" style:diagonal-bl-tr="none" style:diagonal-tl-br="none" fo:border-left="1.76pt solid #3c3c3c" fo:padding="0.071cm" fo:border-right="none" style:rotation-align="none" fo:border-top="none"/>
    </style:style>
    <style:style style:name="ce22" style:family="table-cell" style:parent-style-name="Default" style:data-style-name="N39">
      <style:table-cell-properties fo:background-color="#ffffff" style:diagonal-bl-tr="none" style:diagonal-tl-br="none" fo:border="none" fo:padding="0.071cm" style:rotation-align="none"/>
    </style:style>
    <style:style style:name="ce23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3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9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5f_BuiltIn_5f_Comma">
      <style:table-cell-properties style:glyph-orientation-vertical="0" fo:border-bottom="1.76pt solid #3c3c3c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none" style:rotation-align="none" fo:border-top="1.76pt solid #3c3c3c"/>
    </style:style>
    <style:style style:name="ce3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</style:style>
    <style:style style:name="ce34" style:family="table-cell" style:parent-style-name="Default" style:data-style-name="N2">
      <style:table-cell-properties fo:border-bottom="1.76pt solid #3c3c3c" fo:background-color="#ffffff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fo:background-color="#ffffff" style:diagonal-bl-tr="none" style:diagonal-tl-br="none" fo:border-left="none" fo:padding="0.071cm" fo:border-right="1.76pt solid #3c3c3c" style:rotation-align="none" fo:border-top="1.76pt solid #3c3c3c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none" fo:padding="0.071cm" fo:border-right="1.76pt solid #3c3c3c" style:rotation-align="none" fo:border-top="none"/>
    </style:style>
    <style:style style:name="ce38" style:family="table-cell" style:parent-style-name="Default">
      <style:table-cell-properties fo:border-bottom="1.76pt solid #3c3c3c" fo:background-color="#ffffff" style:diagonal-bl-tr="none" style:diagonal-tl-br="none" fo:border-left="none" fo:padding="0.071cm" fo:border-right="1.76pt solid #3c3c3c" style:rotation-align="none" fo:border-top="none"/>
    </style:style>
    <style:style style:name="ce39" style:family="table-cell" style:parent-style-name="Default">
      <style:table-cell-properties fo:background-color="#ffffff"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ad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4"/>
        <table:table-column table:style-name="co4" table:number-columns-repeated="3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6" table:default-cell-style-name="ce11"/>
        <table:table-column table:style-name="co1" table:default-cell-style-name="ce1"/>
        <table:table-column table:style-name="co5" table:number-columns-repeated="239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Close</text:p>
          </table:table-cell>
          <table:table-cell table:style-name="ce5" office:value-type="string" calcext:value-type="string">
            <text:p>TR</text:p>
          </table:table-cell>
          <table:table-cell table:style-name="ce5" office:value-type="string" calcext:value-type="string">
            <text:p>+DM 1</text:p>
          </table:table-cell>
          <table:table-cell table:style-name="ce5" office:value-type="string" calcext:value-type="string">
            <text:p>-DM 1</text:p>
          </table:table-cell>
          <table:table-cell table:style-name="ce5" office:value-type="string" calcext:value-type="string">
            <text:p>TR14</text:p>
          </table:table-cell>
          <table:table-cell table:style-name="ce5" office:value-type="string" calcext:value-type="string">
            <text:p>+DM14</text:p>
          </table:table-cell>
          <table:table-cell table:style-name="ce5" office:value-type="string" calcext:value-type="string">
            <text:p>-DM14</text:p>
          </table:table-cell>
          <table:table-cell table:style-name="ce12" office:value-type="string" calcext:value-type="string">
            <text:p>+DI14</text:p>
          </table:table-cell>
          <table:table-cell table:style-name="ce12" office:value-type="string" calcext:value-type="string">
            <text:p>-DI14</text:p>
          </table:table-cell>
          <table:table-cell table:style-name="ce13" office:value-type="string" calcext:value-type="string">
            <text:p>DI 14 Diff</text:p>
          </table:table-cell>
          <table:table-cell table:style-name="ce13" office:value-type="string" calcext:value-type="string">
            <text:p>DI 14 Sum</text:p>
          </table:table-cell>
          <table:table-cell table:style-name="ce5" office:value-type="string" calcext:value-type="string">
            <text:p>DX</text:p>
          </table:table-cell>
          <table:table-cell table:style-name="ce5" office:value-type="string" calcext:value-type="string">
            <text:p>ADX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2-11" calcext:value-type="date">
            <text:p>11 Feb 09</text:p>
          </table:table-cell>
          <table:table-cell table:style-name="ce6" office:value-type="float" office:value="30.1983" calcext:value-type="float">
            <text:p>30.1983</text:p>
          </table:table-cell>
          <table:table-cell office:value-type="float" office:value="29.4072" calcext:value-type="float">
            <text:p>29.4072</text:p>
          </table:table-cell>
          <table:table-cell office:value-type="float" office:value="29.872" calcext:value-type="float">
            <text:p>29.8720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3" office:value-type="date" office:date-value="2009-02-12" calcext:value-type="date">
            <text:p>12 Feb 09</text:p>
          </table:table-cell>
          <table:table-cell table:style-name="ce6" office:value-type="float" office:value="30.2776" calcext:value-type="float">
            <text:p>30.2776</text:p>
          </table:table-cell>
          <table:table-cell office:value-type="float" office:value="29.3182" calcext:value-type="float">
            <text:p>29.3182</text:p>
          </table:table-cell>
          <table:table-cell office:value-type="float" office:value="30.2381" calcext:value-type="float">
            <text:p>30.2381</text:p>
          </table:table-cell>
          <table:table-cell table:style-name="ce7" table:formula="of:=MAX([.C4]-[.D4];ABS([.C4]-[.E3]);ABS([.D4]-[.E3]))" office:value-type="float" office:value="0.959399999999999" calcext:value-type="float">
            <text:p>0.9594</text:p>
          </table:table-cell>
          <table:table-cell table:formula="of:=IF([.C4]-[.C3]&gt;[.D3]-[.D4];MAX([.C4]-[.C3];0);0)" office:value-type="float" office:value="0" calcext:value-type="float">
            <text:p>0.0000</text:p>
          </table:table-cell>
          <table:table-cell table:formula="of:=IF([.D3]-[.D4]&gt;[.C4]-[.C3];MAX([.D3]-[.D4];0);0)" office:value-type="float" office:value="0.0889999999999986" calcext:value-type="float">
            <text:p>0.089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09-02-13" calcext:value-type="date">
            <text:p>13 Feb 09</text:p>
          </table:table-cell>
          <table:table-cell table:style-name="ce6" office:value-type="float" office:value="30.4458" calcext:value-type="float">
            <text:p>30.4458</text:p>
          </table:table-cell>
          <table:table-cell office:value-type="float" office:value="29.9611" calcext:value-type="float">
            <text:p>29.9611</text:p>
          </table:table-cell>
          <table:table-cell office:value-type="float" office:value="30.0996" calcext:value-type="float">
            <text:p>30.0996</text:p>
          </table:table-cell>
          <table:table-cell table:style-name="ce7" table:formula="of:=MAX([.C5]-[.D5];ABS([.C5]-[.E4]);ABS([.D5]-[.E4]))" office:value-type="float" office:value="0.4847" calcext:value-type="float">
            <text:p>0.4847</text:p>
          </table:table-cell>
          <table:table-cell table:formula="of:=IF([.C5]-[.C4]&gt;[.D4]-[.D5];MAX([.C5]-[.C4];0);0)" office:value-type="float" office:value="0.168199999999999" calcext:value-type="float">
            <text:p>0.1682</text:p>
          </table:table-cell>
          <table:table-cell table:formula="of:=IF([.D4]-[.D5]&gt;[.C5]-[.C4];MAX([.D4]-[.D5];0);0)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09-02-17" calcext:value-type="date">
            <text:p>17 Feb 09</text:p>
          </table:table-cell>
          <table:table-cell table:style-name="ce6" office:value-type="float" office:value="29.3478" calcext:value-type="float">
            <text:p>29.3478</text:p>
          </table:table-cell>
          <table:table-cell office:value-type="float" office:value="28.7443" calcext:value-type="float">
            <text:p>28.7443</text:p>
          </table:table-cell>
          <table:table-cell office:value-type="float" office:value="28.9028" calcext:value-type="float">
            <text:p>28.9028</text:p>
          </table:table-cell>
          <table:table-cell table:style-name="ce7" table:formula="of:=MAX([.C6]-[.D6];ABS([.C6]-[.E5]);ABS([.D6]-[.E5]))" office:value-type="float" office:value="1.3553" calcext:value-type="float">
            <text:p>1.3553</text:p>
          </table:table-cell>
          <table:table-cell table:formula="of:=IF([.C6]-[.C5]&gt;[.D5]-[.D6];MAX([.C6]-[.C5];0);0)" office:value-type="float" office:value="0" calcext:value-type="float">
            <text:p>0.0000</text:p>
          </table:table-cell>
          <table:table-cell table:formula="of:=IF([.D5]-[.D6]&gt;[.C6]-[.C5];MAX([.D5]-[.D6];0);0)" office:value-type="float" office:value="1.2168" calcext:value-type="float">
            <text:p>1.2168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/>
          <table:table-cell table:style-name="ce3" office:value-type="date" office:date-value="2009-02-18" calcext:value-type="date">
            <text:p>18 Feb 09</text:p>
          </table:table-cell>
          <table:table-cell table:style-name="ce6" office:value-type="float" office:value="29.3477" calcext:value-type="float">
            <text:p>29.3477</text:p>
          </table:table-cell>
          <table:table-cell office:value-type="float" office:value="28.5566" calcext:value-type="float">
            <text:p>28.5566</text:p>
          </table:table-cell>
          <table:table-cell office:value-type="float" office:value="28.9225" calcext:value-type="float">
            <text:p>28.9225</text:p>
          </table:table-cell>
          <table:table-cell table:style-name="ce7" table:formula="of:=MAX([.C7]-[.D7];ABS([.C7]-[.E6]);ABS([.D7]-[.E6]))" office:value-type="float" office:value="0.7911" calcext:value-type="float">
            <text:p>0.7911</text:p>
          </table:table-cell>
          <table:table-cell table:formula="of:=IF([.C7]-[.C6]&gt;[.D6]-[.D7];MAX([.C7]-[.C6];0);0)" office:value-type="float" office:value="0" calcext:value-type="float">
            <text:p>0.0000</text:p>
          </table:table-cell>
          <table:table-cell table:formula="of:=IF([.D6]-[.D7]&gt;[.C7]-[.C6];MAX([.D6]-[.D7];0);0)" office:value-type="float" office:value="0.1877" calcext:value-type="float">
            <text:p>0.1877</text:p>
          </table:table-cell>
          <table:table-cell/>
          <table:table-cell table:style-name="ce6" table:number-columns-repeated="2"/>
          <table:table-cell table:number-columns-repeated="8"/>
          <table:table-cell table:formula="of:=[.D6]-[.D7]" office:value-type="float" office:value="0.1877" calcext:value-type="float">
            <text:p>0.1877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date" office:date-value="2009-02-19" calcext:value-type="date">
            <text:p>19 Feb 09</text:p>
          </table:table-cell>
          <table:table-cell table:style-name="ce6" office:value-type="float" office:value="29.2886" calcext:value-type="float">
            <text:p>29.2886</text:p>
          </table:table-cell>
          <table:table-cell office:value-type="float" office:value="28.4081" calcext:value-type="float">
            <text:p>28.4081</text:p>
          </table:table-cell>
          <table:table-cell office:value-type="float" office:value="28.4775" calcext:value-type="float">
            <text:p>28.4775</text:p>
          </table:table-cell>
          <table:table-cell table:style-name="ce7" table:formula="of:=MAX([.C8]-[.D8];ABS([.C8]-[.E7]);ABS([.D8]-[.E7]))" office:value-type="float" office:value="0.880499999999998" calcext:value-type="float">
            <text:p>0.8805</text:p>
          </table:table-cell>
          <table:table-cell table:formula="of:=IF([.C8]-[.C7]&gt;[.D7]-[.D8];MAX([.C8]-[.C7];0);0)" office:value-type="float" office:value="0" calcext:value-type="float">
            <text:p>0.0000</text:p>
          </table:table-cell>
          <table:table-cell table:formula="of:=IF([.D7]-[.D8]&gt;[.C8]-[.C7];MAX([.D7]-[.D8];0);0)" office:value-type="float" office:value="0.148499999999999" calcext:value-type="float">
            <text:p>0.1485</text:p>
          </table:table-cell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date" office:date-value="2009-02-20" calcext:value-type="date">
            <text:p>20 Feb 09</text:p>
          </table:table-cell>
          <table:table-cell table:style-name="ce6" office:value-type="float" office:value="28.8334" calcext:value-type="float">
            <text:p>28.8334</text:p>
          </table:table-cell>
          <table:table-cell office:value-type="float" office:value="28.0818" calcext:value-type="float">
            <text:p>28.0818</text:p>
          </table:table-cell>
          <table:table-cell office:value-type="float" office:value="28.5566" calcext:value-type="float">
            <text:p>28.5566</text:p>
          </table:table-cell>
          <table:table-cell table:style-name="ce7" table:formula="of:=MAX([.C9]-[.D9];ABS([.C9]-[.E8]);ABS([.D9]-[.E8]))" office:value-type="float" office:value="0.7516" calcext:value-type="float">
            <text:p>0.7516</text:p>
          </table:table-cell>
          <table:table-cell table:formula="of:=IF([.C9]-[.C8]&gt;[.D8]-[.D9];MAX([.C9]-[.C8];0);0)" office:value-type="float" office:value="0" calcext:value-type="float">
            <text:p>0.0000</text:p>
          </table:table-cell>
          <table:table-cell table:formula="of:=IF([.D8]-[.D9]&gt;[.C9]-[.C8];MAX([.D8]-[.D9];0);0)" office:value-type="float" office:value="0.3263" calcext:value-type="float">
            <text:p>0.3263</text:p>
          </table:table-cell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date" office:date-value="2009-02-23" calcext:value-type="date">
            <text:p>23 Feb 09</text:p>
          </table:table-cell>
          <table:table-cell table:style-name="ce6" office:value-type="float" office:value="28.7346" calcext:value-type="float">
            <text:p>28.7346</text:p>
          </table:table-cell>
          <table:table-cell office:value-type="float" office:value="27.4289" calcext:value-type="float">
            <text:p>27.4289</text:p>
          </table:table-cell>
          <table:table-cell office:value-type="float" office:value="27.5576" calcext:value-type="float">
            <text:p>27.5576</text:p>
          </table:table-cell>
          <table:table-cell table:style-name="ce7" table:formula="of:=MAX([.C10]-[.D10];ABS([.C10]-[.E9]);ABS([.D10]-[.E9]))" office:value-type="float" office:value="1.3057" calcext:value-type="float">
            <text:p>1.3057</text:p>
          </table:table-cell>
          <table:table-cell table:formula="of:=IF([.C10]-[.C9]&gt;[.D9]-[.D10];MAX([.C10]-[.C9];0);0)" office:value-type="float" office:value="0" calcext:value-type="float">
            <text:p>0.0000</text:p>
          </table:table-cell>
          <table:table-cell table:formula="of:=IF([.D9]-[.D10]&gt;[.C10]-[.C9];MAX([.D9]-[.D10];0);0)" office:value-type="float" office:value="0.652900000000003" calcext:value-type="float">
            <text:p>0.6529</text:p>
          </table:table-cell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date" office:date-value="2009-02-24" calcext:value-type="date">
            <text:p>24 Feb 09</text:p>
          </table:table-cell>
          <table:table-cell table:style-name="ce6" office:value-type="float" office:value="28.6654" calcext:value-type="float">
            <text:p>28.6654</text:p>
          </table:table-cell>
          <table:table-cell office:value-type="float" office:value="27.6565" calcext:value-type="float">
            <text:p>27.6565</text:p>
          </table:table-cell>
          <table:table-cell office:value-type="float" office:value="28.4675" calcext:value-type="float">
            <text:p>28.4675</text:p>
          </table:table-cell>
          <table:table-cell table:style-name="ce7" table:formula="of:=MAX([.C11]-[.D11];ABS([.C11]-[.E10]);ABS([.D11]-[.E10]))" office:value-type="float" office:value="1.1078" calcext:value-type="float">
            <text:p>1.1078</text:p>
          </table:table-cell>
          <table:table-cell table:formula="of:=IF([.C11]-[.C10]&gt;[.D10]-[.D11];MAX([.C11]-[.C10];0);0)" office:value-type="float" office:value="0" calcext:value-type="float">
            <text:p>0.0000</text:p>
          </table:table-cell>
          <table:table-cell table:formula="of:=IF([.D10]-[.D11]&gt;[.C11]-[.C10];MAX([.D10]-[.D11];0);0)" office:value-type="float" office:value="0" calcext:value-type="float">
            <text:p>0.0000</text:p>
          </table:table-cell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date" office:date-value="2009-02-25" calcext:value-type="date">
            <text:p>25 Feb 09</text:p>
          </table:table-cell>
          <table:table-cell table:style-name="ce6" office:value-type="float" office:value="28.8532" calcext:value-type="float">
            <text:p>28.8532</text:p>
          </table:table-cell>
          <table:table-cell office:value-type="float" office:value="27.8345" calcext:value-type="float">
            <text:p>27.8345</text:p>
          </table:table-cell>
          <table:table-cell office:value-type="float" office:value="28.2796" calcext:value-type="float">
            <text:p>28.2796</text:p>
          </table:table-cell>
          <table:table-cell table:style-name="ce7" table:formula="of:=MAX([.C12]-[.D12];ABS([.C12]-[.E11]);ABS([.D12]-[.E11]))" office:value-type="float" office:value="1.0187" calcext:value-type="float">
            <text:p>1.0187</text:p>
          </table:table-cell>
          <table:table-cell table:formula="of:=IF([.C12]-[.C11]&gt;[.D11]-[.D12];MAX([.C12]-[.C11];0);0)" office:value-type="float" office:value="0.187799999999999" calcext:value-type="float">
            <text:p>0.1878</text:p>
          </table:table-cell>
          <table:table-cell table:formula="of:=IF([.D11]-[.D12]&gt;[.C12]-[.C11];MAX([.D11]-[.D12];0);0)" office:value-type="float" office:value="0" calcext:value-type="float">
            <text:p>0.0000</text:p>
          </table:table-cell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date" office:date-value="2009-02-26" calcext:value-type="date">
            <text:p>26 Feb 09</text:p>
          </table:table-cell>
          <table:table-cell table:style-name="ce6" office:value-type="float" office:value="28.6356" calcext:value-type="float">
            <text:p>28.6356</text:p>
          </table:table-cell>
          <table:table-cell office:value-type="float" office:value="27.3992" calcext:value-type="float">
            <text:p>27.3992</text:p>
          </table:table-cell>
          <table:table-cell office:value-type="float" office:value="27.4882" calcext:value-type="float">
            <text:p>27.4882</text:p>
          </table:table-cell>
          <table:table-cell table:style-name="ce7" table:formula="of:=MAX([.C13]-[.D13];ABS([.C13]-[.E12]);ABS([.D13]-[.E12]))" office:value-type="float" office:value="1.2364" calcext:value-type="float">
            <text:p>1.2364</text:p>
          </table:table-cell>
          <table:table-cell table:formula="of:=IF([.C13]-[.C12]&gt;[.D12]-[.D13];MAX([.C13]-[.C12];0);0)" office:value-type="float" office:value="0" calcext:value-type="float">
            <text:p>0.0000</text:p>
          </table:table-cell>
          <table:table-cell table:formula="of:=IF([.D12]-[.D13]&gt;[.C13]-[.C12];MAX([.D12]-[.D13];0);0)" office:value-type="float" office:value="0.435299999999998" calcext:value-type="float">
            <text:p>0.4353</text:p>
          </table:table-cell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date" office:date-value="2009-02-27" calcext:value-type="date">
            <text:p>27 Feb 09</text:p>
          </table:table-cell>
          <table:table-cell table:style-name="ce6" office:value-type="float" office:value="27.6761" calcext:value-type="float">
            <text:p>27.6761</text:p>
          </table:table-cell>
          <table:table-cell office:value-type="float" office:value="27.0927" calcext:value-type="float">
            <text:p>27.0927</text:p>
          </table:table-cell>
          <table:table-cell office:value-type="float" office:value="27.231" calcext:value-type="float">
            <text:p>27.2310</text:p>
          </table:table-cell>
          <table:table-cell table:style-name="ce7" table:formula="of:=MAX([.C14]-[.D14];ABS([.C14]-[.E13]);ABS([.D14]-[.E13]))" office:value-type="float" office:value="0.583400000000001" calcext:value-type="float">
            <text:p>0.5834</text:p>
          </table:table-cell>
          <table:table-cell table:formula="of:=IF([.C14]-[.C13]&gt;[.D13]-[.D14];MAX([.C14]-[.C13];0);0)" office:value-type="float" office:value="0" calcext:value-type="float">
            <text:p>0.0000</text:p>
          </table:table-cell>
          <table:table-cell table:formula="of:=IF([.D13]-[.D14]&gt;[.C14]-[.C13];MAX([.D13]-[.D14];0);0)" office:value-type="float" office:value="0.3065" calcext:value-type="float">
            <text:p>0.3065</text:p>
          </table:table-cell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date" office:date-value="2009-03-02" calcext:value-type="date">
            <text:p>2 Mar 09</text:p>
          </table:table-cell>
          <table:table-cell table:style-name="ce6" office:value-type="float" office:value="27.2112" calcext:value-type="float">
            <text:p>27.2112</text:p>
          </table:table-cell>
          <table:table-cell office:value-type="float" office:value="26.1826" calcext:value-type="float">
            <text:p>26.1826</text:p>
          </table:table-cell>
          <table:table-cell office:value-type="float" office:value="26.3507" calcext:value-type="float">
            <text:p>26.3507</text:p>
          </table:table-cell>
          <table:table-cell table:style-name="ce7" table:formula="of:=MAX([.C15]-[.D15];ABS([.C15]-[.E14]);ABS([.D15]-[.E14]))" office:value-type="float" office:value="1.0484" calcext:value-type="float">
            <text:p>1.0484</text:p>
          </table:table-cell>
          <table:table-cell table:formula="of:=IF([.C15]-[.C14]&gt;[.D14]-[.D15];MAX([.C15]-[.C14];0);0)" office:value-type="float" office:value="0" calcext:value-type="float">
            <text:p>0.0000</text:p>
          </table:table-cell>
          <table:table-cell table:formula="of:=IF([.D14]-[.D15]&gt;[.C15]-[.C14];MAX([.D14]-[.D15];0);0)" office:value-type="float" office:value="0.9101" calcext:value-type="float">
            <text:p>0.9101</text:p>
          </table:table-cell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date" office:date-value="2009-03-03" calcext:value-type="date">
            <text:p>3 Mar 09</text:p>
          </table:table-cell>
          <table:table-cell table:style-name="ce6" office:value-type="float" office:value="26.8651" calcext:value-type="float">
            <text:p>26.8651</text:p>
          </table:table-cell>
          <table:table-cell office:value-type="float" office:value="26.1332" calcext:value-type="float">
            <text:p>26.1332</text:p>
          </table:table-cell>
          <table:table-cell office:value-type="float" office:value="26.3309" calcext:value-type="float">
            <text:p>26.3309</text:p>
          </table:table-cell>
          <table:table-cell table:style-name="ce7" table:formula="of:=MAX([.C16]-[.D16];ABS([.C16]-[.E15]);ABS([.D16]-[.E15]))" office:value-type="float" office:value="0.731900000000003" calcext:value-type="float">
            <text:p>0.7319</text:p>
          </table:table-cell>
          <table:table-cell table:formula="of:=IF([.C16]-[.C15]&gt;[.D15]-[.D16];MAX([.C16]-[.C15];0);0)" office:value-type="float" office:value="0" calcext:value-type="float">
            <text:p>0.0000</text:p>
          </table:table-cell>
          <table:table-cell table:formula="of:=IF([.D15]-[.D16]&gt;[.C16]-[.C15];MAX([.D15]-[.D16];0);0)" office:value-type="float" office:value="0.0494000000000021" calcext:value-type="float">
            <text:p>0.0494</text:p>
          </table:table-cell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date" office:date-value="2009-03-04" calcext:value-type="date">
            <text:p>4 Mar 09</text:p>
          </table:table-cell>
          <table:table-cell table:style-name="ce6" office:value-type="float" office:value="27.409" calcext:value-type="float">
            <text:p>27.4090</text:p>
          </table:table-cell>
          <table:table-cell office:value-type="float" office:value="26.6277" calcext:value-type="float">
            <text:p>26.6277</text:p>
          </table:table-cell>
          <table:table-cell office:value-type="float" office:value="27.0333" calcext:value-type="float">
            <text:p>27.0333</text:p>
          </table:table-cell>
          <table:table-cell table:style-name="ce7" table:formula="of:=MAX([.C17]-[.D17];ABS([.C17]-[.E16]);ABS([.D17]-[.E16]))" office:value-type="float" office:value="1.0781" calcext:value-type="float">
            <text:p>1.0781</text:p>
          </table:table-cell>
          <table:table-cell table:formula="of:=IF([.C17]-[.C16]&gt;[.D16]-[.D17];MAX([.C17]-[.C16];0);0)" office:value-type="float" office:value="0.543899999999997" calcext:value-type="float">
            <text:p>0.5439</text:p>
          </table:table-cell>
          <table:table-cell table:formula="of:=IF([.D16]-[.D17]&gt;[.C17]-[.C16];MAX([.D16]-[.D17];0);0)" office:value-type="float" office:value="0" calcext:value-type="float">
            <text:p>0.0000</text:p>
          </table:table-cell>
          <table:table-cell table:formula="of:=SUM([.F4:.F17])" office:value-type="float" office:value="13.333" calcext:value-type="float">
            <text:p>13.3330</text:p>
          </table:table-cell>
          <table:table-cell table:style-name="ce6" table:formula="of:=SUM([.G4:.G17])" office:value-type="float" office:value="0.899899999999995" calcext:value-type="float">
            <text:p>0.8999</text:p>
          </table:table-cell>
          <table:table-cell table:style-name="ce6" table:formula="of:=SUM([.H4:.H17])" office:value-type="float" office:value="4.3225" calcext:value-type="float">
            <text:p>4.3225</text:p>
          </table:table-cell>
          <table:table-cell table:formula="of:=(100*([.J17]/[.I17]))" office:value-type="float" office:value="6.74941873546835" calcext:value-type="float">
            <text:p>6.7494</text:p>
          </table:table-cell>
          <table:table-cell table:formula="of:=(100*([.K17]/[.I17]))" office:value-type="float" office:value="32.4195604890122" calcext:value-type="float">
            <text:p>32.4196</text:p>
          </table:table-cell>
          <table:table-cell table:formula="of:=ABS([.L17]-[.M17])" office:value-type="float" office:value="25.6701417535438" calcext:value-type="float">
            <text:p>25.6701</text:p>
          </table:table-cell>
          <table:table-cell table:formula="of:=[.L17]+[.M17]" office:value-type="float" office:value="39.1689792244805" calcext:value-type="float">
            <text:p>39.1690</text:p>
          </table:table-cell>
          <table:table-cell table:formula="of:=(100*([.N17]/[.O17]))" office:value-type="float" office:value="65.536917892157" calcext:value-type="float">
            <text:p>65.536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05" calcext:value-type="date">
            <text:p>5 Mar 09</text:p>
          </table:table-cell>
          <table:table-cell table:style-name="ce6" office:value-type="float" office:value="26.9441" calcext:value-type="float">
            <text:p>26.9441</text:p>
          </table:table-cell>
          <table:table-cell office:value-type="float" office:value="26.1332" calcext:value-type="float">
            <text:p>26.1332</text:p>
          </table:table-cell>
          <table:table-cell office:value-type="float" office:value="26.2221" calcext:value-type="float">
            <text:p>26.2221</text:p>
          </table:table-cell>
          <table:table-cell table:style-name="ce7" table:formula="of:=MAX([.C18]-[.D18];ABS([.C18]-[.E17]);ABS([.D18]-[.E17]))" office:value-type="float" office:value="0.900100000000002" calcext:value-type="float">
            <text:p>0.9001</text:p>
          </table:table-cell>
          <table:table-cell table:formula="of:=IF([.C18]-[.C17]&gt;[.D17]-[.D18];MAX([.C18]-[.C17];0);0)" office:value-type="float" office:value="0" calcext:value-type="float">
            <text:p>0.0000</text:p>
          </table:table-cell>
          <table:table-cell table:formula="of:=IF([.D17]-[.D18]&gt;[.C18]-[.C17];MAX([.D17]-[.D18];0);0)" office:value-type="float" office:value="0.494500000000002" calcext:value-type="float">
            <text:p>0.4945</text:p>
          </table:table-cell>
          <table:table-cell table:formula="of:=[.I17]-([.I17]/14)+[.F18]" office:value-type="float" office:value="13.2807428571429" calcext:value-type="float">
            <text:p>13.2807</text:p>
          </table:table-cell>
          <table:table-cell table:style-name="ce6" table:formula="of:=[.J17]-([.J17]/14)+[.G18]" office:value-type="float" office:value="0.835621428571424" calcext:value-type="float">
            <text:p>0.8356</text:p>
          </table:table-cell>
          <table:table-cell table:style-name="ce6" table:formula="of:=[.K17]-([.K17]/14)+[.H18]" office:value-type="float" office:value="4.50825" calcext:value-type="float">
            <text:p>4.5083</text:p>
          </table:table-cell>
          <table:table-cell table:formula="of:=(100*([.J18]/[.I18]))" office:value-type="float" office:value="6.29197807351565" calcext:value-type="float">
            <text:p>6.2920</text:p>
          </table:table-cell>
          <table:table-cell table:formula="of:=(100*([.K18]/[.I18]))" office:value-type="float" office:value="33.9457668030618" calcext:value-type="float">
            <text:p>33.9458</text:p>
          </table:table-cell>
          <table:table-cell table:formula="of:=ABS([.L18]-[.M18])" office:value-type="float" office:value="27.6537887295461" calcext:value-type="float">
            <text:p>27.6538</text:p>
          </table:table-cell>
          <table:table-cell table:formula="of:=[.L18]+[.M18]" office:value-type="float" office:value="40.2377448765774" calcext:value-type="float">
            <text:p>40.2377</text:p>
          </table:table-cell>
          <table:table-cell table:formula="of:=(100*([.N18]/[.O18]))" office:value-type="float" office:value="68.7259905205163" calcext:value-type="float">
            <text:p>68.726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06" calcext:value-type="date">
            <text:p>6 Mar 09</text:p>
          </table:table-cell>
          <table:table-cell table:style-name="ce6" office:value-type="float" office:value="26.5189" calcext:value-type="float">
            <text:p>26.5189</text:p>
          </table:table-cell>
          <table:table-cell office:value-type="float" office:value="25.4307" calcext:value-type="float">
            <text:p>25.4307</text:p>
          </table:table-cell>
          <table:table-cell office:value-type="float" office:value="26.0144" calcext:value-type="float">
            <text:p>26.0144</text:p>
          </table:table-cell>
          <table:table-cell table:style-name="ce7" table:formula="of:=MAX([.C19]-[.D19];ABS([.C19]-[.E18]);ABS([.D19]-[.E18]))" office:value-type="float" office:value="1.0882" calcext:value-type="float">
            <text:p>1.0882</text:p>
          </table:table-cell>
          <table:table-cell table:formula="of:=IF([.C19]-[.C18]&gt;[.D18]-[.D19];MAX([.C19]-[.C18];0);0)" office:value-type="float" office:value="0" calcext:value-type="float">
            <text:p>0.0000</text:p>
          </table:table-cell>
          <table:table-cell table:formula="of:=IF([.D18]-[.D19]&gt;[.C19]-[.C18];MAX([.D18]-[.D19];0);0)" office:value-type="float" office:value="0.702499999999997" calcext:value-type="float">
            <text:p>0.7025</text:p>
          </table:table-cell>
          <table:table-cell table:formula="of:=[.I18]-([.I18]/14)+[.F19]" office:value-type="float" office:value="13.4203183673469" calcext:value-type="float">
            <text:p>13.4203</text:p>
          </table:table-cell>
          <table:table-cell table:style-name="ce6" table:formula="of:=[.J18]-([.J18]/14)+[.G19]" office:value-type="float" office:value="0.775934183673465" calcext:value-type="float">
            <text:p>0.7759</text:p>
          </table:table-cell>
          <table:table-cell table:style-name="ce6" table:formula="of:=[.K18]-([.K18]/14)+[.H19]" office:value-type="float" office:value="4.88873214285714" calcext:value-type="float">
            <text:p>4.8887</text:p>
          </table:table-cell>
          <table:table-cell table:formula="of:=(100*([.J19]/[.I19]))" office:value-type="float" office:value="5.78178670903513" calcext:value-type="float">
            <text:p>5.7818</text:p>
          </table:table-cell>
          <table:table-cell table:formula="of:=(100*([.K19]/[.I19]))" office:value-type="float" office:value="36.4278403018511" calcext:value-type="float">
            <text:p>36.4278</text:p>
          </table:table-cell>
          <table:table-cell table:formula="of:=ABS([.L19]-[.M19])" office:value-type="float" office:value="30.646053592816" calcext:value-type="float">
            <text:p>30.6461</text:p>
          </table:table-cell>
          <table:table-cell table:formula="of:=[.L19]+[.M19]" office:value-type="float" office:value="42.2096270108863" calcext:value-type="float">
            <text:p>42.2096</text:p>
          </table:table-cell>
          <table:table-cell table:formula="of:=(100*([.N19]/[.O19]))" office:value-type="float" office:value="72.6044169613536" calcext:value-type="float">
            <text:p>72.6044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09" calcext:value-type="date">
            <text:p>9 Mar 09</text:p>
          </table:table-cell>
          <table:table-cell table:style-name="ce6" office:value-type="float" office:value="26.5189" calcext:value-type="float">
            <text:p>26.5189</text:p>
          </table:table-cell>
          <table:table-cell office:value-type="float" office:value="25.3518" calcext:value-type="float">
            <text:p>25.3518</text:p>
          </table:table-cell>
          <table:table-cell office:value-type="float" office:value="25.4605" calcext:value-type="float">
            <text:p>25.4605</text:p>
          </table:table-cell>
          <table:table-cell table:style-name="ce7" table:formula="of:=MAX([.C20]-[.D20];ABS([.C20]-[.E19]);ABS([.D20]-[.E19]))" office:value-type="float" office:value="1.1671" calcext:value-type="float">
            <text:p>1.1671</text:p>
          </table:table-cell>
          <table:table-cell table:formula="of:=IF([.C20]-[.C19]&gt;[.D19]-[.D20];MAX([.C20]-[.C19];0);0)" office:value-type="float" office:value="0" calcext:value-type="float">
            <text:p>0.0000</text:p>
          </table:table-cell>
          <table:table-cell table:formula="of:=IF([.D19]-[.D20]&gt;[.C20]-[.C19];MAX([.D19]-[.D20];0);0)" office:value-type="float" office:value="0.0789000000000009" calcext:value-type="float">
            <text:p>0.0789</text:p>
          </table:table-cell>
          <table:table-cell table:formula="of:=[.I19]-([.I19]/14)+[.F20]" office:value-type="float" office:value="13.6288241982507" calcext:value-type="float">
            <text:p>13.6288</text:p>
          </table:table-cell>
          <table:table-cell table:style-name="ce6" table:formula="of:=[.J19]-([.J19]/14)+[.G20]" office:value-type="float" office:value="0.720510313411075" calcext:value-type="float">
            <text:p>0.7205</text:p>
          </table:table-cell>
          <table:table-cell table:style-name="ce6" table:formula="of:=[.K19]-([.K19]/14)+[.H20]" office:value-type="float" office:value="4.61843698979592" calcext:value-type="float">
            <text:p>4.6184</text:p>
          </table:table-cell>
          <table:table-cell table:formula="of:=(100*([.J20]/[.I20]))" office:value-type="float" office:value="5.28666525395164" calcext:value-type="float">
            <text:p>5.2867</text:p>
          </table:table-cell>
          <table:table-cell table:formula="of:=(100*([.K20]/[.I20]))" office:value-type="float" office:value="33.887273932176" calcext:value-type="float">
            <text:p>33.8873</text:p>
          </table:table-cell>
          <table:table-cell table:formula="of:=ABS([.L20]-[.M20])" office:value-type="float" office:value="28.6006086782244" calcext:value-type="float">
            <text:p>28.6006</text:p>
          </table:table-cell>
          <table:table-cell table:formula="of:=[.L20]+[.M20]" office:value-type="float" office:value="39.1739391861277" calcext:value-type="float">
            <text:p>39.1739</text:p>
          </table:table-cell>
          <table:table-cell table:formula="of:=(100*([.N20]/[.O20]))" office:value-type="float" office:value="73.0092742073599" calcext:value-type="float">
            <text:p>73.0093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10" calcext:value-type="date">
            <text:p>10 Mar 09</text:p>
          </table:table-cell>
          <table:table-cell table:style-name="ce6" office:value-type="float" office:value="27.0927" calcext:value-type="float">
            <text:p>27.0927</text:p>
          </table:table-cell>
          <table:table-cell office:value-type="float" office:value="25.876" calcext:value-type="float">
            <text:p>25.8760</text:p>
          </table:table-cell>
          <table:table-cell office:value-type="float" office:value="27.0333" calcext:value-type="float">
            <text:p>27.0333</text:p>
          </table:table-cell>
          <table:table-cell table:style-name="ce7" table:formula="of:=MAX([.C21]-[.D21];ABS([.C21]-[.E20]);ABS([.D21]-[.E20]))" office:value-type="float" office:value="1.6322" calcext:value-type="float">
            <text:p>1.6322</text:p>
          </table:table-cell>
          <table:table-cell table:formula="of:=IF([.C21]-[.C20]&gt;[.D20]-[.D21];MAX([.C21]-[.C20];0);0)" office:value-type="float" office:value="0.573800000000002" calcext:value-type="float">
            <text:p>0.5738</text:p>
          </table:table-cell>
          <table:table-cell table:formula="of:=IF([.D20]-[.D21]&gt;[.C21]-[.C20];MAX([.D20]-[.D21];0);0)" office:value-type="float" office:value="0" calcext:value-type="float">
            <text:p>0.0000</text:p>
          </table:table-cell>
          <table:table-cell table:formula="of:=[.I20]-([.I20]/14)+[.F21]" office:value-type="float" office:value="14.2875367555185" calcext:value-type="float">
            <text:p>14.2875</text:p>
          </table:table-cell>
          <table:table-cell table:style-name="ce6" table:formula="of:=[.J20]-([.J20]/14)+[.G21]" office:value-type="float" office:value="1.24284529102457" calcext:value-type="float">
            <text:p>1.2428</text:p>
          </table:table-cell>
          <table:table-cell table:style-name="ce6" table:formula="of:=[.K20]-([.K20]/14)+[.H21]" office:value-type="float" office:value="4.28854863338192" calcext:value-type="float">
            <text:p>4.2885</text:p>
          </table:table-cell>
          <table:table-cell table:formula="of:=(100*([.J21]/[.I21]))" office:value-type="float" office:value="8.69880730521673" calcext:value-type="float">
            <text:p>8.6988</text:p>
          </table:table-cell>
          <table:table-cell table:formula="of:=(100*([.K21]/[.I21]))" office:value-type="float" office:value="30.016011204489" calcext:value-type="float">
            <text:p>30.0160</text:p>
          </table:table-cell>
          <table:table-cell table:formula="of:=ABS([.L21]-[.M21])" office:value-type="float" office:value="21.3172038992722" calcext:value-type="float">
            <text:p>21.3172</text:p>
          </table:table-cell>
          <table:table-cell table:formula="of:=[.L21]+[.M21]" office:value-type="float" office:value="38.7148185097057" calcext:value-type="float">
            <text:p>38.7148</text:p>
          </table:table-cell>
          <table:table-cell table:formula="of:=(100*([.N21]/[.O21]))" office:value-type="float" office:value="55.0621305222652" calcext:value-type="float">
            <text:p>55.062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11" calcext:value-type="date">
            <text:p>11 Mar 09</text:p>
          </table:table-cell>
          <table:table-cell table:style-name="ce6" office:value-type="float" office:value="27.686" calcext:value-type="float">
            <text:p>27.6860</text:p>
          </table:table-cell>
          <table:table-cell office:value-type="float" office:value="26.964" calcext:value-type="float">
            <text:p>26.9640</text:p>
          </table:table-cell>
          <table:table-cell office:value-type="float" office:value="27.4487" calcext:value-type="float">
            <text:p>27.4487</text:p>
          </table:table-cell>
          <table:table-cell table:style-name="ce7" table:formula="of:=MAX([.C22]-[.D22];ABS([.C22]-[.E21]);ABS([.D22]-[.E21]))" office:value-type="float" office:value="0.722000000000001" calcext:value-type="float">
            <text:p>0.7220</text:p>
          </table:table-cell>
          <table:table-cell table:formula="of:=IF([.C22]-[.C21]&gt;[.D21]-[.D22];MAX([.C22]-[.C21];0);0)" office:value-type="float" office:value="0.593299999999999" calcext:value-type="float">
            <text:p>0.5933</text:p>
          </table:table-cell>
          <table:table-cell table:formula="of:=IF([.D21]-[.D22]&gt;[.C22]-[.C21];MAX([.D21]-[.D22];0);0)" office:value-type="float" office:value="0" calcext:value-type="float">
            <text:p>0.0000</text:p>
          </table:table-cell>
          <table:table-cell table:formula="of:=[.I21]-([.I21]/14)+[.F22]" office:value-type="float" office:value="13.9889984158386" calcext:value-type="float">
            <text:p>13.9890</text:p>
          </table:table-cell>
          <table:table-cell table:style-name="ce6" table:formula="of:=[.J21]-([.J21]/14)+[.G22]" office:value-type="float" office:value="1.74737062737996" calcext:value-type="float">
            <text:p>1.7474</text:p>
          </table:table-cell>
          <table:table-cell table:style-name="ce6" table:formula="of:=[.K21]-([.K21]/14)+[.H22]" office:value-type="float" office:value="3.9822237309975" calcext:value-type="float">
            <text:p>3.9822</text:p>
          </table:table-cell>
          <table:table-cell table:formula="of:=(100*([.J22]/[.I22]))" office:value-type="float" office:value="12.4910345647159" calcext:value-type="float">
            <text:p>12.4910</text:p>
          </table:table-cell>
          <table:table-cell table:formula="of:=(100*([.K22]/[.I22]))" office:value-type="float" office:value="28.4668252338119" calcext:value-type="float">
            <text:p>28.4668</text:p>
          </table:table-cell>
          <table:table-cell table:formula="of:=ABS([.L22]-[.M22])" office:value-type="float" office:value="15.975790669096" calcext:value-type="float">
            <text:p>15.9758</text:p>
          </table:table-cell>
          <table:table-cell table:formula="of:=[.L22]+[.M22]" office:value-type="float" office:value="40.9578597985278" calcext:value-type="float">
            <text:p>40.9579</text:p>
          </table:table-cell>
          <table:table-cell table:formula="of:=(100*([.N22]/[.O22]))" office:value-type="float" office:value="39.0054332616039" calcext:value-type="float">
            <text:p>39.0054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12" calcext:value-type="date">
            <text:p>12 Mar 09</text:p>
          </table:table-cell>
          <table:table-cell table:style-name="ce6" office:value-type="float" office:value="28.4477" calcext:value-type="float">
            <text:p>28.4477</text:p>
          </table:table-cell>
          <table:table-cell office:value-type="float" office:value="27.1421" calcext:value-type="float">
            <text:p>27.1421</text:p>
          </table:table-cell>
          <table:table-cell office:value-type="float" office:value="28.3586" calcext:value-type="float">
            <text:p>28.3586</text:p>
          </table:table-cell>
          <table:table-cell table:style-name="ce7" table:formula="of:=MAX([.C23]-[.D23];ABS([.C23]-[.E22]);ABS([.D23]-[.E22]))" office:value-type="float" office:value="1.3056" calcext:value-type="float">
            <text:p>1.3056</text:p>
          </table:table-cell>
          <table:table-cell table:formula="of:=IF([.C23]-[.C22]&gt;[.D22]-[.D23];MAX([.C23]-[.C22];0);0)" office:value-type="float" office:value="0.761700000000001" calcext:value-type="float">
            <text:p>0.7617</text:p>
          </table:table-cell>
          <table:table-cell table:formula="of:=IF([.D22]-[.D23]&gt;[.C23]-[.C22];MAX([.D22]-[.D23];0);0)" office:value-type="float" office:value="0" calcext:value-type="float">
            <text:p>0.0000</text:p>
          </table:table-cell>
          <table:table-cell table:formula="of:=[.I22]-([.I22]/14)+[.F23]" office:value-type="float" office:value="14.2953842432787" calcext:value-type="float">
            <text:p>14.2954</text:p>
          </table:table-cell>
          <table:table-cell table:style-name="ce6" table:formula="of:=[.J22]-([.J22]/14)+[.G23]" office:value-type="float" office:value="2.38425843970996" calcext:value-type="float">
            <text:p>2.3843</text:p>
          </table:table-cell>
          <table:table-cell table:style-name="ce6" table:formula="of:=[.K22]-([.K22]/14)+[.H23]" office:value-type="float" office:value="3.69777917878339" calcext:value-type="float">
            <text:p>3.6978</text:p>
          </table:table-cell>
          <table:table-cell table:formula="of:=(100*([.J23]/[.I23]))" office:value-type="float" office:value="16.6785194377057" calcext:value-type="float">
            <text:p>16.6785</text:p>
          </table:table-cell>
          <table:table-cell table:formula="of:=(100*([.K23]/[.I23]))" office:value-type="float" office:value="25.8669449932553" calcext:value-type="float">
            <text:p>25.8669</text:p>
          </table:table-cell>
          <table:table-cell table:formula="of:=ABS([.L23]-[.M23])" office:value-type="float" office:value="9.18842555554957" calcext:value-type="float">
            <text:p>9.1884</text:p>
          </table:table-cell>
          <table:table-cell table:formula="of:=[.L23]+[.M23]" office:value-type="float" office:value="42.545464430961" calcext:value-type="float">
            <text:p>42.5455</text:p>
          </table:table-cell>
          <table:table-cell table:formula="of:=(100*([.N23]/[.O23]))" office:value-type="float" office:value="21.5967217150955" calcext:value-type="float">
            <text:p>21.596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13" calcext:value-type="date">
            <text:p>13 Mar 09</text:p>
          </table:table-cell>
          <table:table-cell table:style-name="ce6" office:value-type="float" office:value="28.5267" calcext:value-type="float">
            <text:p>28.5267</text:p>
          </table:table-cell>
          <table:table-cell office:value-type="float" office:value="28.0123" calcext:value-type="float">
            <text:p>28.0123</text:p>
          </table:table-cell>
          <table:table-cell office:value-type="float" office:value="28.4278" calcext:value-type="float">
            <text:p>28.4278</text:p>
          </table:table-cell>
          <table:table-cell table:style-name="ce7" table:formula="of:=MAX([.C24]-[.D24];ABS([.C24]-[.E23]);ABS([.D24]-[.E23]))" office:value-type="float" office:value="0.514400000000002" calcext:value-type="float">
            <text:p>0.5144</text:p>
          </table:table-cell>
          <table:table-cell table:formula="of:=IF([.C24]-[.C23]&gt;[.D23]-[.D24];MAX([.C24]-[.C23];0);0)" office:value-type="float" office:value="0.0790000000000006" calcext:value-type="float">
            <text:p>0.0790</text:p>
          </table:table-cell>
          <table:table-cell table:formula="of:=IF([.D23]-[.D24]&gt;[.C24]-[.C23];MAX([.D23]-[.D24];0);0)" office:value-type="float" office:value="0" calcext:value-type="float">
            <text:p>0.0000</text:p>
          </table:table-cell>
          <table:table-cell table:formula="of:=[.I23]-([.I23]/14)+[.F24]" office:value-type="float" office:value="13.7886853687588" calcext:value-type="float">
            <text:p>13.7887</text:p>
          </table:table-cell>
          <table:table-cell table:style-name="ce6" table:formula="of:=[.J23]-([.J23]/14)+[.G24]" office:value-type="float" office:value="2.29295426544497" calcext:value-type="float">
            <text:p>2.2930</text:p>
          </table:table-cell>
          <table:table-cell table:style-name="ce6" table:formula="of:=[.K23]-([.K23]/14)+[.H24]" office:value-type="float" office:value="3.43365209458458" calcext:value-type="float">
            <text:p>3.4337</text:p>
          </table:table-cell>
          <table:table-cell table:formula="of:=(100*([.J24]/[.I24]))" office:value-type="float" office:value="16.6292449506473" calcext:value-type="float">
            <text:p>16.6292</text:p>
          </table:table-cell>
          <table:table-cell table:formula="of:=(100*([.K24]/[.I24]))" office:value-type="float" office:value="24.9019540496895" calcext:value-type="float">
            <text:p>24.9020</text:p>
          </table:table-cell>
          <table:table-cell table:formula="of:=ABS([.L24]-[.M24])" office:value-type="float" office:value="8.27270909904221" calcext:value-type="float">
            <text:p>8.2727</text:p>
          </table:table-cell>
          <table:table-cell table:formula="of:=[.L24]+[.M24]" office:value-type="float" office:value="41.5311990003367" calcext:value-type="float">
            <text:p>41.5312</text:p>
          </table:table-cell>
          <table:table-cell table:formula="of:=(100*([.N24]/[.O24]))" office:value-type="float" office:value="19.9192638261542" calcext:value-type="float">
            <text:p>19.9193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16" calcext:value-type="date">
            <text:p>16 Mar 09</text:p>
          </table:table-cell>
          <table:table-cell table:style-name="ce6" office:value-type="float" office:value="28.6654" calcext:value-type="float">
            <text:p>28.6654</text:p>
          </table:table-cell>
          <table:table-cell office:value-type="float" office:value="27.884" calcext:value-type="float">
            <text:p>27.8840</text:p>
          </table:table-cell>
          <table:table-cell office:value-type="float" office:value="27.953" calcext:value-type="float">
            <text:p>27.9530</text:p>
          </table:table-cell>
          <table:table-cell table:style-name="ce7" table:formula="of:=MAX([.C25]-[.D25];ABS([.C25]-[.E24]);ABS([.D25]-[.E24]))" office:value-type="float" office:value="0.781400000000001" calcext:value-type="float">
            <text:p>0.7814</text:p>
          </table:table-cell>
          <table:table-cell table:formula="of:=IF([.C25]-[.C24]&gt;[.D24]-[.D25];MAX([.C25]-[.C24];0);0)" office:value-type="float" office:value="0.1387" calcext:value-type="float">
            <text:p>0.1387</text:p>
          </table:table-cell>
          <table:table-cell table:formula="of:=IF([.D24]-[.D25]&gt;[.C25]-[.C24];MAX([.D24]-[.D25];0);0)" office:value-type="float" office:value="0" calcext:value-type="float">
            <text:p>0.0000</text:p>
          </table:table-cell>
          <table:table-cell table:formula="of:=[.I24]-([.I24]/14)+[.F25]" office:value-type="float" office:value="13.5851792709903" calcext:value-type="float">
            <text:p>13.5852</text:p>
          </table:table-cell>
          <table:table-cell table:style-name="ce6" table:formula="of:=[.J24]-([.J24]/14)+[.G25]" office:value-type="float" office:value="2.26787181791318" calcext:value-type="float">
            <text:p>2.2679</text:p>
          </table:table-cell>
          <table:table-cell table:style-name="ce6" table:formula="of:=[.K24]-([.K24]/14)+[.H25]" office:value-type="float" office:value="3.18839123068568" calcext:value-type="float">
            <text:p>3.1884</text:p>
          </table:table-cell>
          <table:table-cell table:formula="of:=(100*([.J25]/[.I25]))" office:value-type="float" office:value="16.6937202128497" calcext:value-type="float">
            <text:p>16.6937</text:p>
          </table:table-cell>
          <table:table-cell table:formula="of:=(100*([.K25]/[.I25]))" office:value-type="float" office:value="23.4696294180978" calcext:value-type="float">
            <text:p>23.4696</text:p>
          </table:table-cell>
          <table:table-cell table:formula="of:=ABS([.L25]-[.M25])" office:value-type="float" office:value="6.77590920524814" calcext:value-type="float">
            <text:p>6.7759</text:p>
          </table:table-cell>
          <table:table-cell table:formula="of:=[.L25]+[.M25]" office:value-type="float" office:value="40.1633496309476" calcext:value-type="float">
            <text:p>40.1633</text:p>
          </table:table-cell>
          <table:table-cell table:formula="of:=(100*([.N25]/[.O25]))" office:value-type="float" office:value="16.8708767259467" calcext:value-type="float">
            <text:p>16.870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17" calcext:value-type="date">
            <text:p>17 Mar 09</text:p>
          </table:table-cell>
          <table:table-cell table:style-name="ce6" office:value-type="float" office:value="29.0116" calcext:value-type="float">
            <text:p>29.0116</text:p>
          </table:table-cell>
          <table:table-cell office:value-type="float" office:value="27.9928" calcext:value-type="float">
            <text:p>27.9928</text:p>
          </table:table-cell>
          <table:table-cell office:value-type="float" office:value="29.0116" calcext:value-type="float">
            <text:p>29.0116</text:p>
          </table:table-cell>
          <table:table-cell table:style-name="ce7" table:formula="of:=MAX([.C26]-[.D26];ABS([.C26]-[.E25]);ABS([.D26]-[.E25]))" office:value-type="float" office:value="1.0586" calcext:value-type="float">
            <text:p>1.0586</text:p>
          </table:table-cell>
          <table:table-cell table:formula="of:=IF([.C26]-[.C25]&gt;[.D25]-[.D26];MAX([.C26]-[.C25];0);0)" office:value-type="float" office:value="0.3462" calcext:value-type="float">
            <text:p>0.3462</text:p>
          </table:table-cell>
          <table:table-cell table:formula="of:=IF([.D25]-[.D26]&gt;[.C26]-[.C25];MAX([.D25]-[.D26];0);0)" office:value-type="float" office:value="0" calcext:value-type="float">
            <text:p>0.0000</text:p>
          </table:table-cell>
          <table:table-cell table:formula="of:=[.I25]-([.I25]/14)+[.F26]" office:value-type="float" office:value="13.6734093230625" calcext:value-type="float">
            <text:p>13.6734</text:p>
          </table:table-cell>
          <table:table-cell table:style-name="ce6" table:formula="of:=[.J25]-([.J25]/14)+[.G26]" office:value-type="float" office:value="2.45208097377653" calcext:value-type="float">
            <text:p>2.4521</text:p>
          </table:table-cell>
          <table:table-cell table:style-name="ce6" table:formula="of:=[.K25]-([.K25]/14)+[.H26]" office:value-type="float" office:value="2.96064899992242" calcext:value-type="float">
            <text:p>2.9606</text:p>
          </table:table-cell>
          <table:table-cell table:formula="of:=(100*([.J26]/[.I26]))" office:value-type="float" office:value="17.9332082865441" calcext:value-type="float">
            <text:p>17.9332</text:p>
          </table:table-cell>
          <table:table-cell table:formula="of:=(100*([.K26]/[.I26]))" office:value-type="float" office:value="21.6526027267303" calcext:value-type="float">
            <text:p>21.6526</text:p>
          </table:table-cell>
          <table:table-cell table:formula="of:=ABS([.L26]-[.M26])" office:value-type="float" office:value="3.71939444018623" calcext:value-type="float">
            <text:p>3.7194</text:p>
          </table:table-cell>
          <table:table-cell table:formula="of:=[.L26]+[.M26]" office:value-type="float" office:value="39.5858110132743" calcext:value-type="float">
            <text:p>39.5858</text:p>
          </table:table-cell>
          <table:table-cell table:formula="of:=(100*([.N26]/[.O26]))" office:value-type="float" office:value="9.3957767820874" calcext:value-type="float">
            <text:p>9.3958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18" calcext:value-type="date">
            <text:p>18 Mar 09</text:p>
          </table:table-cell>
          <table:table-cell table:style-name="ce6" office:value-type="float" office:value="29.872" calcext:value-type="float">
            <text:p>29.8720</text:p>
          </table:table-cell>
          <table:table-cell office:value-type="float" office:value="28.7643" calcext:value-type="float">
            <text:p>28.7643</text:p>
          </table:table-cell>
          <table:table-cell office:value-type="float" office:value="29.3776" calcext:value-type="float">
            <text:p>29.3776</text:p>
          </table:table-cell>
          <table:table-cell table:style-name="ce7" table:formula="of:=MAX([.C27]-[.D27];ABS([.C27]-[.E26]);ABS([.D27]-[.E26]))" office:value-type="float" office:value="1.1077" calcext:value-type="float">
            <text:p>1.1077</text:p>
          </table:table-cell>
          <table:table-cell table:formula="of:=IF([.C27]-[.C26]&gt;[.D26]-[.D27];MAX([.C27]-[.C26];0);0)" office:value-type="float" office:value="0.860399999999999" calcext:value-type="float">
            <text:p>0.8604</text:p>
          </table:table-cell>
          <table:table-cell table:formula="of:=IF([.D26]-[.D27]&gt;[.C27]-[.C26];MAX([.D26]-[.D27];0);0)" office:value-type="float" office:value="0" calcext:value-type="float">
            <text:p>0.0000</text:p>
          </table:table-cell>
          <table:table-cell table:formula="of:=[.I26]-([.I26]/14)+[.F27]" office:value-type="float" office:value="13.804437228558" calcext:value-type="float">
            <text:p>13.8044</text:p>
          </table:table-cell>
          <table:table-cell table:style-name="ce6" table:formula="of:=[.J26]-([.J26]/14)+[.G27]" office:value-type="float" office:value="3.13733233279249" calcext:value-type="float">
            <text:p>3.1373</text:p>
          </table:table-cell>
          <table:table-cell table:style-name="ce6" table:formula="of:=[.K26]-([.K26]/14)+[.H27]" office:value-type="float" office:value="2.74917407135653" calcext:value-type="float">
            <text:p>2.7492</text:p>
          </table:table-cell>
          <table:table-cell table:formula="of:=(100*([.J27]/[.I27]))" office:value-type="float" office:value="22.7269846705675" calcext:value-type="float">
            <text:p>22.7270</text:p>
          </table:table-cell>
          <table:table-cell table:formula="of:=(100*([.K27]/[.I27]))" office:value-type="float" office:value="19.9151477589334" calcext:value-type="float">
            <text:p>19.9151</text:p>
          </table:table-cell>
          <table:table-cell table:formula="of:=ABS([.L27]-[.M27])" office:value-type="float" office:value="2.81183691163412" calcext:value-type="float">
            <text:p>2.8118</text:p>
          </table:table-cell>
          <table:table-cell table:formula="of:=[.L27]+[.M27]" office:value-type="float" office:value="42.6421324295008" calcext:value-type="float">
            <text:p>42.6421</text:p>
          </table:table-cell>
          <table:table-cell table:formula="of:=(100*([.N27]/[.O27]))" office:value-type="float" office:value="6.59403447114861" calcext:value-type="float">
            <text:p>6.594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19" calcext:value-type="date">
            <text:p>19 Mar 09</text:p>
          </table:table-cell>
          <table:table-cell table:style-name="ce6" office:value-type="float" office:value="29.8028" calcext:value-type="float">
            <text:p>29.8028</text:p>
          </table:table-cell>
          <table:table-cell office:value-type="float" office:value="29.1402" calcext:value-type="float">
            <text:p>29.1402</text:p>
          </table:table-cell>
          <table:table-cell office:value-type="float" office:value="29.3576" calcext:value-type="float">
            <text:p>29.3576</text:p>
          </table:table-cell>
          <table:table-cell table:style-name="ce7" table:formula="of:=MAX([.C28]-[.D28];ABS([.C28]-[.E27]);ABS([.D28]-[.E27]))" office:value-type="float" office:value="0.662600000000001" calcext:value-type="float">
            <text:p>0.6626</text:p>
          </table:table-cell>
          <table:table-cell table:formula="of:=IF([.C28]-[.C27]&gt;[.D27]-[.D28];MAX([.C28]-[.C27];0);0)" office:value-type="float" office:value="0" calcext:value-type="float">
            <text:p>0.0000</text:p>
          </table:table-cell>
          <table:table-cell table:formula="of:=IF([.D27]-[.D28]&gt;[.C28]-[.C27];MAX([.D27]-[.D28];0);0)" office:value-type="float" office:value="0" calcext:value-type="float">
            <text:p>0.0000</text:p>
          </table:table-cell>
          <table:table-cell table:formula="of:=[.I27]-([.I27]/14)+[.F28]" office:value-type="float" office:value="13.4810059979467" calcext:value-type="float">
            <text:p>13.4810</text:p>
          </table:table-cell>
          <table:table-cell table:style-name="ce6" table:formula="of:=[.J27]-([.J27]/14)+[.G28]" office:value-type="float" office:value="2.91323716616445" calcext:value-type="float">
            <text:p>2.9132</text:p>
          </table:table-cell>
          <table:table-cell table:style-name="ce6" table:formula="of:=[.K27]-([.K27]/14)+[.H28]" office:value-type="float" office:value="2.55280449483106" calcext:value-type="float">
            <text:p>2.5528</text:p>
          </table:table-cell>
          <table:table-cell table:formula="of:=(100*([.J28]/[.I28]))" office:value-type="float" office:value="21.6099389512041" calcext:value-type="float">
            <text:p>21.6099</text:p>
          </table:table-cell>
          <table:table-cell table:formula="of:=(100*([.K28]/[.I28]))" office:value-type="float" office:value="18.9363056082007" calcext:value-type="float">
            <text:p>18.9363</text:p>
          </table:table-cell>
          <table:table-cell table:formula="of:=ABS([.L28]-[.M28])" office:value-type="float" office:value="2.67363334300338" calcext:value-type="float">
            <text:p>2.6736</text:p>
          </table:table-cell>
          <table:table-cell table:formula="of:=[.L28]+[.M28]" office:value-type="float" office:value="40.5462445594049" calcext:value-type="float">
            <text:p>40.5462</text:p>
          </table:table-cell>
          <table:table-cell table:formula="of:=(100*([.N28]/[.O28]))" office:value-type="float" office:value="6.59403447114863" calcext:value-type="float">
            <text:p>6.594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20" calcext:value-type="date">
            <text:p>20 Mar 09</text:p>
          </table:table-cell>
          <table:table-cell table:style-name="ce6" office:value-type="float" office:value="29.7529" calcext:value-type="float">
            <text:p>29.7529</text:p>
          </table:table-cell>
          <table:table-cell office:value-type="float" office:value="28.7127" calcext:value-type="float">
            <text:p>28.7127</text:p>
          </table:table-cell>
          <table:table-cell office:value-type="float" office:value="28.9107" calcext:value-type="float">
            <text:p>28.9107</text:p>
          </table:table-cell>
          <table:table-cell table:style-name="ce7" table:formula="of:=MAX([.C29]-[.D29];ABS([.C29]-[.E28]);ABS([.D29]-[.E28]))" office:value-type="float" office:value="1.0402" calcext:value-type="float">
            <text:p>1.0402</text:p>
          </table:table-cell>
          <table:table-cell table:formula="of:=IF([.C29]-[.C28]&gt;[.D28]-[.D29];MAX([.C29]-[.C28];0);0)" office:value-type="float" office:value="0" calcext:value-type="float">
            <text:p>0.0000</text:p>
          </table:table-cell>
          <table:table-cell table:formula="of:=IF([.D28]-[.D29]&gt;[.C29]-[.C28];MAX([.D28]-[.D29];0);0)" office:value-type="float" office:value="0.427499999999998" calcext:value-type="float">
            <text:p>0.4275</text:p>
          </table:table-cell>
          <table:table-cell table:formula="of:=[.I28]-([.I28]/14)+[.F29]" office:value-type="float" office:value="13.5582769980934" calcext:value-type="float">
            <text:p>13.5583</text:p>
          </table:table-cell>
          <table:table-cell table:style-name="ce6" table:formula="of:=[.J28]-([.J28]/14)+[.G29]" office:value-type="float" office:value="2.70514879715271" calcext:value-type="float">
            <text:p>2.7051</text:p>
          </table:table-cell>
          <table:table-cell table:style-name="ce6" table:formula="of:=[.K28]-([.K28]/14)+[.H29]" office:value-type="float" office:value="2.79796131662884" calcext:value-type="float">
            <text:p>2.7980</text:p>
          </table:table-cell>
          <table:table-cell table:formula="of:=(100*([.J29]/[.I29]))" office:value-type="float" office:value="19.9520101081658" calcext:value-type="float">
            <text:p>19.9520</text:p>
          </table:table-cell>
          <table:table-cell table:formula="of:=(100*([.K29]/[.I29]))" office:value-type="float" office:value="20.6365551981443" calcext:value-type="float">
            <text:p>20.6366</text:p>
          </table:table-cell>
          <table:table-cell table:formula="of:=ABS([.L29]-[.M29])" office:value-type="float" office:value="0.684545089978538" calcext:value-type="float">
            <text:p>0.6845</text:p>
          </table:table-cell>
          <table:table-cell table:formula="of:=[.L29]+[.M29]" office:value-type="float" office:value="40.5885653063101" calcext:value-type="float">
            <text:p>40.5886</text:p>
          </table:table-cell>
          <table:table-cell table:formula="of:=(100*([.N29]/[.O29]))" office:value-type="float" office:value="1.68654665374959" calcext:value-type="float">
            <text:p>1.6865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date" office:date-value="2009-03-23" calcext:value-type="date">
            <text:p>23 Mar 09</text:p>
          </table:table-cell>
          <table:table-cell table:style-name="ce6" office:value-type="float" office:value="30.6546" calcext:value-type="float">
            <text:p>30.6546</text:p>
          </table:table-cell>
          <table:table-cell office:value-type="float" office:value="28.929" calcext:value-type="float">
            <text:p>28.9290</text:p>
          </table:table-cell>
          <table:table-cell office:value-type="float" office:value="30.6149" calcext:value-type="float">
            <text:p>30.6149</text:p>
          </table:table-cell>
          <table:table-cell table:style-name="ce7" table:formula="of:=MAX([.C30]-[.D30];ABS([.C30]-[.E29]);ABS([.D30]-[.E29]))" office:value-type="float" office:value="1.7439" calcext:value-type="float">
            <text:p>1.7439</text:p>
          </table:table-cell>
          <table:table-cell table:formula="of:=IF([.C30]-[.C29]&gt;[.D29]-[.D30];MAX([.C30]-[.C29];0);0)" office:value-type="float" office:value="0.901699999999998" calcext:value-type="float">
            <text:p>0.9017</text:p>
          </table:table-cell>
          <table:table-cell table:formula="of:=IF([.D29]-[.D30]&gt;[.C30]-[.C29];MAX([.D29]-[.D30];0);0)" office:value-type="float" office:value="0" calcext:value-type="float">
            <text:p>0.0000</text:p>
          </table:table-cell>
          <table:table-cell table:formula="of:=[.I29]-([.I29]/14)+[.F30]" office:value-type="float" office:value="14.3337286410867" calcext:value-type="float">
            <text:p>14.3337</text:p>
          </table:table-cell>
          <table:table-cell table:style-name="ce6" table:formula="of:=[.J29]-([.J29]/14)+[.G30]" office:value-type="float" office:value="3.41362388307037" calcext:value-type="float">
            <text:p>3.4136</text:p>
          </table:table-cell>
          <table:table-cell table:style-name="ce6" table:formula="of:=[.K29]-([.K29]/14)+[.H30]" office:value-type="float" office:value="2.59810693686964" calcext:value-type="float">
            <text:p>2.5981</text:p>
          </table:table-cell>
          <table:table-cell table:formula="of:=(100*([.J30]/[.I30]))" office:value-type="float" office:value="23.8153237622026" calcext:value-type="float">
            <text:p>23.8153</text:p>
          </table:table-cell>
          <table:table-cell table:formula="of:=(100*([.K30]/[.I30]))" office:value-type="float" office:value="18.1258275632646" calcext:value-type="float">
            <text:p>18.1258</text:p>
          </table:table-cell>
          <table:table-cell table:formula="of:=ABS([.L30]-[.M30])" office:value-type="float" office:value="5.68949619893808" calcext:value-type="float">
            <text:p>5.6895</text:p>
          </table:table-cell>
          <table:table-cell table:formula="of:=[.L30]+[.M30]" office:value-type="float" office:value="41.9411513254672" calcext:value-type="float">
            <text:p>41.9412</text:p>
          </table:table-cell>
          <table:table-cell table:formula="of:=(100*([.N30]/[.O30]))" office:value-type="float" office:value="13.5654268400671" calcext:value-type="float">
            <text:p>13.5654</text:p>
          </table:table-cell>
          <table:table-cell table:formula="of:=AVERAGE([.P17:.P30])" office:value-type="float" office:value="33.583346060761" calcext:value-type="float">
            <text:p>33.583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3-24" calcext:value-type="date">
            <text:p>24 Mar 09</text:p>
          </table:table-cell>
          <table:table-cell table:style-name="ce6" office:value-type="float" office:value="30.5951" calcext:value-type="float">
            <text:p>30.5951</text:p>
          </table:table-cell>
          <table:table-cell office:value-type="float" office:value="30.0304" calcext:value-type="float">
            <text:p>30.0304</text:p>
          </table:table-cell>
          <table:table-cell office:value-type="float" office:value="30.0502" calcext:value-type="float">
            <text:p>30.0502</text:p>
          </table:table-cell>
          <table:table-cell table:style-name="ce7" table:formula="of:=MAX([.C31]-[.D31];ABS([.C31]-[.E30]);ABS([.D31]-[.E30]))" office:value-type="float" office:value="0.584499999999998" calcext:value-type="float">
            <text:p>0.5845</text:p>
          </table:table-cell>
          <table:table-cell table:formula="of:=IF([.C31]-[.C30]&gt;[.D30]-[.D31];MAX([.C31]-[.C30];0);0)" office:value-type="float" office:value="0" calcext:value-type="float">
            <text:p>0.0000</text:p>
          </table:table-cell>
          <table:table-cell table:formula="of:=IF([.D30]-[.D31]&gt;[.C31]-[.C30];MAX([.D30]-[.D31];0);0)" office:value-type="float" office:value="0" calcext:value-type="float">
            <text:p>0.0000</text:p>
          </table:table-cell>
          <table:table-cell table:formula="of:=[.I30]-([.I30]/14)+[.F31]" office:value-type="float" office:value="13.8943908810091" calcext:value-type="float">
            <text:p>13.8944</text:p>
          </table:table-cell>
          <table:table-cell table:style-name="ce6" table:formula="of:=[.J30]-([.J30]/14)+[.G31]" office:value-type="float" office:value="3.1697936057082" calcext:value-type="float">
            <text:p>3.1698</text:p>
          </table:table-cell>
          <table:table-cell table:style-name="ce6" table:formula="of:=[.K30]-([.K30]/14)+[.H31]" office:value-type="float" office:value="2.41252786995038" calcext:value-type="float">
            <text:p>2.4125</text:p>
          </table:table-cell>
          <table:table-cell table:formula="of:=(100*([.J31]/[.I31]))" office:value-type="float" office:value="22.8134765521869" calcext:value-type="float">
            <text:p>22.8135</text:p>
          </table:table-cell>
          <table:table-cell table:formula="of:=(100*([.K31]/[.I31]))" office:value-type="float" office:value="17.3633222975455" calcext:value-type="float">
            <text:p>17.3633</text:p>
          </table:table-cell>
          <table:table-cell table:formula="of:=ABS([.L31]-[.M31])" office:value-type="float" office:value="5.45015425464136" calcext:value-type="float">
            <text:p>5.4502</text:p>
          </table:table-cell>
          <table:table-cell table:formula="of:=[.L31]+[.M31]" office:value-type="float" office:value="40.1767988497324" calcext:value-type="float">
            <text:p>40.1768</text:p>
          </table:table-cell>
          <table:table-cell table:formula="of:=(100*([.N31]/[.O31]))" office:value-type="float" office:value="13.5654268400671" calcext:value-type="float">
            <text:p>13.5654</text:p>
          </table:table-cell>
          <table:table-cell table:formula="of:=(([.Q30]*13)+[.P31])/14" office:value-type="float" office:value="32.1534946878543" calcext:value-type="float">
            <text:p>32.153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3-25" calcext:value-type="date">
            <text:p>25 Mar 09</text:p>
          </table:table-cell>
          <table:table-cell table:style-name="ce6" office:value-type="float" office:value="30.7635" calcext:value-type="float">
            <text:p>30.7635</text:p>
          </table:table-cell>
          <table:table-cell office:value-type="float" office:value="29.3863" calcext:value-type="float">
            <text:p>29.3863</text:p>
          </table:table-cell>
          <table:table-cell office:value-type="float" office:value="30.189" calcext:value-type="float">
            <text:p>30.1890</text:p>
          </table:table-cell>
          <table:table-cell table:style-name="ce7" table:formula="of:=MAX([.C32]-[.D32];ABS([.C32]-[.E31]);ABS([.D32]-[.E31]))" office:value-type="float" office:value="1.3772" calcext:value-type="float">
            <text:p>1.3772</text:p>
          </table:table-cell>
          <table:table-cell table:formula="of:=IF([.C32]-[.C31]&gt;[.D31]-[.D32];MAX([.C32]-[.C31];0);0)" office:value-type="float" office:value="0" calcext:value-type="float">
            <text:p>0.0000</text:p>
          </table:table-cell>
          <table:table-cell table:formula="of:=IF([.D31]-[.D32]&gt;[.C32]-[.C31];MAX([.D31]-[.D32];0);0)" office:value-type="float" office:value="0.644100000000002" calcext:value-type="float">
            <text:p>0.6441</text:p>
          </table:table-cell>
          <table:table-cell table:formula="of:=[.I31]-([.I31]/14)+[.F32]" office:value-type="float" office:value="14.2791343895084" calcext:value-type="float">
            <text:p>14.2791</text:p>
          </table:table-cell>
          <table:table-cell table:style-name="ce6" table:formula="of:=[.J31]-([.J31]/14)+[.G32]" office:value-type="float" office:value="2.94337977672904" calcext:value-type="float">
            <text:p>2.9434</text:p>
          </table:table-cell>
          <table:table-cell table:style-name="ce6" table:formula="of:=[.K31]-([.K31]/14)+[.H32]" office:value-type="float" office:value="2.88430445066821" calcext:value-type="float">
            <text:p>2.8843</text:p>
          </table:table-cell>
          <table:table-cell table:formula="of:=(100*([.J32]/[.I32]))" office:value-type="float" office:value="20.6131527054727" calcext:value-type="float">
            <text:p>20.6132</text:p>
          </table:table-cell>
          <table:table-cell table:formula="of:=(100*([.K32]/[.I32]))" office:value-type="float" office:value="20.1994348676167" calcext:value-type="float">
            <text:p>20.1994</text:p>
          </table:table-cell>
          <table:table-cell table:formula="of:=ABS([.L32]-[.M32])" office:value-type="float" office:value="0.413717837856016" calcext:value-type="float">
            <text:p>0.4137</text:p>
          </table:table-cell>
          <table:table-cell table:formula="of:=[.L32]+[.M32]" office:value-type="float" office:value="40.8125875730894" calcext:value-type="float">
            <text:p>40.8126</text:p>
          </table:table-cell>
          <table:table-cell table:formula="of:=(100*([.N32]/[.O32]))" office:value-type="float" office:value="1.01370156233076" calcext:value-type="float">
            <text:p>1.0137</text:p>
          </table:table-cell>
          <table:table-cell table:formula="of:=(([.Q31]*13)+[.P32])/14" office:value-type="float" office:value="29.9292237503169" calcext:value-type="float">
            <text:p>29.929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3-26" calcext:value-type="date">
            <text:p>26 Mar 09</text:p>
          </table:table-cell>
          <table:table-cell table:style-name="ce6" office:value-type="float" office:value="31.1698" calcext:value-type="float">
            <text:p>31.1698</text:p>
          </table:table-cell>
          <table:table-cell office:value-type="float" office:value="30.1365" calcext:value-type="float">
            <text:p>30.1365</text:p>
          </table:table-cell>
          <table:table-cell office:value-type="float" office:value="31.1202" calcext:value-type="float">
            <text:p>31.1202</text:p>
          </table:table-cell>
          <table:table-cell table:style-name="ce7" table:formula="of:=MAX([.C33]-[.D33];ABS([.C33]-[.E32]);ABS([.D33]-[.E32]))" office:value-type="float" office:value="1.0333" calcext:value-type="float">
            <text:p>1.0333</text:p>
          </table:table-cell>
          <table:table-cell table:formula="of:=IF([.C33]-[.C32]&gt;[.D32]-[.D33];MAX([.C33]-[.C32];0);0)" office:value-type="float" office:value="0.406299999999998" calcext:value-type="float">
            <text:p>0.4063</text:p>
          </table:table-cell>
          <table:table-cell table:formula="of:=IF([.D32]-[.D33]&gt;[.C33]-[.C32];MAX([.D32]-[.D33];0);0)" office:value-type="float" office:value="0" calcext:value-type="float">
            <text:p>0.0000</text:p>
          </table:table-cell>
          <table:table-cell table:formula="of:=[.I32]-([.I32]/14)+[.F33]" office:value-type="float" office:value="14.2924962188293" calcext:value-type="float">
            <text:p>14.2925</text:p>
          </table:table-cell>
          <table:table-cell table:style-name="ce6" table:formula="of:=[.J32]-([.J32]/14)+[.G33]" office:value-type="float" office:value="3.13943836410554" calcext:value-type="float">
            <text:p>3.1394</text:p>
          </table:table-cell>
          <table:table-cell table:style-name="ce6" table:formula="of:=[.K32]-([.K32]/14)+[.H33]" office:value-type="float" office:value="2.67828270419191" calcext:value-type="float">
            <text:p>2.6783</text:p>
          </table:table-cell>
          <table:table-cell table:formula="of:=(100*([.J33]/[.I33]))" office:value-type="float" office:value="21.9656406833228" calcext:value-type="float">
            <text:p>21.9656</text:p>
          </table:table-cell>
          <table:table-cell table:formula="of:=(100*([.K33]/[.I33]))" office:value-type="float" office:value="18.7390828248986" calcext:value-type="float">
            <text:p>18.7391</text:p>
          </table:table-cell>
          <table:table-cell table:formula="of:=ABS([.L33]-[.M33])" office:value-type="float" office:value="3.22655785842426" calcext:value-type="float">
            <text:p>3.2266</text:p>
          </table:table-cell>
          <table:table-cell table:formula="of:=[.L33]+[.M33]" office:value-type="float" office:value="40.7047235082214" calcext:value-type="float">
            <text:p>40.7047</text:p>
          </table:table-cell>
          <table:table-cell table:formula="of:=(100*([.N33]/[.O33]))" office:value-type="float" office:value="7.92674063434572" calcext:value-type="float">
            <text:p>7.9267</text:p>
          </table:table-cell>
          <table:table-cell table:formula="of:=(([.Q32]*13)+[.P33])/14" office:value-type="float" office:value="28.3576178134618" calcext:value-type="float">
            <text:p>28.357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3-27" calcext:value-type="date">
            <text:p>27 Mar 09</text:p>
          </table:table-cell>
          <table:table-cell table:style-name="ce6" office:value-type="float" office:value="30.8923" calcext:value-type="float">
            <text:p>30.8923</text:p>
          </table:table-cell>
          <table:table-cell office:value-type="float" office:value="30.4267" calcext:value-type="float">
            <text:p>30.4267</text:p>
          </table:table-cell>
          <table:table-cell office:value-type="float" office:value="30.5356" calcext:value-type="float">
            <text:p>30.5356</text:p>
          </table:table-cell>
          <table:table-cell table:style-name="ce7" table:formula="of:=MAX([.C34]-[.D34];ABS([.C34]-[.E33]);ABS([.D34]-[.E33]))" office:value-type="float" office:value="0.6935" calcext:value-type="float">
            <text:p>0.6935</text:p>
          </table:table-cell>
          <table:table-cell table:formula="of:=IF([.C34]-[.C33]&gt;[.D33]-[.D34];MAX([.C34]-[.C33];0);0)" office:value-type="float" office:value="0" calcext:value-type="float">
            <text:p>0.0000</text:p>
          </table:table-cell>
          <table:table-cell table:formula="of:=IF([.D33]-[.D34]&gt;[.C34]-[.C33];MAX([.D33]-[.D34];0);0)" office:value-type="float" office:value="0" calcext:value-type="float">
            <text:p>0.0000</text:p>
          </table:table-cell>
          <table:table-cell table:formula="of:=[.I33]-([.I33]/14)+[.F34]" office:value-type="float" office:value="13.96510363177" calcext:value-type="float">
            <text:p>13.9651</text:p>
          </table:table-cell>
          <table:table-cell table:style-name="ce6" table:formula="of:=[.J33]-([.J33]/14)+[.G34]" office:value-type="float" office:value="2.91519276666943" calcext:value-type="float">
            <text:p>2.9152</text:p>
          </table:table-cell>
          <table:table-cell table:style-name="ce6" table:formula="of:=[.K33]-([.K33]/14)+[.H34]" office:value-type="float" office:value="2.48697679674963" calcext:value-type="float">
            <text:p>2.4870</text:p>
          </table:table-cell>
          <table:table-cell table:formula="of:=(100*([.J34]/[.I34]))" office:value-type="float" office:value="20.874838050163" calcext:value-type="float">
            <text:p>20.8748</text:p>
          </table:table-cell>
          <table:table-cell table:formula="of:=(100*([.K34]/[.I34]))" office:value-type="float" office:value="17.8085094269681" calcext:value-type="float">
            <text:p>17.8085</text:p>
          </table:table-cell>
          <table:table-cell table:formula="of:=ABS([.L34]-[.M34])" office:value-type="float" office:value="3.0663286231949" calcext:value-type="float">
            <text:p>3.0663</text:p>
          </table:table-cell>
          <table:table-cell table:formula="of:=[.L34]+[.M34]" office:value-type="float" office:value="38.6833474771311" calcext:value-type="float">
            <text:p>38.6833</text:p>
          </table:table-cell>
          <table:table-cell table:formula="of:=(100*([.N34]/[.O34]))" office:value-type="float" office:value="7.92674063434572" calcext:value-type="float">
            <text:p>7.9267</text:p>
          </table:table-cell>
          <table:table-cell table:formula="of:=(([.Q33]*13)+[.P34])/14" office:value-type="float" office:value="26.8982694435249" calcext:value-type="float">
            <text:p>26.898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3-30" calcext:value-type="date">
            <text:p>30 Mar 09</text:p>
          </table:table-cell>
          <table:table-cell table:style-name="ce6" office:value-type="float" office:value="30.0402" calcext:value-type="float">
            <text:p>30.0402</text:p>
          </table:table-cell>
          <table:table-cell office:value-type="float" office:value="29.3467" calcext:value-type="float">
            <text:p>29.3467</text:p>
          </table:table-cell>
          <table:table-cell office:value-type="float" office:value="29.7827" calcext:value-type="float">
            <text:p>29.7827</text:p>
          </table:table-cell>
          <table:table-cell table:style-name="ce7" table:formula="of:=MAX([.C35]-[.D35];ABS([.C35]-[.E34]);ABS([.D35]-[.E34]))" office:value-type="float" office:value="1.1889" calcext:value-type="float">
            <text:p>1.1889</text:p>
          </table:table-cell>
          <table:table-cell table:formula="of:=IF([.C35]-[.C34]&gt;[.D34]-[.D35];MAX([.C35]-[.C34];0);0)" office:value-type="float" office:value="0" calcext:value-type="float">
            <text:p>0.0000</text:p>
          </table:table-cell>
          <table:table-cell table:formula="of:=IF([.D34]-[.D35]&gt;[.C35]-[.C34];MAX([.D34]-[.D35];0);0)" office:value-type="float" office:value="1.08" calcext:value-type="float">
            <text:p>1.0800</text:p>
          </table:table-cell>
          <table:table-cell table:formula="of:=[.I34]-([.I34]/14)+[.F35]" office:value-type="float" office:value="14.1564962295007" calcext:value-type="float">
            <text:p>14.1565</text:p>
          </table:table-cell>
          <table:table-cell table:style-name="ce6" table:formula="of:=[.J34]-([.J34]/14)+[.G35]" office:value-type="float" office:value="2.70696471190733" calcext:value-type="float">
            <text:p>2.7070</text:p>
          </table:table-cell>
          <table:table-cell table:style-name="ce6" table:formula="of:=[.K34]-([.K34]/14)+[.H35]" office:value-type="float" office:value="3.3893355969818" calcext:value-type="float">
            <text:p>3.3893</text:p>
          </table:table-cell>
          <table:table-cell table:formula="of:=(100*([.J35]/[.I35]))" office:value-type="float" office:value="19.1217139327617" calcext:value-type="float">
            <text:p>19.1217</text:p>
          </table:table-cell>
          <table:table-cell table:formula="of:=(100*([.K35]/[.I35]))" office:value-type="float" office:value="23.9419100746042" calcext:value-type="float">
            <text:p>23.9419</text:p>
          </table:table-cell>
          <table:table-cell table:formula="of:=ABS([.L35]-[.M35])" office:value-type="float" office:value="4.82019614184253" calcext:value-type="float">
            <text:p>4.8202</text:p>
          </table:table-cell>
          <table:table-cell table:formula="of:=[.L35]+[.M35]" office:value-type="float" office:value="43.0636240073659" calcext:value-type="float">
            <text:p>43.0636</text:p>
          </table:table-cell>
          <table:table-cell table:formula="of:=(100*([.N35]/[.O35]))" office:value-type="float" office:value="11.1931967012764" calcext:value-type="float">
            <text:p>11.1932</text:p>
          </table:table-cell>
          <table:table-cell table:formula="of:=(([.Q34]*13)+[.P35])/14" office:value-type="float" office:value="25.7764785333643" calcext:value-type="float">
            <text:p>25.776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3-31" calcext:value-type="date">
            <text:p>31 Mar 09</text:p>
          </table:table-cell>
          <table:table-cell table:style-name="ce6" office:value-type="float" office:value="30.6645" calcext:value-type="float">
            <text:p>30.6645</text:p>
          </table:table-cell>
          <table:table-cell office:value-type="float" office:value="29.9906" calcext:value-type="float">
            <text:p>29.9906</text:p>
          </table:table-cell>
          <table:table-cell office:value-type="float" office:value="30.0402" calcext:value-type="float">
            <text:p>30.0402</text:p>
          </table:table-cell>
          <table:table-cell table:style-name="ce7" table:formula="of:=MAX([.C36]-[.D36];ABS([.C36]-[.E35]);ABS([.D36]-[.E35]))" office:value-type="float" office:value="0.881800000000002" calcext:value-type="float">
            <text:p>0.8818</text:p>
          </table:table-cell>
          <table:table-cell table:formula="of:=IF([.C36]-[.C35]&gt;[.D35]-[.D36];MAX([.C36]-[.C35];0);0)" office:value-type="float" office:value="0.624300000000002" calcext:value-type="float">
            <text:p>0.6243</text:p>
          </table:table-cell>
          <table:table-cell table:formula="of:=IF([.D35]-[.D36]&gt;[.C36]-[.C35];MAX([.D35]-[.D36];0);0)" office:value-type="float" office:value="0" calcext:value-type="float">
            <text:p>0.0000</text:p>
          </table:table-cell>
          <table:table-cell table:formula="of:=[.I35]-([.I35]/14)+[.F36]" office:value-type="float" office:value="14.0271179273935" calcext:value-type="float">
            <text:p>14.0271</text:p>
          </table:table-cell>
          <table:table-cell table:style-name="ce6" table:formula="of:=[.J35]-([.J35]/14)+[.G36]" office:value-type="float" office:value="3.13791008962823" calcext:value-type="float">
            <text:p>3.1379</text:p>
          </table:table-cell>
          <table:table-cell table:style-name="ce6" table:formula="of:=[.K35]-([.K35]/14)+[.H36]" office:value-type="float" office:value="3.14724019719739" calcext:value-type="float">
            <text:p>3.1472</text:p>
          </table:table-cell>
          <table:table-cell table:formula="of:=(100*([.J36]/[.I36]))" office:value-type="float" office:value="22.3703123184001" calcext:value-type="float">
            <text:p>22.3703</text:p>
          </table:table-cell>
          <table:table-cell table:formula="of:=(100*([.K36]/[.I36]))" office:value-type="float" office:value="22.4368271050972" calcext:value-type="float">
            <text:p>22.4368</text:p>
          </table:table-cell>
          <table:table-cell table:formula="of:=ABS([.L36]-[.M36])" office:value-type="float" office:value="0.0665147866970983" calcext:value-type="float">
            <text:p>0.0665</text:p>
          </table:table-cell>
          <table:table-cell table:formula="of:=[.L36]+[.M36]" office:value-type="float" office:value="44.8071394234974" calcext:value-type="float">
            <text:p>44.8071</text:p>
          </table:table-cell>
          <table:table-cell table:formula="of:=(100*([.N36]/[.O36]))" office:value-type="float" office:value="0.148446849213983" calcext:value-type="float">
            <text:p>0.1484</text:p>
          </table:table-cell>
          <table:table-cell table:formula="of:=(([.Q35]*13)+[.P36])/14" office:value-type="float" office:value="23.9459048416393" calcext:value-type="float">
            <text:p>23.945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01" calcext:value-type="date">
            <text:p>1 Apr 09</text:p>
          </table:table-cell>
          <table:table-cell table:style-name="ce6" office:value-type="float" office:value="30.5951" calcext:value-type="float">
            <text:p>30.5951</text:p>
          </table:table-cell>
          <table:table-cell office:value-type="float" office:value="29.5152" calcext:value-type="float">
            <text:p>29.5152</text:p>
          </table:table-cell>
          <table:table-cell office:value-type="float" office:value="30.4861" calcext:value-type="float">
            <text:p>30.4861</text:p>
          </table:table-cell>
          <table:table-cell table:style-name="ce7" table:formula="of:=MAX([.C37]-[.D37];ABS([.C37]-[.E36]);ABS([.D37]-[.E36]))" office:value-type="float" office:value="1.0799" calcext:value-type="float">
            <text:p>1.0799</text:p>
          </table:table-cell>
          <table:table-cell table:formula="of:=IF([.C37]-[.C36]&gt;[.D36]-[.D37];MAX([.C37]-[.C36];0);0)" office:value-type="float" office:value="0" calcext:value-type="float">
            <text:p>0.0000</text:p>
          </table:table-cell>
          <table:table-cell table:formula="of:=IF([.D36]-[.D37]&gt;[.C37]-[.C36];MAX([.D36]-[.D37];0);0)" office:value-type="float" office:value="0.475400000000001" calcext:value-type="float">
            <text:p>0.4754</text:p>
          </table:table-cell>
          <table:table-cell table:formula="of:=[.I36]-([.I36]/14)+[.F37]" office:value-type="float" office:value="14.1050809325797" calcext:value-type="float">
            <text:p>14.1051</text:p>
          </table:table-cell>
          <table:table-cell table:style-name="ce6" table:formula="of:=[.J36]-([.J36]/14)+[.G37]" office:value-type="float" office:value="2.91377365465479" calcext:value-type="float">
            <text:p>2.9138</text:p>
          </table:table-cell>
          <table:table-cell table:style-name="ce6" table:formula="of:=[.K36]-([.K36]/14)+[.H37]" office:value-type="float" office:value="3.397837325969" calcext:value-type="float">
            <text:p>3.3978</text:p>
          </table:table-cell>
          <table:table-cell table:formula="of:=(100*([.J37]/[.I37]))" office:value-type="float" office:value="20.657617411642" calcext:value-type="float">
            <text:p>20.6576</text:p>
          </table:table-cell>
          <table:table-cell table:formula="of:=(100*([.K37]/[.I37]))" office:value-type="float" office:value="24.0894564321196" calcext:value-type="float">
            <text:p>24.0895</text:p>
          </table:table-cell>
          <table:table-cell table:formula="of:=ABS([.L37]-[.M37])" office:value-type="float" office:value="3.43183902047761" calcext:value-type="float">
            <text:p>3.4318</text:p>
          </table:table-cell>
          <table:table-cell table:formula="of:=[.L37]+[.M37]" office:value-type="float" office:value="44.7470738437616" calcext:value-type="float">
            <text:p>44.7471</text:p>
          </table:table-cell>
          <table:table-cell table:formula="of:=(100*([.N37]/[.O37]))" office:value-type="float" office:value="7.66941550739201" calcext:value-type="float">
            <text:p>7.6694</text:p>
          </table:table-cell>
          <table:table-cell table:formula="of:=(([.Q36]*13)+[.P37])/14" office:value-type="float" office:value="22.7832984606216" calcext:value-type="float">
            <text:p>22.783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02" calcext:value-type="date">
            <text:p>2 Apr 09</text:p>
          </table:table-cell>
          <table:table-cell table:style-name="ce6" office:value-type="float" office:value="31.9724" calcext:value-type="float">
            <text:p>31.9724</text:p>
          </table:table-cell>
          <table:table-cell office:value-type="float" office:value="30.9418" calcext:value-type="float">
            <text:p>30.9418</text:p>
          </table:table-cell>
          <table:table-cell office:value-type="float" office:value="31.467" calcext:value-type="float">
            <text:p>31.4670</text:p>
          </table:table-cell>
          <table:table-cell table:style-name="ce7" table:formula="of:=MAX([.C38]-[.D38];ABS([.C38]-[.E37]);ABS([.D38]-[.E37]))" office:value-type="float" office:value="1.4863" calcext:value-type="float">
            <text:p>1.4863</text:p>
          </table:table-cell>
          <table:table-cell table:formula="of:=IF([.C38]-[.C37]&gt;[.D37]-[.D38];MAX([.C38]-[.C37];0);0)" office:value-type="float" office:value="1.3773" calcext:value-type="float">
            <text:p>1.3773</text:p>
          </table:table-cell>
          <table:table-cell table:formula="of:=IF([.D37]-[.D38]&gt;[.C38]-[.C37];MAX([.D37]-[.D38];0);0)" office:value-type="float" office:value="0" calcext:value-type="float">
            <text:p>0.0000</text:p>
          </table:table-cell>
          <table:table-cell table:formula="of:=[.I37]-([.I37]/14)+[.F38]" office:value-type="float" office:value="14.5838751516812" calcext:value-type="float">
            <text:p>14.5839</text:p>
          </table:table-cell>
          <table:table-cell table:style-name="ce6" table:formula="of:=[.J37]-([.J37]/14)+[.G38]" office:value-type="float" office:value="4.08294696503659" calcext:value-type="float">
            <text:p>4.0829</text:p>
          </table:table-cell>
          <table:table-cell table:style-name="ce6" table:formula="of:=[.K37]-([.K37]/14)+[.H38]" office:value-type="float" office:value="3.15513465982836" calcext:value-type="float">
            <text:p>3.1551</text:p>
          </table:table-cell>
          <table:table-cell table:formula="of:=(100*([.J38]/[.I38]))" office:value-type="float" office:value="27.9963104632442" calcext:value-type="float">
            <text:p>27.9963</text:p>
          </table:table-cell>
          <table:table-cell table:formula="of:=(100*([.K38]/[.I38]))" office:value-type="float" office:value="21.6344053073209" calcext:value-type="float">
            <text:p>21.6344</text:p>
          </table:table-cell>
          <table:table-cell table:formula="of:=ABS([.L38]-[.M38])" office:value-type="float" office:value="6.36190515592335" calcext:value-type="float">
            <text:p>6.3619</text:p>
          </table:table-cell>
          <table:table-cell table:formula="of:=[.L38]+[.M38]" office:value-type="float" office:value="49.6307157705651" calcext:value-type="float">
            <text:p>49.6307</text:p>
          </table:table-cell>
          <table:table-cell table:formula="of:=(100*([.N38]/[.O38]))" office:value-type="float" office:value="12.818483588537" calcext:value-type="float">
            <text:p>12.8185</text:p>
          </table:table-cell>
          <table:table-cell table:formula="of:=(([.Q37]*13)+[.P38])/14" office:value-type="float" office:value="22.0715259697584" calcext:value-type="float">
            <text:p>22.071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03" calcext:value-type="date">
            <text:p>3 Apr 09</text:p>
          </table:table-cell>
          <table:table-cell table:style-name="ce6" office:value-type="float" office:value="32.1011" calcext:value-type="float">
            <text:p>32.1011</text:p>
          </table:table-cell>
          <table:table-cell office:value-type="float" office:value="31.5364" calcext:value-type="float">
            <text:p>31.5364</text:p>
          </table:table-cell>
          <table:table-cell office:value-type="float" office:value="32.0515" calcext:value-type="float">
            <text:p>32.0515</text:p>
          </table:table-cell>
          <table:table-cell table:style-name="ce7" table:formula="of:=MAX([.C39]-[.D39];ABS([.C39]-[.E38]);ABS([.D39]-[.E38]))" office:value-type="float" office:value="0.634100000000004" calcext:value-type="float">
            <text:p>0.6341</text:p>
          </table:table-cell>
          <table:table-cell table:formula="of:=IF([.C39]-[.C38]&gt;[.D38]-[.D39];MAX([.C39]-[.C38];0);0)" office:value-type="float" office:value="0.128700000000002" calcext:value-type="float">
            <text:p>0.1287</text:p>
          </table:table-cell>
          <table:table-cell table:formula="of:=IF([.D38]-[.D39]&gt;[.C39]-[.C38];MAX([.D38]-[.D39];0);0)" office:value-type="float" office:value="0" calcext:value-type="float">
            <text:p>0.0000</text:p>
          </table:table-cell>
          <table:table-cell table:formula="of:=[.I38]-([.I38]/14)+[.F39]" office:value-type="float" office:value="14.176269783704" calcext:value-type="float">
            <text:p>14.1763</text:p>
          </table:table-cell>
          <table:table-cell table:style-name="ce6" table:formula="of:=[.J38]-([.J38]/14)+[.G39]" office:value-type="float" office:value="3.92000789610541" calcext:value-type="float">
            <text:p>3.9200</text:p>
          </table:table-cell>
          <table:table-cell table:style-name="ce6" table:formula="of:=[.K38]-([.K38]/14)+[.H39]" office:value-type="float" office:value="2.92976789841205" calcext:value-type="float">
            <text:p>2.9298</text:p>
          </table:table-cell>
          <table:table-cell table:formula="of:=(100*([.J39]/[.I39]))" office:value-type="float" office:value="27.651899659892" calcext:value-type="float">
            <text:p>27.6519</text:p>
          </table:table-cell>
          <table:table-cell table:formula="of:=(100*([.K39]/[.I39]))" office:value-type="float" office:value="20.6667052977498" calcext:value-type="float">
            <text:p>20.6667</text:p>
          </table:table-cell>
          <table:table-cell table:formula="of:=ABS([.L39]-[.M39])" office:value-type="float" office:value="6.9851943621422" calcext:value-type="float">
            <text:p>6.9852</text:p>
          </table:table-cell>
          <table:table-cell table:formula="of:=[.L39]+[.M39]" office:value-type="float" office:value="48.3186049576418" calcext:value-type="float">
            <text:p>48.3186</text:p>
          </table:table-cell>
          <table:table-cell table:formula="of:=(100*([.N39]/[.O39]))" office:value-type="float" office:value="14.4565315332794" calcext:value-type="float">
            <text:p>14.4565</text:p>
          </table:table-cell>
          <table:table-cell table:formula="of:=(([.Q38]*13)+[.P39])/14" office:value-type="float" office:value="21.5275977957242" calcext:value-type="float">
            <text:p>21.527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06" calcext:value-type="date">
            <text:p>6 Apr 09</text:p>
          </table:table-cell>
          <table:table-cell table:style-name="ce6" office:value-type="float" office:value="32.0317" calcext:value-type="float">
            <text:p>32.0317</text:p>
          </table:table-cell>
          <table:table-cell office:value-type="float" office:value="31.358" calcext:value-type="float">
            <text:p>31.3580</text:p>
          </table:table-cell>
          <table:table-cell office:value-type="float" office:value="31.9724" calcext:value-type="float">
            <text:p>31.9724</text:p>
          </table:table-cell>
          <table:table-cell table:style-name="ce7" table:formula="of:=MAX([.C40]-[.D40];ABS([.C40]-[.E39]);ABS([.D40]-[.E39]))" office:value-type="float" office:value="0.693499999999997" calcext:value-type="float">
            <text:p>0.6935</text:p>
          </table:table-cell>
          <table:table-cell table:formula="of:=IF([.C40]-[.C39]&gt;[.D39]-[.D40];MAX([.C40]-[.C39];0);0)" office:value-type="float" office:value="0" calcext:value-type="float">
            <text:p>0.0000</text:p>
          </table:table-cell>
          <table:table-cell table:formula="of:=IF([.D39]-[.D40]&gt;[.C40]-[.C39];MAX([.D39]-[.D40];0);0)" office:value-type="float" office:value="0.1784" calcext:value-type="float">
            <text:p>0.1784</text:p>
          </table:table-cell>
          <table:table-cell table:formula="of:=[.I39]-([.I39]/14)+[.F40]" office:value-type="float" office:value="13.857179084868" calcext:value-type="float">
            <text:p>13.8572</text:p>
          </table:table-cell>
          <table:table-cell table:style-name="ce6" table:formula="of:=[.J39]-([.J39]/14)+[.G40]" office:value-type="float" office:value="3.64000733209788" calcext:value-type="float">
            <text:p>3.6400</text:p>
          </table:table-cell>
          <table:table-cell table:style-name="ce6" table:formula="of:=[.K39]-([.K39]/14)+[.H40]" office:value-type="float" office:value="2.89889876281119" calcext:value-type="float">
            <text:p>2.8989</text:p>
          </table:table-cell>
          <table:table-cell table:formula="of:=(100*([.J40]/[.I40]))" office:value-type="float" office:value="26.2680254747719" calcext:value-type="float">
            <text:p>26.2680</text:p>
          </table:table-cell>
          <table:table-cell table:formula="of:=(100*([.K40]/[.I40]))" office:value-type="float" office:value="20.9198332868252" calcext:value-type="float">
            <text:p>20.9198</text:p>
          </table:table-cell>
          <table:table-cell table:formula="of:=ABS([.L40]-[.M40])" office:value-type="float" office:value="5.34819218794668" calcext:value-type="float">
            <text:p>5.3482</text:p>
          </table:table-cell>
          <table:table-cell table:formula="of:=[.L40]+[.M40]" office:value-type="float" office:value="47.1878587615971" calcext:value-type="float">
            <text:p>47.1879</text:p>
          </table:table-cell>
          <table:table-cell table:formula="of:=(100*([.N40]/[.O40]))" office:value-type="float" office:value="11.3338310495648" calcext:value-type="float">
            <text:p>11.3338</text:p>
          </table:table-cell>
          <table:table-cell table:formula="of:=(([.Q39]*13)+[.P40])/14" office:value-type="float" office:value="20.79947159957" calcext:value-type="float">
            <text:p>20.799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07" calcext:value-type="date">
            <text:p>7 Apr 09</text:p>
          </table:table-cell>
          <table:table-cell table:style-name="ce6" office:value-type="float" office:value="31.6255" calcext:value-type="float">
            <text:p>31.6255</text:p>
          </table:table-cell>
          <table:table-cell office:value-type="float" office:value="30.922" calcext:value-type="float">
            <text:p>30.9220</text:p>
          </table:table-cell>
          <table:table-cell office:value-type="float" office:value="31.1302" calcext:value-type="float">
            <text:p>31.1302</text:p>
          </table:table-cell>
          <table:table-cell table:style-name="ce7" table:formula="of:=MAX([.C41]-[.D41];ABS([.C41]-[.E40]);ABS([.D41]-[.E40]))" office:value-type="float" office:value="1.0504" calcext:value-type="float">
            <text:p>1.0504</text:p>
          </table:table-cell>
          <table:table-cell table:formula="of:=IF([.C41]-[.C40]&gt;[.D40]-[.D41];MAX([.C41]-[.C40];0);0)" office:value-type="float" office:value="0" calcext:value-type="float">
            <text:p>0.0000</text:p>
          </table:table-cell>
          <table:table-cell table:formula="of:=IF([.D40]-[.D41]&gt;[.C41]-[.C40];MAX([.D40]-[.D41];0);0)" office:value-type="float" office:value="0.436" calcext:value-type="float">
            <text:p>0.4360</text:p>
          </table:table-cell>
          <table:table-cell table:formula="of:=[.I40]-([.I40]/14)+[.F41]" office:value-type="float" office:value="13.917780578806" calcext:value-type="float">
            <text:p>13.9178</text:p>
          </table:table-cell>
          <table:table-cell table:style-name="ce6" table:formula="of:=[.J40]-([.J40]/14)+[.G41]" office:value-type="float" office:value="3.3800068083766" calcext:value-type="float">
            <text:p>3.3800</text:p>
          </table:table-cell>
          <table:table-cell table:style-name="ce6" table:formula="of:=[.K40]-([.K40]/14)+[.H41]" office:value-type="float" office:value="3.12783456546753" calcext:value-type="float">
            <text:p>3.1278</text:p>
          </table:table-cell>
          <table:table-cell table:formula="of:=(100*([.J41]/[.I41]))" office:value-type="float" office:value="24.2855302196938" calcext:value-type="float">
            <text:p>24.2855</text:p>
          </table:table-cell>
          <table:table-cell table:formula="of:=(100*([.K41]/[.I41]))" office:value-type="float" office:value="22.4736591280266" calcext:value-type="float">
            <text:p>22.4737</text:p>
          </table:table-cell>
          <table:table-cell table:formula="of:=ABS([.L41]-[.M41])" office:value-type="float" office:value="1.81187109166729" calcext:value-type="float">
            <text:p>1.8119</text:p>
          </table:table-cell>
          <table:table-cell table:formula="of:=[.L41]+[.M41]" office:value-type="float" office:value="46.7591893477204" calcext:value-type="float">
            <text:p>46.7592</text:p>
          </table:table-cell>
          <table:table-cell table:formula="of:=(100*([.N41]/[.O41]))" office:value-type="float" office:value="3.87489842519183" calcext:value-type="float">
            <text:p>3.8749</text:p>
          </table:table-cell>
          <table:table-cell table:formula="of:=(([.Q40]*13)+[.P41])/14" office:value-type="float" office:value="19.5905735156858" calcext:value-type="float">
            <text:p>19.590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08" calcext:value-type="date">
            <text:p>8 Apr 09</text:p>
          </table:table-cell>
          <table:table-cell table:style-name="ce6" office:value-type="float" office:value="31.8534" calcext:value-type="float">
            <text:p>31.8534</text:p>
          </table:table-cell>
          <table:table-cell office:value-type="float" office:value="31.1994" calcext:value-type="float">
            <text:p>31.1994</text:p>
          </table:table-cell>
          <table:table-cell office:value-type="float" office:value="31.6551" calcext:value-type="float">
            <text:p>31.6551</text:p>
          </table:table-cell>
          <table:table-cell table:style-name="ce7" table:formula="of:=MAX([.C42]-[.D42];ABS([.C42]-[.E41]);ABS([.D42]-[.E41]))" office:value-type="float" office:value="0.723200000000002" calcext:value-type="float">
            <text:p>0.7232</text:p>
          </table:table-cell>
          <table:table-cell table:formula="of:=IF([.C42]-[.C41]&gt;[.D41]-[.D42];MAX([.C42]-[.C41];0);0)" office:value-type="float" office:value="0.227900000000002" calcext:value-type="float">
            <text:p>0.2279</text:p>
          </table:table-cell>
          <table:table-cell table:formula="of:=IF([.D41]-[.D42]&gt;[.C42]-[.C41];MAX([.D41]-[.D42];0);0)" office:value-type="float" office:value="0" calcext:value-type="float">
            <text:p>0.0000</text:p>
          </table:table-cell>
          <table:table-cell table:formula="of:=[.I41]-([.I41]/14)+[.F42]" office:value-type="float" office:value="13.6468533946055" calcext:value-type="float">
            <text:p>13.6469</text:p>
          </table:table-cell>
          <table:table-cell table:style-name="ce6" table:formula="of:=[.J41]-([.J41]/14)+[.G42]" office:value-type="float" office:value="3.36647775063542" calcext:value-type="float">
            <text:p>3.3665</text:p>
          </table:table-cell>
          <table:table-cell table:style-name="ce6" table:formula="of:=[.K41]-([.K41]/14)+[.H42]" office:value-type="float" office:value="2.90441781079128" calcext:value-type="float">
            <text:p>2.9044</text:p>
          </table:table-cell>
          <table:table-cell table:formula="of:=(100*([.J42]/[.I42]))" office:value-type="float" office:value="24.6685272662646" calcext:value-type="float">
            <text:p>24.6685</text:p>
          </table:table-cell>
          <table:table-cell table:formula="of:=(100*([.K42]/[.I42]))" office:value-type="float" office:value="21.2826922573915" calcext:value-type="float">
            <text:p>21.2827</text:p>
          </table:table-cell>
          <table:table-cell table:formula="of:=ABS([.L42]-[.M42])" office:value-type="float" office:value="3.38583500887307" calcext:value-type="float">
            <text:p>3.3858</text:p>
          </table:table-cell>
          <table:table-cell table:formula="of:=[.L42]+[.M42]" office:value-type="float" office:value="45.9512195236561" calcext:value-type="float">
            <text:p>45.9512</text:p>
          </table:table-cell>
          <table:table-cell table:formula="of:=(100*([.N42]/[.O42]))" office:value-type="float" office:value="7.36832459284354" calcext:value-type="float">
            <text:p>7.3683</text:p>
          </table:table-cell>
          <table:table-cell table:formula="of:=(([.Q41]*13)+[.P42])/14" office:value-type="float" office:value="18.7175557354828" calcext:value-type="float">
            <text:p>18.717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09" calcext:value-type="date">
            <text:p>9 Apr 09</text:p>
          </table:table-cell>
          <table:table-cell table:style-name="ce6" office:value-type="float" office:value="32.7055" calcext:value-type="float">
            <text:p>32.7055</text:p>
          </table:table-cell>
          <table:table-cell office:value-type="float" office:value="32.1308" calcext:value-type="float">
            <text:p>32.1308</text:p>
          </table:table-cell>
          <table:table-cell office:value-type="float" office:value="32.636" calcext:value-type="float">
            <text:p>32.6360</text:p>
          </table:table-cell>
          <table:table-cell table:style-name="ce7" table:formula="of:=MAX([.C43]-[.D43];ABS([.C43]-[.E42]);ABS([.D43]-[.E42]))" office:value-type="float" office:value="1.0504" calcext:value-type="float">
            <text:p>1.0504</text:p>
          </table:table-cell>
          <table:table-cell table:formula="of:=IF([.C43]-[.C42]&gt;[.D42]-[.D43];MAX([.C43]-[.C42];0);0)" office:value-type="float" office:value="0.8521" calcext:value-type="float">
            <text:p>0.8521</text:p>
          </table:table-cell>
          <table:table-cell table:formula="of:=IF([.D42]-[.D43]&gt;[.C43]-[.C42];MAX([.D42]-[.D43];0);0)" office:value-type="float" office:value="0" calcext:value-type="float">
            <text:p>0.0000</text:p>
          </table:table-cell>
          <table:table-cell table:formula="of:=[.I42]-([.I42]/14)+[.F43]" office:value-type="float" office:value="13.7224781521337" calcext:value-type="float">
            <text:p>13.7225</text:p>
          </table:table-cell>
          <table:table-cell table:style-name="ce6" table:formula="of:=[.J42]-([.J42]/14)+[.G43]" office:value-type="float" office:value="3.97811505416146" calcext:value-type="float">
            <text:p>3.9781</text:p>
          </table:table-cell>
          <table:table-cell table:style-name="ce6" table:formula="of:=[.K42]-([.K42]/14)+[.H43]" office:value-type="float" office:value="2.69695939573476" calcext:value-type="float">
            <text:p>2.6970</text:p>
          </table:table-cell>
          <table:table-cell table:formula="of:=(100*([.J43]/[.I43]))" office:value-type="float" office:value="28.9897714542391" calcext:value-type="float">
            <text:p>28.9898</text:p>
          </table:table-cell>
          <table:table-cell table:formula="of:=(100*([.K43]/[.I43]))" office:value-type="float" office:value="19.6535885561997" calcext:value-type="float">
            <text:p>19.6536</text:p>
          </table:table-cell>
          <table:table-cell table:formula="of:=ABS([.L43]-[.M43])" office:value-type="float" office:value="9.33618289803939" calcext:value-type="float">
            <text:p>9.3362</text:p>
          </table:table-cell>
          <table:table-cell table:formula="of:=[.L43]+[.M43]" office:value-type="float" office:value="48.6433600104389" calcext:value-type="float">
            <text:p>48.6434</text:p>
          </table:table-cell>
          <table:table-cell table:formula="of:=(100*([.N43]/[.O43]))" office:value-type="float" office:value="19.1931291260222" calcext:value-type="float">
            <text:p>19.1931</text:p>
          </table:table-cell>
          <table:table-cell table:formula="of:=(([.Q42]*13)+[.P43])/14" office:value-type="float" office:value="18.7515252633785" calcext:value-type="float">
            <text:p>18.751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13" calcext:value-type="date">
            <text:p>13 Apr 09</text:p>
          </table:table-cell>
          <table:table-cell table:style-name="ce6" office:value-type="float" office:value="32.7648" calcext:value-type="float">
            <text:p>32.7648</text:p>
          </table:table-cell>
          <table:table-cell office:value-type="float" office:value="32.2298" calcext:value-type="float">
            <text:p>32.2298</text:p>
          </table:table-cell>
          <table:table-cell office:value-type="float" office:value="32.5866" calcext:value-type="float">
            <text:p>32.5866</text:p>
          </table:table-cell>
          <table:table-cell table:style-name="ce7" table:formula="of:=MAX([.C44]-[.D44];ABS([.C44]-[.E43]);ABS([.D44]-[.E43]))" office:value-type="float" office:value="0.535000000000004" calcext:value-type="float">
            <text:p>0.5350</text:p>
          </table:table-cell>
          <table:table-cell table:formula="of:=IF([.C44]-[.C43]&gt;[.D43]-[.D44];MAX([.C44]-[.C43];0);0)" office:value-type="float" office:value="0.0593000000000004" calcext:value-type="float">
            <text:p>0.0593</text:p>
          </table:table-cell>
          <table:table-cell table:formula="of:=IF([.D43]-[.D44]&gt;[.C44]-[.C43];MAX([.D43]-[.D44];0);0)" office:value-type="float" office:value="0" calcext:value-type="float">
            <text:p>0.0000</text:p>
          </table:table-cell>
          <table:table-cell table:formula="of:=[.I43]-([.I43]/14)+[.F44]" office:value-type="float" office:value="13.277301141267" calcext:value-type="float">
            <text:p>13.2773</text:p>
          </table:table-cell>
          <table:table-cell table:style-name="ce6" table:formula="of:=[.J43]-([.J43]/14)+[.G44]" office:value-type="float" office:value="3.75326397886421" calcext:value-type="float">
            <text:p>3.7533</text:p>
          </table:table-cell>
          <table:table-cell table:style-name="ce6" table:formula="of:=[.K43]-([.K43]/14)+[.H44]" office:value-type="float" office:value="2.50431943889656" calcext:value-type="float">
            <text:p>2.5043</text:p>
          </table:table-cell>
          <table:table-cell table:formula="of:=(100*([.J44]/[.I44]))" office:value-type="float" office:value="28.268274846902" calcext:value-type="float">
            <text:p>28.2683</text:p>
          </table:table-cell>
          <table:table-cell table:formula="of:=(100*([.K44]/[.I44]))" office:value-type="float" office:value="18.8616603046904" calcext:value-type="float">
            <text:p>18.8617</text:p>
          </table:table-cell>
          <table:table-cell table:formula="of:=ABS([.L44]-[.M44])" office:value-type="float" office:value="9.40661454221159" calcext:value-type="float">
            <text:p>9.4066</text:p>
          </table:table-cell>
          <table:table-cell table:formula="of:=[.L44]+[.M44]" office:value-type="float" office:value="47.1299351515923" calcext:value-type="float">
            <text:p>47.1299</text:p>
          </table:table-cell>
          <table:table-cell table:formula="of:=(100*([.N44]/[.O44]))" office:value-type="float" office:value="19.9588955765703" calcext:value-type="float">
            <text:p>19.9589</text:p>
          </table:table-cell>
          <table:table-cell table:formula="of:=(([.Q43]*13)+[.P44])/14" office:value-type="float" office:value="18.837766000035" calcext:value-type="float">
            <text:p>18.837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14" calcext:value-type="date">
            <text:p>14 Apr 09</text:p>
          </table:table-cell>
          <table:table-cell table:style-name="ce6" office:value-type="float" office:value="32.5766" calcext:value-type="float">
            <text:p>32.5766</text:p>
          </table:table-cell>
          <table:table-cell office:value-type="float" office:value="31.9724" calcext:value-type="float">
            <text:p>31.9724</text:p>
          </table:table-cell>
          <table:table-cell office:value-type="float" office:value="32.1903" calcext:value-type="float">
            <text:p>32.1903</text:p>
          </table:table-cell>
          <table:table-cell table:style-name="ce7" table:formula="of:=MAX([.C45]-[.D45];ABS([.C45]-[.E44]);ABS([.D45]-[.E44]))" office:value-type="float" office:value="0.614199999999997" calcext:value-type="float">
            <text:p>0.6142</text:p>
          </table:table-cell>
          <table:table-cell table:formula="of:=IF([.C45]-[.C44]&gt;[.D44]-[.D45];MAX([.C45]-[.C44];0);0)" office:value-type="float" office:value="0" calcext:value-type="float">
            <text:p>0.0000</text:p>
          </table:table-cell>
          <table:table-cell table:formula="of:=IF([.D44]-[.D45]&gt;[.C45]-[.C44];MAX([.D44]-[.D45];0);0)" office:value-type="float" office:value="0.257399999999997" calcext:value-type="float">
            <text:p>0.2574</text:p>
          </table:table-cell>
          <table:table-cell table:formula="of:=[.I44]-([.I44]/14)+[.F45]" office:value-type="float" office:value="12.9431224883194" calcext:value-type="float">
            <text:p>12.9431</text:p>
          </table:table-cell>
          <table:table-cell table:style-name="ce6" table:formula="of:=[.J44]-([.J44]/14)+[.G45]" office:value-type="float" office:value="3.48517369465963" calcext:value-type="float">
            <text:p>3.4852</text:p>
          </table:table-cell>
          <table:table-cell table:style-name="ce6" table:formula="of:=[.K44]-([.K44]/14)+[.H45]" office:value-type="float" office:value="2.58283947897538" calcext:value-type="float">
            <text:p>2.5828</text:p>
          </table:table-cell>
          <table:table-cell table:formula="of:=(100*([.J45]/[.I45]))" office:value-type="float" office:value="26.92683854151" calcext:value-type="float">
            <text:p>26.9268</text:p>
          </table:table-cell>
          <table:table-cell table:formula="of:=(100*([.K45]/[.I45]))" office:value-type="float" office:value="19.9553043039366" calcext:value-type="float">
            <text:p>19.9553</text:p>
          </table:table-cell>
          <table:table-cell table:formula="of:=ABS([.L45]-[.M45])" office:value-type="float" office:value="6.97153423757342" calcext:value-type="float">
            <text:p>6.9715</text:p>
          </table:table-cell>
          <table:table-cell table:formula="of:=[.L45]+[.M45]" office:value-type="float" office:value="46.8821428454466" calcext:value-type="float">
            <text:p>46.8821</text:p>
          </table:table-cell>
          <table:table-cell table:formula="of:=(100*([.N45]/[.O45]))" office:value-type="float" office:value="14.8703404205649" calcext:value-type="float">
            <text:p>14.8703</text:p>
          </table:table-cell>
          <table:table-cell table:formula="of:=(([.Q44]*13)+[.P45])/14" office:value-type="float" office:value="18.5543784586443" calcext:value-type="float">
            <text:p>18.554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15" calcext:value-type="date">
            <text:p>15 Apr 09</text:p>
          </table:table-cell>
          <table:table-cell table:style-name="ce6" office:value-type="float" office:value="32.1308" calcext:value-type="float">
            <text:p>32.1308</text:p>
          </table:table-cell>
          <table:table-cell office:value-type="float" office:value="31.5562" calcext:value-type="float">
            <text:p>31.5562</text:p>
          </table:table-cell>
          <table:table-cell office:value-type="float" office:value="32.1011" calcext:value-type="float">
            <text:p>32.1011</text:p>
          </table:table-cell>
          <table:table-cell table:style-name="ce7" table:formula="of:=MAX([.C46]-[.D46];ABS([.C46]-[.E45]);ABS([.D46]-[.E45]))" office:value-type="float" office:value="0.6341" calcext:value-type="float">
            <text:p>0.6341</text:p>
          </table:table-cell>
          <table:table-cell table:formula="of:=IF([.C46]-[.C45]&gt;[.D45]-[.D46];MAX([.C46]-[.C45];0);0)" office:value-type="float" office:value="0" calcext:value-type="float">
            <text:p>0.0000</text:p>
          </table:table-cell>
          <table:table-cell table:formula="of:=IF([.D45]-[.D46]&gt;[.C46]-[.C45];MAX([.D45]-[.D46];0);0)" office:value-type="float" office:value="0.4162" calcext:value-type="float">
            <text:p>0.4162</text:p>
          </table:table-cell>
          <table:table-cell table:formula="of:=[.I45]-([.I45]/14)+[.F46]" office:value-type="float" office:value="12.6527137391537" calcext:value-type="float">
            <text:p>12.6527</text:p>
          </table:table-cell>
          <table:table-cell table:style-name="ce6" table:formula="of:=[.J45]-([.J45]/14)+[.G46]" office:value-type="float" office:value="3.23623271646965" calcext:value-type="float">
            <text:p>3.2362</text:p>
          </table:table-cell>
          <table:table-cell table:style-name="ce6" table:formula="of:=[.K45]-([.K45]/14)+[.H46]" office:value-type="float" office:value="2.81455094476285" calcext:value-type="float">
            <text:p>2.8146</text:p>
          </table:table-cell>
          <table:table-cell table:formula="of:=(100*([.J46]/[.I46]))" office:value-type="float" office:value="25.5773803405918" calcext:value-type="float">
            <text:p>25.5774</text:p>
          </table:table-cell>
          <table:table-cell table:formula="of:=(100*([.K46]/[.I46]))" office:value-type="float" office:value="22.2446425548477" calcext:value-type="float">
            <text:p>22.2446</text:p>
          </table:table-cell>
          <table:table-cell table:formula="of:=ABS([.L46]-[.M46])" office:value-type="float" office:value="3.33273778574404" calcext:value-type="float">
            <text:p>3.3327</text:p>
          </table:table-cell>
          <table:table-cell table:formula="of:=[.L46]+[.M46]" office:value-type="float" office:value="47.8220228954395" calcext:value-type="float">
            <text:p>47.8220</text:p>
          </table:table-cell>
          <table:table-cell table:formula="of:=(100*([.N46]/[.O46]))" office:value-type="float" office:value="6.96904393406968" calcext:value-type="float">
            <text:p>6.9690</text:p>
          </table:table-cell>
          <table:table-cell table:formula="of:=(([.Q45]*13)+[.P46])/14" office:value-type="float" office:value="17.7268545640318" calcext:value-type="float">
            <text:p>17.726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16" calcext:value-type="date">
            <text:p>16 Apr 09</text:p>
          </table:table-cell>
          <table:table-cell table:style-name="ce6" office:value-type="float" office:value="33.1215" calcext:value-type="float">
            <text:p>33.1215</text:p>
          </table:table-cell>
          <table:table-cell office:value-type="float" office:value="32.2101" calcext:value-type="float">
            <text:p>32.2101</text:p>
          </table:table-cell>
          <table:table-cell office:value-type="float" office:value="32.9335" calcext:value-type="float">
            <text:p>32.9335</text:p>
          </table:table-cell>
          <table:table-cell table:style-name="ce7" table:formula="of:=MAX([.C47]-[.D47];ABS([.C47]-[.E46]);ABS([.D47]-[.E46]))" office:value-type="float" office:value="1.0204" calcext:value-type="float">
            <text:p>1.0204</text:p>
          </table:table-cell>
          <table:table-cell table:formula="of:=IF([.C47]-[.C46]&gt;[.D46]-[.D47];MAX([.C47]-[.C46];0);0)" office:value-type="float" office:value="0.990699999999997" calcext:value-type="float">
            <text:p>0.9907</text:p>
          </table:table-cell>
          <table:table-cell table:formula="of:=IF([.D46]-[.D47]&gt;[.C47]-[.C46];MAX([.D46]-[.D47];0);0)" office:value-type="float" office:value="0" calcext:value-type="float">
            <text:p>0.0000</text:p>
          </table:table-cell>
          <table:table-cell table:formula="of:=[.I46]-([.I46]/14)+[.F47]" office:value-type="float" office:value="12.7693484720713" calcext:value-type="float">
            <text:p>12.7693</text:p>
          </table:table-cell>
          <table:table-cell table:style-name="ce6" table:formula="of:=[.J46]-([.J46]/14)+[.G47]" office:value-type="float" office:value="3.99577323672182" calcext:value-type="float">
            <text:p>3.9958</text:p>
          </table:table-cell>
          <table:table-cell table:style-name="ce6" table:formula="of:=[.K46]-([.K46]/14)+[.H47]" office:value-type="float" office:value="2.6135115915655" calcext:value-type="float">
            <text:p>2.6135</text:p>
          </table:table-cell>
          <table:table-cell table:formula="of:=(100*([.J47]/[.I47]))" office:value-type="float" office:value="31.291911607403" calcext:value-type="float">
            <text:p>31.2919</text:p>
          </table:table-cell>
          <table:table-cell table:formula="of:=(100*([.K47]/[.I47]))" office:value-type="float" office:value="20.4670707928575" calcext:value-type="float">
            <text:p>20.4671</text:p>
          </table:table-cell>
          <table:table-cell table:formula="of:=ABS([.L47]-[.M47])" office:value-type="float" office:value="10.8248408145455" calcext:value-type="float">
            <text:p>10.8248</text:p>
          </table:table-cell>
          <table:table-cell table:formula="of:=[.L47]+[.M47]" office:value-type="float" office:value="51.7589824002606" calcext:value-type="float">
            <text:p>51.7590</text:p>
          </table:table-cell>
          <table:table-cell table:formula="of:=(100*([.N47]/[.O47]))" office:value-type="float" office:value="20.9139366976639" calcext:value-type="float">
            <text:p>20.9139</text:p>
          </table:table-cell>
          <table:table-cell table:formula="of:=(([.Q46]*13)+[.P47])/14" office:value-type="float" office:value="17.9545032878627" calcext:value-type="float">
            <text:p>17.954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17" calcext:value-type="date">
            <text:p>17 Apr 09</text:p>
          </table:table-cell>
          <table:table-cell table:style-name="ce6" office:value-type="float" office:value="33.1909" calcext:value-type="float">
            <text:p>33.1909</text:p>
          </table:table-cell>
          <table:table-cell office:value-type="float" office:value="32.6262" calcext:value-type="float">
            <text:p>32.6262</text:p>
          </table:table-cell>
          <table:table-cell office:value-type="float" office:value="33.0027" calcext:value-type="float">
            <text:p>33.0027</text:p>
          </table:table-cell>
          <table:table-cell table:style-name="ce7" table:formula="of:=MAX([.C48]-[.D48];ABS([.C48]-[.E47]);ABS([.D48]-[.E47]))" office:value-type="float" office:value="0.564700000000002" calcext:value-type="float">
            <text:p>0.5647</text:p>
          </table:table-cell>
          <table:table-cell table:formula="of:=IF([.C48]-[.C47]&gt;[.D47]-[.D48];MAX([.C48]-[.C47];0);0)" office:value-type="float" office:value="0.0694000000000017" calcext:value-type="float">
            <text:p>0.0694</text:p>
          </table:table-cell>
          <table:table-cell table:formula="of:=IF([.D47]-[.D48]&gt;[.C48]-[.C47];MAX([.D47]-[.D48];0);0)" office:value-type="float" office:value="0" calcext:value-type="float">
            <text:p>0.0000</text:p>
          </table:table-cell>
          <table:table-cell table:formula="of:=[.I47]-([.I47]/14)+[.F48]" office:value-type="float" office:value="12.4219521526376" calcext:value-type="float">
            <text:p>12.4220</text:p>
          </table:table-cell>
          <table:table-cell table:style-name="ce6" table:formula="of:=[.J47]-([.J47]/14)+[.G48]" office:value-type="float" office:value="3.77976086267026" calcext:value-type="float">
            <text:p>3.7798</text:p>
          </table:table-cell>
          <table:table-cell table:style-name="ce6" table:formula="of:=[.K47]-([.K47]/14)+[.H48]" office:value-type="float" office:value="2.42683219216797" calcext:value-type="float">
            <text:p>2.4268</text:p>
          </table:table-cell>
          <table:table-cell table:formula="of:=(100*([.J48]/[.I48]))" office:value-type="float" office:value="30.4280745588581" calcext:value-type="float">
            <text:p>30.4281</text:p>
          </table:table-cell>
          <table:table-cell table:formula="of:=(100*([.K48]/[.I48]))" office:value-type="float" office:value="19.5366409590675" calcext:value-type="float">
            <text:p>19.5366</text:p>
          </table:table-cell>
          <table:table-cell table:formula="of:=ABS([.L48]-[.M48])" office:value-type="float" office:value="10.8914335997907" calcext:value-type="float">
            <text:p>10.8914</text:p>
          </table:table-cell>
          <table:table-cell table:formula="of:=[.L48]+[.M48]" office:value-type="float" office:value="49.9647155179256" calcext:value-type="float">
            <text:p>49.9647</text:p>
          </table:table-cell>
          <table:table-cell table:formula="of:=(100*([.N48]/[.O48]))" office:value-type="float" office:value="21.798249998808" calcext:value-type="float">
            <text:p>21.7982</text:p>
          </table:table-cell>
          <table:table-cell table:formula="of:=(([.Q47]*13)+[.P48])/14" office:value-type="float" office:value="18.2290566243588" calcext:value-type="float">
            <text:p>18.229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20" calcext:value-type="date">
            <text:p>20 Apr 09</text:p>
          </table:table-cell>
          <table:table-cell table:style-name="ce6" office:value-type="float" office:value="32.5172" calcext:value-type="float">
            <text:p>32.5172</text:p>
          </table:table-cell>
          <table:table-cell office:value-type="float" office:value="31.7642" calcext:value-type="float">
            <text:p>31.7642</text:p>
          </table:table-cell>
          <table:table-cell office:value-type="float" office:value="31.9425" calcext:value-type="float">
            <text:p>31.9425</text:p>
          </table:table-cell>
          <table:table-cell table:style-name="ce7" table:formula="of:=MAX([.C49]-[.D49];ABS([.C49]-[.E48]);ABS([.D49]-[.E48]))" office:value-type="float" office:value="1.2385" calcext:value-type="float">
            <text:p>1.2385</text:p>
          </table:table-cell>
          <table:table-cell table:formula="of:=IF([.C49]-[.C48]&gt;[.D48]-[.D49];MAX([.C49]-[.C48];0);0)" office:value-type="float" office:value="0" calcext:value-type="float">
            <text:p>0.0000</text:p>
          </table:table-cell>
          <table:table-cell table:formula="of:=IF([.D48]-[.D49]&gt;[.C49]-[.C48];MAX([.D48]-[.D49];0);0)" office:value-type="float" office:value="0.861999999999998" calcext:value-type="float">
            <text:p>0.8620</text:p>
          </table:table-cell>
          <table:table-cell table:formula="of:=[.I48]-([.I48]/14)+[.F49]" office:value-type="float" office:value="12.7731698560207" calcext:value-type="float">
            <text:p>12.7732</text:p>
          </table:table-cell>
          <table:table-cell table:style-name="ce6" table:formula="of:=[.J48]-([.J48]/14)+[.G49]" office:value-type="float" office:value="3.5097779439081" calcext:value-type="float">
            <text:p>3.5098</text:p>
          </table:table-cell>
          <table:table-cell table:style-name="ce6" table:formula="of:=[.K48]-([.K48]/14)+[.H49]" office:value-type="float" office:value="3.11548703558454" calcext:value-type="float">
            <text:p>3.1155</text:p>
          </table:table-cell>
          <table:table-cell table:formula="of:=(100*([.J49]/[.I49]))" office:value-type="float" office:value="27.4777364074099" calcext:value-type="float">
            <text:p>27.4777</text:p>
          </table:table-cell>
          <table:table-cell table:formula="of:=(100*([.K49]/[.I49]))" office:value-type="float" office:value="24.3908682864344" calcext:value-type="float">
            <text:p>24.3909</text:p>
          </table:table-cell>
          <table:table-cell table:formula="of:=ABS([.L49]-[.M49])" office:value-type="float" office:value="3.08686812097554" calcext:value-type="float">
            <text:p>3.0869</text:p>
          </table:table-cell>
          <table:table-cell table:formula="of:=[.L49]+[.M49]" office:value-type="float" office:value="51.8686046938444" calcext:value-type="float">
            <text:p>51.8686</text:p>
          </table:table-cell>
          <table:table-cell table:formula="of:=(100*([.N49]/[.O49]))" office:value-type="float" office:value="5.9513228458638" calcext:value-type="float">
            <text:p>5.9513</text:p>
          </table:table-cell>
          <table:table-cell table:formula="of:=(([.Q48]*13)+[.P49])/14" office:value-type="float" office:value="17.3520756401806" calcext:value-type="float">
            <text:p>17.352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21" calcext:value-type="date">
            <text:p>21 Apr 09</text:p>
          </table:table-cell>
          <table:table-cell table:style-name="ce6" office:value-type="float" office:value="32.4379" calcext:value-type="float">
            <text:p>32.4379</text:p>
          </table:table-cell>
          <table:table-cell office:value-type="float" office:value="31.784" calcext:value-type="float">
            <text:p>31.7840</text:p>
          </table:table-cell>
          <table:table-cell office:value-type="float" office:value="32.3883" calcext:value-type="float">
            <text:p>32.3883</text:p>
          </table:table-cell>
          <table:table-cell table:style-name="ce7" table:formula="of:=MAX([.C50]-[.D50];ABS([.C50]-[.E49]);ABS([.D50]-[.E49]))" office:value-type="float" office:value="0.6539" calcext:value-type="float">
            <text:p>0.6539</text:p>
          </table:table-cell>
          <table:table-cell table:formula="of:=IF([.C50]-[.C49]&gt;[.D49]-[.D50];MAX([.C50]-[.C49];0);0)" office:value-type="float" office:value="0" calcext:value-type="float">
            <text:p>0.0000</text:p>
          </table:table-cell>
          <table:table-cell table:formula="of:=IF([.D49]-[.D50]&gt;[.C50]-[.C49];MAX([.D49]-[.D50];0);0)" office:value-type="float" office:value="0" calcext:value-type="float">
            <text:p>0.0000</text:p>
          </table:table-cell>
          <table:table-cell table:formula="of:=[.I49]-([.I49]/14)+[.F50]" office:value-type="float" office:value="12.5147005805906" calcext:value-type="float">
            <text:p>12.5147</text:p>
          </table:table-cell>
          <table:table-cell table:style-name="ce6" table:formula="of:=[.J49]-([.J49]/14)+[.G50]" office:value-type="float" office:value="3.25907951934323" calcext:value-type="float">
            <text:p>3.2591</text:p>
          </table:table-cell>
          <table:table-cell table:style-name="ce6" table:formula="of:=[.K49]-([.K49]/14)+[.H50]" office:value-type="float" office:value="2.8929522473285" calcext:value-type="float">
            <text:p>2.8930</text:p>
          </table:table-cell>
          <table:table-cell table:formula="of:=(100*([.J50]/[.I50]))" office:value-type="float" office:value="26.0420095419449" calcext:value-type="float">
            <text:p>26.0420</text:p>
          </table:table-cell>
          <table:table-cell table:formula="of:=(100*([.K50]/[.I50]))" office:value-type="float" office:value="23.1164319809238" calcext:value-type="float">
            <text:p>23.1164</text:p>
          </table:table-cell>
          <table:table-cell table:formula="of:=ABS([.L50]-[.M50])" office:value-type="float" office:value="2.92557756102108" calcext:value-type="float">
            <text:p>2.9256</text:p>
          </table:table-cell>
          <table:table-cell table:formula="of:=[.L50]+[.M50]" office:value-type="float" office:value="49.1584415228687" calcext:value-type="float">
            <text:p>49.1584</text:p>
          </table:table-cell>
          <table:table-cell table:formula="of:=(100*([.N50]/[.O50]))" office:value-type="float" office:value="5.9513228458638" calcext:value-type="float">
            <text:p>5.9513</text:p>
          </table:table-cell>
          <table:table-cell table:formula="of:=(([.Q49]*13)+[.P50])/14" office:value-type="float" office:value="16.5377361548722" calcext:value-type="float">
            <text:p>16.537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22" calcext:value-type="date">
            <text:p>22 Apr 09</text:p>
          </table:table-cell>
          <table:table-cell table:style-name="ce6" office:value-type="float" office:value="33.2207" calcext:value-type="float">
            <text:p>33.2207</text:p>
          </table:table-cell>
          <table:table-cell office:value-type="float" office:value="32.0912" calcext:value-type="float">
            <text:p>32.0912</text:p>
          </table:table-cell>
          <table:table-cell office:value-type="float" office:value="32.4875" calcext:value-type="float">
            <text:p>32.4875</text:p>
          </table:table-cell>
          <table:table-cell table:style-name="ce7" table:formula="of:=MAX([.C51]-[.D51];ABS([.C51]-[.E50]);ABS([.D51]-[.E50]))" office:value-type="float" office:value="1.1295" calcext:value-type="float">
            <text:p>1.1295</text:p>
          </table:table-cell>
          <table:table-cell table:formula="of:=IF([.C51]-[.C50]&gt;[.D50]-[.D51];MAX([.C51]-[.C50];0);0)" office:value-type="float" office:value="0.782800000000002" calcext:value-type="float">
            <text:p>0.7828</text:p>
          </table:table-cell>
          <table:table-cell table:formula="of:=IF([.D50]-[.D51]&gt;[.C51]-[.C50];MAX([.D50]-[.D51];0);0)" office:value-type="float" office:value="0" calcext:value-type="float">
            <text:p>0.0000</text:p>
          </table:table-cell>
          <table:table-cell table:formula="of:=[.I50]-([.I50]/14)+[.F51]" office:value-type="float" office:value="12.7502933962627" calcext:value-type="float">
            <text:p>12.7503</text:p>
          </table:table-cell>
          <table:table-cell table:style-name="ce6" table:formula="of:=[.J50]-([.J50]/14)+[.G51]" office:value-type="float" office:value="3.80908812510443" calcext:value-type="float">
            <text:p>3.8091</text:p>
          </table:table-cell>
          <table:table-cell table:style-name="ce6" table:formula="of:=[.K50]-([.K50]/14)+[.H51]" office:value-type="float" office:value="2.68631280109075" calcext:value-type="float">
            <text:p>2.6863</text:p>
          </table:table-cell>
          <table:table-cell table:formula="of:=(100*([.J51]/[.I51]))" office:value-type="float" office:value="29.8745135246922" calcext:value-type="float">
            <text:p>29.8745</text:p>
          </table:table-cell>
          <table:table-cell table:formula="of:=(100*([.K51]/[.I51]))" office:value-type="float" office:value="21.068635188255" calcext:value-type="float">
            <text:p>21.0686</text:p>
          </table:table-cell>
          <table:table-cell table:formula="of:=ABS([.L51]-[.M51])" office:value-type="float" office:value="8.80587833643721" calcext:value-type="float">
            <text:p>8.8059</text:p>
          </table:table-cell>
          <table:table-cell table:formula="of:=[.L51]+[.M51]" office:value-type="float" office:value="50.9431487129471" calcext:value-type="float">
            <text:p>50.9431</text:p>
          </table:table-cell>
          <table:table-cell table:formula="of:=(100*([.N51]/[.O51]))" office:value-type="float" office:value="17.285697015032" calcext:value-type="float">
            <text:p>17.2857</text:p>
          </table:table-cell>
          <table:table-cell table:formula="of:=(([.Q50]*13)+[.P51])/14" office:value-type="float" office:value="16.5911619305979" calcext:value-type="float">
            <text:p>16.591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23" calcext:value-type="date">
            <text:p>23 Apr 09</text:p>
          </table:table-cell>
          <table:table-cell table:style-name="ce6" office:value-type="float" office:value="32.8343" calcext:value-type="float">
            <text:p>32.8343</text:p>
          </table:table-cell>
          <table:table-cell office:value-type="float" office:value="32.1903" calcext:value-type="float">
            <text:p>32.1903</text:p>
          </table:table-cell>
          <table:table-cell office:value-type="float" office:value="32.8046" calcext:value-type="float">
            <text:p>32.8046</text:p>
          </table:table-cell>
          <table:table-cell table:style-name="ce7" table:formula="of:=MAX([.C52]-[.D52];ABS([.C52]-[.E51]);ABS([.D52]-[.E51]))" office:value-type="float" office:value="0.643999999999998" calcext:value-type="float">
            <text:p>0.6440</text:p>
          </table:table-cell>
          <table:table-cell table:formula="of:=IF([.C52]-[.C51]&gt;[.D51]-[.D52];MAX([.C52]-[.C51];0);0)" office:value-type="float" office:value="0" calcext:value-type="float">
            <text:p>0.0000</text:p>
          </table:table-cell>
          <table:table-cell table:formula="of:=IF([.D51]-[.D52]&gt;[.C52]-[.C51];MAX([.D51]-[.D52];0);0)" office:value-type="float" office:value="0" calcext:value-type="float">
            <text:p>0.0000</text:p>
          </table:table-cell>
          <table:table-cell table:formula="of:=[.I51]-([.I51]/14)+[.F52]" office:value-type="float" office:value="12.4835581536725" calcext:value-type="float">
            <text:p>12.4836</text:p>
          </table:table-cell>
          <table:table-cell table:style-name="ce6" table:formula="of:=[.J51]-([.J51]/14)+[.G52]" office:value-type="float" office:value="3.53701040188269" calcext:value-type="float">
            <text:p>3.5370</text:p>
          </table:table-cell>
          <table:table-cell table:style-name="ce6" table:formula="of:=[.K51]-([.K51]/14)+[.H52]" office:value-type="float" office:value="2.49443331529855" calcext:value-type="float">
            <text:p>2.4944</text:p>
          </table:table-cell>
          <table:table-cell table:formula="of:=(100*([.J52]/[.I52]))" office:value-type="float" office:value="28.3333514238658" calcext:value-type="float">
            <text:p>28.3334</text:p>
          </table:table-cell>
          <table:table-cell table:formula="of:=(100*([.K52]/[.I52]))" office:value-type="float" office:value="19.9817494707206" calcext:value-type="float">
            <text:p>19.9817</text:p>
          </table:table-cell>
          <table:table-cell table:formula="of:=ABS([.L52]-[.M52])" office:value-type="float" office:value="8.35160195314523" calcext:value-type="float">
            <text:p>8.3516</text:p>
          </table:table-cell>
          <table:table-cell table:formula="of:=[.L52]+[.M52]" office:value-type="float" office:value="48.3151008945864" calcext:value-type="float">
            <text:p>48.3151</text:p>
          </table:table-cell>
          <table:table-cell table:formula="of:=(100*([.N52]/[.O52]))" office:value-type="float" office:value="17.285697015032" calcext:value-type="float">
            <text:p>17.2857</text:p>
          </table:table-cell>
          <table:table-cell table:formula="of:=(([.Q51]*13)+[.P52])/14" office:value-type="float" office:value="16.6407715794861" calcext:value-type="float">
            <text:p>16.640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24" calcext:value-type="date">
            <text:p>24 Apr 09</text:p>
          </table:table-cell>
          <table:table-cell table:style-name="ce6" office:value-type="float" office:value="33.6169" calcext:value-type="float">
            <text:p>33.6169</text:p>
          </table:table-cell>
          <table:table-cell office:value-type="float" office:value="32.7648" calcext:value-type="float">
            <text:p>32.7648</text:p>
          </table:table-cell>
          <table:table-cell office:value-type="float" office:value="33.3792" calcext:value-type="float">
            <text:p>33.3792</text:p>
          </table:table-cell>
          <table:table-cell table:style-name="ce7" table:formula="of:=MAX([.C53]-[.D53];ABS([.C53]-[.E52]);ABS([.D53]-[.E52]))" office:value-type="float" office:value="0.8521" calcext:value-type="float">
            <text:p>0.8521</text:p>
          </table:table-cell>
          <table:table-cell table:formula="of:=IF([.C53]-[.C52]&gt;[.D52]-[.D53];MAX([.C53]-[.C52];0);0)" office:value-type="float" office:value="0.782600000000002" calcext:value-type="float">
            <text:p>0.7826</text:p>
          </table:table-cell>
          <table:table-cell table:formula="of:=IF([.D52]-[.D53]&gt;[.C53]-[.C52];MAX([.D52]-[.D53];0);0)" office:value-type="float" office:value="0" calcext:value-type="float">
            <text:p>0.0000</text:p>
          </table:table-cell>
          <table:table-cell table:formula="of:=[.I52]-([.I52]/14)+[.F53]" office:value-type="float" office:value="12.4439754284102" calcext:value-type="float">
            <text:p>12.4440</text:p>
          </table:table-cell>
          <table:table-cell table:style-name="ce6" table:formula="of:=[.J52]-([.J52]/14)+[.G53]" office:value-type="float" office:value="4.06696680174821" calcext:value-type="float">
            <text:p>4.0670</text:p>
          </table:table-cell>
          <table:table-cell table:style-name="ce6" table:formula="of:=[.K52]-([.K52]/14)+[.H53]" office:value-type="float" office:value="2.31625950706294" calcext:value-type="float">
            <text:p>2.3163</text:p>
          </table:table-cell>
          <table:table-cell table:formula="of:=(100*([.J53]/[.I53]))" office:value-type="float" office:value="32.6822149814209" calcext:value-type="float">
            <text:p>32.6822</text:p>
          </table:table-cell>
          <table:table-cell table:formula="of:=(100*([.K53]/[.I53]))" office:value-type="float" office:value="18.613501130634" calcext:value-type="float">
            <text:p>18.6135</text:p>
          </table:table-cell>
          <table:table-cell table:formula="of:=ABS([.L53]-[.M53])" office:value-type="float" office:value="14.068713850787" calcext:value-type="float">
            <text:p>14.0687</text:p>
          </table:table-cell>
          <table:table-cell table:formula="of:=[.L53]+[.M53]" office:value-type="float" office:value="51.2957161120549" calcext:value-type="float">
            <text:p>51.2957</text:p>
          </table:table-cell>
          <table:table-cell table:formula="of:=(100*([.N53]/[.O53]))" office:value-type="float" office:value="27.4266837800919" calcext:value-type="float">
            <text:p>27.4267</text:p>
          </table:table-cell>
          <table:table-cell table:formula="of:=(([.Q52]*13)+[.P53])/14" office:value-type="float" office:value="17.4111938795294" calcext:value-type="float">
            <text:p>17.411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27" calcext:value-type="date">
            <text:p>27 Apr 09</text:p>
          </table:table-cell>
          <table:table-cell table:style-name="ce6" office:value-type="float" office:value="33.7459" calcext:value-type="float">
            <text:p>33.7459</text:p>
          </table:table-cell>
          <table:table-cell office:value-type="float" office:value="33.0423" calcext:value-type="float">
            <text:p>33.0423</text:p>
          </table:table-cell>
          <table:table-cell office:value-type="float" office:value="33.4188" calcext:value-type="float">
            <text:p>33.4188</text:p>
          </table:table-cell>
          <table:table-cell table:style-name="ce7" table:formula="of:=MAX([.C54]-[.D54];ABS([.C54]-[.E53]);ABS([.D54]-[.E53]))" office:value-type="float" office:value="0.703600000000002" calcext:value-type="float">
            <text:p>0.7036</text:p>
          </table:table-cell>
          <table:table-cell table:formula="of:=IF([.C54]-[.C53]&gt;[.D53]-[.D54];MAX([.C54]-[.C53];0);0)" office:value-type="float" office:value="0.128999999999998" calcext:value-type="float">
            <text:p>0.1290</text:p>
          </table:table-cell>
          <table:table-cell table:formula="of:=IF([.D53]-[.D54]&gt;[.C54]-[.C53];MAX([.D53]-[.D54];0);0)" office:value-type="float" office:value="0" calcext:value-type="float">
            <text:p>0.0000</text:p>
          </table:table-cell>
          <table:table-cell table:formula="of:=[.I53]-([.I53]/14)+[.F54]" office:value-type="float" office:value="12.2587200406666" calcext:value-type="float">
            <text:p>12.2587</text:p>
          </table:table-cell>
          <table:table-cell table:style-name="ce6" table:formula="of:=[.J53]-([.J53]/14)+[.G54]" office:value-type="float" office:value="3.90546917305191" calcext:value-type="float">
            <text:p>3.9055</text:p>
          </table:table-cell>
          <table:table-cell table:style-name="ce6" table:formula="of:=[.K53]-([.K53]/14)+[.H54]" office:value-type="float" office:value="2.15081239941559" calcext:value-type="float">
            <text:p>2.1508</text:p>
          </table:table-cell>
          <table:table-cell table:formula="of:=(100*([.J54]/[.I54]))" office:value-type="float" office:value="31.858702703839" calcext:value-type="float">
            <text:p>31.8587</text:p>
          </table:table-cell>
          <table:table-cell table:formula="of:=(100*([.K54]/[.I54]))" office:value-type="float" office:value="17.5451628904206" calcext:value-type="float">
            <text:p>17.5452</text:p>
          </table:table-cell>
          <table:table-cell table:formula="of:=ABS([.L54]-[.M54])" office:value-type="float" office:value="14.3135398134184" calcext:value-type="float">
            <text:p>14.3135</text:p>
          </table:table-cell>
          <table:table-cell table:formula="of:=[.L54]+[.M54]" office:value-type="float" office:value="49.4038655942597" calcext:value-type="float">
            <text:p>49.4039</text:p>
          </table:table-cell>
          <table:table-cell table:formula="of:=(100*([.N54]/[.O54]))" office:value-type="float" office:value="28.9725098253882" calcext:value-type="float">
            <text:p>28.9725</text:p>
          </table:table-cell>
          <table:table-cell table:formula="of:=(([.Q53]*13)+[.P54])/14" office:value-type="float" office:value="18.2370021613764" calcext:value-type="float">
            <text:p>18.237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28" calcext:value-type="date">
            <text:p>28 Apr 09</text:p>
          </table:table-cell>
          <table:table-cell table:style-name="ce6" office:value-type="float" office:value="33.5971" calcext:value-type="float">
            <text:p>33.5971</text:p>
          </table:table-cell>
          <table:table-cell office:value-type="float" office:value="33.0522" calcext:value-type="float">
            <text:p>33.0522</text:p>
          </table:table-cell>
          <table:table-cell office:value-type="float" office:value="33.1711" calcext:value-type="float">
            <text:p>33.1711</text:p>
          </table:table-cell>
          <table:table-cell table:style-name="ce7" table:formula="of:=MAX([.C55]-[.D55];ABS([.C55]-[.E54]);ABS([.D55]-[.E54]))" office:value-type="float" office:value="0.544899999999998" calcext:value-type="float">
            <text:p>0.5449</text:p>
          </table:table-cell>
          <table:table-cell table:formula="of:=IF([.C55]-[.C54]&gt;[.D54]-[.D55];MAX([.C55]-[.C54];0);0)" office:value-type="float" office:value="0" calcext:value-type="float">
            <text:p>0.0000</text:p>
          </table:table-cell>
          <table:table-cell table:formula="of:=IF([.D54]-[.D55]&gt;[.C55]-[.C54];MAX([.D54]-[.D55];0);0)" office:value-type="float" office:value="0" calcext:value-type="float">
            <text:p>0.0000</text:p>
          </table:table-cell>
          <table:table-cell table:formula="of:=[.I54]-([.I54]/14)+[.F55]" office:value-type="float" office:value="11.927997180619" calcext:value-type="float">
            <text:p>11.9280</text:p>
          </table:table-cell>
          <table:table-cell table:style-name="ce6" table:formula="of:=[.J54]-([.J54]/14)+[.G55]" office:value-type="float" office:value="3.62650708926249" calcext:value-type="float">
            <text:p>3.6265</text:p>
          </table:table-cell>
          <table:table-cell table:style-name="ce6" table:formula="of:=[.K54]-([.K54]/14)+[.H55]" office:value-type="float" office:value="1.99718294231448" calcext:value-type="float">
            <text:p>1.9972</text:p>
          </table:table-cell>
          <table:table-cell table:formula="of:=(100*([.J55]/[.I55]))" office:value-type="float" office:value="30.4033194705559" calcext:value-type="float">
            <text:p>30.4033</text:p>
          </table:table-cell>
          <table:table-cell table:formula="of:=(100*([.K55]/[.I55]))" office:value-type="float" office:value="16.743657062223" calcext:value-type="float">
            <text:p>16.7437</text:p>
          </table:table-cell>
          <table:table-cell table:formula="of:=ABS([.L55]-[.M55])" office:value-type="float" office:value="13.6596624083328" calcext:value-type="float">
            <text:p>13.6597</text:p>
          </table:table-cell>
          <table:table-cell table:formula="of:=[.L55]+[.M55]" office:value-type="float" office:value="47.1469765327789" calcext:value-type="float">
            <text:p>47.1470</text:p>
          </table:table-cell>
          <table:table-cell table:formula="of:=(100*([.N55]/[.O55]))" office:value-type="float" office:value="28.9725098253882" calcext:value-type="float">
            <text:p>28.9725</text:p>
          </table:table-cell>
          <table:table-cell table:formula="of:=(([.Q54]*13)+[.P55])/14" office:value-type="float" office:value="19.0038241373773" calcext:value-type="float">
            <text:p>19.003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29" calcext:value-type="date">
            <text:p>29 Apr 09</text:p>
          </table:table-cell>
          <table:table-cell table:style-name="ce6" office:value-type="float" office:value="34.0825" calcext:value-type="float">
            <text:p>34.0825</text:p>
          </table:table-cell>
          <table:table-cell office:value-type="float" office:value="33.3297" calcext:value-type="float">
            <text:p>33.3297</text:p>
          </table:table-cell>
          <table:table-cell office:value-type="float" office:value="33.6268" calcext:value-type="float">
            <text:p>33.6268</text:p>
          </table:table-cell>
          <table:table-cell table:style-name="ce7" table:formula="of:=MAX([.C56]-[.D56];ABS([.C56]-[.E55]);ABS([.D56]-[.E55]))" office:value-type="float" office:value="0.9114" calcext:value-type="float">
            <text:p>0.9114</text:p>
          </table:table-cell>
          <table:table-cell table:formula="of:=IF([.C56]-[.C55]&gt;[.D55]-[.D56];MAX([.C56]-[.C55];0);0)" office:value-type="float" office:value="0.485400000000006" calcext:value-type="float">
            <text:p>0.4854</text:p>
          </table:table-cell>
          <table:table-cell table:formula="of:=IF([.D55]-[.D56]&gt;[.C56]-[.C55];MAX([.D55]-[.D56];0);0)" office:value-type="float" office:value="0" calcext:value-type="float">
            <text:p>0.0000</text:p>
          </table:table-cell>
          <table:table-cell table:formula="of:=[.I55]-([.I55]/14)+[.F56]" office:value-type="float" office:value="11.9873973820033" calcext:value-type="float">
            <text:p>11.9874</text:p>
          </table:table-cell>
          <table:table-cell table:style-name="ce6" table:formula="of:=[.J55]-([.J55]/14)+[.G56]" office:value-type="float" office:value="3.85287086860089" calcext:value-type="float">
            <text:p>3.8529</text:p>
          </table:table-cell>
          <table:table-cell table:style-name="ce6" table:formula="of:=[.K55]-([.K55]/14)+[.H56]" office:value-type="float" office:value="1.85452701786344" calcext:value-type="float">
            <text:p>1.8545</text:p>
          </table:table-cell>
          <table:table-cell table:formula="of:=(100*([.J56]/[.I56]))" office:value-type="float" office:value="32.1410123133583" calcext:value-type="float">
            <text:p>32.1410</text:p>
          </table:table-cell>
          <table:table-cell table:formula="of:=(100*([.K56]/[.I56]))" office:value-type="float" office:value="15.4706393620323" calcext:value-type="float">
            <text:p>15.4706</text:p>
          </table:table-cell>
          <table:table-cell table:formula="of:=ABS([.L56]-[.M56])" office:value-type="float" office:value="16.670372951326" calcext:value-type="float">
            <text:p>16.6704</text:p>
          </table:table-cell>
          <table:table-cell table:formula="of:=[.L56]+[.M56]" office:value-type="float" office:value="47.6116516753906" calcext:value-type="float">
            <text:p>47.6117</text:p>
          </table:table-cell>
          <table:table-cell table:formula="of:=(100*([.N56]/[.O56]))" office:value-type="float" office:value="35.0132212698316" calcext:value-type="float">
            <text:p>35.0132</text:p>
          </table:table-cell>
          <table:table-cell table:formula="of:=(([.Q55]*13)+[.P56])/14" office:value-type="float" office:value="20.1473525039811" calcext:value-type="float">
            <text:p>20.147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4-30" calcext:value-type="date">
            <text:p>30 Apr 09</text:p>
          </table:table-cell>
          <table:table-cell table:style-name="ce6" office:value-type="float" office:value="34.578" calcext:value-type="float">
            <text:p>34.5780</text:p>
          </table:table-cell>
          <table:table-cell office:value-type="float" office:value="33.726" calcext:value-type="float">
            <text:p>33.7260</text:p>
          </table:table-cell>
          <table:table-cell office:value-type="float" office:value="33.9638" calcext:value-type="float">
            <text:p>33.9638</text:p>
          </table:table-cell>
          <table:table-cell table:style-name="ce7" table:formula="of:=MAX([.C57]-[.D57];ABS([.C57]-[.E56]);ABS([.D57]-[.E56]))" office:value-type="float" office:value="0.9512" calcext:value-type="float">
            <text:p>0.9512</text:p>
          </table:table-cell>
          <table:table-cell table:formula="of:=IF([.C57]-[.C56]&gt;[.D56]-[.D57];MAX([.C57]-[.C56];0);0)" office:value-type="float" office:value="0.4955" calcext:value-type="float">
            <text:p>0.4955</text:p>
          </table:table-cell>
          <table:table-cell table:formula="of:=IF([.D56]-[.D57]&gt;[.C57]-[.C56];MAX([.D56]-[.D57];0);0)" office:value-type="float" office:value="0" calcext:value-type="float">
            <text:p>0.0000</text:p>
          </table:table-cell>
          <table:table-cell table:formula="of:=[.I56]-([.I56]/14)+[.F57]" office:value-type="float" office:value="12.0823547118602" calcext:value-type="float">
            <text:p>12.0824</text:p>
          </table:table-cell>
          <table:table-cell table:style-name="ce6" table:formula="of:=[.J56]-([.J56]/14)+[.G57]" office:value-type="float" office:value="4.07316580655797" calcext:value-type="float">
            <text:p>4.0732</text:p>
          </table:table-cell>
          <table:table-cell table:style-name="ce6" table:formula="of:=[.K56]-([.K56]/14)+[.H57]" office:value-type="float" office:value="1.72206080230177" calcext:value-type="float">
            <text:p>1.7221</text:p>
          </table:table-cell>
          <table:table-cell table:formula="of:=(100*([.J57]/[.I57]))" office:value-type="float" office:value="33.7116886873026" calcext:value-type="float">
            <text:p>33.7117</text:p>
          </table:table-cell>
          <table:table-cell table:formula="of:=(100*([.K57]/[.I57]))" office:value-type="float" office:value="14.252691990671" calcext:value-type="float">
            <text:p>14.2527</text:p>
          </table:table-cell>
          <table:table-cell table:formula="of:=ABS([.L57]-[.M57])" office:value-type="float" office:value="19.4589966966316" calcext:value-type="float">
            <text:p>19.4590</text:p>
          </table:table-cell>
          <table:table-cell table:formula="of:=[.L57]+[.M57]" office:value-type="float" office:value="47.9643806779736" calcext:value-type="float">
            <text:p>47.9644</text:p>
          </table:table-cell>
          <table:table-cell table:formula="of:=(100*([.N57]/[.O57]))" office:value-type="float" office:value="40.5696819631148" calcext:value-type="float">
            <text:p>40.5697</text:p>
          </table:table-cell>
          <table:table-cell table:formula="of:=(([.Q56]*13)+[.P57])/14" office:value-type="float" office:value="21.6060903224907" calcext:value-type="float">
            <text:p>21.60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01" calcext:value-type="date">
            <text:p>1 May 09</text:p>
          </table:table-cell>
          <table:table-cell table:style-name="ce6" office:value-type="float" office:value="34.2214" calcext:value-type="float">
            <text:p>34.2214</text:p>
          </table:table-cell>
          <table:table-cell office:value-type="float" office:value="33.6962" calcext:value-type="float">
            <text:p>33.6962</text:p>
          </table:table-cell>
          <table:table-cell office:value-type="float" office:value="34.0529" calcext:value-type="float">
            <text:p>34.0529</text:p>
          </table:table-cell>
          <table:table-cell table:style-name="ce7" table:formula="of:=MAX([.C58]-[.D58];ABS([.C58]-[.E57]);ABS([.D58]-[.E57]))" office:value-type="float" office:value="0.525200000000005" calcext:value-type="float">
            <text:p>0.5252</text:p>
          </table:table-cell>
          <table:table-cell table:formula="of:=IF([.C58]-[.C57]&gt;[.D57]-[.D58];MAX([.C58]-[.C57];0);0)" office:value-type="float" office:value="0" calcext:value-type="float">
            <text:p>0.0000</text:p>
          </table:table-cell>
          <table:table-cell table:formula="of:=IF([.D57]-[.D58]&gt;[.C58]-[.C57];MAX([.D57]-[.D58];0);0)" office:value-type="float" office:value="0.0298000000000016" calcext:value-type="float">
            <text:p>0.0298</text:p>
          </table:table-cell>
          <table:table-cell table:formula="of:=[.I57]-([.I57]/14)+[.F58]" office:value-type="float" office:value="11.7445293752988" calcext:value-type="float">
            <text:p>11.7445</text:p>
          </table:table-cell>
          <table:table-cell table:style-name="ce6" table:formula="of:=[.J57]-([.J57]/14)+[.G58]" office:value-type="float" office:value="3.78222539180383" calcext:value-type="float">
            <text:p>3.7822</text:p>
          </table:table-cell>
          <table:table-cell table:style-name="ce6" table:formula="of:=[.K57]-([.K57]/14)+[.H58]" office:value-type="float" office:value="1.62885645928022" calcext:value-type="float">
            <text:p>1.6289</text:p>
          </table:table-cell>
          <table:table-cell table:formula="of:=(100*([.J58]/[.I58]))" office:value-type="float" office:value="32.2041460406122" calcext:value-type="float">
            <text:p>32.2041</text:p>
          </table:table-cell>
          <table:table-cell table:formula="of:=(100*([.K58]/[.I58]))" office:value-type="float" office:value="13.8690653940212" calcext:value-type="float">
            <text:p>13.8691</text:p>
          </table:table-cell>
          <table:table-cell table:formula="of:=ABS([.L58]-[.M58])" office:value-type="float" office:value="18.335080646591" calcext:value-type="float">
            <text:p>18.3351</text:p>
          </table:table-cell>
          <table:table-cell table:formula="of:=[.L58]+[.M58]" office:value-type="float" office:value="46.0732114346333" calcext:value-type="float">
            <text:p>46.0732</text:p>
          </table:table-cell>
          <table:table-cell table:formula="of:=(100*([.N58]/[.O58]))" office:value-type="float" office:value="39.7955342718058" calcext:value-type="float">
            <text:p>39.7955</text:p>
          </table:table-cell>
          <table:table-cell table:formula="of:=(([.Q57]*13)+[.P58])/14" office:value-type="float" office:value="22.9053363188703" calcext:value-type="float">
            <text:p>22.905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04" calcext:value-type="date">
            <text:p>4 May 09</text:p>
          </table:table-cell>
          <table:table-cell table:style-name="ce6" office:value-type="float" office:value="34.7663" calcext:value-type="float">
            <text:p>34.7663</text:p>
          </table:table-cell>
          <table:table-cell office:value-type="float" office:value="34.2015" calcext:value-type="float">
            <text:p>34.2015</text:p>
          </table:table-cell>
          <table:table-cell office:value-type="float" office:value="34.7266" calcext:value-type="float">
            <text:p>34.7266</text:p>
          </table:table-cell>
          <table:table-cell table:style-name="ce7" table:formula="of:=MAX([.C59]-[.D59];ABS([.C59]-[.E58]);ABS([.D59]-[.E58]))" office:value-type="float" office:value="0.7134" calcext:value-type="float">
            <text:p>0.7134</text:p>
          </table:table-cell>
          <table:table-cell table:formula="of:=IF([.C59]-[.C58]&gt;[.D58]-[.D59];MAX([.C59]-[.C58];0);0)" office:value-type="float" office:value="0.544899999999998" calcext:value-type="float">
            <text:p>0.5449</text:p>
          </table:table-cell>
          <table:table-cell table:formula="of:=IF([.D58]-[.D59]&gt;[.C59]-[.C58];MAX([.D58]-[.D59];0);0)" office:value-type="float" office:value="0" calcext:value-type="float">
            <text:p>0.0000</text:p>
          </table:table-cell>
          <table:table-cell table:formula="of:=[.I58]-([.I58]/14)+[.F59]" office:value-type="float" office:value="11.6190344199203" calcext:value-type="float">
            <text:p>11.6190</text:p>
          </table:table-cell>
          <table:table-cell table:style-name="ce6" table:formula="of:=[.J58]-([.J58]/14)+[.G59]" office:value-type="float" office:value="4.05696643524641" calcext:value-type="float">
            <text:p>4.0570</text:p>
          </table:table-cell>
          <table:table-cell table:style-name="ce6" table:formula="of:=[.K58]-([.K58]/14)+[.H59]" office:value-type="float" office:value="1.51250956933163" calcext:value-type="float">
            <text:p>1.5125</text:p>
          </table:table-cell>
          <table:table-cell table:formula="of:=(100*([.J59]/[.I59]))" office:value-type="float" office:value="34.9165540665834" calcext:value-type="float">
            <text:p>34.9166</text:p>
          </table:table-cell>
          <table:table-cell table:formula="of:=(100*([.K59]/[.I59]))" office:value-type="float" office:value="13.0175151795617" calcext:value-type="float">
            <text:p>13.0175</text:p>
          </table:table-cell>
          <table:table-cell table:formula="of:=ABS([.L59]-[.M59])" office:value-type="float" office:value="21.8990388870216" calcext:value-type="float">
            <text:p>21.8990</text:p>
          </table:table-cell>
          <table:table-cell table:formula="of:=[.L59]+[.M59]" office:value-type="float" office:value="47.9340692461451" calcext:value-type="float">
            <text:p>47.9341</text:p>
          </table:table-cell>
          <table:table-cell table:formula="of:=(100*([.N59]/[.O59]))" office:value-type="float" office:value="45.6857496795618" calcext:value-type="float">
            <text:p>45.6857</text:p>
          </table:table-cell>
          <table:table-cell table:formula="of:=(([.Q58]*13)+[.P59])/14" office:value-type="float" office:value="24.5325087017769" calcext:value-type="float">
            <text:p>24.532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05" calcext:value-type="date">
            <text:p>5 May 09</text:p>
          </table:table-cell>
          <table:table-cell table:style-name="ce6" office:value-type="float" office:value="34.7364" calcext:value-type="float">
            <text:p>34.7364</text:p>
          </table:table-cell>
          <table:table-cell office:value-type="float" office:value="34.3105" calcext:value-type="float">
            <text:p>34.3105</text:p>
          </table:table-cell>
          <table:table-cell office:value-type="float" office:value="34.6969" calcext:value-type="float">
            <text:p>34.6969</text:p>
          </table:table-cell>
          <table:table-cell table:style-name="ce7" table:formula="of:=MAX([.C60]-[.D60];ABS([.C60]-[.E59]);ABS([.D60]-[.E59]))" office:value-type="float" office:value="0.425900000000006" calcext:value-type="float">
            <text:p>0.4259</text:p>
          </table:table-cell>
          <table:table-cell table:formula="of:=IF([.C60]-[.C59]&gt;[.D59]-[.D60];MAX([.C60]-[.C59];0);0)" office:value-type="float" office:value="0" calcext:value-type="float">
            <text:p>0.0000</text:p>
          </table:table-cell>
          <table:table-cell table:formula="of:=IF([.D59]-[.D60]&gt;[.C60]-[.C59];MAX([.D59]-[.D60];0);0)" office:value-type="float" office:value="0" calcext:value-type="float">
            <text:p>0.0000</text:p>
          </table:table-cell>
          <table:table-cell table:formula="of:=[.I59]-([.I59]/14)+[.F60]" office:value-type="float" office:value="11.215003389926" calcext:value-type="float">
            <text:p>11.2150</text:p>
          </table:table-cell>
          <table:table-cell table:style-name="ce6" table:formula="of:=[.J59]-([.J59]/14)+[.G60]" office:value-type="float" office:value="3.76718311844309" calcext:value-type="float">
            <text:p>3.7672</text:p>
          </table:table-cell>
          <table:table-cell table:style-name="ce6" table:formula="of:=[.K59]-([.K59]/14)+[.H60]" office:value-type="float" office:value="1.40447317152223" calcext:value-type="float">
            <text:p>1.4045</text:p>
          </table:table-cell>
          <table:table-cell table:formula="of:=(100*([.J60]/[.I60]))" office:value-type="float" office:value="33.5905660253924" calcext:value-type="float">
            <text:p>33.5906</text:p>
          </table:table-cell>
          <table:table-cell table:formula="of:=(100*([.K60]/[.I60]))" office:value-type="float" office:value="12.5231631475369" calcext:value-type="float">
            <text:p>12.5232</text:p>
          </table:table-cell>
          <table:table-cell table:formula="of:=ABS([.L60]-[.M60])" office:value-type="float" office:value="21.0674028778555" calcext:value-type="float">
            <text:p>21.0674</text:p>
          </table:table-cell>
          <table:table-cell table:formula="of:=[.L60]+[.M60]" office:value-type="float" office:value="46.1137291729293" calcext:value-type="float">
            <text:p>46.1137</text:p>
          </table:table-cell>
          <table:table-cell table:formula="of:=(100*([.N60]/[.O60]))" office:value-type="float" office:value="45.6857496795618" calcext:value-type="float">
            <text:p>45.6857</text:p>
          </table:table-cell>
          <table:table-cell table:formula="of:=(([.Q59]*13)+[.P60])/14" office:value-type="float" office:value="26.0434544859044" calcext:value-type="float">
            <text:p>26.043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06" calcext:value-type="date">
            <text:p>6 May 09</text:p>
          </table:table-cell>
          <table:table-cell table:style-name="ce6" office:value-type="float" office:value="35.014" calcext:value-type="float">
            <text:p>35.0140</text:p>
          </table:table-cell>
          <table:table-cell office:value-type="float" office:value="34.142" calcext:value-type="float">
            <text:p>34.1420</text:p>
          </table:table-cell>
          <table:table-cell office:value-type="float" office:value="34.7067" calcext:value-type="float">
            <text:p>34.7067</text:p>
          </table:table-cell>
          <table:table-cell table:style-name="ce7" table:formula="of:=MAX([.C61]-[.D61];ABS([.C61]-[.E60]);ABS([.D61]-[.E60]))" office:value-type="float" office:value="0.872" calcext:value-type="float">
            <text:p>0.8720</text:p>
          </table:table-cell>
          <table:table-cell table:formula="of:=IF([.C61]-[.C60]&gt;[.D60]-[.D61];MAX([.C61]-[.C60];0);0)" office:value-type="float" office:value="0.2776" calcext:value-type="float">
            <text:p>0.2776</text:p>
          </table:table-cell>
          <table:table-cell table:formula="of:=IF([.D60]-[.D61]&gt;[.C61]-[.C60];MAX([.D60]-[.D61];0);0)" office:value-type="float" office:value="0" calcext:value-type="float">
            <text:p>0.0000</text:p>
          </table:table-cell>
          <table:table-cell table:formula="of:=[.I60]-([.I60]/14)+[.F61]" office:value-type="float" office:value="11.285931719217" calcext:value-type="float">
            <text:p>11.2859</text:p>
          </table:table-cell>
          <table:table-cell table:style-name="ce6" table:formula="of:=[.J60]-([.J60]/14)+[.G61]" office:value-type="float" office:value="3.77569860998287" calcext:value-type="float">
            <text:p>3.7757</text:p>
          </table:table-cell>
          <table:table-cell table:style-name="ce6" table:formula="of:=[.K60]-([.K60]/14)+[.H61]" office:value-type="float" office:value="1.30415365927064" calcext:value-type="float">
            <text:p>1.3042</text:p>
          </table:table-cell>
          <table:table-cell table:formula="of:=(100*([.J61]/[.I61]))" office:value-type="float" office:value="33.4549127526072" calcext:value-type="float">
            <text:p>33.4549</text:p>
          </table:table-cell>
          <table:table-cell table:formula="of:=(100*([.K61]/[.I61]))" office:value-type="float" office:value="11.5555692849887" calcext:value-type="float">
            <text:p>11.5556</text:p>
          </table:table-cell>
          <table:table-cell table:formula="of:=ABS([.L61]-[.M61])" office:value-type="float" office:value="21.8993434676185" calcext:value-type="float">
            <text:p>21.8993</text:p>
          </table:table-cell>
          <table:table-cell table:formula="of:=[.L61]+[.M61]" office:value-type="float" office:value="45.0104820375959" calcext:value-type="float">
            <text:p>45.0105</text:p>
          </table:table-cell>
          <table:table-cell table:formula="of:=(100*([.N61]/[.O61]))" office:value-type="float" office:value="48.6538745559904" calcext:value-type="float">
            <text:p>48.6539</text:p>
          </table:table-cell>
          <table:table-cell table:formula="of:=(([.Q60]*13)+[.P61])/14" office:value-type="float" office:value="27.6584844909105" calcext:value-type="float">
            <text:p>27.658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07" calcext:value-type="date">
            <text:p>7 May 09</text:p>
          </table:table-cell>
          <table:table-cell table:style-name="ce6" office:value-type="float" office:value="34.9447" calcext:value-type="float">
            <text:p>34.9447</text:p>
          </table:table-cell>
          <table:table-cell office:value-type="float" office:value="33.5674" calcext:value-type="float">
            <text:p>33.5674</text:p>
          </table:table-cell>
          <table:table-cell office:value-type="float" office:value="33.8944" calcext:value-type="float">
            <text:p>33.8944</text:p>
          </table:table-cell>
          <table:table-cell table:style-name="ce7" table:formula="of:=MAX([.C62]-[.D62];ABS([.C62]-[.E61]);ABS([.D62]-[.E61]))" office:value-type="float" office:value="1.3773" calcext:value-type="float">
            <text:p>1.3773</text:p>
          </table:table-cell>
          <table:table-cell table:formula="of:=IF([.C62]-[.C61]&gt;[.D61]-[.D62];MAX([.C62]-[.C61];0);0)" office:value-type="float" office:value="0" calcext:value-type="float">
            <text:p>0.0000</text:p>
          </table:table-cell>
          <table:table-cell table:formula="of:=IF([.D61]-[.D62]&gt;[.C62]-[.C61];MAX([.D61]-[.D62];0);0)" office:value-type="float" office:value="0.574600000000004" calcext:value-type="float">
            <text:p>0.5746</text:p>
          </table:table-cell>
          <table:table-cell table:formula="of:=[.I61]-([.I61]/14)+[.F62]" office:value-type="float" office:value="11.8570937392729" calcext:value-type="float">
            <text:p>11.8571</text:p>
          </table:table-cell>
          <table:table-cell table:style-name="ce6" table:formula="of:=[.J61]-([.J61]/14)+[.G62]" office:value-type="float" office:value="3.50600585212695" calcext:value-type="float">
            <text:p>3.5060</text:p>
          </table:table-cell>
          <table:table-cell table:style-name="ce6" table:formula="of:=[.K61]-([.K61]/14)+[.H62]" office:value-type="float" office:value="1.7855998264656" calcext:value-type="float">
            <text:p>1.7856</text:p>
          </table:table-cell>
          <table:table-cell table:formula="of:=(100*([.J62]/[.I62]))" office:value-type="float" office:value="29.5688465421708" calcext:value-type="float">
            <text:p>29.5688</text:p>
          </table:table-cell>
          <table:table-cell table:formula="of:=(100*([.K62]/[.I62]))" office:value-type="float" office:value="15.059338027761" calcext:value-type="float">
            <text:p>15.0593</text:p>
          </table:table-cell>
          <table:table-cell table:formula="of:=ABS([.L62]-[.M62])" office:value-type="float" office:value="14.5095085144098" calcext:value-type="float">
            <text:p>14.5095</text:p>
          </table:table-cell>
          <table:table-cell table:formula="of:=[.L62]+[.M62]" office:value-type="float" office:value="44.6281845699317" calcext:value-type="float">
            <text:p>44.6282</text:p>
          </table:table-cell>
          <table:table-cell table:formula="of:=(100*([.N62]/[.O62]))" office:value-type="float" office:value="32.5119846443083" calcext:value-type="float">
            <text:p>32.5120</text:p>
          </table:table-cell>
          <table:table-cell table:formula="of:=(([.Q61]*13)+[.P62])/14" office:value-type="float" office:value="28.0051630732961" calcext:value-type="float">
            <text:p>28.005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08" calcext:value-type="date">
            <text:p>8 May 09</text:p>
          </table:table-cell>
          <table:table-cell table:style-name="ce6" office:value-type="float" office:value="34.4194" calcext:value-type="float">
            <text:p>34.4194</text:p>
          </table:table-cell>
          <table:table-cell office:value-type="float" office:value="33.5674" calcext:value-type="float">
            <text:p>33.5674</text:p>
          </table:table-cell>
          <table:table-cell office:value-type="float" office:value="33.9142" calcext:value-type="float">
            <text:p>33.9142</text:p>
          </table:table-cell>
          <table:table-cell table:style-name="ce7" table:formula="of:=MAX([.C63]-[.D63];ABS([.C63]-[.E62]);ABS([.D63]-[.E62]))" office:value-type="float" office:value="0.852000000000004" calcext:value-type="float">
            <text:p>0.8520</text:p>
          </table:table-cell>
          <table:table-cell table:formula="of:=IF([.C63]-[.C62]&gt;[.D62]-[.D63];MAX([.C63]-[.C62];0);0)" office:value-type="float" office:value="0" calcext:value-type="float">
            <text:p>0.0000</text:p>
          </table:table-cell>
          <table:table-cell table:formula="of:=IF([.D62]-[.D63]&gt;[.C63]-[.C62];MAX([.D62]-[.D63];0);0)" office:value-type="float" office:value="0" calcext:value-type="float">
            <text:p>0.0000</text:p>
          </table:table-cell>
          <table:table-cell table:formula="of:=[.I62]-([.I62]/14)+[.F63]" office:value-type="float" office:value="11.862158472182" calcext:value-type="float">
            <text:p>11.8622</text:p>
          </table:table-cell>
          <table:table-cell table:style-name="ce6" table:formula="of:=[.J62]-([.J62]/14)+[.G63]" office:value-type="float" office:value="3.25557686268931" calcext:value-type="float">
            <text:p>3.2556</text:p>
          </table:table-cell>
          <table:table-cell table:style-name="ce6" table:formula="of:=[.K62]-([.K62]/14)+[.H63]" office:value-type="float" office:value="1.65805698171805" calcext:value-type="float">
            <text:p>1.6581</text:p>
          </table:table-cell>
          <table:table-cell table:formula="of:=(100*([.J63]/[.I63]))" office:value-type="float" office:value="27.4450629733532" calcext:value-type="float">
            <text:p>27.4451</text:p>
          </table:table-cell>
          <table:table-cell table:formula="of:=(100*([.K63]/[.I63]))" office:value-type="float" office:value="13.9777004801139" calcext:value-type="float">
            <text:p>13.9777</text:p>
          </table:table-cell>
          <table:table-cell table:formula="of:=ABS([.L63]-[.M63])" office:value-type="float" office:value="13.4673624932394" calcext:value-type="float">
            <text:p>13.4674</text:p>
          </table:table-cell>
          <table:table-cell table:formula="of:=[.L63]+[.M63]" office:value-type="float" office:value="41.4227634534671" calcext:value-type="float">
            <text:p>41.4228</text:p>
          </table:table-cell>
          <table:table-cell table:formula="of:=(100*([.N63]/[.O63]))" office:value-type="float" office:value="32.5119846443083" calcext:value-type="float">
            <text:p>32.5120</text:p>
          </table:table-cell>
          <table:table-cell table:formula="of:=(([.Q62]*13)+[.P63])/14" office:value-type="float" office:value="28.3270788997969" calcext:value-type="float">
            <text:p>28.327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11" calcext:value-type="date">
            <text:p>11 May 09</text:p>
          </table:table-cell>
          <table:table-cell table:style-name="ce6" office:value-type="float" office:value="34.3995" calcext:value-type="float">
            <text:p>34.3995</text:p>
          </table:table-cell>
          <table:table-cell office:value-type="float" office:value="33.3692" calcext:value-type="float">
            <text:p>33.3692</text:p>
          </table:table-cell>
          <table:table-cell office:value-type="float" office:value="34.0331" calcext:value-type="float">
            <text:p>34.0331</text:p>
          </table:table-cell>
          <table:table-cell table:style-name="ce7" table:formula="of:=MAX([.C64]-[.D64];ABS([.C64]-[.E63]);ABS([.D64]-[.E63]))" office:value-type="float" office:value="1.0303" calcext:value-type="float">
            <text:p>1.0303</text:p>
          </table:table-cell>
          <table:table-cell table:formula="of:=IF([.C64]-[.C63]&gt;[.D63]-[.D64];MAX([.C64]-[.C63];0);0)" office:value-type="float" office:value="0" calcext:value-type="float">
            <text:p>0.0000</text:p>
          </table:table-cell>
          <table:table-cell table:formula="of:=IF([.D63]-[.D64]&gt;[.C64]-[.C63];MAX([.D63]-[.D64];0);0)" office:value-type="float" office:value="0.1982" calcext:value-type="float">
            <text:p>0.1982</text:p>
          </table:table-cell>
          <table:table-cell table:formula="of:=[.I63]-([.I63]/14)+[.F64]" office:value-type="float" office:value="12.0451614384547" calcext:value-type="float">
            <text:p>12.0452</text:p>
          </table:table-cell>
          <table:table-cell table:style-name="ce6" table:formula="of:=[.J63]-([.J63]/14)+[.G64]" office:value-type="float" office:value="3.02303565821151" calcext:value-type="float">
            <text:p>3.0230</text:p>
          </table:table-cell>
          <table:table-cell table:style-name="ce6" table:formula="of:=[.K63]-([.K63]/14)+[.H64]" office:value-type="float" office:value="1.73782434016676" calcext:value-type="float">
            <text:p>1.7378</text:p>
          </table:table-cell>
          <table:table-cell table:formula="of:=(100*([.J64]/[.I64]))" office:value-type="float" office:value="25.0975105120661" calcext:value-type="float">
            <text:p>25.0975</text:p>
          </table:table-cell>
          <table:table-cell table:formula="of:=(100*([.K64]/[.I64]))" office:value-type="float" office:value="14.4275720092773" calcext:value-type="float">
            <text:p>14.4276</text:p>
          </table:table-cell>
          <table:table-cell table:formula="of:=ABS([.L64]-[.M64])" office:value-type="float" office:value="10.6699385027887" calcext:value-type="float">
            <text:p>10.6699</text:p>
          </table:table-cell>
          <table:table-cell table:formula="of:=[.L64]+[.M64]" office:value-type="float" office:value="39.5250825213434" calcext:value-type="float">
            <text:p>39.5251</text:p>
          </table:table-cell>
          <table:table-cell table:formula="of:=(100*([.N64]/[.O64]))" office:value-type="float" office:value="26.9953604702204" calcext:value-type="float">
            <text:p>26.9954</text:p>
          </table:table-cell>
          <table:table-cell table:formula="of:=(([.Q63]*13)+[.P64])/14" office:value-type="float" office:value="28.2319561548272" calcext:value-type="float">
            <text:p>28.232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12" calcext:value-type="date">
            <text:p>12 May 09</text:p>
          </table:table-cell>
          <table:table-cell table:style-name="ce6" office:value-type="float" office:value="34.1619" calcext:value-type="float">
            <text:p>34.1619</text:p>
          </table:table-cell>
          <table:table-cell office:value-type="float" office:value="33.2108" calcext:value-type="float">
            <text:p>33.2108</text:p>
          </table:table-cell>
          <table:table-cell office:value-type="float" office:value="33.6169" calcext:value-type="float">
            <text:p>33.6169</text:p>
          </table:table-cell>
          <table:table-cell table:style-name="ce7" table:formula="of:=MAX([.C65]-[.D65];ABS([.C65]-[.E64]);ABS([.D65]-[.E64]))" office:value-type="float" office:value="0.951100000000004" calcext:value-type="float">
            <text:p>0.9511</text:p>
          </table:table-cell>
          <table:table-cell table:formula="of:=IF([.C65]-[.C64]&gt;[.D64]-[.D65];MAX([.C65]-[.C64];0);0)" office:value-type="float" office:value="0" calcext:value-type="float">
            <text:p>0.0000</text:p>
          </table:table-cell>
          <table:table-cell table:formula="of:=IF([.D64]-[.D65]&gt;[.C65]-[.C64];MAX([.D64]-[.D65];0);0)" office:value-type="float" office:value="0.1584" calcext:value-type="float">
            <text:p>0.1584</text:p>
          </table:table-cell>
          <table:table-cell table:formula="of:=[.I64]-([.I64]/14)+[.F65]" office:value-type="float" office:value="12.1358927642794" calcext:value-type="float">
            <text:p>12.1359</text:p>
          </table:table-cell>
          <table:table-cell table:style-name="ce6" table:formula="of:=[.J64]-([.J64]/14)+[.G65]" office:value-type="float" office:value="2.80710453976783" calcext:value-type="float">
            <text:p>2.8071</text:p>
          </table:table-cell>
          <table:table-cell table:style-name="ce6" table:formula="of:=[.K64]-([.K64]/14)+[.H65]" office:value-type="float" office:value="1.77209403015485" calcext:value-type="float">
            <text:p>1.7721</text:p>
          </table:table-cell>
          <table:table-cell table:formula="of:=(100*([.J65]/[.I65]))" office:value-type="float" office:value="23.1305977589899" calcext:value-type="float">
            <text:p>23.1306</text:p>
          </table:table-cell>
          <table:table-cell table:formula="of:=(100*([.K65]/[.I65]))" office:value-type="float" office:value="14.6020903824299" calcext:value-type="float">
            <text:p>14.6021</text:p>
          </table:table-cell>
          <table:table-cell table:formula="of:=ABS([.L65]-[.M65])" office:value-type="float" office:value="8.52850737655995" calcext:value-type="float">
            <text:p>8.5285</text:p>
          </table:table-cell>
          <table:table-cell table:formula="of:=[.L65]+[.M65]" office:value-type="float" office:value="37.7326881414198" calcext:value-type="float">
            <text:p>37.7327</text:p>
          </table:table-cell>
          <table:table-cell table:formula="of:=(100*([.N65]/[.O65]))" office:value-type="float" office:value="22.6024378241901" calcext:value-type="float">
            <text:p>22.6024</text:p>
          </table:table-cell>
          <table:table-cell table:formula="of:=(([.Q64]*13)+[.P65])/14" office:value-type="float" office:value="27.8298477026388" calcext:value-type="float">
            <text:p>27.829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13" calcext:value-type="date">
            <text:p>13 May 09</text:p>
          </table:table-cell>
          <table:table-cell table:style-name="ce6" office:value-type="float" office:value="33.3396" calcext:value-type="float">
            <text:p>33.3396</text:p>
          </table:table-cell>
          <table:table-cell office:value-type="float" office:value="32.656" calcext:value-type="float">
            <text:p>32.6560</text:p>
          </table:table-cell>
          <table:table-cell office:value-type="float" office:value="32.7154" calcext:value-type="float">
            <text:p>32.7154</text:p>
          </table:table-cell>
          <table:table-cell table:style-name="ce7" table:formula="of:=MAX([.C66]-[.D66];ABS([.C66]-[.E65]);ABS([.D66]-[.E65]))" office:value-type="float" office:value="0.960900000000002" calcext:value-type="float">
            <text:p>0.9609</text:p>
          </table:table-cell>
          <table:table-cell table:formula="of:=IF([.C66]-[.C65]&gt;[.D65]-[.D66];MAX([.C66]-[.C65];0);0)" office:value-type="float" office:value="0" calcext:value-type="float">
            <text:p>0.0000</text:p>
          </table:table-cell>
          <table:table-cell table:formula="of:=IF([.D65]-[.D66]&gt;[.C66]-[.C65];MAX([.D65]-[.D66];0);0)" office:value-type="float" office:value="0.5548" calcext:value-type="float">
            <text:p>0.5548</text:p>
          </table:table-cell>
          <table:table-cell table:formula="of:=[.I65]-([.I65]/14)+[.F66]" office:value-type="float" office:value="12.2299432811166" calcext:value-type="float">
            <text:p>12.2299</text:p>
          </table:table-cell>
          <table:table-cell table:style-name="ce6" table:formula="of:=[.J65]-([.J65]/14)+[.G66]" office:value-type="float" office:value="2.60659707264155" calcext:value-type="float">
            <text:p>2.6066</text:p>
          </table:table-cell>
          <table:table-cell table:style-name="ce6" table:formula="of:=[.K65]-([.K65]/14)+[.H66]" office:value-type="float" office:value="2.20031588514379" calcext:value-type="float">
            <text:p>2.2003</text:p>
          </table:table-cell>
          <table:table-cell table:formula="of:=(100*([.J66]/[.I66]))" office:value-type="float" office:value="21.3132392581593" calcext:value-type="float">
            <text:p>21.3132</text:p>
          </table:table-cell>
          <table:table-cell table:formula="of:=(100*([.K66]/[.I66]))" office:value-type="float" office:value="17.9912190479342" calcext:value-type="float">
            <text:p>17.9912</text:p>
          </table:table-cell>
          <table:table-cell table:formula="of:=ABS([.L66]-[.M66])" office:value-type="float" office:value="3.32202021022512" calcext:value-type="float">
            <text:p>3.3220</text:p>
          </table:table-cell>
          <table:table-cell table:formula="of:=[.L66]+[.M66]" office:value-type="float" office:value="39.3044583060934" calcext:value-type="float">
            <text:p>39.3045</text:p>
          </table:table-cell>
          <table:table-cell table:formula="of:=(100*([.N66]/[.O66]))" office:value-type="float" office:value="8.4520188126091" calcext:value-type="float">
            <text:p>8.4520</text:p>
          </table:table-cell>
          <table:table-cell table:formula="of:=(([.Q65]*13)+[.P66])/14" office:value-type="float" office:value="26.4457170676367" calcext:value-type="float">
            <text:p>26.445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14" calcext:value-type="date">
            <text:p>14 May 09</text:p>
          </table:table-cell>
          <table:table-cell table:style-name="ce6" office:value-type="float" office:value="33.3892" calcext:value-type="float">
            <text:p>33.3892</text:p>
          </table:table-cell>
          <table:table-cell office:value-type="float" office:value="32.7747" calcext:value-type="float">
            <text:p>32.7747</text:p>
          </table:table-cell>
          <table:table-cell office:value-type="float" office:value="33.0819" calcext:value-type="float">
            <text:p>33.0819</text:p>
          </table:table-cell>
          <table:table-cell table:style-name="ce7" table:formula="of:=MAX([.C67]-[.D67];ABS([.C67]-[.E66]);ABS([.D67]-[.E66]))" office:value-type="float" office:value="0.6738" calcext:value-type="float">
            <text:p>0.6738</text:p>
          </table:table-cell>
          <table:table-cell table:formula="of:=IF([.C67]-[.C66]&gt;[.D66]-[.D67];MAX([.C67]-[.C66];0);0)" office:value-type="float" office:value="0.0496000000000052" calcext:value-type="float">
            <text:p>0.0496</text:p>
          </table:table-cell>
          <table:table-cell table:formula="of:=IF([.D66]-[.D67]&gt;[.C67]-[.C66];MAX([.D66]-[.D67];0);0)" office:value-type="float" office:value="0" calcext:value-type="float">
            <text:p>0.0000</text:p>
          </table:table-cell>
          <table:table-cell table:formula="of:=[.I66]-([.I66]/14)+[.F67]" office:value-type="float" office:value="12.030175903894" calcext:value-type="float">
            <text:p>12.0302</text:p>
          </table:table-cell>
          <table:table-cell table:style-name="ce6" table:formula="of:=[.J66]-([.J66]/14)+[.G67]" office:value-type="float" office:value="2.47001156745288" calcext:value-type="float">
            <text:p>2.4700</text:p>
          </table:table-cell>
          <table:table-cell table:style-name="ce6" table:formula="of:=[.K66]-([.K66]/14)+[.H67]" office:value-type="float" office:value="2.04315046477638" calcext:value-type="float">
            <text:p>2.0432</text:p>
          </table:table-cell>
          <table:table-cell table:formula="of:=(100*([.J67]/[.I67]))" office:value-type="float" office:value="20.5317992619989" calcext:value-type="float">
            <text:p>20.5318</text:p>
          </table:table-cell>
          <table:table-cell table:formula="of:=(100*([.K67]/[.I67]))" office:value-type="float" office:value="16.9835460520161" calcext:value-type="float">
            <text:p>16.9835</text:p>
          </table:table-cell>
          <table:table-cell table:formula="of:=ABS([.L67]-[.M67])" office:value-type="float" office:value="3.54825320998282" calcext:value-type="float">
            <text:p>3.5483</text:p>
          </table:table-cell>
          <table:table-cell table:formula="of:=[.L67]+[.M67]" office:value-type="float" office:value="37.515345314015" calcext:value-type="float">
            <text:p>37.5153</text:p>
          </table:table-cell>
          <table:table-cell table:formula="of:=(100*([.N67]/[.O67]))" office:value-type="float" office:value="9.45813821059848" calcext:value-type="float">
            <text:p>9.4581</text:p>
          </table:table-cell>
          <table:table-cell table:formula="of:=(([.Q66]*13)+[.P67])/14" office:value-type="float" office:value="25.2323185778482" calcext:value-type="float">
            <text:p>25.232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15" calcext:value-type="date">
            <text:p>15 May 09</text:p>
          </table:table-cell>
          <table:table-cell table:style-name="ce6" office:value-type="float" office:value="33.5079" calcext:value-type="float">
            <text:p>33.5079</text:p>
          </table:table-cell>
          <table:table-cell office:value-type="float" office:value="32.9235" calcext:value-type="float">
            <text:p>32.9235</text:p>
          </table:table-cell>
          <table:table-cell office:value-type="float" office:value="33.0621" calcext:value-type="float">
            <text:p>33.0621</text:p>
          </table:table-cell>
          <table:table-cell table:style-name="ce7" table:formula="of:=MAX([.C68]-[.D68];ABS([.C68]-[.E67]);ABS([.D68]-[.E67]))" office:value-type="float" office:value="0.584400000000002" calcext:value-type="float">
            <text:p>0.5844</text:p>
          </table:table-cell>
          <table:table-cell table:formula="of:=IF([.C68]-[.C67]&gt;[.D67]-[.D68];MAX([.C68]-[.C67];0);0)" office:value-type="float" office:value="0.118699999999997" calcext:value-type="float">
            <text:p>0.1187</text:p>
          </table:table-cell>
          <table:table-cell table:formula="of:=IF([.D67]-[.D68]&gt;[.C68]-[.C67];MAX([.D67]-[.D68];0);0)" office:value-type="float" office:value="0" calcext:value-type="float">
            <text:p>0.0000</text:p>
          </table:table-cell>
          <table:table-cell table:formula="of:=[.I67]-([.I67]/14)+[.F68]" office:value-type="float" office:value="11.7552776250444" calcext:value-type="float">
            <text:p>11.7553</text:p>
          </table:table-cell>
          <table:table-cell table:style-name="ce6" table:formula="of:=[.J67]-([.J67]/14)+[.G68]" office:value-type="float" office:value="2.41228216977767" calcext:value-type="float">
            <text:p>2.4123</text:p>
          </table:table-cell>
          <table:table-cell table:style-name="ce6" table:formula="of:=[.K67]-([.K67]/14)+[.H68]" office:value-type="float" office:value="1.89721114586378" calcext:value-type="float">
            <text:p>1.8972</text:p>
          </table:table-cell>
          <table:table-cell table:formula="of:=(100*([.J68]/[.I68]))" office:value-type="float" office:value="20.5208438857994" calcext:value-type="float">
            <text:p>20.5208</text:p>
          </table:table-cell>
          <table:table-cell table:formula="of:=(100*([.K68]/[.I68]))" office:value-type="float" office:value="16.1392287479609" calcext:value-type="float">
            <text:p>16.1392</text:p>
          </table:table-cell>
          <table:table-cell table:formula="of:=ABS([.L68]-[.M68])" office:value-type="float" office:value="4.3816151378385" calcext:value-type="float">
            <text:p>4.3816</text:p>
          </table:table-cell>
          <table:table-cell table:formula="of:=[.L68]+[.M68]" office:value-type="float" office:value="36.6600726337602" calcext:value-type="float">
            <text:p>36.6601</text:p>
          </table:table-cell>
          <table:table-cell table:formula="of:=(100*([.N68]/[.O68]))" office:value-type="float" office:value="11.9520088833743" calcext:value-type="float">
            <text:p>11.9520</text:p>
          </table:table-cell>
          <table:table-cell table:formula="of:=(([.Q67]*13)+[.P68])/14" office:value-type="float" office:value="24.283725028243" calcext:value-type="float">
            <text:p>24.283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18" calcext:value-type="date">
            <text:p>18 May 09</text:p>
          </table:table-cell>
          <table:table-cell table:style-name="ce6" office:value-type="float" office:value="33.9638" calcext:value-type="float">
            <text:p>33.9638</text:p>
          </table:table-cell>
          <table:table-cell office:value-type="float" office:value="33.082" calcext:value-type="float">
            <text:p>33.0820</text:p>
          </table:table-cell>
          <table:table-cell office:value-type="float" office:value="33.924" calcext:value-type="float">
            <text:p>33.9240</text:p>
          </table:table-cell>
          <table:table-cell table:style-name="ce7" table:formula="of:=MAX([.C69]-[.D69];ABS([.C69]-[.E68]);ABS([.D69]-[.E68]))" office:value-type="float" office:value="0.901699999999998" calcext:value-type="float">
            <text:p>0.9017</text:p>
          </table:table-cell>
          <table:table-cell table:formula="of:=IF([.C69]-[.C68]&gt;[.D68]-[.D69];MAX([.C69]-[.C68];0);0)" office:value-type="float" office:value="0.4559" calcext:value-type="float">
            <text:p>0.4559</text:p>
          </table:table-cell>
          <table:table-cell table:formula="of:=IF([.D68]-[.D69]&gt;[.C69]-[.C68];MAX([.D68]-[.D69];0);0)" office:value-type="float" office:value="0" calcext:value-type="float">
            <text:p>0.0000</text:p>
          </table:table-cell>
          <table:table-cell table:formula="of:=[.I68]-([.I68]/14)+[.F69]" office:value-type="float" office:value="11.8173149375412" calcext:value-type="float">
            <text:p>11.8173</text:p>
          </table:table-cell>
          <table:table-cell table:style-name="ce6" table:formula="of:=[.J68]-([.J68]/14)+[.G69]" office:value-type="float" office:value="2.69587630050783" calcext:value-type="float">
            <text:p>2.6959</text:p>
          </table:table-cell>
          <table:table-cell table:style-name="ce6" table:formula="of:=[.K68]-([.K68]/14)+[.H69]" office:value-type="float" office:value="1.76169606401637" calcext:value-type="float">
            <text:p>1.7617</text:p>
          </table:table-cell>
          <table:table-cell table:formula="of:=(100*([.J69]/[.I69]))" office:value-type="float" office:value="22.8129343658565" calcext:value-type="float">
            <text:p>22.8129</text:p>
          </table:table-cell>
          <table:table-cell table:formula="of:=(100*([.K69]/[.I69]))" office:value-type="float" office:value="14.9077525083114" calcext:value-type="float">
            <text:p>14.9078</text:p>
          </table:table-cell>
          <table:table-cell table:formula="of:=ABS([.L69]-[.M69])" office:value-type="float" office:value="7.90518185754502" calcext:value-type="float">
            <text:p>7.9052</text:p>
          </table:table-cell>
          <table:table-cell table:formula="of:=[.L69]+[.M69]" office:value-type="float" office:value="37.7206868741679" calcext:value-type="float">
            <text:p>37.7207</text:p>
          </table:table-cell>
          <table:table-cell table:formula="of:=(100*([.N69]/[.O69]))" office:value-type="float" office:value="20.9571524609715" calcext:value-type="float">
            <text:p>20.9572</text:p>
          </table:table-cell>
          <table:table-cell table:formula="of:=(([.Q68]*13)+[.P69])/14" office:value-type="float" office:value="24.0461127020093" calcext:value-type="float">
            <text:p>24.04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19" calcext:value-type="date">
            <text:p>19 May 09</text:p>
          </table:table-cell>
          <table:table-cell table:style-name="ce6" office:value-type="float" office:value="34.4194" calcext:value-type="float">
            <text:p>34.4194</text:p>
          </table:table-cell>
          <table:table-cell office:value-type="float" office:value="33.6368" calcext:value-type="float">
            <text:p>33.6368</text:p>
          </table:table-cell>
          <table:table-cell office:value-type="float" office:value="34.0825" calcext:value-type="float">
            <text:p>34.0825</text:p>
          </table:table-cell>
          <table:table-cell table:style-name="ce7" table:formula="of:=MAX([.C70]-[.D70];ABS([.C70]-[.E69]);ABS([.D70]-[.E69]))" office:value-type="float" office:value="0.782600000000002" calcext:value-type="float">
            <text:p>0.7826</text:p>
          </table:table-cell>
          <table:table-cell table:formula="of:=IF([.C70]-[.C69]&gt;[.D69]-[.D70];MAX([.C70]-[.C69];0);0)" office:value-type="float" office:value="0.455600000000004" calcext:value-type="float">
            <text:p>0.4556</text:p>
          </table:table-cell>
          <table:table-cell table:formula="of:=IF([.D69]-[.D70]&gt;[.C70]-[.C69];MAX([.D69]-[.D70];0);0)" office:value-type="float" office:value="0" calcext:value-type="float">
            <text:p>0.0000</text:p>
          </table:table-cell>
          <table:table-cell table:formula="of:=[.I69]-([.I69]/14)+[.F70]" office:value-type="float" office:value="11.7558210134312" calcext:value-type="float">
            <text:p>11.7558</text:p>
          </table:table-cell>
          <table:table-cell table:style-name="ce6" table:formula="of:=[.J69]-([.J69]/14)+[.G70]" office:value-type="float" office:value="2.95891370761442" calcext:value-type="float">
            <text:p>2.9589</text:p>
          </table:table-cell>
          <table:table-cell table:style-name="ce6" table:formula="of:=[.K69]-([.K69]/14)+[.H70]" office:value-type="float" office:value="1.63586063087234" calcext:value-type="float">
            <text:p>1.6359</text:p>
          </table:table-cell>
          <table:table-cell table:formula="of:=(100*([.J70]/[.I70]))" office:value-type="float" office:value="25.1697750776728" calcext:value-type="float">
            <text:p>25.1698</text:p>
          </table:table-cell>
          <table:table-cell table:formula="of:=(100*([.K70]/[.I70]))" office:value-type="float" office:value="13.9153244082515" calcext:value-type="float">
            <text:p>13.9153</text:p>
          </table:table-cell>
          <table:table-cell table:formula="of:=ABS([.L70]-[.M70])" office:value-type="float" office:value="11.2544506694214" calcext:value-type="float">
            <text:p>11.2545</text:p>
          </table:table-cell>
          <table:table-cell table:formula="of:=[.L70]+[.M70]" office:value-type="float" office:value="39.0850994859243" calcext:value-type="float">
            <text:p>39.0851</text:p>
          </table:table-cell>
          <table:table-cell table:formula="of:=(100*([.N70]/[.O70]))" office:value-type="float" office:value="28.7947346110106" calcext:value-type="float">
            <text:p>28.7947</text:p>
          </table:table-cell>
          <table:table-cell table:formula="of:=(([.Q69]*13)+[.P70])/14" office:value-type="float" office:value="24.3852999812237" calcext:value-type="float">
            <text:p>24.385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20" calcext:value-type="date">
            <text:p>20 May 09</text:p>
          </table:table-cell>
          <table:table-cell table:style-name="ce6" office:value-type="float" office:value="34.7167" calcext:value-type="float">
            <text:p>34.7167</text:p>
          </table:table-cell>
          <table:table-cell office:value-type="float" office:value="33.8647" calcext:value-type="float">
            <text:p>33.8647</text:p>
          </table:table-cell>
          <table:table-cell office:value-type="float" office:value="33.9638" calcext:value-type="float">
            <text:p>33.9638</text:p>
          </table:table-cell>
          <table:table-cell table:style-name="ce7" table:formula="of:=MAX([.C71]-[.D71];ABS([.C71]-[.E70]);ABS([.D71]-[.E70]))" office:value-type="float" office:value="0.852000000000004" calcext:value-type="float">
            <text:p>0.8520</text:p>
          </table:table-cell>
          <table:table-cell table:formula="of:=IF([.C71]-[.C70]&gt;[.D70]-[.D71];MAX([.C71]-[.C70];0);0)" office:value-type="float" office:value="0.2973" calcext:value-type="float">
            <text:p>0.2973</text:p>
          </table:table-cell>
          <table:table-cell table:formula="of:=IF([.D70]-[.D71]&gt;[.C71]-[.C70];MAX([.D70]-[.D71];0);0)" office:value-type="float" office:value="0" calcext:value-type="float">
            <text:p>0.0000</text:p>
          </table:table-cell>
          <table:table-cell table:formula="of:=[.I70]-([.I70]/14)+[.F71]" office:value-type="float" office:value="11.7681195124718" calcext:value-type="float">
            <text:p>11.7681</text:p>
          </table:table-cell>
          <table:table-cell table:style-name="ce6" table:formula="of:=[.J70]-([.J70]/14)+[.G71]" office:value-type="float" office:value="3.04486272849911" calcext:value-type="float">
            <text:p>3.0449</text:p>
          </table:table-cell>
          <table:table-cell table:style-name="ce6" table:formula="of:=[.K70]-([.K70]/14)+[.H71]" office:value-type="float" office:value="1.51901344295289" calcext:value-type="float">
            <text:p>1.5190</text:p>
          </table:table-cell>
          <table:table-cell table:formula="of:=(100*([.J71]/[.I71]))" office:value-type="float" office:value="25.8738256802387" calcext:value-type="float">
            <text:p>25.8738</text:p>
          </table:table-cell>
          <table:table-cell table:formula="of:=(100*([.K71]/[.I71]))" office:value-type="float" office:value="12.907868936435" calcext:value-type="float">
            <text:p>12.9079</text:p>
          </table:table-cell>
          <table:table-cell table:formula="of:=ABS([.L71]-[.M71])" office:value-type="float" office:value="12.9659567438037" calcext:value-type="float">
            <text:p>12.9660</text:p>
          </table:table-cell>
          <table:table-cell table:formula="of:=[.L71]+[.M71]" office:value-type="float" office:value="38.7816946166737" calcext:value-type="float">
            <text:p>38.7817</text:p>
          </table:table-cell>
          <table:table-cell table:formula="of:=(100*([.N71]/[.O71]))" office:value-type="float" office:value="33.4331876725912" calcext:value-type="float">
            <text:p>33.4332</text:p>
          </table:table-cell>
          <table:table-cell table:formula="of:=(([.Q70]*13)+[.P71])/14" office:value-type="float" office:value="25.0315776734642" calcext:value-type="float">
            <text:p>25.031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21" calcext:value-type="date">
            <text:p>21 May 09</text:p>
          </table:table-cell>
          <table:table-cell table:style-name="ce6" office:value-type="float" office:value="33.944" calcext:value-type="float">
            <text:p>33.9440</text:p>
          </table:table-cell>
          <table:table-cell office:value-type="float" office:value="33.0027" calcext:value-type="float">
            <text:p>33.0027</text:p>
          </table:table-cell>
          <table:table-cell office:value-type="float" office:value="33.3396" calcext:value-type="float">
            <text:p>33.3396</text:p>
          </table:table-cell>
          <table:table-cell table:style-name="ce7" table:formula="of:=MAX([.C72]-[.D72];ABS([.C72]-[.E71]);ABS([.D72]-[.E71]))" office:value-type="float" office:value="0.961100000000002" calcext:value-type="float">
            <text:p>0.9611</text:p>
          </table:table-cell>
          <table:table-cell table:formula="of:=IF([.C72]-[.C71]&gt;[.D71]-[.D72];MAX([.C72]-[.C71];0);0)" office:value-type="float" office:value="0" calcext:value-type="float">
            <text:p>0.0000</text:p>
          </table:table-cell>
          <table:table-cell table:formula="of:=IF([.D71]-[.D72]&gt;[.C72]-[.C71];MAX([.D71]-[.D72];0);0)" office:value-type="float" office:value="0.862000000000002" calcext:value-type="float">
            <text:p>0.8620</text:p>
          </table:table-cell>
          <table:table-cell table:formula="of:=[.I71]-([.I71]/14)+[.F72]" office:value-type="float" office:value="11.8886395472952" calcext:value-type="float">
            <text:p>11.8886</text:p>
          </table:table-cell>
          <table:table-cell table:style-name="ce6" table:formula="of:=[.J71]-([.J71]/14)+[.G72]" office:value-type="float" office:value="2.82737253360631" calcext:value-type="float">
            <text:p>2.8274</text:p>
          </table:table-cell>
          <table:table-cell table:style-name="ce6" table:formula="of:=[.K71]-([.K71]/14)+[.H72]" office:value-type="float" office:value="2.27251248274197" calcext:value-type="float">
            <text:p>2.2725</text:p>
          </table:table-cell>
          <table:table-cell table:formula="of:=(100*([.J72]/[.I72]))" office:value-type="float" office:value="23.7821369077471" calcext:value-type="float">
            <text:p>23.7821</text:p>
          </table:table-cell>
          <table:table-cell table:formula="of:=(100*([.K72]/[.I72]))" office:value-type="float" office:value="19.1149918685102" calcext:value-type="float">
            <text:p>19.1150</text:p>
          </table:table-cell>
          <table:table-cell table:formula="of:=ABS([.L72]-[.M72])" office:value-type="float" office:value="4.66714503923688" calcext:value-type="float">
            <text:p>4.6671</text:p>
          </table:table-cell>
          <table:table-cell table:formula="of:=[.L72]+[.M72]" office:value-type="float" office:value="42.8971287762572" calcext:value-type="float">
            <text:p>42.8971</text:p>
          </table:table-cell>
          <table:table-cell table:formula="of:=(100*([.N72]/[.O72]))" office:value-type="float" office:value="10.8798541356457" calcext:value-type="float">
            <text:p>10.8799</text:p>
          </table:table-cell>
          <table:table-cell table:formula="of:=(([.Q71]*13)+[.P72])/14" office:value-type="float" office:value="24.0207402779057" calcext:value-type="float">
            <text:p>24.020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22" calcext:value-type="date">
            <text:p>22 May 09</text:p>
          </table:table-cell>
          <table:table-cell table:style-name="ce6" office:value-type="float" office:value="33.6567" calcext:value-type="float">
            <text:p>33.6567</text:p>
          </table:table-cell>
          <table:table-cell office:value-type="float" office:value="33.0127" calcext:value-type="float">
            <text:p>33.0127</text:p>
          </table:table-cell>
          <table:table-cell office:value-type="float" office:value="33.2306" calcext:value-type="float">
            <text:p>33.2306</text:p>
          </table:table-cell>
          <table:table-cell table:style-name="ce7" table:formula="of:=MAX([.C73]-[.D73];ABS([.C73]-[.E72]);ABS([.D73]-[.E72]))" office:value-type="float" office:value="0.643999999999998" calcext:value-type="float">
            <text:p>0.6440</text:p>
          </table:table-cell>
          <table:table-cell table:formula="of:=IF([.C73]-[.C72]&gt;[.D72]-[.D73];MAX([.C73]-[.C72];0);0)" office:value-type="float" office:value="0" calcext:value-type="float">
            <text:p>0.0000</text:p>
          </table:table-cell>
          <table:table-cell table:formula="of:=IF([.D72]-[.D73]&gt;[.C73]-[.C72];MAX([.D72]-[.D73];0);0)" office:value-type="float" office:value="0" calcext:value-type="float">
            <text:p>0.0000</text:p>
          </table:table-cell>
          <table:table-cell table:formula="of:=[.I72]-([.I72]/14)+[.F73]" office:value-type="float" office:value="11.6834510082027" calcext:value-type="float">
            <text:p>11.6835</text:p>
          </table:table-cell>
          <table:table-cell table:style-name="ce6" table:formula="of:=[.J72]-([.J72]/14)+[.G73]" office:value-type="float" office:value="2.62541735263443" calcext:value-type="float">
            <text:p>2.6254</text:p>
          </table:table-cell>
          <table:table-cell table:style-name="ce6" table:formula="of:=[.K72]-([.K72]/14)+[.H73]" office:value-type="float" office:value="2.11019016254611" calcext:value-type="float">
            <text:p>2.1102</text:p>
          </table:table-cell>
          <table:table-cell table:formula="of:=(100*([.J73]/[.I73]))" office:value-type="float" office:value="22.4712488698004" calcext:value-type="float">
            <text:p>22.4712</text:p>
          </table:table-cell>
          <table:table-cell table:formula="of:=(100*([.K73]/[.I73]))" office:value-type="float" office:value="18.0613601329315" calcext:value-type="float">
            <text:p>18.0614</text:p>
          </table:table-cell>
          <table:table-cell table:formula="of:=ABS([.L73]-[.M73])" office:value-type="float" office:value="4.40988873686882" calcext:value-type="float">
            <text:p>4.4099</text:p>
          </table:table-cell>
          <table:table-cell table:formula="of:=[.L73]+[.M73]" office:value-type="float" office:value="40.5326090027319" calcext:value-type="float">
            <text:p>40.5326</text:p>
          </table:table-cell>
          <table:table-cell table:formula="of:=(100*([.N73]/[.O73]))" office:value-type="float" office:value="10.8798541356457" calcext:value-type="float">
            <text:p>10.8799</text:p>
          </table:table-cell>
          <table:table-cell table:formula="of:=(([.Q72]*13)+[.P73])/14" office:value-type="float" office:value="23.0821055534586" calcext:value-type="float">
            <text:p>23.082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26" calcext:value-type="date">
            <text:p>26 May 09</text:p>
          </table:table-cell>
          <table:table-cell table:style-name="ce6" office:value-type="float" office:value="34.5086" calcext:value-type="float">
            <text:p>34.5086</text:p>
          </table:table-cell>
          <table:table-cell office:value-type="float" office:value="32.8738" calcext:value-type="float">
            <text:p>32.8738</text:p>
          </table:table-cell>
          <table:table-cell office:value-type="float" office:value="34.4691" calcext:value-type="float">
            <text:p>34.4691</text:p>
          </table:table-cell>
          <table:table-cell table:style-name="ce7" table:formula="of:=MAX([.C74]-[.D74];ABS([.C74]-[.E73]);ABS([.D74]-[.E73]))" office:value-type="float" office:value="1.6348" calcext:value-type="float">
            <text:p>1.6348</text:p>
          </table:table-cell>
          <table:table-cell table:formula="of:=IF([.C74]-[.C73]&gt;[.D73]-[.D74];MAX([.C74]-[.C73];0);0)" office:value-type="float" office:value="0.851900000000001" calcext:value-type="float">
            <text:p>0.8519</text:p>
          </table:table-cell>
          <table:table-cell table:formula="of:=IF([.D73]-[.D74]&gt;[.C74]-[.C73];MAX([.D73]-[.D74];0);0)" office:value-type="float" office:value="0" calcext:value-type="float">
            <text:p>0.0000</text:p>
          </table:table-cell>
          <table:table-cell table:formula="of:=[.I73]-([.I73]/14)+[.F74]" office:value-type="float" office:value="12.4837187933311" calcext:value-type="float">
            <text:p>12.4837</text:p>
          </table:table-cell>
          <table:table-cell table:style-name="ce6" table:formula="of:=[.J73]-([.J73]/14)+[.G74]" office:value-type="float" office:value="3.28978754173197" calcext:value-type="float">
            <text:p>3.2898</text:p>
          </table:table-cell>
          <table:table-cell table:style-name="ce6" table:formula="of:=[.K73]-([.K73]/14)+[.H74]" office:value-type="float" office:value="1.95946229379282" calcext:value-type="float">
            <text:p>1.9595</text:p>
          </table:table-cell>
          <table:table-cell table:formula="of:=(100*([.J74]/[.I74]))" office:value-type="float" office:value="26.3526245359628" calcext:value-type="float">
            <text:p>26.3526</text:p>
          </table:table-cell>
          <table:table-cell table:formula="of:=(100*([.K74]/[.I74]))" office:value-type="float" office:value="15.6961425215664" calcext:value-type="float">
            <text:p>15.6961</text:p>
          </table:table-cell>
          <table:table-cell table:formula="of:=ABS([.L74]-[.M74])" office:value-type="float" office:value="10.6564820143964" calcext:value-type="float">
            <text:p>10.6565</text:p>
          </table:table-cell>
          <table:table-cell table:formula="of:=[.L74]+[.M74]" office:value-type="float" office:value="42.0487670575293" calcext:value-type="float">
            <text:p>42.0488</text:p>
          </table:table-cell>
          <table:table-cell table:formula="of:=(100*([.N74]/[.O74]))" office:value-type="float" office:value="25.343149776108" calcext:value-type="float">
            <text:p>25.3431</text:p>
          </table:table-cell>
          <table:table-cell table:formula="of:=(([.Q73]*13)+[.P74])/14" office:value-type="float" office:value="23.2436087122193" calcext:value-type="float">
            <text:p>23.243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27" calcext:value-type="date">
            <text:p>27 May 09</text:p>
          </table:table-cell>
          <table:table-cell table:style-name="ce6" office:value-type="float" office:value="34.8653" calcext:value-type="float">
            <text:p>34.8653</text:p>
          </table:table-cell>
          <table:table-cell office:value-type="float" office:value="34.1124" calcext:value-type="float">
            <text:p>34.1124</text:p>
          </table:table-cell>
          <table:table-cell office:value-type="float" office:value="34.2312" calcext:value-type="float">
            <text:p>34.2312</text:p>
          </table:table-cell>
          <table:table-cell table:style-name="ce7" table:formula="of:=MAX([.C75]-[.D75];ABS([.C75]-[.E74]);ABS([.D75]-[.E74]))" office:value-type="float" office:value="0.752899999999997" calcext:value-type="float">
            <text:p>0.7529</text:p>
          </table:table-cell>
          <table:table-cell table:formula="of:=IF([.C75]-[.C74]&gt;[.D74]-[.D75];MAX([.C75]-[.C74];0);0)" office:value-type="float" office:value="0.356699999999996" calcext:value-type="float">
            <text:p>0.3567</text:p>
          </table:table-cell>
          <table:table-cell table:formula="of:=IF([.D74]-[.D75]&gt;[.C75]-[.C74];MAX([.D74]-[.D75];0);0)" office:value-type="float" office:value="0" calcext:value-type="float">
            <text:p>0.0000</text:p>
          </table:table-cell>
          <table:table-cell table:formula="of:=[.I74]-([.I74]/14)+[.F75]" office:value-type="float" office:value="12.3449245938074" calcext:value-type="float">
            <text:p>12.3449</text:p>
          </table:table-cell>
          <table:table-cell table:style-name="ce6" table:formula="of:=[.J74]-([.J74]/14)+[.G75]" office:value-type="float" office:value="3.41150271732254" calcext:value-type="float">
            <text:p>3.4115</text:p>
          </table:table-cell>
          <table:table-cell table:style-name="ce6" table:formula="of:=[.K74]-([.K74]/14)+[.H75]" office:value-type="float" office:value="1.81950070137905" calcext:value-type="float">
            <text:p>1.8195</text:p>
          </table:table-cell>
          <table:table-cell table:formula="of:=(100*([.J75]/[.I75]))" office:value-type="float" office:value="27.6348607186621" calcext:value-type="float">
            <text:p>27.6349</text:p>
          </table:table-cell>
          <table:table-cell table:formula="of:=(100*([.K75]/[.I75]))" office:value-type="float" office:value="14.7388563417533" calcext:value-type="float">
            <text:p>14.7389</text:p>
          </table:table-cell>
          <table:table-cell table:formula="of:=ABS([.L75]-[.M75])" office:value-type="float" office:value="12.8960043769088" calcext:value-type="float">
            <text:p>12.8960</text:p>
          </table:table-cell>
          <table:table-cell table:formula="of:=[.L75]+[.M75]" office:value-type="float" office:value="42.3737170604153" calcext:value-type="float">
            <text:p>42.3737</text:p>
          </table:table-cell>
          <table:table-cell table:formula="of:=(100*([.N75]/[.O75]))" office:value-type="float" office:value="30.4339700917009" calcext:value-type="float">
            <text:p>30.4340</text:p>
          </table:table-cell>
          <table:table-cell table:formula="of:=(([.Q74]*13)+[.P75])/14" office:value-type="float" office:value="23.7572059536108" calcext:value-type="float">
            <text:p>23.757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28" calcext:value-type="date">
            <text:p>28 May 09</text:p>
          </table:table-cell>
          <table:table-cell table:style-name="ce6" office:value-type="float" office:value="34.7464" calcext:value-type="float">
            <text:p>34.7464</text:p>
          </table:table-cell>
          <table:table-cell office:value-type="float" office:value="33.8944" calcext:value-type="float">
            <text:p>33.8944</text:p>
          </table:table-cell>
          <table:table-cell office:value-type="float" office:value="34.6275" calcext:value-type="float">
            <text:p>34.6275</text:p>
          </table:table-cell>
          <table:table-cell table:style-name="ce7" table:formula="of:=MAX([.C76]-[.D76];ABS([.C76]-[.E75]);ABS([.D76]-[.E75]))" office:value-type="float" office:value="0.852000000000004" calcext:value-type="float">
            <text:p>0.8520</text:p>
          </table:table-cell>
          <table:table-cell table:formula="of:=IF([.C76]-[.C75]&gt;[.D75]-[.D76];MAX([.C76]-[.C75];0);0)" office:value-type="float" office:value="0" calcext:value-type="float">
            <text:p>0.0000</text:p>
          </table:table-cell>
          <table:table-cell table:formula="of:=IF([.D75]-[.D76]&gt;[.C76]-[.C75];MAX([.D75]-[.D76];0);0)" office:value-type="float" office:value="0.218000000000004" calcext:value-type="float">
            <text:p>0.2180</text:p>
          </table:table-cell>
          <table:table-cell table:formula="of:=[.I75]-([.I75]/14)+[.F76]" office:value-type="float" office:value="12.3151442656783" calcext:value-type="float">
            <text:p>12.3151</text:p>
          </table:table-cell>
          <table:table-cell table:style-name="ce6" table:formula="of:=[.J75]-([.J75]/14)+[.G76]" office:value-type="float" office:value="3.1678239517995" calcext:value-type="float">
            <text:p>3.1678</text:p>
          </table:table-cell>
          <table:table-cell table:style-name="ce6" table:formula="of:=[.K75]-([.K75]/14)+[.H76]" office:value-type="float" office:value="1.90753636556626" calcext:value-type="float">
            <text:p>1.9075</text:p>
          </table:table-cell>
          <table:table-cell table:formula="of:=(100*([.J76]/[.I76]))" office:value-type="float" office:value="25.7229950657425" calcext:value-type="float">
            <text:p>25.7230</text:p>
          </table:table-cell>
          <table:table-cell table:formula="of:=(100*([.K76]/[.I76]))" office:value-type="float" office:value="15.4893546061207" calcext:value-type="float">
            <text:p>15.4894</text:p>
          </table:table-cell>
          <table:table-cell table:formula="of:=ABS([.L76]-[.M76])" office:value-type="float" office:value="10.2336404596217" calcext:value-type="float">
            <text:p>10.2336</text:p>
          </table:table-cell>
          <table:table-cell table:formula="of:=[.L76]+[.M76]" office:value-type="float" office:value="41.2123496718632" calcext:value-type="float">
            <text:p>41.2123</text:p>
          </table:table-cell>
          <table:table-cell table:formula="of:=(100*([.N76]/[.O76]))" office:value-type="float" office:value="24.8314899322727" calcext:value-type="float">
            <text:p>24.8315</text:p>
          </table:table-cell>
          <table:table-cell table:formula="of:=(([.Q75]*13)+[.P76])/14" office:value-type="float" office:value="23.8339405235152" calcext:value-type="float">
            <text:p>23.833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5-29" calcext:value-type="date">
            <text:p>29 May 09</text:p>
          </table:table-cell>
          <table:table-cell table:style-name="ce6" office:value-type="float" office:value="35.1725" calcext:value-type="float">
            <text:p>35.1725</text:p>
          </table:table-cell>
          <table:table-cell office:value-type="float" office:value="34.4393" calcext:value-type="float">
            <text:p>34.4393</text:p>
          </table:table-cell>
          <table:table-cell office:value-type="float" office:value="35.0536" calcext:value-type="float">
            <text:p>35.0536</text:p>
          </table:table-cell>
          <table:table-cell table:style-name="ce7" table:formula="of:=MAX([.C77]-[.D77];ABS([.C77]-[.E76]);ABS([.D77]-[.E76]))" office:value-type="float" office:value="0.733199999999997" calcext:value-type="float">
            <text:p>0.7332</text:p>
          </table:table-cell>
          <table:table-cell table:formula="of:=IF([.C77]-[.C76]&gt;[.D76]-[.D77];MAX([.C77]-[.C76];0);0)" office:value-type="float" office:value="0.426099999999998" calcext:value-type="float">
            <text:p>0.4261</text:p>
          </table:table-cell>
          <table:table-cell table:formula="of:=IF([.D76]-[.D77]&gt;[.C77]-[.C76];MAX([.D76]-[.D77];0);0)" office:value-type="float" office:value="0" calcext:value-type="float">
            <text:p>0.0000</text:p>
          </table:table-cell>
          <table:table-cell table:formula="of:=[.I76]-([.I76]/14)+[.F77]" office:value-type="float" office:value="12.1686911038442" calcext:value-type="float">
            <text:p>12.1687</text:p>
          </table:table-cell>
          <table:table-cell table:style-name="ce6" table:formula="of:=[.J76]-([.J76]/14)+[.G77]" office:value-type="float" office:value="3.36765081238525" calcext:value-type="float">
            <text:p>3.3677</text:p>
          </table:table-cell>
          <table:table-cell table:style-name="ce6" table:formula="of:=[.K76]-([.K76]/14)+[.H77]" office:value-type="float" office:value="1.77128376802581" calcext:value-type="float">
            <text:p>1.7713</text:p>
          </table:table-cell>
          <table:table-cell table:formula="of:=(100*([.J77]/[.I77]))" office:value-type="float" office:value="27.6747168914608" calcext:value-type="float">
            <text:p>27.6747</text:p>
          </table:table-cell>
          <table:table-cell table:formula="of:=(100*([.K77]/[.I77]))" office:value-type="float" office:value="14.5560747077083" calcext:value-type="float">
            <text:p>14.5561</text:p>
          </table:table-cell>
          <table:table-cell table:formula="of:=ABS([.L77]-[.M77])" office:value-type="float" office:value="13.1186421837525" calcext:value-type="float">
            <text:p>13.1186</text:p>
          </table:table-cell>
          <table:table-cell table:formula="of:=[.L77]+[.M77]" office:value-type="float" office:value="42.2307915991692" calcext:value-type="float">
            <text:p>42.2308</text:p>
          </table:table-cell>
          <table:table-cell table:formula="of:=(100*([.N77]/[.O77]))" office:value-type="float" office:value="31.0641635806102" calcext:value-type="float">
            <text:p>31.0642</text:p>
          </table:table-cell>
          <table:table-cell table:formula="of:=(([.Q76]*13)+[.P77])/14" office:value-type="float" office:value="24.3503850275934" calcext:value-type="float">
            <text:p>24.350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01" calcext:value-type="date">
            <text:p>1 Jun 09</text:p>
          </table:table-cell>
          <table:table-cell table:style-name="ce6" office:value-type="float" office:value="36.1633" calcext:value-type="float">
            <text:p>36.1633</text:p>
          </table:table-cell>
          <table:table-cell office:value-type="float" office:value="35.2816" calcext:value-type="float">
            <text:p>35.2816</text:p>
          </table:table-cell>
          <table:table-cell office:value-type="float" office:value="36.0543" calcext:value-type="float">
            <text:p>36.0543</text:p>
          </table:table-cell>
          <table:table-cell table:style-name="ce7" table:formula="of:=MAX([.C78]-[.D78];ABS([.C78]-[.E77]);ABS([.D78]-[.E77]))" office:value-type="float" office:value="1.1097" calcext:value-type="float">
            <text:p>1.1097</text:p>
          </table:table-cell>
          <table:table-cell table:formula="of:=IF([.C78]-[.C77]&gt;[.D77]-[.D78];MAX([.C78]-[.C77];0);0)" office:value-type="float" office:value="0.9908" calcext:value-type="float">
            <text:p>0.9908</text:p>
          </table:table-cell>
          <table:table-cell table:formula="of:=IF([.D77]-[.D78]&gt;[.C78]-[.C77];MAX([.D77]-[.D78];0);0)" office:value-type="float" office:value="0" calcext:value-type="float">
            <text:p>0.0000</text:p>
          </table:table-cell>
          <table:table-cell table:formula="of:=[.I77]-([.I77]/14)+[.F78]" office:value-type="float" office:value="12.409198882141" calcext:value-type="float">
            <text:p>12.4092</text:p>
          </table:table-cell>
          <table:table-cell table:style-name="ce6" table:formula="of:=[.J77]-([.J77]/14)+[.G78]" office:value-type="float" office:value="4.11790432578631" calcext:value-type="float">
            <text:p>4.1179</text:p>
          </table:table-cell>
          <table:table-cell table:style-name="ce6" table:formula="of:=[.K77]-([.K77]/14)+[.H78]" office:value-type="float" office:value="1.64476349888111" calcext:value-type="float">
            <text:p>1.6448</text:p>
          </table:table-cell>
          <table:table-cell table:formula="of:=(100*([.J78]/[.I78]))" office:value-type="float" office:value="33.1842882437212" calcext:value-type="float">
            <text:p>33.1843</text:p>
          </table:table-cell>
          <table:table-cell table:formula="of:=(100*([.K78]/[.I78]))" office:value-type="float" office:value="13.2543890584928" calcext:value-type="float">
            <text:p>13.2544</text:p>
          </table:table-cell>
          <table:table-cell table:formula="of:=ABS([.L78]-[.M78])" office:value-type="float" office:value="19.9298991852284" calcext:value-type="float">
            <text:p>19.9299</text:p>
          </table:table-cell>
          <table:table-cell table:formula="of:=[.L78]+[.M78]" office:value-type="float" office:value="46.4386773022141" calcext:value-type="float">
            <text:p>46.4387</text:p>
          </table:table-cell>
          <table:table-cell table:formula="of:=(100*([.N78]/[.O78]))" office:value-type="float" office:value="42.9165952671916" calcext:value-type="float">
            <text:p>42.9166</text:p>
          </table:table-cell>
          <table:table-cell table:formula="of:=(([.Q77]*13)+[.P78])/14" office:value-type="float" office:value="25.6765429018505" calcext:value-type="float">
            <text:p>25.676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02" calcext:value-type="date">
            <text:p>2 Jun 09</text:p>
          </table:table-cell>
          <table:table-cell table:style-name="ce6" office:value-type="float" office:value="36.4504" calcext:value-type="float">
            <text:p>36.4504</text:p>
          </table:table-cell>
          <table:table-cell office:value-type="float" office:value="35.7768" calcext:value-type="float">
            <text:p>35.7768</text:p>
          </table:table-cell>
          <table:table-cell office:value-type="float" office:value="36.1038" calcext:value-type="float">
            <text:p>36.1038</text:p>
          </table:table-cell>
          <table:table-cell table:style-name="ce7" table:formula="of:=MAX([.C79]-[.D79];ABS([.C79]-[.E78]);ABS([.D79]-[.E78]))" office:value-type="float" office:value="0.6736" calcext:value-type="float">
            <text:p>0.6736</text:p>
          </table:table-cell>
          <table:table-cell table:formula="of:=IF([.C79]-[.C78]&gt;[.D78]-[.D79];MAX([.C79]-[.C78];0);0)" office:value-type="float" office:value="0.287100000000002" calcext:value-type="float">
            <text:p>0.2871</text:p>
          </table:table-cell>
          <table:table-cell table:formula="of:=IF([.D78]-[.D79]&gt;[.C79]-[.C78];MAX([.D78]-[.D79];0);0)" office:value-type="float" office:value="0" calcext:value-type="float">
            <text:p>0.0000</text:p>
          </table:table-cell>
          <table:table-cell table:formula="of:=[.I78]-([.I78]/14)+[.F79]" office:value-type="float" office:value="12.1964275334167" calcext:value-type="float">
            <text:p>12.1964</text:p>
          </table:table-cell>
          <table:table-cell table:style-name="ce6" table:formula="of:=[.J78]-([.J78]/14)+[.G79]" office:value-type="float" office:value="4.11086830251586" calcext:value-type="float">
            <text:p>4.1109</text:p>
          </table:table-cell>
          <table:table-cell table:style-name="ce6" table:formula="of:=[.K78]-([.K78]/14)+[.H79]" office:value-type="float" office:value="1.52728039181818" calcext:value-type="float">
            <text:p>1.5273</text:p>
          </table:table-cell>
          <table:table-cell table:formula="of:=(100*([.J79]/[.I79]))" office:value-type="float" office:value="33.7055116447222" calcext:value-type="float">
            <text:p>33.7055</text:p>
          </table:table-cell>
          <table:table-cell table:formula="of:=(100*([.K79]/[.I79]))" office:value-type="float" office:value="12.5223585974961" calcext:value-type="float">
            <text:p>12.5224</text:p>
          </table:table-cell>
          <table:table-cell table:formula="of:=ABS([.L79]-[.M79])" office:value-type="float" office:value="21.1831530472262" calcext:value-type="float">
            <text:p>21.1832</text:p>
          </table:table-cell>
          <table:table-cell table:formula="of:=[.L79]+[.M79]" office:value-type="float" office:value="46.2278702422183" calcext:value-type="float">
            <text:p>46.2279</text:p>
          </table:table-cell>
          <table:table-cell table:formula="of:=(100*([.N79]/[.O79]))" office:value-type="float" office:value="45.8233376018269" calcext:value-type="float">
            <text:p>45.8233</text:p>
          </table:table-cell>
          <table:table-cell table:formula="of:=(([.Q78]*13)+[.P79])/14" office:value-type="float" office:value="27.1155996661345" calcext:value-type="float">
            <text:p>27.115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03" calcext:value-type="date">
            <text:p>3 Jun 09</text:p>
          </table:table-cell>
          <table:table-cell table:style-name="ce6" office:value-type="float" office:value="36.0344" calcext:value-type="float">
            <text:p>36.0344</text:p>
          </table:table-cell>
          <table:table-cell office:value-type="float" office:value="35.5985" calcext:value-type="float">
            <text:p>35.5985</text:p>
          </table:table-cell>
          <table:table-cell office:value-type="float" office:value="35.9948" calcext:value-type="float">
            <text:p>35.9948</text:p>
          </table:table-cell>
          <table:table-cell table:style-name="ce7" table:formula="of:=MAX([.C80]-[.D80];ABS([.C80]-[.E79]);ABS([.D80]-[.E79]))" office:value-type="float" office:value="0.505299999999998" calcext:value-type="float">
            <text:p>0.5053</text:p>
          </table:table-cell>
          <table:table-cell table:formula="of:=IF([.C80]-[.C79]&gt;[.D79]-[.D80];MAX([.C80]-[.C79];0);0)" office:value-type="float" office:value="0" calcext:value-type="float">
            <text:p>0.0000</text:p>
          </table:table-cell>
          <table:table-cell table:formula="of:=IF([.D79]-[.D80]&gt;[.C80]-[.C79];MAX([.D79]-[.D80];0);0)" office:value-type="float" office:value="0.1783" calcext:value-type="float">
            <text:p>0.1783</text:p>
          </table:table-cell>
          <table:table-cell table:formula="of:=[.I79]-([.I79]/14)+[.F80]" office:value-type="float" office:value="11.8305541381726" calcext:value-type="float">
            <text:p>11.8306</text:p>
          </table:table-cell>
          <table:table-cell table:style-name="ce6" table:formula="of:=[.J79]-([.J79]/14)+[.G80]" office:value-type="float" office:value="3.81723485233615" calcext:value-type="float">
            <text:p>3.8172</text:p>
          </table:table-cell>
          <table:table-cell table:style-name="ce6" table:formula="of:=[.K79]-([.K79]/14)+[.H80]" office:value-type="float" office:value="1.59648893525974" calcext:value-type="float">
            <text:p>1.5965</text:p>
          </table:table-cell>
          <table:table-cell table:formula="of:=(100*([.J80]/[.I80]))" office:value-type="float" office:value="32.2659007156683" calcext:value-type="float">
            <text:p>32.2659</text:p>
          </table:table-cell>
          <table:table-cell table:formula="of:=(100*([.K80]/[.I80]))" office:value-type="float" office:value="13.4946251596828" calcext:value-type="float">
            <text:p>13.4946</text:p>
          </table:table-cell>
          <table:table-cell table:formula="of:=ABS([.L80]-[.M80])" office:value-type="float" office:value="18.7712755559854" calcext:value-type="float">
            <text:p>18.7713</text:p>
          </table:table-cell>
          <table:table-cell table:formula="of:=[.L80]+[.M80]" office:value-type="float" office:value="45.7605258753511" calcext:value-type="float">
            <text:p>45.7605</text:p>
          </table:table-cell>
          <table:table-cell table:formula="of:=(100*([.N80]/[.O80]))" office:value-type="float" office:value="41.0206727237298" calcext:value-type="float">
            <text:p>41.0207</text:p>
          </table:table-cell>
          <table:table-cell table:formula="of:=(([.Q79]*13)+[.P80])/14" office:value-type="float" office:value="28.1088191702484" calcext:value-type="float">
            <text:p>28.108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04" calcext:value-type="date">
            <text:p>4 Jun 09</text:p>
          </table:table-cell>
          <table:table-cell table:style-name="ce6" office:value-type="float" office:value="36.4504" calcext:value-type="float">
            <text:p>36.4504</text:p>
          </table:table-cell>
          <table:table-cell office:value-type="float" office:value="36.0048" calcext:value-type="float">
            <text:p>36.0048</text:p>
          </table:table-cell>
          <table:table-cell office:value-type="float" office:value="36.4011" calcext:value-type="float">
            <text:p>36.4011</text:p>
          </table:table-cell>
          <table:table-cell table:style-name="ce7" table:formula="of:=MAX([.C81]-[.D81];ABS([.C81]-[.E80]);ABS([.D81]-[.E80]))" office:value-type="float" office:value="0.455600000000004" calcext:value-type="float">
            <text:p>0.4556</text:p>
          </table:table-cell>
          <table:table-cell table:formula="of:=IF([.C81]-[.C80]&gt;[.D80]-[.D81];MAX([.C81]-[.C80];0);0)" office:value-type="float" office:value="0.416000000000004" calcext:value-type="float">
            <text:p>0.4160</text:p>
          </table:table-cell>
          <table:table-cell table:formula="of:=IF([.D80]-[.D81]&gt;[.C81]-[.C80];MAX([.D80]-[.D81];0);0)" office:value-type="float" office:value="0" calcext:value-type="float">
            <text:p>0.0000</text:p>
          </table:table-cell>
          <table:table-cell table:formula="of:=[.I80]-([.I80]/14)+[.F81]" office:value-type="float" office:value="11.4411145568746" calcext:value-type="float">
            <text:p>11.4411</text:p>
          </table:table-cell>
          <table:table-cell table:style-name="ce6" table:formula="of:=[.J80]-([.J80]/14)+[.G81]" office:value-type="float" office:value="3.96057522002643" calcext:value-type="float">
            <text:p>3.9606</text:p>
          </table:table-cell>
          <table:table-cell table:style-name="ce6" table:formula="of:=[.K80]-([.K80]/14)+[.H81]" office:value-type="float" office:value="1.48245401131261" calcext:value-type="float">
            <text:p>1.4825</text:p>
          </table:table-cell>
          <table:table-cell table:formula="of:=(100*([.J81]/[.I81]))" office:value-type="float" office:value="34.6170401523221" calcext:value-type="float">
            <text:p>34.6170</text:p>
          </table:table-cell>
          <table:table-cell table:formula="of:=(100*([.K81]/[.I81]))" office:value-type="float" office:value="12.9572517078055" calcext:value-type="float">
            <text:p>12.9573</text:p>
          </table:table-cell>
          <table:table-cell table:formula="of:=ABS([.L81]-[.M81])" office:value-type="float" office:value="21.6597884445166" calcext:value-type="float">
            <text:p>21.6598</text:p>
          </table:table-cell>
          <table:table-cell table:formula="of:=[.L81]+[.M81]" office:value-type="float" office:value="47.5742918601276" calcext:value-type="float">
            <text:p>47.5743</text:p>
          </table:table-cell>
          <table:table-cell table:formula="of:=(100*([.N81]/[.O81]))" office:value-type="float" office:value="45.5283465031874" calcext:value-type="float">
            <text:p>45.5283</text:p>
          </table:table-cell>
          <table:table-cell table:formula="of:=(([.Q80]*13)+[.P81])/14" office:value-type="float" office:value="29.3530711226012" calcext:value-type="float">
            <text:p>29.353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05" calcext:value-type="date">
            <text:p>5 Jun 09</text:p>
          </table:table-cell>
          <table:table-cell table:style-name="ce6" office:value-type="float" office:value="36.738" calcext:value-type="float">
            <text:p>36.7380</text:p>
          </table:table-cell>
          <table:table-cell office:value-type="float" office:value="36.0839" calcext:value-type="float">
            <text:p>36.0839</text:p>
          </table:table-cell>
          <table:table-cell office:value-type="float" office:value="36.4407" calcext:value-type="float">
            <text:p>36.4407</text:p>
          </table:table-cell>
          <table:table-cell table:style-name="ce7" table:formula="of:=MAX([.C82]-[.D82];ABS([.C82]-[.E81]);ABS([.D82]-[.E81]))" office:value-type="float" office:value="0.6541" calcext:value-type="float">
            <text:p>0.6541</text:p>
          </table:table-cell>
          <table:table-cell table:formula="of:=IF([.C82]-[.C81]&gt;[.D81]-[.D82];MAX([.C82]-[.C81];0);0)" office:value-type="float" office:value="0.287599999999998" calcext:value-type="float">
            <text:p>0.2876</text:p>
          </table:table-cell>
          <table:table-cell table:formula="of:=IF([.D81]-[.D82]&gt;[.C82]-[.C81];MAX([.D81]-[.D82];0);0)" office:value-type="float" office:value="0" calcext:value-type="float">
            <text:p>0.0000</text:p>
          </table:table-cell>
          <table:table-cell table:formula="of:=[.I81]-([.I81]/14)+[.F82]" office:value-type="float" office:value="11.2779920885264" calcext:value-type="float">
            <text:p>11.2780</text:p>
          </table:table-cell>
          <table:table-cell table:style-name="ce6" table:formula="of:=[.J81]-([.J81]/14)+[.G82]" office:value-type="float" office:value="3.96527699002454" calcext:value-type="float">
            <text:p>3.9653</text:p>
          </table:table-cell>
          <table:table-cell table:style-name="ce6" table:formula="of:=[.K81]-([.K81]/14)+[.H82]" office:value-type="float" office:value="1.376564439076" calcext:value-type="float">
            <text:p>1.3766</text:p>
          </table:table-cell>
          <table:table-cell table:formula="of:=(100*([.J82]/[.I82]))" office:value-type="float" office:value="35.1594234053294" calcext:value-type="float">
            <text:p>35.1594</text:p>
          </table:table-cell>
          <table:table-cell table:formula="of:=(100*([.K82]/[.I82]))" office:value-type="float" office:value="12.2057581550925" calcext:value-type="float">
            <text:p>12.2058</text:p>
          </table:table-cell>
          <table:table-cell table:formula="of:=ABS([.L82]-[.M82])" office:value-type="float" office:value="22.9536652502369" calcext:value-type="float">
            <text:p>22.9537</text:p>
          </table:table-cell>
          <table:table-cell table:formula="of:=[.L82]+[.M82]" office:value-type="float" office:value="47.3651815604219" calcext:value-type="float">
            <text:p>47.3652</text:p>
          </table:table-cell>
          <table:table-cell table:formula="of:=(100*([.N82]/[.O82]))" office:value-type="float" office:value="48.4610519669513" calcext:value-type="float">
            <text:p>48.4611</text:p>
          </table:table-cell>
          <table:table-cell table:formula="of:=(([.Q81]*13)+[.P82])/14" office:value-type="float" office:value="30.7179268971977" calcext:value-type="float">
            <text:p>30.717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08" calcext:value-type="date">
            <text:p>8 Jun 09</text:p>
          </table:table-cell>
          <table:table-cell table:style-name="ce6" office:value-type="float" office:value="36.6091" calcext:value-type="float">
            <text:p>36.6091</text:p>
          </table:table-cell>
          <table:table-cell office:value-type="float" office:value="35.7868" calcext:value-type="float">
            <text:p>35.7868</text:p>
          </table:table-cell>
          <table:table-cell office:value-type="float" office:value="36.3318" calcext:value-type="float">
            <text:p>36.3318</text:p>
          </table:table-cell>
          <table:table-cell table:style-name="ce7" table:formula="of:=MAX([.C83]-[.D83];ABS([.C83]-[.E82]);ABS([.D83]-[.E82]))" office:value-type="float" office:value="0.822299999999999" calcext:value-type="float">
            <text:p>0.8223</text:p>
          </table:table-cell>
          <table:table-cell table:formula="of:=IF([.C83]-[.C82]&gt;[.D82]-[.D83];MAX([.C83]-[.C82];0);0)" office:value-type="float" office:value="0" calcext:value-type="float">
            <text:p>0.0000</text:p>
          </table:table-cell>
          <table:table-cell table:formula="of:=IF([.D82]-[.D83]&gt;[.C83]-[.C82];MAX([.D82]-[.D83];0);0)" office:value-type="float" office:value="0.2971" calcext:value-type="float">
            <text:p>0.2971</text:p>
          </table:table-cell>
          <table:table-cell table:formula="of:=[.I82]-([.I82]/14)+[.F83]" office:value-type="float" office:value="11.2947212250602" calcext:value-type="float">
            <text:p>11.2947</text:p>
          </table:table-cell>
          <table:table-cell table:style-name="ce6" table:formula="of:=[.J82]-([.J82]/14)+[.G83]" office:value-type="float" office:value="3.6820429193085" calcext:value-type="float">
            <text:p>3.6820</text:p>
          </table:table-cell>
          <table:table-cell table:style-name="ce6" table:formula="of:=[.K82]-([.K82]/14)+[.H83]" office:value-type="float" office:value="1.57533840771343" calcext:value-type="float">
            <text:p>1.5753</text:p>
          </table:table-cell>
          <table:table-cell table:formula="of:=(100*([.J83]/[.I83]))" office:value-type="float" office:value="32.5996794957538" calcext:value-type="float">
            <text:p>32.5997</text:p>
          </table:table-cell>
          <table:table-cell table:formula="of:=(100*([.K83]/[.I83]))" office:value-type="float" office:value="13.9475634353696" calcext:value-type="float">
            <text:p>13.9476</text:p>
          </table:table-cell>
          <table:table-cell table:formula="of:=ABS([.L83]-[.M83])" office:value-type="float" office:value="18.6521160603842" calcext:value-type="float">
            <text:p>18.6521</text:p>
          </table:table-cell>
          <table:table-cell table:formula="of:=[.L83]+[.M83]" office:value-type="float" office:value="46.5472429311234" calcext:value-type="float">
            <text:p>46.5472</text:p>
          </table:table-cell>
          <table:table-cell table:formula="of:=(100*([.N83]/[.O83]))" office:value-type="float" office:value="40.0713659624997" calcext:value-type="float">
            <text:p>40.0714</text:p>
          </table:table-cell>
          <table:table-cell table:formula="of:=(([.Q82]*13)+[.P83])/14" office:value-type="float" office:value="31.3860296875764" calcext:value-type="float">
            <text:p>31.386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09" calcext:value-type="date">
            <text:p>9 Jun 09</text:p>
          </table:table-cell>
          <table:table-cell table:style-name="ce6" office:value-type="float" office:value="36.827" calcext:value-type="float">
            <text:p>36.8270</text:p>
          </table:table-cell>
          <table:table-cell office:value-type="float" office:value="36.3318" calcext:value-type="float">
            <text:p>36.3318</text:p>
          </table:table-cell>
          <table:table-cell office:value-type="float" office:value="36.6091" calcext:value-type="float">
            <text:p>36.6091</text:p>
          </table:table-cell>
          <table:table-cell table:style-name="ce7" table:formula="of:=MAX([.C84]-[.D84];ABS([.C84]-[.E83]);ABS([.D84]-[.E83]))" office:value-type="float" office:value="0.495199999999997" calcext:value-type="float">
            <text:p>0.4952</text:p>
          </table:table-cell>
          <table:table-cell table:formula="of:=IF([.C84]-[.C83]&gt;[.D83]-[.D84];MAX([.C84]-[.C83];0);0)" office:value-type="float" office:value="0.2179" calcext:value-type="float">
            <text:p>0.2179</text:p>
          </table:table-cell>
          <table:table-cell table:formula="of:=IF([.D83]-[.D84]&gt;[.C84]-[.C83];MAX([.D83]-[.D84];0);0)" office:value-type="float" office:value="0" calcext:value-type="float">
            <text:p>0.0000</text:p>
          </table:table-cell>
          <table:table-cell table:formula="of:=[.I83]-([.I83]/14)+[.F84]" office:value-type="float" office:value="10.9831554232702" calcext:value-type="float">
            <text:p>10.9832</text:p>
          </table:table-cell>
          <table:table-cell table:style-name="ce6" table:formula="of:=[.J83]-([.J83]/14)+[.G84]" office:value-type="float" office:value="3.63693985364361" calcext:value-type="float">
            <text:p>3.6369</text:p>
          </table:table-cell>
          <table:table-cell table:style-name="ce6" table:formula="of:=[.K83]-([.K83]/14)+[.H84]" office:value-type="float" office:value="1.4628142357339" calcext:value-type="float">
            <text:p>1.4628</text:p>
          </table:table-cell>
          <table:table-cell table:formula="of:=(100*([.J84]/[.I84]))" office:value-type="float" office:value="33.1137975698492" calcext:value-type="float">
            <text:p>33.1138</text:p>
          </table:table-cell>
          <table:table-cell table:formula="of:=(100*([.K84]/[.I84]))" office:value-type="float" office:value="13.3187065042766" calcext:value-type="float">
            <text:p>13.3187</text:p>
          </table:table-cell>
          <table:table-cell table:formula="of:=ABS([.L84]-[.M84])" office:value-type="float" office:value="19.7950910655726" calcext:value-type="float">
            <text:p>19.7951</text:p>
          </table:table-cell>
          <table:table-cell table:formula="of:=[.L84]+[.M84]" office:value-type="float" office:value="46.4325040741259" calcext:value-type="float">
            <text:p>46.4325</text:p>
          </table:table-cell>
          <table:table-cell table:formula="of:=(100*([.N84]/[.O84]))" office:value-type="float" office:value="42.6319696951328" calcext:value-type="float">
            <text:p>42.6320</text:p>
          </table:table-cell>
          <table:table-cell table:formula="of:=(([.Q83]*13)+[.P84])/14" office:value-type="float" office:value="32.1893111166875" calcext:value-type="float">
            <text:p>32.189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10" calcext:value-type="date">
            <text:p>10 Jun 09</text:p>
          </table:table-cell>
          <table:table-cell table:style-name="ce6" office:value-type="float" office:value="36.8369" calcext:value-type="float">
            <text:p>36.8369</text:p>
          </table:table-cell>
          <table:table-cell office:value-type="float" office:value="35.9552" calcext:value-type="float">
            <text:p>35.9552</text:p>
          </table:table-cell>
          <table:table-cell office:value-type="float" office:value="36.4803" calcext:value-type="float">
            <text:p>36.4803</text:p>
          </table:table-cell>
          <table:table-cell table:style-name="ce7" table:formula="of:=MAX([.C85]-[.D85];ABS([.C85]-[.E84]);ABS([.D85]-[.E84]))" office:value-type="float" office:value="0.881700000000002" calcext:value-type="float">
            <text:p>0.8817</text:p>
          </table:table-cell>
          <table:table-cell table:formula="of:=IF([.C85]-[.C84]&gt;[.D84]-[.D85];MAX([.C85]-[.C84];0);0)" office:value-type="float" office:value="0" calcext:value-type="float">
            <text:p>0.0000</text:p>
          </table:table-cell>
          <table:table-cell table:formula="of:=IF([.D84]-[.D85]&gt;[.C85]-[.C84];MAX([.D84]-[.D85];0);0)" office:value-type="float" office:value="0.376600000000003" calcext:value-type="float">
            <text:p>0.3766</text:p>
          </table:table-cell>
          <table:table-cell table:formula="of:=[.I84]-([.I84]/14)+[.F85]" office:value-type="float" office:value="11.080344321608" calcext:value-type="float">
            <text:p>11.0803</text:p>
          </table:table-cell>
          <table:table-cell table:style-name="ce6" table:formula="of:=[.J84]-([.J84]/14)+[.G85]" office:value-type="float" office:value="3.37715843552621" calcext:value-type="float">
            <text:p>3.3772</text:p>
          </table:table-cell>
          <table:table-cell table:style-name="ce6" table:formula="of:=[.K84]-([.K84]/14)+[.H85]" office:value-type="float" office:value="1.73492750461005" calcext:value-type="float">
            <text:p>1.7349</text:p>
          </table:table-cell>
          <table:table-cell table:formula="of:=(100*([.J85]/[.I85]))" office:value-type="float" office:value="30.4788221151245" calcext:value-type="float">
            <text:p>30.4788</text:p>
          </table:table-cell>
          <table:table-cell table:formula="of:=(100*([.K85]/[.I85]))" office:value-type="float" office:value="15.6577038966806" calcext:value-type="float">
            <text:p>15.6577</text:p>
          </table:table-cell>
          <table:table-cell table:formula="of:=ABS([.L85]-[.M85])" office:value-type="float" office:value="14.8211182184439" calcext:value-type="float">
            <text:p>14.8211</text:p>
          </table:table-cell>
          <table:table-cell table:formula="of:=[.L85]+[.M85]" office:value-type="float" office:value="46.1365260118051" calcext:value-type="float">
            <text:p>46.1365</text:p>
          </table:table-cell>
          <table:table-cell table:formula="of:=(100*([.N85]/[.O85]))" office:value-type="float" office:value="32.1244781513276" calcext:value-type="float">
            <text:p>32.1245</text:p>
          </table:table-cell>
          <table:table-cell table:formula="of:=(([.Q84]*13)+[.P85])/14" office:value-type="float" office:value="32.1846801905904" calcext:value-type="float">
            <text:p>32.184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11" calcext:value-type="date">
            <text:p>11 Jun 09</text:p>
          </table:table-cell>
          <table:table-cell table:style-name="ce6" office:value-type="float" office:value="36.8865" calcext:value-type="float">
            <text:p>36.8865</text:p>
          </table:table-cell>
          <table:table-cell office:value-type="float" office:value="36.411" calcext:value-type="float">
            <text:p>36.4110</text:p>
          </table:table-cell>
          <table:table-cell office:value-type="float" office:value="36.4803" calcext:value-type="float">
            <text:p>36.4803</text:p>
          </table:table-cell>
          <table:table-cell table:style-name="ce7" table:formula="of:=MAX([.C86]-[.D86];ABS([.C86]-[.E85]);ABS([.D86]-[.E85]))" office:value-type="float" office:value="0.475499999999997" calcext:value-type="float">
            <text:p>0.4755</text:p>
          </table:table-cell>
          <table:table-cell table:formula="of:=IF([.C86]-[.C85]&gt;[.D85]-[.D86];MAX([.C86]-[.C85];0);0)" office:value-type="float" office:value="0.0495999999999981" calcext:value-type="float">
            <text:p>0.0496</text:p>
          </table:table-cell>
          <table:table-cell table:formula="of:=IF([.D85]-[.D86]&gt;[.C86]-[.C85];MAX([.D85]-[.D86];0);0)" office:value-type="float" office:value="0" calcext:value-type="float">
            <text:p>0.0000</text:p>
          </table:table-cell>
          <table:table-cell table:formula="of:=[.I85]-([.I85]/14)+[.F86]" office:value-type="float" office:value="10.7643911557789" calcext:value-type="float">
            <text:p>10.7644</text:p>
          </table:table-cell>
          <table:table-cell table:style-name="ce6" table:formula="of:=[.J85]-([.J85]/14)+[.G86]" office:value-type="float" office:value="3.18553283298862" calcext:value-type="float">
            <text:p>3.1855</text:p>
          </table:table-cell>
          <table:table-cell table:style-name="ce6" table:formula="of:=[.K85]-([.K85]/14)+[.H86]" office:value-type="float" office:value="1.61100411142362" calcext:value-type="float">
            <text:p>1.6110</text:p>
          </table:table-cell>
          <table:table-cell table:formula="of:=(100*([.J86]/[.I86]))" office:value-type="float" office:value="29.5932467232804" calcext:value-type="float">
            <text:p>29.5932</text:p>
          </table:table-cell>
          <table:table-cell table:formula="of:=(100*([.K86]/[.I86]))" office:value-type="float" office:value="14.9660495248609" calcext:value-type="float">
            <text:p>14.9660</text:p>
          </table:table-cell>
          <table:table-cell table:formula="of:=ABS([.L86]-[.M86])" office:value-type="float" office:value="14.6271971984195" calcext:value-type="float">
            <text:p>14.6272</text:p>
          </table:table-cell>
          <table:table-cell table:formula="of:=[.L86]+[.M86]" office:value-type="float" office:value="44.5592962481413" calcext:value-type="float">
            <text:p>44.5593</text:p>
          </table:table-cell>
          <table:table-cell table:formula="of:=(100*([.N86]/[.O86]))" office:value-type="float" office:value="32.8263649339606" calcext:value-type="float">
            <text:p>32.8264</text:p>
          </table:table-cell>
          <table:table-cell table:formula="of:=(([.Q85]*13)+[.P86])/14" office:value-type="float" office:value="32.2305148151168" calcext:value-type="float">
            <text:p>32.230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12" calcext:value-type="date">
            <text:p>12 Jun 09</text:p>
          </table:table-cell>
          <table:table-cell table:style-name="ce6" office:value-type="float" office:value="36.3802" calcext:value-type="float">
            <text:p>36.3802</text:p>
          </table:table-cell>
          <table:table-cell office:value-type="float" office:value="35.8659" calcext:value-type="float">
            <text:p>35.8659</text:p>
          </table:table-cell>
          <table:table-cell office:value-type="float" office:value="36.3119" calcext:value-type="float">
            <text:p>36.3119</text:p>
          </table:table-cell>
          <table:table-cell table:style-name="ce7" table:formula="of:=MAX([.C87]-[.D87];ABS([.C87]-[.E86]);ABS([.D87]-[.E86]))" office:value-type="float" office:value="0.614399999999996" calcext:value-type="float">
            <text:p>0.6144</text:p>
          </table:table-cell>
          <table:table-cell table:formula="of:=IF([.C87]-[.C86]&gt;[.D86]-[.D87];MAX([.C87]-[.C86];0);0)" office:value-type="float" office:value="0" calcext:value-type="float">
            <text:p>0.0000</text:p>
          </table:table-cell>
          <table:table-cell table:formula="of:=IF([.D86]-[.D87]&gt;[.C87]-[.C86];MAX([.D86]-[.D87];0);0)" office:value-type="float" office:value="0.545099999999998" calcext:value-type="float">
            <text:p>0.5451</text:p>
          </table:table-cell>
          <table:table-cell table:formula="of:=[.I86]-([.I86]/14)+[.F87]" office:value-type="float" office:value="10.6099060732233" calcext:value-type="float">
            <text:p>10.6099</text:p>
          </table:table-cell>
          <table:table-cell table:style-name="ce6" table:formula="of:=[.J86]-([.J86]/14)+[.G87]" office:value-type="float" office:value="2.95799477348943" calcext:value-type="float">
            <text:p>2.9580</text:p>
          </table:table-cell>
          <table:table-cell table:style-name="ce6" table:formula="of:=[.K86]-([.K86]/14)+[.H87]" office:value-type="float" office:value="2.04103238917907" calcext:value-type="float">
            <text:p>2.0410</text:p>
          </table:table-cell>
          <table:table-cell table:formula="of:=(100*([.J87]/[.I87]))" office:value-type="float" office:value="27.8795566433399" calcext:value-type="float">
            <text:p>27.8796</text:p>
          </table:table-cell>
          <table:table-cell table:formula="of:=(100*([.K87]/[.I87]))" office:value-type="float" office:value="19.2370448436874" calcext:value-type="float">
            <text:p>19.2370</text:p>
          </table:table-cell>
          <table:table-cell table:formula="of:=ABS([.L87]-[.M87])" office:value-type="float" office:value="8.64251179965246" calcext:value-type="float">
            <text:p>8.6425</text:p>
          </table:table-cell>
          <table:table-cell table:formula="of:=[.L87]+[.M87]" office:value-type="float" office:value="47.1166014870273" calcext:value-type="float">
            <text:p>47.1166</text:p>
          </table:table-cell>
          <table:table-cell table:formula="of:=(100*([.N87]/[.O87]))" office:value-type="float" office:value="18.3428166015582" calcext:value-type="float">
            <text:p>18.3428</text:p>
          </table:table-cell>
          <table:table-cell table:formula="of:=(([.Q86]*13)+[.P87])/14" office:value-type="float" office:value="31.2385363712912" calcext:value-type="float">
            <text:p>31.238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15" calcext:value-type="date">
            <text:p>15 Jun 09</text:p>
          </table:table-cell>
          <table:table-cell table:style-name="ce6" office:value-type="float" office:value="35.9948" calcext:value-type="float">
            <text:p>35.9948</text:p>
          </table:table-cell>
          <table:table-cell office:value-type="float" office:value="35.2516" calcext:value-type="float">
            <text:p>35.2516</text:p>
          </table:table-cell>
          <table:table-cell office:value-type="float" office:value="35.5688" calcext:value-type="float">
            <text:p>35.5688</text:p>
          </table:table-cell>
          <table:table-cell table:style-name="ce7" table:formula="of:=MAX([.C88]-[.D88];ABS([.C88]-[.E87]);ABS([.D88]-[.E87]))" office:value-type="float" office:value="1.0603" calcext:value-type="float">
            <text:p>1.0603</text:p>
          </table:table-cell>
          <table:table-cell table:formula="of:=IF([.C88]-[.C87]&gt;[.D87]-[.D88];MAX([.C88]-[.C87];0);0)" office:value-type="float" office:value="0" calcext:value-type="float">
            <text:p>0.0000</text:p>
          </table:table-cell>
          <table:table-cell table:formula="of:=IF([.D87]-[.D88]&gt;[.C88]-[.C87];MAX([.D87]-[.D88];0);0)" office:value-type="float" office:value="0.6143" calcext:value-type="float">
            <text:p>0.6143</text:p>
          </table:table-cell>
          <table:table-cell table:formula="of:=[.I87]-([.I87]/14)+[.F88]" office:value-type="float" office:value="10.9123556394216" calcext:value-type="float">
            <text:p>10.9124</text:p>
          </table:table-cell>
          <table:table-cell table:style-name="ce6" table:formula="of:=[.J87]-([.J87]/14)+[.G88]" office:value-type="float" office:value="2.7467094325259" calcext:value-type="float">
            <text:p>2.7467</text:p>
          </table:table-cell>
          <table:table-cell table:style-name="ce6" table:formula="of:=[.K87]-([.K87]/14)+[.H88]" office:value-type="float" office:value="2.50954436138057" calcext:value-type="float">
            <text:p>2.5095</text:p>
          </table:table-cell>
          <table:table-cell table:formula="of:=(100*([.J88]/[.I88]))" office:value-type="float" office:value="25.1706370584481" calcext:value-type="float">
            <text:p>25.1706</text:p>
          </table:table-cell>
          <table:table-cell table:formula="of:=(100*([.K88]/[.I88]))" office:value-type="float" office:value="22.9972743219134" calcext:value-type="float">
            <text:p>22.9973</text:p>
          </table:table-cell>
          <table:table-cell table:formula="of:=ABS([.L88]-[.M88])" office:value-type="float" office:value="2.17336273653475" calcext:value-type="float">
            <text:p>2.1734</text:p>
          </table:table-cell>
          <table:table-cell table:formula="of:=[.L88]+[.M88]" office:value-type="float" office:value="48.1679113803615" calcext:value-type="float">
            <text:p>48.1679</text:p>
          </table:table-cell>
          <table:table-cell table:formula="of:=(100*([.N88]/[.O88]))" office:value-type="float" office:value="4.51205517169435" calcext:value-type="float">
            <text:p>4.5121</text:p>
          </table:table-cell>
          <table:table-cell table:formula="of:=(([.Q87]*13)+[.P88])/14" office:value-type="float" office:value="29.3295019998915" calcext:value-type="float">
            <text:p>29.329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16" calcext:value-type="date">
            <text:p>16 Jun 09</text:p>
          </table:table-cell>
          <table:table-cell table:style-name="ce6" office:value-type="float" office:value="35.8561" calcext:value-type="float">
            <text:p>35.8561</text:p>
          </table:table-cell>
          <table:table-cell office:value-type="float" office:value="35.1923" calcext:value-type="float">
            <text:p>35.1923</text:p>
          </table:table-cell>
          <table:table-cell office:value-type="float" office:value="35.222" calcext:value-type="float">
            <text:p>35.2220</text:p>
          </table:table-cell>
          <table:table-cell table:style-name="ce7" table:formula="of:=MAX([.C89]-[.D89];ABS([.C89]-[.E88]);ABS([.D89]-[.E88]))" office:value-type="float" office:value="0.663799999999995" calcext:value-type="float">
            <text:p>0.6638</text:p>
          </table:table-cell>
          <table:table-cell table:formula="of:=IF([.C89]-[.C88]&gt;[.D88]-[.D89];MAX([.C89]-[.C88];0);0)" office:value-type="float" office:value="0" calcext:value-type="float">
            <text:p>0.0000</text:p>
          </table:table-cell>
          <table:table-cell table:formula="of:=IF([.D88]-[.D89]&gt;[.C89]-[.C88];MAX([.D88]-[.D89];0);0)" office:value-type="float" office:value="0.0593000000000004" calcext:value-type="float">
            <text:p>0.0593</text:p>
          </table:table-cell>
          <table:table-cell table:formula="of:=[.I88]-([.I88]/14)+[.F89]" office:value-type="float" office:value="10.7967016651772" calcext:value-type="float">
            <text:p>10.7967</text:p>
          </table:table-cell>
          <table:table-cell table:style-name="ce6" table:formula="of:=[.J88]-([.J88]/14)+[.G89]" office:value-type="float" office:value="2.5505159016312" calcext:value-type="float">
            <text:p>2.5505</text:p>
          </table:table-cell>
          <table:table-cell table:style-name="ce6" table:formula="of:=[.K88]-([.K88]/14)+[.H89]" office:value-type="float" office:value="2.38959119271053" calcext:value-type="float">
            <text:p>2.3896</text:p>
          </table:table-cell>
          <table:table-cell table:formula="of:=(100*([.J89]/[.I89]))" office:value-type="float" office:value="23.6231025059943" calcext:value-type="float">
            <text:p>23.6231</text:p>
          </table:table-cell>
          <table:table-cell table:formula="of:=(100*([.K89]/[.I89]))" office:value-type="float" office:value="22.1326037044973" calcext:value-type="float">
            <text:p>22.1326</text:p>
          </table:table-cell>
          <table:table-cell table:formula="of:=ABS([.L89]-[.M89])" office:value-type="float" office:value="1.49049880149697" calcext:value-type="float">
            <text:p>1.4905</text:p>
          </table:table-cell>
          <table:table-cell table:formula="of:=[.L89]+[.M89]" office:value-type="float" office:value="45.7557062104915" calcext:value-type="float">
            <text:p>45.7557</text:p>
          </table:table-cell>
          <table:table-cell table:formula="of:=(100*([.N89]/[.O89]))" office:value-type="float" office:value="3.25751458111078" calcext:value-type="float">
            <text:p>3.2575</text:p>
          </table:table-cell>
          <table:table-cell table:formula="of:=(([.Q88]*13)+[.P89])/14" office:value-type="float" office:value="27.4672171842643" calcext:value-type="float">
            <text:p>27.467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17" calcext:value-type="date">
            <text:p>17 Jun 09</text:p>
          </table:table-cell>
          <table:table-cell table:style-name="ce6" office:value-type="float" office:value="35.8759" calcext:value-type="float">
            <text:p>35.8759</text:p>
          </table:table-cell>
          <table:table-cell office:value-type="float" office:value="35.123" calcext:value-type="float">
            <text:p>35.1230</text:p>
          </table:table-cell>
          <table:table-cell office:value-type="float" office:value="35.5578" calcext:value-type="float">
            <text:p>35.5578</text:p>
          </table:table-cell>
          <table:table-cell table:style-name="ce7" table:formula="of:=MAX([.C90]-[.D90];ABS([.C90]-[.E89]);ABS([.D90]-[.E89]))" office:value-type="float" office:value="0.752900000000004" calcext:value-type="float">
            <text:p>0.7529</text:p>
          </table:table-cell>
          <table:table-cell table:formula="of:=IF([.C90]-[.C89]&gt;[.D89]-[.D90];MAX([.C90]-[.C89];0);0)" office:value-type="float" office:value="0" calcext:value-type="float">
            <text:p>0.0000</text:p>
          </table:table-cell>
          <table:table-cell table:formula="of:=IF([.D89]-[.D90]&gt;[.C90]-[.C89];MAX([.D89]-[.D90];0);0)" office:value-type="float" office:value="0.0693000000000055" calcext:value-type="float">
            <text:p>0.0693</text:p>
          </table:table-cell>
          <table:table-cell table:formula="of:=[.I89]-([.I89]/14)+[.F90]" office:value-type="float" office:value="10.7784086890931" calcext:value-type="float">
            <text:p>10.7784</text:p>
          </table:table-cell>
          <table:table-cell table:style-name="ce6" table:formula="of:=[.J89]-([.J89]/14)+[.G90]" office:value-type="float" office:value="2.36833619437182" calcext:value-type="float">
            <text:p>2.3683</text:p>
          </table:table-cell>
          <table:table-cell table:style-name="ce6" table:formula="of:=[.K89]-([.K89]/14)+[.H90]" office:value-type="float" office:value="2.28820610751692" calcext:value-type="float">
            <text:p>2.2882</text:p>
          </table:table-cell>
          <table:table-cell table:formula="of:=(100*([.J90]/[.I90]))" office:value-type="float" office:value="21.9729670927063" calcext:value-type="float">
            <text:p>21.9730</text:p>
          </table:table-cell>
          <table:table-cell table:formula="of:=(100*([.K90]/[.I90]))" office:value-type="float" office:value="21.2295355791473" calcext:value-type="float">
            <text:p>21.2295</text:p>
          </table:table-cell>
          <table:table-cell table:formula="of:=ABS([.L90]-[.M90])" office:value-type="float" office:value="0.74343151355902" calcext:value-type="float">
            <text:p>0.7434</text:p>
          </table:table-cell>
          <table:table-cell table:formula="of:=[.L90]+[.M90]" office:value-type="float" office:value="43.2025026718536" calcext:value-type="float">
            <text:p>43.2025</text:p>
          </table:table-cell>
          <table:table-cell table:formula="of:=(100*([.N90]/[.O90]))" office:value-type="float" office:value="1.72080659124261" calcext:value-type="float">
            <text:p>1.7208</text:p>
          </table:table-cell>
          <table:table-cell table:formula="of:=(([.Q89]*13)+[.P90])/14" office:value-type="float" office:value="25.6281878561913" calcext:value-type="float">
            <text:p>25.628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18" calcext:value-type="date">
            <text:p>18 Jun 09</text:p>
          </table:table-cell>
          <table:table-cell table:style-name="ce6" office:value-type="float" office:value="35.7273" calcext:value-type="float">
            <text:p>35.7273</text:p>
          </table:table-cell>
          <table:table-cell office:value-type="float" office:value="35.2418" calcext:value-type="float">
            <text:p>35.2418</text:p>
          </table:table-cell>
          <table:table-cell office:value-type="float" office:value="35.4896" calcext:value-type="float">
            <text:p>35.4896</text:p>
          </table:table-cell>
          <table:table-cell table:style-name="ce7" table:formula="of:=MAX([.C91]-[.D91];ABS([.C91]-[.E90]);ABS([.D91]-[.E90]))" office:value-type="float" office:value="0.485500000000002" calcext:value-type="float">
            <text:p>0.4855</text:p>
          </table:table-cell>
          <table:table-cell table:formula="of:=IF([.C91]-[.C90]&gt;[.D90]-[.D91];MAX([.C91]-[.C90];0);0)" office:value-type="float" office:value="0" calcext:value-type="float">
            <text:p>0.0000</text:p>
          </table:table-cell>
          <table:table-cell table:formula="of:=IF([.D90]-[.D91]&gt;[.C91]-[.C90];MAX([.D90]-[.D91];0);0)" office:value-type="float" office:value="0" calcext:value-type="float">
            <text:p>0.0000</text:p>
          </table:table-cell>
          <table:table-cell table:formula="of:=[.I90]-([.I90]/14)+[.F91]" office:value-type="float" office:value="10.4940223541579" calcext:value-type="float">
            <text:p>10.4940</text:p>
          </table:table-cell>
          <table:table-cell table:style-name="ce6" table:formula="of:=[.J90]-([.J90]/14)+[.G91]" office:value-type="float" office:value="2.19916932334527" calcext:value-type="float">
            <text:p>2.1992</text:p>
          </table:table-cell>
          <table:table-cell table:style-name="ce6" table:formula="of:=[.K90]-([.K90]/14)+[.H91]" office:value-type="float" office:value="2.12476281412286" calcext:value-type="float">
            <text:p>2.1248</text:p>
          </table:table-cell>
          <table:table-cell table:formula="of:=(100*([.J91]/[.I91]))" office:value-type="float" office:value="20.9564002164901" calcext:value-type="float">
            <text:p>20.9564</text:p>
          </table:table-cell>
          <table:table-cell table:formula="of:=(100*([.K91]/[.I91]))" office:value-type="float" office:value="20.2473631407979" calcext:value-type="float">
            <text:p>20.2474</text:p>
          </table:table-cell>
          <table:table-cell table:formula="of:=ABS([.L91]-[.M91])" office:value-type="float" office:value="0.709037075692223" calcext:value-type="float">
            <text:p>0.7090</text:p>
          </table:table-cell>
          <table:table-cell table:formula="of:=[.L91]+[.M91]" office:value-type="float" office:value="41.203763357288" calcext:value-type="float">
            <text:p>41.2038</text:p>
          </table:table-cell>
          <table:table-cell table:formula="of:=(100*([.N91]/[.O91]))" office:value-type="float" office:value="1.72080659124262" calcext:value-type="float">
            <text:p>1.7208</text:p>
          </table:table-cell>
          <table:table-cell table:formula="of:=(([.Q90]*13)+[.P91])/14" office:value-type="float" office:value="23.9205177658378" calcext:value-type="float">
            <text:p>23.920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19" calcext:value-type="date">
            <text:p>19 Jun 09</text:p>
          </table:table-cell>
          <table:table-cell table:style-name="ce6" office:value-type="float" office:value="36.0688" calcext:value-type="float">
            <text:p>36.0688</text:p>
          </table:table-cell>
          <table:table-cell office:value-type="float" office:value="35.6225" calcext:value-type="float">
            <text:p>35.6225</text:p>
          </table:table-cell>
          <table:table-cell office:value-type="float" office:value="35.8703" calcext:value-type="float">
            <text:p>35.8703</text:p>
          </table:table-cell>
          <table:table-cell table:style-name="ce7" table:formula="of:=MAX([.C92]-[.D92];ABS([.C92]-[.E91]);ABS([.D92]-[.E91]))" office:value-type="float" office:value="0.5792" calcext:value-type="float">
            <text:p>0.5792</text:p>
          </table:table-cell>
          <table:table-cell table:formula="of:=IF([.C92]-[.C91]&gt;[.D91]-[.D92];MAX([.C92]-[.C91];0);0)" office:value-type="float" office:value="0.341500000000003" calcext:value-type="float">
            <text:p>0.3415</text:p>
          </table:table-cell>
          <table:table-cell table:formula="of:=IF([.D91]-[.D92]&gt;[.C92]-[.C91];MAX([.D91]-[.D92];0);0)" office:value-type="float" office:value="0" calcext:value-type="float">
            <text:p>0.0000</text:p>
          </table:table-cell>
          <table:table-cell table:formula="of:=[.I91]-([.I91]/14)+[.F92]" office:value-type="float" office:value="10.3236493288609" calcext:value-type="float">
            <text:p>10.3236</text:p>
          </table:table-cell>
          <table:table-cell table:style-name="ce6" table:formula="of:=[.J91]-([.J91]/14)+[.G92]" office:value-type="float" office:value="2.38358580024918" calcext:value-type="float">
            <text:p>2.3836</text:p>
          </table:table-cell>
          <table:table-cell table:style-name="ce6" table:formula="of:=[.K91]-([.K91]/14)+[.H92]" office:value-type="float" office:value="1.97299404168551" calcext:value-type="float">
            <text:p>1.9730</text:p>
          </table:table-cell>
          <table:table-cell table:formula="of:=(100*([.J92]/[.I92]))" office:value-type="float" office:value="23.0885971066995" calcext:value-type="float">
            <text:p>23.0886</text:p>
          </table:table-cell>
          <table:table-cell table:formula="of:=(100*([.K92]/[.I92]))" office:value-type="float" office:value="19.1114011996687" calcext:value-type="float">
            <text:p>19.1114</text:p>
          </table:table-cell>
          <table:table-cell table:formula="of:=ABS([.L92]-[.M92])" office:value-type="float" office:value="3.9771959070308" calcext:value-type="float">
            <text:p>3.9772</text:p>
          </table:table-cell>
          <table:table-cell table:formula="of:=[.L92]+[.M92]" office:value-type="float" office:value="42.1999983063682" calcext:value-type="float">
            <text:p>42.2000</text:p>
          </table:table-cell>
          <table:table-cell table:formula="of:=(100*([.N92]/[.O92]))" office:value-type="float" office:value="9.42463522902706" calcext:value-type="float">
            <text:p>9.4246</text:p>
          </table:table-cell>
          <table:table-cell table:formula="of:=(([.Q91]*13)+[.P92])/14" office:value-type="float" office:value="22.885097584637" calcext:value-type="float">
            <text:p>22.885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22" calcext:value-type="date">
            <text:p>22 Jun 09</text:p>
          </table:table-cell>
          <table:table-cell table:style-name="ce6" office:value-type="float" office:value="35.6025" calcext:value-type="float">
            <text:p>35.6025</text:p>
          </table:table-cell>
          <table:table-cell office:value-type="float" office:value="34.7394" calcext:value-type="float">
            <text:p>34.7394</text:p>
          </table:table-cell>
          <table:table-cell office:value-type="float" office:value="34.799" calcext:value-type="float">
            <text:p>34.7990</text:p>
          </table:table-cell>
          <table:table-cell table:style-name="ce7" table:formula="of:=MAX([.C93]-[.D93];ABS([.C93]-[.E92]);ABS([.D93]-[.E92]))" office:value-type="float" office:value="1.1309" calcext:value-type="float">
            <text:p>1.1309</text:p>
          </table:table-cell>
          <table:table-cell table:formula="of:=IF([.C93]-[.C92]&gt;[.D92]-[.D93];MAX([.C93]-[.C92];0);0)" office:value-type="float" office:value="0" calcext:value-type="float">
            <text:p>0.0000</text:p>
          </table:table-cell>
          <table:table-cell table:formula="of:=IF([.D92]-[.D93]&gt;[.C93]-[.C92];MAX([.D92]-[.D93];0);0)" office:value-type="float" office:value="0.883099999999999" calcext:value-type="float">
            <text:p>0.8831</text:p>
          </table:table-cell>
          <table:table-cell table:formula="of:=[.I92]-([.I92]/14)+[.F93]" office:value-type="float" office:value="10.7171458053708" calcext:value-type="float">
            <text:p>10.7171</text:p>
          </table:table-cell>
          <table:table-cell table:style-name="ce6" table:formula="of:=[.J92]-([.J92]/14)+[.G93]" office:value-type="float" office:value="2.21332967165995" calcext:value-type="float">
            <text:p>2.2133</text:p>
          </table:table-cell>
          <table:table-cell table:style-name="ce6" table:formula="of:=[.K92]-([.K92]/14)+[.H93]" office:value-type="float" office:value="2.71516589585083" calcext:value-type="float">
            <text:p>2.7152</text:p>
          </table:table-cell>
          <table:table-cell table:formula="of:=(100*([.J93]/[.I93]))" office:value-type="float" office:value="20.6522306578189" calcext:value-type="float">
            <text:p>20.6522</text:p>
          </table:table-cell>
          <table:table-cell table:formula="of:=(100*([.K93]/[.I93]))" office:value-type="float" office:value="25.3347854471677" calcext:value-type="float">
            <text:p>25.3348</text:p>
          </table:table-cell>
          <table:table-cell table:formula="of:=ABS([.L93]-[.M93])" office:value-type="float" office:value="4.68255478934873" calcext:value-type="float">
            <text:p>4.6826</text:p>
          </table:table-cell>
          <table:table-cell table:formula="of:=[.L93]+[.M93]" office:value-type="float" office:value="45.9870161049866" calcext:value-type="float">
            <text:p>45.9870</text:p>
          </table:table-cell>
          <table:table-cell table:formula="of:=(100*([.N93]/[.O93]))" office:value-type="float" office:value="10.1823409865485" calcext:value-type="float">
            <text:p>10.1823</text:p>
          </table:table-cell>
          <table:table-cell table:formula="of:=(([.Q92]*13)+[.P93])/14" office:value-type="float" office:value="21.9777578276307" calcext:value-type="float">
            <text:p>21.977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23" calcext:value-type="date">
            <text:p>23 Jun 09</text:p>
          </table:table-cell>
          <table:table-cell table:style-name="ce6" office:value-type="float" office:value="34.9775" calcext:value-type="float">
            <text:p>34.9775</text:p>
          </table:table-cell>
          <table:table-cell office:value-type="float" office:value="34.4915" calcext:value-type="float">
            <text:p>34.4915</text:p>
          </table:table-cell>
          <table:table-cell office:value-type="float" office:value="34.7196" calcext:value-type="float">
            <text:p>34.7196</text:p>
          </table:table-cell>
          <table:table-cell table:style-name="ce7" table:formula="of:=MAX([.C94]-[.D94];ABS([.C94]-[.E93]);ABS([.D94]-[.E93]))" office:value-type="float" office:value="0.485999999999997" calcext:value-type="float">
            <text:p>0.4860</text:p>
          </table:table-cell>
          <table:table-cell table:formula="of:=IF([.C94]-[.C93]&gt;[.D93]-[.D94];MAX([.C94]-[.C93];0);0)" office:value-type="float" office:value="0" calcext:value-type="float">
            <text:p>0.0000</text:p>
          </table:table-cell>
          <table:table-cell table:formula="of:=IF([.D93]-[.D94]&gt;[.C94]-[.C93];MAX([.D93]-[.D94];0);0)" office:value-type="float" office:value="0.247900000000001" calcext:value-type="float">
            <text:p>0.2479</text:p>
          </table:table-cell>
          <table:table-cell table:formula="of:=[.I93]-([.I93]/14)+[.F94]" office:value-type="float" office:value="10.4376353907015" calcext:value-type="float">
            <text:p>10.4376</text:p>
          </table:table-cell>
          <table:table-cell table:style-name="ce6" table:formula="of:=[.J93]-([.J93]/14)+[.G94]" office:value-type="float" office:value="2.05523469511281" calcext:value-type="float">
            <text:p>2.0552</text:p>
          </table:table-cell>
          <table:table-cell table:style-name="ce6" table:formula="of:=[.K93]-([.K93]/14)+[.H94]" office:value-type="float" office:value="2.76912547471863" calcext:value-type="float">
            <text:p>2.7691</text:p>
          </table:table-cell>
          <table:table-cell table:formula="of:=(100*([.J94]/[.I94]))" office:value-type="float" office:value="19.6906159123334" calcext:value-type="float">
            <text:p>19.6906</text:p>
          </table:table-cell>
          <table:table-cell table:formula="of:=(100*([.K94]/[.I94]))" office:value-type="float" office:value="26.5301993321739" calcext:value-type="float">
            <text:p>26.5302</text:p>
          </table:table-cell>
          <table:table-cell table:formula="of:=ABS([.L94]-[.M94])" office:value-type="float" office:value="6.83958341984044" calcext:value-type="float">
            <text:p>6.8396</text:p>
          </table:table-cell>
          <table:table-cell table:formula="of:=[.L94]+[.M94]" office:value-type="float" office:value="46.2208152445073" calcext:value-type="float">
            <text:p>46.2208</text:p>
          </table:table-cell>
          <table:table-cell table:formula="of:=(100*([.N94]/[.O94]))" office:value-type="float" office:value="14.7976260991053" calcext:value-type="float">
            <text:p>14.7976</text:p>
          </table:table-cell>
          <table:table-cell table:formula="of:=(([.Q93]*13)+[.P94])/14" office:value-type="float" office:value="21.4648912755932" calcext:value-type="float">
            <text:p>21.464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24" calcext:value-type="date">
            <text:p>24 Jun 09</text:p>
          </table:table-cell>
          <table:table-cell table:style-name="ce6" office:value-type="float" office:value="35.5827" calcext:value-type="float">
            <text:p>35.5827</text:p>
          </table:table-cell>
          <table:table-cell office:value-type="float" office:value="34.9974" calcext:value-type="float">
            <text:p>34.9974</text:p>
          </table:table-cell>
          <table:table-cell office:value-type="float" office:value="35.3049" calcext:value-type="float">
            <text:p>35.3049</text:p>
          </table:table-cell>
          <table:table-cell table:style-name="ce7" table:formula="of:=MAX([.C95]-[.D95];ABS([.C95]-[.E94]);ABS([.D95]-[.E94]))" office:value-type="float" office:value="0.863100000000003" calcext:value-type="float">
            <text:p>0.8631</text:p>
          </table:table-cell>
          <table:table-cell table:formula="of:=IF([.C95]-[.C94]&gt;[.D94]-[.D95];MAX([.C95]-[.C94];0);0)" office:value-type="float" office:value="0.605200000000004" calcext:value-type="float">
            <text:p>0.6052</text:p>
          </table:table-cell>
          <table:table-cell table:formula="of:=IF([.D94]-[.D95]&gt;[.C95]-[.C94];MAX([.D94]-[.D95];0);0)" office:value-type="float" office:value="0" calcext:value-type="float">
            <text:p>0.0000</text:p>
          </table:table-cell>
          <table:table-cell table:formula="of:=[.I94]-([.I94]/14)+[.F95]" office:value-type="float" office:value="10.5551900056514" calcext:value-type="float">
            <text:p>10.5552</text:p>
          </table:table-cell>
          <table:table-cell table:style-name="ce6" table:formula="of:=[.J94]-([.J94]/14)+[.G95]" office:value-type="float" office:value="2.51363221689047" calcext:value-type="float">
            <text:p>2.5136</text:p>
          </table:table-cell>
          <table:table-cell table:style-name="ce6" table:formula="of:=[.K94]-([.K94]/14)+[.H95]" office:value-type="float" office:value="2.57133079795301" calcext:value-type="float">
            <text:p>2.5713</text:p>
          </table:table-cell>
          <table:table-cell table:formula="of:=(100*([.J95]/[.I95]))" office:value-type="float" office:value="23.8141825542188" calcext:value-type="float">
            <text:p>23.8142</text:p>
          </table:table-cell>
          <table:table-cell table:formula="of:=(100*([.K95]/[.I95]))" office:value-type="float" office:value="24.3608196212128" calcext:value-type="float">
            <text:p>24.3608</text:p>
          </table:table-cell>
          <table:table-cell table:formula="of:=ABS([.L95]-[.M95])" office:value-type="float" office:value="0.546637066994038" calcext:value-type="float">
            <text:p>0.5466</text:p>
          </table:table-cell>
          <table:table-cell table:formula="of:=[.L95]+[.M95]" office:value-type="float" office:value="48.1750021754315" calcext:value-type="float">
            <text:p>48.1750</text:p>
          </table:table-cell>
          <table:table-cell table:formula="of:=(100*([.N95]/[.O95]))" office:value-type="float" office:value="1.13469027983317" calcext:value-type="float">
            <text:p>1.1347</text:p>
          </table:table-cell>
          <table:table-cell table:formula="of:=(([.Q94]*13)+[.P95])/14" office:value-type="float" office:value="20.0127340616103" calcext:value-type="float">
            <text:p>20.012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25" calcext:value-type="date">
            <text:p>25 Jun 09</text:p>
          </table:table-cell>
          <table:table-cell table:style-name="ce6" office:value-type="float" office:value="36.0688" calcext:value-type="float">
            <text:p>36.0688</text:p>
          </table:table-cell>
          <table:table-cell office:value-type="float" office:value="34.9974" calcext:value-type="float">
            <text:p>34.9974</text:p>
          </table:table-cell>
          <table:table-cell office:value-type="float" office:value="35.9993" calcext:value-type="float">
            <text:p>35.9993</text:p>
          </table:table-cell>
          <table:table-cell table:style-name="ce7" table:formula="of:=MAX([.C96]-[.D96];ABS([.C96]-[.E95]);ABS([.D96]-[.E95]))" office:value-type="float" office:value="1.0714" calcext:value-type="float">
            <text:p>1.0714</text:p>
          </table:table-cell>
          <table:table-cell table:formula="of:=IF([.C96]-[.C95]&gt;[.D95]-[.D96];MAX([.C96]-[.C95];0);0)" office:value-type="float" office:value="0.4861" calcext:value-type="float">
            <text:p>0.4861</text:p>
          </table:table-cell>
          <table:table-cell table:formula="of:=IF([.D95]-[.D96]&gt;[.C96]-[.C95];MAX([.D95]-[.D96];0);0)" office:value-type="float" office:value="0" calcext:value-type="float">
            <text:p>0.0000</text:p>
          </table:table-cell>
          <table:table-cell table:formula="of:=[.I95]-([.I95]/14)+[.F96]" office:value-type="float" office:value="10.8726478623906" calcext:value-type="float">
            <text:p>10.8726</text:p>
          </table:table-cell>
          <table:table-cell table:style-name="ce6" table:formula="of:=[.J95]-([.J95]/14)+[.G96]" office:value-type="float" office:value="2.82018705854115" calcext:value-type="float">
            <text:p>2.8202</text:p>
          </table:table-cell>
          <table:table-cell table:style-name="ce6" table:formula="of:=[.K95]-([.K95]/14)+[.H96]" office:value-type="float" office:value="2.38766431238494" calcext:value-type="float">
            <text:p>2.3877</text:p>
          </table:table-cell>
          <table:table-cell table:formula="of:=(100*([.J96]/[.I96]))" office:value-type="float" office:value="25.9383647317083" calcext:value-type="float">
            <text:p>25.9384</text:p>
          </table:table-cell>
          <table:table-cell table:formula="of:=(100*([.K96]/[.I96]))" office:value-type="float" office:value="21.9602836641484" calcext:value-type="float">
            <text:p>21.9603</text:p>
          </table:table-cell>
          <table:table-cell table:formula="of:=ABS([.L96]-[.M96])" office:value-type="float" office:value="3.97808106755988" calcext:value-type="float">
            <text:p>3.9781</text:p>
          </table:table-cell>
          <table:table-cell table:formula="of:=[.L96]+[.M96]" office:value-type="float" office:value="47.8986483958567" calcext:value-type="float">
            <text:p>47.8986</text:p>
          </table:table-cell>
          <table:table-cell table:formula="of:=(100*([.N96]/[.O96]))" office:value-type="float" office:value="8.30520526316977" calcext:value-type="float">
            <text:p>8.3052</text:p>
          </table:table-cell>
          <table:table-cell table:formula="of:=(([.Q95]*13)+[.P96])/14" office:value-type="float" office:value="19.1764820045789" calcext:value-type="float">
            <text:p>19.176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26" calcext:value-type="date">
            <text:p>26 Jun 09</text:p>
          </table:table-cell>
          <table:table-cell table:style-name="ce6" office:value-type="float" office:value="36.2076" calcext:value-type="float">
            <text:p>36.2076</text:p>
          </table:table-cell>
          <table:table-cell office:value-type="float" office:value="35.7612" calcext:value-type="float">
            <text:p>35.7612</text:p>
          </table:table-cell>
          <table:table-cell office:value-type="float" office:value="36.0786" calcext:value-type="float">
            <text:p>36.0786</text:p>
          </table:table-cell>
          <table:table-cell table:style-name="ce7" table:formula="of:=MAX([.C97]-[.D97];ABS([.C97]-[.E96]);ABS([.D97]-[.E96]))" office:value-type="float" office:value="0.446399999999997" calcext:value-type="float">
            <text:p>0.4464</text:p>
          </table:table-cell>
          <table:table-cell table:formula="of:=IF([.C97]-[.C96]&gt;[.D96]-[.D97];MAX([.C97]-[.C96];0);0)" office:value-type="float" office:value="0.138799999999996" calcext:value-type="float">
            <text:p>0.1388</text:p>
          </table:table-cell>
          <table:table-cell table:formula="of:=IF([.D96]-[.D97]&gt;[.C97]-[.C96];MAX([.D96]-[.D97];0);0)" office:value-type="float" office:value="0" calcext:value-type="float">
            <text:p>0.0000</text:p>
          </table:table-cell>
          <table:table-cell table:formula="of:=[.I96]-([.I96]/14)+[.F97]" office:value-type="float" office:value="10.5424301579341" calcext:value-type="float">
            <text:p>10.5424</text:p>
          </table:table-cell>
          <table:table-cell table:style-name="ce6" table:formula="of:=[.J96]-([.J96]/14)+[.G97]" office:value-type="float" office:value="2.75754512578821" calcext:value-type="float">
            <text:p>2.7575</text:p>
          </table:table-cell>
          <table:table-cell table:style-name="ce6" table:formula="of:=[.K96]-([.K96]/14)+[.H97]" office:value-type="float" office:value="2.2171168615003" calcext:value-type="float">
            <text:p>2.2171</text:p>
          </table:table-cell>
          <table:table-cell table:formula="of:=(100*([.J97]/[.I97]))" office:value-type="float" office:value="26.1566364156837" calcext:value-type="float">
            <text:p>26.1566</text:p>
          </table:table-cell>
          <table:table-cell table:formula="of:=(100*([.K97]/[.I97]))" office:value-type="float" office:value="21.0304154572153" calcext:value-type="float">
            <text:p>21.0304</text:p>
          </table:table-cell>
          <table:table-cell table:formula="of:=ABS([.L97]-[.M97])" office:value-type="float" office:value="5.12622095846837" calcext:value-type="float">
            <text:p>5.1262</text:p>
          </table:table-cell>
          <table:table-cell table:formula="of:=[.L97]+[.M97]" office:value-type="float" office:value="47.187051872899" calcext:value-type="float">
            <text:p>47.1871</text:p>
          </table:table-cell>
          <table:table-cell table:formula="of:=(100*([.N97]/[.O97]))" office:value-type="float" office:value="10.8636177828531" calcext:value-type="float">
            <text:p>10.8636</text:p>
          </table:table-cell>
          <table:table-cell table:formula="of:=(([.Q96]*13)+[.P97])/14" office:value-type="float" office:value="18.5827059887413" calcext:value-type="float">
            <text:p>18.582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29" calcext:value-type="date">
            <text:p>29 Jun 09</text:p>
          </table:table-cell>
          <table:table-cell table:style-name="ce6" office:value-type="float" office:value="36.4555" calcext:value-type="float">
            <text:p>36.4555</text:p>
          </table:table-cell>
          <table:table-cell office:value-type="float" office:value="35.8307" calcext:value-type="float">
            <text:p>35.8307</text:p>
          </table:table-cell>
          <table:table-cell office:value-type="float" office:value="36.158" calcext:value-type="float">
            <text:p>36.1580</text:p>
          </table:table-cell>
          <table:table-cell table:style-name="ce7" table:formula="of:=MAX([.C98]-[.D98];ABS([.C98]-[.E97]);ABS([.D98]-[.E97]))" office:value-type="float" office:value="0.6248" calcext:value-type="float">
            <text:p>0.6248</text:p>
          </table:table-cell>
          <table:table-cell table:formula="of:=IF([.C98]-[.C97]&gt;[.D97]-[.D98];MAX([.C98]-[.C97];0);0)" office:value-type="float" office:value="0.247900000000001" calcext:value-type="float">
            <text:p>0.2479</text:p>
          </table:table-cell>
          <table:table-cell table:formula="of:=IF([.D97]-[.D98]&gt;[.C98]-[.C97];MAX([.D97]-[.D98];0);0)" office:value-type="float" office:value="0" calcext:value-type="float">
            <text:p>0.0000</text:p>
          </table:table-cell>
          <table:table-cell table:formula="of:=[.I97]-([.I97]/14)+[.F98]" office:value-type="float" office:value="10.4141994323674" calcext:value-type="float">
            <text:p>10.4142</text:p>
          </table:table-cell>
          <table:table-cell table:style-name="ce6" table:formula="of:=[.J97]-([.J97]/14)+[.G98]" office:value-type="float" office:value="2.80847761680334" calcext:value-type="float">
            <text:p>2.8085</text:p>
          </table:table-cell>
          <table:table-cell table:style-name="ce6" table:formula="of:=[.K97]-([.K97]/14)+[.H98]" office:value-type="float" office:value="2.05875137139314" calcext:value-type="float">
            <text:p>2.0588</text:p>
          </table:table-cell>
          <table:table-cell table:formula="of:=(100*([.J98]/[.I98]))" office:value-type="float" office:value="26.9677725594017" calcext:value-type="float">
            <text:p>26.9678</text:p>
          </table:table-cell>
          <table:table-cell table:formula="of:=(100*([.K98]/[.I98]))" office:value-type="float" office:value="19.7686954697116" calcext:value-type="float">
            <text:p>19.7687</text:p>
          </table:table-cell>
          <table:table-cell table:formula="of:=ABS([.L98]-[.M98])" office:value-type="float" office:value="7.19907708969016" calcext:value-type="float">
            <text:p>7.1991</text:p>
          </table:table-cell>
          <table:table-cell table:formula="of:=[.L98]+[.M98]" office:value-type="float" office:value="46.7364680291133" calcext:value-type="float">
            <text:p>46.7365</text:p>
          </table:table-cell>
          <table:table-cell table:formula="of:=(100*([.N98]/[.O98]))" office:value-type="float" office:value="15.4035539981448" calcext:value-type="float">
            <text:p>15.4036</text:p>
          </table:table-cell>
          <table:table-cell table:formula="of:=(([.Q97]*13)+[.P98])/14" office:value-type="float" office:value="18.3556237036987" calcext:value-type="float">
            <text:p>18.355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6-30" calcext:value-type="date">
            <text:p>30 Jun 09</text:p>
          </table:table-cell>
          <table:table-cell table:style-name="ce6" office:value-type="float" office:value="36.4359" calcext:value-type="float">
            <text:p>36.4359</text:p>
          </table:table-cell>
          <table:table-cell office:value-type="float" office:value="35.8207" calcext:value-type="float">
            <text:p>35.8207</text:p>
          </table:table-cell>
          <table:table-cell office:value-type="float" office:value="36.0885" calcext:value-type="float">
            <text:p>36.0885</text:p>
          </table:table-cell>
          <table:table-cell table:style-name="ce7" table:formula="of:=MAX([.C99]-[.D99];ABS([.C99]-[.E98]);ABS([.D99]-[.E98]))" office:value-type="float" office:value="0.615199999999994" calcext:value-type="float">
            <text:p>0.6152</text:p>
          </table:table-cell>
          <table:table-cell table:formula="of:=IF([.C99]-[.C98]&gt;[.D98]-[.D99];MAX([.C99]-[.C98];0);0)" office:value-type="float" office:value="0" calcext:value-type="float">
            <text:p>0.0000</text:p>
          </table:table-cell>
          <table:table-cell table:formula="of:=IF([.D98]-[.D99]&gt;[.C99]-[.C98];MAX([.D98]-[.D99];0);0)" office:value-type="float" office:value="0.00999999999999801" calcext:value-type="float">
            <text:p>0.0100</text:p>
          </table:table-cell>
          <table:table-cell table:formula="of:=[.I98]-([.I98]/14)+[.F99]" office:value-type="float" office:value="10.2855280443411" calcext:value-type="float">
            <text:p>10.2855</text:p>
          </table:table-cell>
          <table:table-cell table:style-name="ce6" table:formula="of:=[.J98]-([.J98]/14)+[.G99]" office:value-type="float" office:value="2.60787207274596" calcext:value-type="float">
            <text:p>2.6079</text:p>
          </table:table-cell>
          <table:table-cell table:style-name="ce6" table:formula="of:=[.K98]-([.K98]/14)+[.H99]" office:value-type="float" office:value="1.92169770200791" calcext:value-type="float">
            <text:p>1.9217</text:p>
          </table:table-cell>
          <table:table-cell table:formula="of:=(100*([.J99]/[.I99]))" office:value-type="float" office:value="25.3547709121337" calcext:value-type="float">
            <text:p>25.3548</text:p>
          </table:table-cell>
          <table:table-cell table:formula="of:=(100*([.K99]/[.I99]))" office:value-type="float" office:value="18.683510401444" calcext:value-type="float">
            <text:p>18.6835</text:p>
          </table:table-cell>
          <table:table-cell table:formula="of:=ABS([.L99]-[.M99])" office:value-type="float" office:value="6.67126051068973" calcext:value-type="float">
            <text:p>6.6713</text:p>
          </table:table-cell>
          <table:table-cell table:formula="of:=[.L99]+[.M99]" office:value-type="float" office:value="44.0382813135776" calcext:value-type="float">
            <text:p>44.0383</text:p>
          </table:table-cell>
          <table:table-cell table:formula="of:=(100*([.N99]/[.O99]))" office:value-type="float" office:value="15.1487758188985" calcext:value-type="float">
            <text:p>15.1488</text:p>
          </table:table-cell>
          <table:table-cell table:formula="of:=(([.Q98]*13)+[.P99])/14" office:value-type="float" office:value="18.1265631404987" calcext:value-type="float">
            <text:p>18.126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01" calcext:value-type="date">
            <text:p>1 Jul 09</text:p>
          </table:table-cell>
          <table:table-cell table:style-name="ce6" office:value-type="float" office:value="36.5448" calcext:value-type="float">
            <text:p>36.5448</text:p>
          </table:table-cell>
          <table:table-cell office:value-type="float" office:value="36.0985" calcext:value-type="float">
            <text:p>36.0985</text:p>
          </table:table-cell>
          <table:table-cell office:value-type="float" office:value="36.1084" calcext:value-type="float">
            <text:p>36.1084</text:p>
          </table:table-cell>
          <table:table-cell table:style-name="ce7" table:formula="of:=MAX([.C100]-[.D100];ABS([.C100]-[.E99]);ABS([.D100]-[.E99]))" office:value-type="float" office:value="0.456299999999999" calcext:value-type="float">
            <text:p>0.4563</text:p>
          </table:table-cell>
          <table:table-cell table:formula="of:=IF([.C100]-[.C99]&gt;[.D99]-[.D100];MAX([.C100]-[.C99];0);0)" office:value-type="float" office:value="0.108900000000006" calcext:value-type="float">
            <text:p>0.1089</text:p>
          </table:table-cell>
          <table:table-cell table:formula="of:=IF([.D99]-[.D100]&gt;[.C100]-[.C99];MAX([.D99]-[.D100];0);0)" office:value-type="float" office:value="0" calcext:value-type="float">
            <text:p>0.0000</text:p>
          </table:table-cell>
          <table:table-cell table:formula="of:=[.I99]-([.I99]/14)+[.F100]" office:value-type="float" office:value="10.0071474697453" calcext:value-type="float">
            <text:p>10.0071</text:p>
          </table:table-cell>
          <table:table-cell table:style-name="ce6" table:formula="of:=[.J99]-([.J99]/14)+[.G100]" office:value-type="float" office:value="2.53049549612125" calcext:value-type="float">
            <text:p>2.5305</text:p>
          </table:table-cell>
          <table:table-cell table:style-name="ce6" table:formula="of:=[.K99]-([.K99]/14)+[.H100]" office:value-type="float" office:value="1.78443358043592" calcext:value-type="float">
            <text:p>1.7844</text:p>
          </table:table-cell>
          <table:table-cell table:formula="of:=(100*([.J100]/[.I100]))" office:value-type="float" office:value="25.2868812393513" calcext:value-type="float">
            <text:p>25.2869</text:p>
          </table:table-cell>
          <table:table-cell table:formula="of:=(100*([.K100]/[.I100]))" office:value-type="float" office:value="17.8315907288346" calcext:value-type="float">
            <text:p>17.8316</text:p>
          </table:table-cell>
          <table:table-cell table:formula="of:=ABS([.L100]-[.M100])" office:value-type="float" office:value="7.45529051051669" calcext:value-type="float">
            <text:p>7.4553</text:p>
          </table:table-cell>
          <table:table-cell table:formula="of:=[.L100]+[.M100]" office:value-type="float" office:value="43.1184719681859" calcext:value-type="float">
            <text:p>43.1185</text:p>
          </table:table-cell>
          <table:table-cell table:formula="of:=(100*([.N100]/[.O100]))" office:value-type="float" office:value="17.2902474744871" calcext:value-type="float">
            <text:p>17.2902</text:p>
          </table:table-cell>
          <table:table-cell table:formula="of:=(([.Q99]*13)+[.P100])/14" office:value-type="float" office:value="18.0668263072121" calcext:value-type="float">
            <text:p>18.066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02" calcext:value-type="date">
            <text:p>2 Jul 09</text:p>
          </table:table-cell>
          <table:table-cell table:style-name="ce6" office:value-type="float" office:value="35.8107" calcext:value-type="float">
            <text:p>35.8107</text:p>
          </table:table-cell>
          <table:table-cell office:value-type="float" office:value="35.2156" calcext:value-type="float">
            <text:p>35.2156</text:p>
          </table:table-cell>
          <table:table-cell office:value-type="float" office:value="35.3149" calcext:value-type="float">
            <text:p>35.3149</text:p>
          </table:table-cell>
          <table:table-cell table:style-name="ce7" table:formula="of:=MAX([.C101]-[.D101];ABS([.C101]-[.E100]);ABS([.D101]-[.E100]))" office:value-type="float" office:value="0.892800000000001" calcext:value-type="float">
            <text:p>0.8928</text:p>
          </table:table-cell>
          <table:table-cell table:formula="of:=IF([.C101]-[.C100]&gt;[.D100]-[.D101];MAX([.C101]-[.C100];0);0)" office:value-type="float" office:value="0" calcext:value-type="float">
            <text:p>0.0000</text:p>
          </table:table-cell>
          <table:table-cell table:formula="of:=IF([.D100]-[.D101]&gt;[.C101]-[.C100];MAX([.D100]-[.D101];0);0)" office:value-type="float" office:value="0.882899999999999" calcext:value-type="float">
            <text:p>0.8829</text:p>
          </table:table-cell>
          <table:table-cell table:formula="of:=[.I100]-([.I100]/14)+[.F101]" office:value-type="float" office:value="10.1851512219064" calcext:value-type="float">
            <text:p>10.1852</text:p>
          </table:table-cell>
          <table:table-cell table:style-name="ce6" table:formula="of:=[.J100]-([.J100]/14)+[.G101]" office:value-type="float" office:value="2.34974581782688" calcext:value-type="float">
            <text:p>2.3497</text:p>
          </table:table-cell>
          <table:table-cell table:style-name="ce6" table:formula="of:=[.K100]-([.K100]/14)+[.H101]" office:value-type="float" office:value="2.53987403897621" calcext:value-type="float">
            <text:p>2.5399</text:p>
          </table:table-cell>
          <table:table-cell table:formula="of:=(100*([.J101]/[.I101]))" office:value-type="float" office:value="23.0703085956447" calcext:value-type="float">
            <text:p>23.0703</text:p>
          </table:table-cell>
          <table:table-cell table:formula="of:=(100*([.K101]/[.I101]))" office:value-type="float" office:value="24.9370282643758" calcext:value-type="float">
            <text:p>24.9370</text:p>
          </table:table-cell>
          <table:table-cell table:formula="of:=ABS([.L101]-[.M101])" office:value-type="float" office:value="1.86671966873109" calcext:value-type="float">
            <text:p>1.8667</text:p>
          </table:table-cell>
          <table:table-cell table:formula="of:=[.L101]+[.M101]" office:value-type="float" office:value="48.0073368600204" calcext:value-type="float">
            <text:p>48.0073</text:p>
          </table:table-cell>
          <table:table-cell table:formula="of:=(100*([.N101]/[.O101]))" office:value-type="float" office:value="3.88840496229579" calcext:value-type="float">
            <text:p>3.8884</text:p>
          </table:table-cell>
          <table:table-cell table:formula="of:=(([.Q100]*13)+[.P101])/14" office:value-type="float" office:value="17.0540819254324" calcext:value-type="float">
            <text:p>17.054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06" calcext:value-type="date">
            <text:p>6 Jul 09</text:p>
          </table:table-cell>
          <table:table-cell table:style-name="ce6" office:value-type="float" office:value="35.2552" calcext:value-type="float">
            <text:p>35.2552</text:p>
          </table:table-cell>
          <table:table-cell office:value-type="float" office:value="34.7593" calcext:value-type="float">
            <text:p>34.7593</text:p>
          </table:table-cell>
          <table:table-cell office:value-type="float" office:value="35.1263" calcext:value-type="float">
            <text:p>35.1263</text:p>
          </table:table-cell>
          <table:table-cell table:style-name="ce7" table:formula="of:=MAX([.C102]-[.D102];ABS([.C102]-[.E101]);ABS([.D102]-[.E101]))" office:value-type="float" office:value="0.555599999999998" calcext:value-type="float">
            <text:p>0.5556</text:p>
          </table:table-cell>
          <table:table-cell table:formula="of:=IF([.C102]-[.C101]&gt;[.D101]-[.D102];MAX([.C102]-[.C101];0);0)" office:value-type="float" office:value="0" calcext:value-type="float">
            <text:p>0.0000</text:p>
          </table:table-cell>
          <table:table-cell table:formula="of:=IF([.D101]-[.D102]&gt;[.C102]-[.C101];MAX([.D101]-[.D102];0);0)" office:value-type="float" office:value="0.456299999999999" calcext:value-type="float">
            <text:p>0.4563</text:p>
          </table:table-cell>
          <table:table-cell table:formula="of:=[.I101]-([.I101]/14)+[.F102]" office:value-type="float" office:value="10.0132404203416" calcext:value-type="float">
            <text:p>10.0132</text:p>
          </table:table-cell>
          <table:table-cell table:style-name="ce6" table:formula="of:=[.J101]-([.J101]/14)+[.G102]" office:value-type="float" office:value="2.18190683083924" calcext:value-type="float">
            <text:p>2.1819</text:p>
          </table:table-cell>
          <table:table-cell table:style-name="ce6" table:formula="of:=[.K101]-([.K101]/14)+[.H102]" office:value-type="float" office:value="2.81475446476362" calcext:value-type="float">
            <text:p>2.8148</text:p>
          </table:table-cell>
          <table:table-cell table:formula="of:=(100*([.J102]/[.I102]))" office:value-type="float" office:value="21.7902171449589" calcext:value-type="float">
            <text:p>21.7902</text:p>
          </table:table-cell>
          <table:table-cell table:formula="of:=(100*([.K102]/[.I102]))" office:value-type="float" office:value="28.1103253952189" calcext:value-type="float">
            <text:p>28.1103</text:p>
          </table:table-cell>
          <table:table-cell table:formula="of:=ABS([.L102]-[.M102])" office:value-type="float" office:value="6.32010825025997" calcext:value-type="float">
            <text:p>6.3201</text:p>
          </table:table-cell>
          <table:table-cell table:formula="of:=[.L102]+[.M102]" office:value-type="float" office:value="49.9005425401779" calcext:value-type="float">
            <text:p>49.9005</text:p>
          </table:table-cell>
          <table:table-cell table:formula="of:=(100*([.N102]/[.O102]))" office:value-type="float" office:value="12.6654098904261" calcext:value-type="float">
            <text:p>12.6654</text:p>
          </table:table-cell>
          <table:table-cell table:formula="of:=(([.Q101]*13)+[.P102])/14" office:value-type="float" office:value="16.7406053515034" calcext:value-type="float">
            <text:p>16.740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07" calcext:value-type="date">
            <text:p>7 Jul 09</text:p>
          </table:table-cell>
          <table:table-cell table:style-name="ce6" office:value-type="float" office:value="35.2058" calcext:value-type="float">
            <text:p>35.2058</text:p>
          </table:table-cell>
          <table:table-cell office:value-type="float" office:value="34.2335" calcext:value-type="float">
            <text:p>34.2335</text:p>
          </table:table-cell>
          <table:table-cell office:value-type="float" office:value="34.2534" calcext:value-type="float">
            <text:p>34.2534</text:p>
          </table:table-cell>
          <table:table-cell table:style-name="ce7" table:formula="of:=MAX([.C103]-[.D103];ABS([.C103]-[.E102]);ABS([.D103]-[.E102]))" office:value-type="float" office:value="0.972300000000004" calcext:value-type="float">
            <text:p>0.9723</text:p>
          </table:table-cell>
          <table:table-cell table:formula="of:=IF([.C103]-[.C102]&gt;[.D102]-[.D103];MAX([.C103]-[.C102];0);0)" office:value-type="float" office:value="0" calcext:value-type="float">
            <text:p>0.0000</text:p>
          </table:table-cell>
          <table:table-cell table:formula="of:=IF([.D102]-[.D103]&gt;[.C103]-[.C102];MAX([.D102]-[.D103];0);0)" office:value-type="float" office:value="0.525800000000004" calcext:value-type="float">
            <text:p>0.5258</text:p>
          </table:table-cell>
          <table:table-cell table:formula="of:=[.I102]-([.I102]/14)+[.F103]" office:value-type="float" office:value="10.2703089617458" calcext:value-type="float">
            <text:p>10.2703</text:p>
          </table:table-cell>
          <table:table-cell table:style-name="ce6" table:formula="of:=[.J102]-([.J102]/14)+[.G103]" office:value-type="float" office:value="2.02605634292215" calcext:value-type="float">
            <text:p>2.0261</text:p>
          </table:table-cell>
          <table:table-cell table:style-name="ce6" table:formula="of:=[.K102]-([.K102]/14)+[.H103]" office:value-type="float" office:value="3.13950057442337" calcext:value-type="float">
            <text:p>3.1395</text:p>
          </table:table-cell>
          <table:table-cell table:formula="of:=(100*([.J103]/[.I103]))" office:value-type="float" office:value="19.7273163881309" calcext:value-type="float">
            <text:p>19.7273</text:p>
          </table:table-cell>
          <table:table-cell table:formula="of:=(100*([.K103]/[.I103]))" office:value-type="float" office:value="30.568706220204" calcext:value-type="float">
            <text:p>30.5687</text:p>
          </table:table-cell>
          <table:table-cell table:formula="of:=ABS([.L103]-[.M103])" office:value-type="float" office:value="10.8413898320732" calcext:value-type="float">
            <text:p>10.8414</text:p>
          </table:table-cell>
          <table:table-cell table:formula="of:=[.L103]+[.M103]" office:value-type="float" office:value="50.2960226083349" calcext:value-type="float">
            <text:p>50.2960</text:p>
          </table:table-cell>
          <table:table-cell table:formula="of:=(100*([.N103]/[.O103]))" office:value-type="float" office:value="21.5551633505839" calcext:value-type="float">
            <text:p>21.5552</text:p>
          </table:table-cell>
          <table:table-cell table:formula="of:=(([.Q102]*13)+[.P103])/14" office:value-type="float" office:value="17.0845023514377" calcext:value-type="float">
            <text:p>17.084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08" calcext:value-type="date">
            <text:p>8 Jul 09</text:p>
          </table:table-cell>
          <table:table-cell table:style-name="ce6" office:value-type="float" office:value="34.5908" calcext:value-type="float">
            <text:p>34.5908</text:p>
          </table:table-cell>
          <table:table-cell office:value-type="float" office:value="34.0252" calcext:value-type="float">
            <text:p>34.0252</text:p>
          </table:table-cell>
          <table:table-cell office:value-type="float" office:value="34.432" calcext:value-type="float">
            <text:p>34.4320</text:p>
          </table:table-cell>
          <table:table-cell table:style-name="ce7" table:formula="of:=MAX([.C104]-[.D104];ABS([.C104]-[.E103]);ABS([.D104]-[.E103]))" office:value-type="float" office:value="0.565600000000003" calcext:value-type="float">
            <text:p>0.5656</text:p>
          </table:table-cell>
          <table:table-cell table:formula="of:=IF([.C104]-[.C103]&gt;[.D103]-[.D104];MAX([.C104]-[.C103];0);0)" office:value-type="float" office:value="0" calcext:value-type="float">
            <text:p>0.0000</text:p>
          </table:table-cell>
          <table:table-cell table:formula="of:=IF([.D103]-[.D104]&gt;[.C104]-[.C103];MAX([.D103]-[.D104];0);0)" office:value-type="float" office:value="0.208300000000001" calcext:value-type="float">
            <text:p>0.2083</text:p>
          </table:table-cell>
          <table:table-cell table:formula="of:=[.I103]-([.I103]/14)+[.F104]" office:value-type="float" office:value="10.1023154644783" calcext:value-type="float">
            <text:p>10.1023</text:p>
          </table:table-cell>
          <table:table-cell table:style-name="ce6" table:formula="of:=[.J103]-([.J103]/14)+[.G104]" office:value-type="float" office:value="1.88133803271343" calcext:value-type="float">
            <text:p>1.8813</text:p>
          </table:table-cell>
          <table:table-cell table:style-name="ce6" table:formula="of:=[.K103]-([.K103]/14)+[.H104]" office:value-type="float" office:value="3.12355053339313" calcext:value-type="float">
            <text:p>3.1236</text:p>
          </table:table-cell>
          <table:table-cell table:formula="of:=(100*([.J104]/[.I104]))" office:value-type="float" office:value="18.6228398759531" calcext:value-type="float">
            <text:p>18.6228</text:p>
          </table:table-cell>
          <table:table-cell table:formula="of:=(100*([.K104]/[.I104]))" office:value-type="float" office:value="30.9191545678429" calcext:value-type="float">
            <text:p>30.9192</text:p>
          </table:table-cell>
          <table:table-cell table:formula="of:=ABS([.L104]-[.M104])" office:value-type="float" office:value="12.2963146918898" calcext:value-type="float">
            <text:p>12.2963</text:p>
          </table:table-cell>
          <table:table-cell table:formula="of:=[.L104]+[.M104]" office:value-type="float" office:value="49.5419944437959" calcext:value-type="float">
            <text:p>49.5420</text:p>
          </table:table-cell>
          <table:table-cell table:formula="of:=(100*([.N104]/[.O104]))" office:value-type="float" office:value="24.8199831878784" calcext:value-type="float">
            <text:p>24.8200</text:p>
          </table:table-cell>
          <table:table-cell table:formula="of:=(([.Q103]*13)+[.P104])/14" office:value-type="float" office:value="17.6370366968978" calcext:value-type="float">
            <text:p>17.637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09" calcext:value-type="date">
            <text:p>9 Jul 09</text:p>
          </table:table-cell>
          <table:table-cell table:style-name="ce6" office:value-type="float" office:value="34.7296" calcext:value-type="float">
            <text:p>34.7296</text:p>
          </table:table-cell>
          <table:table-cell office:value-type="float" office:value="34.3725" calcext:value-type="float">
            <text:p>34.3725</text:p>
          </table:table-cell>
          <table:table-cell office:value-type="float" office:value="34.4915" calcext:value-type="float">
            <text:p>34.4915</text:p>
          </table:table-cell>
          <table:table-cell table:style-name="ce7" table:formula="of:=MAX([.C105]-[.D105];ABS([.C105]-[.E104]);ABS([.D105]-[.E104]))" office:value-type="float" office:value="0.357099999999996" calcext:value-type="float">
            <text:p>0.3571</text:p>
          </table:table-cell>
          <table:table-cell table:formula="of:=IF([.C105]-[.C104]&gt;[.D104]-[.D105];MAX([.C105]-[.C104];0);0)" office:value-type="float" office:value="0.138799999999996" calcext:value-type="float">
            <text:p>0.1388</text:p>
          </table:table-cell>
          <table:table-cell table:formula="of:=IF([.D104]-[.D105]&gt;[.C105]-[.C104];MAX([.D104]-[.D105];0);0)" office:value-type="float" office:value="0" calcext:value-type="float">
            <text:p>0.0000</text:p>
          </table:table-cell>
          <table:table-cell table:formula="of:=[.I104]-([.I104]/14)+[.F105]" office:value-type="float" office:value="9.73782150272981" calcext:value-type="float">
            <text:p>9.7378</text:p>
          </table:table-cell>
          <table:table-cell table:style-name="ce6" table:formula="of:=[.J104]-([.J104]/14)+[.G105]" office:value-type="float" office:value="1.88575674466247" calcext:value-type="float">
            <text:p>1.8858</text:p>
          </table:table-cell>
          <table:table-cell table:style-name="ce6" table:formula="of:=[.K104]-([.K104]/14)+[.H105]" office:value-type="float" office:value="2.9004397810079" calcext:value-type="float">
            <text:p>2.9004</text:p>
          </table:table-cell>
          <table:table-cell table:formula="of:=(100*([.J105]/[.I105]))" office:value-type="float" office:value="19.3652835404082" calcext:value-type="float">
            <text:p>19.3653</text:p>
          </table:table-cell>
          <table:table-cell table:formula="of:=(100*([.K105]/[.I105]))" office:value-type="float" office:value="29.785304446121" calcext:value-type="float">
            <text:p>29.7853</text:p>
          </table:table-cell>
          <table:table-cell table:formula="of:=ABS([.L105]-[.M105])" office:value-type="float" office:value="10.4200209057128" calcext:value-type="float">
            <text:p>10.4200</text:p>
          </table:table-cell>
          <table:table-cell table:formula="of:=[.L105]+[.M105]" office:value-type="float" office:value="49.1505879865292" calcext:value-type="float">
            <text:p>49.1506</text:p>
          </table:table-cell>
          <table:table-cell table:formula="of:=(100*([.N105]/[.O105]))" office:value-type="float" office:value="21.2001958319778" calcext:value-type="float">
            <text:p>21.2002</text:p>
          </table:table-cell>
          <table:table-cell table:formula="of:=(([.Q104]*13)+[.P105])/14" office:value-type="float" office:value="17.8915480636892" calcext:value-type="float">
            <text:p>17.891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10" calcext:value-type="date">
            <text:p>10 Jul 09</text:p>
          </table:table-cell>
          <table:table-cell table:style-name="ce6" office:value-type="float" office:value="34.8586" calcext:value-type="float">
            <text:p>34.8586</text:p>
          </table:table-cell>
          <table:table-cell office:value-type="float" office:value="34.2833" calcext:value-type="float">
            <text:p>34.2833</text:p>
          </table:table-cell>
          <table:table-cell office:value-type="float" office:value="34.6403" calcext:value-type="float">
            <text:p>34.6403</text:p>
          </table:table-cell>
          <table:table-cell table:style-name="ce7" table:formula="of:=MAX([.C106]-[.D106];ABS([.C106]-[.E105]);ABS([.D106]-[.E105]))" office:value-type="float" office:value="0.575300000000006" calcext:value-type="float">
            <text:p>0.5753</text:p>
          </table:table-cell>
          <table:table-cell table:formula="of:=IF([.C106]-[.C105]&gt;[.D105]-[.D106];MAX([.C106]-[.C105];0);0)" office:value-type="float" office:value="0.129000000000005" calcext:value-type="float">
            <text:p>0.1290</text:p>
          </table:table-cell>
          <table:table-cell table:formula="of:=IF([.D105]-[.D106]&gt;[.C106]-[.C105];MAX([.D105]-[.D106];0);0)" office:value-type="float" office:value="0" calcext:value-type="float">
            <text:p>0.0000</text:p>
          </table:table-cell>
          <table:table-cell table:formula="of:=[.I105]-([.I105]/14)+[.F106]" office:value-type="float" office:value="9.6175628239634" calcext:value-type="float">
            <text:p>9.6176</text:p>
          </table:table-cell>
          <table:table-cell table:style-name="ce6" table:formula="of:=[.J105]-([.J105]/14)+[.G106]" office:value-type="float" office:value="1.88005983432944" calcext:value-type="float">
            <text:p>1.8801</text:p>
          </table:table-cell>
          <table:table-cell table:style-name="ce6" table:formula="of:=[.K105]-([.K105]/14)+[.H106]" office:value-type="float" office:value="2.69326551093591" calcext:value-type="float">
            <text:p>2.6933</text:p>
          </table:table-cell>
          <table:table-cell table:formula="of:=(100*([.J106]/[.I106]))" office:value-type="float" office:value="19.5481939524744" calcext:value-type="float">
            <text:p>19.5482</text:p>
          </table:table-cell>
          <table:table-cell table:formula="of:=(100*([.K106]/[.I106]))" office:value-type="float" office:value="28.0036175508549" calcext:value-type="float">
            <text:p>28.0036</text:p>
          </table:table-cell>
          <table:table-cell table:formula="of:=ABS([.L106]-[.M106])" office:value-type="float" office:value="8.45542359838052" calcext:value-type="float">
            <text:p>8.4554</text:p>
          </table:table-cell>
          <table:table-cell table:formula="of:=[.L106]+[.M106]" office:value-type="float" office:value="47.5518115033293" calcext:value-type="float">
            <text:p>47.5518</text:p>
          </table:table-cell>
          <table:table-cell table:formula="of:=(100*([.N106]/[.O106]))" office:value-type="float" office:value="17.7814962901855" calcext:value-type="float">
            <text:p>17.7815</text:p>
          </table:table-cell>
          <table:table-cell table:formula="of:=(([.Q105]*13)+[.P106])/14" office:value-type="float" office:value="17.8836872227246" calcext:value-type="float">
            <text:p>17.883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13" calcext:value-type="date">
            <text:p>13 Jul 09</text:p>
          </table:table-cell>
          <table:table-cell table:style-name="ce6" office:value-type="float" office:value="35.3149" calcext:value-type="float">
            <text:p>35.3149</text:p>
          </table:table-cell>
          <table:table-cell office:value-type="float" office:value="34.2038" calcext:value-type="float">
            <text:p>34.2038</text:p>
          </table:table-cell>
          <table:table-cell office:value-type="float" office:value="35.3049" calcext:value-type="float">
            <text:p>35.3049</text:p>
          </table:table-cell>
          <table:table-cell table:style-name="ce7" table:formula="of:=MAX([.C107]-[.D107];ABS([.C107]-[.E106]);ABS([.D107]-[.E106]))" office:value-type="float" office:value="1.1111" calcext:value-type="float">
            <text:p>1.1111</text:p>
          </table:table-cell>
          <table:table-cell table:formula="of:=IF([.C107]-[.C106]&gt;[.D106]-[.D107];MAX([.C107]-[.C106];0);0)" office:value-type="float" office:value="0.456299999999999" calcext:value-type="float">
            <text:p>0.4563</text:p>
          </table:table-cell>
          <table:table-cell table:formula="of:=IF([.D106]-[.D107]&gt;[.C107]-[.C106];MAX([.D106]-[.D107];0);0)" office:value-type="float" office:value="0" calcext:value-type="float">
            <text:p>0.0000</text:p>
          </table:table-cell>
          <table:table-cell table:formula="of:=[.I106]-([.I106]/14)+[.F107]" office:value-type="float" office:value="10.0416940508232" calcext:value-type="float">
            <text:p>10.0417</text:p>
          </table:table-cell>
          <table:table-cell table:style-name="ce6" table:formula="of:=[.J106]-([.J106]/14)+[.G107]" office:value-type="float" office:value="2.20206984616305" calcext:value-type="float">
            <text:p>2.2021</text:p>
          </table:table-cell>
          <table:table-cell table:style-name="ce6" table:formula="of:=[.K106]-([.K106]/14)+[.H107]" office:value-type="float" office:value="2.50088940301192" calcext:value-type="float">
            <text:p>2.5009</text:p>
          </table:table-cell>
          <table:table-cell table:formula="of:=(100*([.J107]/[.I107]))" office:value-type="float" office:value="21.9292664665733" calcext:value-type="float">
            <text:p>21.9293</text:p>
          </table:table-cell>
          <table:table-cell table:formula="of:=(100*([.K107]/[.I107]))" office:value-type="float" office:value="24.9050547681933" calcext:value-type="float">
            <text:p>24.9051</text:p>
          </table:table-cell>
          <table:table-cell table:formula="of:=ABS([.L107]-[.M107])" office:value-type="float" office:value="2.97578830162002" calcext:value-type="float">
            <text:p>2.9758</text:p>
          </table:table-cell>
          <table:table-cell table:formula="of:=[.L107]+[.M107]" office:value-type="float" office:value="46.8343212347666" calcext:value-type="float">
            <text:p>46.8343</text:p>
          </table:table-cell>
          <table:table-cell table:formula="of:=(100*([.N107]/[.O107]))" office:value-type="float" office:value="6.35386234531568" calcext:value-type="float">
            <text:p>6.3539</text:p>
          </table:table-cell>
          <table:table-cell table:formula="of:=(([.Q106]*13)+[.P107])/14" office:value-type="float" office:value="17.0601283029097" calcext:value-type="float">
            <text:p>17.060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14" calcext:value-type="date">
            <text:p>14 Jul 09</text:p>
          </table:table-cell>
          <table:table-cell table:style-name="ce6" office:value-type="float" office:value="35.5034" calcext:value-type="float">
            <text:p>35.5034</text:p>
          </table:table-cell>
          <table:table-cell office:value-type="float" office:value="35.1165" calcext:value-type="float">
            <text:p>35.1165</text:p>
          </table:table-cell>
          <table:table-cell office:value-type="float" office:value="35.4338" calcext:value-type="float">
            <text:p>35.4338</text:p>
          </table:table-cell>
          <table:table-cell table:style-name="ce7" table:formula="of:=MAX([.C108]-[.D108];ABS([.C108]-[.E107]);ABS([.D108]-[.E107]))" office:value-type="float" office:value="0.386899999999997" calcext:value-type="float">
            <text:p>0.3869</text:p>
          </table:table-cell>
          <table:table-cell table:formula="of:=IF([.C108]-[.C107]&gt;[.D107]-[.D108];MAX([.C108]-[.C107];0);0)" office:value-type="float" office:value="0.188499999999998" calcext:value-type="float">
            <text:p>0.1885</text:p>
          </table:table-cell>
          <table:table-cell table:formula="of:=IF([.D107]-[.D108]&gt;[.C108]-[.C107];MAX([.D107]-[.D108];0);0)" office:value-type="float" office:value="0" calcext:value-type="float">
            <text:p>0.0000</text:p>
          </table:table-cell>
          <table:table-cell table:formula="of:=[.I107]-([.I107]/14)+[.F108]" office:value-type="float" office:value="9.71133019005007" calcext:value-type="float">
            <text:p>9.7113</text:p>
          </table:table-cell>
          <table:table-cell table:style-name="ce6" table:formula="of:=[.J107]-([.J107]/14)+[.G108]" office:value-type="float" office:value="2.23327914286568" calcext:value-type="float">
            <text:p>2.2333</text:p>
          </table:table-cell>
          <table:table-cell table:style-name="ce6" table:formula="of:=[.K107]-([.K107]/14)+[.H108]" office:value-type="float" office:value="2.32225444565392" calcext:value-type="float">
            <text:p>2.3223</text:p>
          </table:table-cell>
          <table:table-cell table:formula="of:=(100*([.J108]/[.I108]))" office:value-type="float" office:value="22.9966348498153" calcext:value-type="float">
            <text:p>22.9966</text:p>
          </table:table-cell>
          <table:table-cell table:formula="of:=(100*([.K108]/[.I108]))" office:value-type="float" office:value="23.9128358340985" calcext:value-type="float">
            <text:p>23.9128</text:p>
          </table:table-cell>
          <table:table-cell table:formula="of:=ABS([.L108]-[.M108])" office:value-type="float" office:value="0.916200984283275" calcext:value-type="float">
            <text:p>0.9162</text:p>
          </table:table-cell>
          <table:table-cell table:formula="of:=[.L108]+[.M108]" office:value-type="float" office:value="46.9094706839138" calcext:value-type="float">
            <text:p>46.9095</text:p>
          </table:table-cell>
          <table:table-cell table:formula="of:=(100*([.N108]/[.O108]))" office:value-type="float" office:value="1.95312582070439" calcext:value-type="float">
            <text:p>1.9531</text:p>
          </table:table-cell>
          <table:table-cell table:formula="of:=(([.Q107]*13)+[.P108])/14" office:value-type="float" office:value="15.9810566970379" calcext:value-type="float">
            <text:p>15.981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15" calcext:value-type="date">
            <text:p>15 Jul 09</text:p>
          </table:table-cell>
          <table:table-cell table:style-name="ce6" office:value-type="float" office:value="36.6342" calcext:value-type="float">
            <text:p>36.6342</text:p>
          </table:table-cell>
          <table:table-cell office:value-type="float" office:value="35.8505" calcext:value-type="float">
            <text:p>35.8505</text:p>
          </table:table-cell>
          <table:table-cell office:value-type="float" office:value="36.6243" calcext:value-type="float">
            <text:p>36.6243</text:p>
          </table:table-cell>
          <table:table-cell table:style-name="ce7" table:formula="of:=MAX([.C109]-[.D109];ABS([.C109]-[.E108]);ABS([.D109]-[.E108]))" office:value-type="float" office:value="1.2004" calcext:value-type="float">
            <text:p>1.2004</text:p>
          </table:table-cell>
          <table:table-cell table:formula="of:=IF([.C109]-[.C108]&gt;[.D108]-[.D109];MAX([.C109]-[.C108];0);0)" office:value-type="float" office:value="1.1308" calcext:value-type="float">
            <text:p>1.1308</text:p>
          </table:table-cell>
          <table:table-cell table:formula="of:=IF([.D108]-[.D109]&gt;[.C109]-[.C108];MAX([.D108]-[.D109];0);0)" office:value-type="float" office:value="0" calcext:value-type="float">
            <text:p>0.0000</text:p>
          </table:table-cell>
          <table:table-cell table:formula="of:=[.I108]-([.I108]/14)+[.F109]" office:value-type="float" office:value="10.2180637479036" calcext:value-type="float">
            <text:p>10.2181</text:p>
          </table:table-cell>
          <table:table-cell table:style-name="ce6" table:formula="of:=[.J108]-([.J108]/14)+[.G109]" office:value-type="float" office:value="3.20455920408957" calcext:value-type="float">
            <text:p>3.2046</text:p>
          </table:table-cell>
          <table:table-cell table:style-name="ce6" table:formula="of:=[.K108]-([.K108]/14)+[.H109]" office:value-type="float" office:value="2.15637912810721" calcext:value-type="float">
            <text:p>2.1564</text:p>
          </table:table-cell>
          <table:table-cell table:formula="of:=(100*([.J109]/[.I109]))" office:value-type="float" office:value="31.3617069060371" calcext:value-type="float">
            <text:p>31.3617</text:p>
          </table:table-cell>
          <table:table-cell table:formula="of:=(100*([.K109]/[.I109]))" office:value-type="float" office:value="21.1035983069652" calcext:value-type="float">
            <text:p>21.1036</text:p>
          </table:table-cell>
          <table:table-cell table:formula="of:=ABS([.L109]-[.M109])" office:value-type="float" office:value="10.2581085990719" calcext:value-type="float">
            <text:p>10.2581</text:p>
          </table:table-cell>
          <table:table-cell table:formula="of:=[.L109]+[.M109]" office:value-type="float" office:value="52.4653052130022" calcext:value-type="float">
            <text:p>52.4653</text:p>
          </table:table-cell>
          <table:table-cell table:formula="of:=(100*([.N109]/[.O109]))" office:value-type="float" office:value="19.5521755899929" calcext:value-type="float">
            <text:p>19.5522</text:p>
          </table:table-cell>
          <table:table-cell table:formula="of:=(([.Q108]*13)+[.P109])/14" office:value-type="float" office:value="16.2361366179633" calcext:value-type="float">
            <text:p>16.23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16" calcext:value-type="date">
            <text:p>16 Jul 09</text:p>
          </table:table-cell>
          <table:table-cell table:style-name="ce6" office:value-type="float" office:value="37.1401" calcext:value-type="float">
            <text:p>37.1401</text:p>
          </table:table-cell>
          <table:table-cell office:value-type="float" office:value="36.4259" calcext:value-type="float">
            <text:p>36.4259</text:p>
          </table:table-cell>
          <table:table-cell office:value-type="float" office:value="37.0608" calcext:value-type="float">
            <text:p>37.0608</text:p>
          </table:table-cell>
          <table:table-cell table:style-name="ce7" table:formula="of:=MAX([.C110]-[.D110];ABS([.C110]-[.E109]);ABS([.D110]-[.E109]))" office:value-type="float" office:value="0.714199999999998" calcext:value-type="float">
            <text:p>0.7142</text:p>
          </table:table-cell>
          <table:table-cell table:formula="of:=IF([.C110]-[.C109]&gt;[.D109]-[.D110];MAX([.C110]-[.C109];0);0)" office:value-type="float" office:value="0.505899999999997" calcext:value-type="float">
            <text:p>0.5059</text:p>
          </table:table-cell>
          <table:table-cell table:formula="of:=IF([.D109]-[.D110]&gt;[.C110]-[.C109];MAX([.D109]-[.D110];0);0)" office:value-type="float" office:value="0" calcext:value-type="float">
            <text:p>0.0000</text:p>
          </table:table-cell>
          <table:table-cell table:formula="of:=[.I109]-([.I109]/14)+[.F110]" office:value-type="float" office:value="10.2024020516248" calcext:value-type="float">
            <text:p>10.2024</text:p>
          </table:table-cell>
          <table:table-cell table:style-name="ce6" table:formula="of:=[.J109]-([.J109]/14)+[.G110]" office:value-type="float" office:value="3.48156211808316" calcext:value-type="float">
            <text:p>3.4816</text:p>
          </table:table-cell>
          <table:table-cell table:style-name="ce6" table:formula="of:=[.K109]-([.K109]/14)+[.H110]" office:value-type="float" office:value="2.00235204752813" calcext:value-type="float">
            <text:p>2.0024</text:p>
          </table:table-cell>
          <table:table-cell table:formula="of:=(100*([.J110]/[.I110]))" office:value-type="float" office:value="34.1249256838364" calcext:value-type="float">
            <text:p>34.1249</text:p>
          </table:table-cell>
          <table:table-cell table:formula="of:=(100*([.K110]/[.I110]))" office:value-type="float" office:value="19.6262805307622" calcext:value-type="float">
            <text:p>19.6263</text:p>
          </table:table-cell>
          <table:table-cell table:formula="of:=ABS([.L110]-[.M110])" office:value-type="float" office:value="14.4986451530742" calcext:value-type="float">
            <text:p>14.4986</text:p>
          </table:table-cell>
          <table:table-cell table:formula="of:=[.L110]+[.M110]" office:value-type="float" office:value="53.7512062145987" calcext:value-type="float">
            <text:p>53.7512</text:p>
          </table:table-cell>
          <table:table-cell table:formula="of:=(100*([.N110]/[.O110]))" office:value-type="float" office:value="26.9736182201924" calcext:value-type="float">
            <text:p>26.9736</text:p>
          </table:table-cell>
          <table:table-cell table:formula="of:=(([.Q109]*13)+[.P110])/14" office:value-type="float" office:value="17.0030995895511" calcext:value-type="float">
            <text:p>17.003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17" calcext:value-type="date">
            <text:p>17 Jul 09</text:p>
          </table:table-cell>
          <table:table-cell table:style-name="ce6" office:value-type="float" office:value="37.2691" calcext:value-type="float">
            <text:p>37.2691</text:p>
          </table:table-cell>
          <table:table-cell office:value-type="float" office:value="36.8722" calcext:value-type="float">
            <text:p>36.8722</text:p>
          </table:table-cell>
          <table:table-cell office:value-type="float" office:value="37.2592" calcext:value-type="float">
            <text:p>37.2592</text:p>
          </table:table-cell>
          <table:table-cell table:style-name="ce7" table:formula="of:=MAX([.C111]-[.D111];ABS([.C111]-[.E110]);ABS([.D111]-[.E110]))" office:value-type="float" office:value="0.396900000000002" calcext:value-type="float">
            <text:p>0.3969</text:p>
          </table:table-cell>
          <table:table-cell table:formula="of:=IF([.C111]-[.C110]&gt;[.D110]-[.D111];MAX([.C111]-[.C110];0);0)" office:value-type="float" office:value="0.129000000000005" calcext:value-type="float">
            <text:p>0.1290</text:p>
          </table:table-cell>
          <table:table-cell table:formula="of:=IF([.D110]-[.D111]&gt;[.C111]-[.C110];MAX([.D110]-[.D111];0);0)" office:value-type="float" office:value="0" calcext:value-type="float">
            <text:p>0.0000</text:p>
          </table:table-cell>
          <table:table-cell table:formula="of:=[.I110]-([.I110]/14)+[.F111]" office:value-type="float" office:value="9.87055904793732" calcext:value-type="float">
            <text:p>9.8706</text:p>
          </table:table-cell>
          <table:table-cell table:style-name="ce6" table:formula="of:=[.J110]-([.J110]/14)+[.G111]" office:value-type="float" office:value="3.36187910964866" calcext:value-type="float">
            <text:p>3.3619</text:p>
          </table:table-cell>
          <table:table-cell table:style-name="ce6" table:formula="of:=[.K110]-([.K110]/14)+[.H111]" office:value-type="float" office:value="1.85932690127612" calcext:value-type="float">
            <text:p>1.8593</text:p>
          </table:table-cell>
          <table:table-cell table:formula="of:=(100*([.J111]/[.I111]))" office:value-type="float" office:value="34.0596626120301" calcext:value-type="float">
            <text:p>34.0597</text:p>
          </table:table-cell>
          <table:table-cell table:formula="of:=(100*([.K111]/[.I111]))" office:value-type="float" office:value="18.8370982053409" calcext:value-type="float">
            <text:p>18.8371</text:p>
          </table:table-cell>
          <table:table-cell table:formula="of:=ABS([.L111]-[.M111])" office:value-type="float" office:value="15.2225644066891" calcext:value-type="float">
            <text:p>15.2226</text:p>
          </table:table-cell>
          <table:table-cell table:formula="of:=[.L111]+[.M111]" office:value-type="float" office:value="52.896760817371" calcext:value-type="float">
            <text:p>52.8968</text:p>
          </table:table-cell>
          <table:table-cell table:formula="of:=(100*([.N111]/[.O111]))" office:value-type="float" office:value="28.7778763226086" calcext:value-type="float">
            <text:p>28.7779</text:p>
          </table:table-cell>
          <table:table-cell table:formula="of:=(([.Q110]*13)+[.P111])/14" office:value-type="float" office:value="17.8441550704837" calcext:value-type="float">
            <text:p>17.844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20" calcext:value-type="date">
            <text:p>20 Jul 09</text:p>
          </table:table-cell>
          <table:table-cell table:style-name="ce6" office:value-type="float" office:value="37.6956" calcext:value-type="float">
            <text:p>37.6956</text:p>
          </table:table-cell>
          <table:table-cell office:value-type="float" office:value="37.3087" calcext:value-type="float">
            <text:p>37.3087</text:p>
          </table:table-cell>
          <table:table-cell office:value-type="float" office:value="37.6162" calcext:value-type="float">
            <text:p>37.6162</text:p>
          </table:table-cell>
          <table:table-cell table:style-name="ce7" table:formula="of:=MAX([.C112]-[.D112];ABS([.C112]-[.E111]);ABS([.D112]-[.E111]))" office:value-type="float" office:value="0.436399999999999" calcext:value-type="float">
            <text:p>0.4364</text:p>
          </table:table-cell>
          <table:table-cell table:formula="of:=IF([.C112]-[.C111]&gt;[.D111]-[.D112];MAX([.C112]-[.C111];0);0)" office:value-type="float" office:value="0.426499999999997" calcext:value-type="float">
            <text:p>0.4265</text:p>
          </table:table-cell>
          <table:table-cell table:formula="of:=IF([.D111]-[.D112]&gt;[.C112]-[.C111];MAX([.D111]-[.D112];0);0)" office:value-type="float" office:value="0" calcext:value-type="float">
            <text:p>0.0000</text:p>
          </table:table-cell>
          <table:table-cell table:formula="of:=[.I111]-([.I111]/14)+[.F112]" office:value-type="float" office:value="9.6019191159418" calcext:value-type="float">
            <text:p>9.6019</text:p>
          </table:table-cell>
          <table:table-cell table:style-name="ce6" table:formula="of:=[.J111]-([.J111]/14)+[.G112]" office:value-type="float" office:value="3.54824488753089" calcext:value-type="float">
            <text:p>3.5482</text:p>
          </table:table-cell>
          <table:table-cell table:style-name="ce6" table:formula="of:=[.K111]-([.K111]/14)+[.H112]" office:value-type="float" office:value="1.72651783689925" calcext:value-type="float">
            <text:p>1.7265</text:p>
          </table:table-cell>
          <table:table-cell table:formula="of:=(100*([.J112]/[.I112]))" office:value-type="float" office:value="36.9534969487489" calcext:value-type="float">
            <text:p>36.9535</text:p>
          </table:table-cell>
          <table:table-cell table:formula="of:=(100*([.K112]/[.I112]))" office:value-type="float" office:value="17.9809662636375" calcext:value-type="float">
            <text:p>17.9810</text:p>
          </table:table-cell>
          <table:table-cell table:formula="of:=ABS([.L112]-[.M112])" office:value-type="float" office:value="18.9725306851115" calcext:value-type="float">
            <text:p>18.9725</text:p>
          </table:table-cell>
          <table:table-cell table:formula="of:=[.L112]+[.M112]" office:value-type="float" office:value="54.9344632123864" calcext:value-type="float">
            <text:p>54.9345</text:p>
          </table:table-cell>
          <table:table-cell table:formula="of:=(100*([.N112]/[.O112]))" office:value-type="float" office:value="34.5366634634442" calcext:value-type="float">
            <text:p>34.5367</text:p>
          </table:table-cell>
          <table:table-cell table:formula="of:=(([.Q111]*13)+[.P112])/14" office:value-type="float" office:value="19.0364770985523" calcext:value-type="float">
            <text:p>19.036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21" calcext:value-type="date">
            <text:p>21 Jul 09</text:p>
          </table:table-cell>
          <table:table-cell table:style-name="ce6" office:value-type="float" office:value="37.8742" calcext:value-type="float">
            <text:p>37.8742</text:p>
          </table:table-cell>
          <table:table-cell office:value-type="float" office:value="37.3385" calcext:value-type="float">
            <text:p>37.3385</text:p>
          </table:table-cell>
          <table:table-cell office:value-type="float" office:value="37.8742" calcext:value-type="float">
            <text:p>37.8742</text:p>
          </table:table-cell>
          <table:table-cell table:style-name="ce7" table:formula="of:=MAX([.C113]-[.D113];ABS([.C113]-[.E112]);ABS([.D113]-[.E112]))" office:value-type="float" office:value="0.535699999999999" calcext:value-type="float">
            <text:p>0.5357</text:p>
          </table:table-cell>
          <table:table-cell table:formula="of:=IF([.C113]-[.C112]&gt;[.D112]-[.D113];MAX([.C113]-[.C112];0);0)" office:value-type="float" office:value="0.178600000000003" calcext:value-type="float">
            <text:p>0.1786</text:p>
          </table:table-cell>
          <table:table-cell table:formula="of:=IF([.D112]-[.D113]&gt;[.C113]-[.C112];MAX([.D112]-[.D113];0);0)" office:value-type="float" office:value="0" calcext:value-type="float">
            <text:p>0.0000</text:p>
          </table:table-cell>
          <table:table-cell table:formula="of:=[.I112]-([.I112]/14)+[.F113]" office:value-type="float" office:value="9.45176775051738" calcext:value-type="float">
            <text:p>9.4518</text:p>
          </table:table-cell>
          <table:table-cell table:style-name="ce6" table:formula="of:=[.J112]-([.J112]/14)+[.G113]" office:value-type="float" office:value="3.47339882413583" calcext:value-type="float">
            <text:p>3.4734</text:p>
          </table:table-cell>
          <table:table-cell table:style-name="ce6" table:formula="of:=[.K112]-([.K112]/14)+[.H113]" office:value-type="float" office:value="1.60319513426359" calcext:value-type="float">
            <text:p>1.6032</text:p>
          </table:table-cell>
          <table:table-cell table:formula="of:=(100*([.J113]/[.I113]))" office:value-type="float" office:value="36.7486687762266" calcext:value-type="float">
            <text:p>36.7487</text:p>
          </table:table-cell>
          <table:table-cell table:formula="of:=(100*([.K113]/[.I113]))" office:value-type="float" office:value="16.9618549310613" calcext:value-type="float">
            <text:p>16.9619</text:p>
          </table:table-cell>
          <table:table-cell table:formula="of:=ABS([.L113]-[.M113])" office:value-type="float" office:value="19.7868138451653" calcext:value-type="float">
            <text:p>19.7868</text:p>
          </table:table-cell>
          <table:table-cell table:formula="of:=[.L113]+[.M113]" office:value-type="float" office:value="53.7105237072878" calcext:value-type="float">
            <text:p>53.7105</text:p>
          </table:table-cell>
          <table:table-cell table:formula="of:=(100*([.N113]/[.O113]))" office:value-type="float" office:value="36.8397335929913" calcext:value-type="float">
            <text:p>36.8397</text:p>
          </table:table-cell>
          <table:table-cell table:formula="of:=(([.Q112]*13)+[.P113])/14" office:value-type="float" office:value="20.3081382767266" calcext:value-type="float">
            <text:p>20.308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22" calcext:value-type="date">
            <text:p>22 Jul 09</text:p>
          </table:table-cell>
          <table:table-cell table:style-name="ce6" office:value-type="float" office:value="38.3801" calcext:value-type="float">
            <text:p>38.3801</text:p>
          </table:table-cell>
          <table:table-cell office:value-type="float" office:value="37.8245" calcext:value-type="float">
            <text:p>37.8245</text:p>
          </table:table-cell>
          <table:table-cell office:value-type="float" office:value="38.1917" calcext:value-type="float">
            <text:p>38.1917</text:p>
          </table:table-cell>
          <table:table-cell table:style-name="ce7" table:formula="of:=MAX([.C114]-[.D114];ABS([.C114]-[.E113]);ABS([.D114]-[.E113]))" office:value-type="float" office:value="0.555599999999998" calcext:value-type="float">
            <text:p>0.5556</text:p>
          </table:table-cell>
          <table:table-cell table:formula="of:=IF([.C114]-[.C113]&gt;[.D113]-[.D114];MAX([.C114]-[.C113];0);0)" office:value-type="float" office:value="0.505899999999997" calcext:value-type="float">
            <text:p>0.5059</text:p>
          </table:table-cell>
          <table:table-cell table:formula="of:=IF([.D113]-[.D114]&gt;[.C114]-[.C113];MAX([.D113]-[.D114];0);0)" office:value-type="float" office:value="0" calcext:value-type="float">
            <text:p>0.0000</text:p>
          </table:table-cell>
          <table:table-cell table:formula="of:=[.I113]-([.I113]/14)+[.F114]" office:value-type="float" office:value="9.33224148262328" calcext:value-type="float">
            <text:p>9.3322</text:p>
          </table:table-cell>
          <table:table-cell table:style-name="ce6" table:formula="of:=[.J113]-([.J113]/14)+[.G114]" office:value-type="float" office:value="3.73119890812613" calcext:value-type="float">
            <text:p>3.7312</text:p>
          </table:table-cell>
          <table:table-cell table:style-name="ce6" table:formula="of:=[.K113]-([.K113]/14)+[.H114]" office:value-type="float" office:value="1.48868119610191" calcext:value-type="float">
            <text:p>1.4887</text:p>
          </table:table-cell>
          <table:table-cell table:formula="of:=(100*([.J114]/[.I114]))" office:value-type="float" office:value="39.9818083905528" calcext:value-type="float">
            <text:p>39.9818</text:p>
          </table:table-cell>
          <table:table-cell table:formula="of:=(100*([.K114]/[.I114]))" office:value-type="float" office:value="15.9520218039133" calcext:value-type="float">
            <text:p>15.9520</text:p>
          </table:table-cell>
          <table:table-cell table:formula="of:=ABS([.L114]-[.M114])" office:value-type="float" office:value="24.0297865866395" calcext:value-type="float">
            <text:p>24.0298</text:p>
          </table:table-cell>
          <table:table-cell table:formula="of:=[.L114]+[.M114]" office:value-type="float" office:value="55.9338301944661" calcext:value-type="float">
            <text:p>55.9338</text:p>
          </table:table-cell>
          <table:table-cell table:formula="of:=(100*([.N114]/[.O114]))" office:value-type="float" office:value="42.9610961793512" calcext:value-type="float">
            <text:p>42.9611</text:p>
          </table:table-cell>
          <table:table-cell table:formula="of:=(([.Q113]*13)+[.P114])/14" office:value-type="float" office:value="21.9262066983426" calcext:value-type="float">
            <text:p>21.926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23" calcext:value-type="date">
            <text:p>23 Jul 09</text:p>
          </table:table-cell>
          <table:table-cell table:style-name="ce6" office:value-type="float" office:value="39.1736" calcext:value-type="float">
            <text:p>39.1736</text:p>
          </table:table-cell>
          <table:table-cell office:value-type="float" office:value="38.0825" calcext:value-type="float">
            <text:p>38.0825</text:p>
          </table:table-cell>
          <table:table-cell office:value-type="float" office:value="39.0347" calcext:value-type="float">
            <text:p>39.0347</text:p>
          </table:table-cell>
          <table:table-cell table:style-name="ce7" table:formula="of:=MAX([.C115]-[.D115];ABS([.C115]-[.E114]);ABS([.D115]-[.E114]))" office:value-type="float" office:value="1.0911" calcext:value-type="float">
            <text:p>1.0911</text:p>
          </table:table-cell>
          <table:table-cell table:formula="of:=IF([.C115]-[.C114]&gt;[.D114]-[.D115];MAX([.C115]-[.C114];0);0)" office:value-type="float" office:value="0.793500000000002" calcext:value-type="float">
            <text:p>0.7935</text:p>
          </table:table-cell>
          <table:table-cell table:formula="of:=IF([.D114]-[.D115]&gt;[.C115]-[.C114];MAX([.D114]-[.D115];0);0)" office:value-type="float" office:value="0" calcext:value-type="float">
            <text:p>0.0000</text:p>
          </table:table-cell>
          <table:table-cell table:formula="of:=[.I114]-([.I114]/14)+[.F115]" office:value-type="float" office:value="9.75675280529305" calcext:value-type="float">
            <text:p>9.7568</text:p>
          </table:table-cell>
          <table:table-cell table:style-name="ce6" table:formula="of:=[.J114]-([.J114]/14)+[.G115]" office:value-type="float" office:value="4.25818470040283" calcext:value-type="float">
            <text:p>4.2582</text:p>
          </table:table-cell>
          <table:table-cell table:style-name="ce6" table:formula="of:=[.K114]-([.K114]/14)+[.H115]" office:value-type="float" office:value="1.38234682495177" calcext:value-type="float">
            <text:p>1.3823</text:p>
          </table:table-cell>
          <table:table-cell table:formula="of:=(100*([.J115]/[.I115]))" office:value-type="float" office:value="43.6434619732578" calcext:value-type="float">
            <text:p>43.6435</text:p>
          </table:table-cell>
          <table:table-cell table:formula="of:=(100*([.K115]/[.I115]))" office:value-type="float" office:value="14.1681033899091" calcext:value-type="float">
            <text:p>14.1681</text:p>
          </table:table-cell>
          <table:table-cell table:formula="of:=ABS([.L115]-[.M115])" office:value-type="float" office:value="29.4753585833488" calcext:value-type="float">
            <text:p>29.4754</text:p>
          </table:table-cell>
          <table:table-cell table:formula="of:=[.L115]+[.M115]" office:value-type="float" office:value="57.8115653631669" calcext:value-type="float">
            <text:p>57.8116</text:p>
          </table:table-cell>
          <table:table-cell table:formula="of:=(100*([.N115]/[.O115]))" office:value-type="float" office:value="50.9852282985027" calcext:value-type="float">
            <text:p>50.9852</text:p>
          </table:table-cell>
          <table:table-cell table:formula="of:=(([.Q114]*13)+[.P115])/14" office:value-type="float" office:value="24.001851098354" calcext:value-type="float">
            <text:p>24.001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24" calcext:value-type="date">
            <text:p>24 Jul 09</text:p>
          </table:table-cell>
          <table:table-cell table:style-name="ce6" office:value-type="float" office:value="39.0546" calcext:value-type="float">
            <text:p>39.0546</text:p>
          </table:table-cell>
          <table:table-cell office:value-type="float" office:value="38.4693" calcext:value-type="float">
            <text:p>38.4693</text:p>
          </table:table-cell>
          <table:table-cell office:value-type="float" office:value="38.7372" calcext:value-type="float">
            <text:p>38.7372</text:p>
          </table:table-cell>
          <table:table-cell table:style-name="ce7" table:formula="of:=MAX([.C116]-[.D116];ABS([.C116]-[.E115]);ABS([.D116]-[.E115]))" office:value-type="float" office:value="0.585300000000004" calcext:value-type="float">
            <text:p>0.5853</text:p>
          </table:table-cell>
          <table:table-cell table:formula="of:=IF([.C116]-[.C115]&gt;[.D115]-[.D116];MAX([.C116]-[.C115];0);0)" office:value-type="float" office:value="0" calcext:value-type="float">
            <text:p>0.0000</text:p>
          </table:table-cell>
          <table:table-cell table:formula="of:=IF([.D115]-[.D116]&gt;[.C116]-[.C115];MAX([.D115]-[.D116];0);0)" office:value-type="float" office:value="0" calcext:value-type="float">
            <text:p>0.0000</text:p>
          </table:table-cell>
          <table:table-cell table:formula="of:=[.I115]-([.I115]/14)+[.F116]" office:value-type="float" office:value="9.64514189062926" calcext:value-type="float">
            <text:p>9.6451</text:p>
          </table:table-cell>
          <table:table-cell table:style-name="ce6" table:formula="of:=[.J115]-([.J115]/14)+[.G116]" office:value-type="float" office:value="3.95402865037406" calcext:value-type="float">
            <text:p>3.9540</text:p>
          </table:table-cell>
          <table:table-cell table:style-name="ce6" table:formula="of:=[.K115]-([.K115]/14)+[.H116]" office:value-type="float" office:value="1.28360776602664" calcext:value-type="float">
            <text:p>1.2836</text:p>
          </table:table-cell>
          <table:table-cell table:formula="of:=(100*([.J116]/[.I116]))" office:value-type="float" office:value="40.9950283283608" calcext:value-type="float">
            <text:p>40.9950</text:p>
          </table:table-cell>
          <table:table-cell table:formula="of:=(100*([.K116]/[.I116]))" office:value-type="float" office:value="13.3083347096608" calcext:value-type="float">
            <text:p>13.3083</text:p>
          </table:table-cell>
          <table:table-cell table:formula="of:=ABS([.L116]-[.M116])" office:value-type="float" office:value="27.6866936187" calcext:value-type="float">
            <text:p>27.6867</text:p>
          </table:table-cell>
          <table:table-cell table:formula="of:=[.L116]+[.M116]" office:value-type="float" office:value="54.3033630380216" calcext:value-type="float">
            <text:p>54.3034</text:p>
          </table:table-cell>
          <table:table-cell table:formula="of:=(100*([.N116]/[.O116]))" office:value-type="float" office:value="50.9852282985027" calcext:value-type="float">
            <text:p>50.9852</text:p>
          </table:table-cell>
          <table:table-cell table:formula="of:=(([.Q115]*13)+[.P116])/14" office:value-type="float" office:value="25.9292351840789" calcext:value-type="float">
            <text:p>25.929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27" calcext:value-type="date">
            <text:p>27 Jul 09</text:p>
          </table:table-cell>
          <table:table-cell table:style-name="ce6" office:value-type="float" office:value="39.0944" calcext:value-type="float">
            <text:p>39.0944</text:p>
          </table:table-cell>
          <table:table-cell office:value-type="float" office:value="38.5586" calcext:value-type="float">
            <text:p>38.5586</text:p>
          </table:table-cell>
          <table:table-cell office:value-type="float" office:value="39.0347" calcext:value-type="float">
            <text:p>39.0347</text:p>
          </table:table-cell>
          <table:table-cell table:style-name="ce7" table:formula="of:=MAX([.C117]-[.D117];ABS([.C117]-[.E116]);ABS([.D117]-[.E116]))" office:value-type="float" office:value="0.535800000000002" calcext:value-type="float">
            <text:p>0.5358</text:p>
          </table:table-cell>
          <table:table-cell table:formula="of:=IF([.C117]-[.C116]&gt;[.D116]-[.D117];MAX([.C117]-[.C116];0);0)" office:value-type="float" office:value="0.0397999999999996" calcext:value-type="float">
            <text:p>0.0398</text:p>
          </table:table-cell>
          <table:table-cell table:formula="of:=IF([.D116]-[.D117]&gt;[.C117]-[.C116];MAX([.D116]-[.D117];0);0)" office:value-type="float" office:value="0" calcext:value-type="float">
            <text:p>0.0000</text:p>
          </table:table-cell>
          <table:table-cell table:formula="of:=[.I116]-([.I116]/14)+[.F117]" office:value-type="float" office:value="9.49200318415574" calcext:value-type="float">
            <text:p>9.4920</text:p>
          </table:table-cell>
          <table:table-cell table:style-name="ce6" table:formula="of:=[.J116]-([.J116]/14)+[.G117]" office:value-type="float" office:value="3.7113980324902" calcext:value-type="float">
            <text:p>3.7114</text:p>
          </table:table-cell>
          <table:table-cell table:style-name="ce6" table:formula="of:=[.K116]-([.K116]/14)+[.H117]" office:value-type="float" office:value="1.19192149702474" calcext:value-type="float">
            <text:p>1.1919</text:p>
          </table:table-cell>
          <table:table-cell table:formula="of:=(100*([.J117]/[.I117]))" office:value-type="float" office:value="39.1002611407184" calcext:value-type="float">
            <text:p>39.1003</text:p>
          </table:table-cell>
          <table:table-cell table:formula="of:=(100*([.K117]/[.I117]))" office:value-type="float" office:value="12.5571122754607" calcext:value-type="float">
            <text:p>12.5571</text:p>
          </table:table-cell>
          <table:table-cell table:formula="of:=ABS([.L117]-[.M117])" office:value-type="float" office:value="26.5431488652577" calcext:value-type="float">
            <text:p>26.5431</text:p>
          </table:table-cell>
          <table:table-cell table:formula="of:=[.L117]+[.M117]" office:value-type="float" office:value="51.6573734161791" calcext:value-type="float">
            <text:p>51.6574</text:p>
          </table:table-cell>
          <table:table-cell table:formula="of:=(100*([.N117]/[.O117]))" office:value-type="float" office:value="51.3830787551122" calcext:value-type="float">
            <text:p>51.3831</text:p>
          </table:table-cell>
          <table:table-cell table:formula="of:=(([.Q116]*13)+[.P117])/14" office:value-type="float" office:value="27.7473668677242" calcext:value-type="float">
            <text:p>27.747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28" calcext:value-type="date">
            <text:p>28 Jul 09</text:p>
          </table:table-cell>
          <table:table-cell table:style-name="ce6" office:value-type="float" office:value="39.2729" calcext:value-type="float">
            <text:p>39.2729</text:p>
          </table:table-cell>
          <table:table-cell office:value-type="float" office:value="38.6181" calcext:value-type="float">
            <text:p>38.6181</text:p>
          </table:table-cell>
          <table:table-cell office:value-type="float" office:value="39.1538" calcext:value-type="float">
            <text:p>39.1538</text:p>
          </table:table-cell>
          <table:table-cell table:style-name="ce7" table:formula="of:=MAX([.C118]-[.D118];ABS([.C118]-[.E117]);ABS([.D118]-[.E117]))" office:value-type="float" office:value="0.654800000000002" calcext:value-type="float">
            <text:p>0.6548</text:p>
          </table:table-cell>
          <table:table-cell table:formula="of:=IF([.C118]-[.C117]&gt;[.D117]-[.D118];MAX([.C118]-[.C117];0);0)" office:value-type="float" office:value="0.1785" calcext:value-type="float">
            <text:p>0.1785</text:p>
          </table:table-cell>
          <table:table-cell table:formula="of:=IF([.D117]-[.D118]&gt;[.C118]-[.C117];MAX([.D117]-[.D118];0);0)" office:value-type="float" office:value="0" calcext:value-type="float">
            <text:p>0.0000</text:p>
          </table:table-cell>
          <table:table-cell table:formula="of:=[.I117]-([.I117]/14)+[.F118]" office:value-type="float" office:value="9.46880295671605" calcext:value-type="float">
            <text:p>9.4688</text:p>
          </table:table-cell>
          <table:table-cell table:style-name="ce6" table:formula="of:=[.J117]-([.J117]/14)+[.G118]" office:value-type="float" office:value="3.62479817302661" calcext:value-type="float">
            <text:p>3.6248</text:p>
          </table:table-cell>
          <table:table-cell table:style-name="ce6" table:formula="of:=[.K117]-([.K117]/14)+[.H118]" office:value-type="float" office:value="1.10678424723726" calcext:value-type="float">
            <text:p>1.1068</text:p>
          </table:table-cell>
          <table:table-cell table:formula="of:=(100*([.J118]/[.I118]))" office:value-type="float" office:value="38.2814827766123" calcext:value-type="float">
            <text:p>38.2815</text:p>
          </table:table-cell>
          <table:table-cell table:formula="of:=(100*([.K118]/[.I118]))" office:value-type="float" office:value="11.6887451591992" calcext:value-type="float">
            <text:p>11.6887</text:p>
          </table:table-cell>
          <table:table-cell table:formula="of:=ABS([.L118]-[.M118])" office:value-type="float" office:value="26.5927376174131" calcext:value-type="float">
            <text:p>26.5927</text:p>
          </table:table-cell>
          <table:table-cell table:formula="of:=[.L118]+[.M118]" office:value-type="float" office:value="49.9702279358115" calcext:value-type="float">
            <text:p>49.9702</text:p>
          </table:table-cell>
          <table:table-cell table:formula="of:=(100*([.N118]/[.O118]))" office:value-type="float" office:value="53.2171629306402" calcext:value-type="float">
            <text:p>53.2172</text:p>
          </table:table-cell>
          <table:table-cell table:formula="of:=(([.Q117]*13)+[.P118])/14" office:value-type="float" office:value="29.5666380150753" calcext:value-type="float">
            <text:p>29.566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29" calcext:value-type="date">
            <text:p>29 Jul 09</text:p>
          </table:table-cell>
          <table:table-cell table:style-name="ce6" office:value-type="float" office:value="39.1141" calcext:value-type="float">
            <text:p>39.1141</text:p>
          </table:table-cell>
          <table:table-cell office:value-type="float" office:value="38.6876" calcext:value-type="float">
            <text:p>38.6876</text:p>
          </table:table-cell>
          <table:table-cell office:value-type="float" office:value="39.0249" calcext:value-type="float">
            <text:p>39.0249</text:p>
          </table:table-cell>
          <table:table-cell table:style-name="ce7" table:formula="of:=MAX([.C119]-[.D119];ABS([.C119]-[.E118]);ABS([.D119]-[.E118]))" office:value-type="float" office:value="0.466199999999994" calcext:value-type="float">
            <text:p>0.4662</text:p>
          </table:table-cell>
          <table:table-cell table:formula="of:=IF([.C119]-[.C118]&gt;[.D118]-[.D119];MAX([.C119]-[.C118];0);0)" office:value-type="float" office:value="0" calcext:value-type="float">
            <text:p>0.0000</text:p>
          </table:table-cell>
          <table:table-cell table:formula="of:=IF([.D118]-[.D119]&gt;[.C119]-[.C118];MAX([.D118]-[.D119];0);0)" office:value-type="float" office:value="0" calcext:value-type="float">
            <text:p>0.0000</text:p>
          </table:table-cell>
          <table:table-cell table:formula="of:=[.I118]-([.I118]/14)+[.F119]" office:value-type="float" office:value="9.25865988837918" calcext:value-type="float">
            <text:p>9.2587</text:p>
          </table:table-cell>
          <table:table-cell table:style-name="ce6" table:formula="of:=[.J118]-([.J118]/14)+[.G119]" office:value-type="float" office:value="3.36588401781043" calcext:value-type="float">
            <text:p>3.3659</text:p>
          </table:table-cell>
          <table:table-cell table:style-name="ce6" table:formula="of:=[.K118]-([.K118]/14)+[.H119]" office:value-type="float" office:value="1.02772822957746" calcext:value-type="float">
            <text:p>1.0277</text:p>
          </table:table-cell>
          <table:table-cell table:formula="of:=(100*([.J119]/[.I119]))" office:value-type="float" office:value="36.353900655051" calcext:value-type="float">
            <text:p>36.3539</text:p>
          </table:table-cell>
          <table:table-cell table:formula="of:=(100*([.K119]/[.I119]))" office:value-type="float" office:value="11.1001834171205" calcext:value-type="float">
            <text:p>11.1002</text:p>
          </table:table-cell>
          <table:table-cell table:formula="of:=ABS([.L119]-[.M119])" office:value-type="float" office:value="25.2537172379305" calcext:value-type="float">
            <text:p>25.2537</text:p>
          </table:table-cell>
          <table:table-cell table:formula="of:=[.L119]+[.M119]" office:value-type="float" office:value="47.4540840721715" calcext:value-type="float">
            <text:p>47.4541</text:p>
          </table:table-cell>
          <table:table-cell table:formula="of:=(100*([.N119]/[.O119]))" office:value-type="float" office:value="53.2171629306402" calcext:value-type="float">
            <text:p>53.2172</text:p>
          </table:table-cell>
          <table:table-cell table:formula="of:=(([.Q118]*13)+[.P119])/14" office:value-type="float" office:value="31.25596122333" calcext:value-type="float">
            <text:p>31.256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30" calcext:value-type="date">
            <text:p>30 Jul 09</text:p>
          </table:table-cell>
          <table:table-cell table:style-name="ce6" office:value-type="float" office:value="39.8581" calcext:value-type="float">
            <text:p>39.8581</text:p>
          </table:table-cell>
          <table:table-cell office:value-type="float" office:value="39.1935" calcext:value-type="float">
            <text:p>39.1935</text:p>
          </table:table-cell>
          <table:table-cell office:value-type="float" office:value="39.253" calcext:value-type="float">
            <text:p>39.2530</text:p>
          </table:table-cell>
          <table:table-cell table:style-name="ce7" table:formula="of:=MAX([.C120]-[.D120];ABS([.C120]-[.E119]);ABS([.D120]-[.E119]))" office:value-type="float" office:value="0.833199999999998" calcext:value-type="float">
            <text:p>0.8332</text:p>
          </table:table-cell>
          <table:table-cell table:formula="of:=IF([.C120]-[.C119]&gt;[.D119]-[.D120];MAX([.C120]-[.C119];0);0)" office:value-type="float" office:value="0.744" calcext:value-type="float">
            <text:p>0.7440</text:p>
          </table:table-cell>
          <table:table-cell table:formula="of:=IF([.D119]-[.D120]&gt;[.C120]-[.C119];MAX([.D119]-[.D120];0);0)" office:value-type="float" office:value="0" calcext:value-type="float">
            <text:p>0.0000</text:p>
          </table:table-cell>
          <table:table-cell table:formula="of:=[.I119]-([.I119]/14)+[.F120]" office:value-type="float" office:value="9.43052703920924" calcext:value-type="float">
            <text:p>9.4305</text:p>
          </table:table-cell>
          <table:table-cell table:style-name="ce6" table:formula="of:=[.J119]-([.J119]/14)+[.G120]" office:value-type="float" office:value="3.86946373082397" calcext:value-type="float">
            <text:p>3.8695</text:p>
          </table:table-cell>
          <table:table-cell table:style-name="ce6" table:formula="of:=[.K119]-([.K119]/14)+[.H120]" office:value-type="float" office:value="0.954319070321922" calcext:value-type="float">
            <text:p>0.9543</text:p>
          </table:table-cell>
          <table:table-cell table:formula="of:=(100*([.J120]/[.I120]))" office:value-type="float" office:value="41.0312564158495" calcext:value-type="float">
            <text:p>41.0313</text:p>
          </table:table-cell>
          <table:table-cell table:formula="of:=(100*([.K120]/[.I120]))" office:value-type="float" office:value="10.1194669858233" calcext:value-type="float">
            <text:p>10.1195</text:p>
          </table:table-cell>
          <table:table-cell table:formula="of:=ABS([.L120]-[.M120])" office:value-type="float" office:value="30.9117894300262" calcext:value-type="float">
            <text:p>30.9118</text:p>
          </table:table-cell>
          <table:table-cell table:formula="of:=[.L120]+[.M120]" office:value-type="float" office:value="51.1507234016729" calcext:value-type="float">
            <text:p>51.1507</text:p>
          </table:table-cell>
          <table:table-cell table:formula="of:=(100*([.N120]/[.O120]))" office:value-type="float" office:value="60.4327512385" calcext:value-type="float">
            <text:p>60.4328</text:p>
          </table:table-cell>
          <table:table-cell table:formula="of:=(([.Q119]*13)+[.P120])/14" office:value-type="float" office:value="33.340017652985" calcext:value-type="float">
            <text:p>33.340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7-31" calcext:value-type="date">
            <text:p>31 Jul 09</text:p>
          </table:table-cell>
          <table:table-cell table:style-name="ce6" office:value-type="float" office:value="39.533" calcext:value-type="float">
            <text:p>39.5330</text:p>
          </table:table-cell>
          <table:table-cell office:value-type="float" office:value="39.0944" calcext:value-type="float">
            <text:p>39.0944</text:p>
          </table:table-cell>
          <table:table-cell office:value-type="float" office:value="39.1339" calcext:value-type="float">
            <text:p>39.1339</text:p>
          </table:table-cell>
          <table:table-cell table:style-name="ce7" table:formula="of:=MAX([.C121]-[.D121];ABS([.C121]-[.E120]);ABS([.D121]-[.E120]))" office:value-type="float" office:value="0.438600000000001" calcext:value-type="float">
            <text:p>0.4386</text:p>
          </table:table-cell>
          <table:table-cell table:formula="of:=IF([.C121]-[.C120]&gt;[.D120]-[.D121];MAX([.C121]-[.C120];0);0)" office:value-type="float" office:value="0" calcext:value-type="float">
            <text:p>0.0000</text:p>
          </table:table-cell>
          <table:table-cell table:formula="of:=IF([.D120]-[.D121]&gt;[.C121]-[.C120];MAX([.D120]-[.D121];0);0)" office:value-type="float" office:value="0.0991" calcext:value-type="float">
            <text:p>0.0991</text:p>
          </table:table-cell>
          <table:table-cell table:formula="of:=[.I120]-([.I120]/14)+[.F121]" office:value-type="float" office:value="9.19551796498001" calcext:value-type="float">
            <text:p>9.1955</text:p>
          </table:table-cell>
          <table:table-cell table:style-name="ce6" table:formula="of:=[.J120]-([.J120]/14)+[.G121]" office:value-type="float" office:value="3.59307346433654" calcext:value-type="float">
            <text:p>3.5931</text:p>
          </table:table-cell>
          <table:table-cell table:style-name="ce6" table:formula="of:=[.K120]-([.K120]/14)+[.H121]" office:value-type="float" office:value="0.985253422441785" calcext:value-type="float">
            <text:p>0.9853</text:p>
          </table:table-cell>
          <table:table-cell table:formula="of:=(100*([.J121]/[.I121]))" office:value-type="float" office:value="39.0741824225706" calcext:value-type="float">
            <text:p>39.0742</text:p>
          </table:table-cell>
          <table:table-cell table:formula="of:=(100*([.K121]/[.I121]))" office:value-type="float" office:value="10.7144961947114" calcext:value-type="float">
            <text:p>10.7145</text:p>
          </table:table-cell>
          <table:table-cell table:formula="of:=ABS([.L121]-[.M121])" office:value-type="float" office:value="28.3596862278592" calcext:value-type="float">
            <text:p>28.3597</text:p>
          </table:table-cell>
          <table:table-cell table:formula="of:=[.L121]+[.M121]" office:value-type="float" office:value="49.788678617282" calcext:value-type="float">
            <text:p>49.7887</text:p>
          </table:table-cell>
          <table:table-cell table:formula="of:=(100*([.N121]/[.O121]))" office:value-type="float" office:value="56.9601102408357" calcext:value-type="float">
            <text:p>56.9601</text:p>
          </table:table-cell>
          <table:table-cell table:formula="of:=(([.Q120]*13)+[.P121])/14" office:value-type="float" office:value="35.0271671235457" calcext:value-type="float">
            <text:p>35.027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03" calcext:value-type="date">
            <text:p>3 Aug 09</text:p>
          </table:table-cell>
          <table:table-cell table:style-name="ce6" office:value-type="float" office:value="39.7392" calcext:value-type="float">
            <text:p>39.7392</text:p>
          </table:table-cell>
          <table:table-cell office:value-type="float" office:value="39.3225" calcext:value-type="float">
            <text:p>39.3225</text:p>
          </table:table-cell>
          <table:table-cell office:value-type="float" office:value="39.7193" calcext:value-type="float">
            <text:p>39.7193</text:p>
          </table:table-cell>
          <table:table-cell table:style-name="ce7" table:formula="of:=MAX([.C122]-[.D122];ABS([.C122]-[.E121]);ABS([.D122]-[.E121]))" office:value-type="float" office:value="0.6053" calcext:value-type="float">
            <text:p>0.6053</text:p>
          </table:table-cell>
          <table:table-cell table:formula="of:=IF([.C122]-[.C121]&gt;[.D121]-[.D122];MAX([.C122]-[.C121];0);0)" office:value-type="float" office:value="0.206199999999995" calcext:value-type="float">
            <text:p>0.2062</text:p>
          </table:table-cell>
          <table:table-cell table:formula="of:=IF([.D121]-[.D122]&gt;[.C122]-[.C121];MAX([.D121]-[.D122];0);0)" office:value-type="float" office:value="0" calcext:value-type="float">
            <text:p>0.0000</text:p>
          </table:table-cell>
          <table:table-cell table:formula="of:=[.I121]-([.I121]/14)+[.F122]" office:value-type="float" office:value="9.14399525319572" calcext:value-type="float">
            <text:p>9.1440</text:p>
          </table:table-cell>
          <table:table-cell table:style-name="ce6" table:formula="of:=[.J121]-([.J121]/14)+[.G122]" office:value-type="float" office:value="3.54262535974107" calcext:value-type="float">
            <text:p>3.5426</text:p>
          </table:table-cell>
          <table:table-cell table:style-name="ce6" table:formula="of:=[.K121]-([.K121]/14)+[.H122]" office:value-type="float" office:value="0.914878177981658" calcext:value-type="float">
            <text:p>0.9149</text:p>
          </table:table-cell>
          <table:table-cell table:formula="of:=(100*([.J122]/[.I122]))" office:value-type="float" office:value="38.7426421563699" calcext:value-type="float">
            <text:p>38.7426</text:p>
          </table:table-cell>
          <table:table-cell table:formula="of:=(100*([.K122]/[.I122]))" office:value-type="float" office:value="10.0052346118828" calcext:value-type="float">
            <text:p>10.0052</text:p>
          </table:table-cell>
          <table:table-cell table:formula="of:=ABS([.L122]-[.M122])" office:value-type="float" office:value="28.7374075444871" calcext:value-type="float">
            <text:p>28.7374</text:p>
          </table:table-cell>
          <table:table-cell table:formula="of:=[.L122]+[.M122]" office:value-type="float" office:value="48.7478767682527" calcext:value-type="float">
            <text:p>48.7479</text:p>
          </table:table-cell>
          <table:table-cell table:formula="of:=(100*([.N122]/[.O122]))" office:value-type="float" office:value="58.9510958212697" calcext:value-type="float">
            <text:p>58.9511</text:p>
          </table:table-cell>
          <table:table-cell table:formula="of:=(([.Q121]*13)+[.P122])/14" office:value-type="float" office:value="36.7360191733832" calcext:value-type="float">
            <text:p>36.736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04" calcext:value-type="date">
            <text:p>4 Aug 09</text:p>
          </table:table-cell>
          <table:table-cell table:style-name="ce6" office:value-type="float" office:value="39.868" calcext:value-type="float">
            <text:p>39.8680</text:p>
          </table:table-cell>
          <table:table-cell office:value-type="float" office:value="39.4513" calcext:value-type="float">
            <text:p>39.4513</text:p>
          </table:table-cell>
          <table:table-cell office:value-type="float" office:value="39.7193" calcext:value-type="float">
            <text:p>39.7193</text:p>
          </table:table-cell>
          <table:table-cell table:style-name="ce7" table:formula="of:=MAX([.C123]-[.D123];ABS([.C123]-[.E122]);ABS([.D123]-[.E122]))" office:value-type="float" office:value="0.416699999999999" calcext:value-type="float">
            <text:p>0.4167</text:p>
          </table:table-cell>
          <table:table-cell table:formula="of:=IF([.C123]-[.C122]&gt;[.D122]-[.D123];MAX([.C123]-[.C122];0);0)" office:value-type="float" office:value="0.128800000000005" calcext:value-type="float">
            <text:p>0.1288</text:p>
          </table:table-cell>
          <table:table-cell table:formula="of:=IF([.D122]-[.D123]&gt;[.C123]-[.C122];MAX([.D122]-[.D123];0);0)" office:value-type="float" office:value="0" calcext:value-type="float">
            <text:p>0.0000</text:p>
          </table:table-cell>
          <table:table-cell table:formula="of:=[.I122]-([.I122]/14)+[.F123]" office:value-type="float" office:value="8.90755273511031" calcext:value-type="float">
            <text:p>8.9076</text:p>
          </table:table-cell>
          <table:table-cell table:style-name="ce6" table:formula="of:=[.J122]-([.J122]/14)+[.G123]" office:value-type="float" office:value="3.41838069118814" calcext:value-type="float">
            <text:p>3.4184</text:p>
          </table:table-cell>
          <table:table-cell table:style-name="ce6" table:formula="of:=[.K122]-([.K122]/14)+[.H123]" office:value-type="float" office:value="0.849529736697254" calcext:value-type="float">
            <text:p>0.8495</text:p>
          </table:table-cell>
          <table:table-cell table:formula="of:=(100*([.J123]/[.I123]))" office:value-type="float" office:value="38.376204922303" calcext:value-type="float">
            <text:p>38.3762</text:p>
          </table:table-cell>
          <table:table-cell table:formula="of:=(100*([.K123]/[.I123]))" office:value-type="float" office:value="9.53718447659275" calcext:value-type="float">
            <text:p>9.5372</text:p>
          </table:table-cell>
          <table:table-cell table:formula="of:=ABS([.L123]-[.M123])" office:value-type="float" office:value="28.8390204457103" calcext:value-type="float">
            <text:p>28.8390</text:p>
          </table:table-cell>
          <table:table-cell table:formula="of:=[.L123]+[.M123]" office:value-type="float" office:value="47.9133893988958" calcext:value-type="float">
            <text:p>47.9134</text:p>
          </table:table-cell>
          <table:table-cell table:formula="of:=(100*([.N123]/[.O123]))" office:value-type="float" office:value="60.1898984970888" calcext:value-type="float">
            <text:p>60.1899</text:p>
          </table:table-cell>
          <table:table-cell table:formula="of:=(([.Q122]*13)+[.P123])/14" office:value-type="float" office:value="38.4112962679336" calcext:value-type="float">
            <text:p>38.411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05" calcext:value-type="date">
            <text:p>5 Aug 09</text:p>
          </table:table-cell>
          <table:table-cell table:style-name="ce6" office:value-type="float" office:value="39.8185" calcext:value-type="float">
            <text:p>39.8185</text:p>
          </table:table-cell>
          <table:table-cell office:value-type="float" office:value="39.1439" calcext:value-type="float">
            <text:p>39.1439</text:p>
          </table:table-cell>
          <table:table-cell office:value-type="float" office:value="39.4117" calcext:value-type="float">
            <text:p>39.4117</text:p>
          </table:table-cell>
          <table:table-cell table:style-name="ce7" table:formula="of:=MAX([.C124]-[.D124];ABS([.C124]-[.E123]);ABS([.D124]-[.E123]))" office:value-type="float" office:value="0.674599999999998" calcext:value-type="float">
            <text:p>0.6746</text:p>
          </table:table-cell>
          <table:table-cell table:formula="of:=IF([.C124]-[.C123]&gt;[.D123]-[.D124];MAX([.C124]-[.C123];0);0)" office:value-type="float" office:value="0" calcext:value-type="float">
            <text:p>0.0000</text:p>
          </table:table-cell>
          <table:table-cell table:formula="of:=IF([.D123]-[.D124]&gt;[.C124]-[.C123];MAX([.D123]-[.D124];0);0)" office:value-type="float" office:value="0.307400000000001" calcext:value-type="float">
            <text:p>0.3074</text:p>
          </table:table-cell>
          <table:table-cell table:formula="of:=[.I123]-([.I123]/14)+[.F124]" office:value-type="float" office:value="8.94589896831672" calcext:value-type="float">
            <text:p>8.9459</text:p>
          </table:table-cell>
          <table:table-cell table:style-name="ce6" table:formula="of:=[.J123]-([.J123]/14)+[.G124]" office:value-type="float" office:value="3.17421064181756" calcext:value-type="float">
            <text:p>3.1742</text:p>
          </table:table-cell>
          <table:table-cell table:style-name="ce6" table:formula="of:=[.K123]-([.K123]/14)+[.H124]" office:value-type="float" office:value="1.09624904121888" calcext:value-type="float">
            <text:p>1.0962</text:p>
          </table:table-cell>
          <table:table-cell table:formula="of:=(100*([.J124]/[.I124]))" office:value-type="float" office:value="35.4822992419154" calcext:value-type="float">
            <text:p>35.4823</text:p>
          </table:table-cell>
          <table:table-cell table:formula="of:=(100*([.K124]/[.I124]))" office:value-type="float" office:value="12.2542077112811" calcext:value-type="float">
            <text:p>12.2542</text:p>
          </table:table-cell>
          <table:table-cell table:formula="of:=ABS([.L124]-[.M124])" office:value-type="float" office:value="23.2280915306344" calcext:value-type="float">
            <text:p>23.2281</text:p>
          </table:table-cell>
          <table:table-cell table:formula="of:=[.L124]+[.M124]" office:value-type="float" office:value="47.7365069531965" calcext:value-type="float">
            <text:p>47.7365</text:p>
          </table:table-cell>
          <table:table-cell table:formula="of:=(100*([.N124]/[.O124]))" office:value-type="float" office:value="48.6589677652964" calcext:value-type="float">
            <text:p>48.6590</text:p>
          </table:table-cell>
          <table:table-cell table:formula="of:=(([.Q123]*13)+[.P124])/14" office:value-type="float" office:value="39.1432728034595" calcext:value-type="float">
            <text:p>39.143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06" calcext:value-type="date">
            <text:p>6 Aug 09</text:p>
          </table:table-cell>
          <table:table-cell table:style-name="ce6" office:value-type="float" office:value="39.6102" calcext:value-type="float">
            <text:p>39.6102</text:p>
          </table:table-cell>
          <table:table-cell office:value-type="float" office:value="38.9257" calcext:value-type="float">
            <text:p>38.9257</text:p>
          </table:table-cell>
          <table:table-cell office:value-type="float" office:value="39.0644" calcext:value-type="float">
            <text:p>39.0644</text:p>
          </table:table-cell>
          <table:table-cell table:style-name="ce7" table:formula="of:=MAX([.C125]-[.D125];ABS([.C125]-[.E124]);ABS([.D125]-[.E124]))" office:value-type="float" office:value="0.6845" calcext:value-type="float">
            <text:p>0.6845</text:p>
          </table:table-cell>
          <table:table-cell table:formula="of:=IF([.C125]-[.C124]&gt;[.D124]-[.D125];MAX([.C125]-[.C124];0);0)" office:value-type="float" office:value="0" calcext:value-type="float">
            <text:p>0.0000</text:p>
          </table:table-cell>
          <table:table-cell table:formula="of:=IF([.D124]-[.D125]&gt;[.C125]-[.C124];MAX([.D124]-[.D125];0);0)" office:value-type="float" office:value="0.218200000000003" calcext:value-type="float">
            <text:p>0.2182</text:p>
          </table:table-cell>
          <table:table-cell table:formula="of:=[.I124]-([.I124]/14)+[.F125]" office:value-type="float" office:value="8.99140618486552" calcext:value-type="float">
            <text:p>8.9914</text:p>
          </table:table-cell>
          <table:table-cell table:style-name="ce6" table:formula="of:=[.J124]-([.J124]/14)+[.G125]" office:value-type="float" office:value="2.94748131025916" calcext:value-type="float">
            <text:p>2.9475</text:p>
          </table:table-cell>
          <table:table-cell table:style-name="ce6" table:formula="of:=[.K124]-([.K124]/14)+[.H125]" office:value-type="float" office:value="1.23614553827468" calcext:value-type="float">
            <text:p>1.2361</text:p>
          </table:table-cell>
          <table:table-cell table:formula="of:=(100*([.J125]/[.I125]))" office:value-type="float" office:value="32.7810939652622" calcext:value-type="float">
            <text:p>32.7811</text:p>
          </table:table-cell>
          <table:table-cell table:formula="of:=(100*([.K125]/[.I125]))" office:value-type="float" office:value="13.7480780298345" calcext:value-type="float">
            <text:p>13.7481</text:p>
          </table:table-cell>
          <table:table-cell table:formula="of:=ABS([.L125]-[.M125])" office:value-type="float" office:value="19.0330159354277" calcext:value-type="float">
            <text:p>19.0330</text:p>
          </table:table-cell>
          <table:table-cell table:formula="of:=[.L125]+[.M125]" office:value-type="float" office:value="46.5291719950967" calcext:value-type="float">
            <text:p>46.5292</text:p>
          </table:table-cell>
          <table:table-cell table:formula="of:=(100*([.N125]/[.O125]))" office:value-type="float" office:value="40.905554772033" calcext:value-type="float">
            <text:p>40.9056</text:p>
          </table:table-cell>
          <table:table-cell table:formula="of:=(([.Q124]*13)+[.P125])/14" office:value-type="float" office:value="39.269150086929" calcext:value-type="float">
            <text:p>39.269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07" calcext:value-type="date">
            <text:p>7 Aug 09</text:p>
          </table:table-cell>
          <table:table-cell table:style-name="ce6" office:value-type="float" office:value="39.7491" calcext:value-type="float">
            <text:p>39.7491</text:p>
          </table:table-cell>
          <table:table-cell office:value-type="float" office:value="39.2729" calcext:value-type="float">
            <text:p>39.2729</text:p>
          </table:table-cell>
          <table:table-cell office:value-type="float" office:value="39.5605" calcext:value-type="float">
            <text:p>39.5605</text:p>
          </table:table-cell>
          <table:table-cell table:style-name="ce7" table:formula="of:=MAX([.C126]-[.D126];ABS([.C126]-[.E125]);ABS([.D126]-[.E125]))" office:value-type="float" office:value="0.684699999999999" calcext:value-type="float">
            <text:p>0.6847</text:p>
          </table:table-cell>
          <table:table-cell table:formula="of:=IF([.C126]-[.C125]&gt;[.D125]-[.D126];MAX([.C126]-[.C125];0);0)" office:value-type="float" office:value="0.1389" calcext:value-type="float">
            <text:p>0.1389</text:p>
          </table:table-cell>
          <table:table-cell table:formula="of:=IF([.D125]-[.D126]&gt;[.C126]-[.C125];MAX([.D125]-[.D126];0);0)" office:value-type="float" office:value="0" calcext:value-type="float">
            <text:p>0.0000</text:p>
          </table:table-cell>
          <table:table-cell table:formula="of:=[.I125]-([.I125]/14)+[.F126]" office:value-type="float" office:value="9.03386288594655" calcext:value-type="float">
            <text:p>9.0339</text:p>
          </table:table-cell>
          <table:table-cell table:style-name="ce6" table:formula="of:=[.J125]-([.J125]/14)+[.G126]" office:value-type="float" office:value="2.87584693095494" calcext:value-type="float">
            <text:p>2.8758</text:p>
          </table:table-cell>
          <table:table-cell table:style-name="ce6" table:formula="of:=[.K125]-([.K125]/14)+[.H126]" office:value-type="float" office:value="1.14784942839791" calcext:value-type="float">
            <text:p>1.1478</text:p>
          </table:table-cell>
          <table:table-cell table:formula="of:=(100*([.J126]/[.I126]))" office:value-type="float" office:value="31.8340777058806" calcext:value-type="float">
            <text:p>31.8341</text:p>
          </table:table-cell>
          <table:table-cell table:formula="of:=(100*([.K126]/[.I126]))" office:value-type="float" office:value="12.7060753842474" calcext:value-type="float">
            <text:p>12.7061</text:p>
          </table:table-cell>
          <table:table-cell table:formula="of:=ABS([.L126]-[.M126])" office:value-type="float" office:value="19.1280023216333" calcext:value-type="float">
            <text:p>19.1280</text:p>
          </table:table-cell>
          <table:table-cell table:formula="of:=[.L126]+[.M126]" office:value-type="float" office:value="44.540153090128" calcext:value-type="float">
            <text:p>44.5402</text:p>
          </table:table-cell>
          <table:table-cell table:formula="of:=(100*([.N126]/[.O126]))" office:value-type="float" office:value="42.9455244191175" calcext:value-type="float">
            <text:p>42.9455</text:p>
          </table:table-cell>
          <table:table-cell table:formula="of:=(([.Q125]*13)+[.P126])/14" office:value-type="float" office:value="39.5317482535139" calcext:value-type="float">
            <text:p>39.531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10" calcext:value-type="date">
            <text:p>10 Aug 09</text:p>
          </table:table-cell>
          <table:table-cell table:style-name="ce6" office:value-type="float" office:value="39.5309" calcext:value-type="float">
            <text:p>39.5309</text:p>
          </table:table-cell>
          <table:table-cell office:value-type="float" office:value="39.0249" calcext:value-type="float">
            <text:p>39.0249</text:p>
          </table:table-cell>
          <table:table-cell office:value-type="float" office:value="39.2827" calcext:value-type="float">
            <text:p>39.2827</text:p>
          </table:table-cell>
          <table:table-cell table:style-name="ce7" table:formula="of:=MAX([.C127]-[.D127];ABS([.C127]-[.E126]);ABS([.D127]-[.E126]))" office:value-type="float" office:value="0.535599999999995" calcext:value-type="float">
            <text:p>0.5356</text:p>
          </table:table-cell>
          <table:table-cell table:formula="of:=IF([.C127]-[.C126]&gt;[.D126]-[.D127];MAX([.C127]-[.C126];0);0)" office:value-type="float" office:value="0" calcext:value-type="float">
            <text:p>0.0000</text:p>
          </table:table-cell>
          <table:table-cell table:formula="of:=IF([.D126]-[.D127]&gt;[.C127]-[.C126];MAX([.D126]-[.D127];0);0)" office:value-type="float" office:value="0.247999999999998" calcext:value-type="float">
            <text:p>0.2480</text:p>
          </table:table-cell>
          <table:table-cell table:formula="of:=[.I126]-([.I126]/14)+[.F127]" office:value-type="float" office:value="8.9241869655218" calcext:value-type="float">
            <text:p>8.9242</text:p>
          </table:table-cell>
          <table:table-cell table:style-name="ce6" table:formula="of:=[.J126]-([.J126]/14)+[.G127]" office:value-type="float" office:value="2.67042929302958" calcext:value-type="float">
            <text:p>2.6704</text:p>
          </table:table-cell>
          <table:table-cell table:style-name="ce6" table:formula="of:=[.K126]-([.K126]/14)+[.H127]" office:value-type="float" office:value="1.31386018351235" calcext:value-type="float">
            <text:p>1.3139</text:p>
          </table:table-cell>
          <table:table-cell table:formula="of:=(100*([.J127]/[.I127]))" office:value-type="float" office:value="29.9235023128344" calcext:value-type="float">
            <text:p>29.9235</text:p>
          </table:table-cell>
          <table:table-cell table:formula="of:=(100*([.K127]/[.I127]))" office:value-type="float" office:value="14.7224636663081" calcext:value-type="float">
            <text:p>14.7225</text:p>
          </table:table-cell>
          <table:table-cell table:formula="of:=ABS([.L127]-[.M127])" office:value-type="float" office:value="15.2010386465264" calcext:value-type="float">
            <text:p>15.2010</text:p>
          </table:table-cell>
          <table:table-cell table:formula="of:=[.L127]+[.M127]" office:value-type="float" office:value="44.6459659791425" calcext:value-type="float">
            <text:p>44.6460</text:p>
          </table:table-cell>
          <table:table-cell table:formula="of:=(100*([.N127]/[.O127]))" office:value-type="float" office:value="34.0479555389796" calcext:value-type="float">
            <text:p>34.0480</text:p>
          </table:table-cell>
          <table:table-cell table:formula="of:=(([.Q126]*13)+[.P127])/14" office:value-type="float" office:value="39.1400487739043" calcext:value-type="float">
            <text:p>39.140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11" calcext:value-type="date">
            <text:p>11 Aug 09</text:p>
          </table:table-cell>
          <table:table-cell table:style-name="ce6" office:value-type="float" office:value="39.1836" calcext:value-type="float">
            <text:p>39.1836</text:p>
          </table:table-cell>
          <table:table-cell office:value-type="float" office:value="38.7372" calcext:value-type="float">
            <text:p>38.7372</text:p>
          </table:table-cell>
          <table:table-cell office:value-type="float" office:value="38.9454" calcext:value-type="float">
            <text:p>38.9454</text:p>
          </table:table-cell>
          <table:table-cell table:style-name="ce7" table:formula="of:=MAX([.C128]-[.D128];ABS([.C128]-[.E127]);ABS([.D128]-[.E127]))" office:value-type="float" office:value="0.545499999999997" calcext:value-type="float">
            <text:p>0.5455</text:p>
          </table:table-cell>
          <table:table-cell table:formula="of:=IF([.C128]-[.C127]&gt;[.D127]-[.D128];MAX([.C128]-[.C127];0);0)" office:value-type="float" office:value="0" calcext:value-type="float">
            <text:p>0.0000</text:p>
          </table:table-cell>
          <table:table-cell table:formula="of:=IF([.D127]-[.D128]&gt;[.C128]-[.C127];MAX([.D127]-[.D128];0);0)" office:value-type="float" office:value="0.287700000000001" calcext:value-type="float">
            <text:p>0.2877</text:p>
          </table:table-cell>
          <table:table-cell table:formula="of:=[.I127]-([.I127]/14)+[.F128]" office:value-type="float" office:value="8.83224503941309" calcext:value-type="float">
            <text:p>8.8322</text:p>
          </table:table-cell>
          <table:table-cell table:style-name="ce6" table:formula="of:=[.J127]-([.J127]/14)+[.G128]" office:value-type="float" office:value="2.47968434352747" calcext:value-type="float">
            <text:p>2.4797</text:p>
          </table:table-cell>
          <table:table-cell table:style-name="ce6" table:formula="of:=[.K127]-([.K127]/14)+[.H128]" office:value-type="float" office:value="1.50771302754718" calcext:value-type="float">
            <text:p>1.5077</text:p>
          </table:table-cell>
          <table:table-cell table:formula="of:=(100*([.J128]/[.I128]))" office:value-type="float" office:value="28.075357199241" calcext:value-type="float">
            <text:p>28.0754</text:p>
          </table:table-cell>
          <table:table-cell table:formula="of:=(100*([.K128]/[.I128]))" office:value-type="float" office:value="17.0705525131962" calcext:value-type="float">
            <text:p>17.0706</text:p>
          </table:table-cell>
          <table:table-cell table:formula="of:=ABS([.L128]-[.M128])" office:value-type="float" office:value="11.0048046860448" calcext:value-type="float">
            <text:p>11.0048</text:p>
          </table:table-cell>
          <table:table-cell table:formula="of:=[.L128]+[.M128]" office:value-type="float" office:value="45.1459097124372" calcext:value-type="float">
            <text:p>45.1459</text:p>
          </table:table-cell>
          <table:table-cell table:formula="of:=(100*([.N128]/[.O128]))" office:value-type="float" office:value="24.3760835835214" calcext:value-type="float">
            <text:p>24.3761</text:p>
          </table:table-cell>
          <table:table-cell table:formula="of:=(([.Q127]*13)+[.P128])/14" office:value-type="float" office:value="38.0854798317341" calcext:value-type="float">
            <text:p>38.085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12" calcext:value-type="date">
            <text:p>12 Aug 09</text:p>
          </table:table-cell>
          <table:table-cell table:style-name="ce6" office:value-type="float" office:value="39.8978" calcext:value-type="float">
            <text:p>39.8978</text:p>
          </table:table-cell>
          <table:table-cell office:value-type="float" office:value="38.886" calcext:value-type="float">
            <text:p>38.8860</text:p>
          </table:table-cell>
          <table:table-cell office:value-type="float" office:value="39.5506" calcext:value-type="float">
            <text:p>39.5506</text:p>
          </table:table-cell>
          <table:table-cell table:style-name="ce7" table:formula="of:=MAX([.C129]-[.D129];ABS([.C129]-[.E128]);ABS([.D129]-[.E128]))" office:value-type="float" office:value="1.01179999999999" calcext:value-type="float">
            <text:p>1.0118</text:p>
          </table:table-cell>
          <table:table-cell table:formula="of:=IF([.C129]-[.C128]&gt;[.D128]-[.D129];MAX([.C129]-[.C128];0);0)" office:value-type="float" office:value="0.714199999999998" calcext:value-type="float">
            <text:p>0.7142</text:p>
          </table:table-cell>
          <table:table-cell table:formula="of:=IF([.D128]-[.D129]&gt;[.C129]-[.C128];MAX([.D128]-[.D129];0);0)" office:value-type="float" office:value="0" calcext:value-type="float">
            <text:p>0.0000</text:p>
          </table:table-cell>
          <table:table-cell table:formula="of:=[.I128]-([.I128]/14)+[.F129]" office:value-type="float" office:value="9.21317039374072" calcext:value-type="float">
            <text:p>9.2132</text:p>
          </table:table-cell>
          <table:table-cell table:style-name="ce6" table:formula="of:=[.J128]-([.J128]/14)+[.G129]" office:value-type="float" office:value="3.01676403327551" calcext:value-type="float">
            <text:p>3.0168</text:p>
          </table:table-cell>
          <table:table-cell table:style-name="ce6" table:formula="of:=[.K128]-([.K128]/14)+[.H129]" office:value-type="float" office:value="1.40001923986524" calcext:value-type="float">
            <text:p>1.4000</text:p>
          </table:table-cell>
          <table:table-cell table:formula="of:=(100*([.J129]/[.I129]))" office:value-type="float" office:value="32.7440382012803" calcext:value-type="float">
            <text:p>32.7440</text:p>
          </table:table-cell>
          <table:table-cell table:formula="of:=(100*([.K129]/[.I129]))" office:value-type="float" office:value="15.1958465982176" calcext:value-type="float">
            <text:p>15.1958</text:p>
          </table:table-cell>
          <table:table-cell table:formula="of:=ABS([.L129]-[.M129])" office:value-type="float" office:value="17.5481916030627" calcext:value-type="float">
            <text:p>17.5482</text:p>
          </table:table-cell>
          <table:table-cell table:formula="of:=[.L129]+[.M129]" office:value-type="float" office:value="47.9398847994978" calcext:value-type="float">
            <text:p>47.9399</text:p>
          </table:table-cell>
          <table:table-cell table:formula="of:=(100*([.N129]/[.O129]))" office:value-type="float" office:value="36.6045760778435" calcext:value-type="float">
            <text:p>36.6046</text:p>
          </table:table-cell>
          <table:table-cell table:formula="of:=(([.Q128]*13)+[.P129])/14" office:value-type="float" office:value="37.9797009921705" calcext:value-type="float">
            <text:p>37.979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13" calcext:value-type="date">
            <text:p>13 Aug 09</text:p>
          </table:table-cell>
          <table:table-cell table:style-name="ce6" office:value-type="float" office:value="39.8383" calcext:value-type="float">
            <text:p>39.8383</text:p>
          </table:table-cell>
          <table:table-cell office:value-type="float" office:value="39.3225" calcext:value-type="float">
            <text:p>39.3225</text:p>
          </table:table-cell>
          <table:table-cell office:value-type="float" office:value="39.7689" calcext:value-type="float">
            <text:p>39.7689</text:p>
          </table:table-cell>
          <table:table-cell table:style-name="ce7" table:formula="of:=MAX([.C130]-[.D130];ABS([.C130]-[.E129]);ABS([.D130]-[.E129]))" office:value-type="float" office:value="0.515799999999999" calcext:value-type="float">
            <text:p>0.5158</text:p>
          </table:table-cell>
          <table:table-cell table:formula="of:=IF([.C130]-[.C129]&gt;[.D129]-[.D130];MAX([.C130]-[.C129];0);0)" office:value-type="float" office:value="0" calcext:value-type="float">
            <text:p>0.0000</text:p>
          </table:table-cell>
          <table:table-cell table:formula="of:=IF([.D129]-[.D130]&gt;[.C130]-[.C129];MAX([.D129]-[.D130];0);0)" office:value-type="float" office:value="0" calcext:value-type="float">
            <text:p>0.0000</text:p>
          </table:table-cell>
          <table:table-cell table:formula="of:=[.I129]-([.I129]/14)+[.F130]" office:value-type="float" office:value="9.07088679418781" calcext:value-type="float">
            <text:p>9.0709</text:p>
          </table:table-cell>
          <table:table-cell table:style-name="ce6" table:formula="of:=[.J129]-([.J129]/14)+[.G130]" office:value-type="float" office:value="2.80128088804154" calcext:value-type="float">
            <text:p>2.8013</text:p>
          </table:table-cell>
          <table:table-cell table:style-name="ce6" table:formula="of:=[.K129]-([.K129]/14)+[.H130]" office:value-type="float" office:value="1.30001786558915" calcext:value-type="float">
            <text:p>1.3000</text:p>
          </table:table-cell>
          <table:table-cell table:formula="of:=(100*([.J130]/[.I130]))" office:value-type="float" office:value="30.8821061446436" calcext:value-type="float">
            <text:p>30.8821</text:p>
          </table:table-cell>
          <table:table-cell table:formula="of:=(100*([.K130]/[.I130]))" office:value-type="float" office:value="14.3317615475274" calcext:value-type="float">
            <text:p>14.3318</text:p>
          </table:table-cell>
          <table:table-cell table:formula="of:=ABS([.L130]-[.M130])" office:value-type="float" office:value="16.5503445971162" calcext:value-type="float">
            <text:p>16.5503</text:p>
          </table:table-cell>
          <table:table-cell table:formula="of:=[.L130]+[.M130]" office:value-type="float" office:value="45.213867692171" calcext:value-type="float">
            <text:p>45.2139</text:p>
          </table:table-cell>
          <table:table-cell table:formula="of:=(100*([.N130]/[.O130]))" office:value-type="float" office:value="36.6045760778435" calcext:value-type="float">
            <text:p>36.6046</text:p>
          </table:table-cell>
          <table:table-cell table:formula="of:=(([.Q129]*13)+[.P130])/14" office:value-type="float" office:value="37.8814777840043" calcext:value-type="float">
            <text:p>37.881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14" calcext:value-type="date">
            <text:p>14 Aug 09</text:p>
          </table:table-cell>
          <table:table-cell table:style-name="ce6" office:value-type="float" office:value="39.6399" calcext:value-type="float">
            <text:p>39.6399</text:p>
          </table:table-cell>
          <table:table-cell office:value-type="float" office:value="38.9653" calcext:value-type="float">
            <text:p>38.9653</text:p>
          </table:table-cell>
          <table:table-cell office:value-type="float" office:value="39.3126" calcext:value-type="float">
            <text:p>39.3126</text:p>
          </table:table-cell>
          <table:table-cell table:style-name="ce7" table:formula="of:=MAX([.C131]-[.D131];ABS([.C131]-[.E130]);ABS([.D131]-[.E130]))" office:value-type="float" office:value="0.803600000000003" calcext:value-type="float">
            <text:p>0.8036</text:p>
          </table:table-cell>
          <table:table-cell table:formula="of:=IF([.C131]-[.C130]&gt;[.D130]-[.D131];MAX([.C131]-[.C130];0);0)" office:value-type="float" office:value="0" calcext:value-type="float">
            <text:p>0.0000</text:p>
          </table:table-cell>
          <table:table-cell table:formula="of:=IF([.D130]-[.D131]&gt;[.C131]-[.C130];MAX([.D130]-[.D131];0);0)" office:value-type="float" office:value="0.357199999999999" calcext:value-type="float">
            <text:p>0.3572</text:p>
          </table:table-cell>
          <table:table-cell table:formula="of:=[.I130]-([.I130]/14)+[.F131]" office:value-type="float" office:value="9.22656630888869" calcext:value-type="float">
            <text:p>9.2266</text:p>
          </table:table-cell>
          <table:table-cell table:style-name="ce6" table:formula="of:=[.J130]-([.J130]/14)+[.G131]" office:value-type="float" office:value="2.60118939603857" calcext:value-type="float">
            <text:p>2.6012</text:p>
          </table:table-cell>
          <table:table-cell table:style-name="ce6" table:formula="of:=[.K130]-([.K130]/14)+[.H131]" office:value-type="float" office:value="1.5643594466185" calcext:value-type="float">
            <text:p>1.5644</text:p>
          </table:table-cell>
          <table:table-cell table:formula="of:=(100*([.J131]/[.I131]))" office:value-type="float" office:value="28.1923882510078" calcext:value-type="float">
            <text:p>28.1924</text:p>
          </table:table-cell>
          <table:table-cell table:formula="of:=(100*([.K131]/[.I131]))" office:value-type="float" office:value="16.954947206215" calcext:value-type="float">
            <text:p>16.9549</text:p>
          </table:table-cell>
          <table:table-cell table:formula="of:=ABS([.L131]-[.M131])" office:value-type="float" office:value="11.2374410447928" calcext:value-type="float">
            <text:p>11.2374</text:p>
          </table:table-cell>
          <table:table-cell table:formula="of:=[.L131]+[.M131]" office:value-type="float" office:value="45.1473354572228" calcext:value-type="float">
            <text:p>45.1473</text:p>
          </table:table-cell>
          <table:table-cell table:formula="of:=(100*([.N131]/[.O131]))" office:value-type="float" office:value="24.890596379581" calcext:value-type="float">
            <text:p>24.8906</text:p>
          </table:table-cell>
          <table:table-cell table:formula="of:=(([.Q130]*13)+[.P131])/14" office:value-type="float" office:value="36.9535576836883" calcext:value-type="float">
            <text:p>36.953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17" calcext:value-type="date">
            <text:p>17 Aug 09</text:p>
          </table:table-cell>
          <table:table-cell table:style-name="ce6" office:value-type="float" office:value="38.6975" calcext:value-type="float">
            <text:p>38.6975</text:p>
          </table:table-cell>
          <table:table-cell office:value-type="float" office:value="38.152" calcext:value-type="float">
            <text:p>38.1520</text:p>
          </table:table-cell>
          <table:table-cell office:value-type="float" office:value="38.1717" calcext:value-type="float">
            <text:p>38.1717</text:p>
          </table:table-cell>
          <table:table-cell table:style-name="ce7" table:formula="of:=MAX([.C132]-[.D132];ABS([.C132]-[.E131]);ABS([.D132]-[.E131]))" office:value-type="float" office:value="1.1606" calcext:value-type="float">
            <text:p>1.1606</text:p>
          </table:table-cell>
          <table:table-cell table:formula="of:=IF([.C132]-[.C131]&gt;[.D131]-[.D132];MAX([.C132]-[.C131];0);0)" office:value-type="float" office:value="0" calcext:value-type="float">
            <text:p>0.0000</text:p>
          </table:table-cell>
          <table:table-cell table:formula="of:=IF([.D131]-[.D132]&gt;[.C132]-[.C131];MAX([.D131]-[.D132];0);0)" office:value-type="float" office:value="0.813299999999998" calcext:value-type="float">
            <text:p>0.8133</text:p>
          </table:table-cell>
          <table:table-cell table:formula="of:=[.I131]-([.I131]/14)+[.F132]" office:value-type="float" office:value="9.72812585825378" calcext:value-type="float">
            <text:p>9.7281</text:p>
          </table:table-cell>
          <table:table-cell table:style-name="ce6" table:formula="of:=[.J131]-([.J131]/14)+[.G132]" office:value-type="float" office:value="2.41539015346439" calcext:value-type="float">
            <text:p>2.4154</text:p>
          </table:table-cell>
          <table:table-cell table:style-name="ce6" table:formula="of:=[.K131]-([.K131]/14)+[.H132]" office:value-type="float" office:value="2.26591948614574" calcext:value-type="float">
            <text:p>2.2659</text:p>
          </table:table-cell>
          <table:table-cell table:formula="of:=(100*([.J132]/[.I132]))" office:value-type="float" office:value="24.8289361040191" calcext:value-type="float">
            <text:p>24.8289</text:p>
          </table:table-cell>
          <table:table-cell table:formula="of:=(100*([.K132]/[.I132]))" office:value-type="float" office:value="23.2924565241231" calcext:value-type="float">
            <text:p>23.2925</text:p>
          </table:table-cell>
          <table:table-cell table:formula="of:=ABS([.L132]-[.M132])" office:value-type="float" office:value="1.53647957989596" calcext:value-type="float">
            <text:p>1.5365</text:p>
          </table:table-cell>
          <table:table-cell table:formula="of:=[.L132]+[.M132]" office:value-type="float" office:value="48.1213926281422" calcext:value-type="float">
            <text:p>48.1214</text:p>
          </table:table-cell>
          <table:table-cell table:formula="of:=(100*([.N132]/[.O132]))" office:value-type="float" office:value="3.19292417775415" calcext:value-type="float">
            <text:p>3.1929</text:p>
          </table:table-cell>
          <table:table-cell table:formula="of:=(([.Q131]*13)+[.P132])/14" office:value-type="float" office:value="34.5420838618359" calcext:value-type="float">
            <text:p>34.542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18" calcext:value-type="date">
            <text:p>18 Aug 09</text:p>
          </table:table-cell>
          <table:table-cell table:style-name="ce6" office:value-type="float" office:value="38.7968" calcext:value-type="float">
            <text:p>38.7968</text:p>
          </table:table-cell>
          <table:table-cell office:value-type="float" office:value="38.3007" calcext:value-type="float">
            <text:p>38.3007</text:p>
          </table:table-cell>
          <table:table-cell office:value-type="float" office:value="38.7174" calcext:value-type="float">
            <text:p>38.7174</text:p>
          </table:table-cell>
          <table:table-cell table:style-name="ce7" table:formula="of:=MAX([.C133]-[.D133];ABS([.C133]-[.E132]);ABS([.D133]-[.E132]))" office:value-type="float" office:value="0.625099999999996" calcext:value-type="float">
            <text:p>0.6251</text:p>
          </table:table-cell>
          <table:table-cell table:formula="of:=IF([.C133]-[.C132]&gt;[.D132]-[.D133];MAX([.C133]-[.C132];0);0)" office:value-type="float" office:value="0.0992999999999995" calcext:value-type="float">
            <text:p>0.0993</text:p>
          </table:table-cell>
          <table:table-cell table:formula="of:=IF([.D132]-[.D133]&gt;[.C133]-[.C132];MAX([.D132]-[.D133];0);0)" office:value-type="float" office:value="0" calcext:value-type="float">
            <text:p>0.0000</text:p>
          </table:table-cell>
          <table:table-cell table:formula="of:=[.I132]-([.I132]/14)+[.F133]" office:value-type="float" office:value="9.65835972552137" calcext:value-type="float">
            <text:p>9.6584</text:p>
          </table:table-cell>
          <table:table-cell table:style-name="ce6" table:formula="of:=[.J132]-([.J132]/14)+[.G133]" office:value-type="float" office:value="2.34216228535979" calcext:value-type="float">
            <text:p>2.3422</text:p>
          </table:table-cell>
          <table:table-cell table:style-name="ce6" table:formula="of:=[.K132]-([.K132]/14)+[.H133]" office:value-type="float" office:value="2.10406809427819" calcext:value-type="float">
            <text:p>2.1041</text:p>
          </table:table-cell>
          <table:table-cell table:formula="of:=(100*([.J133]/[.I133]))" office:value-type="float" office:value="24.2501040748237" calcext:value-type="float">
            <text:p>24.2501</text:p>
          </table:table-cell>
          <table:table-cell table:formula="of:=(100*([.K133]/[.I133]))" office:value-type="float" office:value="21.7849423098042" calcext:value-type="float">
            <text:p>21.7849</text:p>
          </table:table-cell>
          <table:table-cell table:formula="of:=ABS([.L133]-[.M133])" office:value-type="float" office:value="2.46516176501956" calcext:value-type="float">
            <text:p>2.4652</text:p>
          </table:table-cell>
          <table:table-cell table:formula="of:=[.L133]+[.M133]" office:value-type="float" office:value="46.0350463846279" calcext:value-type="float">
            <text:p>46.0350</text:p>
          </table:table-cell>
          <table:table-cell table:formula="of:=(100*([.N133]/[.O133]))" office:value-type="float" office:value="5.35496748373589" calcext:value-type="float">
            <text:p>5.3550</text:p>
          </table:table-cell>
          <table:table-cell table:formula="of:=(([.Q132]*13)+[.P133])/14" office:value-type="float" office:value="32.4572898348287" calcext:value-type="float">
            <text:p>32.457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19" calcext:value-type="date">
            <text:p>19 Aug 09</text:p>
          </table:table-cell>
          <table:table-cell table:style-name="ce6" office:value-type="float" office:value="39.0844" calcext:value-type="float">
            <text:p>39.0844</text:p>
          </table:table-cell>
          <table:table-cell office:value-type="float" office:value="38.2312" calcext:value-type="float">
            <text:p>38.2312</text:p>
          </table:table-cell>
          <table:table-cell office:value-type="float" office:value="38.9852" calcext:value-type="float">
            <text:p>38.9852</text:p>
          </table:table-cell>
          <table:table-cell table:style-name="ce7" table:formula="of:=MAX([.C134]-[.D134];ABS([.C134]-[.E133]);ABS([.D134]-[.E133]))" office:value-type="float" office:value="0.853200000000001" calcext:value-type="float">
            <text:p>0.8532</text:p>
          </table:table-cell>
          <table:table-cell table:formula="of:=IF([.C134]-[.C133]&gt;[.D133]-[.D134];MAX([.C134]-[.C133];0);0)" office:value-type="float" office:value="0.287600000000005" calcext:value-type="float">
            <text:p>0.2876</text:p>
          </table:table-cell>
          <table:table-cell table:formula="of:=IF([.D133]-[.D134]&gt;[.C134]-[.C133];MAX([.D133]-[.D134];0);0)" office:value-type="float" office:value="0" calcext:value-type="float">
            <text:p>0.0000</text:p>
          </table:table-cell>
          <table:table-cell table:formula="of:=[.I133]-([.I133]/14)+[.F134]" office:value-type="float" office:value="9.82167688798413" calcext:value-type="float">
            <text:p>9.8217</text:p>
          </table:table-cell>
          <table:table-cell table:style-name="ce6" table:formula="of:=[.J133]-([.J133]/14)+[.G134]" office:value-type="float" office:value="2.46246497926267" calcext:value-type="float">
            <text:p>2.4625</text:p>
          </table:table-cell>
          <table:table-cell table:style-name="ce6" table:formula="of:=[.K133]-([.K133]/14)+[.H134]" office:value-type="float" office:value="1.95377751611546" calcext:value-type="float">
            <text:p>1.9538</text:p>
          </table:table-cell>
          <table:table-cell table:formula="of:=(100*([.J134]/[.I134]))" office:value-type="float" office:value="25.0717368057104" calcext:value-type="float">
            <text:p>25.0717</text:p>
          </table:table-cell>
          <table:table-cell table:formula="of:=(100*([.K134]/[.I134]))" office:value-type="float" office:value="19.8925044918319" calcext:value-type="float">
            <text:p>19.8925</text:p>
          </table:table-cell>
          <table:table-cell table:formula="of:=ABS([.L134]-[.M134])" office:value-type="float" office:value="5.17923231387845" calcext:value-type="float">
            <text:p>5.1792</text:p>
          </table:table-cell>
          <table:table-cell table:formula="of:=[.L134]+[.M134]" office:value-type="float" office:value="44.9642412975423" calcext:value-type="float">
            <text:p>44.9642</text:p>
          </table:table-cell>
          <table:table-cell table:formula="of:=(100*([.N134]/[.O134]))" office:value-type="float" office:value="11.5185582240916" calcext:value-type="float">
            <text:p>11.5186</text:p>
          </table:table-cell>
          <table:table-cell table:formula="of:=(([.Q133]*13)+[.P134])/14" office:value-type="float" office:value="30.9616661483475" calcext:value-type="float">
            <text:p>30.961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20" calcext:value-type="date">
            <text:p>20 Aug 09</text:p>
          </table:table-cell>
          <table:table-cell table:style-name="ce6" office:value-type="float" office:value="39.5209" calcext:value-type="float">
            <text:p>39.5209</text:p>
          </table:table-cell>
          <table:table-cell office:value-type="float" office:value="38.886" calcext:value-type="float">
            <text:p>38.8860</text:p>
          </table:table-cell>
          <table:table-cell office:value-type="float" office:value="39.4415" calcext:value-type="float">
            <text:p>39.4415</text:p>
          </table:table-cell>
          <table:table-cell table:style-name="ce7" table:formula="of:=MAX([.C135]-[.D135];ABS([.C135]-[.E134]);ABS([.D135]-[.E134]))" office:value-type="float" office:value="0.634899999999995" calcext:value-type="float">
            <text:p>0.6349</text:p>
          </table:table-cell>
          <table:table-cell table:formula="of:=IF([.C135]-[.C134]&gt;[.D134]-[.D135];MAX([.C135]-[.C134];0);0)" office:value-type="float" office:value="0.436499999999995" calcext:value-type="float">
            <text:p>0.4365</text:p>
          </table:table-cell>
          <table:table-cell table:formula="of:=IF([.D134]-[.D135]&gt;[.C135]-[.C134];MAX([.D134]-[.D135];0);0)" office:value-type="float" office:value="0" calcext:value-type="float">
            <text:p>0.0000</text:p>
          </table:table-cell>
          <table:table-cell table:formula="of:=[.I134]-([.I134]/14)+[.F135]" office:value-type="float" office:value="9.7550285388424" calcext:value-type="float">
            <text:p>9.7550</text:p>
          </table:table-cell>
          <table:table-cell table:style-name="ce6" table:formula="of:=[.J134]-([.J134]/14)+[.G135]" office:value-type="float" office:value="2.72307462360104" calcext:value-type="float">
            <text:p>2.7231</text:p>
          </table:table-cell>
          <table:table-cell table:style-name="ce6" table:formula="of:=[.K134]-([.K134]/14)+[.H135]" office:value-type="float" office:value="1.81422197925007" calcext:value-type="float">
            <text:p>1.8142</text:p>
          </table:table-cell>
          <table:table-cell table:formula="of:=(100*([.J135]/[.I135]))" office:value-type="float" office:value="27.9145736248577" calcext:value-type="float">
            <text:p>27.9146</text:p>
          </table:table-cell>
          <table:table-cell table:formula="of:=(100*([.K135]/[.I135]))" office:value-type="float" office:value="18.5978131383853" calcext:value-type="float">
            <text:p>18.5978</text:p>
          </table:table-cell>
          <table:table-cell table:formula="of:=ABS([.L135]-[.M135])" office:value-type="float" office:value="9.31676048647237" calcext:value-type="float">
            <text:p>9.3168</text:p>
          </table:table-cell>
          <table:table-cell table:formula="of:=[.L135]+[.M135]" office:value-type="float" office:value="46.5123867632431" calcext:value-type="float">
            <text:p>46.5124</text:p>
          </table:table-cell>
          <table:table-cell table:formula="of:=(100*([.N135]/[.O135]))" office:value-type="float" office:value="20.0307082367036" calcext:value-type="float">
            <text:p>20.0307</text:p>
          </table:table-cell>
          <table:table-cell table:formula="of:=(([.Q134]*13)+[.P135])/14" office:value-type="float" office:value="30.180883440373" calcext:value-type="float">
            <text:p>30.180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21" calcext:value-type="date">
            <text:p>21 Aug 09</text:p>
          </table:table-cell>
          <table:table-cell table:style-name="ce6" office:value-type="float" office:value="40.0368" calcext:value-type="float">
            <text:p>40.0368</text:p>
          </table:table-cell>
          <table:table-cell office:value-type="float" office:value="39.4217" calcext:value-type="float">
            <text:p>39.4217</text:p>
          </table:table-cell>
          <table:table-cell office:value-type="float" office:value="39.9671" calcext:value-type="float">
            <text:p>39.9671</text:p>
          </table:table-cell>
          <table:table-cell table:style-name="ce7" table:formula="of:=MAX([.C136]-[.D136];ABS([.C136]-[.E135]);ABS([.D136]-[.E135]))" office:value-type="float" office:value="0.615099999999998" calcext:value-type="float">
            <text:p>0.6151</text:p>
          </table:table-cell>
          <table:table-cell table:formula="of:=IF([.C136]-[.C135]&gt;[.D135]-[.D136];MAX([.C136]-[.C135];0);0)" office:value-type="float" office:value="0.515900000000002" calcext:value-type="float">
            <text:p>0.5159</text:p>
          </table:table-cell>
          <table:table-cell table:formula="of:=IF([.D135]-[.D136]&gt;[.C136]-[.C135];MAX([.D135]-[.D136];0);0)" office:value-type="float" office:value="0" calcext:value-type="float">
            <text:p>0.0000</text:p>
          </table:table-cell>
          <table:table-cell table:formula="of:=[.I135]-([.I135]/14)+[.F136]" office:value-type="float" office:value="9.67334078606794" calcext:value-type="float">
            <text:p>9.6733</text:p>
          </table:table-cell>
          <table:table-cell table:style-name="ce6" table:formula="of:=[.J135]-([.J135]/14)+[.G136]" office:value-type="float" office:value="3.04446929334383" calcext:value-type="float">
            <text:p>3.0445</text:p>
          </table:table-cell>
          <table:table-cell table:style-name="ce6" table:formula="of:=[.K135]-([.K135]/14)+[.H136]" office:value-type="float" office:value="1.68463469501792" calcext:value-type="float">
            <text:p>1.6846</text:p>
          </table:table-cell>
          <table:table-cell table:formula="of:=(100*([.J136]/[.I136]))" office:value-type="float" office:value="31.4727803007688" calcext:value-type="float">
            <text:p>31.4728</text:p>
          </table:table-cell>
          <table:table-cell table:formula="of:=(100*([.K136]/[.I136]))" office:value-type="float" office:value="17.4152315345307" calcext:value-type="float">
            <text:p>17.4152</text:p>
          </table:table-cell>
          <table:table-cell table:formula="of:=ABS([.L136]-[.M136])" office:value-type="float" office:value="14.0575487662381" calcext:value-type="float">
            <text:p>14.0575</text:p>
          </table:table-cell>
          <table:table-cell table:formula="of:=[.L136]+[.M136]" office:value-type="float" office:value="48.8880118352996" calcext:value-type="float">
            <text:p>48.8880</text:p>
          </table:table-cell>
          <table:table-cell table:formula="of:=(100*([.N136]/[.O136]))" office:value-type="float" office:value="28.7545928715553" calcext:value-type="float">
            <text:p>28.7546</text:p>
          </table:table-cell>
          <table:table-cell table:formula="of:=(([.Q135]*13)+[.P136])/14" office:value-type="float" office:value="30.0790055426003" calcext:value-type="float">
            <text:p>30.079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24" calcext:value-type="date">
            <text:p>24 Aug 09</text:p>
          </table:table-cell>
          <table:table-cell table:style-name="ce6" office:value-type="float" office:value="40.245" calcext:value-type="float">
            <text:p>40.2450</text:p>
          </table:table-cell>
          <table:table-cell office:value-type="float" office:value="39.7788" calcext:value-type="float">
            <text:p>39.7788</text:p>
          </table:table-cell>
          <table:table-cell office:value-type="float" office:value="39.9276" calcext:value-type="float">
            <text:p>39.9276</text:p>
          </table:table-cell>
          <table:table-cell table:style-name="ce7" table:formula="of:=MAX([.C137]-[.D137];ABS([.C137]-[.E136]);ABS([.D137]-[.E136]))" office:value-type="float" office:value="0.466200000000001" calcext:value-type="float">
            <text:p>0.4662</text:p>
          </table:table-cell>
          <table:table-cell table:formula="of:=IF([.C137]-[.C136]&gt;[.D136]-[.D137];MAX([.C137]-[.C136];0);0)" office:value-type="float" office:value="0.208199999999998" calcext:value-type="float">
            <text:p>0.2082</text:p>
          </table:table-cell>
          <table:table-cell table:formula="of:=IF([.D136]-[.D137]&gt;[.C137]-[.C136];MAX([.D136]-[.D137];0);0)" office:value-type="float" office:value="0" calcext:value-type="float">
            <text:p>0.0000</text:p>
          </table:table-cell>
          <table:table-cell table:formula="of:=[.I136]-([.I136]/14)+[.F137]" office:value-type="float" office:value="9.44858787277737" calcext:value-type="float">
            <text:p>9.4486</text:p>
          </table:table-cell>
          <table:table-cell table:style-name="ce6" table:formula="of:=[.J136]-([.J136]/14)+[.G137]" office:value-type="float" office:value="3.03520720096212" calcext:value-type="float">
            <text:p>3.0352</text:p>
          </table:table-cell>
          <table:table-cell table:style-name="ce6" table:formula="of:=[.K136]-([.K136]/14)+[.H137]" office:value-type="float" office:value="1.56430364537379" calcext:value-type="float">
            <text:p>1.5643</text:p>
          </table:table-cell>
          <table:table-cell table:formula="of:=(100*([.J137]/[.I137]))" office:value-type="float" office:value="32.1233949647328" calcext:value-type="float">
            <text:p>32.1234</text:p>
          </table:table-cell>
          <table:table-cell table:formula="of:=(100*([.K137]/[.I137]))" office:value-type="float" office:value="16.5559517087284" calcext:value-type="float">
            <text:p>16.5560</text:p>
          </table:table-cell>
          <table:table-cell table:formula="of:=ABS([.L137]-[.M137])" office:value-type="float" office:value="15.5674432560045" calcext:value-type="float">
            <text:p>15.5674</text:p>
          </table:table-cell>
          <table:table-cell table:formula="of:=[.L137]+[.M137]" office:value-type="float" office:value="48.6793466734612" calcext:value-type="float">
            <text:p>48.6793</text:p>
          </table:table-cell>
          <table:table-cell table:formula="of:=(100*([.N137]/[.O137]))" office:value-type="float" office:value="31.9795648869944" calcext:value-type="float">
            <text:p>31.9796</text:p>
          </table:table-cell>
          <table:table-cell table:formula="of:=(([.Q136]*13)+[.P137])/14" office:value-type="float" office:value="30.2147597814856" calcext:value-type="float">
            <text:p>30.214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25" calcext:value-type="date">
            <text:p>25 Aug 09</text:p>
          </table:table-cell>
          <table:table-cell table:style-name="ce6" office:value-type="float" office:value="40.4335" calcext:value-type="float">
            <text:p>40.4335</text:p>
          </table:table-cell>
          <table:table-cell office:value-type="float" office:value="39.9276" calcext:value-type="float">
            <text:p>39.9276</text:p>
          </table:table-cell>
          <table:table-cell office:value-type="float" office:value="40.0468" calcext:value-type="float">
            <text:p>40.0468</text:p>
          </table:table-cell>
          <table:table-cell table:style-name="ce7" table:formula="of:=MAX([.C138]-[.D138];ABS([.C138]-[.E137]);ABS([.D138]-[.E137]))" office:value-type="float" office:value="0.505900000000004" calcext:value-type="float">
            <text:p>0.5059</text:p>
          </table:table-cell>
          <table:table-cell table:formula="of:=IF([.C138]-[.C137]&gt;[.D137]-[.D138];MAX([.C138]-[.C137];0);0)" office:value-type="float" office:value="0.188500000000005" calcext:value-type="float">
            <text:p>0.1885</text:p>
          </table:table-cell>
          <table:table-cell table:formula="of:=IF([.D137]-[.D138]&gt;[.C138]-[.C137];MAX([.D137]-[.D138];0);0)" office:value-type="float" office:value="0" calcext:value-type="float">
            <text:p>0.0000</text:p>
          </table:table-cell>
          <table:table-cell table:formula="of:=[.I137]-([.I137]/14)+[.F138]" office:value-type="float" office:value="9.27958873900757" calcext:value-type="float">
            <text:p>9.2796</text:p>
          </table:table-cell>
          <table:table-cell table:style-name="ce6" table:formula="of:=[.J137]-([.J137]/14)+[.G138]" office:value-type="float" office:value="3.00690668660769" calcext:value-type="float">
            <text:p>3.0069</text:p>
          </table:table-cell>
          <table:table-cell table:style-name="ce6" table:formula="of:=[.K137]-([.K137]/14)+[.H138]" office:value-type="float" office:value="1.45256767070423" calcext:value-type="float">
            <text:p>1.4526</text:p>
          </table:table-cell>
          <table:table-cell table:formula="of:=(100*([.J138]/[.I138]))" office:value-type="float" office:value="32.4034477300475" calcext:value-type="float">
            <text:p>32.4034</text:p>
          </table:table-cell>
          <table:table-cell table:formula="of:=(100*([.K138]/[.I138]))" office:value-type="float" office:value="15.6533625741218" calcext:value-type="float">
            <text:p>15.6534</text:p>
          </table:table-cell>
          <table:table-cell table:formula="of:=ABS([.L138]-[.M138])" office:value-type="float" office:value="16.7500851559257" calcext:value-type="float">
            <text:p>16.7501</text:p>
          </table:table-cell>
          <table:table-cell table:formula="of:=[.L138]+[.M138]" office:value-type="float" office:value="48.0568103041693" calcext:value-type="float">
            <text:p>48.0568</text:p>
          </table:table-cell>
          <table:table-cell table:formula="of:=(100*([.N138]/[.O138]))" office:value-type="float" office:value="34.8547584617211" calcext:value-type="float">
            <text:p>34.8548</text:p>
          </table:table-cell>
          <table:table-cell table:formula="of:=(([.Q137]*13)+[.P138])/14" office:value-type="float" office:value="30.5461882586452" calcext:value-type="float">
            <text:p>30.546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26" calcext:value-type="date">
            <text:p>26 Aug 09</text:p>
          </table:table-cell>
          <table:table-cell table:style-name="ce6" office:value-type="float" office:value="40.2757" calcext:value-type="float">
            <text:p>40.2757</text:p>
          </table:table-cell>
          <table:table-cell office:value-type="float" office:value="39.7589" calcext:value-type="float">
            <text:p>39.7589</text:p>
          </table:table-cell>
          <table:table-cell office:value-type="float" office:value="39.9771" calcext:value-type="float">
            <text:p>39.9771</text:p>
          </table:table-cell>
          <table:table-cell table:style-name="ce7" table:formula="of:=MAX([.C139]-[.D139];ABS([.C139]-[.E138]);ABS([.D139]-[.E138]))" office:value-type="float" office:value="0.516800000000004" calcext:value-type="float">
            <text:p>0.5168</text:p>
          </table:table-cell>
          <table:table-cell table:formula="of:=IF([.C139]-[.C138]&gt;[.D138]-[.D139];MAX([.C139]-[.C138];0);0)" office:value-type="float" office:value="0" calcext:value-type="float">
            <text:p>0.0000</text:p>
          </table:table-cell>
          <table:table-cell table:formula="of:=IF([.D138]-[.D139]&gt;[.C139]-[.C138];MAX([.D138]-[.D139];0);0)" office:value-type="float" office:value="0.168700000000001" calcext:value-type="float">
            <text:p>0.1687</text:p>
          </table:table-cell>
          <table:table-cell table:formula="of:=[.I138]-([.I138]/14)+[.F139]" office:value-type="float" office:value="9.1335609719356" calcext:value-type="float">
            <text:p>9.1336</text:p>
          </table:table-cell>
          <table:table-cell table:style-name="ce6" table:formula="of:=[.J138]-([.J138]/14)+[.G139]" office:value-type="float" office:value="2.79212763756428" calcext:value-type="float">
            <text:p>2.7921</text:p>
          </table:table-cell>
          <table:table-cell table:style-name="ce6" table:formula="of:=[.K138]-([.K138]/14)+[.H139]" office:value-type="float" office:value="1.5175128370825" calcext:value-type="float">
            <text:p>1.5175</text:p>
          </table:table-cell>
          <table:table-cell table:formula="of:=(100*([.J139]/[.I139]))" office:value-type="float" office:value="30.5699786331264" calcext:value-type="float">
            <text:p>30.5700</text:p>
          </table:table-cell>
          <table:table-cell table:formula="of:=(100*([.K139]/[.I139]))" office:value-type="float" office:value="16.6146899522028" calcext:value-type="float">
            <text:p>16.6147</text:p>
          </table:table-cell>
          <table:table-cell table:formula="of:=ABS([.L139]-[.M139])" office:value-type="float" office:value="13.9552886809236" calcext:value-type="float">
            <text:p>13.9553</text:p>
          </table:table-cell>
          <table:table-cell table:formula="of:=[.L139]+[.M139]" office:value-type="float" office:value="47.1846685853292" calcext:value-type="float">
            <text:p>47.1847</text:p>
          </table:table-cell>
          <table:table-cell table:formula="of:=(100*([.N139]/[.O139]))" office:value-type="float" office:value="29.5758963649108" calcext:value-type="float">
            <text:p>29.5759</text:p>
          </table:table-cell>
          <table:table-cell table:formula="of:=(([.Q138]*13)+[.P139])/14" office:value-type="float" office:value="30.4768816948071" calcext:value-type="float">
            <text:p>30.476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27" calcext:value-type="date">
            <text:p>27 Aug 09</text:p>
          </table:table-cell>
          <table:table-cell table:style-name="ce6" office:value-type="float" office:value="40.1458" calcext:value-type="float">
            <text:p>40.1458</text:p>
          </table:table-cell>
          <table:table-cell office:value-type="float" office:value="39.3522" calcext:value-type="float">
            <text:p>39.3522</text:p>
          </table:table-cell>
          <table:table-cell office:value-type="float" office:value="40.0763" calcext:value-type="float">
            <text:p>40.0763</text:p>
          </table:table-cell>
          <table:table-cell table:style-name="ce7" table:formula="of:=MAX([.C140]-[.D140];ABS([.C140]-[.E139]);ABS([.D140]-[.E139]))" office:value-type="float" office:value="0.793599999999998" calcext:value-type="float">
            <text:p>0.7936</text:p>
          </table:table-cell>
          <table:table-cell table:formula="of:=IF([.C140]-[.C139]&gt;[.D139]-[.D140];MAX([.C140]-[.C139];0);0)" office:value-type="float" office:value="0" calcext:value-type="float">
            <text:p>0.0000</text:p>
          </table:table-cell>
          <table:table-cell table:formula="of:=IF([.D139]-[.D140]&gt;[.C140]-[.C139];MAX([.D139]-[.D140];0);0)" office:value-type="float" office:value="0.406699999999994" calcext:value-type="float">
            <text:p>0.4067</text:p>
          </table:table-cell>
          <table:table-cell table:formula="of:=[.I139]-([.I139]/14)+[.F140]" office:value-type="float" office:value="9.27476375965448" calcext:value-type="float">
            <text:p>9.2748</text:p>
          </table:table-cell>
          <table:table-cell table:style-name="ce6" table:formula="of:=[.J139]-([.J139]/14)+[.G140]" office:value-type="float" office:value="2.59268994916684" calcext:value-type="float">
            <text:p>2.5927</text:p>
          </table:table-cell>
          <table:table-cell table:style-name="ce6" table:formula="of:=[.K139]-([.K139]/14)+[.H140]" office:value-type="float" office:value="1.81581906300517" calcext:value-type="float">
            <text:p>1.8158</text:p>
          </table:table-cell>
          <table:table-cell table:formula="of:=(100*([.J140]/[.I140]))" office:value-type="float" office:value="27.9542424621651" calcext:value-type="float">
            <text:p>27.9542</text:p>
          </table:table-cell>
          <table:table-cell table:formula="of:=(100*([.K140]/[.I140]))" office:value-type="float" office:value="19.5780626877424" calcext:value-type="float">
            <text:p>19.5781</text:p>
          </table:table-cell>
          <table:table-cell table:formula="of:=ABS([.L140]-[.M140])" office:value-type="float" office:value="8.37617977442267" calcext:value-type="float">
            <text:p>8.3762</text:p>
          </table:table-cell>
          <table:table-cell table:formula="of:=[.L140]+[.M140]" office:value-type="float" office:value="47.5323051499076" calcext:value-type="float">
            <text:p>47.5323</text:p>
          </table:table-cell>
          <table:table-cell table:formula="of:=(100*([.N140]/[.O140]))" office:value-type="float" office:value="17.6220777595487" calcext:value-type="float">
            <text:p>17.6221</text:p>
          </table:table-cell>
          <table:table-cell table:formula="of:=(([.Q139]*13)+[.P140])/14" office:value-type="float" office:value="29.5586814137172" calcext:value-type="float">
            <text:p>29.558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28" calcext:value-type="date">
            <text:p>28 Aug 09</text:p>
          </table:table-cell>
          <table:table-cell table:style-name="ce6" office:value-type="float" office:value="40.7509" calcext:value-type="float">
            <text:p>40.7509</text:p>
          </table:table-cell>
          <table:table-cell office:value-type="float" office:value="39.8383" calcext:value-type="float">
            <text:p>39.8383</text:p>
          </table:table-cell>
          <table:table-cell office:value-type="float" office:value="40.1161" calcext:value-type="float">
            <text:p>40.1161</text:p>
          </table:table-cell>
          <table:table-cell table:style-name="ce7" table:formula="of:=MAX([.C141]-[.D141];ABS([.C141]-[.E140]);ABS([.D141]-[.E140]))" office:value-type="float" office:value="0.912600000000005" calcext:value-type="float">
            <text:p>0.9126</text:p>
          </table:table-cell>
          <table:table-cell table:formula="of:=IF([.C141]-[.C140]&gt;[.D140]-[.D141];MAX([.C141]-[.C140];0);0)" office:value-type="float" office:value="0.6051" calcext:value-type="float">
            <text:p>0.6051</text:p>
          </table:table-cell>
          <table:table-cell table:formula="of:=IF([.D140]-[.D141]&gt;[.C141]-[.C140];MAX([.D140]-[.D141];0);0)" office:value-type="float" office:value="0" calcext:value-type="float">
            <text:p>0.0000</text:p>
          </table:table-cell>
          <table:table-cell table:formula="of:=[.I140]-([.I140]/14)+[.F141]" office:value-type="float" office:value="9.52488063396488" calcext:value-type="float">
            <text:p>9.5249</text:p>
          </table:table-cell>
          <table:table-cell table:style-name="ce6" table:formula="of:=[.J140]-([.J140]/14)+[.G141]" office:value-type="float" office:value="3.01259780994063" calcext:value-type="float">
            <text:p>3.0126</text:p>
          </table:table-cell>
          <table:table-cell table:style-name="ce6" table:formula="of:=[.K140]-([.K140]/14)+[.H141]" office:value-type="float" office:value="1.68611770136195" calcext:value-type="float">
            <text:p>1.6861</text:p>
          </table:table-cell>
          <table:table-cell table:formula="of:=(100*([.J141]/[.I141]))" office:value-type="float" office:value="31.6287198308604" calcext:value-type="float">
            <text:p>31.6287</text:p>
          </table:table-cell>
          <table:table-cell table:formula="of:=(100*([.K141]/[.I141]))" office:value-type="float" office:value="17.7022449535945" calcext:value-type="float">
            <text:p>17.7022</text:p>
          </table:table-cell>
          <table:table-cell table:formula="of:=ABS([.L141]-[.M141])" office:value-type="float" office:value="13.9264748772659" calcext:value-type="float">
            <text:p>13.9265</text:p>
          </table:table-cell>
          <table:table-cell table:formula="of:=[.L141]+[.M141]" office:value-type="float" office:value="49.3309647844549" calcext:value-type="float">
            <text:p>49.3310</text:p>
          </table:table-cell>
          <table:table-cell table:formula="of:=(100*([.N141]/[.O141]))" office:value-type="float" office:value="28.2306963549483" calcext:value-type="float">
            <text:p>28.2307</text:p>
          </table:table-cell>
          <table:table-cell table:formula="of:=(([.Q140]*13)+[.P141])/14" office:value-type="float" office:value="29.4638253380908" calcext:value-type="float">
            <text:p>29.463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8-31" calcext:value-type="date">
            <text:p>31 Aug 09</text:p>
          </table:table-cell>
          <table:table-cell table:style-name="ce6" office:value-type="float" office:value="39.878" calcext:value-type="float">
            <text:p>39.8780</text:p>
          </table:table-cell>
          <table:table-cell office:value-type="float" office:value="39.4713" calcext:value-type="float">
            <text:p>39.4713</text:p>
          </table:table-cell>
          <table:table-cell office:value-type="float" office:value="39.7093" calcext:value-type="float">
            <text:p>39.7093</text:p>
          </table:table-cell>
          <table:table-cell table:style-name="ce7" table:formula="of:=MAX([.C142]-[.D142];ABS([.C142]-[.E141]);ABS([.D142]-[.E141]))" office:value-type="float" office:value="0.644800000000004" calcext:value-type="float">
            <text:p>0.6448</text:p>
          </table:table-cell>
          <table:table-cell table:formula="of:=IF([.C142]-[.C141]&gt;[.D141]-[.D142];MAX([.C142]-[.C141];0);0)" office:value-type="float" office:value="0" calcext:value-type="float">
            <text:p>0.0000</text:p>
          </table:table-cell>
          <table:table-cell table:formula="of:=IF([.D141]-[.D142]&gt;[.C142]-[.C141];MAX([.D141]-[.D142];0);0)" office:value-type="float" office:value="0.366999999999997" calcext:value-type="float">
            <text:p>0.3670</text:p>
          </table:table-cell>
          <table:table-cell table:formula="of:=[.I141]-([.I141]/14)+[.F142]" office:value-type="float" office:value="9.48933201725311" calcext:value-type="float">
            <text:p>9.4893</text:p>
          </table:table-cell>
          <table:table-cell table:style-name="ce6" table:formula="of:=[.J141]-([.J141]/14)+[.G142]" office:value-type="float" office:value="2.79741225208773" calcext:value-type="float">
            <text:p>2.7974</text:p>
          </table:table-cell>
          <table:table-cell table:style-name="ce6" table:formula="of:=[.K141]-([.K141]/14)+[.H142]" office:value-type="float" office:value="1.93268072269323" calcext:value-type="float">
            <text:p>1.9327</text:p>
          </table:table-cell>
          <table:table-cell table:formula="of:=(100*([.J142]/[.I142]))" office:value-type="float" office:value="29.4795486869001" calcext:value-type="float">
            <text:p>29.4795</text:p>
          </table:table-cell>
          <table:table-cell table:formula="of:=(100*([.K142]/[.I142]))" office:value-type="float" office:value="20.3668785029264" calcext:value-type="float">
            <text:p>20.3669</text:p>
          </table:table-cell>
          <table:table-cell table:formula="of:=ABS([.L142]-[.M142])" office:value-type="float" office:value="9.11267018397374" calcext:value-type="float">
            <text:p>9.1127</text:p>
          </table:table-cell>
          <table:table-cell table:formula="of:=[.L142]+[.M142]" office:value-type="float" office:value="49.8464271898265" calcext:value-type="float">
            <text:p>49.8464</text:p>
          </table:table-cell>
          <table:table-cell table:formula="of:=(100*([.N142]/[.O142]))" office:value-type="float" office:value="18.2814911674023" calcext:value-type="float">
            <text:p>18.2815</text:p>
          </table:table-cell>
          <table:table-cell table:formula="of:=(([.Q141]*13)+[.P142])/14" office:value-type="float" office:value="28.6650871830417" calcext:value-type="float">
            <text:p>28.665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01" calcext:value-type="date">
            <text:p>1 Sep 09</text:p>
          </table:table-cell>
          <table:table-cell table:style-name="ce6" office:value-type="float" office:value="40.2649" calcext:value-type="float">
            <text:p>40.2649</text:p>
          </table:table-cell>
          <table:table-cell office:value-type="float" office:value="38.8464" calcext:value-type="float">
            <text:p>38.8464</text:p>
          </table:table-cell>
          <table:table-cell office:value-type="float" office:value="38.9653" calcext:value-type="float">
            <text:p>38.9653</text:p>
          </table:table-cell>
          <table:table-cell table:style-name="ce7" table:formula="of:=MAX([.C143]-[.D143];ABS([.C143]-[.E142]);ABS([.D143]-[.E142]))" office:value-type="float" office:value="1.41849999999999" calcext:value-type="float">
            <text:p>1.4185</text:p>
          </table:table-cell>
          <table:table-cell table:formula="of:=IF([.C143]-[.C142]&gt;[.D142]-[.D143];MAX([.C143]-[.C142];0);0)" office:value-type="float" office:value="0" calcext:value-type="float">
            <text:p>0.0000</text:p>
          </table:table-cell>
          <table:table-cell table:formula="of:=IF([.D142]-[.D143]&gt;[.C143]-[.C142];MAX([.D142]-[.D143];0);0)" office:value-type="float" office:value="0.624899999999997" calcext:value-type="float">
            <text:p>0.6249</text:p>
          </table:table-cell>
          <table:table-cell table:formula="of:=[.I142]-([.I142]/14)+[.F143]" office:value-type="float" office:value="10.2300225874493" calcext:value-type="float">
            <text:p>10.2300</text:p>
          </table:table-cell>
          <table:table-cell table:style-name="ce6" table:formula="of:=[.J142]-([.J142]/14)+[.G143]" office:value-type="float" office:value="2.59759709122432" calcext:value-type="float">
            <text:p>2.5976</text:p>
          </table:table-cell>
          <table:table-cell table:style-name="ce6" table:formula="of:=[.K142]-([.K142]/14)+[.H143]" office:value-type="float" office:value="2.41953209964371" calcext:value-type="float">
            <text:p>2.4195</text:p>
          </table:table-cell>
          <table:table-cell table:formula="of:=(100*([.J143]/[.I143]))" office:value-type="float" office:value="25.3918998616013" calcext:value-type="float">
            <text:p>25.3919</text:p>
          </table:table-cell>
          <table:table-cell table:formula="of:=(100*([.K143]/[.I143]))" office:value-type="float" office:value="23.6512879513298" calcext:value-type="float">
            <text:p>23.6513</text:p>
          </table:table-cell>
          <table:table-cell table:formula="of:=ABS([.L143]-[.M143])" office:value-type="float" office:value="1.74061191027151" calcext:value-type="float">
            <text:p>1.7406</text:p>
          </table:table-cell>
          <table:table-cell table:formula="of:=[.L143]+[.M143]" office:value-type="float" office:value="49.0431878129311" calcext:value-type="float">
            <text:p>49.0432</text:p>
          </table:table-cell>
          <table:table-cell table:formula="of:=(100*([.N143]/[.O143]))" office:value-type="float" office:value="3.54914104872393" calcext:value-type="float">
            <text:p>3.5491</text:p>
          </table:table-cell>
          <table:table-cell table:formula="of:=(([.Q142]*13)+[.P143])/14" office:value-type="float" office:value="26.8710910305904" calcext:value-type="float">
            <text:p>26.871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02" calcext:value-type="date">
            <text:p>2 Sep 09</text:p>
          </table:table-cell>
          <table:table-cell table:style-name="ce6" office:value-type="float" office:value="39.1538" calcext:value-type="float">
            <text:p>39.1538</text:p>
          </table:table-cell>
          <table:table-cell office:value-type="float" office:value="38.7272" calcext:value-type="float">
            <text:p>38.7272</text:p>
          </table:table-cell>
          <table:table-cell office:value-type="float" office:value="38.9356" calcext:value-type="float">
            <text:p>38.9356</text:p>
          </table:table-cell>
          <table:table-cell table:style-name="ce7" table:formula="of:=MAX([.C144]-[.D144];ABS([.C144]-[.E143]);ABS([.D144]-[.E143]))" office:value-type="float" office:value="0.426599999999993" calcext:value-type="float">
            <text:p>0.4266</text:p>
          </table:table-cell>
          <table:table-cell table:formula="of:=IF([.C144]-[.C143]&gt;[.D143]-[.D144];MAX([.C144]-[.C143];0);0)" office:value-type="float" office:value="0" calcext:value-type="float">
            <text:p>0.0000</text:p>
          </table:table-cell>
          <table:table-cell table:formula="of:=IF([.D143]-[.D144]&gt;[.C144]-[.C143];MAX([.D143]-[.D144];0);0)" office:value-type="float" office:value="0.119199999999999" calcext:value-type="float">
            <text:p>0.1192</text:p>
          </table:table-cell>
          <table:table-cell table:formula="of:=[.I143]-([.I143]/14)+[.F144]" office:value-type="float" office:value="9.92590668834578" calcext:value-type="float">
            <text:p>9.9259</text:p>
          </table:table-cell>
          <table:table-cell table:style-name="ce6" table:formula="of:=[.J143]-([.J143]/14)+[.G144]" office:value-type="float" office:value="2.41205444185116" calcext:value-type="float">
            <text:p>2.4121</text:p>
          </table:table-cell>
          <table:table-cell table:style-name="ce6" table:formula="of:=[.K143]-([.K143]/14)+[.H144]" office:value-type="float" office:value="2.36590837824059" calcext:value-type="float">
            <text:p>2.3659</text:p>
          </table:table-cell>
          <table:table-cell table:formula="of:=(100*([.J144]/[.I144]))" office:value-type="float" office:value="24.3005955786709" calcext:value-type="float">
            <text:p>24.3006</text:p>
          </table:table-cell>
          <table:table-cell table:formula="of:=(100*([.K144]/[.I144]))" office:value-type="float" office:value="23.8356903054353" calcext:value-type="float">
            <text:p>23.8357</text:p>
          </table:table-cell>
          <table:table-cell table:formula="of:=ABS([.L144]-[.M144])" office:value-type="float" office:value="0.464905273235608" calcext:value-type="float">
            <text:p>0.4649</text:p>
          </table:table-cell>
          <table:table-cell table:formula="of:=[.L144]+[.M144]" office:value-type="float" office:value="48.1362858841062" calcext:value-type="float">
            <text:p>48.1363</text:p>
          </table:table-cell>
          <table:table-cell table:formula="of:=(100*([.N144]/[.O144]))" office:value-type="float" office:value="0.965810437379656" calcext:value-type="float">
            <text:p>0.9658</text:p>
          </table:table-cell>
          <table:table-cell table:formula="of:=(([.Q143]*13)+[.P144])/14" office:value-type="float" office:value="25.020713845361" calcext:value-type="float">
            <text:p>25.020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03" calcext:value-type="date">
            <text:p>3 Sep 09</text:p>
          </table:table-cell>
          <table:table-cell table:style-name="ce6" office:value-type="float" office:value="39.2532" calcext:value-type="float">
            <text:p>39.2532</text:p>
          </table:table-cell>
          <table:table-cell office:value-type="float" office:value="38.7075" calcext:value-type="float">
            <text:p>38.7075</text:p>
          </table:table-cell>
          <table:table-cell office:value-type="float" office:value="39.1935" calcext:value-type="float">
            <text:p>39.1935</text:p>
          </table:table-cell>
          <table:table-cell table:style-name="ce7" table:formula="of:=MAX([.C145]-[.D145];ABS([.C145]-[.E144]);ABS([.D145]-[.E144]))" office:value-type="float" office:value="0.545699999999997" calcext:value-type="float">
            <text:p>0.5457</text:p>
          </table:table-cell>
          <table:table-cell table:formula="of:=IF([.C145]-[.C144]&gt;[.D144]-[.D145];MAX([.C145]-[.C144];0);0)" office:value-type="float" office:value="0.0994000000000028" calcext:value-type="float">
            <text:p>0.0994</text:p>
          </table:table-cell>
          <table:table-cell table:formula="of:=IF([.D144]-[.D145]&gt;[.C145]-[.C144];MAX([.D144]-[.D145];0);0)" office:value-type="float" office:value="0" calcext:value-type="float">
            <text:p>0.0000</text:p>
          </table:table-cell>
          <table:table-cell table:formula="of:=[.I144]-([.I144]/14)+[.F145]" office:value-type="float" office:value="9.76261335346394" calcext:value-type="float">
            <text:p>9.7626</text:p>
          </table:table-cell>
          <table:table-cell table:style-name="ce6" table:formula="of:=[.J144]-([.J144]/14)+[.G145]" office:value-type="float" office:value="2.33916483886179" calcext:value-type="float">
            <text:p>2.3392</text:p>
          </table:table-cell>
          <table:table-cell table:style-name="ce6" table:formula="of:=[.K144]-([.K144]/14)+[.H145]" office:value-type="float" office:value="2.19691492265198" calcext:value-type="float">
            <text:p>2.1969</text:p>
          </table:table-cell>
          <table:table-cell table:formula="of:=(100*([.J145]/[.I145]))" office:value-type="float" office:value="23.960437171588" calcext:value-type="float">
            <text:p>23.9604</text:p>
          </table:table-cell>
          <table:table-cell table:formula="of:=(100*([.K145]/[.I145]))" office:value-type="float" office:value="22.5033486742817" calcext:value-type="float">
            <text:p>22.5033</text:p>
          </table:table-cell>
          <table:table-cell table:formula="of:=ABS([.L145]-[.M145])" office:value-type="float" office:value="1.45708849730632" calcext:value-type="float">
            <text:p>1.4571</text:p>
          </table:table-cell>
          <table:table-cell table:formula="of:=[.L145]+[.M145]" office:value-type="float" office:value="46.4637858458698" calcext:value-type="float">
            <text:p>46.4638</text:p>
          </table:table-cell>
          <table:table-cell table:formula="of:=(100*([.N145]/[.O145]))" office:value-type="float" office:value="3.13596593729962" calcext:value-type="float">
            <text:p>3.1360</text:p>
          </table:table-cell>
          <table:table-cell table:formula="of:=(([.Q144]*13)+[.P145])/14" office:value-type="float" office:value="23.4575175662138" calcext:value-type="float">
            <text:p>23.457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04" calcext:value-type="date">
            <text:p>4 Sep 09</text:p>
          </table:table-cell>
          <table:table-cell table:style-name="ce6" office:value-type="float" office:value="40.0566" calcext:value-type="float">
            <text:p>40.0566</text:p>
          </table:table-cell>
          <table:table-cell office:value-type="float" office:value="39.2035" calcext:value-type="float">
            <text:p>39.2035</text:p>
          </table:table-cell>
          <table:table-cell office:value-type="float" office:value="40.0368" calcext:value-type="float">
            <text:p>40.0368</text:p>
          </table:table-cell>
          <table:table-cell table:style-name="ce7" table:formula="of:=MAX([.C146]-[.D146];ABS([.C146]-[.E145]);ABS([.D146]-[.E145]))" office:value-type="float" office:value="0.863100000000003" calcext:value-type="float">
            <text:p>0.8631</text:p>
          </table:table-cell>
          <table:table-cell table:formula="of:=IF([.C146]-[.C145]&gt;[.D145]-[.D146];MAX([.C146]-[.C145];0);0)" office:value-type="float" office:value="0.803400000000003" calcext:value-type="float">
            <text:p>0.8034</text:p>
          </table:table-cell>
          <table:table-cell table:formula="of:=IF([.D145]-[.D146]&gt;[.C146]-[.C145];MAX([.D145]-[.D146];0);0)" office:value-type="float" office:value="0" calcext:value-type="float">
            <text:p>0.0000</text:p>
          </table:table-cell>
          <table:table-cell table:formula="of:=[.I145]-([.I145]/14)+[.F146]" office:value-type="float" office:value="9.92838382821651" calcext:value-type="float">
            <text:p>9.9284</text:p>
          </table:table-cell>
          <table:table-cell table:style-name="ce6" table:formula="of:=[.J145]-([.J145]/14)+[.G146]" office:value-type="float" office:value="2.97548163608595" calcext:value-type="float">
            <text:p>2.9755</text:p>
          </table:table-cell>
          <table:table-cell table:style-name="ce6" table:formula="of:=[.K145]-([.K145]/14)+[.H146]" office:value-type="float" office:value="2.03999242817684" calcext:value-type="float">
            <text:p>2.0400</text:p>
          </table:table-cell>
          <table:table-cell table:formula="of:=(100*([.J146]/[.I146]))" office:value-type="float" office:value="29.9694460605926" calcext:value-type="float">
            <text:p>29.9694</text:p>
          </table:table-cell>
          <table:table-cell table:formula="of:=(100*([.K146]/[.I146]))" office:value-type="float" office:value="20.5470745639302" calcext:value-type="float">
            <text:p>20.5471</text:p>
          </table:table-cell>
          <table:table-cell table:formula="of:=ABS([.L146]-[.M146])" office:value-type="float" office:value="9.42237149666244" calcext:value-type="float">
            <text:p>9.4224</text:p>
          </table:table-cell>
          <table:table-cell table:formula="of:=[.L146]+[.M146]" office:value-type="float" office:value="50.5165206245229" calcext:value-type="float">
            <text:p>50.5165</text:p>
          </table:table-cell>
          <table:table-cell table:formula="of:=(100*([.N146]/[.O146]))" office:value-type="float" office:value="18.6520595246388" calcext:value-type="float">
            <text:p>18.6521</text:p>
          </table:table-cell>
          <table:table-cell table:formula="of:=(([.Q145]*13)+[.P146])/14" office:value-type="float" office:value="23.1142705632442" calcext:value-type="float">
            <text:p>23.114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08" calcext:value-type="date">
            <text:p>8 Sep 09</text:p>
          </table:table-cell>
          <table:table-cell table:style-name="ce6" office:value-type="float" office:value="40.4534" calcext:value-type="float">
            <text:p>40.4534</text:p>
          </table:table-cell>
          <table:table-cell office:value-type="float" office:value="40.1359" calcext:value-type="float">
            <text:p>40.1359</text:p>
          </table:table-cell>
          <table:table-cell office:value-type="float" office:value="40.4137" calcext:value-type="float">
            <text:p>40.4137</text:p>
          </table:table-cell>
          <table:table-cell table:style-name="ce7" table:formula="of:=MAX([.C147]-[.D147];ABS([.C147]-[.E146]);ABS([.D147]-[.E146]))" office:value-type="float" office:value="0.416600000000003" calcext:value-type="float">
            <text:p>0.4166</text:p>
          </table:table-cell>
          <table:table-cell table:formula="of:=IF([.C147]-[.C146]&gt;[.D146]-[.D147];MAX([.C147]-[.C146];0);0)" office:value-type="float" office:value="0.396799999999999" calcext:value-type="float">
            <text:p>0.3968</text:p>
          </table:table-cell>
          <table:table-cell table:formula="of:=IF([.D146]-[.D147]&gt;[.C147]-[.C146];MAX([.D146]-[.D147];0);0)" office:value-type="float" office:value="0" calcext:value-type="float">
            <text:p>0.0000</text:p>
          </table:table-cell>
          <table:table-cell table:formula="of:=[.I146]-([.I146]/14)+[.F147]" office:value-type="float" office:value="9.63581355477248" calcext:value-type="float">
            <text:p>9.6358</text:p>
          </table:table-cell>
          <table:table-cell table:style-name="ce6" table:formula="of:=[.J146]-([.J146]/14)+[.G147]" office:value-type="float" office:value="3.15974723350838" calcext:value-type="float">
            <text:p>3.1597</text:p>
          </table:table-cell>
          <table:table-cell table:style-name="ce6" table:formula="of:=[.K146]-([.K146]/14)+[.H147]" office:value-type="float" office:value="1.89427868330706" calcext:value-type="float">
            <text:p>1.8943</text:p>
          </table:table-cell>
          <table:table-cell table:formula="of:=(100*([.J147]/[.I147]))" office:value-type="float" office:value="32.7917016611784" calcext:value-type="float">
            <text:p>32.7917</text:p>
          </table:table-cell>
          <table:table-cell table:formula="of:=(100*([.K147]/[.I147]))" office:value-type="float" office:value="19.6587311755202" calcext:value-type="float">
            <text:p>19.6587</text:p>
          </table:table-cell>
          <table:table-cell table:formula="of:=ABS([.L147]-[.M147])" office:value-type="float" office:value="13.1329704856582" calcext:value-type="float">
            <text:p>13.1330</text:p>
          </table:table-cell>
          <table:table-cell table:formula="of:=[.L147]+[.M147]" office:value-type="float" office:value="52.4504328366987" calcext:value-type="float">
            <text:p>52.4504</text:p>
          </table:table-cell>
          <table:table-cell table:formula="of:=(100*([.N147]/[.O147]))" office:value-type="float" office:value="25.0388219417501" calcext:value-type="float">
            <text:p>25.0388</text:p>
          </table:table-cell>
          <table:table-cell table:formula="of:=(([.Q146]*13)+[.P147])/14" office:value-type="float" office:value="23.2517385188517" calcext:value-type="float">
            <text:p>23.251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09" calcext:value-type="date">
            <text:p>9 Sep 09</text:p>
          </table:table-cell>
          <table:table-cell table:style-name="ce6" office:value-type="float" office:value="40.9593" calcext:value-type="float">
            <text:p>40.9593</text:p>
          </table:table-cell>
          <table:table-cell office:value-type="float" office:value="40.2649" calcext:value-type="float">
            <text:p>40.2649</text:p>
          </table:table-cell>
          <table:table-cell office:value-type="float" office:value="40.7609" calcext:value-type="float">
            <text:p>40.7609</text:p>
          </table:table-cell>
          <table:table-cell table:style-name="ce7" table:formula="of:=MAX([.C148]-[.D148];ABS([.C148]-[.E147]);ABS([.D148]-[.E147]))" office:value-type="float" office:value="0.694400000000002" calcext:value-type="float">
            <text:p>0.6944</text:p>
          </table:table-cell>
          <table:table-cell table:formula="of:=IF([.C148]-[.C147]&gt;[.D147]-[.D148];MAX([.C148]-[.C147];0);0)" office:value-type="float" office:value="0.505899999999997" calcext:value-type="float">
            <text:p>0.5059</text:p>
          </table:table-cell>
          <table:table-cell table:formula="of:=IF([.D147]-[.D148]&gt;[.C148]-[.C147];MAX([.D147]-[.D148];0);0)" office:value-type="float" office:value="0" calcext:value-type="float">
            <text:p>0.0000</text:p>
          </table:table-cell>
          <table:table-cell table:formula="of:=[.I147]-([.I147]/14)+[.F148]" office:value-type="float" office:value="9.64194115800302" calcext:value-type="float">
            <text:p>9.6419</text:p>
          </table:table-cell>
          <table:table-cell table:style-name="ce6" table:formula="of:=[.J147]-([.J147]/14)+[.G148]" office:value-type="float" office:value="3.43995100254349" calcext:value-type="float">
            <text:p>3.4400</text:p>
          </table:table-cell>
          <table:table-cell table:style-name="ce6" table:formula="of:=[.K147]-([.K147]/14)+[.H148]" office:value-type="float" office:value="1.75897306307084" calcext:value-type="float">
            <text:p>1.7590</text:p>
          </table:table-cell>
          <table:table-cell table:formula="of:=(100*([.J148]/[.I148]))" office:value-type="float" office:value="35.6769549427115" calcext:value-type="float">
            <text:p>35.6770</text:p>
          </table:table-cell>
          <table:table-cell table:formula="of:=(100*([.K148]/[.I148]))" office:value-type="float" office:value="18.2429350505926" calcext:value-type="float">
            <text:p>18.2429</text:p>
          </table:table-cell>
          <table:table-cell table:formula="of:=ABS([.L148]-[.M148])" office:value-type="float" office:value="17.434019892119" calcext:value-type="float">
            <text:p>17.4340</text:p>
          </table:table-cell>
          <table:table-cell table:formula="of:=[.L148]+[.M148]" office:value-type="float" office:value="53.9198899933041" calcext:value-type="float">
            <text:p>53.9199</text:p>
          </table:table-cell>
          <table:table-cell table:formula="of:=(100*([.N148]/[.O148]))" office:value-type="float" office:value="32.333188910964" calcext:value-type="float">
            <text:p>32.3332</text:p>
          </table:table-cell>
          <table:table-cell table:formula="of:=(([.Q147]*13)+[.P148])/14" office:value-type="float" office:value="23.9004135468597" calcext:value-type="float">
            <text:p>23.900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10" calcext:value-type="date">
            <text:p>10 Sep 09</text:p>
          </table:table-cell>
          <table:table-cell table:style-name="ce6" office:value-type="float" office:value="41.1973" calcext:value-type="float">
            <text:p>41.1973</text:p>
          </table:table-cell>
          <table:table-cell office:value-type="float" office:value="40.6717" calcext:value-type="float">
            <text:p>40.6717</text:p>
          </table:table-cell>
          <table:table-cell office:value-type="float" office:value="41.1478" calcext:value-type="float">
            <text:p>41.1478</text:p>
          </table:table-cell>
          <table:table-cell table:style-name="ce7" table:formula="of:=MAX([.C149]-[.D149];ABS([.C149]-[.E148]);ABS([.D149]-[.E148]))" office:value-type="float" office:value="0.525599999999997" calcext:value-type="float">
            <text:p>0.5256</text:p>
          </table:table-cell>
          <table:table-cell table:formula="of:=IF([.C149]-[.C148]&gt;[.D148]-[.D149];MAX([.C149]-[.C148];0);0)" office:value-type="float" office:value="0.238" calcext:value-type="float">
            <text:p>0.2380</text:p>
          </table:table-cell>
          <table:table-cell table:formula="of:=IF([.D148]-[.D149]&gt;[.C149]-[.C148];MAX([.D148]-[.D149];0);0)" office:value-type="float" office:value="0" calcext:value-type="float">
            <text:p>0.0000</text:p>
          </table:table-cell>
          <table:table-cell table:formula="of:=[.I148]-([.I148]/14)+[.F149]" office:value-type="float" office:value="9.47883107528851" calcext:value-type="float">
            <text:p>9.4788</text:p>
          </table:table-cell>
          <table:table-cell table:style-name="ce6" table:formula="of:=[.J148]-([.J148]/14)+[.G149]" office:value-type="float" office:value="3.43224021664753" calcext:value-type="float">
            <text:p>3.4322</text:p>
          </table:table-cell>
          <table:table-cell table:style-name="ce6" table:formula="of:=[.K148]-([.K148]/14)+[.H149]" office:value-type="float" office:value="1.63333212999435" calcext:value-type="float">
            <text:p>1.6333</text:p>
          </table:table-cell>
          <table:table-cell table:formula="of:=(100*([.J149]/[.I149]))" office:value-type="float" office:value="36.2095303670454" calcext:value-type="float">
            <text:p>36.2095</text:p>
          </table:table-cell>
          <table:table-cell table:formula="of:=(100*([.K149]/[.I149]))" office:value-type="float" office:value="17.2313665790762" calcext:value-type="float">
            <text:p>17.2314</text:p>
          </table:table-cell>
          <table:table-cell table:formula="of:=ABS([.L149]-[.M149])" office:value-type="float" office:value="18.9781637879692" calcext:value-type="float">
            <text:p>18.9782</text:p>
          </table:table-cell>
          <table:table-cell table:formula="of:=[.L149]+[.M149]" office:value-type="float" office:value="53.4408969461216" calcext:value-type="float">
            <text:p>53.4409</text:p>
          </table:table-cell>
          <table:table-cell table:formula="of:=(100*([.N149]/[.O149]))" office:value-type="float" office:value="35.5124349935644" calcext:value-type="float">
            <text:p>35.5124</text:p>
          </table:table-cell>
          <table:table-cell table:formula="of:=(([.Q148]*13)+[.P149])/14" office:value-type="float" office:value="24.7298436501958" calcext:value-type="float">
            <text:p>24.729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11" calcext:value-type="date">
            <text:p>11 Sep 09</text:p>
          </table:table-cell>
          <table:table-cell table:style-name="ce6" office:value-type="float" office:value="41.2867" calcext:value-type="float">
            <text:p>41.2867</text:p>
          </table:table-cell>
          <table:table-cell office:value-type="float" office:value="40.8898" calcext:value-type="float">
            <text:p>40.8898</text:p>
          </table:table-cell>
          <table:table-cell office:value-type="float" office:value="41.1874" calcext:value-type="float">
            <text:p>41.1874</text:p>
          </table:table-cell>
          <table:table-cell table:style-name="ce7" table:formula="of:=MAX([.C150]-[.D150];ABS([.C150]-[.E149]);ABS([.D150]-[.E149]))" office:value-type="float" office:value="0.396900000000002" calcext:value-type="float">
            <text:p>0.3969</text:p>
          </table:table-cell>
          <table:table-cell table:formula="of:=IF([.C150]-[.C149]&gt;[.D149]-[.D150];MAX([.C150]-[.C149];0);0)" office:value-type="float" office:value="0.0894000000000048" calcext:value-type="float">
            <text:p>0.0894</text:p>
          </table:table-cell>
          <table:table-cell table:formula="of:=IF([.D149]-[.D150]&gt;[.C150]-[.C149];MAX([.D149]-[.D150];0);0)" office:value-type="float" office:value="0" calcext:value-type="float">
            <text:p>0.0000</text:p>
          </table:table-cell>
          <table:table-cell table:formula="of:=[.I149]-([.I149]/14)+[.F150]" office:value-type="float" office:value="9.19867171276791" calcext:value-type="float">
            <text:p>9.1987</text:p>
          </table:table-cell>
          <table:table-cell table:style-name="ce6" table:formula="of:=[.J149]-([.J149]/14)+[.G150]" office:value-type="float" office:value="3.27648020117271" calcext:value-type="float">
            <text:p>3.2765</text:p>
          </table:table-cell>
          <table:table-cell table:style-name="ce6" table:formula="of:=[.K149]-([.K149]/14)+[.H150]" office:value-type="float" office:value="1.51666554928047" calcext:value-type="float">
            <text:p>1.5167</text:p>
          </table:table-cell>
          <table:table-cell table:formula="of:=(100*([.J150]/[.I150]))" office:value-type="float" office:value="35.6190578757681" calcext:value-type="float">
            <text:p>35.6191</text:p>
          </table:table-cell>
          <table:table-cell table:formula="of:=(100*([.K150]/[.I150]))" office:value-type="float" office:value="16.487875604641" calcext:value-type="float">
            <text:p>16.4879</text:p>
          </table:table-cell>
          <table:table-cell table:formula="of:=ABS([.L150]-[.M150])" office:value-type="float" office:value="19.1311822711271" calcext:value-type="float">
            <text:p>19.1312</text:p>
          </table:table-cell>
          <table:table-cell table:formula="of:=[.L150]+[.M150]" office:value-type="float" office:value="52.1069334804091" calcext:value-type="float">
            <text:p>52.1069</text:p>
          </table:table-cell>
          <table:table-cell table:formula="of:=(100*([.N150]/[.O150]))" office:value-type="float" office:value="36.7152334503046" calcext:value-type="float">
            <text:p>36.7152</text:p>
          </table:table-cell>
          <table:table-cell table:formula="of:=(([.Q149]*13)+[.P150])/14" office:value-type="float" office:value="25.5859429216321" calcext:value-type="float">
            <text:p>25.585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14" calcext:value-type="date">
            <text:p>14 Sep 09</text:p>
          </table:table-cell>
          <table:table-cell table:style-name="ce6" office:value-type="float" office:value="41.3759" calcext:value-type="float">
            <text:p>41.3759</text:p>
          </table:table-cell>
          <table:table-cell office:value-type="float" office:value="40.8799" calcext:value-type="float">
            <text:p>40.8799</text:p>
          </table:table-cell>
          <table:table-cell office:value-type="float" office:value="41.3461" calcext:value-type="float">
            <text:p>41.3461</text:p>
          </table:table-cell>
          <table:table-cell table:style-name="ce7" table:formula="of:=MAX([.C151]-[.D151];ABS([.C151]-[.E150]);ABS([.D151]-[.E150]))" office:value-type="float" office:value="0.496000000000002" calcext:value-type="float">
            <text:p>0.4960</text:p>
          </table:table-cell>
          <table:table-cell table:formula="of:=IF([.C151]-[.C150]&gt;[.D150]-[.D151];MAX([.C151]-[.C150];0);0)" office:value-type="float" office:value="0.0891999999999982" calcext:value-type="float">
            <text:p>0.0892</text:p>
          </table:table-cell>
          <table:table-cell table:formula="of:=IF([.D150]-[.D151]&gt;[.C151]-[.C150];MAX([.D150]-[.D151];0);0)" office:value-type="float" office:value="0" calcext:value-type="float">
            <text:p>0.0000</text:p>
          </table:table-cell>
          <table:table-cell table:formula="of:=[.I150]-([.I150]/14)+[.F151]" office:value-type="float" office:value="9.03762373328449" calcext:value-type="float">
            <text:p>9.0376</text:p>
          </table:table-cell>
          <table:table-cell table:style-name="ce6" table:formula="of:=[.J150]-([.J150]/14)+[.G151]" office:value-type="float" office:value="3.13164590108894" calcext:value-type="float">
            <text:p>3.1316</text:p>
          </table:table-cell>
          <table:table-cell table:style-name="ce6" table:formula="of:=[.K150]-([.K150]/14)+[.H151]" office:value-type="float" office:value="1.40833229576044" calcext:value-type="float">
            <text:p>1.4083</text:p>
          </table:table-cell>
          <table:table-cell table:formula="of:=(100*([.J151]/[.I151]))" office:value-type="float" office:value="34.6512091398037" calcext:value-type="float">
            <text:p>34.6512</text:p>
          </table:table-cell>
          <table:table-cell table:formula="of:=(100*([.K151]/[.I151]))" office:value-type="float" office:value="15.5829932438293" calcext:value-type="float">
            <text:p>15.5830</text:p>
          </table:table-cell>
          <table:table-cell table:formula="of:=ABS([.L151]-[.M151])" office:value-type="float" office:value="19.0682158959744" calcext:value-type="float">
            <text:p>19.0682</text:p>
          </table:table-cell>
          <table:table-cell table:formula="of:=[.L151]+[.M151]" office:value-type="float" office:value="50.2342023836331" calcext:value-type="float">
            <text:p>50.2342</text:p>
          </table:table-cell>
          <table:table-cell table:formula="of:=(100*([.N151]/[.O151]))" office:value-type="float" office:value="37.958631751237" calcext:value-type="float">
            <text:p>37.9586</text:p>
          </table:table-cell>
          <table:table-cell table:formula="of:=(([.Q150]*13)+[.P151])/14" office:value-type="float" office:value="26.4697064094611" calcext:value-type="float">
            <text:p>26.469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15" calcext:value-type="date">
            <text:p>15 Sep 09</text:p>
          </table:table-cell>
          <table:table-cell table:style-name="ce6" office:value-type="float" office:value="41.614" calcext:value-type="float">
            <text:p>41.6140</text:p>
          </table:table-cell>
          <table:table-cell office:value-type="float" office:value="41.2371" calcext:value-type="float">
            <text:p>41.2371</text:p>
          </table:table-cell>
          <table:table-cell office:value-type="float" office:value="41.475" calcext:value-type="float">
            <text:p>41.4750</text:p>
          </table:table-cell>
          <table:table-cell table:style-name="ce7" table:formula="of:=MAX([.C152]-[.D152];ABS([.C152]-[.E151]);ABS([.D152]-[.E151]))" office:value-type="float" office:value="0.376899999999999" calcext:value-type="float">
            <text:p>0.3769</text:p>
          </table:table-cell>
          <table:table-cell table:formula="of:=IF([.C152]-[.C151]&gt;[.D151]-[.D152];MAX([.C152]-[.C151];0);0)" office:value-type="float" office:value="0.238099999999996" calcext:value-type="float">
            <text:p>0.2381</text:p>
          </table:table-cell>
          <table:table-cell table:formula="of:=IF([.D151]-[.D152]&gt;[.C152]-[.C151];MAX([.D151]-[.D152];0);0)" office:value-type="float" office:value="0" calcext:value-type="float">
            <text:p>0.0000</text:p>
          </table:table-cell>
          <table:table-cell table:formula="of:=[.I151]-([.I151]/14)+[.F152]" office:value-type="float" office:value="8.76897918090702" calcext:value-type="float">
            <text:p>8.7690</text:p>
          </table:table-cell>
          <table:table-cell table:style-name="ce6" table:formula="of:=[.J151]-([.J151]/14)+[.G152]" office:value-type="float" office:value="3.14605690815402" calcext:value-type="float">
            <text:p>3.1461</text:p>
          </table:table-cell>
          <table:table-cell table:style-name="ce6" table:formula="of:=[.K151]-([.K151]/14)+[.H152]" office:value-type="float" office:value="1.30773713177755" calcext:value-type="float">
            <text:p>1.3077</text:p>
          </table:table-cell>
          <table:table-cell table:formula="of:=(100*([.J152]/[.I152]))" office:value-type="float" office:value="35.8771168598966" calcext:value-type="float">
            <text:p>35.8771</text:p>
          </table:table-cell>
          <table:table-cell table:formula="of:=(100*([.K152]/[.I152]))" office:value-type="float" office:value="14.9132197123347" calcext:value-type="float">
            <text:p>14.9132</text:p>
          </table:table-cell>
          <table:table-cell table:formula="of:=ABS([.L152]-[.M152])" office:value-type="float" office:value="20.9638971475619" calcext:value-type="float">
            <text:p>20.9639</text:p>
          </table:table-cell>
          <table:table-cell table:formula="of:=[.L152]+[.M152]" office:value-type="float" office:value="50.7903365722313" calcext:value-type="float">
            <text:p>50.7903</text:p>
          </table:table-cell>
          <table:table-cell table:formula="of:=(100*([.N152]/[.O152]))" office:value-type="float" office:value="41.2753656746263" calcext:value-type="float">
            <text:p>41.2754</text:p>
          </table:table-cell>
          <table:table-cell table:formula="of:=(([.Q151]*13)+[.P152])/14" office:value-type="float" office:value="27.52725349983" calcext:value-type="float">
            <text:p>27.527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16" calcext:value-type="date">
            <text:p>16 Sep 09</text:p>
          </table:table-cell>
          <table:table-cell table:style-name="ce6" office:value-type="float" office:value="42.1397" calcext:value-type="float">
            <text:p>42.1397</text:p>
          </table:table-cell>
          <table:table-cell office:value-type="float" office:value="41.5049" calcext:value-type="float">
            <text:p>41.5049</text:p>
          </table:table-cell>
          <table:table-cell office:value-type="float" office:value="42.0802" calcext:value-type="float">
            <text:p>42.0802</text:p>
          </table:table-cell>
          <table:table-cell table:style-name="ce7" table:formula="of:=MAX([.C153]-[.D153];ABS([.C153]-[.E152]);ABS([.D153]-[.E152]))" office:value-type="float" office:value="0.664699999999996" calcext:value-type="float">
            <text:p>0.6647</text:p>
          </table:table-cell>
          <table:table-cell table:formula="of:=IF([.C153]-[.C152]&gt;[.D152]-[.D153];MAX([.C153]-[.C152];0);0)" office:value-type="float" office:value="0.525700000000001" calcext:value-type="float">
            <text:p>0.5257</text:p>
          </table:table-cell>
          <table:table-cell table:formula="of:=IF([.D152]-[.D153]&gt;[.C153]-[.C152];MAX([.D152]-[.D153];0);0)" office:value-type="float" office:value="0" calcext:value-type="float">
            <text:p>0.0000</text:p>
          </table:table-cell>
          <table:table-cell table:formula="of:=[.I152]-([.I152]/14)+[.F153]" office:value-type="float" office:value="8.80732352512795" calcext:value-type="float">
            <text:p>8.8073</text:p>
          </table:table-cell>
          <table:table-cell table:style-name="ce6" table:formula="of:=[.J152]-([.J152]/14)+[.G153]" office:value-type="float" office:value="3.44703855757159" calcext:value-type="float">
            <text:p>3.4470</text:p>
          </table:table-cell>
          <table:table-cell table:style-name="ce6" table:formula="of:=[.K152]-([.K152]/14)+[.H153]" office:value-type="float" office:value="1.21432733665058" calcext:value-type="float">
            <text:p>1.2143</text:p>
          </table:table-cell>
          <table:table-cell table:formula="of:=(100*([.J153]/[.I153]))" office:value-type="float" office:value="39.138321054483" calcext:value-type="float">
            <text:p>39.1383</text:p>
          </table:table-cell>
          <table:table-cell table:formula="of:=(100*([.K153]/[.I153]))" office:value-type="float" office:value="13.7876998975457" calcext:value-type="float">
            <text:p>13.7877</text:p>
          </table:table-cell>
          <table:table-cell table:formula="of:=ABS([.L153]-[.M153])" office:value-type="float" office:value="25.3506211569373" calcext:value-type="float">
            <text:p>25.3506</text:p>
          </table:table-cell>
          <table:table-cell table:formula="of:=[.L153]+[.M153]" office:value-type="float" office:value="52.9260209520287" calcext:value-type="float">
            <text:p>52.9260</text:p>
          </table:table-cell>
          <table:table-cell table:formula="of:=(100*([.N153]/[.O153]))" office:value-type="float" office:value="47.8982184961812" calcext:value-type="float">
            <text:p>47.8982</text:p>
          </table:table-cell>
          <table:table-cell table:formula="of:=(([.Q152]*13)+[.P153])/14" office:value-type="float" office:value="28.9823224281408" calcext:value-type="float">
            <text:p>28.982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17" calcext:value-type="date">
            <text:p>17 Sep 09</text:p>
          </table:table-cell>
          <table:table-cell table:style-name="ce6" office:value-type="float" office:value="42.3183" calcext:value-type="float">
            <text:p>42.3183</text:p>
          </table:table-cell>
          <table:table-cell office:value-type="float" office:value="41.8719" calcext:value-type="float">
            <text:p>41.8719</text:p>
          </table:table-cell>
          <table:table-cell office:value-type="float" office:value="42.0703" calcext:value-type="float">
            <text:p>42.0703</text:p>
          </table:table-cell>
          <table:table-cell table:style-name="ce7" table:formula="of:=MAX([.C154]-[.D154];ABS([.C154]-[.E153]);ABS([.D154]-[.E153]))" office:value-type="float" office:value="0.446400000000004" calcext:value-type="float">
            <text:p>0.4464</text:p>
          </table:table-cell>
          <table:table-cell table:formula="of:=IF([.C154]-[.C153]&gt;[.D153]-[.D154];MAX([.C154]-[.C153];0);0)" office:value-type="float" office:value="0.178600000000003" calcext:value-type="float">
            <text:p>0.1786</text:p>
          </table:table-cell>
          <table:table-cell table:formula="of:=IF([.D153]-[.D154]&gt;[.C154]-[.C153];MAX([.D153]-[.D154];0);0)" office:value-type="float" office:value="0" calcext:value-type="float">
            <text:p>0.0000</text:p>
          </table:table-cell>
          <table:table-cell table:formula="of:=[.I153]-([.I153]/14)+[.F154]" office:value-type="float" office:value="8.62462898761881" calcext:value-type="float">
            <text:p>8.6246</text:p>
          </table:table-cell>
          <table:table-cell table:style-name="ce6" table:formula="of:=[.J153]-([.J153]/14)+[.G154]" office:value-type="float" office:value="3.37942151774505" calcext:value-type="float">
            <text:p>3.3794</text:p>
          </table:table-cell>
          <table:table-cell table:style-name="ce6" table:formula="of:=[.K153]-([.K153]/14)+[.H154]" office:value-type="float" office:value="1.12758966974697" calcext:value-type="float">
            <text:p>1.1276</text:p>
          </table:table-cell>
          <table:table-cell table:formula="of:=(100*([.J154]/[.I154]))" office:value-type="float" office:value="39.1833842661107" calcext:value-type="float">
            <text:p>39.1834</text:p>
          </table:table-cell>
          <table:table-cell table:formula="of:=(100*([.K154]/[.I154]))" office:value-type="float" office:value="13.0740658104331" calcext:value-type="float">
            <text:p>13.0741</text:p>
          </table:table-cell>
          <table:table-cell table:formula="of:=ABS([.L154]-[.M154])" office:value-type="float" office:value="26.1093184556776" calcext:value-type="float">
            <text:p>26.1093</text:p>
          </table:table-cell>
          <table:table-cell table:formula="of:=[.L154]+[.M154]" office:value-type="float" office:value="52.2574500765437" calcext:value-type="float">
            <text:p>52.2575</text:p>
          </table:table-cell>
          <table:table-cell table:formula="of:=(100*([.N154]/[.O154]))" office:value-type="float" office:value="49.9628635102443" calcext:value-type="float">
            <text:p>49.9629</text:p>
          </table:table-cell>
          <table:table-cell table:formula="of:=(([.Q153]*13)+[.P154])/14" office:value-type="float" office:value="30.4809325054339" calcext:value-type="float">
            <text:p>30.480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18" calcext:value-type="date">
            <text:p>18 Sep 09</text:p>
          </table:table-cell>
          <table:table-cell table:style-name="ce6" office:value-type="float" office:value="42.3193" calcext:value-type="float">
            <text:p>42.3193</text:p>
          </table:table-cell>
          <table:table-cell office:value-type="float" office:value="41.9122" calcext:value-type="float">
            <text:p>41.9122</text:p>
          </table:table-cell>
          <table:table-cell office:value-type="float" office:value="42.1406" calcext:value-type="float">
            <text:p>42.1406</text:p>
          </table:table-cell>
          <table:table-cell table:style-name="ce7" table:formula="of:=MAX([.C155]-[.D155];ABS([.C155]-[.E154]);ABS([.D155]-[.E154]))" office:value-type="float" office:value="0.4071" calcext:value-type="float">
            <text:p>0.4071</text:p>
          </table:table-cell>
          <table:table-cell table:formula="of:=IF([.C155]-[.C154]&gt;[.D154]-[.D155];MAX([.C155]-[.C154];0);0)" office:value-type="float" office:value="0.000999999999997669" calcext:value-type="float">
            <text:p>0.0010</text:p>
          </table:table-cell>
          <table:table-cell table:formula="of:=IF([.D154]-[.D155]&gt;[.C155]-[.C154];MAX([.D154]-[.D155];0);0)" office:value-type="float" office:value="0" calcext:value-type="float">
            <text:p>0.0000</text:p>
          </table:table-cell>
          <table:table-cell table:formula="of:=[.I154]-([.I154]/14)+[.F155]" office:value-type="float" office:value="8.41568405993175" calcext:value-type="float">
            <text:p>8.4157</text:p>
          </table:table-cell>
          <table:table-cell table:style-name="ce6" table:formula="of:=[.J154]-([.J154]/14)+[.G155]" office:value-type="float" office:value="3.13903426647754" calcext:value-type="float">
            <text:p>3.1390</text:p>
          </table:table-cell>
          <table:table-cell table:style-name="ce6" table:formula="of:=[.K154]-([.K154]/14)+[.H155]" office:value-type="float" office:value="1.04704755047933" calcext:value-type="float">
            <text:p>1.0470</text:p>
          </table:table-cell>
          <table:table-cell table:formula="of:=(100*([.J155]/[.I155]))" office:value-type="float" office:value="37.2998112111043" calcext:value-type="float">
            <text:p>37.2998</text:p>
          </table:table-cell>
          <table:table-cell table:formula="of:=(100*([.K155]/[.I155]))" office:value-type="float" office:value="12.4416214180909" calcext:value-type="float">
            <text:p>12.4416</text:p>
          </table:table-cell>
          <table:table-cell table:formula="of:=ABS([.L155]-[.M155])" office:value-type="float" office:value="24.8581897930134" calcext:value-type="float">
            <text:p>24.8582</text:p>
          </table:table-cell>
          <table:table-cell table:formula="of:=[.L155]+[.M155]" office:value-type="float" office:value="49.7414326291952" calcext:value-type="float">
            <text:p>49.7414</text:p>
          </table:table-cell>
          <table:table-cell table:formula="of:=(100*([.N155]/[.O155]))" office:value-type="float" office:value="49.9748167253695" calcext:value-type="float">
            <text:p>49.9748</text:p>
          </table:table-cell>
          <table:table-cell table:formula="of:=(([.Q154]*13)+[.P155])/14" office:value-type="float" office:value="31.8733528068579" calcext:value-type="float">
            <text:p>31.873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21" calcext:value-type="date">
            <text:p>21 Sep 09</text:p>
          </table:table-cell>
          <table:table-cell table:style-name="ce6" office:value-type="float" office:value="42.3988" calcext:value-type="float">
            <text:p>42.3988</text:p>
          </table:table-cell>
          <table:table-cell office:value-type="float" office:value="41.8625" calcext:value-type="float">
            <text:p>41.8625</text:p>
          </table:table-cell>
          <table:table-cell office:value-type="float" office:value="42.2696" calcext:value-type="float">
            <text:p>42.2696</text:p>
          </table:table-cell>
          <table:table-cell table:style-name="ce7" table:formula="of:=MAX([.C156]-[.D156];ABS([.C156]-[.E155]);ABS([.D156]-[.E155]))" office:value-type="float" office:value="0.536300000000004" calcext:value-type="float">
            <text:p>0.5363</text:p>
          </table:table-cell>
          <table:table-cell table:formula="of:=IF([.C156]-[.C155]&gt;[.D155]-[.D156];MAX([.C156]-[.C155];0);0)" office:value-type="float" office:value="0.079500000000003" calcext:value-type="float">
            <text:p>0.0795</text:p>
          </table:table-cell>
          <table:table-cell table:formula="of:=IF([.D155]-[.D156]&gt;[.C156]-[.C155];MAX([.D155]-[.D156];0);0)" office:value-type="float" office:value="0" calcext:value-type="float">
            <text:p>0.0000</text:p>
          </table:table-cell>
          <table:table-cell table:formula="of:=[.I155]-([.I155]/14)+[.F156]" office:value-type="float" office:value="8.35086376993663" calcext:value-type="float">
            <text:p>8.3509</text:p>
          </table:table-cell>
          <table:table-cell table:style-name="ce6" table:formula="of:=[.J155]-([.J155]/14)+[.G156]" office:value-type="float" office:value="2.99431753315772" calcext:value-type="float">
            <text:p>2.9943</text:p>
          </table:table-cell>
          <table:table-cell table:style-name="ce6" table:formula="of:=[.K155]-([.K155]/14)+[.H156]" office:value-type="float" office:value="0.972258439730805" calcext:value-type="float">
            <text:p>0.9723</text:p>
          </table:table-cell>
          <table:table-cell table:formula="of:=(100*([.J156]/[.I156]))" office:value-type="float" office:value="35.8563810361433" calcext:value-type="float">
            <text:p>35.8564</text:p>
          </table:table-cell>
          <table:table-cell table:formula="of:=(100*([.K156]/[.I156]))" office:value-type="float" office:value="11.6426092739169" calcext:value-type="float">
            <text:p>11.6426</text:p>
          </table:table-cell>
          <table:table-cell table:formula="of:=ABS([.L156]-[.M156])" office:value-type="float" office:value="24.2137717622265" calcext:value-type="float">
            <text:p>24.2138</text:p>
          </table:table-cell>
          <table:table-cell table:formula="of:=[.L156]+[.M156]" office:value-type="float" office:value="47.4989903100602" calcext:value-type="float">
            <text:p>47.4990</text:p>
          </table:table-cell>
          <table:table-cell table:formula="of:=(100*([.N156]/[.O156]))" office:value-type="float" office:value="50.9774452133944" calcext:value-type="float">
            <text:p>50.9774</text:p>
          </table:table-cell>
          <table:table-cell table:formula="of:=(([.Q155]*13)+[.P156])/14" office:value-type="float" office:value="33.2379308358962" calcext:value-type="float">
            <text:p>33.237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22" calcext:value-type="date">
            <text:p>22 Sep 09</text:p>
          </table:table-cell>
          <table:table-cell table:style-name="ce6" office:value-type="float" office:value="42.5279" calcext:value-type="float">
            <text:p>42.5279</text:p>
          </table:table-cell>
          <table:table-cell office:value-type="float" office:value="42.1404" calcext:value-type="float">
            <text:p>42.1404</text:p>
          </table:table-cell>
          <table:table-cell office:value-type="float" office:value="42.3492" calcext:value-type="float">
            <text:p>42.3492</text:p>
          </table:table-cell>
          <table:table-cell table:style-name="ce7" table:formula="of:=MAX([.C157]-[.D157];ABS([.C157]-[.E156]);ABS([.D157]-[.E156]))" office:value-type="float" office:value="0.387500000000003" calcext:value-type="float">
            <text:p>0.3875</text:p>
          </table:table-cell>
          <table:table-cell table:formula="of:=IF([.C157]-[.C156]&gt;[.D156]-[.D157];MAX([.C157]-[.C156];0);0)" office:value-type="float" office:value="0.129100000000001" calcext:value-type="float">
            <text:p>0.1291</text:p>
          </table:table-cell>
          <table:table-cell table:formula="of:=IF([.D156]-[.D157]&gt;[.C157]-[.C156];MAX([.D156]-[.D157];0);0)" office:value-type="float" office:value="0" calcext:value-type="float">
            <text:p>0.0000</text:p>
          </table:table-cell>
          <table:table-cell table:formula="of:=[.I156]-([.I156]/14)+[.F157]" office:value-type="float" office:value="8.14187350065545" calcext:value-type="float">
            <text:p>8.1419</text:p>
          </table:table-cell>
          <table:table-cell table:style-name="ce6" table:formula="of:=[.J156]-([.J156]/14)+[.G157]" office:value-type="float" office:value="2.90953770936074" calcext:value-type="float">
            <text:p>2.9095</text:p>
          </table:table-cell>
          <table:table-cell table:style-name="ce6" table:formula="of:=[.K156]-([.K156]/14)+[.H157]" office:value-type="float" office:value="0.902811408321462" calcext:value-type="float">
            <text:p>0.9028</text:p>
          </table:table-cell>
          <table:table-cell table:formula="of:=(100*([.J157]/[.I157]))" office:value-type="float" office:value="35.7354816324095" calcext:value-type="float">
            <text:p>35.7355</text:p>
          </table:table-cell>
          <table:table-cell table:formula="of:=(100*([.K157]/[.I157]))" office:value-type="float" office:value="11.0884971161586" calcext:value-type="float">
            <text:p>11.0885</text:p>
          </table:table-cell>
          <table:table-cell table:formula="of:=ABS([.L157]-[.M157])" office:value-type="float" office:value="24.6469845162509" calcext:value-type="float">
            <text:p>24.6470</text:p>
          </table:table-cell>
          <table:table-cell table:formula="of:=[.L157]+[.M157]" office:value-type="float" office:value="46.8239787485681" calcext:value-type="float">
            <text:p>46.8240</text:p>
          </table:table-cell>
          <table:table-cell table:formula="of:=(100*([.N157]/[.O157]))" office:value-type="float" office:value="52.6375271281375" calcext:value-type="float">
            <text:p>52.6375</text:p>
          </table:table-cell>
          <table:table-cell table:formula="of:=(([.Q156]*13)+[.P157])/14" office:value-type="float" office:value="34.623616285342" calcext:value-type="float">
            <text:p>34.623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23" calcext:value-type="date">
            <text:p>23 Sep 09</text:p>
          </table:table-cell>
          <table:table-cell table:style-name="ce6" office:value-type="float" office:value="42.8655" calcext:value-type="float">
            <text:p>42.8655</text:p>
          </table:table-cell>
          <table:table-cell office:value-type="float" office:value="42.0781" calcext:value-type="float">
            <text:p>42.0781</text:p>
          </table:table-cell>
          <table:table-cell office:value-type="float" office:value="42.1505" calcext:value-type="float">
            <text:p>42.1505</text:p>
          </table:table-cell>
          <table:table-cell table:style-name="ce7" table:formula="of:=MAX([.C158]-[.D158];ABS([.C158]-[.E157]);ABS([.D158]-[.E157]))" office:value-type="float" office:value="0.787399999999998" calcext:value-type="float">
            <text:p>0.7874</text:p>
          </table:table-cell>
          <table:table-cell table:formula="of:=IF([.C158]-[.C157]&gt;[.D157]-[.D158];MAX([.C158]-[.C157];0);0)" office:value-type="float" office:value="0.337599999999995" calcext:value-type="float">
            <text:p>0.3376</text:p>
          </table:table-cell>
          <table:table-cell table:formula="of:=IF([.D157]-[.D158]&gt;[.C158]-[.C157];MAX([.D157]-[.D158];0);0)" office:value-type="float" office:value="0" calcext:value-type="float">
            <text:p>0.0000</text:p>
          </table:table-cell>
          <table:table-cell table:formula="of:=[.I157]-([.I157]/14)+[.F158]" office:value-type="float" office:value="8.34771110775148" calcext:value-type="float">
            <text:p>8.3477</text:p>
          </table:table-cell>
          <table:table-cell table:style-name="ce6" table:formula="of:=[.J157]-([.J157]/14)+[.G158]" office:value-type="float" office:value="3.03931358726354" calcext:value-type="float">
            <text:p>3.0393</text:p>
          </table:table-cell>
          <table:table-cell table:style-name="ce6" table:formula="of:=[.K157]-([.K157]/14)+[.H158]" office:value-type="float" office:value="0.838324879155643" calcext:value-type="float">
            <text:p>0.8383</text:p>
          </table:table-cell>
          <table:table-cell table:formula="of:=(100*([.J158]/[.I158]))" office:value-type="float" office:value="36.4089454945477" calcext:value-type="float">
            <text:p>36.4089</text:p>
          </table:table-cell>
          <table:table-cell table:formula="of:=(100*([.K158]/[.I158]))" office:value-type="float" office:value="10.0425717700891" calcext:value-type="float">
            <text:p>10.0426</text:p>
          </table:table-cell>
          <table:table-cell table:formula="of:=ABS([.L158]-[.M158])" office:value-type="float" office:value="26.3663737244586" calcext:value-type="float">
            <text:p>26.3664</text:p>
          </table:table-cell>
          <table:table-cell table:formula="of:=[.L158]+[.M158]" office:value-type="float" office:value="46.4515172646368" calcext:value-type="float">
            <text:p>46.4515</text:p>
          </table:table-cell>
          <table:table-cell table:formula="of:=(100*([.N158]/[.O158]))" office:value-type="float" office:value="56.7610602991673" calcext:value-type="float">
            <text:p>56.7611</text:p>
          </table:table-cell>
          <table:table-cell table:formula="of:=(([.Q157]*13)+[.P158])/14" office:value-type="float" office:value="36.2048622863295" calcext:value-type="float">
            <text:p>36.204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24" calcext:value-type="date">
            <text:p>24 Sep 09</text:p>
          </table:table-cell>
          <table:table-cell table:style-name="ce6" office:value-type="float" office:value="42.3888" calcext:value-type="float">
            <text:p>42.3888</text:p>
          </table:table-cell>
          <table:table-cell office:value-type="float" office:value="41.4752" calcext:value-type="float">
            <text:p>41.4752</text:p>
          </table:table-cell>
          <table:table-cell office:value-type="float" office:value="41.7732" calcext:value-type="float">
            <text:p>41.7732</text:p>
          </table:table-cell>
          <table:table-cell table:style-name="ce7" table:formula="of:=MAX([.C159]-[.D159];ABS([.C159]-[.E158]);ABS([.D159]-[.E158]))" office:value-type="float" office:value="0.913600000000002" calcext:value-type="float">
            <text:p>0.9136</text:p>
          </table:table-cell>
          <table:table-cell table:formula="of:=IF([.C159]-[.C158]&gt;[.D158]-[.D159];MAX([.C159]-[.C158];0);0)" office:value-type="float" office:value="0" calcext:value-type="float">
            <text:p>0.0000</text:p>
          </table:table-cell>
          <table:table-cell table:formula="of:=IF([.D158]-[.D159]&gt;[.C159]-[.C158];MAX([.D158]-[.D159];0);0)" office:value-type="float" office:value="0.602899999999998" calcext:value-type="float">
            <text:p>0.6029</text:p>
          </table:table-cell>
          <table:table-cell table:formula="of:=[.I158]-([.I158]/14)+[.F159]" office:value-type="float" office:value="8.66504602862638" calcext:value-type="float">
            <text:p>8.6650</text:p>
          </table:table-cell>
          <table:table-cell table:style-name="ce6" table:formula="of:=[.J158]-([.J158]/14)+[.G159]" office:value-type="float" office:value="2.82221975960186" calcext:value-type="float">
            <text:p>2.8222</text:p>
          </table:table-cell>
          <table:table-cell table:style-name="ce6" table:formula="of:=[.K158]-([.K158]/14)+[.H159]" office:value-type="float" office:value="1.38134453064452" calcext:value-type="float">
            <text:p>1.3813</text:p>
          </table:table-cell>
          <table:table-cell table:formula="of:=(100*([.J159]/[.I159]))" office:value-type="float" office:value="32.5701646624634" calcext:value-type="float">
            <text:p>32.5702</text:p>
          </table:table-cell>
          <table:table-cell table:formula="of:=(100*([.K159]/[.I159]))" office:value-type="float" office:value="15.9415717594694" calcext:value-type="float">
            <text:p>15.9416</text:p>
          </table:table-cell>
          <table:table-cell table:formula="of:=ABS([.L159]-[.M159])" office:value-type="float" office:value="16.6285929029941" calcext:value-type="float">
            <text:p>16.6286</text:p>
          </table:table-cell>
          <table:table-cell table:formula="of:=[.L159]+[.M159]" office:value-type="float" office:value="48.5117364219328" calcext:value-type="float">
            <text:p>48.5117</text:p>
          </table:table-cell>
          <table:table-cell table:formula="of:=(100*([.N159]/[.O159]))" office:value-type="float" office:value="34.2774638251787" calcext:value-type="float">
            <text:p>34.2775</text:p>
          </table:table-cell>
          <table:table-cell table:formula="of:=(([.Q158]*13)+[.P159])/14" office:value-type="float" office:value="36.0671909676759" calcext:value-type="float">
            <text:p>36.067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25" calcext:value-type="date">
            <text:p>25 Sep 09</text:p>
          </table:table-cell>
          <table:table-cell table:style-name="ce6" office:value-type="float" office:value="41.7931" calcext:value-type="float">
            <text:p>41.7931</text:p>
          </table:table-cell>
          <table:table-cell office:value-type="float" office:value="41.2867" calcext:value-type="float">
            <text:p>41.2867</text:p>
          </table:table-cell>
          <table:table-cell office:value-type="float" office:value="41.4059" calcext:value-type="float">
            <text:p>41.4059</text:p>
          </table:table-cell>
          <table:table-cell table:style-name="ce7" table:formula="of:=MAX([.C160]-[.D160];ABS([.C160]-[.E159]);ABS([.D160]-[.E159]))" office:value-type="float" office:value="0.506399999999999" calcext:value-type="float">
            <text:p>0.5064</text:p>
          </table:table-cell>
          <table:table-cell table:formula="of:=IF([.C160]-[.C159]&gt;[.D159]-[.D160];MAX([.C160]-[.C159];0);0)" office:value-type="float" office:value="0" calcext:value-type="float">
            <text:p>0.0000</text:p>
          </table:table-cell>
          <table:table-cell table:formula="of:=IF([.D159]-[.D160]&gt;[.C160]-[.C159];MAX([.D159]-[.D160];0);0)" office:value-type="float" office:value="0.188499999999998" calcext:value-type="float">
            <text:p>0.1885</text:p>
          </table:table-cell>
          <table:table-cell table:formula="of:=[.I159]-([.I159]/14)+[.F160]" office:value-type="float" office:value="8.55251416943878" calcext:value-type="float">
            <text:p>8.5525</text:p>
          </table:table-cell>
          <table:table-cell table:style-name="ce6" table:formula="of:=[.J159]-([.J159]/14)+[.G160]" office:value-type="float" office:value="2.62063263391601" calcext:value-type="float">
            <text:p>2.6206</text:p>
          </table:table-cell>
          <table:table-cell table:style-name="ce6" table:formula="of:=[.K159]-([.K159]/14)+[.H160]" office:value-type="float" office:value="1.47117706416991" calcext:value-type="float">
            <text:p>1.4712</text:p>
          </table:table-cell>
          <table:table-cell table:formula="of:=(100*([.J160]/[.I160]))" office:value-type="float" office:value="30.6416637493625" calcext:value-type="float">
            <text:p>30.6417</text:p>
          </table:table-cell>
          <table:table-cell table:formula="of:=(100*([.K160]/[.I160]))" office:value-type="float" office:value="17.2016910469083" calcext:value-type="float">
            <text:p>17.2017</text:p>
          </table:table-cell>
          <table:table-cell table:formula="of:=ABS([.L160]-[.M160])" office:value-type="float" office:value="13.4399727024542" calcext:value-type="float">
            <text:p>13.4400</text:p>
          </table:table-cell>
          <table:table-cell table:formula="of:=[.L160]+[.M160]" office:value-type="float" office:value="47.8433547962708" calcext:value-type="float">
            <text:p>47.8434</text:p>
          </table:table-cell>
          <table:table-cell table:formula="of:=(100*([.N160]/[.O160]))" office:value-type="float" office:value="28.0916184905616" calcext:value-type="float">
            <text:p>28.0916</text:p>
          </table:table-cell>
          <table:table-cell table:formula="of:=(([.Q159]*13)+[.P160])/14" office:value-type="float" office:value="35.4975072193106" calcext:value-type="float">
            <text:p>35.497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28" calcext:value-type="date">
            <text:p>28 Sep 09</text:p>
          </table:table-cell>
          <table:table-cell table:style-name="ce6" office:value-type="float" office:value="42.3591" calcext:value-type="float">
            <text:p>42.3591</text:p>
          </table:table-cell>
          <table:table-cell office:value-type="float" office:value="41.5944" calcext:value-type="float">
            <text:p>41.5944</text:p>
          </table:table-cell>
          <table:table-cell office:value-type="float" office:value="42.1107" calcext:value-type="float">
            <text:p>42.1107</text:p>
          </table:table-cell>
          <table:table-cell table:style-name="ce7" table:formula="of:=MAX([.C161]-[.D161];ABS([.C161]-[.E160]);ABS([.D161]-[.E160]))" office:value-type="float" office:value="0.953199999999995" calcext:value-type="float">
            <text:p>0.9532</text:p>
          </table:table-cell>
          <table:table-cell table:formula="of:=IF([.C161]-[.C160]&gt;[.D160]-[.D161];MAX([.C161]-[.C160];0);0)" office:value-type="float" office:value="0.565999999999995" calcext:value-type="float">
            <text:p>0.5660</text:p>
          </table:table-cell>
          <table:table-cell table:formula="of:=IF([.D160]-[.D161]&gt;[.C161]-[.C160];MAX([.D160]-[.D161];0);0)" office:value-type="float" office:value="0" calcext:value-type="float">
            <text:p>0.0000</text:p>
          </table:table-cell>
          <table:table-cell table:formula="of:=[.I160]-([.I160]/14)+[.F161]" office:value-type="float" office:value="8.89482030019315" calcext:value-type="float">
            <text:p>8.8948</text:p>
          </table:table-cell>
          <table:table-cell table:style-name="ce6" table:formula="of:=[.J160]-([.J160]/14)+[.G161]" office:value-type="float" office:value="2.99944458863629" calcext:value-type="float">
            <text:p>2.9994</text:p>
          </table:table-cell>
          <table:table-cell table:style-name="ce6" table:formula="of:=[.K160]-([.K160]/14)+[.H161]" office:value-type="float" office:value="1.36609298815778" calcext:value-type="float">
            <text:p>1.3661</text:p>
          </table:table-cell>
          <table:table-cell table:formula="of:=(100*([.J161]/[.I161]))" office:value-type="float" office:value="33.7212499792847" calcext:value-type="float">
            <text:p>33.7212</text:p>
          </table:table-cell>
          <table:table-cell table:formula="of:=(100*([.K161]/[.I161]))" office:value-type="float" office:value="15.3582977739091" calcext:value-type="float">
            <text:p>15.3583</text:p>
          </table:table-cell>
          <table:table-cell table:formula="of:=ABS([.L161]-[.M161])" office:value-type="float" office:value="18.3629522053756" calcext:value-type="float">
            <text:p>18.3630</text:p>
          </table:table-cell>
          <table:table-cell table:formula="of:=[.L161]+[.M161]" office:value-type="float" office:value="49.0795477531938" calcext:value-type="float">
            <text:p>49.0795</text:p>
          </table:table-cell>
          <table:table-cell table:formula="of:=(100*([.N161]/[.O161]))" office:value-type="float" office:value="37.4146728036643" calcext:value-type="float">
            <text:p>37.4147</text:p>
          </table:table-cell>
          <table:table-cell table:formula="of:=(([.Q160]*13)+[.P161])/14" office:value-type="float" office:value="35.634447618193" calcext:value-type="float">
            <text:p>35.634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29" calcext:value-type="date">
            <text:p>29 Sep 09</text:p>
          </table:table-cell>
          <table:table-cell table:style-name="ce6" office:value-type="float" office:value="42.3194" calcext:value-type="float">
            <text:p>42.3194</text:p>
          </table:table-cell>
          <table:table-cell office:value-type="float" office:value="41.7335" calcext:value-type="float">
            <text:p>41.7335</text:p>
          </table:table-cell>
          <table:table-cell office:value-type="float" office:value="41.9221" calcext:value-type="float">
            <text:p>41.9221</text:p>
          </table:table-cell>
          <table:table-cell table:style-name="ce7" table:formula="of:=MAX([.C162]-[.D162];ABS([.C162]-[.E161]);ABS([.D162]-[.E161]))" office:value-type="float" office:value="0.585900000000002" calcext:value-type="float">
            <text:p>0.5859</text:p>
          </table:table-cell>
          <table:table-cell table:formula="of:=IF([.C162]-[.C161]&gt;[.D161]-[.D162];MAX([.C162]-[.C161];0);0)" office:value-type="float" office:value="0" calcext:value-type="float">
            <text:p>0.0000</text:p>
          </table:table-cell>
          <table:table-cell table:formula="of:=IF([.D161]-[.D162]&gt;[.C162]-[.C161];MAX([.D161]-[.D162];0);0)" office:value-type="float" office:value="0" calcext:value-type="float">
            <text:p>0.0000</text:p>
          </table:table-cell>
          <table:table-cell table:formula="of:=[.I161]-([.I161]/14)+[.F162]" office:value-type="float" office:value="8.84537599303649" calcext:value-type="float">
            <text:p>8.8454</text:p>
          </table:table-cell>
          <table:table-cell table:style-name="ce6" table:formula="of:=[.J161]-([.J161]/14)+[.G162]" office:value-type="float" office:value="2.78519854659084" calcext:value-type="float">
            <text:p>2.7852</text:p>
          </table:table-cell>
          <table:table-cell table:style-name="ce6" table:formula="of:=[.K161]-([.K161]/14)+[.H162]" office:value-type="float" office:value="1.26851491757508" calcext:value-type="float">
            <text:p>1.2685</text:p>
          </table:table-cell>
          <table:table-cell table:formula="of:=(100*([.J162]/[.I162]))" office:value-type="float" office:value="31.4876218804434" calcext:value-type="float">
            <text:p>31.4876</text:p>
          </table:table-cell>
          <table:table-cell table:formula="of:=(100*([.K162]/[.I162]))" office:value-type="float" office:value="14.340994872052" calcext:value-type="float">
            <text:p>14.3410</text:p>
          </table:table-cell>
          <table:table-cell table:formula="of:=ABS([.L162]-[.M162])" office:value-type="float" office:value="17.1466270083914" calcext:value-type="float">
            <text:p>17.1466</text:p>
          </table:table-cell>
          <table:table-cell table:formula="of:=[.L162]+[.M162]" office:value-type="float" office:value="45.8286167524953" calcext:value-type="float">
            <text:p>45.8286</text:p>
          </table:table-cell>
          <table:table-cell table:formula="of:=(100*([.N162]/[.O162]))" office:value-type="float" office:value="37.4146728036643" calcext:value-type="float">
            <text:p>37.4147</text:p>
          </table:table-cell>
          <table:table-cell table:formula="of:=(([.Q161]*13)+[.P162])/14" office:value-type="float" office:value="35.7616065600124" calcext:value-type="float">
            <text:p>35.761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09-30" calcext:value-type="date">
            <text:p>30 Sep 09</text:p>
          </table:table-cell>
          <table:table-cell table:style-name="ce6" office:value-type="float" office:value="42.3019" calcext:value-type="float">
            <text:p>42.3019</text:p>
          </table:table-cell>
          <table:table-cell office:value-type="float" office:value="41.3065" calcext:value-type="float">
            <text:p>41.3065</text:p>
          </table:table-cell>
          <table:table-cell office:value-type="float" office:value="41.9519" calcext:value-type="float">
            <text:p>41.9519</text:p>
          </table:table-cell>
          <table:table-cell table:style-name="ce7" table:formula="of:=MAX([.C163]-[.D163];ABS([.C163]-[.E162]);ABS([.D163]-[.E162]))" office:value-type="float" office:value="0.995400000000004" calcext:value-type="float">
            <text:p>0.9954</text:p>
          </table:table-cell>
          <table:table-cell table:formula="of:=IF([.C163]-[.C162]&gt;[.D162]-[.D163];MAX([.C163]-[.C162];0);0)" office:value-type="float" office:value="0" calcext:value-type="float">
            <text:p>0.0000</text:p>
          </table:table-cell>
          <table:table-cell table:formula="of:=IF([.D162]-[.D163]&gt;[.C163]-[.C162];MAX([.D162]-[.D163];0);0)" office:value-type="float" office:value="0.427" calcext:value-type="float">
            <text:p>0.4270</text:p>
          </table:table-cell>
          <table:table-cell table:formula="of:=[.I162]-([.I162]/14)+[.F163]" office:value-type="float" office:value="9.20896342210532" calcext:value-type="float">
            <text:p>9.2090</text:p>
          </table:table-cell>
          <table:table-cell table:style-name="ce6" table:formula="of:=[.J162]-([.J162]/14)+[.G163]" office:value-type="float" office:value="2.58625579326293" calcext:value-type="float">
            <text:p>2.5863</text:p>
          </table:table-cell>
          <table:table-cell table:style-name="ce6" table:formula="of:=[.K162]-([.K162]/14)+[.H163]" office:value-type="float" office:value="1.60490670917686" calcext:value-type="float">
            <text:p>1.6049</text:p>
          </table:table-cell>
          <table:table-cell table:formula="of:=(100*([.J163]/[.I163]))" office:value-type="float" office:value="28.0841140823173" calcext:value-type="float">
            <text:p>28.0841</text:p>
          </table:table-cell>
          <table:table-cell table:formula="of:=(100*([.K163]/[.I163]))" office:value-type="float" office:value="17.4276586366324" calcext:value-type="float">
            <text:p>17.4277</text:p>
          </table:table-cell>
          <table:table-cell table:formula="of:=ABS([.L163]-[.M163])" office:value-type="float" office:value="10.6564554456849" calcext:value-type="float">
            <text:p>10.6565</text:p>
          </table:table-cell>
          <table:table-cell table:formula="of:=[.L163]+[.M163]" office:value-type="float" office:value="45.5117727189497" calcext:value-type="float">
            <text:p>45.5118</text:p>
          </table:table-cell>
          <table:table-cell table:formula="of:=(100*([.N163]/[.O163]))" office:value-type="float" office:value="23.4147228487275" calcext:value-type="float">
            <text:p>23.4147</text:p>
          </table:table-cell>
          <table:table-cell table:formula="of:=(([.Q162]*13)+[.P163])/14" office:value-type="float" office:value="34.8796862949206" calcext:value-type="float">
            <text:p>34.879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01" calcext:value-type="date">
            <text:p>1 Oct 09</text:p>
          </table:table-cell>
          <table:table-cell table:style-name="ce6" office:value-type="float" office:value="41.8328" calcext:value-type="float">
            <text:p>41.8328</text:p>
          </table:table-cell>
          <table:table-cell table:number-columns-repeated="2" office:value-type="float" office:value="40.7107" calcext:value-type="float">
            <text:p>40.7107</text:p>
          </table:table-cell>
          <table:table-cell table:style-name="ce7" table:formula="of:=MAX([.C164]-[.D164];ABS([.C164]-[.E163]);ABS([.D164]-[.E163]))" office:value-type="float" office:value="1.2412" calcext:value-type="float">
            <text:p>1.2412</text:p>
          </table:table-cell>
          <table:table-cell table:formula="of:=IF([.C164]-[.C163]&gt;[.D163]-[.D164];MAX([.C164]-[.C163];0);0)" office:value-type="float" office:value="0" calcext:value-type="float">
            <text:p>0.0000</text:p>
          </table:table-cell>
          <table:table-cell table:formula="of:=IF([.D163]-[.D164]&gt;[.C164]-[.C163];MAX([.D163]-[.D164];0);0)" office:value-type="float" office:value="0.595799999999997" calcext:value-type="float">
            <text:p>0.5958</text:p>
          </table:table-cell>
          <table:table-cell table:formula="of:=[.I163]-([.I163]/14)+[.F164]" office:value-type="float" office:value="9.79238032052637" calcext:value-type="float">
            <text:p>9.7924</text:p>
          </table:table-cell>
          <table:table-cell table:style-name="ce6" table:formula="of:=[.J163]-([.J163]/14)+[.G164]" office:value-type="float" office:value="2.40152323660129" calcext:value-type="float">
            <text:p>2.4015</text:p>
          </table:table-cell>
          <table:table-cell table:style-name="ce6" table:formula="of:=[.K163]-([.K163]/14)+[.H164]" office:value-type="float" office:value="2.08607051566422" calcext:value-type="float">
            <text:p>2.0861</text:p>
          </table:table-cell>
          <table:table-cell table:formula="of:=(100*([.J164]/[.I164]))" office:value-type="float" office:value="24.5244073248188" calcext:value-type="float">
            <text:p>24.5244</text:p>
          </table:table-cell>
          <table:table-cell table:formula="of:=(100*([.K164]/[.I164]))" office:value-type="float" office:value="21.3029973038475" calcext:value-type="float">
            <text:p>21.3030</text:p>
          </table:table-cell>
          <table:table-cell table:formula="of:=ABS([.L164]-[.M164])" office:value-type="float" office:value="3.22141002097139" calcext:value-type="float">
            <text:p>3.2214</text:p>
          </table:table-cell>
          <table:table-cell table:formula="of:=[.L164]+[.M164]" office:value-type="float" office:value="45.8274046286663" calcext:value-type="float">
            <text:p>45.8274</text:p>
          </table:table-cell>
          <table:table-cell table:formula="of:=(100*([.N164]/[.O164]))" office:value-type="float" office:value="7.02944023794074" calcext:value-type="float">
            <text:p>7.0294</text:p>
          </table:table-cell>
          <table:table-cell table:formula="of:=(([.Q163]*13)+[.P164])/14" office:value-type="float" office:value="32.8903830051363" calcext:value-type="float">
            <text:p>32.890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02" calcext:value-type="date">
            <text:p>2 Oct 09</text:p>
          </table:table-cell>
          <table:table-cell table:style-name="ce6" office:value-type="float" office:value="40.959" calcext:value-type="float">
            <text:p>40.9590</text:p>
          </table:table-cell>
          <table:table-cell office:value-type="float" office:value="40.4327" calcext:value-type="float">
            <text:p>40.4327</text:p>
          </table:table-cell>
          <table:table-cell office:value-type="float" office:value="40.5916" calcext:value-type="float">
            <text:p>40.5916</text:p>
          </table:table-cell>
          <table:table-cell table:style-name="ce7" table:formula="of:=MAX([.C165]-[.D165];ABS([.C165]-[.E164]);ABS([.D165]-[.E164]))" office:value-type="float" office:value="0.526300000000006" calcext:value-type="float">
            <text:p>0.5263</text:p>
          </table:table-cell>
          <table:table-cell table:formula="of:=IF([.C165]-[.C164]&gt;[.D164]-[.D165];MAX([.C165]-[.C164];0);0)" office:value-type="float" office:value="0" calcext:value-type="float">
            <text:p>0.0000</text:p>
          </table:table-cell>
          <table:table-cell table:formula="of:=IF([.D164]-[.D165]&gt;[.C165]-[.C164];MAX([.D164]-[.D165];0);0)" office:value-type="float" office:value="0.278000000000006" calcext:value-type="float">
            <text:p>0.2780</text:p>
          </table:table-cell>
          <table:table-cell table:formula="of:=[.I164]-([.I164]/14)+[.F165]" office:value-type="float" office:value="9.61922458334592" calcext:value-type="float">
            <text:p>9.6192</text:p>
          </table:table-cell>
          <table:table-cell table:style-name="ce6" table:formula="of:=[.J164]-([.J164]/14)+[.G165]" office:value-type="float" office:value="2.22998586255834" calcext:value-type="float">
            <text:p>2.2300</text:p>
          </table:table-cell>
          <table:table-cell table:style-name="ce6" table:formula="of:=[.K164]-([.K164]/14)+[.H165]" office:value-type="float" office:value="2.21506547883107" calcext:value-type="float">
            <text:p>2.2151</text:p>
          </table:table-cell>
          <table:table-cell table:formula="of:=(100*([.J165]/[.I165]))" office:value-type="float" office:value="23.1825948467737" calcext:value-type="float">
            <text:p>23.1826</text:p>
          </table:table-cell>
          <table:table-cell table:formula="of:=(100*([.K165]/[.I165]))" office:value-type="float" office:value="23.0274848002414" calcext:value-type="float">
            <text:p>23.0275</text:p>
          </table:table-cell>
          <table:table-cell table:formula="of:=ABS([.L165]-[.M165])" office:value-type="float" office:value="0.155110046532254" calcext:value-type="float">
            <text:p>0.1551</text:p>
          </table:table-cell>
          <table:table-cell table:formula="of:=[.L165]+[.M165]" office:value-type="float" office:value="46.2100796470151" calcext:value-type="float">
            <text:p>46.2101</text:p>
          </table:table-cell>
          <table:table-cell table:formula="of:=(100*([.N165]/[.O165]))" office:value-type="float" office:value="0.335662798500009" calcext:value-type="float">
            <text:p>0.3357</text:p>
          </table:table-cell>
          <table:table-cell table:formula="of:=(([.Q164]*13)+[.P165])/14" office:value-type="float" office:value="30.5650458475195" calcext:value-type="float">
            <text:p>30.565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05" calcext:value-type="date">
            <text:p>5 Oct 09</text:p>
          </table:table-cell>
          <table:table-cell table:style-name="ce6" office:value-type="float" office:value="41.1079" calcext:value-type="float">
            <text:p>41.1079</text:p>
          </table:table-cell>
          <table:table-cell office:value-type="float" office:value="40.5419" calcext:value-type="float">
            <text:p>40.5419</text:p>
          </table:table-cell>
          <table:table-cell office:value-type="float" office:value="40.9192" calcext:value-type="float">
            <text:p>40.9192</text:p>
          </table:table-cell>
          <table:table-cell table:style-name="ce7" table:formula="of:=MAX([.C166]-[.D166];ABS([.C166]-[.E165]);ABS([.D166]-[.E165]))" office:value-type="float" office:value="0.566000000000003" calcext:value-type="float">
            <text:p>0.5660</text:p>
          </table:table-cell>
          <table:table-cell table:formula="of:=IF([.C166]-[.C165]&gt;[.D165]-[.D166];MAX([.C166]-[.C165];0);0)" office:value-type="float" office:value="0.148899999999998" calcext:value-type="float">
            <text:p>0.1489</text:p>
          </table:table-cell>
          <table:table-cell table:formula="of:=IF([.D165]-[.D166]&gt;[.C166]-[.C165];MAX([.D165]-[.D166];0);0)" office:value-type="float" office:value="0" calcext:value-type="float">
            <text:p>0.0000</text:p>
          </table:table-cell>
          <table:table-cell table:formula="of:=[.I165]-([.I165]/14)+[.F166]" office:value-type="float" office:value="9.49813711310693" calcext:value-type="float">
            <text:p>9.4981</text:p>
          </table:table-cell>
          <table:table-cell table:style-name="ce6" table:formula="of:=[.J165]-([.J165]/14)+[.G166]" office:value-type="float" office:value="2.21960115808988" calcext:value-type="float">
            <text:p>2.2196</text:p>
          </table:table-cell>
          <table:table-cell table:style-name="ce6" table:formula="of:=[.K165]-([.K165]/14)+[.H166]" office:value-type="float" office:value="2.05684651605742" calcext:value-type="float">
            <text:p>2.0568</text:p>
          </table:table-cell>
          <table:table-cell table:formula="of:=(100*([.J166]/[.I166]))" office:value-type="float" office:value="23.3688051841971" calcext:value-type="float">
            <text:p>23.3688</text:p>
          </table:table-cell>
          <table:table-cell table:formula="of:=(100*([.K166]/[.I166]))" office:value-type="float" office:value="21.6552624116058" calcext:value-type="float">
            <text:p>21.6553</text:p>
          </table:table-cell>
          <table:table-cell table:formula="of:=ABS([.L166]-[.M166])" office:value-type="float" office:value="1.71354277259137" calcext:value-type="float">
            <text:p>1.7135</text:p>
          </table:table-cell>
          <table:table-cell table:formula="of:=[.L166]+[.M166]" office:value-type="float" office:value="45.0240675958029" calcext:value-type="float">
            <text:p>45.0241</text:p>
          </table:table-cell>
          <table:table-cell table:formula="of:=(100*([.N166]/[.O166]))" office:value-type="float" office:value="3.8058373312124" calcext:value-type="float">
            <text:p>3.8058</text:p>
          </table:table-cell>
          <table:table-cell table:formula="of:=(([.Q165]*13)+[.P166])/14" office:value-type="float" office:value="28.6536738106404" calcext:value-type="float">
            <text:p>28.653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06" calcext:value-type="date">
            <text:p>6 Oct 09</text:p>
          </table:table-cell>
          <table:table-cell table:style-name="ce6" office:value-type="float" office:value="41.8427" calcext:value-type="float">
            <text:p>41.8427</text:p>
          </table:table-cell>
          <table:table-cell office:value-type="float" office:value="40.9298" calcext:value-type="float">
            <text:p>40.9298</text:p>
          </table:table-cell>
          <table:table-cell office:value-type="float" office:value="41.644" calcext:value-type="float">
            <text:p>41.6440</text:p>
          </table:table-cell>
          <table:table-cell table:style-name="ce7" table:formula="of:=MAX([.C167]-[.D167];ABS([.C167]-[.E166]);ABS([.D167]-[.E166]))" office:value-type="float" office:value="0.923500000000004" calcext:value-type="float">
            <text:p>0.9235</text:p>
          </table:table-cell>
          <table:table-cell table:formula="of:=IF([.C167]-[.C166]&gt;[.D166]-[.D167];MAX([.C167]-[.C166];0);0)" office:value-type="float" office:value="0.7348" calcext:value-type="float">
            <text:p>0.7348</text:p>
          </table:table-cell>
          <table:table-cell table:formula="of:=IF([.D166]-[.D167]&gt;[.C167]-[.C166];MAX([.D166]-[.D167];0);0)" office:value-type="float" office:value="0" calcext:value-type="float">
            <text:p>0.0000</text:p>
          </table:table-cell>
          <table:table-cell table:formula="of:=[.I166]-([.I166]/14)+[.F167]" office:value-type="float" office:value="9.74319874788501" calcext:value-type="float">
            <text:p>9.7432</text:p>
          </table:table-cell>
          <table:table-cell table:style-name="ce6" table:formula="of:=[.J166]-([.J166]/14)+[.G167]" office:value-type="float" office:value="2.79585821822632" calcext:value-type="float">
            <text:p>2.7959</text:p>
          </table:table-cell>
          <table:table-cell table:style-name="ce6" table:formula="of:=[.K166]-([.K166]/14)+[.H167]" office:value-type="float" office:value="1.90992890776761" calcext:value-type="float">
            <text:p>1.9099</text:p>
          </table:table-cell>
          <table:table-cell table:formula="of:=(100*([.J167]/[.I167]))" office:value-type="float" office:value="28.695485851946" calcext:value-type="float">
            <text:p>28.6955</text:p>
          </table:table-cell>
          <table:table-cell table:formula="of:=(100*([.K167]/[.I167]))" office:value-type="float" office:value="19.6026885747579" calcext:value-type="float">
            <text:p>19.6027</text:p>
          </table:table-cell>
          <table:table-cell table:formula="of:=ABS([.L167]-[.M167])" office:value-type="float" office:value="9.09279727718812" calcext:value-type="float">
            <text:p>9.0928</text:p>
          </table:table-cell>
          <table:table-cell table:formula="of:=[.L167]+[.M167]" office:value-type="float" office:value="48.2981744267039" calcext:value-type="float">
            <text:p>48.2982</text:p>
          </table:table-cell>
          <table:table-cell table:formula="of:=(100*([.N167]/[.O167]))" office:value-type="float" office:value="18.8263788126964" calcext:value-type="float">
            <text:p>18.8264</text:p>
          </table:table-cell>
          <table:table-cell table:formula="of:=(([.Q166]*13)+[.P167])/14" office:value-type="float" office:value="27.9517241679301" calcext:value-type="float">
            <text:p>27.951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07" calcext:value-type="date">
            <text:p>7 Oct 09</text:p>
          </table:table-cell>
          <table:table-cell table:style-name="ce6" office:value-type="float" office:value="41.7832" calcext:value-type="float">
            <text:p>41.7832</text:p>
          </table:table-cell>
          <table:table-cell office:value-type="float" office:value="41.4752" calcext:value-type="float">
            <text:p>41.4752</text:p>
          </table:table-cell>
          <table:table-cell office:value-type="float" office:value="41.7633" calcext:value-type="float">
            <text:p>41.7633</text:p>
          </table:table-cell>
          <table:table-cell table:style-name="ce7" table:formula="of:=MAX([.C168]-[.D168];ABS([.C168]-[.E167]);ABS([.D168]-[.E167]))" office:value-type="float" office:value="0.308" calcext:value-type="float">
            <text:p>0.3080</text:p>
          </table:table-cell>
          <table:table-cell table:formula="of:=IF([.C168]-[.C167]&gt;[.D167]-[.D168];MAX([.C168]-[.C167];0);0)" office:value-type="float" office:value="0" calcext:value-type="float">
            <text:p>0.0000</text:p>
          </table:table-cell>
          <table:table-cell table:formula="of:=IF([.D167]-[.D168]&gt;[.C168]-[.C167];MAX([.D167]-[.D168];0);0)" office:value-type="float" office:value="0" calcext:value-type="float">
            <text:p>0.0000</text:p>
          </table:table-cell>
          <table:table-cell table:formula="of:=[.I167]-([.I167]/14)+[.F168]" office:value-type="float" office:value="9.35525598017894" calcext:value-type="float">
            <text:p>9.3553</text:p>
          </table:table-cell>
          <table:table-cell table:style-name="ce6" table:formula="of:=[.J167]-([.J167]/14)+[.G168]" office:value-type="float" office:value="2.59615405978158" calcext:value-type="float">
            <text:p>2.5962</text:p>
          </table:table-cell>
          <table:table-cell table:style-name="ce6" table:formula="of:=[.K167]-([.K167]/14)+[.H168]" office:value-type="float" office:value="1.77350541435563" calcext:value-type="float">
            <text:p>1.7735</text:p>
          </table:table-cell>
          <table:table-cell table:formula="of:=(100*([.J168]/[.I168]))" office:value-type="float" office:value="27.7507538573191" calcext:value-type="float">
            <text:p>27.7508</text:p>
          </table:table-cell>
          <table:table-cell table:formula="of:=(100*([.K168]/[.I168]))" office:value-type="float" office:value="18.9573157390153" calcext:value-type="float">
            <text:p>18.9573</text:p>
          </table:table-cell>
          <table:table-cell table:formula="of:=ABS([.L168]-[.M168])" office:value-type="float" office:value="8.7934381183038" calcext:value-type="float">
            <text:p>8.7934</text:p>
          </table:table-cell>
          <table:table-cell table:formula="of:=[.L168]+[.M168]" office:value-type="float" office:value="46.7080695963344" calcext:value-type="float">
            <text:p>46.7081</text:p>
          </table:table-cell>
          <table:table-cell table:formula="of:=(100*([.N168]/[.O168]))" office:value-type="float" office:value="18.8263788126964" calcext:value-type="float">
            <text:p>18.8264</text:p>
          </table:table-cell>
          <table:table-cell table:formula="of:=(([.Q167]*13)+[.P168])/14" office:value-type="float" office:value="27.2999137854134" calcext:value-type="float">
            <text:p>27.299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08" calcext:value-type="date">
            <text:p>8 Oct 09</text:p>
          </table:table-cell>
          <table:table-cell table:style-name="ce6" office:value-type="float" office:value="42.3193" calcext:value-type="float">
            <text:p>42.3193</text:p>
          </table:table-cell>
          <table:table-cell office:value-type="float" office:value="41.8427" calcext:value-type="float">
            <text:p>41.8427</text:p>
          </table:table-cell>
          <table:table-cell office:value-type="float" office:value="41.942" calcext:value-type="float">
            <text:p>41.9420</text:p>
          </table:table-cell>
          <table:table-cell table:style-name="ce7" table:formula="of:=MAX([.C169]-[.D169];ABS([.C169]-[.E168]);ABS([.D169]-[.E168]))" office:value-type="float" office:value="0.555999999999997" calcext:value-type="float">
            <text:p>0.5560</text:p>
          </table:table-cell>
          <table:table-cell table:formula="of:=IF([.C169]-[.C168]&gt;[.D168]-[.D169];MAX([.C169]-[.C168];0);0)" office:value-type="float" office:value="0.536099999999998" calcext:value-type="float">
            <text:p>0.5361</text:p>
          </table:table-cell>
          <table:table-cell table:formula="of:=IF([.D168]-[.D169]&gt;[.C169]-[.C168];MAX([.D168]-[.D169];0);0)" office:value-type="float" office:value="0" calcext:value-type="float">
            <text:p>0.0000</text:p>
          </table:table-cell>
          <table:table-cell table:formula="of:=[.I168]-([.I168]/14)+[.F169]" office:value-type="float" office:value="9.24302341016615" calcext:value-type="float">
            <text:p>9.2430</text:p>
          </table:table-cell>
          <table:table-cell table:style-name="ce6" table:formula="of:=[.J168]-([.J168]/14)+[.G169]" office:value-type="float" office:value="2.9468144840829" calcext:value-type="float">
            <text:p>2.9468</text:p>
          </table:table-cell>
          <table:table-cell table:style-name="ce6" table:formula="of:=[.K168]-([.K168]/14)+[.H169]" office:value-type="float" office:value="1.64682645618737" calcext:value-type="float">
            <text:p>1.6468</text:p>
          </table:table-cell>
          <table:table-cell table:formula="of:=(100*([.J169]/[.I169]))" office:value-type="float" office:value="31.8814997357009" calcext:value-type="float">
            <text:p>31.8815</text:p>
          </table:table-cell>
          <table:table-cell table:formula="of:=(100*([.K169]/[.I169]))" office:value-type="float" office:value="17.8169672747564" calcext:value-type="float">
            <text:p>17.8170</text:p>
          </table:table-cell>
          <table:table-cell table:formula="of:=ABS([.L169]-[.M169])" office:value-type="float" office:value="14.0645324609446" calcext:value-type="float">
            <text:p>14.0645</text:p>
          </table:table-cell>
          <table:table-cell table:formula="of:=[.L169]+[.M169]" office:value-type="float" office:value="49.6984670104573" calcext:value-type="float">
            <text:p>49.6985</text:p>
          </table:table-cell>
          <table:table-cell table:formula="of:=(100*([.N169]/[.O169]))" office:value-type="float" office:value="28.2997309715512" calcext:value-type="float">
            <text:p>28.2997</text:p>
          </table:table-cell>
          <table:table-cell table:formula="of:=(([.Q168]*13)+[.P169])/14" office:value-type="float" office:value="27.371329298709" calcext:value-type="float">
            <text:p>27.371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09" calcext:value-type="date">
            <text:p>9 Oct 09</text:p>
          </table:table-cell>
          <table:table-cell table:style-name="ce6" office:value-type="float" office:value="42.2498" calcext:value-type="float">
            <text:p>42.2498</text:p>
          </table:table-cell>
          <table:table-cell office:value-type="float" office:value="41.7633" calcext:value-type="float">
            <text:p>41.7633</text:p>
          </table:table-cell>
          <table:table-cell office:value-type="float" office:value="42.1803" calcext:value-type="float">
            <text:p>42.1803</text:p>
          </table:table-cell>
          <table:table-cell table:style-name="ce7" table:formula="of:=MAX([.C170]-[.D170];ABS([.C170]-[.E169]);ABS([.D170]-[.E169]))" office:value-type="float" office:value="0.4865" calcext:value-type="float">
            <text:p>0.4865</text:p>
          </table:table-cell>
          <table:table-cell table:formula="of:=IF([.C170]-[.C169]&gt;[.D169]-[.D170];MAX([.C170]-[.C169];0);0)" office:value-type="float" office:value="0" calcext:value-type="float">
            <text:p>0.0000</text:p>
          </table:table-cell>
          <table:table-cell table:formula="of:=IF([.D169]-[.D170]&gt;[.C170]-[.C169];MAX([.D169]-[.D170];0);0)" office:value-type="float" office:value="0.0793999999999997" calcext:value-type="float">
            <text:p>0.0794</text:p>
          </table:table-cell>
          <table:table-cell table:formula="of:=[.I169]-([.I169]/14)+[.F170]" office:value-type="float" office:value="9.06930745229714" calcext:value-type="float">
            <text:p>9.0693</text:p>
          </table:table-cell>
          <table:table-cell table:style-name="ce6" table:formula="of:=[.J169]-([.J169]/14)+[.G170]" office:value-type="float" office:value="2.73632773521983" calcext:value-type="float">
            <text:p>2.7363</text:p>
          </table:table-cell>
          <table:table-cell table:style-name="ce6" table:formula="of:=[.K169]-([.K169]/14)+[.H170]" office:value-type="float" office:value="1.60859599503113" calcext:value-type="float">
            <text:p>1.6086</text:p>
          </table:table-cell>
          <table:table-cell table:formula="of:=(100*([.J170]/[.I170]))" office:value-type="float" office:value="30.1712975286416" calcext:value-type="float">
            <text:p>30.1713</text:p>
          </table:table-cell>
          <table:table-cell table:formula="of:=(100*([.K170]/[.I170]))" office:value-type="float" office:value="17.7367015452067" calcext:value-type="float">
            <text:p>17.7367</text:p>
          </table:table-cell>
          <table:table-cell table:formula="of:=ABS([.L170]-[.M170])" office:value-type="float" office:value="12.4345959834349" calcext:value-type="float">
            <text:p>12.4346</text:p>
          </table:table-cell>
          <table:table-cell table:formula="of:=[.L170]+[.M170]" office:value-type="float" office:value="47.9079990738483" calcext:value-type="float">
            <text:p>47.9080</text:p>
          </table:table-cell>
          <table:table-cell table:formula="of:=(100*([.N170]/[.O170]))" office:value-type="float" office:value="25.9551561823057" calcext:value-type="float">
            <text:p>25.9552</text:p>
          </table:table-cell>
          <table:table-cell table:formula="of:=(([.Q169]*13)+[.P170])/14" office:value-type="float" office:value="27.2701740761087" calcext:value-type="float">
            <text:p>27.270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12" calcext:value-type="date">
            <text:p>12 Oct 09</text:p>
          </table:table-cell>
          <table:table-cell table:style-name="ce6" office:value-type="float" office:value="42.5676" calcext:value-type="float">
            <text:p>42.5676</text:p>
          </table:table-cell>
          <table:table-cell office:value-type="float" office:value="41.9817" calcext:value-type="float">
            <text:p>41.9817</text:p>
          </table:table-cell>
          <table:table-cell office:value-type="float" office:value="42.2696" calcext:value-type="float">
            <text:p>42.2696</text:p>
          </table:table-cell>
          <table:table-cell table:style-name="ce7" table:formula="of:=MAX([.C171]-[.D171];ABS([.C171]-[.E170]);ABS([.D171]-[.E170]))" office:value-type="float" office:value="0.585900000000002" calcext:value-type="float">
            <text:p>0.5859</text:p>
          </table:table-cell>
          <table:table-cell table:formula="of:=IF([.C171]-[.C170]&gt;[.D170]-[.D171];MAX([.C171]-[.C170];0);0)" office:value-type="float" office:value="0.317799999999998" calcext:value-type="float">
            <text:p>0.3178</text:p>
          </table:table-cell>
          <table:table-cell table:formula="of:=IF([.D170]-[.D171]&gt;[.C171]-[.C170];MAX([.D170]-[.D171];0);0)" office:value-type="float" office:value="0" calcext:value-type="float">
            <text:p>0.0000</text:p>
          </table:table-cell>
          <table:table-cell table:formula="of:=[.I170]-([.I170]/14)+[.F171]" office:value-type="float" office:value="9.00739977713306" calcext:value-type="float">
            <text:p>9.0074</text:p>
          </table:table-cell>
          <table:table-cell table:style-name="ce6" table:formula="of:=[.J170]-([.J170]/14)+[.G171]" office:value-type="float" office:value="2.8586757541327" calcext:value-type="float">
            <text:p>2.8587</text:p>
          </table:table-cell>
          <table:table-cell table:style-name="ce6" table:formula="of:=[.K170]-([.K170]/14)+[.H171]" office:value-type="float" office:value="1.49369628110034" calcext:value-type="float">
            <text:p>1.4937</text:p>
          </table:table-cell>
          <table:table-cell table:formula="of:=(100*([.J171]/[.I171]))" office:value-type="float" office:value="31.7369698788098" calcext:value-type="float">
            <text:p>31.7370</text:p>
          </table:table-cell>
          <table:table-cell table:formula="of:=(100*([.K171]/[.I171]))" office:value-type="float" office:value="16.5829908526139" calcext:value-type="float">
            <text:p>16.5830</text:p>
          </table:table-cell>
          <table:table-cell table:formula="of:=ABS([.L171]-[.M171])" office:value-type="float" office:value="15.1539790261959" calcext:value-type="float">
            <text:p>15.1540</text:p>
          </table:table-cell>
          <table:table-cell table:formula="of:=[.L171]+[.M171]" office:value-type="float" office:value="48.3199607314237" calcext:value-type="float">
            <text:p>48.3200</text:p>
          </table:table-cell>
          <table:table-cell table:formula="of:=(100*([.N171]/[.O171]))" office:value-type="float" office:value="31.3617370478137" calcext:value-type="float">
            <text:p>31.3617</text:p>
          </table:table-cell>
          <table:table-cell table:formula="of:=(([.Q170]*13)+[.P171])/14" office:value-type="float" office:value="27.5624285740876" calcext:value-type="float">
            <text:p>27.562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13" calcext:value-type="date">
            <text:p>13 Oct 09</text:p>
          </table:table-cell>
          <table:table-cell table:style-name="ce6" office:value-type="float" office:value="42.4485" calcext:value-type="float">
            <text:p>42.4485</text:p>
          </table:table-cell>
          <table:table-cell office:value-type="float" office:value="42.0711" calcext:value-type="float">
            <text:p>42.0711</text:p>
          </table:table-cell>
          <table:table-cell office:value-type="float" office:value="42.2795" calcext:value-type="float">
            <text:p>42.2795</text:p>
          </table:table-cell>
          <table:table-cell table:style-name="ce7" table:formula="of:=MAX([.C172]-[.D172];ABS([.C172]-[.E171]);ABS([.D172]-[.E171]))" office:value-type="float" office:value="0.377400000000002" calcext:value-type="float">
            <text:p>0.3774</text:p>
          </table:table-cell>
          <table:table-cell table:formula="of:=IF([.C172]-[.C171]&gt;[.D171]-[.D172];MAX([.C172]-[.C171];0);0)" office:value-type="float" office:value="0" calcext:value-type="float">
            <text:p>0.0000</text:p>
          </table:table-cell>
          <table:table-cell table:formula="of:=IF([.D171]-[.D172]&gt;[.C172]-[.C171];MAX([.D171]-[.D172];0);0)" office:value-type="float" office:value="0" calcext:value-type="float">
            <text:p>0.0000</text:p>
          </table:table-cell>
          <table:table-cell table:formula="of:=[.I171]-([.I171]/14)+[.F172]" office:value-type="float" office:value="8.74141407876641" calcext:value-type="float">
            <text:p>8.7414</text:p>
          </table:table-cell>
          <table:table-cell table:style-name="ce6" table:formula="of:=[.J171]-([.J171]/14)+[.G172]" office:value-type="float" office:value="2.65448462883751" calcext:value-type="float">
            <text:p>2.6545</text:p>
          </table:table-cell>
          <table:table-cell table:style-name="ce6" table:formula="of:=[.K171]-([.K171]/14)+[.H172]" office:value-type="float" office:value="1.38700368959317" calcext:value-type="float">
            <text:p>1.3870</text:p>
          </table:table-cell>
          <table:table-cell table:formula="of:=(100*([.J172]/[.I172]))" office:value-type="float" office:value="30.3667645179452" calcext:value-type="float">
            <text:p>30.3668</text:p>
          </table:table-cell>
          <table:table-cell table:formula="of:=(100*([.K172]/[.I172]))" office:value-type="float" office:value="15.867040241948" calcext:value-type="float">
            <text:p>15.8670</text:p>
          </table:table-cell>
          <table:table-cell table:formula="of:=ABS([.L172]-[.M172])" office:value-type="float" office:value="14.4997242759973" calcext:value-type="float">
            <text:p>14.4997</text:p>
          </table:table-cell>
          <table:table-cell table:formula="of:=[.L172]+[.M172]" office:value-type="float" office:value="46.2338047598932" calcext:value-type="float">
            <text:p>46.2338</text:p>
          </table:table-cell>
          <table:table-cell table:formula="of:=(100*([.N172]/[.O172]))" office:value-type="float" office:value="31.3617370478137" calcext:value-type="float">
            <text:p>31.3617</text:p>
          </table:table-cell>
          <table:table-cell table:formula="of:=(([.Q171]*13)+[.P172])/14" office:value-type="float" office:value="27.8338077507824" calcext:value-type="float">
            <text:p>27.833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14" calcext:value-type="date">
            <text:p>14 Oct 09</text:p>
          </table:table-cell>
          <table:table-cell table:style-name="ce6" office:value-type="float" office:value="42.9876" calcext:value-type="float">
            <text:p>42.9876</text:p>
          </table:table-cell>
          <table:table-cell office:value-type="float" office:value="42.5476" calcext:value-type="float">
            <text:p>42.5476</text:p>
          </table:table-cell>
          <table:table-cell office:value-type="float" office:value="42.8555" calcext:value-type="float">
            <text:p>42.8555</text:p>
          </table:table-cell>
          <table:table-cell table:style-name="ce7" table:formula="of:=MAX([.C173]-[.D173];ABS([.C173]-[.E172]);ABS([.D173]-[.E172]))" office:value-type="float" office:value="0.708100000000002" calcext:value-type="float">
            <text:p>0.7081</text:p>
          </table:table-cell>
          <table:table-cell table:formula="of:=IF([.C173]-[.C172]&gt;[.D172]-[.D173];MAX([.C173]-[.C172];0);0)" office:value-type="float" office:value="0.539099999999998" calcext:value-type="float">
            <text:p>0.5391</text:p>
          </table:table-cell>
          <table:table-cell table:formula="of:=IF([.D172]-[.D173]&gt;[.C173]-[.C172];MAX([.D172]-[.D173];0);0)" office:value-type="float" office:value="0" calcext:value-type="float">
            <text:p>0.0000</text:p>
          </table:table-cell>
          <table:table-cell table:formula="of:=[.I172]-([.I172]/14)+[.F173]" office:value-type="float" office:value="8.82512735885453" calcext:value-type="float">
            <text:p>8.8251</text:p>
          </table:table-cell>
          <table:table-cell table:style-name="ce6" table:formula="of:=[.J172]-([.J172]/14)+[.G173]" office:value-type="float" office:value="3.00397858392054" calcext:value-type="float">
            <text:p>3.0040</text:p>
          </table:table-cell>
          <table:table-cell table:style-name="ce6" table:formula="of:=[.K172]-([.K172]/14)+[.H173]" office:value-type="float" office:value="1.28793199747937" calcext:value-type="float">
            <text:p>1.2879</text:p>
          </table:table-cell>
          <table:table-cell table:formula="of:=(100*([.J173]/[.I173]))" office:value-type="float" office:value="34.038926145429" calcext:value-type="float">
            <text:p>34.0389</text:p>
          </table:table-cell>
          <table:table-cell table:formula="of:=(100*([.K173]/[.I173]))" office:value-type="float" office:value="14.5939196694669" calcext:value-type="float">
            <text:p>14.5939</text:p>
          </table:table-cell>
          <table:table-cell table:formula="of:=ABS([.L173]-[.M173])" office:value-type="float" office:value="19.4450064759621" calcext:value-type="float">
            <text:p>19.4450</text:p>
          </table:table-cell>
          <table:table-cell table:formula="of:=[.L173]+[.M173]" office:value-type="float" office:value="48.6328458148958" calcext:value-type="float">
            <text:p>48.6328</text:p>
          </table:table-cell>
          <table:table-cell table:formula="of:=(100*([.N173]/[.O173]))" office:value-type="float" office:value="39.9832790990123" calcext:value-type="float">
            <text:p>39.9833</text:p>
          </table:table-cell>
          <table:table-cell table:formula="of:=(([.Q172]*13)+[.P173])/14" office:value-type="float" office:value="28.7016271327988" calcext:value-type="float">
            <text:p>28.701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15" calcext:value-type="date">
            <text:p>15 Oct 09</text:p>
          </table:table-cell>
          <table:table-cell table:style-name="ce6" office:value-type="float" office:value="42.8158" calcext:value-type="float">
            <text:p>42.8158</text:p>
          </table:table-cell>
          <table:table-cell office:value-type="float" office:value="42.5676" calcext:value-type="float">
            <text:p>42.5676</text:p>
          </table:table-cell>
          <table:table-cell office:value-type="float" office:value="42.7561" calcext:value-type="float">
            <text:p>42.7561</text:p>
          </table:table-cell>
          <table:table-cell table:style-name="ce7" table:formula="of:=MAX([.C174]-[.D174];ABS([.C174]-[.E173]);ABS([.D174]-[.E173]))" office:value-type="float" office:value="0.2879" calcext:value-type="float">
            <text:p>0.2879</text:p>
          </table:table-cell>
          <table:table-cell table:formula="of:=IF([.C174]-[.C173]&gt;[.D173]-[.D174];MAX([.C174]-[.C173];0);0)" office:value-type="float" office:value="0" calcext:value-type="float">
            <text:p>0.0000</text:p>
          </table:table-cell>
          <table:table-cell table:formula="of:=IF([.D173]-[.D174]&gt;[.C174]-[.C173];MAX([.D173]-[.D174];0);0)" office:value-type="float" office:value="0" calcext:value-type="float">
            <text:p>0.0000</text:p>
          </table:table-cell>
          <table:table-cell table:formula="of:=[.I173]-([.I173]/14)+[.F174]" office:value-type="float" office:value="8.48266111893635" calcext:value-type="float">
            <text:p>8.4827</text:p>
          </table:table-cell>
          <table:table-cell table:style-name="ce6" table:formula="of:=[.J173]-([.J173]/14)+[.G174]" office:value-type="float" office:value="2.78940868506907" calcext:value-type="float">
            <text:p>2.7894</text:p>
          </table:table-cell>
          <table:table-cell table:style-name="ce6" table:formula="of:=[.K173]-([.K173]/14)+[.H174]" office:value-type="float" office:value="1.19593685480227" calcext:value-type="float">
            <text:p>1.1959</text:p>
          </table:table-cell>
          <table:table-cell table:formula="of:=(100*([.J174]/[.I174]))" office:value-type="float" office:value="32.8836510849421" calcext:value-type="float">
            <text:p>32.8837</text:p>
          </table:table-cell>
          <table:table-cell table:formula="of:=(100*([.K174]/[.I174]))" office:value-type="float" office:value="14.098604648163" calcext:value-type="float">
            <text:p>14.0986</text:p>
          </table:table-cell>
          <table:table-cell table:formula="of:=ABS([.L174]-[.M174])" office:value-type="float" office:value="18.7850464367791" calcext:value-type="float">
            <text:p>18.7850</text:p>
          </table:table-cell>
          <table:table-cell table:formula="of:=[.L174]+[.M174]" office:value-type="float" office:value="46.9822557331051" calcext:value-type="float">
            <text:p>46.9823</text:p>
          </table:table-cell>
          <table:table-cell table:formula="of:=(100*([.N174]/[.O174]))" office:value-type="float" office:value="39.9832790990123" calcext:value-type="float">
            <text:p>39.9833</text:p>
          </table:table-cell>
          <table:table-cell table:formula="of:=(([.Q173]*13)+[.P174])/14" office:value-type="float" office:value="29.5074594160998" calcext:value-type="float">
            <text:p>29.507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16" calcext:value-type="date">
            <text:p>16 Oct 09</text:p>
          </table:table-cell>
          <table:table-cell table:style-name="ce6" office:value-type="float" office:value="42.6867" calcext:value-type="float">
            <text:p>42.6867</text:p>
          </table:table-cell>
          <table:table-cell office:value-type="float" office:value="42.1803" calcext:value-type="float">
            <text:p>42.1803</text:p>
          </table:table-cell>
          <table:table-cell office:value-type="float" office:value="42.4781" calcext:value-type="float">
            <text:p>42.4781</text:p>
          </table:table-cell>
          <table:table-cell table:style-name="ce7" table:formula="of:=MAX([.C175]-[.D175];ABS([.C175]-[.E174]);ABS([.D175]-[.E174]))" office:value-type="float" office:value="0.575800000000001" calcext:value-type="float">
            <text:p>0.5758</text:p>
          </table:table-cell>
          <table:table-cell table:formula="of:=IF([.C175]-[.C174]&gt;[.D174]-[.D175];MAX([.C175]-[.C174];0);0)" office:value-type="float" office:value="0" calcext:value-type="float">
            <text:p>0.0000</text:p>
          </table:table-cell>
          <table:table-cell table:formula="of:=IF([.D174]-[.D175]&gt;[.C175]-[.C174];MAX([.D174]-[.D175];0);0)" office:value-type="float" office:value="0.387299999999996" calcext:value-type="float">
            <text:p>0.3873</text:p>
          </table:table-cell>
          <table:table-cell table:formula="of:=[.I174]-([.I174]/14)+[.F175]" office:value-type="float" office:value="8.45255675329804" calcext:value-type="float">
            <text:p>8.4526</text:p>
          </table:table-cell>
          <table:table-cell table:style-name="ce6" table:formula="of:=[.J174]-([.J174]/14)+[.G175]" office:value-type="float" office:value="2.59016520756414" calcext:value-type="float">
            <text:p>2.5902</text:p>
          </table:table-cell>
          <table:table-cell table:style-name="ce6" table:formula="of:=[.K174]-([.K174]/14)+[.H175]" office:value-type="float" office:value="1.49781279374497" calcext:value-type="float">
            <text:p>1.4978</text:p>
          </table:table-cell>
          <table:table-cell table:formula="of:=(100*([.J175]/[.I175]))" office:value-type="float" office:value="30.6435707344231" calcext:value-type="float">
            <text:p>30.6436</text:p>
          </table:table-cell>
          <table:table-cell table:formula="of:=(100*([.K175]/[.I175]))" office:value-type="float" office:value="17.7202335040288" calcext:value-type="float">
            <text:p>17.7202</text:p>
          </table:table-cell>
          <table:table-cell table:formula="of:=ABS([.L175]-[.M175])" office:value-type="float" office:value="12.9233372303943" calcext:value-type="float">
            <text:p>12.9233</text:p>
          </table:table-cell>
          <table:table-cell table:formula="of:=[.L175]+[.M175]" office:value-type="float" office:value="48.3638042384518" calcext:value-type="float">
            <text:p>48.3638</text:p>
          </table:table-cell>
          <table:table-cell table:formula="of:=(100*([.N175]/[.O175]))" office:value-type="float" office:value="26.7210932512202" calcext:value-type="float">
            <text:p>26.7211</text:p>
          </table:table-cell>
          <table:table-cell table:formula="of:=(([.Q174]*13)+[.P175])/14" office:value-type="float" office:value="29.3084332614655" calcext:value-type="float">
            <text:p>29.308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19" calcext:value-type="date">
            <text:p>19 Oct 09</text:p>
          </table:table-cell>
          <table:table-cell table:style-name="ce6" office:value-type="float" office:value="42.9647" calcext:value-type="float">
            <text:p>42.9647</text:p>
          </table:table-cell>
          <table:table-cell office:value-type="float" office:value="42.2895" calcext:value-type="float">
            <text:p>42.2895</text:p>
          </table:table-cell>
          <table:table-cell office:value-type="float" office:value="42.9052" calcext:value-type="float">
            <text:p>42.9052</text:p>
          </table:table-cell>
          <table:table-cell table:style-name="ce7" table:formula="of:=MAX([.C176]-[.D176];ABS([.C176]-[.E175]);ABS([.D176]-[.E175]))" office:value-type="float" office:value="0.675200000000004" calcext:value-type="float">
            <text:p>0.6752</text:p>
          </table:table-cell>
          <table:table-cell table:formula="of:=IF([.C176]-[.C175]&gt;[.D175]-[.D176];MAX([.C176]-[.C175];0);0)" office:value-type="float" office:value="0.277999999999999" calcext:value-type="float">
            <text:p>0.2780</text:p>
          </table:table-cell>
          <table:table-cell table:formula="of:=IF([.D175]-[.D176]&gt;[.C176]-[.C175];MAX([.D175]-[.D176];0);0)" office:value-type="float" office:value="0" calcext:value-type="float">
            <text:p>0.0000</text:p>
          </table:table-cell>
          <table:table-cell table:formula="of:=[.I175]-([.I175]/14)+[.F176]" office:value-type="float" office:value="8.52400269949104" calcext:value-type="float">
            <text:p>8.5240</text:p>
          </table:table-cell>
          <table:table-cell table:style-name="ce6" table:formula="of:=[.J175]-([.J175]/14)+[.G176]" office:value-type="float" office:value="2.68315340702384" calcext:value-type="float">
            <text:p>2.6832</text:p>
          </table:table-cell>
          <table:table-cell table:style-name="ce6" table:formula="of:=[.K175]-([.K175]/14)+[.H176]" office:value-type="float" office:value="1.39082616562033" calcext:value-type="float">
            <text:p>1.3908</text:p>
          </table:table-cell>
          <table:table-cell table:formula="of:=(100*([.J176]/[.I176]))" office:value-type="float" office:value="31.4776226805284" calcext:value-type="float">
            <text:p>31.4776</text:p>
          </table:table-cell>
          <table:table-cell table:formula="of:=(100*([.K176]/[.I176]))" office:value-type="float" office:value="16.3165852317641" calcext:value-type="float">
            <text:p>16.3166</text:p>
          </table:table-cell>
          <table:table-cell table:formula="of:=ABS([.L176]-[.M176])" office:value-type="float" office:value="15.1610374487643" calcext:value-type="float">
            <text:p>15.1610</text:p>
          </table:table-cell>
          <table:table-cell table:formula="of:=[.L176]+[.M176]" office:value-type="float" office:value="47.7942079122924" calcext:value-type="float">
            <text:p>47.7942</text:p>
          </table:table-cell>
          <table:table-cell table:formula="of:=(100*([.N176]/[.O176]))" office:value-type="float" office:value="31.7214953673601" calcext:value-type="float">
            <text:p>31.7215</text:p>
          </table:table-cell>
          <table:table-cell table:formula="of:=(([.Q175]*13)+[.P176])/14" office:value-type="float" office:value="29.480794840458" calcext:value-type="float">
            <text:p>29.480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20" calcext:value-type="date">
            <text:p>20 Oct 09</text:p>
          </table:table-cell>
          <table:table-cell table:style-name="ce6" office:value-type="float" office:value="43.1533" calcext:value-type="float">
            <text:p>43.1533</text:p>
          </table:table-cell>
          <table:table-cell office:value-type="float" office:value="42.637" calcext:value-type="float">
            <text:p>42.6370</text:p>
          </table:table-cell>
          <table:table-cell office:value-type="float" office:value="42.9151" calcext:value-type="float">
            <text:p>42.9151</text:p>
          </table:table-cell>
          <table:table-cell table:style-name="ce7" table:formula="of:=MAX([.C177]-[.D177];ABS([.C177]-[.E176]);ABS([.D177]-[.E176]))" office:value-type="float" office:value="0.516300000000001" calcext:value-type="float">
            <text:p>0.5163</text:p>
          </table:table-cell>
          <table:table-cell table:formula="of:=IF([.C177]-[.C176]&gt;[.D176]-[.D177];MAX([.C177]-[.C176];0);0)" office:value-type="float" office:value="0.188600000000001" calcext:value-type="float">
            <text:p>0.1886</text:p>
          </table:table-cell>
          <table:table-cell table:formula="of:=IF([.D176]-[.D177]&gt;[.C177]-[.C176];MAX([.D176]-[.D177];0);0)" office:value-type="float" office:value="0" calcext:value-type="float">
            <text:p>0.0000</text:p>
          </table:table-cell>
          <table:table-cell table:formula="of:=[.I176]-([.I176]/14)+[.F177]" office:value-type="float" office:value="8.43144536381311" calcext:value-type="float">
            <text:p>8.4314</text:p>
          </table:table-cell>
          <table:table-cell table:style-name="ce6" table:formula="of:=[.J176]-([.J176]/14)+[.G177]" office:value-type="float" office:value="2.68009959223643" calcext:value-type="float">
            <text:p>2.6801</text:p>
          </table:table-cell>
          <table:table-cell table:style-name="ce6" table:formula="of:=[.K176]-([.K176]/14)+[.H177]" office:value-type="float" office:value="1.29148143950459" calcext:value-type="float">
            <text:p>1.2915</text:p>
          </table:table-cell>
          <table:table-cell table:formula="of:=(100*([.J177]/[.I177]))" office:value-type="float" office:value="31.7869532042411" calcext:value-type="float">
            <text:p>31.7870</text:p>
          </table:table-cell>
          <table:table-cell table:formula="of:=(100*([.K177]/[.I177]))" office:value-type="float" office:value="15.3174382775164" calcext:value-type="float">
            <text:p>15.3174</text:p>
          </table:table-cell>
          <table:table-cell table:formula="of:=ABS([.L177]-[.M177])" office:value-type="float" office:value="16.4695149267247" calcext:value-type="float">
            <text:p>16.4695</text:p>
          </table:table-cell>
          <table:table-cell table:formula="of:=[.L177]+[.M177]" office:value-type="float" office:value="47.1043914817574" calcext:value-type="float">
            <text:p>47.1044</text:p>
          </table:table-cell>
          <table:table-cell table:formula="of:=(100*([.N177]/[.O177]))" office:value-type="float" office:value="34.9638630468308" calcext:value-type="float">
            <text:p>34.9639</text:p>
          </table:table-cell>
          <table:table-cell table:formula="of:=(([.Q176]*13)+[.P177])/14" office:value-type="float" office:value="29.8724425694846" calcext:value-type="float">
            <text:p>29.872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21" calcext:value-type="date">
            <text:p>21 Oct 09</text:p>
          </table:table-cell>
          <table:table-cell table:style-name="ce6" office:value-type="float" office:value="43.5109" calcext:value-type="float">
            <text:p>43.5109</text:p>
          </table:table-cell>
          <table:table-cell office:value-type="float" office:value="42.7561" calcext:value-type="float">
            <text:p>42.7561</text:p>
          </table:table-cell>
          <table:table-cell office:value-type="float" office:value="42.8356" calcext:value-type="float">
            <text:p>42.8356</text:p>
          </table:table-cell>
          <table:table-cell table:style-name="ce7" table:formula="of:=MAX([.C178]-[.D178];ABS([.C178]-[.E177]);ABS([.D178]-[.E177]))" office:value-type="float" office:value="0.754799999999996" calcext:value-type="float">
            <text:p>0.7548</text:p>
          </table:table-cell>
          <table:table-cell table:formula="of:=IF([.C178]-[.C177]&gt;[.D177]-[.D178];MAX([.C178]-[.C177];0);0)" office:value-type="float" office:value="0.357599999999998" calcext:value-type="float">
            <text:p>0.3576</text:p>
          </table:table-cell>
          <table:table-cell table:formula="of:=IF([.D177]-[.D178]&gt;[.C178]-[.C177];MAX([.D177]-[.D178];0);0)" office:value-type="float" office:value="0" calcext:value-type="float">
            <text:p>0.0000</text:p>
          </table:table-cell>
          <table:table-cell table:formula="of:=[.I177]-([.I177]/14)+[.F178]" office:value-type="float" office:value="8.58399926639789" calcext:value-type="float">
            <text:p>8.5840</text:p>
          </table:table-cell>
          <table:table-cell table:style-name="ce6" table:formula="of:=[.J177]-([.J177]/14)+[.G178]" office:value-type="float" office:value="2.84626390707668" calcext:value-type="float">
            <text:p>2.8463</text:p>
          </table:table-cell>
          <table:table-cell table:style-name="ce6" table:formula="of:=[.K177]-([.K177]/14)+[.H178]" office:value-type="float" office:value="1.19923276525426" calcext:value-type="float">
            <text:p>1.1992</text:p>
          </table:table-cell>
          <table:table-cell table:formula="of:=(100*([.J178]/[.I178]))" office:value-type="float" office:value="33.1577836710494" calcext:value-type="float">
            <text:p>33.1578</text:p>
          </table:table-cell>
          <table:table-cell table:formula="of:=(100*([.K178]/[.I178]))" office:value-type="float" office:value="13.9705599690422" calcext:value-type="float">
            <text:p>13.9706</text:p>
          </table:table-cell>
          <table:table-cell table:formula="of:=ABS([.L178]-[.M178])" office:value-type="float" office:value="19.1872237020072" calcext:value-type="float">
            <text:p>19.1872</text:p>
          </table:table-cell>
          <table:table-cell table:formula="of:=[.L178]+[.M178]" office:value-type="float" office:value="47.1283436400916" calcext:value-type="float">
            <text:p>47.1283</text:p>
          </table:table-cell>
          <table:table-cell table:formula="of:=(100*([.N178]/[.O178]))" office:value-type="float" office:value="40.7127053913366" calcext:value-type="float">
            <text:p>40.7127</text:p>
          </table:table-cell>
          <table:table-cell table:formula="of:=(([.Q177]*13)+[.P178])/14" office:value-type="float" office:value="30.6467470567597" calcext:value-type="float">
            <text:p>30.646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22" calcext:value-type="date">
            <text:p>22 Oct 09</text:p>
          </table:table-cell>
          <table:table-cell table:style-name="ce6" office:value-type="float" office:value="43.1832" calcext:value-type="float">
            <text:p>43.1832</text:p>
          </table:table-cell>
          <table:table-cell office:value-type="float" office:value="42.4881" calcext:value-type="float">
            <text:p>42.4881</text:p>
          </table:table-cell>
          <table:table-cell office:value-type="float" office:value="43.0044" calcext:value-type="float">
            <text:p>43.0044</text:p>
          </table:table-cell>
          <table:table-cell table:style-name="ce7" table:formula="of:=MAX([.C179]-[.D179];ABS([.C179]-[.E178]);ABS([.D179]-[.E178]))" office:value-type="float" office:value="0.695099999999997" calcext:value-type="float">
            <text:p>0.6951</text:p>
          </table:table-cell>
          <table:table-cell table:formula="of:=IF([.C179]-[.C178]&gt;[.D178]-[.D179];MAX([.C179]-[.C178];0);0)" office:value-type="float" office:value="0" calcext:value-type="float">
            <text:p>0.0000</text:p>
          </table:table-cell>
          <table:table-cell table:formula="of:=IF([.D178]-[.D179]&gt;[.C179]-[.C178];MAX([.D178]-[.D179];0);0)" office:value-type="float" office:value="0.268000000000001" calcext:value-type="float">
            <text:p>0.2680</text:p>
          </table:table-cell>
          <table:table-cell table:formula="of:=[.I178]-([.I178]/14)+[.F179]" office:value-type="float" office:value="8.66595646165518" calcext:value-type="float">
            <text:p>8.6660</text:p>
          </table:table-cell>
          <table:table-cell table:style-name="ce6" table:formula="of:=[.J178]-([.J178]/14)+[.G179]" office:value-type="float" office:value="2.64295934228549" calcext:value-type="float">
            <text:p>2.6430</text:p>
          </table:table-cell>
          <table:table-cell table:style-name="ce6" table:formula="of:=[.K178]-([.K178]/14)+[.H179]" office:value-type="float" office:value="1.38157328202181" calcext:value-type="float">
            <text:p>1.3816</text:p>
          </table:table-cell>
          <table:table-cell table:formula="of:=(100*([.J179]/[.I179]))" office:value-type="float" office:value="30.4981839451878" calcext:value-type="float">
            <text:p>30.4982</text:p>
          </table:table-cell>
          <table:table-cell table:formula="of:=(100*([.K179]/[.I179]))" office:value-type="float" office:value="15.9425366159518" calcext:value-type="float">
            <text:p>15.9425</text:p>
          </table:table-cell>
          <table:table-cell table:formula="of:=ABS([.L179]-[.M179])" office:value-type="float" office:value="14.5556473292361" calcext:value-type="float">
            <text:p>14.5556</text:p>
          </table:table-cell>
          <table:table-cell table:formula="of:=[.L179]+[.M179]" office:value-type="float" office:value="46.4407205611396" calcext:value-type="float">
            <text:p>46.4407</text:p>
          </table:table-cell>
          <table:table-cell table:formula="of:=(100*([.N179]/[.O179]))" office:value-type="float" office:value="31.3424235312487" calcext:value-type="float">
            <text:p>31.3424</text:p>
          </table:table-cell>
          <table:table-cell table:formula="of:=(([.Q178]*13)+[.P179])/14" office:value-type="float" office:value="30.696438233509" calcext:value-type="float">
            <text:p>30.696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23" calcext:value-type="date">
            <text:p>23 Oct 09</text:p>
          </table:table-cell>
          <table:table-cell table:style-name="ce6" office:value-type="float" office:value="43.4215" calcext:value-type="float">
            <text:p>43.4215</text:p>
          </table:table-cell>
          <table:table-cell office:value-type="float" office:value="42.7165" calcext:value-type="float">
            <text:p>42.7165</text:p>
          </table:table-cell>
          <table:table-cell office:value-type="float" office:value="42.8257" calcext:value-type="float">
            <text:p>42.8257</text:p>
          </table:table-cell>
          <table:table-cell table:style-name="ce7" table:formula="of:=MAX([.C180]-[.D180];ABS([.C180]-[.E179]);ABS([.D180]-[.E179]))" office:value-type="float" office:value="0.704999999999998" calcext:value-type="float">
            <text:p>0.7050</text:p>
          </table:table-cell>
          <table:table-cell table:formula="of:=IF([.C180]-[.C179]&gt;[.D179]-[.D180];MAX([.C180]-[.C179];0);0)" office:value-type="float" office:value="0.238300000000002" calcext:value-type="float">
            <text:p>0.2383</text:p>
          </table:table-cell>
          <table:table-cell table:formula="of:=IF([.D179]-[.D180]&gt;[.C180]-[.C179];MAX([.D179]-[.D180];0);0)" office:value-type="float" office:value="0" calcext:value-type="float">
            <text:p>0.0000</text:p>
          </table:table-cell>
          <table:table-cell table:formula="of:=[.I179]-([.I179]/14)+[.F180]" office:value-type="float" office:value="8.75195957153695" calcext:value-type="float">
            <text:p>8.7520</text:p>
          </table:table-cell>
          <table:table-cell table:style-name="ce6" table:formula="of:=[.J179]-([.J179]/14)+[.G180]" office:value-type="float" office:value="2.69247653212224" calcext:value-type="float">
            <text:p>2.6925</text:p>
          </table:table-cell>
          <table:table-cell table:style-name="ce6" table:formula="of:=[.K179]-([.K179]/14)+[.H180]" office:value-type="float" office:value="1.28288947616311" calcext:value-type="float">
            <text:p>1.2829</text:p>
          </table:table-cell>
          <table:table-cell table:formula="of:=(100*([.J180]/[.I180]))" office:value-type="float" office:value="30.7642706769201" calcext:value-type="float">
            <text:p>30.7643</text:p>
          </table:table-cell>
          <table:table-cell table:formula="of:=(100*([.K180]/[.I180]))" office:value-type="float" office:value="14.6583112693449" calcext:value-type="float">
            <text:p>14.6583</text:p>
          </table:table-cell>
          <table:table-cell table:formula="of:=ABS([.L180]-[.M180])" office:value-type="float" office:value="16.1059594075752" calcext:value-type="float">
            <text:p>16.1060</text:p>
          </table:table-cell>
          <table:table-cell table:formula="of:=[.L180]+[.M180]" office:value-type="float" office:value="45.422581946265" calcext:value-type="float">
            <text:p>45.4226</text:p>
          </table:table-cell>
          <table:table-cell table:formula="of:=(100*([.N180]/[.O180]))" office:value-type="float" office:value="35.4580446937792" calcext:value-type="float">
            <text:p>35.4580</text:p>
          </table:table-cell>
          <table:table-cell table:formula="of:=(([.Q179]*13)+[.P180])/14" office:value-type="float" office:value="31.0365529806711" calcext:value-type="float">
            <text:p>31.036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26" calcext:value-type="date">
            <text:p>26 Oct 09</text:p>
          </table:table-cell>
          <table:table-cell table:style-name="ce6" office:value-type="float" office:value="43.4513" calcext:value-type="float">
            <text:p>43.4513</text:p>
          </table:table-cell>
          <table:table-cell office:value-type="float" office:value="42.4881" calcext:value-type="float">
            <text:p>42.4881</text:p>
          </table:table-cell>
          <table:table-cell office:value-type="float" office:value="42.6867" calcext:value-type="float">
            <text:p>42.6867</text:p>
          </table:table-cell>
          <table:table-cell table:style-name="ce7" table:formula="of:=MAX([.C181]-[.D181];ABS([.C181]-[.E180]);ABS([.D181]-[.E180]))" office:value-type="float" office:value="0.963200000000001" calcext:value-type="float">
            <text:p>0.9632</text:p>
          </table:table-cell>
          <table:table-cell table:formula="of:=IF([.C181]-[.C180]&gt;[.D180]-[.D181];MAX([.C181]-[.C180];0);0)" office:value-type="float" office:value="0" calcext:value-type="float">
            <text:p>0.0000</text:p>
          </table:table-cell>
          <table:table-cell table:formula="of:=IF([.D180]-[.D181]&gt;[.C181]-[.C180];MAX([.D180]-[.D181];0);0)" office:value-type="float" office:value="0.228400000000001" calcext:value-type="float">
            <text:p>0.2284</text:p>
          </table:table-cell>
          <table:table-cell table:formula="of:=[.I180]-([.I180]/14)+[.F181]" office:value-type="float" office:value="9.09001960214145" calcext:value-type="float">
            <text:p>9.0900</text:p>
          </table:table-cell>
          <table:table-cell table:style-name="ce6" table:formula="of:=[.J180]-([.J180]/14)+[.G181]" office:value-type="float" office:value="2.5001567798278" calcext:value-type="float">
            <text:p>2.5002</text:p>
          </table:table-cell>
          <table:table-cell table:style-name="ce6" table:formula="of:=[.K180]-([.K180]/14)+[.H181]" office:value-type="float" office:value="1.41965451358003" calcext:value-type="float">
            <text:p>1.4197</text:p>
          </table:table-cell>
          <table:table-cell table:formula="of:=(100*([.J181]/[.I181]))" office:value-type="float" office:value="27.5044157136779" calcext:value-type="float">
            <text:p>27.5044</text:p>
          </table:table-cell>
          <table:table-cell table:formula="of:=(100*([.K181]/[.I181]))" office:value-type="float" office:value="15.6177277466551" calcext:value-type="float">
            <text:p>15.6177</text:p>
          </table:table-cell>
          <table:table-cell table:formula="of:=ABS([.L181]-[.M181])" office:value-type="float" office:value="11.8866879670228" calcext:value-type="float">
            <text:p>11.8867</text:p>
          </table:table-cell>
          <table:table-cell table:formula="of:=[.L181]+[.M181]" office:value-type="float" office:value="43.122143460333" calcext:value-type="float">
            <text:p>43.1221</text:p>
          </table:table-cell>
          <table:table-cell table:formula="of:=(100*([.N181]/[.O181]))" office:value-type="float" office:value="27.5651602939382" calcext:value-type="float">
            <text:p>27.5652</text:p>
          </table:table-cell>
          <table:table-cell table:formula="of:=(([.Q180]*13)+[.P181])/14" office:value-type="float" office:value="30.7885963601902" calcext:value-type="float">
            <text:p>30.788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27" calcext:value-type="date">
            <text:p>27 Oct 09</text:p>
          </table:table-cell>
          <table:table-cell table:style-name="ce6" office:value-type="float" office:value="42.8059" calcext:value-type="float">
            <text:p>42.8059</text:p>
          </table:table-cell>
          <table:table-cell office:value-type="float" office:value="41.8825" calcext:value-type="float">
            <text:p>41.8825</text:p>
          </table:table-cell>
          <table:table-cell office:value-type="float" office:value="42.0413" calcext:value-type="float">
            <text:p>42.0413</text:p>
          </table:table-cell>
          <table:table-cell table:style-name="ce7" table:formula="of:=MAX([.C182]-[.D182];ABS([.C182]-[.E181]);ABS([.D182]-[.E181]))" office:value-type="float" office:value="0.923400000000001" calcext:value-type="float">
            <text:p>0.9234</text:p>
          </table:table-cell>
          <table:table-cell table:formula="of:=IF([.C182]-[.C181]&gt;[.D181]-[.D182];MAX([.C182]-[.C181];0);0)" office:value-type="float" office:value="0" calcext:value-type="float">
            <text:p>0.0000</text:p>
          </table:table-cell>
          <table:table-cell table:formula="of:=IF([.D181]-[.D182]&gt;[.C182]-[.C181];MAX([.D181]-[.D182];0);0)" office:value-type="float" office:value="0.605600000000003" calcext:value-type="float">
            <text:p>0.6056</text:p>
          </table:table-cell>
          <table:table-cell table:formula="of:=[.I181]-([.I181]/14)+[.F182]" office:value-type="float" office:value="9.36413248770278" calcext:value-type="float">
            <text:p>9.3641</text:p>
          </table:table-cell>
          <table:table-cell table:style-name="ce6" table:formula="of:=[.J181]-([.J181]/14)+[.G182]" office:value-type="float" office:value="2.32157415269724" calcext:value-type="float">
            <text:p>2.3216</text:p>
          </table:table-cell>
          <table:table-cell table:style-name="ce6" table:formula="of:=[.K181]-([.K181]/14)+[.H182]" office:value-type="float" office:value="1.92385061975289" calcext:value-type="float">
            <text:p>1.9239</text:p>
          </table:table-cell>
          <table:table-cell table:formula="of:=(100*([.J182]/[.I182]))" office:value-type="float" office:value="24.7921967757931" calcext:value-type="float">
            <text:p>24.7922</text:p>
          </table:table-cell>
          <table:table-cell table:formula="of:=(100*([.K182]/[.I182]))" office:value-type="float" office:value="20.5448889395717" calcext:value-type="float">
            <text:p>20.5449</text:p>
          </table:table-cell>
          <table:table-cell table:formula="of:=ABS([.L182]-[.M182])" office:value-type="float" office:value="4.24730783622134" calcext:value-type="float">
            <text:p>4.2473</text:p>
          </table:table-cell>
          <table:table-cell table:formula="of:=[.L182]+[.M182]" office:value-type="float" office:value="45.3370857153648" calcext:value-type="float">
            <text:p>45.3371</text:p>
          </table:table-cell>
          <table:table-cell table:formula="of:=(100*([.N182]/[.O182]))" office:value-type="float" office:value="9.36828596104914" calcext:value-type="float">
            <text:p>9.3683</text:p>
          </table:table-cell>
          <table:table-cell table:formula="of:=(([.Q181]*13)+[.P182])/14" office:value-type="float" office:value="29.258574188823" calcext:value-type="float">
            <text:p>29.258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28" calcext:value-type="date">
            <text:p>28 Oct 09</text:p>
          </table:table-cell>
          <table:table-cell table:style-name="ce6" office:value-type="float" office:value="42.0214" calcext:value-type="float">
            <text:p>42.0214</text:p>
          </table:table-cell>
          <table:table-cell office:value-type="float" office:value="41.0086" calcext:value-type="float">
            <text:p>41.0086</text:p>
          </table:table-cell>
          <table:table-cell office:value-type="float" office:value="41.098" calcext:value-type="float">
            <text:p>41.0980</text:p>
          </table:table-cell>
          <table:table-cell table:style-name="ce7" table:formula="of:=MAX([.C183]-[.D183];ABS([.C183]-[.E182]);ABS([.D183]-[.E182]))" office:value-type="float" office:value="1.0327" calcext:value-type="float">
            <text:p>1.0327</text:p>
          </table:table-cell>
          <table:table-cell table:formula="of:=IF([.C183]-[.C182]&gt;[.D182]-[.D183];MAX([.C183]-[.C182];0);0)" office:value-type="float" office:value="0" calcext:value-type="float">
            <text:p>0.0000</text:p>
          </table:table-cell>
          <table:table-cell table:formula="of:=IF([.D182]-[.D183]&gt;[.C183]-[.C182];MAX([.D182]-[.D183];0);0)" office:value-type="float" office:value="0.873899999999999" calcext:value-type="float">
            <text:p>0.8739</text:p>
          </table:table-cell>
          <table:table-cell table:formula="of:=[.I182]-([.I182]/14)+[.F183]" office:value-type="float" office:value="9.72796588143829" calcext:value-type="float">
            <text:p>9.7280</text:p>
          </table:table-cell>
          <table:table-cell table:style-name="ce6" table:formula="of:=[.J182]-([.J182]/14)+[.G183]" office:value-type="float" office:value="2.15574742750458" calcext:value-type="float">
            <text:p>2.1557</text:p>
          </table:table-cell>
          <table:table-cell table:style-name="ce6" table:formula="of:=[.K182]-([.K182]/14)+[.H183]" office:value-type="float" office:value="2.66033271834197" calcext:value-type="float">
            <text:p>2.6603</text:p>
          </table:table-cell>
          <table:table-cell table:formula="of:=(100*([.J183]/[.I183]))" office:value-type="float" office:value="22.1603103236403" calcext:value-type="float">
            <text:p>22.1603</text:p>
          </table:table-cell>
          <table:table-cell table:formula="of:=(100*([.K183]/[.I183]))" office:value-type="float" office:value="27.3472661270131" calcext:value-type="float">
            <text:p>27.3473</text:p>
          </table:table-cell>
          <table:table-cell table:formula="of:=ABS([.L183]-[.M183])" office:value-type="float" office:value="5.18695580337281" calcext:value-type="float">
            <text:p>5.1870</text:p>
          </table:table-cell>
          <table:table-cell table:formula="of:=[.L183]+[.M183]" office:value-type="float" office:value="49.5075764506535" calcext:value-type="float">
            <text:p>49.5076</text:p>
          </table:table-cell>
          <table:table-cell table:formula="of:=(100*([.N183]/[.O183]))" office:value-type="float" office:value="10.4770949726107" calcext:value-type="float">
            <text:p>10.4771</text:p>
          </table:table-cell>
          <table:table-cell table:formula="of:=(([.Q182]*13)+[.P183])/14" office:value-type="float" office:value="27.9170399590935" calcext:value-type="float">
            <text:p>27.917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29" calcext:value-type="date">
            <text:p>29 Oct 09</text:p>
          </table:table-cell>
          <table:table-cell table:style-name="ce6" office:value-type="float" office:value="41.8925" calcext:value-type="float">
            <text:p>41.8925</text:p>
          </table:table-cell>
          <table:table-cell office:value-type="float" office:value="41.247" calcext:value-type="float">
            <text:p>41.2470</text:p>
          </table:table-cell>
          <table:table-cell office:value-type="float" office:value="41.7931" calcext:value-type="float">
            <text:p>41.7931</text:p>
          </table:table-cell>
          <table:table-cell table:style-name="ce7" table:formula="of:=MAX([.C184]-[.D184];ABS([.C184]-[.E183]);ABS([.D184]-[.E183]))" office:value-type="float" office:value="0.794499999999999" calcext:value-type="float">
            <text:p>0.7945</text:p>
          </table:table-cell>
          <table:table-cell table:formula="of:=IF([.C184]-[.C183]&gt;[.D183]-[.D184];MAX([.C184]-[.C183];0);0)" office:value-type="float" office:value="0" calcext:value-type="float">
            <text:p>0.0000</text:p>
          </table:table-cell>
          <table:table-cell table:formula="of:=IF([.D183]-[.D184]&gt;[.C184]-[.C183];MAX([.D183]-[.D184];0);0)" office:value-type="float" office:value="0" calcext:value-type="float">
            <text:p>0.0000</text:p>
          </table:table-cell>
          <table:table-cell table:formula="of:=[.I183]-([.I183]/14)+[.F184]" office:value-type="float" office:value="9.82761117562127" calcext:value-type="float">
            <text:p>9.8276</text:p>
          </table:table-cell>
          <table:table-cell table:style-name="ce6" table:formula="of:=[.J183]-([.J183]/14)+[.G184]" office:value-type="float" office:value="2.00176546839711" calcext:value-type="float">
            <text:p>2.0018</text:p>
          </table:table-cell>
          <table:table-cell table:style-name="ce6" table:formula="of:=[.K183]-([.K183]/14)+[.H184]" office:value-type="float" office:value="2.47030895274611" calcext:value-type="float">
            <text:p>2.4703</text:p>
          </table:table-cell>
          <table:table-cell table:formula="of:=(100*([.J184]/[.I184]))" office:value-type="float" office:value="20.3687898577302" calcext:value-type="float">
            <text:p>20.3688</text:p>
          </table:table-cell>
          <table:table-cell table:formula="of:=(100*([.K184]/[.I184]))" office:value-type="float" office:value="25.1364131995174" calcext:value-type="float">
            <text:p>25.1364</text:p>
          </table:table-cell>
          <table:table-cell table:formula="of:=ABS([.L184]-[.M184])" office:value-type="float" office:value="4.76762334178718" calcext:value-type="float">
            <text:p>4.7676</text:p>
          </table:table-cell>
          <table:table-cell table:formula="of:=[.L184]+[.M184]" office:value-type="float" office:value="45.5052030572477" calcext:value-type="float">
            <text:p>45.5052</text:p>
          </table:table-cell>
          <table:table-cell table:formula="of:=(100*([.N184]/[.O184]))" office:value-type="float" office:value="10.4770949726107" calcext:value-type="float">
            <text:p>10.4771</text:p>
          </table:table-cell>
          <table:table-cell table:formula="of:=(([.Q183]*13)+[.P184])/14" office:value-type="float" office:value="26.6713296029162" calcext:value-type="float">
            <text:p>26.671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0-30" calcext:value-type="date">
            <text:p>30 Oct 09</text:p>
          </table:table-cell>
          <table:table-cell table:style-name="ce6" office:value-type="float" office:value="41.8526" calcext:value-type="float">
            <text:p>41.8526</text:p>
          </table:table-cell>
          <table:table-cell office:value-type="float" office:value="40.6313" calcext:value-type="float">
            <text:p>40.6313</text:p>
          </table:table-cell>
          <table:table-cell office:value-type="float" office:value="40.6711" calcext:value-type="float">
            <text:p>40.6711</text:p>
          </table:table-cell>
          <table:table-cell table:style-name="ce7" table:formula="of:=MAX([.C185]-[.D185];ABS([.C185]-[.E184]);ABS([.D185]-[.E184]))" office:value-type="float" office:value="1.2213" calcext:value-type="float">
            <text:p>1.2213</text:p>
          </table:table-cell>
          <table:table-cell table:formula="of:=IF([.C185]-[.C184]&gt;[.D184]-[.D185];MAX([.C185]-[.C184];0);0)" office:value-type="float" office:value="0" calcext:value-type="float">
            <text:p>0.0000</text:p>
          </table:table-cell>
          <table:table-cell table:formula="of:=IF([.D184]-[.D185]&gt;[.C185]-[.C184];MAX([.D184]-[.D185];0);0)" office:value-type="float" office:value="0.615699999999997" calcext:value-type="float">
            <text:p>0.6157</text:p>
          </table:table-cell>
          <table:table-cell table:formula="of:=[.I184]-([.I184]/14)+[.F185]" office:value-type="float" office:value="10.3469389487912" calcext:value-type="float">
            <text:p>10.3469</text:p>
          </table:table-cell>
          <table:table-cell table:style-name="ce6" table:formula="of:=[.J184]-([.J184]/14)+[.G185]" office:value-type="float" office:value="1.85878222065446" calcext:value-type="float">
            <text:p>1.8588</text:p>
          </table:table-cell>
          <table:table-cell table:style-name="ce6" table:formula="of:=[.K184]-([.K184]/14)+[.H185]" office:value-type="float" office:value="2.90955831326425" calcext:value-type="float">
            <text:p>2.9096</text:p>
          </table:table-cell>
          <table:table-cell table:formula="of:=(100*([.J185]/[.I185]))" office:value-type="float" office:value="17.9645615950176" calcext:value-type="float">
            <text:p>17.9646</text:p>
          </table:table-cell>
          <table:table-cell table:formula="of:=(100*([.K185]/[.I185]))" office:value-type="float" office:value="28.1199911168333" calcext:value-type="float">
            <text:p>28.1200</text:p>
          </table:table-cell>
          <table:table-cell table:formula="of:=ABS([.L185]-[.M185])" office:value-type="float" office:value="10.1554295218157" calcext:value-type="float">
            <text:p>10.1554</text:p>
          </table:table-cell>
          <table:table-cell table:formula="of:=[.L185]+[.M185]" office:value-type="float" office:value="46.0845527118509" calcext:value-type="float">
            <text:p>46.0846</text:p>
          </table:table-cell>
          <table:table-cell table:formula="of:=(100*([.N185]/[.O185]))" office:value-type="float" office:value="22.0365153271937" calcext:value-type="float">
            <text:p>22.0365</text:p>
          </table:table-cell>
          <table:table-cell table:formula="of:=(([.Q184]*13)+[.P185])/14" office:value-type="float" office:value="26.3402714403646" calcext:value-type="float">
            <text:p>26.340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02" calcext:value-type="date">
            <text:p>2 Nov 09</text:p>
          </table:table-cell>
          <table:table-cell table:style-name="ce6" office:value-type="float" office:value="41.2767" calcext:value-type="float">
            <text:p>41.2767</text:p>
          </table:table-cell>
          <table:table-cell office:value-type="float" office:value="40.3532" calcext:value-type="float">
            <text:p>40.3532</text:p>
          </table:table-cell>
          <table:table-cell office:value-type="float" office:value="40.8399" calcext:value-type="float">
            <text:p>40.8399</text:p>
          </table:table-cell>
          <table:table-cell table:style-name="ce7" table:formula="of:=MAX([.C186]-[.D186];ABS([.C186]-[.E185]);ABS([.D186]-[.E185]))" office:value-type="float" office:value="0.923499999999997" calcext:value-type="float">
            <text:p>0.9235</text:p>
          </table:table-cell>
          <table:table-cell table:formula="of:=IF([.C186]-[.C185]&gt;[.D185]-[.D186];MAX([.C186]-[.C185];0);0)" office:value-type="float" office:value="0" calcext:value-type="float">
            <text:p>0.0000</text:p>
          </table:table-cell>
          <table:table-cell table:formula="of:=IF([.D185]-[.D186]&gt;[.C186]-[.C185];MAX([.D185]-[.D186];0);0)" office:value-type="float" office:value="0.278100000000002" calcext:value-type="float">
            <text:p>0.2781</text:p>
          </table:table-cell>
          <table:table-cell table:formula="of:=[.I185]-([.I185]/14)+[.F186]" office:value-type="float" office:value="10.5313718810204" calcext:value-type="float">
            <text:p>10.5314</text:p>
          </table:table-cell>
          <table:table-cell table:style-name="ce6" table:formula="of:=[.J185]-([.J185]/14)+[.G186]" office:value-type="float" office:value="1.72601206203628" calcext:value-type="float">
            <text:p>1.7260</text:p>
          </table:table-cell>
          <table:table-cell table:style-name="ce6" table:formula="of:=[.K185]-([.K185]/14)+[.H186]" office:value-type="float" office:value="2.97983271945966" calcext:value-type="float">
            <text:p>2.9798</text:p>
          </table:table-cell>
          <table:table-cell table:formula="of:=(100*([.J186]/[.I186]))" office:value-type="float" office:value="16.3892423659153" calcext:value-type="float">
            <text:p>16.3892</text:p>
          </table:table-cell>
          <table:table-cell table:formula="of:=(100*([.K186]/[.I186]))" office:value-type="float" office:value="28.2948200208361" calcext:value-type="float">
            <text:p>28.2948</text:p>
          </table:table-cell>
          <table:table-cell table:formula="of:=ABS([.L186]-[.M186])" office:value-type="float" office:value="11.9055776549208" calcext:value-type="float">
            <text:p>11.9056</text:p>
          </table:table-cell>
          <table:table-cell table:formula="of:=[.L186]+[.M186]" office:value-type="float" office:value="44.6840623867514" calcext:value-type="float">
            <text:p>44.6841</text:p>
          </table:table-cell>
          <table:table-cell table:formula="of:=(100*([.N186]/[.O186]))" office:value-type="float" office:value="26.6439016933491" calcext:value-type="float">
            <text:p>26.6439</text:p>
          </table:table-cell>
          <table:table-cell table:formula="of:=(([.Q185]*13)+[.P186])/14" office:value-type="float" office:value="26.3619593155778" calcext:value-type="float">
            <text:p>26.362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03" calcext:value-type="date">
            <text:p>3 Nov 09</text:p>
          </table:table-cell>
          <table:table-cell table:style-name="ce6" office:value-type="float" office:value="41.0285" calcext:value-type="float">
            <text:p>41.0285</text:p>
          </table:table-cell>
          <table:table-cell office:value-type="float" office:value="40.5519" calcext:value-type="float">
            <text:p>40.5519</text:p>
          </table:table-cell>
          <table:table-cell office:value-type="float" office:value="40.9689" calcext:value-type="float">
            <text:p>40.9689</text:p>
          </table:table-cell>
          <table:table-cell table:style-name="ce7" table:formula="of:=MAX([.C187]-[.D187];ABS([.C187]-[.E186]);ABS([.D187]-[.E186]))" office:value-type="float" office:value="0.476599999999998" calcext:value-type="float">
            <text:p>0.4766</text:p>
          </table:table-cell>
          <table:table-cell table:formula="of:=IF([.C187]-[.C186]&gt;[.D186]-[.D187];MAX([.C187]-[.C186];0);0)" office:value-type="float" office:value="0" calcext:value-type="float">
            <text:p>0.0000</text:p>
          </table:table-cell>
          <table:table-cell table:formula="of:=IF([.D186]-[.D187]&gt;[.C187]-[.C186];MAX([.D186]-[.D187];0);0)" office:value-type="float" office:value="0" calcext:value-type="float">
            <text:p>0.0000</text:p>
          </table:table-cell>
          <table:table-cell table:formula="of:=[.I186]-([.I186]/14)+[.F187]" office:value-type="float" office:value="10.2557310323761" calcext:value-type="float">
            <text:p>10.2557</text:p>
          </table:table-cell>
          <table:table-cell table:style-name="ce6" table:formula="of:=[.J186]-([.J186]/14)+[.G187]" office:value-type="float" office:value="1.60272548617655" calcext:value-type="float">
            <text:p>1.6027</text:p>
          </table:table-cell>
          <table:table-cell table:style-name="ce6" table:formula="of:=[.K186]-([.K186]/14)+[.H187]" office:value-type="float" office:value="2.76698752521254" calcext:value-type="float">
            <text:p>2.7670</text:p>
          </table:table-cell>
          <table:table-cell table:formula="of:=(100*([.J187]/[.I187]))" office:value-type="float" office:value="15.6276084183267" calcext:value-type="float">
            <text:p>15.6276</text:p>
          </table:table-cell>
          <table:table-cell table:formula="of:=(100*([.K187]/[.I187]))" office:value-type="float" office:value="26.9799150979828" calcext:value-type="float">
            <text:p>26.9799</text:p>
          </table:table-cell>
          <table:table-cell table:formula="of:=ABS([.L187]-[.M187])" office:value-type="float" office:value="11.3523066796561" calcext:value-type="float">
            <text:p>11.3523</text:p>
          </table:table-cell>
          <table:table-cell table:formula="of:=[.L187]+[.M187]" office:value-type="float" office:value="42.6075235163096" calcext:value-type="float">
            <text:p>42.6075</text:p>
          </table:table-cell>
          <table:table-cell table:formula="of:=(100*([.N187]/[.O187]))" office:value-type="float" office:value="26.6439016933491" calcext:value-type="float">
            <text:p>26.6439</text:p>
          </table:table-cell>
          <table:table-cell table:formula="of:=(([.Q186]*13)+[.P187])/14" office:value-type="float" office:value="26.3820980568471" calcext:value-type="float">
            <text:p>26.382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04" calcext:value-type="date">
            <text:p>4 Nov 09</text:p>
          </table:table-cell>
          <table:table-cell table:style-name="ce6" office:value-type="float" office:value="41.5747" calcext:value-type="float">
            <text:p>41.5747</text:p>
          </table:table-cell>
          <table:table-cell office:value-type="float" office:value="40.9888" calcext:value-type="float">
            <text:p>40.9888</text:p>
          </table:table-cell>
          <table:table-cell office:value-type="float" office:value="41.0384" calcext:value-type="float">
            <text:p>41.0384</text:p>
          </table:table-cell>
          <table:table-cell table:style-name="ce7" table:formula="of:=MAX([.C188]-[.D188];ABS([.C188]-[.E187]);ABS([.D188]-[.E187]))" office:value-type="float" office:value="0.605800000000002" calcext:value-type="float">
            <text:p>0.6058</text:p>
          </table:table-cell>
          <table:table-cell table:formula="of:=IF([.C188]-[.C187]&gt;[.D187]-[.D188];MAX([.C188]-[.C187];0);0)" office:value-type="float" office:value="0.546199999999999" calcext:value-type="float">
            <text:p>0.5462</text:p>
          </table:table-cell>
          <table:table-cell table:formula="of:=IF([.D187]-[.D188]&gt;[.C188]-[.C187];MAX([.D187]-[.D188];0);0)" office:value-type="float" office:value="0" calcext:value-type="float">
            <text:p>0.0000</text:p>
          </table:table-cell>
          <table:table-cell table:formula="of:=[.I187]-([.I187]/14)+[.F188]" office:value-type="float" office:value="10.1289788157778" calcext:value-type="float">
            <text:p>10.1290</text:p>
          </table:table-cell>
          <table:table-cell table:style-name="ce6" table:formula="of:=[.J187]-([.J187]/14)+[.G188]" office:value-type="float" office:value="2.03444509430679" calcext:value-type="float">
            <text:p>2.0344</text:p>
          </table:table-cell>
          <table:table-cell table:style-name="ce6" table:formula="of:=[.K187]-([.K187]/14)+[.H188]" office:value-type="float" office:value="2.56934555912593" calcext:value-type="float">
            <text:p>2.5693</text:p>
          </table:table-cell>
          <table:table-cell table:formula="of:=(100*([.J188]/[.I188]))" office:value-type="float" office:value="20.0853919364286" calcext:value-type="float">
            <text:p>20.0854</text:p>
          </table:table-cell>
          <table:table-cell table:formula="of:=(100*([.K188]/[.I188]))" office:value-type="float" office:value="25.3662842607953" calcext:value-type="float">
            <text:p>25.3663</text:p>
          </table:table-cell>
          <table:table-cell table:formula="of:=ABS([.L188]-[.M188])" office:value-type="float" office:value="5.28089232436668" calcext:value-type="float">
            <text:p>5.2809</text:p>
          </table:table-cell>
          <table:table-cell table:formula="of:=[.L188]+[.M188]" office:value-type="float" office:value="45.451676197224" calcext:value-type="float">
            <text:p>45.4517</text:p>
          </table:table-cell>
          <table:table-cell table:formula="of:=(100*([.N188]/[.O188]))" office:value-type="float" office:value="11.6186965282685" calcext:value-type="float">
            <text:p>11.6187</text:p>
          </table:table-cell>
          <table:table-cell table:formula="of:=(([.Q187]*13)+[.P188])/14" office:value-type="float" office:value="25.3275693762344" calcext:value-type="float">
            <text:p>25.327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05" calcext:value-type="date">
            <text:p>5 Nov 09</text:p>
          </table:table-cell>
          <table:table-cell table:style-name="ce6" office:value-type="float" office:value="42.1009" calcext:value-type="float">
            <text:p>42.1009</text:p>
          </table:table-cell>
          <table:table-cell office:value-type="float" office:value="41.4852" calcext:value-type="float">
            <text:p>41.4852</text:p>
          </table:table-cell>
          <table:table-cell office:value-type="float" office:value="42.0512" calcext:value-type="float">
            <text:p>42.0512</text:p>
          </table:table-cell>
          <table:table-cell table:style-name="ce7" table:formula="of:=MAX([.C189]-[.D189];ABS([.C189]-[.E188]);ABS([.D189]-[.E188]))" office:value-type="float" office:value="1.0625" calcext:value-type="float">
            <text:p>1.0625</text:p>
          </table:table-cell>
          <table:table-cell table:formula="of:=IF([.C189]-[.C188]&gt;[.D188]-[.D189];MAX([.C189]-[.C188];0);0)" office:value-type="float" office:value="0.526200000000003" calcext:value-type="float">
            <text:p>0.5262</text:p>
          </table:table-cell>
          <table:table-cell table:formula="of:=IF([.D188]-[.D189]&gt;[.C189]-[.C188];MAX([.D188]-[.D189];0);0)" office:value-type="float" office:value="0" calcext:value-type="float">
            <text:p>0.0000</text:p>
          </table:table-cell>
          <table:table-cell table:formula="of:=[.I188]-([.I188]/14)+[.F189]" office:value-type="float" office:value="10.4679803289365" calcext:value-type="float">
            <text:p>10.4680</text:p>
          </table:table-cell>
          <table:table-cell table:style-name="ce6" table:formula="of:=[.J188]-([.J188]/14)+[.G189]" office:value-type="float" office:value="2.4153275875706" calcext:value-type="float">
            <text:p>2.4153</text:p>
          </table:table-cell>
          <table:table-cell table:style-name="ce6" table:formula="of:=[.K188]-([.K188]/14)+[.H189]" office:value-type="float" office:value="2.38582087633122" calcext:value-type="float">
            <text:p>2.3858</text:p>
          </table:table-cell>
          <table:table-cell table:formula="of:=(100*([.J189]/[.I189]))" office:value-type="float" office:value="23.0734822924145" calcext:value-type="float">
            <text:p>23.0735</text:p>
          </table:table-cell>
          <table:table-cell table:formula="of:=(100*([.K189]/[.I189]))" office:value-type="float" office:value="22.7916064165322" calcext:value-type="float">
            <text:p>22.7916</text:p>
          </table:table-cell>
          <table:table-cell table:formula="of:=ABS([.L189]-[.M189])" office:value-type="float" office:value="0.281875875882303" calcext:value-type="float">
            <text:p>0.2819</text:p>
          </table:table-cell>
          <table:table-cell table:formula="of:=[.L189]+[.M189]" office:value-type="float" office:value="45.8650887089467" calcext:value-type="float">
            <text:p>45.8651</text:p>
          </table:table-cell>
          <table:table-cell table:formula="of:=(100*([.N189]/[.O189]))" office:value-type="float" office:value="0.614576105305382" calcext:value-type="float">
            <text:p>0.6146</text:p>
          </table:table-cell>
          <table:table-cell table:formula="of:=(([.Q188]*13)+[.P189])/14" office:value-type="float" office:value="23.562355571168" calcext:value-type="float">
            <text:p>23.562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06" calcext:value-type="date">
            <text:p>6 Nov 09</text:p>
          </table:table-cell>
          <table:table-cell table:style-name="ce6" office:value-type="float" office:value="42.3492" calcext:value-type="float">
            <text:p>42.3492</text:p>
          </table:table-cell>
          <table:table-cell office:value-type="float" office:value="41.7832" calcext:value-type="float">
            <text:p>41.7832</text:p>
          </table:table-cell>
          <table:table-cell office:value-type="float" office:value="42.2995" calcext:value-type="float">
            <text:p>42.2995</text:p>
          </table:table-cell>
          <table:table-cell table:style-name="ce7" table:formula="of:=MAX([.C190]-[.D190];ABS([.C190]-[.E189]);ABS([.D190]-[.E189]))" office:value-type="float" office:value="0.566000000000003" calcext:value-type="float">
            <text:p>0.5660</text:p>
          </table:table-cell>
          <table:table-cell table:formula="of:=IF([.C190]-[.C189]&gt;[.D189]-[.D190];MAX([.C190]-[.C189];0);0)" office:value-type="float" office:value="0.2483" calcext:value-type="float">
            <text:p>0.2483</text:p>
          </table:table-cell>
          <table:table-cell table:formula="of:=IF([.D189]-[.D190]&gt;[.C190]-[.C189];MAX([.D189]-[.D190];0);0)" office:value-type="float" office:value="0" calcext:value-type="float">
            <text:p>0.0000</text:p>
          </table:table-cell>
          <table:table-cell table:formula="of:=[.I189]-([.I189]/14)+[.F190]" office:value-type="float" office:value="10.2862674482982" calcext:value-type="float">
            <text:p>10.2863</text:p>
          </table:table-cell>
          <table:table-cell table:style-name="ce6" table:formula="of:=[.J189]-([.J189]/14)+[.G190]" office:value-type="float" office:value="2.49110418845841" calcext:value-type="float">
            <text:p>2.4911</text:p>
          </table:table-cell>
          <table:table-cell table:style-name="ce6" table:formula="of:=[.K189]-([.K189]/14)+[.H190]" office:value-type="float" office:value="2.21540509945042" calcext:value-type="float">
            <text:p>2.2154</text:p>
          </table:table-cell>
          <table:table-cell table:formula="of:=(100*([.J190]/[.I190]))" office:value-type="float" office:value="24.2177660748122" calcext:value-type="float">
            <text:p>24.2178</text:p>
          </table:table-cell>
          <table:table-cell table:formula="of:=(100*([.K190]/[.I190]))" office:value-type="float" office:value="21.5375024087765" calcext:value-type="float">
            <text:p>21.5375</text:p>
          </table:table-cell>
          <table:table-cell table:formula="of:=ABS([.L190]-[.M190])" office:value-type="float" office:value="2.6802636660357" calcext:value-type="float">
            <text:p>2.6803</text:p>
          </table:table-cell>
          <table:table-cell table:formula="of:=[.L190]+[.M190]" office:value-type="float" office:value="45.7552684835888" calcext:value-type="float">
            <text:p>45.7553</text:p>
          </table:table-cell>
          <table:table-cell table:formula="of:=(100*([.N190]/[.O190]))" office:value-type="float" office:value="5.85782524038087" calcext:value-type="float">
            <text:p>5.8578</text:p>
          </table:table-cell>
          <table:table-cell table:formula="of:=(([.Q189]*13)+[.P190])/14" office:value-type="float" office:value="22.2977462618261" calcext:value-type="float">
            <text:p>22.297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09" calcext:value-type="date">
            <text:p>9 Nov 09</text:p>
          </table:table-cell>
          <table:table-cell table:style-name="ce6" office:value-type="float" office:value="43.2129" calcext:value-type="float">
            <text:p>43.2129</text:p>
          </table:table-cell>
          <table:table-cell office:value-type="float" office:value="42.5775" calcext:value-type="float">
            <text:p>42.5775</text:p>
          </table:table-cell>
          <table:table-cell office:value-type="float" office:value="43.203" calcext:value-type="float">
            <text:p>43.2030</text:p>
          </table:table-cell>
          <table:table-cell table:style-name="ce7" table:formula="of:=MAX([.C191]-[.D191];ABS([.C191]-[.E190]);ABS([.D191]-[.E190]))" office:value-type="float" office:value="0.913399999999996" calcext:value-type="float">
            <text:p>0.9134</text:p>
          </table:table-cell>
          <table:table-cell table:formula="of:=IF([.C191]-[.C190]&gt;[.D190]-[.D191];MAX([.C191]-[.C190];0);0)" office:value-type="float" office:value="0.863699999999994" calcext:value-type="float">
            <text:p>0.8637</text:p>
          </table:table-cell>
          <table:table-cell table:formula="of:=IF([.D190]-[.D191]&gt;[.C191]-[.C190];MAX([.D190]-[.D191];0);0)" office:value-type="float" office:value="0" calcext:value-type="float">
            <text:p>0.0000</text:p>
          </table:table-cell>
          <table:table-cell table:formula="of:=[.I190]-([.I190]/14)+[.F191]" office:value-type="float" office:value="10.464934059134" calcext:value-type="float">
            <text:p>10.4649</text:p>
          </table:table-cell>
          <table:table-cell table:style-name="ce6" table:formula="of:=[.J190]-([.J190]/14)+[.G191]" office:value-type="float" office:value="3.17686817499709" calcext:value-type="float">
            <text:p>3.1769</text:p>
          </table:table-cell>
          <table:table-cell table:style-name="ce6" table:formula="of:=[.K190]-([.K190]/14)+[.H191]" office:value-type="float" office:value="2.0571618780611" calcext:value-type="float">
            <text:p>2.0572</text:p>
          </table:table-cell>
          <table:table-cell table:formula="of:=(100*([.J191]/[.I191]))" office:value-type="float" office:value="30.3572689234888" calcext:value-type="float">
            <text:p>30.3573</text:p>
          </table:table-cell>
          <table:table-cell table:formula="of:=(100*([.K191]/[.I191]))" office:value-type="float" office:value="19.6576668943802" calcext:value-type="float">
            <text:p>19.6577</text:p>
          </table:table-cell>
          <table:table-cell table:formula="of:=ABS([.L191]-[.M191])" office:value-type="float" office:value="10.6996020291087" calcext:value-type="float">
            <text:p>10.6996</text:p>
          </table:table-cell>
          <table:table-cell table:formula="of:=[.L191]+[.M191]" office:value-type="float" office:value="50.014935817869" calcext:value-type="float">
            <text:p>50.0149</text:p>
          </table:table-cell>
          <table:table-cell table:formula="of:=(100*([.N191]/[.O191]))" office:value-type="float" office:value="21.3928136748423" calcext:value-type="float">
            <text:p>21.3928</text:p>
          </table:table-cell>
          <table:table-cell table:formula="of:=(([.Q190]*13)+[.P191])/14" office:value-type="float" office:value="22.2331082198987" calcext:value-type="float">
            <text:p>22.233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10" calcext:value-type="date">
            <text:p>10 Nov 09</text:p>
          </table:table-cell>
          <table:table-cell table:style-name="ce6" office:value-type="float" office:value="43.4627" calcext:value-type="float">
            <text:p>43.4627</text:p>
          </table:table-cell>
          <table:table-cell office:value-type="float" office:value="43.0938" calcext:value-type="float">
            <text:p>43.0938</text:p>
          </table:table-cell>
          <table:table-cell office:value-type="float" office:value="43.3122" calcext:value-type="float">
            <text:p>43.3122</text:p>
          </table:table-cell>
          <table:table-cell table:style-name="ce7" table:formula="of:=MAX([.C192]-[.D192];ABS([.C192]-[.E191]);ABS([.D192]-[.E191]))" office:value-type="float" office:value="0.368899999999996" calcext:value-type="float">
            <text:p>0.3689</text:p>
          </table:table-cell>
          <table:table-cell table:formula="of:=IF([.C192]-[.C191]&gt;[.D191]-[.D192];MAX([.C192]-[.C191];0);0)" office:value-type="float" office:value="0.2498" calcext:value-type="float">
            <text:p>0.2498</text:p>
          </table:table-cell>
          <table:table-cell table:formula="of:=IF([.D191]-[.D192]&gt;[.C192]-[.C191];MAX([.D191]-[.D192];0);0)" office:value-type="float" office:value="0" calcext:value-type="float">
            <text:p>0.0000</text:p>
          </table:table-cell>
          <table:table-cell table:formula="of:=[.I191]-([.I191]/14)+[.F192]" office:value-type="float" office:value="10.0863387691959" calcext:value-type="float">
            <text:p>10.0863</text:p>
          </table:table-cell>
          <table:table-cell table:style-name="ce6" table:formula="of:=[.J191]-([.J191]/14)+[.G192]" office:value-type="float" office:value="3.19974901964016" calcext:value-type="float">
            <text:p>3.1997</text:p>
          </table:table-cell>
          <table:table-cell table:style-name="ce6" table:formula="of:=[.K191]-([.K191]/14)+[.H192]" office:value-type="float" office:value="1.91022174391388" calcext:value-type="float">
            <text:p>1.9102</text:p>
          </table:table-cell>
          <table:table-cell table:formula="of:=(100*([.J192]/[.I192]))" office:value-type="float" office:value="31.7235926024251" calcext:value-type="float">
            <text:p>31.7236</text:p>
          </table:table-cell>
          <table:table-cell table:formula="of:=(100*([.K192]/[.I192]))" office:value-type="float" office:value="18.9387030083481" calcext:value-type="float">
            <text:p>18.9387</text:p>
          </table:table-cell>
          <table:table-cell table:formula="of:=ABS([.L192]-[.M192])" office:value-type="float" office:value="12.784889594077" calcext:value-type="float">
            <text:p>12.7849</text:p>
          </table:table-cell>
          <table:table-cell table:formula="of:=[.L192]+[.M192]" office:value-type="float" office:value="50.6622956107732" calcext:value-type="float">
            <text:p>50.6623</text:p>
          </table:table-cell>
          <table:table-cell table:formula="of:=(100*([.N192]/[.O192]))" office:value-type="float" office:value="25.235511813954" calcext:value-type="float">
            <text:p>25.2355</text:p>
          </table:table-cell>
          <table:table-cell table:formula="of:=(([.Q191]*13)+[.P192])/14" office:value-type="float" office:value="22.4475656194741" calcext:value-type="float">
            <text:p>22.447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11" calcext:value-type="date">
            <text:p>11 Nov 09</text:p>
          </table:table-cell>
          <table:table-cell table:style-name="ce6" office:value-type="float" office:value="43.8286" calcext:value-type="float">
            <text:p>43.8286</text:p>
          </table:table-cell>
          <table:table-cell office:value-type="float" office:value="43.3024" calcext:value-type="float">
            <text:p>43.3024</text:p>
          </table:table-cell>
          <table:table-cell office:value-type="float" office:value="43.5903" calcext:value-type="float">
            <text:p>43.5903</text:p>
          </table:table-cell>
          <table:table-cell table:style-name="ce7" table:formula="of:=MAX([.C193]-[.D193];ABS([.C193]-[.E192]);ABS([.D193]-[.E192]))" office:value-type="float" office:value="0.526200000000003" calcext:value-type="float">
            <text:p>0.5262</text:p>
          </table:table-cell>
          <table:table-cell table:formula="of:=IF([.C193]-[.C192]&gt;[.D192]-[.D193];MAX([.C193]-[.C192];0);0)" office:value-type="float" office:value="0.365900000000003" calcext:value-type="float">
            <text:p>0.3659</text:p>
          </table:table-cell>
          <table:table-cell table:formula="of:=IF([.D192]-[.D193]&gt;[.C193]-[.C192];MAX([.D192]-[.D193];0);0)" office:value-type="float" office:value="0" calcext:value-type="float">
            <text:p>0.0000</text:p>
          </table:table-cell>
          <table:table-cell table:formula="of:=[.I192]-([.I192]/14)+[.F193]" office:value-type="float" office:value="9.8920859999676" calcext:value-type="float">
            <text:p>9.8921</text:p>
          </table:table-cell>
          <table:table-cell table:style-name="ce6" table:formula="of:=[.J192]-([.J192]/14)+[.G193]" office:value-type="float" office:value="3.33709551823729" calcext:value-type="float">
            <text:p>3.3371</text:p>
          </table:table-cell>
          <table:table-cell table:style-name="ce6" table:formula="of:=[.K192]-([.K192]/14)+[.H193]" office:value-type="float" office:value="1.77377733363432" calcext:value-type="float">
            <text:p>1.7738</text:p>
          </table:table-cell>
          <table:table-cell table:formula="of:=(100*([.J193]/[.I193]))" office:value-type="float" office:value="33.7350030948803" calcext:value-type="float">
            <text:p>33.7350</text:p>
          </table:table-cell>
          <table:table-cell table:formula="of:=(100*([.K193]/[.I193]))" office:value-type="float" office:value="17.9312769181356" calcext:value-type="float">
            <text:p>17.9313</text:p>
          </table:table-cell>
          <table:table-cell table:formula="of:=ABS([.L193]-[.M193])" office:value-type="float" office:value="15.8037261767447" calcext:value-type="float">
            <text:p>15.8037</text:p>
          </table:table-cell>
          <table:table-cell table:formula="of:=[.L193]+[.M193]" office:value-type="float" office:value="51.6662800130159" calcext:value-type="float">
            <text:p>51.6663</text:p>
          </table:table-cell>
          <table:table-cell table:formula="of:=(100*([.N193]/[.O193]))" office:value-type="float" office:value="30.5880860258631" calcext:value-type="float">
            <text:p>30.5881</text:p>
          </table:table-cell>
          <table:table-cell table:formula="of:=(([.Q192]*13)+[.P193])/14" office:value-type="float" office:value="23.0290313627876" calcext:value-type="float">
            <text:p>23.029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12" calcext:value-type="date">
            <text:p>12 Nov 09</text:p>
          </table:table-cell>
          <table:table-cell table:style-name="ce6" office:value-type="float" office:value="43.8484" calcext:value-type="float">
            <text:p>43.8484</text:p>
          </table:table-cell>
          <table:table-cell office:value-type="float" office:value="43.2428" calcext:value-type="float">
            <text:p>43.2428</text:p>
          </table:table-cell>
          <table:table-cell office:value-type="float" office:value="43.3421" calcext:value-type="float">
            <text:p>43.3421</text:p>
          </table:table-cell>
          <table:table-cell table:style-name="ce7" table:formula="of:=MAX([.C194]-[.D194];ABS([.C194]-[.E193]);ABS([.D194]-[.E193]))" office:value-type="float" office:value="0.605599999999996" calcext:value-type="float">
            <text:p>0.6056</text:p>
          </table:table-cell>
          <table:table-cell table:formula="of:=IF([.C194]-[.C193]&gt;[.D193]-[.D194];MAX([.C194]-[.C193];0);0)" office:value-type="float" office:value="0" calcext:value-type="float">
            <text:p>0.0000</text:p>
          </table:table-cell>
          <table:table-cell table:formula="of:=IF([.D193]-[.D194]&gt;[.C194]-[.C193];MAX([.D193]-[.D194];0);0)" office:value-type="float" office:value="0.0595999999999961" calcext:value-type="float">
            <text:p>0.0596</text:p>
          </table:table-cell>
          <table:table-cell table:formula="of:=[.I193]-([.I193]/14)+[.F194]" office:value-type="float" office:value="9.79110842854134" calcext:value-type="float">
            <text:p>9.7911</text:p>
          </table:table-cell>
          <table:table-cell table:style-name="ce6" table:formula="of:=[.J193]-([.J193]/14)+[.G194]" office:value-type="float" office:value="3.09873155264891" calcext:value-type="float">
            <text:p>3.0987</text:p>
          </table:table-cell>
          <table:table-cell table:style-name="ce6" table:formula="of:=[.K193]-([.K193]/14)+[.H194]" office:value-type="float" office:value="1.70667895266044" calcext:value-type="float">
            <text:p>1.7067</text:p>
          </table:table-cell>
          <table:table-cell table:formula="of:=(100*([.J194]/[.I194]))" office:value-type="float" office:value="31.6484244379934" calcext:value-type="float">
            <text:p>31.6484</text:p>
          </table:table-cell>
          <table:table-cell table:formula="of:=(100*([.K194]/[.I194]))" office:value-type="float" office:value="17.4309064710735" calcext:value-type="float">
            <text:p>17.4309</text:p>
          </table:table-cell>
          <table:table-cell table:formula="of:=ABS([.L194]-[.M194])" office:value-type="float" office:value="14.21751796692" calcext:value-type="float">
            <text:p>14.2175</text:p>
          </table:table-cell>
          <table:table-cell table:formula="of:=[.L194]+[.M194]" office:value-type="float" office:value="49.0793309090669" calcext:value-type="float">
            <text:p>49.0793</text:p>
          </table:table-cell>
          <table:table-cell table:formula="of:=(100*([.N194]/[.O194]))" office:value-type="float" office:value="28.9684429342809" calcext:value-type="float">
            <text:p>28.9684</text:p>
          </table:table-cell>
          <table:table-cell table:formula="of:=(([.Q193]*13)+[.P194])/14" office:value-type="float" office:value="23.4532750464657" calcext:value-type="float">
            <text:p>23.453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13" calcext:value-type="date">
            <text:p>13 Nov 09</text:p>
          </table:table-cell>
          <table:table-cell table:style-name="ce6" office:value-type="float" office:value="43.8286" calcext:value-type="float">
            <text:p>43.8286</text:p>
          </table:table-cell>
          <table:table-cell office:value-type="float" office:value="43.3221" calcext:value-type="float">
            <text:p>43.3221</text:p>
          </table:table-cell>
          <table:table-cell office:value-type="float" office:value="43.6995" calcext:value-type="float">
            <text:p>43.6995</text:p>
          </table:table-cell>
          <table:table-cell table:style-name="ce7" table:formula="of:=MAX([.C195]-[.D195];ABS([.C195]-[.E194]);ABS([.D195]-[.E194]))" office:value-type="float" office:value="0.506500000000003" calcext:value-type="float">
            <text:p>0.5065</text:p>
          </table:table-cell>
          <table:table-cell table:formula="of:=IF([.C195]-[.C194]&gt;[.D194]-[.D195];MAX([.C195]-[.C194];0);0)" office:value-type="float" office:value="0" calcext:value-type="float">
            <text:p>0.0000</text:p>
          </table:table-cell>
          <table:table-cell table:formula="of:=IF([.D194]-[.D195]&gt;[.C195]-[.C194];MAX([.D194]-[.D195];0);0)" office:value-type="float" office:value="0" calcext:value-type="float">
            <text:p>0.0000</text:p>
          </table:table-cell>
          <table:table-cell table:formula="of:=[.I194]-([.I194]/14)+[.F195]" office:value-type="float" office:value="9.59824354078839" calcext:value-type="float">
            <text:p>9.5982</text:p>
          </table:table-cell>
          <table:table-cell table:style-name="ce6" table:formula="of:=[.J194]-([.J194]/14)+[.G195]" office:value-type="float" office:value="2.87739358460256" calcext:value-type="float">
            <text:p>2.8774</text:p>
          </table:table-cell>
          <table:table-cell table:style-name="ce6" table:formula="of:=[.K194]-([.K194]/14)+[.H195]" office:value-type="float" office:value="1.58477331318469" calcext:value-type="float">
            <text:p>1.5848</text:p>
          </table:table-cell>
          <table:table-cell table:formula="of:=(100*([.J195]/[.I195]))" office:value-type="float" office:value="29.9783348106857" calcext:value-type="float">
            <text:p>29.9783</text:p>
          </table:table-cell>
          <table:table-cell table:formula="of:=(100*([.K195]/[.I195]))" office:value-type="float" office:value="16.511076286511" calcext:value-type="float">
            <text:p>16.5111</text:p>
          </table:table-cell>
          <table:table-cell table:formula="of:=ABS([.L195]-[.M195])" office:value-type="float" office:value="13.4672585241747" calcext:value-type="float">
            <text:p>13.4673</text:p>
          </table:table-cell>
          <table:table-cell table:formula="of:=[.L195]+[.M195]" office:value-type="float" office:value="46.4894110971968" calcext:value-type="float">
            <text:p>46.4894</text:p>
          </table:table-cell>
          <table:table-cell table:formula="of:=(100*([.N195]/[.O195]))" office:value-type="float" office:value="28.9684429342809" calcext:value-type="float">
            <text:p>28.9684</text:p>
          </table:table-cell>
          <table:table-cell table:formula="of:=(([.Q194]*13)+[.P195])/14" office:value-type="float" office:value="23.847215609881" calcext:value-type="float">
            <text:p>23.847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16" calcext:value-type="date">
            <text:p>16 Nov 09</text:p>
          </table:table-cell>
          <table:table-cell table:style-name="ce6" office:value-type="float" office:value="44.335" calcext:value-type="float">
            <text:p>44.3350</text:p>
          </table:table-cell>
          <table:table-cell office:value-type="float" office:value="43.8088" calcext:value-type="float">
            <text:p>43.8088</text:p>
          </table:table-cell>
          <table:table-cell office:value-type="float" office:value="44.1464" calcext:value-type="float">
            <text:p>44.1464</text:p>
          </table:table-cell>
          <table:table-cell table:style-name="ce7" table:formula="of:=MAX([.C196]-[.D196];ABS([.C196]-[.E195]);ABS([.D196]-[.E195]))" office:value-type="float" office:value="0.6355" calcext:value-type="float">
            <text:p>0.6355</text:p>
          </table:table-cell>
          <table:table-cell table:formula="of:=IF([.C196]-[.C195]&gt;[.D195]-[.D196];MAX([.C196]-[.C195];0);0)" office:value-type="float" office:value="0.506399999999999" calcext:value-type="float">
            <text:p>0.5064</text:p>
          </table:table-cell>
          <table:table-cell table:formula="of:=IF([.D195]-[.D196]&gt;[.C196]-[.C195];MAX([.D195]-[.D196];0);0)" office:value-type="float" office:value="0" calcext:value-type="float">
            <text:p>0.0000</text:p>
          </table:table-cell>
          <table:table-cell table:formula="of:=[.I195]-([.I195]/14)+[.F196]" office:value-type="float" office:value="9.54815471644636" calcext:value-type="float">
            <text:p>9.5482</text:p>
          </table:table-cell>
          <table:table-cell table:style-name="ce6" table:formula="of:=[.J195]-([.J195]/14)+[.G196]" office:value-type="float" office:value="3.17826547141666" calcext:value-type="float">
            <text:p>3.1783</text:p>
          </table:table-cell>
          <table:table-cell table:style-name="ce6" table:formula="of:=[.K195]-([.K195]/14)+[.H196]" office:value-type="float" office:value="1.47157521938578" calcext:value-type="float">
            <text:p>1.4716</text:p>
          </table:table-cell>
          <table:table-cell table:formula="of:=(100*([.J196]/[.I196]))" office:value-type="float" office:value="33.2866984857526" calcext:value-type="float">
            <text:p>33.2867</text:p>
          </table:table-cell>
          <table:table-cell table:formula="of:=(100*([.K196]/[.I196]))" office:value-type="float" office:value="15.4121425876253" calcext:value-type="float">
            <text:p>15.4121</text:p>
          </table:table-cell>
          <table:table-cell table:formula="of:=ABS([.L196]-[.M196])" office:value-type="float" office:value="17.8745558981273" calcext:value-type="float">
            <text:p>17.8746</text:p>
          </table:table-cell>
          <table:table-cell table:formula="of:=[.L196]+[.M196]" office:value-type="float" office:value="48.6988410733779" calcext:value-type="float">
            <text:p>48.6988</text:p>
          </table:table-cell>
          <table:table-cell table:formula="of:=(100*([.N196]/[.O196]))" office:value-type="float" office:value="36.7042736626822" calcext:value-type="float">
            <text:p>36.7043</text:p>
          </table:table-cell>
          <table:table-cell table:formula="of:=(([.Q195]*13)+[.P196])/14" office:value-type="float" office:value="24.7655768993668" calcext:value-type="float">
            <text:p>24.765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17" calcext:value-type="date">
            <text:p>17 Nov 09</text:p>
          </table:table-cell>
          <table:table-cell table:style-name="ce6" office:value-type="float" office:value="44.2854" calcext:value-type="float">
            <text:p>44.2854</text:p>
          </table:table-cell>
          <table:table-cell office:value-type="float" office:value="43.9378" calcext:value-type="float">
            <text:p>43.9378</text:p>
          </table:table-cell>
          <table:table-cell office:value-type="float" office:value="44.2854" calcext:value-type="float">
            <text:p>44.2854</text:p>
          </table:table-cell>
          <table:table-cell table:style-name="ce7" table:formula="of:=MAX([.C197]-[.D197];ABS([.C197]-[.E196]);ABS([.D197]-[.E196]))" office:value-type="float" office:value="0.3476" calcext:value-type="float">
            <text:p>0.3476</text:p>
          </table:table-cell>
          <table:table-cell table:formula="of:=IF([.C197]-[.C196]&gt;[.D196]-[.D197];MAX([.C197]-[.C196];0);0)" office:value-type="float" office:value="0" calcext:value-type="float">
            <text:p>0.0000</text:p>
          </table:table-cell>
          <table:table-cell table:formula="of:=IF([.D196]-[.D197]&gt;[.C197]-[.C196];MAX([.D196]-[.D197];0);0)" office:value-type="float" office:value="0" calcext:value-type="float">
            <text:p>0.0000</text:p>
          </table:table-cell>
          <table:table-cell table:formula="of:=[.I196]-([.I196]/14)+[.F197]" office:value-type="float" office:value="9.21374366527162" calcext:value-type="float">
            <text:p>9.2137</text:p>
          </table:table-cell>
          <table:table-cell table:style-name="ce6" table:formula="of:=[.J196]-([.J196]/14)+[.G197]" office:value-type="float" office:value="2.95124650917262" calcext:value-type="float">
            <text:p>2.9512</text:p>
          </table:table-cell>
          <table:table-cell table:style-name="ce6" table:formula="of:=[.K196]-([.K196]/14)+[.H197]" office:value-type="float" office:value="1.36646270371537" calcext:value-type="float">
            <text:p>1.3665</text:p>
          </table:table-cell>
          <table:table-cell table:formula="of:=(100*([.J197]/[.I197]))" office:value-type="float" office:value="32.0309161659927" calcext:value-type="float">
            <text:p>32.0309</text:p>
          </table:table-cell>
          <table:table-cell table:formula="of:=(100*([.K197]/[.I197]))" office:value-type="float" office:value="14.8307002382303" calcext:value-type="float">
            <text:p>14.8307</text:p>
          </table:table-cell>
          <table:table-cell table:formula="of:=ABS([.L197]-[.M197])" office:value-type="float" office:value="17.2002159277624" calcext:value-type="float">
            <text:p>17.2002</text:p>
          </table:table-cell>
          <table:table-cell table:formula="of:=[.L197]+[.M197]" office:value-type="float" office:value="46.861616404223" calcext:value-type="float">
            <text:p>46.8616</text:p>
          </table:table-cell>
          <table:table-cell table:formula="of:=(100*([.N197]/[.O197]))" office:value-type="float" office:value="36.7042736626822" calcext:value-type="float">
            <text:p>36.7043</text:p>
          </table:table-cell>
          <table:table-cell table:formula="of:=(([.Q196]*13)+[.P197])/14" office:value-type="float" office:value="25.6183409538894" calcext:value-type="float">
            <text:p>25.618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18" calcext:value-type="date">
            <text:p>18 Nov 09</text:p>
          </table:table-cell>
          <table:table-cell table:style-name="ce6" office:value-type="float" office:value="44.1761" calcext:value-type="float">
            <text:p>44.1761</text:p>
          </table:table-cell>
          <table:table-cell office:value-type="float" office:value="43.7392" calcext:value-type="float">
            <text:p>43.7392</text:p>
          </table:table-cell>
          <table:table-cell office:value-type="float" office:value="44.0401" calcext:value-type="float">
            <text:p>44.0401</text:p>
          </table:table-cell>
          <table:table-cell table:style-name="ce7" table:formula="of:=MAX([.C198]-[.D198];ABS([.C198]-[.E197]);ABS([.D198]-[.E197]))" office:value-type="float" office:value="0.546200000000006" calcext:value-type="float">
            <text:p>0.5462</text:p>
          </table:table-cell>
          <table:table-cell table:formula="of:=IF([.C198]-[.C197]&gt;[.D197]-[.D198];MAX([.C198]-[.C197];0);0)" office:value-type="float" office:value="0" calcext:value-type="float">
            <text:p>0.0000</text:p>
          </table:table-cell>
          <table:table-cell table:formula="of:=IF([.D197]-[.D198]&gt;[.C198]-[.C197];MAX([.D197]-[.D198];0);0)" office:value-type="float" office:value="0.198600000000006" calcext:value-type="float">
            <text:p>0.1986</text:p>
          </table:table-cell>
          <table:table-cell table:formula="of:=[.I197]-([.I197]/14)+[.F198]" office:value-type="float" office:value="9.10181911775223" calcext:value-type="float">
            <text:p>9.1018</text:p>
          </table:table-cell>
          <table:table-cell table:style-name="ce6" table:formula="of:=[.J197]-([.J197]/14)+[.G198]" office:value-type="float" office:value="2.74044318708886" calcext:value-type="float">
            <text:p>2.7404</text:p>
          </table:table-cell>
          <table:table-cell table:style-name="ce6" table:formula="of:=[.K197]-([.K197]/14)+[.H198]" office:value-type="float" office:value="1.46745822487856" calcext:value-type="float">
            <text:p>1.4675</text:p>
          </table:table-cell>
          <table:table-cell table:formula="of:=(100*([.J198]/[.I198]))" office:value-type="float" office:value="30.1087414684377" calcext:value-type="float">
            <text:p>30.1087</text:p>
          </table:table-cell>
          <table:table-cell table:formula="of:=(100*([.K198]/[.I198]))" office:value-type="float" office:value="16.1226915838882" calcext:value-type="float">
            <text:p>16.1227</text:p>
          </table:table-cell>
          <table:table-cell table:formula="of:=ABS([.L198]-[.M198])" office:value-type="float" office:value="13.9860498845496" calcext:value-type="float">
            <text:p>13.9860</text:p>
          </table:table-cell>
          <table:table-cell table:formula="of:=[.L198]+[.M198]" office:value-type="float" office:value="46.2314330523259" calcext:value-type="float">
            <text:p>46.2314</text:p>
          </table:table-cell>
          <table:table-cell table:formula="of:=(100*([.N198]/[.O198]))" office:value-type="float" office:value="30.2522525501638" calcext:value-type="float">
            <text:p>30.2523</text:p>
          </table:table-cell>
          <table:table-cell table:formula="of:=(([.Q197]*13)+[.P198])/14" office:value-type="float" office:value="25.9493346393375" calcext:value-type="float">
            <text:p>25.949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19" calcext:value-type="date">
            <text:p>19 Nov 09</text:p>
          </table:table-cell>
          <table:table-cell table:style-name="ce6" office:value-type="float" office:value="43.769" calcext:value-type="float">
            <text:p>43.7690</text:p>
          </table:table-cell>
          <table:table-cell office:value-type="float" office:value="43.0442" calcext:value-type="float">
            <text:p>43.0442</text:p>
          </table:table-cell>
          <table:table-cell office:value-type="float" office:value="43.352" calcext:value-type="float">
            <text:p>43.3520</text:p>
          </table:table-cell>
          <table:table-cell table:style-name="ce7" table:formula="of:=MAX([.C199]-[.D199];ABS([.C199]-[.E198]);ABS([.D199]-[.E198]))" office:value-type="float" office:value="0.995900000000006" calcext:value-type="float">
            <text:p>0.9959</text:p>
          </table:table-cell>
          <table:table-cell table:formula="of:=IF([.C199]-[.C198]&gt;[.D198]-[.D199];MAX([.C199]-[.C198];0);0)" office:value-type="float" office:value="0" calcext:value-type="float">
            <text:p>0.0000</text:p>
          </table:table-cell>
          <table:table-cell table:formula="of:=IF([.D198]-[.D199]&gt;[.C199]-[.C198];MAX([.D198]-[.D199];0);0)" office:value-type="float" office:value="0.695" calcext:value-type="float">
            <text:p>0.6950</text:p>
          </table:table-cell>
          <table:table-cell table:formula="of:=[.I198]-([.I198]/14)+[.F199]" office:value-type="float" office:value="9.44758918076993" calcext:value-type="float">
            <text:p>9.4476</text:p>
          </table:table-cell>
          <table:table-cell table:style-name="ce6" table:formula="of:=[.J198]-([.J198]/14)+[.G199]" office:value-type="float" office:value="2.54469724515394" calcext:value-type="float">
            <text:p>2.5447</text:p>
          </table:table-cell>
          <table:table-cell table:style-name="ce6" table:formula="of:=[.K198]-([.K198]/14)+[.H199]" office:value-type="float" office:value="2.05763978024438" calcext:value-type="float">
            <text:p>2.0576</text:p>
          </table:table-cell>
          <table:table-cell table:formula="of:=(100*([.J199]/[.I199]))" office:value-type="float" office:value="26.9348846193856" calcext:value-type="float">
            <text:p>26.9349</text:p>
          </table:table-cell>
          <table:table-cell table:formula="of:=(100*([.K199]/[.I199]))" office:value-type="float" office:value="21.7795221709322" calcext:value-type="float">
            <text:p>21.7795</text:p>
          </table:table-cell>
          <table:table-cell table:formula="of:=ABS([.L199]-[.M199])" office:value-type="float" office:value="5.1553624484534" calcext:value-type="float">
            <text:p>5.1554</text:p>
          </table:table-cell>
          <table:table-cell table:formula="of:=[.L199]+[.M199]" office:value-type="float" office:value="48.7144067903178" calcext:value-type="float">
            <text:p>48.7144</text:p>
          </table:table-cell>
          <table:table-cell table:formula="of:=(100*([.N199]/[.O199]))" office:value-type="float" office:value="10.5828291631338" calcext:value-type="float">
            <text:p>10.5828</text:p>
          </table:table-cell>
          <table:table-cell table:formula="of:=(([.Q198]*13)+[.P199])/14" office:value-type="float" office:value="24.851727105323" calcext:value-type="float">
            <text:p>24.851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20" calcext:value-type="date">
            <text:p>20 Nov 09</text:p>
          </table:table-cell>
          <table:table-cell table:style-name="ce6" office:value-type="float" office:value="43.2428" calcext:value-type="float">
            <text:p>43.2428</text:p>
          </table:table-cell>
          <table:table-cell office:value-type="float" office:value="42.9747" calcext:value-type="float">
            <text:p>42.9747</text:p>
          </table:table-cell>
          <table:table-cell office:value-type="float" office:value="43.1336" calcext:value-type="float">
            <text:p>43.1336</text:p>
          </table:table-cell>
          <table:table-cell table:style-name="ce7" table:formula="of:=MAX([.C200]-[.D200];ABS([.C200]-[.E199]);ABS([.D200]-[.E199]))" office:value-type="float" office:value="0.377299999999998" calcext:value-type="float">
            <text:p>0.3773</text:p>
          </table:table-cell>
          <table:table-cell table:formula="of:=IF([.C200]-[.C199]&gt;[.D199]-[.D200];MAX([.C200]-[.C199];0);0)" office:value-type="float" office:value="0" calcext:value-type="float">
            <text:p>0.0000</text:p>
          </table:table-cell>
          <table:table-cell table:formula="of:=IF([.D199]-[.D200]&gt;[.C200]-[.C199];MAX([.D199]-[.D200];0);0)" office:value-type="float" office:value="0.0694999999999979" calcext:value-type="float">
            <text:p>0.0695</text:p>
          </table:table-cell>
          <table:table-cell table:formula="of:=[.I199]-([.I199]/14)+[.F200]" office:value-type="float" office:value="9.15006138214351" calcext:value-type="float">
            <text:p>9.1501</text:p>
          </table:table-cell>
          <table:table-cell table:style-name="ce6" table:formula="of:=[.J199]-([.J199]/14)+[.G200]" office:value-type="float" office:value="2.36293315621437" calcext:value-type="float">
            <text:p>2.3629</text:p>
          </table:table-cell>
          <table:table-cell table:style-name="ce6" table:formula="of:=[.K199]-([.K199]/14)+[.H200]" office:value-type="float" office:value="1.98016551022692" calcext:value-type="float">
            <text:p>1.9802</text:p>
          </table:table-cell>
          <table:table-cell table:formula="of:=(100*([.J200]/[.I200]))" office:value-type="float" office:value="25.8242328387619" calcext:value-type="float">
            <text:p>25.8242</text:p>
          </table:table-cell>
          <table:table-cell table:formula="of:=(100*([.K200]/[.I200]))" office:value-type="float" office:value="21.6410079400259" calcext:value-type="float">
            <text:p>21.6410</text:p>
          </table:table-cell>
          <table:table-cell table:formula="of:=ABS([.L200]-[.M200])" office:value-type="float" office:value="4.18322489873595" calcext:value-type="float">
            <text:p>4.1832</text:p>
          </table:table-cell>
          <table:table-cell table:formula="of:=[.L200]+[.M200]" office:value-type="float" office:value="47.4652407787878" calcext:value-type="float">
            <text:p>47.4652</text:p>
          </table:table-cell>
          <table:table-cell table:formula="of:=(100*([.N200]/[.O200]))" office:value-type="float" office:value="8.81323855119983" calcext:value-type="float">
            <text:p>8.8132</text:p>
          </table:table-cell>
          <table:table-cell table:formula="of:=(([.Q199]*13)+[.P200])/14" office:value-type="float" office:value="23.7061207800285" calcext:value-type="float">
            <text:p>23.70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23" calcext:value-type="date">
            <text:p>23 Nov 09</text:p>
          </table:table-cell>
          <table:table-cell table:style-name="ce6" office:value-type="float" office:value="44.0868" calcext:value-type="float">
            <text:p>44.0868</text:p>
          </table:table-cell>
          <table:table-cell office:value-type="float" office:value="43.5506" calcext:value-type="float">
            <text:p>43.5506</text:p>
          </table:table-cell>
          <table:table-cell office:value-type="float" office:value="43.8286" calcext:value-type="float">
            <text:p>43.8286</text:p>
          </table:table-cell>
          <table:table-cell table:style-name="ce7" table:formula="of:=MAX([.C201]-[.D201];ABS([.C201]-[.E200]);ABS([.D201]-[.E200]))" office:value-type="float" office:value="0.953199999999995" calcext:value-type="float">
            <text:p>0.9532</text:p>
          </table:table-cell>
          <table:table-cell table:formula="of:=IF([.C201]-[.C200]&gt;[.D200]-[.D201];MAX([.C201]-[.C200];0);0)" office:value-type="float" office:value="0.843999999999994" calcext:value-type="float">
            <text:p>0.8440</text:p>
          </table:table-cell>
          <table:table-cell table:formula="of:=IF([.D200]-[.D201]&gt;[.C201]-[.C200];MAX([.D200]-[.D201];0);0)" office:value-type="float" office:value="0" calcext:value-type="float">
            <text:p>0.0000</text:p>
          </table:table-cell>
          <table:table-cell table:formula="of:=[.I200]-([.I200]/14)+[.F201]" office:value-type="float" office:value="9.44968556913325" calcext:value-type="float">
            <text:p>9.4497</text:p>
          </table:table-cell>
          <table:table-cell table:style-name="ce6" table:formula="of:=[.J200]-([.J200]/14)+[.G201]" office:value-type="float" office:value="3.03815221648477" calcext:value-type="float">
            <text:p>3.0382</text:p>
          </table:table-cell>
          <table:table-cell table:style-name="ce6" table:formula="of:=[.K200]-([.K200]/14)+[.H201]" office:value-type="float" office:value="1.83872511663929" calcext:value-type="float">
            <text:p>1.8387</text:p>
          </table:table-cell>
          <table:table-cell table:formula="of:=(100*([.J201]/[.I201]))" office:value-type="float" office:value="32.150828662582" calcext:value-type="float">
            <text:p>32.1508</text:p>
          </table:table-cell>
          <table:table-cell table:formula="of:=(100*([.K201]/[.I201]))" office:value-type="float" office:value="19.4580560716788" calcext:value-type="float">
            <text:p>19.4581</text:p>
          </table:table-cell>
          <table:table-cell table:formula="of:=ABS([.L201]-[.M201])" office:value-type="float" office:value="12.6927725909032" calcext:value-type="float">
            <text:p>12.6928</text:p>
          </table:table-cell>
          <table:table-cell table:formula="of:=[.L201]+[.M201]" office:value-type="float" office:value="51.6088847342608" calcext:value-type="float">
            <text:p>51.6089</text:p>
          </table:table-cell>
          <table:table-cell table:formula="of:=(100*([.N201]/[.O201]))" office:value-type="float" office:value="24.5941617538522" calcext:value-type="float">
            <text:p>24.5942</text:p>
          </table:table-cell>
          <table:table-cell table:formula="of:=(([.Q200]*13)+[.P201])/14" office:value-type="float" office:value="23.7695522781587" calcext:value-type="float">
            <text:p>23.769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24" calcext:value-type="date">
            <text:p>24 Nov 09</text:p>
          </table:table-cell>
          <table:table-cell table:style-name="ce6" office:value-type="float" office:value="43.8384" calcext:value-type="float">
            <text:p>43.8384</text:p>
          </table:table-cell>
          <table:table-cell office:value-type="float" office:value="43.4215" calcext:value-type="float">
            <text:p>43.4215</text:p>
          </table:table-cell>
          <table:table-cell office:value-type="float" office:value="43.6796" calcext:value-type="float">
            <text:p>43.6796</text:p>
          </table:table-cell>
          <table:table-cell table:style-name="ce7" table:formula="of:=MAX([.C202]-[.D202];ABS([.C202]-[.E201]);ABS([.D202]-[.E201]))" office:value-type="float" office:value="0.416899999999998" calcext:value-type="float">
            <text:p>0.4169</text:p>
          </table:table-cell>
          <table:table-cell table:formula="of:=IF([.C202]-[.C201]&gt;[.D201]-[.D202];MAX([.C202]-[.C201];0);0)" office:value-type="float" office:value="0" calcext:value-type="float">
            <text:p>0.0000</text:p>
          </table:table-cell>
          <table:table-cell table:formula="of:=IF([.D201]-[.D202]&gt;[.C202]-[.C201];MAX([.D201]-[.D202];0);0)" office:value-type="float" office:value="0.129100000000001" calcext:value-type="float">
            <text:p>0.1291</text:p>
          </table:table-cell>
          <table:table-cell table:formula="of:=[.I201]-([.I201]/14)+[.F202]" office:value-type="float" office:value="9.19160802848088" calcext:value-type="float">
            <text:p>9.1916</text:p>
          </table:table-cell>
          <table:table-cell table:style-name="ce6" table:formula="of:=[.J201]-([.J201]/14)+[.G202]" office:value-type="float" office:value="2.82114134387871" calcext:value-type="float">
            <text:p>2.8211</text:p>
          </table:table-cell>
          <table:table-cell table:style-name="ce6" table:formula="of:=[.K201]-([.K201]/14)+[.H202]" office:value-type="float" office:value="1.83648760830791" calcext:value-type="float">
            <text:p>1.8365</text:p>
          </table:table-cell>
          <table:table-cell table:formula="of:=(100*([.J202]/[.I202]))" office:value-type="float" office:value="30.6925766975398" calcext:value-type="float">
            <text:p>30.6926</text:p>
          </table:table-cell>
          <table:table-cell table:formula="of:=(100*([.K202]/[.I202]))" office:value-type="float" office:value="19.9800470452767" calcext:value-type="float">
            <text:p>19.9800</text:p>
          </table:table-cell>
          <table:table-cell table:formula="of:=ABS([.L202]-[.M202])" office:value-type="float" office:value="10.7125296522631" calcext:value-type="float">
            <text:p>10.7125</text:p>
          </table:table-cell>
          <table:table-cell table:formula="of:=[.L202]+[.M202]" office:value-type="float" office:value="50.6726237428165" calcext:value-type="float">
            <text:p>50.6726</text:p>
          </table:table-cell>
          <table:table-cell table:formula="of:=(100*([.N202]/[.O202]))" office:value-type="float" office:value="21.1406650396343" calcext:value-type="float">
            <text:p>21.1407</text:p>
          </table:table-cell>
          <table:table-cell table:formula="of:=(([.Q201]*13)+[.P202])/14" office:value-type="float" office:value="23.5817746182641" calcext:value-type="float">
            <text:p>23.581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25" calcext:value-type="date">
            <text:p>25 Nov 09</text:p>
          </table:table-cell>
          <table:table-cell table:style-name="ce6" office:value-type="float" office:value="43.908" calcext:value-type="float">
            <text:p>43.9080</text:p>
          </table:table-cell>
          <table:table-cell office:value-type="float" office:value="43.6995" calcext:value-type="float">
            <text:p>43.6995</text:p>
          </table:table-cell>
          <table:table-cell office:value-type="float" office:value="43.8683" calcext:value-type="float">
            <text:p>43.8683</text:p>
          </table:table-cell>
          <table:table-cell table:style-name="ce7" table:formula="of:=MAX([.C203]-[.D203];ABS([.C203]-[.E202]);ABS([.D203]-[.E202]))" office:value-type="float" office:value="0.228400000000001" calcext:value-type="float">
            <text:p>0.2284</text:p>
          </table:table-cell>
          <table:table-cell table:formula="of:=IF([.C203]-[.C202]&gt;[.D202]-[.D203];MAX([.C203]-[.C202];0);0)" office:value-type="float" office:value="0.0696000000000012" calcext:value-type="float">
            <text:p>0.0696</text:p>
          </table:table-cell>
          <table:table-cell table:formula="of:=IF([.D202]-[.D203]&gt;[.C203]-[.C202];MAX([.D202]-[.D203];0);0)" office:value-type="float" office:value="0" calcext:value-type="float">
            <text:p>0.0000</text:p>
          </table:table-cell>
          <table:table-cell table:formula="of:=[.I202]-([.I202]/14)+[.F203]" office:value-type="float" office:value="8.7634645978751" calcext:value-type="float">
            <text:p>8.7635</text:p>
          </table:table-cell>
          <table:table-cell table:style-name="ce6" table:formula="of:=[.J202]-([.J202]/14)+[.G203]" office:value-type="float" office:value="2.68923124788738" calcext:value-type="float">
            <text:p>2.6892</text:p>
          </table:table-cell>
          <table:table-cell table:style-name="ce6" table:formula="of:=[.K202]-([.K202]/14)+[.H203]" office:value-type="float" office:value="1.7053099220002" calcext:value-type="float">
            <text:p>1.7053</text:p>
          </table:table-cell>
          <table:table-cell table:formula="of:=(100*([.J203]/[.I203]))" office:value-type="float" office:value="30.6868501361829" calcext:value-type="float">
            <text:p>30.6869</text:p>
          </table:table-cell>
          <table:table-cell table:formula="of:=(100*([.K203]/[.I203]))" office:value-type="float" office:value="19.4593120443904" calcext:value-type="float">
            <text:p>19.4593</text:p>
          </table:table-cell>
          <table:table-cell table:formula="of:=ABS([.L203]-[.M203])" office:value-type="float" office:value="11.2275380917925" calcext:value-type="float">
            <text:p>11.2275</text:p>
          </table:table-cell>
          <table:table-cell table:formula="of:=[.L203]+[.M203]" office:value-type="float" office:value="50.1461621805734" calcext:value-type="float">
            <text:p>50.1462</text:p>
          </table:table-cell>
          <table:table-cell table:formula="of:=(100*([.N203]/[.O203]))" office:value-type="float" office:value="22.3896258528475" calcext:value-type="float">
            <text:p>22.3896</text:p>
          </table:table-cell>
          <table:table-cell table:formula="of:=(([.Q202]*13)+[.P203])/14" office:value-type="float" office:value="23.4966211350201" calcext:value-type="float">
            <text:p>23.496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27" calcext:value-type="date">
            <text:p>27 Nov 09</text:p>
          </table:table-cell>
          <table:table-cell table:style-name="ce6" office:value-type="float" office:value="43.5208" calcext:value-type="float">
            <text:p>43.5208</text:p>
          </table:table-cell>
          <table:table-cell office:value-type="float" office:value="42.5973" calcext:value-type="float">
            <text:p>42.5973</text:p>
          </table:table-cell>
          <table:table-cell office:value-type="float" office:value="43.203" calcext:value-type="float">
            <text:p>43.2030</text:p>
          </table:table-cell>
          <table:table-cell table:style-name="ce7" table:formula="of:=MAX([.C204]-[.D204];ABS([.C204]-[.E203]);ABS([.D204]-[.E203]))" office:value-type="float" office:value="1.271" calcext:value-type="float">
            <text:p>1.2710</text:p>
          </table:table-cell>
          <table:table-cell table:formula="of:=IF([.C204]-[.C203]&gt;[.D203]-[.D204];MAX([.C204]-[.C203];0);0)" office:value-type="float" office:value="0" calcext:value-type="float">
            <text:p>0.0000</text:p>
          </table:table-cell>
          <table:table-cell table:formula="of:=IF([.D203]-[.D204]&gt;[.C204]-[.C203];MAX([.D203]-[.D204];0);0)" office:value-type="float" office:value="1.1022" calcext:value-type="float">
            <text:p>1.1022</text:p>
          </table:table-cell>
          <table:table-cell table:formula="of:=[.I203]-([.I203]/14)+[.F204]" office:value-type="float" office:value="9.40850284088402" calcext:value-type="float">
            <text:p>9.4085</text:p>
          </table:table-cell>
          <table:table-cell table:style-name="ce6" table:formula="of:=[.J203]-([.J203]/14)+[.G204]" office:value-type="float" office:value="2.49714330160971" calcext:value-type="float">
            <text:p>2.4971</text:p>
          </table:table-cell>
          <table:table-cell table:style-name="ce6" table:formula="of:=[.K203]-([.K203]/14)+[.H204]" office:value-type="float" office:value="2.68570207042876" calcext:value-type="float">
            <text:p>2.6857</text:p>
          </table:table-cell>
          <table:table-cell table:formula="of:=(100*([.J204]/[.I204]))" office:value-type="float" office:value="26.5413460976866" calcext:value-type="float">
            <text:p>26.5413</text:p>
          </table:table-cell>
          <table:table-cell table:formula="of:=(100*([.K204]/[.I204]))" office:value-type="float" office:value="28.5454775945671" calcext:value-type="float">
            <text:p>28.5455</text:p>
          </table:table-cell>
          <table:table-cell table:formula="of:=ABS([.L204]-[.M204])" office:value-type="float" office:value="2.0041314968805" calcext:value-type="float">
            <text:p>2.0041</text:p>
          </table:table-cell>
          <table:table-cell table:formula="of:=[.L204]+[.M204]" office:value-type="float" office:value="55.0868236922538" calcext:value-type="float">
            <text:p>55.0868</text:p>
          </table:table-cell>
          <table:table-cell table:formula="of:=(100*([.N204]/[.O204]))" office:value-type="float" office:value="3.63813224751661" calcext:value-type="float">
            <text:p>3.6381</text:p>
          </table:table-cell>
          <table:table-cell table:formula="of:=(([.Q203]*13)+[.P204])/14" office:value-type="float" office:value="22.0781576430556" calcext:value-type="float">
            <text:p>22.078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1-30" calcext:value-type="date">
            <text:p>30 Nov 09</text:p>
          </table:table-cell>
          <table:table-cell table:style-name="ce6" office:value-type="float" office:value="43.3122" calcext:value-type="float">
            <text:p>43.3122</text:p>
          </table:table-cell>
          <table:table-cell office:value-type="float" office:value="42.8059" calcext:value-type="float">
            <text:p>42.8059</text:p>
          </table:table-cell>
          <table:table-cell office:value-type="float" office:value="43.2528" calcext:value-type="float">
            <text:p>43.2528</text:p>
          </table:table-cell>
          <table:table-cell table:style-name="ce7" table:formula="of:=MAX([.C205]-[.D205];ABS([.C205]-[.E204]);ABS([.D205]-[.E204]))" office:value-type="float" office:value="0.506299999999996" calcext:value-type="float">
            <text:p>0.5063</text:p>
          </table:table-cell>
          <table:table-cell table:formula="of:=IF([.C205]-[.C204]&gt;[.D204]-[.D205];MAX([.C205]-[.C204];0);0)" office:value-type="float" office:value="0" calcext:value-type="float">
            <text:p>0.0000</text:p>
          </table:table-cell>
          <table:table-cell table:formula="of:=IF([.D204]-[.D205]&gt;[.C205]-[.C204];MAX([.D204]-[.D205];0);0)" office:value-type="float" office:value="0" calcext:value-type="float">
            <text:p>0.0000</text:p>
          </table:table-cell>
          <table:table-cell table:formula="of:=[.I204]-([.I204]/14)+[.F205]" office:value-type="float" office:value="9.24276692367802" calcext:value-type="float">
            <text:p>9.2428</text:p>
          </table:table-cell>
          <table:table-cell table:style-name="ce6" table:formula="of:=[.J204]-([.J204]/14)+[.G205]" office:value-type="float" office:value="2.3187759229233" calcext:value-type="float">
            <text:p>2.3188</text:p>
          </table:table-cell>
          <table:table-cell table:style-name="ce6" table:formula="of:=[.K204]-([.K204]/14)+[.H205]" office:value-type="float" office:value="2.49386620825528" calcext:value-type="float">
            <text:p>2.4939</text:p>
          </table:table-cell>
          <table:table-cell table:formula="of:=(100*([.J205]/[.I205]))" office:value-type="float" office:value="25.0874650639852" calcext:value-type="float">
            <text:p>25.0875</text:p>
          </table:table-cell>
          <table:table-cell table:formula="of:=(100*([.K205]/[.I205]))" office:value-type="float" office:value="26.9818143078619" calcext:value-type="float">
            <text:p>26.9818</text:p>
          </table:table-cell>
          <table:table-cell table:formula="of:=ABS([.L205]-[.M205])" office:value-type="float" office:value="1.89434924387667" calcext:value-type="float">
            <text:p>1.8943</text:p>
          </table:table-cell>
          <table:table-cell table:formula="of:=[.L205]+[.M205]" office:value-type="float" office:value="52.069279371847" calcext:value-type="float">
            <text:p>52.0693</text:p>
          </table:table-cell>
          <table:table-cell table:formula="of:=(100*([.N205]/[.O205]))" office:value-type="float" office:value="3.63813224751659" calcext:value-type="float">
            <text:p>3.6381</text:p>
          </table:table-cell>
          <table:table-cell table:formula="of:=(([.Q204]*13)+[.P205])/14" office:value-type="float" office:value="20.7610129719456" calcext:value-type="float">
            <text:p>20.761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01" calcext:value-type="date">
            <text:p>1 Dec 09</text:p>
          </table:table-cell>
          <table:table-cell table:style-name="ce6" office:value-type="float" office:value="43.9876" calcext:value-type="float">
            <text:p>43.9876</text:p>
          </table:table-cell>
          <table:table-cell office:value-type="float" office:value="43.5704" calcext:value-type="float">
            <text:p>43.5704</text:p>
          </table:table-cell>
          <table:table-cell office:value-type="float" office:value="43.6995" calcext:value-type="float">
            <text:p>43.6995</text:p>
          </table:table-cell>
          <table:table-cell table:style-name="ce7" table:formula="of:=MAX([.C206]-[.D206];ABS([.C206]-[.E205]);ABS([.D206]-[.E205]))" office:value-type="float" office:value="0.7348" calcext:value-type="float">
            <text:p>0.7348</text:p>
          </table:table-cell>
          <table:table-cell table:formula="of:=IF([.C206]-[.C205]&gt;[.D205]-[.D206];MAX([.C206]-[.C205];0);0)" office:value-type="float" office:value="0.675400000000003" calcext:value-type="float">
            <text:p>0.6754</text:p>
          </table:table-cell>
          <table:table-cell table:formula="of:=IF([.D205]-[.D206]&gt;[.C206]-[.C205];MAX([.D205]-[.D206];0);0)" office:value-type="float" office:value="0" calcext:value-type="float">
            <text:p>0.0000</text:p>
          </table:table-cell>
          <table:table-cell table:formula="of:=[.I205]-([.I205]/14)+[.F206]" office:value-type="float" office:value="9.31736928627245" calcext:value-type="float">
            <text:p>9.3174</text:p>
          </table:table-cell>
          <table:table-cell table:style-name="ce6" table:formula="of:=[.J205]-([.J205]/14)+[.G206]" office:value-type="float" office:value="2.82854907128593" calcext:value-type="float">
            <text:p>2.8285</text:p>
          </table:table-cell>
          <table:table-cell table:style-name="ce6" table:formula="of:=[.K205]-([.K205]/14)+[.H206]" office:value-type="float" office:value="2.31573290766562" calcext:value-type="float">
            <text:p>2.3157</text:p>
          </table:table-cell>
          <table:table-cell table:formula="of:=(100*([.J206]/[.I206]))" office:value-type="float" office:value="30.3578079217415" calcext:value-type="float">
            <text:p>30.3578</text:p>
          </table:table-cell>
          <table:table-cell table:formula="of:=(100*([.K206]/[.I206]))" office:value-type="float" office:value="24.8539350165873" calcext:value-type="float">
            <text:p>24.8539</text:p>
          </table:table-cell>
          <table:table-cell table:formula="of:=ABS([.L206]-[.M206])" office:value-type="float" office:value="5.50387290515421" calcext:value-type="float">
            <text:p>5.5039</text:p>
          </table:table-cell>
          <table:table-cell table:formula="of:=[.L206]+[.M206]" office:value-type="float" office:value="55.2117429383288" calcext:value-type="float">
            <text:p>55.2117</text:p>
          </table:table-cell>
          <table:table-cell table:formula="of:=(100*([.N206]/[.O206]))" office:value-type="float" office:value="9.96866357090376" calcext:value-type="float">
            <text:p>9.9687</text:p>
          </table:table-cell>
          <table:table-cell table:formula="of:=(([.Q205]*13)+[.P206])/14" office:value-type="float" office:value="19.9901308718712" calcext:value-type="float">
            <text:p>19.990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02" calcext:value-type="date">
            <text:p>2 Dec 09</text:p>
          </table:table-cell>
          <table:table-cell table:style-name="ce6" office:value-type="float" office:value="44.1761" calcext:value-type="float">
            <text:p>44.1761</text:p>
          </table:table-cell>
          <table:table-cell office:value-type="float" office:value="43.6697" calcext:value-type="float">
            <text:p>43.6697</text:p>
          </table:table-cell>
          <table:table-cell office:value-type="float" office:value="43.7591" calcext:value-type="float">
            <text:p>43.7591</text:p>
          </table:table-cell>
          <table:table-cell table:style-name="ce7" table:formula="of:=MAX([.C207]-[.D207];ABS([.C207]-[.E206]);ABS([.D207]-[.E206]))" office:value-type="float" office:value="0.506399999999999" calcext:value-type="float">
            <text:p>0.5064</text:p>
          </table:table-cell>
          <table:table-cell table:formula="of:=IF([.C207]-[.C206]&gt;[.D206]-[.D207];MAX([.C207]-[.C206];0);0)" office:value-type="float" office:value="0.188499999999998" calcext:value-type="float">
            <text:p>0.1885</text:p>
          </table:table-cell>
          <table:table-cell table:formula="of:=IF([.D206]-[.D207]&gt;[.C207]-[.C206];MAX([.D206]-[.D207];0);0)" office:value-type="float" office:value="0" calcext:value-type="float">
            <text:p>0.0000</text:p>
          </table:table-cell>
          <table:table-cell table:formula="of:=[.I206]-([.I206]/14)+[.F207]" office:value-type="float" office:value="9.15824290868156" calcext:value-type="float">
            <text:p>9.1582</text:p>
          </table:table-cell>
          <table:table-cell table:style-name="ce6" table:formula="of:=[.J206]-([.J206]/14)+[.G207]" office:value-type="float" office:value="2.81500985190836" calcext:value-type="float">
            <text:p>2.8150</text:p>
          </table:table-cell>
          <table:table-cell table:style-name="ce6" table:formula="of:=[.K206]-([.K206]/14)+[.H207]" office:value-type="float" office:value="2.15032341426093" calcext:value-type="float">
            <text:p>2.1503</text:p>
          </table:table-cell>
          <table:table-cell table:formula="of:=(100*([.J207]/[.I207]))" office:value-type="float" office:value="30.7374447257767" calcext:value-type="float">
            <text:p>30.7374</text:p>
          </table:table-cell>
          <table:table-cell table:formula="of:=(100*([.K207]/[.I207]))" office:value-type="float" office:value="23.4796503619983" calcext:value-type="float">
            <text:p>23.4797</text:p>
          </table:table-cell>
          <table:table-cell table:formula="of:=ABS([.L207]-[.M207])" office:value-type="float" office:value="7.25779436377843" calcext:value-type="float">
            <text:p>7.2578</text:p>
          </table:table-cell>
          <table:table-cell table:formula="of:=[.L207]+[.M207]" office:value-type="float" office:value="54.217095087775" calcext:value-type="float">
            <text:p>54.2171</text:p>
          </table:table-cell>
          <table:table-cell table:formula="of:=(100*([.N207]/[.O207]))" office:value-type="float" office:value="13.3865422926632" calcext:value-type="float">
            <text:p>13.3865</text:p>
          </table:table-cell>
          <table:table-cell table:formula="of:=(([.Q206]*13)+[.P207])/14" office:value-type="float" office:value="19.5184459733564" calcext:value-type="float">
            <text:p>19.518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03" calcext:value-type="date">
            <text:p>3 Dec 09</text:p>
          </table:table-cell>
          <table:table-cell table:style-name="ce6" office:value-type="float" office:value="44.1861" calcext:value-type="float">
            <text:p>44.1861</text:p>
          </table:table-cell>
          <table:table-cell office:value-type="float" office:value="43.5704" calcext:value-type="float">
            <text:p>43.5704</text:p>
          </table:table-cell>
          <table:table-cell office:value-type="float" office:value="43.5803" calcext:value-type="float">
            <text:p>43.5803</text:p>
          </table:table-cell>
          <table:table-cell table:style-name="ce7" table:formula="of:=MAX([.C208]-[.D208];ABS([.C208]-[.E207]);ABS([.D208]-[.E207]))" office:value-type="float" office:value="0.615700000000004" calcext:value-type="float">
            <text:p>0.6157</text:p>
          </table:table-cell>
          <table:table-cell table:formula="of:=IF([.C208]-[.C207]&gt;[.D207]-[.D208];MAX([.C208]-[.C207];0);0)" office:value-type="float" office:value="0" calcext:value-type="float">
            <text:p>0.0000</text:p>
          </table:table-cell>
          <table:table-cell table:formula="of:=IF([.D207]-[.D208]&gt;[.C208]-[.C207];MAX([.D207]-[.D208];0);0)" office:value-type="float" office:value="0.0992999999999995" calcext:value-type="float">
            <text:p>0.0993</text:p>
          </table:table-cell>
          <table:table-cell table:formula="of:=[.I207]-([.I207]/14)+[.F208]" office:value-type="float" office:value="9.11978270091859" calcext:value-type="float">
            <text:p>9.1198</text:p>
          </table:table-cell>
          <table:table-cell table:style-name="ce6" table:formula="of:=[.J207]-([.J207]/14)+[.G208]" office:value-type="float" office:value="2.61393771962919" calcext:value-type="float">
            <text:p>2.6139</text:p>
          </table:table-cell>
          <table:table-cell table:style-name="ce6" table:formula="of:=[.K207]-([.K207]/14)+[.H208]" office:value-type="float" office:value="2.09602888467086" calcext:value-type="float">
            <text:p>2.0960</text:p>
          </table:table-cell>
          <table:table-cell table:formula="of:=(100*([.J208]/[.I208]))" office:value-type="float" office:value="28.6622807291878" calcext:value-type="float">
            <text:p>28.6623</text:p>
          </table:table-cell>
          <table:table-cell table:formula="of:=(100*([.K208]/[.I208]))" office:value-type="float" office:value="22.9833204738501" calcext:value-type="float">
            <text:p>22.9833</text:p>
          </table:table-cell>
          <table:table-cell table:formula="of:=ABS([.L208]-[.M208])" office:value-type="float" office:value="5.67896025533767" calcext:value-type="float">
            <text:p>5.6790</text:p>
          </table:table-cell>
          <table:table-cell table:formula="of:=[.L208]+[.M208]" office:value-type="float" office:value="51.6456012030379" calcext:value-type="float">
            <text:p>51.6456</text:p>
          </table:table-cell>
          <table:table-cell table:formula="of:=(100*([.N208]/[.O208]))" office:value-type="float" office:value="10.9960192602107" calcext:value-type="float">
            <text:p>10.9960</text:p>
          </table:table-cell>
          <table:table-cell table:formula="of:=(([.Q207]*13)+[.P208])/14" office:value-type="float" office:value="18.9097012081317" calcext:value-type="float">
            <text:p>18.909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04" calcext:value-type="date">
            <text:p>4 Dec 09</text:p>
          </table:table-cell>
          <table:table-cell table:style-name="ce6" office:value-type="float" office:value="44.4144" calcext:value-type="float">
            <text:p>44.4144</text:p>
          </table:table-cell>
          <table:table-cell office:value-type="float" office:value="43.352" calcext:value-type="float">
            <text:p>43.3520</text:p>
          </table:table-cell>
          <table:table-cell office:value-type="float" office:value="43.8088" calcext:value-type="float">
            <text:p>43.8088</text:p>
          </table:table-cell>
          <table:table-cell table:style-name="ce7" table:formula="of:=MAX([.C209]-[.D209];ABS([.C209]-[.E208]);ABS([.D209]-[.E208]))" office:value-type="float" office:value="1.0624" calcext:value-type="float">
            <text:p>1.0624</text:p>
          </table:table-cell>
          <table:table-cell table:formula="of:=IF([.C209]-[.C208]&gt;[.D208]-[.D209];MAX([.C209]-[.C208];0);0)" office:value-type="float" office:value="0.228299999999997" calcext:value-type="float">
            <text:p>0.2283</text:p>
          </table:table-cell>
          <table:table-cell table:formula="of:=IF([.D208]-[.D209]&gt;[.C209]-[.C208];MAX([.D208]-[.D209];0);0)" office:value-type="float" office:value="0" calcext:value-type="float">
            <text:p>0.0000</text:p>
          </table:table-cell>
          <table:table-cell table:formula="of:=[.I208]-([.I208]/14)+[.F209]" office:value-type="float" office:value="9.53076965085298" calcext:value-type="float">
            <text:p>9.5308</text:p>
          </table:table-cell>
          <table:table-cell table:style-name="ce6" table:formula="of:=[.J208]-([.J208]/14)+[.G209]" office:value-type="float" office:value="2.65552788251282" calcext:value-type="float">
            <text:p>2.6555</text:p>
          </table:table-cell>
          <table:table-cell table:style-name="ce6" table:formula="of:=[.K208]-([.K208]/14)+[.H209]" office:value-type="float" office:value="1.9463125357658" calcext:value-type="float">
            <text:p>1.9463</text:p>
          </table:table-cell>
          <table:table-cell table:formula="of:=(100*([.J209]/[.I209]))" office:value-type="float" office:value="27.8626803479103" calcext:value-type="float">
            <text:p>27.8627</text:p>
          </table:table-cell>
          <table:table-cell table:formula="of:=(100*([.K209]/[.I209]))" office:value-type="float" office:value="20.4213574251226" calcext:value-type="float">
            <text:p>20.4214</text:p>
          </table:table-cell>
          <table:table-cell table:formula="of:=ABS([.L209]-[.M209])" office:value-type="float" office:value="7.4413229227877" calcext:value-type="float">
            <text:p>7.4413</text:p>
          </table:table-cell>
          <table:table-cell table:formula="of:=[.L209]+[.M209]" office:value-type="float" office:value="48.284037773033" calcext:value-type="float">
            <text:p>48.2840</text:p>
          </table:table-cell>
          <table:table-cell table:formula="of:=(100*([.N209]/[.O209]))" office:value-type="float" office:value="15.4115589043461" calcext:value-type="float">
            <text:p>15.4116</text:p>
          </table:table-cell>
          <table:table-cell table:formula="of:=(([.Q208]*13)+[.P209])/14" office:value-type="float" office:value="18.6598339007184" calcext:value-type="float">
            <text:p>18.659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07" calcext:value-type="date">
            <text:p>7 Dec 09</text:p>
          </table:table-cell>
          <table:table-cell table:style-name="ce6" office:value-type="float" office:value="43.9776" calcext:value-type="float">
            <text:p>43.9776</text:p>
          </table:table-cell>
          <table:table-cell office:value-type="float" office:value="43.5109" calcext:value-type="float">
            <text:p>43.5109</text:p>
          </table:table-cell>
          <table:table-cell office:value-type="float" office:value="43.6002" calcext:value-type="float">
            <text:p>43.6002</text:p>
          </table:table-cell>
          <table:table-cell table:style-name="ce7" table:formula="of:=MAX([.C210]-[.D210];ABS([.C210]-[.E209]);ABS([.D210]-[.E209]))" office:value-type="float" office:value="0.466700000000003" calcext:value-type="float">
            <text:p>0.4667</text:p>
          </table:table-cell>
          <table:table-cell table:formula="of:=IF([.C210]-[.C209]&gt;[.D209]-[.D210];MAX([.C210]-[.C209];0);0)" office:value-type="float" office:value="0" calcext:value-type="float">
            <text:p>0.0000</text:p>
          </table:table-cell>
          <table:table-cell table:formula="of:=IF([.D209]-[.D210]&gt;[.C210]-[.C209];MAX([.D209]-[.D210];0);0)" office:value-type="float" office:value="0" calcext:value-type="float">
            <text:p>0.0000</text:p>
          </table:table-cell>
          <table:table-cell table:formula="of:=[.I209]-([.I209]/14)+[.F210]" office:value-type="float" office:value="9.31670039007777" calcext:value-type="float">
            <text:p>9.3167</text:p>
          </table:table-cell>
          <table:table-cell table:style-name="ce6" table:formula="of:=[.J209]-([.J209]/14)+[.G210]" office:value-type="float" office:value="2.46584731947619" calcext:value-type="float">
            <text:p>2.4658</text:p>
          </table:table-cell>
          <table:table-cell table:style-name="ce6" table:formula="of:=[.K209]-([.K209]/14)+[.H210]" office:value-type="float" office:value="1.80729021178253" calcext:value-type="float">
            <text:p>1.8073</text:p>
          </table:table-cell>
          <table:table-cell table:formula="of:=(100*([.J210]/[.I210]))" office:value-type="float" office:value="26.4669595053448" calcext:value-type="float">
            <text:p>26.4670</text:p>
          </table:table-cell>
          <table:table-cell table:formula="of:=(100*([.K210]/[.I210]))" office:value-type="float" office:value="19.3983935955189" calcext:value-type="float">
            <text:p>19.3984</text:p>
          </table:table-cell>
          <table:table-cell table:formula="of:=ABS([.L210]-[.M210])" office:value-type="float" office:value="7.06856590982593" calcext:value-type="float">
            <text:p>7.0686</text:p>
          </table:table-cell>
          <table:table-cell table:formula="of:=[.L210]+[.M210]" office:value-type="float" office:value="45.8653531008637" calcext:value-type="float">
            <text:p>45.8654</text:p>
          </table:table-cell>
          <table:table-cell table:formula="of:=(100*([.N210]/[.O210]))" office:value-type="float" office:value="15.4115589043461" calcext:value-type="float">
            <text:p>15.4116</text:p>
          </table:table-cell>
          <table:table-cell table:formula="of:=(([.Q209]*13)+[.P210])/14" office:value-type="float" office:value="18.4278142581204" calcext:value-type="float">
            <text:p>18.427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08" calcext:value-type="date">
            <text:p>8 Dec 09</text:p>
          </table:table-cell>
          <table:table-cell table:style-name="ce6" office:value-type="float" office:value="43.6896" calcext:value-type="float">
            <text:p>43.6896</text:p>
          </table:table-cell>
          <table:table-cell office:value-type="float" office:value="43.054" calcext:value-type="float">
            <text:p>43.0540</text:p>
          </table:table-cell>
          <table:table-cell office:value-type="float" office:value="43.3341" calcext:value-type="float">
            <text:p>43.3341</text:p>
          </table:table-cell>
          <table:table-cell table:style-name="ce7" table:formula="of:=MAX([.C211]-[.D211];ABS([.C211]-[.E210]);ABS([.D211]-[.E210]))" office:value-type="float" office:value="0.635599999999997" calcext:value-type="float">
            <text:p>0.6356</text:p>
          </table:table-cell>
          <table:table-cell table:formula="of:=IF([.C211]-[.C210]&gt;[.D210]-[.D211];MAX([.C211]-[.C210];0);0)" office:value-type="float" office:value="0" calcext:value-type="float">
            <text:p>0.0000</text:p>
          </table:table-cell>
          <table:table-cell table:formula="of:=IF([.D210]-[.D211]&gt;[.C211]-[.C210];MAX([.D210]-[.D211];0);0)" office:value-type="float" office:value="0.456899999999997" calcext:value-type="float">
            <text:p>0.4569</text:p>
          </table:table-cell>
          <table:table-cell table:formula="of:=[.I210]-([.I210]/14)+[.F211]" office:value-type="float" office:value="9.2868217907865" calcext:value-type="float">
            <text:p>9.2868</text:p>
          </table:table-cell>
          <table:table-cell table:style-name="ce6" table:formula="of:=[.J210]-([.J210]/14)+[.G211]" office:value-type="float" office:value="2.28971536808503" calcext:value-type="float">
            <text:p>2.2897</text:p>
          </table:table-cell>
          <table:table-cell table:style-name="ce6" table:formula="of:=[.K210]-([.K210]/14)+[.H211]" office:value-type="float" office:value="2.13509805379806" calcext:value-type="float">
            <text:p>2.1351</text:p>
          </table:table-cell>
          <table:table-cell table:formula="of:=(100*([.J211]/[.I211]))" office:value-type="float" office:value="24.6555325348944" calcext:value-type="float">
            <text:p>24.6555</text:p>
          </table:table-cell>
          <table:table-cell table:formula="of:=(100*([.K211]/[.I211]))" office:value-type="float" office:value="22.9906215699789" calcext:value-type="float">
            <text:p>22.9906</text:p>
          </table:table-cell>
          <table:table-cell table:formula="of:=ABS([.L211]-[.M211])" office:value-type="float" office:value="1.66491096491553" calcext:value-type="float">
            <text:p>1.6649</text:p>
          </table:table-cell>
          <table:table-cell table:formula="of:=[.L211]+[.M211]" office:value-type="float" office:value="47.6461541048733" calcext:value-type="float">
            <text:p>47.6462</text:p>
          </table:table-cell>
          <table:table-cell table:formula="of:=(100*([.N211]/[.O211]))" office:value-type="float" office:value="3.4943239306386" calcext:value-type="float">
            <text:p>3.4943</text:p>
          </table:table-cell>
          <table:table-cell table:formula="of:=(([.Q210]*13)+[.P211])/14" office:value-type="float" office:value="17.361136377586" calcext:value-type="float">
            <text:p>17.361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09" calcext:value-type="date">
            <text:p>9 Dec 09</text:p>
          </table:table-cell>
          <table:table-cell table:style-name="ce6" office:value-type="float" office:value="43.8088" calcext:value-type="float">
            <text:p>43.8088</text:p>
          </table:table-cell>
          <table:table-cell office:value-type="float" office:value="43.0143" calcext:value-type="float">
            <text:p>43.0143</text:p>
          </table:table-cell>
          <table:table-cell office:value-type="float" office:value="43.769" calcext:value-type="float">
            <text:p>43.7690</text:p>
          </table:table-cell>
          <table:table-cell table:style-name="ce7" table:formula="of:=MAX([.C212]-[.D212];ABS([.C212]-[.E211]);ABS([.D212]-[.E211]))" office:value-type="float" office:value="0.794499999999999" calcext:value-type="float">
            <text:p>0.7945</text:p>
          </table:table-cell>
          <table:table-cell table:formula="of:=IF([.C212]-[.C211]&gt;[.D211]-[.D212];MAX([.C212]-[.C211];0);0)" office:value-type="float" office:value="0.119199999999999" calcext:value-type="float">
            <text:p>0.1192</text:p>
          </table:table-cell>
          <table:table-cell table:formula="of:=IF([.D211]-[.D212]&gt;[.C212]-[.C211];MAX([.D211]-[.D212];0);0)" office:value-type="float" office:value="0" calcext:value-type="float">
            <text:p>0.0000</text:p>
          </table:table-cell>
          <table:table-cell table:formula="of:=[.I211]-([.I211]/14)+[.F212]" office:value-type="float" office:value="9.41797737715889" calcext:value-type="float">
            <text:p>9.4180</text:p>
          </table:table-cell>
          <table:table-cell table:style-name="ce6" table:formula="of:=[.J211]-([.J211]/14)+[.G212]" office:value-type="float" office:value="2.24536427036467" calcext:value-type="float">
            <text:p>2.2454</text:p>
          </table:table-cell>
          <table:table-cell table:style-name="ce6" table:formula="of:=[.K211]-([.K211]/14)+[.H212]" office:value-type="float" office:value="1.98259104995534" calcext:value-type="float">
            <text:p>1.9826</text:p>
          </table:table-cell>
          <table:table-cell table:formula="of:=(100*([.J212]/[.I212]))" office:value-type="float" office:value="23.8412578459816" calcext:value-type="float">
            <text:p>23.8413</text:p>
          </table:table-cell>
          <table:table-cell table:formula="of:=(100*([.K212]/[.I212]))" office:value-type="float" office:value="21.0511341295388" calcext:value-type="float">
            <text:p>21.0511</text:p>
          </table:table-cell>
          <table:table-cell table:formula="of:=ABS([.L212]-[.M212])" office:value-type="float" office:value="2.7901237164428" calcext:value-type="float">
            <text:p>2.7901</text:p>
          </table:table-cell>
          <table:table-cell table:formula="of:=[.L212]+[.M212]" office:value-type="float" office:value="44.8923919755205" calcext:value-type="float">
            <text:p>44.8924</text:p>
          </table:table-cell>
          <table:table-cell table:formula="of:=(100*([.N212]/[.O212]))" office:value-type="float" office:value="6.21513711714055" calcext:value-type="float">
            <text:p>6.2151</text:p>
          </table:table-cell>
          <table:table-cell table:formula="of:=(([.Q211]*13)+[.P212])/14" office:value-type="float" office:value="16.5649935732684" calcext:value-type="float">
            <text:p>16.565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10" calcext:value-type="date">
            <text:p>10 Dec 09</text:p>
          </table:table-cell>
          <table:table-cell table:style-name="ce6" office:value-type="float" office:value="44.2257" calcext:value-type="float">
            <text:p>44.2257</text:p>
          </table:table-cell>
          <table:table-cell office:value-type="float" office:value="43.9279" calcext:value-type="float">
            <text:p>43.9279</text:p>
          </table:table-cell>
          <table:table-cell office:value-type="float" office:value="43.9876" calcext:value-type="float">
            <text:p>43.9876</text:p>
          </table:table-cell>
          <table:table-cell table:style-name="ce7" table:formula="of:=MAX([.C213]-[.D213];ABS([.C213]-[.E212]);ABS([.D213]-[.E212]))" office:value-type="float" office:value="0.456700000000005" calcext:value-type="float">
            <text:p>0.4567</text:p>
          </table:table-cell>
          <table:table-cell table:formula="of:=IF([.C213]-[.C212]&gt;[.D212]-[.D213];MAX([.C213]-[.C212];0);0)" office:value-type="float" office:value="0.416900000000005" calcext:value-type="float">
            <text:p>0.4169</text:p>
          </table:table-cell>
          <table:table-cell table:formula="of:=IF([.D212]-[.D213]&gt;[.C213]-[.C212];MAX([.D212]-[.D213];0);0)" office:value-type="float" office:value="0" calcext:value-type="float">
            <text:p>0.0000</text:p>
          </table:table-cell>
          <table:table-cell table:formula="of:=[.I212]-([.I212]/14)+[.F213]" office:value-type="float" office:value="9.20196470736183" calcext:value-type="float">
            <text:p>9.2020</text:p>
          </table:table-cell>
          <table:table-cell table:style-name="ce6" table:formula="of:=[.J212]-([.J212]/14)+[.G213]" office:value-type="float" office:value="2.50188110819577" calcext:value-type="float">
            <text:p>2.5019</text:p>
          </table:table-cell>
          <table:table-cell table:style-name="ce6" table:formula="of:=[.K212]-([.K212]/14)+[.H213]" office:value-type="float" office:value="1.84097740352996" calcext:value-type="float">
            <text:p>1.8410</text:p>
          </table:table-cell>
          <table:table-cell table:formula="of:=(100*([.J213]/[.I213]))" office:value-type="float" office:value="27.1885536161011" calcext:value-type="float">
            <text:p>27.1886</text:p>
          </table:table-cell>
          <table:table-cell table:formula="of:=(100*([.K213]/[.I213]))" office:value-type="float" office:value="20.0063514920583" calcext:value-type="float">
            <text:p>20.0064</text:p>
          </table:table-cell>
          <table:table-cell table:formula="of:=ABS([.L213]-[.M213])" office:value-type="float" office:value="7.1822021240428" calcext:value-type="float">
            <text:p>7.1822</text:p>
          </table:table-cell>
          <table:table-cell table:formula="of:=[.L213]+[.M213]" office:value-type="float" office:value="47.1949051081594" calcext:value-type="float">
            <text:p>47.1949</text:p>
          </table:table-cell>
          <table:table-cell table:formula="of:=(100*([.N213]/[.O213]))" office:value-type="float" office:value="15.2181726132999" calcext:value-type="float">
            <text:p>15.2182</text:p>
          </table:table-cell>
          <table:table-cell table:formula="of:=(([.Q212]*13)+[.P213])/14" office:value-type="float" office:value="16.4687920761278" calcext:value-type="float">
            <text:p>16.468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11" calcext:value-type="date">
            <text:p>11 Dec 09</text:p>
          </table:table-cell>
          <table:table-cell table:style-name="ce6" office:value-type="float" office:value="44.2754" calcext:value-type="float">
            <text:p>44.2754</text:p>
          </table:table-cell>
          <table:table-cell office:value-type="float" office:value="43.64" calcext:value-type="float">
            <text:p>43.6400</text:p>
          </table:table-cell>
          <table:table-cell office:value-type="float" office:value="43.8188" calcext:value-type="float">
            <text:p>43.8188</text:p>
          </table:table-cell>
          <table:table-cell table:style-name="ce7" table:formula="of:=MAX([.C214]-[.D214];ABS([.C214]-[.E213]);ABS([.D214]-[.E213]))" office:value-type="float" office:value="0.635399999999997" calcext:value-type="float">
            <text:p>0.6354</text:p>
          </table:table-cell>
          <table:table-cell table:formula="of:=IF([.C214]-[.C213]&gt;[.D213]-[.D214];MAX([.C214]-[.C213];0);0)" office:value-type="float" office:value="0" calcext:value-type="float">
            <text:p>0.0000</text:p>
          </table:table-cell>
          <table:table-cell table:formula="of:=IF([.D213]-[.D214]&gt;[.C214]-[.C213];MAX([.D213]-[.D214];0);0)" office:value-type="float" office:value="0.2879" calcext:value-type="float">
            <text:p>0.2879</text:p>
          </table:table-cell>
          <table:table-cell table:formula="of:=[.I213]-([.I213]/14)+[.F214]" office:value-type="float" office:value="9.18008151397884" calcext:value-type="float">
            <text:p>9.1801</text:p>
          </table:table-cell>
          <table:table-cell table:style-name="ce6" table:formula="of:=[.J213]-([.J213]/14)+[.G214]" office:value-type="float" office:value="2.32317531475321" calcext:value-type="float">
            <text:p>2.3232</text:p>
          </table:table-cell>
          <table:table-cell table:style-name="ce6" table:formula="of:=[.K213]-([.K213]/14)+[.H214]" office:value-type="float" office:value="1.99737901756354" calcext:value-type="float">
            <text:p>1.9974</text:p>
          </table:table-cell>
          <table:table-cell table:formula="of:=(100*([.J214]/[.I214]))" office:value-type="float" office:value="25.3066959287413" calcext:value-type="float">
            <text:p>25.3067</text:p>
          </table:table-cell>
          <table:table-cell table:formula="of:=(100*([.K214]/[.I214]))" office:value-type="float" office:value="21.7577481694694" calcext:value-type="float">
            <text:p>21.7577</text:p>
          </table:table-cell>
          <table:table-cell table:formula="of:=ABS([.L214]-[.M214])" office:value-type="float" office:value="3.54894775927184" calcext:value-type="float">
            <text:p>3.5489</text:p>
          </table:table-cell>
          <table:table-cell table:formula="of:=[.L214]+[.M214]" office:value-type="float" office:value="47.0644440982107" calcext:value-type="float">
            <text:p>47.0644</text:p>
          </table:table-cell>
          <table:table-cell table:formula="of:=(100*([.N214]/[.O214]))" office:value-type="float" office:value="7.54061335955896" calcext:value-type="float">
            <text:p>7.5406</text:p>
          </table:table-cell>
          <table:table-cell table:formula="of:=(([.Q213]*13)+[.P214])/14" office:value-type="float" office:value="15.8310650249443" calcext:value-type="float">
            <text:p>15.831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14" calcext:value-type="date">
            <text:p>14 Dec 09</text:p>
          </table:table-cell>
          <table:table-cell table:style-name="ce6" office:value-type="float" office:value="44.2854" calcext:value-type="float">
            <text:p>44.2854</text:p>
          </table:table-cell>
          <table:table-cell office:value-type="float" office:value="43.8782" calcext:value-type="float">
            <text:p>43.8782</text:p>
          </table:table-cell>
          <table:table-cell office:value-type="float" office:value="44.2357" calcext:value-type="float">
            <text:p>44.2357</text:p>
          </table:table-cell>
          <table:table-cell table:style-name="ce7" table:formula="of:=MAX([.C215]-[.D215];ABS([.C215]-[.E214]);ABS([.D215]-[.E214]))" office:value-type="float" office:value="0.4666" calcext:value-type="float">
            <text:p>0.4666</text:p>
          </table:table-cell>
          <table:table-cell table:formula="of:=IF([.C215]-[.C214]&gt;[.D214]-[.D215];MAX([.C215]-[.C214];0);0)" office:value-type="float" office:value="0.0100000000000051" calcext:value-type="float">
            <text:p>0.0100</text:p>
          </table:table-cell>
          <table:table-cell table:formula="of:=IF([.D214]-[.D215]&gt;[.C215]-[.C214];MAX([.D214]-[.D215];0);0)" office:value-type="float" office:value="0" calcext:value-type="float">
            <text:p>0.0000</text:p>
          </table:table-cell>
          <table:table-cell table:formula="of:=[.I214]-([.I214]/14)+[.F215]" office:value-type="float" office:value="8.9909614058375" calcext:value-type="float">
            <text:p>8.9910</text:p>
          </table:table-cell>
          <table:table-cell table:style-name="ce6" table:formula="of:=[.J214]-([.J214]/14)+[.G215]" office:value-type="float" office:value="2.16723422084228" calcext:value-type="float">
            <text:p>2.1672</text:p>
          </table:table-cell>
          <table:table-cell table:style-name="ce6" table:formula="of:=[.K214]-([.K214]/14)+[.H215]" office:value-type="float" office:value="1.85470908773757" calcext:value-type="float">
            <text:p>1.8547</text:p>
          </table:table-cell>
          <table:table-cell table:formula="of:=(100*([.J215]/[.I215]))" office:value-type="float" office:value="24.1045881860328" calcext:value-type="float">
            <text:p>24.1046</text:p>
          </table:table-cell>
          <table:table-cell table:formula="of:=(100*([.K215]/[.I215]))" office:value-type="float" office:value="20.6285958088239" calcext:value-type="float">
            <text:p>20.6286</text:p>
          </table:table-cell>
          <table:table-cell table:formula="of:=ABS([.L215]-[.M215])" office:value-type="float" office:value="3.47599237720893" calcext:value-type="float">
            <text:p>3.4760</text:p>
          </table:table-cell>
          <table:table-cell table:formula="of:=[.L215]+[.M215]" office:value-type="float" office:value="44.7331839948567" calcext:value-type="float">
            <text:p>44.7332</text:p>
          </table:table-cell>
          <table:table-cell table:formula="of:=(100*([.N215]/[.O215]))" office:value-type="float" office:value="7.77050070392617" calcext:value-type="float">
            <text:p>7.7705</text:p>
          </table:table-cell>
          <table:table-cell table:formula="of:=(([.Q214]*13)+[.P215])/14" office:value-type="float" office:value="15.2553104305859" calcext:value-type="float">
            <text:p>15.255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15" calcext:value-type="date">
            <text:p>15 Dec 09</text:p>
          </table:table-cell>
          <table:table-cell table:style-name="ce6" office:value-type="float" office:value="44.3549" calcext:value-type="float">
            <text:p>44.3549</text:p>
          </table:table-cell>
          <table:table-cell office:value-type="float" office:value="43.8584" calcext:value-type="float">
            <text:p>43.8584</text:p>
          </table:table-cell>
          <table:table-cell office:value-type="float" office:value="43.9876" calcext:value-type="float">
            <text:p>43.9876</text:p>
          </table:table-cell>
          <table:table-cell table:style-name="ce7" table:formula="of:=MAX([.C216]-[.D216];ABS([.C216]-[.E215]);ABS([.D216]-[.E215]))" office:value-type="float" office:value="0.496499999999998" calcext:value-type="float">
            <text:p>0.4965</text:p>
          </table:table-cell>
          <table:table-cell table:formula="of:=IF([.C216]-[.C215]&gt;[.D215]-[.D216];MAX([.C216]-[.C215];0);0)" office:value-type="float" office:value="0.0694999999999979" calcext:value-type="float">
            <text:p>0.0695</text:p>
          </table:table-cell>
          <table:table-cell table:formula="of:=IF([.D215]-[.D216]&gt;[.C216]-[.C215];MAX([.D215]-[.D216];0);0)" office:value-type="float" office:value="0" calcext:value-type="float">
            <text:p>0.0000</text:p>
          </table:table-cell>
          <table:table-cell table:formula="of:=[.I215]-([.I215]/14)+[.F216]" office:value-type="float" office:value="8.8452498768491" calcext:value-type="float">
            <text:p>8.8452</text:p>
          </table:table-cell>
          <table:table-cell table:style-name="ce6" table:formula="of:=[.J215]-([.J215]/14)+[.G216]" office:value-type="float" office:value="2.0819317764964" calcext:value-type="float">
            <text:p>2.0819</text:p>
          </table:table-cell>
          <table:table-cell table:style-name="ce6" table:formula="of:=[.K215]-([.K215]/14)+[.H216]" office:value-type="float" office:value="1.72222986718488" calcext:value-type="float">
            <text:p>1.7222</text:p>
          </table:table-cell>
          <table:table-cell table:formula="of:=(100*([.J216]/[.I216]))" office:value-type="float" office:value="23.5372861760015" calcext:value-type="float">
            <text:p>23.5373</text:p>
          </table:table-cell>
          <table:table-cell table:formula="of:=(100*([.K216]/[.I216]))" office:value-type="float" office:value="19.4706751212594" calcext:value-type="float">
            <text:p>19.4707</text:p>
          </table:table-cell>
          <table:table-cell table:formula="of:=ABS([.L216]-[.M216])" office:value-type="float" office:value="4.06661105474215" calcext:value-type="float">
            <text:p>4.0666</text:p>
          </table:table-cell>
          <table:table-cell table:formula="of:=[.L216]+[.M216]" office:value-type="float" office:value="43.0079612972609" calcext:value-type="float">
            <text:p>43.0080</text:p>
          </table:table-cell>
          <table:table-cell table:formula="of:=(100*([.N216]/[.O216]))" office:value-type="float" office:value="9.45548436168526" calcext:value-type="float">
            <text:p>9.4555</text:p>
          </table:table-cell>
          <table:table-cell table:formula="of:=(([.Q215]*13)+[.P216])/14" office:value-type="float" office:value="14.8410371399501" calcext:value-type="float">
            <text:p>14.841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16" calcext:value-type="date">
            <text:p>16 Dec 09</text:p>
          </table:table-cell>
          <table:table-cell table:style-name="ce6" office:value-type="float" office:value="44.3846" calcext:value-type="float">
            <text:p>44.3846</text:p>
          </table:table-cell>
          <table:table-cell office:value-type="float" office:value="43.9776" calcext:value-type="float">
            <text:p>43.9776</text:p>
          </table:table-cell>
          <table:table-cell office:value-type="float" office:value="44.0469" calcext:value-type="float">
            <text:p>44.0469</text:p>
          </table:table-cell>
          <table:table-cell table:style-name="ce7" table:formula="of:=MAX([.C217]-[.D217];ABS([.C217]-[.E216]);ABS([.D217]-[.E216]))" office:value-type="float" office:value="0.406999999999997" calcext:value-type="float">
            <text:p>0.4070</text:p>
          </table:table-cell>
          <table:table-cell table:formula="of:=IF([.C217]-[.C216]&gt;[.D216]-[.D217];MAX([.C217]-[.C216];0);0)" office:value-type="float" office:value="0.0296999999999983" calcext:value-type="float">
            <text:p>0.0297</text:p>
          </table:table-cell>
          <table:table-cell table:formula="of:=IF([.D216]-[.D217]&gt;[.C217]-[.C216];MAX([.D216]-[.D217];0);0)" office:value-type="float" office:value="0" calcext:value-type="float">
            <text:p>0.0000</text:p>
          </table:table-cell>
          <table:table-cell table:formula="of:=[.I216]-([.I216]/14)+[.F217]" office:value-type="float" office:value="8.62044631421702" calcext:value-type="float">
            <text:p>8.6204</text:p>
          </table:table-cell>
          <table:table-cell table:style-name="ce6" table:formula="of:=[.J216]-([.J216]/14)+[.G217]" office:value-type="float" office:value="1.96292236388951" calcext:value-type="float">
            <text:p>1.9629</text:p>
          </table:table-cell>
          <table:table-cell table:style-name="ce6" table:formula="of:=[.K216]-([.K216]/14)+[.H217]" office:value-type="float" office:value="1.59921344810025" calcext:value-type="float">
            <text:p>1.5992</text:p>
          </table:table-cell>
          <table:table-cell table:formula="of:=(100*([.J217]/[.I217]))" office:value-type="float" office:value="22.770542177755" calcext:value-type="float">
            <text:p>22.7705</text:p>
          </table:table-cell>
          <table:table-cell table:formula="of:=(100*([.K217]/[.I217]))" office:value-type="float" office:value="18.5513996585397" calcext:value-type="float">
            <text:p>18.5514</text:p>
          </table:table-cell>
          <table:table-cell table:formula="of:=ABS([.L217]-[.M217])" office:value-type="float" office:value="4.21914251921531" calcext:value-type="float">
            <text:p>4.2191</text:p>
          </table:table-cell>
          <table:table-cell table:formula="of:=[.L217]+[.M217]" office:value-type="float" office:value="41.3219418362946" calcext:value-type="float">
            <text:p>41.3219</text:p>
          </table:table-cell>
          <table:table-cell table:formula="of:=(100*([.N217]/[.O217]))" office:value-type="float" office:value="10.2104168674607" calcext:value-type="float">
            <text:p>10.2104</text:p>
          </table:table-cell>
          <table:table-cell table:formula="of:=(([.Q216]*13)+[.P217])/14" office:value-type="float" office:value="14.510278549058" calcext:value-type="float">
            <text:p>14.510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17" calcext:value-type="date">
            <text:p>17 Dec 09</text:p>
          </table:table-cell>
          <table:table-cell table:style-name="ce6" office:value-type="float" office:value="43.8981" calcext:value-type="float">
            <text:p>43.8981</text:p>
          </table:table-cell>
          <table:table-cell office:value-type="float" office:value="43.4513" calcext:value-type="float">
            <text:p>43.4513</text:p>
          </table:table-cell>
          <table:table-cell office:value-type="float" office:value="43.5109" calcext:value-type="float">
            <text:p>43.5109</text:p>
          </table:table-cell>
          <table:table-cell table:style-name="ce7" table:formula="of:=MAX([.C218]-[.D218];ABS([.C218]-[.E217]);ABS([.D218]-[.E217]))" office:value-type="float" office:value="0.595599999999997" calcext:value-type="float">
            <text:p>0.5956</text:p>
          </table:table-cell>
          <table:table-cell table:formula="of:=IF([.C218]-[.C217]&gt;[.D217]-[.D218];MAX([.C218]-[.C217];0);0)" office:value-type="float" office:value="0" calcext:value-type="float">
            <text:p>0.0000</text:p>
          </table:table-cell>
          <table:table-cell table:formula="of:=IF([.D217]-[.D218]&gt;[.C218]-[.C217];MAX([.D217]-[.D218];0);0)" office:value-type="float" office:value="0.526299999999999" calcext:value-type="float">
            <text:p>0.5263</text:p>
          </table:table-cell>
          <table:table-cell table:formula="of:=[.I217]-([.I217]/14)+[.F218]" office:value-type="float" office:value="8.6003001489158" calcext:value-type="float">
            <text:p>8.6003</text:p>
          </table:table-cell>
          <table:table-cell table:style-name="ce6" table:formula="of:=[.J217]-([.J217]/14)+[.G218]" office:value-type="float" office:value="1.82271362361169" calcext:value-type="float">
            <text:p>1.8227</text:p>
          </table:table-cell>
          <table:table-cell table:style-name="ce6" table:formula="of:=[.K217]-([.K217]/14)+[.H218]" office:value-type="float" office:value="2.01128391609309" calcext:value-type="float">
            <text:p>2.0113</text:p>
          </table:table-cell>
          <table:table-cell table:formula="of:=(100*([.J218]/[.I218]))" office:value-type="float" office:value="21.1936047818223" calcext:value-type="float">
            <text:p>21.1936</text:p>
          </table:table-cell>
          <table:table-cell table:formula="of:=(100*([.K218]/[.I218]))" office:value-type="float" office:value="23.3862060773151" calcext:value-type="float">
            <text:p>23.3862</text:p>
          </table:table-cell>
          <table:table-cell table:formula="of:=ABS([.L218]-[.M218])" office:value-type="float" office:value="2.19260129549284" calcext:value-type="float">
            <text:p>2.1926</text:p>
          </table:table-cell>
          <table:table-cell table:formula="of:=[.L218]+[.M218]" office:value-type="float" office:value="44.5798108591374" calcext:value-type="float">
            <text:p>44.5798</text:p>
          </table:table-cell>
          <table:table-cell table:formula="of:=(100*([.N218]/[.O218]))" office:value-type="float" office:value="4.91837280876087" calcext:value-type="float">
            <text:p>4.9184</text:p>
          </table:table-cell>
          <table:table-cell table:formula="of:=(([.Q217]*13)+[.P218])/14" office:value-type="float" office:value="13.8251424247511" calcext:value-type="float">
            <text:p>13.825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18" calcext:value-type="date">
            <text:p>18 Dec 09</text:p>
          </table:table-cell>
          <table:table-cell table:style-name="ce6" office:value-type="float" office:value="44.2446" calcext:value-type="float">
            <text:p>44.2446</text:p>
          </table:table-cell>
          <table:table-cell office:value-type="float" office:value="43.7671" calcext:value-type="float">
            <text:p>43.7671</text:p>
          </table:table-cell>
          <table:table-cell office:value-type="float" office:value="44.2246" calcext:value-type="float">
            <text:p>44.2246</text:p>
          </table:table-cell>
          <table:table-cell table:style-name="ce7" table:formula="of:=MAX([.C219]-[.D219];ABS([.C219]-[.E218]);ABS([.D219]-[.E218]))" office:value-type="float" office:value="0.733699999999999" calcext:value-type="float">
            <text:p>0.7337</text:p>
          </table:table-cell>
          <table:table-cell table:formula="of:=IF([.C219]-[.C218]&gt;[.D218]-[.D219];MAX([.C219]-[.C218];0);0)" office:value-type="float" office:value="0.346499999999999" calcext:value-type="float">
            <text:p>0.3465</text:p>
          </table:table-cell>
          <table:table-cell table:formula="of:=IF([.D218]-[.D219]&gt;[.C219]-[.C218];MAX([.D218]-[.D219];0);0)" office:value-type="float" office:value="0" calcext:value-type="float">
            <text:p>0.0000</text:p>
          </table:table-cell>
          <table:table-cell table:formula="of:=[.I218]-([.I218]/14)+[.F219]" office:value-type="float" office:value="8.71969299542181" calcext:value-type="float">
            <text:p>8.7197</text:p>
          </table:table-cell>
          <table:table-cell table:style-name="ce6" table:formula="of:=[.J218]-([.J218]/14)+[.G219]" office:value-type="float" office:value="2.03901979335371" calcext:value-type="float">
            <text:p>2.0390</text:p>
          </table:table-cell>
          <table:table-cell table:style-name="ce6" table:formula="of:=[.K218]-([.K218]/14)+[.H219]" office:value-type="float" office:value="1.8676207792293" calcext:value-type="float">
            <text:p>1.8676</text:p>
          </table:table-cell>
          <table:table-cell table:formula="of:=(100*([.J219]/[.I219]))" office:value-type="float" office:value="23.3840777929254" calcext:value-type="float">
            <text:p>23.3841</text:p>
          </table:table-cell>
          <table:table-cell table:formula="of:=(100*([.K219]/[.I219]))" office:value-type="float" office:value="21.4184235638786" calcext:value-type="float">
            <text:p>21.4184</text:p>
          </table:table-cell>
          <table:table-cell table:formula="of:=ABS([.L219]-[.M219])" office:value-type="float" office:value="1.96565422904687" calcext:value-type="float">
            <text:p>1.9657</text:p>
          </table:table-cell>
          <table:table-cell table:formula="of:=[.L219]+[.M219]" office:value-type="float" office:value="44.802501356804" calcext:value-type="float">
            <text:p>44.8025</text:p>
          </table:table-cell>
          <table:table-cell table:formula="of:=(100*([.N219]/[.O219]))" office:value-type="float" office:value="4.38737608284978" calcext:value-type="float">
            <text:p>4.3874</text:p>
          </table:table-cell>
          <table:table-cell table:formula="of:=(([.Q218]*13)+[.P219])/14" office:value-type="float" office:value="13.1510162574724" calcext:value-type="float">
            <text:p>13.151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21" calcext:value-type="date">
            <text:p>21 Dec 09</text:p>
          </table:table-cell>
          <table:table-cell table:style-name="ce6" office:value-type="float" office:value="44.8911" calcext:value-type="float">
            <text:p>44.8911</text:p>
          </table:table-cell>
          <table:table-cell office:value-type="float" office:value="44.4335" calcext:value-type="float">
            <text:p>44.4335</text:p>
          </table:table-cell>
          <table:table-cell office:value-type="float" office:value="44.722" calcext:value-type="float">
            <text:p>44.7220</text:p>
          </table:table-cell>
          <table:table-cell table:style-name="ce7" table:formula="of:=MAX([.C220]-[.D220];ABS([.C220]-[.E219]);ABS([.D220]-[.E219]))" office:value-type="float" office:value="0.666499999999999" calcext:value-type="float">
            <text:p>0.6665</text:p>
          </table:table-cell>
          <table:table-cell table:formula="of:=IF([.C220]-[.C219]&gt;[.D219]-[.D220];MAX([.C220]-[.C219];0);0)" office:value-type="float" office:value="0.646500000000003" calcext:value-type="float">
            <text:p>0.6465</text:p>
          </table:table-cell>
          <table:table-cell table:formula="of:=IF([.D219]-[.D220]&gt;[.C220]-[.C219];MAX([.D219]-[.D220];0);0)" office:value-type="float" office:value="0" calcext:value-type="float">
            <text:p>0.0000</text:p>
          </table:table-cell>
          <table:table-cell table:formula="of:=[.I219]-([.I219]/14)+[.F220]" office:value-type="float" office:value="8.76335778146311" calcext:value-type="float">
            <text:p>8.7634</text:p>
          </table:table-cell>
          <table:table-cell table:style-name="ce6" table:formula="of:=[.J219]-([.J219]/14)+[.G220]" office:value-type="float" office:value="2.53987552239988" calcext:value-type="float">
            <text:p>2.5399</text:p>
          </table:table-cell>
          <table:table-cell table:style-name="ce6" table:formula="of:=[.K219]-([.K219]/14)+[.H220]" office:value-type="float" office:value="1.73421929499863" calcext:value-type="float">
            <text:p>1.7342</text:p>
          </table:table-cell>
          <table:table-cell table:formula="of:=(100*([.J220]/[.I220]))" office:value-type="float" office:value="28.9829034228456" calcext:value-type="float">
            <text:p>28.9829</text:p>
          </table:table-cell>
          <table:table-cell table:formula="of:=(100*([.K220]/[.I220]))" office:value-type="float" office:value="19.7894384577904" calcext:value-type="float">
            <text:p>19.7894</text:p>
          </table:table-cell>
          <table:table-cell table:formula="of:=ABS([.L220]-[.M220])" office:value-type="float" office:value="9.19346496505513" calcext:value-type="float">
            <text:p>9.1935</text:p>
          </table:table-cell>
          <table:table-cell table:formula="of:=[.L220]+[.M220]" office:value-type="float" office:value="48.772341880636" calcext:value-type="float">
            <text:p>48.7723</text:p>
          </table:table-cell>
          <table:table-cell table:formula="of:=(100*([.N220]/[.O220]))" office:value-type="float" office:value="18.8497509255449" calcext:value-type="float">
            <text:p>18.8498</text:p>
          </table:table-cell>
          <table:table-cell table:formula="of:=(([.Q219]*13)+[.P220])/14" office:value-type="float" office:value="13.5580687337633" calcext:value-type="float">
            <text:p>13.558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22" calcext:value-type="date">
            <text:p>22 Dec 09</text:p>
          </table:table-cell>
          <table:table-cell table:style-name="ce6" office:value-type="float" office:value="45.0502" calcext:value-type="float">
            <text:p>45.0502</text:p>
          </table:table-cell>
          <table:table-cell office:value-type="float" office:value="44.7916" calcext:value-type="float">
            <text:p>44.7916</text:p>
          </table:table-cell>
          <table:table-cell office:value-type="float" office:value="44.9905" calcext:value-type="float">
            <text:p>44.9905</text:p>
          </table:table-cell>
          <table:table-cell table:style-name="ce7" table:formula="of:=MAX([.C221]-[.D221];ABS([.C221]-[.E220]);ABS([.D221]-[.E220]))" office:value-type="float" office:value="0.328199999999995" calcext:value-type="float">
            <text:p>0.3282</text:p>
          </table:table-cell>
          <table:table-cell table:formula="of:=IF([.C221]-[.C220]&gt;[.D220]-[.D221];MAX([.C221]-[.C220];0);0)" office:value-type="float" office:value="0.159099999999995" calcext:value-type="float">
            <text:p>0.1591</text:p>
          </table:table-cell>
          <table:table-cell table:formula="of:=IF([.D220]-[.D221]&gt;[.C221]-[.C220];MAX([.D220]-[.D221];0);0)" office:value-type="float" office:value="0" calcext:value-type="float">
            <text:p>0.0000</text:p>
          </table:table-cell>
          <table:table-cell table:formula="of:=[.I220]-([.I220]/14)+[.F221]" office:value-type="float" office:value="8.46560365421574" calcext:value-type="float">
            <text:p>8.4656</text:p>
          </table:table-cell>
          <table:table-cell table:style-name="ce6" table:formula="of:=[.J220]-([.J220]/14)+[.G221]" office:value-type="float" office:value="2.51755584222845" calcext:value-type="float">
            <text:p>2.5176</text:p>
          </table:table-cell>
          <table:table-cell table:style-name="ce6" table:formula="of:=[.K220]-([.K220]/14)+[.H221]" office:value-type="float" office:value="1.61034648821302" calcext:value-type="float">
            <text:p>1.6103</text:p>
          </table:table-cell>
          <table:table-cell table:formula="of:=(100*([.J221]/[.I221]))" office:value-type="float" office:value="29.7386452881567" calcext:value-type="float">
            <text:p>29.7386</text:p>
          </table:table-cell>
          <table:table-cell table:formula="of:=(100*([.K221]/[.I221]))" office:value-type="float" office:value="19.0222287032194" calcext:value-type="float">
            <text:p>19.0222</text:p>
          </table:table-cell>
          <table:table-cell table:formula="of:=ABS([.L221]-[.M221])" office:value-type="float" office:value="10.7164165849373" calcext:value-type="float">
            <text:p>10.7164</text:p>
          </table:table-cell>
          <table:table-cell table:formula="of:=[.L221]+[.M221]" office:value-type="float" office:value="48.7608739913761" calcext:value-type="float">
            <text:p>48.7609</text:p>
          </table:table-cell>
          <table:table-cell table:formula="of:=(100*([.N221]/[.O221]))" office:value-type="float" office:value="21.9774907784316" calcext:value-type="float">
            <text:p>21.9775</text:p>
          </table:table-cell>
          <table:table-cell table:formula="of:=(([.Q220]*13)+[.P221])/14" office:value-type="float" office:value="14.1594560226682" calcext:value-type="float">
            <text:p>14.159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23" calcext:value-type="date">
            <text:p>23 Dec 09</text:p>
          </table:table-cell>
          <table:table-cell table:style-name="ce6" office:value-type="float" office:value="45.3287" calcext:value-type="float">
            <text:p>45.3287</text:p>
          </table:table-cell>
          <table:table-cell office:value-type="float" office:value="44.9707" calcext:value-type="float">
            <text:p>44.9707</text:p>
          </table:table-cell>
          <table:table-cell office:value-type="float" office:value="45.3188" calcext:value-type="float">
            <text:p>45.3188</text:p>
          </table:table-cell>
          <table:table-cell table:style-name="ce7" table:formula="of:=MAX([.C222]-[.D222];ABS([.C222]-[.E221]);ABS([.D222]-[.E221]))" office:value-type="float" office:value="0.357999999999997" calcext:value-type="float">
            <text:p>0.3580</text:p>
          </table:table-cell>
          <table:table-cell table:formula="of:=IF([.C222]-[.C221]&gt;[.D221]-[.D222];MAX([.C222]-[.C221];0);0)" office:value-type="float" office:value="0.278500000000001" calcext:value-type="float">
            <text:p>0.2785</text:p>
          </table:table-cell>
          <table:table-cell table:formula="of:=IF([.D221]-[.D222]&gt;[.C222]-[.C221];MAX([.D221]-[.D222];0);0)" office:value-type="float" office:value="0" calcext:value-type="float">
            <text:p>0.0000</text:p>
          </table:table-cell>
          <table:table-cell table:formula="of:=[.I221]-([.I221]/14)+[.F222]" office:value-type="float" office:value="8.21891767891461" calcext:value-type="float">
            <text:p>8.2189</text:p>
          </table:table-cell>
          <table:table-cell table:style-name="ce6" table:formula="of:=[.J221]-([.J221]/14)+[.G222]" office:value-type="float" office:value="2.61623042492642" calcext:value-type="float">
            <text:p>2.6162</text:p>
          </table:table-cell>
          <table:table-cell table:style-name="ce6" table:formula="of:=[.K221]-([.K221]/14)+[.H222]" office:value-type="float" office:value="1.49532173905494" calcext:value-type="float">
            <text:p>1.4953</text:p>
          </table:table-cell>
          <table:table-cell table:formula="of:=(100*([.J222]/[.I222]))" office:value-type="float" office:value="31.8318120114316" calcext:value-type="float">
            <text:p>31.8318</text:p>
          </table:table-cell>
          <table:table-cell table:formula="of:=(100*([.K222]/[.I222]))" office:value-type="float" office:value="18.1936575772154" calcext:value-type="float">
            <text:p>18.1937</text:p>
          </table:table-cell>
          <table:table-cell table:formula="of:=ABS([.L222]-[.M222])" office:value-type="float" office:value="13.6381544342163" calcext:value-type="float">
            <text:p>13.6382</text:p>
          </table:table-cell>
          <table:table-cell table:formula="of:=[.L222]+[.M222]" office:value-type="float" office:value="50.025469588647" calcext:value-type="float">
            <text:p>50.0255</text:p>
          </table:table-cell>
          <table:table-cell table:formula="of:=(100*([.N222]/[.O222]))" office:value-type="float" office:value="27.2624216151513" calcext:value-type="float">
            <text:p>27.2624</text:p>
          </table:table-cell>
          <table:table-cell table:formula="of:=(([.Q221]*13)+[.P222])/14" office:value-type="float" office:value="15.095382136417" calcext:value-type="float">
            <text:p>15.095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24" calcext:value-type="date">
            <text:p>24 Dec 09</text:p>
          </table:table-cell>
          <table:table-cell table:style-name="ce6" office:value-type="float" office:value="45.7366" calcext:value-type="float">
            <text:p>45.7366</text:p>
          </table:table-cell>
          <table:table-cell office:value-type="float" office:value="45.3586" calcext:value-type="float">
            <text:p>45.3586</text:p>
          </table:table-cell>
          <table:table-cell office:value-type="float" office:value="45.7366" calcext:value-type="float">
            <text:p>45.7366</text:p>
          </table:table-cell>
          <table:table-cell table:style-name="ce7" table:formula="of:=MAX([.C223]-[.D223];ABS([.C223]-[.E222]);ABS([.D223]-[.E222]))" office:value-type="float" office:value="0.4178" calcext:value-type="float">
            <text:p>0.4178</text:p>
          </table:table-cell>
          <table:table-cell table:formula="of:=IF([.C223]-[.C222]&gt;[.D222]-[.D223];MAX([.C223]-[.C222];0);0)" office:value-type="float" office:value="0.407900000000005" calcext:value-type="float">
            <text:p>0.4079</text:p>
          </table:table-cell>
          <table:table-cell table:formula="of:=IF([.D222]-[.D223]&gt;[.C223]-[.C222];MAX([.D222]-[.D223];0);0)" office:value-type="float" office:value="0" calcext:value-type="float">
            <text:p>0.0000</text:p>
          </table:table-cell>
          <table:table-cell table:formula="of:=[.I222]-([.I222]/14)+[.F223]" office:value-type="float" office:value="8.04965213042071" calcext:value-type="float">
            <text:p>8.0497</text:p>
          </table:table-cell>
          <table:table-cell table:style-name="ce6" table:formula="of:=[.J222]-([.J222]/14)+[.G223]" office:value-type="float" office:value="2.83725682314597" calcext:value-type="float">
            <text:p>2.8373</text:p>
          </table:table-cell>
          <table:table-cell table:style-name="ce6" table:formula="of:=[.K222]-([.K222]/14)+[.H223]" office:value-type="float" office:value="1.38851304340816" calcext:value-type="float">
            <text:p>1.3885</text:p>
          </table:table-cell>
          <table:table-cell table:formula="of:=(100*([.J223]/[.I223]))" office:value-type="float" office:value="35.2469495224967" calcext:value-type="float">
            <text:p>35.2469</text:p>
          </table:table-cell>
          <table:table-cell table:formula="of:=(100*([.K223]/[.I223]))" office:value-type="float" office:value="17.2493546418085" calcext:value-type="float">
            <text:p>17.2494</text:p>
          </table:table-cell>
          <table:table-cell table:formula="of:=ABS([.L223]-[.M223])" office:value-type="float" office:value="17.9975948806882" calcext:value-type="float">
            <text:p>17.9976</text:p>
          </table:table-cell>
          <table:table-cell table:formula="of:=[.L223]+[.M223]" office:value-type="float" office:value="52.4963041643052" calcext:value-type="float">
            <text:p>52.4963</text:p>
          </table:table-cell>
          <table:table-cell table:formula="of:=(100*([.N223]/[.O223]))" office:value-type="float" office:value="34.283546560456" calcext:value-type="float">
            <text:p>34.2835</text:p>
          </table:table-cell>
          <table:table-cell table:formula="of:=(([.Q222]*13)+[.P223])/14" office:value-type="float" office:value="16.4659653095626" calcext:value-type="float">
            <text:p>16.466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28" calcext:value-type="date">
            <text:p>28 Dec 09</text:p>
          </table:table-cell>
          <table:table-cell table:style-name="ce6" office:value-type="float" office:value="46.0548" calcext:value-type="float">
            <text:p>46.0548</text:p>
          </table:table-cell>
          <table:table-cell office:value-type="float" office:value="45.6968" calcext:value-type="float">
            <text:p>45.6968</text:p>
          </table:table-cell>
          <table:table-cell office:value-type="float" office:value="45.9753" calcext:value-type="float">
            <text:p>45.9753</text:p>
          </table:table-cell>
          <table:table-cell table:style-name="ce7" table:formula="of:=MAX([.C224]-[.D224];ABS([.C224]-[.E223]);ABS([.D224]-[.E223]))" office:value-type="float" office:value="0.357999999999997" calcext:value-type="float">
            <text:p>0.3580</text:p>
          </table:table-cell>
          <table:table-cell table:formula="of:=IF([.C224]-[.C223]&gt;[.D223]-[.D224];MAX([.C224]-[.C223];0);0)" office:value-type="float" office:value="0.318199999999997" calcext:value-type="float">
            <text:p>0.3182</text:p>
          </table:table-cell>
          <table:table-cell table:formula="of:=IF([.D223]-[.D224]&gt;[.C224]-[.C223];MAX([.D223]-[.D224];0);0)" office:value-type="float" office:value="0" calcext:value-type="float">
            <text:p>0.0000</text:p>
          </table:table-cell>
          <table:table-cell table:formula="of:=[.I223]-([.I223]/14)+[.F224]" office:value-type="float" office:value="7.8326769782478" calcext:value-type="float">
            <text:p>7.8327</text:p>
          </table:table-cell>
          <table:table-cell table:style-name="ce6" table:formula="of:=[.J223]-([.J223]/14)+[.G224]" office:value-type="float" office:value="2.95279562149268" calcext:value-type="float">
            <text:p>2.9528</text:p>
          </table:table-cell>
          <table:table-cell table:style-name="ce6" table:formula="of:=[.K223]-([.K223]/14)+[.H224]" office:value-type="float" office:value="1.28933354030758" calcext:value-type="float">
            <text:p>1.2893</text:p>
          </table:table-cell>
          <table:table-cell table:formula="of:=(100*([.J224]/[.I224]))" office:value-type="float" office:value="37.6984220042894" calcext:value-type="float">
            <text:p>37.6984</text:p>
          </table:table-cell>
          <table:table-cell table:formula="of:=(100*([.K224]/[.I224]))" office:value-type="float" office:value="16.4609563740238" calcext:value-type="float">
            <text:p>16.4610</text:p>
          </table:table-cell>
          <table:table-cell table:formula="of:=ABS([.L224]-[.M224])" office:value-type="float" office:value="21.2374656302656" calcext:value-type="float">
            <text:p>21.2375</text:p>
          </table:table-cell>
          <table:table-cell table:formula="of:=[.L224]+[.M224]" office:value-type="float" office:value="54.1593783783132" calcext:value-type="float">
            <text:p>54.1594</text:p>
          </table:table-cell>
          <table:table-cell table:formula="of:=(100*([.N224]/[.O224]))" office:value-type="float" office:value="39.2129050705087" calcext:value-type="float">
            <text:p>39.2129</text:p>
          </table:table-cell>
          <table:table-cell table:formula="of:=(([.Q223]*13)+[.P224])/14" office:value-type="float" office:value="18.0907467210588" calcext:value-type="float">
            <text:p>18.090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29" calcext:value-type="date">
            <text:p>29 Dec 09</text:p>
          </table:table-cell>
          <table:table-cell table:style-name="ce6" office:value-type="float" office:value="46.0052" calcext:value-type="float">
            <text:p>46.0052</text:p>
          </table:table-cell>
          <table:table-cell office:value-type="float" office:value="45.7466" calcext:value-type="float">
            <text:p>45.7466</text:p>
          </table:table-cell>
          <table:table-cell office:value-type="float" office:value="45.7863" calcext:value-type="float">
            <text:p>45.7863</text:p>
          </table:table-cell>
          <table:table-cell table:style-name="ce7" table:formula="of:=MAX([.C225]-[.D225];ABS([.C225]-[.E224]);ABS([.D225]-[.E224]))" office:value-type="float" office:value="0.258600000000001" calcext:value-type="float">
            <text:p>0.2586</text:p>
          </table:table-cell>
          <table:table-cell table:formula="of:=IF([.C225]-[.C224]&gt;[.D224]-[.D225];MAX([.C225]-[.C224];0);0)" office:value-type="float" office:value="0" calcext:value-type="float">
            <text:p>0.0000</text:p>
          </table:table-cell>
          <table:table-cell table:formula="of:=IF([.D224]-[.D225]&gt;[.C225]-[.C224];MAX([.D224]-[.D225];0);0)" office:value-type="float" office:value="0" calcext:value-type="float">
            <text:p>0.0000</text:p>
          </table:table-cell>
          <table:table-cell table:formula="of:=[.I224]-([.I224]/14)+[.F225]" office:value-type="float" office:value="7.5318000512301" calcext:value-type="float">
            <text:p>7.5318</text:p>
          </table:table-cell>
          <table:table-cell table:style-name="ce6" table:formula="of:=[.J224]-([.J224]/14)+[.G225]" office:value-type="float" office:value="2.74188164852892" calcext:value-type="float">
            <text:p>2.7419</text:p>
          </table:table-cell>
          <table:table-cell table:style-name="ce6" table:formula="of:=[.K224]-([.K224]/14)+[.H225]" office:value-type="float" office:value="1.19723828742847" calcext:value-type="float">
            <text:p>1.1972</text:p>
          </table:table-cell>
          <table:table-cell table:formula="of:=(100*([.J225]/[.I225]))" office:value-type="float" office:value="36.40406848136" calcext:value-type="float">
            <text:p>36.4041</text:p>
          </table:table-cell>
          <table:table-cell table:formula="of:=(100*([.K225]/[.I225]))" office:value-type="float" office:value="15.8957789543674" calcext:value-type="float">
            <text:p>15.8958</text:p>
          </table:table-cell>
          <table:table-cell table:formula="of:=ABS([.L225]-[.M225])" office:value-type="float" office:value="20.5082895269927" calcext:value-type="float">
            <text:p>20.5083</text:p>
          </table:table-cell>
          <table:table-cell table:formula="of:=[.L225]+[.M225]" office:value-type="float" office:value="52.2998474357274" calcext:value-type="float">
            <text:p>52.2998</text:p>
          </table:table-cell>
          <table:table-cell table:formula="of:=(100*([.N225]/[.O225]))" office:value-type="float" office:value="39.2129050705087" calcext:value-type="float">
            <text:p>39.2129</text:p>
          </table:table-cell>
          <table:table-cell table:formula="of:=(([.Q224]*13)+[.P225])/14" office:value-type="float" office:value="19.5994723174481" calcext:value-type="float">
            <text:p>19.599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30" calcext:value-type="date">
            <text:p>30 Dec 09</text:p>
          </table:table-cell>
          <table:table-cell table:style-name="ce6" office:value-type="float" office:value="46.0151" calcext:value-type="float">
            <text:p>46.0151</text:p>
          </table:table-cell>
          <table:table-cell office:value-type="float" office:value="45.7167" calcext:value-type="float">
            <text:p>45.7167</text:p>
          </table:table-cell>
          <table:table-cell office:value-type="float" office:value="45.9256" calcext:value-type="float">
            <text:p>45.9256</text:p>
          </table:table-cell>
          <table:table-cell table:style-name="ce7" table:formula="of:=MAX([.C226]-[.D226];ABS([.C226]-[.E225]);ABS([.D226]-[.E225]))" office:value-type="float" office:value="0.298399999999994" calcext:value-type="float">
            <text:p>0.2984</text:p>
          </table:table-cell>
          <table:table-cell table:formula="of:=IF([.C226]-[.C225]&gt;[.D225]-[.D226];MAX([.C226]-[.C225];0);0)" office:value-type="float" office:value="0" calcext:value-type="float">
            <text:p>0.0000</text:p>
          </table:table-cell>
          <table:table-cell table:formula="of:=IF([.D225]-[.D226]&gt;[.C226]-[.C225];MAX([.D225]-[.D226];0);0)" office:value-type="float" office:value="0.0298999999999978" calcext:value-type="float">
            <text:p>0.0299</text:p>
          </table:table-cell>
          <table:table-cell table:formula="of:=[.I225]-([.I225]/14)+[.F226]" office:value-type="float" office:value="7.29221433328509" calcext:value-type="float">
            <text:p>7.2922</text:p>
          </table:table-cell>
          <table:table-cell table:style-name="ce6" table:formula="of:=[.J225]-([.J225]/14)+[.G226]" office:value-type="float" office:value="2.54603295934828" calcext:value-type="float">
            <text:p>2.5460</text:p>
          </table:table-cell>
          <table:table-cell table:style-name="ce6" table:formula="of:=[.K225]-([.K225]/14)+[.H226]" office:value-type="float" office:value="1.14162126689786" calcext:value-type="float">
            <text:p>1.1416</text:p>
          </table:table-cell>
          <table:table-cell table:formula="of:=(100*([.J226]/[.I226]))" office:value-type="float" office:value="34.9144010719349" calcext:value-type="float">
            <text:p>34.9144</text:p>
          </table:table-cell>
          <table:table-cell table:formula="of:=(100*([.K226]/[.I226]))" office:value-type="float" office:value="15.6553443812939" calcext:value-type="float">
            <text:p>15.6553</text:p>
          </table:table-cell>
          <table:table-cell table:formula="of:=ABS([.L226]-[.M226])" office:value-type="float" office:value="19.259056690641" calcext:value-type="float">
            <text:p>19.2591</text:p>
          </table:table-cell>
          <table:table-cell table:formula="of:=[.L226]+[.M226]" office:value-type="float" office:value="50.5697454532289" calcext:value-type="float">
            <text:p>50.5697</text:p>
          </table:table-cell>
          <table:table-cell table:formula="of:=(100*([.N226]/[.O226]))" office:value-type="float" office:value="38.0841479782677" calcext:value-type="float">
            <text:p>38.0841</text:p>
          </table:table-cell>
          <table:table-cell table:formula="of:=(([.Q225]*13)+[.P226])/14" office:value-type="float" office:value="20.9198062932209" calcext:value-type="float">
            <text:p>20.919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09-12-31" calcext:value-type="date">
            <text:p>31 Dec 09</text:p>
          </table:table-cell>
          <table:table-cell table:style-name="ce6" office:value-type="float" office:value="46.0301" calcext:value-type="float">
            <text:p>46.0301</text:p>
          </table:table-cell>
          <table:table-cell table:number-columns-repeated="2" office:value-type="float" office:value="45.5078" calcext:value-type="float">
            <text:p>45.5078</text:p>
          </table:table-cell>
          <table:table-cell table:style-name="ce7" table:formula="of:=MAX([.C227]-[.D227];ABS([.C227]-[.E226]);ABS([.D227]-[.E226]))" office:value-type="float" office:value="0.522299999999994" calcext:value-type="float">
            <text:p>0.5223</text:p>
          </table:table-cell>
          <table:table-cell table:formula="of:=IF([.C227]-[.C226]&gt;[.D226]-[.D227];MAX([.C227]-[.C226];0);0)" office:value-type="float" office:value="0" calcext:value-type="float">
            <text:p>0.0000</text:p>
          </table:table-cell>
          <table:table-cell table:formula="of:=IF([.D226]-[.D227]&gt;[.C227]-[.C226];MAX([.D226]-[.D227];0);0)" office:value-type="float" office:value="0.2089" calcext:value-type="float">
            <text:p>0.2089</text:p>
          </table:table-cell>
          <table:table-cell table:formula="of:=[.I226]-([.I226]/14)+[.F227]" office:value-type="float" office:value="7.29364188090758" calcext:value-type="float">
            <text:p>7.2936</text:p>
          </table:table-cell>
          <table:table-cell table:style-name="ce6" table:formula="of:=[.J226]-([.J226]/14)+[.G227]" office:value-type="float" office:value="2.36417346225197" calcext:value-type="float">
            <text:p>2.3642</text:p>
          </table:table-cell>
          <table:table-cell table:style-name="ce6" table:formula="of:=[.K226]-([.K226]/14)+[.H227]" office:value-type="float" office:value="1.26897689069087" calcext:value-type="float">
            <text:p>1.2690</text:p>
          </table:table-cell>
          <table:table-cell table:formula="of:=(100*([.J227]/[.I227]))" office:value-type="float" office:value="32.4141697776611" calcext:value-type="float">
            <text:p>32.4142</text:p>
          </table:table-cell>
          <table:table-cell table:formula="of:=(100*([.K227]/[.I227]))" office:value-type="float" office:value="17.3983986520183" calcext:value-type="float">
            <text:p>17.3984</text:p>
          </table:table-cell>
          <table:table-cell table:formula="of:=ABS([.L227]-[.M227])" office:value-type="float" office:value="15.0157711256427" calcext:value-type="float">
            <text:p>15.0158</text:p>
          </table:table-cell>
          <table:table-cell table:formula="of:=[.L227]+[.M227]" office:value-type="float" office:value="49.8125684296794" calcext:value-type="float">
            <text:p>49.8126</text:p>
          </table:table-cell>
          <table:table-cell table:formula="of:=(100*([.N227]/[.O227]))" office:value-type="float" office:value="30.1445430320273" calcext:value-type="float">
            <text:p>30.1445</text:p>
          </table:table-cell>
          <table:table-cell table:formula="of:=(([.Q226]*13)+[.P227])/14" office:value-type="float" office:value="21.5787160602785" calcext:value-type="float">
            <text:p>21.578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04" calcext:value-type="date">
            <text:p>4 Jan 10</text:p>
          </table:table-cell>
          <table:table-cell table:style-name="ce6" office:value-type="float" office:value="46.2389" calcext:value-type="float">
            <text:p>46.2389</text:p>
          </table:table-cell>
          <table:table-cell office:value-type="float" office:value="46.0251" calcext:value-type="float">
            <text:p>46.0251</text:p>
          </table:table-cell>
          <table:table-cell office:value-type="float" office:value="46.1743" calcext:value-type="float">
            <text:p>46.1743</text:p>
          </table:table-cell>
          <table:table-cell table:style-name="ce7" table:formula="of:=MAX([.C228]-[.D228];ABS([.C228]-[.E227]);ABS([.D228]-[.E227]))" office:value-type="float" office:value="0.731099999999998" calcext:value-type="float">
            <text:p>0.7311</text:p>
          </table:table-cell>
          <table:table-cell table:formula="of:=IF([.C228]-[.C227]&gt;[.D227]-[.D228];MAX([.C228]-[.C227];0);0)" office:value-type="float" office:value="0.208800000000004" calcext:value-type="float">
            <text:p>0.2088</text:p>
          </table:table-cell>
          <table:table-cell table:formula="of:=IF([.D227]-[.D228]&gt;[.C228]-[.C227];MAX([.D227]-[.D228];0);0)" office:value-type="float" office:value="0" calcext:value-type="float">
            <text:p>0.0000</text:p>
          </table:table-cell>
          <table:table-cell table:formula="of:=[.I227]-([.I227]/14)+[.F228]" office:value-type="float" office:value="7.50376746084275" calcext:value-type="float">
            <text:p>7.5038</text:p>
          </table:table-cell>
          <table:table-cell table:style-name="ce6" table:formula="of:=[.J227]-([.J227]/14)+[.G228]" office:value-type="float" office:value="2.40410392923398" calcext:value-type="float">
            <text:p>2.4041</text:p>
          </table:table-cell>
          <table:table-cell table:style-name="ce6" table:formula="of:=[.K227]-([.K227]/14)+[.H228]" office:value-type="float" office:value="1.17833568421295" calcext:value-type="float">
            <text:p>1.1783</text:p>
          </table:table-cell>
          <table:table-cell table:formula="of:=(100*([.J228]/[.I228]))" office:value-type="float" office:value="32.0386251543565" calcext:value-type="float">
            <text:p>32.0386</text:p>
          </table:table-cell>
          <table:table-cell table:formula="of:=(100*([.K228]/[.I228]))" office:value-type="float" office:value="15.7032542700972" calcext:value-type="float">
            <text:p>15.7033</text:p>
          </table:table-cell>
          <table:table-cell table:formula="of:=ABS([.L228]-[.M228])" office:value-type="float" office:value="16.3353708842593" calcext:value-type="float">
            <text:p>16.3354</text:p>
          </table:table-cell>
          <table:table-cell table:formula="of:=[.L228]+[.M228]" office:value-type="float" office:value="47.7418794244536" calcext:value-type="float">
            <text:p>47.7419</text:p>
          </table:table-cell>
          <table:table-cell table:formula="of:=(100*([.N228]/[.O228]))" office:value-type="float" office:value="34.2160197319175" calcext:value-type="float">
            <text:p>34.2160</text:p>
          </table:table-cell>
          <table:table-cell table:formula="of:=(([.Q227]*13)+[.P228])/14" office:value-type="float" office:value="22.4813806082527" calcext:value-type="float">
            <text:p>22.481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05" calcext:value-type="date">
            <text:p>5 Jan 10</text:p>
          </table:table-cell>
          <table:table-cell table:style-name="ce6" office:value-type="float" office:value="46.2538" calcext:value-type="float">
            <text:p>46.2538</text:p>
          </table:table-cell>
          <table:table-cell office:value-type="float" office:value="45.9157" calcext:value-type="float">
            <text:p>45.9157</text:p>
          </table:table-cell>
          <table:table-cell office:value-type="float" office:value="46.1743" calcext:value-type="float">
            <text:p>46.1743</text:p>
          </table:table-cell>
          <table:table-cell table:style-name="ce7" table:formula="of:=MAX([.C229]-[.D229];ABS([.C229]-[.E228]);ABS([.D229]-[.E228]))" office:value-type="float" office:value="0.338099999999997" calcext:value-type="float">
            <text:p>0.3381</text:p>
          </table:table-cell>
          <table:table-cell table:formula="of:=IF([.C229]-[.C228]&gt;[.D228]-[.D229];MAX([.C229]-[.C228];0);0)" office:value-type="float" office:value="0" calcext:value-type="float">
            <text:p>0.0000</text:p>
          </table:table-cell>
          <table:table-cell table:formula="of:=IF([.D228]-[.D229]&gt;[.C229]-[.C228];MAX([.D228]-[.D229];0);0)" office:value-type="float" office:value="0.109400000000001" calcext:value-type="float">
            <text:p>0.1094</text:p>
          </table:table-cell>
          <table:table-cell table:formula="of:=[.I228]-([.I228]/14)+[.F229]" office:value-type="float" office:value="7.30588407078255" calcext:value-type="float">
            <text:p>7.3059</text:p>
          </table:table-cell>
          <table:table-cell table:style-name="ce6" table:formula="of:=[.J228]-([.J228]/14)+[.G229]" office:value-type="float" office:value="2.23238222000298" calcext:value-type="float">
            <text:p>2.2324</text:p>
          </table:table-cell>
          <table:table-cell table:style-name="ce6" table:formula="of:=[.K228]-([.K228]/14)+[.H229]" office:value-type="float" office:value="1.20356884962631" calcext:value-type="float">
            <text:p>1.2036</text:p>
          </table:table-cell>
          <table:table-cell table:formula="of:=(100*([.J229]/[.I229]))" office:value-type="float" office:value="30.5559491277811" calcext:value-type="float">
            <text:p>30.5559</text:p>
          </table:table-cell>
          <table:table-cell table:formula="of:=(100*([.K229]/[.I229]))" office:value-type="float" office:value="16.4739658878463" calcext:value-type="float">
            <text:p>16.4740</text:p>
          </table:table-cell>
          <table:table-cell table:formula="of:=ABS([.L229]-[.M229])" office:value-type="float" office:value="14.0819832399349" calcext:value-type="float">
            <text:p>14.0820</text:p>
          </table:table-cell>
          <table:table-cell table:formula="of:=[.L229]+[.M229]" office:value-type="float" office:value="47.0299150156274" calcext:value-type="float">
            <text:p>47.0299</text:p>
          </table:table-cell>
          <table:table-cell table:formula="of:=(100*([.N229]/[.O229]))" office:value-type="float" office:value="29.9426083063421" calcext:value-type="float">
            <text:p>29.9426</text:p>
          </table:table-cell>
          <table:table-cell table:formula="of:=(([.Q228]*13)+[.P229])/14" office:value-type="float" office:value="23.0143254438305" calcext:value-type="float">
            <text:p>23.014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06" calcext:value-type="date">
            <text:p>6 Jan 10</text:p>
          </table:table-cell>
          <table:table-cell table:style-name="ce6" office:value-type="float" office:value="46.3036" calcext:value-type="float">
            <text:p>46.3036</text:p>
          </table:table-cell>
          <table:table-cell office:value-type="float" office:value="45.8262" calcext:value-type="float">
            <text:p>45.8262</text:p>
          </table:table-cell>
          <table:table-cell office:value-type="float" office:value="45.8957" calcext:value-type="float">
            <text:p>45.8957</text:p>
          </table:table-cell>
          <table:table-cell table:style-name="ce7" table:formula="of:=MAX([.C230]-[.D230];ABS([.C230]-[.E229]);ABS([.D230]-[.E229]))" office:value-type="float" office:value="0.477400000000003" calcext:value-type="float">
            <text:p>0.4774</text:p>
          </table:table-cell>
          <table:table-cell table:formula="of:=IF([.C230]-[.C229]&gt;[.D229]-[.D230];MAX([.C230]-[.C229];0);0)" office:value-type="float" office:value="0" calcext:value-type="float">
            <text:p>0.0000</text:p>
          </table:table-cell>
          <table:table-cell table:formula="of:=IF([.D229]-[.D230]&gt;[.C230]-[.C229];MAX([.D229]-[.D230];0);0)" office:value-type="float" office:value="0.089500000000001" calcext:value-type="float">
            <text:p>0.0895</text:p>
          </table:table-cell>
          <table:table-cell table:formula="of:=[.I229]-([.I229]/14)+[.F230]" office:value-type="float" office:value="7.2614352085838" calcext:value-type="float">
            <text:p>7.2614</text:p>
          </table:table-cell>
          <table:table-cell table:style-name="ce6" table:formula="of:=[.J229]-([.J229]/14)+[.G230]" office:value-type="float" office:value="2.07292634714563" calcext:value-type="float">
            <text:p>2.0729</text:p>
          </table:table-cell>
          <table:table-cell table:style-name="ce6" table:formula="of:=[.K229]-([.K229]/14)+[.H230]" office:value-type="float" office:value="1.20709964608158" calcext:value-type="float">
            <text:p>1.2071</text:p>
          </table:table-cell>
          <table:table-cell table:formula="of:=(100*([.J230]/[.I230]))" office:value-type="float" office:value="28.5470611194768" calcext:value-type="float">
            <text:p>28.5471</text:p>
          </table:table-cell>
          <table:table-cell table:formula="of:=(100*([.K230]/[.I230]))" office:value-type="float" office:value="16.6234306498343" calcext:value-type="float">
            <text:p>16.6234</text:p>
          </table:table-cell>
          <table:table-cell table:formula="of:=ABS([.L230]-[.M230])" office:value-type="float" office:value="11.9236304696426" calcext:value-type="float">
            <text:p>11.9236</text:p>
          </table:table-cell>
          <table:table-cell table:formula="of:=[.L230]+[.M230]" office:value-type="float" office:value="45.1704917693111" calcext:value-type="float">
            <text:p>45.1705</text:p>
          </table:table-cell>
          <table:table-cell table:formula="of:=(100*([.N230]/[.O230]))" office:value-type="float" office:value="26.3969463306651" calcext:value-type="float">
            <text:p>26.3969</text:p>
          </table:table-cell>
          <table:table-cell table:formula="of:=(([.Q229]*13)+[.P230])/14" office:value-type="float" office:value="23.2559412214616" calcext:value-type="float">
            <text:p>23.255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07" calcext:value-type="date">
            <text:p>7 Jan 10</text:p>
          </table:table-cell>
          <table:table-cell table:style-name="ce6" office:value-type="float" office:value="46.0251" calcext:value-type="float">
            <text:p>46.0251</text:p>
          </table:table-cell>
          <table:table-cell office:value-type="float" office:value="45.6769" calcext:value-type="float">
            <text:p>45.6769</text:p>
          </table:table-cell>
          <table:table-cell office:value-type="float" office:value="45.9256" calcext:value-type="float">
            <text:p>45.9256</text:p>
          </table:table-cell>
          <table:table-cell table:style-name="ce7" table:formula="of:=MAX([.C231]-[.D231];ABS([.C231]-[.E230]);ABS([.D231]-[.E230]))" office:value-type="float" office:value="0.348199999999998" calcext:value-type="float">
            <text:p>0.3482</text:p>
          </table:table-cell>
          <table:table-cell table:formula="of:=IF([.C231]-[.C230]&gt;[.D230]-[.D231];MAX([.C231]-[.C230];0);0)" office:value-type="float" office:value="0" calcext:value-type="float">
            <text:p>0.0000</text:p>
          </table:table-cell>
          <table:table-cell table:formula="of:=IF([.D230]-[.D231]&gt;[.C231]-[.C230];MAX([.D230]-[.D231];0);0)" office:value-type="float" office:value="0.149299999999997" calcext:value-type="float">
            <text:p>0.1493</text:p>
          </table:table-cell>
          <table:table-cell table:formula="of:=[.I230]-([.I230]/14)+[.F231]" office:value-type="float" office:value="7.09096126511353" calcext:value-type="float">
            <text:p>7.0910</text:p>
          </table:table-cell>
          <table:table-cell table:style-name="ce6" table:formula="of:=[.J230]-([.J230]/14)+[.G231]" office:value-type="float" office:value="1.92486017949237" calcext:value-type="float">
            <text:p>1.9249</text:p>
          </table:table-cell>
          <table:table-cell table:style-name="ce6" table:formula="of:=[.K230]-([.K230]/14)+[.H231]" office:value-type="float" office:value="1.27017824279003" calcext:value-type="float">
            <text:p>1.2702</text:p>
          </table:table-cell>
          <table:table-cell table:formula="of:=(100*([.J231]/[.I231]))" office:value-type="float" office:value="27.1452643376067" calcext:value-type="float">
            <text:p>27.1453</text:p>
          </table:table-cell>
          <table:table-cell table:formula="of:=(100*([.K231]/[.I231]))" office:value-type="float" office:value="17.9126382912162" calcext:value-type="float">
            <text:p>17.9126</text:p>
          </table:table-cell>
          <table:table-cell table:formula="of:=ABS([.L231]-[.M231])" office:value-type="float" office:value="9.23262604639054" calcext:value-type="float">
            <text:p>9.2326</text:p>
          </table:table-cell>
          <table:table-cell table:formula="of:=[.L231]+[.M231]" office:value-type="float" office:value="45.0579026288229" calcext:value-type="float">
            <text:p>45.0579</text:p>
          </table:table-cell>
          <table:table-cell table:formula="of:=(100*([.N231]/[.O231]))" office:value-type="float" office:value="20.4905810251465" calcext:value-type="float">
            <text:p>20.4906</text:p>
          </table:table-cell>
          <table:table-cell table:formula="of:=(([.Q230]*13)+[.P231])/14" office:value-type="float" office:value="23.0584154931533" calcext:value-type="float">
            <text:p>23.058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08" calcext:value-type="date">
            <text:p>8 Jan 10</text:p>
          </table:table-cell>
          <table:table-cell table:style-name="ce6" office:value-type="float" office:value="46.3036" calcext:value-type="float">
            <text:p>46.3036</text:p>
          </table:table-cell>
          <table:table-cell office:value-type="float" office:value="45.6868" calcext:value-type="float">
            <text:p>45.6868</text:p>
          </table:table-cell>
          <table:table-cell office:value-type="float" office:value="46.3036" calcext:value-type="float">
            <text:p>46.3036</text:p>
          </table:table-cell>
          <table:table-cell table:style-name="ce7" table:formula="of:=MAX([.C232]-[.D232];ABS([.C232]-[.E231]);ABS([.D232]-[.E231]))" office:value-type="float" office:value="0.616800000000005" calcext:value-type="float">
            <text:p>0.6168</text:p>
          </table:table-cell>
          <table:table-cell table:formula="of:=IF([.C232]-[.C231]&gt;[.D231]-[.D232];MAX([.C232]-[.C231];0);0)" office:value-type="float" office:value="0.278500000000001" calcext:value-type="float">
            <text:p>0.2785</text:p>
          </table:table-cell>
          <table:table-cell table:formula="of:=IF([.D231]-[.D232]&gt;[.C232]-[.C231];MAX([.D231]-[.D232];0);0)" office:value-type="float" office:value="0" calcext:value-type="float">
            <text:p>0.0000</text:p>
          </table:table-cell>
          <table:table-cell table:formula="of:=[.I231]-([.I231]/14)+[.F232]" office:value-type="float" office:value="7.20126403189114" calcext:value-type="float">
            <text:p>7.2013</text:p>
          </table:table-cell>
          <table:table-cell table:style-name="ce6" table:formula="of:=[.J231]-([.J231]/14)+[.G232]" office:value-type="float" office:value="2.06587016667148" calcext:value-type="float">
            <text:p>2.0659</text:p>
          </table:table-cell>
          <table:table-cell table:style-name="ce6" table:formula="of:=[.K231]-([.K231]/14)+[.H232]" office:value-type="float" office:value="1.17945122544789" calcext:value-type="float">
            <text:p>1.1795</text:p>
          </table:table-cell>
          <table:table-cell table:formula="of:=(100*([.J232]/[.I232]))" office:value-type="float" office:value="28.6876048083042" calcext:value-type="float">
            <text:p>28.6876</text:p>
          </table:table-cell>
          <table:table-cell table:formula="of:=(100*([.K232]/[.I232]))" office:value-type="float" office:value="16.3783916299226" calcext:value-type="float">
            <text:p>16.3784</text:p>
          </table:table-cell>
          <table:table-cell table:formula="of:=ABS([.L232]-[.M232])" office:value-type="float" office:value="12.3092131783816" calcext:value-type="float">
            <text:p>12.3092</text:p>
          </table:table-cell>
          <table:table-cell table:formula="of:=[.L232]+[.M232]" office:value-type="float" office:value="45.0659964382268" calcext:value-type="float">
            <text:p>45.0660</text:p>
          </table:table-cell>
          <table:table-cell table:formula="of:=(100*([.N232]/[.O232]))" office:value-type="float" office:value="27.31374905968" calcext:value-type="float">
            <text:p>27.3137</text:p>
          </table:table-cell>
          <table:table-cell table:formula="of:=(([.Q231]*13)+[.P232])/14" office:value-type="float" office:value="23.3623678907624" calcext:value-type="float">
            <text:p>23.362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11" calcext:value-type="date">
            <text:p>11 Jan 10</text:p>
          </table:table-cell>
          <table:table-cell table:style-name="ce6" office:value-type="float" office:value="46.3931" calcext:value-type="float">
            <text:p>46.3931</text:p>
          </table:table-cell>
          <table:table-cell office:value-type="float" office:value="45.8759" calcext:value-type="float">
            <text:p>45.8759</text:p>
          </table:table-cell>
          <table:table-cell office:value-type="float" office:value="46.1146" calcext:value-type="float">
            <text:p>46.1146</text:p>
          </table:table-cell>
          <table:table-cell table:style-name="ce7" table:formula="of:=MAX([.C233]-[.D233];ABS([.C233]-[.E232]);ABS([.D233]-[.E232]))" office:value-type="float" office:value="0.517199999999995" calcext:value-type="float">
            <text:p>0.5172</text:p>
          </table:table-cell>
          <table:table-cell table:formula="of:=IF([.C233]-[.C232]&gt;[.D232]-[.D233];MAX([.C233]-[.C232];0);0)" office:value-type="float" office:value="0.0894999999999939" calcext:value-type="float">
            <text:p>0.0895</text:p>
          </table:table-cell>
          <table:table-cell table:formula="of:=IF([.D232]-[.D233]&gt;[.C233]-[.C232];MAX([.D232]-[.D233];0);0)" office:value-type="float" office:value="0" calcext:value-type="float">
            <text:p>0.0000</text:p>
          </table:table-cell>
          <table:table-cell table:formula="of:=[.I232]-([.I232]/14)+[.F233]" office:value-type="float" office:value="7.20408802961319" calcext:value-type="float">
            <text:p>7.2041</text:p>
          </table:table-cell>
          <table:table-cell table:style-name="ce6" table:formula="of:=[.J232]-([.J232]/14)+[.G233]" office:value-type="float" office:value="2.00780801190923" calcext:value-type="float">
            <text:p>2.0078</text:p>
          </table:table-cell>
          <table:table-cell table:style-name="ce6" table:formula="of:=[.K232]-([.K232]/14)+[.H233]" office:value-type="float" office:value="1.09520470934447" calcext:value-type="float">
            <text:p>1.0952</text:p>
          </table:table-cell>
          <table:table-cell table:formula="of:=(100*([.J233]/[.I233]))" office:value-type="float" office:value="27.870398080311" calcext:value-type="float">
            <text:p>27.8704</text:p>
          </table:table-cell>
          <table:table-cell table:formula="of:=(100*([.K233]/[.I233]))" office:value-type="float" office:value="15.202544789049" calcext:value-type="float">
            <text:p>15.2025</text:p>
          </table:table-cell>
          <table:table-cell table:formula="of:=ABS([.L233]-[.M233])" office:value-type="float" office:value="12.667853291262" calcext:value-type="float">
            <text:p>12.6679</text:p>
          </table:table-cell>
          <table:table-cell table:formula="of:=[.L233]+[.M233]" office:value-type="float" office:value="43.07294286936" calcext:value-type="float">
            <text:p>43.0729</text:p>
          </table:table-cell>
          <table:table-cell table:formula="of:=(100*([.N233]/[.O233]))" office:value-type="float" office:value="29.4102340062612" calcext:value-type="float">
            <text:p>29.4102</text:p>
          </table:table-cell>
          <table:table-cell table:formula="of:=(([.Q232]*13)+[.P233])/14" office:value-type="float" office:value="23.7943583275837" calcext:value-type="float">
            <text:p>23.794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12" calcext:value-type="date">
            <text:p>12 Jan 10</text:p>
          </table:table-cell>
          <table:table-cell table:style-name="ce6" office:value-type="float" office:value="45.8957" calcext:value-type="float">
            <text:p>45.8957</text:p>
          </table:table-cell>
          <table:table-cell office:value-type="float" office:value="45.289" calcext:value-type="float">
            <text:p>45.2890</text:p>
          </table:table-cell>
          <table:table-cell office:value-type="float" office:value="45.5376" calcext:value-type="float">
            <text:p>45.5376</text:p>
          </table:table-cell>
          <table:table-cell table:style-name="ce7" table:formula="of:=MAX([.C234]-[.D234];ABS([.C234]-[.E233]);ABS([.D234]-[.E233]))" office:value-type="float" office:value="0.825600000000001" calcext:value-type="float">
            <text:p>0.8256</text:p>
          </table:table-cell>
          <table:table-cell table:formula="of:=IF([.C234]-[.C233]&gt;[.D233]-[.D234];MAX([.C234]-[.C233];0);0)" office:value-type="float" office:value="0" calcext:value-type="float">
            <text:p>0.0000</text:p>
          </table:table-cell>
          <table:table-cell table:formula="of:=IF([.D233]-[.D234]&gt;[.C234]-[.C233];MAX([.D233]-[.D234];0);0)" office:value-type="float" office:value="0.5869" calcext:value-type="float">
            <text:p>0.5869</text:p>
          </table:table-cell>
          <table:table-cell table:formula="of:=[.I233]-([.I233]/14)+[.F234]" office:value-type="float" office:value="7.51511031321225" calcext:value-type="float">
            <text:p>7.5151</text:p>
          </table:table-cell>
          <table:table-cell table:style-name="ce6" table:formula="of:=[.J233]-([.J233]/14)+[.G234]" office:value-type="float" office:value="1.86439315391571" calcext:value-type="float">
            <text:p>1.8644</text:p>
          </table:table-cell>
          <table:table-cell table:style-name="ce6" table:formula="of:=[.K233]-([.K233]/14)+[.H234]" office:value-type="float" office:value="1.60387580153415" calcext:value-type="float">
            <text:p>1.6039</text:p>
          </table:table-cell>
          <table:table-cell table:formula="of:=(100*([.J234]/[.I234]))" office:value-type="float" office:value="24.80859330352" calcext:value-type="float">
            <text:p>24.8086</text:p>
          </table:table-cell>
          <table:table-cell table:formula="of:=(100*([.K234]/[.I234]))" office:value-type="float" office:value="21.3420127541493" calcext:value-type="float">
            <text:p>21.3420</text:p>
          </table:table-cell>
          <table:table-cell table:formula="of:=ABS([.L234]-[.M234])" office:value-type="float" office:value="3.46658054937069" calcext:value-type="float">
            <text:p>3.4666</text:p>
          </table:table-cell>
          <table:table-cell table:formula="of:=[.L234]+[.M234]" office:value-type="float" office:value="46.1506060576692" calcext:value-type="float">
            <text:p>46.1506</text:p>
          </table:table-cell>
          <table:table-cell table:formula="of:=(100*([.N234]/[.O234]))" office:value-type="float" office:value="7.51145184320849" calcext:value-type="float">
            <text:p>7.5115</text:p>
          </table:table-cell>
          <table:table-cell table:formula="of:=(([.Q233]*13)+[.P234])/14" office:value-type="float" office:value="22.6312935786998" calcext:value-type="float">
            <text:p>22.631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13" calcext:value-type="date">
            <text:p>13 Jan 10</text:p>
          </table:table-cell>
          <table:table-cell table:style-name="ce6" office:value-type="float" office:value="46.2439" calcext:value-type="float">
            <text:p>46.2439</text:p>
          </table:table-cell>
          <table:table-cell office:value-type="float" office:value="45.3685" calcext:value-type="float">
            <text:p>45.3685</text:p>
          </table:table-cell>
          <table:table-cell office:value-type="float" office:value="46.1046" calcext:value-type="float">
            <text:p>46.1046</text:p>
          </table:table-cell>
          <table:table-cell table:style-name="ce7" table:formula="of:=MAX([.C235]-[.D235];ABS([.C235]-[.E234]);ABS([.D235]-[.E234]))" office:value-type="float" office:value="0.875399999999999" calcext:value-type="float">
            <text:p>0.8754</text:p>
          </table:table-cell>
          <table:table-cell table:formula="of:=IF([.C235]-[.C234]&gt;[.D234]-[.D235];MAX([.C235]-[.C234];0);0)" office:value-type="float" office:value="0.348199999999998" calcext:value-type="float">
            <text:p>0.3482</text:p>
          </table:table-cell>
          <table:table-cell table:formula="of:=IF([.D234]-[.D235]&gt;[.C235]-[.C234];MAX([.D234]-[.D235];0);0)" office:value-type="float" office:value="0" calcext:value-type="float">
            <text:p>0.0000</text:p>
          </table:table-cell>
          <table:table-cell table:formula="of:=[.I234]-([.I234]/14)+[.F235]" office:value-type="float" office:value="7.85371671941138" calcext:value-type="float">
            <text:p>7.8537</text:p>
          </table:table-cell>
          <table:table-cell table:style-name="ce6" table:formula="of:=[.J234]-([.J234]/14)+[.G235]" office:value-type="float" office:value="2.0794222143503" calcext:value-type="float">
            <text:p>2.0794</text:p>
          </table:table-cell>
          <table:table-cell table:style-name="ce6" table:formula="of:=[.K234]-([.K234]/14)+[.H235]" office:value-type="float" office:value="1.48931324428171" calcext:value-type="float">
            <text:p>1.4893</text:p>
          </table:table-cell>
          <table:table-cell table:formula="of:=(100*([.J235]/[.I235]))" office:value-type="float" office:value="26.4769190007932" calcext:value-type="float">
            <text:p>26.4769</text:p>
          </table:table-cell>
          <table:table-cell table:formula="of:=(100*([.K235]/[.I235]))" office:value-type="float" office:value="18.9631647981483" calcext:value-type="float">
            <text:p>18.9632</text:p>
          </table:table-cell>
          <table:table-cell table:formula="of:=ABS([.L235]-[.M235])" office:value-type="float" office:value="7.51375420264488" calcext:value-type="float">
            <text:p>7.5138</text:p>
          </table:table-cell>
          <table:table-cell table:formula="of:=[.L235]+[.M235]" office:value-type="float" office:value="45.4400837989415" calcext:value-type="float">
            <text:p>45.4401</text:p>
          </table:table-cell>
          <table:table-cell table:formula="of:=(100*([.N235]/[.O235]))" office:value-type="float" office:value="16.5355201277598" calcext:value-type="float">
            <text:p>16.5355</text:p>
          </table:table-cell>
          <table:table-cell table:formula="of:=(([.Q234]*13)+[.P235])/14" office:value-type="float" office:value="22.1958811893469" calcext:value-type="float">
            <text:p>22.195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14" calcext:value-type="date">
            <text:p>14 Jan 10</text:p>
          </table:table-cell>
          <table:table-cell table:style-name="ce6" office:value-type="float" office:value="46.2737" calcext:value-type="float">
            <text:p>46.2737</text:p>
          </table:table-cell>
          <table:table-cell office:value-type="float" office:value="45.9753" calcext:value-type="float">
            <text:p>45.9753</text:p>
          </table:table-cell>
          <table:table-cell office:value-type="float" office:value="46.1444" calcext:value-type="float">
            <text:p>46.1444</text:p>
          </table:table-cell>
          <table:table-cell table:style-name="ce7" table:formula="of:=MAX([.C236]-[.D236];ABS([.C236]-[.E235]);ABS([.D236]-[.E235]))" office:value-type="float" office:value="0.298400000000001" calcext:value-type="float">
            <text:p>0.2984</text:p>
          </table:table-cell>
          <table:table-cell table:formula="of:=IF([.C236]-[.C235]&gt;[.D235]-[.D236];MAX([.C236]-[.C235];0);0)" office:value-type="float" office:value="0.0298000000000016" calcext:value-type="float">
            <text:p>0.0298</text:p>
          </table:table-cell>
          <table:table-cell table:formula="of:=IF([.D235]-[.D236]&gt;[.C236]-[.C235];MAX([.D235]-[.D236];0);0)" office:value-type="float" office:value="0" calcext:value-type="float">
            <text:p>0.0000</text:p>
          </table:table-cell>
          <table:table-cell table:formula="of:=[.I235]-([.I235]/14)+[.F236]" office:value-type="float" office:value="7.59113695373914" calcext:value-type="float">
            <text:p>7.5911</text:p>
          </table:table-cell>
          <table:table-cell table:style-name="ce6" table:formula="of:=[.J235]-([.J235]/14)+[.G236]" office:value-type="float" office:value="1.96069205618243" calcext:value-type="float">
            <text:p>1.9607</text:p>
          </table:table-cell>
          <table:table-cell table:style-name="ce6" table:formula="of:=[.K235]-([.K235]/14)+[.H236]" office:value-type="float" office:value="1.38293372683301" calcext:value-type="float">
            <text:p>1.3829</text:p>
          </table:table-cell>
          <table:table-cell table:formula="of:=(100*([.J236]/[.I236]))" office:value-type="float" office:value="25.8287008669585" calcext:value-type="float">
            <text:p>25.8287</text:p>
          </table:table-cell>
          <table:table-cell table:formula="of:=(100*([.K236]/[.I236]))" office:value-type="float" office:value="18.2177417593794" calcext:value-type="float">
            <text:p>18.2177</text:p>
          </table:table-cell>
          <table:table-cell table:formula="of:=ABS([.L236]-[.M236])" office:value-type="float" office:value="7.61095910757911" calcext:value-type="float">
            <text:p>7.6110</text:p>
          </table:table-cell>
          <table:table-cell table:formula="of:=[.L236]+[.M236]" office:value-type="float" office:value="44.0464426263379" calcext:value-type="float">
            <text:p>44.0464</text:p>
          </table:table-cell>
          <table:table-cell table:formula="of:=(100*([.N236]/[.O236]))" office:value-type="float" office:value="17.2793956872878" calcext:value-type="float">
            <text:p>17.2794</text:p>
          </table:table-cell>
          <table:table-cell table:formula="of:=(([.Q235]*13)+[.P236])/14" office:value-type="float" office:value="21.8447036534855" calcext:value-type="float">
            <text:p>21.844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15" calcext:value-type="date">
            <text:p>15 Jan 10</text:p>
          </table:table-cell>
          <table:table-cell table:style-name="ce6" office:value-type="float" office:value="46.3036" calcext:value-type="float">
            <text:p>46.3036</text:p>
          </table:table-cell>
          <table:table-cell office:value-type="float" office:value="45.4083" calcext:value-type="float">
            <text:p>45.4083</text:p>
          </table:table-cell>
          <table:table-cell office:value-type="float" office:value="45.6073" calcext:value-type="float">
            <text:p>45.6073</text:p>
          </table:table-cell>
          <table:table-cell table:style-name="ce7" table:formula="of:=MAX([.C237]-[.D237];ABS([.C237]-[.E236]);ABS([.D237]-[.E236]))" office:value-type="float" office:value="0.895300000000006" calcext:value-type="float">
            <text:p>0.8953</text:p>
          </table:table-cell>
          <table:table-cell table:formula="of:=IF([.C237]-[.C236]&gt;[.D236]-[.D237];MAX([.C237]-[.C236];0);0)" office:value-type="float" office:value="0" calcext:value-type="float">
            <text:p>0.0000</text:p>
          </table:table-cell>
          <table:table-cell table:formula="of:=IF([.D236]-[.D237]&gt;[.C237]-[.C236];MAX([.D236]-[.D237];0);0)" office:value-type="float" office:value="0.567" calcext:value-type="float">
            <text:p>0.5670</text:p>
          </table:table-cell>
          <table:table-cell table:formula="of:=[.I236]-([.I236]/14)+[.F237]" office:value-type="float" office:value="7.94421288561492" calcext:value-type="float">
            <text:p>7.9442</text:p>
          </table:table-cell>
          <table:table-cell table:style-name="ce6" table:formula="of:=[.J236]-([.J236]/14)+[.G237]" office:value-type="float" office:value="1.82064262359797" calcext:value-type="float">
            <text:p>1.8206</text:p>
          </table:table-cell>
          <table:table-cell table:style-name="ce6" table:formula="of:=[.K236]-([.K236]/14)+[.H237]" office:value-type="float" office:value="1.85115274634494" calcext:value-type="float">
            <text:p>1.8512</text:p>
          </table:table-cell>
          <table:table-cell table:formula="of:=(100*([.J237]/[.I237]))" office:value-type="float" office:value="22.9178478700479" calcext:value-type="float">
            <text:p>22.9178</text:p>
          </table:table-cell>
          <table:table-cell table:formula="of:=(100*([.K237]/[.I237]))" office:value-type="float" office:value="23.3019025673008" calcext:value-type="float">
            <text:p>23.3019</text:p>
          </table:table-cell>
          <table:table-cell table:formula="of:=ABS([.L237]-[.M237])" office:value-type="float" office:value="0.384054697252907" calcext:value-type="float">
            <text:p>0.3841</text:p>
          </table:table-cell>
          <table:table-cell table:formula="of:=[.L237]+[.M237]" office:value-type="float" office:value="46.2197504373487" calcext:value-type="float">
            <text:p>46.2198</text:p>
          </table:table-cell>
          <table:table-cell table:formula="of:=(100*([.N237]/[.O237]))" office:value-type="float" office:value="0.830932001187451" calcext:value-type="float">
            <text:p>0.8309</text:p>
          </table:table-cell>
          <table:table-cell table:formula="of:=(([.Q236]*13)+[.P237])/14" office:value-type="float" office:value="20.3437199640357" calcext:value-type="float">
            <text:p>20.343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19" calcext:value-type="date">
            <text:p>19 Jan 10</text:p>
          </table:table-cell>
          <table:table-cell table:style-name="ce6" office:value-type="float" office:value="46.3931" calcext:value-type="float">
            <text:p>46.3931</text:p>
          </table:table-cell>
          <table:table-cell office:value-type="float" office:value="45.7068" calcext:value-type="float">
            <text:p>45.7068</text:p>
          </table:table-cell>
          <table:table-cell office:value-type="float" office:value="46.3434" calcext:value-type="float">
            <text:p>46.3434</text:p>
          </table:table-cell>
          <table:table-cell table:style-name="ce7" table:formula="of:=MAX([.C238]-[.D238];ABS([.C238]-[.E237]);ABS([.D238]-[.E237]))" office:value-type="float" office:value="0.785799999999995" calcext:value-type="float">
            <text:p>0.7858</text:p>
          </table:table-cell>
          <table:table-cell table:formula="of:=IF([.C238]-[.C237]&gt;[.D237]-[.D238];MAX([.C238]-[.C237];0);0)" office:value-type="float" office:value="0.0894999999999939" calcext:value-type="float">
            <text:p>0.0895</text:p>
          </table:table-cell>
          <table:table-cell table:formula="of:=IF([.D237]-[.D238]&gt;[.C238]-[.C237];MAX([.D237]-[.D238];0);0)" office:value-type="float" office:value="0" calcext:value-type="float">
            <text:p>0.0000</text:p>
          </table:table-cell>
          <table:table-cell table:formula="of:=[.I237]-([.I237]/14)+[.F238]" office:value-type="float" office:value="8.16256910807099" calcext:value-type="float">
            <text:p>8.1626</text:p>
          </table:table-cell>
          <table:table-cell table:style-name="ce6" table:formula="of:=[.J237]-([.J237]/14)+[.G238]" office:value-type="float" office:value="1.78009672191239" calcext:value-type="float">
            <text:p>1.7801</text:p>
          </table:table-cell>
          <table:table-cell table:style-name="ce6" table:formula="of:=[.K237]-([.K237]/14)+[.H238]" office:value-type="float" office:value="1.71892755017745" calcext:value-type="float">
            <text:p>1.7189</text:p>
          </table:table-cell>
          <table:table-cell table:formula="of:=(100*([.J238]/[.I238]))" office:value-type="float" office:value="21.8080447264118" calcext:value-type="float">
            <text:p>21.8080</text:p>
          </table:table-cell>
          <table:table-cell table:formula="of:=(100*([.K238]/[.I238]))" office:value-type="float" office:value="21.0586584618047" calcext:value-type="float">
            <text:p>21.0587</text:p>
          </table:table-cell>
          <table:table-cell table:formula="of:=ABS([.L238]-[.M238])" office:value-type="float" office:value="0.749386264607097" calcext:value-type="float">
            <text:p>0.7494</text:p>
          </table:table-cell>
          <table:table-cell table:formula="of:=[.L238]+[.M238]" office:value-type="float" office:value="42.8667031882164" calcext:value-type="float">
            <text:p>42.8667</text:p>
          </table:table-cell>
          <table:table-cell table:formula="of:=(100*([.N238]/[.O238]))" office:value-type="float" office:value="1.74817797701106" calcext:value-type="float">
            <text:p>1.7482</text:p>
          </table:table-cell>
          <table:table-cell table:formula="of:=(([.Q237]*13)+[.P238])/14" office:value-type="float" office:value="19.0154669649625" calcext:value-type="float">
            <text:p>19.015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20" calcext:value-type="date">
            <text:p>20 Jan 10</text:p>
          </table:table-cell>
          <table:table-cell table:style-name="ce6" office:value-type="float" office:value="46.3572" calcext:value-type="float">
            <text:p>46.3572</text:p>
          </table:table-cell>
          <table:table-cell office:value-type="float" office:value="45.1896" calcext:value-type="float">
            <text:p>45.1896</text:p>
          </table:table-cell>
          <table:table-cell office:value-type="float" office:value="45.6769" calcext:value-type="float">
            <text:p>45.6769</text:p>
          </table:table-cell>
          <table:table-cell table:style-name="ce7" table:formula="of:=MAX([.C239]-[.D239];ABS([.C239]-[.E238]);ABS([.D239]-[.E238]))" office:value-type="float" office:value="1.1676" calcext:value-type="float">
            <text:p>1.1676</text:p>
          </table:table-cell>
          <table:table-cell table:formula="of:=IF([.C239]-[.C238]&gt;[.D238]-[.D239];MAX([.C239]-[.C238];0);0)" office:value-type="float" office:value="0" calcext:value-type="float">
            <text:p>0.0000</text:p>
          </table:table-cell>
          <table:table-cell table:formula="of:=IF([.D238]-[.D239]&gt;[.C239]-[.C238];MAX([.D238]-[.D239];0);0)" office:value-type="float" office:value="0.517200000000003" calcext:value-type="float">
            <text:p>0.5172</text:p>
          </table:table-cell>
          <table:table-cell table:formula="of:=[.I238]-([.I238]/14)+[.F239]" office:value-type="float" office:value="8.74712845749449" calcext:value-type="float">
            <text:p>8.7471</text:p>
          </table:table-cell>
          <table:table-cell table:style-name="ce6" table:formula="of:=[.J238]-([.J238]/14)+[.G239]" office:value-type="float" office:value="1.65294695606151" calcext:value-type="float">
            <text:p>1.6529</text:p>
          </table:table-cell>
          <table:table-cell table:style-name="ce6" table:formula="of:=[.K238]-([.K238]/14)+[.H239]" office:value-type="float" office:value="2.11334701087906" calcext:value-type="float">
            <text:p>2.1133</text:p>
          </table:table-cell>
          <table:table-cell table:formula="of:=(100*([.J239]/[.I239]))" office:value-type="float" office:value="18.8970239101184" calcext:value-type="float">
            <text:p>18.8970</text:p>
          </table:table-cell>
          <table:table-cell table:formula="of:=(100*([.K239]/[.I239]))" office:value-type="float" office:value="24.1604661592497" calcext:value-type="float">
            <text:p>24.1605</text:p>
          </table:table-cell>
          <table:table-cell table:formula="of:=ABS([.L239]-[.M239])" office:value-type="float" office:value="5.26344224913131" calcext:value-type="float">
            <text:p>5.2634</text:p>
          </table:table-cell>
          <table:table-cell table:formula="of:=[.L239]+[.M239]" office:value-type="float" office:value="43.0574900693682" calcext:value-type="float">
            <text:p>43.0575</text:p>
          </table:table-cell>
          <table:table-cell table:formula="of:=(100*([.N239]/[.O239]))" office:value-type="float" office:value="12.2242198526937" calcext:value-type="float">
            <text:p>12.2242</text:p>
          </table:table-cell>
          <table:table-cell table:formula="of:=(([.Q238]*13)+[.P239])/14" office:value-type="float" office:value="18.5303778855147" calcext:value-type="float">
            <text:p>18.530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21" calcext:value-type="date">
            <text:p>21 Jan 10</text:p>
          </table:table-cell>
          <table:table-cell table:style-name="ce6" office:value-type="float" office:value="46.1046" calcext:value-type="float">
            <text:p>46.1046</text:p>
          </table:table-cell>
          <table:table-cell office:value-type="float" office:value="45.0602" calcext:value-type="float">
            <text:p>45.0602</text:p>
          </table:table-cell>
          <table:table-cell office:value-type="float" office:value="45.2492" calcext:value-type="float">
            <text:p>45.2492</text:p>
          </table:table-cell>
          <table:table-cell table:style-name="ce7" table:formula="of:=MAX([.C240]-[.D240];ABS([.C240]-[.E239]);ABS([.D240]-[.E239]))" office:value-type="float" office:value="1.0444" calcext:value-type="float">
            <text:p>1.0444</text:p>
          </table:table-cell>
          <table:table-cell table:formula="of:=IF([.C240]-[.C239]&gt;[.D239]-[.D240];MAX([.C240]-[.C239];0);0)" office:value-type="float" office:value="0" calcext:value-type="float">
            <text:p>0.0000</text:p>
          </table:table-cell>
          <table:table-cell table:formula="of:=IF([.D239]-[.D240]&gt;[.C240]-[.C239];MAX([.D239]-[.D240];0);0)" office:value-type="float" office:value="0.129399999999997" calcext:value-type="float">
            <text:p>0.1294</text:p>
          </table:table-cell>
          <table:table-cell table:formula="of:=[.I239]-([.I239]/14)+[.F240]" office:value-type="float" office:value="9.16673356767345" calcext:value-type="float">
            <text:p>9.1667</text:p>
          </table:table-cell>
          <table:table-cell table:style-name="ce6" table:formula="of:=[.J239]-([.J239]/14)+[.G240]" office:value-type="float" office:value="1.53487931634283" calcext:value-type="float">
            <text:p>1.5349</text:p>
          </table:table-cell>
          <table:table-cell table:style-name="ce6" table:formula="of:=[.K239]-([.K239]/14)+[.H240]" office:value-type="float" office:value="2.09179365295912" calcext:value-type="float">
            <text:p>2.0918</text:p>
          </table:table-cell>
          <table:table-cell table:formula="of:=(100*([.J240]/[.I240]))" office:value-type="float" office:value="16.7440157937566" calcext:value-type="float">
            <text:p>16.7440</text:p>
          </table:table-cell>
          <table:table-cell table:formula="of:=(100*([.K240]/[.I240]))" office:value-type="float" office:value="22.8194005805497" calcext:value-type="float">
            <text:p>22.8194</text:p>
          </table:table-cell>
          <table:table-cell table:formula="of:=ABS([.L240]-[.M240])" office:value-type="float" office:value="6.07538478679317" calcext:value-type="float">
            <text:p>6.0754</text:p>
          </table:table-cell>
          <table:table-cell table:formula="of:=[.L240]+[.M240]" office:value-type="float" office:value="39.5634163743063" calcext:value-type="float">
            <text:p>39.5634</text:p>
          </table:table-cell>
          <table:table-cell table:formula="of:=(100*([.N240]/[.O240]))" office:value-type="float" office:value="15.3560671538434" calcext:value-type="float">
            <text:p>15.3561</text:p>
          </table:table-cell>
          <table:table-cell table:formula="of:=(([.Q239]*13)+[.P240])/14" office:value-type="float" office:value="18.3036414046811" calcext:value-type="float">
            <text:p>18.303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22" calcext:value-type="date">
            <text:p>22 Jan 10</text:p>
          </table:table-cell>
          <table:table-cell table:style-name="ce6" office:value-type="float" office:value="45.2392" calcext:value-type="float">
            <text:p>45.2392</text:p>
          </table:table-cell>
          <table:table-cell office:value-type="float" office:value="43.8069" calcext:value-type="float">
            <text:p>43.8069</text:p>
          </table:table-cell>
          <table:table-cell office:value-type="float" office:value="43.9263" calcext:value-type="float">
            <text:p>43.9263</text:p>
          </table:table-cell>
          <table:table-cell table:style-name="ce7" table:formula="of:=MAX([.C241]-[.D241];ABS([.C241]-[.E240]);ABS([.D241]-[.E240]))" office:value-type="float" office:value="1.4423" calcext:value-type="float">
            <text:p>1.4423</text:p>
          </table:table-cell>
          <table:table-cell table:formula="of:=IF([.C241]-[.C240]&gt;[.D240]-[.D241];MAX([.C241]-[.C240];0);0)" office:value-type="float" office:value="0" calcext:value-type="float">
            <text:p>0.0000</text:p>
          </table:table-cell>
          <table:table-cell table:formula="of:=IF([.D240]-[.D241]&gt;[.C241]-[.C240];MAX([.D240]-[.D241];0);0)" office:value-type="float" office:value="1.2533" calcext:value-type="float">
            <text:p>1.2533</text:p>
          </table:table-cell>
          <table:table-cell table:formula="of:=[.I240]-([.I240]/14)+[.F241]" office:value-type="float" office:value="9.95426688426821" calcext:value-type="float">
            <text:p>9.9543</text:p>
          </table:table-cell>
          <table:table-cell table:style-name="ce6" table:formula="of:=[.J240]-([.J240]/14)+[.G241]" office:value-type="float" office:value="1.4252450794612" calcext:value-type="float">
            <text:p>1.4252</text:p>
          </table:table-cell>
          <table:table-cell table:style-name="ce6" table:formula="of:=[.K240]-([.K240]/14)+[.H241]" office:value-type="float" office:value="3.1956798206049" calcext:value-type="float">
            <text:p>3.1957</text:p>
          </table:table-cell>
          <table:table-cell table:formula="of:=(100*([.J241]/[.I241]))" office:value-type="float" office:value="14.3179311548665" calcext:value-type="float">
            <text:p>14.3179</text:p>
          </table:table-cell>
          <table:table-cell table:formula="of:=(100*([.K241]/[.I241]))" office:value-type="float" office:value="32.1036180540365" calcext:value-type="float">
            <text:p>32.1036</text:p>
          </table:table-cell>
          <table:table-cell table:formula="of:=ABS([.L241]-[.M241])" office:value-type="float" office:value="17.78568689917" calcext:value-type="float">
            <text:p>17.7857</text:p>
          </table:table-cell>
          <table:table-cell table:formula="of:=[.L241]+[.M241]" office:value-type="float" office:value="46.421549208903" calcext:value-type="float">
            <text:p>46.4215</text:p>
          </table:table-cell>
          <table:table-cell table:formula="of:=(100*([.N241]/[.O241]))" office:value-type="float" office:value="38.3134281433221" calcext:value-type="float">
            <text:p>38.3134</text:p>
          </table:table-cell>
          <table:table-cell table:formula="of:=(([.Q240]*13)+[.P241])/14" office:value-type="float" office:value="19.7329118860126" calcext:value-type="float">
            <text:p>19.732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25" calcext:value-type="date">
            <text:p>25 Jan 10</text:p>
          </table:table-cell>
          <table:table-cell table:style-name="ce6" office:value-type="float" office:value="44.3639" calcext:value-type="float">
            <text:p>44.3639</text:p>
          </table:table-cell>
          <table:table-cell office:value-type="float" office:value="43.8865" calcext:value-type="float">
            <text:p>43.8865</text:p>
          </table:table-cell>
          <table:table-cell office:value-type="float" office:value="44.0755" calcext:value-type="float">
            <text:p>44.0755</text:p>
          </table:table-cell>
          <table:table-cell table:style-name="ce7" table:formula="of:=MAX([.C242]-[.D242];ABS([.C242]-[.E241]);ABS([.D242]-[.E241]))" office:value-type="float" office:value="0.477400000000003" calcext:value-type="float">
            <text:p>0.4774</text:p>
          </table:table-cell>
          <table:table-cell table:formula="of:=IF([.C242]-[.C241]&gt;[.D241]-[.D242];MAX([.C242]-[.C241];0);0)" office:value-type="float" office:value="0" calcext:value-type="float">
            <text:p>0.0000</text:p>
          </table:table-cell>
          <table:table-cell table:formula="of:=IF([.D241]-[.D242]&gt;[.C242]-[.C241];MAX([.D241]-[.D242];0);0)" office:value-type="float" office:value="0" calcext:value-type="float">
            <text:p>0.0000</text:p>
          </table:table-cell>
          <table:table-cell table:formula="of:=[.I241]-([.I241]/14)+[.F242]" office:value-type="float" office:value="9.7206478211062" calcext:value-type="float">
            <text:p>9.7206</text:p>
          </table:table-cell>
          <table:table-cell table:style-name="ce6" table:formula="of:=[.J241]-([.J241]/14)+[.G242]" office:value-type="float" office:value="1.32344185949968" calcext:value-type="float">
            <text:p>1.3234</text:p>
          </table:table-cell>
          <table:table-cell table:style-name="ce6" table:formula="of:=[.K241]-([.K241]/14)+[.H242]" office:value-type="float" office:value="2.96741697627598" calcext:value-type="float">
            <text:p>2.9674</text:p>
          </table:table-cell>
          <table:table-cell table:formula="of:=(100*([.J242]/[.I242]))" office:value-type="float" office:value="13.6147495913403" calcext:value-type="float">
            <text:p>13.6147</text:p>
          </table:table-cell>
          <table:table-cell table:formula="of:=(100*([.K242]/[.I242]))" office:value-type="float" office:value="30.5269466694689" calcext:value-type="float">
            <text:p>30.5269</text:p>
          </table:table-cell>
          <table:table-cell table:formula="of:=ABS([.L242]-[.M242])" office:value-type="float" office:value="16.9121970781286" calcext:value-type="float">
            <text:p>16.9122</text:p>
          </table:table-cell>
          <table:table-cell table:formula="of:=[.L242]+[.M242]" office:value-type="float" office:value="44.1416962608092" calcext:value-type="float">
            <text:p>44.1417</text:p>
          </table:table-cell>
          <table:table-cell table:formula="of:=(100*([.N242]/[.O242]))" office:value-type="float" office:value="38.3134281433221" calcext:value-type="float">
            <text:p>38.3134</text:p>
          </table:table-cell>
          <table:table-cell table:formula="of:=(([.Q241]*13)+[.P242])/14" office:value-type="float" office:value="21.0600916186775" calcext:value-type="float">
            <text:p>21.060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26" calcext:value-type="date">
            <text:p>26 Jan 10</text:p>
          </table:table-cell>
          <table:table-cell table:style-name="ce6" office:value-type="float" office:value="44.6524" calcext:value-type="float">
            <text:p>44.6524</text:p>
          </table:table-cell>
          <table:table-cell office:value-type="float" office:value="43.8169" calcext:value-type="float">
            <text:p>43.8169</text:p>
          </table:table-cell>
          <table:table-cell office:value-type="float" office:value="44.1152" calcext:value-type="float">
            <text:p>44.1152</text:p>
          </table:table-cell>
          <table:table-cell table:style-name="ce7" table:formula="of:=MAX([.C243]-[.D243];ABS([.C243]-[.E242]);ABS([.D243]-[.E242]))" office:value-type="float" office:value="0.835500000000003" calcext:value-type="float">
            <text:p>0.8355</text:p>
          </table:table-cell>
          <table:table-cell table:formula="of:=IF([.C243]-[.C242]&gt;[.D242]-[.D243];MAX([.C243]-[.C242];0);0)" office:value-type="float" office:value="0.288499999999999" calcext:value-type="float">
            <text:p>0.2885</text:p>
          </table:table-cell>
          <table:table-cell table:formula="of:=IF([.D242]-[.D243]&gt;[.C243]-[.C242];MAX([.D242]-[.D243];0);0)" office:value-type="float" office:value="0" calcext:value-type="float">
            <text:p>0.0000</text:p>
          </table:table-cell>
          <table:table-cell table:formula="of:=[.I242]-([.I242]/14)+[.F243]" office:value-type="float" office:value="9.86181583388433" calcext:value-type="float">
            <text:p>9.8618</text:p>
          </table:table-cell>
          <table:table-cell table:style-name="ce6" table:formula="of:=[.J242]-([.J242]/14)+[.G243]" office:value-type="float" office:value="1.51741029810685" calcext:value-type="float">
            <text:p>1.5174</text:p>
          </table:table-cell>
          <table:table-cell table:style-name="ce6" table:formula="of:=[.K242]-([.K242]/14)+[.H243]" office:value-type="float" office:value="2.7554586208277" calcext:value-type="float">
            <text:p>2.7555</text:p>
          </table:table-cell>
          <table:table-cell table:formula="of:=(100*([.J243]/[.I243]))" office:value-type="float" office:value="15.3867231315876" calcext:value-type="float">
            <text:p>15.3867</text:p>
          </table:table-cell>
          <table:table-cell table:formula="of:=(100*([.K243]/[.I243]))" office:value-type="float" office:value="27.9406821952625" calcext:value-type="float">
            <text:p>27.9407</text:p>
          </table:table-cell>
          <table:table-cell table:formula="of:=ABS([.L243]-[.M243])" office:value-type="float" office:value="12.5539590636749" calcext:value-type="float">
            <text:p>12.5540</text:p>
          </table:table-cell>
          <table:table-cell table:formula="of:=[.L243]+[.M243]" office:value-type="float" office:value="43.3274053268501" calcext:value-type="float">
            <text:p>43.3274</text:p>
          </table:table-cell>
          <table:table-cell table:formula="of:=(100*([.N243]/[.O243]))" office:value-type="float" office:value="28.9746384972081" calcext:value-type="float">
            <text:p>28.9746</text:p>
          </table:table-cell>
          <table:table-cell table:formula="of:=(([.Q242]*13)+[.P243])/14" office:value-type="float" office:value="21.6254163957154" calcext:value-type="float">
            <text:p>21.625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27" calcext:value-type="date">
            <text:p>27 Jan 10</text:p>
          </table:table-cell>
          <table:table-cell table:style-name="ce6" office:value-type="float" office:value="44.6126" calcext:value-type="float">
            <text:p>44.6126</text:p>
          </table:table-cell>
          <table:table-cell office:value-type="float" office:value="43.7771" calcext:value-type="float">
            <text:p>43.7771</text:p>
          </table:table-cell>
          <table:table-cell office:value-type="float" office:value="44.4635" calcext:value-type="float">
            <text:p>44.4635</text:p>
          </table:table-cell>
          <table:table-cell table:style-name="ce7" table:formula="of:=MAX([.C244]-[.D244];ABS([.C244]-[.E243]);ABS([.D244]-[.E243]))" office:value-type="float" office:value="0.835500000000003" calcext:value-type="float">
            <text:p>0.8355</text:p>
          </table:table-cell>
          <table:table-cell table:formula="of:=IF([.C244]-[.C243]&gt;[.D243]-[.D244];MAX([.C244]-[.C243];0);0)" office:value-type="float" office:value="0" calcext:value-type="float">
            <text:p>0.0000</text:p>
          </table:table-cell>
          <table:table-cell table:formula="of:=IF([.D243]-[.D244]&gt;[.C244]-[.C243];MAX([.D243]-[.D244];0);0)" office:value-type="float" office:value="0.0397999999999996" calcext:value-type="float">
            <text:p>0.0398</text:p>
          </table:table-cell>
          <table:table-cell table:formula="of:=[.I243]-([.I243]/14)+[.F244]" office:value-type="float" office:value="9.99290041717831" calcext:value-type="float">
            <text:p>9.9929</text:p>
          </table:table-cell>
          <table:table-cell table:style-name="ce6" table:formula="of:=[.J243]-([.J243]/14)+[.G244]" office:value-type="float" office:value="1.40902384824207" calcext:value-type="float">
            <text:p>1.4090</text:p>
          </table:table-cell>
          <table:table-cell table:style-name="ce6" table:formula="of:=[.K243]-([.K243]/14)+[.H244]" office:value-type="float" office:value="2.59844014791143" calcext:value-type="float">
            <text:p>2.5984</text:p>
          </table:table-cell>
          <table:table-cell table:formula="of:=(100*([.J244]/[.I244]))" office:value-type="float" office:value="14.1002490710294" calcext:value-type="float">
            <text:p>14.1002</text:p>
          </table:table-cell>
          <table:table-cell table:formula="of:=(100*([.K244]/[.I244]))" office:value-type="float" office:value="26.0028624266542" calcext:value-type="float">
            <text:p>26.0029</text:p>
          </table:table-cell>
          <table:table-cell table:formula="of:=ABS([.L244]-[.M244])" office:value-type="float" office:value="11.9026133556249" calcext:value-type="float">
            <text:p>11.9026</text:p>
          </table:table-cell>
          <table:table-cell table:formula="of:=[.L244]+[.M244]" office:value-type="float" office:value="40.1031114976836" calcext:value-type="float">
            <text:p>40.1031</text:p>
          </table:table-cell>
          <table:table-cell table:formula="of:=(100*([.N244]/[.O244]))" office:value-type="float" office:value="29.6800245943819" calcext:value-type="float">
            <text:p>29.6800</text:p>
          </table:table-cell>
          <table:table-cell table:formula="of:=(([.Q243]*13)+[.P244])/14" office:value-type="float" office:value="22.200745552763" calcext:value-type="float">
            <text:p>22.200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28" calcext:value-type="date">
            <text:p>28 Jan 10</text:p>
          </table:table-cell>
          <table:table-cell table:style-name="ce6" office:value-type="float" office:value="44.1949" calcext:value-type="float">
            <text:p>44.1949</text:p>
          </table:table-cell>
          <table:table-cell office:value-type="float" office:value="43.0908" calcext:value-type="float">
            <text:p>43.0908</text:p>
          </table:table-cell>
          <table:table-cell office:value-type="float" office:value="43.3194" calcext:value-type="float">
            <text:p>43.3194</text:p>
          </table:table-cell>
          <table:table-cell table:style-name="ce7" table:formula="of:=MAX([.C245]-[.D245];ABS([.C245]-[.E244]);ABS([.D245]-[.E244]))" office:value-type="float" office:value="1.3727" calcext:value-type="float">
            <text:p>1.3727</text:p>
          </table:table-cell>
          <table:table-cell table:formula="of:=IF([.C245]-[.C244]&gt;[.D244]-[.D245];MAX([.C245]-[.C244];0);0)" office:value-type="float" office:value="0" calcext:value-type="float">
            <text:p>0.0000</text:p>
          </table:table-cell>
          <table:table-cell table:formula="of:=IF([.D244]-[.D245]&gt;[.C245]-[.C244];MAX([.D244]-[.D245];0);0)" office:value-type="float" office:value="0.686299999999996" calcext:value-type="float">
            <text:p>0.6863</text:p>
          </table:table-cell>
          <table:table-cell table:formula="of:=[.I244]-([.I244]/14)+[.F245]" office:value-type="float" office:value="10.6518218159513" calcext:value-type="float">
            <text:p>10.6518</text:p>
          </table:table-cell>
          <table:table-cell table:style-name="ce6" table:formula="of:=[.J244]-([.J244]/14)+[.G245]" office:value-type="float" office:value="1.30837928765335" calcext:value-type="float">
            <text:p>1.3084</text:p>
          </table:table-cell>
          <table:table-cell table:style-name="ce6" table:formula="of:=[.K244]-([.K244]/14)+[.H245]" office:value-type="float" office:value="3.09913728020347" calcext:value-type="float">
            <text:p>3.0991</text:p>
          </table:table-cell>
          <table:table-cell table:formula="of:=(100*([.J245]/[.I245]))" office:value-type="float" office:value="12.2831503404801" calcext:value-type="float">
            <text:p>12.2832</text:p>
          </table:table-cell>
          <table:table-cell table:formula="of:=(100*([.K245]/[.I245]))" office:value-type="float" office:value="29.0949035174664" calcext:value-type="float">
            <text:p>29.0949</text:p>
          </table:table-cell>
          <table:table-cell table:formula="of:=ABS([.L245]-[.M245])" office:value-type="float" office:value="16.8117531769863" calcext:value-type="float">
            <text:p>16.8118</text:p>
          </table:table-cell>
          <table:table-cell table:formula="of:=[.L245]+[.M245]" office:value-type="float" office:value="41.3780538579465" calcext:value-type="float">
            <text:p>41.3781</text:p>
          </table:table-cell>
          <table:table-cell table:formula="of:=(100*([.N245]/[.O245]))" office:value-type="float" office:value="40.6296372340327" calcext:value-type="float">
            <text:p>40.6296</text:p>
          </table:table-cell>
          <table:table-cell table:formula="of:=(([.Q244]*13)+[.P245])/14" office:value-type="float" office:value="23.517094958568" calcext:value-type="float">
            <text:p>23.517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1-29" calcext:value-type="date">
            <text:p>29 Jan 10</text:p>
          </table:table-cell>
          <table:table-cell table:style-name="ce6" office:value-type="float" office:value="43.7869" calcext:value-type="float">
            <text:p>43.7869</text:p>
          </table:table-cell>
          <table:table-cell office:value-type="float" office:value="42.4044" calcext:value-type="float">
            <text:p>42.4044</text:p>
          </table:table-cell>
          <table:table-cell office:value-type="float" office:value="42.5635" calcext:value-type="float">
            <text:p>42.5635</text:p>
          </table:table-cell>
          <table:table-cell table:style-name="ce7" table:formula="of:=MAX([.C246]-[.D246];ABS([.C246]-[.E245]);ABS([.D246]-[.E245]))" office:value-type="float" office:value="1.3825" calcext:value-type="float">
            <text:p>1.3825</text:p>
          </table:table-cell>
          <table:table-cell table:formula="of:=IF([.C246]-[.C245]&gt;[.D245]-[.D246];MAX([.C246]-[.C245];0);0)" office:value-type="float" office:value="0" calcext:value-type="float">
            <text:p>0.0000</text:p>
          </table:table-cell>
          <table:table-cell table:formula="of:=IF([.D245]-[.D246]&gt;[.C246]-[.C245];MAX([.D245]-[.D246];0);0)" office:value-type="float" office:value="0.686399999999999" calcext:value-type="float">
            <text:p>0.6864</text:p>
          </table:table-cell>
          <table:table-cell table:formula="of:=[.I245]-([.I245]/14)+[.F246]" office:value-type="float" office:value="11.2734774005262" calcext:value-type="float">
            <text:p>11.2735</text:p>
          </table:table-cell>
          <table:table-cell table:style-name="ce6" table:formula="of:=[.J245]-([.J245]/14)+[.G246]" office:value-type="float" office:value="1.21492362424954" calcext:value-type="float">
            <text:p>1.2149</text:p>
          </table:table-cell>
          <table:table-cell table:style-name="ce6" table:formula="of:=[.K245]-([.K245]/14)+[.H246]" office:value-type="float" office:value="3.56417033161751" calcext:value-type="float">
            <text:p>3.5642</text:p>
          </table:table-cell>
          <table:table-cell table:formula="of:=(100*([.J246]/[.I246]))" office:value-type="float" office:value="10.7768311505449" calcext:value-type="float">
            <text:p>10.7768</text:p>
          </table:table-cell>
          <table:table-cell table:formula="of:=(100*([.K246]/[.I246]))" office:value-type="float" office:value="31.6155362271019" calcext:value-type="float">
            <text:p>31.6155</text:p>
          </table:table-cell>
          <table:table-cell table:formula="of:=ABS([.L246]-[.M246])" office:value-type="float" office:value="20.838705076557" calcext:value-type="float">
            <text:p>20.8387</text:p>
          </table:table-cell>
          <table:table-cell table:formula="of:=[.L246]+[.M246]" office:value-type="float" office:value="42.3923673776468" calcext:value-type="float">
            <text:p>42.3924</text:p>
          </table:table-cell>
          <table:table-cell table:formula="of:=(100*([.N246]/[.O246]))" office:value-type="float" office:value="49.1567382659199" calcext:value-type="float">
            <text:p>49.1567</text:p>
          </table:table-cell>
          <table:table-cell table:formula="of:=(([.Q245]*13)+[.P246])/14" office:value-type="float" office:value="25.3484980519503" calcext:value-type="float">
            <text:p>25.348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01" calcext:value-type="date">
            <text:p>1 Feb 10</text:p>
          </table:table-cell>
          <table:table-cell table:style-name="ce6" office:value-type="float" office:value="43.0515" calcext:value-type="float">
            <text:p>43.0515</text:p>
          </table:table-cell>
          <table:table-cell office:value-type="float" office:value="42.653" calcext:value-type="float">
            <text:p>42.6530</text:p>
          </table:table-cell>
          <table:table-cell office:value-type="float" office:value="43.031" calcext:value-type="float">
            <text:p>43.0310</text:p>
          </table:table-cell>
          <table:table-cell table:style-name="ce7" table:formula="of:=MAX([.C247]-[.D247];ABS([.C247]-[.E246]);ABS([.D247]-[.E246]))" office:value-type="float" office:value="0.488" calcext:value-type="float">
            <text:p>0.4880</text:p>
          </table:table-cell>
          <table:table-cell table:formula="of:=IF([.C247]-[.C246]&gt;[.D246]-[.D247];MAX([.C247]-[.C246];0);0)" office:value-type="float" office:value="0" calcext:value-type="float">
            <text:p>0.0000</text:p>
          </table:table-cell>
          <table:table-cell table:formula="of:=IF([.D246]-[.D247]&gt;[.C247]-[.C246];MAX([.D246]-[.D247];0);0)" office:value-type="float" office:value="0" calcext:value-type="float">
            <text:p>0.0000</text:p>
          </table:table-cell>
          <table:table-cell table:formula="of:=[.I246]-([.I246]/14)+[.F247]" office:value-type="float" office:value="10.9562290147743" calcext:value-type="float">
            <text:p>10.9562</text:p>
          </table:table-cell>
          <table:table-cell table:style-name="ce6" table:formula="of:=[.J246]-([.J246]/14)+[.G247]" office:value-type="float" office:value="1.12814336537458" calcext:value-type="float">
            <text:p>1.1281</text:p>
          </table:table-cell>
          <table:table-cell table:style-name="ce6" table:formula="of:=[.K246]-([.K246]/14)+[.H247]" office:value-type="float" office:value="3.30958673650197" calcext:value-type="float">
            <text:p>3.3096</text:p>
          </table:table-cell>
          <table:table-cell table:formula="of:=(100*([.J247]/[.I247]))" office:value-type="float" office:value="10.2968216879484" calcext:value-type="float">
            <text:p>10.2968</text:p>
          </table:table-cell>
          <table:table-cell table:formula="of:=(100*([.K247]/[.I247]))" office:value-type="float" office:value="30.2073526579176" calcext:value-type="float">
            <text:p>30.2074</text:p>
          </table:table-cell>
          <table:table-cell table:formula="of:=ABS([.L247]-[.M247])" office:value-type="float" office:value="19.9105309699692" calcext:value-type="float">
            <text:p>19.9105</text:p>
          </table:table-cell>
          <table:table-cell table:formula="of:=[.L247]+[.M247]" office:value-type="float" office:value="40.504174345866" calcext:value-type="float">
            <text:p>40.5042</text:p>
          </table:table-cell>
          <table:table-cell table:formula="of:=(100*([.N247]/[.O247]))" office:value-type="float" office:value="49.1567382659199" calcext:value-type="float">
            <text:p>49.1567</text:p>
          </table:table-cell>
          <table:table-cell table:formula="of:=(([.Q246]*13)+[.P247])/14" office:value-type="float" office:value="27.0490866386624" calcext:value-type="float">
            <text:p>27.049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02" calcext:value-type="date">
            <text:p>2 Feb 10</text:p>
          </table:table-cell>
          <table:table-cell table:style-name="ce6" office:value-type="float" office:value="43.5483" calcext:value-type="float">
            <text:p>43.5483</text:p>
          </table:table-cell>
          <table:table-cell office:value-type="float" office:value="42.8022" calcext:value-type="float">
            <text:p>42.8022</text:p>
          </table:table-cell>
          <table:table-cell office:value-type="float" office:value="43.4189" calcext:value-type="float">
            <text:p>43.4189</text:p>
          </table:table-cell>
          <table:table-cell table:style-name="ce7" table:formula="of:=MAX([.C248]-[.D248];ABS([.C248]-[.E247]);ABS([.D248]-[.E247]))" office:value-type="float" office:value="0.746099999999998" calcext:value-type="float">
            <text:p>0.7461</text:p>
          </table:table-cell>
          <table:table-cell table:formula="of:=IF([.C248]-[.C247]&gt;[.D247]-[.D248];MAX([.C248]-[.C247];0);0)" office:value-type="float" office:value="0.4968" calcext:value-type="float">
            <text:p>0.4968</text:p>
          </table:table-cell>
          <table:table-cell table:formula="of:=IF([.D247]-[.D248]&gt;[.C248]-[.C247];MAX([.D247]-[.D248];0);0)" office:value-type="float" office:value="0" calcext:value-type="float">
            <text:p>0.0000</text:p>
          </table:table-cell>
          <table:table-cell table:formula="of:=[.I247]-([.I247]/14)+[.F248]" office:value-type="float" office:value="10.9197412280047" calcext:value-type="float">
            <text:p>10.9197</text:p>
          </table:table-cell>
          <table:table-cell table:style-name="ce6" table:formula="of:=[.J247]-([.J247]/14)+[.G248]" office:value-type="float" office:value="1.54436169641925" calcext:value-type="float">
            <text:p>1.5444</text:p>
          </table:table-cell>
          <table:table-cell table:style-name="ce6" table:formula="of:=[.K247]-([.K247]/14)+[.H248]" office:value-type="float" office:value="3.07318768389469" calcext:value-type="float">
            <text:p>3.0732</text:p>
          </table:table-cell>
          <table:table-cell table:formula="of:=(100*([.J248]/[.I248]))" office:value-type="float" office:value="14.1428415213594" calcext:value-type="float">
            <text:p>14.1428</text:p>
          </table:table-cell>
          <table:table-cell table:formula="of:=(100*([.K248]/[.I248]))" office:value-type="float" office:value="28.1434112743734" calcext:value-type="float">
            <text:p>28.1434</text:p>
          </table:table-cell>
          <table:table-cell table:formula="of:=ABS([.L248]-[.M248])" office:value-type="float" office:value="14.0005697530141" calcext:value-type="float">
            <text:p>14.0006</text:p>
          </table:table-cell>
          <table:table-cell table:formula="of:=[.L248]+[.M248]" office:value-type="float" office:value="42.2862527957328" calcext:value-type="float">
            <text:p>42.2863</text:p>
          </table:table-cell>
          <table:table-cell table:formula="of:=(100*([.N248]/[.O248]))" office:value-type="float" office:value="33.1090338523136" calcext:value-type="float">
            <text:p>33.1090</text:p>
          </table:table-cell>
          <table:table-cell table:formula="of:=(([.Q247]*13)+[.P248])/14" office:value-type="float" office:value="27.4819400110661" calcext:value-type="float">
            <text:p>27.481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03" calcext:value-type="date">
            <text:p>3 Feb 10</text:p>
          </table:table-cell>
          <table:table-cell table:style-name="ce6" office:value-type="float" office:value="43.7372" calcext:value-type="float">
            <text:p>43.7372</text:p>
          </table:table-cell>
          <table:table-cell office:value-type="float" office:value="43.1901" calcext:value-type="float">
            <text:p>43.1901</text:p>
          </table:table-cell>
          <table:table-cell office:value-type="float" office:value="43.6576" calcext:value-type="float">
            <text:p>43.6576</text:p>
          </table:table-cell>
          <table:table-cell table:style-name="ce7" table:formula="of:=MAX([.C249]-[.D249];ABS([.C249]-[.E248]);ABS([.D249]-[.E248]))" office:value-type="float" office:value="0.5471" calcext:value-type="float">
            <text:p>0.5471</text:p>
          </table:table-cell>
          <table:table-cell table:formula="of:=IF([.C249]-[.C248]&gt;[.D248]-[.D249];MAX([.C249]-[.C248];0);0)" office:value-type="float" office:value="0.188900000000004" calcext:value-type="float">
            <text:p>0.1889</text:p>
          </table:table-cell>
          <table:table-cell table:formula="of:=IF([.D248]-[.D249]&gt;[.C249]-[.C248];MAX([.D248]-[.D249];0);0)" office:value-type="float" office:value="0" calcext:value-type="float">
            <text:p>0.0000</text:p>
          </table:table-cell>
          <table:table-cell table:formula="of:=[.I248]-([.I248]/14)+[.F249]" office:value-type="float" office:value="10.6868597117187" calcext:value-type="float">
            <text:p>10.6869</text:p>
          </table:table-cell>
          <table:table-cell table:style-name="ce6" table:formula="of:=[.J248]-([.J248]/14)+[.G249]" office:value-type="float" office:value="1.62295014667502" calcext:value-type="float">
            <text:p>1.6230</text:p>
          </table:table-cell>
          <table:table-cell table:style-name="ce6" table:formula="of:=[.K248]-([.K248]/14)+[.H249]" office:value-type="float" office:value="2.85367427790221" calcext:value-type="float">
            <text:p>2.8537</text:p>
          </table:table-cell>
          <table:table-cell table:formula="of:=(100*([.J249]/[.I249]))" office:value-type="float" office:value="15.1864082663626" calcext:value-type="float">
            <text:p>15.1864</text:p>
          </table:table-cell>
          <table:table-cell table:formula="of:=(100*([.K249]/[.I249]))" office:value-type="float" office:value="26.7026456309987" calcext:value-type="float">
            <text:p>26.7026</text:p>
          </table:table-cell>
          <table:table-cell table:formula="of:=ABS([.L249]-[.M249])" office:value-type="float" office:value="11.5162373646361" calcext:value-type="float">
            <text:p>11.5162</text:p>
          </table:table-cell>
          <table:table-cell table:formula="of:=[.L249]+[.M249]" office:value-type="float" office:value="41.8890538973613" calcext:value-type="float">
            <text:p>41.8891</text:p>
          </table:table-cell>
          <table:table-cell table:formula="of:=(100*([.N249]/[.O249]))" office:value-type="float" office:value="27.4922355440487" calcext:value-type="float">
            <text:p>27.4922</text:p>
          </table:table-cell>
          <table:table-cell table:formula="of:=(([.Q248]*13)+[.P249])/14" office:value-type="float" office:value="27.4826754062791" calcext:value-type="float">
            <text:p>27.482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04" calcext:value-type="date">
            <text:p>4 Feb 10</text:p>
          </table:table-cell>
          <table:table-cell table:style-name="ce6" office:value-type="float" office:value="43.4289" calcext:value-type="float">
            <text:p>43.4289</text:p>
          </table:table-cell>
          <table:table-cell table:number-columns-repeated="2" office:value-type="float" office:value="42.3944" calcext:value-type="float">
            <text:p>42.3944</text:p>
          </table:table-cell>
          <table:table-cell table:style-name="ce7" table:formula="of:=MAX([.C250]-[.D250];ABS([.C250]-[.E249]);ABS([.D250]-[.E249]))" office:value-type="float" office:value="1.2632" calcext:value-type="float">
            <text:p>1.2632</text:p>
          </table:table-cell>
          <table:table-cell table:formula="of:=IF([.C250]-[.C249]&gt;[.D249]-[.D250];MAX([.C250]-[.C249];0);0)" office:value-type="float" office:value="0" calcext:value-type="float">
            <text:p>0.0000</text:p>
          </table:table-cell>
          <table:table-cell table:formula="of:=IF([.D249]-[.D250]&gt;[.C250]-[.C249];MAX([.D249]-[.D250];0);0)" office:value-type="float" office:value="0.795700000000004" calcext:value-type="float">
            <text:p>0.7957</text:p>
          </table:table-cell>
          <table:table-cell table:formula="of:=[.I249]-([.I249]/14)+[.F250]" office:value-type="float" office:value="11.1867125894531" calcext:value-type="float">
            <text:p>11.1867</text:p>
          </table:table-cell>
          <table:table-cell table:style-name="ce6" table:formula="of:=[.J249]-([.J249]/14)+[.G250]" office:value-type="float" office:value="1.50702513619823" calcext:value-type="float">
            <text:p>1.5070</text:p>
          </table:table-cell>
          <table:table-cell table:style-name="ce6" table:formula="of:=[.K249]-([.K249]/14)+[.H250]" office:value-type="float" office:value="3.4455404009092" calcext:value-type="float">
            <text:p>3.4455</text:p>
          </table:table-cell>
          <table:table-cell table:formula="of:=(100*([.J250]/[.I250]))" office:value-type="float" office:value="13.4715639125213" calcext:value-type="float">
            <text:p>13.4716</text:p>
          </table:table-cell>
          <table:table-cell table:formula="of:=(100*([.K250]/[.I250]))" office:value-type="float" office:value="30.8002943077101" calcext:value-type="float">
            <text:p>30.8003</text:p>
          </table:table-cell>
          <table:table-cell table:formula="of:=ABS([.L250]-[.M250])" office:value-type="float" office:value="17.3287303951888" calcext:value-type="float">
            <text:p>17.3287</text:p>
          </table:table-cell>
          <table:table-cell table:formula="of:=[.L250]+[.M250]" office:value-type="float" office:value="44.2718582202313" calcext:value-type="float">
            <text:p>44.2719</text:p>
          </table:table-cell>
          <table:table-cell table:formula="of:=(100*([.N250]/[.O250]))" office:value-type="float" office:value="39.1416378074456" calcext:value-type="float">
            <text:p>39.1416</text:p>
          </table:table-cell>
          <table:table-cell table:formula="of:=(([.Q249]*13)+[.P250])/14" office:value-type="float" office:value="28.3154584349339" calcext:value-type="float">
            <text:p>28.315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05" calcext:value-type="date">
            <text:p>5 Feb 10</text:p>
          </table:table-cell>
          <table:table-cell table:style-name="ce6" office:value-type="float" office:value="42.7923" calcext:value-type="float">
            <text:p>42.7923</text:p>
          </table:table-cell>
          <table:table-cell office:value-type="float" office:value="41.8969" calcext:value-type="float">
            <text:p>41.8969</text:p>
          </table:table-cell>
          <table:table-cell office:value-type="float" office:value="42.7524" calcext:value-type="float">
            <text:p>42.7524</text:p>
          </table:table-cell>
          <table:table-cell table:style-name="ce7" table:formula="of:=MAX([.C251]-[.D251];ABS([.C251]-[.E250]);ABS([.D251]-[.E250]))" office:value-type="float" office:value="0.895399999999995" calcext:value-type="float">
            <text:p>0.8954</text:p>
          </table:table-cell>
          <table:table-cell table:formula="of:=IF([.C251]-[.C250]&gt;[.D250]-[.D251];MAX([.C251]-[.C250];0);0)" office:value-type="float" office:value="0" calcext:value-type="float">
            <text:p>0.0000</text:p>
          </table:table-cell>
          <table:table-cell table:formula="of:=IF([.D250]-[.D251]&gt;[.C251]-[.C250];MAX([.D250]-[.D251];0);0)" office:value-type="float" office:value="0.497499999999995" calcext:value-type="float">
            <text:p>0.4975</text:p>
          </table:table-cell>
          <table:table-cell table:formula="of:=[.I250]-([.I250]/14)+[.F251]" office:value-type="float" office:value="11.2830616902064" calcext:value-type="float">
            <text:p>11.2831</text:p>
          </table:table-cell>
          <table:table-cell table:style-name="ce6" table:formula="of:=[.J250]-([.J250]/14)+[.G251]" office:value-type="float" office:value="1.39938048361265" calcext:value-type="float">
            <text:p>1.3994</text:p>
          </table:table-cell>
          <table:table-cell table:style-name="ce6" table:formula="of:=[.K250]-([.K250]/14)+[.H251]" office:value-type="float" office:value="3.69693037227282" calcext:value-type="float">
            <text:p>3.6969</text:p>
          </table:table-cell>
          <table:table-cell table:formula="of:=(100*([.J251]/[.I251]))" office:value-type="float" office:value="12.4024889877833" calcext:value-type="float">
            <text:p>12.4025</text:p>
          </table:table-cell>
          <table:table-cell table:formula="of:=(100*([.K251]/[.I251]))" office:value-type="float" office:value="32.7653120560505" calcext:value-type="float">
            <text:p>32.7653</text:p>
          </table:table-cell>
          <table:table-cell table:formula="of:=ABS([.L251]-[.M251])" office:value-type="float" office:value="20.3628230682673" calcext:value-type="float">
            <text:p>20.3628</text:p>
          </table:table-cell>
          <table:table-cell table:formula="of:=[.L251]+[.M251]" office:value-type="float" office:value="45.1678010438338" calcext:value-type="float">
            <text:p>45.1678</text:p>
          </table:table-cell>
          <table:table-cell table:formula="of:=(100*([.N251]/[.O251]))" office:value-type="float" office:value="45.0826088445302" calcext:value-type="float">
            <text:p>45.0826</text:p>
          </table:table-cell>
          <table:table-cell table:formula="of:=(([.Q250]*13)+[.P251])/14" office:value-type="float" office:value="29.5131120356193" calcext:value-type="float">
            <text:p>29.513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08" calcext:value-type="date">
            <text:p>8 Feb 10</text:p>
          </table:table-cell>
          <table:table-cell table:style-name="ce6" office:value-type="float" office:value="42.9514" calcext:value-type="float">
            <text:p>42.9514</text:p>
          </table:table-cell>
          <table:table-cell office:value-type="float" office:value="42.4143" calcext:value-type="float">
            <text:p>42.4143</text:p>
          </table:table-cell>
          <table:table-cell office:value-type="float" office:value="42.4442" calcext:value-type="float">
            <text:p>42.4442</text:p>
          </table:table-cell>
          <table:table-cell table:style-name="ce7" table:formula="of:=MAX([.C252]-[.D252];ABS([.C252]-[.E251]);ABS([.D252]-[.E251]))" office:value-type="float" office:value="0.537100000000002" calcext:value-type="float">
            <text:p>0.5371</text:p>
          </table:table-cell>
          <table:table-cell table:formula="of:=IF([.C252]-[.C251]&gt;[.D251]-[.D252];MAX([.C252]-[.C251];0);0)" office:value-type="float" office:value="0.159100000000002" calcext:value-type="float">
            <text:p>0.1591</text:p>
          </table:table-cell>
          <table:table-cell table:formula="of:=IF([.D251]-[.D252]&gt;[.C252]-[.C251];MAX([.D251]-[.D252];0);0)" office:value-type="float" office:value="0" calcext:value-type="float">
            <text:p>0.0000</text:p>
          </table:table-cell>
          <table:table-cell table:formula="of:=[.I251]-([.I251]/14)+[.F252]" office:value-type="float" office:value="11.0142287123345" calcext:value-type="float">
            <text:p>11.0142</text:p>
          </table:table-cell>
          <table:table-cell table:style-name="ce6" table:formula="of:=[.J251]-([.J251]/14)+[.G252]" office:value-type="float" office:value="1.45852473478317" calcext:value-type="float">
            <text:p>1.4585</text:p>
          </table:table-cell>
          <table:table-cell table:style-name="ce6" table:formula="of:=[.K251]-([.K251]/14)+[.H252]" office:value-type="float" office:value="3.43286391711048" calcext:value-type="float">
            <text:p>3.4329</text:p>
          </table:table-cell>
          <table:table-cell table:formula="of:=(100*([.J252]/[.I252]))" office:value-type="float" office:value="13.2421867465836" calcext:value-type="float">
            <text:p>13.2422</text:p>
          </table:table-cell>
          <table:table-cell table:formula="of:=(100*([.K252]/[.I252]))" office:value-type="float" office:value="31.1675379799051" calcext:value-type="float">
            <text:p>31.1675</text:p>
          </table:table-cell>
          <table:table-cell table:formula="of:=ABS([.L252]-[.M252])" office:value-type="float" office:value="17.9253512333215" calcext:value-type="float">
            <text:p>17.9254</text:p>
          </table:table-cell>
          <table:table-cell table:formula="of:=[.L252]+[.M252]" office:value-type="float" office:value="44.4097247264888" calcext:value-type="float">
            <text:p>44.4097</text:p>
          </table:table-cell>
          <table:table-cell table:formula="of:=(100*([.N252]/[.O252]))" office:value-type="float" office:value="40.3635720413049" calcext:value-type="float">
            <text:p>40.3636</text:p>
          </table:table-cell>
          <table:table-cell table:formula="of:=(([.Q251]*13)+[.P252])/14" office:value-type="float" office:value="30.2881448931683" calcext:value-type="float">
            <text:p>30.288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09" calcext:value-type="date">
            <text:p>9 Feb 10</text:p>
          </table:table-cell>
          <table:table-cell table:style-name="ce6" office:value-type="float" office:value="43.2797" calcext:value-type="float">
            <text:p>43.2797</text:p>
          </table:table-cell>
          <table:table-cell office:value-type="float" office:value="42.5337" calcext:value-type="float">
            <text:p>42.5337</text:p>
          </table:table-cell>
          <table:table-cell office:value-type="float" office:value="42.8818" calcext:value-type="float">
            <text:p>42.8818</text:p>
          </table:table-cell>
          <table:table-cell table:style-name="ce7" table:formula="of:=MAX([.C253]-[.D253];ABS([.C253]-[.E252]);ABS([.D253]-[.E252]))" office:value-type="float" office:value="0.835499999999996" calcext:value-type="float">
            <text:p>0.8355</text:p>
          </table:table-cell>
          <table:table-cell table:formula="of:=IF([.C253]-[.C252]&gt;[.D252]-[.D253];MAX([.C253]-[.C252];0);0)" office:value-type="float" office:value="0.328299999999999" calcext:value-type="float">
            <text:p>0.3283</text:p>
          </table:table-cell>
          <table:table-cell table:formula="of:=IF([.D252]-[.D253]&gt;[.C253]-[.C252];MAX([.D252]-[.D253];0);0)" office:value-type="float" office:value="0" calcext:value-type="float">
            <text:p>0.0000</text:p>
          </table:table-cell>
          <table:table-cell table:formula="of:=[.I252]-([.I252]/14)+[.F253]" office:value-type="float" office:value="11.0629980900249" calcext:value-type="float">
            <text:p>11.0630</text:p>
          </table:table-cell>
          <table:table-cell table:style-name="ce6" table:formula="of:=[.J252]-([.J252]/14)+[.G253]" office:value-type="float" office:value="1.68264439658437" calcext:value-type="float">
            <text:p>1.6826</text:p>
          </table:table-cell>
          <table:table-cell table:style-name="ce6" table:formula="of:=[.K252]-([.K252]/14)+[.H253]" office:value-type="float" office:value="3.18765935160259" calcext:value-type="float">
            <text:p>3.1877</text:p>
          </table:table-cell>
          <table:table-cell table:formula="of:=(100*([.J253]/[.I253]))" office:value-type="float" office:value="15.2096600116161" calcext:value-type="float">
            <text:p>15.2097</text:p>
          </table:table-cell>
          <table:table-cell table:formula="of:=(100*([.K253]/[.I253]))" office:value-type="float" office:value="28.8137024490385" calcext:value-type="float">
            <text:p>28.8137</text:p>
          </table:table-cell>
          <table:table-cell table:formula="of:=ABS([.L253]-[.M253])" office:value-type="float" office:value="13.6040424374223" calcext:value-type="float">
            <text:p>13.6040</text:p>
          </table:table-cell>
          <table:table-cell table:formula="of:=[.L253]+[.M253]" office:value-type="float" office:value="44.0233624606546" calcext:value-type="float">
            <text:p>44.0234</text:p>
          </table:table-cell>
          <table:table-cell table:formula="of:=(100*([.N253]/[.O253]))" office:value-type="float" office:value="30.9018704547632" calcext:value-type="float">
            <text:p>30.9019</text:p>
          </table:table-cell>
          <table:table-cell table:formula="of:=(([.Q252]*13)+[.P253])/14" office:value-type="float" office:value="30.3319824332822" calcext:value-type="float">
            <text:p>30.332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10" calcext:value-type="date">
            <text:p>10 Feb 10</text:p>
          </table:table-cell>
          <table:table-cell table:style-name="ce6" office:value-type="float" office:value="43.0808" calcext:value-type="float">
            <text:p>43.0808</text:p>
          </table:table-cell>
          <table:table-cell office:value-type="float" office:value="42.5237" calcext:value-type="float">
            <text:p>42.5237</text:p>
          </table:table-cell>
          <table:table-cell office:value-type="float" office:value="42.7923" calcext:value-type="float">
            <text:p>42.7923</text:p>
          </table:table-cell>
          <table:table-cell table:style-name="ce7" table:formula="of:=MAX([.C254]-[.D254];ABS([.C254]-[.E253]);ABS([.D254]-[.E253]))" office:value-type="float" office:value="0.557100000000006" calcext:value-type="float">
            <text:p>0.5571</text:p>
          </table:table-cell>
          <table:table-cell table:formula="of:=IF([.C254]-[.C253]&gt;[.D253]-[.D254];MAX([.C254]-[.C253];0);0)" office:value-type="float" office:value="0" calcext:value-type="float">
            <text:p>0.0000</text:p>
          </table:table-cell>
          <table:table-cell table:formula="of:=IF([.D253]-[.D254]&gt;[.C254]-[.C253];MAX([.D253]-[.D254];0);0)" office:value-type="float" office:value="0.0100000000000051" calcext:value-type="float">
            <text:p>0.0100</text:p>
          </table:table-cell>
          <table:table-cell table:formula="of:=[.I253]-([.I253]/14)+[.F254]" office:value-type="float" office:value="10.8298839407374" calcext:value-type="float">
            <text:p>10.8299</text:p>
          </table:table-cell>
          <table:table-cell table:style-name="ce6" table:formula="of:=[.J253]-([.J253]/14)+[.G254]" office:value-type="float" office:value="1.56245551111406" calcext:value-type="float">
            <text:p>1.5625</text:p>
          </table:table-cell>
          <table:table-cell table:style-name="ce6" table:formula="of:=[.K253]-([.K253]/14)+[.H254]" office:value-type="float" office:value="2.96996939791669" calcext:value-type="float">
            <text:p>2.9700</text:p>
          </table:table-cell>
          <table:table-cell table:formula="of:=(100*([.J254]/[.I254]))" office:value-type="float" office:value="14.4272599749363" calcext:value-type="float">
            <text:p>14.4273</text:p>
          </table:table-cell>
          <table:table-cell table:formula="of:=(100*([.K254]/[.I254]))" office:value-type="float" office:value="27.423834033391" calcext:value-type="float">
            <text:p>27.4238</text:p>
          </table:table-cell>
          <table:table-cell table:formula="of:=ABS([.L254]-[.M254])" office:value-type="float" office:value="12.9965740584547" calcext:value-type="float">
            <text:p>12.9966</text:p>
          </table:table-cell>
          <table:table-cell table:formula="of:=[.L254]+[.M254]" office:value-type="float" office:value="41.8510940083272" calcext:value-type="float">
            <text:p>41.8511</text:p>
          </table:table-cell>
          <table:table-cell table:formula="of:=(100*([.N254]/[.O254]))" office:value-type="float" office:value="31.0543233490353" calcext:value-type="float">
            <text:p>31.0543</text:p>
          </table:table-cell>
          <table:table-cell table:formula="of:=(([.Q253]*13)+[.P254])/14" office:value-type="float" office:value="30.3835782129789" calcext:value-type="float">
            <text:p>30.383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11" calcext:value-type="date">
            <text:p>11 Feb 10</text:p>
          </table:table-cell>
          <table:table-cell table:style-name="ce6" office:value-type="float" office:value="43.5582" calcext:value-type="float">
            <text:p>43.5582</text:p>
          </table:table-cell>
          <table:table-cell office:value-type="float" office:value="42.5337" calcext:value-type="float">
            <text:p>42.5337</text:p>
          </table:table-cell>
          <table:table-cell office:value-type="float" office:value="43.4388" calcext:value-type="float">
            <text:p>43.4388</text:p>
          </table:table-cell>
          <table:table-cell table:style-name="ce7" table:formula="of:=MAX([.C255]-[.D255];ABS([.C255]-[.E254]);ABS([.D255]-[.E254]))" office:value-type="float" office:value="1.0245" calcext:value-type="float">
            <text:p>1.0245</text:p>
          </table:table-cell>
          <table:table-cell table:formula="of:=IF([.C255]-[.C254]&gt;[.D254]-[.D255];MAX([.C255]-[.C254];0);0)" office:value-type="float" office:value="0.477399999999996" calcext:value-type="float">
            <text:p>0.4774</text:p>
          </table:table-cell>
          <table:table-cell table:formula="of:=IF([.D254]-[.D255]&gt;[.C255]-[.C254];MAX([.D254]-[.D255];0);0)" office:value-type="float" office:value="0" calcext:value-type="float">
            <text:p>0.0000</text:p>
          </table:table-cell>
          <table:table-cell table:formula="of:=[.I254]-([.I254]/14)+[.F255]" office:value-type="float" office:value="11.0808208021133" calcext:value-type="float">
            <text:p>11.0808</text:p>
          </table:table-cell>
          <table:table-cell table:style-name="ce6" table:formula="of:=[.J254]-([.J254]/14)+[.G255]" office:value-type="float" office:value="1.92825154603448" calcext:value-type="float">
            <text:p>1.9283</text:p>
          </table:table-cell>
          <table:table-cell table:style-name="ce6" table:formula="of:=[.K254]-([.K254]/14)+[.H255]" office:value-type="float" office:value="2.75782872663693" calcext:value-type="float">
            <text:p>2.7578</text:p>
          </table:table-cell>
          <table:table-cell table:formula="of:=(100*([.J255]/[.I255]))" office:value-type="float" office:value="17.4017031812908" calcext:value-type="float">
            <text:p>17.4017</text:p>
          </table:table-cell>
          <table:table-cell table:formula="of:=(100*([.K255]/[.I255]))" office:value-type="float" office:value="24.8883072462552" calcext:value-type="float">
            <text:p>24.8883</text:p>
          </table:table-cell>
          <table:table-cell table:formula="of:=ABS([.L255]-[.M255])" office:value-type="float" office:value="7.48660406496449" calcext:value-type="float">
            <text:p>7.4866</text:p>
          </table:table-cell>
          <table:table-cell table:formula="of:=[.L255]+[.M255]" office:value-type="float" office:value="42.290010427546" calcext:value-type="float">
            <text:p>42.2900</text:p>
          </table:table-cell>
          <table:table-cell table:formula="of:=(100*([.N255]/[.O255]))" office:value-type="float" office:value="17.7030083210574" calcext:value-type="float">
            <text:p>17.7030</text:p>
          </table:table-cell>
          <table:table-cell table:formula="of:=(([.Q254]*13)+[.P255])/14" office:value-type="float" office:value="29.4778232206987" calcext:value-type="float">
            <text:p>29.477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12" calcext:value-type="date">
            <text:p>12 Feb 10</text:p>
          </table:table-cell>
          <table:table-cell table:style-name="ce6" office:value-type="float" office:value="43.6478" calcext:value-type="float">
            <text:p>43.6478</text:p>
          </table:table-cell>
          <table:table-cell office:value-type="float" office:value="42.9315" calcext:value-type="float">
            <text:p>42.9315</text:p>
          </table:table-cell>
          <table:table-cell office:value-type="float" office:value="43.5283" calcext:value-type="float">
            <text:p>43.5283</text:p>
          </table:table-cell>
          <table:table-cell table:style-name="ce7" table:formula="of:=MAX([.C256]-[.D256];ABS([.C256]-[.E255]);ABS([.D256]-[.E255]))" office:value-type="float" office:value="0.716299999999997" calcext:value-type="float">
            <text:p>0.7163</text:p>
          </table:table-cell>
          <table:table-cell table:formula="of:=IF([.C256]-[.C255]&gt;[.D255]-[.D256];MAX([.C256]-[.C255];0);0)" office:value-type="float" office:value="0.0895999999999972" calcext:value-type="float">
            <text:p>0.0896</text:p>
          </table:table-cell>
          <table:table-cell table:formula="of:=IF([.D255]-[.D256]&gt;[.C256]-[.C255];MAX([.D255]-[.D256];0);0)" office:value-type="float" office:value="0" calcext:value-type="float">
            <text:p>0.0000</text:p>
          </table:table-cell>
          <table:table-cell table:formula="of:=[.I255]-([.I255]/14)+[.F256]" office:value-type="float" office:value="11.0056336019624" calcext:value-type="float">
            <text:p>11.0056</text:p>
          </table:table-cell>
          <table:table-cell table:style-name="ce6" table:formula="of:=[.J255]-([.J255]/14)+[.G256]" office:value-type="float" office:value="1.8801192927463" calcext:value-type="float">
            <text:p>1.8801</text:p>
          </table:table-cell>
          <table:table-cell table:style-name="ce6" table:formula="of:=[.K255]-([.K255]/14)+[.H256]" office:value-type="float" office:value="2.56084096044858" calcext:value-type="float">
            <text:p>2.5608</text:p>
          </table:table-cell>
          <table:table-cell table:formula="of:=(100*([.J256]/[.I256]))" office:value-type="float" office:value="17.0832444613735" calcext:value-type="float">
            <text:p>17.0832</text:p>
          </table:table-cell>
          <table:table-cell table:formula="of:=(100*([.K256]/[.I256]))" office:value-type="float" office:value="23.2684555298294" calcext:value-type="float">
            <text:p>23.2685</text:p>
          </table:table-cell>
          <table:table-cell table:formula="of:=ABS([.L256]-[.M256])" office:value-type="float" office:value="6.18521106845587" calcext:value-type="float">
            <text:p>6.1852</text:p>
          </table:table-cell>
          <table:table-cell table:formula="of:=[.L256]+[.M256]" office:value-type="float" office:value="40.351699991203" calcext:value-type="float">
            <text:p>40.3517</text:p>
          </table:table-cell>
          <table:table-cell table:formula="of:=(100*([.N256]/[.O256]))" office:value-type="float" office:value="15.3282540012052" calcext:value-type="float">
            <text:p>15.3283</text:p>
          </table:table-cell>
          <table:table-cell table:formula="of:=(([.Q255]*13)+[.P256])/14" office:value-type="float" office:value="28.4671397050206" calcext:value-type="float">
            <text:p>28.467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16" calcext:value-type="date">
            <text:p>16 Feb 10</text:p>
          </table:table-cell>
          <table:table-cell table:style-name="ce6" office:value-type="float" office:value="44.1152" calcext:value-type="float">
            <text:p>44.1152</text:p>
          </table:table-cell>
          <table:table-cell office:value-type="float" office:value="43.6179" calcext:value-type="float">
            <text:p>43.6179</text:p>
          </table:table-cell>
          <table:table-cell office:value-type="float" office:value="44.0854" calcext:value-type="float">
            <text:p>44.0854</text:p>
          </table:table-cell>
          <table:table-cell table:style-name="ce7" table:formula="of:=MAX([.C257]-[.D257];ABS([.C257]-[.E256]);ABS([.D257]-[.E256]))" office:value-type="float" office:value="0.5869" calcext:value-type="float">
            <text:p>0.5869</text:p>
          </table:table-cell>
          <table:table-cell table:formula="of:=IF([.C257]-[.C256]&gt;[.D256]-[.D257];MAX([.C257]-[.C256];0);0)" office:value-type="float" office:value="0.467400000000005" calcext:value-type="float">
            <text:p>0.4674</text:p>
          </table:table-cell>
          <table:table-cell table:formula="of:=IF([.D256]-[.D257]&gt;[.C257]-[.C256];MAX([.D256]-[.D257];0);0)" office:value-type="float" office:value="0" calcext:value-type="float">
            <text:p>0.0000</text:p>
          </table:table-cell>
          <table:table-cell table:formula="of:=[.I256]-([.I256]/14)+[.F257]" office:value-type="float" office:value="10.8064169161079" calcext:value-type="float">
            <text:p>10.8064</text:p>
          </table:table-cell>
          <table:table-cell table:style-name="ce6" table:formula="of:=[.J256]-([.J256]/14)+[.G257]" office:value-type="float" office:value="2.21322505755014" calcext:value-type="float">
            <text:p>2.2132</text:p>
          </table:table-cell>
          <table:table-cell table:style-name="ce6" table:formula="of:=[.K256]-([.K256]/14)+[.H257]" office:value-type="float" office:value="2.37792374898796" calcext:value-type="float">
            <text:p>2.3779</text:p>
          </table:table-cell>
          <table:table-cell table:formula="of:=(100*([.J257]/[.I257]))" office:value-type="float" office:value="20.4806558430217" calcext:value-type="float">
            <text:p>20.4807</text:p>
          </table:table-cell>
          <table:table-cell table:formula="of:=(100*([.K257]/[.I257]))" office:value-type="float" office:value="22.0047381796223" calcext:value-type="float">
            <text:p>22.0047</text:p>
          </table:table-cell>
          <table:table-cell table:formula="of:=ABS([.L257]-[.M257])" office:value-type="float" office:value="1.52408233660061" calcext:value-type="float">
            <text:p>1.5241</text:p>
          </table:table-cell>
          <table:table-cell table:formula="of:=[.L257]+[.M257]" office:value-type="float" office:value="42.485394022644" calcext:value-type="float">
            <text:p>42.4854</text:p>
          </table:table-cell>
          <table:table-cell table:formula="of:=(100*([.N257]/[.O257]))" office:value-type="float" office:value="3.58730893678025" calcext:value-type="float">
            <text:p>3.5873</text:p>
          </table:table-cell>
          <table:table-cell table:formula="of:=(([.Q256]*13)+[.P257])/14" office:value-type="float" office:value="26.6900089358606" calcext:value-type="float">
            <text:p>26.690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17" calcext:value-type="date">
            <text:p>17 Feb 10</text:p>
          </table:table-cell>
          <table:table-cell table:style-name="ce6" office:value-type="float" office:value="44.3341" calcext:value-type="float">
            <text:p>44.3341</text:p>
          </table:table-cell>
          <table:table-cell office:value-type="float" office:value="44.0257" calcext:value-type="float">
            <text:p>44.0257</text:p>
          </table:table-cell>
          <table:table-cell office:value-type="float" office:value="44.3341" calcext:value-type="float">
            <text:p>44.3341</text:p>
          </table:table-cell>
          <table:table-cell table:style-name="ce7" table:formula="of:=MAX([.C258]-[.D258];ABS([.C258]-[.E257]);ABS([.D258]-[.E257]))" office:value-type="float" office:value="0.308399999999999" calcext:value-type="float">
            <text:p>0.3084</text:p>
          </table:table-cell>
          <table:table-cell table:formula="of:=IF([.C258]-[.C257]&gt;[.D257]-[.D258];MAX([.C258]-[.C257];0);0)" office:value-type="float" office:value="0.218899999999998" calcext:value-type="float">
            <text:p>0.2189</text:p>
          </table:table-cell>
          <table:table-cell table:formula="of:=IF([.D257]-[.D258]&gt;[.C258]-[.C257];MAX([.D257]-[.D258];0);0)" office:value-type="float" office:value="0" calcext:value-type="float">
            <text:p>0.0000</text:p>
          </table:table-cell>
          <table:table-cell table:formula="of:=[.I257]-([.I257]/14)+[.F258]" office:value-type="float" office:value="10.3429299935288" calcext:value-type="float">
            <text:p>10.3429</text:p>
          </table:table-cell>
          <table:table-cell table:style-name="ce6" table:formula="of:=[.J257]-([.J257]/14)+[.G258]" office:value-type="float" office:value="2.27403755343942" calcext:value-type="float">
            <text:p>2.2740</text:p>
          </table:table-cell>
          <table:table-cell table:style-name="ce6" table:formula="of:=[.K257]-([.K257]/14)+[.H258]" office:value-type="float" office:value="2.20807205263168" calcext:value-type="float">
            <text:p>2.2081</text:p>
          </table:table-cell>
          <table:table-cell table:formula="of:=(100*([.J258]/[.I258]))" office:value-type="float" office:value="21.9863960682534" calcext:value-type="float">
            <text:p>21.9864</text:p>
          </table:table-cell>
          <table:table-cell table:formula="of:=(100*([.K258]/[.I258]))" office:value-type="float" office:value="21.3486125692932" calcext:value-type="float">
            <text:p>21.3486</text:p>
          </table:table-cell>
          <table:table-cell table:formula="of:=ABS([.L258]-[.M258])" office:value-type="float" office:value="0.637783498960236" calcext:value-type="float">
            <text:p>0.6378</text:p>
          </table:table-cell>
          <table:table-cell table:formula="of:=[.L258]+[.M258]" office:value-type="float" office:value="43.3350086375466" calcext:value-type="float">
            <text:p>43.3350</text:p>
          </table:table-cell>
          <table:table-cell table:formula="of:=(100*([.N258]/[.O258]))" office:value-type="float" office:value="1.47175117534797" calcext:value-type="float">
            <text:p>1.4718</text:p>
          </table:table-cell>
          <table:table-cell table:formula="of:=(([.Q257]*13)+[.P258])/14" office:value-type="float" office:value="24.8887048101097" calcext:value-type="float">
            <text:p>24.888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18" calcext:value-type="date">
            <text:p>18 Feb 10</text:p>
          </table:table-cell>
          <table:table-cell table:style-name="ce6" office:value-type="float" office:value="44.6921" calcext:value-type="float">
            <text:p>44.6921</text:p>
          </table:table-cell>
          <table:table-cell office:value-type="float" office:value="44.2146" calcext:value-type="float">
            <text:p>44.2146</text:p>
          </table:table-cell>
          <table:table-cell office:value-type="float" office:value="44.6126" calcext:value-type="float">
            <text:p>44.6126</text:p>
          </table:table-cell>
          <table:table-cell table:style-name="ce7" table:formula="of:=MAX([.C259]-[.D259];ABS([.C259]-[.E258]);ABS([.D259]-[.E258]))" office:value-type="float" office:value="0.477500000000006" calcext:value-type="float">
            <text:p>0.4775</text:p>
          </table:table-cell>
          <table:table-cell table:formula="of:=IF([.C259]-[.C258]&gt;[.D258]-[.D259];MAX([.C259]-[.C258];0);0)" office:value-type="float" office:value="0.358000000000004" calcext:value-type="float">
            <text:p>0.3580</text:p>
          </table:table-cell>
          <table:table-cell table:formula="of:=IF([.D258]-[.D259]&gt;[.C259]-[.C258];MAX([.D258]-[.D259];0);0)" office:value-type="float" office:value="0" calcext:value-type="float">
            <text:p>0.0000</text:p>
          </table:table-cell>
          <table:table-cell table:formula="of:=[.I258]-([.I258]/14)+[.F259]" office:value-type="float" office:value="10.0816492797053" calcext:value-type="float">
            <text:p>10.0816</text:p>
          </table:table-cell>
          <table:table-cell table:style-name="ce6" table:formula="of:=[.J258]-([.J258]/14)+[.G259]" office:value-type="float" office:value="2.46960629962232" calcext:value-type="float">
            <text:p>2.4696</text:p>
          </table:table-cell>
          <table:table-cell table:style-name="ce6" table:formula="of:=[.K258]-([.K258]/14)+[.H259]" office:value-type="float" office:value="2.05035262030085" calcext:value-type="float">
            <text:p>2.0504</text:p>
          </table:table-cell>
          <table:table-cell table:formula="of:=(100*([.J259]/[.I259]))" office:value-type="float" office:value="24.4960544758656" calcext:value-type="float">
            <text:p>24.4961</text:p>
          </table:table-cell>
          <table:table-cell table:formula="of:=(100*([.K259]/[.I259]))" office:value-type="float" office:value="20.3374722073329" calcext:value-type="float">
            <text:p>20.3375</text:p>
          </table:table-cell>
          <table:table-cell table:formula="of:=ABS([.L259]-[.M259])" office:value-type="float" office:value="4.15858226853264" calcext:value-type="float">
            <text:p>4.1586</text:p>
          </table:table-cell>
          <table:table-cell table:formula="of:=[.L259]+[.M259]" office:value-type="float" office:value="44.8335266831985" calcext:value-type="float">
            <text:p>44.8335</text:p>
          </table:table-cell>
          <table:table-cell table:formula="of:=(100*([.N259]/[.O259]))" office:value-type="float" office:value="9.27560818027524" calcext:value-type="float">
            <text:p>9.2756</text:p>
          </table:table-cell>
          <table:table-cell table:formula="of:=(([.Q258]*13)+[.P259])/14" office:value-type="float" office:value="23.7734836222644" calcext:value-type="float">
            <text:p>23.773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19" calcext:value-type="date">
            <text:p>19 Feb 10</text:p>
          </table:table-cell>
          <table:table-cell table:style-name="ce6" office:value-type="float" office:value="44.8115" calcext:value-type="float">
            <text:p>44.8115</text:p>
          </table:table-cell>
          <table:table-cell office:value-type="float" office:value="44.3838" calcext:value-type="float">
            <text:p>44.3838</text:p>
          </table:table-cell>
          <table:table-cell office:value-type="float" office:value="44.5927" calcext:value-type="float">
            <text:p>44.5927</text:p>
          </table:table-cell>
          <table:table-cell table:style-name="ce7" table:formula="of:=MAX([.C260]-[.D260];ABS([.C260]-[.E259]);ABS([.D260]-[.E259]))" office:value-type="float" office:value="0.427700000000002" calcext:value-type="float">
            <text:p>0.4277</text:p>
          </table:table-cell>
          <table:table-cell table:formula="of:=IF([.C260]-[.C259]&gt;[.D259]-[.D260];MAX([.C260]-[.C259];0);0)" office:value-type="float" office:value="0.119399999999999" calcext:value-type="float">
            <text:p>0.1194</text:p>
          </table:table-cell>
          <table:table-cell table:formula="of:=IF([.D259]-[.D260]&gt;[.C260]-[.C259];MAX([.D259]-[.D260];0);0)" office:value-type="float" office:value="0" calcext:value-type="float">
            <text:p>0.0000</text:p>
          </table:table-cell>
          <table:table-cell table:formula="of:=[.I259]-([.I259]/14)+[.F260]" office:value-type="float" office:value="9.78923147401206" calcext:value-type="float">
            <text:p>9.7892</text:p>
          </table:table-cell>
          <table:table-cell table:style-name="ce6" table:formula="of:=[.J259]-([.J259]/14)+[.G260]" office:value-type="float" office:value="2.41260584964929" calcext:value-type="float">
            <text:p>2.4126</text:p>
          </table:table-cell>
          <table:table-cell table:style-name="ce6" table:formula="of:=[.K259]-([.K259]/14)+[.H260]" office:value-type="float" office:value="1.90389886170793" calcext:value-type="float">
            <text:p>1.9039</text:p>
          </table:table-cell>
          <table:table-cell table:formula="of:=(100*([.J260]/[.I260]))" office:value-type="float" office:value="24.6455082409089" calcext:value-type="float">
            <text:p>24.6455</text:p>
          </table:table-cell>
          <table:table-cell table:formula="of:=(100*([.K260]/[.I260]))" office:value-type="float" office:value="19.4489104355362" calcext:value-type="float">
            <text:p>19.4489</text:p>
          </table:table-cell>
          <table:table-cell table:formula="of:=ABS([.L260]-[.M260])" office:value-type="float" office:value="5.19659780537273" calcext:value-type="float">
            <text:p>5.1966</text:p>
          </table:table-cell>
          <table:table-cell table:formula="of:=[.L260]+[.M260]" office:value-type="float" office:value="44.0944186764452" calcext:value-type="float">
            <text:p>44.0944</text:p>
          </table:table-cell>
          <table:table-cell table:formula="of:=(100*([.N260]/[.O260]))" office:value-type="float" office:value="11.7851600301258" calcext:value-type="float">
            <text:p>11.7852</text:p>
          </table:table-cell>
          <table:table-cell table:formula="of:=(([.Q259]*13)+[.P260])/14" office:value-type="float" office:value="22.9171747942545" calcext:value-type="float">
            <text:p>22.917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22" calcext:value-type="date">
            <text:p>22 Feb 10</text:p>
          </table:table-cell>
          <table:table-cell table:style-name="ce6" office:value-type="float" office:value="44.7916" calcext:value-type="float">
            <text:p>44.7916</text:p>
          </table:table-cell>
          <table:table-cell office:value-type="float" office:value="44.3241" calcext:value-type="float">
            <text:p>44.3241</text:p>
          </table:table-cell>
          <table:table-cell office:value-type="float" office:value="44.5032" calcext:value-type="float">
            <text:p>44.5032</text:p>
          </table:table-cell>
          <table:table-cell table:style-name="ce7" table:formula="of:=MAX([.C261]-[.D261];ABS([.C261]-[.E260]);ABS([.D261]-[.E260]))" office:value-type="float" office:value="0.467500000000001" calcext:value-type="float">
            <text:p>0.4675</text:p>
          </table:table-cell>
          <table:table-cell table:formula="of:=IF([.C261]-[.C260]&gt;[.D260]-[.D261];MAX([.C261]-[.C260];0);0)" office:value-type="float" office:value="0" calcext:value-type="float">
            <text:p>0.0000</text:p>
          </table:table-cell>
          <table:table-cell table:formula="of:=IF([.D260]-[.D261]&gt;[.C261]-[.C260];MAX([.D260]-[.D261];0);0)" office:value-type="float" office:value="0.0596999999999994" calcext:value-type="float">
            <text:p>0.0597</text:p>
          </table:table-cell>
          <table:table-cell table:formula="of:=[.I260]-([.I260]/14)+[.F261]" office:value-type="float" office:value="9.55750065443977" calcext:value-type="float">
            <text:p>9.5575</text:p>
          </table:table-cell>
          <table:table-cell table:style-name="ce6" table:formula="of:=[.J260]-([.J260]/14)+[.G261]" office:value-type="float" office:value="2.24027686038863" calcext:value-type="float">
            <text:p>2.2403</text:p>
          </table:table-cell>
          <table:table-cell table:style-name="ce6" table:formula="of:=[.K260]-([.K260]/14)+[.H261]" office:value-type="float" office:value="1.82760608587165" calcext:value-type="float">
            <text:p>1.8276</text:p>
          </table:table-cell>
          <table:table-cell table:formula="of:=(100*([.J261]/[.I261]))" office:value-type="float" office:value="23.4399864712324" calcext:value-type="float">
            <text:p>23.4400</text:p>
          </table:table-cell>
          <table:table-cell table:formula="of:=(100*([.K261]/[.I261]))" office:value-type="float" office:value="19.1222177423829" calcext:value-type="float">
            <text:p>19.1222</text:p>
          </table:table-cell>
          <table:table-cell table:formula="of:=ABS([.L261]-[.M261])" office:value-type="float" office:value="4.31776872884947" calcext:value-type="float">
            <text:p>4.3178</text:p>
          </table:table-cell>
          <table:table-cell table:formula="of:=[.L261]+[.M261]" office:value-type="float" office:value="42.5622042136153" calcext:value-type="float">
            <text:p>42.5622</text:p>
          </table:table-cell>
          <table:table-cell table:formula="of:=(100*([.N261]/[.O261]))" office:value-type="float" office:value="10.1446078947863" calcext:value-type="float">
            <text:p>10.1446</text:p>
          </table:table-cell>
          <table:table-cell table:formula="of:=(([.Q260]*13)+[.P261])/14" office:value-type="float" office:value="22.0048485871496" calcext:value-type="float">
            <text:p>22.004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23" calcext:value-type="date">
            <text:p>23 Feb 10</text:p>
          </table:table-cell>
          <table:table-cell table:style-name="ce6" office:value-type="float" office:value="44.5032" calcext:value-type="float">
            <text:p>44.5032</text:p>
          </table:table-cell>
          <table:table-cell office:value-type="float" office:value="43.7174" calcext:value-type="float">
            <text:p>43.7174</text:p>
          </table:table-cell>
          <table:table-cell office:value-type="float" office:value="43.9263" calcext:value-type="float">
            <text:p>43.9263</text:p>
          </table:table-cell>
          <table:table-cell table:style-name="ce7" table:formula="of:=MAX([.C262]-[.D262];ABS([.C262]-[.E261]);ABS([.D262]-[.E261]))" office:value-type="float" office:value="0.785800000000002" calcext:value-type="float">
            <text:p>0.7858</text:p>
          </table:table-cell>
          <table:table-cell table:formula="of:=IF([.C262]-[.C261]&gt;[.D261]-[.D262];MAX([.C262]-[.C261];0);0)" office:value-type="float" office:value="0" calcext:value-type="float">
            <text:p>0.0000</text:p>
          </table:table-cell>
          <table:table-cell table:formula="of:=IF([.D261]-[.D262]&gt;[.C262]-[.C261];MAX([.D261]-[.D262];0);0)" office:value-type="float" office:value="0.606700000000004" calcext:value-type="float">
            <text:p>0.6067</text:p>
          </table:table-cell>
          <table:table-cell table:formula="of:=[.I261]-([.I261]/14)+[.F262]" office:value-type="float" office:value="9.6606220362655" calcext:value-type="float">
            <text:p>9.6606</text:p>
          </table:table-cell>
          <table:table-cell table:style-name="ce6" table:formula="of:=[.J261]-([.J261]/14)+[.G262]" office:value-type="float" office:value="2.08025708464659" calcext:value-type="float">
            <text:p>2.0803</text:p>
          </table:table-cell>
          <table:table-cell table:style-name="ce6" table:formula="of:=[.K261]-([.K261]/14)+[.H262]" office:value-type="float" office:value="2.30376279402368" calcext:value-type="float">
            <text:p>2.3038</text:p>
          </table:table-cell>
          <table:table-cell table:formula="of:=(100*([.J262]/[.I262]))" office:value-type="float" office:value="21.5333658312829" calcext:value-type="float">
            <text:p>21.5334</text:p>
          </table:table-cell>
          <table:table-cell table:formula="of:=(100*([.K262]/[.I262]))" office:value-type="float" office:value="23.8469405528491" calcext:value-type="float">
            <text:p>23.8469</text:p>
          </table:table-cell>
          <table:table-cell table:formula="of:=ABS([.L262]-[.M262])" office:value-type="float" office:value="2.31357472156617" calcext:value-type="float">
            <text:p>2.3136</text:p>
          </table:table-cell>
          <table:table-cell table:formula="of:=[.L262]+[.M262]" office:value-type="float" office:value="45.3803063841321" calcext:value-type="float">
            <text:p>45.3803</text:p>
          </table:table-cell>
          <table:table-cell table:formula="of:=(100*([.N262]/[.O262]))" office:value-type="float" office:value="5.098191056672" calcext:value-type="float">
            <text:p>5.0982</text:p>
          </table:table-cell>
          <table:table-cell table:formula="of:=(([.Q261]*13)+[.P262])/14" office:value-type="float" office:value="20.7972301921155" calcext:value-type="float">
            <text:p>20.797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24" calcext:value-type="date">
            <text:p>24 Feb 10</text:p>
          </table:table-cell>
          <table:table-cell table:style-name="ce6" office:value-type="float" office:value="44.5529" calcext:value-type="float">
            <text:p>44.5529</text:p>
          </table:table-cell>
          <table:table-cell office:value-type="float" office:value="44.0854" calcext:value-type="float">
            <text:p>44.0854</text:p>
          </table:table-cell>
          <table:table-cell office:value-type="float" office:value="44.3739" calcext:value-type="float">
            <text:p>44.3739</text:p>
          </table:table-cell>
          <table:table-cell table:style-name="ce7" table:formula="of:=MAX([.C263]-[.D263];ABS([.C263]-[.E262]);ABS([.D263]-[.E262]))" office:value-type="float" office:value="0.626600000000003" calcext:value-type="float">
            <text:p>0.6266</text:p>
          </table:table-cell>
          <table:table-cell table:formula="of:=IF([.C263]-[.C262]&gt;[.D262]-[.D263];MAX([.C263]-[.C262];0);0)" office:value-type="float" office:value="0.0497000000000014" calcext:value-type="float">
            <text:p>0.0497</text:p>
          </table:table-cell>
          <table:table-cell table:formula="of:=IF([.D262]-[.D263]&gt;[.C263]-[.C262];MAX([.D262]-[.D263];0);0)" office:value-type="float" office:value="0" calcext:value-type="float">
            <text:p>0.0000</text:p>
          </table:table-cell>
          <table:table-cell table:formula="of:=[.I262]-([.I262]/14)+[.F263]" office:value-type="float" office:value="9.59717760510369" calcext:value-type="float">
            <text:p>9.5972</text:p>
          </table:table-cell>
          <table:table-cell table:style-name="ce6" table:formula="of:=[.J262]-([.J262]/14)+[.G263]" office:value-type="float" office:value="1.98136729288612" calcext:value-type="float">
            <text:p>1.9814</text:p>
          </table:table-cell>
          <table:table-cell table:style-name="ce6" table:formula="of:=[.K262]-([.K262]/14)+[.H263]" office:value-type="float" office:value="2.13920830873627" calcext:value-type="float">
            <text:p>2.1392</text:p>
          </table:table-cell>
          <table:table-cell table:formula="of:=(100*([.J263]/[.I263]))" office:value-type="float" office:value="20.6453123450841" calcext:value-type="float">
            <text:p>20.6453</text:p>
          </table:table-cell>
          <table:table-cell table:formula="of:=(100*([.K263]/[.I263]))" office:value-type="float" office:value="22.2899731229175" calcext:value-type="float">
            <text:p>22.2900</text:p>
          </table:table-cell>
          <table:table-cell table:formula="of:=ABS([.L263]-[.M263])" office:value-type="float" office:value="1.64466077783343" calcext:value-type="float">
            <text:p>1.6447</text:p>
          </table:table-cell>
          <table:table-cell table:formula="of:=[.L263]+[.M263]" office:value-type="float" office:value="42.9352854680016" calcext:value-type="float">
            <text:p>42.9353</text:p>
          </table:table-cell>
          <table:table-cell table:formula="of:=(100*([.N263]/[.O263]))" office:value-type="float" office:value="3.83055745386657" calcext:value-type="float">
            <text:p>3.8306</text:p>
          </table:table-cell>
          <table:table-cell table:formula="of:=(([.Q262]*13)+[.P263])/14" office:value-type="float" office:value="19.5853249965263" calcext:value-type="float">
            <text:p>19.585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25" calcext:value-type="date">
            <text:p>25 Feb 10</text:p>
          </table:table-cell>
          <table:table-cell table:style-name="ce6" office:value-type="float" office:value="44.4635" calcext:value-type="float">
            <text:p>44.4635</text:p>
          </table:table-cell>
          <table:table-cell office:value-type="float" office:value="43.598" calcext:value-type="float">
            <text:p>43.5980</text:p>
          </table:table-cell>
          <table:table-cell office:value-type="float" office:value="44.3639" calcext:value-type="float">
            <text:p>44.3639</text:p>
          </table:table-cell>
          <table:table-cell table:style-name="ce7" table:formula="of:=MAX([.C264]-[.D264];ABS([.C264]-[.E263]);ABS([.D264]-[.E263]))" office:value-type="float" office:value="0.865500000000004" calcext:value-type="float">
            <text:p>0.8655</text:p>
          </table:table-cell>
          <table:table-cell table:formula="of:=IF([.C264]-[.C263]&gt;[.D263]-[.D264];MAX([.C264]-[.C263];0);0)" office:value-type="float" office:value="0" calcext:value-type="float">
            <text:p>0.0000</text:p>
          </table:table-cell>
          <table:table-cell table:formula="of:=IF([.D263]-[.D264]&gt;[.C264]-[.C263];MAX([.D263]-[.D264];0);0)" office:value-type="float" office:value="0.487400000000001" calcext:value-type="float">
            <text:p>0.4874</text:p>
          </table:table-cell>
          <table:table-cell table:formula="of:=[.I263]-([.I263]/14)+[.F264]" office:value-type="float" office:value="9.77716491902486" calcext:value-type="float">
            <text:p>9.7772</text:p>
          </table:table-cell>
          <table:table-cell table:style-name="ce6" table:formula="of:=[.J263]-([.J263]/14)+[.G264]" office:value-type="float" office:value="1.83984105767997" calcext:value-type="float">
            <text:p>1.8398</text:p>
          </table:table-cell>
          <table:table-cell table:style-name="ce6" table:formula="of:=[.K263]-([.K263]/14)+[.H264]" office:value-type="float" office:value="2.47380771525511" calcext:value-type="float">
            <text:p>2.4738</text:p>
          </table:table-cell>
          <table:table-cell table:formula="of:=(100*([.J264]/[.I264]))" office:value-type="float" office:value="18.8177357436195" calcext:value-type="float">
            <text:p>18.8177</text:p>
          </table:table-cell>
          <table:table-cell table:formula="of:=(100*([.K264]/[.I264]))" office:value-type="float" office:value="25.3018920693611" calcext:value-type="float">
            <text:p>25.3019</text:p>
          </table:table-cell>
          <table:table-cell table:formula="of:=ABS([.L264]-[.M264])" office:value-type="float" office:value="6.48415632574165" calcext:value-type="float">
            <text:p>6.4842</text:p>
          </table:table-cell>
          <table:table-cell table:formula="of:=[.L264]+[.M264]" office:value-type="float" office:value="44.1196278129806" calcext:value-type="float">
            <text:p>44.1196</text:p>
          </table:table-cell>
          <table:table-cell table:formula="of:=(100*([.N264]/[.O264]))" office:value-type="float" office:value="14.6967611631436" calcext:value-type="float">
            <text:p>14.6968</text:p>
          </table:table-cell>
          <table:table-cell table:formula="of:=(([.Q263]*13)+[.P264])/14" office:value-type="float" office:value="19.2361418655704" calcext:value-type="float">
            <text:p>19.23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2-26" calcext:value-type="date">
            <text:p>26 Feb 10</text:p>
          </table:table-cell>
          <table:table-cell table:style-name="ce6" office:value-type="float" office:value="44.6225" calcext:value-type="float">
            <text:p>44.6225</text:p>
          </table:table-cell>
          <table:table-cell office:value-type="float" office:value="44.1649" calcext:value-type="float">
            <text:p>44.1649</text:p>
          </table:table-cell>
          <table:table-cell office:value-type="float" office:value="44.523" calcext:value-type="float">
            <text:p>44.5230</text:p>
          </table:table-cell>
          <table:table-cell table:style-name="ce7" table:formula="of:=MAX([.C265]-[.D265];ABS([.C265]-[.E264]);ABS([.D265]-[.E264]))" office:value-type="float" office:value="0.457599999999999" calcext:value-type="float">
            <text:p>0.4576</text:p>
          </table:table-cell>
          <table:table-cell table:formula="of:=IF([.C265]-[.C264]&gt;[.D264]-[.D265];MAX([.C265]-[.C264];0);0)" office:value-type="float" office:value="0.158999999999999" calcext:value-type="float">
            <text:p>0.1590</text:p>
          </table:table-cell>
          <table:table-cell table:formula="of:=IF([.D264]-[.D265]&gt;[.C265]-[.C264];MAX([.D264]-[.D265];0);0)" office:value-type="float" office:value="0" calcext:value-type="float">
            <text:p>0.0000</text:p>
          </table:table-cell>
          <table:table-cell table:formula="of:=[.I264]-([.I264]/14)+[.F265]" office:value-type="float" office:value="9.53639599623737" calcext:value-type="float">
            <text:p>9.5364</text:p>
          </table:table-cell>
          <table:table-cell table:style-name="ce6" table:formula="of:=[.J264]-([.J264]/14)+[.G265]" office:value-type="float" office:value="1.86742383927425" calcext:value-type="float">
            <text:p>1.8674</text:p>
          </table:table-cell>
          <table:table-cell table:style-name="ce6" table:formula="of:=[.K264]-([.K264]/14)+[.H265]" office:value-type="float" office:value="2.29710716416546" calcext:value-type="float">
            <text:p>2.2971</text:p>
          </table:table-cell>
          <table:table-cell table:formula="of:=(100*([.J265]/[.I265]))" office:value-type="float" office:value="19.5820710466622" calcext:value-type="float">
            <text:p>19.5821</text:p>
          </table:table-cell>
          <table:table-cell table:formula="of:=(100*([.K265]/[.I265]))" office:value-type="float" office:value="24.0877912900407" calcext:value-type="float">
            <text:p>24.0878</text:p>
          </table:table-cell>
          <table:table-cell table:formula="of:=ABS([.L265]-[.M265])" office:value-type="float" office:value="4.50572024337853" calcext:value-type="float">
            <text:p>4.5057</text:p>
          </table:table-cell>
          <table:table-cell table:formula="of:=[.L265]+[.M265]" office:value-type="float" office:value="43.669862336703" calcext:value-type="float">
            <text:p>43.6699</text:p>
          </table:table-cell>
          <table:table-cell table:formula="of:=(100*([.N265]/[.O265]))" office:value-type="float" office:value="10.317688223147" calcext:value-type="float">
            <text:p>10.3177</text:p>
          </table:table-cell>
          <table:table-cell table:formula="of:=(([.Q264]*13)+[.P265])/14" office:value-type="float" office:value="18.5991094625401" calcext:value-type="float">
            <text:p>18.599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01" calcext:value-type="date">
            <text:p>1 Mar 10</text:p>
          </table:table-cell>
          <table:table-cell table:style-name="ce6" office:value-type="float" office:value="45.2492" calcext:value-type="float">
            <text:p>45.2492</text:p>
          </table:table-cell>
          <table:table-cell office:value-type="float" office:value="44.7121" calcext:value-type="float">
            <text:p>44.7121</text:p>
          </table:table-cell>
          <table:table-cell office:value-type="float" office:value="45.1696" calcext:value-type="float">
            <text:p>45.1696</text:p>
          </table:table-cell>
          <table:table-cell table:style-name="ce7" table:formula="of:=MAX([.C266]-[.D266];ABS([.C266]-[.E265]);ABS([.D266]-[.E265]))" office:value-type="float" office:value="0.726199999999999" calcext:value-type="float">
            <text:p>0.7262</text:p>
          </table:table-cell>
          <table:table-cell table:formula="of:=IF([.C266]-[.C265]&gt;[.D265]-[.D266];MAX([.C266]-[.C265];0);0)" office:value-type="float" office:value="0.6267" calcext:value-type="float">
            <text:p>0.6267</text:p>
          </table:table-cell>
          <table:table-cell table:formula="of:=IF([.D265]-[.D266]&gt;[.C266]-[.C265];MAX([.D265]-[.D266];0);0)" office:value-type="float" office:value="0" calcext:value-type="float">
            <text:p>0.0000</text:p>
          </table:table-cell>
          <table:table-cell table:formula="of:=[.I265]-([.I265]/14)+[.F266]" office:value-type="float" office:value="9.58142485364898" calcext:value-type="float">
            <text:p>9.5814</text:p>
          </table:table-cell>
          <table:table-cell table:style-name="ce6" table:formula="of:=[.J265]-([.J265]/14)+[.G266]" office:value-type="float" office:value="2.36073642218323" calcext:value-type="float">
            <text:p>2.3607</text:p>
          </table:table-cell>
          <table:table-cell table:style-name="ce6" table:formula="of:=[.K265]-([.K265]/14)+[.H266]" office:value-type="float" office:value="2.13302808101078" calcext:value-type="float">
            <text:p>2.1330</text:p>
          </table:table-cell>
          <table:table-cell table:formula="of:=(100*([.J266]/[.I266]))" office:value-type="float" office:value="24.6386780488517" calcext:value-type="float">
            <text:p>24.6387</text:p>
          </table:table-cell>
          <table:table-cell table:formula="of:=(100*([.K266]/[.I266]))" office:value-type="float" office:value="22.2621177287472" calcext:value-type="float">
            <text:p>22.2621</text:p>
          </table:table-cell>
          <table:table-cell table:formula="of:=ABS([.L266]-[.M266])" office:value-type="float" office:value="2.37656032010449" calcext:value-type="float">
            <text:p>2.3766</text:p>
          </table:table-cell>
          <table:table-cell table:formula="of:=[.L266]+[.M266]" office:value-type="float" office:value="46.9007957775989" calcext:value-type="float">
            <text:p>46.9008</text:p>
          </table:table-cell>
          <table:table-cell table:formula="of:=(100*([.N266]/[.O266]))" office:value-type="float" office:value="5.06720681536836" calcext:value-type="float">
            <text:p>5.0672</text:p>
          </table:table-cell>
          <table:table-cell table:formula="of:=(([.Q265]*13)+[.P266])/14" office:value-type="float" office:value="17.6325449877422" calcext:value-type="float">
            <text:p>17.632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02" calcext:value-type="date">
            <text:p>2 Mar 10</text:p>
          </table:table-cell>
          <table:table-cell table:style-name="ce6" office:value-type="float" office:value="45.6073" calcext:value-type="float">
            <text:p>45.6073</text:p>
          </table:table-cell>
          <table:table-cell office:value-type="float" office:value="45.2094" calcext:value-type="float">
            <text:p>45.2094</text:p>
          </table:table-cell>
          <table:table-cell office:value-type="float" office:value="45.3089" calcext:value-type="float">
            <text:p>45.3089</text:p>
          </table:table-cell>
          <table:table-cell table:style-name="ce7" table:formula="of:=MAX([.C267]-[.D267];ABS([.C267]-[.E266]);ABS([.D267]-[.E266]))" office:value-type="float" office:value="0.4377" calcext:value-type="float">
            <text:p>0.4377</text:p>
          </table:table-cell>
          <table:table-cell table:formula="of:=IF([.C267]-[.C266]&gt;[.D266]-[.D267];MAX([.C267]-[.C266];0);0)" office:value-type="float" office:value="0.3581" calcext:value-type="float">
            <text:p>0.3581</text:p>
          </table:table-cell>
          <table:table-cell table:formula="of:=IF([.D266]-[.D267]&gt;[.C267]-[.C266];MAX([.D266]-[.D267];0);0)" office:value-type="float" office:value="0" calcext:value-type="float">
            <text:p>0.0000</text:p>
          </table:table-cell>
          <table:table-cell table:formula="of:=[.I266]-([.I266]/14)+[.F267]" office:value-type="float" office:value="9.33473736410262" calcext:value-type="float">
            <text:p>9.3347</text:p>
          </table:table-cell>
          <table:table-cell table:style-name="ce6" table:formula="of:=[.J266]-([.J266]/14)+[.G267]" office:value-type="float" office:value="2.55021239202729" calcext:value-type="float">
            <text:p>2.5502</text:p>
          </table:table-cell>
          <table:table-cell table:style-name="ce6" table:formula="of:=[.K266]-([.K266]/14)+[.H267]" office:value-type="float" office:value="1.98066893236716" calcext:value-type="float">
            <text:p>1.9807</text:p>
          </table:table-cell>
          <table:table-cell table:formula="of:=(100*([.J267]/[.I267]))" office:value-type="float" office:value="27.3195944626606" calcext:value-type="float">
            <text:p>27.3196</text:p>
          </table:table-cell>
          <table:table-cell table:formula="of:=(100*([.K267]/[.I267]))" office:value-type="float" office:value="21.2182609441585" calcext:value-type="float">
            <text:p>21.2183</text:p>
          </table:table-cell>
          <table:table-cell table:formula="of:=ABS([.L267]-[.M267])" office:value-type="float" office:value="6.10133351850211" calcext:value-type="float">
            <text:p>6.1013</text:p>
          </table:table-cell>
          <table:table-cell table:formula="of:=[.L267]+[.M267]" office:value-type="float" office:value="48.5378554068191" calcext:value-type="float">
            <text:p>48.5379</text:p>
          </table:table-cell>
          <table:table-cell table:formula="of:=(100*([.N267]/[.O267]))" office:value-type="float" office:value="12.5702577243348" calcext:value-type="float">
            <text:p>12.5703</text:p>
          </table:table-cell>
          <table:table-cell table:formula="of:=(([.Q266]*13)+[.P267])/14" office:value-type="float" office:value="17.2709530403559" calcext:value-type="float">
            <text:p>17.271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03" calcext:value-type="date">
            <text:p>3 Mar 10</text:p>
          </table:table-cell>
          <table:table-cell table:style-name="ce6" office:value-type="float" office:value="45.5775" calcext:value-type="float">
            <text:p>45.5775</text:p>
          </table:table-cell>
          <table:table-cell office:value-type="float" office:value="45.1896" calcext:value-type="float">
            <text:p>45.1896</text:p>
          </table:table-cell>
          <table:table-cell office:value-type="float" office:value="45.3586" calcext:value-type="float">
            <text:p>45.3586</text:p>
          </table:table-cell>
          <table:table-cell table:style-name="ce7" table:formula="of:=MAX([.C268]-[.D268];ABS([.C268]-[.E267]);ABS([.D268]-[.E267]))" office:value-type="float" office:value="0.387900000000002" calcext:value-type="float">
            <text:p>0.3879</text:p>
          </table:table-cell>
          <table:table-cell table:formula="of:=IF([.C268]-[.C267]&gt;[.D267]-[.D268];MAX([.C268]-[.C267];0);0)" office:value-type="float" office:value="0" calcext:value-type="float">
            <text:p>0.0000</text:p>
          </table:table-cell>
          <table:table-cell table:formula="of:=IF([.D267]-[.D268]&gt;[.C268]-[.C267];MAX([.D267]-[.D268];0);0)" office:value-type="float" office:value="0.0198000000000036" calcext:value-type="float">
            <text:p>0.0198</text:p>
          </table:table-cell>
          <table:table-cell table:formula="of:=[.I267]-([.I267]/14)+[.F268]" office:value-type="float" office:value="9.05587040952387" calcext:value-type="float">
            <text:p>9.0559</text:p>
          </table:table-cell>
          <table:table-cell table:style-name="ce6" table:formula="of:=[.J267]-([.J267]/14)+[.G268]" office:value-type="float" office:value="2.36805436402534" calcext:value-type="float">
            <text:p>2.3681</text:p>
          </table:table-cell>
          <table:table-cell table:style-name="ce6" table:formula="of:=[.K267]-([.K267]/14)+[.H268]" office:value-type="float" office:value="1.85899258005522" calcext:value-type="float">
            <text:p>1.8590</text:p>
          </table:table-cell>
          <table:table-cell table:formula="of:=(100*([.J268]/[.I268]))" office:value-type="float" office:value="26.1493843985986" calcext:value-type="float">
            <text:p>26.1494</text:p>
          </table:table-cell>
          <table:table-cell table:formula="of:=(100*([.K268]/[.I268]))" office:value-type="float" office:value="20.5280386753344" calcext:value-type="float">
            <text:p>20.5280</text:p>
          </table:table-cell>
          <table:table-cell table:formula="of:=ABS([.L268]-[.M268])" office:value-type="float" office:value="5.62134572326423" calcext:value-type="float">
            <text:p>5.6213</text:p>
          </table:table-cell>
          <table:table-cell table:formula="of:=[.L268]+[.M268]" office:value-type="float" office:value="46.677423073933" calcext:value-type="float">
            <text:p>46.6774</text:p>
          </table:table-cell>
          <table:table-cell table:formula="of:=(100*([.N268]/[.O268]))" office:value-type="float" office:value="12.0429649990757" calcext:value-type="float">
            <text:p>12.0430</text:p>
          </table:table-cell>
          <table:table-cell table:formula="of:=(([.Q267]*13)+[.P268])/14" office:value-type="float" office:value="16.8975253231216" calcext:value-type="float">
            <text:p>16.897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04" calcext:value-type="date">
            <text:p>4 Mar 10</text:p>
          </table:table-cell>
          <table:table-cell table:style-name="ce6" office:value-type="float" office:value="45.5675" calcext:value-type="float">
            <text:p>45.5675</text:p>
          </table:table-cell>
          <table:table-cell office:value-type="float" office:value="45.1596" calcext:value-type="float">
            <text:p>45.1596</text:p>
          </table:table-cell>
          <table:table-cell office:value-type="float" office:value="45.5078" calcext:value-type="float">
            <text:p>45.5078</text:p>
          </table:table-cell>
          <table:table-cell table:style-name="ce7" table:formula="of:=MAX([.C269]-[.D269];ABS([.C269]-[.E268]);ABS([.D269]-[.E268]))" office:value-type="float" office:value="0.407900000000005" calcext:value-type="float">
            <text:p>0.4079</text:p>
          </table:table-cell>
          <table:table-cell table:formula="of:=IF([.C269]-[.C268]&gt;[.D268]-[.D269];MAX([.C269]-[.C268];0);0)" office:value-type="float" office:value="0" calcext:value-type="float">
            <text:p>0.0000</text:p>
          </table:table-cell>
          <table:table-cell table:formula="of:=IF([.D268]-[.D269]&gt;[.C269]-[.C268];MAX([.D268]-[.D269];0);0)" office:value-type="float" office:value="0.0300000000000011" calcext:value-type="float">
            <text:p>0.0300</text:p>
          </table:table-cell>
          <table:table-cell table:formula="of:=[.I268]-([.I268]/14)+[.F269]" office:value-type="float" office:value="8.81692252312931" calcext:value-type="float">
            <text:p>8.8169</text:p>
          </table:table-cell>
          <table:table-cell table:style-name="ce6" table:formula="of:=[.J268]-([.J268]/14)+[.G269]" office:value-type="float" office:value="2.19890762373782" calcext:value-type="float">
            <text:p>2.1989</text:p>
          </table:table-cell>
          <table:table-cell table:style-name="ce6" table:formula="of:=[.K268]-([.K268]/14)+[.H269]" office:value-type="float" office:value="1.75620739576556" calcext:value-type="float">
            <text:p>1.7562</text:p>
          </table:table-cell>
          <table:table-cell table:formula="of:=(100*([.J269]/[.I269]))" office:value-type="float" office:value="24.9396273809762" calcext:value-type="float">
            <text:p>24.9396</text:p>
          </table:table-cell>
          <table:table-cell table:formula="of:=(100*([.K269]/[.I269]))" office:value-type="float" office:value="19.9185984810293" calcext:value-type="float">
            <text:p>19.9186</text:p>
          </table:table-cell>
          <table:table-cell table:formula="of:=ABS([.L269]-[.M269])" office:value-type="float" office:value="5.02102889994695" calcext:value-type="float">
            <text:p>5.0210</text:p>
          </table:table-cell>
          <table:table-cell table:formula="of:=[.L269]+[.M269]" office:value-type="float" office:value="44.8582258620055" calcext:value-type="float">
            <text:p>44.8582</text:p>
          </table:table-cell>
          <table:table-cell table:formula="of:=(100*([.N269]/[.O269]))" office:value-type="float" office:value="11.1931062886723" calcext:value-type="float">
            <text:p>11.1931</text:p>
          </table:table-cell>
          <table:table-cell table:formula="of:=(([.Q268]*13)+[.P269])/14" office:value-type="float" office:value="16.490066820661" calcext:value-type="float">
            <text:p>16.490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05" calcext:value-type="date">
            <text:p>5 Mar 10</text:p>
          </table:table-cell>
          <table:table-cell table:style-name="ce6" office:value-type="float" office:value="46.2937" calcext:value-type="float">
            <text:p>46.2937</text:p>
          </table:table-cell>
          <table:table-cell office:value-type="float" office:value="45.7466" calcext:value-type="float">
            <text:p>45.7466</text:p>
          </table:table-cell>
          <table:table-cell office:value-type="float" office:value="46.1942" calcext:value-type="float">
            <text:p>46.1942</text:p>
          </table:table-cell>
          <table:table-cell table:style-name="ce7" table:formula="of:=MAX([.C270]-[.D270];ABS([.C270]-[.E269]);ABS([.D270]-[.E269]))" office:value-type="float" office:value="0.785899999999998" calcext:value-type="float">
            <text:p>0.7859</text:p>
          </table:table-cell>
          <table:table-cell table:formula="of:=IF([.C270]-[.C269]&gt;[.D269]-[.D270];MAX([.C270]-[.C269];0);0)" office:value-type="float" office:value="0.726199999999999" calcext:value-type="float">
            <text:p>0.7262</text:p>
          </table:table-cell>
          <table:table-cell table:formula="of:=IF([.D269]-[.D270]&gt;[.C270]-[.C269];MAX([.D269]-[.D270];0);0)" office:value-type="float" office:value="0" calcext:value-type="float">
            <text:p>0.0000</text:p>
          </table:table-cell>
          <table:table-cell table:formula="of:=[.I269]-([.I269]/14)+[.F270]" office:value-type="float" office:value="8.97304234290579" calcext:value-type="float">
            <text:p>8.9730</text:p>
          </table:table-cell>
          <table:table-cell table:style-name="ce6" table:formula="of:=[.J269]-([.J269]/14)+[.G270]" office:value-type="float" office:value="2.76804279347083" calcext:value-type="float">
            <text:p>2.7680</text:p>
          </table:table-cell>
          <table:table-cell table:style-name="ce6" table:formula="of:=[.K269]-([.K269]/14)+[.H270]" office:value-type="float" office:value="1.63076401035374" calcext:value-type="float">
            <text:p>1.6308</text:p>
          </table:table-cell>
          <table:table-cell table:formula="of:=(100*([.J270]/[.I270]))" office:value-type="float" office:value="30.8484311974665" calcext:value-type="float">
            <text:p>30.8484</text:p>
          </table:table-cell>
          <table:table-cell table:formula="of:=(100*([.K270]/[.I270]))" office:value-type="float" office:value="18.1740367205894" calcext:value-type="float">
            <text:p>18.1740</text:p>
          </table:table-cell>
          <table:table-cell table:formula="of:=ABS([.L270]-[.M270])" office:value-type="float" office:value="12.6743944768771" calcext:value-type="float">
            <text:p>12.6744</text:p>
          </table:table-cell>
          <table:table-cell table:formula="of:=[.L270]+[.M270]" office:value-type="float" office:value="49.0224679180559" calcext:value-type="float">
            <text:p>49.0225</text:p>
          </table:table-cell>
          <table:table-cell table:formula="of:=(100*([.N270]/[.O270]))" office:value-type="float" office:value="25.8542562525883" calcext:value-type="float">
            <text:p>25.8543</text:p>
          </table:table-cell>
          <table:table-cell table:formula="of:=(([.Q269]*13)+[.P270])/14" office:value-type="float" office:value="17.15893749437" calcext:value-type="float">
            <text:p>17.158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08" calcext:value-type="date">
            <text:p>8 Mar 10</text:p>
          </table:table-cell>
          <table:table-cell table:style-name="ce6" office:value-type="float" office:value="46.3931" calcext:value-type="float">
            <text:p>46.3931</text:p>
          </table:table-cell>
          <table:table-cell office:value-type="float" office:value="46.1942" calcext:value-type="float">
            <text:p>46.1942</text:p>
          </table:table-cell>
          <table:table-cell office:value-type="float" office:value="46.2837" calcext:value-type="float">
            <text:p>46.2837</text:p>
          </table:table-cell>
          <table:table-cell table:style-name="ce7" table:formula="of:=MAX([.C271]-[.D271];ABS([.C271]-[.E270]);ABS([.D271]-[.E270]))" office:value-type="float" office:value="0.198899999999995" calcext:value-type="float">
            <text:p>0.1989</text:p>
          </table:table-cell>
          <table:table-cell table:formula="of:=IF([.C271]-[.C270]&gt;[.D270]-[.D271];MAX([.C271]-[.C270];0);0)" office:value-type="float" office:value="0.0993999999999957" calcext:value-type="float">
            <text:p>0.0994</text:p>
          </table:table-cell>
          <table:table-cell table:formula="of:=IF([.D270]-[.D271]&gt;[.C271]-[.C270];MAX([.D270]-[.D271];0);0)" office:value-type="float" office:value="0" calcext:value-type="float">
            <text:p>0.0000</text:p>
          </table:table-cell>
          <table:table-cell table:formula="of:=[.I270]-([.I270]/14)+[.F271]" office:value-type="float" office:value="8.53101074698394" calcext:value-type="float">
            <text:p>8.5310</text:p>
          </table:table-cell>
          <table:table-cell table:style-name="ce6" table:formula="of:=[.J270]-([.J270]/14)+[.G271]" office:value-type="float" office:value="2.66972545108005" calcext:value-type="float">
            <text:p>2.6697</text:p>
          </table:table-cell>
          <table:table-cell table:style-name="ce6" table:formula="of:=[.K270]-([.K270]/14)+[.H271]" office:value-type="float" office:value="1.51428086675704" calcext:value-type="float">
            <text:p>1.5143</text:p>
          </table:table-cell>
          <table:table-cell table:formula="of:=(100*([.J271]/[.I271]))" office:value-type="float" office:value="31.2943627696625" calcext:value-type="float">
            <text:p>31.2944</text:p>
          </table:table-cell>
          <table:table-cell table:formula="of:=(100*([.K271]/[.I271]))" office:value-type="float" office:value="17.7503101527847" calcext:value-type="float">
            <text:p>17.7503</text:p>
          </table:table-cell>
          <table:table-cell table:formula="of:=ABS([.L271]-[.M271])" office:value-type="float" office:value="13.5440526168779" calcext:value-type="float">
            <text:p>13.5441</text:p>
          </table:table-cell>
          <table:table-cell table:formula="of:=[.L271]+[.M271]" office:value-type="float" office:value="49.0446729224472" calcext:value-type="float">
            <text:p>49.0447</text:p>
          </table:table-cell>
          <table:table-cell table:formula="of:=(100*([.N271]/[.O271]))" office:value-type="float" office:value="27.615746644482" calcext:value-type="float">
            <text:p>27.6157</text:p>
          </table:table-cell>
          <table:table-cell table:formula="of:=(([.Q270]*13)+[.P271])/14" office:value-type="float" office:value="17.9058524336638" calcext:value-type="float">
            <text:p>17.905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09" calcext:value-type="date">
            <text:p>9 Mar 10</text:p>
          </table:table-cell>
          <table:table-cell table:style-name="ce6" office:value-type="float" office:value="46.8009" calcext:value-type="float">
            <text:p>46.8009</text:p>
          </table:table-cell>
          <table:table-cell office:value-type="float" office:value="46.1543" calcext:value-type="float">
            <text:p>46.1543</text:p>
          </table:table-cell>
          <table:table-cell office:value-type="float" office:value="46.5423" calcext:value-type="float">
            <text:p>46.5423</text:p>
          </table:table-cell>
          <table:table-cell table:style-name="ce7" table:formula="of:=MAX([.C272]-[.D272];ABS([.C272]-[.E271]);ABS([.D272]-[.E271]))" office:value-type="float" office:value="0.646599999999999" calcext:value-type="float">
            <text:p>0.6466</text:p>
          </table:table-cell>
          <table:table-cell table:formula="of:=IF([.C272]-[.C271]&gt;[.D271]-[.D272];MAX([.C272]-[.C271];0);0)" office:value-type="float" office:value="0.407800000000002" calcext:value-type="float">
            <text:p>0.4078</text:p>
          </table:table-cell>
          <table:table-cell table:formula="of:=IF([.D271]-[.D272]&gt;[.C272]-[.C271];MAX([.D271]-[.D272];0);0)" office:value-type="float" office:value="0" calcext:value-type="float">
            <text:p>0.0000</text:p>
          </table:table-cell>
          <table:table-cell table:formula="of:=[.I271]-([.I271]/14)+[.F272]" office:value-type="float" office:value="8.56825283648509" calcext:value-type="float">
            <text:p>8.5683</text:p>
          </table:table-cell>
          <table:table-cell table:style-name="ce6" table:formula="of:=[.J271]-([.J271]/14)+[.G272]" office:value-type="float" office:value="2.88683077600291" calcext:value-type="float">
            <text:p>2.8868</text:p>
          </table:table-cell>
          <table:table-cell table:style-name="ce6" table:formula="of:=[.K271]-([.K271]/14)+[.H272]" office:value-type="float" office:value="1.40611794770297" calcext:value-type="float">
            <text:p>1.4061</text:p>
          </table:table-cell>
          <table:table-cell table:formula="of:=(100*([.J272]/[.I272]))" office:value-type="float" office:value="33.6921754188939" calcext:value-type="float">
            <text:p>33.6922</text:p>
          </table:table-cell>
          <table:table-cell table:formula="of:=(100*([.K272]/[.I272]))" office:value-type="float" office:value="16.4107896269759" calcext:value-type="float">
            <text:p>16.4108</text:p>
          </table:table-cell>
          <table:table-cell table:formula="of:=ABS([.L272]-[.M272])" office:value-type="float" office:value="17.2813857919179" calcext:value-type="float">
            <text:p>17.2814</text:p>
          </table:table-cell>
          <table:table-cell table:formula="of:=[.L272]+[.M272]" office:value-type="float" office:value="50.1029650458698" calcext:value-type="float">
            <text:p>50.1030</text:p>
          </table:table-cell>
          <table:table-cell table:formula="of:=(100*([.N272]/[.O272]))" office:value-type="float" office:value="34.4917427064379" calcext:value-type="float">
            <text:p>34.4917</text:p>
          </table:table-cell>
          <table:table-cell table:formula="of:=(([.Q271]*13)+[.P272])/14" office:value-type="float" office:value="19.0905588817191" calcext:value-type="float">
            <text:p>19.090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10" calcext:value-type="date">
            <text:p>10 Mar 10</text:p>
          </table:table-cell>
          <table:table-cell table:style-name="ce6" office:value-type="float" office:value="47.0298" calcext:value-type="float">
            <text:p>47.0298</text:p>
          </table:table-cell>
          <table:table-cell office:value-type="float" office:value="46.5523" calcext:value-type="float">
            <text:p>46.5523</text:p>
          </table:table-cell>
          <table:table-cell office:value-type="float" office:value="46.9203" calcext:value-type="float">
            <text:p>46.9203</text:p>
          </table:table-cell>
          <table:table-cell table:style-name="ce7" table:formula="of:=MAX([.C273]-[.D273];ABS([.C273]-[.E272]);ABS([.D273]-[.E272]))" office:value-type="float" office:value="0.487500000000004" calcext:value-type="float">
            <text:p>0.4875</text:p>
          </table:table-cell>
          <table:table-cell table:formula="of:=IF([.C273]-[.C272]&gt;[.D272]-[.D273];MAX([.C273]-[.C272];0);0)" office:value-type="float" office:value="0.228900000000003" calcext:value-type="float">
            <text:p>0.2289</text:p>
          </table:table-cell>
          <table:table-cell table:formula="of:=IF([.D272]-[.D273]&gt;[.C273]-[.C272];MAX([.D272]-[.D273];0);0)" office:value-type="float" office:value="0" calcext:value-type="float">
            <text:p>0.0000</text:p>
          </table:table-cell>
          <table:table-cell table:formula="of:=[.I272]-([.I272]/14)+[.F273]" office:value-type="float" office:value="8.44373477673616" calcext:value-type="float">
            <text:p>8.4437</text:p>
          </table:table-cell>
          <table:table-cell table:style-name="ce6" table:formula="of:=[.J272]-([.J272]/14)+[.G273]" office:value-type="float" office:value="2.90952857771699" calcext:value-type="float">
            <text:p>2.9095</text:p>
          </table:table-cell>
          <table:table-cell table:style-name="ce6" table:formula="of:=[.K272]-([.K272]/14)+[.H273]" office:value-type="float" office:value="1.30568095143847" calcext:value-type="float">
            <text:p>1.3057</text:p>
          </table:table-cell>
          <table:table-cell table:formula="of:=(100*([.J273]/[.I273]))" office:value-type="float" office:value="34.4578395064374" calcext:value-type="float">
            <text:p>34.4578</text:p>
          </table:table-cell>
          <table:table-cell table:formula="of:=(100*([.K273]/[.I273]))" office:value-type="float" office:value="15.4633107974427" calcext:value-type="float">
            <text:p>15.4633</text:p>
          </table:table-cell>
          <table:table-cell table:formula="of:=ABS([.L273]-[.M273])" office:value-type="float" office:value="18.9945287089947" calcext:value-type="float">
            <text:p>18.9945</text:p>
          </table:table-cell>
          <table:table-cell table:formula="of:=[.L273]+[.M273]" office:value-type="float" office:value="49.9211503038802" calcext:value-type="float">
            <text:p>49.9212</text:p>
          </table:table-cell>
          <table:table-cell table:formula="of:=(100*([.N273]/[.O273]))" office:value-type="float" office:value="38.0490605552379" calcext:value-type="float">
            <text:p>38.0491</text:p>
          </table:table-cell>
          <table:table-cell table:formula="of:=(([.Q272]*13)+[.P273])/14" office:value-type="float" office:value="20.4447375726847" calcext:value-type="float">
            <text:p>20.444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11" calcext:value-type="date">
            <text:p>11 Mar 10</text:p>
          </table:table-cell>
          <table:table-cell table:style-name="ce6" office:value-type="float" office:value="47.0993" calcext:value-type="float">
            <text:p>47.0993</text:p>
          </table:table-cell>
          <table:table-cell office:value-type="float" office:value="46.7313" calcext:value-type="float">
            <text:p>46.7313</text:p>
          </table:table-cell>
          <table:table-cell office:value-type="float" office:value="47.0993" calcext:value-type="float">
            <text:p>47.0993</text:p>
          </table:table-cell>
          <table:table-cell table:style-name="ce7" table:formula="of:=MAX([.C274]-[.D274];ABS([.C274]-[.E273]);ABS([.D274]-[.E273]))" office:value-type="float" office:value="0.368000000000002" calcext:value-type="float">
            <text:p>0.3680</text:p>
          </table:table-cell>
          <table:table-cell table:formula="of:=IF([.C274]-[.C273]&gt;[.D273]-[.D274];MAX([.C274]-[.C273];0);0)" office:value-type="float" office:value="0.0694999999999979" calcext:value-type="float">
            <text:p>0.0695</text:p>
          </table:table-cell>
          <table:table-cell table:formula="of:=IF([.D273]-[.D274]&gt;[.C274]-[.C273];MAX([.D273]-[.D274];0);0)" office:value-type="float" office:value="0" calcext:value-type="float">
            <text:p>0.0000</text:p>
          </table:table-cell>
          <table:table-cell table:formula="of:=[.I273]-([.I273]/14)+[.F274]" office:value-type="float" office:value="8.20861086411215" calcext:value-type="float">
            <text:p>8.2086</text:p>
          </table:table-cell>
          <table:table-cell table:style-name="ce6" table:formula="of:=[.J273]-([.J273]/14)+[.G274]" office:value-type="float" office:value="2.77120510788006" calcext:value-type="float">
            <text:p>2.7712</text:p>
          </table:table-cell>
          <table:table-cell table:style-name="ce6" table:formula="of:=[.K273]-([.K273]/14)+[.H274]" office:value-type="float" office:value="1.21241802633572" calcext:value-type="float">
            <text:p>1.2124</text:p>
          </table:table-cell>
          <table:table-cell table:formula="of:=(100*([.J274]/[.I274]))" office:value-type="float" office:value="33.7597329652414" calcext:value-type="float">
            <text:p>33.7597</text:p>
          </table:table-cell>
          <table:table-cell table:formula="of:=(100*([.K274]/[.I274]))" office:value-type="float" office:value="14.7700755512286" calcext:value-type="float">
            <text:p>14.7701</text:p>
          </table:table-cell>
          <table:table-cell table:formula="of:=ABS([.L274]-[.M274])" office:value-type="float" office:value="18.9896574140128" calcext:value-type="float">
            <text:p>18.9897</text:p>
          </table:table-cell>
          <table:table-cell table:formula="of:=[.L274]+[.M274]" office:value-type="float" office:value="48.52980851647" calcext:value-type="float">
            <text:p>48.5298</text:p>
          </table:table-cell>
          <table:table-cell table:formula="of:=(100*([.N274]/[.O274]))" office:value-type="float" office:value="39.1298832501434" calcext:value-type="float">
            <text:p>39.1299</text:p>
          </table:table-cell>
          <table:table-cell table:formula="of:=(([.Q273]*13)+[.P274])/14" office:value-type="float" office:value="21.7793908353603" calcext:value-type="float">
            <text:p>21.779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12" calcext:value-type="date">
            <text:p>12 Mar 10</text:p>
          </table:table-cell>
          <table:table-cell table:style-name="ce6" office:value-type="float" office:value="47.2784" calcext:value-type="float">
            <text:p>47.2784</text:p>
          </table:table-cell>
          <table:table-cell office:value-type="float" office:value="46.8507" calcext:value-type="float">
            <text:p>46.8507</text:p>
          </table:table-cell>
          <table:table-cell office:value-type="float" office:value="47.1093" calcext:value-type="float">
            <text:p>47.1093</text:p>
          </table:table-cell>
          <table:table-cell table:style-name="ce7" table:formula="of:=MAX([.C275]-[.D275];ABS([.C275]-[.E274]);ABS([.D275]-[.E274]))" office:value-type="float" office:value="0.427699999999994" calcext:value-type="float">
            <text:p>0.4277</text:p>
          </table:table-cell>
          <table:table-cell table:formula="of:=IF([.C275]-[.C274]&gt;[.D274]-[.D275];MAX([.C275]-[.C274];0);0)" office:value-type="float" office:value="0.179099999999998" calcext:value-type="float">
            <text:p>0.1791</text:p>
          </table:table-cell>
          <table:table-cell table:formula="of:=IF([.D274]-[.D275]&gt;[.C275]-[.C274];MAX([.D274]-[.D275];0);0)" office:value-type="float" office:value="0" calcext:value-type="float">
            <text:p>0.0000</text:p>
          </table:table-cell>
          <table:table-cell table:formula="of:=[.I274]-([.I274]/14)+[.F275]" office:value-type="float" office:value="8.04998151667556" calcext:value-type="float">
            <text:p>8.0500</text:p>
          </table:table-cell>
          <table:table-cell table:style-name="ce6" table:formula="of:=[.J274]-([.J274]/14)+[.G275]" office:value-type="float" office:value="2.75236188588862" calcext:value-type="float">
            <text:p>2.7524</text:p>
          </table:table-cell>
          <table:table-cell table:style-name="ce6" table:formula="of:=[.K274]-([.K274]/14)+[.H275]" office:value-type="float" office:value="1.12581673874031" calcext:value-type="float">
            <text:p>1.1258</text:p>
          </table:table-cell>
          <table:table-cell table:formula="of:=(100*([.J275]/[.I275]))" office:value-type="float" office:value="34.1909093851594" calcext:value-type="float">
            <text:p>34.1909</text:p>
          </table:table-cell>
          <table:table-cell table:formula="of:=(100*([.K275]/[.I275]))" office:value-type="float" office:value="13.9853332136003" calcext:value-type="float">
            <text:p>13.9853</text:p>
          </table:table-cell>
          <table:table-cell table:formula="of:=ABS([.L275]-[.M275])" office:value-type="float" office:value="20.2055761715591" calcext:value-type="float">
            <text:p>20.2056</text:p>
          </table:table-cell>
          <table:table-cell table:formula="of:=[.L275]+[.M275]" office:value-type="float" office:value="48.1762425987597" calcext:value-type="float">
            <text:p>48.1762</text:p>
          </table:table-cell>
          <table:table-cell table:formula="of:=(100*([.N275]/[.O275]))" office:value-type="float" office:value="41.9409548806932" calcext:value-type="float">
            <text:p>41.9410</text:p>
          </table:table-cell>
          <table:table-cell table:formula="of:=(([.Q274]*13)+[.P275])/14" office:value-type="float" office:value="23.2195025528841" calcext:value-type="float">
            <text:p>23.219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15" calcext:value-type="date">
            <text:p>15 Mar 10</text:p>
          </table:table-cell>
          <table:table-cell table:style-name="ce6" office:value-type="float" office:value="47.1292" calcext:value-type="float">
            <text:p>47.1292</text:p>
          </table:table-cell>
          <table:table-cell office:value-type="float" office:value="46.6617" calcext:value-type="float">
            <text:p>46.6617</text:p>
          </table:table-cell>
          <table:table-cell office:value-type="float" office:value="46.9899" calcext:value-type="float">
            <text:p>46.9899</text:p>
          </table:table-cell>
          <table:table-cell table:style-name="ce7" table:formula="of:=MAX([.C276]-[.D276];ABS([.C276]-[.E275]);ABS([.D276]-[.E275]))" office:value-type="float" office:value="0.467499999999994" calcext:value-type="float">
            <text:p>0.4675</text:p>
          </table:table-cell>
          <table:table-cell table:formula="of:=IF([.C276]-[.C275]&gt;[.D275]-[.D276];MAX([.C276]-[.C275];0);0)" office:value-type="float" office:value="0" calcext:value-type="float">
            <text:p>0.0000</text:p>
          </table:table-cell>
          <table:table-cell table:formula="of:=IF([.D275]-[.D276]&gt;[.C276]-[.C275];MAX([.D275]-[.D276];0);0)" office:value-type="float" office:value="0.189" calcext:value-type="float">
            <text:p>0.1890</text:p>
          </table:table-cell>
          <table:table-cell table:formula="of:=[.I275]-([.I275]/14)+[.F276]" office:value-type="float" office:value="7.94248283691302" calcext:value-type="float">
            <text:p>7.9425</text:p>
          </table:table-cell>
          <table:table-cell table:style-name="ce6" table:formula="of:=[.J275]-([.J275]/14)+[.G276]" office:value-type="float" office:value="2.55576460832515" calcext:value-type="float">
            <text:p>2.5558</text:p>
          </table:table-cell>
          <table:table-cell table:style-name="ce6" table:formula="of:=[.K275]-([.K275]/14)+[.H276]" office:value-type="float" office:value="1.23440125740172" calcext:value-type="float">
            <text:p>1.2344</text:p>
          </table:table-cell>
          <table:table-cell table:formula="of:=(100*([.J276]/[.I276]))" office:value-type="float" office:value="32.1784089535218" calcext:value-type="float">
            <text:p>32.1784</text:p>
          </table:table-cell>
          <table:table-cell table:formula="of:=(100*([.K276]/[.I276]))" office:value-type="float" office:value="15.5417554277208" calcext:value-type="float">
            <text:p>15.5418</text:p>
          </table:table-cell>
          <table:table-cell table:formula="of:=ABS([.L276]-[.M276])" office:value-type="float" office:value="16.636653525801" calcext:value-type="float">
            <text:p>16.6367</text:p>
          </table:table-cell>
          <table:table-cell table:formula="of:=[.L276]+[.M276]" office:value-type="float" office:value="47.7201643812426" calcext:value-type="float">
            <text:p>47.7202</text:p>
          </table:table-cell>
          <table:table-cell table:formula="of:=(100*([.N276]/[.O276]))" office:value-type="float" office:value="34.8629426187401" calcext:value-type="float">
            <text:p>34.8629</text:p>
          </table:table-cell>
          <table:table-cell table:formula="of:=(([.Q275]*13)+[.P276])/14" office:value-type="float" office:value="24.0511768433024" calcext:value-type="float">
            <text:p>24.051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16" calcext:value-type="date">
            <text:p>16 Mar 10</text:p>
          </table:table-cell>
          <table:table-cell table:style-name="ce6" office:value-type="float" office:value="47.3579" calcext:value-type="float">
            <text:p>47.3579</text:p>
          </table:table-cell>
          <table:table-cell office:value-type="float" office:value="46.98" calcext:value-type="float">
            <text:p>46.9800</text:p>
          </table:table-cell>
          <table:table-cell office:value-type="float" office:value="47.2884" calcext:value-type="float">
            <text:p>47.2884</text:p>
          </table:table-cell>
          <table:table-cell table:style-name="ce7" table:formula="of:=MAX([.C277]-[.D277];ABS([.C277]-[.E276]);ABS([.D277]-[.E276]))" office:value-type="float" office:value="0.377900000000004" calcext:value-type="float">
            <text:p>0.3779</text:p>
          </table:table-cell>
          <table:table-cell table:formula="of:=IF([.C277]-[.C276]&gt;[.D276]-[.D277];MAX([.C277]-[.C276];0);0)" office:value-type="float" office:value="0.228700000000003" calcext:value-type="float">
            <text:p>0.2287</text:p>
          </table:table-cell>
          <table:table-cell table:formula="of:=IF([.D276]-[.D277]&gt;[.C277]-[.C276];MAX([.D276]-[.D277];0);0)" office:value-type="float" office:value="0" calcext:value-type="float">
            <text:p>0.0000</text:p>
          </table:table-cell>
          <table:table-cell table:formula="of:=[.I276]-([.I276]/14)+[.F277]" office:value-type="float" office:value="7.75306263427638" calcext:value-type="float">
            <text:p>7.7531</text:p>
          </table:table-cell>
          <table:table-cell table:style-name="ce6" table:formula="of:=[.J276]-([.J276]/14)+[.G277]" office:value-type="float" office:value="2.60190999344479" calcext:value-type="float">
            <text:p>2.6019</text:p>
          </table:table-cell>
          <table:table-cell table:style-name="ce6" table:formula="of:=[.K276]-([.K276]/14)+[.H277]" office:value-type="float" office:value="1.14622973901588" calcext:value-type="float">
            <text:p>1.1462</text:p>
          </table:table-cell>
          <table:table-cell table:formula="of:=(100*([.J277]/[.I277]))" office:value-type="float" office:value="33.5597700699813" calcext:value-type="float">
            <text:p>33.5598</text:p>
          </table:table-cell>
          <table:table-cell table:formula="of:=(100*([.K277]/[.I277]))" office:value-type="float" office:value="14.7842187414866" calcext:value-type="float">
            <text:p>14.7842</text:p>
          </table:table-cell>
          <table:table-cell table:formula="of:=ABS([.L277]-[.M277])" office:value-type="float" office:value="18.7755513284947" calcext:value-type="float">
            <text:p>18.7756</text:p>
          </table:table-cell>
          <table:table-cell table:formula="of:=[.L277]+[.M277]" office:value-type="float" office:value="48.3439888114679" calcext:value-type="float">
            <text:p>48.3440</text:p>
          </table:table-cell>
          <table:table-cell table:formula="of:=(100*([.N277]/[.O277]))" office:value-type="float" office:value="38.8374062424093" calcext:value-type="float">
            <text:p>38.8374</text:p>
          </table:table-cell>
          <table:table-cell table:formula="of:=(([.Q276]*13)+[.P277])/14" office:value-type="float" office:value="25.1073360860957" calcext:value-type="float">
            <text:p>25.107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17" calcext:value-type="date">
            <text:p>17 Mar 10</text:p>
          </table:table-cell>
          <table:table-cell table:style-name="ce6" office:value-type="float" office:value="47.6464" calcext:value-type="float">
            <text:p>47.6464</text:p>
          </table:table-cell>
          <table:table-cell office:value-type="float" office:value="47.2784" calcext:value-type="float">
            <text:p>47.2784</text:p>
          </table:table-cell>
          <table:table-cell office:value-type="float" office:value="47.4177" calcext:value-type="float">
            <text:p>47.4177</text:p>
          </table:table-cell>
          <table:table-cell table:style-name="ce7" table:formula="of:=MAX([.C278]-[.D278];ABS([.C278]-[.E277]);ABS([.D278]-[.E277]))" office:value-type="float" office:value="0.368000000000002" calcext:value-type="float">
            <text:p>0.3680</text:p>
          </table:table-cell>
          <table:table-cell table:formula="of:=IF([.C278]-[.C277]&gt;[.D277]-[.D278];MAX([.C278]-[.C277];0);0)" office:value-type="float" office:value="0.288499999999999" calcext:value-type="float">
            <text:p>0.2885</text:p>
          </table:table-cell>
          <table:table-cell table:formula="of:=IF([.D277]-[.D278]&gt;[.C278]-[.C277];MAX([.D277]-[.D278];0);0)" office:value-type="float" office:value="0" calcext:value-type="float">
            <text:p>0.0000</text:p>
          </table:table-cell>
          <table:table-cell table:formula="of:=[.I277]-([.I277]/14)+[.F278]" office:value-type="float" office:value="7.56727244611378" calcext:value-type="float">
            <text:p>7.5673</text:p>
          </table:table-cell>
          <table:table-cell table:style-name="ce6" table:formula="of:=[.J277]-([.J277]/14)+[.G278]" office:value-type="float" office:value="2.7045592796273" calcext:value-type="float">
            <text:p>2.7046</text:p>
          </table:table-cell>
          <table:table-cell table:style-name="ce6" table:formula="of:=[.K277]-([.K277]/14)+[.H278]" office:value-type="float" office:value="1.06435618622903" calcext:value-type="float">
            <text:p>1.0644</text:p>
          </table:table-cell>
          <table:table-cell table:formula="of:=(100*([.J278]/[.I278]))" office:value-type="float" office:value="35.7402128559048" calcext:value-type="float">
            <text:p>35.7402</text:p>
          </table:table-cell>
          <table:table-cell table:formula="of:=(100*([.K278]/[.I278]))" office:value-type="float" office:value="14.0652552661249" calcext:value-type="float">
            <text:p>14.0653</text:p>
          </table:table-cell>
          <table:table-cell table:formula="of:=ABS([.L278]-[.M278])" office:value-type="float" office:value="21.67495758978" calcext:value-type="float">
            <text:p>21.6750</text:p>
          </table:table-cell>
          <table:table-cell table:formula="of:=[.L278]+[.M278]" office:value-type="float" office:value="49.8054681220297" calcext:value-type="float">
            <text:p>49.8055</text:p>
          </table:table-cell>
          <table:table-cell table:formula="of:=(100*([.N278]/[.O278]))" office:value-type="float" office:value="43.5192327410187" calcext:value-type="float">
            <text:p>43.5192</text:p>
          </table:table-cell>
          <table:table-cell table:formula="of:=(([.Q277]*13)+[.P278])/14" office:value-type="float" office:value="26.4224715614474" calcext:value-type="float">
            <text:p>26.422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18" calcext:value-type="date">
            <text:p>18 Mar 10</text:p>
          </table:table-cell>
          <table:table-cell table:style-name="ce6" office:value-type="float" office:value="47.6265" calcext:value-type="float">
            <text:p>47.6265</text:p>
          </table:table-cell>
          <table:table-cell office:value-type="float" office:value="47.348" calcext:value-type="float">
            <text:p>47.3480</text:p>
          </table:table-cell>
          <table:table-cell office:value-type="float" office:value="47.5768" calcext:value-type="float">
            <text:p>47.5768</text:p>
          </table:table-cell>
          <table:table-cell table:style-name="ce7" table:formula="of:=MAX([.C279]-[.D279];ABS([.C279]-[.E278]);ABS([.D279]-[.E278]))" office:value-type="float" office:value="0.278500000000001" calcext:value-type="float">
            <text:p>0.2785</text:p>
          </table:table-cell>
          <table:table-cell table:formula="of:=IF([.C279]-[.C278]&gt;[.D278]-[.D279];MAX([.C279]-[.C278];0);0)" office:value-type="float" office:value="0" calcext:value-type="float">
            <text:p>0.0000</text:p>
          </table:table-cell>
          <table:table-cell table:formula="of:=IF([.D278]-[.D279]&gt;[.C279]-[.C278];MAX([.D278]-[.D279];0);0)" office:value-type="float" office:value="0" calcext:value-type="float">
            <text:p>0.0000</text:p>
          </table:table-cell>
          <table:table-cell table:formula="of:=[.I278]-([.I278]/14)+[.F279]" office:value-type="float" office:value="7.30525298567708" calcext:value-type="float">
            <text:p>7.3053</text:p>
          </table:table-cell>
          <table:table-cell table:style-name="ce6" table:formula="of:=[.J278]-([.J278]/14)+[.G279]" office:value-type="float" office:value="2.51137647393964" calcext:value-type="float">
            <text:p>2.5114</text:p>
          </table:table-cell>
          <table:table-cell table:style-name="ce6" table:formula="of:=[.K278]-([.K278]/14)+[.H279]" office:value-type="float" office:value="0.988330744355531" calcext:value-type="float">
            <text:p>0.9883</text:p>
          </table:table-cell>
          <table:table-cell table:formula="of:=(100*([.J279]/[.I279]))" office:value-type="float" office:value="34.3776797170957" calcext:value-type="float">
            <text:p>34.3777</text:p>
          </table:table-cell>
          <table:table-cell table:formula="of:=(100*([.K279]/[.I279]))" office:value-type="float" office:value="13.5290419961264" calcext:value-type="float">
            <text:p>13.5290</text:p>
          </table:table-cell>
          <table:table-cell table:formula="of:=ABS([.L279]-[.M279])" office:value-type="float" office:value="20.8486377209693" calcext:value-type="float">
            <text:p>20.8486</text:p>
          </table:table-cell>
          <table:table-cell table:formula="of:=[.L279]+[.M279]" office:value-type="float" office:value="47.9067217132221" calcext:value-type="float">
            <text:p>47.9067</text:p>
          </table:table-cell>
          <table:table-cell table:formula="of:=(100*([.N279]/[.O279]))" office:value-type="float" office:value="43.5192327410187" calcext:value-type="float">
            <text:p>43.5192</text:p>
          </table:table-cell>
          <table:table-cell table:formula="of:=(([.Q278]*13)+[.P279])/14" office:value-type="float" office:value="27.6436687885596" calcext:value-type="float">
            <text:p>27.643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19" calcext:value-type="date">
            <text:p>19 Mar 10</text:p>
          </table:table-cell>
          <table:table-cell table:style-name="ce6" office:value-type="float" office:value="47.7476" calcext:value-type="float">
            <text:p>47.7476</text:p>
          </table:table-cell>
          <table:table-cell office:value-type="float" office:value="47.1203" calcext:value-type="float">
            <text:p>47.1203</text:p>
          </table:table-cell>
          <table:table-cell office:value-type="float" office:value="47.2896" calcext:value-type="float">
            <text:p>47.2896</text:p>
          </table:table-cell>
          <table:table-cell table:style-name="ce7" table:formula="of:=MAX([.C280]-[.D280];ABS([.C280]-[.E279]);ABS([.D280]-[.E279]))" office:value-type="float" office:value="0.627299999999998" calcext:value-type="float">
            <text:p>0.6273</text:p>
          </table:table-cell>
          <table:table-cell table:formula="of:=IF([.C280]-[.C279]&gt;[.D279]-[.D280];MAX([.C280]-[.C279];0);0)" office:value-type="float" office:value="0" calcext:value-type="float">
            <text:p>0.0000</text:p>
          </table:table-cell>
          <table:table-cell table:formula="of:=IF([.D279]-[.D280]&gt;[.C280]-[.C279];MAX([.D279]-[.D280];0);0)" office:value-type="float" office:value="0.227699999999999" calcext:value-type="float">
            <text:p>0.2277</text:p>
          </table:table-cell>
          <table:table-cell table:formula="of:=[.I279]-([.I279]/14)+[.F280]" office:value-type="float" office:value="7.41074920098586" calcext:value-type="float">
            <text:p>7.4107</text:p>
          </table:table-cell>
          <table:table-cell table:style-name="ce6" table:formula="of:=[.J279]-([.J279]/14)+[.G280]" office:value-type="float" office:value="2.3319924400868" calcext:value-type="float">
            <text:p>2.3320</text:p>
          </table:table-cell>
          <table:table-cell table:style-name="ce6" table:formula="of:=[.K279]-([.K279]/14)+[.H280]" office:value-type="float" office:value="1.14543569118728" calcext:value-type="float">
            <text:p>1.1454</text:p>
          </table:table-cell>
          <table:table-cell table:formula="of:=(100*([.J280]/[.I280]))" office:value-type="float" office:value="31.4677015351778" calcext:value-type="float">
            <text:p>31.4677</text:p>
          </table:table-cell>
          <table:table-cell table:formula="of:=(100*([.K280]/[.I280]))" office:value-type="float" office:value="15.4564087937951" calcext:value-type="float">
            <text:p>15.4564</text:p>
          </table:table-cell>
          <table:table-cell table:formula="of:=ABS([.L280]-[.M280])" office:value-type="float" office:value="16.0112927413827" calcext:value-type="float">
            <text:p>16.0113</text:p>
          </table:table-cell>
          <table:table-cell table:formula="of:=[.L280]+[.M280]" office:value-type="float" office:value="46.9241103289729" calcext:value-type="float">
            <text:p>46.9241</text:p>
          </table:table-cell>
          <table:table-cell table:formula="of:=(100*([.N280]/[.O280]))" office:value-type="float" office:value="34.1216756783062" calcext:value-type="float">
            <text:p>34.1217</text:p>
          </table:table-cell>
          <table:table-cell table:formula="of:=(([.Q279]*13)+[.P280])/14" office:value-type="float" office:value="28.1063835663987" calcext:value-type="float">
            <text:p>28.106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22" calcext:value-type="date">
            <text:p>22 Mar 10</text:p>
          </table:table-cell>
          <table:table-cell table:style-name="ce6" office:value-type="float" office:value="47.9069" calcext:value-type="float">
            <text:p>47.9069</text:p>
          </table:table-cell>
          <table:table-cell office:value-type="float" office:value="47.0505" calcext:value-type="float">
            <text:p>47.0505</text:p>
          </table:table-cell>
          <table:table-cell office:value-type="float" office:value="47.7177" calcext:value-type="float">
            <text:p>47.7177</text:p>
          </table:table-cell>
          <table:table-cell table:style-name="ce7" table:formula="of:=MAX([.C281]-[.D281];ABS([.C281]-[.E280]);ABS([.D281]-[.E280]))" office:value-type="float" office:value="0.856400000000001" calcext:value-type="float">
            <text:p>0.8564</text:p>
          </table:table-cell>
          <table:table-cell table:formula="of:=IF([.C281]-[.C280]&gt;[.D280]-[.D281];MAX([.C281]-[.C280];0);0)" office:value-type="float" office:value="0.159300000000002" calcext:value-type="float">
            <text:p>0.1593</text:p>
          </table:table-cell>
          <table:table-cell table:formula="of:=IF([.D280]-[.D281]&gt;[.C281]-[.C280];MAX([.D280]-[.D281];0);0)" office:value-type="float" office:value="0" calcext:value-type="float">
            <text:p>0.0000</text:p>
          </table:table-cell>
          <table:table-cell table:formula="of:=[.I280]-([.I280]/14)+[.F281]" office:value-type="float" office:value="7.73780997234401" calcext:value-type="float">
            <text:p>7.7378</text:p>
          </table:table-cell>
          <table:table-cell table:style-name="ce6" table:formula="of:=[.J280]-([.J280]/14)+[.G281]" office:value-type="float" office:value="2.32472155150918" calcext:value-type="float">
            <text:p>2.3247</text:p>
          </table:table-cell>
          <table:table-cell table:style-name="ce6" table:formula="of:=[.K280]-([.K280]/14)+[.H281]" office:value-type="float" office:value="1.06361885610247" calcext:value-type="float">
            <text:p>1.0636</text:p>
          </table:table-cell>
          <table:table-cell table:formula="of:=(100*([.J281]/[.I281]))" office:value-type="float" office:value="30.0436629979031" calcext:value-type="float">
            <text:p>30.0437</text:p>
          </table:table-cell>
          <table:table-cell table:formula="of:=(100*([.K281]/[.I281]))" office:value-type="float" office:value="13.7457350323152" calcext:value-type="float">
            <text:p>13.7457</text:p>
          </table:table-cell>
          <table:table-cell table:formula="of:=ABS([.L281]-[.M281])" office:value-type="float" office:value="16.2979279655879" calcext:value-type="float">
            <text:p>16.2979</text:p>
          </table:table-cell>
          <table:table-cell table:formula="of:=[.L281]+[.M281]" office:value-type="float" office:value="43.7893980302184" calcext:value-type="float">
            <text:p>43.7894</text:p>
          </table:table-cell>
          <table:table-cell table:formula="of:=(100*([.N281]/[.O281]))" office:value-type="float" office:value="37.2188901851105" calcext:value-type="float">
            <text:p>37.2189</text:p>
          </table:table-cell>
          <table:table-cell table:formula="of:=(([.Q280]*13)+[.P281])/14" office:value-type="float" office:value="28.7572768963066" calcext:value-type="float">
            <text:p>28.757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23" calcext:value-type="date">
            <text:p>23 Mar 10</text:p>
          </table:table-cell>
          <table:table-cell table:style-name="ce6" office:value-type="float" office:value="48.0961" calcext:value-type="float">
            <text:p>48.0961</text:p>
          </table:table-cell>
          <table:table-cell office:value-type="float" office:value="47.5683" calcext:value-type="float">
            <text:p>47.5683</text:p>
          </table:table-cell>
          <table:table-cell office:value-type="float" office:value="48.0488" calcext:value-type="float">
            <text:p>48.0488</text:p>
          </table:table-cell>
          <table:table-cell table:style-name="ce7" table:formula="of:=MAX([.C282]-[.D282];ABS([.C282]-[.E281]);ABS([.D282]-[.E281]))" office:value-type="float" office:value="0.527799999999999" calcext:value-type="float">
            <text:p>0.5278</text:p>
          </table:table-cell>
          <table:table-cell table:formula="of:=IF([.C282]-[.C281]&gt;[.D281]-[.D282];MAX([.C282]-[.C281];0);0)" office:value-type="float" office:value="0.1892" calcext:value-type="float">
            <text:p>0.1892</text:p>
          </table:table-cell>
          <table:table-cell table:formula="of:=IF([.D281]-[.D282]&gt;[.C282]-[.C281];MAX([.D281]-[.D282];0);0)" office:value-type="float" office:value="0" calcext:value-type="float">
            <text:p>0.0000</text:p>
          </table:table-cell>
          <table:table-cell table:formula="of:=[.I281]-([.I281]/14)+[.F282]" office:value-type="float" office:value="7.71290926003373" calcext:value-type="float">
            <text:p>7.7129</text:p>
          </table:table-cell>
          <table:table-cell table:style-name="ce6" table:formula="of:=[.J281]-([.J281]/14)+[.G282]" office:value-type="float" office:value="2.34787001211566" calcext:value-type="float">
            <text:p>2.3479</text:p>
          </table:table-cell>
          <table:table-cell table:style-name="ce6" table:formula="of:=[.K281]-([.K281]/14)+[.H282]" office:value-type="float" office:value="0.987646080666581" calcext:value-type="float">
            <text:p>0.9876</text:p>
          </table:table-cell>
          <table:table-cell table:formula="of:=(100*([.J282]/[.I282]))" office:value-type="float" office:value="30.4407835352311" calcext:value-type="float">
            <text:p>30.4408</text:p>
          </table:table-cell>
          <table:table-cell table:formula="of:=(100*([.K282]/[.I282]))" office:value-type="float" office:value="12.8051043694278" calcext:value-type="float">
            <text:p>12.8051</text:p>
          </table:table-cell>
          <table:table-cell table:formula="of:=ABS([.L282]-[.M282])" office:value-type="float" office:value="17.6356791658033" calcext:value-type="float">
            <text:p>17.6357</text:p>
          </table:table-cell>
          <table:table-cell table:formula="of:=[.L282]+[.M282]" office:value-type="float" office:value="43.245887904659" calcext:value-type="float">
            <text:p>43.2459</text:p>
          </table:table-cell>
          <table:table-cell table:formula="of:=(100*([.N282]/[.O282]))" office:value-type="float" office:value="40.7800140551708" calcext:value-type="float">
            <text:p>40.7800</text:p>
          </table:table-cell>
          <table:table-cell table:formula="of:=(([.Q281]*13)+[.P282])/14" office:value-type="float" office:value="29.6160438362255" calcext:value-type="float">
            <text:p>29.616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24" calcext:value-type="date">
            <text:p>24 Mar 10</text:p>
          </table:table-cell>
          <table:table-cell table:style-name="ce6" office:value-type="float" office:value="47.9667" calcext:value-type="float">
            <text:p>47.9667</text:p>
          </table:table-cell>
          <table:table-cell office:value-type="float" office:value="47.7078" calcext:value-type="float">
            <text:p>47.7078</text:p>
          </table:table-cell>
          <table:table-cell office:value-type="float" office:value="47.8173" calcext:value-type="float">
            <text:p>47.8173</text:p>
          </table:table-cell>
          <table:table-cell table:style-name="ce7" table:formula="of:=MAX([.C283]-[.D283];ABS([.C283]-[.E282]);ABS([.D283]-[.E282]))" office:value-type="float" office:value="0.341000000000001" calcext:value-type="float">
            <text:p>0.3410</text:p>
          </table:table-cell>
          <table:table-cell table:formula="of:=IF([.C283]-[.C282]&gt;[.D282]-[.D283];MAX([.C283]-[.C282];0);0)" office:value-type="float" office:value="0" calcext:value-type="float">
            <text:p>0.0000</text:p>
          </table:table-cell>
          <table:table-cell table:formula="of:=IF([.D282]-[.D283]&gt;[.C283]-[.C282];MAX([.D282]-[.D283];0);0)" office:value-type="float" office:value="0" calcext:value-type="float">
            <text:p>0.0000</text:p>
          </table:table-cell>
          <table:table-cell table:formula="of:=[.I282]-([.I282]/14)+[.F283]" office:value-type="float" office:value="7.50298717003132" calcext:value-type="float">
            <text:p>7.5030</text:p>
          </table:table-cell>
          <table:table-cell table:style-name="ce6" table:formula="of:=[.J282]-([.J282]/14)+[.G283]" office:value-type="float" office:value="2.18016501125026" calcext:value-type="float">
            <text:p>2.1802</text:p>
          </table:table-cell>
          <table:table-cell table:style-name="ce6" table:formula="of:=[.K282]-([.K282]/14)+[.H283]" office:value-type="float" office:value="0.917099932047539" calcext:value-type="float">
            <text:p>0.9171</text:p>
          </table:table-cell>
          <table:table-cell table:formula="of:=(100*([.J283]/[.I283]))" office:value-type="float" office:value="29.0572936064498" calcext:value-type="float">
            <text:p>29.0573</text:p>
          </table:table-cell>
          <table:table-cell table:formula="of:=(100*([.K283]/[.I283]))" office:value-type="float" office:value="12.223130751318" calcext:value-type="float">
            <text:p>12.2231</text:p>
          </table:table-cell>
          <table:table-cell table:formula="of:=ABS([.L283]-[.M283])" office:value-type="float" office:value="16.8341628551319" calcext:value-type="float">
            <text:p>16.8342</text:p>
          </table:table-cell>
          <table:table-cell table:formula="of:=[.L283]+[.M283]" office:value-type="float" office:value="41.2804243577678" calcext:value-type="float">
            <text:p>41.2804</text:p>
          </table:table-cell>
          <table:table-cell table:formula="of:=(100*([.N283]/[.O283]))" office:value-type="float" office:value="40.7800140551708" calcext:value-type="float">
            <text:p>40.7800</text:p>
          </table:table-cell>
          <table:table-cell table:formula="of:=(([.Q282]*13)+[.P283])/14" office:value-type="float" office:value="30.4134702804359" calcext:value-type="float">
            <text:p>30.413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25" calcext:value-type="date">
            <text:p>25 Mar 10</text:p>
          </table:table-cell>
          <table:table-cell table:style-name="ce6" office:value-type="float" office:value="48.3949" calcext:value-type="float">
            <text:p>48.3949</text:p>
          </table:table-cell>
          <table:table-cell office:value-type="float" office:value="47.6978" calcext:value-type="float">
            <text:p>47.6978</text:p>
          </table:table-cell>
          <table:table-cell office:value-type="float" office:value="47.7476" calcext:value-type="float">
            <text:p>47.7476</text:p>
          </table:table-cell>
          <table:table-cell table:style-name="ce7" table:formula="of:=MAX([.C284]-[.D284];ABS([.C284]-[.E283]);ABS([.D284]-[.E283]))" office:value-type="float" office:value="0.697099999999999" calcext:value-type="float">
            <text:p>0.6971</text:p>
          </table:table-cell>
          <table:table-cell table:formula="of:=IF([.C284]-[.C283]&gt;[.D283]-[.D284];MAX([.C284]-[.C283];0);0)" office:value-type="float" office:value="0.428199999999997" calcext:value-type="float">
            <text:p>0.4282</text:p>
          </table:table-cell>
          <table:table-cell table:formula="of:=IF([.D283]-[.D284]&gt;[.C284]-[.C283];MAX([.D283]-[.D284];0);0)" office:value-type="float" office:value="0" calcext:value-type="float">
            <text:p>0.0000</text:p>
          </table:table-cell>
          <table:table-cell table:formula="of:=[.I283]-([.I283]/14)+[.F284]" office:value-type="float" office:value="7.66415951502908" calcext:value-type="float">
            <text:p>7.6642</text:p>
          </table:table-cell>
          <table:table-cell table:style-name="ce6" table:formula="of:=[.J283]-([.J283]/14)+[.G284]" office:value-type="float" office:value="2.4526389390181" calcext:value-type="float">
            <text:p>2.4526</text:p>
          </table:table-cell>
          <table:table-cell table:style-name="ce6" table:formula="of:=[.K283]-([.K283]/14)+[.H284]" office:value-type="float" office:value="0.851592794044144" calcext:value-type="float">
            <text:p>0.8516</text:p>
          </table:table-cell>
          <table:table-cell table:formula="of:=(100*([.J284]/[.I284]))" office:value-type="float" office:value="32.0014077761375" calcext:value-type="float">
            <text:p>32.0014</text:p>
          </table:table-cell>
          <table:table-cell table:formula="of:=(100*([.K284]/[.I284]))" office:value-type="float" office:value="11.1113657325922" calcext:value-type="float">
            <text:p>11.1114</text:p>
          </table:table-cell>
          <table:table-cell table:formula="of:=ABS([.L284]-[.M284])" office:value-type="float" office:value="20.8900420435453" calcext:value-type="float">
            <text:p>20.8900</text:p>
          </table:table-cell>
          <table:table-cell table:formula="of:=[.L284]+[.M284]" office:value-type="float" office:value="43.1127735087296" calcext:value-type="float">
            <text:p>43.1128</text:p>
          </table:table-cell>
          <table:table-cell table:formula="of:=(100*([.N284]/[.O284]))" office:value-type="float" office:value="48.4544146511831" calcext:value-type="float">
            <text:p>48.4544</text:p>
          </table:table-cell>
          <table:table-cell table:formula="of:=(([.Q283]*13)+[.P284])/14" office:value-type="float" office:value="31.7021091640607" calcext:value-type="float">
            <text:p>31.702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26" calcext:value-type="date">
            <text:p>26 Mar 10</text:p>
          </table:table-cell>
          <table:table-cell table:style-name="ce6" office:value-type="float" office:value="48.126" calcext:value-type="float">
            <text:p>48.1260</text:p>
          </table:table-cell>
          <table:table-cell office:value-type="float" office:value="47.5385" calcext:value-type="float">
            <text:p>47.5385</text:p>
          </table:table-cell>
          <table:table-cell office:value-type="float" office:value="47.7974" calcext:value-type="float">
            <text:p>47.7974</text:p>
          </table:table-cell>
          <table:table-cell table:style-name="ce7" table:formula="of:=MAX([.C285]-[.D285];ABS([.C285]-[.E284]);ABS([.D285]-[.E284]))" office:value-type="float" office:value="0.587499999999999" calcext:value-type="float">
            <text:p>0.5875</text:p>
          </table:table-cell>
          <table:table-cell table:formula="of:=IF([.C285]-[.C284]&gt;[.D284]-[.D285];MAX([.C285]-[.C284];0);0)" office:value-type="float" office:value="0" calcext:value-type="float">
            <text:p>0.0000</text:p>
          </table:table-cell>
          <table:table-cell table:formula="of:=IF([.D284]-[.D285]&gt;[.C285]-[.C284];MAX([.D284]-[.D285];0);0)" office:value-type="float" office:value="0.159300000000002" calcext:value-type="float">
            <text:p>0.1593</text:p>
          </table:table-cell>
          <table:table-cell table:formula="of:=[.I284]-([.I284]/14)+[.F285]" office:value-type="float" office:value="7.70421954966986" calcext:value-type="float">
            <text:p>7.7042</text:p>
          </table:table-cell>
          <table:table-cell table:style-name="ce6" table:formula="of:=[.J284]-([.J284]/14)+[.G285]" office:value-type="float" office:value="2.27745044337395" calcext:value-type="float">
            <text:p>2.2775</text:p>
          </table:table-cell>
          <table:table-cell table:style-name="ce6" table:formula="of:=[.K284]-([.K284]/14)+[.H285]" office:value-type="float" office:value="0.950064737326707" calcext:value-type="float">
            <text:p>0.9501</text:p>
          </table:table-cell>
          <table:table-cell table:formula="of:=(100*([.J285]/[.I285]))" office:value-type="float" office:value="29.5610792071929" calcext:value-type="float">
            <text:p>29.5611</text:p>
          </table:table-cell>
          <table:table-cell table:formula="of:=(100*([.K285]/[.I285]))" office:value-type="float" office:value="12.3317453663093" calcext:value-type="float">
            <text:p>12.3317</text:p>
          </table:table-cell>
          <table:table-cell table:formula="of:=ABS([.L285]-[.M285])" office:value-type="float" office:value="17.2293338408836" calcext:value-type="float">
            <text:p>17.2293</text:p>
          </table:table-cell>
          <table:table-cell table:formula="of:=[.L285]+[.M285]" office:value-type="float" office:value="41.8928245735022" calcext:value-type="float">
            <text:p>41.8928</text:p>
          </table:table-cell>
          <table:table-cell table:formula="of:=(100*([.N285]/[.O285]))" office:value-type="float" office:value="41.1271715772095" calcext:value-type="float">
            <text:p>41.1272</text:p>
          </table:table-cell>
          <table:table-cell table:formula="of:=(([.Q284]*13)+[.P285])/14" office:value-type="float" office:value="32.375327907857" calcext:value-type="float">
            <text:p>32.375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29" calcext:value-type="date">
            <text:p>29 Mar 10</text:p>
          </table:table-cell>
          <table:table-cell table:style-name="ce6" office:value-type="float" office:value="48.1956" calcext:value-type="float">
            <text:p>48.1956</text:p>
          </table:table-cell>
          <table:table-cell office:value-type="float" office:value="47.8969" calcext:value-type="float">
            <text:p>47.8969</text:p>
          </table:table-cell>
          <table:table-cell office:value-type="float" office:value="48.0264" calcext:value-type="float">
            <text:p>48.0264</text:p>
          </table:table-cell>
          <table:table-cell table:style-name="ce7" table:formula="of:=MAX([.C286]-[.D286];ABS([.C286]-[.E285]);ABS([.D286]-[.E285]))" office:value-type="float" office:value="0.398199999999996" calcext:value-type="float">
            <text:p>0.3982</text:p>
          </table:table-cell>
          <table:table-cell table:formula="of:=IF([.C286]-[.C285]&gt;[.D285]-[.D286];MAX([.C286]-[.C285];0);0)" office:value-type="float" office:value="0.0696000000000012" calcext:value-type="float">
            <text:p>0.0696</text:p>
          </table:table-cell>
          <table:table-cell table:formula="of:=IF([.D285]-[.D286]&gt;[.C286]-[.C285];MAX([.D285]-[.D286];0);0)" office:value-type="float" office:value="0" calcext:value-type="float">
            <text:p>0.0000</text:p>
          </table:table-cell>
          <table:table-cell table:formula="of:=[.I285]-([.I285]/14)+[.F286]" office:value-type="float" office:value="7.55211815326486" calcext:value-type="float">
            <text:p>7.5521</text:p>
          </table:table-cell>
          <table:table-cell table:style-name="ce6" table:formula="of:=[.J285]-([.J285]/14)+[.G286]" office:value-type="float" office:value="2.18437541170438" calcext:value-type="float">
            <text:p>2.1844</text:p>
          </table:table-cell>
          <table:table-cell table:style-name="ce6" table:formula="of:=[.K285]-([.K285]/14)+[.H286]" office:value-type="float" office:value="0.882202970374799" calcext:value-type="float">
            <text:p>0.8822</text:p>
          </table:table-cell>
          <table:table-cell table:formula="of:=(100*([.J286]/[.I286]))" office:value-type="float" office:value="28.9240100243936" calcext:value-type="float">
            <text:p>28.9240</text:p>
          </table:table-cell>
          <table:table-cell table:formula="of:=(100*([.K286]/[.I286]))" office:value-type="float" office:value="11.681530300124" calcext:value-type="float">
            <text:p>11.6815</text:p>
          </table:table-cell>
          <table:table-cell table:formula="of:=ABS([.L286]-[.M286])" office:value-type="float" office:value="17.2424797242696" calcext:value-type="float">
            <text:p>17.2425</text:p>
          </table:table-cell>
          <table:table-cell table:formula="of:=[.L286]+[.M286]" office:value-type="float" office:value="40.6055403245176" calcext:value-type="float">
            <text:p>40.6055</text:p>
          </table:table-cell>
          <table:table-cell table:formula="of:=(100*([.N286]/[.O286]))" office:value-type="float" office:value="42.4633672805941" calcext:value-type="float">
            <text:p>42.4634</text:p>
          </table:table-cell>
          <table:table-cell table:formula="of:=(([.Q285]*13)+[.P286])/14" office:value-type="float" office:value="33.0959021487668" calcext:value-type="float">
            <text:p>33.095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30" calcext:value-type="date">
            <text:p>30 Mar 10</text:p>
          </table:table-cell>
          <table:table-cell table:style-name="ce6" office:value-type="float" office:value="48.3451" calcext:value-type="float">
            <text:p>48.3451</text:p>
          </table:table-cell>
          <table:table-cell office:value-type="float" office:value="47.8571" calcext:value-type="float">
            <text:p>47.8571</text:p>
          </table:table-cell>
          <table:table-cell office:value-type="float" office:value="48.1858" calcext:value-type="float">
            <text:p>48.1858</text:p>
          </table:table-cell>
          <table:table-cell table:style-name="ce7" table:formula="of:=MAX([.C287]-[.D287];ABS([.C287]-[.E286]);ABS([.D287]-[.E286]))" office:value-type="float" office:value="0.488" calcext:value-type="float">
            <text:p>0.4880</text:p>
          </table:table-cell>
          <table:table-cell table:formula="of:=IF([.C287]-[.C286]&gt;[.D286]-[.D287];MAX([.C287]-[.C286];0);0)" office:value-type="float" office:value="0.149500000000003" calcext:value-type="float">
            <text:p>0.1495</text:p>
          </table:table-cell>
          <table:table-cell table:formula="of:=IF([.D286]-[.D287]&gt;[.C287]-[.C286];MAX([.D286]-[.D287];0);0)" office:value-type="float" office:value="0" calcext:value-type="float">
            <text:p>0.0000</text:p>
          </table:table-cell>
          <table:table-cell table:formula="of:=[.I286]-([.I286]/14)+[.F287]" office:value-type="float" office:value="7.50068114231737" calcext:value-type="float">
            <text:p>7.5007</text:p>
          </table:table-cell>
          <table:table-cell table:style-name="ce6" table:formula="of:=[.J286]-([.J286]/14)+[.G287]" office:value-type="float" office:value="2.17784859658264" calcext:value-type="float">
            <text:p>2.1778</text:p>
          </table:table-cell>
          <table:table-cell table:style-name="ce6" table:formula="of:=[.K286]-([.K286]/14)+[.H287]" office:value-type="float" office:value="0.819188472490885" calcext:value-type="float">
            <text:p>0.8192</text:p>
          </table:table-cell>
          <table:table-cell table:formula="of:=(100*([.J287]/[.I287]))" office:value-type="float" office:value="29.0353443275391" calcext:value-type="float">
            <text:p>29.0353</text:p>
          </table:table-cell>
          <table:table-cell table:formula="of:=(100*([.K287]/[.I287]))" office:value-type="float" office:value="10.9215210851876" calcext:value-type="float">
            <text:p>10.9215</text:p>
          </table:table-cell>
          <table:table-cell table:formula="of:=ABS([.L287]-[.M287])" office:value-type="float" office:value="18.1138232423514" calcext:value-type="float">
            <text:p>18.1138</text:p>
          </table:table-cell>
          <table:table-cell table:formula="of:=[.L287]+[.M287]" office:value-type="float" office:value="39.9568654127267" calcext:value-type="float">
            <text:p>39.9569</text:p>
          </table:table-cell>
          <table:table-cell table:formula="of:=(100*([.N287]/[.O287]))" office:value-type="float" office:value="45.333444090892" calcext:value-type="float">
            <text:p>45.3334</text:p>
          </table:table-cell>
          <table:table-cell table:formula="of:=(([.Q286]*13)+[.P287])/14" office:value-type="float" office:value="33.97001228749" calcext:value-type="float">
            <text:p>33.970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3-31" calcext:value-type="date">
            <text:p>31 Mar 10</text:p>
          </table:table-cell>
          <table:table-cell table:style-name="ce6" office:value-type="float" office:value="48.2454" calcext:value-type="float">
            <text:p>48.2454</text:p>
          </table:table-cell>
          <table:table-cell office:value-type="float" office:value="47.8671" calcext:value-type="float">
            <text:p>47.8671</text:p>
          </table:table-cell>
          <table:table-cell office:value-type="float" office:value="47.9567" calcext:value-type="float">
            <text:p>47.9567</text:p>
          </table:table-cell>
          <table:table-cell table:style-name="ce7" table:formula="of:=MAX([.C288]-[.D288];ABS([.C288]-[.E287]);ABS([.D288]-[.E287]))" office:value-type="float" office:value="0.378299999999996" calcext:value-type="float">
            <text:p>0.3783</text:p>
          </table:table-cell>
          <table:table-cell table:formula="of:=IF([.C288]-[.C287]&gt;[.D287]-[.D288];MAX([.C288]-[.C287];0);0)" office:value-type="float" office:value="0" calcext:value-type="float">
            <text:p>0.0000</text:p>
          </table:table-cell>
          <table:table-cell table:formula="of:=IF([.D287]-[.D288]&gt;[.C288]-[.C287];MAX([.D287]-[.D288];0);0)" office:value-type="float" office:value="0" calcext:value-type="float">
            <text:p>0.0000</text:p>
          </table:table-cell>
          <table:table-cell table:formula="of:=[.I287]-([.I287]/14)+[.F288]" office:value-type="float" office:value="7.34321820358041" calcext:value-type="float">
            <text:p>7.3432</text:p>
          </table:table-cell>
          <table:table-cell table:style-name="ce6" table:formula="of:=[.J287]-([.J287]/14)+[.G288]" office:value-type="float" office:value="2.02228798254102" calcext:value-type="float">
            <text:p>2.0223</text:p>
          </table:table-cell>
          <table:table-cell table:style-name="ce6" table:formula="of:=[.K287]-([.K287]/14)+[.H288]" office:value-type="float" office:value="0.760675010170107" calcext:value-type="float">
            <text:p>0.7607</text:p>
          </table:table-cell>
          <table:table-cell table:formula="of:=(100*([.J288]/[.I288]))" office:value-type="float" office:value="27.539532756292" calcext:value-type="float">
            <text:p>27.5395</text:p>
          </table:table-cell>
          <table:table-cell table:formula="of:=(100*([.K288]/[.I288]))" office:value-type="float" office:value="10.3588779344623" calcext:value-type="float">
            <text:p>10.3589</text:p>
          </table:table-cell>
          <table:table-cell table:formula="of:=ABS([.L288]-[.M288])" office:value-type="float" office:value="17.1806548218297" calcext:value-type="float">
            <text:p>17.1807</text:p>
          </table:table-cell>
          <table:table-cell table:formula="of:=[.L288]+[.M288]" office:value-type="float" office:value="37.8984106907542" calcext:value-type="float">
            <text:p>37.8984</text:p>
          </table:table-cell>
          <table:table-cell table:formula="of:=(100*([.N288]/[.O288]))" office:value-type="float" office:value="45.3334440908921" calcext:value-type="float">
            <text:p>45.3334</text:p>
          </table:table-cell>
          <table:table-cell table:formula="of:=(([.Q287]*13)+[.P288])/14" office:value-type="float" office:value="34.781685987733" calcext:value-type="float">
            <text:p>34.781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01" calcext:value-type="date">
            <text:p>1 Apr 10</text:p>
          </table:table-cell>
          <table:table-cell table:style-name="ce6" office:value-type="float" office:value="48.4944" calcext:value-type="float">
            <text:p>48.4944</text:p>
          </table:table-cell>
          <table:table-cell office:value-type="float" office:value="47.5883" calcext:value-type="float">
            <text:p>47.5883</text:p>
          </table:table-cell>
          <table:table-cell office:value-type="float" office:value="47.9567" calcext:value-type="float">
            <text:p>47.9567</text:p>
          </table:table-cell>
          <table:table-cell table:style-name="ce7" table:formula="of:=MAX([.C289]-[.D289];ABS([.C289]-[.E288]);ABS([.D289]-[.E288]))" office:value-type="float" office:value="0.906100000000002" calcext:value-type="float">
            <text:p>0.9061</text:p>
          </table:table-cell>
          <table:table-cell table:formula="of:=IF([.C289]-[.C288]&gt;[.D288]-[.D289];MAX([.C289]-[.C288];0);0)" office:value-type="float" office:value="0" calcext:value-type="float">
            <text:p>0.0000</text:p>
          </table:table-cell>
          <table:table-cell table:formula="of:=IF([.D288]-[.D289]&gt;[.C289]-[.C288];MAX([.D288]-[.D289];0);0)" office:value-type="float" office:value="0.278800000000004" calcext:value-type="float">
            <text:p>0.2788</text:p>
          </table:table-cell>
          <table:table-cell table:formula="of:=[.I288]-([.I288]/14)+[.F289]" office:value-type="float" office:value="7.72480261761039" calcext:value-type="float">
            <text:p>7.7248</text:p>
          </table:table-cell>
          <table:table-cell table:style-name="ce6" table:formula="of:=[.J288]-([.J288]/14)+[.G289]" office:value-type="float" office:value="1.87783884093095" calcext:value-type="float">
            <text:p>1.8778</text:p>
          </table:table-cell>
          <table:table-cell table:style-name="ce6" table:formula="of:=[.K288]-([.K288]/14)+[.H289]" office:value-type="float" office:value="0.985141080872246" calcext:value-type="float">
            <text:p>0.9851</text:p>
          </table:table-cell>
          <table:table-cell table:formula="of:=(100*([.J289]/[.I289]))" office:value-type="float" office:value="24.3092145377282" calcext:value-type="float">
            <text:p>24.3092</text:p>
          </table:table-cell>
          <table:table-cell table:formula="of:=(100*([.K289]/[.I289]))" office:value-type="float" office:value="12.7529612035187" calcext:value-type="float">
            <text:p>12.7530</text:p>
          </table:table-cell>
          <table:table-cell table:formula="of:=ABS([.L289]-[.M289])" office:value-type="float" office:value="11.5562533342095" calcext:value-type="float">
            <text:p>11.5563</text:p>
          </table:table-cell>
          <table:table-cell table:formula="of:=[.L289]+[.M289]" office:value-type="float" office:value="37.0621757412468" calcext:value-type="float">
            <text:p>37.0622</text:p>
          </table:table-cell>
          <table:table-cell table:formula="of:=(100*([.N289]/[.O289]))" office:value-type="float" office:value="31.1807202439776" calcext:value-type="float">
            <text:p>31.1807</text:p>
          </table:table-cell>
          <table:table-cell table:formula="of:=(([.Q288]*13)+[.P289])/14" office:value-type="float" office:value="34.5244741488934" calcext:value-type="float">
            <text:p>34.524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05" calcext:value-type="date">
            <text:p>5 Apr 10</text:p>
          </table:table-cell>
          <table:table-cell table:style-name="ce6" office:value-type="float" office:value="48.5143" calcext:value-type="float">
            <text:p>48.5143</text:p>
          </table:table-cell>
          <table:table-cell office:value-type="float" office:value="47.9367" calcext:value-type="float">
            <text:p>47.9367</text:p>
          </table:table-cell>
          <table:table-cell office:value-type="float" office:value="48.4048" calcext:value-type="float">
            <text:p>48.4048</text:p>
          </table:table-cell>
          <table:table-cell table:style-name="ce7" table:formula="of:=MAX([.C290]-[.D290];ABS([.C290]-[.E289]);ABS([.D290]-[.E289]))" office:value-type="float" office:value="0.577599999999997" calcext:value-type="float">
            <text:p>0.5776</text:p>
          </table:table-cell>
          <table:table-cell table:formula="of:=IF([.C290]-[.C289]&gt;[.D289]-[.D290];MAX([.C290]-[.C289];0);0)" office:value-type="float" office:value="0.0198999999999998" calcext:value-type="float">
            <text:p>0.0199</text:p>
          </table:table-cell>
          <table:table-cell table:formula="of:=IF([.D289]-[.D290]&gt;[.C290]-[.C289];MAX([.D289]-[.D290];0);0)" office:value-type="float" office:value="0" calcext:value-type="float">
            <text:p>0.0000</text:p>
          </table:table-cell>
          <table:table-cell table:formula="of:=[.I289]-([.I289]/14)+[.F290]" office:value-type="float" office:value="7.75063100206678" calcext:value-type="float">
            <text:p>7.7506</text:p>
          </table:table-cell>
          <table:table-cell table:style-name="ce6" table:formula="of:=[.J289]-([.J289]/14)+[.G290]" office:value-type="float" office:value="1.76360749515017" calcext:value-type="float">
            <text:p>1.7636</text:p>
          </table:table-cell>
          <table:table-cell table:style-name="ce6" table:formula="of:=[.K289]-([.K289]/14)+[.H290]" office:value-type="float" office:value="0.914773860809943" calcext:value-type="float">
            <text:p>0.9148</text:p>
          </table:table-cell>
          <table:table-cell table:formula="of:=(100*([.J290]/[.I290]))" office:value-type="float" office:value="22.7543730914281" calcext:value-type="float">
            <text:p>22.7544</text:p>
          </table:table-cell>
          <table:table-cell table:formula="of:=(100*([.K290]/[.I290]))" office:value-type="float" office:value="11.8025727268658" calcext:value-type="float">
            <text:p>11.8026</text:p>
          </table:table-cell>
          <table:table-cell table:formula="of:=ABS([.L290]-[.M290])" office:value-type="float" office:value="10.9518003645623" calcext:value-type="float">
            <text:p>10.9518</text:p>
          </table:table-cell>
          <table:table-cell table:formula="of:=[.L290]+[.M290]" office:value-type="float" office:value="34.5569458182939" calcext:value-type="float">
            <text:p>34.5569</text:p>
          </table:table-cell>
          <table:table-cell table:formula="of:=(100*([.N290]/[.O290]))" office:value-type="float" office:value="31.6920378963714" calcext:value-type="float">
            <text:p>31.6920</text:p>
          </table:table-cell>
          <table:table-cell table:formula="of:=(([.Q289]*13)+[.P290])/14" office:value-type="float" office:value="34.3221572737132" calcext:value-type="float">
            <text:p>34.322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06" calcext:value-type="date">
            <text:p>6 Apr 10</text:p>
          </table:table-cell>
          <table:table-cell table:style-name="ce6" office:value-type="float" office:value="48.6936" calcext:value-type="float">
            <text:p>48.6936</text:p>
          </table:table-cell>
          <table:table-cell office:value-type="float" office:value="48.1858" calcext:value-type="float">
            <text:p>48.1858</text:p>
          </table:table-cell>
          <table:table-cell office:value-type="float" office:value="48.5442" calcext:value-type="float">
            <text:p>48.5442</text:p>
          </table:table-cell>
          <table:table-cell table:style-name="ce7" table:formula="of:=MAX([.C291]-[.D291];ABS([.C291]-[.E290]);ABS([.D291]-[.E290]))" office:value-type="float" office:value="0.507800000000003" calcext:value-type="float">
            <text:p>0.5078</text:p>
          </table:table-cell>
          <table:table-cell table:formula="of:=IF([.C291]-[.C290]&gt;[.D290]-[.D291];MAX([.C291]-[.C290];0);0)" office:value-type="float" office:value="0.179300000000005" calcext:value-type="float">
            <text:p>0.1793</text:p>
          </table:table-cell>
          <table:table-cell table:formula="of:=IF([.D290]-[.D291]&gt;[.C291]-[.C290];MAX([.D290]-[.D291];0);0)" office:value-type="float" office:value="0" calcext:value-type="float">
            <text:p>0.0000</text:p>
          </table:table-cell>
          <table:table-cell table:formula="of:=[.I290]-([.I290]/14)+[.F291]" office:value-type="float" office:value="7.70481450191916" calcext:value-type="float">
            <text:p>7.7048</text:p>
          </table:table-cell>
          <table:table-cell table:style-name="ce6" table:formula="of:=[.J290]-([.J290]/14)+[.G291]" office:value-type="float" office:value="1.81693553121088" calcext:value-type="float">
            <text:p>1.8169</text:p>
          </table:table-cell>
          <table:table-cell table:style-name="ce6" table:formula="of:=[.K290]-([.K290]/14)+[.H291]" office:value-type="float" office:value="0.84943287075209" calcext:value-type="float">
            <text:p>0.8494</text:p>
          </table:table-cell>
          <table:table-cell table:formula="of:=(100*([.J291]/[.I291]))" office:value-type="float" office:value="23.581820571518" calcext:value-type="float">
            <text:p>23.5818</text:p>
          </table:table-cell>
          <table:table-cell table:formula="of:=(100*([.K291]/[.I291]))" office:value-type="float" office:value="11.0247024187345" calcext:value-type="float">
            <text:p>11.0247</text:p>
          </table:table-cell>
          <table:table-cell table:formula="of:=ABS([.L291]-[.M291])" office:value-type="float" office:value="12.5571181527835" calcext:value-type="float">
            <text:p>12.5571</text:p>
          </table:table-cell>
          <table:table-cell table:formula="of:=[.L291]+[.M291]" office:value-type="float" office:value="34.6065229902525" calcext:value-type="float">
            <text:p>34.6065</text:p>
          </table:table-cell>
          <table:table-cell table:formula="of:=(100*([.N291]/[.O291]))" office:value-type="float" office:value="36.2854082634086" calcext:value-type="float">
            <text:p>36.2854</text:p>
          </table:table-cell>
          <table:table-cell table:formula="of:=(([.Q290]*13)+[.P291])/14" office:value-type="float" office:value="34.4623894872629" calcext:value-type="float">
            <text:p>34.462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07" calcext:value-type="date">
            <text:p>7 Apr 10</text:p>
          </table:table-cell>
          <table:table-cell table:style-name="ce6" office:value-type="float" office:value="48.6637" calcext:value-type="float">
            <text:p>48.6637</text:p>
          </table:table-cell>
          <table:table-cell office:value-type="float" office:value="48.1658" calcext:value-type="float">
            <text:p>48.1658</text:p>
          </table:table-cell>
          <table:table-cell office:value-type="float" office:value="48.4247" calcext:value-type="float">
            <text:p>48.4247</text:p>
          </table:table-cell>
          <table:table-cell table:style-name="ce7" table:formula="of:=MAX([.C292]-[.D292];ABS([.C292]-[.E291]);ABS([.D292]-[.E291]))" office:value-type="float" office:value="0.497900000000001" calcext:value-type="float">
            <text:p>0.4979</text:p>
          </table:table-cell>
          <table:table-cell table:formula="of:=IF([.C292]-[.C291]&gt;[.D291]-[.D292];MAX([.C292]-[.C291];0);0)" office:value-type="float" office:value="0" calcext:value-type="float">
            <text:p>0.0000</text:p>
          </table:table-cell>
          <table:table-cell table:formula="of:=IF([.D291]-[.D292]&gt;[.C292]-[.C291];MAX([.D291]-[.D292];0);0)" office:value-type="float" office:value="0.0200000000000031" calcext:value-type="float">
            <text:p>0.0200</text:p>
          </table:table-cell>
          <table:table-cell table:formula="of:=[.I291]-([.I291]/14)+[.F292]" office:value-type="float" office:value="7.65237060892494" calcext:value-type="float">
            <text:p>7.6524</text:p>
          </table:table-cell>
          <table:table-cell table:style-name="ce6" table:formula="of:=[.J291]-([.J291]/14)+[.G292]" office:value-type="float" office:value="1.68715442183867" calcext:value-type="float">
            <text:p>1.6872</text:p>
          </table:table-cell>
          <table:table-cell table:style-name="ce6" table:formula="of:=[.K291]-([.K291]/14)+[.H292]" office:value-type="float" office:value="0.808759094269801" calcext:value-type="float">
            <text:p>0.8088</text:p>
          </table:table-cell>
          <table:table-cell table:formula="of:=(100*([.J292]/[.I292]))" office:value-type="float" office:value="22.0474740189785" calcext:value-type="float">
            <text:p>22.0475</text:p>
          </table:table-cell>
          <table:table-cell table:formula="of:=(100*([.K292]/[.I292]))" office:value-type="float" office:value="10.5687392260713" calcext:value-type="float">
            <text:p>10.5687</text:p>
          </table:table-cell>
          <table:table-cell table:formula="of:=ABS([.L292]-[.M292])" office:value-type="float" office:value="11.4787347929072" calcext:value-type="float">
            <text:p>11.4787</text:p>
          </table:table-cell>
          <table:table-cell table:formula="of:=[.L292]+[.M292]" office:value-type="float" office:value="32.6162132450498" calcext:value-type="float">
            <text:p>32.6162</text:p>
          </table:table-cell>
          <table:table-cell table:formula="of:=(100*([.N292]/[.O292]))" office:value-type="float" office:value="35.1933399094063" calcext:value-type="float">
            <text:p>35.1933</text:p>
          </table:table-cell>
          <table:table-cell table:formula="of:=(([.Q291]*13)+[.P292])/14" office:value-type="float" office:value="34.5146002317017" calcext:value-type="float">
            <text:p>34.514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08" calcext:value-type="date">
            <text:p>8 Apr 10</text:p>
          </table:table-cell>
          <table:table-cell table:style-name="ce6" office:value-type="float" office:value="48.6139" calcext:value-type="float">
            <text:p>48.6139</text:p>
          </table:table-cell>
          <table:table-cell office:value-type="float" office:value="48.0363" calcext:value-type="float">
            <text:p>48.0363</text:p>
          </table:table-cell>
          <table:table-cell office:value-type="float" office:value="48.5343" calcext:value-type="float">
            <text:p>48.5343</text:p>
          </table:table-cell>
          <table:table-cell table:style-name="ce7" table:formula="of:=MAX([.C293]-[.D293];ABS([.C293]-[.E292]);ABS([.D293]-[.E292]))" office:value-type="float" office:value="0.577600000000004" calcext:value-type="float">
            <text:p>0.5776</text:p>
          </table:table-cell>
          <table:table-cell table:formula="of:=IF([.C293]-[.C292]&gt;[.D292]-[.D293];MAX([.C293]-[.C292];0);0)" office:value-type="float" office:value="0" calcext:value-type="float">
            <text:p>0.0000</text:p>
          </table:table-cell>
          <table:table-cell table:formula="of:=IF([.D292]-[.D293]&gt;[.C293]-[.C292];MAX([.D292]-[.D293];0);0)" office:value-type="float" office:value="0.1295" calcext:value-type="float">
            <text:p>0.1295</text:p>
          </table:table-cell>
          <table:table-cell table:formula="of:=[.I292]-([.I292]/14)+[.F293]" office:value-type="float" office:value="7.68337270828744" calcext:value-type="float">
            <text:p>7.6834</text:p>
          </table:table-cell>
          <table:table-cell table:style-name="ce6" table:formula="of:=[.J292]-([.J292]/14)+[.G293]" office:value-type="float" office:value="1.56664339170734" calcext:value-type="float">
            <text:p>1.5666</text:p>
          </table:table-cell>
          <table:table-cell table:style-name="ce6" table:formula="of:=[.K292]-([.K292]/14)+[.H293]" office:value-type="float" office:value="0.880490587536244" calcext:value-type="float">
            <text:p>0.8805</text:p>
          </table:table-cell>
          <table:table-cell table:formula="of:=(100*([.J293]/[.I293]))" office:value-type="float" office:value="20.3900481102202" calcext:value-type="float">
            <text:p>20.3900</text:p>
          </table:table-cell>
          <table:table-cell table:formula="of:=(100*([.K293]/[.I293]))" office:value-type="float" office:value="11.4596886154765" calcext:value-type="float">
            <text:p>11.4597</text:p>
          </table:table-cell>
          <table:table-cell table:formula="of:=ABS([.L293]-[.M293])" office:value-type="float" office:value="8.93035949474369" calcext:value-type="float">
            <text:p>8.9304</text:p>
          </table:table-cell>
          <table:table-cell table:formula="of:=[.L293]+[.M293]" office:value-type="float" office:value="31.8497367256967" calcext:value-type="float">
            <text:p>31.8497</text:p>
          </table:table-cell>
          <table:table-cell table:formula="of:=(100*([.N293]/[.O293]))" office:value-type="float" office:value="28.0390370936366" calcext:value-type="float">
            <text:p>28.0390</text:p>
          </table:table-cell>
          <table:table-cell table:formula="of:=(([.Q292]*13)+[.P293])/14" office:value-type="float" office:value="34.0520600075542" calcext:value-type="float">
            <text:p>34.052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09" calcext:value-type="date">
            <text:p>9 Apr 10</text:p>
          </table:table-cell>
          <table:table-cell table:style-name="ce6" office:value-type="float" office:value="48.8429" calcext:value-type="float">
            <text:p>48.8429</text:p>
          </table:table-cell>
          <table:table-cell office:value-type="float" office:value="48.4297" calcext:value-type="float">
            <text:p>48.4297</text:p>
          </table:table-cell>
          <table:table-cell office:value-type="float" office:value="48.823" calcext:value-type="float">
            <text:p>48.8230</text:p>
          </table:table-cell>
          <table:table-cell table:style-name="ce7" table:formula="of:=MAX([.C294]-[.D294];ABS([.C294]-[.E293]);ABS([.D294]-[.E293]))" office:value-type="float" office:value="0.413200000000003" calcext:value-type="float">
            <text:p>0.4132</text:p>
          </table:table-cell>
          <table:table-cell table:formula="of:=IF([.C294]-[.C293]&gt;[.D293]-[.D294];MAX([.C294]-[.C293];0);0)" office:value-type="float" office:value="0.228999999999999" calcext:value-type="float">
            <text:p>0.2290</text:p>
          </table:table-cell>
          <table:table-cell table:formula="of:=IF([.D293]-[.D294]&gt;[.C294]-[.C293];MAX([.D293]-[.D294];0);0)" office:value-type="float" office:value="0" calcext:value-type="float">
            <text:p>0.0000</text:p>
          </table:table-cell>
          <table:table-cell table:formula="of:=[.I293]-([.I293]/14)+[.F294]" office:value-type="float" office:value="7.5477603719812" calcext:value-type="float">
            <text:p>7.5478</text:p>
          </table:table-cell>
          <table:table-cell table:style-name="ce6" table:formula="of:=[.J293]-([.J293]/14)+[.G294]" office:value-type="float" office:value="1.68374029229967" calcext:value-type="float">
            <text:p>1.6837</text:p>
          </table:table-cell>
          <table:table-cell table:style-name="ce6" table:formula="of:=[.K293]-([.K293]/14)+[.H294]" office:value-type="float" office:value="0.817598402712227" calcext:value-type="float">
            <text:p>0.8176</text:p>
          </table:table-cell>
          <table:table-cell table:formula="of:=(100*([.J294]/[.I294]))" office:value-type="float" office:value="22.3078133024738" calcext:value-type="float">
            <text:p>22.3078</text:p>
          </table:table-cell>
          <table:table-cell table:formula="of:=(100*([.K294]/[.I294]))" office:value-type="float" office:value="10.8323312137375" calcext:value-type="float">
            <text:p>10.8323</text:p>
          </table:table-cell>
          <table:table-cell table:formula="of:=ABS([.L294]-[.M294])" office:value-type="float" office:value="11.4754820887363" calcext:value-type="float">
            <text:p>11.4755</text:p>
          </table:table-cell>
          <table:table-cell table:formula="of:=[.L294]+[.M294]" office:value-type="float" office:value="33.1401445162113" calcext:value-type="float">
            <text:p>33.1401</text:p>
          </table:table-cell>
          <table:table-cell table:formula="of:=(100*([.N294]/[.O294]))" office:value-type="float" office:value="34.6271335151325" calcext:value-type="float">
            <text:p>34.6271</text:p>
          </table:table-cell>
          <table:table-cell table:formula="of:=(([.Q293]*13)+[.P294])/14" office:value-type="float" office:value="34.093136686667" calcext:value-type="float">
            <text:p>34.093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12" calcext:value-type="date">
            <text:p>12 Apr 10</text:p>
          </table:table-cell>
          <table:table-cell table:style-name="ce6" office:value-type="float" office:value="48.9923" calcext:value-type="float">
            <text:p>48.9923</text:p>
          </table:table-cell>
          <table:table-cell office:value-type="float" office:value="48.7334" calcext:value-type="float">
            <text:p>48.7334</text:p>
          </table:table-cell>
          <table:table-cell office:value-type="float" office:value="48.8629" calcext:value-type="float">
            <text:p>48.8629</text:p>
          </table:table-cell>
          <table:table-cell table:style-name="ce7" table:formula="of:=MAX([.C295]-[.D295];ABS([.C295]-[.E294]);ABS([.D295]-[.E294]))" office:value-type="float" office:value="0.258899999999997" calcext:value-type="float">
            <text:p>0.2589</text:p>
          </table:table-cell>
          <table:table-cell table:formula="of:=IF([.C295]-[.C294]&gt;[.D294]-[.D295];MAX([.C295]-[.C294];0);0)" office:value-type="float" office:value="0.1494" calcext:value-type="float">
            <text:p>0.1494</text:p>
          </table:table-cell>
          <table:table-cell table:formula="of:=IF([.D294]-[.D295]&gt;[.C295]-[.C294];MAX([.D294]-[.D295];0);0)" office:value-type="float" office:value="0" calcext:value-type="float">
            <text:p>0.0000</text:p>
          </table:table-cell>
          <table:table-cell table:formula="of:=[.I294]-([.I294]/14)+[.F295]" office:value-type="float" office:value="7.2675346311254" calcext:value-type="float">
            <text:p>7.2675</text:p>
          </table:table-cell>
          <table:table-cell table:style-name="ce6" table:formula="of:=[.J294]-([.J294]/14)+[.G295]" office:value-type="float" office:value="1.71287312856398" calcext:value-type="float">
            <text:p>1.7129</text:p>
          </table:table-cell>
          <table:table-cell table:style-name="ce6" table:formula="of:=[.K294]-([.K294]/14)+[.H295]" office:value-type="float" office:value="0.75919851680421" calcext:value-type="float">
            <text:p>0.7592</text:p>
          </table:table-cell>
          <table:table-cell table:formula="of:=(100*([.J295]/[.I295]))" office:value-type="float" office:value="23.5688333871583" calcext:value-type="float">
            <text:p>23.5688</text:p>
          </table:table-cell>
          <table:table-cell table:formula="of:=(100*([.K295]/[.I295]))" office:value-type="float" office:value="10.4464382399048" calcext:value-type="float">
            <text:p>10.4464</text:p>
          </table:table-cell>
          <table:table-cell table:formula="of:=ABS([.L295]-[.M295])" office:value-type="float" office:value="13.1223951472535" calcext:value-type="float">
            <text:p>13.1224</text:p>
          </table:table-cell>
          <table:table-cell table:formula="of:=[.L295]+[.M295]" office:value-type="float" office:value="34.0152716270632" calcext:value-type="float">
            <text:p>34.0153</text:p>
          </table:table-cell>
          <table:table-cell table:formula="of:=(100*([.N295]/[.O295]))" office:value-type="float" office:value="38.5779519597106" calcext:value-type="float">
            <text:p>38.5780</text:p>
          </table:table-cell>
          <table:table-cell table:formula="of:=(([.Q294]*13)+[.P295])/14" office:value-type="float" office:value="34.4134806347415" calcext:value-type="float">
            <text:p>34.413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13" calcext:value-type="date">
            <text:p>13 Apr 10</text:p>
          </table:table-cell>
          <table:table-cell table:style-name="ce6" office:value-type="float" office:value="49.1416" calcext:value-type="float">
            <text:p>49.1416</text:p>
          </table:table-cell>
          <table:table-cell office:value-type="float" office:value="48.6538" calcext:value-type="float">
            <text:p>48.6538</text:p>
          </table:table-cell>
          <table:table-cell office:value-type="float" office:value="49.1118" calcext:value-type="float">
            <text:p>49.1118</text:p>
          </table:table-cell>
          <table:table-cell table:style-name="ce7" table:formula="of:=MAX([.C296]-[.D296];ABS([.C296]-[.E295]);ABS([.D296]-[.E295]))" office:value-type="float" office:value="0.4878" calcext:value-type="float">
            <text:p>0.4878</text:p>
          </table:table-cell>
          <table:table-cell table:formula="of:=IF([.C296]-[.C295]&gt;[.D295]-[.D296];MAX([.C296]-[.C295];0);0)" office:value-type="float" office:value="0.149299999999997" calcext:value-type="float">
            <text:p>0.1493</text:p>
          </table:table-cell>
          <table:table-cell table:formula="of:=IF([.D295]-[.D296]&gt;[.C296]-[.C295];MAX([.D295]-[.D296];0);0)" office:value-type="float" office:value="0" calcext:value-type="float">
            <text:p>0.0000</text:p>
          </table:table-cell>
          <table:table-cell table:formula="of:=[.I295]-([.I295]/14)+[.F296]" office:value-type="float" office:value="7.23622501461644" calcext:value-type="float">
            <text:p>7.2362</text:p>
          </table:table-cell>
          <table:table-cell table:style-name="ce6" table:formula="of:=[.J295]-([.J295]/14)+[.G296]" office:value-type="float" office:value="1.73982504795226" calcext:value-type="float">
            <text:p>1.7398</text:p>
          </table:table-cell>
          <table:table-cell table:style-name="ce6" table:formula="of:=[.K295]-([.K295]/14)+[.H296]" office:value-type="float" office:value="0.704970051318195" calcext:value-type="float">
            <text:p>0.7050</text:p>
          </table:table-cell>
          <table:table-cell table:formula="of:=(100*([.J296]/[.I296]))" office:value-type="float" office:value="24.0432690309933" calcext:value-type="float">
            <text:p>24.0433</text:p>
          </table:table-cell>
          <table:table-cell table:formula="of:=(100*([.K296]/[.I296]))" office:value-type="float" office:value="9.74223507276553" calcext:value-type="float">
            <text:p>9.7422</text:p>
          </table:table-cell>
          <table:table-cell table:formula="of:=ABS([.L296]-[.M296])" office:value-type="float" office:value="14.3010339582277" calcext:value-type="float">
            <text:p>14.3010</text:p>
          </table:table-cell>
          <table:table-cell table:formula="of:=[.L296]+[.M296]" office:value-type="float" office:value="33.7855041037588" calcext:value-type="float">
            <text:p>33.7855</text:p>
          </table:table-cell>
          <table:table-cell table:formula="of:=(100*([.N296]/[.O296]))" office:value-type="float" office:value="42.3289050662313" calcext:value-type="float">
            <text:p>42.3289</text:p>
          </table:table-cell>
          <table:table-cell table:formula="of:=(([.Q295]*13)+[.P296])/14" office:value-type="float" office:value="34.9788680941336" calcext:value-type="float">
            <text:p>34.978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14" calcext:value-type="date">
            <text:p>14 Apr 10</text:p>
          </table:table-cell>
          <table:table-cell table:style-name="ce6" office:value-type="float" office:value="49.7093" calcext:value-type="float">
            <text:p>49.7093</text:p>
          </table:table-cell>
          <table:table-cell office:value-type="float" office:value="49.291" calcext:value-type="float">
            <text:p>49.2910</text:p>
          </table:table-cell>
          <table:table-cell office:value-type="float" office:value="49.6993" calcext:value-type="float">
            <text:p>49.6993</text:p>
          </table:table-cell>
          <table:table-cell table:style-name="ce7" table:formula="of:=MAX([.C297]-[.D297];ABS([.C297]-[.E296]);ABS([.D297]-[.E296]))" office:value-type="float" office:value="0.597499999999997" calcext:value-type="float">
            <text:p>0.5975</text:p>
          </table:table-cell>
          <table:table-cell table:formula="of:=IF([.C297]-[.C296]&gt;[.D296]-[.D297];MAX([.C297]-[.C296];0);0)" office:value-type="float" office:value="0.567700000000002" calcext:value-type="float">
            <text:p>0.5677</text:p>
          </table:table-cell>
          <table:table-cell table:formula="of:=IF([.D296]-[.D297]&gt;[.C297]-[.C296];MAX([.D296]-[.D297];0);0)" office:value-type="float" office:value="0" calcext:value-type="float">
            <text:p>0.0000</text:p>
          </table:table-cell>
          <table:table-cell table:formula="of:=[.I296]-([.I296]/14)+[.F297]" office:value-type="float" office:value="7.31685179928669" calcext:value-type="float">
            <text:p>7.3169</text:p>
          </table:table-cell>
          <table:table-cell table:style-name="ce6" table:formula="of:=[.J296]-([.J296]/14)+[.G297]" office:value-type="float" office:value="2.18325183024139" calcext:value-type="float">
            <text:p>2.1833</text:p>
          </table:table-cell>
          <table:table-cell table:style-name="ce6" table:formula="of:=[.K296]-([.K296]/14)+[.H297]" office:value-type="float" office:value="0.65461504765261" calcext:value-type="float">
            <text:p>0.6546</text:p>
          </table:table-cell>
          <table:table-cell table:formula="of:=(100*([.J297]/[.I297]))" office:value-type="float" office:value="29.8386777555646" calcext:value-type="float">
            <text:p>29.8387</text:p>
          </table:table-cell>
          <table:table-cell table:formula="of:=(100*([.K297]/[.I297]))" office:value-type="float" office:value="8.94667632487004" calcext:value-type="float">
            <text:p>8.9467</text:p>
          </table:table-cell>
          <table:table-cell table:formula="of:=ABS([.L297]-[.M297])" office:value-type="float" office:value="20.8920014306946" calcext:value-type="float">
            <text:p>20.8920</text:p>
          </table:table-cell>
          <table:table-cell table:formula="of:=[.L297]+[.M297]" office:value-type="float" office:value="38.7853540804347" calcext:value-type="float">
            <text:p>38.7854</text:p>
          </table:table-cell>
          <table:table-cell table:formula="of:=(100*([.N297]/[.O297]))" office:value-type="float" office:value="53.8656973128771" calcext:value-type="float">
            <text:p>53.8657</text:p>
          </table:table-cell>
          <table:table-cell table:formula="of:=(([.Q296]*13)+[.P297])/14" office:value-type="float" office:value="36.3279273240439" calcext:value-type="float">
            <text:p>36.327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15" calcext:value-type="date">
            <text:p>15 Apr 10</text:p>
          </table:table-cell>
          <table:table-cell table:style-name="ce6" office:value-type="float" office:value="49.9781" calcext:value-type="float">
            <text:p>49.9781</text:p>
          </table:table-cell>
          <table:table-cell office:value-type="float" office:value="49.6594" calcext:value-type="float">
            <text:p>49.6594</text:p>
          </table:table-cell>
          <table:table-cell office:value-type="float" office:value="49.9184" calcext:value-type="float">
            <text:p>49.9184</text:p>
          </table:table-cell>
          <table:table-cell table:style-name="ce7" table:formula="of:=MAX([.C298]-[.D298];ABS([.C298]-[.E297]);ABS([.D298]-[.E297]))" office:value-type="float" office:value="0.3187" calcext:value-type="float">
            <text:p>0.3187</text:p>
          </table:table-cell>
          <table:table-cell table:formula="of:=IF([.C298]-[.C297]&gt;[.D297]-[.D298];MAX([.C298]-[.C297];0);0)" office:value-type="float" office:value="0.268799999999999" calcext:value-type="float">
            <text:p>0.2688</text:p>
          </table:table-cell>
          <table:table-cell table:formula="of:=IF([.D297]-[.D298]&gt;[.C298]-[.C297];MAX([.D297]-[.D298];0);0)" office:value-type="float" office:value="0" calcext:value-type="float">
            <text:p>0.0000</text:p>
          </table:table-cell>
          <table:table-cell table:formula="of:=[.I297]-([.I297]/14)+[.F298]" office:value-type="float" office:value="7.11291952790907" calcext:value-type="float">
            <text:p>7.1129</text:p>
          </table:table-cell>
          <table:table-cell table:style-name="ce6" table:formula="of:=[.J297]-([.J297]/14)+[.G298]" office:value-type="float" office:value="2.29610527093843" calcext:value-type="float">
            <text:p>2.2961</text:p>
          </table:table-cell>
          <table:table-cell table:style-name="ce6" table:formula="of:=[.K297]-([.K297]/14)+[.H298]" office:value-type="float" office:value="0.607856829963138" calcext:value-type="float">
            <text:p>0.6079</text:p>
          </table:table-cell>
          <table:table-cell table:formula="of:=(100*([.J298]/[.I298]))" office:value-type="float" office:value="32.2807710944735" calcext:value-type="float">
            <text:p>32.2808</text:p>
          </table:table-cell>
          <table:table-cell table:formula="of:=(100*([.K298]/[.I298]))" office:value-type="float" office:value="8.54581339741129" calcext:value-type="float">
            <text:p>8.5458</text:p>
          </table:table-cell>
          <table:table-cell table:formula="of:=ABS([.L298]-[.M298])" office:value-type="float" office:value="23.7349576970622" calcext:value-type="float">
            <text:p>23.7350</text:p>
          </table:table-cell>
          <table:table-cell table:formula="of:=[.L298]+[.M298]" office:value-type="float" office:value="40.8265844918848" calcext:value-type="float">
            <text:p>40.8266</text:p>
          </table:table-cell>
          <table:table-cell table:formula="of:=(100*([.N298]/[.O298]))" office:value-type="float" office:value="58.1360356063585" calcext:value-type="float">
            <text:p>58.1360</text:p>
          </table:table-cell>
          <table:table-cell table:formula="of:=(([.Q297]*13)+[.P298])/14" office:value-type="float" office:value="37.8856493442092" calcext:value-type="float">
            <text:p>37.885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16" calcext:value-type="date">
            <text:p>16 Apr 10</text:p>
          </table:table-cell>
          <table:table-cell table:style-name="ce6" office:value-type="float" office:value="49.9084" calcext:value-type="float">
            <text:p>49.9084</text:p>
          </table:table-cell>
          <table:table-cell office:value-type="float" office:value="48.9923" calcext:value-type="float">
            <text:p>48.9923</text:p>
          </table:table-cell>
          <table:table-cell office:value-type="float" office:value="49.3209" calcext:value-type="float">
            <text:p>49.3209</text:p>
          </table:table-cell>
          <table:table-cell table:style-name="ce7" table:formula="of:=MAX([.C299]-[.D299];ABS([.C299]-[.E298]);ABS([.D299]-[.E298]))" office:value-type="float" office:value="0.926099999999998" calcext:value-type="float">
            <text:p>0.9261</text:p>
          </table:table-cell>
          <table:table-cell table:formula="of:=IF([.C299]-[.C298]&gt;[.D298]-[.D299];MAX([.C299]-[.C298];0);0)" office:value-type="float" office:value="0" calcext:value-type="float">
            <text:p>0.0000</text:p>
          </table:table-cell>
          <table:table-cell table:formula="of:=IF([.D298]-[.D299]&gt;[.C299]-[.C298];MAX([.D298]-[.D299];0);0)" office:value-type="float" office:value="0.667099999999998" calcext:value-type="float">
            <text:p>0.6671</text:p>
          </table:table-cell>
          <table:table-cell table:formula="of:=[.I298]-([.I298]/14)+[.F299]" office:value-type="float" office:value="7.53095384734414" calcext:value-type="float">
            <text:p>7.5310</text:p>
          </table:table-cell>
          <table:table-cell table:style-name="ce6" table:formula="of:=[.J298]-([.J298]/14)+[.G299]" office:value-type="float" office:value="2.13209775158569" calcext:value-type="float">
            <text:p>2.1321</text:p>
          </table:table-cell>
          <table:table-cell table:style-name="ce6" table:formula="of:=[.K298]-([.K298]/14)+[.H299]" office:value-type="float" office:value="1.23153848496577" calcext:value-type="float">
            <text:p>1.2315</text:p>
          </table:table-cell>
          <table:table-cell table:formula="of:=(100*([.J299]/[.I299]))" office:value-type="float" office:value="28.3111249226098" calcext:value-type="float">
            <text:p>28.3111</text:p>
          </table:table-cell>
          <table:table-cell table:formula="of:=(100*([.K299]/[.I299]))" office:value-type="float" office:value="16.3530212763166" calcext:value-type="float">
            <text:p>16.3530</text:p>
          </table:table-cell>
          <table:table-cell table:formula="of:=ABS([.L299]-[.M299])" office:value-type="float" office:value="11.9581036462932" calcext:value-type="float">
            <text:p>11.9581</text:p>
          </table:table-cell>
          <table:table-cell table:formula="of:=[.L299]+[.M299]" office:value-type="float" office:value="44.6641461989263" calcext:value-type="float">
            <text:p>44.6641</text:p>
          </table:table-cell>
          <table:table-cell table:formula="of:=(100*([.N299]/[.O299]))" office:value-type="float" office:value="26.7733846137658" calcext:value-type="float">
            <text:p>26.7734</text:p>
          </table:table-cell>
          <table:table-cell table:formula="of:=(([.Q298]*13)+[.P299])/14" office:value-type="float" office:value="37.0919161491775" calcext:value-type="float">
            <text:p>37.091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19" calcext:value-type="date">
            <text:p>19 Apr 10</text:p>
          </table:table-cell>
          <table:table-cell table:style-name="ce6" office:value-type="float" office:value="49.4503" calcext:value-type="float">
            <text:p>49.4503</text:p>
          </table:table-cell>
          <table:table-cell office:value-type="float" office:value="48.6936" calcext:value-type="float">
            <text:p>48.6936</text:p>
          </table:table-cell>
          <table:table-cell office:value-type="float" office:value="49.291" calcext:value-type="float">
            <text:p>49.2910</text:p>
          </table:table-cell>
          <table:table-cell table:style-name="ce7" table:formula="of:=MAX([.C300]-[.D300];ABS([.C300]-[.E299]);ABS([.D300]-[.E299]))" office:value-type="float" office:value="0.756699999999995" calcext:value-type="float">
            <text:p>0.7567</text:p>
          </table:table-cell>
          <table:table-cell table:formula="of:=IF([.C300]-[.C299]&gt;[.D299]-[.D300];MAX([.C300]-[.C299];0);0)" office:value-type="float" office:value="0" calcext:value-type="float">
            <text:p>0.0000</text:p>
          </table:table-cell>
          <table:table-cell table:formula="of:=IF([.D299]-[.D300]&gt;[.C300]-[.C299];MAX([.D299]-[.D300];0);0)" office:value-type="float" office:value="0.298699999999997" calcext:value-type="float">
            <text:p>0.2987</text:p>
          </table:table-cell>
          <table:table-cell table:formula="of:=[.I299]-([.I299]/14)+[.F300]" office:value-type="float" office:value="7.74972857253384" calcext:value-type="float">
            <text:p>7.7497</text:p>
          </table:table-cell>
          <table:table-cell table:style-name="ce6" table:formula="of:=[.J299]-([.J299]/14)+[.G300]" office:value-type="float" office:value="1.97980505504385" calcext:value-type="float">
            <text:p>1.9798</text:p>
          </table:table-cell>
          <table:table-cell table:style-name="ce6" table:formula="of:=[.K299]-([.K299]/14)+[.H300]" office:value-type="float" office:value="1.44227145032535" calcext:value-type="float">
            <text:p>1.4423</text:p>
          </table:table-cell>
          <table:table-cell table:formula="of:=(100*([.J300]/[.I300]))" office:value-type="float" office:value="25.546766399801" calcext:value-type="float">
            <text:p>25.5468</text:p>
          </table:table-cell>
          <table:table-cell table:formula="of:=(100*([.K300]/[.I300]))" office:value-type="float" office:value="18.610605995118" calcext:value-type="float">
            <text:p>18.6106</text:p>
          </table:table-cell>
          <table:table-cell table:formula="of:=ABS([.L300]-[.M300])" office:value-type="float" office:value="6.93616040468301" calcext:value-type="float">
            <text:p>6.9362</text:p>
          </table:table-cell>
          <table:table-cell table:formula="of:=[.L300]+[.M300]" office:value-type="float" office:value="44.157372394919" calcext:value-type="float">
            <text:p>44.1574</text:p>
          </table:table-cell>
          <table:table-cell table:formula="of:=(100*([.N300]/[.O300]))" office:value-type="float" office:value="15.7078196199037" calcext:value-type="float">
            <text:p>15.7078</text:p>
          </table:table-cell>
          <table:table-cell table:formula="of:=(([.Q299]*13)+[.P300])/14" office:value-type="float" office:value="35.5644806828008" calcext:value-type="float">
            <text:p>35.564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20" calcext:value-type="date">
            <text:p>20 Apr 10</text:p>
          </table:table-cell>
          <table:table-cell table:style-name="ce6" office:value-type="float" office:value="49.6694" calcext:value-type="float">
            <text:p>49.6694</text:p>
          </table:table-cell>
          <table:table-cell office:value-type="float" office:value="49.2213" calcext:value-type="float">
            <text:p>49.2213</text:p>
          </table:table-cell>
          <table:table-cell office:value-type="float" office:value="49.54" calcext:value-type="float">
            <text:p>49.5400</text:p>
          </table:table-cell>
          <table:table-cell table:style-name="ce7" table:formula="of:=MAX([.C301]-[.D301];ABS([.C301]-[.E300]);ABS([.D301]-[.E300]))" office:value-type="float" office:value="0.448100000000004" calcext:value-type="float">
            <text:p>0.4481</text:p>
          </table:table-cell>
          <table:table-cell table:formula="of:=IF([.C301]-[.C300]&gt;[.D300]-[.D301];MAX([.C301]-[.C300];0);0)" office:value-type="float" office:value="0.219100000000005" calcext:value-type="float">
            <text:p>0.2191</text:p>
          </table:table-cell>
          <table:table-cell table:formula="of:=IF([.D300]-[.D301]&gt;[.C301]-[.C300];MAX([.D300]-[.D301];0);0)" office:value-type="float" office:value="0" calcext:value-type="float">
            <text:p>0.0000</text:p>
          </table:table-cell>
          <table:table-cell table:formula="of:=[.I300]-([.I300]/14)+[.F301]" office:value-type="float" office:value="7.64427653163857" calcext:value-type="float">
            <text:p>7.6443</text:p>
          </table:table-cell>
          <table:table-cell table:style-name="ce6" table:formula="of:=[.J300]-([.J300]/14)+[.G301]" office:value-type="float" office:value="2.05749040825501" calcext:value-type="float">
            <text:p>2.0575</text:p>
          </table:table-cell>
          <table:table-cell table:style-name="ce6" table:formula="of:=[.K300]-([.K300]/14)+[.H301]" office:value-type="float" office:value="1.3392520610164" calcext:value-type="float">
            <text:p>1.3393</text:p>
          </table:table-cell>
          <table:table-cell table:formula="of:=(100*([.J301]/[.I301]))" office:value-type="float" office:value="26.9154366634874" calcext:value-type="float">
            <text:p>26.9154</text:p>
          </table:table-cell>
          <table:table-cell table:formula="of:=(100*([.K301]/[.I301]))" office:value-type="float" office:value="17.5196705073845" calcext:value-type="float">
            <text:p>17.5197</text:p>
          </table:table-cell>
          <table:table-cell table:formula="of:=ABS([.L301]-[.M301])" office:value-type="float" office:value="9.39576615610286" calcext:value-type="float">
            <text:p>9.3958</text:p>
          </table:table-cell>
          <table:table-cell table:formula="of:=[.L301]+[.M301]" office:value-type="float" office:value="44.4351071708719" calcext:value-type="float">
            <text:p>44.4351</text:p>
          </table:table-cell>
          <table:table-cell table:formula="of:=(100*([.N301]/[.O301]))" office:value-type="float" office:value="21.1449161582353" calcext:value-type="float">
            <text:p>21.1449</text:p>
          </table:table-cell>
          <table:table-cell table:formula="of:=(([.Q300]*13)+[.P301])/14" office:value-type="float" office:value="34.534511788189" calcext:value-type="float">
            <text:p>34.534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21" calcext:value-type="date">
            <text:p>21 Apr 10</text:p>
          </table:table-cell>
          <table:table-cell table:style-name="ce6" office:value-type="float" office:value="49.9781" calcext:value-type="float">
            <text:p>49.9781</text:p>
          </table:table-cell>
          <table:table-cell office:value-type="float" office:value="49.5151" calcext:value-type="float">
            <text:p>49.5151</text:p>
          </table:table-cell>
          <table:table-cell office:value-type="float" office:value="49.8188" calcext:value-type="float">
            <text:p>49.8188</text:p>
          </table:table-cell>
          <table:table-cell table:style-name="ce7" table:formula="of:=MAX([.C302]-[.D302];ABS([.C302]-[.E301]);ABS([.D302]-[.E301]))" office:value-type="float" office:value="0.463000000000001" calcext:value-type="float">
            <text:p>0.4630</text:p>
          </table:table-cell>
          <table:table-cell table:formula="of:=IF([.C302]-[.C301]&gt;[.D301]-[.D302];MAX([.C302]-[.C301];0);0)" office:value-type="float" office:value="0.308699999999995" calcext:value-type="float">
            <text:p>0.3087</text:p>
          </table:table-cell>
          <table:table-cell table:formula="of:=IF([.D301]-[.D302]&gt;[.C302]-[.C301];MAX([.D301]-[.D302];0);0)" office:value-type="float" office:value="0" calcext:value-type="float">
            <text:p>0.0000</text:p>
          </table:table-cell>
          <table:table-cell table:formula="of:=[.I301]-([.I301]/14)+[.F302]" office:value-type="float" office:value="7.56125677937867" calcext:value-type="float">
            <text:p>7.5613</text:p>
          </table:table-cell>
          <table:table-cell table:style-name="ce6" table:formula="of:=[.J301]-([.J301]/14)+[.G302]" office:value-type="float" office:value="2.21922680766536" calcext:value-type="float">
            <text:p>2.2192</text:p>
          </table:table-cell>
          <table:table-cell table:style-name="ce6" table:formula="of:=[.K301]-([.K301]/14)+[.H302]" office:value-type="float" office:value="1.24359119951523" calcext:value-type="float">
            <text:p>1.2436</text:p>
          </table:table-cell>
          <table:table-cell table:formula="of:=(100*([.J302]/[.I302]))" office:value-type="float" office:value="29.3499727944396" calcext:value-type="float">
            <text:p>29.3500</text:p>
          </table:table-cell>
          <table:table-cell table:formula="of:=(100*([.K302]/[.I302]))" office:value-type="float" office:value="16.4468849002297" calcext:value-type="float">
            <text:p>16.4469</text:p>
          </table:table-cell>
          <table:table-cell table:formula="of:=ABS([.L302]-[.M302])" office:value-type="float" office:value="12.9030878942099" calcext:value-type="float">
            <text:p>12.9031</text:p>
          </table:table-cell>
          <table:table-cell table:formula="of:=[.L302]+[.M302]" office:value-type="float" office:value="45.7968576946694" calcext:value-type="float">
            <text:p>45.7969</text:p>
          </table:table-cell>
          <table:table-cell table:formula="of:=(100*([.N302]/[.O302]))" office:value-type="float" office:value="28.1746140318963" calcext:value-type="float">
            <text:p>28.1746</text:p>
          </table:table-cell>
          <table:table-cell table:formula="of:=(([.Q301]*13)+[.P302])/14" office:value-type="float" office:value="34.0802333770252" calcext:value-type="float">
            <text:p>34.080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22" calcext:value-type="date">
            <text:p>22 Apr 10</text:p>
          </table:table-cell>
          <table:table-cell table:style-name="ce6" office:value-type="float" office:value="50.1474" calcext:value-type="float">
            <text:p>50.1474</text:p>
          </table:table-cell>
          <table:table-cell office:value-type="float" office:value="49.052" calcext:value-type="float">
            <text:p>49.0520</text:p>
          </table:table-cell>
          <table:table-cell office:value-type="float" office:value="50.0976" calcext:value-type="float">
            <text:p>50.0976</text:p>
          </table:table-cell>
          <table:table-cell table:style-name="ce7" table:formula="of:=MAX([.C303]-[.D303];ABS([.C303]-[.E302]);ABS([.D303]-[.E302]))" office:value-type="float" office:value="1.0954" calcext:value-type="float">
            <text:p>1.0954</text:p>
          </table:table-cell>
          <table:table-cell table:formula="of:=IF([.C303]-[.C302]&gt;[.D302]-[.D303];MAX([.C303]-[.C302];0);0)" office:value-type="float" office:value="0" calcext:value-type="float">
            <text:p>0.0000</text:p>
          </table:table-cell>
          <table:table-cell table:formula="of:=IF([.D302]-[.D303]&gt;[.C303]-[.C302];MAX([.D302]-[.D303];0);0)" office:value-type="float" office:value="0.463099999999997" calcext:value-type="float">
            <text:p>0.4631</text:p>
          </table:table-cell>
          <table:table-cell table:formula="of:=[.I302]-([.I302]/14)+[.F303]" office:value-type="float" office:value="8.11656700942305" calcext:value-type="float">
            <text:p>8.1166</text:p>
          </table:table-cell>
          <table:table-cell table:style-name="ce6" table:formula="of:=[.J302]-([.J302]/14)+[.G303]" office:value-type="float" office:value="2.06071060711783" calcext:value-type="float">
            <text:p>2.0607</text:p>
          </table:table-cell>
          <table:table-cell table:style-name="ce6" table:formula="of:=[.K302]-([.K302]/14)+[.H303]" office:value-type="float" office:value="1.61786325669271" calcext:value-type="float">
            <text:p>1.6179</text:p>
          </table:table-cell>
          <table:table-cell table:formula="of:=(100*([.J303]/[.I303]))" office:value-type="float" office:value="25.3889434378528" calcext:value-type="float">
            <text:p>25.3889</text:p>
          </table:table-cell>
          <table:table-cell table:formula="of:=(100*([.K303]/[.I303]))" office:value-type="float" office:value="19.9328515961789" calcext:value-type="float">
            <text:p>19.9329</text:p>
          </table:table-cell>
          <table:table-cell table:formula="of:=ABS([.L303]-[.M303])" office:value-type="float" office:value="5.45609184167389" calcext:value-type="float">
            <text:p>5.4561</text:p>
          </table:table-cell>
          <table:table-cell table:formula="of:=[.L303]+[.M303]" office:value-type="float" office:value="45.3217950340316" calcext:value-type="float">
            <text:p>45.3218</text:p>
          </table:table-cell>
          <table:table-cell table:formula="of:=(100*([.N303]/[.O303]))" office:value-type="float" office:value="12.0385607798124" calcext:value-type="float">
            <text:p>12.0386</text:p>
          </table:table-cell>
          <table:table-cell table:formula="of:=(([.Q302]*13)+[.P303])/14" office:value-type="float" office:value="32.50582819151" calcext:value-type="float">
            <text:p>32.505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23" calcext:value-type="date">
            <text:p>23 Apr 10</text:p>
          </table:table-cell>
          <table:table-cell table:style-name="ce6" office:value-type="float" office:value="50.3565" calcext:value-type="float">
            <text:p>50.3565</text:p>
          </table:table-cell>
          <table:table-cell office:value-type="float" office:value="49.8785" calcext:value-type="float">
            <text:p>49.8785</text:p>
          </table:table-cell>
          <table:table-cell office:value-type="float" office:value="50.3067" calcext:value-type="float">
            <text:p>50.3067</text:p>
          </table:table-cell>
          <table:table-cell table:style-name="ce7" table:formula="of:=MAX([.C304]-[.D304];ABS([.C304]-[.E303]);ABS([.D304]-[.E303]))" office:value-type="float" office:value="0.477999999999994" calcext:value-type="float">
            <text:p>0.4780</text:p>
          </table:table-cell>
          <table:table-cell table:formula="of:=IF([.C304]-[.C303]&gt;[.D303]-[.D304];MAX([.C304]-[.C303];0);0)" office:value-type="float" office:value="0.209099999999999" calcext:value-type="float">
            <text:p>0.2091</text:p>
          </table:table-cell>
          <table:table-cell table:formula="of:=IF([.D303]-[.D304]&gt;[.C304]-[.C303];MAX([.D303]-[.D304];0);0)" office:value-type="float" office:value="0" calcext:value-type="float">
            <text:p>0.0000</text:p>
          </table:table-cell>
          <table:table-cell table:formula="of:=[.I303]-([.I303]/14)+[.F304]" office:value-type="float" office:value="8.01481222303568" calcext:value-type="float">
            <text:p>8.0148</text:p>
          </table:table-cell>
          <table:table-cell table:style-name="ce6" table:formula="of:=[.J303]-([.J303]/14)+[.G304]" office:value-type="float" office:value="2.1226169923237" calcext:value-type="float">
            <text:p>2.1226</text:p>
          </table:table-cell>
          <table:table-cell table:style-name="ce6" table:formula="of:=[.K303]-([.K303]/14)+[.H304]" office:value-type="float" office:value="1.50230159550037" calcext:value-type="float">
            <text:p>1.5023</text:p>
          </table:table-cell>
          <table:table-cell table:formula="of:=(100*([.J304]/[.I304]))" office:value-type="float" office:value="26.4836771374756" calcext:value-type="float">
            <text:p>26.4837</text:p>
          </table:table-cell>
          <table:table-cell table:formula="of:=(100*([.K304]/[.I304]))" office:value-type="float" office:value="18.7440647852304" calcext:value-type="float">
            <text:p>18.7441</text:p>
          </table:table-cell>
          <table:table-cell table:formula="of:=ABS([.L304]-[.M304])" office:value-type="float" office:value="7.73961235224524" calcext:value-type="float">
            <text:p>7.7396</text:p>
          </table:table-cell>
          <table:table-cell table:formula="of:=[.L304]+[.M304]" office:value-type="float" office:value="45.227741922706" calcext:value-type="float">
            <text:p>45.2277</text:p>
          </table:table-cell>
          <table:table-cell table:formula="of:=(100*([.N304]/[.O304]))" office:value-type="float" office:value="17.1125332002473" calcext:value-type="float">
            <text:p>17.1125</text:p>
          </table:table-cell>
          <table:table-cell table:formula="of:=(([.Q303]*13)+[.P304])/14" office:value-type="float" office:value="31.4063071207056" calcext:value-type="float">
            <text:p>31.406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26" calcext:value-type="date">
            <text:p>26 Apr 10</text:p>
          </table:table-cell>
          <table:table-cell table:style-name="ce6" office:value-type="float" office:value="50.4362" calcext:value-type="float">
            <text:p>50.4362</text:p>
          </table:table-cell>
          <table:table-cell office:value-type="float" office:value="50.0876" calcext:value-type="float">
            <text:p>50.0876</text:p>
          </table:table-cell>
          <table:table-cell office:value-type="float" office:value="50.1972" calcext:value-type="float">
            <text:p>50.1972</text:p>
          </table:table-cell>
          <table:table-cell table:style-name="ce7" table:formula="of:=MAX([.C305]-[.D305];ABS([.C305]-[.E304]);ABS([.D305]-[.E304]))" office:value-type="float" office:value="0.348599999999998" calcext:value-type="float">
            <text:p>0.3486</text:p>
          </table:table-cell>
          <table:table-cell table:formula="of:=IF([.C305]-[.C304]&gt;[.D304]-[.D305];MAX([.C305]-[.C304];0);0)" office:value-type="float" office:value="0.0797000000000025" calcext:value-type="float">
            <text:p>0.0797</text:p>
          </table:table-cell>
          <table:table-cell table:formula="of:=IF([.D304]-[.D305]&gt;[.C305]-[.C304];MAX([.D304]-[.D305];0);0)" office:value-type="float" office:value="0" calcext:value-type="float">
            <text:p>0.0000</text:p>
          </table:table-cell>
          <table:table-cell table:formula="of:=[.I304]-([.I304]/14)+[.F305]" office:value-type="float" office:value="7.79092563567599" calcext:value-type="float">
            <text:p>7.7909</text:p>
          </table:table-cell>
          <table:table-cell table:style-name="ce6" table:formula="of:=[.J304]-([.J304]/14)+[.G305]" office:value-type="float" office:value="2.05070149287201" calcext:value-type="float">
            <text:p>2.0507</text:p>
          </table:table-cell>
          <table:table-cell table:style-name="ce6" table:formula="of:=[.K304]-([.K304]/14)+[.H305]" office:value-type="float" office:value="1.39499433867892" calcext:value-type="float">
            <text:p>1.3950</text:p>
          </table:table-cell>
          <table:table-cell table:formula="of:=(100*([.J305]/[.I305]))" office:value-type="float" office:value="26.3216668823214" calcext:value-type="float">
            <text:p>26.3217</text:p>
          </table:table-cell>
          <table:table-cell table:formula="of:=(100*([.K305]/[.I305]))" office:value-type="float" office:value="17.9053735578093" calcext:value-type="float">
            <text:p>17.9054</text:p>
          </table:table-cell>
          <table:table-cell table:formula="of:=ABS([.L305]-[.M305])" office:value-type="float" office:value="8.41629332451204" calcext:value-type="float">
            <text:p>8.4163</text:p>
          </table:table-cell>
          <table:table-cell table:formula="of:=[.L305]+[.M305]" office:value-type="float" office:value="44.2270404401307" calcext:value-type="float">
            <text:p>44.2270</text:p>
          </table:table-cell>
          <table:table-cell table:formula="of:=(100*([.N305]/[.O305]))" office:value-type="float" office:value="19.029745695747" calcext:value-type="float">
            <text:p>19.0297</text:p>
          </table:table-cell>
          <table:table-cell table:formula="of:=(([.Q304]*13)+[.P305])/14" office:value-type="float" office:value="30.5222670189228" calcext:value-type="float">
            <text:p>30.522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27" calcext:value-type="date">
            <text:p>27 Apr 10</text:p>
          </table:table-cell>
          <table:table-cell table:style-name="ce6" office:value-type="float" office:value="50.2171" calcext:value-type="float">
            <text:p>50.2171</text:p>
          </table:table-cell>
          <table:table-cell office:value-type="float" office:value="49.0023" calcext:value-type="float">
            <text:p>49.0023</text:p>
          </table:table-cell>
          <table:table-cell office:value-type="float" office:value="49.1318" calcext:value-type="float">
            <text:p>49.1318</text:p>
          </table:table-cell>
          <table:table-cell table:style-name="ce7" table:formula="of:=MAX([.C306]-[.D306];ABS([.C306]-[.E305]);ABS([.D306]-[.E305]))" office:value-type="float" office:value="1.2148" calcext:value-type="float">
            <text:p>1.2148</text:p>
          </table:table-cell>
          <table:table-cell table:formula="of:=IF([.C306]-[.C305]&gt;[.D305]-[.D306];MAX([.C306]-[.C305];0);0)" office:value-type="float" office:value="0" calcext:value-type="float">
            <text:p>0.0000</text:p>
          </table:table-cell>
          <table:table-cell table:formula="of:=IF([.D305]-[.D306]&gt;[.C306]-[.C305];MAX([.D305]-[.D306];0);0)" office:value-type="float" office:value="1.0853" calcext:value-type="float">
            <text:p>1.0853</text:p>
          </table:table-cell>
          <table:table-cell table:formula="of:=[.I305]-([.I305]/14)+[.F306]" office:value-type="float" office:value="8.44923094741342" calcext:value-type="float">
            <text:p>8.4492</text:p>
          </table:table-cell>
          <table:table-cell table:style-name="ce6" table:formula="of:=[.J305]-([.J305]/14)+[.G306]" office:value-type="float" office:value="1.90422281480973" calcext:value-type="float">
            <text:p>1.9042</text:p>
          </table:table-cell>
          <table:table-cell table:style-name="ce6" table:formula="of:=[.K305]-([.K305]/14)+[.H306]" office:value-type="float" office:value="2.38065188591614" calcext:value-type="float">
            <text:p>2.3807</text:p>
          </table:table-cell>
          <table:table-cell table:formula="of:=(100*([.J306]/[.I306]))" office:value-type="float" office:value="22.5372324021119" calcext:value-type="float">
            <text:p>22.5372</text:p>
          </table:table-cell>
          <table:table-cell table:formula="of:=(100*([.K306]/[.I306]))" office:value-type="float" office:value="28.1759594539777" calcext:value-type="float">
            <text:p>28.1760</text:p>
          </table:table-cell>
          <table:table-cell table:formula="of:=ABS([.L306]-[.M306])" office:value-type="float" office:value="5.63872705186578" calcext:value-type="float">
            <text:p>5.6387</text:p>
          </table:table-cell>
          <table:table-cell table:formula="of:=[.L306]+[.M306]" office:value-type="float" office:value="50.7131918560896" calcext:value-type="float">
            <text:p>50.7132</text:p>
          </table:table-cell>
          <table:table-cell table:formula="of:=(100*([.N306]/[.O306]))" office:value-type="float" office:value="11.1188565449932" calcext:value-type="float">
            <text:p>11.1189</text:p>
          </table:table-cell>
          <table:table-cell table:formula="of:=(([.Q305]*13)+[.P306])/14" office:value-type="float" office:value="29.1363091279278" calcext:value-type="float">
            <text:p>29.136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28" calcext:value-type="date">
            <text:p>28 Apr 10</text:p>
          </table:table-cell>
          <table:table-cell table:style-name="ce6" office:value-type="float" office:value="49.4205" calcext:value-type="float">
            <text:p>49.4205</text:p>
          </table:table-cell>
          <table:table-cell office:value-type="float" office:value="48.7732" calcext:value-type="float">
            <text:p>48.7732</text:p>
          </table:table-cell>
          <table:table-cell office:value-type="float" office:value="49.1616" calcext:value-type="float">
            <text:p>49.1616</text:p>
          </table:table-cell>
          <table:table-cell table:style-name="ce7" table:formula="of:=MAX([.C307]-[.D307];ABS([.C307]-[.E306]);ABS([.D307]-[.E306]))" office:value-type="float" office:value="0.647299999999994" calcext:value-type="float">
            <text:p>0.6473</text:p>
          </table:table-cell>
          <table:table-cell table:formula="of:=IF([.C307]-[.C306]&gt;[.D306]-[.D307];MAX([.C307]-[.C306];0);0)" office:value-type="float" office:value="0" calcext:value-type="float">
            <text:p>0.0000</text:p>
          </table:table-cell>
          <table:table-cell table:formula="of:=IF([.D306]-[.D307]&gt;[.C307]-[.C306];MAX([.D306]-[.D307];0);0)" office:value-type="float" office:value="0.229099999999995" calcext:value-type="float">
            <text:p>0.2291</text:p>
          </table:table-cell>
          <table:table-cell table:formula="of:=[.I306]-([.I306]/14)+[.F307]" office:value-type="float" office:value="8.4930144511696" calcext:value-type="float">
            <text:p>8.4930</text:p>
          </table:table-cell>
          <table:table-cell table:style-name="ce6" table:formula="of:=[.J306]-([.J306]/14)+[.G307]" office:value-type="float" office:value="1.76820689946617" calcext:value-type="float">
            <text:p>1.7682</text:p>
          </table:table-cell>
          <table:table-cell table:style-name="ce6" table:formula="of:=[.K306]-([.K306]/14)+[.H307]" office:value-type="float" office:value="2.43970532263641" calcext:value-type="float">
            <text:p>2.4397</text:p>
          </table:table-cell>
          <table:table-cell table:formula="of:=(100*([.J307]/[.I307]))" office:value-type="float" office:value="20.8195442222834" calcext:value-type="float">
            <text:p>20.8195</text:p>
          </table:table-cell>
          <table:table-cell table:formula="of:=(100*([.K307]/[.I307]))" office:value-type="float" office:value="28.7260234474278" calcext:value-type="float">
            <text:p>28.7260</text:p>
          </table:table-cell>
          <table:table-cell table:formula="of:=ABS([.L307]-[.M307])" office:value-type="float" office:value="7.90647922514443" calcext:value-type="float">
            <text:p>7.9065</text:p>
          </table:table-cell>
          <table:table-cell table:formula="of:=[.L307]+[.M307]" office:value-type="float" office:value="49.5455676697112" calcext:value-type="float">
            <text:p>49.5456</text:p>
          </table:table-cell>
          <table:table-cell table:formula="of:=(100*([.N307]/[.O307]))" office:value-type="float" office:value="15.9579950276317" calcext:value-type="float">
            <text:p>15.9580</text:p>
          </table:table-cell>
          <table:table-cell table:formula="of:=(([.Q306]*13)+[.P307])/14" office:value-type="float" office:value="28.1950009779067" calcext:value-type="float">
            <text:p>28.195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29" calcext:value-type="date">
            <text:p>29 Apr 10</text:p>
          </table:table-cell>
          <table:table-cell table:style-name="ce6" office:value-type="float" office:value="50.1176" calcext:value-type="float">
            <text:p>50.1176</text:p>
          </table:table-cell>
          <table:table-cell office:value-type="float" office:value="49.4005" calcext:value-type="float">
            <text:p>49.4005</text:p>
          </table:table-cell>
          <table:table-cell office:value-type="float" office:value="50.018" calcext:value-type="float">
            <text:p>50.0180</text:p>
          </table:table-cell>
          <table:table-cell table:style-name="ce7" table:formula="of:=MAX([.C308]-[.D308];ABS([.C308]-[.E307]);ABS([.D308]-[.E307]))" office:value-type="float" office:value="0.956000000000003" calcext:value-type="float">
            <text:p>0.9560</text:p>
          </table:table-cell>
          <table:table-cell table:formula="of:=IF([.C308]-[.C307]&gt;[.D307]-[.D308];MAX([.C308]-[.C307];0);0)" office:value-type="float" office:value="0.697100000000006" calcext:value-type="float">
            <text:p>0.6971</text:p>
          </table:table-cell>
          <table:table-cell table:formula="of:=IF([.D307]-[.D308]&gt;[.C308]-[.C307];MAX([.D307]-[.D308];0);0)" office:value-type="float" office:value="0" calcext:value-type="float">
            <text:p>0.0000</text:p>
          </table:table-cell>
          <table:table-cell table:formula="of:=[.I307]-([.I307]/14)+[.F308]" office:value-type="float" office:value="8.84237056180034" calcext:value-type="float">
            <text:p>8.8424</text:p>
          </table:table-cell>
          <table:table-cell table:style-name="ce6" table:formula="of:=[.J307]-([.J307]/14)+[.G308]" office:value-type="float" office:value="2.33900640664717" calcext:value-type="float">
            <text:p>2.3390</text:p>
          </table:table-cell>
          <table:table-cell table:style-name="ce6" table:formula="of:=[.K307]-([.K307]/14)+[.H308]" office:value-type="float" office:value="2.26544065673381" calcext:value-type="float">
            <text:p>2.2654</text:p>
          </table:table-cell>
          <table:table-cell table:formula="of:=(100*([.J308]/[.I308]))" office:value-type="float" office:value="26.4522549727992" calcext:value-type="float">
            <text:p>26.4523</text:p>
          </table:table-cell>
          <table:table-cell table:formula="of:=(100*([.K308]/[.I308]))" office:value-type="float" office:value="25.6202863349866" calcext:value-type="float">
            <text:p>25.6203</text:p>
          </table:table-cell>
          <table:table-cell table:formula="of:=ABS([.L308]-[.M308])" office:value-type="float" office:value="0.831968637812643" calcext:value-type="float">
            <text:p>0.8320</text:p>
          </table:table-cell>
          <table:table-cell table:formula="of:=[.L308]+[.M308]" office:value-type="float" office:value="52.0725413077859" calcext:value-type="float">
            <text:p>52.0725</text:p>
          </table:table-cell>
          <table:table-cell table:formula="of:=(100*([.N308]/[.O308]))" office:value-type="float" office:value="1.59771084129564" calcext:value-type="float">
            <text:p>1.5977</text:p>
          </table:table-cell>
          <table:table-cell table:formula="of:=(([.Q307]*13)+[.P308])/14" office:value-type="float" office:value="26.2951945395773" calcext:value-type="float">
            <text:p>26.295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4-30" calcext:value-type="date">
            <text:p>30 Apr 10</text:p>
          </table:table-cell>
          <table:table-cell table:style-name="ce6" office:value-type="float" office:value="50.0778" calcext:value-type="float">
            <text:p>50.0778</text:p>
          </table:table-cell>
          <table:table-cell office:value-type="float" office:value="48.9923" calcext:value-type="float">
            <text:p>48.9923</text:p>
          </table:table-cell>
          <table:table-cell office:value-type="float" office:value="49.0296" calcext:value-type="float">
            <text:p>49.0296</text:p>
          </table:table-cell>
          <table:table-cell table:style-name="ce7" table:formula="of:=MAX([.C309]-[.D309];ABS([.C309]-[.E308]);ABS([.D309]-[.E308]))" office:value-type="float" office:value="1.0855" calcext:value-type="float">
            <text:p>1.0855</text:p>
          </table:table-cell>
          <table:table-cell table:formula="of:=IF([.C309]-[.C308]&gt;[.D308]-[.D309];MAX([.C309]-[.C308];0);0)" office:value-type="float" office:value="0" calcext:value-type="float">
            <text:p>0.0000</text:p>
          </table:table-cell>
          <table:table-cell table:formula="of:=IF([.D308]-[.D309]&gt;[.C309]-[.C308];MAX([.D308]-[.D309];0);0)" office:value-type="float" office:value="0.408200000000001" calcext:value-type="float">
            <text:p>0.4082</text:p>
          </table:table-cell>
          <table:table-cell table:formula="of:=[.I308]-([.I308]/14)+[.F309]" office:value-type="float" office:value="9.29627266452889" calcext:value-type="float">
            <text:p>9.2963</text:p>
          </table:table-cell>
          <table:table-cell table:style-name="ce6" table:formula="of:=[.J308]-([.J308]/14)+[.G309]" office:value-type="float" office:value="2.17193452045808" calcext:value-type="float">
            <text:p>2.1719</text:p>
          </table:table-cell>
          <table:table-cell table:style-name="ce6" table:formula="of:=[.K308]-([.K308]/14)+[.H309]" office:value-type="float" office:value="2.51182346696711" calcext:value-type="float">
            <text:p>2.5118</text:p>
          </table:table-cell>
          <table:table-cell table:formula="of:=(100*([.J309]/[.I309]))" office:value-type="float" office:value="23.3634984561649" calcext:value-type="float">
            <text:p>23.3635</text:p>
          </table:table-cell>
          <table:table-cell table:formula="of:=(100*([.K309]/[.I309]))" office:value-type="float" office:value="27.0196836690397" calcext:value-type="float">
            <text:p>27.0197</text:p>
          </table:table-cell>
          <table:table-cell table:formula="of:=ABS([.L309]-[.M309])" office:value-type="float" office:value="3.6561852128748" calcext:value-type="float">
            <text:p>3.6562</text:p>
          </table:table-cell>
          <table:table-cell table:formula="of:=[.L309]+[.M309]" office:value-type="float" office:value="50.3831821252045" calcext:value-type="float">
            <text:p>50.3832</text:p>
          </table:table-cell>
          <table:table-cell table:formula="of:=(100*([.N309]/[.O309]))" office:value-type="float" office:value="7.25675723258013" calcext:value-type="float">
            <text:p>7.2568</text:p>
          </table:table-cell>
          <table:table-cell table:formula="of:=(([.Q308]*13)+[.P309])/14" office:value-type="float" office:value="24.9353061605061" calcext:value-type="float">
            <text:p>24.935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03" calcext:value-type="date">
            <text:p>3 May 10</text:p>
          </table:table-cell>
          <table:table-cell table:style-name="ce6" office:value-type="float" office:value="49.9582" calcext:value-type="float">
            <text:p>49.9582</text:p>
          </table:table-cell>
          <table:table-cell office:value-type="float" office:value="49.2213" calcext:value-type="float">
            <text:p>49.2213</text:p>
          </table:table-cell>
          <table:table-cell office:value-type="float" office:value="49.7192" calcext:value-type="float">
            <text:p>49.7192</text:p>
          </table:table-cell>
          <table:table-cell table:style-name="ce7" table:formula="of:=MAX([.C310]-[.D310];ABS([.C310]-[.E309]);ABS([.D310]-[.E309]))" office:value-type="float" office:value="0.928599999999996" calcext:value-type="float">
            <text:p>0.9286</text:p>
          </table:table-cell>
          <table:table-cell table:formula="of:=IF([.C310]-[.C309]&gt;[.D309]-[.D310];MAX([.C310]-[.C309];0);0)" office:value-type="float" office:value="0" calcext:value-type="float">
            <text:p>0.0000</text:p>
          </table:table-cell>
          <table:table-cell table:formula="of:=IF([.D309]-[.D310]&gt;[.C310]-[.C309];MAX([.D309]-[.D310];0);0)" office:value-type="float" office:value="0" calcext:value-type="float">
            <text:p>0.0000</text:p>
          </table:table-cell>
          <table:table-cell table:formula="of:=[.I309]-([.I309]/14)+[.F310]" office:value-type="float" office:value="9.56085318849111" calcext:value-type="float">
            <text:p>9.5609</text:p>
          </table:table-cell>
          <table:table-cell table:style-name="ce6" table:formula="of:=[.J309]-([.J309]/14)+[.G310]" office:value-type="float" office:value="2.01679634042536" calcext:value-type="float">
            <text:p>2.0168</text:p>
          </table:table-cell>
          <table:table-cell table:style-name="ce6" table:formula="of:=[.K309]-([.K309]/14)+[.H310]" office:value-type="float" office:value="2.33240750504089" calcext:value-type="float">
            <text:p>2.3324</text:p>
          </table:table-cell>
          <table:table-cell table:formula="of:=(100*([.J310]/[.I310]))" office:value-type="float" office:value="21.0943134536684" calcext:value-type="float">
            <text:p>21.0943</text:p>
          </table:table-cell>
          <table:table-cell table:formula="of:=(100*([.K310]/[.I310]))" office:value-type="float" office:value="24.3953908616495" calcext:value-type="float">
            <text:p>24.3954</text:p>
          </table:table-cell>
          <table:table-cell table:formula="of:=ABS([.L310]-[.M310])" office:value-type="float" office:value="3.30107740798115" calcext:value-type="float">
            <text:p>3.3011</text:p>
          </table:table-cell>
          <table:table-cell table:formula="of:=[.L310]+[.M310]" office:value-type="float" office:value="45.4897043153179" calcext:value-type="float">
            <text:p>45.4897</text:p>
          </table:table-cell>
          <table:table-cell table:formula="of:=(100*([.N310]/[.O310]))" office:value-type="float" office:value="7.25675723258013" calcext:value-type="float">
            <text:p>7.2568</text:p>
          </table:table-cell>
          <table:table-cell table:formula="of:=(([.Q309]*13)+[.P310])/14" office:value-type="float" office:value="23.6725526656542" calcext:value-type="float">
            <text:p>23.672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04" calcext:value-type="date">
            <text:p>4 May 10</text:p>
          </table:table-cell>
          <table:table-cell table:style-name="ce6" office:value-type="float" office:value="49.1118" calcext:value-type="float">
            <text:p>49.1118</text:p>
          </table:table-cell>
          <table:table-cell office:value-type="float" office:value="47.877" calcext:value-type="float">
            <text:p>47.8770</text:p>
          </table:table-cell>
          <table:table-cell office:value-type="float" office:value="48.2256" calcext:value-type="float">
            <text:p>48.2256</text:p>
          </table:table-cell>
          <table:table-cell table:style-name="ce7" table:formula="of:=MAX([.C311]-[.D311];ABS([.C311]-[.E310]);ABS([.D311]-[.E310]))" office:value-type="float" office:value="1.8422" calcext:value-type="float">
            <text:p>1.8422</text:p>
          </table:table-cell>
          <table:table-cell table:formula="of:=IF([.C311]-[.C310]&gt;[.D310]-[.D311];MAX([.C311]-[.C310];0);0)" office:value-type="float" office:value="0" calcext:value-type="float">
            <text:p>0.0000</text:p>
          </table:table-cell>
          <table:table-cell table:formula="of:=IF([.D310]-[.D311]&gt;[.C311]-[.C310];MAX([.D310]-[.D311];0);0)" office:value-type="float" office:value="1.3443" calcext:value-type="float">
            <text:p>1.3443</text:p>
          </table:table-cell>
          <table:table-cell table:formula="of:=[.I310]-([.I310]/14)+[.F311]" office:value-type="float" office:value="10.7201351035989" calcext:value-type="float">
            <text:p>10.7201</text:p>
          </table:table-cell>
          <table:table-cell table:style-name="ce6" table:formula="of:=[.J310]-([.J310]/14)+[.G311]" office:value-type="float" office:value="1.87273945896641" calcext:value-type="float">
            <text:p>1.8727</text:p>
          </table:table-cell>
          <table:table-cell table:style-name="ce6" table:formula="of:=[.K310]-([.K310]/14)+[.H311]" office:value-type="float" office:value="3.51010696896654" calcext:value-type="float">
            <text:p>3.5101</text:p>
          </table:table-cell>
          <table:table-cell table:formula="of:=(100*([.J311]/[.I311]))" office:value-type="float" office:value="17.4693643397993" calcext:value-type="float">
            <text:p>17.4694</text:p>
          </table:table-cell>
          <table:table-cell table:formula="of:=(100*([.K311]/[.I311]))" office:value-type="float" office:value="32.7431224984109" calcext:value-type="float">
            <text:p>32.7431</text:p>
          </table:table-cell>
          <table:table-cell table:formula="of:=ABS([.L311]-[.M311])" office:value-type="float" office:value="15.2737581586117" calcext:value-type="float">
            <text:p>15.2738</text:p>
          </table:table-cell>
          <table:table-cell table:formula="of:=[.L311]+[.M311]" office:value-type="float" office:value="50.2124868382102" calcext:value-type="float">
            <text:p>50.2125</text:p>
          </table:table-cell>
          <table:table-cell table:formula="of:=(100*([.N311]/[.O311]))" office:value-type="float" office:value="30.4182467755984" calcext:value-type="float">
            <text:p>30.4182</text:p>
          </table:table-cell>
          <table:table-cell table:formula="of:=(([.Q310]*13)+[.P311])/14" office:value-type="float" office:value="24.1543879592217" calcext:value-type="float">
            <text:p>24.154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05" calcext:value-type="date">
            <text:p>5 May 10</text:p>
          </table:table-cell>
          <table:table-cell table:style-name="ce6" office:value-type="float" office:value="48.2952" calcext:value-type="float">
            <text:p>48.2952</text:p>
          </table:table-cell>
          <table:table-cell office:value-type="float" office:value="47.4389" calcext:value-type="float">
            <text:p>47.4389</text:p>
          </table:table-cell>
          <table:table-cell office:value-type="float" office:value="47.9767" calcext:value-type="float">
            <text:p>47.9767</text:p>
          </table:table-cell>
          <table:table-cell table:style-name="ce7" table:formula="of:=MAX([.C312]-[.D312];ABS([.C312]-[.E311]);ABS([.D312]-[.E311]))" office:value-type="float" office:value="0.856300000000005" calcext:value-type="float">
            <text:p>0.8563</text:p>
          </table:table-cell>
          <table:table-cell table:formula="of:=IF([.C312]-[.C311]&gt;[.D311]-[.D312];MAX([.C312]-[.C311];0);0)" office:value-type="float" office:value="0" calcext:value-type="float">
            <text:p>0.0000</text:p>
          </table:table-cell>
          <table:table-cell table:formula="of:=IF([.D311]-[.D312]&gt;[.C312]-[.C311];MAX([.D311]-[.D312];0);0)" office:value-type="float" office:value="0.438100000000006" calcext:value-type="float">
            <text:p>0.4381</text:p>
          </table:table-cell>
          <table:table-cell table:formula="of:=[.I311]-([.I311]/14)+[.F312]" office:value-type="float" office:value="10.8107111676275" calcext:value-type="float">
            <text:p>10.8107</text:p>
          </table:table-cell>
          <table:table-cell table:style-name="ce6" table:formula="of:=[.J311]-([.J311]/14)+[.G312]" office:value-type="float" office:value="1.73897235475452" calcext:value-type="float">
            <text:p>1.7390</text:p>
          </table:table-cell>
          <table:table-cell table:style-name="ce6" table:formula="of:=[.K311]-([.K311]/14)+[.H312]" office:value-type="float" office:value="3.69748504261179" calcext:value-type="float">
            <text:p>3.6975</text:p>
          </table:table-cell>
          <table:table-cell table:formula="of:=(100*([.J312]/[.I312]))" office:value-type="float" office:value="16.0856425427574" calcext:value-type="float">
            <text:p>16.0856</text:p>
          </table:table-cell>
          <table:table-cell table:formula="of:=(100*([.K312]/[.I312]))" office:value-type="float" office:value="34.2020518842815" calcext:value-type="float">
            <text:p>34.2021</text:p>
          </table:table-cell>
          <table:table-cell table:formula="of:=ABS([.L312]-[.M312])" office:value-type="float" office:value="18.1164093415241" calcext:value-type="float">
            <text:p>18.1164</text:p>
          </table:table-cell>
          <table:table-cell table:formula="of:=[.L312]+[.M312]" office:value-type="float" office:value="50.2876944270389" calcext:value-type="float">
            <text:p>50.2877</text:p>
          </table:table-cell>
          <table:table-cell table:formula="of:=(100*([.N312]/[.O312]))" office:value-type="float" office:value="36.0255317885148" calcext:value-type="float">
            <text:p>36.0255</text:p>
          </table:table-cell>
          <table:table-cell table:formula="of:=(([.Q311]*13)+[.P312])/14" office:value-type="float" office:value="25.0023268041712" calcext:value-type="float">
            <text:p>25.002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06" calcext:value-type="date">
            <text:p>6 May 10</text:p>
          </table:table-cell>
          <table:table-cell table:style-name="ce6" office:value-type="float" office:value="48.1161" calcext:value-type="float">
            <text:p>48.1161</text:p>
          </table:table-cell>
          <table:table-cell office:value-type="float" office:value="41.3746" calcext:value-type="float">
            <text:p>41.3746</text:p>
          </table:table-cell>
          <table:table-cell office:value-type="float" office:value="46.3734" calcext:value-type="float">
            <text:p>46.3734</text:p>
          </table:table-cell>
          <table:table-cell table:style-name="ce7" table:formula="of:=MAX([.C313]-[.D313];ABS([.C313]-[.E312]);ABS([.D313]-[.E312]))" office:value-type="float" office:value="6.7415" calcext:value-type="float">
            <text:p>6.7415</text:p>
          </table:table-cell>
          <table:table-cell table:formula="of:=IF([.C313]-[.C312]&gt;[.D312]-[.D313];MAX([.C313]-[.C312];0);0)" office:value-type="float" office:value="0" calcext:value-type="float">
            <text:p>0.0000</text:p>
          </table:table-cell>
          <table:table-cell table:formula="of:=IF([.D312]-[.D313]&gt;[.C313]-[.C312];MAX([.D312]-[.D313];0);0)" office:value-type="float" office:value="6.0643" calcext:value-type="float">
            <text:p>6.0643</text:p>
          </table:table-cell>
          <table:table-cell table:formula="of:=[.I312]-([.I312]/14)+[.F313]" office:value-type="float" office:value="16.780017512797" calcext:value-type="float">
            <text:p>16.7800</text:p>
          </table:table-cell>
          <table:table-cell table:style-name="ce6" table:formula="of:=[.J312]-([.J312]/14)+[.G313]" office:value-type="float" office:value="1.61476004370063" calcext:value-type="float">
            <text:p>1.6148</text:p>
          </table:table-cell>
          <table:table-cell table:style-name="ce6" table:formula="of:=[.K312]-([.K312]/14)+[.H313]" office:value-type="float" office:value="9.49767896813952" calcext:value-type="float">
            <text:p>9.4977</text:p>
          </table:table-cell>
          <table:table-cell table:formula="of:=(100*([.J313]/[.I313]))" office:value-type="float" office:value="9.62311298226691" calcext:value-type="float">
            <text:p>9.6231</text:p>
          </table:table-cell>
          <table:table-cell table:formula="of:=(100*([.K313]/[.I313]))" office:value-type="float" office:value="56.6011266728194" calcext:value-type="float">
            <text:p>56.6011</text:p>
          </table:table-cell>
          <table:table-cell table:formula="of:=ABS([.L313]-[.M313])" office:value-type="float" office:value="46.9780136905525" calcext:value-type="float">
            <text:p>46.9780</text:p>
          </table:table-cell>
          <table:table-cell table:formula="of:=[.L313]+[.M313]" office:value-type="float" office:value="66.2242396550863" calcext:value-type="float">
            <text:p>66.2242</text:p>
          </table:table-cell>
          <table:table-cell table:formula="of:=(100*([.N313]/[.O313]))" office:value-type="float" office:value="70.9377924687798" calcext:value-type="float">
            <text:p>70.9378</text:p>
          </table:table-cell>
          <table:table-cell table:formula="of:=(([.Q312]*13)+[.P313])/14" office:value-type="float" office:value="28.2834314945004" calcext:value-type="float">
            <text:p>28.283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07" calcext:value-type="date">
            <text:p>7 May 10</text:p>
          </table:table-cell>
          <table:table-cell table:style-name="ce6" office:value-type="float" office:value="46.6025" calcext:value-type="float">
            <text:p>46.6025</text:p>
          </table:table-cell>
          <table:table-cell office:value-type="float" office:value="44.0964" calcext:value-type="float">
            <text:p>44.0964</text:p>
          </table:table-cell>
          <table:table-cell office:value-type="float" office:value="45.2183" calcext:value-type="float">
            <text:p>45.2183</text:p>
          </table:table-cell>
          <table:table-cell table:style-name="ce7" table:formula="of:=MAX([.C314]-[.D314];ABS([.C314]-[.E313]);ABS([.D314]-[.E313]))" office:value-type="float" office:value="2.5061" calcext:value-type="float">
            <text:p>2.5061</text:p>
          </table:table-cell>
          <table:table-cell table:formula="of:=IF([.C314]-[.C313]&gt;[.D313]-[.D314];MAX([.C314]-[.C313];0);0)" office:value-type="float" office:value="0" calcext:value-type="float">
            <text:p>0.0000</text:p>
          </table:table-cell>
          <table:table-cell table:formula="of:=IF([.D313]-[.D314]&gt;[.C314]-[.C313];MAX([.D313]-[.D314];0);0)" office:value-type="float" office:value="0" calcext:value-type="float">
            <text:p>0.0000</text:p>
          </table:table-cell>
          <table:table-cell table:formula="of:=[.I313]-([.I313]/14)+[.F314]" office:value-type="float" office:value="18.0875448333115" calcext:value-type="float">
            <text:p>18.0875</text:p>
          </table:table-cell>
          <table:table-cell table:style-name="ce6" table:formula="of:=[.J313]-([.J313]/14)+[.G314]" office:value-type="float" office:value="1.49942004057916" calcext:value-type="float">
            <text:p>1.4994</text:p>
          </table:table-cell>
          <table:table-cell table:style-name="ce6" table:formula="of:=[.K313]-([.K313]/14)+[.H314]" office:value-type="float" office:value="8.81927332755812" calcext:value-type="float">
            <text:p>8.8193</text:p>
          </table:table-cell>
          <table:table-cell table:formula="of:=(100*([.J314]/[.I314]))" office:value-type="float" office:value="8.28979308356821" calcext:value-type="float">
            <text:p>8.2898</text:p>
          </table:table-cell>
          <table:table-cell table:formula="of:=(100*([.K314]/[.I314]))" office:value-type="float" office:value="48.7588194463841" calcext:value-type="float">
            <text:p>48.7588</text:p>
          </table:table-cell>
          <table:table-cell table:formula="of:=ABS([.L314]-[.M314])" office:value-type="float" office:value="40.4690263628159" calcext:value-type="float">
            <text:p>40.4690</text:p>
          </table:table-cell>
          <table:table-cell table:formula="of:=[.L314]+[.M314]" office:value-type="float" office:value="57.0486125299523" calcext:value-type="float">
            <text:p>57.0486</text:p>
          </table:table-cell>
          <table:table-cell table:formula="of:=(100*([.N314]/[.O314]))" office:value-type="float" office:value="70.9377924687798" calcext:value-type="float">
            <text:p>70.9378</text:p>
          </table:table-cell>
          <table:table-cell table:formula="of:=(([.Q313]*13)+[.P314])/14" office:value-type="float" office:value="31.3301715640918" calcext:value-type="float">
            <text:p>31.330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10" calcext:value-type="date">
            <text:p>10 May 10</text:p>
          </table:table-cell>
          <table:table-cell table:style-name="ce6" office:value-type="float" office:value="47.5982" calcext:value-type="float">
            <text:p>47.5982</text:p>
          </table:table-cell>
          <table:table-cell office:value-type="float" office:value="47.1103" calcext:value-type="float">
            <text:p>47.1103</text:p>
          </table:table-cell>
          <table:table-cell office:value-type="float" office:value="47.5683" calcext:value-type="float">
            <text:p>47.5683</text:p>
          </table:table-cell>
          <table:table-cell table:style-name="ce7" table:formula="of:=MAX([.C315]-[.D315];ABS([.C315]-[.E314]);ABS([.D315]-[.E314]))" office:value-type="float" office:value="2.3799" calcext:value-type="float">
            <text:p>2.3799</text:p>
          </table:table-cell>
          <table:table-cell table:formula="of:=IF([.C315]-[.C314]&gt;[.D314]-[.D315];MAX([.C315]-[.C314];0);0)" office:value-type="float" office:value="0.995699999999999" calcext:value-type="float">
            <text:p>0.9957</text:p>
          </table:table-cell>
          <table:table-cell table:formula="of:=IF([.D314]-[.D315]&gt;[.C315]-[.C314];MAX([.D314]-[.D315];0);0)" office:value-type="float" office:value="0" calcext:value-type="float">
            <text:p>0.0000</text:p>
          </table:table-cell>
          <table:table-cell table:formula="of:=[.I314]-([.I314]/14)+[.F315]" office:value-type="float" office:value="19.1754773452178" calcext:value-type="float">
            <text:p>19.1755</text:p>
          </table:table-cell>
          <table:table-cell table:style-name="ce6" table:formula="of:=[.J314]-([.J314]/14)+[.G315]" office:value-type="float" office:value="2.38801860910921" calcext:value-type="float">
            <text:p>2.3880</text:p>
          </table:table-cell>
          <table:table-cell table:style-name="ce6" table:formula="of:=[.K314]-([.K314]/14)+[.H315]" office:value-type="float" office:value="8.18932523273254" calcext:value-type="float">
            <text:p>8.1893</text:p>
          </table:table-cell>
          <table:table-cell table:formula="of:=(100*([.J315]/[.I315]))" office:value-type="float" office:value="12.4535028052627" calcext:value-type="float">
            <text:p>12.4535</text:p>
          </table:table-cell>
          <table:table-cell table:formula="of:=(100*([.K315]/[.I315]))" office:value-type="float" office:value="42.7072822506548" calcext:value-type="float">
            <text:p>42.7073</text:p>
          </table:table-cell>
          <table:table-cell table:formula="of:=ABS([.L315]-[.M315])" office:value-type="float" office:value="30.2537794453921" calcext:value-type="float">
            <text:p>30.2538</text:p>
          </table:table-cell>
          <table:table-cell table:formula="of:=[.L315]+[.M315]" office:value-type="float" office:value="55.1607850559175" calcext:value-type="float">
            <text:p>55.1608</text:p>
          </table:table-cell>
          <table:table-cell table:formula="of:=(100*([.N315]/[.O315]))" office:value-type="float" office:value="54.8465352962676" calcext:value-type="float">
            <text:p>54.8465</text:p>
          </table:table-cell>
          <table:table-cell table:formula="of:=(([.Q314]*13)+[.P315])/14" office:value-type="float" office:value="33.0099118306758" calcext:value-type="float">
            <text:p>33.009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11" calcext:value-type="date">
            <text:p>11 May 10</text:p>
          </table:table-cell>
          <table:table-cell table:style-name="ce6" office:value-type="float" office:value="48.1858" calcext:value-type="float">
            <text:p>48.1858</text:p>
          </table:table-cell>
          <table:table-cell office:value-type="float" office:value="47.0007" calcext:value-type="float">
            <text:p>47.0007</text:p>
          </table:table-cell>
          <table:table-cell office:value-type="float" office:value="47.5185" calcext:value-type="float">
            <text:p>47.5185</text:p>
          </table:table-cell>
          <table:table-cell table:style-name="ce7" table:formula="of:=MAX([.C316]-[.D316];ABS([.C316]-[.E315]);ABS([.D316]-[.E315]))" office:value-type="float" office:value="1.1851" calcext:value-type="float">
            <text:p>1.1851</text:p>
          </table:table-cell>
          <table:table-cell table:formula="of:=IF([.C316]-[.C315]&gt;[.D315]-[.D316];MAX([.C316]-[.C315];0);0)" office:value-type="float" office:value="0.587600000000002" calcext:value-type="float">
            <text:p>0.5876</text:p>
          </table:table-cell>
          <table:table-cell table:formula="of:=IF([.D315]-[.D316]&gt;[.C316]-[.C315];MAX([.D315]-[.D316];0);0)" office:value-type="float" office:value="0" calcext:value-type="float">
            <text:p>0.0000</text:p>
          </table:table-cell>
          <table:table-cell table:formula="of:=[.I315]-([.I315]/14)+[.F316]" office:value-type="float" office:value="18.990900391988" calcext:value-type="float">
            <text:p>18.9909</text:p>
          </table:table-cell>
          <table:table-cell table:style-name="ce6" table:formula="of:=[.J315]-([.J315]/14)+[.G316]" office:value-type="float" office:value="2.8050458513157" calcext:value-type="float">
            <text:p>2.8050</text:p>
          </table:table-cell>
          <table:table-cell table:style-name="ce6" table:formula="of:=[.K315]-([.K315]/14)+[.H316]" office:value-type="float" office:value="7.6043734303945" calcext:value-type="float">
            <text:p>7.6044</text:p>
          </table:table-cell>
          <table:table-cell table:formula="of:=(100*([.J316]/[.I316]))" office:value-type="float" office:value="14.7704731919879" calcext:value-type="float">
            <text:p>14.7705</text:p>
          </table:table-cell>
          <table:table-cell table:formula="of:=(100*([.K316]/[.I316]))" office:value-type="float" office:value="40.0421953326799" calcext:value-type="float">
            <text:p>40.0422</text:p>
          </table:table-cell>
          <table:table-cell table:formula="of:=ABS([.L316]-[.M316])" office:value-type="float" office:value="25.2717221406921" calcext:value-type="float">
            <text:p>25.2717</text:p>
          </table:table-cell>
          <table:table-cell table:formula="of:=[.L316]+[.M316]" office:value-type="float" office:value="54.8126685246678" calcext:value-type="float">
            <text:p>54.8127</text:p>
          </table:table-cell>
          <table:table-cell table:formula="of:=(100*([.N316]/[.O316]))" office:value-type="float" office:value="46.1056226980061" calcext:value-type="float">
            <text:p>46.1056</text:p>
          </table:table-cell>
          <table:table-cell table:formula="of:=(([.Q315]*13)+[.P316])/14" office:value-type="float" office:value="33.9453197497708" calcext:value-type="float">
            <text:p>33.945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12" calcext:value-type="date">
            <text:p>12 May 10</text:p>
          </table:table-cell>
          <table:table-cell table:style-name="ce6" office:value-type="float" office:value="48.4545" calcext:value-type="float">
            <text:p>48.4545</text:p>
          </table:table-cell>
          <table:table-cell office:value-type="float" office:value="47.6978" calcext:value-type="float">
            <text:p>47.6978</text:p>
          </table:table-cell>
          <table:table-cell office:value-type="float" office:value="48.4147" calcext:value-type="float">
            <text:p>48.4147</text:p>
          </table:table-cell>
          <table:table-cell table:style-name="ce7" table:formula="of:=MAX([.C317]-[.D317];ABS([.C317]-[.E316]);ABS([.D317]-[.E316]))" office:value-type="float" office:value="0.936" calcext:value-type="float">
            <text:p>0.9360</text:p>
          </table:table-cell>
          <table:table-cell table:formula="of:=IF([.C317]-[.C316]&gt;[.D316]-[.D317];MAX([.C317]-[.C316];0);0)" office:value-type="float" office:value="0.268700000000003" calcext:value-type="float">
            <text:p>0.2687</text:p>
          </table:table-cell>
          <table:table-cell table:formula="of:=IF([.D316]-[.D317]&gt;[.C317]-[.C316];MAX([.D316]-[.D317];0);0)" office:value-type="float" office:value="0" calcext:value-type="float">
            <text:p>0.0000</text:p>
          </table:table-cell>
          <table:table-cell table:formula="of:=[.I316]-([.I316]/14)+[.F317]" office:value-type="float" office:value="18.570407506846" calcext:value-type="float">
            <text:p>18.5704</text:p>
          </table:table-cell>
          <table:table-cell table:style-name="ce6" table:formula="of:=[.J316]-([.J316]/14)+[.G317]" office:value-type="float" office:value="2.87338543336458" calcext:value-type="float">
            <text:p>2.8734</text:p>
          </table:table-cell>
          <table:table-cell table:style-name="ce6" table:formula="of:=[.K316]-([.K316]/14)+[.H317]" office:value-type="float" office:value="7.06120389965204" calcext:value-type="float">
            <text:p>7.0612</text:p>
          </table:table-cell>
          <table:table-cell table:formula="of:=(100*([.J317]/[.I317]))" office:value-type="float" office:value="15.4729261181011" calcext:value-type="float">
            <text:p>15.4729</text:p>
          </table:table-cell>
          <table:table-cell table:formula="of:=(100*([.K317]/[.I317]))" office:value-type="float" office:value="38.0239577244006" calcext:value-type="float">
            <text:p>38.0240</text:p>
          </table:table-cell>
          <table:table-cell table:formula="of:=ABS([.L317]-[.M317])" office:value-type="float" office:value="22.5510316062995" calcext:value-type="float">
            <text:p>22.5510</text:p>
          </table:table-cell>
          <table:table-cell table:formula="of:=[.L317]+[.M317]" office:value-type="float" office:value="53.4968838425018" calcext:value-type="float">
            <text:p>53.4969</text:p>
          </table:table-cell>
          <table:table-cell table:formula="of:=(100*([.N317]/[.O317]))" office:value-type="float" office:value="42.1539162406005" calcext:value-type="float">
            <text:p>42.1539</text:p>
          </table:table-cell>
          <table:table-cell table:formula="of:=(([.Q316]*13)+[.P317])/14" office:value-type="float" office:value="34.5316480705443" calcext:value-type="float">
            <text:p>34.531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13" calcext:value-type="date">
            <text:p>13 May 10</text:p>
          </table:table-cell>
          <table:table-cell table:style-name="ce6" office:value-type="float" office:value="48.584" calcext:value-type="float">
            <text:p>48.5840</text:p>
          </table:table-cell>
          <table:table-cell office:value-type="float" office:value="47.5286" calcext:value-type="float">
            <text:p>47.5286</text:p>
          </table:table-cell>
          <table:table-cell office:value-type="float" office:value="47.648" calcext:value-type="float">
            <text:p>47.6480</text:p>
          </table:table-cell>
          <table:table-cell table:style-name="ce7" table:formula="of:=MAX([.C318]-[.D318];ABS([.C318]-[.E317]);ABS([.D318]-[.E317]))" office:value-type="float" office:value="1.05540000000001" calcext:value-type="float">
            <text:p>1.0554</text:p>
          </table:table-cell>
          <table:table-cell table:formula="of:=IF([.C318]-[.C317]&gt;[.D317]-[.D318];MAX([.C318]-[.C317];0);0)" office:value-type="float" office:value="0" calcext:value-type="float">
            <text:p>0.0000</text:p>
          </table:table-cell>
          <table:table-cell table:formula="of:=IF([.D317]-[.D318]&gt;[.C318]-[.C317];MAX([.D317]-[.D318];0);0)" office:value-type="float" office:value="0.169200000000004" calcext:value-type="float">
            <text:p>0.1692</text:p>
          </table:table-cell>
          <table:table-cell table:formula="of:=[.I317]-([.I317]/14)+[.F318]" office:value-type="float" office:value="18.2993498277856" calcext:value-type="float">
            <text:p>18.2993</text:p>
          </table:table-cell>
          <table:table-cell table:style-name="ce6" table:formula="of:=[.J317]-([.J317]/14)+[.G318]" office:value-type="float" office:value="2.66814361669568" calcext:value-type="float">
            <text:p>2.6681</text:p>
          </table:table-cell>
          <table:table-cell table:style-name="ce6" table:formula="of:=[.K317]-([.K317]/14)+[.H318]" office:value-type="float" office:value="6.72603219253404" calcext:value-type="float">
            <text:p>6.7260</text:p>
          </table:table-cell>
          <table:table-cell table:formula="of:=(100*([.J318]/[.I318]))" office:value-type="float" office:value="14.5805377885306" calcext:value-type="float">
            <text:p>14.5805</text:p>
          </table:table-cell>
          <table:table-cell table:formula="of:=(100*([.K318]/[.I318]))" office:value-type="float" office:value="36.7555801481061" calcext:value-type="float">
            <text:p>36.7556</text:p>
          </table:table-cell>
          <table:table-cell table:formula="of:=ABS([.L318]-[.M318])" office:value-type="float" office:value="22.1750423595755" calcext:value-type="float">
            <text:p>22.1750</text:p>
          </table:table-cell>
          <table:table-cell table:formula="of:=[.L318]+[.M318]" office:value-type="float" office:value="51.3361179366367" calcext:value-type="float">
            <text:p>51.3361</text:p>
          </table:table-cell>
          <table:table-cell table:formula="of:=(100*([.N318]/[.O318]))" office:value-type="float" office:value="43.1957912885929" calcext:value-type="float">
            <text:p>43.1958</text:p>
          </table:table-cell>
          <table:table-cell table:formula="of:=(([.Q317]*13)+[.P318])/14" office:value-type="float" office:value="35.1505154432621" calcext:value-type="float">
            <text:p>35.150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14" calcext:value-type="date">
            <text:p>14 May 10</text:p>
          </table:table-cell>
          <table:table-cell table:style-name="ce6" office:value-type="float" office:value="47.3194" calcext:value-type="float">
            <text:p>47.3194</text:p>
          </table:table-cell>
          <table:table-cell office:value-type="float" office:value="46.1842" calcext:value-type="float">
            <text:p>46.1842</text:p>
          </table:table-cell>
          <table:table-cell office:value-type="float" office:value="46.7319" calcext:value-type="float">
            <text:p>46.7319</text:p>
          </table:table-cell>
          <table:table-cell table:style-name="ce7" table:formula="of:=MAX([.C319]-[.D319];ABS([.C319]-[.E318]);ABS([.D319]-[.E318]))" office:value-type="float" office:value="1.46380000000001" calcext:value-type="float">
            <text:p>1.4638</text:p>
          </table:table-cell>
          <table:table-cell table:formula="of:=IF([.C319]-[.C318]&gt;[.D318]-[.D319];MAX([.C319]-[.C318];0);0)" office:value-type="float" office:value="0" calcext:value-type="float">
            <text:p>0.0000</text:p>
          </table:table-cell>
          <table:table-cell table:formula="of:=IF([.D318]-[.D319]&gt;[.C319]-[.C318];MAX([.D318]-[.D319];0);0)" office:value-type="float" office:value="1.3444" calcext:value-type="float">
            <text:p>1.3444</text:p>
          </table:table-cell>
          <table:table-cell table:formula="of:=[.I318]-([.I318]/14)+[.F319]" office:value-type="float" office:value="18.4560534115152" calcext:value-type="float">
            <text:p>18.4561</text:p>
          </table:table-cell>
          <table:table-cell table:style-name="ce6" table:formula="of:=[.J318]-([.J318]/14)+[.G319]" office:value-type="float" office:value="2.47756192978885" calcext:value-type="float">
            <text:p>2.4776</text:p>
          </table:table-cell>
          <table:table-cell table:style-name="ce6" table:formula="of:=[.K318]-([.K318]/14)+[.H319]" office:value-type="float" office:value="7.59000132163875" calcext:value-type="float">
            <text:p>7.5900</text:p>
          </table:table-cell>
          <table:table-cell table:formula="of:=(100*([.J319]/[.I319]))" office:value-type="float" office:value="13.4241155167174" calcext:value-type="float">
            <text:p>13.4241</text:p>
          </table:table-cell>
          <table:table-cell table:formula="of:=(100*([.K319]/[.I319]))" office:value-type="float" office:value="41.124725597636" calcext:value-type="float">
            <text:p>41.1247</text:p>
          </table:table-cell>
          <table:table-cell table:formula="of:=ABS([.L319]-[.M319])" office:value-type="float" office:value="27.7006100809187" calcext:value-type="float">
            <text:p>27.7006</text:p>
          </table:table-cell>
          <table:table-cell table:formula="of:=[.L319]+[.M319]" office:value-type="float" office:value="54.5488411143534" calcext:value-type="float">
            <text:p>54.5488</text:p>
          </table:table-cell>
          <table:table-cell table:formula="of:=(100*([.N319]/[.O319]))" office:value-type="float" office:value="50.7812989516103" calcext:value-type="float">
            <text:p>50.7813</text:p>
          </table:table-cell>
          <table:table-cell table:formula="of:=(([.Q318]*13)+[.P319])/14" office:value-type="float" office:value="36.2669999795727" calcext:value-type="float">
            <text:p>36.267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17" calcext:value-type="date">
            <text:p>17 May 10</text:p>
          </table:table-cell>
          <table:table-cell table:style-name="ce6" office:value-type="float" office:value="47.0705" calcext:value-type="float">
            <text:p>47.0705</text:p>
          </table:table-cell>
          <table:table-cell office:value-type="float" office:value="45.8756" calcext:value-type="float">
            <text:p>45.8756</text:p>
          </table:table-cell>
          <table:table-cell office:value-type="float" office:value="46.8812" calcext:value-type="float">
            <text:p>46.8812</text:p>
          </table:table-cell>
          <table:table-cell table:style-name="ce7" table:formula="of:=MAX([.C320]-[.D320];ABS([.C320]-[.E319]);ABS([.D320]-[.E319]))" office:value-type="float" office:value="1.1949" calcext:value-type="float">
            <text:p>1.1949</text:p>
          </table:table-cell>
          <table:table-cell table:formula="of:=IF([.C320]-[.C319]&gt;[.D319]-[.D320];MAX([.C320]-[.C319];0);0)" office:value-type="float" office:value="0" calcext:value-type="float">
            <text:p>0.0000</text:p>
          </table:table-cell>
          <table:table-cell table:formula="of:=IF([.D319]-[.D320]&gt;[.C320]-[.C319];MAX([.D319]-[.D320];0);0)" office:value-type="float" office:value="0.308599999999998" calcext:value-type="float">
            <text:p>0.3086</text:p>
          </table:table-cell>
          <table:table-cell table:formula="of:=[.I319]-([.I319]/14)+[.F320]" office:value-type="float" office:value="18.3326638821212" calcext:value-type="float">
            <text:p>18.3327</text:p>
          </table:table-cell>
          <table:table-cell table:style-name="ce6" table:formula="of:=[.J319]-([.J319]/14)+[.G320]" office:value-type="float" office:value="2.30059322051822" calcext:value-type="float">
            <text:p>2.3006</text:p>
          </table:table-cell>
          <table:table-cell table:style-name="ce6" table:formula="of:=[.K319]-([.K319]/14)+[.H320]" office:value-type="float" office:value="7.35645837009312" calcext:value-type="float">
            <text:p>7.3565</text:p>
          </table:table-cell>
          <table:table-cell table:formula="of:=(100*([.J320]/[.I320]))" office:value-type="float" office:value="12.5491485324282" calcext:value-type="float">
            <text:p>12.5491</text:p>
          </table:table-cell>
          <table:table-cell table:formula="of:=(100*([.K320]/[.I320]))" office:value-type="float" office:value="40.1276018444185" calcext:value-type="float">
            <text:p>40.1276</text:p>
          </table:table-cell>
          <table:table-cell table:formula="of:=ABS([.L320]-[.M320])" office:value-type="float" office:value="27.5784533119903" calcext:value-type="float">
            <text:p>27.5785</text:p>
          </table:table-cell>
          <table:table-cell table:formula="of:=[.L320]+[.M320]" office:value-type="float" office:value="52.6767503768467" calcext:value-type="float">
            <text:p>52.6768</text:p>
          </table:table-cell>
          <table:table-cell table:formula="of:=(100*([.N320]/[.O320]))" office:value-type="float" office:value="52.354127987576" calcext:value-type="float">
            <text:p>52.3541</text:p>
          </table:table-cell>
          <table:table-cell table:formula="of:=(([.Q319]*13)+[.P320])/14" office:value-type="float" office:value="37.4160805515729" calcext:value-type="float">
            <text:p>37.41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18" calcext:value-type="date">
            <text:p>18 May 10</text:p>
          </table:table-cell>
          <table:table-cell table:style-name="ce6" office:value-type="float" office:value="47.3791" calcext:value-type="float">
            <text:p>47.3791</text:p>
          </table:table-cell>
          <table:table-cell office:value-type="float" office:value="46.0249" calcext:value-type="float">
            <text:p>46.0249</text:p>
          </table:table-cell>
          <table:table-cell office:value-type="float" office:value="46.234" calcext:value-type="float">
            <text:p>46.2340</text:p>
          </table:table-cell>
          <table:table-cell table:style-name="ce7" table:formula="of:=MAX([.C321]-[.D321];ABS([.C321]-[.E320]);ABS([.D321]-[.E320]))" office:value-type="float" office:value="1.3542" calcext:value-type="float">
            <text:p>1.3542</text:p>
          </table:table-cell>
          <table:table-cell table:formula="of:=IF([.C321]-[.C320]&gt;[.D320]-[.D321];MAX([.C321]-[.C320];0);0)" office:value-type="float" office:value="0.308599999999998" calcext:value-type="float">
            <text:p>0.3086</text:p>
          </table:table-cell>
          <table:table-cell table:formula="of:=IF([.D320]-[.D321]&gt;[.C321]-[.C320];MAX([.D320]-[.D321];0);0)" office:value-type="float" office:value="0" calcext:value-type="float">
            <text:p>0.0000</text:p>
          </table:table-cell>
          <table:table-cell table:formula="of:=[.I320]-([.I320]/14)+[.F321]" office:value-type="float" office:value="18.3773878905411" calcext:value-type="float">
            <text:p>18.3774</text:p>
          </table:table-cell>
          <table:table-cell table:style-name="ce6" table:formula="of:=[.J320]-([.J320]/14)+[.G321]" office:value-type="float" office:value="2.44486513333834" calcext:value-type="float">
            <text:p>2.4449</text:p>
          </table:table-cell>
          <table:table-cell table:style-name="ce6" table:formula="of:=[.K320]-([.K320]/14)+[.H321]" office:value-type="float" office:value="6.83099705794362" calcext:value-type="float">
            <text:p>6.8310</text:p>
          </table:table-cell>
          <table:table-cell table:formula="of:=(100*([.J321]/[.I321]))" office:value-type="float" office:value="13.303659627257" calcext:value-type="float">
            <text:p>13.3037</text:p>
          </table:table-cell>
          <table:table-cell table:formula="of:=(100*([.K321]/[.I321]))" office:value-type="float" office:value="37.1706637451971" calcext:value-type="float">
            <text:p>37.1707</text:p>
          </table:table-cell>
          <table:table-cell table:formula="of:=ABS([.L321]-[.M321])" office:value-type="float" office:value="23.8670041179401" calcext:value-type="float">
            <text:p>23.8670</text:p>
          </table:table-cell>
          <table:table-cell table:formula="of:=[.L321]+[.M321]" office:value-type="float" office:value="50.4743233724541" calcext:value-type="float">
            <text:p>50.4743</text:p>
          </table:table-cell>
          <table:table-cell table:formula="of:=(100*([.N321]/[.O321]))" office:value-type="float" office:value="47.2854364818791" calcext:value-type="float">
            <text:p>47.2854</text:p>
          </table:table-cell>
          <table:table-cell table:formula="of:=(([.Q320]*13)+[.P321])/14" office:value-type="float" office:value="38.1210345465948" calcext:value-type="float">
            <text:p>38.121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19" calcext:value-type="date">
            <text:p>19 May 10</text:p>
          </table:table-cell>
          <table:table-cell table:style-name="ce6" office:value-type="float" office:value="46.4332" calcext:value-type="float">
            <text:p>46.4332</text:p>
          </table:table-cell>
          <table:table-cell office:value-type="float" office:value="45.3577" calcext:value-type="float">
            <text:p>45.3577</text:p>
          </table:table-cell>
          <table:table-cell office:value-type="float" office:value="45.8656" calcext:value-type="float">
            <text:p>45.8656</text:p>
          </table:table-cell>
          <table:table-cell table:style-name="ce7" table:formula="of:=MAX([.C322]-[.D322];ABS([.C322]-[.E321]);ABS([.D322]-[.E321]))" office:value-type="float" office:value="1.0755" calcext:value-type="float">
            <text:p>1.0755</text:p>
          </table:table-cell>
          <table:table-cell table:formula="of:=IF([.C322]-[.C321]&gt;[.D321]-[.D322];MAX([.C322]-[.C321];0);0)" office:value-type="float" office:value="0" calcext:value-type="float">
            <text:p>0.0000</text:p>
          </table:table-cell>
          <table:table-cell table:formula="of:=IF([.D321]-[.D322]&gt;[.C322]-[.C321];MAX([.D321]-[.D322];0);0)" office:value-type="float" office:value="0.667200000000001" calcext:value-type="float">
            <text:p>0.6672</text:p>
          </table:table-cell>
          <table:table-cell table:formula="of:=[.I321]-([.I321]/14)+[.F322]" office:value-type="float" office:value="18.1402173269311" calcext:value-type="float">
            <text:p>18.1402</text:p>
          </table:table-cell>
          <table:table-cell table:style-name="ce6" table:formula="of:=[.J321]-([.J321]/14)+[.G322]" office:value-type="float" office:value="2.27023190952846" calcext:value-type="float">
            <text:p>2.2702</text:p>
          </table:table-cell>
          <table:table-cell table:style-name="ce6" table:formula="of:=[.K321]-([.K321]/14)+[.H322]" office:value-type="float" office:value="7.01026869666193" calcext:value-type="float">
            <text:p>7.0103</text:p>
          </table:table-cell>
          <table:table-cell table:formula="of:=(100*([.J322]/[.I322]))" office:value-type="float" office:value="12.5149102053924" calcext:value-type="float">
            <text:p>12.5149</text:p>
          </table:table-cell>
          <table:table-cell table:formula="of:=(100*([.K322]/[.I322]))" office:value-type="float" office:value="38.6448991779963" calcext:value-type="float">
            <text:p>38.6449</text:p>
          </table:table-cell>
          <table:table-cell table:formula="of:=ABS([.L322]-[.M322])" office:value-type="float" office:value="26.1299889726039" calcext:value-type="float">
            <text:p>26.1300</text:p>
          </table:table-cell>
          <table:table-cell table:formula="of:=[.L322]+[.M322]" office:value-type="float" office:value="51.1598093833888" calcext:value-type="float">
            <text:p>51.1598</text:p>
          </table:table-cell>
          <table:table-cell table:formula="of:=(100*([.N322]/[.O322]))" office:value-type="float" office:value="51.0752273855972" calcext:value-type="float">
            <text:p>51.0752</text:p>
          </table:table-cell>
          <table:table-cell table:formula="of:=(([.Q321]*13)+[.P322])/14" office:value-type="float" office:value="39.046334035095" calcext:value-type="float">
            <text:p>39.046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20" calcext:value-type="date">
            <text:p>20 May 10</text:p>
          </table:table-cell>
          <table:table-cell table:style-name="ce6" office:value-type="float" office:value="45.0889" calcext:value-type="float">
            <text:p>45.0889</text:p>
          </table:table-cell>
          <table:table-cell office:value-type="float" office:value="44.0632" calcext:value-type="float">
            <text:p>44.0632</text:p>
          </table:table-cell>
          <table:table-cell office:value-type="float" office:value="44.1628" calcext:value-type="float">
            <text:p>44.1628</text:p>
          </table:table-cell>
          <table:table-cell table:style-name="ce7" table:formula="of:=MAX([.C323]-[.D323];ABS([.C323]-[.E322]);ABS([.D323]-[.E322]))" office:value-type="float" office:value="1.8024" calcext:value-type="float">
            <text:p>1.8024</text:p>
          </table:table-cell>
          <table:table-cell table:formula="of:=IF([.C323]-[.C322]&gt;[.D322]-[.D323];MAX([.C323]-[.C322];0);0)" office:value-type="float" office:value="0" calcext:value-type="float">
            <text:p>0.0000</text:p>
          </table:table-cell>
          <table:table-cell table:formula="of:=IF([.D322]-[.D323]&gt;[.C323]-[.C322];MAX([.D322]-[.D323];0);0)" office:value-type="float" office:value="1.2945" calcext:value-type="float">
            <text:p>1.2945</text:p>
          </table:table-cell>
          <table:table-cell table:formula="of:=[.I322]-([.I322]/14)+[.F323]" office:value-type="float" office:value="18.6468875178646" calcext:value-type="float">
            <text:p>18.6469</text:p>
          </table:table-cell>
          <table:table-cell table:style-name="ce6" table:formula="of:=[.J322]-([.J322]/14)+[.G323]" office:value-type="float" office:value="2.10807248741929" calcext:value-type="float">
            <text:p>2.1081</text:p>
          </table:table-cell>
          <table:table-cell table:style-name="ce6" table:formula="of:=[.K322]-([.K322]/14)+[.H323]" office:value-type="float" office:value="7.80403521832893" calcext:value-type="float">
            <text:p>7.8040</text:p>
          </table:table-cell>
          <table:table-cell table:formula="of:=(100*([.J323]/[.I323]))" office:value-type="float" office:value="11.3052244531408" calcext:value-type="float">
            <text:p>11.3052</text:p>
          </table:table-cell>
          <table:table-cell table:formula="of:=(100*([.K323]/[.I323]))" office:value-type="float" office:value="41.8516774493991" calcext:value-type="float">
            <text:p>41.8517</text:p>
          </table:table-cell>
          <table:table-cell table:formula="of:=ABS([.L323]-[.M323])" office:value-type="float" office:value="30.5464529962583" calcext:value-type="float">
            <text:p>30.5465</text:p>
          </table:table-cell>
          <table:table-cell table:formula="of:=[.L323]+[.M323]" office:value-type="float" office:value="53.1569019025399" calcext:value-type="float">
            <text:p>53.1569</text:p>
          </table:table-cell>
          <table:table-cell table:formula="of:=(100*([.N323]/[.O323]))" office:value-type="float" office:value="57.4646977212168" calcext:value-type="float">
            <text:p>57.4647</text:p>
          </table:table-cell>
          <table:table-cell table:formula="of:=(([.Q322]*13)+[.P323])/14" office:value-type="float" office:value="40.3619314412465" calcext:value-type="float">
            <text:p>40.361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21" calcext:value-type="date">
            <text:p>21 May 10</text:p>
          </table:table-cell>
          <table:table-cell table:style-name="ce6" office:value-type="float" office:value="45.4474" calcext:value-type="float">
            <text:p>45.4474</text:p>
          </table:table-cell>
          <table:table-cell office:value-type="float" office:value="43.3065" calcext:value-type="float">
            <text:p>43.3065</text:p>
          </table:table-cell>
          <table:table-cell office:value-type="float" office:value="44.6507" calcext:value-type="float">
            <text:p>44.6507</text:p>
          </table:table-cell>
          <table:table-cell table:style-name="ce7" table:formula="of:=MAX([.C324]-[.D324];ABS([.C324]-[.E323]);ABS([.D324]-[.E323]))" office:value-type="float" office:value="2.1409" calcext:value-type="float">
            <text:p>2.1409</text:p>
          </table:table-cell>
          <table:table-cell table:formula="of:=IF([.C324]-[.C323]&gt;[.D323]-[.D324];MAX([.C324]-[.C323];0);0)" office:value-type="float" office:value="0" calcext:value-type="float">
            <text:p>0.0000</text:p>
          </table:table-cell>
          <table:table-cell table:formula="of:=IF([.D323]-[.D324]&gt;[.C324]-[.C323];MAX([.D323]-[.D324];0);0)" office:value-type="float" office:value="0.756700000000002" calcext:value-type="float">
            <text:p>0.7567</text:p>
          </table:table-cell>
          <table:table-cell table:formula="of:=[.I323]-([.I323]/14)+[.F324]" office:value-type="float" office:value="19.4558669808742" calcext:value-type="float">
            <text:p>19.4559</text:p>
          </table:table-cell>
          <table:table-cell table:style-name="ce6" table:formula="of:=[.J323]-([.J323]/14)+[.G324]" office:value-type="float" office:value="1.95749588117505" calcext:value-type="float">
            <text:p>1.9575</text:p>
          </table:table-cell>
          <table:table-cell table:style-name="ce6" table:formula="of:=[.K323]-([.K323]/14)+[.H324]" office:value-type="float" office:value="8.00330413130544" calcext:value-type="float">
            <text:p>8.0033</text:p>
          </table:table-cell>
          <table:table-cell table:formula="of:=(100*([.J324]/[.I324]))" office:value-type="float" office:value="10.0612112690703" calcext:value-type="float">
            <text:p>10.0612</text:p>
          </table:table-cell>
          <table:table-cell table:formula="of:=(100*([.K324]/[.I324]))" office:value-type="float" office:value="41.1356848768187" calcext:value-type="float">
            <text:p>41.1357</text:p>
          </table:table-cell>
          <table:table-cell table:formula="of:=ABS([.L324]-[.M324])" office:value-type="float" office:value="31.0744736077484" calcext:value-type="float">
            <text:p>31.0745</text:p>
          </table:table-cell>
          <table:table-cell table:formula="of:=[.L324]+[.M324]" office:value-type="float" office:value="51.196896145889" calcext:value-type="float">
            <text:p>51.1969</text:p>
          </table:table-cell>
          <table:table-cell table:formula="of:=(100*([.N324]/[.O324]))" office:value-type="float" office:value="60.6960107878406" calcext:value-type="float">
            <text:p>60.6960</text:p>
          </table:table-cell>
          <table:table-cell table:formula="of:=(([.Q323]*13)+[.P324])/14" office:value-type="float" office:value="41.8143656802889" calcext:value-type="float">
            <text:p>41.814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24" calcext:value-type="date">
            <text:p>24 May 10</text:p>
          </table:table-cell>
          <table:table-cell table:style-name="ce6" office:value-type="float" office:value="45.1337" calcext:value-type="float">
            <text:p>45.1337</text:p>
          </table:table-cell>
          <table:table-cell office:value-type="float" office:value="44.4516" calcext:value-type="float">
            <text:p>44.4516</text:p>
          </table:table-cell>
          <table:table-cell office:value-type="float" office:value="44.4714" calcext:value-type="float">
            <text:p>44.4714</text:p>
          </table:table-cell>
          <table:table-cell table:style-name="ce7" table:formula="of:=MAX([.C325]-[.D325];ABS([.C325]-[.E324]);ABS([.D325]-[.E324]))" office:value-type="float" office:value="0.682099999999998" calcext:value-type="float">
            <text:p>0.6821</text:p>
          </table:table-cell>
          <table:table-cell table:formula="of:=IF([.C325]-[.C324]&gt;[.D324]-[.D325];MAX([.C325]-[.C324];0);0)" office:value-type="float" office:value="0" calcext:value-type="float">
            <text:p>0.0000</text:p>
          </table:table-cell>
          <table:table-cell table:formula="of:=IF([.D324]-[.D325]&gt;[.C325]-[.C324];MAX([.D324]-[.D325];0);0)" office:value-type="float" office:value="0" calcext:value-type="float">
            <text:p>0.0000</text:p>
          </table:table-cell>
          <table:table-cell table:formula="of:=[.I324]-([.I324]/14)+[.F325]" office:value-type="float" office:value="18.7482621965261" calcext:value-type="float">
            <text:p>18.7483</text:p>
          </table:table-cell>
          <table:table-cell table:style-name="ce6" table:formula="of:=[.J324]-([.J324]/14)+[.G325]" office:value-type="float" office:value="1.8176747468054" calcext:value-type="float">
            <text:p>1.8177</text:p>
          </table:table-cell>
          <table:table-cell table:style-name="ce6" table:formula="of:=[.K324]-([.K324]/14)+[.H325]" office:value-type="float" office:value="7.43163955049791" calcext:value-type="float">
            <text:p>7.4316</text:p>
          </table:table-cell>
          <table:table-cell table:formula="of:=(100*([.J325]/[.I325]))" office:value-type="float" office:value="9.69516389173503" calcext:value-type="float">
            <text:p>9.6952</text:p>
          </table:table-cell>
          <table:table-cell table:formula="of:=(100*([.K325]/[.I325]))" office:value-type="float" office:value="39.6390847994165" calcext:value-type="float">
            <text:p>39.6391</text:p>
          </table:table-cell>
          <table:table-cell table:formula="of:=ABS([.L325]-[.M325])" office:value-type="float" office:value="29.9439209076814" calcext:value-type="float">
            <text:p>29.9439</text:p>
          </table:table-cell>
          <table:table-cell table:formula="of:=[.L325]+[.M325]" office:value-type="float" office:value="49.3342486911515" calcext:value-type="float">
            <text:p>49.3342</text:p>
          </table:table-cell>
          <table:table-cell table:formula="of:=(100*([.N325]/[.O325]))" office:value-type="float" office:value="60.6960107878406" calcext:value-type="float">
            <text:p>60.6960</text:p>
          </table:table-cell>
          <table:table-cell table:formula="of:=(([.Q324]*13)+[.P325])/14" office:value-type="float" office:value="43.1630546165426" calcext:value-type="float">
            <text:p>43.163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25" calcext:value-type="date">
            <text:p>25 May 10</text:p>
          </table:table-cell>
          <table:table-cell table:style-name="ce6" office:value-type="float" office:value="44.571" calcext:value-type="float">
            <text:p>44.5710</text:p>
          </table:table-cell>
          <table:table-cell office:value-type="float" office:value="43.0476" calcext:value-type="float">
            <text:p>43.0476</text:p>
          </table:table-cell>
          <table:table-cell office:value-type="float" office:value="44.5113" calcext:value-type="float">
            <text:p>44.5113</text:p>
          </table:table-cell>
          <table:table-cell table:style-name="ce7" table:formula="of:=MAX([.C326]-[.D326];ABS([.C326]-[.E325]);ABS([.D326]-[.E325]))" office:value-type="float" office:value="1.5234" calcext:value-type="float">
            <text:p>1.5234</text:p>
          </table:table-cell>
          <table:table-cell table:formula="of:=IF([.C326]-[.C325]&gt;[.D325]-[.D326];MAX([.C326]-[.C325];0);0)" office:value-type="float" office:value="0" calcext:value-type="float">
            <text:p>0.0000</text:p>
          </table:table-cell>
          <table:table-cell table:formula="of:=IF([.D325]-[.D326]&gt;[.C326]-[.C325];MAX([.D325]-[.D326];0);0)" office:value-type="float" office:value="1.404" calcext:value-type="float">
            <text:p>1.4040</text:p>
          </table:table-cell>
          <table:table-cell table:formula="of:=[.I325]-([.I325]/14)+[.F326]" office:value-type="float" office:value="18.9325006110599" calcext:value-type="float">
            <text:p>18.9325</text:p>
          </table:table-cell>
          <table:table-cell table:style-name="ce6" table:formula="of:=[.J325]-([.J325]/14)+[.G326]" office:value-type="float" office:value="1.6878408363193" calcext:value-type="float">
            <text:p>1.6878</text:p>
          </table:table-cell>
          <table:table-cell table:style-name="ce6" table:formula="of:=[.K325]-([.K325]/14)+[.H326]" office:value-type="float" office:value="8.30480815403377" calcext:value-type="float">
            <text:p>8.3048</text:p>
          </table:table-cell>
          <table:table-cell table:formula="of:=(100*([.J326]/[.I326]))" office:value-type="float" office:value="8.91504440429442" calcext:value-type="float">
            <text:p>8.9150</text:p>
          </table:table-cell>
          <table:table-cell table:formula="of:=(100*([.K326]/[.I326]))" office:value-type="float" office:value="43.8653526263842" calcext:value-type="float">
            <text:p>43.8654</text:p>
          </table:table-cell>
          <table:table-cell table:formula="of:=ABS([.L326]-[.M326])" office:value-type="float" office:value="34.9503082220897" calcext:value-type="float">
            <text:p>34.9503</text:p>
          </table:table-cell>
          <table:table-cell table:formula="of:=[.L326]+[.M326]" office:value-type="float" office:value="52.7803970306786" calcext:value-type="float">
            <text:p>52.7804</text:p>
          </table:table-cell>
          <table:table-cell table:formula="of:=(100*([.N326]/[.O326]))" office:value-type="float" office:value="66.2183503503676" calcext:value-type="float">
            <text:p>66.2184</text:p>
          </table:table-cell>
          <table:table-cell table:formula="of:=(([.Q325]*13)+[.P326])/14" office:value-type="float" office:value="44.809861454673" calcext:value-type="float">
            <text:p>44.809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26" calcext:value-type="date">
            <text:p>26 May 10</text:p>
          </table:table-cell>
          <table:table-cell table:style-name="ce6" office:value-type="float" office:value="45.3776" calcext:value-type="float">
            <text:p>45.3776</text:p>
          </table:table-cell>
          <table:table-cell office:value-type="float" office:value="43.9338" calcext:value-type="float">
            <text:p>43.9338</text:p>
          </table:table-cell>
          <table:table-cell office:value-type="float" office:value="44.0134" calcext:value-type="float">
            <text:p>44.0134</text:p>
          </table:table-cell>
          <table:table-cell table:style-name="ce7" table:formula="of:=MAX([.C327]-[.D327];ABS([.C327]-[.E326]);ABS([.D327]-[.E326]))" office:value-type="float" office:value="1.4438" calcext:value-type="float">
            <text:p>1.4438</text:p>
          </table:table-cell>
          <table:table-cell table:formula="of:=IF([.C327]-[.C326]&gt;[.D326]-[.D327];MAX([.C327]-[.C326];0);0)" office:value-type="float" office:value="0.806600000000003" calcext:value-type="float">
            <text:p>0.8066</text:p>
          </table:table-cell>
          <table:table-cell table:formula="of:=IF([.D326]-[.D327]&gt;[.C327]-[.C326];MAX([.D326]-[.D327];0);0)" office:value-type="float" office:value="0" calcext:value-type="float">
            <text:p>0.0000</text:p>
          </table:table-cell>
          <table:table-cell table:formula="of:=[.I326]-([.I326]/14)+[.F327]" office:value-type="float" office:value="19.0239791388414" calcext:value-type="float">
            <text:p>19.0240</text:p>
          </table:table-cell>
          <table:table-cell table:style-name="ce6" table:formula="of:=[.J326]-([.J326]/14)+[.G327]" office:value-type="float" office:value="2.37388077658221" calcext:value-type="float">
            <text:p>2.3739</text:p>
          </table:table-cell>
          <table:table-cell table:style-name="ce6" table:formula="of:=[.K326]-([.K326]/14)+[.H327]" office:value-type="float" office:value="7.71160757160279" calcext:value-type="float">
            <text:p>7.7116</text:p>
          </table:table-cell>
          <table:table-cell table:formula="of:=(100*([.J327]/[.I327]))" office:value-type="float" office:value="12.4783609110223" calcext:value-type="float">
            <text:p>12.4784</text:p>
          </table:table-cell>
          <table:table-cell table:formula="of:=(100*([.K327]/[.I327]))" office:value-type="float" office:value="40.5362490955321" calcext:value-type="float">
            <text:p>40.5362</text:p>
          </table:table-cell>
          <table:table-cell table:formula="of:=ABS([.L327]-[.M327])" office:value-type="float" office:value="28.0578881845098" calcext:value-type="float">
            <text:p>28.0579</text:p>
          </table:table-cell>
          <table:table-cell table:formula="of:=[.L327]+[.M327]" office:value-type="float" office:value="53.0146100065543" calcext:value-type="float">
            <text:p>53.0146</text:p>
          </table:table-cell>
          <table:table-cell table:formula="of:=(100*([.N327]/[.O327]))" office:value-type="float" office:value="52.9248223858308" calcext:value-type="float">
            <text:p>52.9248</text:p>
          </table:table-cell>
          <table:table-cell table:formula="of:=(([.Q326]*13)+[.P327])/14" office:value-type="float" office:value="45.3895015211843" calcext:value-type="float">
            <text:p>45.389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27" calcext:value-type="date">
            <text:p>27 May 10</text:p>
          </table:table-cell>
          <table:table-cell table:style-name="ce6" office:value-type="float" office:value="45.6963" calcext:value-type="float">
            <text:p>45.6963</text:p>
          </table:table-cell>
          <table:table-cell office:value-type="float" office:value="44.8996" calcext:value-type="float">
            <text:p>44.8996</text:p>
          </table:table-cell>
          <table:table-cell office:value-type="float" office:value="45.6763" calcext:value-type="float">
            <text:p>45.6763</text:p>
          </table:table-cell>
          <table:table-cell table:style-name="ce7" table:formula="of:=MAX([.C328]-[.D328];ABS([.C328]-[.E327]);ABS([.D328]-[.E327]))" office:value-type="float" office:value="1.6829" calcext:value-type="float">
            <text:p>1.6829</text:p>
          </table:table-cell>
          <table:table-cell table:formula="of:=IF([.C328]-[.C327]&gt;[.D327]-[.D328];MAX([.C328]-[.C327];0);0)" office:value-type="float" office:value="0.3187" calcext:value-type="float">
            <text:p>0.3187</text:p>
          </table:table-cell>
          <table:table-cell table:formula="of:=IF([.D327]-[.D328]&gt;[.C328]-[.C327];MAX([.D327]-[.D328];0);0)" office:value-type="float" office:value="0" calcext:value-type="float">
            <text:p>0.0000</text:p>
          </table:table-cell>
          <table:table-cell table:formula="of:=[.I327]-([.I327]/14)+[.F328]" office:value-type="float" office:value="19.348023486067" calcext:value-type="float">
            <text:p>19.3480</text:p>
          </table:table-cell>
          <table:table-cell table:style-name="ce6" table:formula="of:=[.J327]-([.J327]/14)+[.G328]" office:value-type="float" office:value="2.5230178639692" calcext:value-type="float">
            <text:p>2.5230</text:p>
          </table:table-cell>
          <table:table-cell table:style-name="ce6" table:formula="of:=[.K327]-([.K327]/14)+[.H328]" office:value-type="float" office:value="7.16077845934544" calcext:value-type="float">
            <text:p>7.1608</text:p>
          </table:table-cell>
          <table:table-cell table:formula="of:=(100*([.J328]/[.I328]))" office:value-type="float" office:value="13.0401840052866" calcext:value-type="float">
            <text:p>13.0402</text:p>
          </table:table-cell>
          <table:table-cell table:formula="of:=(100*([.K328]/[.I328]))" office:value-type="float" office:value="37.0103874667204" calcext:value-type="float">
            <text:p>37.0104</text:p>
          </table:table-cell>
          <table:table-cell table:formula="of:=ABS([.L328]-[.M328])" office:value-type="float" office:value="23.9702034614338" calcext:value-type="float">
            <text:p>23.9702</text:p>
          </table:table-cell>
          <table:table-cell table:formula="of:=[.L328]+[.M328]" office:value-type="float" office:value="50.050571472007" calcext:value-type="float">
            <text:p>50.0506</text:p>
          </table:table-cell>
          <table:table-cell table:formula="of:=(100*([.N328]/[.O328]))" office:value-type="float" office:value="47.8919675769141" calcext:value-type="float">
            <text:p>47.8920</text:p>
          </table:table-cell>
          <table:table-cell table:formula="of:=(([.Q327]*13)+[.P328])/14" office:value-type="float" office:value="45.5682490965935" calcext:value-type="float">
            <text:p>45.568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5-28" calcext:value-type="date">
            <text:p>28 May 10</text:p>
          </table:table-cell>
          <table:table-cell table:style-name="ce6" office:value-type="float" office:value="45.7958" calcext:value-type="float">
            <text:p>45.7958</text:p>
          </table:table-cell>
          <table:table-cell office:value-type="float" office:value="45.0092" calcext:value-type="float">
            <text:p>45.0092</text:p>
          </table:table-cell>
          <table:table-cell office:value-type="float" office:value="45.4075" calcext:value-type="float">
            <text:p>45.4075</text:p>
          </table:table-cell>
          <table:table-cell table:style-name="ce7" table:formula="of:=MAX([.C329]-[.D329];ABS([.C329]-[.E328]);ABS([.D329]-[.E328]))" office:value-type="float" office:value="0.7866" calcext:value-type="float">
            <text:p>0.7866</text:p>
          </table:table-cell>
          <table:table-cell table:formula="of:=IF([.C329]-[.C328]&gt;[.D328]-[.D329];MAX([.C329]-[.C328];0);0)" office:value-type="float" office:value="0.099499999999999" calcext:value-type="float">
            <text:p>0.0995</text:p>
          </table:table-cell>
          <table:table-cell table:formula="of:=IF([.D328]-[.D329]&gt;[.C329]-[.C328];MAX([.D328]-[.D329];0);0)" office:value-type="float" office:value="0" calcext:value-type="float">
            <text:p>0.0000</text:p>
          </table:table-cell>
          <table:table-cell table:formula="of:=[.I328]-([.I328]/14)+[.F329]" office:value-type="float" office:value="18.7526218084908" calcext:value-type="float">
            <text:p>18.7526</text:p>
          </table:table-cell>
          <table:table-cell table:style-name="ce6" table:formula="of:=[.J328]-([.J328]/14)+[.G329]" office:value-type="float" office:value="2.44230230225711" calcext:value-type="float">
            <text:p>2.4423</text:p>
          </table:table-cell>
          <table:table-cell table:style-name="ce6" table:formula="of:=[.K328]-([.K328]/14)+[.H329]" office:value-type="float" office:value="6.64929428367791" calcext:value-type="float">
            <text:p>6.6493</text:p>
          </table:table-cell>
          <table:table-cell table:formula="of:=(100*([.J329]/[.I329]))" office:value-type="float" office:value="13.0237911647709" calcext:value-type="float">
            <text:p>13.0238</text:p>
          </table:table-cell>
          <table:table-cell table:formula="of:=(100*([.K329]/[.I329]))" office:value-type="float" office:value="35.4579447694469" calcext:value-type="float">
            <text:p>35.4579</text:p>
          </table:table-cell>
          <table:table-cell table:formula="of:=ABS([.L329]-[.M329])" office:value-type="float" office:value="22.4341536046761" calcext:value-type="float">
            <text:p>22.4342</text:p>
          </table:table-cell>
          <table:table-cell table:formula="of:=[.L329]+[.M329]" office:value-type="float" office:value="48.4817359342178" calcext:value-type="float">
            <text:p>48.4817</text:p>
          </table:table-cell>
          <table:table-cell table:formula="of:=(100*([.N329]/[.O329]))" office:value-type="float" office:value="46.2734123941349" calcext:value-type="float">
            <text:p>46.2734</text:p>
          </table:table-cell>
          <table:table-cell table:formula="of:=(([.Q328]*13)+[.P329])/14" office:value-type="float" office:value="45.6186179035608" calcext:value-type="float">
            <text:p>45.618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01" calcext:value-type="date">
            <text:p>1 Jun 10</text:p>
          </table:table-cell>
          <table:table-cell table:style-name="ce6" office:value-type="float" office:value="46.0547" calcext:value-type="float">
            <text:p>46.0547</text:p>
          </table:table-cell>
          <table:table-cell office:value-type="float" office:value="44.9394" calcext:value-type="float">
            <text:p>44.9394</text:p>
          </table:table-cell>
          <table:table-cell office:value-type="float" office:value="44.9892" calcext:value-type="float">
            <text:p>44.9892</text:p>
          </table:table-cell>
          <table:table-cell table:style-name="ce7" table:formula="of:=MAX([.C330]-[.D330];ABS([.C330]-[.E329]);ABS([.D330]-[.E329]))" office:value-type="float" office:value="1.1153" calcext:value-type="float">
            <text:p>1.1153</text:p>
          </table:table-cell>
          <table:table-cell table:formula="of:=IF([.C330]-[.C329]&gt;[.D329]-[.D330];MAX([.C330]-[.C329];0);0)" office:value-type="float" office:value="0.258899999999997" calcext:value-type="float">
            <text:p>0.2589</text:p>
          </table:table-cell>
          <table:table-cell table:formula="of:=IF([.D329]-[.D330]&gt;[.C330]-[.C329];MAX([.D329]-[.D330];0);0)" office:value-type="float" office:value="0" calcext:value-type="float">
            <text:p>0.0000</text:p>
          </table:table-cell>
          <table:table-cell table:formula="of:=[.I329]-([.I329]/14)+[.F330]" office:value-type="float" office:value="18.52844882217" calcext:value-type="float">
            <text:p>18.5284</text:p>
          </table:table-cell>
          <table:table-cell table:style-name="ce6" table:formula="of:=[.J329]-([.J329]/14)+[.G330]" office:value-type="float" office:value="2.52675213781017" calcext:value-type="float">
            <text:p>2.5268</text:p>
          </table:table-cell>
          <table:table-cell table:style-name="ce6" table:formula="of:=[.K329]-([.K329]/14)+[.H330]" office:value-type="float" office:value="6.17434469198663" calcext:value-type="float">
            <text:p>6.1743</text:p>
          </table:table-cell>
          <table:table-cell table:formula="of:=(100*([.J330]/[.I330]))" office:value-type="float" office:value="13.63714880863" calcext:value-type="float">
            <text:p>13.6371</text:p>
          </table:table-cell>
          <table:table-cell table:formula="of:=(100*([.K330]/[.I330]))" office:value-type="float" office:value="33.3235920138053" calcext:value-type="float">
            <text:p>33.3236</text:p>
          </table:table-cell>
          <table:table-cell table:formula="of:=ABS([.L330]-[.M330])" office:value-type="float" office:value="19.6864432051753" calcext:value-type="float">
            <text:p>19.6864</text:p>
          </table:table-cell>
          <table:table-cell table:formula="of:=[.L330]+[.M330]" office:value-type="float" office:value="46.9607408224352" calcext:value-type="float">
            <text:p>46.9607</text:p>
          </table:table-cell>
          <table:table-cell table:formula="of:=(100*([.N330]/[.O330]))" office:value-type="float" office:value="41.9210661084166" calcext:value-type="float">
            <text:p>41.9211</text:p>
          </table:table-cell>
          <table:table-cell table:formula="of:=(([.Q329]*13)+[.P330])/14" office:value-type="float" office:value="45.3545070610505" calcext:value-type="float">
            <text:p>45.354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02" calcext:value-type="date">
            <text:p>2 Jun 10</text:p>
          </table:table-cell>
          <table:table-cell table:style-name="ce6" office:value-type="float" office:value="46.0847" calcext:value-type="float">
            <text:p>46.0847</text:p>
          </table:table-cell>
          <table:table-cell office:value-type="float" office:value="44.9394" calcext:value-type="float">
            <text:p>44.9394</text:p>
          </table:table-cell>
          <table:table-cell office:value-type="float" office:value="46.0547" calcext:value-type="float">
            <text:p>46.0547</text:p>
          </table:table-cell>
          <table:table-cell table:style-name="ce7" table:formula="of:=MAX([.C331]-[.D331];ABS([.C331]-[.E330]);ABS([.D331]-[.E330]))" office:value-type="float" office:value="1.1453" calcext:value-type="float">
            <text:p>1.1453</text:p>
          </table:table-cell>
          <table:table-cell table:formula="of:=IF([.C331]-[.C330]&gt;[.D330]-[.D331];MAX([.C331]-[.C330];0);0)" office:value-type="float" office:value="0.0300000000000011" calcext:value-type="float">
            <text:p>0.0300</text:p>
          </table:table-cell>
          <table:table-cell table:formula="of:=IF([.D330]-[.D331]&gt;[.C331]-[.C330];MAX([.D330]-[.D331];0);0)" office:value-type="float" office:value="0" calcext:value-type="float">
            <text:p>0.0000</text:p>
          </table:table-cell>
          <table:table-cell table:formula="of:=[.I330]-([.I330]/14)+[.F331]" office:value-type="float" office:value="18.350288192015" calcext:value-type="float">
            <text:p>18.3503</text:p>
          </table:table-cell>
          <table:table-cell table:style-name="ce6" table:formula="of:=[.J330]-([.J330]/14)+[.G331]" office:value-type="float" office:value="2.3762698422523" calcext:value-type="float">
            <text:p>2.3763</text:p>
          </table:table-cell>
          <table:table-cell table:style-name="ce6" table:formula="of:=[.K330]-([.K330]/14)+[.H331]" office:value-type="float" office:value="5.73332007113044" calcext:value-type="float">
            <text:p>5.7333</text:p>
          </table:table-cell>
          <table:table-cell table:formula="of:=(100*([.J331]/[.I331]))" office:value-type="float" office:value="12.9494960372684" calcext:value-type="float">
            <text:p>12.9495</text:p>
          </table:table-cell>
          <table:table-cell table:formula="of:=(100*([.K331]/[.I331]))" office:value-type="float" office:value="31.2437603766096" calcext:value-type="float">
            <text:p>31.2438</text:p>
          </table:table-cell>
          <table:table-cell table:formula="of:=ABS([.L331]-[.M331])" office:value-type="float" office:value="18.2942643393412" calcext:value-type="float">
            <text:p>18.2943</text:p>
          </table:table-cell>
          <table:table-cell table:formula="of:=[.L331]+[.M331]" office:value-type="float" office:value="44.1932564138779" calcext:value-type="float">
            <text:p>44.1933</text:p>
          </table:table-cell>
          <table:table-cell table:formula="of:=(100*([.N331]/[.O331]))" office:value-type="float" office:value="41.3960541128992" calcext:value-type="float">
            <text:p>41.3961</text:p>
          </table:table-cell>
          <table:table-cell table:formula="of:=(([.Q330]*13)+[.P331])/14" office:value-type="float" office:value="45.0717604218968" calcext:value-type="float">
            <text:p>45.071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03" calcext:value-type="date">
            <text:p>3 Jun 10</text:p>
          </table:table-cell>
          <table:table-cell table:style-name="ce6" office:value-type="float" office:value="46.5725" calcext:value-type="float">
            <text:p>46.5725</text:p>
          </table:table-cell>
          <table:table-cell office:value-type="float" office:value="45.8854" calcext:value-type="float">
            <text:p>45.8854</text:p>
          </table:table-cell>
          <table:table-cell office:value-type="float" office:value="46.4929" calcext:value-type="float">
            <text:p>46.4929</text:p>
          </table:table-cell>
          <table:table-cell table:style-name="ce7" table:formula="of:=MAX([.C332]-[.D332];ABS([.C332]-[.E331]);ABS([.D332]-[.E331]))" office:value-type="float" office:value="0.687100000000001" calcext:value-type="float">
            <text:p>0.6871</text:p>
          </table:table-cell>
          <table:table-cell table:formula="of:=IF([.C332]-[.C331]&gt;[.D331]-[.D332];MAX([.C332]-[.C331];0);0)" office:value-type="float" office:value="0.4878" calcext:value-type="float">
            <text:p>0.4878</text:p>
          </table:table-cell>
          <table:table-cell table:formula="of:=IF([.D331]-[.D332]&gt;[.C332]-[.C331];MAX([.D331]-[.D332];0);0)" office:value-type="float" office:value="0" calcext:value-type="float">
            <text:p>0.0000</text:p>
          </table:table-cell>
          <table:table-cell table:formula="of:=[.I331]-([.I331]/14)+[.F332]" office:value-type="float" office:value="17.7266533211568" calcext:value-type="float">
            <text:p>17.7267</text:p>
          </table:table-cell>
          <table:table-cell table:style-name="ce6" table:formula="of:=[.J331]-([.J331]/14)+[.G332]" office:value-type="float" office:value="2.69433628209142" calcext:value-type="float">
            <text:p>2.6943</text:p>
          </table:table-cell>
          <table:table-cell table:style-name="ce6" table:formula="of:=[.K331]-([.K331]/14)+[.H332]" office:value-type="float" office:value="5.32379720890684" calcext:value-type="float">
            <text:p>5.3238</text:p>
          </table:table-cell>
          <table:table-cell table:formula="of:=(100*([.J332]/[.I332]))" office:value-type="float" office:value="15.1993511311903" calcext:value-type="float">
            <text:p>15.1994</text:p>
          </table:table-cell>
          <table:table-cell table:formula="of:=(100*([.K332]/[.I332]))" office:value-type="float" office:value="30.0327259322711" calcext:value-type="float">
            <text:p>30.0327</text:p>
          </table:table-cell>
          <table:table-cell table:formula="of:=ABS([.L332]-[.M332])" office:value-type="float" office:value="14.8333748010808" calcext:value-type="float">
            <text:p>14.8334</text:p>
          </table:table-cell>
          <table:table-cell table:formula="of:=[.L332]+[.M332]" office:value-type="float" office:value="45.2320770634614" calcext:value-type="float">
            <text:p>45.2321</text:p>
          </table:table-cell>
          <table:table-cell table:formula="of:=(100*([.N332]/[.O332]))" office:value-type="float" office:value="32.7939280353394" calcext:value-type="float">
            <text:p>32.7939</text:p>
          </table:table-cell>
          <table:table-cell table:formula="of:=(([.Q331]*13)+[.P332])/14" office:value-type="float" office:value="44.1947723942856" calcext:value-type="float">
            <text:p>44.194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04" calcext:value-type="date">
            <text:p>4 Jun 10</text:p>
          </table:table-cell>
          <table:table-cell table:style-name="ce6" office:value-type="float" office:value="46.0945" calcext:value-type="float">
            <text:p>46.0945</text:p>
          </table:table-cell>
          <table:table-cell office:value-type="float" office:value="44.7478" calcext:value-type="float">
            <text:p>44.7478</text:p>
          </table:table-cell>
          <table:table-cell office:value-type="float" office:value="44.9021" calcext:value-type="float">
            <text:p>44.9021</text:p>
          </table:table-cell>
          <table:table-cell table:style-name="ce7" table:formula="of:=MAX([.C333]-[.D333];ABS([.C333]-[.E332]);ABS([.D333]-[.E332]))" office:value-type="float" office:value="1.7451" calcext:value-type="float">
            <text:p>1.7451</text:p>
          </table:table-cell>
          <table:table-cell table:formula="of:=IF([.C333]-[.C332]&gt;[.D332]-[.D333];MAX([.C333]-[.C332];0);0)" office:value-type="float" office:value="0" calcext:value-type="float">
            <text:p>0.0000</text:p>
          </table:table-cell>
          <table:table-cell table:formula="of:=IF([.D332]-[.D333]&gt;[.C333]-[.C332];MAX([.D332]-[.D333];0);0)" office:value-type="float" office:value="1.1376" calcext:value-type="float">
            <text:p>1.1376</text:p>
          </table:table-cell>
          <table:table-cell table:formula="of:=[.I332]-([.I332]/14)+[.F333]" office:value-type="float" office:value="18.205563798217" calcext:value-type="float">
            <text:p>18.2056</text:p>
          </table:table-cell>
          <table:table-cell table:style-name="ce6" table:formula="of:=[.J332]-([.J332]/14)+[.G333]" office:value-type="float" office:value="2.50188369051347" calcext:value-type="float">
            <text:p>2.5019</text:p>
          </table:table-cell>
          <table:table-cell table:style-name="ce6" table:formula="of:=[.K332]-([.K332]/14)+[.H333]" office:value-type="float" office:value="6.08112597969921" calcext:value-type="float">
            <text:p>6.0811</text:p>
          </table:table-cell>
          <table:table-cell table:formula="of:=(100*([.J333]/[.I333]))" office:value-type="float" office:value="13.7424125846544" calcext:value-type="float">
            <text:p>13.7424</text:p>
          </table:table-cell>
          <table:table-cell table:formula="of:=(100*([.K333]/[.I333]))" office:value-type="float" office:value="33.4025688360982" calcext:value-type="float">
            <text:p>33.4026</text:p>
          </table:table-cell>
          <table:table-cell table:formula="of:=ABS([.L333]-[.M333])" office:value-type="float" office:value="19.6601562514438" calcext:value-type="float">
            <text:p>19.6602</text:p>
          </table:table-cell>
          <table:table-cell table:formula="of:=[.L333]+[.M333]" office:value-type="float" office:value="47.1449814207526" calcext:value-type="float">
            <text:p>47.1450</text:p>
          </table:table-cell>
          <table:table-cell table:formula="of:=(100*([.N333]/[.O333]))" office:value-type="float" office:value="41.7014826583209" calcext:value-type="float">
            <text:p>41.7015</text:p>
          </table:table-cell>
          <table:table-cell table:formula="of:=(([.Q332]*13)+[.P333])/14" office:value-type="float" office:value="44.0166802702881" calcext:value-type="float">
            <text:p>44.016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07" calcext:value-type="date">
            <text:p>7 Jun 10</text:p>
          </table:table-cell>
          <table:table-cell table:style-name="ce6" office:value-type="float" office:value="45.2681" calcext:value-type="float">
            <text:p>45.2681</text:p>
          </table:table-cell>
          <table:table-cell office:value-type="float" office:value="44.0334" calcext:value-type="float">
            <text:p>44.0334</text:p>
          </table:table-cell>
          <table:table-cell office:value-type="float" office:value="44.0831" calcext:value-type="float">
            <text:p>44.0831</text:p>
          </table:table-cell>
          <table:table-cell table:style-name="ce7" table:formula="of:=MAX([.C334]-[.D334];ABS([.C334]-[.E333]);ABS([.D334]-[.E333]))" office:value-type="float" office:value="1.2347" calcext:value-type="float">
            <text:p>1.2347</text:p>
          </table:table-cell>
          <table:table-cell table:formula="of:=IF([.C334]-[.C333]&gt;[.D333]-[.D334];MAX([.C334]-[.C333];0);0)" office:value-type="float" office:value="0" calcext:value-type="float">
            <text:p>0.0000</text:p>
          </table:table-cell>
          <table:table-cell table:formula="of:=IF([.D333]-[.D334]&gt;[.C334]-[.C333];MAX([.D333]-[.D334];0);0)" office:value-type="float" office:value="0.714399999999998" calcext:value-type="float">
            <text:p>0.7144</text:p>
          </table:table-cell>
          <table:table-cell table:formula="of:=[.I333]-([.I333]/14)+[.F334]" office:value-type="float" office:value="18.1398663840587" calcext:value-type="float">
            <text:p>18.1399</text:p>
          </table:table-cell>
          <table:table-cell table:style-name="ce6" table:formula="of:=[.J333]-([.J333]/14)+[.G334]" office:value-type="float" office:value="2.32317771261965" calcext:value-type="float">
            <text:p>2.3232</text:p>
          </table:table-cell>
          <table:table-cell table:style-name="ce6" table:formula="of:=[.K333]-([.K333]/14)+[.H334]" office:value-type="float" office:value="6.36115983829212" calcext:value-type="float">
            <text:p>6.3612</text:p>
          </table:table-cell>
          <table:table-cell table:formula="of:=(100*([.J334]/[.I334]))" office:value-type="float" office:value="12.8070277003874" calcext:value-type="float">
            <text:p>12.8070</text:p>
          </table:table-cell>
          <table:table-cell table:formula="of:=(100*([.K334]/[.I334]))" office:value-type="float" office:value="35.0672915864602" calcext:value-type="float">
            <text:p>35.0673</text:p>
          </table:table-cell>
          <table:table-cell table:formula="of:=ABS([.L334]-[.M334])" office:value-type="float" office:value="22.2602638860728" calcext:value-type="float">
            <text:p>22.2603</text:p>
          </table:table-cell>
          <table:table-cell table:formula="of:=[.L334]+[.M334]" office:value-type="float" office:value="47.8743192868476" calcext:value-type="float">
            <text:p>47.8743</text:p>
          </table:table-cell>
          <table:table-cell table:formula="of:=(100*([.N334]/[.O334]))" office:value-type="float" office:value="46.4972958731726" calcext:value-type="float">
            <text:p>46.4973</text:p>
          </table:table-cell>
          <table:table-cell table:formula="of:=(([.Q333]*13)+[.P334])/14" office:value-type="float" office:value="44.1938670990656" calcext:value-type="float">
            <text:p>44.193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08" calcext:value-type="date">
            <text:p>8 Jun 10</text:p>
          </table:table-cell>
          <table:table-cell table:style-name="ce6" office:value-type="float" office:value="44.2923" calcext:value-type="float">
            <text:p>44.2923</text:p>
          </table:table-cell>
          <table:table-cell office:value-type="float" office:value="43.406" calcext:value-type="float">
            <text:p>43.4060</text:p>
          </table:table-cell>
          <table:table-cell office:value-type="float" office:value="44.0034" calcext:value-type="float">
            <text:p>44.0034</text:p>
          </table:table-cell>
          <table:table-cell table:style-name="ce7" table:formula="of:=MAX([.C335]-[.D335];ABS([.C335]-[.E334]);ABS([.D335]-[.E334]))" office:value-type="float" office:value="0.886299999999999" calcext:value-type="float">
            <text:p>0.8863</text:p>
          </table:table-cell>
          <table:table-cell table:formula="of:=IF([.C335]-[.C334]&gt;[.D334]-[.D335];MAX([.C335]-[.C334];0);0)" office:value-type="float" office:value="0" calcext:value-type="float">
            <text:p>0.0000</text:p>
          </table:table-cell>
          <table:table-cell table:formula="of:=IF([.D334]-[.D335]&gt;[.C335]-[.C334];MAX([.D334]-[.D335];0);0)" office:value-type="float" office:value="0.627400000000002" calcext:value-type="float">
            <text:p>0.6274</text:p>
          </table:table-cell>
          <table:table-cell table:formula="of:=[.I334]-([.I334]/14)+[.F335]" office:value-type="float" office:value="17.7304616423402" calcext:value-type="float">
            <text:p>17.7305</text:p>
          </table:table-cell>
          <table:table-cell table:style-name="ce6" table:formula="of:=[.J334]-([.J334]/14)+[.G335]" office:value-type="float" office:value="2.15723644743253" calcext:value-type="float">
            <text:p>2.1572</text:p>
          </table:table-cell>
          <table:table-cell table:style-name="ce6" table:formula="of:=[.K334]-([.K334]/14)+[.H335]" office:value-type="float" office:value="6.53419127841411" calcext:value-type="float">
            <text:p>6.5342</text:p>
          </table:table-cell>
          <table:table-cell table:formula="of:=(100*([.J335]/[.I335]))" office:value-type="float" office:value="12.1668374515476" calcext:value-type="float">
            <text:p>12.1668</text:p>
          </table:table-cell>
          <table:table-cell table:formula="of:=(100*([.K335]/[.I335]))" office:value-type="float" office:value="36.85291116623" calcext:value-type="float">
            <text:p>36.8529</text:p>
          </table:table-cell>
          <table:table-cell table:formula="of:=ABS([.L335]-[.M335])" office:value-type="float" office:value="24.6860737146824" calcext:value-type="float">
            <text:p>24.6861</text:p>
          </table:table-cell>
          <table:table-cell table:formula="of:=[.L335]+[.M335]" office:value-type="float" office:value="49.0197486177776" calcext:value-type="float">
            <text:p>49.0197</text:p>
          </table:table-cell>
          <table:table-cell table:formula="of:=(100*([.N335]/[.O335]))" office:value-type="float" office:value="50.3594457555617" calcext:value-type="float">
            <text:p>50.3594</text:p>
          </table:table-cell>
          <table:table-cell table:formula="of:=(([.Q334]*13)+[.P335])/14" office:value-type="float" office:value="44.6342655745296" calcext:value-type="float">
            <text:p>44.634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09" calcext:value-type="date">
            <text:p>9 Jun 10</text:p>
          </table:table-cell>
          <table:table-cell table:style-name="ce6" office:value-type="float" office:value="44.7205" calcext:value-type="float">
            <text:p>44.7205</text:p>
          </table:table-cell>
          <table:table-cell office:value-type="float" office:value="43.5056" calcext:value-type="float">
            <text:p>43.5056</text:p>
          </table:table-cell>
          <table:table-cell office:value-type="float" office:value="43.635" calcext:value-type="float">
            <text:p>43.6350</text:p>
          </table:table-cell>
          <table:table-cell table:style-name="ce7" table:formula="of:=MAX([.C336]-[.D336];ABS([.C336]-[.E335]);ABS([.D336]-[.E335]))" office:value-type="float" office:value="1.2149" calcext:value-type="float">
            <text:p>1.2149</text:p>
          </table:table-cell>
          <table:table-cell table:formula="of:=IF([.C336]-[.C335]&gt;[.D335]-[.D336];MAX([.C336]-[.C335];0);0)" office:value-type="float" office:value="0.428200000000004" calcext:value-type="float">
            <text:p>0.4282</text:p>
          </table:table-cell>
          <table:table-cell table:formula="of:=IF([.D335]-[.D336]&gt;[.C336]-[.C335];MAX([.D335]-[.D336];0);0)" office:value-type="float" office:value="0" calcext:value-type="float">
            <text:p>0.0000</text:p>
          </table:table-cell>
          <table:table-cell table:formula="of:=[.I335]-([.I335]/14)+[.F336]" office:value-type="float" office:value="17.6789000964587" calcext:value-type="float">
            <text:p>17.6789</text:p>
          </table:table-cell>
          <table:table-cell table:style-name="ce6" table:formula="of:=[.J335]-([.J335]/14)+[.G336]" office:value-type="float" office:value="2.43134812975878" calcext:value-type="float">
            <text:p>2.4313</text:p>
          </table:table-cell>
          <table:table-cell table:style-name="ce6" table:formula="of:=[.K335]-([.K335]/14)+[.H336]" office:value-type="float" office:value="6.06746332995596" calcext:value-type="float">
            <text:p>6.0675</text:p>
          </table:table-cell>
          <table:table-cell table:formula="of:=(100*([.J336]/[.I336]))" office:value-type="float" office:value="13.7528246468557" calcext:value-type="float">
            <text:p>13.7528</text:p>
          </table:table-cell>
          <table:table-cell table:formula="of:=(100*([.K336]/[.I336]))" office:value-type="float" office:value="34.320366633959" calcext:value-type="float">
            <text:p>34.3204</text:p>
          </table:table-cell>
          <table:table-cell table:formula="of:=ABS([.L336]-[.M336])" office:value-type="float" office:value="20.5675419871032" calcext:value-type="float">
            <text:p>20.5675</text:p>
          </table:table-cell>
          <table:table-cell table:formula="of:=[.L336]+[.M336]" office:value-type="float" office:value="48.0731912808147" calcext:value-type="float">
            <text:p>48.0732</text:p>
          </table:table-cell>
          <table:table-cell table:formula="of:=(100*([.N336]/[.O336]))" office:value-type="float" office:value="42.7838082705182" calcext:value-type="float">
            <text:p>42.7838</text:p>
          </table:table-cell>
          <table:table-cell table:formula="of:=(([.Q335]*13)+[.P336])/14" office:value-type="float" office:value="44.5020900528145" calcext:value-type="float">
            <text:p>44.502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10" calcext:value-type="date">
            <text:p>10 Jun 10</text:p>
          </table:table-cell>
          <table:table-cell table:style-name="ce6" office:value-type="float" office:value="44.9296" calcext:value-type="float">
            <text:p>44.9296</text:p>
          </table:table-cell>
          <table:table-cell office:value-type="float" office:value="44.0532" calcext:value-type="float">
            <text:p>44.0532</text:p>
          </table:table-cell>
          <table:table-cell office:value-type="float" office:value="44.8798" calcext:value-type="float">
            <text:p>44.8798</text:p>
          </table:table-cell>
          <table:table-cell table:style-name="ce7" table:formula="of:=MAX([.C337]-[.D337];ABS([.C337]-[.E336]);ABS([.D337]-[.E336]))" office:value-type="float" office:value="1.2946" calcext:value-type="float">
            <text:p>1.2946</text:p>
          </table:table-cell>
          <table:table-cell table:formula="of:=IF([.C337]-[.C336]&gt;[.D336]-[.D337];MAX([.C337]-[.C336];0);0)" office:value-type="float" office:value="0.209099999999999" calcext:value-type="float">
            <text:p>0.2091</text:p>
          </table:table-cell>
          <table:table-cell table:formula="of:=IF([.D336]-[.D337]&gt;[.C337]-[.C336];MAX([.D336]-[.D337];0);0)" office:value-type="float" office:value="0" calcext:value-type="float">
            <text:p>0.0000</text:p>
          </table:table-cell>
          <table:table-cell table:formula="of:=[.I336]-([.I336]/14)+[.F337]" office:value-type="float" office:value="17.7107215181403" calcext:value-type="float">
            <text:p>17.7107</text:p>
          </table:table-cell>
          <table:table-cell table:style-name="ce6" table:formula="of:=[.J336]-([.J336]/14)+[.G337]" office:value-type="float" office:value="2.46678040620458" calcext:value-type="float">
            <text:p>2.4668</text:p>
          </table:table-cell>
          <table:table-cell table:style-name="ce6" table:formula="of:=[.K336]-([.K336]/14)+[.H337]" office:value-type="float" office:value="5.63407309210197" calcext:value-type="float">
            <text:p>5.6341</text:p>
          </table:table-cell>
          <table:table-cell table:formula="of:=(100*([.J337]/[.I337]))" office:value-type="float" office:value="13.9281756741417" calcext:value-type="float">
            <text:p>13.9282</text:p>
          </table:table-cell>
          <table:table-cell table:formula="of:=(100*([.K337]/[.I337]))" office:value-type="float" office:value="31.8116519777653" calcext:value-type="float">
            <text:p>31.8117</text:p>
          </table:table-cell>
          <table:table-cell table:formula="of:=ABS([.L337]-[.M337])" office:value-type="float" office:value="17.8834763036236" calcext:value-type="float">
            <text:p>17.8835</text:p>
          </table:table-cell>
          <table:table-cell table:formula="of:=[.L337]+[.M337]" office:value-type="float" office:value="45.7398276519069" calcext:value-type="float">
            <text:p>45.7398</text:p>
          </table:table-cell>
          <table:table-cell table:formula="of:=(100*([.N337]/[.O337]))" office:value-type="float" office:value="39.0982590483767" calcext:value-type="float">
            <text:p>39.0983</text:p>
          </table:table-cell>
          <table:table-cell table:formula="of:=(([.Q336]*13)+[.P337])/14" office:value-type="float" office:value="44.1161021239261" calcext:value-type="float">
            <text:p>44.11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11" calcext:value-type="date">
            <text:p>11 Jun 10</text:p>
          </table:table-cell>
          <table:table-cell table:style-name="ce6" office:value-type="float" office:value="45.3478" calcext:value-type="float">
            <text:p>45.3478</text:p>
          </table:table-cell>
          <table:table-cell office:value-type="float" office:value="44.4216" calcext:value-type="float">
            <text:p>44.4216</text:p>
          </table:table-cell>
          <table:table-cell office:value-type="float" office:value="45.3079" calcext:value-type="float">
            <text:p>45.3079</text:p>
          </table:table-cell>
          <table:table-cell table:style-name="ce7" table:formula="of:=MAX([.C338]-[.D338];ABS([.C338]-[.E337]);ABS([.D338]-[.E337]))" office:value-type="float" office:value="0.926200000000001" calcext:value-type="float">
            <text:p>0.9262</text:p>
          </table:table-cell>
          <table:table-cell table:formula="of:=IF([.C338]-[.C337]&gt;[.D337]-[.D338];MAX([.C338]-[.C337];0);0)" office:value-type="float" office:value="0.418199999999999" calcext:value-type="float">
            <text:p>0.4182</text:p>
          </table:table-cell>
          <table:table-cell table:formula="of:=IF([.D337]-[.D338]&gt;[.C338]-[.C337];MAX([.D337]-[.D338];0);0)" office:value-type="float" office:value="0" calcext:value-type="float">
            <text:p>0.0000</text:p>
          </table:table-cell>
          <table:table-cell table:formula="of:=[.I337]-([.I337]/14)+[.F338]" office:value-type="float" office:value="17.3718699811302" calcext:value-type="float">
            <text:p>17.3719</text:p>
          </table:table-cell>
          <table:table-cell table:style-name="ce6" table:formula="of:=[.J337]-([.J337]/14)+[.G338]" office:value-type="float" office:value="2.7087818057614" calcext:value-type="float">
            <text:p>2.7088</text:p>
          </table:table-cell>
          <table:table-cell table:style-name="ce6" table:formula="of:=[.K337]-([.K337]/14)+[.H338]" office:value-type="float" office:value="5.23163929980897" calcext:value-type="float">
            <text:p>5.2316</text:p>
          </table:table-cell>
          <table:table-cell table:formula="of:=(100*([.J338]/[.I338]))" office:value-type="float" office:value="15.5929200984335" calcext:value-type="float">
            <text:p>15.5929</text:p>
          </table:table-cell>
          <table:table-cell table:formula="of:=(100*([.K338]/[.I338]))" office:value-type="float" office:value="30.1155794136826" calcext:value-type="float">
            <text:p>30.1156</text:p>
          </table:table-cell>
          <table:table-cell table:formula="of:=ABS([.L338]-[.M338])" office:value-type="float" office:value="14.5226593152491" calcext:value-type="float">
            <text:p>14.5227</text:p>
          </table:table-cell>
          <table:table-cell table:formula="of:=[.L338]+[.M338]" office:value-type="float" office:value="45.7084995121161" calcext:value-type="float">
            <text:p>45.7085</text:p>
          </table:table-cell>
          <table:table-cell table:formula="of:=(100*([.N338]/[.O338]))" office:value-type="float" office:value="31.772338777823" calcext:value-type="float">
            <text:p>31.7723</text:p>
          </table:table-cell>
          <table:table-cell table:formula="of:=(([.Q337]*13)+[.P338])/14" office:value-type="float" office:value="43.2344047420616" calcext:value-type="float">
            <text:p>43.234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14" calcext:value-type="date">
            <text:p>14 Jun 10</text:p>
          </table:table-cell>
          <table:table-cell table:style-name="ce6" office:value-type="float" office:value="46.0448" calcext:value-type="float">
            <text:p>46.0448</text:p>
          </table:table-cell>
          <table:table-cell office:value-type="float" office:value="45.2183" calcext:value-type="float">
            <text:p>45.2183</text:p>
          </table:table-cell>
          <table:table-cell office:value-type="float" office:value="45.298" calcext:value-type="float">
            <text:p>45.2980</text:p>
          </table:table-cell>
          <table:table-cell table:style-name="ce7" table:formula="of:=MAX([.C339]-[.D339];ABS([.C339]-[.E338]);ABS([.D339]-[.E338]))" office:value-type="float" office:value="0.826500000000003" calcext:value-type="float">
            <text:p>0.8265</text:p>
          </table:table-cell>
          <table:table-cell table:formula="of:=IF([.C339]-[.C338]&gt;[.D338]-[.D339];MAX([.C339]-[.C338];0);0)" office:value-type="float" office:value="0.697000000000003" calcext:value-type="float">
            <text:p>0.6970</text:p>
          </table:table-cell>
          <table:table-cell table:formula="of:=IF([.D338]-[.D339]&gt;[.C339]-[.C338];MAX([.D338]-[.D339];0);0)" office:value-type="float" office:value="0" calcext:value-type="float">
            <text:p>0.0000</text:p>
          </table:table-cell>
          <table:table-cell table:formula="of:=[.I338]-([.I338]/14)+[.F339]" office:value-type="float" office:value="16.9575221253352" calcext:value-type="float">
            <text:p>16.9575</text:p>
          </table:table-cell>
          <table:table-cell table:style-name="ce6" table:formula="of:=[.J338]-([.J338]/14)+[.G339]" office:value-type="float" office:value="3.21229739106416" calcext:value-type="float">
            <text:p>3.2123</text:p>
          </table:table-cell>
          <table:table-cell table:style-name="ce6" table:formula="of:=[.K338]-([.K338]/14)+[.H339]" office:value-type="float" office:value="4.85795077839404" calcext:value-type="float">
            <text:p>4.8580</text:p>
          </table:table-cell>
          <table:table-cell table:formula="of:=(100*([.J339]/[.I339]))" office:value-type="float" office:value="18.94320035275" calcext:value-type="float">
            <text:p>18.9432</text:p>
          </table:table-cell>
          <table:table-cell table:formula="of:=(100*([.K339]/[.I339]))" office:value-type="float" office:value="28.6477631725219" calcext:value-type="float">
            <text:p>28.6478</text:p>
          </table:table-cell>
          <table:table-cell table:formula="of:=ABS([.L339]-[.M339])" office:value-type="float" office:value="9.70456281977195" calcext:value-type="float">
            <text:p>9.7046</text:p>
          </table:table-cell>
          <table:table-cell table:formula="of:=[.L339]+[.M339]" office:value-type="float" office:value="47.5909635252719" calcext:value-type="float">
            <text:p>47.5910</text:p>
          </table:table-cell>
          <table:table-cell table:formula="of:=(100*([.N339]/[.O339]))" office:value-type="float" office:value="20.3916081980954" calcext:value-type="float">
            <text:p>20.3916</text:p>
          </table:table-cell>
          <table:table-cell table:formula="of:=(([.Q338]*13)+[.P339])/14" office:value-type="float" office:value="41.6027764174925" calcext:value-type="float">
            <text:p>41.602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15" calcext:value-type="date">
            <text:p>15 Jun 10</text:p>
          </table:table-cell>
          <table:table-cell table:style-name="ce6" office:value-type="float" office:value="46.5725" calcext:value-type="float">
            <text:p>46.5725</text:p>
          </table:table-cell>
          <table:table-cell office:value-type="float" office:value="45.2613" calcext:value-type="float">
            <text:p>45.2613</text:p>
          </table:table-cell>
          <table:table-cell office:value-type="float" office:value="46.5128" calcext:value-type="float">
            <text:p>46.5128</text:p>
          </table:table-cell>
          <table:table-cell table:style-name="ce7" table:formula="of:=MAX([.C340]-[.D340];ABS([.C340]-[.E339]);ABS([.D340]-[.E339]))" office:value-type="float" office:value="1.3112" calcext:value-type="float">
            <text:p>1.3112</text:p>
          </table:table-cell>
          <table:table-cell table:formula="of:=IF([.C340]-[.C339]&gt;[.D339]-[.D340];MAX([.C340]-[.C339];0);0)" office:value-type="float" office:value="0.527699999999996" calcext:value-type="float">
            <text:p>0.5277</text:p>
          </table:table-cell>
          <table:table-cell table:formula="of:=IF([.D339]-[.D340]&gt;[.C340]-[.C339];MAX([.D339]-[.D340];0);0)" office:value-type="float" office:value="0" calcext:value-type="float">
            <text:p>0.0000</text:p>
          </table:table-cell>
          <table:table-cell table:formula="of:=[.I339]-([.I339]/14)+[.F340]" office:value-type="float" office:value="17.0574705449541" calcext:value-type="float">
            <text:p>17.0575</text:p>
          </table:table-cell>
          <table:table-cell table:style-name="ce6" table:formula="of:=[.J339]-([.J339]/14)+[.G340]" office:value-type="float" office:value="3.51054757741671" calcext:value-type="float">
            <text:p>3.5105</text:p>
          </table:table-cell>
          <table:table-cell table:style-name="ce6" table:formula="of:=[.K339]-([.K339]/14)+[.H340]" office:value-type="float" office:value="4.51095429422304" calcext:value-type="float">
            <text:p>4.5110</text:p>
          </table:table-cell>
          <table:table-cell table:formula="of:=(100*([.J340]/[.I340]))" office:value-type="float" office:value="20.5807043205195" calcext:value-type="float">
            <text:p>20.5807</text:p>
          </table:table-cell>
          <table:table-cell table:formula="of:=(100*([.K340]/[.I340]))" office:value-type="float" office:value="26.4456226515804" calcext:value-type="float">
            <text:p>26.4456</text:p>
          </table:table-cell>
          <table:table-cell table:formula="of:=ABS([.L340]-[.M340])" office:value-type="float" office:value="5.86491833106089" calcext:value-type="float">
            <text:p>5.8649</text:p>
          </table:table-cell>
          <table:table-cell table:formula="of:=[.L340]+[.M340]" office:value-type="float" office:value="47.0263269720998" calcext:value-type="float">
            <text:p>47.0263</text:p>
          </table:table-cell>
          <table:table-cell table:formula="of:=(100*([.N340]/[.O340]))" office:value-type="float" office:value="12.4715637148112" calcext:value-type="float">
            <text:p>12.4716</text:p>
          </table:table-cell>
          <table:table-cell table:formula="of:=(([.Q339]*13)+[.P340])/14" office:value-type="float" office:value="39.5219755101582" calcext:value-type="float">
            <text:p>39.522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16" calcext:value-type="date">
            <text:p>16 Jun 10</text:p>
          </table:table-cell>
          <table:table-cell table:style-name="ce6" office:value-type="float" office:value="46.941" calcext:value-type="float">
            <text:p>46.9410</text:p>
          </table:table-cell>
          <table:table-cell office:value-type="float" office:value="46.3037" calcext:value-type="float">
            <text:p>46.3037</text:p>
          </table:table-cell>
          <table:table-cell office:value-type="float" office:value="46.702" calcext:value-type="float">
            <text:p>46.7020</text:p>
          </table:table-cell>
          <table:table-cell table:style-name="ce7" table:formula="of:=MAX([.C341]-[.D341];ABS([.C341]-[.E340]);ABS([.D341]-[.E340]))" office:value-type="float" office:value="0.637300000000003" calcext:value-type="float">
            <text:p>0.6373</text:p>
          </table:table-cell>
          <table:table-cell table:formula="of:=IF([.C341]-[.C340]&gt;[.D340]-[.D341];MAX([.C341]-[.C340];0);0)" office:value-type="float" office:value="0.368500000000004" calcext:value-type="float">
            <text:p>0.3685</text:p>
          </table:table-cell>
          <table:table-cell table:formula="of:=IF([.D340]-[.D341]&gt;[.C341]-[.C340];MAX([.D340]-[.D341];0);0)" office:value-type="float" office:value="0" calcext:value-type="float">
            <text:p>0.0000</text:p>
          </table:table-cell>
          <table:table-cell table:formula="of:=[.I340]-([.I340]/14)+[.F341]" office:value-type="float" office:value="16.4763797917431" calcext:value-type="float">
            <text:p>16.4764</text:p>
          </table:table-cell>
          <table:table-cell table:style-name="ce6" table:formula="of:=[.J340]-([.J340]/14)+[.G341]" office:value-type="float" office:value="3.62829417902981" calcext:value-type="float">
            <text:p>3.6283</text:p>
          </table:table-cell>
          <table:table-cell table:style-name="ce6" table:formula="of:=[.K340]-([.K340]/14)+[.H341]" office:value-type="float" office:value="4.18874327320711" calcext:value-type="float">
            <text:p>4.1887</text:p>
          </table:table-cell>
          <table:table-cell table:formula="of:=(100*([.J341]/[.I341]))" office:value-type="float" office:value="22.0211856299165" calcext:value-type="float">
            <text:p>22.0212</text:p>
          </table:table-cell>
          <table:table-cell table:formula="of:=(100*([.K341]/[.I341]))" office:value-type="float" office:value="25.4227161922198" calcext:value-type="float">
            <text:p>25.4227</text:p>
          </table:table-cell>
          <table:table-cell table:formula="of:=ABS([.L341]-[.M341])" office:value-type="float" office:value="3.40153056230324" calcext:value-type="float">
            <text:p>3.4015</text:p>
          </table:table-cell>
          <table:table-cell table:formula="of:=[.L341]+[.M341]" office:value-type="float" office:value="47.4439018221363" calcext:value-type="float">
            <text:p>47.4439</text:p>
          </table:table-cell>
          <table:table-cell table:formula="of:=(100*([.N341]/[.O341]))" office:value-type="float" office:value="7.16958435470871" calcext:value-type="float">
            <text:p>7.1696</text:p>
          </table:table-cell>
          <table:table-cell table:formula="of:=(([.Q340]*13)+[.P341])/14" office:value-type="float" office:value="37.2110904276261" calcext:value-type="float">
            <text:p>37.211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17" calcext:value-type="date">
            <text:p>17 Jun 10</text:p>
          </table:table-cell>
          <table:table-cell table:style-name="ce6" office:value-type="float" office:value="46.9809" calcext:value-type="float">
            <text:p>46.9809</text:p>
          </table:table-cell>
          <table:table-cell office:value-type="float" office:value="46.4431" calcext:value-type="float">
            <text:p>46.4431</text:p>
          </table:table-cell>
          <table:table-cell office:value-type="float" office:value="46.8514" calcext:value-type="float">
            <text:p>46.8514</text:p>
          </table:table-cell>
          <table:table-cell table:style-name="ce7" table:formula="of:=MAX([.C342]-[.D342];ABS([.C342]-[.E341]);ABS([.D342]-[.E341]))" office:value-type="float" office:value="0.537799999999997" calcext:value-type="float">
            <text:p>0.5378</text:p>
          </table:table-cell>
          <table:table-cell table:formula="of:=IF([.C342]-[.C341]&gt;[.D341]-[.D342];MAX([.C342]-[.C341];0);0)" office:value-type="float" office:value="0.0398999999999958" calcext:value-type="float">
            <text:p>0.0399</text:p>
          </table:table-cell>
          <table:table-cell table:formula="of:=IF([.D341]-[.D342]&gt;[.C342]-[.C341];MAX([.D341]-[.D342];0);0)" office:value-type="float" office:value="0" calcext:value-type="float">
            <text:p>0.0000</text:p>
          </table:table-cell>
          <table:table-cell table:formula="of:=[.I341]-([.I341]/14)+[.F342]" office:value-type="float" office:value="15.8372955209043" calcext:value-type="float">
            <text:p>15.8373</text:p>
          </table:table-cell>
          <table:table-cell table:style-name="ce6" table:formula="of:=[.J341]-([.J341]/14)+[.G342]" office:value-type="float" office:value="3.4090303090991" calcext:value-type="float">
            <text:p>3.4090</text:p>
          </table:table-cell>
          <table:table-cell table:style-name="ce6" table:formula="of:=[.K341]-([.K341]/14)+[.H342]" office:value-type="float" office:value="3.88954732512089" calcext:value-type="float">
            <text:p>3.8895</text:p>
          </table:table-cell>
          <table:table-cell table:formula="of:=(100*([.J342]/[.I342]))" office:value-type="float" office:value="21.525331169071" calcext:value-type="float">
            <text:p>21.5253</text:p>
          </table:table-cell>
          <table:table-cell table:formula="of:=(100*([.K342]/[.I342]))" office:value-type="float" office:value="24.5594162209508" calcext:value-type="float">
            <text:p>24.5594</text:p>
          </table:table-cell>
          <table:table-cell table:formula="of:=ABS([.L342]-[.M342])" office:value-type="float" office:value="3.03408505187976" calcext:value-type="float">
            <text:p>3.0341</text:p>
          </table:table-cell>
          <table:table-cell table:formula="of:=[.L342]+[.M342]" office:value-type="float" office:value="46.0847473900217" calcext:value-type="float">
            <text:p>46.0847</text:p>
          </table:table-cell>
          <table:table-cell table:formula="of:=(100*([.N342]/[.O342]))" office:value-type="float" office:value="6.58370767707994" calcext:value-type="float">
            <text:p>6.5837</text:p>
          </table:table-cell>
          <table:table-cell table:formula="of:=(([.Q341]*13)+[.P342])/14" office:value-type="float" office:value="35.0234202311585" calcext:value-type="float">
            <text:p>35.023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18" calcext:value-type="date">
            <text:p>18 Jun 10</text:p>
          </table:table-cell>
          <table:table-cell table:style-name="ce6" office:value-type="float" office:value="47.2298" calcext:value-type="float">
            <text:p>47.2298</text:p>
          </table:table-cell>
          <table:table-cell office:value-type="float" office:value="46.7509" calcext:value-type="float">
            <text:p>46.7509</text:p>
          </table:table-cell>
          <table:table-cell office:value-type="float" office:value="46.8906" calcext:value-type="float">
            <text:p>46.8906</text:p>
          </table:table-cell>
          <table:table-cell table:style-name="ce7" table:formula="of:=MAX([.C343]-[.D343];ABS([.C343]-[.E342]);ABS([.D343]-[.E342]))" office:value-type="float" office:value="0.478899999999996" calcext:value-type="float">
            <text:p>0.4789</text:p>
          </table:table-cell>
          <table:table-cell table:formula="of:=IF([.C343]-[.C342]&gt;[.D342]-[.D343];MAX([.C343]-[.C342];0);0)" office:value-type="float" office:value="0.248899999999999" calcext:value-type="float">
            <text:p>0.2489</text:p>
          </table:table-cell>
          <table:table-cell table:formula="of:=IF([.D342]-[.D343]&gt;[.C343]-[.C342];MAX([.D342]-[.D343];0);0)" office:value-type="float" office:value="0" calcext:value-type="float">
            <text:p>0.0000</text:p>
          </table:table-cell>
          <table:table-cell table:formula="of:=[.I342]-([.I342]/14)+[.F343]" office:value-type="float" office:value="15.184960126554" calcext:value-type="float">
            <text:p>15.1850</text:p>
          </table:table-cell>
          <table:table-cell table:style-name="ce6" table:formula="of:=[.J342]-([.J342]/14)+[.G343]" office:value-type="float" office:value="3.41442814416345" calcext:value-type="float">
            <text:p>3.4144</text:p>
          </table:table-cell>
          <table:table-cell table:style-name="ce6" table:formula="of:=[.K342]-([.K342]/14)+[.H343]" office:value-type="float" office:value="3.61172251618368" calcext:value-type="float">
            <text:p>3.6117</text:p>
          </table:table-cell>
          <table:table-cell table:formula="of:=(100*([.J343]/[.I343]))" office:value-type="float" office:value="22.4855917678218" calcext:value-type="float">
            <text:p>22.4856</text:p>
          </table:table-cell>
          <table:table-cell table:formula="of:=(100*([.K343]/[.I343]))" office:value-type="float" office:value="23.7848666449103" calcext:value-type="float">
            <text:p>23.7849</text:p>
          </table:table-cell>
          <table:table-cell table:formula="of:=ABS([.L343]-[.M343])" office:value-type="float" office:value="1.29927487708853" calcext:value-type="float">
            <text:p>1.2993</text:p>
          </table:table-cell>
          <table:table-cell table:formula="of:=[.L343]+[.M343]" office:value-type="float" office:value="46.2704584127321" calcext:value-type="float">
            <text:p>46.2705</text:p>
          </table:table-cell>
          <table:table-cell table:formula="of:=(100*([.N343]/[.O343]))" office:value-type="float" office:value="2.80800087498379" calcext:value-type="float">
            <text:p>2.8080</text:p>
          </table:table-cell>
          <table:table-cell table:formula="of:=(([.Q342]*13)+[.P343])/14" office:value-type="float" office:value="32.7223188485746" calcext:value-type="float">
            <text:p>32.722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21" calcext:value-type="date">
            <text:p>21 Jun 10</text:p>
          </table:table-cell>
          <table:table-cell table:style-name="ce6" office:value-type="float" office:value="47.569" calcext:value-type="float">
            <text:p>47.5690</text:p>
          </table:table-cell>
          <table:table-cell office:value-type="float" office:value="46.2221" calcext:value-type="float">
            <text:p>46.2221</text:p>
          </table:table-cell>
          <table:table-cell office:value-type="float" office:value="46.4915" calcext:value-type="float">
            <text:p>46.4915</text:p>
          </table:table-cell>
          <table:table-cell table:style-name="ce7" table:formula="of:=MAX([.C344]-[.D344];ABS([.C344]-[.E343]);ABS([.D344]-[.E343]))" office:value-type="float" office:value="1.34690000000001" calcext:value-type="float">
            <text:p>1.3469</text:p>
          </table:table-cell>
          <table:table-cell table:formula="of:=IF([.C344]-[.C343]&gt;[.D343]-[.D344];MAX([.C344]-[.C343];0);0)" office:value-type="float" office:value="0" calcext:value-type="float">
            <text:p>0.0000</text:p>
          </table:table-cell>
          <table:table-cell table:formula="of:=IF([.D343]-[.D344]&gt;[.C344]-[.C343];MAX([.D343]-[.D344];0);0)" office:value-type="float" office:value="0.528800000000004" calcext:value-type="float">
            <text:p>0.5288</text:p>
          </table:table-cell>
          <table:table-cell table:formula="of:=[.I343]-([.I343]/14)+[.F344]" office:value-type="float" office:value="15.4472201175144" calcext:value-type="float">
            <text:p>15.4472</text:p>
          </table:table-cell>
          <table:table-cell table:style-name="ce6" table:formula="of:=[.J343]-([.J343]/14)+[.G344]" office:value-type="float" office:value="3.17054041958035" calcext:value-type="float">
            <text:p>3.1705</text:p>
          </table:table-cell>
          <table:table-cell table:style-name="ce6" table:formula="of:=[.K343]-([.K343]/14)+[.H344]" office:value-type="float" office:value="3.88254233645628" calcext:value-type="float">
            <text:p>3.8825</text:p>
          </table:table-cell>
          <table:table-cell table:formula="of:=(100*([.J344]/[.I344]))" office:value-type="float" office:value="20.5249902277596" calcext:value-type="float">
            <text:p>20.5250</text:p>
          </table:table-cell>
          <table:table-cell table:formula="of:=(100*([.K344]/[.I344]))" office:value-type="float" office:value="25.1342462068897" calcext:value-type="float">
            <text:p>25.1342</text:p>
          </table:table-cell>
          <table:table-cell table:formula="of:=ABS([.L344]-[.M344])" office:value-type="float" office:value="4.60925597913014" calcext:value-type="float">
            <text:p>4.6093</text:p>
          </table:table-cell>
          <table:table-cell table:formula="of:=[.L344]+[.M344]" office:value-type="float" office:value="45.6592364346492" calcext:value-type="float">
            <text:p>45.6592</text:p>
          </table:table-cell>
          <table:table-cell table:formula="of:=(100*([.N344]/[.O344]))" office:value-type="float" office:value="10.0949037676686" calcext:value-type="float">
            <text:p>10.0949</text:p>
          </table:table-cell>
          <table:table-cell table:formula="of:=(([.Q343]*13)+[.P344])/14" office:value-type="float" office:value="31.1060749142241" calcext:value-type="float">
            <text:p>31.10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22" calcext:value-type="date">
            <text:p>22 Jun 10</text:p>
          </table:table-cell>
          <table:table-cell table:style-name="ce6" office:value-type="float" office:value="47.0303" calcext:value-type="float">
            <text:p>47.0303</text:p>
          </table:table-cell>
          <table:table-cell office:value-type="float" office:value="46.0426" calcext:value-type="float">
            <text:p>46.0426</text:p>
          </table:table-cell>
          <table:table-cell office:value-type="float" office:value="46.1324" calcext:value-type="float">
            <text:p>46.1324</text:p>
          </table:table-cell>
          <table:table-cell table:style-name="ce7" table:formula="of:=MAX([.C345]-[.D345];ABS([.C345]-[.E344]);ABS([.D345]-[.E344]))" office:value-type="float" office:value="0.987699999999997" calcext:value-type="float">
            <text:p>0.9877</text:p>
          </table:table-cell>
          <table:table-cell table:formula="of:=IF([.C345]-[.C344]&gt;[.D344]-[.D345];MAX([.C345]-[.C344];0);0)" office:value-type="float" office:value="0" calcext:value-type="float">
            <text:p>0.0000</text:p>
          </table:table-cell>
          <table:table-cell table:formula="of:=IF([.D344]-[.D345]&gt;[.C345]-[.C344];MAX([.D344]-[.D345];0);0)" office:value-type="float" office:value="0.179499999999997" calcext:value-type="float">
            <text:p>0.1795</text:p>
          </table:table-cell>
          <table:table-cell table:formula="of:=[.I344]-([.I344]/14)+[.F345]" office:value-type="float" office:value="15.3315472519777" calcext:value-type="float">
            <text:p>15.3315</text:p>
          </table:table-cell>
          <table:table-cell table:style-name="ce6" table:formula="of:=[.J344]-([.J344]/14)+[.G345]" office:value-type="float" office:value="2.94407324675318" calcext:value-type="float">
            <text:p>2.9441</text:p>
          </table:table-cell>
          <table:table-cell table:style-name="ce6" table:formula="of:=[.K344]-([.K344]/14)+[.H345]" office:value-type="float" office:value="3.78471788385225" calcext:value-type="float">
            <text:p>3.7847</text:p>
          </table:table-cell>
          <table:table-cell table:formula="of:=(100*([.J345]/[.I345]))" office:value-type="float" office:value="19.2027144968908" calcext:value-type="float">
            <text:p>19.2027</text:p>
          </table:table-cell>
          <table:table-cell table:formula="of:=(100*([.K345]/[.I345]))" office:value-type="float" office:value="24.6858182129272" calcext:value-type="float">
            <text:p>24.6858</text:p>
          </table:table-cell>
          <table:table-cell table:formula="of:=ABS([.L345]-[.M345])" office:value-type="float" office:value="5.48310371603645" calcext:value-type="float">
            <text:p>5.4831</text:p>
          </table:table-cell>
          <table:table-cell table:formula="of:=[.L345]+[.M345]" office:value-type="float" office:value="43.888532709818" calcext:value-type="float">
            <text:p>43.8885</text:p>
          </table:table-cell>
          <table:table-cell table:formula="of:=(100*([.N345]/[.O345]))" office:value-type="float" office:value="12.4932490960443" calcext:value-type="float">
            <text:p>12.4932</text:p>
          </table:table-cell>
          <table:table-cell table:formula="of:=(([.Q344]*13)+[.P345])/14" office:value-type="float" office:value="29.7765873557827" calcext:value-type="float">
            <text:p>29.776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23" calcext:value-type="date">
            <text:p>23 Jun 10</text:p>
          </table:table-cell>
          <table:table-cell table:style-name="ce6" office:value-type="float" office:value="46.3618" calcext:value-type="float">
            <text:p>46.3618</text:p>
          </table:table-cell>
          <table:table-cell office:value-type="float" office:value="45.5836" calcext:value-type="float">
            <text:p>45.5836</text:p>
          </table:table-cell>
          <table:table-cell office:value-type="float" office:value="45.9428" calcext:value-type="float">
            <text:p>45.9428</text:p>
          </table:table-cell>
          <table:table-cell table:style-name="ce7" table:formula="of:=MAX([.C346]-[.D346];ABS([.C346]-[.E345]);ABS([.D346]-[.E345]))" office:value-type="float" office:value="0.778200000000005" calcext:value-type="float">
            <text:p>0.7782</text:p>
          </table:table-cell>
          <table:table-cell table:formula="of:=IF([.C346]-[.C345]&gt;[.D345]-[.D346];MAX([.C346]-[.C345];0);0)" office:value-type="float" office:value="0" calcext:value-type="float">
            <text:p>0.0000</text:p>
          </table:table-cell>
          <table:table-cell table:formula="of:=IF([.D345]-[.D346]&gt;[.C346]-[.C345];MAX([.D345]-[.D346];0);0)" office:value-type="float" office:value="0.459000000000003" calcext:value-type="float">
            <text:p>0.4590</text:p>
          </table:table-cell>
          <table:table-cell table:formula="of:=[.I345]-([.I345]/14)+[.F346]" office:value-type="float" office:value="15.0146367339793" calcext:value-type="float">
            <text:p>15.0146</text:p>
          </table:table-cell>
          <table:table-cell table:style-name="ce6" table:formula="of:=[.J345]-([.J345]/14)+[.G346]" office:value-type="float" office:value="2.73378230055653" calcext:value-type="float">
            <text:p>2.7338</text:p>
          </table:table-cell>
          <table:table-cell table:style-name="ce6" table:formula="of:=[.K345]-([.K345]/14)+[.H346]" office:value-type="float" office:value="3.97338089214853" calcext:value-type="float">
            <text:p>3.9734</text:p>
          </table:table-cell>
          <table:table-cell table:formula="of:=(100*([.J346]/[.I346]))" office:value-type="float" office:value="18.2074488313777" calcext:value-type="float">
            <text:p>18.2074</text:p>
          </table:table-cell>
          <table:table-cell table:formula="of:=(100*([.K346]/[.I346]))" office:value-type="float" office:value="26.4633834474094" calcext:value-type="float">
            <text:p>26.4634</text:p>
          </table:table-cell>
          <table:table-cell table:formula="of:=ABS([.L346]-[.M346])" office:value-type="float" office:value="8.25593461603164" calcext:value-type="float">
            <text:p>8.2559</text:p>
          </table:table-cell>
          <table:table-cell table:formula="of:=[.L346]+[.M346]" office:value-type="float" office:value="44.6708322787871" calcext:value-type="float">
            <text:p>44.6708</text:p>
          </table:table-cell>
          <table:table-cell table:formula="of:=(100*([.N346]/[.O346]))" office:value-type="float" office:value="18.4817121035646" calcext:value-type="float">
            <text:p>18.4817</text:p>
          </table:table-cell>
          <table:table-cell table:formula="of:=(([.Q345]*13)+[.P346])/14" office:value-type="float" office:value="28.9698105520529" calcext:value-type="float">
            <text:p>28.969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24" calcext:value-type="date">
            <text:p>24 Jun 10</text:p>
          </table:table-cell>
          <table:table-cell table:style-name="ce6" office:value-type="float" office:value="45.8829" calcext:value-type="float">
            <text:p>45.8829</text:p>
          </table:table-cell>
          <table:table-cell office:value-type="float" office:value="45.0948" calcext:value-type="float">
            <text:p>45.0948</text:p>
          </table:table-cell>
          <table:table-cell office:value-type="float" office:value="45.2444" calcext:value-type="float">
            <text:p>45.2444</text:p>
          </table:table-cell>
          <table:table-cell table:style-name="ce7" table:formula="of:=MAX([.C347]-[.D347];ABS([.C347]-[.E346]);ABS([.D347]-[.E346]))" office:value-type="float" office:value="0.847999999999999" calcext:value-type="float">
            <text:p>0.8480</text:p>
          </table:table-cell>
          <table:table-cell table:formula="of:=IF([.C347]-[.C346]&gt;[.D346]-[.D347];MAX([.C347]-[.C346];0);0)" office:value-type="float" office:value="0" calcext:value-type="float">
            <text:p>0.0000</text:p>
          </table:table-cell>
          <table:table-cell table:formula="of:=IF([.D346]-[.D347]&gt;[.C347]-[.C346];MAX([.D346]-[.D347];0);0)" office:value-type="float" office:value="0.488799999999998" calcext:value-type="float">
            <text:p>0.4888</text:p>
          </table:table-cell>
          <table:table-cell table:formula="of:=[.I346]-([.I346]/14)+[.F347]" office:value-type="float" office:value="14.7901626815522" calcext:value-type="float">
            <text:p>14.7902</text:p>
          </table:table-cell>
          <table:table-cell table:style-name="ce6" table:formula="of:=[.J346]-([.J346]/14)+[.G347]" office:value-type="float" office:value="2.53851213623106" calcext:value-type="float">
            <text:p>2.5385</text:p>
          </table:table-cell>
          <table:table-cell table:style-name="ce6" table:formula="of:=[.K346]-([.K346]/14)+[.H347]" office:value-type="float" office:value="4.17836797128077" calcext:value-type="float">
            <text:p>4.1784</text:p>
          </table:table-cell>
          <table:table-cell table:formula="of:=(100*([.J347]/[.I347]))" office:value-type="float" office:value="17.1635173384357" calcext:value-type="float">
            <text:p>17.1635</text:p>
          </table:table-cell>
          <table:table-cell table:formula="of:=(100*([.K347]/[.I347]))" office:value-type="float" office:value="28.2509939967899" calcext:value-type="float">
            <text:p>28.2510</text:p>
          </table:table-cell>
          <table:table-cell table:formula="of:=ABS([.L347]-[.M347])" office:value-type="float" office:value="11.0874766583542" calcext:value-type="float">
            <text:p>11.0875</text:p>
          </table:table-cell>
          <table:table-cell table:formula="of:=[.L347]+[.M347]" office:value-type="float" office:value="45.4145113352256" calcext:value-type="float">
            <text:p>45.4145</text:p>
          </table:table-cell>
          <table:table-cell table:formula="of:=(100*([.N347]/[.O347]))" office:value-type="float" office:value="24.4139512512033" calcext:value-type="float">
            <text:p>24.4140</text:p>
          </table:table-cell>
          <table:table-cell table:formula="of:=(([.Q346]*13)+[.P347])/14" office:value-type="float" office:value="28.6443920305636" calcext:value-type="float">
            <text:p>28.644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25" calcext:value-type="date">
            <text:p>25 Jun 10</text:p>
          </table:table-cell>
          <table:table-cell table:style-name="ce6" office:value-type="float" office:value="45.5537" calcext:value-type="float">
            <text:p>45.5537</text:p>
          </table:table-cell>
          <table:table-cell office:value-type="float" office:value="44.8454" calcext:value-type="float">
            <text:p>44.8454</text:p>
          </table:table-cell>
          <table:table-cell office:value-type="float" office:value="45.1646" calcext:value-type="float">
            <text:p>45.1646</text:p>
          </table:table-cell>
          <table:table-cell table:style-name="ce7" table:formula="of:=MAX([.C348]-[.D348];ABS([.C348]-[.E347]);ABS([.D348]-[.E347]))" office:value-type="float" office:value="0.708300000000001" calcext:value-type="float">
            <text:p>0.7083</text:p>
          </table:table-cell>
          <table:table-cell table:formula="of:=IF([.C348]-[.C347]&gt;[.D347]-[.D348];MAX([.C348]-[.C347];0);0)" office:value-type="float" office:value="0" calcext:value-type="float">
            <text:p>0.0000</text:p>
          </table:table-cell>
          <table:table-cell table:formula="of:=IF([.D347]-[.D348]&gt;[.C348]-[.C347];MAX([.D347]-[.D348];0);0)" office:value-type="float" office:value="0.249400000000001" calcext:value-type="float">
            <text:p>0.2494</text:p>
          </table:table-cell>
          <table:table-cell table:formula="of:=[.I347]-([.I347]/14)+[.F348]" office:value-type="float" office:value="14.4420224900128" calcext:value-type="float">
            <text:p>14.4420</text:p>
          </table:table-cell>
          <table:table-cell table:style-name="ce6" table:formula="of:=[.J347]-([.J347]/14)+[.G348]" office:value-type="float" office:value="2.35718984078598" calcext:value-type="float">
            <text:p>2.3572</text:p>
          </table:table-cell>
          <table:table-cell table:style-name="ce6" table:formula="of:=[.K347]-([.K347]/14)+[.H348]" office:value-type="float" office:value="4.12931311618929" calcext:value-type="float">
            <text:p>4.1293</text:p>
          </table:table-cell>
          <table:table-cell table:formula="of:=(100*([.J348]/[.I348]))" office:value-type="float" office:value="16.321743318265" calcext:value-type="float">
            <text:p>16.3217</text:p>
          </table:table-cell>
          <table:table-cell table:formula="of:=(100*([.K348]/[.I348]))" office:value-type="float" office:value="28.5923465293374" calcext:value-type="float">
            <text:p>28.5923</text:p>
          </table:table-cell>
          <table:table-cell table:formula="of:=ABS([.L348]-[.M348])" office:value-type="float" office:value="12.2706032110724" calcext:value-type="float">
            <text:p>12.2706</text:p>
          </table:table-cell>
          <table:table-cell table:formula="of:=[.L348]+[.M348]" office:value-type="float" office:value="44.9140898476024" calcext:value-type="float">
            <text:p>44.9141</text:p>
          </table:table-cell>
          <table:table-cell table:formula="of:=(100*([.N348]/[.O348]))" office:value-type="float" office:value="27.320164457763" calcext:value-type="float">
            <text:p>27.3202</text:p>
          </table:table-cell>
          <table:table-cell table:formula="of:=(([.Q347]*13)+[.P348])/14" office:value-type="float" office:value="28.5498043467921" calcext:value-type="float">
            <text:p>28.549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28" calcext:value-type="date">
            <text:p>28 Jun 10</text:p>
          </table:table-cell>
          <table:table-cell table:style-name="ce6" office:value-type="float" office:value="45.444" calcext:value-type="float">
            <text:p>45.4440</text:p>
          </table:table-cell>
          <table:table-cell office:value-type="float" office:value="44.7057" calcext:value-type="float">
            <text:p>44.7057</text:p>
          </table:table-cell>
          <table:table-cell office:value-type="float" office:value="45.005" calcext:value-type="float">
            <text:p>45.0050</text:p>
          </table:table-cell>
          <table:table-cell table:style-name="ce7" table:formula="of:=MAX([.C349]-[.D349];ABS([.C349]-[.E348]);ABS([.D349]-[.E348]))" office:value-type="float" office:value="0.738300000000002" calcext:value-type="float">
            <text:p>0.7383</text:p>
          </table:table-cell>
          <table:table-cell table:formula="of:=IF([.C349]-[.C348]&gt;[.D348]-[.D349];MAX([.C349]-[.C348];0);0)" office:value-type="float" office:value="0" calcext:value-type="float">
            <text:p>0.0000</text:p>
          </table:table-cell>
          <table:table-cell table:formula="of:=IF([.D348]-[.D349]&gt;[.C349]-[.C348];MAX([.D348]-[.D349];0);0)" office:value-type="float" office:value="0.139699999999998" calcext:value-type="float">
            <text:p>0.1397</text:p>
          </table:table-cell>
          <table:table-cell table:formula="of:=[.I348]-([.I348]/14)+[.F349]" office:value-type="float" office:value="14.1487494550119" calcext:value-type="float">
            <text:p>14.1487</text:p>
          </table:table-cell>
          <table:table-cell table:style-name="ce6" table:formula="of:=[.J348]-([.J348]/14)+[.G349]" office:value-type="float" office:value="2.1888191378727" calcext:value-type="float">
            <text:p>2.1888</text:p>
          </table:table-cell>
          <table:table-cell table:style-name="ce6" table:formula="of:=[.K348]-([.K348]/14)+[.H349]" office:value-type="float" office:value="3.97406217931862" calcext:value-type="float">
            <text:p>3.9741</text:p>
          </table:table-cell>
          <table:table-cell table:formula="of:=(100*([.J349]/[.I349]))" office:value-type="float" office:value="15.4700536950802" calcext:value-type="float">
            <text:p>15.4701</text:p>
          </table:table-cell>
          <table:table-cell table:formula="of:=(100*([.K349]/[.I349]))" office:value-type="float" office:value="28.0877274133292" calcext:value-type="float">
            <text:p>28.0877</text:p>
          </table:table-cell>
          <table:table-cell table:formula="of:=ABS([.L349]-[.M349])" office:value-type="float" office:value="12.617673718249" calcext:value-type="float">
            <text:p>12.6177</text:p>
          </table:table-cell>
          <table:table-cell table:formula="of:=[.L349]+[.M349]" office:value-type="float" office:value="43.5577811084093" calcext:value-type="float">
            <text:p>43.5578</text:p>
          </table:table-cell>
          <table:table-cell table:formula="of:=(100*([.N349]/[.O349]))" office:value-type="float" office:value="28.9676686855221" calcext:value-type="float">
            <text:p>28.9677</text:p>
          </table:table-cell>
          <table:table-cell table:formula="of:=(([.Q348]*13)+[.P349])/14" office:value-type="float" office:value="28.5796517995586" calcext:value-type="float">
            <text:p>28.579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29" calcext:value-type="date">
            <text:p>29 Jun 10</text:p>
          </table:table-cell>
          <table:table-cell table:style-name="ce6" office:value-type="float" office:value="44.3565" calcext:value-type="float">
            <text:p>44.3565</text:p>
          </table:table-cell>
          <table:table-cell office:value-type="float" office:value="42.9697" calcext:value-type="float">
            <text:p>42.9697</text:p>
          </table:table-cell>
          <table:table-cell office:value-type="float" office:value="43.269" calcext:value-type="float">
            <text:p>43.2690</text:p>
          </table:table-cell>
          <table:table-cell table:style-name="ce7" table:formula="of:=MAX([.C350]-[.D350];ABS([.C350]-[.E349]);ABS([.D350]-[.E349]))" office:value-type="float" office:value="2.0353" calcext:value-type="float">
            <text:p>2.0353</text:p>
          </table:table-cell>
          <table:table-cell table:formula="of:=IF([.C350]-[.C349]&gt;[.D349]-[.D350];MAX([.C350]-[.C349];0);0)" office:value-type="float" office:value="0" calcext:value-type="float">
            <text:p>0.0000</text:p>
          </table:table-cell>
          <table:table-cell table:formula="of:=IF([.D349]-[.D350]&gt;[.C350]-[.C349];MAX([.D349]-[.D350];0);0)" office:value-type="float" office:value="1.736" calcext:value-type="float">
            <text:p>1.7360</text:p>
          </table:table-cell>
          <table:table-cell table:formula="of:=[.I349]-([.I349]/14)+[.F350]" office:value-type="float" office:value="15.1734244939396" calcext:value-type="float">
            <text:p>15.1734</text:p>
          </table:table-cell>
          <table:table-cell table:style-name="ce6" table:formula="of:=[.J349]-([.J349]/14)+[.G350]" office:value-type="float" office:value="2.03247491373894" calcext:value-type="float">
            <text:p>2.0325</text:p>
          </table:table-cell>
          <table:table-cell table:style-name="ce6" table:formula="of:=[.K349]-([.K349]/14)+[.H350]" office:value-type="float" office:value="5.42620059508158" calcext:value-type="float">
            <text:p>5.4262</text:p>
          </table:table-cell>
          <table:table-cell table:formula="of:=(100*([.J350]/[.I350]))" office:value-type="float" office:value="13.394965088802" calcext:value-type="float">
            <text:p>13.3950</text:p>
          </table:table-cell>
          <table:table-cell table:formula="of:=(100*([.K350]/[.I350]))" office:value-type="float" office:value="35.7612126204527" calcext:value-type="float">
            <text:p>35.7612</text:p>
          </table:table-cell>
          <table:table-cell table:formula="of:=ABS([.L350]-[.M350])" office:value-type="float" office:value="22.3662475316507" calcext:value-type="float">
            <text:p>22.3662</text:p>
          </table:table-cell>
          <table:table-cell table:formula="of:=[.L350]+[.M350]" office:value-type="float" office:value="49.1561777092547" calcext:value-type="float">
            <text:p>49.1562</text:p>
          </table:table-cell>
          <table:table-cell table:formula="of:=(100*([.N350]/[.O350]))" office:value-type="float" office:value="45.5003797568251" calcext:value-type="float">
            <text:p>45.5004</text:p>
          </table:table-cell>
          <table:table-cell table:formula="of:=(([.Q349]*13)+[.P350])/14" office:value-type="float" office:value="29.7882752250776" calcext:value-type="float">
            <text:p>29.788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6-30" calcext:value-type="date">
            <text:p>30 Jun 10</text:p>
          </table:table-cell>
          <table:table-cell table:style-name="ce6" office:value-type="float" office:value="43.5683" calcext:value-type="float">
            <text:p>43.5683</text:p>
          </table:table-cell>
          <table:table-cell office:value-type="float" office:value="42.5407" calcext:value-type="float">
            <text:p>42.5407</text:p>
          </table:table-cell>
          <table:table-cell office:value-type="float" office:value="42.6106" calcext:value-type="float">
            <text:p>42.6106</text:p>
          </table:table-cell>
          <table:table-cell table:style-name="ce7" table:formula="of:=MAX([.C351]-[.D351];ABS([.C351]-[.E350]);ABS([.D351]-[.E350]))" office:value-type="float" office:value="1.0276" calcext:value-type="float">
            <text:p>1.0276</text:p>
          </table:table-cell>
          <table:table-cell table:formula="of:=IF([.C351]-[.C350]&gt;[.D350]-[.D351];MAX([.C351]-[.C350];0);0)" office:value-type="float" office:value="0" calcext:value-type="float">
            <text:p>0.0000</text:p>
          </table:table-cell>
          <table:table-cell table:formula="of:=IF([.D350]-[.D351]&gt;[.C351]-[.C350];MAX([.D350]-[.D351];0);0)" office:value-type="float" office:value="0.429000000000002" calcext:value-type="float">
            <text:p>0.4290</text:p>
          </table:table-cell>
          <table:table-cell table:formula="of:=[.I350]-([.I350]/14)+[.F351]" office:value-type="float" office:value="15.1172084586582" calcext:value-type="float">
            <text:p>15.1172</text:p>
          </table:table-cell>
          <table:table-cell table:style-name="ce6" table:formula="of:=[.J350]-([.J350]/14)+[.G351]" office:value-type="float" office:value="1.88729813418615" calcext:value-type="float">
            <text:p>1.8873</text:p>
          </table:table-cell>
          <table:table-cell table:style-name="ce6" table:formula="of:=[.K350]-([.K350]/14)+[.H351]" office:value-type="float" office:value="5.46761483829004" calcext:value-type="float">
            <text:p>5.4676</text:p>
          </table:table-cell>
          <table:table-cell table:formula="of:=(100*([.J351]/[.I351]))" office:value-type="float" office:value="12.4844354653668" calcext:value-type="float">
            <text:p>12.4844</text:p>
          </table:table-cell>
          <table:table-cell table:formula="of:=(100*([.K351]/[.I351]))" office:value-type="float" office:value="36.1681513702917" calcext:value-type="float">
            <text:p>36.1682</text:p>
          </table:table-cell>
          <table:table-cell table:formula="of:=ABS([.L351]-[.M351])" office:value-type="float" office:value="23.6837159049249" calcext:value-type="float">
            <text:p>23.6837</text:p>
          </table:table-cell>
          <table:table-cell table:formula="of:=[.L351]+[.M351]" office:value-type="float" office:value="48.6525868356586" calcext:value-type="float">
            <text:p>48.6526</text:p>
          </table:table-cell>
          <table:table-cell table:formula="of:=(100*([.N351]/[.O351]))" office:value-type="float" office:value="48.6792531400748" calcext:value-type="float">
            <text:p>48.6793</text:p>
          </table:table-cell>
          <table:table-cell table:formula="of:=(([.Q350]*13)+[.P351])/14" office:value-type="float" office:value="31.1376307904345" calcext:value-type="float">
            <text:p>31.137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01" calcext:value-type="date">
            <text:p>1 Jul 10</text:p>
          </table:table-cell>
          <table:table-cell table:style-name="ce6" office:value-type="float" office:value="42.86" calcext:value-type="float">
            <text:p>42.8600</text:p>
          </table:table-cell>
          <table:table-cell office:value-type="float" office:value="41.6728" calcext:value-type="float">
            <text:p>41.6728</text:p>
          </table:table-cell>
          <table:table-cell office:value-type="float" office:value="42.4909" calcext:value-type="float">
            <text:p>42.4909</text:p>
          </table:table-cell>
          <table:table-cell table:style-name="ce7" table:formula="of:=MAX([.C352]-[.D352];ABS([.C352]-[.E351]);ABS([.D352]-[.E351]))" office:value-type="float" office:value="1.1872" calcext:value-type="float">
            <text:p>1.1872</text:p>
          </table:table-cell>
          <table:table-cell table:formula="of:=IF([.C352]-[.C351]&gt;[.D351]-[.D352];MAX([.C352]-[.C351];0);0)" office:value-type="float" office:value="0" calcext:value-type="float">
            <text:p>0.0000</text:p>
          </table:table-cell>
          <table:table-cell table:formula="of:=IF([.D351]-[.D352]&gt;[.C352]-[.C351];MAX([.D351]-[.D352];0);0)" office:value-type="float" office:value="0.867899999999999" calcext:value-type="float">
            <text:p>0.8679</text:p>
          </table:table-cell>
          <table:table-cell table:formula="of:=[.I351]-([.I351]/14)+[.F352]" office:value-type="float" office:value="15.2246078544683" calcext:value-type="float">
            <text:p>15.2246</text:p>
          </table:table-cell>
          <table:table-cell table:style-name="ce6" table:formula="of:=[.J351]-([.J351]/14)+[.G352]" office:value-type="float" office:value="1.75249112460143" calcext:value-type="float">
            <text:p>1.7525</text:p>
          </table:table-cell>
          <table:table-cell table:style-name="ce6" table:formula="of:=[.K351]-([.K351]/14)+[.H352]" office:value-type="float" office:value="5.94497092126932" calcext:value-type="float">
            <text:p>5.9450</text:p>
          </table:table-cell>
          <table:table-cell table:formula="of:=(100*([.J352]/[.I352]))" office:value-type="float" office:value="11.5109114228324" calcext:value-type="float">
            <text:p>11.5109</text:p>
          </table:table-cell>
          <table:table-cell table:formula="of:=(100*([.K352]/[.I352]))" office:value-type="float" office:value="39.0484338125301" calcext:value-type="float">
            <text:p>39.0484</text:p>
          </table:table-cell>
          <table:table-cell table:formula="of:=ABS([.L352]-[.M352])" office:value-type="float" office:value="27.5375223896977" calcext:value-type="float">
            <text:p>27.5375</text:p>
          </table:table-cell>
          <table:table-cell table:formula="of:=[.L352]+[.M352]" office:value-type="float" office:value="50.5593452353625" calcext:value-type="float">
            <text:p>50.5593</text:p>
          </table:table-cell>
          <table:table-cell table:formula="of:=(100*([.N352]/[.O352]))" office:value-type="float" office:value="54.4657417169977" calcext:value-type="float">
            <text:p>54.4657</text:p>
          </table:table-cell>
          <table:table-cell table:formula="of:=(([.Q351]*13)+[.P352])/14" office:value-type="float" office:value="32.8039244280462" calcext:value-type="float">
            <text:p>32.803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02" calcext:value-type="date">
            <text:p>2 Jul 10</text:p>
          </table:table-cell>
          <table:table-cell table:style-name="ce6" office:value-type="float" office:value="42.7218" calcext:value-type="float">
            <text:p>42.7218</text:p>
          </table:table-cell>
          <table:table-cell office:value-type="float" office:value="41.992" calcext:value-type="float">
            <text:p>41.9920</text:p>
          </table:table-cell>
          <table:table-cell office:value-type="float" office:value="42.3711" calcext:value-type="float">
            <text:p>42.3711</text:p>
          </table:table-cell>
          <table:table-cell table:style-name="ce7" table:formula="of:=MAX([.C353]-[.D353];ABS([.C353]-[.E352]);ABS([.D353]-[.E352]))" office:value-type="float" office:value="0.729800000000004" calcext:value-type="float">
            <text:p>0.7298</text:p>
          </table:table-cell>
          <table:table-cell table:formula="of:=IF([.C353]-[.C352]&gt;[.D352]-[.D353];MAX([.C353]-[.C352];0);0)" office:value-type="float" office:value="0" calcext:value-type="float">
            <text:p>0.0000</text:p>
          </table:table-cell>
          <table:table-cell table:formula="of:=IF([.D352]-[.D353]&gt;[.C353]-[.C352];MAX([.D352]-[.D353];0);0)" office:value-type="float" office:value="0" calcext:value-type="float">
            <text:p>0.0000</text:p>
          </table:table-cell>
          <table:table-cell table:formula="of:=[.I352]-([.I352]/14)+[.F353]" office:value-type="float" office:value="14.8669358648634" calcext:value-type="float">
            <text:p>14.8669</text:p>
          </table:table-cell>
          <table:table-cell table:style-name="ce6" table:formula="of:=[.J352]-([.J352]/14)+[.G353]" office:value-type="float" office:value="1.6273131871299" calcext:value-type="float">
            <text:p>1.6273</text:p>
          </table:table-cell>
          <table:table-cell table:style-name="ce6" table:formula="of:=[.K352]-([.K352]/14)+[.H353]" office:value-type="float" office:value="5.52033014117865" calcext:value-type="float">
            <text:p>5.5203</text:p>
          </table:table-cell>
          <table:table-cell table:formula="of:=(100*([.J353]/[.I353]))" office:value-type="float" office:value="10.9458546261432" calcext:value-type="float">
            <text:p>10.9459</text:p>
          </table:table-cell>
          <table:table-cell table:formula="of:=(100*([.K353]/[.I353]))" office:value-type="float" office:value="37.1315931632248" calcext:value-type="float">
            <text:p>37.1316</text:p>
          </table:table-cell>
          <table:table-cell table:formula="of:=ABS([.L353]-[.M353])" office:value-type="float" office:value="26.1857385370816" calcext:value-type="float">
            <text:p>26.1857</text:p>
          </table:table-cell>
          <table:table-cell table:formula="of:=[.L353]+[.M353]" office:value-type="float" office:value="48.0774477893681" calcext:value-type="float">
            <text:p>48.0774</text:p>
          </table:table-cell>
          <table:table-cell table:formula="of:=(100*([.N353]/[.O353]))" office:value-type="float" office:value="54.4657417169977" calcext:value-type="float">
            <text:p>54.4657</text:p>
          </table:table-cell>
          <table:table-cell table:formula="of:=(([.Q352]*13)+[.P353])/14" office:value-type="float" office:value="34.3511970915427" calcext:value-type="float">
            <text:p>34.351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06" calcext:value-type="date">
            <text:p>6 Jul 10</text:p>
          </table:table-cell>
          <table:table-cell table:style-name="ce6" office:value-type="float" office:value="43.269" calcext:value-type="float">
            <text:p>43.2690</text:p>
          </table:table-cell>
          <table:table-cell office:value-type="float" office:value="42.1516" calcext:value-type="float">
            <text:p>42.1516</text:p>
          </table:table-cell>
          <table:table-cell office:value-type="float" office:value="42.5008" calcext:value-type="float">
            <text:p>42.5008</text:p>
          </table:table-cell>
          <table:table-cell table:style-name="ce7" table:formula="of:=MAX([.C354]-[.D354];ABS([.C354]-[.E353]);ABS([.D354]-[.E353]))" office:value-type="float" office:value="1.1174" calcext:value-type="float">
            <text:p>1.1174</text:p>
          </table:table-cell>
          <table:table-cell table:formula="of:=IF([.C354]-[.C353]&gt;[.D353]-[.D354];MAX([.C354]-[.C353];0);0)" office:value-type="float" office:value="0.547199999999997" calcext:value-type="float">
            <text:p>0.5472</text:p>
          </table:table-cell>
          <table:table-cell table:formula="of:=IF([.D353]-[.D354]&gt;[.C354]-[.C353];MAX([.D353]-[.D354];0);0)" office:value-type="float" office:value="0" calcext:value-type="float">
            <text:p>0.0000</text:p>
          </table:table-cell>
          <table:table-cell table:formula="of:=[.I353]-([.I353]/14)+[.F354]" office:value-type="float" office:value="14.922411874516" calcext:value-type="float">
            <text:p>14.9224</text:p>
          </table:table-cell>
          <table:table-cell table:style-name="ce6" table:formula="of:=[.J353]-([.J353]/14)+[.G354]" office:value-type="float" office:value="2.05827653090633" calcext:value-type="float">
            <text:p>2.0583</text:p>
          </table:table-cell>
          <table:table-cell table:style-name="ce6" table:formula="of:=[.K353]-([.K353]/14)+[.H354]" office:value-type="float" office:value="5.12602084538018" calcext:value-type="float">
            <text:p>5.1260</text:p>
          </table:table-cell>
          <table:table-cell table:formula="of:=(100*([.J354]/[.I354]))" office:value-type="float" office:value="13.7931893866392" calcext:value-type="float">
            <text:p>13.7932</text:p>
          </table:table-cell>
          <table:table-cell table:formula="of:=(100*([.K354]/[.I354]))" office:value-type="float" office:value="34.3511550846161" calcext:value-type="float">
            <text:p>34.3512</text:p>
          </table:table-cell>
          <table:table-cell table:formula="of:=ABS([.L354]-[.M354])" office:value-type="float" office:value="20.557965697977" calcext:value-type="float">
            <text:p>20.5580</text:p>
          </table:table-cell>
          <table:table-cell table:formula="of:=[.L354]+[.M354]" office:value-type="float" office:value="48.1443444712553" calcext:value-type="float">
            <text:p>48.1443</text:p>
          </table:table-cell>
          <table:table-cell table:formula="of:=(100*([.N354]/[.O354]))" office:value-type="float" office:value="42.7006867031934" calcext:value-type="float">
            <text:p>42.7007</text:p>
          </table:table-cell>
          <table:table-cell table:formula="of:=(([.Q353]*13)+[.P354])/14" office:value-type="float" office:value="34.9475892066607" calcext:value-type="float">
            <text:p>34.947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07" calcext:value-type="date">
            <text:p>7 Jul 10</text:p>
          </table:table-cell>
          <table:table-cell table:style-name="ce6" office:value-type="float" office:value="43.9075" calcext:value-type="float">
            <text:p>43.9075</text:p>
          </table:table-cell>
          <table:table-cell office:value-type="float" office:value="42.6006" calcext:value-type="float">
            <text:p>42.6006</text:p>
          </table:table-cell>
          <table:table-cell office:value-type="float" office:value="43.8577" calcext:value-type="float">
            <text:p>43.8577</text:p>
          </table:table-cell>
          <table:table-cell table:style-name="ce7" table:formula="of:=MAX([.C355]-[.D355];ABS([.C355]-[.E354]);ABS([.D355]-[.E354]))" office:value-type="float" office:value="1.4067" calcext:value-type="float">
            <text:p>1.4067</text:p>
          </table:table-cell>
          <table:table-cell table:formula="of:=IF([.C355]-[.C354]&gt;[.D354]-[.D355];MAX([.C355]-[.C354];0);0)" office:value-type="float" office:value="0.638500000000001" calcext:value-type="float">
            <text:p>0.6385</text:p>
          </table:table-cell>
          <table:table-cell table:formula="of:=IF([.D354]-[.D355]&gt;[.C355]-[.C354];MAX([.D354]-[.D355];0);0)" office:value-type="float" office:value="0" calcext:value-type="float">
            <text:p>0.0000</text:p>
          </table:table-cell>
          <table:table-cell table:formula="of:=[.I354]-([.I354]/14)+[.F355]" office:value-type="float" office:value="15.2632253120506" calcext:value-type="float">
            <text:p>15.2632</text:p>
          </table:table-cell>
          <table:table-cell table:style-name="ce6" table:formula="of:=[.J354]-([.J354]/14)+[.G355]" office:value-type="float" office:value="2.54975677869874" calcext:value-type="float">
            <text:p>2.5498</text:p>
          </table:table-cell>
          <table:table-cell table:style-name="ce6" table:formula="of:=[.K354]-([.K354]/14)+[.H355]" office:value-type="float" office:value="4.75987649928159" calcext:value-type="float">
            <text:p>4.7599</text:p>
          </table:table-cell>
          <table:table-cell table:formula="of:=(100*([.J355]/[.I355]))" office:value-type="float" office:value="16.705229245916" calcext:value-type="float">
            <text:p>16.7052</text:p>
          </table:table-cell>
          <table:table-cell table:formula="of:=(100*([.K355]/[.I355]))" office:value-type="float" office:value="31.1852600087321" calcext:value-type="float">
            <text:p>31.1853</text:p>
          </table:table-cell>
          <table:table-cell table:formula="of:=ABS([.L355]-[.M355])" office:value-type="float" office:value="14.4800307628161" calcext:value-type="float">
            <text:p>14.4800</text:p>
          </table:table-cell>
          <table:table-cell table:formula="of:=[.L355]+[.M355]" office:value-type="float" office:value="47.8904892546481" calcext:value-type="float">
            <text:p>47.8905</text:p>
          </table:table-cell>
          <table:table-cell table:formula="of:=(100*([.N355]/[.O355]))" office:value-type="float" office:value="30.2357127441764" calcext:value-type="float">
            <text:p>30.2357</text:p>
          </table:table-cell>
          <table:table-cell table:formula="of:=(([.Q354]*13)+[.P355])/14" office:value-type="float" office:value="34.6110266021975" calcext:value-type="float">
            <text:p>34.611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08" calcext:value-type="date">
            <text:p>8 Jul 10</text:p>
          </table:table-cell>
          <table:table-cell table:style-name="ce6" office:value-type="float" office:value="44.2767" calcext:value-type="float">
            <text:p>44.2767</text:p>
          </table:table-cell>
          <table:table-cell office:value-type="float" office:value="43.5783" calcext:value-type="float">
            <text:p>43.5783</text:p>
          </table:table-cell>
          <table:table-cell office:value-type="float" office:value="44.0971" calcext:value-type="float">
            <text:p>44.0971</text:p>
          </table:table-cell>
          <table:table-cell table:style-name="ce7" table:formula="of:=MAX([.C356]-[.D356];ABS([.C356]-[.E355]);ABS([.D356]-[.E355]))" office:value-type="float" office:value="0.698399999999999" calcext:value-type="float">
            <text:p>0.6984</text:p>
          </table:table-cell>
          <table:table-cell table:formula="of:=IF([.C356]-[.C355]&gt;[.D355]-[.D356];MAX([.C356]-[.C355];0);0)" office:value-type="float" office:value="0.369199999999999" calcext:value-type="float">
            <text:p>0.3692</text:p>
          </table:table-cell>
          <table:table-cell table:formula="of:=IF([.D355]-[.D356]&gt;[.C356]-[.C355];MAX([.D355]-[.D356];0);0)" office:value-type="float" office:value="0" calcext:value-type="float">
            <text:p>0.0000</text:p>
          </table:table-cell>
          <table:table-cell table:formula="of:=[.I355]-([.I355]/14)+[.F356]" office:value-type="float" office:value="14.8713949326184" calcext:value-type="float">
            <text:p>14.8714</text:p>
          </table:table-cell>
          <table:table-cell table:style-name="ce6" table:formula="of:=[.J355]-([.J355]/14)+[.G356]" office:value-type="float" office:value="2.73683129450597" calcext:value-type="float">
            <text:p>2.7368</text:p>
          </table:table-cell>
          <table:table-cell table:style-name="ce6" table:formula="of:=[.K355]-([.K355]/14)+[.H356]" office:value-type="float" office:value="4.41988532076148" calcext:value-type="float">
            <text:p>4.4199</text:p>
          </table:table-cell>
          <table:table-cell table:formula="of:=(100*([.J356]/[.I356]))" office:value-type="float" office:value="18.4033260289732" calcext:value-type="float">
            <text:p>18.4033</text:p>
          </table:table-cell>
          <table:table-cell table:formula="of:=(100*([.K356]/[.I356]))" office:value-type="float" office:value="29.7207177994248" calcext:value-type="float">
            <text:p>29.7207</text:p>
          </table:table-cell>
          <table:table-cell table:formula="of:=ABS([.L356]-[.M356])" office:value-type="float" office:value="11.3173917704516" calcext:value-type="float">
            <text:p>11.3174</text:p>
          </table:table-cell>
          <table:table-cell table:formula="of:=[.L356]+[.M356]" office:value-type="float" office:value="48.124043828398" calcext:value-type="float">
            <text:p>48.1240</text:p>
          </table:table-cell>
          <table:table-cell table:formula="of:=(100*([.N356]/[.O356]))" office:value-type="float" office:value="23.5171254743418" calcext:value-type="float">
            <text:p>23.5171</text:p>
          </table:table-cell>
          <table:table-cell table:formula="of:=(([.Q355]*13)+[.P356])/14" office:value-type="float" office:value="33.8186050930649" calcext:value-type="float">
            <text:p>33.818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09" calcext:value-type="date">
            <text:p>9 Jul 10</text:p>
          </table:table-cell>
          <table:table-cell table:style-name="ce6" office:value-type="float" office:value="44.5261" calcext:value-type="float">
            <text:p>44.5261</text:p>
          </table:table-cell>
          <table:table-cell office:value-type="float" office:value="43.9774" calcext:value-type="float">
            <text:p>43.9774</text:p>
          </table:table-cell>
          <table:table-cell office:value-type="float" office:value="44.5161" calcext:value-type="float">
            <text:p>44.5161</text:p>
          </table:table-cell>
          <table:table-cell table:style-name="ce7" table:formula="of:=MAX([.C357]-[.D357];ABS([.C357]-[.E356]);ABS([.D357]-[.E356]))" office:value-type="float" office:value="0.548699999999997" calcext:value-type="float">
            <text:p>0.5487</text:p>
          </table:table-cell>
          <table:table-cell table:formula="of:=IF([.C357]-[.C356]&gt;[.D356]-[.D357];MAX([.C357]-[.C356];0);0)" office:value-type="float" office:value="0.249400000000001" calcext:value-type="float">
            <text:p>0.2494</text:p>
          </table:table-cell>
          <table:table-cell table:formula="of:=IF([.D356]-[.D357]&gt;[.C357]-[.C356];MAX([.D356]-[.D357];0);0)" office:value-type="float" office:value="0" calcext:value-type="float">
            <text:p>0.0000</text:p>
          </table:table-cell>
          <table:table-cell table:formula="of:=[.I356]-([.I356]/14)+[.F357]" office:value-type="float" office:value="14.3578524374314" calcext:value-type="float">
            <text:p>14.3579</text:p>
          </table:table-cell>
          <table:table-cell table:style-name="ce6" table:formula="of:=[.J356]-([.J356]/14)+[.G357]" office:value-type="float" office:value="2.7907433448984" calcext:value-type="float">
            <text:p>2.7907</text:p>
          </table:table-cell>
          <table:table-cell table:style-name="ce6" table:formula="of:=[.K356]-([.K356]/14)+[.H357]" office:value-type="float" office:value="4.10417922642137" calcext:value-type="float">
            <text:p>4.1042</text:p>
          </table:table-cell>
          <table:table-cell table:formula="of:=(100*([.J357]/[.I357]))" office:value-type="float" office:value="19.4370527003248" calcext:value-type="float">
            <text:p>19.4371</text:p>
          </table:table-cell>
          <table:table-cell table:formula="of:=(100*([.K357]/[.I357]))" office:value-type="float" office:value="28.584910203713" calcext:value-type="float">
            <text:p>28.5849</text:p>
          </table:table-cell>
          <table:table-cell table:formula="of:=ABS([.L357]-[.M357])" office:value-type="float" office:value="9.1478575033882" calcext:value-type="float">
            <text:p>9.1479</text:p>
          </table:table-cell>
          <table:table-cell table:formula="of:=[.L357]+[.M357]" office:value-type="float" office:value="48.0219629040377" calcext:value-type="float">
            <text:p>48.0220</text:p>
          </table:table-cell>
          <table:table-cell table:formula="of:=(100*([.N357]/[.O357]))" office:value-type="float" office:value="19.0493202488794" calcext:value-type="float">
            <text:p>19.0493</text:p>
          </table:table-cell>
          <table:table-cell table:formula="of:=(([.Q356]*13)+[.P357])/14" office:value-type="float" office:value="32.7636561756231" calcext:value-type="float">
            <text:p>32.763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12" calcext:value-type="date">
            <text:p>12 Jul 10</text:p>
          </table:table-cell>
          <table:table-cell table:style-name="ce6" office:value-type="float" office:value="44.9252" calcext:value-type="float">
            <text:p>44.9252</text:p>
          </table:table-cell>
          <table:table-cell office:value-type="float" office:value="44.3565" calcext:value-type="float">
            <text:p>44.3565</text:p>
          </table:table-cell>
          <table:table-cell office:value-type="float" office:value="44.6458" calcext:value-type="float">
            <text:p>44.6458</text:p>
          </table:table-cell>
          <table:table-cell table:style-name="ce7" table:formula="of:=MAX([.C358]-[.D358];ABS([.C358]-[.E357]);ABS([.D358]-[.E357]))" office:value-type="float" office:value="0.5687" calcext:value-type="float">
            <text:p>0.5687</text:p>
          </table:table-cell>
          <table:table-cell table:formula="of:=IF([.C358]-[.C357]&gt;[.D357]-[.D358];MAX([.C358]-[.C357];0);0)" office:value-type="float" office:value="0.399099999999997" calcext:value-type="float">
            <text:p>0.3991</text:p>
          </table:table-cell>
          <table:table-cell table:formula="of:=IF([.D357]-[.D358]&gt;[.C358]-[.C357];MAX([.D357]-[.D358];0);0)" office:value-type="float" office:value="0" calcext:value-type="float">
            <text:p>0.0000</text:p>
          </table:table-cell>
          <table:table-cell table:formula="of:=[.I357]-([.I357]/14)+[.F358]" office:value-type="float" office:value="13.9009915490434" calcext:value-type="float">
            <text:p>13.9010</text:p>
          </table:table-cell>
          <table:table-cell table:style-name="ce6" table:formula="of:=[.J357]-([.J357]/14)+[.G358]" office:value-type="float" office:value="2.99050453454851" calcext:value-type="float">
            <text:p>2.9905</text:p>
          </table:table-cell>
          <table:table-cell table:style-name="ce6" table:formula="of:=[.K357]-([.K357]/14)+[.H358]" office:value-type="float" office:value="3.81102356739128" calcext:value-type="float">
            <text:p>3.8110</text:p>
          </table:table-cell>
          <table:table-cell table:formula="of:=(100*([.J358]/[.I358]))" office:value-type="float" office:value="21.5128865016417" calcext:value-type="float">
            <text:p>21.5129</text:p>
          </table:table-cell>
          <table:table-cell table:formula="of:=(100*([.K358]/[.I358]))" office:value-type="float" office:value="27.4154800680641" calcext:value-type="float">
            <text:p>27.4155</text:p>
          </table:table-cell>
          <table:table-cell table:formula="of:=ABS([.L358]-[.M358])" office:value-type="float" office:value="5.90259356642243" calcext:value-type="float">
            <text:p>5.9026</text:p>
          </table:table-cell>
          <table:table-cell table:formula="of:=[.L358]+[.M358]" office:value-type="float" office:value="48.9283665697058" calcext:value-type="float">
            <text:p>48.9284</text:p>
          </table:table-cell>
          <table:table-cell table:formula="of:=(100*([.N358]/[.O358]))" office:value-type="float" office:value="12.0637453899331" calcext:value-type="float">
            <text:p>12.0637</text:p>
          </table:table-cell>
          <table:table-cell table:formula="of:=(([.Q357]*13)+[.P358])/14" office:value-type="float" office:value="31.2850911195024" calcext:value-type="float">
            <text:p>31.285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13" calcext:value-type="date">
            <text:p>13 Jul 10</text:p>
          </table:table-cell>
          <table:table-cell table:style-name="ce6" office:value-type="float" office:value="45.3941" calcext:value-type="float">
            <text:p>45.3941</text:p>
          </table:table-cell>
          <table:table-cell office:value-type="float" office:value="44.6957" calcext:value-type="float">
            <text:p>44.6957</text:p>
          </table:table-cell>
          <table:table-cell office:value-type="float" office:value="45.2245" calcext:value-type="float">
            <text:p>45.2245</text:p>
          </table:table-cell>
          <table:table-cell table:style-name="ce7" table:formula="of:=MAX([.C359]-[.D359];ABS([.C359]-[.E358]);ABS([.D359]-[.E358]))" office:value-type="float" office:value="0.7483" calcext:value-type="float">
            <text:p>0.7483</text:p>
          </table:table-cell>
          <table:table-cell table:formula="of:=IF([.C359]-[.C358]&gt;[.D358]-[.D359];MAX([.C359]-[.C358];0);0)" office:value-type="float" office:value="0.468900000000005" calcext:value-type="float">
            <text:p>0.4689</text:p>
          </table:table-cell>
          <table:table-cell table:formula="of:=IF([.D358]-[.D359]&gt;[.C359]-[.C358];MAX([.D358]-[.D359];0);0)" office:value-type="float" office:value="0" calcext:value-type="float">
            <text:p>0.0000</text:p>
          </table:table-cell>
          <table:table-cell table:formula="of:=[.I358]-([.I358]/14)+[.F359]" office:value-type="float" office:value="13.6563635812546" calcext:value-type="float">
            <text:p>13.6564</text:p>
          </table:table-cell>
          <table:table-cell table:style-name="ce6" table:formula="of:=[.J358]-([.J358]/14)+[.G359]" office:value-type="float" office:value="3.24579706779505" calcext:value-type="float">
            <text:p>3.2458</text:p>
          </table:table-cell>
          <table:table-cell table:style-name="ce6" table:formula="of:=[.K358]-([.K358]/14)+[.H359]" office:value-type="float" office:value="3.5388075982919" calcext:value-type="float">
            <text:p>3.5388</text:p>
          </table:table-cell>
          <table:table-cell table:formula="of:=(100*([.J359]/[.I359]))" office:value-type="float" office:value="23.7676527025861" calcext:value-type="float">
            <text:p>23.7677</text:p>
          </table:table-cell>
          <table:table-cell table:formula="of:=(100*([.K359]/[.I359]))" office:value-type="float" office:value="25.9132497259332" calcext:value-type="float">
            <text:p>25.9132</text:p>
          </table:table-cell>
          <table:table-cell table:formula="of:=ABS([.L359]-[.M359])" office:value-type="float" office:value="2.14559702334703" calcext:value-type="float">
            <text:p>2.1456</text:p>
          </table:table-cell>
          <table:table-cell table:formula="of:=[.L359]+[.M359]" office:value-type="float" office:value="49.6809024285193" calcext:value-type="float">
            <text:p>49.6809</text:p>
          </table:table-cell>
          <table:table-cell table:formula="of:=(100*([.N359]/[.O359]))" office:value-type="float" office:value="4.318756138607" calcext:value-type="float">
            <text:p>4.3188</text:p>
          </table:table-cell>
          <table:table-cell table:formula="of:=(([.Q358]*13)+[.P359])/14" office:value-type="float" office:value="29.3589243351527" calcext:value-type="float">
            <text:p>29.358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14" calcext:value-type="date">
            <text:p>14 Jul 10</text:p>
          </table:table-cell>
          <table:table-cell table:style-name="ce6" office:value-type="float" office:value="45.7034" calcext:value-type="float">
            <text:p>45.7034</text:p>
          </table:table-cell>
          <table:table-cell office:value-type="float" office:value="45.1347" calcext:value-type="float">
            <text:p>45.1347</text:p>
          </table:table-cell>
          <table:table-cell office:value-type="float" office:value="45.4539" calcext:value-type="float">
            <text:p>45.4539</text:p>
          </table:table-cell>
          <table:table-cell table:style-name="ce7" table:formula="of:=MAX([.C360]-[.D360];ABS([.C360]-[.E359]);ABS([.D360]-[.E359]))" office:value-type="float" office:value="0.5687" calcext:value-type="float">
            <text:p>0.5687</text:p>
          </table:table-cell>
          <table:table-cell table:formula="of:=IF([.C360]-[.C359]&gt;[.D359]-[.D360];MAX([.C360]-[.C359];0);0)" office:value-type="float" office:value="0.3093" calcext:value-type="float">
            <text:p>0.3093</text:p>
          </table:table-cell>
          <table:table-cell table:formula="of:=IF([.D359]-[.D360]&gt;[.C360]-[.C359];MAX([.D359]-[.D360];0);0)" office:value-type="float" office:value="0" calcext:value-type="float">
            <text:p>0.0000</text:p>
          </table:table-cell>
          <table:table-cell table:formula="of:=[.I359]-([.I359]/14)+[.F360]" office:value-type="float" office:value="13.2496090397364" calcext:value-type="float">
            <text:p>13.2496</text:p>
          </table:table-cell>
          <table:table-cell table:style-name="ce6" table:formula="of:=[.J359]-([.J359]/14)+[.G360]" office:value-type="float" office:value="3.32325442009541" calcext:value-type="float">
            <text:p>3.3233</text:p>
          </table:table-cell>
          <table:table-cell table:style-name="ce6" table:formula="of:=[.K359]-([.K359]/14)+[.H360]" office:value-type="float" office:value="3.28603562698534" calcext:value-type="float">
            <text:p>3.2860</text:p>
          </table:table-cell>
          <table:table-cell table:formula="of:=(100*([.J360]/[.I360]))" office:value-type="float" office:value="25.0819055122966" calcext:value-type="float">
            <text:p>25.0819</text:p>
          </table:table-cell>
          <table:table-cell table:formula="of:=(100*([.K360]/[.I360]))" office:value-type="float" office:value="24.8010006720221" calcext:value-type="float">
            <text:p>24.8010</text:p>
          </table:table-cell>
          <table:table-cell table:formula="of:=ABS([.L360]-[.M360])" office:value-type="float" office:value="0.28090484027452" calcext:value-type="float">
            <text:p>0.2809</text:p>
          </table:table-cell>
          <table:table-cell table:formula="of:=[.L360]+[.M360]" office:value-type="float" office:value="49.8829061843188" calcext:value-type="float">
            <text:p>49.8829</text:p>
          </table:table-cell>
          <table:table-cell table:formula="of:=(100*([.N360]/[.O360]))" office:value-type="float" office:value="0.563128457745762" calcext:value-type="float">
            <text:p>0.5631</text:p>
          </table:table-cell>
          <table:table-cell table:formula="of:=(([.Q359]*13)+[.P360])/14" office:value-type="float" office:value="27.3020817724808" calcext:value-type="float">
            <text:p>27.302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15" calcext:value-type="date">
            <text:p>15 Jul 10</text:p>
          </table:table-cell>
          <table:table-cell table:style-name="ce6" office:value-type="float" office:value="45.6335" calcext:value-type="float">
            <text:p>45.6335</text:p>
          </table:table-cell>
          <table:table-cell office:value-type="float" office:value="44.8853" calcext:value-type="float">
            <text:p>44.8853</text:p>
          </table:table-cell>
          <table:table-cell office:value-type="float" office:value="45.4938" calcext:value-type="float">
            <text:p>45.4938</text:p>
          </table:table-cell>
          <table:table-cell table:style-name="ce7" table:formula="of:=MAX([.C361]-[.D361];ABS([.C361]-[.E360]);ABS([.D361]-[.E360]))" office:value-type="float" office:value="0.748199999999997" calcext:value-type="float">
            <text:p>0.7482</text:p>
          </table:table-cell>
          <table:table-cell table:formula="of:=IF([.C361]-[.C360]&gt;[.D360]-[.D361];MAX([.C361]-[.C360];0);0)" office:value-type="float" office:value="0" calcext:value-type="float">
            <text:p>0.0000</text:p>
          </table:table-cell>
          <table:table-cell table:formula="of:=IF([.D360]-[.D361]&gt;[.C361]-[.C360];MAX([.D360]-[.D361];0);0)" office:value-type="float" office:value="0.249400000000001" calcext:value-type="float">
            <text:p>0.2494</text:p>
          </table:table-cell>
          <table:table-cell table:formula="of:=[.I360]-([.I360]/14)+[.F361]" office:value-type="float" office:value="13.051408394041" calcext:value-type="float">
            <text:p>13.0514</text:p>
          </table:table-cell>
          <table:table-cell table:style-name="ce6" table:formula="of:=[.J360]-([.J360]/14)+[.G361]" office:value-type="float" office:value="3.0858791043743" calcext:value-type="float">
            <text:p>3.0859</text:p>
          </table:table-cell>
          <table:table-cell table:style-name="ce6" table:formula="of:=[.K360]-([.K360]/14)+[.H361]" office:value-type="float" office:value="3.30071879648638" calcext:value-type="float">
            <text:p>3.3007</text:p>
          </table:table-cell>
          <table:table-cell table:formula="of:=(100*([.J361]/[.I361]))" office:value-type="float" office:value="23.644031442486" calcext:value-type="float">
            <text:p>23.6440</text:p>
          </table:table-cell>
          <table:table-cell table:formula="of:=(100*([.K361]/[.I361]))" office:value-type="float" office:value="25.2901349558062" calcext:value-type="float">
            <text:p>25.2901</text:p>
          </table:table-cell>
          <table:table-cell table:formula="of:=ABS([.L361]-[.M361])" office:value-type="float" office:value="1.64610351332022" calcext:value-type="float">
            <text:p>1.6461</text:p>
          </table:table-cell>
          <table:table-cell table:formula="of:=[.L361]+[.M361]" office:value-type="float" office:value="48.9341663982923" calcext:value-type="float">
            <text:p>48.9342</text:p>
          </table:table-cell>
          <table:table-cell table:formula="of:=(100*([.N361]/[.O361]))" office:value-type="float" office:value="3.36391448854367" calcext:value-type="float">
            <text:p>3.3639</text:p>
          </table:table-cell>
          <table:table-cell table:formula="of:=(([.Q360]*13)+[.P361])/14" office:value-type="float" office:value="25.592212680771" calcext:value-type="float">
            <text:p>25.592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16" calcext:value-type="date">
            <text:p>16 Jul 10</text:p>
          </table:table-cell>
          <table:table-cell table:style-name="ce6" office:value-type="float" office:value="45.5219" calcext:value-type="float">
            <text:p>45.5219</text:p>
          </table:table-cell>
          <table:table-cell office:value-type="float" office:value="44.1969" calcext:value-type="float">
            <text:p>44.1969</text:p>
          </table:table-cell>
          <table:table-cell office:value-type="float" office:value="44.2368" calcext:value-type="float">
            <text:p>44.2368</text:p>
          </table:table-cell>
          <table:table-cell table:style-name="ce7" table:formula="of:=MAX([.C362]-[.D362];ABS([.C362]-[.E361]);ABS([.D362]-[.E361]))" office:value-type="float" office:value="1.325" calcext:value-type="float">
            <text:p>1.3250</text:p>
          </table:table-cell>
          <table:table-cell table:formula="of:=IF([.C362]-[.C361]&gt;[.D361]-[.D362];MAX([.C362]-[.C361];0);0)" office:value-type="float" office:value="0" calcext:value-type="float">
            <text:p>0.0000</text:p>
          </table:table-cell>
          <table:table-cell table:formula="of:=IF([.D361]-[.D362]&gt;[.C362]-[.C361];MAX([.D361]-[.D362];0);0)" office:value-type="float" office:value="0.688400000000001" calcext:value-type="float">
            <text:p>0.6884</text:p>
          </table:table-cell>
          <table:table-cell table:formula="of:=[.I361]-([.I361]/14)+[.F362]" office:value-type="float" office:value="13.4441649373238" calcext:value-type="float">
            <text:p>13.4442</text:p>
          </table:table-cell>
          <table:table-cell table:style-name="ce6" table:formula="of:=[.J361]-([.J361]/14)+[.G362]" office:value-type="float" office:value="2.86545916834757" calcext:value-type="float">
            <text:p>2.8655</text:p>
          </table:table-cell>
          <table:table-cell table:style-name="ce6" table:formula="of:=[.K361]-([.K361]/14)+[.H362]" office:value-type="float" office:value="3.75335316816593" calcext:value-type="float">
            <text:p>3.7534</text:p>
          </table:table-cell>
          <table:table-cell table:formula="of:=(100*([.J362]/[.I362]))" office:value-type="float" office:value="21.3137757659642" calcext:value-type="float">
            <text:p>21.3138</text:p>
          </table:table-cell>
          <table:table-cell table:formula="of:=(100*([.K362]/[.I362]))" office:value-type="float" office:value="27.9180833146866" calcext:value-type="float">
            <text:p>27.9181</text:p>
          </table:table-cell>
          <table:table-cell table:formula="of:=ABS([.L362]-[.M362])" office:value-type="float" office:value="6.60430754872239" calcext:value-type="float">
            <text:p>6.6043</text:p>
          </table:table-cell>
          <table:table-cell table:formula="of:=[.L362]+[.M362]" office:value-type="float" office:value="49.2318590806508" calcext:value-type="float">
            <text:p>49.2319</text:p>
          </table:table-cell>
          <table:table-cell table:formula="of:=(100*([.N362]/[.O362]))" office:value-type="float" office:value="13.4147027393447" calcext:value-type="float">
            <text:p>13.4147</text:p>
          </table:table-cell>
          <table:table-cell table:formula="of:=(([.Q361]*13)+[.P362])/14" office:value-type="float" office:value="24.7223905420977" calcext:value-type="float">
            <text:p>24.722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19" calcext:value-type="date">
            <text:p>19 Jul 10</text:p>
          </table:table-cell>
          <table:table-cell table:style-name="ce6" office:value-type="float" office:value="44.7057" calcext:value-type="float">
            <text:p>44.7057</text:p>
          </table:table-cell>
          <table:table-cell office:value-type="float" office:value="43.9973" calcext:value-type="float">
            <text:p>43.9973</text:p>
          </table:table-cell>
          <table:table-cell office:value-type="float" office:value="44.6159" calcext:value-type="float">
            <text:p>44.6159</text:p>
          </table:table-cell>
          <table:table-cell table:style-name="ce7" table:formula="of:=MAX([.C363]-[.D363];ABS([.C363]-[.E362]);ABS([.D363]-[.E362]))" office:value-type="float" office:value="0.708399999999998" calcext:value-type="float">
            <text:p>0.7084</text:p>
          </table:table-cell>
          <table:table-cell table:formula="of:=IF([.C363]-[.C362]&gt;[.D362]-[.D363];MAX([.C363]-[.C362];0);0)" office:value-type="float" office:value="0" calcext:value-type="float">
            <text:p>0.0000</text:p>
          </table:table-cell>
          <table:table-cell table:formula="of:=IF([.D362]-[.D363]&gt;[.C363]-[.C362];MAX([.D362]-[.D363];0);0)" office:value-type="float" office:value="0.199599999999997" calcext:value-type="float">
            <text:p>0.1996</text:p>
          </table:table-cell>
          <table:table-cell table:formula="of:=[.I362]-([.I362]/14)+[.F363]" office:value-type="float" office:value="13.1922674418006" calcext:value-type="float">
            <text:p>13.1923</text:p>
          </table:table-cell>
          <table:table-cell table:style-name="ce6" table:formula="of:=[.J362]-([.J362]/14)+[.G363]" office:value-type="float" office:value="2.6607835134656" calcext:value-type="float">
            <text:p>2.6608</text:p>
          </table:table-cell>
          <table:table-cell table:style-name="ce6" table:formula="of:=[.K362]-([.K362]/14)+[.H363]" office:value-type="float" office:value="3.68485651329693" calcext:value-type="float">
            <text:p>3.6849</text:p>
          </table:table-cell>
          <table:table-cell table:formula="of:=(100*([.J363]/[.I363]))" office:value-type="float" office:value="20.1692660128669" calcext:value-type="float">
            <text:p>20.1693</text:p>
          </table:table-cell>
          <table:table-cell table:formula="of:=(100*([.K363]/[.I363]))" office:value-type="float" office:value="27.9319421741042" calcext:value-type="float">
            <text:p>27.9319</text:p>
          </table:table-cell>
          <table:table-cell table:formula="of:=ABS([.L363]-[.M363])" office:value-type="float" office:value="7.76267616123734" calcext:value-type="float">
            <text:p>7.7627</text:p>
          </table:table-cell>
          <table:table-cell table:formula="of:=[.L363]+[.M363]" office:value-type="float" office:value="48.1012081869711" calcext:value-type="float">
            <text:p>48.1012</text:p>
          </table:table-cell>
          <table:table-cell table:formula="of:=(100*([.N363]/[.O363]))" office:value-type="float" office:value="16.1382145144121" calcext:value-type="float">
            <text:p>16.1382</text:p>
          </table:table-cell>
          <table:table-cell table:formula="of:=(([.Q362]*13)+[.P363])/14" office:value-type="float" office:value="24.1092351115487" calcext:value-type="float">
            <text:p>24.109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20" calcext:value-type="date">
            <text:p>20 Jul 10</text:p>
          </table:table-cell>
          <table:table-cell table:style-name="ce6" office:value-type="float" office:value="45.1546" calcext:value-type="float">
            <text:p>45.1546</text:p>
          </table:table-cell>
          <table:table-cell office:value-type="float" office:value="43.7579" calcext:value-type="float">
            <text:p>43.7579</text:p>
          </table:table-cell>
          <table:table-cell office:value-type="float" office:value="45.1546" calcext:value-type="float">
            <text:p>45.1546</text:p>
          </table:table-cell>
          <table:table-cell table:style-name="ce7" table:formula="of:=MAX([.C364]-[.D364];ABS([.C364]-[.E363]);ABS([.D364]-[.E363]))" office:value-type="float" office:value="1.3967" calcext:value-type="float">
            <text:p>1.3967</text:p>
          </table:table-cell>
          <table:table-cell table:formula="of:=IF([.C364]-[.C363]&gt;[.D363]-[.D364];MAX([.C364]-[.C363];0);0)" office:value-type="float" office:value="0.448900000000002" calcext:value-type="float">
            <text:p>0.4489</text:p>
          </table:table-cell>
          <table:table-cell table:formula="of:=IF([.D363]-[.D364]&gt;[.C364]-[.C363];MAX([.D363]-[.D364];0);0)" office:value-type="float" office:value="0" calcext:value-type="float">
            <text:p>0.0000</text:p>
          </table:table-cell>
          <table:table-cell table:formula="of:=[.I363]-([.I363]/14)+[.F364]" office:value-type="float" office:value="13.6466626245292" calcext:value-type="float">
            <text:p>13.6467</text:p>
          </table:table-cell>
          <table:table-cell table:style-name="ce6" table:formula="of:=[.J363]-([.J363]/14)+[.G364]" office:value-type="float" office:value="2.91962754821806" calcext:value-type="float">
            <text:p>2.9196</text:p>
          </table:table-cell>
          <table:table-cell table:style-name="ce6" table:formula="of:=[.K363]-([.K363]/14)+[.H364]" office:value-type="float" office:value="3.42165247663286" calcext:value-type="float">
            <text:p>3.4217</text:p>
          </table:table-cell>
          <table:table-cell table:formula="of:=(100*([.J364]/[.I364]))" office:value-type="float" office:value="21.394443671306" calcext:value-type="float">
            <text:p>21.3944</text:p>
          </table:table-cell>
          <table:table-cell table:formula="of:=(100*([.K364]/[.I364]))" office:value-type="float" office:value="25.0731814127406" calcext:value-type="float">
            <text:p>25.0732</text:p>
          </table:table-cell>
          <table:table-cell table:formula="of:=ABS([.L364]-[.M364])" office:value-type="float" office:value="3.67873774143462" calcext:value-type="float">
            <text:p>3.6787</text:p>
          </table:table-cell>
          <table:table-cell table:formula="of:=[.L364]+[.M364]" office:value-type="float" office:value="46.4676250840466" calcext:value-type="float">
            <text:p>46.4676</text:p>
          </table:table-cell>
          <table:table-cell table:formula="of:=(100*([.N364]/[.O364]))" office:value-type="float" office:value="7.91677589457357" calcext:value-type="float">
            <text:p>7.9168</text:p>
          </table:table-cell>
          <table:table-cell table:formula="of:=(([.Q363]*13)+[.P364])/14" office:value-type="float" office:value="22.9526308817648" calcext:value-type="float">
            <text:p>22.952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21" calcext:value-type="date">
            <text:p>21 Jul 10</text:p>
          </table:table-cell>
          <table:table-cell table:style-name="ce6" office:value-type="float" office:value="45.6535" calcext:value-type="float">
            <text:p>45.6535</text:p>
          </table:table-cell>
          <table:table-cell office:value-type="float" office:value="44.4563" calcext:value-type="float">
            <text:p>44.4563</text:p>
          </table:table-cell>
          <table:table-cell office:value-type="float" office:value="44.5361" calcext:value-type="float">
            <text:p>44.5361</text:p>
          </table:table-cell>
          <table:table-cell table:style-name="ce7" table:formula="of:=MAX([.C365]-[.D365];ABS([.C365]-[.E364]);ABS([.D365]-[.E364]))" office:value-type="float" office:value="1.1972" calcext:value-type="float">
            <text:p>1.1972</text:p>
          </table:table-cell>
          <table:table-cell table:formula="of:=IF([.C365]-[.C364]&gt;[.D364]-[.D365];MAX([.C365]-[.C364];0);0)" office:value-type="float" office:value="0.498899999999999" calcext:value-type="float">
            <text:p>0.4989</text:p>
          </table:table-cell>
          <table:table-cell table:formula="of:=IF([.D364]-[.D365]&gt;[.C365]-[.C364];MAX([.D364]-[.D365];0);0)" office:value-type="float" office:value="0" calcext:value-type="float">
            <text:p>0.0000</text:p>
          </table:table-cell>
          <table:table-cell table:formula="of:=[.I364]-([.I364]/14)+[.F365]" office:value-type="float" office:value="13.8691010084914" calcext:value-type="float">
            <text:p>13.8691</text:p>
          </table:table-cell>
          <table:table-cell table:style-name="ce6" table:formula="of:=[.J364]-([.J364]/14)+[.G365]" office:value-type="float" office:value="3.20998272334534" calcext:value-type="float">
            <text:p>3.2100</text:p>
          </table:table-cell>
          <table:table-cell table:style-name="ce6" table:formula="of:=[.K364]-([.K364]/14)+[.H365]" office:value-type="float" office:value="3.17724872830195" calcext:value-type="float">
            <text:p>3.1772</text:p>
          </table:table-cell>
          <table:table-cell table:formula="of:=(100*([.J365]/[.I365]))" office:value-type="float" office:value="23.1448507107997" calcext:value-type="float">
            <text:p>23.1449</text:p>
          </table:table-cell>
          <table:table-cell table:formula="of:=(100*([.K365]/[.I365]))" office:value-type="float" office:value="22.9088296808616" calcext:value-type="float">
            <text:p>22.9088</text:p>
          </table:table-cell>
          <table:table-cell table:formula="of:=ABS([.L365]-[.M365])" office:value-type="float" office:value="0.236021029938072" calcext:value-type="float">
            <text:p>0.2360</text:p>
          </table:table-cell>
          <table:table-cell table:formula="of:=[.L365]+[.M365]" office:value-type="float" office:value="46.0536803916613" calcext:value-type="float">
            <text:p>46.0537</text:p>
          </table:table-cell>
          <table:table-cell table:formula="of:=(100*([.N365]/[.O365]))" office:value-type="float" office:value="0.512491136280191" calcext:value-type="float">
            <text:p>0.5125</text:p>
          </table:table-cell>
          <table:table-cell table:formula="of:=(([.Q364]*13)+[.P365])/14" office:value-type="float" office:value="21.3497637570873" calcext:value-type="float">
            <text:p>21.349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22" calcext:value-type="date">
            <text:p>22 Jul 10</text:p>
          </table:table-cell>
          <table:table-cell table:style-name="ce6" office:value-type="float" office:value="45.873" calcext:value-type="float">
            <text:p>45.8730</text:p>
          </table:table-cell>
          <table:table-cell office:value-type="float" office:value="45.1347" calcext:value-type="float">
            <text:p>45.1347</text:p>
          </table:table-cell>
          <table:table-cell office:value-type="float" office:value="45.6635" calcext:value-type="float">
            <text:p>45.6635</text:p>
          </table:table-cell>
          <table:table-cell table:style-name="ce7" table:formula="of:=MAX([.C366]-[.D366];ABS([.C366]-[.E365]);ABS([.D366]-[.E365]))" office:value-type="float" office:value="1.3369" calcext:value-type="float">
            <text:p>1.3369</text:p>
          </table:table-cell>
          <table:table-cell table:formula="of:=IF([.C366]-[.C365]&gt;[.D365]-[.D366];MAX([.C366]-[.C365];0);0)" office:value-type="float" office:value="0.219499999999996" calcext:value-type="float">
            <text:p>0.2195</text:p>
          </table:table-cell>
          <table:table-cell table:formula="of:=IF([.D365]-[.D366]&gt;[.C366]-[.C365];MAX([.D365]-[.D366];0);0)" office:value-type="float" office:value="0" calcext:value-type="float">
            <text:p>0.0000</text:p>
          </table:table-cell>
          <table:table-cell table:formula="of:=[.I365]-([.I365]/14)+[.F366]" office:value-type="float" office:value="14.2153509364563" calcext:value-type="float">
            <text:p>14.2154</text:p>
          </table:table-cell>
          <table:table-cell table:style-name="ce6" table:formula="of:=[.J365]-([.J365]/14)+[.G366]" office:value-type="float" office:value="3.20019824310638" calcext:value-type="float">
            <text:p>3.2002</text:p>
          </table:table-cell>
          <table:table-cell table:style-name="ce6" table:formula="of:=[.K365]-([.K365]/14)+[.H366]" office:value-type="float" office:value="2.95030239056609" calcext:value-type="float">
            <text:p>2.9503</text:p>
          </table:table-cell>
          <table:table-cell table:formula="of:=(100*([.J366]/[.I366]))" office:value-type="float" office:value="22.5122704139456" calcext:value-type="float">
            <text:p>22.5123</text:p>
          </table:table-cell>
          <table:table-cell table:formula="of:=(100*([.K366]/[.I366]))" office:value-type="float" office:value="20.7543408794772" calcext:value-type="float">
            <text:p>20.7543</text:p>
          </table:table-cell>
          <table:table-cell table:formula="of:=ABS([.L366]-[.M366])" office:value-type="float" office:value="1.75792953446836" calcext:value-type="float">
            <text:p>1.7579</text:p>
          </table:table-cell>
          <table:table-cell table:formula="of:=[.L366]+[.M366]" office:value-type="float" office:value="43.2666112934228" calcext:value-type="float">
            <text:p>43.2666</text:p>
          </table:table-cell>
          <table:table-cell table:formula="of:=(100*([.N366]/[.O366]))" office:value-type="float" office:value="4.0630164505987" calcext:value-type="float">
            <text:p>4.0630</text:p>
          </table:table-cell>
          <table:table-cell table:formula="of:=(([.Q365]*13)+[.P366])/14" office:value-type="float" office:value="20.1149960923381" calcext:value-type="float">
            <text:p>20.115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23" calcext:value-type="date">
            <text:p>23 Jul 10</text:p>
          </table:table-cell>
          <table:table-cell table:style-name="ce6" office:value-type="float" office:value="45.9927" calcext:value-type="float">
            <text:p>45.9927</text:p>
          </table:table-cell>
          <table:table-cell office:value-type="float" office:value="45.2744" calcext:value-type="float">
            <text:p>45.2744</text:p>
          </table:table-cell>
          <table:table-cell office:value-type="float" office:value="45.9528" calcext:value-type="float">
            <text:p>45.9528</text:p>
          </table:table-cell>
          <table:table-cell table:style-name="ce7" table:formula="of:=MAX([.C367]-[.D367];ABS([.C367]-[.E366]);ABS([.D367]-[.E366]))" office:value-type="float" office:value="0.718299999999999" calcext:value-type="float">
            <text:p>0.7183</text:p>
          </table:table-cell>
          <table:table-cell table:formula="of:=IF([.C367]-[.C366]&gt;[.D366]-[.D367];MAX([.C367]-[.C366];0);0)" office:value-type="float" office:value="0.119700000000002" calcext:value-type="float">
            <text:p>0.1197</text:p>
          </table:table-cell>
          <table:table-cell table:formula="of:=IF([.D366]-[.D367]&gt;[.C367]-[.C366];MAX([.D366]-[.D367];0);0)" office:value-type="float" office:value="0" calcext:value-type="float">
            <text:p>0.0000</text:p>
          </table:table-cell>
          <table:table-cell table:formula="of:=[.I366]-([.I366]/14)+[.F367]" office:value-type="float" office:value="13.9182687267094" calcext:value-type="float">
            <text:p>13.9183</text:p>
          </table:table-cell>
          <table:table-cell table:style-name="ce6" table:formula="of:=[.J366]-([.J366]/14)+[.G367]" office:value-type="float" office:value="3.09131265431307" calcext:value-type="float">
            <text:p>3.0913</text:p>
          </table:table-cell>
          <table:table-cell table:style-name="ce6" table:formula="of:=[.K366]-([.K366]/14)+[.H367]" office:value-type="float" office:value="2.73956650552566" calcext:value-type="float">
            <text:p>2.7396</text:p>
          </table:table-cell>
          <table:table-cell table:formula="of:=(100*([.J367]/[.I367]))" office:value-type="float" office:value="22.2104682343199" calcext:value-type="float">
            <text:p>22.2105</text:p>
          </table:table-cell>
          <table:table-cell table:formula="of:=(100*([.K367]/[.I367]))" office:value-type="float" office:value="19.6832419269818" calcext:value-type="float">
            <text:p>19.6832</text:p>
          </table:table-cell>
          <table:table-cell table:formula="of:=ABS([.L367]-[.M367])" office:value-type="float" office:value="2.52722630733811" calcext:value-type="float">
            <text:p>2.5272</text:p>
          </table:table-cell>
          <table:table-cell table:formula="of:=[.L367]+[.M367]" office:value-type="float" office:value="41.8937101613017" calcext:value-type="float">
            <text:p>41.8937</text:p>
          </table:table-cell>
          <table:table-cell table:formula="of:=(100*([.N367]/[.O367]))" office:value-type="float" office:value="6.03247193339438" calcext:value-type="float">
            <text:p>6.0325</text:p>
          </table:table-cell>
          <table:table-cell table:formula="of:=(([.Q366]*13)+[.P367])/14" office:value-type="float" office:value="19.1091015095564" calcext:value-type="float">
            <text:p>19.109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26" calcext:value-type="date">
            <text:p>26 Jul 10</text:p>
          </table:table-cell>
          <table:table-cell table:style-name="ce6" office:value-type="float" office:value="46.3518" calcext:value-type="float">
            <text:p>46.3518</text:p>
          </table:table-cell>
          <table:table-cell office:value-type="float" office:value="45.8031" calcext:value-type="float">
            <text:p>45.8031</text:p>
          </table:table-cell>
          <table:table-cell office:value-type="float" office:value="46.3319" calcext:value-type="float">
            <text:p>46.3319</text:p>
          </table:table-cell>
          <table:table-cell table:style-name="ce7" table:formula="of:=MAX([.C368]-[.D368];ABS([.C368]-[.E367]);ABS([.D368]-[.E367]))" office:value-type="float" office:value="0.548699999999997" calcext:value-type="float">
            <text:p>0.5487</text:p>
          </table:table-cell>
          <table:table-cell table:formula="of:=IF([.C368]-[.C367]&gt;[.D367]-[.D368];MAX([.C368]-[.C367];0);0)" office:value-type="float" office:value="0.359099999999998" calcext:value-type="float">
            <text:p>0.3591</text:p>
          </table:table-cell>
          <table:table-cell table:formula="of:=IF([.D367]-[.D368]&gt;[.C368]-[.C367];MAX([.D367]-[.D368];0);0)" office:value-type="float" office:value="0" calcext:value-type="float">
            <text:p>0.0000</text:p>
          </table:table-cell>
          <table:table-cell table:formula="of:=[.I367]-([.I367]/14)+[.F368]" office:value-type="float" office:value="13.4728066748016" calcext:value-type="float">
            <text:p>13.4728</text:p>
          </table:table-cell>
          <table:table-cell table:style-name="ce6" table:formula="of:=[.J367]-([.J367]/14)+[.G368]" office:value-type="float" office:value="3.22960460757642" calcext:value-type="float">
            <text:p>3.2296</text:p>
          </table:table-cell>
          <table:table-cell table:style-name="ce6" table:formula="of:=[.K367]-([.K367]/14)+[.H368]" office:value-type="float" office:value="2.5438831837024" calcext:value-type="float">
            <text:p>2.5439</text:p>
          </table:table-cell>
          <table:table-cell table:formula="of:=(100*([.J368]/[.I368]))" office:value-type="float" office:value="23.971282937035" calcext:value-type="float">
            <text:p>23.9713</text:p>
          </table:table-cell>
          <table:table-cell table:formula="of:=(100*([.K368]/[.I368]))" office:value-type="float" office:value="18.8816127560137" calcext:value-type="float">
            <text:p>18.8816</text:p>
          </table:table-cell>
          <table:table-cell table:formula="of:=ABS([.L368]-[.M368])" office:value-type="float" office:value="5.08967018102132" calcext:value-type="float">
            <text:p>5.0897</text:p>
          </table:table-cell>
          <table:table-cell table:formula="of:=[.L368]+[.M368]" office:value-type="float" office:value="42.8528956930487" calcext:value-type="float">
            <text:p>42.8529</text:p>
          </table:table-cell>
          <table:table-cell table:formula="of:=(100*([.N368]/[.O368]))" office:value-type="float" office:value="11.8770741129798" calcext:value-type="float">
            <text:p>11.8771</text:p>
          </table:table-cell>
          <table:table-cell table:formula="of:=(([.Q367]*13)+[.P368])/14" office:value-type="float" office:value="18.5925281240867" calcext:value-type="float">
            <text:p>18.592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27" calcext:value-type="date">
            <text:p>27 Jul 10</text:p>
          </table:table-cell>
          <table:table-cell table:style-name="ce6" office:value-type="float" office:value="46.6112" calcext:value-type="float">
            <text:p>46.6112</text:p>
          </table:table-cell>
          <table:table-cell office:value-type="float" office:value="46.1024" calcext:value-type="float">
            <text:p>46.1024</text:p>
          </table:table-cell>
          <table:table-cell office:value-type="float" office:value="46.3119" calcext:value-type="float">
            <text:p>46.3119</text:p>
          </table:table-cell>
          <table:table-cell table:style-name="ce7" table:formula="of:=MAX([.C369]-[.D369];ABS([.C369]-[.E368]);ABS([.D369]-[.E368]))" office:value-type="float" office:value="0.508799999999994" calcext:value-type="float">
            <text:p>0.5088</text:p>
          </table:table-cell>
          <table:table-cell table:formula="of:=IF([.C369]-[.C368]&gt;[.D368]-[.D369];MAX([.C369]-[.C368];0);0)" office:value-type="float" office:value="0.259399999999999" calcext:value-type="float">
            <text:p>0.2594</text:p>
          </table:table-cell>
          <table:table-cell table:formula="of:=IF([.D368]-[.D369]&gt;[.C369]-[.C368];MAX([.D368]-[.D369];0);0)" office:value-type="float" office:value="0" calcext:value-type="float">
            <text:p>0.0000</text:p>
          </table:table-cell>
          <table:table-cell table:formula="of:=[.I368]-([.I368]/14)+[.F369]" office:value-type="float" office:value="13.0192633408872" calcext:value-type="float">
            <text:p>13.0193</text:p>
          </table:table-cell>
          <table:table-cell table:style-name="ce6" table:formula="of:=[.J368]-([.J368]/14)+[.G369]" office:value-type="float" office:value="3.25831856417811" calcext:value-type="float">
            <text:p>3.2583</text:p>
          </table:table-cell>
          <table:table-cell table:style-name="ce6" table:formula="of:=[.K368]-([.K368]/14)+[.H369]" office:value-type="float" office:value="2.36217724200937" calcext:value-type="float">
            <text:p>2.3622</text:p>
          </table:table-cell>
          <table:table-cell table:formula="of:=(100*([.J369]/[.I369]))" office:value-type="float" office:value="25.02690420237" calcext:value-type="float">
            <text:p>25.0269</text:p>
          </table:table-cell>
          <table:table-cell table:formula="of:=(100*([.K369]/[.I369]))" office:value-type="float" office:value="18.143708903951" calcext:value-type="float">
            <text:p>18.1437</text:p>
          </table:table-cell>
          <table:table-cell table:formula="of:=ABS([.L369]-[.M369])" office:value-type="float" office:value="6.88319529841902" calcext:value-type="float">
            <text:p>6.8832</text:p>
          </table:table-cell>
          <table:table-cell table:formula="of:=[.L369]+[.M369]" office:value-type="float" office:value="43.1706131063209" calcext:value-type="float">
            <text:p>43.1706</text:p>
          </table:table-cell>
          <table:table-cell table:formula="of:=(100*([.N369]/[.O369]))" office:value-type="float" office:value="15.9441685052446" calcext:value-type="float">
            <text:p>15.9442</text:p>
          </table:table-cell>
          <table:table-cell table:formula="of:=(([.Q368]*13)+[.P369])/14" office:value-type="float" office:value="18.4033595798837" calcext:value-type="float">
            <text:p>18.403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28" calcext:value-type="date">
            <text:p>28 Jul 10</text:p>
          </table:table-cell>
          <table:table-cell table:style-name="ce6" office:value-type="float" office:value="46.4716" calcext:value-type="float">
            <text:p>46.4716</text:p>
          </table:table-cell>
          <table:table-cell office:value-type="float" office:value="45.7732" calcext:value-type="float">
            <text:p>45.7732</text:p>
          </table:table-cell>
          <table:table-cell office:value-type="float" office:value="45.9428" calcext:value-type="float">
            <text:p>45.9428</text:p>
          </table:table-cell>
          <table:table-cell table:style-name="ce7" table:formula="of:=MAX([.C370]-[.D370];ABS([.C370]-[.E369]);ABS([.D370]-[.E369]))" office:value-type="float" office:value="0.698399999999999" calcext:value-type="float">
            <text:p>0.6984</text:p>
          </table:table-cell>
          <table:table-cell table:formula="of:=IF([.C370]-[.C369]&gt;[.D369]-[.D370];MAX([.C370]-[.C369];0);0)" office:value-type="float" office:value="0" calcext:value-type="float">
            <text:p>0.0000</text:p>
          </table:table-cell>
          <table:table-cell table:formula="of:=IF([.D369]-[.D370]&gt;[.C370]-[.C369];MAX([.D369]-[.D370];0);0)" office:value-type="float" office:value="0.3292" calcext:value-type="float">
            <text:p>0.3292</text:p>
          </table:table-cell>
          <table:table-cell table:formula="of:=[.I369]-([.I369]/14)+[.F370]" office:value-type="float" office:value="12.7877159593952" calcext:value-type="float">
            <text:p>12.7877</text:p>
          </table:table-cell>
          <table:table-cell table:style-name="ce6" table:formula="of:=[.J369]-([.J369]/14)+[.G370]" office:value-type="float" office:value="3.02558152387967" calcext:value-type="float">
            <text:p>3.0256</text:p>
          </table:table-cell>
          <table:table-cell table:style-name="ce6" table:formula="of:=[.K369]-([.K369]/14)+[.H370]" office:value-type="float" office:value="2.52265029615156" calcext:value-type="float">
            <text:p>2.5227</text:p>
          </table:table-cell>
          <table:table-cell table:formula="of:=(100*([.J370]/[.I370]))" office:value-type="float" office:value="23.6600619961124" calcext:value-type="float">
            <text:p>23.6601</text:p>
          </table:table-cell>
          <table:table-cell table:formula="of:=(100*([.K370]/[.I370]))" office:value-type="float" office:value="19.7271373884259" calcext:value-type="float">
            <text:p>19.7271</text:p>
          </table:table-cell>
          <table:table-cell table:formula="of:=ABS([.L370]-[.M370])" office:value-type="float" office:value="3.93292460768653" calcext:value-type="float">
            <text:p>3.9329</text:p>
          </table:table-cell>
          <table:table-cell table:formula="of:=[.L370]+[.M370]" office:value-type="float" office:value="43.3871993845383" calcext:value-type="float">
            <text:p>43.3872</text:p>
          </table:table-cell>
          <table:table-cell table:formula="of:=(100*([.N370]/[.O370]))" office:value-type="float" office:value="9.06471185851211" calcext:value-type="float">
            <text:p>9.0647</text:p>
          </table:table-cell>
          <table:table-cell table:formula="of:=(([.Q369]*13)+[.P370])/14" office:value-type="float" office:value="17.7363133140714" calcext:value-type="float">
            <text:p>17.736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29" calcext:value-type="date">
            <text:p>29 Jul 10</text:p>
          </table:table-cell>
          <table:table-cell table:style-name="ce6" office:value-type="float" office:value="46.302" calcext:value-type="float">
            <text:p>46.3020</text:p>
          </table:table-cell>
          <table:table-cell office:value-type="float" office:value="45.1447" calcext:value-type="float">
            <text:p>45.1447</text:p>
          </table:table-cell>
          <table:table-cell office:value-type="float" office:value="45.6036" calcext:value-type="float">
            <text:p>45.6036</text:p>
          </table:table-cell>
          <table:table-cell table:style-name="ce7" table:formula="of:=MAX([.C371]-[.D371];ABS([.C371]-[.E370]);ABS([.D371]-[.E370]))" office:value-type="float" office:value="1.1573" calcext:value-type="float">
            <text:p>1.1573</text:p>
          </table:table-cell>
          <table:table-cell table:formula="of:=IF([.C371]-[.C370]&gt;[.D370]-[.D371];MAX([.C371]-[.C370];0);0)" office:value-type="float" office:value="0" calcext:value-type="float">
            <text:p>0.0000</text:p>
          </table:table-cell>
          <table:table-cell table:formula="of:=IF([.D370]-[.D371]&gt;[.C371]-[.C370];MAX([.D370]-[.D371];0);0)" office:value-type="float" office:value="0.628500000000003" calcext:value-type="float">
            <text:p>0.6285</text:p>
          </table:table-cell>
          <table:table-cell table:formula="of:=[.I370]-([.I370]/14)+[.F371]" office:value-type="float" office:value="13.0316076765813" calcext:value-type="float">
            <text:p>13.0316</text:p>
          </table:table-cell>
          <table:table-cell table:style-name="ce6" table:formula="of:=[.J370]-([.J370]/14)+[.G371]" office:value-type="float" office:value="2.80946855788826" calcext:value-type="float">
            <text:p>2.8095</text:p>
          </table:table-cell>
          <table:table-cell table:style-name="ce6" table:formula="of:=[.K370]-([.K370]/14)+[.H371]" office:value-type="float" office:value="2.97096098928359" calcext:value-type="float">
            <text:p>2.9710</text:p>
          </table:table-cell>
          <table:table-cell table:formula="of:=(100*([.J371]/[.I371]))" office:value-type="float" office:value="21.5588792082582" calcext:value-type="float">
            <text:p>21.5589</text:p>
          </table:table-cell>
          <table:table-cell table:formula="of:=(100*([.K371]/[.I371]))" office:value-type="float" office:value="22.7981156509386" calcext:value-type="float">
            <text:p>22.7981</text:p>
          </table:table-cell>
          <table:table-cell table:formula="of:=ABS([.L371]-[.M371])" office:value-type="float" office:value="1.23923644268035" calcext:value-type="float">
            <text:p>1.2392</text:p>
          </table:table-cell>
          <table:table-cell table:formula="of:=[.L371]+[.M371]" office:value-type="float" office:value="44.3569948591968" calcext:value-type="float">
            <text:p>44.3570</text:p>
          </table:table-cell>
          <table:table-cell table:formula="of:=(100*([.N371]/[.O371]))" office:value-type="float" office:value="2.79377907952079" calcext:value-type="float">
            <text:p>2.7938</text:p>
          </table:table-cell>
          <table:table-cell table:formula="of:=(([.Q370]*13)+[.P371])/14" office:value-type="float" office:value="16.6689894401749" calcext:value-type="float">
            <text:p>16.669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7-30" calcext:value-type="date">
            <text:p>30 Jul 10</text:p>
          </table:table-cell>
          <table:table-cell table:style-name="ce6" office:value-type="float" office:value="45.9827" calcext:value-type="float">
            <text:p>45.9827</text:p>
          </table:table-cell>
          <table:table-cell office:value-type="float" office:value="44.9651" calcext:value-type="float">
            <text:p>44.9651</text:p>
          </table:table-cell>
          <table:table-cell office:value-type="float" office:value="45.7034" calcext:value-type="float">
            <text:p>45.7034</text:p>
          </table:table-cell>
          <table:table-cell table:style-name="ce7" table:formula="of:=MAX([.C372]-[.D372];ABS([.C372]-[.E371]);ABS([.D372]-[.E371]))" office:value-type="float" office:value="1.0176" calcext:value-type="float">
            <text:p>1.0176</text:p>
          </table:table-cell>
          <table:table-cell table:formula="of:=IF([.C372]-[.C371]&gt;[.D371]-[.D372];MAX([.C372]-[.C371];0);0)" office:value-type="float" office:value="0" calcext:value-type="float">
            <text:p>0.0000</text:p>
          </table:table-cell>
          <table:table-cell table:formula="of:=IF([.D371]-[.D372]&gt;[.C372]-[.C371];MAX([.D371]-[.D372];0);0)" office:value-type="float" office:value="0.179600000000001" calcext:value-type="float">
            <text:p>0.1796</text:p>
          </table:table-cell>
          <table:table-cell table:formula="of:=[.I371]-([.I371]/14)+[.F372]" office:value-type="float" office:value="13.1183785568255" calcext:value-type="float">
            <text:p>13.1184</text:p>
          </table:table-cell>
          <table:table-cell table:style-name="ce6" table:formula="of:=[.J371]-([.J371]/14)+[.G372]" office:value-type="float" office:value="2.60879223232482" calcext:value-type="float">
            <text:p>2.6088</text:p>
          </table:table-cell>
          <table:table-cell table:style-name="ce6" table:formula="of:=[.K371]-([.K371]/14)+[.H372]" office:value-type="float" office:value="2.93834949004905" calcext:value-type="float">
            <text:p>2.9383</text:p>
          </table:table-cell>
          <table:table-cell table:formula="of:=(100*([.J372]/[.I372]))" office:value-type="float" office:value="19.8865448273519" calcext:value-type="float">
            <text:p>19.8865</text:p>
          </table:table-cell>
          <table:table-cell table:formula="of:=(100*([.K372]/[.I372]))" office:value-type="float" office:value="22.3987246390312" calcext:value-type="float">
            <text:p>22.3987</text:p>
          </table:table-cell>
          <table:table-cell table:formula="of:=ABS([.L372]-[.M372])" office:value-type="float" office:value="2.51217981167927" calcext:value-type="float">
            <text:p>2.5122</text:p>
          </table:table-cell>
          <table:table-cell table:formula="of:=[.L372]+[.M372]" office:value-type="float" office:value="42.2852694663831" calcext:value-type="float">
            <text:p>42.2853</text:p>
          </table:table-cell>
          <table:table-cell table:formula="of:=(100*([.N372]/[.O372]))" office:value-type="float" office:value="5.94102826677376" calcext:value-type="float">
            <text:p>5.9410</text:p>
          </table:table-cell>
          <table:table-cell table:formula="of:=(([.Q371]*13)+[.P372])/14" office:value-type="float" office:value="15.9027064992177" calcext:value-type="float">
            <text:p>15.902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02" calcext:value-type="date">
            <text:p>2 Aug 10</text:p>
          </table:table-cell>
          <table:table-cell table:style-name="ce6" office:value-type="float" office:value="46.6811" calcext:value-type="float">
            <text:p>46.6811</text:p>
          </table:table-cell>
          <table:table-cell office:value-type="float" office:value="46.1025" calcext:value-type="float">
            <text:p>46.1025</text:p>
          </table:table-cell>
          <table:table-cell office:value-type="float" office:value="46.5614" calcext:value-type="float">
            <text:p>46.5614</text:p>
          </table:table-cell>
          <table:table-cell table:style-name="ce7" table:formula="of:=MAX([.C373]-[.D373];ABS([.C373]-[.E372]);ABS([.D373]-[.E372]))" office:value-type="float" office:value="0.977699999999999" calcext:value-type="float">
            <text:p>0.9777</text:p>
          </table:table-cell>
          <table:table-cell table:formula="of:=IF([.C373]-[.C372]&gt;[.D372]-[.D373];MAX([.C373]-[.C372];0);0)" office:value-type="float" office:value="0.698399999999999" calcext:value-type="float">
            <text:p>0.6984</text:p>
          </table:table-cell>
          <table:table-cell table:formula="of:=IF([.D372]-[.D373]&gt;[.C373]-[.C372];MAX([.D372]-[.D373];0);0)" office:value-type="float" office:value="0" calcext:value-type="float">
            <text:p>0.0000</text:p>
          </table:table-cell>
          <table:table-cell table:formula="of:=[.I372]-([.I372]/14)+[.F373]" office:value-type="float" office:value="13.1590515170522" calcext:value-type="float">
            <text:p>13.1591</text:p>
          </table:table-cell>
          <table:table-cell table:style-name="ce6" table:formula="of:=[.J372]-([.J372]/14)+[.G373]" office:value-type="float" office:value="3.1208499300159" calcext:value-type="float">
            <text:p>3.1208</text:p>
          </table:table-cell>
          <table:table-cell table:style-name="ce6" table:formula="of:=[.K372]-([.K372]/14)+[.H373]" office:value-type="float" office:value="2.72846738361697" calcext:value-type="float">
            <text:p>2.7285</text:p>
          </table:table-cell>
          <table:table-cell table:formula="of:=(100*([.J373]/[.I373]))" office:value-type="float" office:value="23.716374436043" calcext:value-type="float">
            <text:p>23.7164</text:p>
          </table:table-cell>
          <table:table-cell table:formula="of:=(100*([.K373]/[.I373]))" office:value-type="float" office:value="20.7345292332147" calcext:value-type="float">
            <text:p>20.7345</text:p>
          </table:table-cell>
          <table:table-cell table:formula="of:=ABS([.L373]-[.M373])" office:value-type="float" office:value="2.9818452028283" calcext:value-type="float">
            <text:p>2.9818</text:p>
          </table:table-cell>
          <table:table-cell table:formula="of:=[.L373]+[.M373]" office:value-type="float" office:value="44.4509036692577" calcext:value-type="float">
            <text:p>44.4509</text:p>
          </table:table-cell>
          <table:table-cell table:formula="of:=(100*([.N373]/[.O373]))" office:value-type="float" office:value="6.7081767898693" calcext:value-type="float">
            <text:p>6.7082</text:p>
          </table:table-cell>
          <table:table-cell table:formula="of:=(([.Q372]*13)+[.P373])/14" office:value-type="float" office:value="15.2459543771214" calcext:value-type="float">
            <text:p>15.246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03" calcext:value-type="date">
            <text:p>3 Aug 10</text:p>
          </table:table-cell>
          <table:table-cell table:style-name="ce6" office:value-type="float" office:value="46.5913" calcext:value-type="float">
            <text:p>46.5913</text:p>
          </table:table-cell>
          <table:table-cell office:value-type="float" office:value="46.1423" calcext:value-type="float">
            <text:p>46.1423</text:p>
          </table:table-cell>
          <table:table-cell office:value-type="float" office:value="46.3618" calcext:value-type="float">
            <text:p>46.3618</text:p>
          </table:table-cell>
          <table:table-cell table:style-name="ce7" table:formula="of:=MAX([.C374]-[.D374];ABS([.C374]-[.E373]);ABS([.D374]-[.E373]))" office:value-type="float" office:value="0.448999999999998" calcext:value-type="float">
            <text:p>0.4490</text:p>
          </table:table-cell>
          <table:table-cell table:formula="of:=IF([.C374]-[.C373]&gt;[.D373]-[.D374];MAX([.C374]-[.C373];0);0)" office:value-type="float" office:value="0" calcext:value-type="float">
            <text:p>0.0000</text:p>
          </table:table-cell>
          <table:table-cell table:formula="of:=IF([.D373]-[.D374]&gt;[.C374]-[.C373];MAX([.D373]-[.D374];0);0)" office:value-type="float" office:value="0" calcext:value-type="float">
            <text:p>0.0000</text:p>
          </table:table-cell>
          <table:table-cell table:formula="of:=[.I373]-([.I373]/14)+[.F374]" office:value-type="float" office:value="12.6681192658342" calcext:value-type="float">
            <text:p>12.6681</text:p>
          </table:table-cell>
          <table:table-cell table:style-name="ce6" table:formula="of:=[.J373]-([.J373]/14)+[.G374]" office:value-type="float" office:value="2.89793207787191" calcext:value-type="float">
            <text:p>2.8979</text:p>
          </table:table-cell>
          <table:table-cell table:style-name="ce6" table:formula="of:=[.K373]-([.K373]/14)+[.H374]" office:value-type="float" office:value="2.53357685621576" calcext:value-type="float">
            <text:p>2.5336</text:p>
          </table:table-cell>
          <table:table-cell table:formula="of:=(100*([.J374]/[.I374]))" office:value-type="float" office:value="22.8757877713356" calcext:value-type="float">
            <text:p>22.8758</text:p>
          </table:table-cell>
          <table:table-cell table:formula="of:=(100*([.K374]/[.I374]))" office:value-type="float" office:value="19.9996290139831" calcext:value-type="float">
            <text:p>19.9996</text:p>
          </table:table-cell>
          <table:table-cell table:formula="of:=ABS([.L374]-[.M374])" office:value-type="float" office:value="2.87615875735248" calcext:value-type="float">
            <text:p>2.8762</text:p>
          </table:table-cell>
          <table:table-cell table:formula="of:=[.L374]+[.M374]" office:value-type="float" office:value="42.8754167853187" calcext:value-type="float">
            <text:p>42.8754</text:p>
          </table:table-cell>
          <table:table-cell table:formula="of:=(100*([.N374]/[.O374]))" office:value-type="float" office:value="6.70817678986931" calcext:value-type="float">
            <text:p>6.7082</text:p>
          </table:table-cell>
          <table:table-cell table:formula="of:=(([.Q373]*13)+[.P374])/14" office:value-type="float" office:value="14.6361131208891" calcext:value-type="float">
            <text:p>14.63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04" calcext:value-type="date">
            <text:p>4 Aug 10</text:p>
          </table:table-cell>
          <table:table-cell table:style-name="ce6" office:value-type="float" office:value="46.8806" calcext:value-type="float">
            <text:p>46.8806</text:p>
          </table:table-cell>
          <table:table-cell office:value-type="float" office:value="46.3918" calcext:value-type="float">
            <text:p>46.3918</text:p>
          </table:table-cell>
          <table:table-cell office:value-type="float" office:value="46.8287" calcext:value-type="float">
            <text:p>46.8287</text:p>
          </table:table-cell>
          <table:table-cell table:style-name="ce7" table:formula="of:=MAX([.C375]-[.D375];ABS([.C375]-[.E374]);ABS([.D375]-[.E374]))" office:value-type="float" office:value="0.518799999999999" calcext:value-type="float">
            <text:p>0.5188</text:p>
          </table:table-cell>
          <table:table-cell table:formula="of:=IF([.C375]-[.C374]&gt;[.D374]-[.D375];MAX([.C375]-[.C374];0);0)" office:value-type="float" office:value="0.289300000000004" calcext:value-type="float">
            <text:p>0.2893</text:p>
          </table:table-cell>
          <table:table-cell table:formula="of:=IF([.D374]-[.D375]&gt;[.C375]-[.C374];MAX([.D374]-[.D375];0);0)" office:value-type="float" office:value="0" calcext:value-type="float">
            <text:p>0.0000</text:p>
          </table:table-cell>
          <table:table-cell table:formula="of:=[.I374]-([.I374]/14)+[.F375]" office:value-type="float" office:value="12.2820536039889" calcext:value-type="float">
            <text:p>12.2821</text:p>
          </table:table-cell>
          <table:table-cell table:style-name="ce6" table:formula="of:=[.J374]-([.J374]/14)+[.G375]" office:value-type="float" office:value="2.98023692945249" calcext:value-type="float">
            <text:p>2.9802</text:p>
          </table:table-cell>
          <table:table-cell table:style-name="ce6" table:formula="of:=[.K374]-([.K374]/14)+[.H375]" office:value-type="float" office:value="2.35260708077178" calcext:value-type="float">
            <text:p>2.3526</text:p>
          </table:table-cell>
          <table:table-cell table:formula="of:=(100*([.J375]/[.I375]))" office:value-type="float" office:value="24.2649725000759" calcext:value-type="float">
            <text:p>24.2650</text:p>
          </table:table-cell>
          <table:table-cell table:formula="of:=(100*([.K375]/[.I375]))" office:value-type="float" office:value="19.1548348234509" calcext:value-type="float">
            <text:p>19.1548</text:p>
          </table:table-cell>
          <table:table-cell table:formula="of:=ABS([.L375]-[.M375])" office:value-type="float" office:value="5.11013767662497" calcext:value-type="float">
            <text:p>5.1101</text:p>
          </table:table-cell>
          <table:table-cell table:formula="of:=[.L375]+[.M375]" office:value-type="float" office:value="43.4198073235269" calcext:value-type="float">
            <text:p>43.4198</text:p>
          </table:table-cell>
          <table:table-cell table:formula="of:=(100*([.N375]/[.O375]))" office:value-type="float" office:value="11.7691394587467" calcext:value-type="float">
            <text:p>11.7691</text:p>
          </table:table-cell>
          <table:table-cell table:formula="of:=(([.Q374]*13)+[.P375])/14" office:value-type="float" office:value="14.4313292878789" calcext:value-type="float">
            <text:p>14.431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05" calcext:value-type="date">
            <text:p>5 Aug 10</text:p>
          </table:table-cell>
          <table:table-cell table:style-name="ce6" office:value-type="float" office:value="46.8108" calcext:value-type="float">
            <text:p>46.8108</text:p>
          </table:table-cell>
          <table:table-cell office:value-type="float" office:value="46.4117" calcext:value-type="float">
            <text:p>46.4117</text:p>
          </table:table-cell>
          <table:table-cell office:value-type="float" office:value="46.721" calcext:value-type="float">
            <text:p>46.7210</text:p>
          </table:table-cell>
          <table:table-cell table:style-name="ce7" table:formula="of:=MAX([.C376]-[.D376];ABS([.C376]-[.E375]);ABS([.D376]-[.E375]))" office:value-type="float" office:value="0.416999999999995" calcext:value-type="float">
            <text:p>0.4170</text:p>
          </table:table-cell>
          <table:table-cell table:formula="of:=IF([.C376]-[.C375]&gt;[.D375]-[.D376];MAX([.C376]-[.C375];0);0)" office:value-type="float" office:value="0" calcext:value-type="float">
            <text:p>0.0000</text:p>
          </table:table-cell>
          <table:table-cell table:formula="of:=IF([.D375]-[.D376]&gt;[.C376]-[.C375];MAX([.D375]-[.D376];0);0)" office:value-type="float" office:value="0" calcext:value-type="float">
            <text:p>0.0000</text:p>
          </table:table-cell>
          <table:table-cell table:formula="of:=[.I375]-([.I375]/14)+[.F376]" office:value-type="float" office:value="11.8217640608468" calcext:value-type="float">
            <text:p>11.8218</text:p>
          </table:table-cell>
          <table:table-cell table:style-name="ce6" table:formula="of:=[.J375]-([.J375]/14)+[.G376]" office:value-type="float" office:value="2.76736286306303" calcext:value-type="float">
            <text:p>2.7674</text:p>
          </table:table-cell>
          <table:table-cell table:style-name="ce6" table:formula="of:=[.K375]-([.K375]/14)+[.H376]" office:value-type="float" office:value="2.18456371785951" calcext:value-type="float">
            <text:p>2.1846</text:p>
          </table:table-cell>
          <table:table-cell table:formula="of:=(100*([.J376]/[.I376]))" office:value-type="float" office:value="23.4090517186721" calcext:value-type="float">
            <text:p>23.4091</text:p>
          </table:table-cell>
          <table:table-cell table:formula="of:=(100*([.K376]/[.I376]))" office:value-type="float" office:value="18.4791686470439" calcext:value-type="float">
            <text:p>18.4792</text:p>
          </table:table-cell>
          <table:table-cell table:formula="of:=ABS([.L376]-[.M376])" office:value-type="float" office:value="4.92988307162823" calcext:value-type="float">
            <text:p>4.9299</text:p>
          </table:table-cell>
          <table:table-cell table:formula="of:=[.L376]+[.M376]" office:value-type="float" office:value="41.888220365716" calcext:value-type="float">
            <text:p>41.8882</text:p>
          </table:table-cell>
          <table:table-cell table:formula="of:=(100*([.N376]/[.O376]))" office:value-type="float" office:value="11.7691394587467" calcext:value-type="float">
            <text:p>11.7691</text:p>
          </table:table-cell>
          <table:table-cell table:formula="of:=(([.Q375]*13)+[.P376])/14" office:value-type="float" office:value="14.2411728715123" calcext:value-type="float">
            <text:p>14.241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06" calcext:value-type="date">
            <text:p>6 Aug 10</text:p>
          </table:table-cell>
          <table:table-cell table:style-name="ce6" office:value-type="float" office:value="46.7409" calcext:value-type="float">
            <text:p>46.7409</text:p>
          </table:table-cell>
          <table:table-cell office:value-type="float" office:value="45.9428" calcext:value-type="float">
            <text:p>45.9428</text:p>
          </table:table-cell>
          <table:table-cell office:value-type="float" office:value="46.6511" calcext:value-type="float">
            <text:p>46.6511</text:p>
          </table:table-cell>
          <table:table-cell table:style-name="ce7" table:formula="of:=MAX([.C377]-[.D377];ABS([.C377]-[.E376]);ABS([.D377]-[.E376]))" office:value-type="float" office:value="0.798100000000005" calcext:value-type="float">
            <text:p>0.7981</text:p>
          </table:table-cell>
          <table:table-cell table:formula="of:=IF([.C377]-[.C376]&gt;[.D376]-[.D377];MAX([.C377]-[.C376];0);0)" office:value-type="float" office:value="0" calcext:value-type="float">
            <text:p>0.0000</text:p>
          </table:table-cell>
          <table:table-cell table:formula="of:=IF([.D376]-[.D377]&gt;[.C377]-[.C376];MAX([.D376]-[.D377];0);0)" office:value-type="float" office:value="0.468900000000005" calcext:value-type="float">
            <text:p>0.4689</text:p>
          </table:table-cell>
          <table:table-cell table:formula="of:=[.I376]-([.I376]/14)+[.F377]" office:value-type="float" office:value="11.7754523422149" calcext:value-type="float">
            <text:p>11.7755</text:p>
          </table:table-cell>
          <table:table-cell table:style-name="ce6" table:formula="of:=[.J376]-([.J376]/14)+[.G377]" office:value-type="float" office:value="2.56969408712995" calcext:value-type="float">
            <text:p>2.5697</text:p>
          </table:table-cell>
          <table:table-cell table:style-name="ce6" table:formula="of:=[.K376]-([.K376]/14)+[.H377]" office:value-type="float" office:value="2.49742345229812" calcext:value-type="float">
            <text:p>2.4974</text:p>
          </table:table-cell>
          <table:table-cell table:formula="of:=(100*([.J377]/[.I377]))" office:value-type="float" office:value="21.8224660289067" calcext:value-type="float">
            <text:p>21.8225</text:p>
          </table:table-cell>
          <table:table-cell table:formula="of:=(100*([.K377]/[.I377]))" office:value-type="float" office:value="21.208726252875" calcext:value-type="float">
            <text:p>21.2087</text:p>
          </table:table-cell>
          <table:table-cell table:formula="of:=ABS([.L377]-[.M377])" office:value-type="float" office:value="0.613739776031729" calcext:value-type="float">
            <text:p>0.6137</text:p>
          </table:table-cell>
          <table:table-cell table:formula="of:=[.L377]+[.M377]" office:value-type="float" office:value="43.0311922817817" calcext:value-type="float">
            <text:p>43.0312</text:p>
          </table:table-cell>
          <table:table-cell table:formula="of:=(100*([.N377]/[.O377]))" office:value-type="float" office:value="1.42626718779431" calcext:value-type="float">
            <text:p>1.4263</text:p>
          </table:table-cell>
          <table:table-cell table:formula="of:=(([.Q376]*13)+[.P377])/14" office:value-type="float" office:value="13.3258224655325" calcext:value-type="float">
            <text:p>13.325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09" calcext:value-type="date">
            <text:p>9 Aug 10</text:p>
          </table:table-cell>
          <table:table-cell table:style-name="ce6" office:value-type="float" office:value="47.0801" calcext:value-type="float">
            <text:p>47.0801</text:p>
          </table:table-cell>
          <table:table-cell office:value-type="float" office:value="46.6811" calcext:value-type="float">
            <text:p>46.6811</text:p>
          </table:table-cell>
          <table:table-cell office:value-type="float" office:value="46.9704" calcext:value-type="float">
            <text:p>46.9704</text:p>
          </table:table-cell>
          <table:table-cell table:style-name="ce7" table:formula="of:=MAX([.C378]-[.D378];ABS([.C378]-[.E377]);ABS([.D378]-[.E377]))" office:value-type="float" office:value="0.429000000000002" calcext:value-type="float">
            <text:p>0.4290</text:p>
          </table:table-cell>
          <table:table-cell table:formula="of:=IF([.C378]-[.C377]&gt;[.D377]-[.D378];MAX([.C378]-[.C377];0);0)" office:value-type="float" office:value="0.339199999999998" calcext:value-type="float">
            <text:p>0.3392</text:p>
          </table:table-cell>
          <table:table-cell table:formula="of:=IF([.D377]-[.D378]&gt;[.C378]-[.C377];MAX([.D377]-[.D378];0);0)" office:value-type="float" office:value="0" calcext:value-type="float">
            <text:p>0.0000</text:p>
          </table:table-cell>
          <table:table-cell table:formula="of:=[.I377]-([.I377]/14)+[.F378]" office:value-type="float" office:value="11.3633486034853" calcext:value-type="float">
            <text:p>11.3633</text:p>
          </table:table-cell>
          <table:table-cell table:style-name="ce6" table:formula="of:=[.J377]-([.J377]/14)+[.G378]" office:value-type="float" office:value="2.72534450947781" calcext:value-type="float">
            <text:p>2.7253</text:p>
          </table:table-cell>
          <table:table-cell table:style-name="ce6" table:formula="of:=[.K377]-([.K377]/14)+[.H378]" office:value-type="float" office:value="2.31903606284825" calcext:value-type="float">
            <text:p>2.3190</text:p>
          </table:table-cell>
          <table:table-cell table:formula="of:=(100*([.J378]/[.I378]))" office:value-type="float" office:value="23.9836390185364" calcext:value-type="float">
            <text:p>23.9836</text:p>
          </table:table-cell>
          <table:table-cell table:formula="of:=(100*([.K378]/[.I378]))" office:value-type="float" office:value="20.4080341435356" calcext:value-type="float">
            <text:p>20.4080</text:p>
          </table:table-cell>
          <table:table-cell table:formula="of:=ABS([.L378]-[.M378])" office:value-type="float" office:value="3.57560487500081" calcext:value-type="float">
            <text:p>3.5756</text:p>
          </table:table-cell>
          <table:table-cell table:formula="of:=[.L378]+[.M378]" office:value-type="float" office:value="44.391673162072" calcext:value-type="float">
            <text:p>44.3917</text:p>
          </table:table-cell>
          <table:table-cell table:formula="of:=(100*([.N378]/[.O378]))" office:value-type="float" office:value="8.05467471781574" calcext:value-type="float">
            <text:p>8.0547</text:p>
          </table:table-cell>
          <table:table-cell table:formula="of:=(([.Q377]*13)+[.P378])/14" office:value-type="float" office:value="12.9493119121241" calcext:value-type="float">
            <text:p>12.949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10" calcext:value-type="date">
            <text:p>10 Aug 10</text:p>
          </table:table-cell>
          <table:table-cell table:style-name="ce6" office:value-type="float" office:value="46.8407" calcext:value-type="float">
            <text:p>46.8407</text:p>
          </table:table-cell>
          <table:table-cell office:value-type="float" office:value="46.1723" calcext:value-type="float">
            <text:p>46.1723</text:p>
          </table:table-cell>
          <table:table-cell office:value-type="float" office:value="46.5639" calcext:value-type="float">
            <text:p>46.5639</text:p>
          </table:table-cell>
          <table:table-cell table:style-name="ce7" table:formula="of:=MAX([.C379]-[.D379];ABS([.C379]-[.E378]);ABS([.D379]-[.E378]))" office:value-type="float" office:value="0.798099999999998" calcext:value-type="float">
            <text:p>0.7981</text:p>
          </table:table-cell>
          <table:table-cell table:formula="of:=IF([.C379]-[.C378]&gt;[.D378]-[.D379];MAX([.C379]-[.C378];0);0)" office:value-type="float" office:value="0" calcext:value-type="float">
            <text:p>0.0000</text:p>
          </table:table-cell>
          <table:table-cell table:formula="of:=IF([.D378]-[.D379]&gt;[.C379]-[.C378];MAX([.D378]-[.D379];0);0)" office:value-type="float" office:value="0.508800000000001" calcext:value-type="float">
            <text:p>0.5088</text:p>
          </table:table-cell>
          <table:table-cell table:formula="of:=[.I378]-([.I378]/14)+[.F379]" office:value-type="float" office:value="11.3497808460935" calcext:value-type="float">
            <text:p>11.3498</text:p>
          </table:table-cell>
          <table:table-cell table:style-name="ce6" table:formula="of:=[.J378]-([.J378]/14)+[.G379]" office:value-type="float" office:value="2.53067704451511" calcext:value-type="float">
            <text:p>2.5307</text:p>
          </table:table-cell>
          <table:table-cell table:style-name="ce6" table:formula="of:=[.K378]-([.K378]/14)+[.H379]" office:value-type="float" office:value="2.66219062978767" calcext:value-type="float">
            <text:p>2.6622</text:p>
          </table:table-cell>
          <table:table-cell table:formula="of:=(100*([.J379]/[.I379]))" office:value-type="float" office:value="22.2971445777841" calcext:value-type="float">
            <text:p>22.2971</text:p>
          </table:table-cell>
          <table:table-cell table:formula="of:=(100*([.K379]/[.I379]))" office:value-type="float" office:value="23.4558769538178" calcext:value-type="float">
            <text:p>23.4559</text:p>
          </table:table-cell>
          <table:table-cell table:formula="of:=ABS([.L379]-[.M379])" office:value-type="float" office:value="1.15873237603368" calcext:value-type="float">
            <text:p>1.1587</text:p>
          </table:table-cell>
          <table:table-cell table:formula="of:=[.L379]+[.M379]" office:value-type="float" office:value="45.7530215316019" calcext:value-type="float">
            <text:p>45.7530</text:p>
          </table:table-cell>
          <table:table-cell table:formula="of:=(100*([.N379]/[.O379]))" office:value-type="float" office:value="2.53258110009923" calcext:value-type="float">
            <text:p>2.5326</text:p>
          </table:table-cell>
          <table:table-cell table:formula="of:=(([.Q378]*13)+[.P379])/14" office:value-type="float" office:value="12.2052597112652" calcext:value-type="float">
            <text:p>12.205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11" calcext:value-type="date">
            <text:p>11 Aug 10</text:p>
          </table:table-cell>
          <table:table-cell table:style-name="ce6" office:value-type="float" office:value="45.8131" calcext:value-type="float">
            <text:p>45.8131</text:p>
          </table:table-cell>
          <table:table-cell office:value-type="float" office:value="45.1048" calcext:value-type="float">
            <text:p>45.1048</text:p>
          </table:table-cell>
          <table:table-cell office:value-type="float" office:value="45.2943" calcext:value-type="float">
            <text:p>45.2943</text:p>
          </table:table-cell>
          <table:table-cell table:style-name="ce7" table:formula="of:=MAX([.C380]-[.D380];ABS([.C380]-[.E379]);ABS([.D380]-[.E379]))" office:value-type="float" office:value="1.4591" calcext:value-type="float">
            <text:p>1.4591</text:p>
          </table:table-cell>
          <table:table-cell table:formula="of:=IF([.C380]-[.C379]&gt;[.D379]-[.D380];MAX([.C380]-[.C379];0);0)" office:value-type="float" office:value="0" calcext:value-type="float">
            <text:p>0.0000</text:p>
          </table:table-cell>
          <table:table-cell table:formula="of:=IF([.D379]-[.D380]&gt;[.C380]-[.C379];MAX([.D379]-[.D380];0);0)" office:value-type="float" office:value="1.0675" calcext:value-type="float">
            <text:p>1.0675</text:p>
          </table:table-cell>
          <table:table-cell table:formula="of:=[.I379]-([.I379]/14)+[.F380]" office:value-type="float" office:value="11.9981822142297" calcext:value-type="float">
            <text:p>11.9982</text:p>
          </table:table-cell>
          <table:table-cell table:style-name="ce6" table:formula="of:=[.J379]-([.J379]/14)+[.G380]" office:value-type="float" office:value="2.34991439847832" calcext:value-type="float">
            <text:p>2.3499</text:p>
          </table:table-cell>
          <table:table-cell table:style-name="ce6" table:formula="of:=[.K379]-([.K379]/14)+[.H380]" office:value-type="float" office:value="3.53953415623141" calcext:value-type="float">
            <text:p>3.5395</text:p>
          </table:table-cell>
          <table:table-cell table:formula="of:=(100*([.J380]/[.I380]))" office:value-type="float" office:value="19.5855868540766" calcext:value-type="float">
            <text:p>19.5856</text:p>
          </table:table-cell>
          <table:table-cell table:formula="of:=(100*([.K380]/[.I380]))" office:value-type="float" office:value="29.500586780834" calcext:value-type="float">
            <text:p>29.5006</text:p>
          </table:table-cell>
          <table:table-cell table:formula="of:=ABS([.L380]-[.M380])" office:value-type="float" office:value="9.91499992675739" calcext:value-type="float">
            <text:p>9.9150</text:p>
          </table:table-cell>
          <table:table-cell table:formula="of:=[.L380]+[.M380]" office:value-type="float" office:value="49.0861736349105" calcext:value-type="float">
            <text:p>49.0862</text:p>
          </table:table-cell>
          <table:table-cell table:formula="of:=(100*([.N380]/[.O380]))" office:value-type="float" office:value="20.1991705454624" calcext:value-type="float">
            <text:p>20.1992</text:p>
          </table:table-cell>
          <table:table-cell table:formula="of:=(([.Q379]*13)+[.P380])/14" office:value-type="float" office:value="12.7762533422793" calcext:value-type="float">
            <text:p>12.776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12" calcext:value-type="date">
            <text:p>12 Aug 10</text:p>
          </table:table-cell>
          <table:table-cell table:style-name="ce6" office:value-type="float" office:value="45.1347" calcext:value-type="float">
            <text:p>45.1347</text:p>
          </table:table-cell>
          <table:table-cell office:value-type="float" office:value="44.3465" calcext:value-type="float">
            <text:p>44.3465</text:p>
          </table:table-cell>
          <table:table-cell office:value-type="float" office:value="44.9352" calcext:value-type="float">
            <text:p>44.9352</text:p>
          </table:table-cell>
          <table:table-cell table:style-name="ce7" table:formula="of:=MAX([.C381]-[.D381];ABS([.C381]-[.E380]);ABS([.D381]-[.E380]))" office:value-type="float" office:value="0.947800000000001" calcext:value-type="float">
            <text:p>0.9478</text:p>
          </table:table-cell>
          <table:table-cell table:formula="of:=IF([.C381]-[.C380]&gt;[.D380]-[.D381];MAX([.C381]-[.C380];0);0)" office:value-type="float" office:value="0" calcext:value-type="float">
            <text:p>0.0000</text:p>
          </table:table-cell>
          <table:table-cell table:formula="of:=IF([.D380]-[.D381]&gt;[.C381]-[.C380];MAX([.D380]-[.D381];0);0)" office:value-type="float" office:value="0.758299999999998" calcext:value-type="float">
            <text:p>0.7583</text:p>
          </table:table-cell>
          <table:table-cell table:formula="of:=[.I380]-([.I380]/14)+[.F381]" office:value-type="float" office:value="12.0889691989275" calcext:value-type="float">
            <text:p>12.0890</text:p>
          </table:table-cell>
          <table:table-cell table:style-name="ce6" table:formula="of:=[.J380]-([.J380]/14)+[.G381]" office:value-type="float" office:value="2.18206337001558" calcext:value-type="float">
            <text:p>2.1821</text:p>
          </table:table-cell>
          <table:table-cell table:style-name="ce6" table:formula="of:=[.K380]-([.K380]/14)+[.H381]" office:value-type="float" office:value="4.04501028792916" calcext:value-type="float">
            <text:p>4.0450</text:p>
          </table:table-cell>
          <table:table-cell table:formula="of:=(100*([.J381]/[.I381]))" office:value-type="float" office:value="18.0500366417441" calcext:value-type="float">
            <text:p>18.0500</text:p>
          </table:table-cell>
          <table:table-cell table:formula="of:=(100*([.K381]/[.I381]))" office:value-type="float" office:value="33.4603407566628" calcext:value-type="float">
            <text:p>33.4603</text:p>
          </table:table-cell>
          <table:table-cell table:formula="of:=ABS([.L381]-[.M381])" office:value-type="float" office:value="15.4103041149187" calcext:value-type="float">
            <text:p>15.4103</text:p>
          </table:table-cell>
          <table:table-cell table:formula="of:=[.L381]+[.M381]" office:value-type="float" office:value="51.5103773984069" calcext:value-type="float">
            <text:p>51.5104</text:p>
          </table:table-cell>
          <table:table-cell table:formula="of:=(100*([.N381]/[.O381]))" office:value-type="float" office:value="29.9168922714887" calcext:value-type="float">
            <text:p>29.9169</text:p>
          </table:table-cell>
          <table:table-cell table:formula="of:=(([.Q380]*13)+[.P381])/14" office:value-type="float" office:value="14.0005846943657" calcext:value-type="float">
            <text:p>14.000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13" calcext:value-type="date">
            <text:p>13 Aug 10</text:p>
          </table:table-cell>
          <table:table-cell table:style-name="ce6" office:value-type="float" office:value="44.9551" calcext:value-type="float">
            <text:p>44.9551</text:p>
          </table:table-cell>
          <table:table-cell office:value-type="float" office:value="44.6059" calcext:value-type="float">
            <text:p>44.6059</text:p>
          </table:table-cell>
          <table:table-cell office:value-type="float" office:value="44.6159" calcext:value-type="float">
            <text:p>44.6159</text:p>
          </table:table-cell>
          <table:table-cell table:style-name="ce7" table:formula="of:=MAX([.C382]-[.D382];ABS([.C382]-[.E381]);ABS([.D382]-[.E381]))" office:value-type="float" office:value="0.349200000000003" calcext:value-type="float">
            <text:p>0.3492</text:p>
          </table:table-cell>
          <table:table-cell table:formula="of:=IF([.C382]-[.C381]&gt;[.D381]-[.D382];MAX([.C382]-[.C381];0);0)" office:value-type="float" office:value="0" calcext:value-type="float">
            <text:p>0.0000</text:p>
          </table:table-cell>
          <table:table-cell table:formula="of:=IF([.D381]-[.D382]&gt;[.C382]-[.C381];MAX([.D381]-[.D382];0);0)" office:value-type="float" office:value="0" calcext:value-type="float">
            <text:p>0.0000</text:p>
          </table:table-cell>
          <table:table-cell table:formula="of:=[.I381]-([.I381]/14)+[.F382]" office:value-type="float" office:value="11.5746713990041" calcext:value-type="float">
            <text:p>11.5747</text:p>
          </table:table-cell>
          <table:table-cell table:style-name="ce6" table:formula="of:=[.J381]-([.J381]/14)+[.G382]" office:value-type="float" office:value="2.02620170072875" calcext:value-type="float">
            <text:p>2.0262</text:p>
          </table:table-cell>
          <table:table-cell table:style-name="ce6" table:formula="of:=[.K381]-([.K381]/14)+[.H382]" office:value-type="float" office:value="3.75608098164851" calcext:value-type="float">
            <text:p>3.7561</text:p>
          </table:table-cell>
          <table:table-cell table:formula="of:=(100*([.J382]/[.I382]))" office:value-type="float" office:value="17.5054792562239" calcext:value-type="float">
            <text:p>17.5055</text:p>
          </table:table-cell>
          <table:table-cell table:formula="of:=(100*([.K382]/[.I382]))" office:value-type="float" office:value="32.4508649288452" calcext:value-type="float">
            <text:p>32.4509</text:p>
          </table:table-cell>
          <table:table-cell table:formula="of:=ABS([.L382]-[.M382])" office:value-type="float" office:value="14.9453856726212" calcext:value-type="float">
            <text:p>14.9454</text:p>
          </table:table-cell>
          <table:table-cell table:formula="of:=[.L382]+[.M382]" office:value-type="float" office:value="49.9563441850691" calcext:value-type="float">
            <text:p>49.9563</text:p>
          </table:table-cell>
          <table:table-cell table:formula="of:=(100*([.N382]/[.O382]))" office:value-type="float" office:value="29.9168922714887" calcext:value-type="float">
            <text:p>29.9169</text:p>
          </table:table-cell>
          <table:table-cell table:formula="of:=(([.Q381]*13)+[.P382])/14" office:value-type="float" office:value="15.1374638070173" calcext:value-type="float">
            <text:p>15.137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16" calcext:value-type="date">
            <text:p>16 Aug 10</text:p>
          </table:table-cell>
          <table:table-cell table:style-name="ce6" office:value-type="float" office:value="45.005" calcext:value-type="float">
            <text:p>45.0050</text:p>
          </table:table-cell>
          <table:table-cell office:value-type="float" office:value="44.1969" calcext:value-type="float">
            <text:p>44.1969</text:p>
          </table:table-cell>
          <table:table-cell office:value-type="float" office:value="44.6957" calcext:value-type="float">
            <text:p>44.6957</text:p>
          </table:table-cell>
          <table:table-cell table:style-name="ce7" table:formula="of:=MAX([.C383]-[.D383];ABS([.C383]-[.E382]);ABS([.D383]-[.E382]))" office:value-type="float" office:value="0.808100000000003" calcext:value-type="float">
            <text:p>0.8081</text:p>
          </table:table-cell>
          <table:table-cell table:formula="of:=IF([.C383]-[.C382]&gt;[.D382]-[.D383];MAX([.C383]-[.C382];0);0)" office:value-type="float" office:value="0" calcext:value-type="float">
            <text:p>0.0000</text:p>
          </table:table-cell>
          <table:table-cell table:formula="of:=IF([.D382]-[.D383]&gt;[.C383]-[.C382];MAX([.D382]-[.D383];0);0)" office:value-type="float" office:value="0.408999999999999" calcext:value-type="float">
            <text:p>0.4090</text:p>
          </table:table-cell>
          <table:table-cell table:formula="of:=[.I382]-([.I382]/14)+[.F383]" office:value-type="float" office:value="11.5560091562181" calcext:value-type="float">
            <text:p>11.5560</text:p>
          </table:table-cell>
          <table:table-cell table:style-name="ce6" table:formula="of:=[.J382]-([.J382]/14)+[.G383]" office:value-type="float" office:value="1.88147300781956" calcext:value-type="float">
            <text:p>1.8815</text:p>
          </table:table-cell>
          <table:table-cell table:style-name="ce6" table:formula="of:=[.K382]-([.K382]/14)+[.H383]" office:value-type="float" office:value="3.89678948295933" calcext:value-type="float">
            <text:p>3.8968</text:p>
          </table:table-cell>
          <table:table-cell table:formula="of:=(100*([.J383]/[.I383]))" office:value-type="float" office:value="16.2813388461808" calcext:value-type="float">
            <text:p>16.2813</text:p>
          </table:table-cell>
          <table:table-cell table:formula="of:=(100*([.K383]/[.I383]))" office:value-type="float" office:value="33.7208930027761" calcext:value-type="float">
            <text:p>33.7209</text:p>
          </table:table-cell>
          <table:table-cell table:formula="of:=ABS([.L383]-[.M383])" office:value-type="float" office:value="17.4395541565953" calcext:value-type="float">
            <text:p>17.4396</text:p>
          </table:table-cell>
          <table:table-cell table:formula="of:=[.L383]+[.M383]" office:value-type="float" office:value="50.0022318489569" calcext:value-type="float">
            <text:p>50.0022</text:p>
          </table:table-cell>
          <table:table-cell table:formula="of:=(100*([.N383]/[.O383]))" office:value-type="float" office:value="34.8775514846525" calcext:value-type="float">
            <text:p>34.8776</text:p>
          </table:table-cell>
          <table:table-cell table:formula="of:=(([.Q382]*13)+[.P383])/14" office:value-type="float" office:value="16.5474700697056" calcext:value-type="float">
            <text:p>16.547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17" calcext:value-type="date">
            <text:p>17 Aug 10</text:p>
          </table:table-cell>
          <table:table-cell table:style-name="ce6" office:value-type="float" office:value="45.6734" calcext:value-type="float">
            <text:p>45.6734</text:p>
          </table:table-cell>
          <table:table-cell office:value-type="float" office:value="44.9252" calcext:value-type="float">
            <text:p>44.9252</text:p>
          </table:table-cell>
          <table:table-cell office:value-type="float" office:value="45.2664" calcext:value-type="float">
            <text:p>45.2664</text:p>
          </table:table-cell>
          <table:table-cell table:style-name="ce7" table:formula="of:=MAX([.C384]-[.D384];ABS([.C384]-[.E383]);ABS([.D384]-[.E383]))" office:value-type="float" office:value="0.977699999999999" calcext:value-type="float">
            <text:p>0.9777</text:p>
          </table:table-cell>
          <table:table-cell table:formula="of:=IF([.C384]-[.C383]&gt;[.D383]-[.D384];MAX([.C384]-[.C383];0);0)" office:value-type="float" office:value="0.668399999999998" calcext:value-type="float">
            <text:p>0.6684</text:p>
          </table:table-cell>
          <table:table-cell table:formula="of:=IF([.D383]-[.D384]&gt;[.C384]-[.C383];MAX([.D383]-[.D384];0);0)" office:value-type="float" office:value="0" calcext:value-type="float">
            <text:p>0.0000</text:p>
          </table:table-cell>
          <table:table-cell table:formula="of:=[.I383]-([.I383]/14)+[.F384]" office:value-type="float" office:value="11.708279930774" calcext:value-type="float">
            <text:p>11.7083</text:p>
          </table:table-cell>
          <table:table-cell table:style-name="ce6" table:formula="of:=[.J383]-([.J383]/14)+[.G384]" office:value-type="float" office:value="2.41548207868959" calcext:value-type="float">
            <text:p>2.4155</text:p>
          </table:table-cell>
          <table:table-cell table:style-name="ce6" table:formula="of:=[.K383]-([.K383]/14)+[.H384]" office:value-type="float" office:value="3.61844737703366" calcext:value-type="float">
            <text:p>3.6184</text:p>
          </table:table-cell>
          <table:table-cell table:formula="of:=(100*([.J384]/[.I384]))" office:value-type="float" office:value="20.6305460150534" calcext:value-type="float">
            <text:p>20.6305</text:p>
          </table:table-cell>
          <table:table-cell table:formula="of:=(100*([.K384]/[.I384]))" office:value-type="float" office:value="30.9050295895553" calcext:value-type="float">
            <text:p>30.9050</text:p>
          </table:table-cell>
          <table:table-cell table:formula="of:=ABS([.L384]-[.M384])" office:value-type="float" office:value="10.2744835745019" calcext:value-type="float">
            <text:p>10.2745</text:p>
          </table:table-cell>
          <table:table-cell table:formula="of:=[.L384]+[.M384]" office:value-type="float" office:value="51.5355756046086" calcext:value-type="float">
            <text:p>51.5356</text:p>
          </table:table-cell>
          <table:table-cell table:formula="of:=(100*([.N384]/[.O384]))" office:value-type="float" office:value="19.9366815136204" calcext:value-type="float">
            <text:p>19.9367</text:p>
          </table:table-cell>
          <table:table-cell table:formula="of:=(([.Q383]*13)+[.P384])/14" office:value-type="float" office:value="16.7895566014138" calcext:value-type="float">
            <text:p>16.789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18" calcext:value-type="date">
            <text:p>18 Aug 10</text:p>
          </table:table-cell>
          <table:table-cell table:style-name="ce6" office:value-type="float" office:value="45.7133" calcext:value-type="float">
            <text:p>45.7133</text:p>
          </table:table-cell>
          <table:table-cell office:value-type="float" office:value="45.005" calcext:value-type="float">
            <text:p>45.0050</text:p>
          </table:table-cell>
          <table:table-cell office:value-type="float" office:value="45.444" calcext:value-type="float">
            <text:p>45.4440</text:p>
          </table:table-cell>
          <table:table-cell table:style-name="ce7" table:formula="of:=MAX([.C385]-[.D385];ABS([.C385]-[.E384]);ABS([.D385]-[.E384]))" office:value-type="float" office:value="0.708299999999994" calcext:value-type="float">
            <text:p>0.7083</text:p>
          </table:table-cell>
          <table:table-cell table:formula="of:=IF([.C385]-[.C384]&gt;[.D384]-[.D385];MAX([.C385]-[.C384];0);0)" office:value-type="float" office:value="0.0398999999999958" calcext:value-type="float">
            <text:p>0.0399</text:p>
          </table:table-cell>
          <table:table-cell table:formula="of:=IF([.D384]-[.D385]&gt;[.C385]-[.C384];MAX([.D384]-[.D385];0);0)" office:value-type="float" office:value="0" calcext:value-type="float">
            <text:p>0.0000</text:p>
          </table:table-cell>
          <table:table-cell table:formula="of:=[.I384]-([.I384]/14)+[.F385]" office:value-type="float" office:value="11.580274221433" calcext:value-type="float">
            <text:p>11.5803</text:p>
          </table:table-cell>
          <table:table-cell table:style-name="ce6" table:formula="of:=[.J384]-([.J384]/14)+[.G385]" office:value-type="float" office:value="2.28284764449747" calcext:value-type="float">
            <text:p>2.2828</text:p>
          </table:table-cell>
          <table:table-cell table:style-name="ce6" table:formula="of:=[.K384]-([.K384]/14)+[.H385]" office:value-type="float" office:value="3.35998685010269" calcext:value-type="float">
            <text:p>3.3600</text:p>
          </table:table-cell>
          <table:table-cell table:formula="of:=(100*([.J385]/[.I385]))" office:value-type="float" office:value="19.7132434072445" calcext:value-type="float">
            <text:p>19.7132</text:p>
          </table:table-cell>
          <table:table-cell table:formula="of:=(100*([.K385]/[.I385]))" office:value-type="float" office:value="29.0147433977337" calcext:value-type="float">
            <text:p>29.0147</text:p>
          </table:table-cell>
          <table:table-cell table:formula="of:=ABS([.L385]-[.M385])" office:value-type="float" office:value="9.30149999048923" calcext:value-type="float">
            <text:p>9.3015</text:p>
          </table:table-cell>
          <table:table-cell table:formula="of:=[.L385]+[.M385]" office:value-type="float" office:value="48.7279868049782" calcext:value-type="float">
            <text:p>48.7280</text:p>
          </table:table-cell>
          <table:table-cell table:formula="of:=(100*([.N385]/[.O385]))" office:value-type="float" office:value="19.0886194985157" calcext:value-type="float">
            <text:p>19.0886</text:p>
          </table:table-cell>
          <table:table-cell table:formula="of:=(([.Q384]*13)+[.P385])/14" office:value-type="float" office:value="16.9537753797782" calcext:value-type="float">
            <text:p>16.953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19" calcext:value-type="date">
            <text:p>19 Aug 10</text:p>
          </table:table-cell>
          <table:table-cell table:style-name="ce6" office:value-type="float" office:value="45.3542" calcext:value-type="float">
            <text:p>45.3542</text:p>
          </table:table-cell>
          <table:table-cell office:value-type="float" office:value="44.4563" calcext:value-type="float">
            <text:p>44.4563</text:p>
          </table:table-cell>
          <table:table-cell office:value-type="float" office:value="44.7556" calcext:value-type="float">
            <text:p>44.7556</text:p>
          </table:table-cell>
          <table:table-cell table:style-name="ce7" table:formula="of:=MAX([.C386]-[.D386];ABS([.C386]-[.E385]);ABS([.D386]-[.E385]))" office:value-type="float" office:value="0.987700000000004" calcext:value-type="float">
            <text:p>0.9877</text:p>
          </table:table-cell>
          <table:table-cell table:formula="of:=IF([.C386]-[.C385]&gt;[.D385]-[.D386];MAX([.C386]-[.C385];0);0)" office:value-type="float" office:value="0" calcext:value-type="float">
            <text:p>0.0000</text:p>
          </table:table-cell>
          <table:table-cell table:formula="of:=IF([.D385]-[.D386]&gt;[.C386]-[.C385];MAX([.D385]-[.D386];0);0)" office:value-type="float" office:value="0.548700000000004" calcext:value-type="float">
            <text:p>0.5487</text:p>
          </table:table-cell>
          <table:table-cell table:formula="of:=[.I385]-([.I385]/14)+[.F386]" office:value-type="float" office:value="11.7408117770449" calcext:value-type="float">
            <text:p>11.7408</text:p>
          </table:table-cell>
          <table:table-cell table:style-name="ce6" table:formula="of:=[.J385]-([.J385]/14)+[.G386]" office:value-type="float" office:value="2.11978709846194" calcext:value-type="float">
            <text:p>2.1198</text:p>
          </table:table-cell>
          <table:table-cell table:style-name="ce6" table:formula="of:=[.K385]-([.K385]/14)+[.H386]" office:value-type="float" office:value="3.66868778938107" calcext:value-type="float">
            <text:p>3.6687</text:p>
          </table:table-cell>
          <table:table-cell table:formula="of:=(100*([.J386]/[.I386]))" office:value-type="float" office:value="18.0548597381183" calcext:value-type="float">
            <text:p>18.0549</text:p>
          </table:table-cell>
          <table:table-cell table:formula="of:=(100*([.K386]/[.I386]))" office:value-type="float" office:value="31.2473094624847" calcext:value-type="float">
            <text:p>31.2473</text:p>
          </table:table-cell>
          <table:table-cell table:formula="of:=ABS([.L386]-[.M386])" office:value-type="float" office:value="13.1924497243663" calcext:value-type="float">
            <text:p>13.1924</text:p>
          </table:table-cell>
          <table:table-cell table:formula="of:=[.L386]+[.M386]" office:value-type="float" office:value="49.302169200603" calcext:value-type="float">
            <text:p>49.3022</text:p>
          </table:table-cell>
          <table:table-cell table:formula="of:=(100*([.N386]/[.O386]))" office:value-type="float" office:value="26.7583555414941" calcext:value-type="float">
            <text:p>26.7584</text:p>
          </table:table-cell>
          <table:table-cell table:formula="of:=(([.Q385]*13)+[.P386])/14" office:value-type="float" office:value="17.6541025341865" calcext:value-type="float">
            <text:p>17.654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20" calcext:value-type="date">
            <text:p>20 Aug 10</text:p>
          </table:table-cell>
          <table:table-cell table:style-name="ce6" office:value-type="float" office:value="44.9252" calcext:value-type="float">
            <text:p>44.9252</text:p>
          </table:table-cell>
          <table:table-cell office:value-type="float" office:value="44.4363" calcext:value-type="float">
            <text:p>44.4363</text:p>
          </table:table-cell>
          <table:table-cell office:value-type="float" office:value="44.8154" calcext:value-type="float">
            <text:p>44.8154</text:p>
          </table:table-cell>
          <table:table-cell table:style-name="ce7" table:formula="of:=MAX([.C387]-[.D387];ABS([.C387]-[.E386]);ABS([.D387]-[.E386]))" office:value-type="float" office:value="0.488899999999994" calcext:value-type="float">
            <text:p>0.4889</text:p>
          </table:table-cell>
          <table:table-cell table:formula="of:=IF([.C387]-[.C386]&gt;[.D386]-[.D387];MAX([.C387]-[.C386];0);0)" office:value-type="float" office:value="0" calcext:value-type="float">
            <text:p>0.0000</text:p>
          </table:table-cell>
          <table:table-cell table:formula="of:=IF([.D386]-[.D387]&gt;[.C387]-[.C386];MAX([.D386]-[.D387];0);0)" office:value-type="float" office:value="0.019999999999996" calcext:value-type="float">
            <text:p>0.0200</text:p>
          </table:table-cell>
          <table:table-cell table:formula="of:=[.I386]-([.I386]/14)+[.F387]" office:value-type="float" office:value="11.3910823643988" calcext:value-type="float">
            <text:p>11.3911</text:p>
          </table:table-cell>
          <table:table-cell table:style-name="ce6" table:formula="of:=[.J386]-([.J386]/14)+[.G387]" office:value-type="float" office:value="1.96837373428608" calcext:value-type="float">
            <text:p>1.9684</text:p>
          </table:table-cell>
          <table:table-cell table:style-name="ce6" table:formula="of:=[.K386]-([.K386]/14)+[.H387]" office:value-type="float" office:value="3.42663866156813" calcext:value-type="float">
            <text:p>3.4266</text:p>
          </table:table-cell>
          <table:table-cell table:formula="of:=(100*([.J387]/[.I387]))" office:value-type="float" office:value="17.2799534874574" calcext:value-type="float">
            <text:p>17.2800</text:p>
          </table:table-cell>
          <table:table-cell table:formula="of:=(100*([.K387]/[.I387]))" office:value-type="float" office:value="30.0817652963127" calcext:value-type="float">
            <text:p>30.0818</text:p>
          </table:table-cell>
          <table:table-cell table:formula="of:=ABS([.L387]-[.M387])" office:value-type="float" office:value="12.8018118088553" calcext:value-type="float">
            <text:p>12.8018</text:p>
          </table:table-cell>
          <table:table-cell table:formula="of:=[.L387]+[.M387]" office:value-type="float" office:value="47.3617187837701" calcext:value-type="float">
            <text:p>47.3617</text:p>
          </table:table-cell>
          <table:table-cell table:formula="of:=(100*([.N387]/[.O387]))" office:value-type="float" office:value="27.0298716718918" calcext:value-type="float">
            <text:p>27.0299</text:p>
          </table:table-cell>
          <table:table-cell table:formula="of:=(([.Q386]*13)+[.P387])/14" office:value-type="float" office:value="18.3238003297369" calcext:value-type="float">
            <text:p>18.323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23" calcext:value-type="date">
            <text:p>23 Aug 10</text:p>
          </table:table-cell>
          <table:table-cell table:style-name="ce6" office:value-type="float" office:value="45.2345" calcext:value-type="float">
            <text:p>45.2345</text:p>
          </table:table-cell>
          <table:table-cell office:value-type="float" office:value="44.3565" calcext:value-type="float">
            <text:p>44.3565</text:p>
          </table:table-cell>
          <table:table-cell office:value-type="float" office:value="44.3765" calcext:value-type="float">
            <text:p>44.3765</text:p>
          </table:table-cell>
          <table:table-cell table:style-name="ce7" table:formula="of:=MAX([.C388]-[.D388];ABS([.C388]-[.E387]);ABS([.D388]-[.E387]))" office:value-type="float" office:value="0.878" calcext:value-type="float">
            <text:p>0.8780</text:p>
          </table:table-cell>
          <table:table-cell table:formula="of:=IF([.C388]-[.C387]&gt;[.D387]-[.D388];MAX([.C388]-[.C387];0);0)" office:value-type="float" office:value="0.3093" calcext:value-type="float">
            <text:p>0.3093</text:p>
          </table:table-cell>
          <table:table-cell table:formula="of:=IF([.D387]-[.D388]&gt;[.C388]-[.C387];MAX([.D387]-[.D388];0);0)" office:value-type="float" office:value="0" calcext:value-type="float">
            <text:p>0.0000</text:p>
          </table:table-cell>
          <table:table-cell table:formula="of:=[.I387]-([.I387]/14)+[.F388]" office:value-type="float" office:value="11.4554336240846" calcext:value-type="float">
            <text:p>11.4554</text:p>
          </table:table-cell>
          <table:table-cell table:style-name="ce6" table:formula="of:=[.J387]-([.J387]/14)+[.G388]" office:value-type="float" office:value="2.13707561040851" calcext:value-type="float">
            <text:p>2.1371</text:p>
          </table:table-cell>
          <table:table-cell table:style-name="ce6" table:formula="of:=[.K387]-([.K387]/14)+[.H388]" office:value-type="float" office:value="3.18187875717041" calcext:value-type="float">
            <text:p>3.1819</text:p>
          </table:table-cell>
          <table:table-cell table:formula="of:=(100*([.J388]/[.I388]))" office:value-type="float" office:value="18.6555627708006" calcext:value-type="float">
            <text:p>18.6556</text:p>
          </table:table-cell>
          <table:table-cell table:formula="of:=(100*([.K388]/[.I388]))" office:value-type="float" office:value="27.7761528859163" calcext:value-type="float">
            <text:p>27.7762</text:p>
          </table:table-cell>
          <table:table-cell table:formula="of:=ABS([.L388]-[.M388])" office:value-type="float" office:value="9.12059011511568" calcext:value-type="float">
            <text:p>9.1206</text:p>
          </table:table-cell>
          <table:table-cell table:formula="of:=[.L388]+[.M388]" office:value-type="float" office:value="46.4317156567169" calcext:value-type="float">
            <text:p>46.4317</text:p>
          </table:table-cell>
          <table:table-cell table:formula="of:=(100*([.N388]/[.O388]))" office:value-type="float" office:value="19.6430176790081" calcext:value-type="float">
            <text:p>19.6430</text:p>
          </table:table-cell>
          <table:table-cell table:formula="of:=(([.Q387]*13)+[.P388])/14" office:value-type="float" office:value="18.4180301403991" calcext:value-type="float">
            <text:p>18.418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24" calcext:value-type="date">
            <text:p>24 Aug 10</text:p>
          </table:table-cell>
          <table:table-cell table:style-name="ce6" office:value-type="float" office:value="44.0173" calcext:value-type="float">
            <text:p>44.0173</text:p>
          </table:table-cell>
          <table:table-cell office:value-type="float" office:value="43.3638" calcext:value-type="float">
            <text:p>43.3638</text:p>
          </table:table-cell>
          <table:table-cell office:value-type="float" office:value="43.5484" calcext:value-type="float">
            <text:p>43.5484</text:p>
          </table:table-cell>
          <table:table-cell table:style-name="ce7" table:formula="of:=MAX([.C389]-[.D389];ABS([.C389]-[.E388]);ABS([.D389]-[.E388]))" office:value-type="float" office:value="1.0127" calcext:value-type="float">
            <text:p>1.0127</text:p>
          </table:table-cell>
          <table:table-cell table:formula="of:=IF([.C389]-[.C388]&gt;[.D388]-[.D389];MAX([.C389]-[.C388];0);0)" office:value-type="float" office:value="0" calcext:value-type="float">
            <text:p>0.0000</text:p>
          </table:table-cell>
          <table:table-cell table:formula="of:=IF([.D388]-[.D389]&gt;[.C389]-[.C388];MAX([.D388]-[.D389];0);0)" office:value-type="float" office:value="0.992699999999999" calcext:value-type="float">
            <text:p>0.9927</text:p>
          </table:table-cell>
          <table:table-cell table:formula="of:=[.I388]-([.I388]/14)+[.F389]" office:value-type="float" office:value="11.6498883652215" calcext:value-type="float">
            <text:p>11.6499</text:p>
          </table:table-cell>
          <table:table-cell table:style-name="ce6" table:formula="of:=[.J388]-([.J388]/14)+[.G389]" office:value-type="float" office:value="1.98442735252218" calcext:value-type="float">
            <text:p>1.9844</text:p>
          </table:table-cell>
          <table:table-cell table:style-name="ce6" table:formula="of:=[.K388]-([.K388]/14)+[.H389]" office:value-type="float" office:value="3.94730170308681" calcext:value-type="float">
            <text:p>3.9473</text:p>
          </table:table-cell>
          <table:table-cell table:formula="of:=(100*([.J389]/[.I389]))" office:value-type="float" office:value="17.0338744055807" calcext:value-type="float">
            <text:p>17.0339</text:p>
          </table:table-cell>
          <table:table-cell table:formula="of:=(100*([.K389]/[.I389]))" office:value-type="float" office:value="33.8827427297135" calcext:value-type="float">
            <text:p>33.8827</text:p>
          </table:table-cell>
          <table:table-cell table:formula="of:=ABS([.L389]-[.M389])" office:value-type="float" office:value="16.8488683241327" calcext:value-type="float">
            <text:p>16.8489</text:p>
          </table:table-cell>
          <table:table-cell table:formula="of:=[.L389]+[.M389]" office:value-type="float" office:value="50.9166171352942" calcext:value-type="float">
            <text:p>50.9166</text:p>
          </table:table-cell>
          <table:table-cell table:formula="of:=(100*([.N389]/[.O389]))" office:value-type="float" office:value="33.0910992758266" calcext:value-type="float">
            <text:p>33.0911</text:p>
          </table:table-cell>
          <table:table-cell table:formula="of:=(([.Q388]*13)+[.P389])/14" office:value-type="float" office:value="19.4661065072153" calcext:value-type="float">
            <text:p>19.46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25" calcext:value-type="date">
            <text:p>25 Aug 10</text:p>
          </table:table-cell>
          <table:table-cell table:style-name="ce6" office:value-type="float" office:value="44.157" calcext:value-type="float">
            <text:p>44.1570</text:p>
          </table:table-cell>
          <table:table-cell office:value-type="float" office:value="43.1693" calcext:value-type="float">
            <text:p>43.1693</text:p>
          </table:table-cell>
          <table:table-cell office:value-type="float" office:value="43.9674" calcext:value-type="float">
            <text:p>43.9674</text:p>
          </table:table-cell>
          <table:table-cell table:style-name="ce7" table:formula="of:=MAX([.C390]-[.D390];ABS([.C390]-[.E389]);ABS([.D390]-[.E389]))" office:value-type="float" office:value="0.987699999999997" calcext:value-type="float">
            <text:p>0.9877</text:p>
          </table:table-cell>
          <table:table-cell table:formula="of:=IF([.C390]-[.C389]&gt;[.D389]-[.D390];MAX([.C390]-[.C389];0);0)" office:value-type="float" office:value="0" calcext:value-type="float">
            <text:p>0.0000</text:p>
          </table:table-cell>
          <table:table-cell table:formula="of:=IF([.D389]-[.D390]&gt;[.C390]-[.C389];MAX([.D389]-[.D390];0);0)" office:value-type="float" office:value="0.194499999999998" calcext:value-type="float">
            <text:p>0.1945</text:p>
          </table:table-cell>
          <table:table-cell table:formula="of:=[.I389]-([.I389]/14)+[.F390]" office:value-type="float" office:value="11.8054534819913" calcext:value-type="float">
            <text:p>11.8055</text:p>
          </table:table-cell>
          <table:table-cell table:style-name="ce6" table:formula="of:=[.J389]-([.J389]/14)+[.G390]" office:value-type="float" office:value="1.84268254162774" calcext:value-type="float">
            <text:p>1.8427</text:p>
          </table:table-cell>
          <table:table-cell table:style-name="ce6" table:formula="of:=[.K389]-([.K389]/14)+[.H390]" office:value-type="float" office:value="3.85985158143775" calcext:value-type="float">
            <text:p>3.8599</text:p>
          </table:table-cell>
          <table:table-cell table:formula="of:=(100*([.J390]/[.I390]))" office:value-type="float" office:value="15.6087400152706" calcext:value-type="float">
            <text:p>15.6087</text:p>
          </table:table-cell>
          <table:table-cell table:formula="of:=(100*([.K390]/[.I390]))" office:value-type="float" office:value="32.6954960885303" calcext:value-type="float">
            <text:p>32.6955</text:p>
          </table:table-cell>
          <table:table-cell table:formula="of:=ABS([.L390]-[.M390])" office:value-type="float" office:value="17.0867560732597" calcext:value-type="float">
            <text:p>17.0868</text:p>
          </table:table-cell>
          <table:table-cell table:formula="of:=[.L390]+[.M390]" office:value-type="float" office:value="48.3042361038009" calcext:value-type="float">
            <text:p>48.3042</text:p>
          </table:table-cell>
          <table:table-cell table:formula="of:=(100*([.N390]/[.O390]))" office:value-type="float" office:value="35.3732041979548" calcext:value-type="float">
            <text:p>35.3732</text:p>
          </table:table-cell>
          <table:table-cell table:formula="of:=(([.Q389]*13)+[.P390])/14" office:value-type="float" office:value="20.6023277708396" calcext:value-type="float">
            <text:p>20.602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26" calcext:value-type="date">
            <text:p>26 Aug 10</text:p>
          </table:table-cell>
          <table:table-cell table:style-name="ce6" office:value-type="float" office:value="44.2168" calcext:value-type="float">
            <text:p>44.2168</text:p>
          </table:table-cell>
          <table:table-cell office:value-type="float" office:value="43.3987" calcext:value-type="float">
            <text:p>43.3987</text:p>
          </table:table-cell>
          <table:table-cell office:value-type="float" office:value="43.4386" calcext:value-type="float">
            <text:p>43.4386</text:p>
          </table:table-cell>
          <table:table-cell table:style-name="ce7" table:formula="of:=MAX([.C391]-[.D391];ABS([.C391]-[.E390]);ABS([.D391]-[.E390]))" office:value-type="float" office:value="0.818100000000001" calcext:value-type="float">
            <text:p>0.8181</text:p>
          </table:table-cell>
          <table:table-cell table:formula="of:=IF([.C391]-[.C390]&gt;[.D390]-[.D391];MAX([.C391]-[.C390];0);0)" office:value-type="float" office:value="0.0598000000000027" calcext:value-type="float">
            <text:p>0.0598</text:p>
          </table:table-cell>
          <table:table-cell table:formula="of:=IF([.D390]-[.D391]&gt;[.C391]-[.C390];MAX([.D390]-[.D391];0);0)" office:value-type="float" office:value="0" calcext:value-type="float">
            <text:p>0.0000</text:p>
          </table:table-cell>
          <table:table-cell table:formula="of:=[.I390]-([.I390]/14)+[.F391]" office:value-type="float" office:value="11.7803068047063" calcext:value-type="float">
            <text:p>11.7803</text:p>
          </table:table-cell>
          <table:table-cell table:style-name="ce6" table:formula="of:=[.J390]-([.J390]/14)+[.G391]" office:value-type="float" office:value="1.77086236008291" calcext:value-type="float">
            <text:p>1.7709</text:p>
          </table:table-cell>
          <table:table-cell table:style-name="ce6" table:formula="of:=[.K390]-([.K390]/14)+[.H391]" office:value-type="float" office:value="3.58414789704934" calcext:value-type="float">
            <text:p>3.5841</text:p>
          </table:table-cell>
          <table:table-cell table:formula="of:=(100*([.J391]/[.I391]))" office:value-type="float" office:value="15.0323959251676" calcext:value-type="float">
            <text:p>15.0324</text:p>
          </table:table-cell>
          <table:table-cell table:formula="of:=(100*([.K391]/[.I391]))" office:value-type="float" office:value="30.424911307212" calcext:value-type="float">
            <text:p>30.4249</text:p>
          </table:table-cell>
          <table:table-cell table:formula="of:=ABS([.L391]-[.M391])" office:value-type="float" office:value="15.3925153820444" calcext:value-type="float">
            <text:p>15.3925</text:p>
          </table:table-cell>
          <table:table-cell table:formula="of:=[.L391]+[.M391]" office:value-type="float" office:value="45.4573072323796" calcext:value-type="float">
            <text:p>45.4573</text:p>
          </table:table-cell>
          <table:table-cell table:formula="of:=(100*([.N391]/[.O391]))" office:value-type="float" office:value="33.8614764472458" calcext:value-type="float">
            <text:p>33.8615</text:p>
          </table:table-cell>
          <table:table-cell table:formula="of:=(([.Q390]*13)+[.P391])/14" office:value-type="float" office:value="21.5494098191543" calcext:value-type="float">
            <text:p>21.549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27" calcext:value-type="date">
            <text:p>27 Aug 10</text:p>
          </table:table-cell>
          <table:table-cell table:style-name="ce6" office:value-type="float" office:value="44.0572" calcext:value-type="float">
            <text:p>44.0572</text:p>
          </table:table-cell>
          <table:table-cell office:value-type="float" office:value="42.87" calcext:value-type="float">
            <text:p>42.8700</text:p>
          </table:table-cell>
          <table:table-cell office:value-type="float" office:value="43.9674" calcext:value-type="float">
            <text:p>43.9674</text:p>
          </table:table-cell>
          <table:table-cell table:style-name="ce7" table:formula="of:=MAX([.C392]-[.D392];ABS([.C392]-[.E391]);ABS([.D392]-[.E391]))" office:value-type="float" office:value="1.1872" calcext:value-type="float">
            <text:p>1.1872</text:p>
          </table:table-cell>
          <table:table-cell table:formula="of:=IF([.C392]-[.C391]&gt;[.D391]-[.D392];MAX([.C392]-[.C391];0);0)" office:value-type="float" office:value="0" calcext:value-type="float">
            <text:p>0.0000</text:p>
          </table:table-cell>
          <table:table-cell table:formula="of:=IF([.D391]-[.D392]&gt;[.C392]-[.C391];MAX([.D391]-[.D392];0);0)" office:value-type="float" office:value="0.528700000000001" calcext:value-type="float">
            <text:p>0.5287</text:p>
          </table:table-cell>
          <table:table-cell table:formula="of:=[.I391]-([.I391]/14)+[.F392]" office:value-type="float" office:value="12.1260563186558" calcext:value-type="float">
            <text:p>12.1261</text:p>
          </table:table-cell>
          <table:table-cell table:style-name="ce6" table:formula="of:=[.J391]-([.J391]/14)+[.G392]" office:value-type="float" office:value="1.64437219150556" calcext:value-type="float">
            <text:p>1.6444</text:p>
          </table:table-cell>
          <table:table-cell table:style-name="ce6" table:formula="of:=[.K391]-([.K391]/14)+[.H392]" office:value-type="float" office:value="3.85683733297438" calcext:value-type="float">
            <text:p>3.8568</text:p>
          </table:table-cell>
          <table:table-cell table:formula="of:=(100*([.J392]/[.I392]))" office:value-type="float" office:value="13.5606511160245" calcext:value-type="float">
            <text:p>13.5607</text:p>
          </table:table-cell>
          <table:table-cell table:formula="of:=(100*([.K392]/[.I392]))" office:value-type="float" office:value="31.8061967685296" calcext:value-type="float">
            <text:p>31.8062</text:p>
          </table:table-cell>
          <table:table-cell table:formula="of:=ABS([.L392]-[.M392])" office:value-type="float" office:value="18.2455456525051" calcext:value-type="float">
            <text:p>18.2455</text:p>
          </table:table-cell>
          <table:table-cell table:formula="of:=[.L392]+[.M392]" office:value-type="float" office:value="45.3668478845541" calcext:value-type="float">
            <text:p>45.3668</text:p>
          </table:table-cell>
          <table:table-cell table:formula="of:=(100*([.N392]/[.O392]))" office:value-type="float" office:value="40.2177944981651" calcext:value-type="float">
            <text:p>40.2178</text:p>
          </table:table-cell>
          <table:table-cell table:formula="of:=(([.Q391]*13)+[.P392])/14" office:value-type="float" office:value="22.8828658676551" calcext:value-type="float">
            <text:p>22.882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30" calcext:value-type="date">
            <text:p>30 Aug 10</text:p>
          </table:table-cell>
          <table:table-cell table:style-name="ce6" office:value-type="float" office:value="44.147" calcext:value-type="float">
            <text:p>44.1470</text:p>
          </table:table-cell>
          <table:table-cell office:value-type="float" office:value="43.4985" calcext:value-type="float">
            <text:p>43.4985</text:p>
          </table:table-cell>
          <table:table-cell office:value-type="float" office:value="43.5085" calcext:value-type="float">
            <text:p>43.5085</text:p>
          </table:table-cell>
          <table:table-cell table:style-name="ce7" table:formula="of:=MAX([.C393]-[.D393];ABS([.C393]-[.E392]);ABS([.D393]-[.E392]))" office:value-type="float" office:value="0.648499999999999" calcext:value-type="float">
            <text:p>0.6485</text:p>
          </table:table-cell>
          <table:table-cell table:formula="of:=IF([.C393]-[.C392]&gt;[.D392]-[.D393];MAX([.C393]-[.C392];0);0)" office:value-type="float" office:value="0.0897999999999968" calcext:value-type="float">
            <text:p>0.0898</text:p>
          </table:table-cell>
          <table:table-cell table:formula="of:=IF([.D392]-[.D393]&gt;[.C393]-[.C392];MAX([.D392]-[.D393];0);0)" office:value-type="float" office:value="0" calcext:value-type="float">
            <text:p>0.0000</text:p>
          </table:table-cell>
          <table:table-cell table:formula="of:=[.I392]-([.I392]/14)+[.F393]" office:value-type="float" office:value="11.9084094387518" calcext:value-type="float">
            <text:p>11.9084</text:p>
          </table:table-cell>
          <table:table-cell table:style-name="ce6" table:formula="of:=[.J392]-([.J392]/14)+[.G393]" office:value-type="float" office:value="1.61671703496944" calcext:value-type="float">
            <text:p>1.6167</text:p>
          </table:table-cell>
          <table:table-cell table:style-name="ce6" table:formula="of:=[.K392]-([.K392]/14)+[.H393]" office:value-type="float" office:value="3.58134895204764" calcext:value-type="float">
            <text:p>3.5813</text:p>
          </table:table-cell>
          <table:table-cell table:formula="of:=(100*([.J393]/[.I393]))" office:value-type="float" office:value="13.5762634236306" calcext:value-type="float">
            <text:p>13.5763</text:p>
          </table:table-cell>
          <table:table-cell table:formula="of:=(100*([.K393]/[.I393]))" office:value-type="float" office:value="30.0741167027174" calcext:value-type="float">
            <text:p>30.0741</text:p>
          </table:table-cell>
          <table:table-cell table:formula="of:=ABS([.L393]-[.M393])" office:value-type="float" office:value="16.4978532790868" calcext:value-type="float">
            <text:p>16.4979</text:p>
          </table:table-cell>
          <table:table-cell table:formula="of:=[.L393]+[.M393]" office:value-type="float" office:value="43.6503801263481" calcext:value-type="float">
            <text:p>43.6504</text:p>
          </table:table-cell>
          <table:table-cell table:formula="of:=(100*([.N393]/[.O393]))" office:value-type="float" office:value="37.795440111479" calcext:value-type="float">
            <text:p>37.7954</text:p>
          </table:table-cell>
          <table:table-cell table:formula="of:=(([.Q392]*13)+[.P393])/14" office:value-type="float" office:value="23.9480497422139" calcext:value-type="float">
            <text:p>23.948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8-31" calcext:value-type="date">
            <text:p>31 Aug 10</text:p>
          </table:table-cell>
          <table:table-cell table:style-name="ce6" office:value-type="float" office:value="43.7479" calcext:value-type="float">
            <text:p>43.7479</text:p>
          </table:table-cell>
          <table:table-cell office:value-type="float" office:value="43.0795" calcext:value-type="float">
            <text:p>43.0795</text:p>
          </table:table-cell>
          <table:table-cell office:value-type="float" office:value="43.3588" calcext:value-type="float">
            <text:p>43.3588</text:p>
          </table:table-cell>
          <table:table-cell table:style-name="ce7" table:formula="of:=MAX([.C394]-[.D394];ABS([.C394]-[.E393]);ABS([.D394]-[.E393]))" office:value-type="float" office:value="0.668399999999998" calcext:value-type="float">
            <text:p>0.6684</text:p>
          </table:table-cell>
          <table:table-cell table:formula="of:=IF([.C394]-[.C393]&gt;[.D393]-[.D394];MAX([.C394]-[.C393];0);0)" office:value-type="float" office:value="0" calcext:value-type="float">
            <text:p>0.0000</text:p>
          </table:table-cell>
          <table:table-cell table:formula="of:=IF([.D393]-[.D394]&gt;[.C394]-[.C393];MAX([.D393]-[.D394];0);0)" office:value-type="float" office:value="0.418999999999997" calcext:value-type="float">
            <text:p>0.4190</text:p>
          </table:table-cell>
          <table:table-cell table:formula="of:=[.I393]-([.I393]/14)+[.F394]" office:value-type="float" office:value="11.7262087645553" calcext:value-type="float">
            <text:p>11.7262</text:p>
          </table:table-cell>
          <table:table-cell table:style-name="ce6" table:formula="of:=[.J393]-([.J393]/14)+[.G394]" office:value-type="float" office:value="1.50123724675734" calcext:value-type="float">
            <text:p>1.5012</text:p>
          </table:table-cell>
          <table:table-cell table:style-name="ce6" table:formula="of:=[.K393]-([.K393]/14)+[.H394]" office:value-type="float" office:value="3.74453831261567" calcext:value-type="float">
            <text:p>3.7445</text:p>
          </table:table-cell>
          <table:table-cell table:formula="of:=(100*([.J394]/[.I394]))" office:value-type="float" office:value="12.8024093455945" calcext:value-type="float">
            <text:p>12.8024</text:p>
          </table:table-cell>
          <table:table-cell table:formula="of:=(100*([.K394]/[.I394]))" office:value-type="float" office:value="31.9330688016937" calcext:value-type="float">
            <text:p>31.9331</text:p>
          </table:table-cell>
          <table:table-cell table:formula="of:=ABS([.L394]-[.M394])" office:value-type="float" office:value="19.1306594560992" calcext:value-type="float">
            <text:p>19.1307</text:p>
          </table:table-cell>
          <table:table-cell table:formula="of:=[.L394]+[.M394]" office:value-type="float" office:value="44.7354781472881" calcext:value-type="float">
            <text:p>44.7355</text:p>
          </table:table-cell>
          <table:table-cell table:formula="of:=(100*([.N394]/[.O394]))" office:value-type="float" office:value="42.7639543565691" calcext:value-type="float">
            <text:p>42.7640</text:p>
          </table:table-cell>
          <table:table-cell table:formula="of:=(([.Q393]*13)+[.P394])/14" office:value-type="float" office:value="25.2920429289536" calcext:value-type="float">
            <text:p>25.292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01" calcext:value-type="date">
            <text:p>1 Sep 10</text:p>
          </table:table-cell>
          <table:table-cell table:style-name="ce6" office:value-type="float" office:value="44.8055" calcext:value-type="float">
            <text:p>44.8055</text:p>
          </table:table-cell>
          <table:table-cell office:value-type="float" office:value="43.9674" calcext:value-type="float">
            <text:p>43.9674</text:p>
          </table:table-cell>
          <table:table-cell office:value-type="float" office:value="44.6558" calcext:value-type="float">
            <text:p>44.6558</text:p>
          </table:table-cell>
          <table:table-cell table:style-name="ce7" table:formula="of:=MAX([.C395]-[.D395];ABS([.C395]-[.E394]);ABS([.D395]-[.E394]))" office:value-type="float" office:value="1.4467" calcext:value-type="float">
            <text:p>1.4467</text:p>
          </table:table-cell>
          <table:table-cell table:formula="of:=IF([.C395]-[.C394]&gt;[.D394]-[.D395];MAX([.C395]-[.C394];0);0)" office:value-type="float" office:value="1.0576" calcext:value-type="float">
            <text:p>1.0576</text:p>
          </table:table-cell>
          <table:table-cell table:formula="of:=IF([.D394]-[.D395]&gt;[.C395]-[.C394];MAX([.D394]-[.D395];0);0)" office:value-type="float" office:value="0" calcext:value-type="float">
            <text:p>0.0000</text:p>
          </table:table-cell>
          <table:table-cell table:formula="of:=[.I394]-([.I394]/14)+[.F395]" office:value-type="float" office:value="12.3353224242299" calcext:value-type="float">
            <text:p>12.3353</text:p>
          </table:table-cell>
          <table:table-cell table:style-name="ce6" table:formula="of:=[.J394]-([.J394]/14)+[.G395]" office:value-type="float" office:value="2.4516060148461" calcext:value-type="float">
            <text:p>2.4516</text:p>
          </table:table-cell>
          <table:table-cell table:style-name="ce6" table:formula="of:=[.K394]-([.K394]/14)+[.H395]" office:value-type="float" office:value="3.47707129028597" calcext:value-type="float">
            <text:p>3.4771</text:p>
          </table:table-cell>
          <table:table-cell table:formula="of:=(100*([.J395]/[.I395]))" office:value-type="float" office:value="19.8746812651649" calcext:value-type="float">
            <text:p>19.8747</text:p>
          </table:table-cell>
          <table:table-cell table:formula="of:=(100*([.K395]/[.I395]))" office:value-type="float" office:value="28.187923839397" calcext:value-type="float">
            <text:p>28.1879</text:p>
          </table:table-cell>
          <table:table-cell table:formula="of:=ABS([.L395]-[.M395])" office:value-type="float" office:value="8.31324257423206" calcext:value-type="float">
            <text:p>8.3132</text:p>
          </table:table-cell>
          <table:table-cell table:formula="of:=[.L395]+[.M395]" office:value-type="float" office:value="48.0626051045619" calcext:value-type="float">
            <text:p>48.0626</text:p>
          </table:table-cell>
          <table:table-cell table:formula="of:=(100*([.N395]/[.O395]))" office:value-type="float" office:value="17.2966957495257" calcext:value-type="float">
            <text:p>17.2967</text:p>
          </table:table-cell>
          <table:table-cell table:formula="of:=(([.Q394]*13)+[.P395])/14" office:value-type="float" office:value="24.7209467018516" calcext:value-type="float">
            <text:p>24.720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02" calcext:value-type="date">
            <text:p>2 Sep 10</text:p>
          </table:table-cell>
          <table:table-cell table:style-name="ce6" office:value-type="float" office:value="45.1746" calcext:value-type="float">
            <text:p>45.1746</text:p>
          </table:table-cell>
          <table:table-cell office:value-type="float" office:value="44.6259" calcext:value-type="float">
            <text:p>44.6259</text:p>
          </table:table-cell>
          <table:table-cell office:value-type="float" office:value="45.1546" calcext:value-type="float">
            <text:p>45.1546</text:p>
          </table:table-cell>
          <table:table-cell table:style-name="ce7" table:formula="of:=MAX([.C396]-[.D396];ABS([.C396]-[.E395]);ABS([.D396]-[.E395]))" office:value-type="float" office:value="0.548699999999997" calcext:value-type="float">
            <text:p>0.5487</text:p>
          </table:table-cell>
          <table:table-cell table:formula="of:=IF([.C396]-[.C395]&gt;[.D395]-[.D396];MAX([.C396]-[.C395];0);0)" office:value-type="float" office:value="0.369099999999996" calcext:value-type="float">
            <text:p>0.3691</text:p>
          </table:table-cell>
          <table:table-cell table:formula="of:=IF([.D395]-[.D396]&gt;[.C396]-[.C395];MAX([.D395]-[.D396];0);0)" office:value-type="float" office:value="0" calcext:value-type="float">
            <text:p>0.0000</text:p>
          </table:table-cell>
          <table:table-cell table:formula="of:=[.I395]-([.I395]/14)+[.F396]" office:value-type="float" office:value="12.0029279653563" calcext:value-type="float">
            <text:p>12.0029</text:p>
          </table:table-cell>
          <table:table-cell table:style-name="ce6" table:formula="of:=[.J395]-([.J395]/14)+[.G396]" office:value-type="float" office:value="2.64559129949995" calcext:value-type="float">
            <text:p>2.6456</text:p>
          </table:table-cell>
          <table:table-cell table:style-name="ce6" table:formula="of:=[.K395]-([.K395]/14)+[.H396]" office:value-type="float" office:value="3.22870905526555" calcext:value-type="float">
            <text:p>3.2287</text:p>
          </table:table-cell>
          <table:table-cell table:formula="of:=(100*([.J396]/[.I396]))" office:value-type="float" office:value="22.0412161693866" calcext:value-type="float">
            <text:p>22.0412</text:p>
          </table:table-cell>
          <table:table-cell table:formula="of:=(100*([.K396]/[.I396]))" office:value-type="float" office:value="26.899345431252" calcext:value-type="float">
            <text:p>26.8993</text:p>
          </table:table-cell>
          <table:table-cell table:formula="of:=ABS([.L396]-[.M396])" office:value-type="float" office:value="4.8581292618654" calcext:value-type="float">
            <text:p>4.8581</text:p>
          </table:table-cell>
          <table:table-cell table:formula="of:=[.L396]+[.M396]" office:value-type="float" office:value="48.9405616006387" calcext:value-type="float">
            <text:p>48.9406</text:p>
          </table:table-cell>
          <table:table-cell table:formula="of:=(100*([.N396]/[.O396]))" office:value-type="float" office:value="9.92659075208079" calcext:value-type="float">
            <text:p>9.9266</text:p>
          </table:table-cell>
          <table:table-cell table:formula="of:=(([.Q395]*13)+[.P396])/14" office:value-type="float" office:value="23.6642069911537" calcext:value-type="float">
            <text:p>23.664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03" calcext:value-type="date">
            <text:p>3 Sep 10</text:p>
          </table:table-cell>
          <table:table-cell table:style-name="ce6" office:value-type="float" office:value="45.9129" calcext:value-type="float">
            <text:p>45.9129</text:p>
          </table:table-cell>
          <table:table-cell office:value-type="float" office:value="45.444" calcext:value-type="float">
            <text:p>45.4440</text:p>
          </table:table-cell>
          <table:table-cell office:value-type="float" office:value="45.9029" calcext:value-type="float">
            <text:p>45.9029</text:p>
          </table:table-cell>
          <table:table-cell table:style-name="ce7" table:formula="of:=MAX([.C397]-[.D397];ABS([.C397]-[.E396]);ABS([.D397]-[.E396]))" office:value-type="float" office:value="0.758299999999998" calcext:value-type="float">
            <text:p>0.7583</text:p>
          </table:table-cell>
          <table:table-cell table:formula="of:=IF([.C397]-[.C396]&gt;[.D396]-[.D397];MAX([.C397]-[.C396];0);0)" office:value-type="float" office:value="0.738300000000002" calcext:value-type="float">
            <text:p>0.7383</text:p>
          </table:table-cell>
          <table:table-cell table:formula="of:=IF([.D396]-[.D397]&gt;[.C397]-[.C396];MAX([.D396]-[.D397];0);0)" office:value-type="float" office:value="0" calcext:value-type="float">
            <text:p>0.0000</text:p>
          </table:table-cell>
          <table:table-cell table:formula="of:=[.I396]-([.I396]/14)+[.F397]" office:value-type="float" office:value="11.9038759678309" calcext:value-type="float">
            <text:p>11.9039</text:p>
          </table:table-cell>
          <table:table-cell table:style-name="ce6" table:formula="of:=[.J396]-([.J396]/14)+[.G397]" office:value-type="float" office:value="3.19492049239281" calcext:value-type="float">
            <text:p>3.1949</text:p>
          </table:table-cell>
          <table:table-cell table:style-name="ce6" table:formula="of:=[.K396]-([.K396]/14)+[.H397]" office:value-type="float" office:value="2.99808697988944" calcext:value-type="float">
            <text:p>2.9981</text:p>
          </table:table-cell>
          <table:table-cell table:formula="of:=(100*([.J397]/[.I397]))" office:value-type="float" office:value="26.8393294841679" calcext:value-type="float">
            <text:p>26.8393</text:p>
          </table:table-cell>
          <table:table-cell table:formula="of:=(100*([.K397]/[.I397]))" office:value-type="float" office:value="25.1858049259879" calcext:value-type="float">
            <text:p>25.1858</text:p>
          </table:table-cell>
          <table:table-cell table:formula="of:=ABS([.L397]-[.M397])" office:value-type="float" office:value="1.65352455818002" calcext:value-type="float">
            <text:p>1.6535</text:p>
          </table:table-cell>
          <table:table-cell table:formula="of:=[.L397]+[.M397]" office:value-type="float" office:value="52.0251344101558" calcext:value-type="float">
            <text:p>52.0251</text:p>
          </table:table-cell>
          <table:table-cell table:formula="of:=(100*([.N397]/[.O397]))" office:value-type="float" office:value="3.17831866640451" calcext:value-type="float">
            <text:p>3.1783</text:p>
          </table:table-cell>
          <table:table-cell table:formula="of:=(([.Q396]*13)+[.P397])/14" office:value-type="float" office:value="22.2009292536716" calcext:value-type="float">
            <text:p>22.200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07" calcext:value-type="date">
            <text:p>7 Sep 10</text:p>
          </table:table-cell>
          <table:table-cell table:style-name="ce6" office:value-type="float" office:value="45.9228" calcext:value-type="float">
            <text:p>45.9228</text:p>
          </table:table-cell>
          <table:table-cell office:value-type="float" office:value="45.5188" calcext:value-type="float">
            <text:p>45.5188</text:p>
          </table:table-cell>
          <table:table-cell office:value-type="float" office:value="45.5936" calcext:value-type="float">
            <text:p>45.5936</text:p>
          </table:table-cell>
          <table:table-cell table:style-name="ce7" table:formula="of:=MAX([.C398]-[.D398];ABS([.C398]-[.E397]);ABS([.D398]-[.E397]))" office:value-type="float" office:value="0.404000000000004" calcext:value-type="float">
            <text:p>0.4040</text:p>
          </table:table-cell>
          <table:table-cell table:formula="of:=IF([.C398]-[.C397]&gt;[.D397]-[.D398];MAX([.C398]-[.C397];0);0)" office:value-type="float" office:value="0.0099000000000018" calcext:value-type="float">
            <text:p>0.0099</text:p>
          </table:table-cell>
          <table:table-cell table:formula="of:=IF([.D397]-[.D398]&gt;[.C398]-[.C397];MAX([.D397]-[.D398];0);0)" office:value-type="float" office:value="0" calcext:value-type="float">
            <text:p>0.0000</text:p>
          </table:table-cell>
          <table:table-cell table:formula="of:=[.I397]-([.I397]/14)+[.F398]" office:value-type="float" office:value="11.4575991129858" calcext:value-type="float">
            <text:p>11.4576</text:p>
          </table:table-cell>
          <table:table-cell table:style-name="ce6" table:formula="of:=[.J397]-([.J397]/14)+[.G398]" office:value-type="float" office:value="2.97661188579333" calcext:value-type="float">
            <text:p>2.9766</text:p>
          </table:table-cell>
          <table:table-cell table:style-name="ce6" table:formula="of:=[.K397]-([.K397]/14)+[.H398]" office:value-type="float" office:value="2.78393790989733" calcext:value-type="float">
            <text:p>2.7839</text:p>
          </table:table-cell>
          <table:table-cell table:formula="of:=(100*([.J398]/[.I398]))" office:value-type="float" office:value="25.9793684212576" calcext:value-type="float">
            <text:p>25.9794</text:p>
          </table:table-cell>
          <table:table-cell table:formula="of:=(100*([.K398]/[.I398]))" office:value-type="float" office:value="24.2977423319173" calcext:value-type="float">
            <text:p>24.2977</text:p>
          </table:table-cell>
          <table:table-cell table:formula="of:=ABS([.L398]-[.M398])" office:value-type="float" office:value="1.68162608934029" calcext:value-type="float">
            <text:p>1.6816</text:p>
          </table:table-cell>
          <table:table-cell table:formula="of:=[.L398]+[.M398]" office:value-type="float" office:value="50.2771107531749" calcext:value-type="float">
            <text:p>50.2771</text:p>
          </table:table-cell>
          <table:table-cell table:formula="of:=(100*([.N398]/[.O398]))" office:value-type="float" office:value="3.34471504855536" calcext:value-type="float">
            <text:p>3.3447</text:p>
          </table:table-cell>
          <table:table-cell table:formula="of:=(([.Q397]*13)+[.P398])/14" office:value-type="float" office:value="20.854056810449" calcext:value-type="float">
            <text:p>20.854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08" calcext:value-type="date">
            <text:p>8 Sep 10</text:p>
          </table:table-cell>
          <table:table-cell table:style-name="ce6" office:value-type="float" office:value="46.3419" calcext:value-type="float">
            <text:p>46.3419</text:p>
          </table:table-cell>
          <table:table-cell office:value-type="float" office:value="45.7133" calcext:value-type="float">
            <text:p>45.7133</text:p>
          </table:table-cell>
          <table:table-cell office:value-type="float" office:value="46.1423" calcext:value-type="float">
            <text:p>46.1423</text:p>
          </table:table-cell>
          <table:table-cell table:style-name="ce7" table:formula="of:=MAX([.C399]-[.D399];ABS([.C399]-[.E398]);ABS([.D399]-[.E398]))" office:value-type="float" office:value="0.7483" calcext:value-type="float">
            <text:p>0.7483</text:p>
          </table:table-cell>
          <table:table-cell table:formula="of:=IF([.C399]-[.C398]&gt;[.D398]-[.D399];MAX([.C399]-[.C398];0);0)" office:value-type="float" office:value="0.4191" calcext:value-type="float">
            <text:p>0.4191</text:p>
          </table:table-cell>
          <table:table-cell table:formula="of:=IF([.D398]-[.D399]&gt;[.C399]-[.C398];MAX([.D398]-[.D399];0);0)" office:value-type="float" office:value="0" calcext:value-type="float">
            <text:p>0.0000</text:p>
          </table:table-cell>
          <table:table-cell table:formula="of:=[.I398]-([.I398]/14)+[.F399]" office:value-type="float" office:value="11.387499176344" calcext:value-type="float">
            <text:p>11.3875</text:p>
          </table:table-cell>
          <table:table-cell table:style-name="ce6" table:formula="of:=[.J398]-([.J398]/14)+[.G399]" office:value-type="float" office:value="3.1830967510938" calcext:value-type="float">
            <text:p>3.1831</text:p>
          </table:table-cell>
          <table:table-cell table:style-name="ce6" table:formula="of:=[.K398]-([.K398]/14)+[.H399]" office:value-type="float" office:value="2.58508520204753" calcext:value-type="float">
            <text:p>2.5851</text:p>
          </table:table-cell>
          <table:table-cell table:formula="of:=(100*([.J399]/[.I399]))" office:value-type="float" office:value="27.952553074219" calcext:value-type="float">
            <text:p>27.9526</text:p>
          </table:table-cell>
          <table:table-cell table:formula="of:=(100*([.K399]/[.I399]))" office:value-type="float" office:value="22.7010791572016" calcext:value-type="float">
            <text:p>22.7011</text:p>
          </table:table-cell>
          <table:table-cell table:formula="of:=ABS([.L399]-[.M399])" office:value-type="float" office:value="5.25147391701743" calcext:value-type="float">
            <text:p>5.2515</text:p>
          </table:table-cell>
          <table:table-cell table:formula="of:=[.L399]+[.M399]" office:value-type="float" office:value="50.6536322314207" calcext:value-type="float">
            <text:p>50.6536</text:p>
          </table:table-cell>
          <table:table-cell table:formula="of:=(100*([.N399]/[.O399]))" office:value-type="float" office:value="10.3674182594154" calcext:value-type="float">
            <text:p>10.3674</text:p>
          </table:table-cell>
          <table:table-cell table:formula="of:=(([.Q398]*13)+[.P399])/14" office:value-type="float" office:value="20.1050111996609" calcext:value-type="float">
            <text:p>20.105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09" calcext:value-type="date">
            <text:p>9 Sep 10</text:p>
          </table:table-cell>
          <table:table-cell table:style-name="ce6" office:value-type="float" office:value="46.5913" calcext:value-type="float">
            <text:p>46.5913</text:p>
          </table:table-cell>
          <table:table-cell office:value-type="float" office:value="46.2122" calcext:value-type="float">
            <text:p>46.2122</text:p>
          </table:table-cell>
          <table:table-cell office:value-type="float" office:value="46.3219" calcext:value-type="float">
            <text:p>46.3219</text:p>
          </table:table-cell>
          <table:table-cell table:style-name="ce7" table:formula="of:=MAX([.C400]-[.D400];ABS([.C400]-[.E399]);ABS([.D400]-[.E399]))" office:value-type="float" office:value="0.448999999999998" calcext:value-type="float">
            <text:p>0.4490</text:p>
          </table:table-cell>
          <table:table-cell table:formula="of:=IF([.C400]-[.C399]&gt;[.D399]-[.D400];MAX([.C400]-[.C399];0);0)" office:value-type="float" office:value="0.249399999999994" calcext:value-type="float">
            <text:p>0.2494</text:p>
          </table:table-cell>
          <table:table-cell table:formula="of:=IF([.D399]-[.D400]&gt;[.C400]-[.C399];MAX([.D399]-[.D400];0);0)" office:value-type="float" office:value="0" calcext:value-type="float">
            <text:p>0.0000</text:p>
          </table:table-cell>
          <table:table-cell table:formula="of:=[.I399]-([.I399]/14)+[.F400]" office:value-type="float" office:value="11.0231063780337" calcext:value-type="float">
            <text:p>11.0231</text:p>
          </table:table-cell>
          <table:table-cell table:style-name="ce6" table:formula="of:=[.J399]-([.J399]/14)+[.G400]" office:value-type="float" office:value="3.20513269744424" calcext:value-type="float">
            <text:p>3.2051</text:p>
          </table:table-cell>
          <table:table-cell table:style-name="ce6" table:formula="of:=[.K399]-([.K399]/14)+[.H400]" office:value-type="float" office:value="2.40043625904413" calcext:value-type="float">
            <text:p>2.4004</text:p>
          </table:table-cell>
          <table:table-cell table:formula="of:=(100*([.J400]/[.I400]))" office:value-type="float" office:value="29.0764924833827" calcext:value-type="float">
            <text:p>29.0765</text:p>
          </table:table-cell>
          <table:table-cell table:formula="of:=(100*([.K400]/[.I400]))" office:value-type="float" office:value="21.7764047331304" calcext:value-type="float">
            <text:p>21.7764</text:p>
          </table:table-cell>
          <table:table-cell table:formula="of:=ABS([.L400]-[.M400])" office:value-type="float" office:value="7.30008775025224" calcext:value-type="float">
            <text:p>7.3001</text:p>
          </table:table-cell>
          <table:table-cell table:formula="of:=[.L400]+[.M400]" office:value-type="float" office:value="50.8528972165131" calcext:value-type="float">
            <text:p>50.8529</text:p>
          </table:table-cell>
          <table:table-cell table:formula="of:=(100*([.N400]/[.O400]))" office:value-type="float" office:value="14.3553035320114" calcext:value-type="float">
            <text:p>14.3553</text:p>
          </table:table-cell>
          <table:table-cell table:formula="of:=(([.Q399]*13)+[.P400])/14" office:value-type="float" office:value="19.6943177948288" calcext:value-type="float">
            <text:p>19.694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10" calcext:value-type="date">
            <text:p>10 Sep 10</text:p>
          </table:table-cell>
          <table:table-cell table:style-name="ce6" office:value-type="float" office:value="46.5614" calcext:value-type="float">
            <text:p>46.5614</text:p>
          </table:table-cell>
          <table:table-cell office:value-type="float" office:value="46.1423" calcext:value-type="float">
            <text:p>46.1423</text:p>
          </table:table-cell>
          <table:table-cell office:value-type="float" office:value="46.4915" calcext:value-type="float">
            <text:p>46.4915</text:p>
          </table:table-cell>
          <table:table-cell table:style-name="ce7" table:formula="of:=MAX([.C401]-[.D401];ABS([.C401]-[.E400]);ABS([.D401]-[.E400]))" office:value-type="float" office:value="0.4191" calcext:value-type="float">
            <text:p>0.4191</text:p>
          </table:table-cell>
          <table:table-cell table:formula="of:=IF([.C401]-[.C400]&gt;[.D400]-[.D401];MAX([.C401]-[.C400];0);0)" office:value-type="float" office:value="0" calcext:value-type="float">
            <text:p>0.0000</text:p>
          </table:table-cell>
          <table:table-cell table:formula="of:=IF([.D400]-[.D401]&gt;[.C401]-[.C400];MAX([.D400]-[.D401];0);0)" office:value-type="float" office:value="0.0699000000000041" calcext:value-type="float">
            <text:p>0.0699</text:p>
          </table:table-cell>
          <table:table-cell table:formula="of:=[.I400]-([.I400]/14)+[.F401]" office:value-type="float" office:value="10.6548416367456" calcext:value-type="float">
            <text:p>10.6548</text:p>
          </table:table-cell>
          <table:table-cell table:style-name="ce6" table:formula="of:=[.J400]-([.J400]/14)+[.G401]" office:value-type="float" office:value="2.97619464762679" calcext:value-type="float">
            <text:p>2.9762</text:p>
          </table:table-cell>
          <table:table-cell table:style-name="ce6" table:formula="of:=[.K400]-([.K400]/14)+[.H401]" office:value-type="float" office:value="2.29887652625527" calcext:value-type="float">
            <text:p>2.2989</text:p>
          </table:table-cell>
          <table:table-cell table:formula="of:=(100*([.J401]/[.I401]))" office:value-type="float" office:value="27.9327910173975" calcext:value-type="float">
            <text:p>27.9328</text:p>
          </table:table-cell>
          <table:table-cell table:formula="of:=(100*([.K401]/[.I401]))" office:value-type="float" office:value="21.575886386965" calcext:value-type="float">
            <text:p>21.5759</text:p>
          </table:table-cell>
          <table:table-cell table:formula="of:=ABS([.L401]-[.M401])" office:value-type="float" office:value="6.35690463043248" calcext:value-type="float">
            <text:p>6.3569</text:p>
          </table:table-cell>
          <table:table-cell table:formula="of:=[.L401]+[.M401]" office:value-type="float" office:value="49.5086774043626" calcext:value-type="float">
            <text:p>49.5087</text:p>
          </table:table-cell>
          <table:table-cell table:formula="of:=(100*([.N401]/[.O401]))" office:value-type="float" office:value="12.8399807139108" calcext:value-type="float">
            <text:p>12.8400</text:p>
          </table:table-cell>
          <table:table-cell table:formula="of:=(([.Q400]*13)+[.P401])/14" office:value-type="float" office:value="19.2047222890489" calcext:value-type="float">
            <text:p>19.204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13" calcext:value-type="date">
            <text:p>13 Sep 10</text:p>
          </table:table-cell>
          <table:table-cell table:style-name="ce6" office:value-type="float" office:value="47.2597" calcext:value-type="float">
            <text:p>47.2597</text:p>
          </table:table-cell>
          <table:table-cell office:value-type="float" office:value="46.8307" calcext:value-type="float">
            <text:p>46.8307</text:p>
          </table:table-cell>
          <table:table-cell office:value-type="float" office:value="47.14" calcext:value-type="float">
            <text:p>47.1400</text:p>
          </table:table-cell>
          <table:table-cell table:style-name="ce7" table:formula="of:=MAX([.C402]-[.D402];ABS([.C402]-[.E401]);ABS([.D402]-[.E401]))" office:value-type="float" office:value="0.7682" calcext:value-type="float">
            <text:p>0.7682</text:p>
          </table:table-cell>
          <table:table-cell table:formula="of:=IF([.C402]-[.C401]&gt;[.D401]-[.D402];MAX([.C402]-[.C401];0);0)" office:value-type="float" office:value="0.698300000000003" calcext:value-type="float">
            <text:p>0.6983</text:p>
          </table:table-cell>
          <table:table-cell table:formula="of:=IF([.D401]-[.D402]&gt;[.C402]-[.C401];MAX([.D401]-[.D402];0);0)" office:value-type="float" office:value="0" calcext:value-type="float">
            <text:p>0.0000</text:p>
          </table:table-cell>
          <table:table-cell table:formula="of:=[.I401]-([.I401]/14)+[.F402]" office:value-type="float" office:value="10.6619815198352" calcext:value-type="float">
            <text:p>10.6620</text:p>
          </table:table-cell>
          <table:table-cell table:style-name="ce6" table:formula="of:=[.J401]-([.J401]/14)+[.G402]" office:value-type="float" office:value="3.46190931565345" calcext:value-type="float">
            <text:p>3.4619</text:p>
          </table:table-cell>
          <table:table-cell table:style-name="ce6" table:formula="of:=[.K401]-([.K401]/14)+[.H402]" office:value-type="float" office:value="2.13467106009418" calcext:value-type="float">
            <text:p>2.1347</text:p>
          </table:table-cell>
          <table:table-cell table:formula="of:=(100*([.J402]/[.I402]))" office:value-type="float" office:value="32.4696615653764" calcext:value-type="float">
            <text:p>32.4697</text:p>
          </table:table-cell>
          <table:table-cell table:formula="of:=(100*([.K402]/[.I402]))" office:value-type="float" office:value="20.0213352098099" calcext:value-type="float">
            <text:p>20.0213</text:p>
          </table:table-cell>
          <table:table-cell table:formula="of:=ABS([.L402]-[.M402])" office:value-type="float" office:value="12.4483263555666" calcext:value-type="float">
            <text:p>12.4483</text:p>
          </table:table-cell>
          <table:table-cell table:formula="of:=[.L402]+[.M402]" office:value-type="float" office:value="52.4909967751863" calcext:value-type="float">
            <text:p>52.4910</text:p>
          </table:table-cell>
          <table:table-cell table:formula="of:=(100*([.N402]/[.O402]))" office:value-type="float" office:value="23.7151647336428" calcext:value-type="float">
            <text:p>23.7152</text:p>
          </table:table-cell>
          <table:table-cell table:formula="of:=(([.Q401]*13)+[.P402])/14" office:value-type="float" office:value="19.5268967493771" calcext:value-type="float">
            <text:p>19.526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14" calcext:value-type="date">
            <text:p>14 Sep 10</text:p>
          </table:table-cell>
          <table:table-cell table:style-name="ce6" office:value-type="float" office:value="47.589" calcext:value-type="float">
            <text:p>47.5890</text:p>
          </table:table-cell>
          <table:table-cell office:value-type="float" office:value="46.9704" calcext:value-type="float">
            <text:p>46.9704</text:p>
          </table:table-cell>
          <table:table-cell office:value-type="float" office:value="47.3395" calcext:value-type="float">
            <text:p>47.3395</text:p>
          </table:table-cell>
          <table:table-cell table:style-name="ce7" table:formula="of:=MAX([.C403]-[.D403];ABS([.C403]-[.E402]);ABS([.D403]-[.E402]))" office:value-type="float" office:value="0.618600000000001" calcext:value-type="float">
            <text:p>0.6186</text:p>
          </table:table-cell>
          <table:table-cell table:formula="of:=IF([.C403]-[.C402]&gt;[.D402]-[.D403];MAX([.C403]-[.C402];0);0)" office:value-type="float" office:value="0.329299999999996" calcext:value-type="float">
            <text:p>0.3293</text:p>
          </table:table-cell>
          <table:table-cell table:formula="of:=IF([.D402]-[.D403]&gt;[.C403]-[.C402];MAX([.D402]-[.D403];0);0)" office:value-type="float" office:value="0" calcext:value-type="float">
            <text:p>0.0000</text:p>
          </table:table-cell>
          <table:table-cell table:formula="of:=[.I402]-([.I402]/14)+[.F403]" office:value-type="float" office:value="10.5190114112755" calcext:value-type="float">
            <text:p>10.5190</text:p>
          </table:table-cell>
          <table:table-cell table:style-name="ce6" table:formula="of:=[.J402]-([.J402]/14)+[.G403]" office:value-type="float" office:value="3.54393007882106" calcext:value-type="float">
            <text:p>3.5439</text:p>
          </table:table-cell>
          <table:table-cell table:style-name="ce6" table:formula="of:=[.K402]-([.K402]/14)+[.H403]" office:value-type="float" office:value="1.98219455580174" calcext:value-type="float">
            <text:p>1.9822</text:p>
          </table:table-cell>
          <table:table-cell table:formula="of:=(100*([.J403]/[.I403]))" office:value-type="float" office:value="33.690714272087" calcext:value-type="float">
            <text:p>33.6907</text:p>
          </table:table-cell>
          <table:table-cell table:formula="of:=(100*([.K403]/[.I403]))" office:value-type="float" office:value="18.843924379405" calcext:value-type="float">
            <text:p>18.8439</text:p>
          </table:table-cell>
          <table:table-cell table:formula="of:=ABS([.L403]-[.M403])" office:value-type="float" office:value="14.8467898926821" calcext:value-type="float">
            <text:p>14.8468</text:p>
          </table:table-cell>
          <table:table-cell table:formula="of:=[.L403]+[.M403]" office:value-type="float" office:value="52.534638651492" calcext:value-type="float">
            <text:p>52.5346</text:p>
          </table:table-cell>
          <table:table-cell table:formula="of:=(100*([.N403]/[.O403]))" office:value-type="float" office:value="28.2609536751052" calcext:value-type="float">
            <text:p>28.2610</text:p>
          </table:table-cell>
          <table:table-cell table:formula="of:=(([.Q402]*13)+[.P403])/14" office:value-type="float" office:value="20.1507579583576" calcext:value-type="float">
            <text:p>20.150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15" calcext:value-type="date">
            <text:p>15 Sep 10</text:p>
          </table:table-cell>
          <table:table-cell table:style-name="ce6" office:value-type="float" office:value="47.6887" calcext:value-type="float">
            <text:p>47.6887</text:p>
          </table:table-cell>
          <table:table-cell office:value-type="float" office:value="47.0801" calcext:value-type="float">
            <text:p>47.0801</text:p>
          </table:table-cell>
          <table:table-cell office:value-type="float" office:value="47.6388" calcext:value-type="float">
            <text:p>47.6388</text:p>
          </table:table-cell>
          <table:table-cell table:style-name="ce7" table:formula="of:=MAX([.C404]-[.D404];ABS([.C404]-[.E403]);ABS([.D404]-[.E403]))" office:value-type="float" office:value="0.608599999999996" calcext:value-type="float">
            <text:p>0.6086</text:p>
          </table:table-cell>
          <table:table-cell table:formula="of:=IF([.C404]-[.C403]&gt;[.D403]-[.D404];MAX([.C404]-[.C403];0);0)" office:value-type="float" office:value="0.0996999999999986" calcext:value-type="float">
            <text:p>0.0997</text:p>
          </table:table-cell>
          <table:table-cell table:formula="of:=IF([.D403]-[.D404]&gt;[.C404]-[.C403];MAX([.D403]-[.D404];0);0)" office:value-type="float" office:value="0" calcext:value-type="float">
            <text:p>0.0000</text:p>
          </table:table-cell>
          <table:table-cell table:formula="of:=[.I403]-([.I403]/14)+[.F404]" office:value-type="float" office:value="10.3762534533273" calcext:value-type="float">
            <text:p>10.3763</text:p>
          </table:table-cell>
          <table:table-cell table:style-name="ce6" table:formula="of:=[.J403]-([.J403]/14)+[.G404]" office:value-type="float" office:value="3.39049221604813" calcext:value-type="float">
            <text:p>3.3905</text:p>
          </table:table-cell>
          <table:table-cell table:style-name="ce6" table:formula="of:=[.K403]-([.K403]/14)+[.H404]" office:value-type="float" office:value="1.84060923038733" calcext:value-type="float">
            <text:p>1.8406</text:p>
          </table:table-cell>
          <table:table-cell table:formula="of:=(100*([.J404]/[.I404]))" office:value-type="float" office:value="32.6754953635113" calcext:value-type="float">
            <text:p>32.6755</text:p>
          </table:table-cell>
          <table:table-cell table:formula="of:=(100*([.K404]/[.I404]))" office:value-type="float" office:value="17.7386687658166" calcext:value-type="float">
            <text:p>17.7387</text:p>
          </table:table-cell>
          <table:table-cell table:formula="of:=ABS([.L404]-[.M404])" office:value-type="float" office:value="14.9368265976947" calcext:value-type="float">
            <text:p>14.9368</text:p>
          </table:table-cell>
          <table:table-cell table:formula="of:=[.L404]+[.M404]" office:value-type="float" office:value="50.4141641293279" calcext:value-type="float">
            <text:p>50.4142</text:p>
          </table:table-cell>
          <table:table-cell table:formula="of:=(100*([.N404]/[.O404]))" office:value-type="float" office:value="29.6282341593072" calcext:value-type="float">
            <text:p>29.6282</text:p>
          </table:table-cell>
          <table:table-cell table:formula="of:=(([.Q403]*13)+[.P404])/14" office:value-type="float" office:value="20.8277205441398" calcext:value-type="float">
            <text:p>20.827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16" calcext:value-type="date">
            <text:p>16 Sep 10</text:p>
          </table:table-cell>
          <table:table-cell table:style-name="ce6" office:value-type="float" office:value="47.8683" calcext:value-type="float">
            <text:p>47.8683</text:p>
          </table:table-cell>
          <table:table-cell office:value-type="float" office:value="47.4293" calcext:value-type="float">
            <text:p>47.4293</text:p>
          </table:table-cell>
          <table:table-cell office:value-type="float" office:value="47.8284" calcext:value-type="float">
            <text:p>47.8284</text:p>
          </table:table-cell>
          <table:table-cell table:style-name="ce7" table:formula="of:=MAX([.C405]-[.D405];ABS([.C405]-[.E404]);ABS([.D405]-[.E404]))" office:value-type="float" office:value="0.439" calcext:value-type="float">
            <text:p>0.4390</text:p>
          </table:table-cell>
          <table:table-cell table:formula="of:=IF([.C405]-[.C404]&gt;[.D404]-[.D405];MAX([.C405]-[.C404];0);0)" office:value-type="float" office:value="0.179600000000001" calcext:value-type="float">
            <text:p>0.1796</text:p>
          </table:table-cell>
          <table:table-cell table:formula="of:=IF([.D404]-[.D405]&gt;[.C405]-[.C404];MAX([.D404]-[.D405];0);0)" office:value-type="float" office:value="0" calcext:value-type="float">
            <text:p>0.0000</text:p>
          </table:table-cell>
          <table:table-cell table:formula="of:=[.I404]-([.I404]/14)+[.F405]" office:value-type="float" office:value="10.0740924923753" calcext:value-type="float">
            <text:p>10.0741</text:p>
          </table:table-cell>
          <table:table-cell table:style-name="ce6" table:formula="of:=[.J404]-([.J404]/14)+[.G405]" office:value-type="float" office:value="3.32791420061612" calcext:value-type="float">
            <text:p>3.3279</text:p>
          </table:table-cell>
          <table:table-cell table:style-name="ce6" table:formula="of:=[.K404]-([.K404]/14)+[.H405]" office:value-type="float" office:value="1.70913714250252" calcext:value-type="float">
            <text:p>1.7091</text:p>
          </table:table-cell>
          <table:table-cell table:formula="of:=(100*([.J405]/[.I405]))" office:value-type="float" office:value="33.0343820362468" calcext:value-type="float">
            <text:p>33.0344</text:p>
          </table:table-cell>
          <table:table-cell table:formula="of:=(100*([.K405]/[.I405]))" office:value-type="float" office:value="16.9656685581962" calcext:value-type="float">
            <text:p>16.9657</text:p>
          </table:table-cell>
          <table:table-cell table:formula="of:=ABS([.L405]-[.M405])" office:value-type="float" office:value="16.0687134780507" calcext:value-type="float">
            <text:p>16.0687</text:p>
          </table:table-cell>
          <table:table-cell table:formula="of:=[.L405]+[.M405]" office:value-type="float" office:value="50.000050594443" calcext:value-type="float">
            <text:p>50.0001</text:p>
          </table:table-cell>
          <table:table-cell table:formula="of:=(100*([.N405]/[.O405]))" office:value-type="float" office:value="32.1373944366299" calcext:value-type="float">
            <text:p>32.1374</text:p>
          </table:table-cell>
          <table:table-cell table:formula="of:=(([.Q404]*13)+[.P405])/14" office:value-type="float" office:value="21.6355543936033" calcext:value-type="float">
            <text:p>21.635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17" calcext:value-type="date">
            <text:p>17 Sep 10</text:p>
          </table:table-cell>
          <table:table-cell table:style-name="ce6" office:value-type="float" office:value="48.14" calcext:value-type="float">
            <text:p>48.1400</text:p>
          </table:table-cell>
          <table:table-cell office:value-type="float" office:value="47.75" calcext:value-type="float">
            <text:p>47.7500</text:p>
          </table:table-cell>
          <table:table-cell office:value-type="float" office:value="47.995" calcext:value-type="float">
            <text:p>47.9950</text:p>
          </table:table-cell>
          <table:table-cell table:style-name="ce7" table:formula="of:=MAX([.C406]-[.D406];ABS([.C406]-[.E405]);ABS([.D406]-[.E405]))" office:value-type="float" office:value="0.390000000000001" calcext:value-type="float">
            <text:p>0.3900</text:p>
          </table:table-cell>
          <table:table-cell table:formula="of:=IF([.C406]-[.C405]&gt;[.D405]-[.D406];MAX([.C406]-[.C405];0);0)" office:value-type="float" office:value="0.271700000000003" calcext:value-type="float">
            <text:p>0.2717</text:p>
          </table:table-cell>
          <table:table-cell table:formula="of:=IF([.D405]-[.D406]&gt;[.C406]-[.C405];MAX([.D405]-[.D406];0);0)" office:value-type="float" office:value="0" calcext:value-type="float">
            <text:p>0.0000</text:p>
          </table:table-cell>
          <table:table-cell table:formula="of:=[.I405]-([.I405]/14)+[.F406]" office:value-type="float" office:value="9.74451445720564" calcext:value-type="float">
            <text:p>9.7445</text:p>
          </table:table-cell>
          <table:table-cell table:style-name="ce6" table:formula="of:=[.J405]-([.J405]/14)+[.G406]" office:value-type="float" office:value="3.36190604342926" calcext:value-type="float">
            <text:p>3.3619</text:p>
          </table:table-cell>
          <table:table-cell table:style-name="ce6" table:formula="of:=[.K405]-([.K405]/14)+[.H406]" office:value-type="float" office:value="1.58705591803805" calcext:value-type="float">
            <text:p>1.5871</text:p>
          </table:table-cell>
          <table:table-cell table:formula="of:=(100*([.J406]/[.I406]))" office:value-type="float" office:value="34.5004982874572" calcext:value-type="float">
            <text:p>34.5005</text:p>
          </table:table-cell>
          <table:table-cell table:formula="of:=(100*([.K406]/[.I406]))" office:value-type="float" office:value="16.2866597921099" calcext:value-type="float">
            <text:p>16.2867</text:p>
          </table:table-cell>
          <table:table-cell table:formula="of:=ABS([.L406]-[.M406])" office:value-type="float" office:value="18.2138384953473" calcext:value-type="float">
            <text:p>18.2138</text:p>
          </table:table-cell>
          <table:table-cell table:formula="of:=[.L406]+[.M406]" office:value-type="float" office:value="50.7871580795672" calcext:value-type="float">
            <text:p>50.7872</text:p>
          </table:table-cell>
          <table:table-cell table:formula="of:=(100*([.N406]/[.O406]))" office:value-type="float" office:value="35.8630787468203" calcext:value-type="float">
            <text:p>35.8631</text:p>
          </table:table-cell>
          <table:table-cell table:formula="of:=(([.Q405]*13)+[.P406])/14" office:value-type="float" office:value="22.6518061331188" calcext:value-type="float">
            <text:p>22.651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20" calcext:value-type="date">
            <text:p>20 Sep 10</text:p>
          </table:table-cell>
          <table:table-cell table:style-name="ce6" office:value-type="float" office:value="48.93" calcext:value-type="float">
            <text:p>48.9300</text:p>
          </table:table-cell>
          <table:table-cell office:value-type="float" office:value="48.1101" calcext:value-type="float">
            <text:p>48.1101</text:p>
          </table:table-cell>
          <table:table-cell office:value-type="float" office:value="48.8299" calcext:value-type="float">
            <text:p>48.8299</text:p>
          </table:table-cell>
          <table:table-cell table:style-name="ce7" table:formula="of:=MAX([.C407]-[.D407];ABS([.C407]-[.E406]);ABS([.D407]-[.E406]))" office:value-type="float" office:value="0.935000000000002" calcext:value-type="float">
            <text:p>0.9350</text:p>
          </table:table-cell>
          <table:table-cell table:formula="of:=IF([.C407]-[.C406]&gt;[.D406]-[.D407];MAX([.C407]-[.C406];0);0)" office:value-type="float" office:value="0.789999999999999" calcext:value-type="float">
            <text:p>0.7900</text:p>
          </table:table-cell>
          <table:table-cell table:formula="of:=IF([.D406]-[.D407]&gt;[.C407]-[.C406];MAX([.D406]-[.D407];0);0)" office:value-type="float" office:value="0" calcext:value-type="float">
            <text:p>0.0000</text:p>
          </table:table-cell>
          <table:table-cell table:formula="of:=[.I406]-([.I406]/14)+[.F407]" office:value-type="float" office:value="9.98347771026238" calcext:value-type="float">
            <text:p>9.9835</text:p>
          </table:table-cell>
          <table:table-cell table:style-name="ce6" table:formula="of:=[.J406]-([.J406]/14)+[.G407]" office:value-type="float" office:value="3.91176989747002" calcext:value-type="float">
            <text:p>3.9118</text:p>
          </table:table-cell>
          <table:table-cell table:style-name="ce6" table:formula="of:=[.K406]-([.K406]/14)+[.H407]" office:value-type="float" office:value="1.47369478103533" calcext:value-type="float">
            <text:p>1.4737</text:p>
          </table:table-cell>
          <table:table-cell table:formula="of:=(100*([.J407]/[.I407]))" office:value-type="float" office:value="39.1824373329243" calcext:value-type="float">
            <text:p>39.1824</text:p>
          </table:table-cell>
          <table:table-cell table:formula="of:=(100*([.K407]/[.I407]))" office:value-type="float" office:value="14.7613369189022" calcext:value-type="float">
            <text:p>14.7613</text:p>
          </table:table-cell>
          <table:table-cell table:formula="of:=ABS([.L407]-[.M407])" office:value-type="float" office:value="24.4211004140221" calcext:value-type="float">
            <text:p>24.4211</text:p>
          </table:table-cell>
          <table:table-cell table:formula="of:=[.L407]+[.M407]" office:value-type="float" office:value="53.9437742518265" calcext:value-type="float">
            <text:p>53.9438</text:p>
          </table:table-cell>
          <table:table-cell table:formula="of:=(100*([.N407]/[.O407]))" office:value-type="float" office:value="45.2713973998495" calcext:value-type="float">
            <text:p>45.2714</text:p>
          </table:table-cell>
          <table:table-cell table:formula="of:=(([.Q406]*13)+[.P407])/14" office:value-type="float" office:value="24.2674912235996" calcext:value-type="float">
            <text:p>24.267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21" calcext:value-type="date">
            <text:p>21 Sep 10</text:p>
          </table:table-cell>
          <table:table-cell table:style-name="ce6" office:value-type="float" office:value="49.17" calcext:value-type="float">
            <text:p>49.1700</text:p>
          </table:table-cell>
          <table:table-cell office:value-type="float" office:value="48.61" calcext:value-type="float">
            <text:p>48.6100</text:p>
          </table:table-cell>
          <table:table-cell office:value-type="float" office:value="48.82" calcext:value-type="float">
            <text:p>48.8200</text:p>
          </table:table-cell>
          <table:table-cell table:style-name="ce7" table:formula="of:=MAX([.C408]-[.D408];ABS([.C408]-[.E407]);ABS([.D408]-[.E407]))" office:value-type="float" office:value="0.560000000000002" calcext:value-type="float">
            <text:p>0.5600</text:p>
          </table:table-cell>
          <table:table-cell table:formula="of:=IF([.C408]-[.C407]&gt;[.D407]-[.D408];MAX([.C408]-[.C407];0);0)" office:value-type="float" office:value="0.240000000000002" calcext:value-type="float">
            <text:p>0.2400</text:p>
          </table:table-cell>
          <table:table-cell table:formula="of:=IF([.D407]-[.D408]&gt;[.C408]-[.C407];MAX([.D407]-[.D408];0);0)" office:value-type="float" office:value="0" calcext:value-type="float">
            <text:p>0.0000</text:p>
          </table:table-cell>
          <table:table-cell table:formula="of:=[.I407]-([.I407]/14)+[.F408]" office:value-type="float" office:value="9.83037215952936" calcext:value-type="float">
            <text:p>9.8304</text:p>
          </table:table-cell>
          <table:table-cell table:style-name="ce6" table:formula="of:=[.J407]-([.J407]/14)+[.G408]" office:value-type="float" office:value="3.87235776193645" calcext:value-type="float">
            <text:p>3.8724</text:p>
          </table:table-cell>
          <table:table-cell table:style-name="ce6" table:formula="of:=[.K407]-([.K407]/14)+[.H408]" office:value-type="float" office:value="1.36843086810424" calcext:value-type="float">
            <text:p>1.3684</text:p>
          </table:table-cell>
          <table:table-cell table:formula="of:=(100*([.J408]/[.I408]))" office:value-type="float" office:value="39.3917717365631" calcext:value-type="float">
            <text:p>39.3918</text:p>
          </table:table-cell>
          <table:table-cell table:formula="of:=(100*([.K408]/[.I408]))" office:value-type="float" office:value="13.920438065793" calcext:value-type="float">
            <text:p>13.9204</text:p>
          </table:table-cell>
          <table:table-cell table:formula="of:=ABS([.L408]-[.M408])" office:value-type="float" office:value="25.4713336707701" calcext:value-type="float">
            <text:p>25.4713</text:p>
          </table:table-cell>
          <table:table-cell table:formula="of:=[.L408]+[.M408]" office:value-type="float" office:value="53.3122098023561" calcext:value-type="float">
            <text:p>53.3122</text:p>
          </table:table-cell>
          <table:table-cell table:formula="of:=(100*([.N408]/[.O408]))" office:value-type="float" office:value="47.7776737546611" calcext:value-type="float">
            <text:p>47.7777</text:p>
          </table:table-cell>
          <table:table-cell table:formula="of:=(([.Q407]*13)+[.P408])/14" office:value-type="float" office:value="25.9467899758183" calcext:value-type="float">
            <text:p>25.946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22" calcext:value-type="date">
            <text:p>22 Sep 10</text:p>
          </table:table-cell>
          <table:table-cell table:style-name="ce6" office:value-type="float" office:value="49.021" calcext:value-type="float">
            <text:p>49.0210</text:p>
          </table:table-cell>
          <table:table-cell office:value-type="float" office:value="48.42" calcext:value-type="float">
            <text:p>48.4200</text:p>
          </table:table-cell>
          <table:table-cell office:value-type="float" office:value="48.69" calcext:value-type="float">
            <text:p>48.6900</text:p>
          </table:table-cell>
          <table:table-cell table:style-name="ce7" table:formula="of:=MAX([.C409]-[.D409];ABS([.C409]-[.E408]);ABS([.D409]-[.E408]))" office:value-type="float" office:value="0.600999999999999" calcext:value-type="float">
            <text:p>0.6010</text:p>
          </table:table-cell>
          <table:table-cell table:formula="of:=IF([.C409]-[.C408]&gt;[.D408]-[.D409];MAX([.C409]-[.C408];0);0)" office:value-type="float" office:value="0" calcext:value-type="float">
            <text:p>0.0000</text:p>
          </table:table-cell>
          <table:table-cell table:formula="of:=IF([.D408]-[.D409]&gt;[.C409]-[.C408];MAX([.D408]-[.D409];0);0)" office:value-type="float" office:value="0.189999999999998" calcext:value-type="float">
            <text:p>0.1900</text:p>
          </table:table-cell>
          <table:table-cell table:formula="of:=[.I408]-([.I408]/14)+[.F409]" office:value-type="float" office:value="9.72920271956298" calcext:value-type="float">
            <text:p>9.7292</text:p>
          </table:table-cell>
          <table:table-cell table:style-name="ce6" table:formula="of:=[.J408]-([.J408]/14)+[.G409]" office:value-type="float" office:value="3.59576077894099" calcext:value-type="float">
            <text:p>3.5958</text:p>
          </table:table-cell>
          <table:table-cell table:style-name="ce6" table:formula="of:=[.K408]-([.K408]/14)+[.H409]" office:value-type="float" office:value="1.46068580609679" calcext:value-type="float">
            <text:p>1.4607</text:p>
          </table:table-cell>
          <table:table-cell table:formula="of:=(100*([.J409]/[.I409]))" office:value-type="float" office:value="36.9584320790317" calcext:value-type="float">
            <text:p>36.9584</text:p>
          </table:table-cell>
          <table:table-cell table:formula="of:=(100*([.K409]/[.I409]))" office:value-type="float" office:value="15.0134173189723" calcext:value-type="float">
            <text:p>15.0134</text:p>
          </table:table-cell>
          <table:table-cell table:formula="of:=ABS([.L409]-[.M409])" office:value-type="float" office:value="21.9450147600594" calcext:value-type="float">
            <text:p>21.9450</text:p>
          </table:table-cell>
          <table:table-cell table:formula="of:=[.L409]+[.M409]" office:value-type="float" office:value="51.971849398004" calcext:value-type="float">
            <text:p>51.9718</text:p>
          </table:table-cell>
          <table:table-cell table:formula="of:=(100*([.N409]/[.O409]))" office:value-type="float" office:value="42.2248101890756" calcext:value-type="float">
            <text:p>42.2248</text:p>
          </table:table-cell>
          <table:table-cell table:formula="of:=(([.Q408]*13)+[.P409])/14" office:value-type="float" office:value="27.1095057053367" calcext:value-type="float">
            <text:p>27.109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23" calcext:value-type="date">
            <text:p>23 Sep 10</text:p>
          </table:table-cell>
          <table:table-cell table:style-name="ce6" office:value-type="float" office:value="49.16" calcext:value-type="float">
            <text:p>49.1600</text:p>
          </table:table-cell>
          <table:table-cell office:value-type="float" office:value="48.32" calcext:value-type="float">
            <text:p>48.3200</text:p>
          </table:table-cell>
          <table:table-cell office:value-type="float" office:value="48.67" calcext:value-type="float">
            <text:p>48.6700</text:p>
          </table:table-cell>
          <table:table-cell table:style-name="ce7" table:formula="of:=MAX([.C410]-[.D410];ABS([.C410]-[.E409]);ABS([.D410]-[.E409]))" office:value-type="float" office:value="0.839999999999996" calcext:value-type="float">
            <text:p>0.8400</text:p>
          </table:table-cell>
          <table:table-cell table:formula="of:=IF([.C410]-[.C409]&gt;[.D409]-[.D410];MAX([.C410]-[.C409];0);0)" office:value-type="float" office:value="0.138999999999996" calcext:value-type="float">
            <text:p>0.1390</text:p>
          </table:table-cell>
          <table:table-cell table:formula="of:=IF([.D409]-[.D410]&gt;[.C410]-[.C409];MAX([.D409]-[.D410];0);0)" office:value-type="float" office:value="0" calcext:value-type="float">
            <text:p>0.0000</text:p>
          </table:table-cell>
          <table:table-cell table:formula="of:=[.I409]-([.I409]/14)+[.F410]" office:value-type="float" office:value="9.87425966816562" calcext:value-type="float">
            <text:p>9.8743</text:p>
          </table:table-cell>
          <table:table-cell table:style-name="ce6" table:formula="of:=[.J409]-([.J409]/14)+[.G410]" office:value-type="float" office:value="3.47792072330234" calcext:value-type="float">
            <text:p>3.4779</text:p>
          </table:table-cell>
          <table:table-cell table:style-name="ce6" table:formula="of:=[.K409]-([.K409]/14)+[.H410]" office:value-type="float" office:value="1.35635110566131" calcext:value-type="float">
            <text:p>1.3564</text:p>
          </table:table-cell>
          <table:table-cell table:formula="of:=(100*([.J410]/[.I410]))" office:value-type="float" office:value="35.222090973717" calcext:value-type="float">
            <text:p>35.2221</text:p>
          </table:table-cell>
          <table:table-cell table:formula="of:=(100*([.K410]/[.I410]))" office:value-type="float" office:value="13.7362308795074" calcext:value-type="float">
            <text:p>13.7362</text:p>
          </table:table-cell>
          <table:table-cell table:formula="of:=ABS([.L410]-[.M410])" office:value-type="float" office:value="21.4858600942097" calcext:value-type="float">
            <text:p>21.4859</text:p>
          </table:table-cell>
          <table:table-cell table:formula="of:=[.L410]+[.M410]" office:value-type="float" office:value="48.9583218532244" calcext:value-type="float">
            <text:p>48.9583</text:p>
          </table:table-cell>
          <table:table-cell table:formula="of:=(100*([.N410]/[.O410]))" office:value-type="float" office:value="43.8860223980382" calcext:value-type="float">
            <text:p>43.8860</text:p>
          </table:table-cell>
          <table:table-cell table:formula="of:=(([.Q409]*13)+[.P410])/14" office:value-type="float" office:value="28.3078283262439" calcext:value-type="float">
            <text:p>28.307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24" calcext:value-type="date">
            <text:p>24 Sep 10</text:p>
          </table:table-cell>
          <table:table-cell table:style-name="ce6" office:value-type="float" office:value="49.69" calcext:value-type="float">
            <text:p>49.6900</text:p>
          </table:table-cell>
          <table:table-cell office:value-type="float" office:value="49.15" calcext:value-type="float">
            <text:p>49.1500</text:p>
          </table:table-cell>
          <table:table-cell office:value-type="float" office:value="49.66" calcext:value-type="float">
            <text:p>49.6600</text:p>
          </table:table-cell>
          <table:table-cell table:style-name="ce7" table:formula="of:=MAX([.C411]-[.D411];ABS([.C411]-[.E410]);ABS([.D411]-[.E410]))" office:value-type="float" office:value="1.02" calcext:value-type="float">
            <text:p>1.0200</text:p>
          </table:table-cell>
          <table:table-cell table:formula="of:=IF([.C411]-[.C410]&gt;[.D410]-[.D411];MAX([.C411]-[.C410];0);0)" office:value-type="float" office:value="0.530000000000001" calcext:value-type="float">
            <text:p>0.5300</text:p>
          </table:table-cell>
          <table:table-cell table:formula="of:=IF([.D410]-[.D411]&gt;[.C411]-[.C410];MAX([.D410]-[.D411];0);0)" office:value-type="float" office:value="0" calcext:value-type="float">
            <text:p>0.0000</text:p>
          </table:table-cell>
          <table:table-cell table:formula="of:=[.I410]-([.I410]/14)+[.F411]" office:value-type="float" office:value="10.1889554061538" calcext:value-type="float">
            <text:p>10.1890</text:p>
          </table:table-cell>
          <table:table-cell table:style-name="ce6" table:formula="of:=[.J410]-([.J410]/14)+[.G411]" office:value-type="float" office:value="3.75949781449504" calcext:value-type="float">
            <text:p>3.7595</text:p>
          </table:table-cell>
          <table:table-cell table:style-name="ce6" table:formula="of:=[.K410]-([.K410]/14)+[.H411]" office:value-type="float" office:value="1.25946888382836" calcext:value-type="float">
            <text:p>1.2595</text:p>
          </table:table-cell>
          <table:table-cell table:formula="of:=(100*([.J411]/[.I411]))" office:value-type="float" office:value="36.8977747436644" calcext:value-type="float">
            <text:p>36.8978</text:p>
          </table:table-cell>
          <table:table-cell table:formula="of:=(100*([.K411]/[.I411]))" office:value-type="float" office:value="12.3611188156509" calcext:value-type="float">
            <text:p>12.3611</text:p>
          </table:table-cell>
          <table:table-cell table:formula="of:=ABS([.L411]-[.M411])" office:value-type="float" office:value="24.5366559280135" calcext:value-type="float">
            <text:p>24.5367</text:p>
          </table:table-cell>
          <table:table-cell table:formula="of:=[.L411]+[.M411]" office:value-type="float" office:value="49.2588935593153" calcext:value-type="float">
            <text:p>49.2589</text:p>
          </table:table-cell>
          <table:table-cell table:formula="of:=(100*([.N411]/[.O411]))" office:value-type="float" office:value="49.8116261959225" calcext:value-type="float">
            <text:p>49.8116</text:p>
          </table:table-cell>
          <table:table-cell table:formula="of:=(([.Q410]*13)+[.P411])/14" office:value-type="float" office:value="29.8438138883638" calcext:value-type="float">
            <text:p>29.843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27" calcext:value-type="date">
            <text:p>27 Sep 10</text:p>
          </table:table-cell>
          <table:table-cell table:style-name="ce6" office:value-type="float" office:value="49.75" calcext:value-type="float">
            <text:p>49.7500</text:p>
          </table:table-cell>
          <table:table-cell office:value-type="float" office:value="49.35" calcext:value-type="float">
            <text:p>49.3500</text:p>
          </table:table-cell>
          <table:table-cell office:value-type="float" office:value="49.39" calcext:value-type="float">
            <text:p>49.3900</text:p>
          </table:table-cell>
          <table:table-cell table:style-name="ce7" table:formula="of:=MAX([.C412]-[.D412];ABS([.C412]-[.E411]);ABS([.D412]-[.E411]))" office:value-type="float" office:value="0.399999999999999" calcext:value-type="float">
            <text:p>0.4000</text:p>
          </table:table-cell>
          <table:table-cell table:formula="of:=IF([.C412]-[.C411]&gt;[.D411]-[.D412];MAX([.C412]-[.C411];0);0)" office:value-type="float" office:value="0.0600000000000023" calcext:value-type="float">
            <text:p>0.0600</text:p>
          </table:table-cell>
          <table:table-cell table:formula="of:=IF([.D411]-[.D412]&gt;[.C412]-[.C411];MAX([.D411]-[.D412];0);0)" office:value-type="float" office:value="0" calcext:value-type="float">
            <text:p>0.0000</text:p>
          </table:table-cell>
          <table:table-cell table:formula="of:=[.I411]-([.I411]/14)+[.F412]" office:value-type="float" office:value="9.8611728771428" calcext:value-type="float">
            <text:p>9.8612</text:p>
          </table:table-cell>
          <table:table-cell table:style-name="ce6" table:formula="of:=[.J411]-([.J411]/14)+[.G412]" office:value-type="float" office:value="3.55096225631682" calcext:value-type="float">
            <text:p>3.5510</text:p>
          </table:table-cell>
          <table:table-cell table:style-name="ce6" table:formula="of:=[.K411]-([.K411]/14)+[.H412]" office:value-type="float" office:value="1.16950682069776" calcext:value-type="float">
            <text:p>1.1695</text:p>
          </table:table-cell>
          <table:table-cell table:formula="of:=(100*([.J412]/[.I412]))" office:value-type="float" office:value="36.009532543006" calcext:value-type="float">
            <text:p>36.0095</text:p>
          </table:table-cell>
          <table:table-cell table:formula="of:=(100*([.K412]/[.I412]))" office:value-type="float" office:value="11.8597131930275" calcext:value-type="float">
            <text:p>11.8597</text:p>
          </table:table-cell>
          <table:table-cell table:formula="of:=ABS([.L412]-[.M412])" office:value-type="float" office:value="24.1498193499785" calcext:value-type="float">
            <text:p>24.1498</text:p>
          </table:table-cell>
          <table:table-cell table:formula="of:=[.L412]+[.M412]" office:value-type="float" office:value="47.8692457360336" calcext:value-type="float">
            <text:p>47.8692</text:p>
          </table:table-cell>
          <table:table-cell table:formula="of:=(100*([.N412]/[.O412]))" office:value-type="float" office:value="50.4495506011278" calcext:value-type="float">
            <text:p>50.4496</text:p>
          </table:table-cell>
          <table:table-cell table:formula="of:=(([.Q411]*13)+[.P412])/14" office:value-type="float" office:value="31.3156522249898" calcext:value-type="float">
            <text:p>31.315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28" calcext:value-type="date">
            <text:p>28 Sep 10</text:p>
          </table:table-cell>
          <table:table-cell table:style-name="ce6" office:value-type="float" office:value="49.54" calcext:value-type="float">
            <text:p>49.5400</text:p>
          </table:table-cell>
          <table:table-cell office:value-type="float" office:value="48.59" calcext:value-type="float">
            <text:p>48.5900</text:p>
          </table:table-cell>
          <table:table-cell office:value-type="float" office:value="49.37" calcext:value-type="float">
            <text:p>49.3700</text:p>
          </table:table-cell>
          <table:table-cell table:style-name="ce7" table:formula="of:=MAX([.C413]-[.D413];ABS([.C413]-[.E412]);ABS([.D413]-[.E412]))" office:value-type="float" office:value="0.949999999999996" calcext:value-type="float">
            <text:p>0.9500</text:p>
          </table:table-cell>
          <table:table-cell table:formula="of:=IF([.C413]-[.C412]&gt;[.D412]-[.D413];MAX([.C413]-[.C412];0);0)" office:value-type="float" office:value="0" calcext:value-type="float">
            <text:p>0.0000</text:p>
          </table:table-cell>
          <table:table-cell table:formula="of:=IF([.D412]-[.D413]&gt;[.C413]-[.C412];MAX([.D412]-[.D413];0);0)" office:value-type="float" office:value="0.759999999999998" calcext:value-type="float">
            <text:p>0.7600</text:p>
          </table:table-cell>
          <table:table-cell table:formula="of:=[.I412]-([.I412]/14)+[.F413]" office:value-type="float" office:value="10.1068033859183" calcext:value-type="float">
            <text:p>10.1068</text:p>
          </table:table-cell>
          <table:table-cell table:style-name="ce6" table:formula="of:=[.J412]-([.J412]/14)+[.G413]" office:value-type="float" office:value="3.29732209515133" calcext:value-type="float">
            <text:p>3.2973</text:p>
          </table:table-cell>
          <table:table-cell table:style-name="ce6" table:formula="of:=[.K412]-([.K412]/14)+[.H413]" office:value-type="float" office:value="1.84597061921935" calcext:value-type="float">
            <text:p>1.8460</text:p>
          </table:table-cell>
          <table:table-cell table:formula="of:=(100*([.J413]/[.I413]))" office:value-type="float" office:value="32.624777283641" calcext:value-type="float">
            <text:p>32.6248</text:p>
          </table:table-cell>
          <table:table-cell table:formula="of:=(100*([.K413]/[.I413]))" office:value-type="float" office:value="18.2646337198101" calcext:value-type="float">
            <text:p>18.2646</text:p>
          </table:table-cell>
          <table:table-cell table:formula="of:=ABS([.L413]-[.M413])" office:value-type="float" office:value="14.3601435638309" calcext:value-type="float">
            <text:p>14.3601</text:p>
          </table:table-cell>
          <table:table-cell table:formula="of:=[.L413]+[.M413]" office:value-type="float" office:value="50.8894110034511" calcext:value-type="float">
            <text:p>50.8894</text:p>
          </table:table-cell>
          <table:table-cell table:formula="of:=(100*([.N413]/[.O413]))" office:value-type="float" office:value="28.2183332066017" calcext:value-type="float">
            <text:p>28.2183</text:p>
          </table:table-cell>
          <table:table-cell table:formula="of:=(([.Q412]*13)+[.P413])/14" office:value-type="float" office:value="31.0944151522478" calcext:value-type="float">
            <text:p>31.094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29" calcext:value-type="date">
            <text:p>29 Sep 10</text:p>
          </table:table-cell>
          <table:table-cell table:style-name="ce6" office:value-type="float" office:value="49.53" calcext:value-type="float">
            <text:p>49.5300</text:p>
          </table:table-cell>
          <table:table-cell office:value-type="float" office:value="49.11" calcext:value-type="float">
            <text:p>49.1100</text:p>
          </table:table-cell>
          <table:table-cell office:value-type="float" office:value="49.29" calcext:value-type="float">
            <text:p>49.2900</text:p>
          </table:table-cell>
          <table:table-cell table:style-name="ce7" table:formula="of:=MAX([.C414]-[.D414];ABS([.C414]-[.E413]);ABS([.D414]-[.E413]))" office:value-type="float" office:value="0.420000000000002" calcext:value-type="float">
            <text:p>0.4200</text:p>
          </table:table-cell>
          <table:table-cell table:formula="of:=IF([.C414]-[.C413]&gt;[.D413]-[.D414];MAX([.C414]-[.C413];0);0)" office:value-type="float" office:value="0" calcext:value-type="float">
            <text:p>0.0000</text:p>
          </table:table-cell>
          <table:table-cell table:formula="of:=IF([.D413]-[.D414]&gt;[.C414]-[.C413];MAX([.D413]-[.D414];0);0)" office:value-type="float" office:value="0" calcext:value-type="float">
            <text:p>0.0000</text:p>
          </table:table-cell>
          <table:table-cell table:formula="of:=[.I413]-([.I413]/14)+[.F414]" office:value-type="float" office:value="9.80488885835272" calcext:value-type="float">
            <text:p>9.8049</text:p>
          </table:table-cell>
          <table:table-cell table:style-name="ce6" table:formula="of:=[.J413]-([.J413]/14)+[.G414]" office:value-type="float" office:value="3.06179908835481" calcext:value-type="float">
            <text:p>3.0618</text:p>
          </table:table-cell>
          <table:table-cell table:style-name="ce6" table:formula="of:=[.K413]-([.K413]/14)+[.H414]" office:value-type="float" office:value="1.71411557498939" calcext:value-type="float">
            <text:p>1.7141</text:p>
          </table:table-cell>
          <table:table-cell table:formula="of:=(100*([.J414]/[.I414]))" office:value-type="float" office:value="31.2272697078711" calcext:value-type="float">
            <text:p>31.2273</text:p>
          </table:table-cell>
          <table:table-cell table:formula="of:=(100*([.K414]/[.I414]))" office:value-type="float" office:value="17.4822540036152" calcext:value-type="float">
            <text:p>17.4823</text:p>
          </table:table-cell>
          <table:table-cell table:formula="of:=ABS([.L414]-[.M414])" office:value-type="float" office:value="13.7450157042559" calcext:value-type="float">
            <text:p>13.7450</text:p>
          </table:table-cell>
          <table:table-cell table:formula="of:=[.L414]+[.M414]" office:value-type="float" office:value="48.7095237114864" calcext:value-type="float">
            <text:p>48.7095</text:p>
          </table:table-cell>
          <table:table-cell table:formula="of:=(100*([.N414]/[.O414]))" office:value-type="float" office:value="28.2183332066017" calcext:value-type="float">
            <text:p>28.2183</text:p>
          </table:table-cell>
          <table:table-cell table:formula="of:=(([.Q413]*13)+[.P414])/14" office:value-type="float" office:value="30.8889807275588" calcext:value-type="float">
            <text:p>30.889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09-30" calcext:value-type="date">
            <text:p>30 Sep 10</text:p>
          </table:table-cell>
          <table:table-cell table:style-name="ce6" office:value-type="float" office:value="49.84" calcext:value-type="float">
            <text:p>49.8400</text:p>
          </table:table-cell>
          <table:table-cell office:value-type="float" office:value="48.75" calcext:value-type="float">
            <text:p>48.7500</text:p>
          </table:table-cell>
          <table:table-cell office:value-type="float" office:value="49.07" calcext:value-type="float">
            <text:p>49.0700</text:p>
          </table:table-cell>
          <table:table-cell table:style-name="ce7" table:formula="of:=MAX([.C415]-[.D415];ABS([.C415]-[.E414]);ABS([.D415]-[.E414]))" office:value-type="float" office:value="1.09" calcext:value-type="float">
            <text:p>1.0900</text:p>
          </table:table-cell>
          <table:table-cell table:formula="of:=IF([.C415]-[.C414]&gt;[.D414]-[.D415];MAX([.C415]-[.C414];0);0)" office:value-type="float" office:value="0" calcext:value-type="float">
            <text:p>0.0000</text:p>
          </table:table-cell>
          <table:table-cell table:formula="of:=IF([.D414]-[.D415]&gt;[.C415]-[.C414];MAX([.D414]-[.D415];0);0)" office:value-type="float" office:value="0.359999999999999" calcext:value-type="float">
            <text:p>0.3600</text:p>
          </table:table-cell>
          <table:table-cell table:formula="of:=[.I414]-([.I414]/14)+[.F415]" office:value-type="float" office:value="10.1945396541847" calcext:value-type="float">
            <text:p>10.1945</text:p>
          </table:table-cell>
          <table:table-cell table:style-name="ce6" table:formula="of:=[.J414]-([.J414]/14)+[.G415]" office:value-type="float" office:value="2.84309915347232" calcext:value-type="float">
            <text:p>2.8431</text:p>
          </table:table-cell>
          <table:table-cell table:style-name="ce6" table:formula="of:=[.K414]-([.K414]/14)+[.H415]" office:value-type="float" office:value="1.95167874820443" calcext:value-type="float">
            <text:p>1.9517</text:p>
          </table:table-cell>
          <table:table-cell table:formula="of:=(100*([.J415]/[.I415]))" office:value-type="float" office:value="27.8884505815354" calcext:value-type="float">
            <text:p>27.8885</text:p>
          </table:table-cell>
          <table:table-cell table:formula="of:=(100*([.K415]/[.I415]))" office:value-type="float" office:value="19.1443538836333" calcext:value-type="float">
            <text:p>19.1444</text:p>
          </table:table-cell>
          <table:table-cell table:formula="of:=ABS([.L415]-[.M415])" office:value-type="float" office:value="8.74409669790216" calcext:value-type="float">
            <text:p>8.7441</text:p>
          </table:table-cell>
          <table:table-cell table:formula="of:=[.L415]+[.M415]" office:value-type="float" office:value="47.0328044651687" calcext:value-type="float">
            <text:p>47.0328</text:p>
          </table:table-cell>
          <table:table-cell table:formula="of:=(100*([.N415]/[.O415]))" office:value-type="float" office:value="18.5914848100921" calcext:value-type="float">
            <text:p>18.5915</text:p>
          </table:table-cell>
          <table:table-cell table:formula="of:=(([.Q414]*13)+[.P415])/14" office:value-type="float" office:value="30.0105881620255" calcext:value-type="float">
            <text:p>30.010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01" calcext:value-type="date">
            <text:p>1 Oct 10</text:p>
          </table:table-cell>
          <table:table-cell table:style-name="ce6" office:value-type="float" office:value="49.53" calcext:value-type="float">
            <text:p>49.5300</text:p>
          </table:table-cell>
          <table:table-cell office:value-type="float" office:value="48.781" calcext:value-type="float">
            <text:p>48.7810</text:p>
          </table:table-cell>
          <table:table-cell office:value-type="float" office:value="49.01" calcext:value-type="float">
            <text:p>49.0100</text:p>
          </table:table-cell>
          <table:table-cell table:style-name="ce7" table:formula="of:=MAX([.C416]-[.D416];ABS([.C416]-[.E415]);ABS([.D416]-[.E415]))" office:value-type="float" office:value="0.749000000000002" calcext:value-type="float">
            <text:p>0.7490</text:p>
          </table:table-cell>
          <table:table-cell table:formula="of:=IF([.C416]-[.C415]&gt;[.D415]-[.D416];MAX([.C416]-[.C415];0);0)" office:value-type="float" office:value="0" calcext:value-type="float">
            <text:p>0.0000</text:p>
          </table:table-cell>
          <table:table-cell table:formula="of:=IF([.D415]-[.D416]&gt;[.C416]-[.C415];MAX([.D415]-[.D416];0);0)" office:value-type="float" office:value="0" calcext:value-type="float">
            <text:p>0.0000</text:p>
          </table:table-cell>
          <table:table-cell table:formula="of:=[.I415]-([.I415]/14)+[.F416]" office:value-type="float" office:value="10.2153582503143" calcext:value-type="float">
            <text:p>10.2154</text:p>
          </table:table-cell>
          <table:table-cell table:style-name="ce6" table:formula="of:=[.J415]-([.J415]/14)+[.G416]" office:value-type="float" office:value="2.64002064251001" calcext:value-type="float">
            <text:p>2.6400</text:p>
          </table:table-cell>
          <table:table-cell table:style-name="ce6" table:formula="of:=[.K415]-([.K415]/14)+[.H416]" office:value-type="float" office:value="1.81227312333269" calcext:value-type="float">
            <text:p>1.8123</text:p>
          </table:table-cell>
          <table:table-cell table:formula="of:=(100*([.J416]/[.I416]))" office:value-type="float" office:value="25.8436422670617" calcext:value-type="float">
            <text:p>25.8436</text:p>
          </table:table-cell>
          <table:table-cell table:formula="of:=(100*([.K416]/[.I416]))" office:value-type="float" office:value="17.7406712415291" calcext:value-type="float">
            <text:p>17.7407</text:p>
          </table:table-cell>
          <table:table-cell table:formula="of:=ABS([.L416]-[.M416])" office:value-type="float" office:value="8.1029710255326" calcext:value-type="float">
            <text:p>8.1030</text:p>
          </table:table-cell>
          <table:table-cell table:formula="of:=[.L416]+[.M416]" office:value-type="float" office:value="43.5843135085909" calcext:value-type="float">
            <text:p>43.5843</text:p>
          </table:table-cell>
          <table:table-cell table:formula="of:=(100*([.N416]/[.O416]))" office:value-type="float" office:value="18.5914848100921" calcext:value-type="float">
            <text:p>18.5915</text:p>
          </table:table-cell>
          <table:table-cell table:formula="of:=(([.Q415]*13)+[.P416])/14" office:value-type="float" office:value="29.1949379226017" calcext:value-type="float">
            <text:p>29.194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04" calcext:value-type="date">
            <text:p>4 Oct 10</text:p>
          </table:table-cell>
          <table:table-cell table:style-name="ce6" office:value-type="float" office:value="49.05" calcext:value-type="float">
            <text:p>49.0500</text:p>
          </table:table-cell>
          <table:table-cell office:value-type="float" office:value="48.2" calcext:value-type="float">
            <text:p>48.2000</text:p>
          </table:table-cell>
          <table:table-cell office:value-type="float" office:value="48.48" calcext:value-type="float">
            <text:p>48.4800</text:p>
          </table:table-cell>
          <table:table-cell table:style-name="ce7" table:formula="of:=MAX([.C417]-[.D417];ABS([.C417]-[.E416]);ABS([.D417]-[.E416]))" office:value-type="float" office:value="0.849999999999994" calcext:value-type="float">
            <text:p>0.8500</text:p>
          </table:table-cell>
          <table:table-cell table:formula="of:=IF([.C417]-[.C416]&gt;[.D416]-[.D417];MAX([.C417]-[.C416];0);0)" office:value-type="float" office:value="0" calcext:value-type="float">
            <text:p>0.0000</text:p>
          </table:table-cell>
          <table:table-cell table:formula="of:=IF([.D416]-[.D417]&gt;[.C417]-[.C416];MAX([.D416]-[.D417];0);0)" office:value-type="float" office:value="0.580999999999996" calcext:value-type="float">
            <text:p>0.5810</text:p>
          </table:table-cell>
          <table:table-cell table:formula="of:=[.I416]-([.I416]/14)+[.F417]" office:value-type="float" office:value="10.3356898038633" calcext:value-type="float">
            <text:p>10.3357</text:p>
          </table:table-cell>
          <table:table-cell table:style-name="ce6" table:formula="of:=[.J416]-([.J416]/14)+[.G417]" office:value-type="float" office:value="2.45144773947358" calcext:value-type="float">
            <text:p>2.4514</text:p>
          </table:table-cell>
          <table:table-cell table:style-name="ce6" table:formula="of:=[.K416]-([.K416]/14)+[.H417]" office:value-type="float" office:value="2.26382504309464" calcext:value-type="float">
            <text:p>2.2638</text:p>
          </table:table-cell>
          <table:table-cell table:formula="of:=(100*([.J417]/[.I417]))" office:value-type="float" office:value="23.7182789537402" calcext:value-type="float">
            <text:p>23.7183</text:p>
          </table:table-cell>
          <table:table-cell table:formula="of:=(100*([.K417]/[.I417]))" office:value-type="float" office:value="21.9029894090712" calcext:value-type="float">
            <text:p>21.9030</text:p>
          </table:table-cell>
          <table:table-cell table:formula="of:=ABS([.L417]-[.M417])" office:value-type="float" office:value="1.81528954466898" calcext:value-type="float">
            <text:p>1.8153</text:p>
          </table:table-cell>
          <table:table-cell table:formula="of:=[.L417]+[.M417]" office:value-type="float" office:value="45.6212683628115" calcext:value-type="float">
            <text:p>45.6213</text:p>
          </table:table-cell>
          <table:table-cell table:formula="of:=(100*([.N417]/[.O417]))" office:value-type="float" office:value="3.97904225334675" calcext:value-type="float">
            <text:p>3.9790</text:p>
          </table:table-cell>
          <table:table-cell table:formula="of:=(([.Q416]*13)+[.P417])/14" office:value-type="float" office:value="27.3938025176549" calcext:value-type="float">
            <text:p>27.393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05" calcext:value-type="date">
            <text:p>5 Oct 10</text:p>
          </table:table-cell>
          <table:table-cell table:style-name="ce6" office:value-type="float" office:value="49.76" calcext:value-type="float">
            <text:p>49.7600</text:p>
          </table:table-cell>
          <table:table-cell office:value-type="float" office:value="49" calcext:value-type="float">
            <text:p>49.0000</text:p>
          </table:table-cell>
          <table:table-cell office:value-type="float" office:value="49.66" calcext:value-type="float">
            <text:p>49.6600</text:p>
          </table:table-cell>
          <table:table-cell table:style-name="ce7" table:formula="of:=MAX([.C418]-[.D418];ABS([.C418]-[.E417]);ABS([.D418]-[.E417]))" office:value-type="float" office:value="1.28" calcext:value-type="float">
            <text:p>1.2800</text:p>
          </table:table-cell>
          <table:table-cell table:formula="of:=IF([.C418]-[.C417]&gt;[.D417]-[.D418];MAX([.C418]-[.C417];0);0)" office:value-type="float" office:value="0.710000000000001" calcext:value-type="float">
            <text:p>0.7100</text:p>
          </table:table-cell>
          <table:table-cell table:formula="of:=IF([.D417]-[.D418]&gt;[.C418]-[.C417];MAX([.D417]-[.D418];0);0)" office:value-type="float" office:value="0" calcext:value-type="float">
            <text:p>0.0000</text:p>
          </table:table-cell>
          <table:table-cell table:formula="of:=[.I417]-([.I417]/14)+[.F418]" office:value-type="float" office:value="10.8774262464445" calcext:value-type="float">
            <text:p>10.8774</text:p>
          </table:table-cell>
          <table:table-cell table:style-name="ce6" table:formula="of:=[.J417]-([.J417]/14)+[.G418]" office:value-type="float" office:value="2.98634432951119" calcext:value-type="float">
            <text:p>2.9863</text:p>
          </table:table-cell>
          <table:table-cell table:style-name="ce6" table:formula="of:=[.K417]-([.K417]/14)+[.H418]" office:value-type="float" office:value="2.10212325430216" calcext:value-type="float">
            <text:p>2.1021</text:p>
          </table:table-cell>
          <table:table-cell table:formula="of:=(100*([.J418]/[.I418]))" office:value-type="float" office:value="27.4545123253521" calcext:value-type="float">
            <text:p>27.4545</text:p>
          </table:table-cell>
          <table:table-cell table:formula="of:=(100*([.K418]/[.I418]))" office:value-type="float" office:value="19.325557412897" calcext:value-type="float">
            <text:p>19.3256</text:p>
          </table:table-cell>
          <table:table-cell table:formula="of:=ABS([.L418]-[.M418])" office:value-type="float" office:value="8.12895491245504" calcext:value-type="float">
            <text:p>8.1290</text:p>
          </table:table-cell>
          <table:table-cell table:formula="of:=[.L418]+[.M418]" office:value-type="float" office:value="46.7800697382491" calcext:value-type="float">
            <text:p>46.7801</text:p>
          </table:table-cell>
          <table:table-cell table:formula="of:=(100*([.N418]/[.O418]))" office:value-type="float" office:value="17.3769619368663" calcext:value-type="float">
            <text:p>17.3770</text:p>
          </table:table-cell>
          <table:table-cell table:formula="of:=(([.Q417]*13)+[.P418])/14" office:value-type="float" office:value="26.6783139047414" calcext:value-type="float">
            <text:p>26.678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06" calcext:value-type="date">
            <text:p>6 Oct 10</text:p>
          </table:table-cell>
          <table:table-cell table:style-name="ce6" office:value-type="float" office:value="49.71" calcext:value-type="float">
            <text:p>49.7100</text:p>
          </table:table-cell>
          <table:table-cell office:value-type="float" office:value="48.91" calcext:value-type="float">
            <text:p>48.9100</text:p>
          </table:table-cell>
          <table:table-cell office:value-type="float" office:value="49.23" calcext:value-type="float">
            <text:p>49.2300</text:p>
          </table:table-cell>
          <table:table-cell table:style-name="ce7" table:formula="of:=MAX([.C419]-[.D419];ABS([.C419]-[.E418]);ABS([.D419]-[.E418]))" office:value-type="float" office:value="0.800000000000004" calcext:value-type="float">
            <text:p>0.8000</text:p>
          </table:table-cell>
          <table:table-cell table:formula="of:=IF([.C419]-[.C418]&gt;[.D418]-[.D419];MAX([.C419]-[.C418];0);0)" office:value-type="float" office:value="0" calcext:value-type="float">
            <text:p>0.0000</text:p>
          </table:table-cell>
          <table:table-cell table:formula="of:=IF([.D418]-[.D419]&gt;[.C419]-[.C418];MAX([.D418]-[.D419];0);0)" office:value-type="float" office:value="0.0900000000000034" calcext:value-type="float">
            <text:p>0.0900</text:p>
          </table:table-cell>
          <table:table-cell table:formula="of:=[.I418]-([.I418]/14)+[.F419]" office:value-type="float" office:value="10.9004672288413" calcext:value-type="float">
            <text:p>10.9005</text:p>
          </table:table-cell>
          <table:table-cell table:style-name="ce6" table:formula="of:=[.J418]-([.J418]/14)+[.G419]" office:value-type="float" office:value="2.77303402026039" calcext:value-type="float">
            <text:p>2.7730</text:p>
          </table:table-cell>
          <table:table-cell table:style-name="ce6" table:formula="of:=[.K418]-([.K418]/14)+[.H419]" office:value-type="float" office:value="2.04197159328058" calcext:value-type="float">
            <text:p>2.0420</text:p>
          </table:table-cell>
          <table:table-cell table:formula="of:=(100*([.J419]/[.I419]))" office:value-type="float" office:value="25.439588616195" calcext:value-type="float">
            <text:p>25.4396</text:p>
          </table:table-cell>
          <table:table-cell table:formula="of:=(100*([.K419]/[.I419]))" office:value-type="float" office:value="18.7328813564777" calcext:value-type="float">
            <text:p>18.7329</text:p>
          </table:table-cell>
          <table:table-cell table:formula="of:=ABS([.L419]-[.M419])" office:value-type="float" office:value="6.70670725971728" calcext:value-type="float">
            <text:p>6.7067</text:p>
          </table:table-cell>
          <table:table-cell table:formula="of:=[.L419]+[.M419]" office:value-type="float" office:value="44.1724699726728" calcext:value-type="float">
            <text:p>44.1725</text:p>
          </table:table-cell>
          <table:table-cell table:formula="of:=(100*([.N419]/[.O419]))" office:value-type="float" office:value="15.1830025893195" calcext:value-type="float">
            <text:p>15.1830</text:p>
          </table:table-cell>
          <table:table-cell table:formula="of:=(([.Q418]*13)+[.P419])/14" office:value-type="float" office:value="25.8572202393541" calcext:value-type="float">
            <text:p>25.857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07" calcext:value-type="date">
            <text:p>7 Oct 10</text:p>
          </table:table-cell>
          <table:table-cell table:style-name="ce6" office:value-type="float" office:value="49.54" calcext:value-type="float">
            <text:p>49.5400</text:p>
          </table:table-cell>
          <table:table-cell office:value-type="float" office:value="49" calcext:value-type="float">
            <text:p>49.0000</text:p>
          </table:table-cell>
          <table:table-cell office:value-type="float" office:value="49.41" calcext:value-type="float">
            <text:p>49.4100</text:p>
          </table:table-cell>
          <table:table-cell table:style-name="ce7" table:formula="of:=MAX([.C420]-[.D420];ABS([.C420]-[.E419]);ABS([.D420]-[.E419]))" office:value-type="float" office:value="0.539999999999999" calcext:value-type="float">
            <text:p>0.5400</text:p>
          </table:table-cell>
          <table:table-cell table:formula="of:=IF([.C420]-[.C419]&gt;[.D419]-[.D420];MAX([.C420]-[.C419];0);0)" office:value-type="float" office:value="0" calcext:value-type="float">
            <text:p>0.0000</text:p>
          </table:table-cell>
          <table:table-cell table:formula="of:=IF([.D419]-[.D420]&gt;[.C420]-[.C419];MAX([.D419]-[.D420];0);0)" office:value-type="float" office:value="0" calcext:value-type="float">
            <text:p>0.0000</text:p>
          </table:table-cell>
          <table:table-cell table:formula="of:=[.I419]-([.I419]/14)+[.F420]" office:value-type="float" office:value="10.6618624267812" calcext:value-type="float">
            <text:p>10.6619</text:p>
          </table:table-cell>
          <table:table-cell table:style-name="ce6" table:formula="of:=[.J419]-([.J419]/14)+[.G420]" office:value-type="float" office:value="2.57496016167036" calcext:value-type="float">
            <text:p>2.5750</text:p>
          </table:table-cell>
          <table:table-cell table:style-name="ce6" table:formula="of:=[.K419]-([.K419]/14)+[.H420]" office:value-type="float" office:value="1.89611647947483" calcext:value-type="float">
            <text:p>1.8961</text:p>
          </table:table-cell>
          <table:table-cell table:formula="of:=(100*([.J420]/[.I420]))" office:value-type="float" office:value="24.1511291235797" calcext:value-type="float">
            <text:p>24.1511</text:p>
          </table:table-cell>
          <table:table-cell table:formula="of:=(100*([.K420]/[.I420]))" office:value-type="float" office:value="17.7841019099255" calcext:value-type="float">
            <text:p>17.7841</text:p>
          </table:table-cell>
          <table:table-cell table:formula="of:=ABS([.L420]-[.M420])" office:value-type="float" office:value="6.3670272136542" calcext:value-type="float">
            <text:p>6.3670</text:p>
          </table:table-cell>
          <table:table-cell table:formula="of:=[.L420]+[.M420]" office:value-type="float" office:value="41.9352310335051" calcext:value-type="float">
            <text:p>41.9352</text:p>
          </table:table-cell>
          <table:table-cell table:formula="of:=(100*([.N420]/[.O420]))" office:value-type="float" office:value="15.1830025893195" calcext:value-type="float">
            <text:p>15.1830</text:p>
          </table:table-cell>
          <table:table-cell table:formula="of:=(([.Q419]*13)+[.P420])/14" office:value-type="float" office:value="25.0947761214945" calcext:value-type="float">
            <text:p>25.094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08" calcext:value-type="date">
            <text:p>8 Oct 10</text:p>
          </table:table-cell>
          <table:table-cell table:style-name="ce6" office:value-type="float" office:value="49.87" calcext:value-type="float">
            <text:p>49.8700</text:p>
          </table:table-cell>
          <table:table-cell office:value-type="float" office:value="49.08" calcext:value-type="float">
            <text:p>49.0800</text:p>
          </table:table-cell>
          <table:table-cell office:value-type="float" office:value="49.75" calcext:value-type="float">
            <text:p>49.7500</text:p>
          </table:table-cell>
          <table:table-cell table:style-name="ce7" table:formula="of:=MAX([.C421]-[.D421];ABS([.C421]-[.E420]);ABS([.D421]-[.E420]))" office:value-type="float" office:value="0.789999999999999" calcext:value-type="float">
            <text:p>0.7900</text:p>
          </table:table-cell>
          <table:table-cell table:formula="of:=IF([.C421]-[.C420]&gt;[.D420]-[.D421];MAX([.C421]-[.C420];0);0)" office:value-type="float" office:value="0.329999999999998" calcext:value-type="float">
            <text:p>0.3300</text:p>
          </table:table-cell>
          <table:table-cell table:formula="of:=IF([.D420]-[.D421]&gt;[.C421]-[.C420];MAX([.D420]-[.D421];0);0)" office:value-type="float" office:value="0" calcext:value-type="float">
            <text:p>0.0000</text:p>
          </table:table-cell>
          <table:table-cell table:formula="of:=[.I420]-([.I420]/14)+[.F421]" office:value-type="float" office:value="10.6903008248683" calcext:value-type="float">
            <text:p>10.6903</text:p>
          </table:table-cell>
          <table:table-cell table:style-name="ce6" table:formula="of:=[.J420]-([.J420]/14)+[.G421]" office:value-type="float" office:value="2.72103443583676" calcext:value-type="float">
            <text:p>2.7210</text:p>
          </table:table-cell>
          <table:table-cell table:style-name="ce6" table:formula="of:=[.K420]-([.K420]/14)+[.H421]" office:value-type="float" office:value="1.76067958808377" calcext:value-type="float">
            <text:p>1.7607</text:p>
          </table:table-cell>
          <table:table-cell table:formula="of:=(100*([.J421]/[.I421]))" office:value-type="float" office:value="25.4533008978284" calcext:value-type="float">
            <text:p>25.4533</text:p>
          </table:table-cell>
          <table:table-cell table:formula="of:=(100*([.K421]/[.I421]))" office:value-type="float" office:value="16.4698787894536" calcext:value-type="float">
            <text:p>16.4699</text:p>
          </table:table-cell>
          <table:table-cell table:formula="of:=ABS([.L421]-[.M421])" office:value-type="float" office:value="8.98342210837482" calcext:value-type="float">
            <text:p>8.9834</text:p>
          </table:table-cell>
          <table:table-cell table:formula="of:=[.L421]+[.M421]" office:value-type="float" office:value="41.9231796872821" calcext:value-type="float">
            <text:p>41.9232</text:p>
          </table:table-cell>
          <table:table-cell table:formula="of:=(100*([.N421]/[.O421]))" office:value-type="float" office:value="21.4282937873151" calcext:value-type="float">
            <text:p>21.4283</text:p>
          </table:table-cell>
          <table:table-cell table:formula="of:=(([.Q420]*13)+[.P421])/14" office:value-type="float" office:value="24.832884526196" calcext:value-type="float">
            <text:p>24.832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11" calcext:value-type="date">
            <text:p>11 Oct 10</text:p>
          </table:table-cell>
          <table:table-cell table:style-name="ce6" office:value-type="float" office:value="50.02" calcext:value-type="float">
            <text:p>50.0200</text:p>
          </table:table-cell>
          <table:table-cell office:value-type="float" office:value="49.62" calcext:value-type="float">
            <text:p>49.6200</text:p>
          </table:table-cell>
          <table:table-cell office:value-type="float" office:value="49.77" calcext:value-type="float">
            <text:p>49.7700</text:p>
          </table:table-cell>
          <table:table-cell table:style-name="ce7" table:formula="of:=MAX([.C422]-[.D422];ABS([.C422]-[.E421]);ABS([.D422]-[.E421]))" office:value-type="float" office:value="0.400000000000006" calcext:value-type="float">
            <text:p>0.4000</text:p>
          </table:table-cell>
          <table:table-cell table:formula="of:=IF([.C422]-[.C421]&gt;[.D421]-[.D422];MAX([.C422]-[.C421];0);0)" office:value-type="float" office:value="0.150000000000006" calcext:value-type="float">
            <text:p>0.1500</text:p>
          </table:table-cell>
          <table:table-cell table:formula="of:=IF([.D421]-[.D422]&gt;[.C422]-[.C421];MAX([.D421]-[.D422];0);0)" office:value-type="float" office:value="0" calcext:value-type="float">
            <text:p>0.0000</text:p>
          </table:table-cell>
          <table:table-cell table:formula="of:=[.I421]-([.I421]/14)+[.F422]" office:value-type="float" office:value="10.3267079088063" calcext:value-type="float">
            <text:p>10.3267</text:p>
          </table:table-cell>
          <table:table-cell table:style-name="ce6" table:formula="of:=[.J421]-([.J421]/14)+[.G422]" office:value-type="float" office:value="2.676674833277" calcext:value-type="float">
            <text:p>2.6767</text:p>
          </table:table-cell>
          <table:table-cell table:style-name="ce6" table:formula="of:=[.K421]-([.K421]/14)+[.H422]" office:value-type="float" office:value="1.6349167603635" calcext:value-type="float">
            <text:p>1.6349</text:p>
          </table:table-cell>
          <table:table-cell table:formula="of:=(100*([.J422]/[.I422]))" office:value-type="float" office:value="25.9199239187778" calcext:value-type="float">
            <text:p>25.9199</text:p>
          </table:table-cell>
          <table:table-cell table:formula="of:=(100*([.K422]/[.I422]))" office:value-type="float" office:value="15.8319260581516" calcext:value-type="float">
            <text:p>15.8319</text:p>
          </table:table-cell>
          <table:table-cell table:formula="of:=ABS([.L422]-[.M422])" office:value-type="float" office:value="10.0879978606263" calcext:value-type="float">
            <text:p>10.0880</text:p>
          </table:table-cell>
          <table:table-cell table:formula="of:=[.L422]+[.M422]" office:value-type="float" office:value="41.7518499769294" calcext:value-type="float">
            <text:p>41.7518</text:p>
          </table:table-cell>
          <table:table-cell table:formula="of:=(100*([.N422]/[.O422]))" office:value-type="float" office:value="24.1617984980319" calcext:value-type="float">
            <text:p>24.1618</text:p>
          </table:table-cell>
          <table:table-cell table:formula="of:=(([.Q421]*13)+[.P422])/14" office:value-type="float" office:value="24.7849498098985" calcext:value-type="float">
            <text:p>24.784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12" calcext:value-type="date">
            <text:p>12 Oct 10</text:p>
          </table:table-cell>
          <table:table-cell table:style-name="ce6" office:value-type="float" office:value="50.21" calcext:value-type="float">
            <text:p>50.2100</text:p>
          </table:table-cell>
          <table:table-cell office:value-type="float" office:value="49.26" calcext:value-type="float">
            <text:p>49.2600</text:p>
          </table:table-cell>
          <table:table-cell office:value-type="float" office:value="50.11" calcext:value-type="float">
            <text:p>50.1100</text:p>
          </table:table-cell>
          <table:table-cell table:style-name="ce7" table:formula="of:=MAX([.C423]-[.D423];ABS([.C423]-[.E422]);ABS([.D423]-[.E422]))" office:value-type="float" office:value="0.950000000000003" calcext:value-type="float">
            <text:p>0.9500</text:p>
          </table:table-cell>
          <table:table-cell table:formula="of:=IF([.C423]-[.C422]&gt;[.D422]-[.D423];MAX([.C423]-[.C422];0);0)" office:value-type="float" office:value="0" calcext:value-type="float">
            <text:p>0.0000</text:p>
          </table:table-cell>
          <table:table-cell table:formula="of:=IF([.D422]-[.D423]&gt;[.C423]-[.C422];MAX([.D422]-[.D423];0);0)" office:value-type="float" office:value="0.359999999999999" calcext:value-type="float">
            <text:p>0.3600</text:p>
          </table:table-cell>
          <table:table-cell table:formula="of:=[.I422]-([.I422]/14)+[.F423]" office:value-type="float" office:value="10.5390859153201" calcext:value-type="float">
            <text:p>10.5391</text:p>
          </table:table-cell>
          <table:table-cell table:style-name="ce6" table:formula="of:=[.J422]-([.J422]/14)+[.G423]" office:value-type="float" office:value="2.48548377375721" calcext:value-type="float">
            <text:p>2.4855</text:p>
          </table:table-cell>
          <table:table-cell table:style-name="ce6" table:formula="of:=[.K422]-([.K422]/14)+[.H423]" office:value-type="float" office:value="1.87813699176611" calcext:value-type="float">
            <text:p>1.8781</text:p>
          </table:table-cell>
          <table:table-cell table:formula="of:=(100*([.J423]/[.I423]))" office:value-type="float" office:value="23.5834852635957" calcext:value-type="float">
            <text:p>23.5835</text:p>
          </table:table-cell>
          <table:table-cell table:formula="of:=(100*([.K423]/[.I423]))" office:value-type="float" office:value="17.8206820482975" calcext:value-type="float">
            <text:p>17.8207</text:p>
          </table:table-cell>
          <table:table-cell table:formula="of:=ABS([.L423]-[.M423])" office:value-type="float" office:value="5.7628032152982" calcext:value-type="float">
            <text:p>5.7628</text:p>
          </table:table-cell>
          <table:table-cell table:formula="of:=[.L423]+[.M423]" office:value-type="float" office:value="41.4041673118933" calcext:value-type="float">
            <text:p>41.4042</text:p>
          </table:table-cell>
          <table:table-cell table:formula="of:=(100*([.N423]/[.O423]))" office:value-type="float" office:value="13.9184135062725" calcext:value-type="float">
            <text:p>13.9184</text:p>
          </table:table-cell>
          <table:table-cell table:formula="of:=(([.Q422]*13)+[.P423])/14" office:value-type="float" office:value="24.0087686453538" calcext:value-type="float">
            <text:p>24.008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13" calcext:value-type="date">
            <text:p>13 Oct 10</text:p>
          </table:table-cell>
          <table:table-cell table:style-name="ce6" office:value-type="float" office:value="50.75" calcext:value-type="float">
            <text:p>50.7500</text:p>
          </table:table-cell>
          <table:table-cell office:value-type="float" office:value="50.28" calcext:value-type="float">
            <text:p>50.2800</text:p>
          </table:table-cell>
          <table:table-cell office:value-type="float" office:value="50.52" calcext:value-type="float">
            <text:p>50.5200</text:p>
          </table:table-cell>
          <table:table-cell table:style-name="ce7" table:formula="of:=MAX([.C424]-[.D424];ABS([.C424]-[.E423]);ABS([.D424]-[.E423]))" office:value-type="float" office:value="0.640000000000001" calcext:value-type="float">
            <text:p>0.6400</text:p>
          </table:table-cell>
          <table:table-cell table:formula="of:=IF([.C424]-[.C423]&gt;[.D423]-[.D424];MAX([.C424]-[.C423];0);0)" office:value-type="float" office:value="0.539999999999999" calcext:value-type="float">
            <text:p>0.5400</text:p>
          </table:table-cell>
          <table:table-cell table:formula="of:=IF([.D423]-[.D424]&gt;[.C424]-[.C423];MAX([.D423]-[.D424];0);0)" office:value-type="float" office:value="0" calcext:value-type="float">
            <text:p>0.0000</text:p>
          </table:table-cell>
          <table:table-cell table:formula="of:=[.I423]-([.I423]/14)+[.F424]" office:value-type="float" office:value="10.4262940642258" calcext:value-type="float">
            <text:p>10.4263</text:p>
          </table:table-cell>
          <table:table-cell table:style-name="ce6" table:formula="of:=[.J423]-([.J423]/14)+[.G424]" office:value-type="float" office:value="2.84794921848884" calcext:value-type="float">
            <text:p>2.8479</text:p>
          </table:table-cell>
          <table:table-cell table:style-name="ce6" table:formula="of:=[.K423]-([.K423]/14)+[.H424]" office:value-type="float" office:value="1.7439843494971" calcext:value-type="float">
            <text:p>1.7440</text:p>
          </table:table-cell>
          <table:table-cell table:formula="of:=(100*([.J424]/[.I424]))" office:value-type="float" office:value="27.3150670885121" calcext:value-type="float">
            <text:p>27.3151</text:p>
          </table:table-cell>
          <table:table-cell table:formula="of:=(100*([.K424]/[.I424]))" office:value-type="float" office:value="16.7267903509548" calcext:value-type="float">
            <text:p>16.7268</text:p>
          </table:table-cell>
          <table:table-cell table:formula="of:=ABS([.L424]-[.M424])" office:value-type="float" office:value="10.5882767375573" calcext:value-type="float">
            <text:p>10.5883</text:p>
          </table:table-cell>
          <table:table-cell table:formula="of:=[.L424]+[.M424]" office:value-type="float" office:value="44.0418574394669" calcext:value-type="float">
            <text:p>44.0419</text:p>
          </table:table-cell>
          <table:table-cell table:formula="of:=(100*([.N424]/[.O424]))" office:value-type="float" office:value="24.0413946031007" calcext:value-type="float">
            <text:p>24.0414</text:p>
          </table:table-cell>
          <table:table-cell table:formula="of:=(([.Q423]*13)+[.P424])/14" office:value-type="float" office:value="24.0110990709072" calcext:value-type="float">
            <text:p>24.011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14" calcext:value-type="date">
            <text:p>14 Oct 10</text:p>
          </table:table-cell>
          <table:table-cell table:style-name="ce6" office:value-type="float" office:value="50.64" calcext:value-type="float">
            <text:p>50.6400</text:p>
          </table:table-cell>
          <table:table-cell office:value-type="float" office:value="50.17" calcext:value-type="float">
            <text:p>50.1700</text:p>
          </table:table-cell>
          <table:table-cell office:value-type="float" office:value="50.42" calcext:value-type="float">
            <text:p>50.4200</text:p>
          </table:table-cell>
          <table:table-cell table:style-name="ce7" table:formula="of:=MAX([.C425]-[.D425];ABS([.C425]-[.E424]);ABS([.D425]-[.E424]))" office:value-type="float" office:value="0.469999999999999" calcext:value-type="float">
            <text:p>0.4700</text:p>
          </table:table-cell>
          <table:table-cell table:formula="of:=IF([.C425]-[.C424]&gt;[.D424]-[.D425];MAX([.C425]-[.C424];0);0)" office:value-type="float" office:value="0" calcext:value-type="float">
            <text:p>0.0000</text:p>
          </table:table-cell>
          <table:table-cell table:formula="of:=IF([.D424]-[.D425]&gt;[.C425]-[.C424];MAX([.D424]-[.D425];0);0)" office:value-type="float" office:value="0.109999999999999" calcext:value-type="float">
            <text:p>0.1100</text:p>
          </table:table-cell>
          <table:table-cell table:formula="of:=[.I424]-([.I424]/14)+[.F425]" office:value-type="float" office:value="10.151558773924" calcext:value-type="float">
            <text:p>10.1516</text:p>
          </table:table-cell>
          <table:table-cell table:style-name="ce6" table:formula="of:=[.J424]-([.J424]/14)+[.G425]" office:value-type="float" office:value="2.64452427431106" calcext:value-type="float">
            <text:p>2.6445</text:p>
          </table:table-cell>
          <table:table-cell table:style-name="ce6" table:formula="of:=[.K424]-([.K424]/14)+[.H425]" office:value-type="float" office:value="1.72941403881873" calcext:value-type="float">
            <text:p>1.7294</text:p>
          </table:table-cell>
          <table:table-cell table:formula="of:=(100*([.J425]/[.I425]))" office:value-type="float" office:value="26.0504256854029" calcext:value-type="float">
            <text:p>26.0504</text:p>
          </table:table-cell>
          <table:table-cell table:formula="of:=(100*([.K425]/[.I425]))" office:value-type="float" office:value="17.035945684135" calcext:value-type="float">
            <text:p>17.0359</text:p>
          </table:table-cell>
          <table:table-cell table:formula="of:=ABS([.L425]-[.M425])" office:value-type="float" office:value="9.01448000126789" calcext:value-type="float">
            <text:p>9.0145</text:p>
          </table:table-cell>
          <table:table-cell table:formula="of:=[.L425]+[.M425]" office:value-type="float" office:value="43.086371369538" calcext:value-type="float">
            <text:p>43.0864</text:p>
          </table:table-cell>
          <table:table-cell table:formula="of:=(100*([.N425]/[.O425]))" office:value-type="float" office:value="20.9218825227903" calcext:value-type="float">
            <text:p>20.9219</text:p>
          </table:table-cell>
          <table:table-cell table:formula="of:=(([.Q424]*13)+[.P425])/14" office:value-type="float" office:value="23.7904407460417" calcext:value-type="float">
            <text:p>23.790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15" calcext:value-type="date">
            <text:p>15 Oct 10</text:p>
          </table:table-cell>
          <table:table-cell table:style-name="ce6" office:value-type="float" office:value="51.5" calcext:value-type="float">
            <text:p>51.5000</text:p>
          </table:table-cell>
          <table:table-cell office:value-type="float" office:value="50.63" calcext:value-type="float">
            <text:p>50.6300</text:p>
          </table:table-cell>
          <table:table-cell office:value-type="float" office:value="51.49" calcext:value-type="float">
            <text:p>51.4900</text:p>
          </table:table-cell>
          <table:table-cell table:style-name="ce7" table:formula="of:=MAX([.C426]-[.D426];ABS([.C426]-[.E425]);ABS([.D426]-[.E425]))" office:value-type="float" office:value="1.08" calcext:value-type="float">
            <text:p>1.0800</text:p>
          </table:table-cell>
          <table:table-cell table:formula="of:=IF([.C426]-[.C425]&gt;[.D425]-[.D426];MAX([.C426]-[.C425];0);0)" office:value-type="float" office:value="0.859999999999999" calcext:value-type="float">
            <text:p>0.8600</text:p>
          </table:table-cell>
          <table:table-cell table:formula="of:=IF([.D425]-[.D426]&gt;[.C426]-[.C425];MAX([.D425]-[.D426];0);0)" office:value-type="float" office:value="0" calcext:value-type="float">
            <text:p>0.0000</text:p>
          </table:table-cell>
          <table:table-cell table:formula="of:=[.I425]-([.I425]/14)+[.F426]" office:value-type="float" office:value="10.5064474329294" calcext:value-type="float">
            <text:p>10.5064</text:p>
          </table:table-cell>
          <table:table-cell table:style-name="ce6" table:formula="of:=[.J425]-([.J425]/14)+[.G426]" office:value-type="float" office:value="3.31562968328885" calcext:value-type="float">
            <text:p>3.3156</text:p>
          </table:table-cell>
          <table:table-cell table:style-name="ce6" table:formula="of:=[.K425]-([.K425]/14)+[.H426]" office:value-type="float" office:value="1.6058844646174" calcext:value-type="float">
            <text:p>1.6059</text:p>
          </table:table-cell>
          <table:table-cell table:formula="of:=(100*([.J426]/[.I426]))" office:value-type="float" office:value="31.5580476127161" calcext:value-type="float">
            <text:p>31.5580</text:p>
          </table:table-cell>
          <table:table-cell table:formula="of:=(100*([.K426]/[.I426]))" office:value-type="float" office:value="15.2847522901435" calcext:value-type="float">
            <text:p>15.2848</text:p>
          </table:table-cell>
          <table:table-cell table:formula="of:=ABS([.L426]-[.M426])" office:value-type="float" office:value="16.2732953225726" calcext:value-type="float">
            <text:p>16.2733</text:p>
          </table:table-cell>
          <table:table-cell table:formula="of:=[.L426]+[.M426]" office:value-type="float" office:value="46.8427999028595" calcext:value-type="float">
            <text:p>46.8428</text:p>
          </table:table-cell>
          <table:table-cell table:formula="of:=(100*([.N426]/[.O426]))" office:value-type="float" office:value="34.7402276471932" calcext:value-type="float">
            <text:p>34.7402</text:p>
          </table:table-cell>
          <table:table-cell table:formula="of:=(([.Q425]*13)+[.P426])/14" office:value-type="float" office:value="24.5725683818382" calcext:value-type="float">
            <text:p>24.572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18" calcext:value-type="date">
            <text:p>18 Oct 10</text:p>
          </table:table-cell>
          <table:table-cell table:style-name="ce6" office:value-type="float" office:value="51.72" calcext:value-type="float">
            <text:p>51.7200</text:p>
          </table:table-cell>
          <table:table-cell table:number-columns-repeated="2" office:value-type="float" office:value="51.3" calcext:value-type="float">
            <text:p>51.3000</text:p>
          </table:table-cell>
          <table:table-cell table:style-name="ce7" table:formula="of:=MAX([.C427]-[.D427];ABS([.C427]-[.E426]);ABS([.D427]-[.E426]))" office:value-type="float" office:value="0.420000000000002" calcext:value-type="float">
            <text:p>0.4200</text:p>
          </table:table-cell>
          <table:table-cell table:formula="of:=IF([.C427]-[.C426]&gt;[.D426]-[.D427];MAX([.C427]-[.C426];0);0)" office:value-type="float" office:value="0.219999999999999" calcext:value-type="float">
            <text:p>0.2200</text:p>
          </table:table-cell>
          <table:table-cell table:formula="of:=IF([.D426]-[.D427]&gt;[.C427]-[.C426];MAX([.D426]-[.D427];0);0)" office:value-type="float" office:value="0" calcext:value-type="float">
            <text:p>0.0000</text:p>
          </table:table-cell>
          <table:table-cell table:formula="of:=[.I426]-([.I426]/14)+[.F427]" office:value-type="float" office:value="10.1759869020059" calcext:value-type="float">
            <text:p>10.1760</text:p>
          </table:table-cell>
          <table:table-cell table:style-name="ce6" table:formula="of:=[.J426]-([.J426]/14)+[.G427]" office:value-type="float" office:value="3.29879899162536" calcext:value-type="float">
            <text:p>3.2988</text:p>
          </table:table-cell>
          <table:table-cell table:style-name="ce6" table:formula="of:=[.K426]-([.K426]/14)+[.H427]" office:value-type="float" office:value="1.49117843143044" calcext:value-type="float">
            <text:p>1.4912</text:p>
          </table:table-cell>
          <table:table-cell table:formula="of:=(100*([.J427]/[.I427]))" office:value-type="float" office:value="32.417484646871" calcext:value-type="float">
            <text:p>32.4175</text:p>
          </table:table-cell>
          <table:table-cell table:formula="of:=(100*([.K427]/[.I427]))" office:value-type="float" office:value="14.653894956729" calcext:value-type="float">
            <text:p>14.6539</text:p>
          </table:table-cell>
          <table:table-cell table:formula="of:=ABS([.L427]-[.M427])" office:value-type="float" office:value="17.763589690142" calcext:value-type="float">
            <text:p>17.7636</text:p>
          </table:table-cell>
          <table:table-cell table:formula="of:=[.L427]+[.M427]" office:value-type="float" office:value="47.0713796035999" calcext:value-type="float">
            <text:p>47.0714</text:p>
          </table:table-cell>
          <table:table-cell table:formula="of:=(100*([.N427]/[.O427]))" office:value-type="float" office:value="37.7375590852312" calcext:value-type="float">
            <text:p>37.7376</text:p>
          </table:table-cell>
          <table:table-cell table:formula="of:=(([.Q426]*13)+[.P427])/14" office:value-type="float" office:value="25.512924860652" calcext:value-type="float">
            <text:p>25.512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19" calcext:value-type="date">
            <text:p>19 Oct 10</text:p>
          </table:table-cell>
          <table:table-cell table:style-name="ce6" office:value-type="float" office:value="51.3" calcext:value-type="float">
            <text:p>51.3000</text:p>
          </table:table-cell>
          <table:table-cell office:value-type="float" office:value="50.42" calcext:value-type="float">
            <text:p>50.4200</text:p>
          </table:table-cell>
          <table:table-cell office:value-type="float" office:value="50.82" calcext:value-type="float">
            <text:p>50.8200</text:p>
          </table:table-cell>
          <table:table-cell table:style-name="ce7" table:formula="of:=MAX([.C428]-[.D428];ABS([.C428]-[.E427]);ABS([.D428]-[.E427]))" office:value-type="float" office:value="0.879999999999995" calcext:value-type="float">
            <text:p>0.8800</text:p>
          </table:table-cell>
          <table:table-cell table:formula="of:=IF([.C428]-[.C427]&gt;[.D427]-[.D428];MAX([.C428]-[.C427];0);0)" office:value-type="float" office:value="0" calcext:value-type="float">
            <text:p>0.0000</text:p>
          </table:table-cell>
          <table:table-cell table:formula="of:=IF([.D427]-[.D428]&gt;[.C428]-[.C427];MAX([.D427]-[.D428];0);0)" office:value-type="float" office:value="0.879999999999995" calcext:value-type="float">
            <text:p>0.8800</text:p>
          </table:table-cell>
          <table:table-cell table:formula="of:=[.I427]-([.I427]/14)+[.F428]" office:value-type="float" office:value="10.3291306947197" calcext:value-type="float">
            <text:p>10.3291</text:p>
          </table:table-cell>
          <table:table-cell table:style-name="ce6" table:formula="of:=[.J427]-([.J427]/14)+[.G428]" office:value-type="float" office:value="3.06317049222354" calcext:value-type="float">
            <text:p>3.0632</text:p>
          </table:table-cell>
          <table:table-cell table:style-name="ce6" table:formula="of:=[.K427]-([.K427]/14)+[.H428]" office:value-type="float" office:value="2.26466568632826" calcext:value-type="float">
            <text:p>2.2647</text:p>
          </table:table-cell>
          <table:table-cell table:formula="of:=(100*([.J428]/[.I428]))" office:value-type="float" office:value="29.6556465665541" calcext:value-type="float">
            <text:p>29.6556</text:p>
          </table:table-cell>
          <table:table-cell table:formula="of:=(100*([.K428]/[.I428]))" office:value-type="float" office:value="21.9250366101569" calcext:value-type="float">
            <text:p>21.9250</text:p>
          </table:table-cell>
          <table:table-cell table:formula="of:=ABS([.L428]-[.M428])" office:value-type="float" office:value="7.73060995639721" calcext:value-type="float">
            <text:p>7.7306</text:p>
          </table:table-cell>
          <table:table-cell table:formula="of:=[.L428]+[.M428]" office:value-type="float" office:value="51.5806831767111" calcext:value-type="float">
            <text:p>51.5807</text:p>
          </table:table-cell>
          <table:table-cell table:formula="of:=(100*([.N428]/[.O428]))" office:value-type="float" office:value="14.9874128846118" calcext:value-type="float">
            <text:p>14.9874</text:p>
          </table:table-cell>
          <table:table-cell table:formula="of:=(([.Q427]*13)+[.P428])/14" office:value-type="float" office:value="24.7611025766491" calcext:value-type="float">
            <text:p>24.761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20" calcext:value-type="date">
            <text:p>20 Oct 10</text:p>
          </table:table-cell>
          <table:table-cell table:style-name="ce6" office:value-type="float" office:value="51.57" calcext:value-type="float">
            <text:p>51.5700</text:p>
          </table:table-cell>
          <table:table-cell office:value-type="float" office:value="50.87" calcext:value-type="float">
            <text:p>50.8700</text:p>
          </table:table-cell>
          <table:table-cell office:value-type="float" office:value="51.19" calcext:value-type="float">
            <text:p>51.1900</text:p>
          </table:table-cell>
          <table:table-cell table:style-name="ce7" table:formula="of:=MAX([.C429]-[.D429];ABS([.C429]-[.E428]);ABS([.D429]-[.E428]))" office:value-type="float" office:value="0.75" calcext:value-type="float">
            <text:p>0.7500</text:p>
          </table:table-cell>
          <table:table-cell table:formula="of:=IF([.C429]-[.C428]&gt;[.D428]-[.D429];MAX([.C429]-[.C428];0);0)" office:value-type="float" office:value="0.270000000000003" calcext:value-type="float">
            <text:p>0.2700</text:p>
          </table:table-cell>
          <table:table-cell table:formula="of:=IF([.D428]-[.D429]&gt;[.C429]-[.C428];MAX([.D428]-[.D429];0);0)" office:value-type="float" office:value="0" calcext:value-type="float">
            <text:p>0.0000</text:p>
          </table:table-cell>
          <table:table-cell table:formula="of:=[.I428]-([.I428]/14)+[.F429]" office:value-type="float" office:value="10.3413356450969" calcext:value-type="float">
            <text:p>10.3413</text:p>
          </table:table-cell>
          <table:table-cell table:style-name="ce6" table:formula="of:=[.J428]-([.J428]/14)+[.G429]" office:value-type="float" office:value="3.11437259992187" calcext:value-type="float">
            <text:p>3.1144</text:p>
          </table:table-cell>
          <table:table-cell table:style-name="ce6" table:formula="of:=[.K428]-([.K428]/14)+[.H429]" office:value-type="float" office:value="2.10290385159053" calcext:value-type="float">
            <text:p>2.1029</text:p>
          </table:table-cell>
          <table:table-cell table:formula="of:=(100*([.J429]/[.I429]))" office:value-type="float" office:value="30.1157675062841" calcext:value-type="float">
            <text:p>30.1158</text:p>
          </table:table-cell>
          <table:table-cell table:formula="of:=(100*([.K429]/[.I429]))" office:value-type="float" office:value="20.3349347101752" calcext:value-type="float">
            <text:p>20.3349</text:p>
          </table:table-cell>
          <table:table-cell table:formula="of:=ABS([.L429]-[.M429])" office:value-type="float" office:value="9.78083279610892" calcext:value-type="float">
            <text:p>9.7808</text:p>
          </table:table-cell>
          <table:table-cell table:formula="of:=[.L429]+[.M429]" office:value-type="float" office:value="50.4507022164593" calcext:value-type="float">
            <text:p>50.4507</text:p>
          </table:table-cell>
          <table:table-cell table:formula="of:=(100*([.N429]/[.O429]))" office:value-type="float" office:value="19.3869111160121" calcext:value-type="float">
            <text:p>19.3869</text:p>
          </table:table-cell>
          <table:table-cell table:formula="of:=(([.Q428]*13)+[.P429])/14" office:value-type="float" office:value="24.3772317580322" calcext:value-type="float">
            <text:p>24.377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21" calcext:value-type="date">
            <text:p>21 Oct 10</text:p>
          </table:table-cell>
          <table:table-cell table:style-name="ce6" office:value-type="float" office:value="51.7101" calcext:value-type="float">
            <text:p>51.7101</text:p>
          </table:table-cell>
          <table:table-cell office:value-type="float" office:value="50.79" calcext:value-type="float">
            <text:p>50.7900</text:p>
          </table:table-cell>
          <table:table-cell office:value-type="float" office:value="51.29" calcext:value-type="float">
            <text:p>51.2900</text:p>
          </table:table-cell>
          <table:table-cell table:style-name="ce7" table:formula="of:=MAX([.C430]-[.D430];ABS([.C430]-[.E429]);ABS([.D430]-[.E429]))" office:value-type="float" office:value="0.920099999999998" calcext:value-type="float">
            <text:p>0.9201</text:p>
          </table:table-cell>
          <table:table-cell table:formula="of:=IF([.C430]-[.C429]&gt;[.D429]-[.D430];MAX([.C430]-[.C429];0);0)" office:value-type="float" office:value="0.140099999999997" calcext:value-type="float">
            <text:p>0.1401</text:p>
          </table:table-cell>
          <table:table-cell table:formula="of:=IF([.D429]-[.D430]&gt;[.C430]-[.C429];MAX([.D429]-[.D430];0);0)" office:value-type="float" office:value="0" calcext:value-type="float">
            <text:p>0.0000</text:p>
          </table:table-cell>
          <table:table-cell table:formula="of:=[.I429]-([.I429]/14)+[.F430]" office:value-type="float" office:value="10.5227688133043" calcext:value-type="float">
            <text:p>10.5228</text:p>
          </table:table-cell>
          <table:table-cell table:style-name="ce6" table:formula="of:=[.J429]-([.J429]/14)+[.G430]" office:value-type="float" office:value="3.03201741421316" calcext:value-type="float">
            <text:p>3.0320</text:p>
          </table:table-cell>
          <table:table-cell table:style-name="ce6" table:formula="of:=[.K429]-([.K429]/14)+[.H430]" office:value-type="float" office:value="1.95269643361977" calcext:value-type="float">
            <text:p>1.9527</text:p>
          </table:table-cell>
          <table:table-cell table:formula="of:=(100*([.J430]/[.I430]))" office:value-type="float" office:value="28.8138746370602" calcext:value-type="float">
            <text:p>28.8139</text:p>
          </table:table-cell>
          <table:table-cell table:formula="of:=(100*([.K430]/[.I430]))" office:value-type="float" office:value="18.5568690927707" calcext:value-type="float">
            <text:p>18.5569</text:p>
          </table:table-cell>
          <table:table-cell table:formula="of:=ABS([.L430]-[.M430])" office:value-type="float" office:value="10.2570055442895" calcext:value-type="float">
            <text:p>10.2570</text:p>
          </table:table-cell>
          <table:table-cell table:formula="of:=[.L430]+[.M430]" office:value-type="float" office:value="47.3707437298309" calcext:value-type="float">
            <text:p>47.3707</text:p>
          </table:table-cell>
          <table:table-cell table:formula="of:=(100*([.N430]/[.O430]))" office:value-type="float" office:value="21.6526166504545" calcext:value-type="float">
            <text:p>21.6526</text:p>
          </table:table-cell>
          <table:table-cell table:formula="of:=(([.Q429]*13)+[.P430])/14" office:value-type="float" office:value="24.1826163932052" calcext:value-type="float">
            <text:p>24.182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22" calcext:value-type="date">
            <text:p>22 Oct 10</text:p>
          </table:table-cell>
          <table:table-cell table:style-name="ce6" office:value-type="float" office:value="51.69" calcext:value-type="float">
            <text:p>51.6900</text:p>
          </table:table-cell>
          <table:table-cell office:value-type="float" office:value="51.21" calcext:value-type="float">
            <text:p>51.2100</text:p>
          </table:table-cell>
          <table:table-cell office:value-type="float" office:value="51.64" calcext:value-type="float">
            <text:p>51.6400</text:p>
          </table:table-cell>
          <table:table-cell table:style-name="ce7" table:formula="of:=MAX([.C431]-[.D431];ABS([.C431]-[.E430]);ABS([.D431]-[.E430]))" office:value-type="float" office:value="0.479999999999997" calcext:value-type="float">
            <text:p>0.4800</text:p>
          </table:table-cell>
          <table:table-cell table:formula="of:=IF([.C431]-[.C430]&gt;[.D430]-[.D431];MAX([.C431]-[.C430];0);0)" office:value-type="float" office:value="0" calcext:value-type="float">
            <text:p>0.0000</text:p>
          </table:table-cell>
          <table:table-cell table:formula="of:=IF([.D430]-[.D431]&gt;[.C431]-[.C430];MAX([.D430]-[.D431];0);0)" office:value-type="float" office:value="0" calcext:value-type="float">
            <text:p>0.0000</text:p>
          </table:table-cell>
          <table:table-cell table:formula="of:=[.I430]-([.I430]/14)+[.F431]" office:value-type="float" office:value="10.2511424694968" calcext:value-type="float">
            <text:p>10.2511</text:p>
          </table:table-cell>
          <table:table-cell table:style-name="ce6" table:formula="of:=[.J430]-([.J430]/14)+[.G431]" office:value-type="float" office:value="2.81544474176936" calcext:value-type="float">
            <text:p>2.8154</text:p>
          </table:table-cell>
          <table:table-cell table:style-name="ce6" table:formula="of:=[.K430]-([.K430]/14)+[.H431]" office:value-type="float" office:value="1.81321811693265" calcext:value-type="float">
            <text:p>1.8132</text:p>
          </table:table-cell>
          <table:table-cell table:formula="of:=(100*([.J431]/[.I431]))" office:value-type="float" office:value="27.464692351579" calcext:value-type="float">
            <text:p>27.4647</text:p>
          </table:table-cell>
          <table:table-cell table:formula="of:=(100*([.K431]/[.I431]))" office:value-type="float" office:value="17.6879613401925" calcext:value-type="float">
            <text:p>17.6880</text:p>
          </table:table-cell>
          <table:table-cell table:formula="of:=ABS([.L431]-[.M431])" office:value-type="float" office:value="9.77673101138657" calcext:value-type="float">
            <text:p>9.7767</text:p>
          </table:table-cell>
          <table:table-cell table:formula="of:=[.L431]+[.M431]" office:value-type="float" office:value="45.1526536917715" calcext:value-type="float">
            <text:p>45.1527</text:p>
          </table:table-cell>
          <table:table-cell table:formula="of:=(100*([.N431]/[.O431]))" office:value-type="float" office:value="21.6526166504545" calcext:value-type="float">
            <text:p>21.6526</text:p>
          </table:table-cell>
          <table:table-cell table:formula="of:=(([.Q430]*13)+[.P431])/14" office:value-type="float" office:value="24.0019021258659" calcext:value-type="float">
            <text:p>24.001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25" calcext:value-type="date">
            <text:p>25 Oct 10</text:p>
          </table:table-cell>
          <table:table-cell table:style-name="ce6" office:value-type="float" office:value="52.23" calcext:value-type="float">
            <text:p>52.2300</text:p>
          </table:table-cell>
          <table:table-cell office:value-type="float" office:value="51.85" calcext:value-type="float">
            <text:p>51.8500</text:p>
          </table:table-cell>
          <table:table-cell office:value-type="float" office:value="51.89" calcext:value-type="float">
            <text:p>51.8900</text:p>
          </table:table-cell>
          <table:table-cell table:style-name="ce7" table:formula="of:=MAX([.C432]-[.D432];ABS([.C432]-[.E431]);ABS([.D432]-[.E431]))" office:value-type="float" office:value="0.589999999999996" calcext:value-type="float">
            <text:p>0.5900</text:p>
          </table:table-cell>
          <table:table-cell table:formula="of:=IF([.C432]-[.C431]&gt;[.D431]-[.D432];MAX([.C432]-[.C431];0);0)" office:value-type="float" office:value="0.539999999999999" calcext:value-type="float">
            <text:p>0.5400</text:p>
          </table:table-cell>
          <table:table-cell table:formula="of:=IF([.D431]-[.D432]&gt;[.C432]-[.C431];MAX([.D431]-[.D432];0);0)" office:value-type="float" office:value="0" calcext:value-type="float">
            <text:p>0.0000</text:p>
          </table:table-cell>
          <table:table-cell table:formula="of:=[.I431]-([.I431]/14)+[.F432]" office:value-type="float" office:value="10.1089180073899" calcext:value-type="float">
            <text:p>10.1089</text:p>
          </table:table-cell>
          <table:table-cell table:style-name="ce6" table:formula="of:=[.J431]-([.J431]/14)+[.G432]" office:value-type="float" office:value="3.15434154592869" calcext:value-type="float">
            <text:p>3.1543</text:p>
          </table:table-cell>
          <table:table-cell table:style-name="ce6" table:formula="of:=[.K431]-([.K431]/14)+[.H432]" office:value-type="float" office:value="1.68370253715174" calcext:value-type="float">
            <text:p>1.6837</text:p>
          </table:table-cell>
          <table:table-cell table:formula="of:=(100*([.J432]/[.I432]))" office:value-type="float" office:value="31.2035525822129" calcext:value-type="float">
            <text:p>31.2036</text:p>
          </table:table-cell>
          <table:table-cell table:formula="of:=(100*([.K432]/[.I432]))" office:value-type="float" office:value="16.6556157238679" calcext:value-type="float">
            <text:p>16.6556</text:p>
          </table:table-cell>
          <table:table-cell table:formula="of:=ABS([.L432]-[.M432])" office:value-type="float" office:value="14.547936858345" calcext:value-type="float">
            <text:p>14.5479</text:p>
          </table:table-cell>
          <table:table-cell table:formula="of:=[.L432]+[.M432]" office:value-type="float" office:value="47.8591683060808" calcext:value-type="float">
            <text:p>47.8592</text:p>
          </table:table-cell>
          <table:table-cell table:formula="of:=(100*([.N432]/[.O432]))" office:value-type="float" office:value="30.3973875293955" calcext:value-type="float">
            <text:p>30.3974</text:p>
          </table:table-cell>
          <table:table-cell table:formula="of:=(([.Q431]*13)+[.P432])/14" office:value-type="float" office:value="24.4587225118323" calcext:value-type="float">
            <text:p>24.458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26" calcext:value-type="date">
            <text:p>26 Oct 10</text:p>
          </table:table-cell>
          <table:table-cell table:style-name="ce6" office:value-type="float" office:value="52.15" calcext:value-type="float">
            <text:p>52.1500</text:p>
          </table:table-cell>
          <table:table-cell office:value-type="float" office:value="51.42" calcext:value-type="float">
            <text:p>51.4200</text:p>
          </table:table-cell>
          <table:table-cell office:value-type="float" office:value="52.03" calcext:value-type="float">
            <text:p>52.0300</text:p>
          </table:table-cell>
          <table:table-cell table:style-name="ce7" table:formula="of:=MAX([.C433]-[.D433];ABS([.C433]-[.E432]);ABS([.D433]-[.E432]))" office:value-type="float" office:value="0.729999999999997" calcext:value-type="float">
            <text:p>0.7300</text:p>
          </table:table-cell>
          <table:table-cell table:formula="of:=IF([.C433]-[.C432]&gt;[.D432]-[.D433];MAX([.C433]-[.C432];0);0)" office:value-type="float" office:value="0" calcext:value-type="float">
            <text:p>0.0000</text:p>
          </table:table-cell>
          <table:table-cell table:formula="of:=IF([.D432]-[.D433]&gt;[.C433]-[.C432];MAX([.D432]-[.D433];0);0)" office:value-type="float" office:value="0.43" calcext:value-type="float">
            <text:p>0.4300</text:p>
          </table:table-cell>
          <table:table-cell table:formula="of:=[.I432]-([.I432]/14)+[.F433]" office:value-type="float" office:value="10.1168524354335" calcext:value-type="float">
            <text:p>10.1169</text:p>
          </table:table-cell>
          <table:table-cell table:style-name="ce6" table:formula="of:=[.J432]-([.J432]/14)+[.G433]" office:value-type="float" office:value="2.92903143550521" calcext:value-type="float">
            <text:p>2.9290</text:p>
          </table:table-cell>
          <table:table-cell table:style-name="ce6" table:formula="of:=[.K432]-([.K432]/14)+[.H433]" office:value-type="float" office:value="1.99343807021233" calcext:value-type="float">
            <text:p>1.9934</text:p>
          </table:table-cell>
          <table:table-cell table:formula="of:=(100*([.J433]/[.I433]))" office:value-type="float" office:value="28.9520031472092" calcext:value-type="float">
            <text:p>28.9520</text:p>
          </table:table-cell>
          <table:table-cell table:formula="of:=(100*([.K433]/[.I433]))" office:value-type="float" office:value="19.7041331079465" calcext:value-type="float">
            <text:p>19.7041</text:p>
          </table:table-cell>
          <table:table-cell table:formula="of:=ABS([.L433]-[.M433])" office:value-type="float" office:value="9.24787003926279" calcext:value-type="float">
            <text:p>9.2479</text:p>
          </table:table-cell>
          <table:table-cell table:formula="of:=[.L433]+[.M433]" office:value-type="float" office:value="48.6561362551557" calcext:value-type="float">
            <text:p>48.6561</text:p>
          </table:table-cell>
          <table:table-cell table:formula="of:=(100*([.N433]/[.O433]))" office:value-type="float" office:value="19.0065852963877" calcext:value-type="float">
            <text:p>19.0066</text:p>
          </table:table-cell>
          <table:table-cell table:formula="of:=(([.Q432]*13)+[.P433])/14" office:value-type="float" office:value="24.0692841393005" calcext:value-type="float">
            <text:p>24.069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27" calcext:value-type="date">
            <text:p>27 Oct 10</text:p>
          </table:table-cell>
          <table:table-cell table:style-name="ce6" office:value-type="float" office:value="52.23" calcext:value-type="float">
            <text:p>52.2300</text:p>
          </table:table-cell>
          <table:table-cell office:value-type="float" office:value="51.66" calcext:value-type="float">
            <text:p>51.6600</text:p>
          </table:table-cell>
          <table:table-cell office:value-type="float" office:value="52.19" calcext:value-type="float">
            <text:p>52.1900</text:p>
          </table:table-cell>
          <table:table-cell table:style-name="ce7" table:formula="of:=MAX([.C434]-[.D434];ABS([.C434]-[.E433]);ABS([.D434]-[.E433]))" office:value-type="float" office:value="0.57" calcext:value-type="float">
            <text:p>0.5700</text:p>
          </table:table-cell>
          <table:table-cell table:formula="of:=IF([.C434]-[.C433]&gt;[.D433]-[.D434];MAX([.C434]-[.C433];0);0)" office:value-type="float" office:value="0.0799999999999983" calcext:value-type="float">
            <text:p>0.0800</text:p>
          </table:table-cell>
          <table:table-cell table:formula="of:=IF([.D433]-[.D434]&gt;[.C434]-[.C433];MAX([.D433]-[.D434];0);0)" office:value-type="float" office:value="0" calcext:value-type="float">
            <text:p>0.0000</text:p>
          </table:table-cell>
          <table:table-cell table:formula="of:=[.I433]-([.I433]/14)+[.F434]" office:value-type="float" office:value="9.96422011861679" calcext:value-type="float">
            <text:p>9.9642</text:p>
          </table:table-cell>
          <table:table-cell table:style-name="ce6" table:formula="of:=[.J433]-([.J433]/14)+[.G434]" office:value-type="float" office:value="2.7998149043977" calcext:value-type="float">
            <text:p>2.7998</text:p>
          </table:table-cell>
          <table:table-cell table:style-name="ce6" table:formula="of:=[.K433]-([.K433]/14)+[.H434]" office:value-type="float" office:value="1.85104963662574" calcext:value-type="float">
            <text:p>1.8510</text:p>
          </table:table-cell>
          <table:table-cell table:formula="of:=(100*([.J434]/[.I434]))" office:value-type="float" office:value="28.0986858085022" calcext:value-type="float">
            <text:p>28.0987</text:p>
          </table:table-cell>
          <table:table-cell table:formula="of:=(100*([.K434]/[.I434]))" office:value-type="float" office:value="18.5769645249737" calcext:value-type="float">
            <text:p>18.5770</text:p>
          </table:table-cell>
          <table:table-cell table:formula="of:=ABS([.L434]-[.M434])" office:value-type="float" office:value="9.52172128352844" calcext:value-type="float">
            <text:p>9.5217</text:p>
          </table:table-cell>
          <table:table-cell table:formula="of:=[.L434]+[.M434]" office:value-type="float" office:value="46.6756503334759" calcext:value-type="float">
            <text:p>46.6757</text:p>
          </table:table-cell>
          <table:table-cell table:formula="of:=(100*([.N434]/[.O434]))" office:value-type="float" office:value="20.3997613648662" calcext:value-type="float">
            <text:p>20.3998</text:p>
          </table:table-cell>
          <table:table-cell table:formula="of:=(([.Q433]*13)+[.P434])/14" office:value-type="float" office:value="23.8071753696981" calcext:value-type="float">
            <text:p>23.807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28" calcext:value-type="date">
            <text:p>28 Oct 10</text:p>
          </table:table-cell>
          <table:table-cell table:style-name="ce6" office:value-type="float" office:value="52.45" calcext:value-type="float">
            <text:p>52.4500</text:p>
          </table:table-cell>
          <table:table-cell office:value-type="float" office:value="51.84" calcext:value-type="float">
            <text:p>51.8400</text:p>
          </table:table-cell>
          <table:table-cell office:value-type="float" office:value="52.3" calcext:value-type="float">
            <text:p>52.3000</text:p>
          </table:table-cell>
          <table:table-cell table:style-name="ce7" table:formula="of:=MAX([.C435]-[.D435];ABS([.C435]-[.E434]);ABS([.D435]-[.E434]))" office:value-type="float" office:value="0.609999999999999" calcext:value-type="float">
            <text:p>0.6100</text:p>
          </table:table-cell>
          <table:table-cell table:formula="of:=IF([.C435]-[.C434]&gt;[.D434]-[.D435];MAX([.C435]-[.C434];0);0)" office:value-type="float" office:value="0.220000000000006" calcext:value-type="float">
            <text:p>0.2200</text:p>
          </table:table-cell>
          <table:table-cell table:formula="of:=IF([.D434]-[.D435]&gt;[.C435]-[.C434];MAX([.D434]-[.D435];0);0)" office:value-type="float" office:value="0" calcext:value-type="float">
            <text:p>0.0000</text:p>
          </table:table-cell>
          <table:table-cell table:formula="of:=[.I434]-([.I434]/14)+[.F435]" office:value-type="float" office:value="9.86249011014416" calcext:value-type="float">
            <text:p>9.8625</text:p>
          </table:table-cell>
          <table:table-cell table:style-name="ce6" table:formula="of:=[.J434]-([.J434]/14)+[.G435]" office:value-type="float" office:value="2.81982812551215" calcext:value-type="float">
            <text:p>2.8198</text:p>
          </table:table-cell>
          <table:table-cell table:style-name="ce6" table:formula="of:=[.K434]-([.K434]/14)+[.H435]" office:value-type="float" office:value="1.71883180543819" calcext:value-type="float">
            <text:p>1.7188</text:p>
          </table:table-cell>
          <table:table-cell table:formula="of:=(100*([.J435]/[.I435]))" office:value-type="float" office:value="28.5914418571816" calcext:value-type="float">
            <text:p>28.5914</text:p>
          </table:table-cell>
          <table:table-cell table:formula="of:=(100*([.K435]/[.I435]))" office:value-type="float" office:value="17.4279698761904" calcext:value-type="float">
            <text:p>17.4280</text:p>
          </table:table-cell>
          <table:table-cell table:formula="of:=ABS([.L435]-[.M435])" office:value-type="float" office:value="11.1634719809911" calcext:value-type="float">
            <text:p>11.1635</text:p>
          </table:table-cell>
          <table:table-cell table:formula="of:=[.L435]+[.M435]" office:value-type="float" office:value="46.019411733372" calcext:value-type="float">
            <text:p>46.0194</text:p>
          </table:table-cell>
          <table:table-cell table:formula="of:=(100*([.N435]/[.O435]))" office:value-type="float" office:value="24.2581805384003" calcext:value-type="float">
            <text:p>24.2582</text:p>
          </table:table-cell>
          <table:table-cell table:formula="of:=(([.Q434]*13)+[.P435])/14" office:value-type="float" office:value="23.8393900246054" calcext:value-type="float">
            <text:p>23.839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0-29" calcext:value-type="date">
            <text:p>29 Oct 10</text:p>
          </table:table-cell>
          <table:table-cell table:style-name="ce6" office:value-type="float" office:value="52.49" calcext:value-type="float">
            <text:p>52.4900</text:p>
          </table:table-cell>
          <table:table-cell office:value-type="float" office:value="52.1698" calcext:value-type="float">
            <text:p>52.1698</text:p>
          </table:table-cell>
          <table:table-cell office:value-type="float" office:value="52.18" calcext:value-type="float">
            <text:p>52.1800</text:p>
          </table:table-cell>
          <table:table-cell table:style-name="ce7" table:formula="of:=MAX([.C436]-[.D436];ABS([.C436]-[.E435]);ABS([.D436]-[.E435]))" office:value-type="float" office:value="0.3202" calcext:value-type="float">
            <text:p>0.3202</text:p>
          </table:table-cell>
          <table:table-cell table:formula="of:=IF([.C436]-[.C435]&gt;[.D435]-[.D436];MAX([.C436]-[.C435];0);0)" office:value-type="float" office:value="0.0399999999999991" calcext:value-type="float">
            <text:p>0.0400</text:p>
          </table:table-cell>
          <table:table-cell table:formula="of:=IF([.D435]-[.D436]&gt;[.C436]-[.C435];MAX([.D435]-[.D436];0);0)" office:value-type="float" office:value="0" calcext:value-type="float">
            <text:p>0.0000</text:p>
          </table:table-cell>
          <table:table-cell table:formula="of:=[.I435]-([.I435]/14)+[.F436]" office:value-type="float" office:value="9.47822653084815" calcext:value-type="float">
            <text:p>9.4782</text:p>
          </table:table-cell>
          <table:table-cell table:style-name="ce6" table:formula="of:=[.J435]-([.J435]/14)+[.G436]" office:value-type="float" office:value="2.65841183083271" calcext:value-type="float">
            <text:p>2.6584</text:p>
          </table:table-cell>
          <table:table-cell table:style-name="ce6" table:formula="of:=[.K435]-([.K435]/14)+[.H436]" office:value-type="float" office:value="1.59605810504974" calcext:value-type="float">
            <text:p>1.5961</text:p>
          </table:table-cell>
          <table:table-cell table:formula="of:=(100*([.J436]/[.I436]))" office:value-type="float" office:value="28.0475658835601" calcext:value-type="float">
            <text:p>28.0476</text:p>
          </table:table-cell>
          <table:table-cell table:formula="of:=(100*([.K436]/[.I436]))" office:value-type="float" office:value="16.8392061516483" calcext:value-type="float">
            <text:p>16.8392</text:p>
          </table:table-cell>
          <table:table-cell table:formula="of:=ABS([.L436]-[.M436])" office:value-type="float" office:value="11.2083597319118" calcext:value-type="float">
            <text:p>11.2084</text:p>
          </table:table-cell>
          <table:table-cell table:formula="of:=[.L436]+[.M436]" office:value-type="float" office:value="44.8867720352085" calcext:value-type="float">
            <text:p>44.8868</text:p>
          </table:table-cell>
          <table:table-cell table:formula="of:=(100*([.N436]/[.O436]))" office:value-type="float" office:value="24.9702957546606" calcext:value-type="float">
            <text:p>24.9703</text:p>
          </table:table-cell>
          <table:table-cell table:formula="of:=(([.Q435]*13)+[.P436])/14" office:value-type="float" office:value="23.9201690053236" calcext:value-type="float">
            <text:p>23.920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01" calcext:value-type="date">
            <text:p>1 Nov 10</text:p>
          </table:table-cell>
          <table:table-cell table:style-name="ce6" office:value-type="float" office:value="52.75" calcext:value-type="float">
            <text:p>52.7500</text:p>
          </table:table-cell>
          <table:table-cell office:value-type="float" office:value="51.98" calcext:value-type="float">
            <text:p>51.9800</text:p>
          </table:table-cell>
          <table:table-cell office:value-type="float" office:value="52.22" calcext:value-type="float">
            <text:p>52.2200</text:p>
          </table:table-cell>
          <table:table-cell table:style-name="ce7" table:formula="of:=MAX([.C437]-[.D437];ABS([.C437]-[.E436]);ABS([.D437]-[.E436]))" office:value-type="float" office:value="0.770000000000003" calcext:value-type="float">
            <text:p>0.7700</text:p>
          </table:table-cell>
          <table:table-cell table:formula="of:=IF([.C437]-[.C436]&gt;[.D436]-[.D437];MAX([.C437]-[.C436];0);0)" office:value-type="float" office:value="0.259999999999998" calcext:value-type="float">
            <text:p>0.2600</text:p>
          </table:table-cell>
          <table:table-cell table:formula="of:=IF([.D436]-[.D437]&gt;[.C437]-[.C436];MAX([.D436]-[.D437];0);0)" office:value-type="float" office:value="0" calcext:value-type="float">
            <text:p>0.0000</text:p>
          </table:table-cell>
          <table:table-cell table:formula="of:=[.I436]-([.I436]/14)+[.F437]" office:value-type="float" office:value="9.57121035007329" calcext:value-type="float">
            <text:p>9.5712</text:p>
          </table:table-cell>
          <table:table-cell table:style-name="ce6" table:formula="of:=[.J436]-([.J436]/14)+[.G437]" office:value-type="float" office:value="2.72852527148752" calcext:value-type="float">
            <text:p>2.7285</text:p>
          </table:table-cell>
          <table:table-cell table:style-name="ce6" table:formula="of:=[.K436]-([.K436]/14)+[.H437]" office:value-type="float" office:value="1.48205395468905" calcext:value-type="float">
            <text:p>1.4821</text:p>
          </table:table-cell>
          <table:table-cell table:formula="of:=(100*([.J437]/[.I437]))" office:value-type="float" office:value="28.5076304008575" calcext:value-type="float">
            <text:p>28.5076</text:p>
          </table:table-cell>
          <table:table-cell table:formula="of:=(100*([.K437]/[.I437]))" office:value-type="float" office:value="15.4844988301579" calcext:value-type="float">
            <text:p>15.4845</text:p>
          </table:table-cell>
          <table:table-cell table:formula="of:=ABS([.L437]-[.M437])" office:value-type="float" office:value="13.0231315706997" calcext:value-type="float">
            <text:p>13.0231</text:p>
          </table:table-cell>
          <table:table-cell table:formula="of:=[.L437]+[.M437]" office:value-type="float" office:value="43.9921292310154" calcext:value-type="float">
            <text:p>43.9921</text:p>
          </table:table-cell>
          <table:table-cell table:formula="of:=(100*([.N437]/[.O437]))" office:value-type="float" office:value="29.6033217722003" calcext:value-type="float">
            <text:p>29.6033</text:p>
          </table:table-cell>
          <table:table-cell table:formula="of:=(([.Q436]*13)+[.P437])/14" office:value-type="float" office:value="24.3261084886719" calcext:value-type="float">
            <text:p>24.32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02" calcext:value-type="date">
            <text:p>2 Nov 10</text:p>
          </table:table-cell>
          <table:table-cell table:style-name="ce6" office:value-type="float" office:value="52.93" calcext:value-type="float">
            <text:p>52.9300</text:p>
          </table:table-cell>
          <table:table-cell office:value-type="float" office:value="52.575" calcext:value-type="float">
            <text:p>52.5750</text:p>
          </table:table-cell>
          <table:table-cell office:value-type="float" office:value="52.78" calcext:value-type="float">
            <text:p>52.7800</text:p>
          </table:table-cell>
          <table:table-cell table:style-name="ce7" table:formula="of:=MAX([.C438]-[.D438];ABS([.C438]-[.E437]);ABS([.D438]-[.E437]))" office:value-type="float" office:value="0.710000000000001" calcext:value-type="float">
            <text:p>0.7100</text:p>
          </table:table-cell>
          <table:table-cell table:formula="of:=IF([.C438]-[.C437]&gt;[.D437]-[.D438];MAX([.C438]-[.C437];0);0)" office:value-type="float" office:value="0.18" calcext:value-type="float">
            <text:p>0.1800</text:p>
          </table:table-cell>
          <table:table-cell table:formula="of:=IF([.D437]-[.D438]&gt;[.C438]-[.C437];MAX([.D437]-[.D438];0);0)" office:value-type="float" office:value="0" calcext:value-type="float">
            <text:p>0.0000</text:p>
          </table:table-cell>
          <table:table-cell table:formula="of:=[.I437]-([.I437]/14)+[.F438]" office:value-type="float" office:value="9.5975524679252" calcext:value-type="float">
            <text:p>9.5976</text:p>
          </table:table-cell>
          <table:table-cell table:style-name="ce6" table:formula="of:=[.J437]-([.J437]/14)+[.G438]" office:value-type="float" office:value="2.71363060923841" calcext:value-type="float">
            <text:p>2.7136</text:p>
          </table:table-cell>
          <table:table-cell table:style-name="ce6" table:formula="of:=[.K437]-([.K437]/14)+[.H438]" office:value-type="float" office:value="1.37619295792554" calcext:value-type="float">
            <text:p>1.3762</text:p>
          </table:table-cell>
          <table:table-cell table:formula="of:=(100*([.J438]/[.I438]))" office:value-type="float" office:value="28.2741940542373" calcext:value-type="float">
            <text:p>28.2742</text:p>
          </table:table-cell>
          <table:table-cell table:formula="of:=(100*([.K438]/[.I438]))" office:value-type="float" office:value="14.3389990575696" calcext:value-type="float">
            <text:p>14.3390</text:p>
          </table:table-cell>
          <table:table-cell table:formula="of:=ABS([.L438]-[.M438])" office:value-type="float" office:value="13.9351949966676" calcext:value-type="float">
            <text:p>13.9352</text:p>
          </table:table-cell>
          <table:table-cell table:formula="of:=[.L438]+[.M438]" office:value-type="float" office:value="42.6131931118069" calcext:value-type="float">
            <text:p>42.6132</text:p>
          </table:table-cell>
          <table:table-cell table:formula="of:=(100*([.N438]/[.O438]))" office:value-type="float" office:value="32.7015977425231" calcext:value-type="float">
            <text:p>32.7016</text:p>
          </table:table-cell>
          <table:table-cell table:formula="of:=(([.Q437]*13)+[.P438])/14" office:value-type="float" office:value="24.9243577210899" calcext:value-type="float">
            <text:p>24.924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03" calcext:value-type="date">
            <text:p>3 Nov 10</text:p>
          </table:table-cell>
          <table:table-cell table:style-name="ce6" office:value-type="float" office:value="53.04" calcext:value-type="float">
            <text:p>53.0400</text:p>
          </table:table-cell>
          <table:table-cell office:value-type="float" office:value="52.36" calcext:value-type="float">
            <text:p>52.3600</text:p>
          </table:table-cell>
          <table:table-cell office:value-type="float" office:value="53.02" calcext:value-type="float">
            <text:p>53.0200</text:p>
          </table:table-cell>
          <table:table-cell table:style-name="ce7" table:formula="of:=MAX([.C439]-[.D439];ABS([.C439]-[.E438]);ABS([.D439]-[.E438]))" office:value-type="float" office:value="0.68" calcext:value-type="float">
            <text:p>0.6800</text:p>
          </table:table-cell>
          <table:table-cell table:formula="of:=IF([.C439]-[.C438]&gt;[.D438]-[.D439];MAX([.C439]-[.C438];0);0)" office:value-type="float" office:value="0" calcext:value-type="float">
            <text:p>0.0000</text:p>
          </table:table-cell>
          <table:table-cell table:formula="of:=IF([.D438]-[.D439]&gt;[.C439]-[.C438];MAX([.D438]-[.D439];0);0)" office:value-type="float" office:value="0.215000000000003" calcext:value-type="float">
            <text:p>0.2150</text:p>
          </table:table-cell>
          <table:table-cell table:formula="of:=[.I438]-([.I438]/14)+[.F439]" office:value-type="float" office:value="9.59201300593054" calcext:value-type="float">
            <text:p>9.5920</text:p>
          </table:table-cell>
          <table:table-cell table:style-name="ce6" table:formula="of:=[.J438]-([.J438]/14)+[.G439]" office:value-type="float" office:value="2.51979985143566" calcext:value-type="float">
            <text:p>2.5198</text:p>
          </table:table-cell>
          <table:table-cell table:style-name="ce6" table:formula="of:=[.K438]-([.K438]/14)+[.H439]" office:value-type="float" office:value="1.49289346093087" calcext:value-type="float">
            <text:p>1.4929</text:p>
          </table:table-cell>
          <table:table-cell table:formula="of:=(100*([.J439]/[.I439]))" office:value-type="float" office:value="26.2697710050823" calcext:value-type="float">
            <text:p>26.2698</text:p>
          </table:table-cell>
          <table:table-cell table:formula="of:=(100*([.K439]/[.I439]))" office:value-type="float" office:value="15.5639224009375" calcext:value-type="float">
            <text:p>15.5639</text:p>
          </table:table-cell>
          <table:table-cell table:formula="of:=ABS([.L439]-[.M439])" office:value-type="float" office:value="10.7058486041448" calcext:value-type="float">
            <text:p>10.7058</text:p>
          </table:table-cell>
          <table:table-cell table:formula="of:=[.L439]+[.M439]" office:value-type="float" office:value="41.8336934060199" calcext:value-type="float">
            <text:p>41.8337</text:p>
          </table:table-cell>
          <table:table-cell table:formula="of:=(100*([.N439]/[.O439]))" office:value-type="float" office:value="25.5914496963928" calcext:value-type="float">
            <text:p>25.5914</text:p>
          </table:table-cell>
          <table:table-cell table:formula="of:=(([.Q438]*13)+[.P439])/14" office:value-type="float" office:value="24.9720071478972" calcext:value-type="float">
            <text:p>24.972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04" calcext:value-type="date">
            <text:p>4 Nov 10</text:p>
          </table:table-cell>
          <table:table-cell table:style-name="ce6" office:value-type="float" office:value="53.8614" calcext:value-type="float">
            <text:p>53.8614</text:p>
          </table:table-cell>
          <table:table-cell office:value-type="float" office:value="53.5" calcext:value-type="float">
            <text:p>53.5000</text:p>
          </table:table-cell>
          <table:table-cell office:value-type="float" office:value="53.67" calcext:value-type="float">
            <text:p>53.6700</text:p>
          </table:table-cell>
          <table:table-cell table:style-name="ce7" table:formula="of:=MAX([.C440]-[.D440];ABS([.C440]-[.E439]);ABS([.D440]-[.E439]))" office:value-type="float" office:value="0.8414" calcext:value-type="float">
            <text:p>0.8414</text:p>
          </table:table-cell>
          <table:table-cell table:formula="of:=IF([.C440]-[.C439]&gt;[.D439]-[.D440];MAX([.C440]-[.C439];0);0)" office:value-type="float" office:value="0.821400000000004" calcext:value-type="float">
            <text:p>0.8214</text:p>
          </table:table-cell>
          <table:table-cell table:formula="of:=IF([.D439]-[.D440]&gt;[.C440]-[.C439];MAX([.D439]-[.D440];0);0)" office:value-type="float" office:value="0" calcext:value-type="float">
            <text:p>0.0000</text:p>
          </table:table-cell>
          <table:table-cell table:formula="of:=[.I439]-([.I439]/14)+[.F440]" office:value-type="float" office:value="9.74826921979264" calcext:value-type="float">
            <text:p>9.7483</text:p>
          </table:table-cell>
          <table:table-cell table:style-name="ce6" table:formula="of:=[.J439]-([.J439]/14)+[.G440]" office:value-type="float" office:value="3.16121414776169" calcext:value-type="float">
            <text:p>3.1612</text:p>
          </table:table-cell>
          <table:table-cell table:style-name="ce6" table:formula="of:=[.K439]-([.K439]/14)+[.H440]" office:value-type="float" office:value="1.38625821372152" calcext:value-type="float">
            <text:p>1.3863</text:p>
          </table:table-cell>
          <table:table-cell table:formula="of:=(100*([.J440]/[.I440]))" office:value-type="float" office:value="32.4284657767067" calcext:value-type="float">
            <text:p>32.4285</text:p>
          </table:table-cell>
          <table:table-cell table:formula="of:=(100*([.K440]/[.I440]))" office:value-type="float" office:value="14.2205573365464" calcext:value-type="float">
            <text:p>14.2206</text:p>
          </table:table-cell>
          <table:table-cell table:formula="of:=ABS([.L440]-[.M440])" office:value-type="float" office:value="18.2079084401603" calcext:value-type="float">
            <text:p>18.2079</text:p>
          </table:table-cell>
          <table:table-cell table:formula="of:=[.L440]+[.M440]" office:value-type="float" office:value="46.6490231132531" calcext:value-type="float">
            <text:p>46.6490</text:p>
          </table:table-cell>
          <table:table-cell table:formula="of:=(100*([.N440]/[.O440]))" office:value-type="float" office:value="39.0317036135048" calcext:value-type="float">
            <text:p>39.0317</text:p>
          </table:table-cell>
          <table:table-cell table:formula="of:=(([.Q439]*13)+[.P440])/14" office:value-type="float" office:value="25.9762711811549" calcext:value-type="float">
            <text:p>25.976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05" calcext:value-type="date">
            <text:p>5 Nov 10</text:p>
          </table:table-cell>
          <table:table-cell table:style-name="ce6" office:value-type="float" office:value="53.81" calcext:value-type="float">
            <text:p>53.8100</text:p>
          </table:table-cell>
          <table:table-cell office:value-type="float" office:value="53.51" calcext:value-type="float">
            <text:p>53.5100</text:p>
          </table:table-cell>
          <table:table-cell office:value-type="float" office:value="53.67" calcext:value-type="float">
            <text:p>53.6700</text:p>
          </table:table-cell>
          <table:table-cell table:style-name="ce7" table:formula="of:=MAX([.C441]-[.D441];ABS([.C441]-[.E440]);ABS([.D441]-[.E440]))" office:value-type="float" office:value="0.300000000000004" calcext:value-type="float">
            <text:p>0.3000</text:p>
          </table:table-cell>
          <table:table-cell table:formula="of:=IF([.C441]-[.C440]&gt;[.D440]-[.D441];MAX([.C441]-[.C440];0);0)" office:value-type="float" office:value="0" calcext:value-type="float">
            <text:p>0.0000</text:p>
          </table:table-cell>
          <table:table-cell table:formula="of:=IF([.D440]-[.D441]&gt;[.C441]-[.C440];MAX([.D440]-[.D441];0);0)" office:value-type="float" office:value="0" calcext:value-type="float">
            <text:p>0.0000</text:p>
          </table:table-cell>
          <table:table-cell table:formula="of:=[.I440]-([.I440]/14)+[.F441]" office:value-type="float" office:value="9.35196427552175" calcext:value-type="float">
            <text:p>9.3520</text:p>
          </table:table-cell>
          <table:table-cell table:style-name="ce6" table:formula="of:=[.J440]-([.J440]/14)+[.G441]" office:value-type="float" office:value="2.93541313720729" calcext:value-type="float">
            <text:p>2.9354</text:p>
          </table:table-cell>
          <table:table-cell table:style-name="ce6" table:formula="of:=[.K440]-([.K440]/14)+[.H441]" office:value-type="float" office:value="1.28723976988427" calcext:value-type="float">
            <text:p>1.2872</text:p>
          </table:table-cell>
          <table:table-cell table:formula="of:=(100*([.J441]/[.I441]))" office:value-type="float" office:value="31.3881987861157" calcext:value-type="float">
            <text:p>31.3882</text:p>
          </table:table-cell>
          <table:table-cell table:formula="of:=(100*([.K441]/[.I441]))" office:value-type="float" office:value="13.7643786049691" calcext:value-type="float">
            <text:p>13.7644</text:p>
          </table:table-cell>
          <table:table-cell table:formula="of:=ABS([.L441]-[.M441])" office:value-type="float" office:value="17.6238201811466" calcext:value-type="float">
            <text:p>17.6238</text:p>
          </table:table-cell>
          <table:table-cell table:formula="of:=[.L441]+[.M441]" office:value-type="float" office:value="45.1525773910847" calcext:value-type="float">
            <text:p>45.1526</text:p>
          </table:table-cell>
          <table:table-cell table:formula="of:=(100*([.N441]/[.O441]))" office:value-type="float" office:value="39.0317036135048" calcext:value-type="float">
            <text:p>39.0317</text:p>
          </table:table-cell>
          <table:table-cell table:formula="of:=(([.Q440]*13)+[.P441])/14" office:value-type="float" office:value="26.9088020691799" calcext:value-type="float">
            <text:p>26.908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08" calcext:value-type="date">
            <text:p>8 Nov 10</text:p>
          </table:table-cell>
          <table:table-cell table:style-name="ce6" office:value-type="float" office:value="53.83" calcext:value-type="float">
            <text:p>53.8300</text:p>
          </table:table-cell>
          <table:table-cell office:value-type="float" office:value="53.4499" calcext:value-type="float">
            <text:p>53.4499</text:p>
          </table:table-cell>
          <table:table-cell office:value-type="float" office:value="53.7375" calcext:value-type="float">
            <text:p>53.7375</text:p>
          </table:table-cell>
          <table:table-cell table:style-name="ce7" table:formula="of:=MAX([.C442]-[.D442];ABS([.C442]-[.E441]);ABS([.D442]-[.E441]))" office:value-type="float" office:value="0.380099999999999" calcext:value-type="float">
            <text:p>0.3801</text:p>
          </table:table-cell>
          <table:table-cell table:formula="of:=IF([.C442]-[.C441]&gt;[.D441]-[.D442];MAX([.C442]-[.C441];0);0)" office:value-type="float" office:value="0" calcext:value-type="float">
            <text:p>0.0000</text:p>
          </table:table-cell>
          <table:table-cell table:formula="of:=IF([.D441]-[.D442]&gt;[.C442]-[.C441];MAX([.D441]-[.D442];0);0)" office:value-type="float" office:value="0.0600999999999985" calcext:value-type="float">
            <text:p>0.0601</text:p>
          </table:table-cell>
          <table:table-cell table:formula="of:=[.I441]-([.I441]/14)+[.F442]" office:value-type="float" office:value="9.06406682727019" calcext:value-type="float">
            <text:p>9.0641</text:p>
          </table:table-cell>
          <table:table-cell table:style-name="ce6" table:formula="of:=[.J441]-([.J441]/14)+[.G442]" office:value-type="float" office:value="2.72574077026391" calcext:value-type="float">
            <text:p>2.7257</text:p>
          </table:table-cell>
          <table:table-cell table:style-name="ce6" table:formula="of:=[.K441]-([.K441]/14)+[.H442]" office:value-type="float" office:value="1.25539407203539" calcext:value-type="float">
            <text:p>1.2554</text:p>
          </table:table-cell>
          <table:table-cell table:formula="of:=(100*([.J442]/[.I442]))" office:value-type="float" office:value="30.0719403575361" calcext:value-type="float">
            <text:p>30.0719</text:p>
          </table:table-cell>
          <table:table-cell table:formula="of:=(100*([.K442]/[.I442]))" office:value-type="float" office:value="13.850229659146" calcext:value-type="float">
            <text:p>13.8502</text:p>
          </table:table-cell>
          <table:table-cell table:formula="of:=ABS([.L442]-[.M442])" office:value-type="float" office:value="16.2217106983901" calcext:value-type="float">
            <text:p>16.2217</text:p>
          </table:table-cell>
          <table:table-cell table:formula="of:=[.L442]+[.M442]" office:value-type="float" office:value="43.9221700166821" calcext:value-type="float">
            <text:p>43.9222</text:p>
          </table:table-cell>
          <table:table-cell table:formula="of:=(100*([.N442]/[.O442]))" office:value-type="float" office:value="36.9328534820318" calcext:value-type="float">
            <text:p>36.9329</text:p>
          </table:table-cell>
          <table:table-cell table:formula="of:=(([.Q441]*13)+[.P442])/14" office:value-type="float" office:value="27.6248057415265" calcext:value-type="float">
            <text:p>27.624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09" calcext:value-type="date">
            <text:p>9 Nov 10</text:p>
          </table:table-cell>
          <table:table-cell table:style-name="ce6" office:value-type="float" office:value="54.0401" calcext:value-type="float">
            <text:p>54.0401</text:p>
          </table:table-cell>
          <table:table-cell office:value-type="float" office:value="53.21" calcext:value-type="float">
            <text:p>53.2100</text:p>
          </table:table-cell>
          <table:table-cell office:value-type="float" office:value="53.45" calcext:value-type="float">
            <text:p>53.4500</text:p>
          </table:table-cell>
          <table:table-cell table:style-name="ce7" table:formula="of:=MAX([.C443]-[.D443];ABS([.C443]-[.E442]);ABS([.D443]-[.E442]))" office:value-type="float" office:value="0.830100000000002" calcext:value-type="float">
            <text:p>0.8301</text:p>
          </table:table-cell>
          <table:table-cell table:formula="of:=IF([.C443]-[.C442]&gt;[.D442]-[.D443];MAX([.C443]-[.C442];0);0)" office:value-type="float" office:value="0" calcext:value-type="float">
            <text:p>0.0000</text:p>
          </table:table-cell>
          <table:table-cell table:formula="of:=IF([.D442]-[.D443]&gt;[.C443]-[.C442];MAX([.D442]-[.D443];0);0)" office:value-type="float" office:value="0.239899999999999" calcext:value-type="float">
            <text:p>0.2399</text:p>
          </table:table-cell>
          <table:table-cell table:formula="of:=[.I442]-([.I442]/14)+[.F443]" office:value-type="float" office:value="9.24673348246518" calcext:value-type="float">
            <text:p>9.2467</text:p>
          </table:table-cell>
          <table:table-cell table:style-name="ce6" table:formula="of:=[.J442]-([.J442]/14)+[.G443]" office:value-type="float" office:value="2.53104500095934" calcext:value-type="float">
            <text:p>2.5310</text:p>
          </table:table-cell>
          <table:table-cell table:style-name="ce6" table:formula="of:=[.K442]-([.K442]/14)+[.H443]" office:value-type="float" office:value="1.40562306689" calcext:value-type="float">
            <text:p>1.4056</text:p>
          </table:table-cell>
          <table:table-cell table:formula="of:=(100*([.J443]/[.I443]))" office:value-type="float" office:value="27.3723148370074" calcext:value-type="float">
            <text:p>27.3723</text:p>
          </table:table-cell>
          <table:table-cell table:formula="of:=(100*([.K443]/[.I443]))" office:value-type="float" office:value="15.2012931869997" calcext:value-type="float">
            <text:p>15.2013</text:p>
          </table:table-cell>
          <table:table-cell table:formula="of:=ABS([.L443]-[.M443])" office:value-type="float" office:value="12.1710216500076" calcext:value-type="float">
            <text:p>12.1710</text:p>
          </table:table-cell>
          <table:table-cell table:formula="of:=[.L443]+[.M443]" office:value-type="float" office:value="42.5736080240071" calcext:value-type="float">
            <text:p>42.5736</text:p>
          </table:table-cell>
          <table:table-cell table:formula="of:=(100*([.N443]/[.O443]))" office:value-type="float" office:value="28.5881845934797" calcext:value-type="float">
            <text:p>28.5882</text:p>
          </table:table-cell>
          <table:table-cell table:formula="of:=(([.Q442]*13)+[.P443])/14" office:value-type="float" office:value="27.693618516666" calcext:value-type="float">
            <text:p>27.693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10" calcext:value-type="date">
            <text:p>10 Nov 10</text:p>
          </table:table-cell>
          <table:table-cell table:style-name="ce6" office:value-type="float" office:value="53.77" calcext:value-type="float">
            <text:p>53.7700</text:p>
          </table:table-cell>
          <table:table-cell office:value-type="float" office:value="53.1" calcext:value-type="float">
            <text:p>53.1000</text:p>
          </table:table-cell>
          <table:table-cell office:value-type="float" office:value="53.715" calcext:value-type="float">
            <text:p>53.7150</text:p>
          </table:table-cell>
          <table:table-cell table:style-name="ce7" table:formula="of:=MAX([.C444]-[.D444];ABS([.C444]-[.E443]);ABS([.D444]-[.E443]))" office:value-type="float" office:value="0.670000000000002" calcext:value-type="float">
            <text:p>0.6700</text:p>
          </table:table-cell>
          <table:table-cell table:formula="of:=IF([.C444]-[.C443]&gt;[.D443]-[.D444];MAX([.C444]-[.C443];0);0)" office:value-type="float" office:value="0" calcext:value-type="float">
            <text:p>0.0000</text:p>
          </table:table-cell>
          <table:table-cell table:formula="of:=IF([.D443]-[.D444]&gt;[.C444]-[.C443];MAX([.D443]-[.D444];0);0)" office:value-type="float" office:value="0.109999999999999" calcext:value-type="float">
            <text:p>0.1100</text:p>
          </table:table-cell>
          <table:table-cell table:formula="of:=[.I443]-([.I443]/14)+[.F444]" office:value-type="float" office:value="9.25625251943195" calcext:value-type="float">
            <text:p>9.2563</text:p>
          </table:table-cell>
          <table:table-cell table:style-name="ce6" table:formula="of:=[.J443]-([.J443]/14)+[.G444]" office:value-type="float" office:value="2.35025607231939" calcext:value-type="float">
            <text:p>2.3503</text:p>
          </table:table-cell>
          <table:table-cell table:style-name="ce6" table:formula="of:=[.K443]-([.K443]/14)+[.H444]" office:value-type="float" office:value="1.415221419255" calcext:value-type="float">
            <text:p>1.4152</text:p>
          </table:table-cell>
          <table:table-cell table:formula="of:=(100*([.J444]/[.I444]))" office:value-type="float" office:value="25.3910107506836" calcext:value-type="float">
            <text:p>25.3910</text:p>
          </table:table-cell>
          <table:table-cell table:formula="of:=(100*([.K444]/[.I444]))" office:value-type="float" office:value="15.2893562085086" calcext:value-type="float">
            <text:p>15.2894</text:p>
          </table:table-cell>
          <table:table-cell table:formula="of:=ABS([.L444]-[.M444])" office:value-type="float" office:value="10.101654542175" calcext:value-type="float">
            <text:p>10.1017</text:p>
          </table:table-cell>
          <table:table-cell table:formula="of:=[.L444]+[.M444]" office:value-type="float" office:value="40.6803669591922" calcext:value-type="float">
            <text:p>40.6804</text:p>
          </table:table-cell>
          <table:table-cell table:formula="of:=(100*([.N444]/[.O444]))" office:value-type="float" office:value="24.8317684850491" calcext:value-type="float">
            <text:p>24.8318</text:p>
          </table:table-cell>
          <table:table-cell table:formula="of:=(([.Q443]*13)+[.P444])/14" office:value-type="float" office:value="27.4892006572648" calcext:value-type="float">
            <text:p>27.489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11" calcext:value-type="date">
            <text:p>11 Nov 10</text:p>
          </table:table-cell>
          <table:table-cell table:style-name="ce6" office:value-type="float" office:value="53.48" calcext:value-type="float">
            <text:p>53.4800</text:p>
          </table:table-cell>
          <table:table-cell office:value-type="float" office:value="52.66" calcext:value-type="float">
            <text:p>52.6600</text:p>
          </table:table-cell>
          <table:table-cell office:value-type="float" office:value="53.385" calcext:value-type="float">
            <text:p>53.3850</text:p>
          </table:table-cell>
          <table:table-cell table:style-name="ce7" table:formula="of:=MAX([.C445]-[.D445];ABS([.C445]-[.E444]);ABS([.D445]-[.E444]))" office:value-type="float" office:value="1.05500000000001" calcext:value-type="float">
            <text:p>1.0550</text:p>
          </table:table-cell>
          <table:table-cell table:formula="of:=IF([.C445]-[.C444]&gt;[.D444]-[.D445];MAX([.C445]-[.C444];0);0)" office:value-type="float" office:value="0" calcext:value-type="float">
            <text:p>0.0000</text:p>
          </table:table-cell>
          <table:table-cell table:formula="of:=IF([.D444]-[.D445]&gt;[.C445]-[.C444];MAX([.D444]-[.D445];0);0)" office:value-type="float" office:value="0.440000000000005" calcext:value-type="float">
            <text:p>0.4400</text:p>
          </table:table-cell>
          <table:table-cell table:formula="of:=[.I444]-([.I444]/14)+[.F445]" office:value-type="float" office:value="9.65009162518682" calcext:value-type="float">
            <text:p>9.6501</text:p>
          </table:table-cell>
          <table:table-cell table:style-name="ce6" table:formula="of:=[.J444]-([.J444]/14)+[.G445]" office:value-type="float" office:value="2.18238063858229" calcext:value-type="float">
            <text:p>2.1824</text:p>
          </table:table-cell>
          <table:table-cell table:style-name="ce6" table:formula="of:=[.K444]-([.K444]/14)+[.H445]" office:value-type="float" office:value="1.75413417502251" calcext:value-type="float">
            <text:p>1.7541</text:p>
          </table:table-cell>
          <table:table-cell table:formula="of:=(100*([.J445]/[.I445]))" office:value-type="float" office:value="22.6151286780144" calcext:value-type="float">
            <text:p>22.6151</text:p>
          </table:table-cell>
          <table:table-cell table:formula="of:=(100*([.K445]/[.I445]))" office:value-type="float" office:value="18.1773836265368" calcext:value-type="float">
            <text:p>18.1774</text:p>
          </table:table-cell>
          <table:table-cell table:formula="of:=ABS([.L445]-[.M445])" office:value-type="float" office:value="4.43774505147762" calcext:value-type="float">
            <text:p>4.4377</text:p>
          </table:table-cell>
          <table:table-cell table:formula="of:=[.L445]+[.M445]" office:value-type="float" office:value="40.7925123045512" calcext:value-type="float">
            <text:p>40.7925</text:p>
          </table:table-cell>
          <table:table-cell table:formula="of:=(100*([.N445]/[.O445]))" office:value-type="float" office:value="10.8788226092721" calcext:value-type="float">
            <text:p>10.8788</text:p>
          </table:table-cell>
          <table:table-cell table:formula="of:=(([.Q444]*13)+[.P445])/14" office:value-type="float" office:value="26.3027450824082" calcext:value-type="float">
            <text:p>26.302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12" calcext:value-type="date">
            <text:p>12 Nov 10</text:p>
          </table:table-cell>
          <table:table-cell table:style-name="ce6" office:value-type="float" office:value="53.3672" calcext:value-type="float">
            <text:p>53.3672</text:p>
          </table:table-cell>
          <table:table-cell office:value-type="float" office:value="52.11" calcext:value-type="float">
            <text:p>52.1100</text:p>
          </table:table-cell>
          <table:table-cell office:value-type="float" office:value="52.51" calcext:value-type="float">
            <text:p>52.5100</text:p>
          </table:table-cell>
          <table:table-cell table:style-name="ce7" table:formula="of:=MAX([.C446]-[.D446];ABS([.C446]-[.E445]);ABS([.D446]-[.E445]))" office:value-type="float" office:value="1.275" calcext:value-type="float">
            <text:p>1.2750</text:p>
          </table:table-cell>
          <table:table-cell table:formula="of:=IF([.C446]-[.C445]&gt;[.D445]-[.D446];MAX([.C446]-[.C445];0);0)" office:value-type="float" office:value="0" calcext:value-type="float">
            <text:p>0.0000</text:p>
          </table:table-cell>
          <table:table-cell table:formula="of:=IF([.D445]-[.D446]&gt;[.C446]-[.C445];MAX([.D445]-[.D446];0);0)" office:value-type="float" office:value="0.549999999999997" calcext:value-type="float">
            <text:p>0.5500</text:p>
          </table:table-cell>
          <table:table-cell table:formula="of:=[.I445]-([.I445]/14)+[.F446]" office:value-type="float" office:value="10.2357993662449" calcext:value-type="float">
            <text:p>10.2358</text:p>
          </table:table-cell>
          <table:table-cell table:style-name="ce6" table:formula="of:=[.J445]-([.J445]/14)+[.G446]" office:value-type="float" office:value="2.02649630725498" calcext:value-type="float">
            <text:p>2.0265</text:p>
          </table:table-cell>
          <table:table-cell table:style-name="ce6" table:formula="of:=[.K445]-([.K445]/14)+[.H446]" office:value-type="float" office:value="2.17883887680661" calcext:value-type="float">
            <text:p>2.1788</text:p>
          </table:table-cell>
          <table:table-cell table:formula="of:=(100*([.J446]/[.I446]))" office:value-type="float" office:value="19.7981245503684" calcext:value-type="float">
            <text:p>19.7981</text:p>
          </table:table-cell>
          <table:table-cell table:formula="of:=(100*([.K446]/[.I446]))" office:value-type="float" office:value="21.2864554964986" calcext:value-type="float">
            <text:p>21.2865</text:p>
          </table:table-cell>
          <table:table-cell table:formula="of:=ABS([.L446]-[.M446])" office:value-type="float" office:value="1.48833094613024" calcext:value-type="float">
            <text:p>1.4883</text:p>
          </table:table-cell>
          <table:table-cell table:formula="of:=[.L446]+[.M446]" office:value-type="float" office:value="41.084580046867" calcext:value-type="float">
            <text:p>41.0846</text:p>
          </table:table-cell>
          <table:table-cell table:formula="of:=(100*([.N446]/[.O446]))" office:value-type="float" office:value="3.62260231072688" calcext:value-type="float">
            <text:p>3.6226</text:p>
          </table:table-cell>
          <table:table-cell table:formula="of:=(([.Q445]*13)+[.P446])/14" office:value-type="float" office:value="24.6827348844309" calcext:value-type="float">
            <text:p>24.682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15" calcext:value-type="date">
            <text:p>15 Nov 10</text:p>
          </table:table-cell>
          <table:table-cell table:style-name="ce6" office:value-type="float" office:value="52.88" calcext:value-type="float">
            <text:p>52.8800</text:p>
          </table:table-cell>
          <table:table-cell office:value-type="float" office:value="52.29" calcext:value-type="float">
            <text:p>52.2900</text:p>
          </table:table-cell>
          <table:table-cell office:value-type="float" office:value="52.315" calcext:value-type="float">
            <text:p>52.3150</text:p>
          </table:table-cell>
          <table:table-cell table:style-name="ce7" table:formula="of:=MAX([.C447]-[.D447];ABS([.C447]-[.E446]);ABS([.D447]-[.E446]))" office:value-type="float" office:value="0.590000000000003" calcext:value-type="float">
            <text:p>0.5900</text:p>
          </table:table-cell>
          <table:table-cell table:formula="of:=IF([.C447]-[.C446]&gt;[.D446]-[.D447];MAX([.C447]-[.C446];0);0)" office:value-type="float" office:value="0" calcext:value-type="float">
            <text:p>0.0000</text:p>
          </table:table-cell>
          <table:table-cell table:formula="of:=IF([.D446]-[.D447]&gt;[.C447]-[.C446];MAX([.D446]-[.D447];0);0)" office:value-type="float" office:value="0" calcext:value-type="float">
            <text:p>0.0000</text:p>
          </table:table-cell>
          <table:table-cell table:formula="of:=[.I446]-([.I446]/14)+[.F447]" office:value-type="float" office:value="10.0946708400846" calcext:value-type="float">
            <text:p>10.0947</text:p>
          </table:table-cell>
          <table:table-cell table:style-name="ce6" table:formula="of:=[.J446]-([.J446]/14)+[.G447]" office:value-type="float" office:value="1.88174657102249" calcext:value-type="float">
            <text:p>1.8817</text:p>
          </table:table-cell>
          <table:table-cell table:style-name="ce6" table:formula="of:=[.K446]-([.K446]/14)+[.H447]" office:value-type="float" office:value="2.02320752846328" calcext:value-type="float">
            <text:p>2.0232</text:p>
          </table:table-cell>
          <table:table-cell table:formula="of:=(100*([.J447]/[.I447]))" office:value-type="float" office:value="18.6409898929079" calcext:value-type="float">
            <text:p>18.6410</text:p>
          </table:table-cell>
          <table:table-cell table:formula="of:=(100*([.K447]/[.I447]))" office:value-type="float" office:value="20.0423328359494" calcext:value-type="float">
            <text:p>20.0423</text:p>
          </table:table-cell>
          <table:table-cell table:formula="of:=ABS([.L447]-[.M447])" office:value-type="float" office:value="1.40134294304153" calcext:value-type="float">
            <text:p>1.4013</text:p>
          </table:table-cell>
          <table:table-cell table:formula="of:=[.L447]+[.M447]" office:value-type="float" office:value="38.6833227288574" calcext:value-type="float">
            <text:p>38.6833</text:p>
          </table:table-cell>
          <table:table-cell table:formula="of:=(100*([.N447]/[.O447]))" office:value-type="float" office:value="3.62260231072689" calcext:value-type="float">
            <text:p>3.6226</text:p>
          </table:table-cell>
          <table:table-cell table:formula="of:=(([.Q446]*13)+[.P447])/14" office:value-type="float" office:value="23.1784397005949" calcext:value-type="float">
            <text:p>23.178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16" calcext:value-type="date">
            <text:p>16 Nov 10</text:p>
          </table:table-cell>
          <table:table-cell table:style-name="ce6" office:value-type="float" office:value="52.2462" calcext:value-type="float">
            <text:p>52.2462</text:p>
          </table:table-cell>
          <table:table-cell office:value-type="float" office:value="50.85" calcext:value-type="float">
            <text:p>50.8500</text:p>
          </table:table-cell>
          <table:table-cell office:value-type="float" office:value="51.45" calcext:value-type="float">
            <text:p>51.4500</text:p>
          </table:table-cell>
          <table:table-cell table:style-name="ce7" table:formula="of:=MAX([.C448]-[.D448];ABS([.C448]-[.E447]);ABS([.D448]-[.E447]))" office:value-type="float" office:value="1.465" calcext:value-type="float">
            <text:p>1.4650</text:p>
          </table:table-cell>
          <table:table-cell table:formula="of:=IF([.C448]-[.C447]&gt;[.D447]-[.D448];MAX([.C448]-[.C447];0);0)" office:value-type="float" office:value="0" calcext:value-type="float">
            <text:p>0.0000</text:p>
          </table:table-cell>
          <table:table-cell table:formula="of:=IF([.D447]-[.D448]&gt;[.C448]-[.C447];MAX([.D447]-[.D448];0);0)" office:value-type="float" office:value="1.44" calcext:value-type="float">
            <text:p>1.4400</text:p>
          </table:table-cell>
          <table:table-cell table:formula="of:=[.I447]-([.I447]/14)+[.F448]" office:value-type="float" office:value="10.8386229229357" calcext:value-type="float">
            <text:p>10.8386</text:p>
          </table:table-cell>
          <table:table-cell table:style-name="ce6" table:formula="of:=[.J447]-([.J447]/14)+[.G448]" office:value-type="float" office:value="1.74733610166374" calcext:value-type="float">
            <text:p>1.7473</text:p>
          </table:table-cell>
          <table:table-cell table:style-name="ce6" table:formula="of:=[.K447]-([.K447]/14)+[.H448]" office:value-type="float" office:value="3.31869270500162" calcext:value-type="float">
            <text:p>3.3187</text:p>
          </table:table-cell>
          <table:table-cell table:formula="of:=(100*([.J448]/[.I448]))" office:value-type="float" office:value="16.1213847375961" calcext:value-type="float">
            <text:p>16.1214</text:p>
          </table:table-cell>
          <table:table-cell table:formula="of:=(100*([.K448]/[.I448]))" office:value-type="float" office:value="30.6191361079544" calcext:value-type="float">
            <text:p>30.6191</text:p>
          </table:table-cell>
          <table:table-cell table:formula="of:=ABS([.L448]-[.M448])" office:value-type="float" office:value="14.4977513703584" calcext:value-type="float">
            <text:p>14.4978</text:p>
          </table:table-cell>
          <table:table-cell table:formula="of:=[.L448]+[.M448]" office:value-type="float" office:value="46.7405208455505" calcext:value-type="float">
            <text:p>46.7405</text:p>
          </table:table-cell>
          <table:table-cell table:formula="of:=(100*([.N448]/[.O448]))" office:value-type="float" office:value="31.0175220731168" calcext:value-type="float">
            <text:p>31.0175</text:p>
          </table:table-cell>
          <table:table-cell table:formula="of:=(([.Q447]*13)+[.P448])/14" office:value-type="float" office:value="23.7383741557751" calcext:value-type="float">
            <text:p>23.738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17" calcext:value-type="date">
            <text:p>17 Nov 10</text:p>
          </table:table-cell>
          <table:table-cell table:style-name="ce6" office:value-type="float" office:value="51.87" calcext:value-type="float">
            <text:p>51.8700</text:p>
          </table:table-cell>
          <table:table-cell office:value-type="float" office:value="51.35" calcext:value-type="float">
            <text:p>51.3500</text:p>
          </table:table-cell>
          <table:table-cell office:value-type="float" office:value="51.6" calcext:value-type="float">
            <text:p>51.6000</text:p>
          </table:table-cell>
          <table:table-cell table:style-name="ce7" table:formula="of:=MAX([.C449]-[.D449];ABS([.C449]-[.E448]);ABS([.D449]-[.E448]))" office:value-type="float" office:value="0.519999999999996" calcext:value-type="float">
            <text:p>0.5200</text:p>
          </table:table-cell>
          <table:table-cell table:formula="of:=IF([.C449]-[.C448]&gt;[.D448]-[.D449];MAX([.C449]-[.C448];0);0)" office:value-type="float" office:value="0" calcext:value-type="float">
            <text:p>0.0000</text:p>
          </table:table-cell>
          <table:table-cell table:formula="of:=IF([.D448]-[.D449]&gt;[.C449]-[.C448];MAX([.D448]-[.D449];0);0)" office:value-type="float" office:value="0" calcext:value-type="float">
            <text:p>0.0000</text:p>
          </table:table-cell>
          <table:table-cell table:formula="of:=[.I448]-([.I448]/14)+[.F449]" office:value-type="float" office:value="10.5844355712974" calcext:value-type="float">
            <text:p>10.5844</text:p>
          </table:table-cell>
          <table:table-cell table:style-name="ce6" table:formula="of:=[.J448]-([.J448]/14)+[.G449]" office:value-type="float" office:value="1.62252638011633" calcext:value-type="float">
            <text:p>1.6225</text:p>
          </table:table-cell>
          <table:table-cell table:style-name="ce6" table:formula="of:=[.K448]-([.K448]/14)+[.H449]" office:value-type="float" office:value="3.08164322607293" calcext:value-type="float">
            <text:p>3.0816</text:p>
          </table:table-cell>
          <table:table-cell table:formula="of:=(100*([.J449]/[.I449]))" office:value-type="float" office:value="15.3293613928385" calcext:value-type="float">
            <text:p>15.3294</text:p>
          </table:table-cell>
          <table:table-cell table:formula="of:=(100*([.K449]/[.I449]))" office:value-type="float" office:value="29.1148564825663" calcext:value-type="float">
            <text:p>29.1149</text:p>
          </table:table-cell>
          <table:table-cell table:formula="of:=ABS([.L449]-[.M449])" office:value-type="float" office:value="13.7854950897278" calcext:value-type="float">
            <text:p>13.7855</text:p>
          </table:table-cell>
          <table:table-cell table:formula="of:=[.L449]+[.M449]" office:value-type="float" office:value="44.4442178754048" calcext:value-type="float">
            <text:p>44.4442</text:p>
          </table:table-cell>
          <table:table-cell table:formula="of:=(100*([.N449]/[.O449]))" office:value-type="float" office:value="31.0175220731167" calcext:value-type="float">
            <text:p>31.0175</text:p>
          </table:table-cell>
          <table:table-cell table:formula="of:=(([.Q448]*13)+[.P449])/14" office:value-type="float" office:value="24.258313292728" calcext:value-type="float">
            <text:p>24.258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18" calcext:value-type="date">
            <text:p>18 Nov 10</text:p>
          </table:table-cell>
          <table:table-cell table:style-name="ce6" office:value-type="float" office:value="52.79" calcext:value-type="float">
            <text:p>52.7900</text:p>
          </table:table-cell>
          <table:table-cell office:value-type="float" office:value="52.13" calcext:value-type="float">
            <text:p>52.1300</text:p>
          </table:table-cell>
          <table:table-cell office:value-type="float" office:value="52.43" calcext:value-type="float">
            <text:p>52.4300</text:p>
          </table:table-cell>
          <table:table-cell table:style-name="ce7" table:formula="of:=MAX([.C450]-[.D450];ABS([.C450]-[.E449]);ABS([.D450]-[.E449]))" office:value-type="float" office:value="1.19" calcext:value-type="float">
            <text:p>1.1900</text:p>
          </table:table-cell>
          <table:table-cell table:formula="of:=IF([.C450]-[.C449]&gt;[.D449]-[.D450];MAX([.C450]-[.C449];0);0)" office:value-type="float" office:value="0.920000000000002" calcext:value-type="float">
            <text:p>0.9200</text:p>
          </table:table-cell>
          <table:table-cell table:formula="of:=IF([.D449]-[.D450]&gt;[.C450]-[.C449];MAX([.D449]-[.D450];0);0)" office:value-type="float" office:value="0" calcext:value-type="float">
            <text:p>0.0000</text:p>
          </table:table-cell>
          <table:table-cell table:formula="of:=[.I449]-([.I449]/14)+[.F450]" office:value-type="float" office:value="11.0184044590619" calcext:value-type="float">
            <text:p>11.0184</text:p>
          </table:table-cell>
          <table:table-cell table:style-name="ce6" table:formula="of:=[.J449]-([.J449]/14)+[.G450]" office:value-type="float" office:value="2.42663163867945" calcext:value-type="float">
            <text:p>2.4266</text:p>
          </table:table-cell>
          <table:table-cell table:style-name="ce6" table:formula="of:=[.K449]-([.K449]/14)+[.H450]" office:value-type="float" office:value="2.86152585278201" calcext:value-type="float">
            <text:p>2.8615</text:p>
          </table:table-cell>
          <table:table-cell table:formula="of:=(100*([.J450]/[.I450]))" office:value-type="float" office:value="22.023439488861" calcext:value-type="float">
            <text:p>22.0234</text:p>
          </table:table-cell>
          <table:table-cell table:formula="of:=(100*([.K450]/[.I450]))" office:value-type="float" office:value="25.9704194324488" calcext:value-type="float">
            <text:p>25.9704</text:p>
          </table:table-cell>
          <table:table-cell table:formula="of:=ABS([.L450]-[.M450])" office:value-type="float" office:value="3.94697994358782" calcext:value-type="float">
            <text:p>3.9470</text:p>
          </table:table-cell>
          <table:table-cell table:formula="of:=[.L450]+[.M450]" office:value-type="float" office:value="47.9938589213098" calcext:value-type="float">
            <text:p>47.9939</text:p>
          </table:table-cell>
          <table:table-cell table:formula="of:=(100*([.N450]/[.O450]))" office:value-type="float" office:value="8.22392704462303" calcext:value-type="float">
            <text:p>8.2239</text:p>
          </table:table-cell>
          <table:table-cell table:formula="of:=(([.Q449]*13)+[.P450])/14" office:value-type="float" office:value="23.112999989292" calcext:value-type="float">
            <text:p>23.113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19" calcext:value-type="date">
            <text:p>19 Nov 10</text:p>
          </table:table-cell>
          <table:table-cell table:style-name="ce6" office:value-type="float" office:value="52.59" calcext:value-type="float">
            <text:p>52.5900</text:p>
          </table:table-cell>
          <table:table-cell office:value-type="float" office:value="52.14" calcext:value-type="float">
            <text:p>52.1400</text:p>
          </table:table-cell>
          <table:table-cell office:value-type="float" office:value="52.47" calcext:value-type="float">
            <text:p>52.4700</text:p>
          </table:table-cell>
          <table:table-cell table:style-name="ce7" table:formula="of:=MAX([.C451]-[.D451];ABS([.C451]-[.E450]);ABS([.D451]-[.E450]))" office:value-type="float" office:value="0.450000000000003" calcext:value-type="float">
            <text:p>0.4500</text:p>
          </table:table-cell>
          <table:table-cell table:formula="of:=IF([.C451]-[.C450]&gt;[.D450]-[.D451];MAX([.C451]-[.C450];0);0)" office:value-type="float" office:value="0" calcext:value-type="float">
            <text:p>0.0000</text:p>
          </table:table-cell>
          <table:table-cell table:formula="of:=IF([.D450]-[.D451]&gt;[.C451]-[.C450];MAX([.D450]-[.D451];0);0)" office:value-type="float" office:value="0" calcext:value-type="float">
            <text:p>0.0000</text:p>
          </table:table-cell>
          <table:table-cell table:formula="of:=[.I450]-([.I450]/14)+[.F451]" office:value-type="float" office:value="10.6813755691289" calcext:value-type="float">
            <text:p>10.6814</text:p>
          </table:table-cell>
          <table:table-cell table:style-name="ce6" table:formula="of:=[.J450]-([.J450]/14)+[.G451]" office:value-type="float" office:value="2.2533008073452" calcext:value-type="float">
            <text:p>2.2533</text:p>
          </table:table-cell>
          <table:table-cell table:style-name="ce6" table:formula="of:=[.K450]-([.K450]/14)+[.H451]" office:value-type="float" office:value="2.65713114901186" calcext:value-type="float">
            <text:p>2.6571</text:p>
          </table:table-cell>
          <table:table-cell table:formula="of:=(100*([.J451]/[.I451]))" office:value-type="float" office:value="21.0956050815932" calcext:value-type="float">
            <text:p>21.0956</text:p>
          </table:table-cell>
          <table:table-cell table:formula="of:=(100*([.K451]/[.I451]))" office:value-type="float" office:value="24.8763011076163" calcext:value-type="float">
            <text:p>24.8763</text:p>
          </table:table-cell>
          <table:table-cell table:formula="of:=ABS([.L451]-[.M451])" office:value-type="float" office:value="3.78069602602313" calcext:value-type="float">
            <text:p>3.7807</text:p>
          </table:table-cell>
          <table:table-cell table:formula="of:=[.L451]+[.M451]" office:value-type="float" office:value="45.9719061892095" calcext:value-type="float">
            <text:p>45.9719</text:p>
          </table:table-cell>
          <table:table-cell table:formula="of:=(100*([.N451]/[.O451]))" office:value-type="float" office:value="8.22392704462304" calcext:value-type="float">
            <text:p>8.2239</text:p>
          </table:table-cell>
          <table:table-cell table:formula="of:=(([.Q450]*13)+[.P451])/14" office:value-type="float" office:value="22.0494947789585" calcext:value-type="float">
            <text:p>22.049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22" calcext:value-type="date">
            <text:p>22 Nov 10</text:p>
          </table:table-cell>
          <table:table-cell table:style-name="ce6" office:value-type="float" office:value="52.91" calcext:value-type="float">
            <text:p>52.9100</text:p>
          </table:table-cell>
          <table:table-cell office:value-type="float" office:value="52.17" calcext:value-type="float">
            <text:p>52.1700</text:p>
          </table:table-cell>
          <table:table-cell office:value-type="float" office:value="52.91" calcext:value-type="float">
            <text:p>52.9100</text:p>
          </table:table-cell>
          <table:table-cell table:style-name="ce7" table:formula="of:=MAX([.C452]-[.D452];ABS([.C452]-[.E451]);ABS([.D452]-[.E451]))" office:value-type="float" office:value="0.739999999999995" calcext:value-type="float">
            <text:p>0.7400</text:p>
          </table:table-cell>
          <table:table-cell table:formula="of:=IF([.C452]-[.C451]&gt;[.D451]-[.D452];MAX([.C452]-[.C451];0);0)" office:value-type="float" office:value="0.319999999999993" calcext:value-type="float">
            <text:p>0.3200</text:p>
          </table:table-cell>
          <table:table-cell table:formula="of:=IF([.D451]-[.D452]&gt;[.C452]-[.C451];MAX([.D451]-[.D452];0);0)" office:value-type="float" office:value="0" calcext:value-type="float">
            <text:p>0.0000</text:p>
          </table:table-cell>
          <table:table-cell table:formula="of:=[.I451]-([.I451]/14)+[.F452]" office:value-type="float" office:value="10.6584201713339" calcext:value-type="float">
            <text:p>10.6584</text:p>
          </table:table-cell>
          <table:table-cell table:style-name="ce6" table:formula="of:=[.J451]-([.J451]/14)+[.G452]" office:value-type="float" office:value="2.41235074967768" calcext:value-type="float">
            <text:p>2.4124</text:p>
          </table:table-cell>
          <table:table-cell table:style-name="ce6" table:formula="of:=[.K451]-([.K451]/14)+[.H452]" office:value-type="float" office:value="2.46733606693959" calcext:value-type="float">
            <text:p>2.4673</text:p>
          </table:table-cell>
          <table:table-cell table:formula="of:=(100*([.J452]/[.I452]))" office:value-type="float" office:value="22.6332862741305" calcext:value-type="float">
            <text:p>22.6333</text:p>
          </table:table-cell>
          <table:table-cell table:formula="of:=(100*([.K452]/[.I452]))" office:value-type="float" office:value="23.1491724596816" calcext:value-type="float">
            <text:p>23.1492</text:p>
          </table:table-cell>
          <table:table-cell table:formula="of:=ABS([.L452]-[.M452])" office:value-type="float" office:value="0.515886185551118" calcext:value-type="float">
            <text:p>0.5159</text:p>
          </table:table-cell>
          <table:table-cell table:formula="of:=[.L452]+[.M452]" office:value-type="float" office:value="45.7824587338121" calcext:value-type="float">
            <text:p>45.7825</text:p>
          </table:table-cell>
          <table:table-cell table:formula="of:=(100*([.N452]/[.O452]))" office:value-type="float" office:value="1.12682062042709" calcext:value-type="float">
            <text:p>1.1268</text:p>
          </table:table-cell>
          <table:table-cell table:formula="of:=(([.Q451]*13)+[.P452])/14" office:value-type="float" office:value="20.5550180533491" calcext:value-type="float">
            <text:p>20.555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23" calcext:value-type="date">
            <text:p>23 Nov 10</text:p>
          </table:table-cell>
          <table:table-cell table:style-name="ce6" office:value-type="float" office:value="52.45" calcext:value-type="float">
            <text:p>52.4500</text:p>
          </table:table-cell>
          <table:table-cell office:value-type="float" office:value="51.77" calcext:value-type="float">
            <text:p>51.7700</text:p>
          </table:table-cell>
          <table:table-cell office:value-type="float" office:value="52.07" calcext:value-type="float">
            <text:p>52.0700</text:p>
          </table:table-cell>
          <table:table-cell table:style-name="ce7" table:formula="of:=MAX([.C453]-[.D453];ABS([.C453]-[.E452]);ABS([.D453]-[.E452]))" office:value-type="float" office:value="1.13999999999999" calcext:value-type="float">
            <text:p>1.1400</text:p>
          </table:table-cell>
          <table:table-cell table:formula="of:=IF([.C453]-[.C452]&gt;[.D452]-[.D453];MAX([.C453]-[.C452];0);0)" office:value-type="float" office:value="0" calcext:value-type="float">
            <text:p>0.0000</text:p>
          </table:table-cell>
          <table:table-cell table:formula="of:=IF([.D452]-[.D453]&gt;[.C453]-[.C452];MAX([.D452]-[.D453];0);0)" office:value-type="float" office:value="0.399999999999999" calcext:value-type="float">
            <text:p>0.4000</text:p>
          </table:table-cell>
          <table:table-cell table:formula="of:=[.I452]-([.I452]/14)+[.F453]" office:value-type="float" office:value="11.0371044448101" calcext:value-type="float">
            <text:p>11.0371</text:p>
          </table:table-cell>
          <table:table-cell table:style-name="ce6" table:formula="of:=[.J452]-([.J452]/14)+[.G453]" office:value-type="float" office:value="2.24003998184356" calcext:value-type="float">
            <text:p>2.2400</text:p>
          </table:table-cell>
          <table:table-cell table:style-name="ce6" table:formula="of:=[.K452]-([.K452]/14)+[.H453]" office:value-type="float" office:value="2.6910977764439" calcext:value-type="float">
            <text:p>2.6911</text:p>
          </table:table-cell>
          <table:table-cell table:formula="of:=(100*([.J453]/[.I453]))" office:value-type="float" office:value="20.2955403117244" calcext:value-type="float">
            <text:p>20.2955</text:p>
          </table:table-cell>
          <table:table-cell table:formula="of:=(100*([.K453]/[.I453]))" office:value-type="float" office:value="24.382280605393" calcext:value-type="float">
            <text:p>24.3823</text:p>
          </table:table-cell>
          <table:table-cell table:formula="of:=ABS([.L453]-[.M453])" office:value-type="float" office:value="4.08674029366858" calcext:value-type="float">
            <text:p>4.0867</text:p>
          </table:table-cell>
          <table:table-cell table:formula="of:=[.L453]+[.M453]" office:value-type="float" office:value="44.6778209171175" calcext:value-type="float">
            <text:p>44.6778</text:p>
          </table:table-cell>
          <table:table-cell table:formula="of:=(100*([.N453]/[.O453]))" office:value-type="float" office:value="9.14713432700748" calcext:value-type="float">
            <text:p>9.1471</text:p>
          </table:table-cell>
          <table:table-cell table:formula="of:=(([.Q452]*13)+[.P453])/14" office:value-type="float" office:value="19.7401692157533" calcext:value-type="float">
            <text:p>19.740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24" calcext:value-type="date">
            <text:p>24 Nov 10</text:p>
          </table:table-cell>
          <table:table-cell table:style-name="ce6" office:value-type="float" office:value="53.25" calcext:value-type="float">
            <text:p>53.2500</text:p>
          </table:table-cell>
          <table:table-cell office:value-type="float" office:value="52.56" calcext:value-type="float">
            <text:p>52.5600</text:p>
          </table:table-cell>
          <table:table-cell office:value-type="float" office:value="53.12" calcext:value-type="float">
            <text:p>53.1200</text:p>
          </table:table-cell>
          <table:table-cell table:style-name="ce7" table:formula="of:=MAX([.C454]-[.D454];ABS([.C454]-[.E453]);ABS([.D454]-[.E453]))" office:value-type="float" office:value="1.18" calcext:value-type="float">
            <text:p>1.1800</text:p>
          </table:table-cell>
          <table:table-cell table:formula="of:=IF([.C454]-[.C453]&gt;[.D453]-[.D454];MAX([.C454]-[.C453];0);0)" office:value-type="float" office:value="0.799999999999997" calcext:value-type="float">
            <text:p>0.8000</text:p>
          </table:table-cell>
          <table:table-cell table:formula="of:=IF([.D453]-[.D454]&gt;[.C454]-[.C453];MAX([.D453]-[.D454];0);0)" office:value-type="float" office:value="0" calcext:value-type="float">
            <text:p>0.0000</text:p>
          </table:table-cell>
          <table:table-cell table:formula="of:=[.I453]-([.I453]/14)+[.F454]" office:value-type="float" office:value="11.4287398416094" calcext:value-type="float">
            <text:p>11.4287</text:p>
          </table:table-cell>
          <table:table-cell table:style-name="ce6" table:formula="of:=[.J453]-([.J453]/14)+[.G454]" office:value-type="float" office:value="2.88003712599759" calcext:value-type="float">
            <text:p>2.8800</text:p>
          </table:table-cell>
          <table:table-cell table:style-name="ce6" table:formula="of:=[.K453]-([.K453]/14)+[.H454]" office:value-type="float" office:value="2.49887650669791" calcext:value-type="float">
            <text:p>2.4989</text:p>
          </table:table-cell>
          <table:table-cell table:formula="of:=(100*([.J454]/[.I454]))" office:value-type="float" office:value="25.1999535024154" calcext:value-type="float">
            <text:p>25.2000</text:p>
          </table:table-cell>
          <table:table-cell table:formula="of:=(100*([.K454]/[.I454]))" office:value-type="float" office:value="21.8648472301389" calcext:value-type="float">
            <text:p>21.8648</text:p>
          </table:table-cell>
          <table:table-cell table:formula="of:=ABS([.L454]-[.M454])" office:value-type="float" office:value="3.33510627227654" calcext:value-type="float">
            <text:p>3.3351</text:p>
          </table:table-cell>
          <table:table-cell table:formula="of:=[.L454]+[.M454]" office:value-type="float" office:value="47.0648007325544" calcext:value-type="float">
            <text:p>47.0648</text:p>
          </table:table-cell>
          <table:table-cell table:formula="of:=(100*([.N454]/[.O454]))" office:value-type="float" office:value="7.08620077078042" calcext:value-type="float">
            <text:p>7.0862</text:p>
          </table:table-cell>
          <table:table-cell table:formula="of:=(([.Q453]*13)+[.P454])/14" office:value-type="float" office:value="18.8363143268266" calcext:value-type="float">
            <text:p>18.836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26" calcext:value-type="date">
            <text:p>26 Nov 10</text:p>
          </table:table-cell>
          <table:table-cell table:style-name="ce6" office:value-type="float" office:value="53.13" calcext:value-type="float">
            <text:p>53.1300</text:p>
          </table:table-cell>
          <table:table-cell office:value-type="float" office:value="52.67" calcext:value-type="float">
            <text:p>52.6700</text:p>
          </table:table-cell>
          <table:table-cell office:value-type="float" office:value="52.77" calcext:value-type="float">
            <text:p>52.7700</text:p>
          </table:table-cell>
          <table:table-cell table:style-name="ce7" table:formula="of:=MAX([.C455]-[.D455];ABS([.C455]-[.E454]);ABS([.D455]-[.E454]))" office:value-type="float" office:value="0.460000000000001" calcext:value-type="float">
            <text:p>0.4600</text:p>
          </table:table-cell>
          <table:table-cell table:formula="of:=IF([.C455]-[.C454]&gt;[.D454]-[.D455];MAX([.C455]-[.C454];0);0)" office:value-type="float" office:value="0" calcext:value-type="float">
            <text:p>0.0000</text:p>
          </table:table-cell>
          <table:table-cell table:formula="of:=IF([.D454]-[.D455]&gt;[.C455]-[.C454];MAX([.D454]-[.D455];0);0)" office:value-type="float" office:value="0" calcext:value-type="float">
            <text:p>0.0000</text:p>
          </table:table-cell>
          <table:table-cell table:formula="of:=[.I454]-([.I454]/14)+[.F455]" office:value-type="float" office:value="11.0724012814944" calcext:value-type="float">
            <text:p>11.0724</text:p>
          </table:table-cell>
          <table:table-cell table:style-name="ce6" table:formula="of:=[.J454]-([.J454]/14)+[.G455]" office:value-type="float" office:value="2.67432018842633" calcext:value-type="float">
            <text:p>2.6743</text:p>
          </table:table-cell>
          <table:table-cell table:style-name="ce6" table:formula="of:=[.K454]-([.K454]/14)+[.H455]" office:value-type="float" office:value="2.32038532764806" calcext:value-type="float">
            <text:p>2.3204</text:p>
          </table:table-cell>
          <table:table-cell table:formula="of:=(100*([.J455]/[.I455]))" office:value-type="float" office:value="24.1530280599204" calcext:value-type="float">
            <text:p>24.1530</text:p>
          </table:table-cell>
          <table:table-cell table:formula="of:=(100*([.K455]/[.I455]))" office:value-type="float" office:value="20.9564779008342" calcext:value-type="float">
            <text:p>20.9565</text:p>
          </table:table-cell>
          <table:table-cell table:formula="of:=ABS([.L455]-[.M455])" office:value-type="float" office:value="3.19655015908624" calcext:value-type="float">
            <text:p>3.1966</text:p>
          </table:table-cell>
          <table:table-cell table:formula="of:=[.L455]+[.M455]" office:value-type="float" office:value="45.1095059607546" calcext:value-type="float">
            <text:p>45.1095</text:p>
          </table:table-cell>
          <table:table-cell table:formula="of:=(100*([.N455]/[.O455]))" office:value-type="float" office:value="7.08620077078044" calcext:value-type="float">
            <text:p>7.0862</text:p>
          </table:table-cell>
          <table:table-cell table:formula="of:=(([.Q454]*13)+[.P455])/14" office:value-type="float" office:value="17.9970205013948" calcext:value-type="float">
            <text:p>17.997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29" calcext:value-type="date">
            <text:p>29 Nov 10</text:p>
          </table:table-cell>
          <table:table-cell table:style-name="ce6" office:value-type="float" office:value="52.9" calcext:value-type="float">
            <text:p>52.9000</text:p>
          </table:table-cell>
          <table:table-cell office:value-type="float" office:value="52.1" calcext:value-type="float">
            <text:p>52.1000</text:p>
          </table:table-cell>
          <table:table-cell office:value-type="float" office:value="52.73" calcext:value-type="float">
            <text:p>52.7300</text:p>
          </table:table-cell>
          <table:table-cell table:style-name="ce7" table:formula="of:=MAX([.C456]-[.D456];ABS([.C456]-[.E455]);ABS([.D456]-[.E455]))" office:value-type="float" office:value="0.799999999999997" calcext:value-type="float">
            <text:p>0.8000</text:p>
          </table:table-cell>
          <table:table-cell table:formula="of:=IF([.C456]-[.C455]&gt;[.D455]-[.D456];MAX([.C456]-[.C455];0);0)" office:value-type="float" office:value="0" calcext:value-type="float">
            <text:p>0.0000</text:p>
          </table:table-cell>
          <table:table-cell table:formula="of:=IF([.D455]-[.D456]&gt;[.C456]-[.C455];MAX([.D455]-[.D456];0);0)" office:value-type="float" office:value="0.57" calcext:value-type="float">
            <text:p>0.5700</text:p>
          </table:table-cell>
          <table:table-cell table:formula="of:=[.I455]-([.I455]/14)+[.F456]" office:value-type="float" office:value="11.0815154756734" calcext:value-type="float">
            <text:p>11.0815</text:p>
          </table:table-cell>
          <table:table-cell table:style-name="ce6" table:formula="of:=[.J455]-([.J455]/14)+[.G456]" office:value-type="float" office:value="2.48329731782445" calcext:value-type="float">
            <text:p>2.4833</text:p>
          </table:table-cell>
          <table:table-cell table:style-name="ce6" table:formula="of:=[.K455]-([.K455]/14)+[.H456]" office:value-type="float" office:value="2.72464351853034" calcext:value-type="float">
            <text:p>2.7246</text:p>
          </table:table-cell>
          <table:table-cell table:formula="of:=(100*([.J456]/[.I456]))" office:value-type="float" office:value="22.4093656077627" calcext:value-type="float">
            <text:p>22.4094</text:p>
          </table:table-cell>
          <table:table-cell table:formula="of:=(100*([.K456]/[.I456]))" office:value-type="float" office:value="24.5872825292858" calcext:value-type="float">
            <text:p>24.5873</text:p>
          </table:table-cell>
          <table:table-cell table:formula="of:=ABS([.L456]-[.M456])" office:value-type="float" office:value="2.17791692152306" calcext:value-type="float">
            <text:p>2.1779</text:p>
          </table:table-cell>
          <table:table-cell table:formula="of:=[.L456]+[.M456]" office:value-type="float" office:value="46.9966481370485" calcext:value-type="float">
            <text:p>46.9966</text:p>
          </table:table-cell>
          <table:table-cell table:formula="of:=(100*([.N456]/[.O456]))" office:value-type="float" office:value="4.63419628389659" calcext:value-type="float">
            <text:p>4.6342</text:p>
          </table:table-cell>
          <table:table-cell table:formula="of:=(([.Q455]*13)+[.P456])/14" office:value-type="float" office:value="17.0425330572878" calcext:value-type="float">
            <text:p>17.042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1-30" calcext:value-type="date">
            <text:p>30 Nov 10</text:p>
          </table:table-cell>
          <table:table-cell table:style-name="ce6" office:value-type="float" office:value="52.7355" calcext:value-type="float">
            <text:p>52.7355</text:p>
          </table:table-cell>
          <table:table-cell office:value-type="float" office:value="51.88" calcext:value-type="float">
            <text:p>51.8800</text:p>
          </table:table-cell>
          <table:table-cell office:value-type="float" office:value="52.085" calcext:value-type="float">
            <text:p>52.0850</text:p>
          </table:table-cell>
          <table:table-cell table:style-name="ce7" table:formula="of:=MAX([.C457]-[.D457];ABS([.C457]-[.E456]);ABS([.D457]-[.E456]))" office:value-type="float" office:value="0.855499999999999" calcext:value-type="float">
            <text:p>0.8555</text:p>
          </table:table-cell>
          <table:table-cell table:formula="of:=IF([.C457]-[.C456]&gt;[.D456]-[.D457];MAX([.C457]-[.C456];0);0)" office:value-type="float" office:value="0" calcext:value-type="float">
            <text:p>0.0000</text:p>
          </table:table-cell>
          <table:table-cell table:formula="of:=IF([.D456]-[.D457]&gt;[.C457]-[.C456];MAX([.D456]-[.D457];0);0)" office:value-type="float" office:value="0.219999999999999" calcext:value-type="float">
            <text:p>0.2200</text:p>
          </table:table-cell>
          <table:table-cell table:formula="of:=[.I456]-([.I456]/14)+[.F457]" office:value-type="float" office:value="11.1454786559824" calcext:value-type="float">
            <text:p>11.1455</text:p>
          </table:table-cell>
          <table:table-cell table:style-name="ce6" table:formula="of:=[.J456]-([.J456]/14)+[.G457]" office:value-type="float" office:value="2.30591893797985" calcext:value-type="float">
            <text:p>2.3059</text:p>
          </table:table-cell>
          <table:table-cell table:style-name="ce6" table:formula="of:=[.K456]-([.K456]/14)+[.H457]" office:value-type="float" office:value="2.7500261243496" calcext:value-type="float">
            <text:p>2.7500</text:p>
          </table:table-cell>
          <table:table-cell table:formula="of:=(100*([.J457]/[.I457]))" office:value-type="float" office:value="20.6892768732021" calcext:value-type="float">
            <text:p>20.6893</text:p>
          </table:table-cell>
          <table:table-cell table:formula="of:=(100*([.K457]/[.I457]))" office:value-type="float" office:value="24.6739167444684" calcext:value-type="float">
            <text:p>24.6739</text:p>
          </table:table-cell>
          <table:table-cell table:formula="of:=ABS([.L457]-[.M457])" office:value-type="float" office:value="3.9846398712663" calcext:value-type="float">
            <text:p>3.9846</text:p>
          </table:table-cell>
          <table:table-cell table:formula="of:=[.L457]+[.M457]" office:value-type="float" office:value="45.3631936176705" calcext:value-type="float">
            <text:p>45.3632</text:p>
          </table:table-cell>
          <table:table-cell table:formula="of:=(100*([.N457]/[.O457]))" office:value-type="float" office:value="8.78386099719873" calcext:value-type="float">
            <text:p>8.7839</text:p>
          </table:table-cell>
          <table:table-cell table:formula="of:=(([.Q456]*13)+[.P457])/14" office:value-type="float" office:value="16.4526279101385" calcext:value-type="float">
            <text:p>16.452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01" calcext:value-type="date">
            <text:p>1 Dec 10</text:p>
          </table:table-cell>
          <table:table-cell table:style-name="ce6" office:value-type="float" office:value="53.46" calcext:value-type="float">
            <text:p>53.4600</text:p>
          </table:table-cell>
          <table:table-cell office:value-type="float" office:value="52.84" calcext:value-type="float">
            <text:p>52.8400</text:p>
          </table:table-cell>
          <table:table-cell office:value-type="float" office:value="53.19" calcext:value-type="float">
            <text:p>53.1900</text:p>
          </table:table-cell>
          <table:table-cell table:style-name="ce7" table:formula="of:=MAX([.C458]-[.D458];ABS([.C458]-[.E457]);ABS([.D458]-[.E457]))" office:value-type="float" office:value="1.375" calcext:value-type="float">
            <text:p>1.3750</text:p>
          </table:table-cell>
          <table:table-cell table:formula="of:=IF([.C458]-[.C457]&gt;[.D457]-[.D458];MAX([.C458]-[.C457];0);0)" office:value-type="float" office:value="0.724499999999999" calcext:value-type="float">
            <text:p>0.7245</text:p>
          </table:table-cell>
          <table:table-cell table:formula="of:=IF([.D457]-[.D458]&gt;[.C458]-[.C457];MAX([.D457]-[.D458];0);0)" office:value-type="float" office:value="0" calcext:value-type="float">
            <text:p>0.0000</text:p>
          </table:table-cell>
          <table:table-cell table:formula="of:=[.I457]-([.I457]/14)+[.F458]" office:value-type="float" office:value="11.724373037698" calcext:value-type="float">
            <text:p>11.7244</text:p>
          </table:table-cell>
          <table:table-cell table:style-name="ce6" table:formula="of:=[.J457]-([.J457]/14)+[.G458]" office:value-type="float" office:value="2.86571044240986" calcext:value-type="float">
            <text:p>2.8657</text:p>
          </table:table-cell>
          <table:table-cell table:style-name="ce6" table:formula="of:=[.K457]-([.K457]/14)+[.H458]" office:value-type="float" office:value="2.55359568689606" calcext:value-type="float">
            <text:p>2.5536</text:p>
          </table:table-cell>
          <table:table-cell table:formula="of:=(100*([.J458]/[.I458]))" office:value-type="float" office:value="24.4423342143379" calcext:value-type="float">
            <text:p>24.4423</text:p>
          </table:table-cell>
          <table:table-cell table:formula="of:=(100*([.K458]/[.I458]))" office:value-type="float" office:value="21.7802323304227" calcext:value-type="float">
            <text:p>21.7802</text:p>
          </table:table-cell>
          <table:table-cell table:formula="of:=ABS([.L458]-[.M458])" office:value-type="float" office:value="2.66210188391518" calcext:value-type="float">
            <text:p>2.6621</text:p>
          </table:table-cell>
          <table:table-cell table:formula="of:=[.L458]+[.M458]" office:value-type="float" office:value="46.2225665447606" calcext:value-type="float">
            <text:p>46.2226</text:p>
          </table:table-cell>
          <table:table-cell table:formula="of:=(100*([.N458]/[.O458]))" office:value-type="float" office:value="5.75931213455506" calcext:value-type="float">
            <text:p>5.7593</text:p>
          </table:table-cell>
          <table:table-cell table:formula="of:=(([.Q457]*13)+[.P458])/14" office:value-type="float" office:value="15.688819640454" calcext:value-type="float">
            <text:p>15.688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02" calcext:value-type="date">
            <text:p>2 Dec 10</text:p>
          </table:table-cell>
          <table:table-cell table:style-name="ce6" office:value-type="float" office:value="53.81" calcext:value-type="float">
            <text:p>53.8100</text:p>
          </table:table-cell>
          <table:table-cell office:value-type="float" office:value="53.21" calcext:value-type="float">
            <text:p>53.2100</text:p>
          </table:table-cell>
          <table:table-cell office:value-type="float" office:value="53.73" calcext:value-type="float">
            <text:p>53.7300</text:p>
          </table:table-cell>
          <table:table-cell table:style-name="ce7" table:formula="of:=MAX([.C459]-[.D459];ABS([.C459]-[.E458]);ABS([.D459]-[.E458]))" office:value-type="float" office:value="0.620000000000005" calcext:value-type="float">
            <text:p>0.6200</text:p>
          </table:table-cell>
          <table:table-cell table:formula="of:=IF([.C459]-[.C458]&gt;[.D458]-[.D459];MAX([.C459]-[.C458];0);0)" office:value-type="float" office:value="0.350000000000001" calcext:value-type="float">
            <text:p>0.3500</text:p>
          </table:table-cell>
          <table:table-cell table:formula="of:=IF([.D458]-[.D459]&gt;[.C459]-[.C458];MAX([.D458]-[.D459];0);0)" office:value-type="float" office:value="0" calcext:value-type="float">
            <text:p>0.0000</text:p>
          </table:table-cell>
          <table:table-cell table:formula="of:=[.I458]-([.I458]/14)+[.F459]" office:value-type="float" office:value="11.5069178207195" calcext:value-type="float">
            <text:p>11.5069</text:p>
          </table:table-cell>
          <table:table-cell table:style-name="ce6" table:formula="of:=[.J458]-([.J458]/14)+[.G459]" office:value-type="float" office:value="3.01101683938058" calcext:value-type="float">
            <text:p>3.0110</text:p>
          </table:table-cell>
          <table:table-cell table:style-name="ce6" table:formula="of:=[.K458]-([.K458]/14)+[.H459]" office:value-type="float" office:value="2.37119599497491" calcext:value-type="float">
            <text:p>2.3712</text:p>
          </table:table-cell>
          <table:table-cell table:formula="of:=(100*([.J459]/[.I459]))" office:value-type="float" office:value="26.1670143672956" calcext:value-type="float">
            <text:p>26.1670</text:p>
          </table:table-cell>
          <table:table-cell table:formula="of:=(100*([.K459]/[.I459]))" office:value-type="float" office:value="20.6066996559695" calcext:value-type="float">
            <text:p>20.6067</text:p>
          </table:table-cell>
          <table:table-cell table:formula="of:=ABS([.L459]-[.M459])" office:value-type="float" office:value="5.5603147113261" calcext:value-type="float">
            <text:p>5.5603</text:p>
          </table:table-cell>
          <table:table-cell table:formula="of:=[.L459]+[.M459]" office:value-type="float" office:value="46.7737140232652" calcext:value-type="float">
            <text:p>46.7737</text:p>
          </table:table-cell>
          <table:table-cell table:formula="of:=(100*([.N459]/[.O459]))" office:value-type="float" office:value="11.887691254452" calcext:value-type="float">
            <text:p>11.8877</text:p>
          </table:table-cell>
          <table:table-cell table:formula="of:=(([.Q458]*13)+[.P459])/14" office:value-type="float" office:value="15.4173104700253" calcext:value-type="float">
            <text:p>15.417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03" calcext:value-type="date">
            <text:p>3 Dec 10</text:p>
          </table:table-cell>
          <table:table-cell table:style-name="ce6" office:value-type="float" office:value="53.94" calcext:value-type="float">
            <text:p>53.9400</text:p>
          </table:table-cell>
          <table:table-cell office:value-type="float" office:value="53.5" calcext:value-type="float">
            <text:p>53.5000</text:p>
          </table:table-cell>
          <table:table-cell office:value-type="float" office:value="53.87" calcext:value-type="float">
            <text:p>53.8700</text:p>
          </table:table-cell>
          <table:table-cell table:style-name="ce7" table:formula="of:=MAX([.C460]-[.D460];ABS([.C460]-[.E459]);ABS([.D460]-[.E459]))" office:value-type="float" office:value="0.439999999999998" calcext:value-type="float">
            <text:p>0.4400</text:p>
          </table:table-cell>
          <table:table-cell table:formula="of:=IF([.C460]-[.C459]&gt;[.D459]-[.D460];MAX([.C460]-[.C459];0);0)" office:value-type="float" office:value="0.129999999999995" calcext:value-type="float">
            <text:p>0.1300</text:p>
          </table:table-cell>
          <table:table-cell table:formula="of:=IF([.D459]-[.D460]&gt;[.C460]-[.C459];MAX([.D459]-[.D460];0);0)" office:value-type="float" office:value="0" calcext:value-type="float">
            <text:p>0.0000</text:p>
          </table:table-cell>
          <table:table-cell table:formula="of:=[.I459]-([.I459]/14)+[.F460]" office:value-type="float" office:value="11.1249951192396" calcext:value-type="float">
            <text:p>11.1250</text:p>
          </table:table-cell>
          <table:table-cell table:style-name="ce6" table:formula="of:=[.J459]-([.J459]/14)+[.G460]" office:value-type="float" office:value="2.92594420799625" calcext:value-type="float">
            <text:p>2.9259</text:p>
          </table:table-cell>
          <table:table-cell table:style-name="ce6" table:formula="of:=[.K459]-([.K459]/14)+[.H460]" office:value-type="float" office:value="2.2018248524767" calcext:value-type="float">
            <text:p>2.2018</text:p>
          </table:table-cell>
          <table:table-cell table:formula="of:=(100*([.J460]/[.I460]))" office:value-type="float" office:value="26.3006336329633" calcext:value-type="float">
            <text:p>26.3006</text:p>
          </table:table-cell>
          <table:table-cell table:formula="of:=(100*([.K460]/[.I460]))" office:value-type="float" office:value="19.7916927502185" calcext:value-type="float">
            <text:p>19.7917</text:p>
          </table:table-cell>
          <table:table-cell table:formula="of:=ABS([.L460]-[.M460])" office:value-type="float" office:value="6.50894088274482" calcext:value-type="float">
            <text:p>6.5089</text:p>
          </table:table-cell>
          <table:table-cell table:formula="of:=[.L460]+[.M460]" office:value-type="float" office:value="46.0923263831818" calcext:value-type="float">
            <text:p>46.0923</text:p>
          </table:table-cell>
          <table:table-cell table:formula="of:=(100*([.N460]/[.O460]))" office:value-type="float" office:value="14.1215282314754" calcext:value-type="float">
            <text:p>14.1215</text:p>
          </table:table-cell>
          <table:table-cell table:formula="of:=(([.Q459]*13)+[.P460])/14" office:value-type="float" office:value="15.3247545958432" calcext:value-type="float">
            <text:p>15.324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06" calcext:value-type="date">
            <text:p>6 Dec 10</text:p>
          </table:table-cell>
          <table:table-cell table:style-name="ce6" office:value-type="float" office:value="53.95" calcext:value-type="float">
            <text:p>53.9500</text:p>
          </table:table-cell>
          <table:table-cell office:value-type="float" office:value="53.68" calcext:value-type="float">
            <text:p>53.6800</text:p>
          </table:table-cell>
          <table:table-cell office:value-type="float" office:value="53.845" calcext:value-type="float">
            <text:p>53.8450</text:p>
          </table:table-cell>
          <table:table-cell table:style-name="ce7" table:formula="of:=MAX([.C461]-[.D461];ABS([.C461]-[.E460]);ABS([.D461]-[.E460]))" office:value-type="float" office:value="0.270000000000003" calcext:value-type="float">
            <text:p>0.2700</text:p>
          </table:table-cell>
          <table:table-cell table:formula="of:=IF([.C461]-[.C460]&gt;[.D460]-[.D461];MAX([.C461]-[.C460];0);0)" office:value-type="float" office:value="0.0100000000000051" calcext:value-type="float">
            <text:p>0.0100</text:p>
          </table:table-cell>
          <table:table-cell table:formula="of:=IF([.D460]-[.D461]&gt;[.C461]-[.C460];MAX([.D460]-[.D461];0);0)" office:value-type="float" office:value="0" calcext:value-type="float">
            <text:p>0.0000</text:p>
          </table:table-cell>
          <table:table-cell table:formula="of:=[.I460]-([.I460]/14)+[.F461]" office:value-type="float" office:value="10.6003526107225" calcext:value-type="float">
            <text:p>10.6004</text:p>
          </table:table-cell>
          <table:table-cell table:style-name="ce6" table:formula="of:=[.J460]-([.J460]/14)+[.G461]" office:value-type="float" office:value="2.72694819313938" calcext:value-type="float">
            <text:p>2.7269</text:p>
          </table:table-cell>
          <table:table-cell table:style-name="ce6" table:formula="of:=[.K460]-([.K460]/14)+[.H461]" office:value-type="float" office:value="2.04455164872837" calcext:value-type="float">
            <text:p>2.0446</text:p>
          </table:table-cell>
          <table:table-cell table:formula="of:=(100*([.J461]/[.I461]))" office:value-type="float" office:value="25.7250706017177" calcext:value-type="float">
            <text:p>25.7251</text:p>
          </table:table-cell>
          <table:table-cell table:formula="of:=(100*([.K461]/[.I461]))" office:value-type="float" office:value="19.2875814966784" calcext:value-type="float">
            <text:p>19.2876</text:p>
          </table:table-cell>
          <table:table-cell table:formula="of:=ABS([.L461]-[.M461])" office:value-type="float" office:value="6.43748910503938" calcext:value-type="float">
            <text:p>6.4375</text:p>
          </table:table-cell>
          <table:table-cell table:formula="of:=[.L461]+[.M461]" office:value-type="float" office:value="45.0126520983961" calcext:value-type="float">
            <text:p>45.0127</text:p>
          </table:table-cell>
          <table:table-cell table:formula="of:=(100*([.N461]/[.O461]))" office:value-type="float" office:value="14.3015103641688" calcext:value-type="float">
            <text:p>14.3015</text:p>
          </table:table-cell>
          <table:table-cell table:formula="of:=(([.Q460]*13)+[.P461])/14" office:value-type="float" office:value="15.2516657221521" calcext:value-type="float">
            <text:p>15.251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07" calcext:value-type="date">
            <text:p>7 Dec 10</text:p>
          </table:table-cell>
          <table:table-cell table:style-name="ce6" office:value-type="float" office:value="54.52" calcext:value-type="float">
            <text:p>54.5200</text:p>
          </table:table-cell>
          <table:table-cell office:value-type="float" office:value="53.82" calcext:value-type="float">
            <text:p>53.8200</text:p>
          </table:table-cell>
          <table:table-cell office:value-type="float" office:value="53.88" calcext:value-type="float">
            <text:p>53.8800</text:p>
          </table:table-cell>
          <table:table-cell table:style-name="ce7" table:formula="of:=MAX([.C462]-[.D462];ABS([.C462]-[.E461]);ABS([.D462]-[.E461]))" office:value-type="float" office:value="0.700000000000003" calcext:value-type="float">
            <text:p>0.7000</text:p>
          </table:table-cell>
          <table:table-cell table:formula="of:=IF([.C462]-[.C461]&gt;[.D461]-[.D462];MAX([.C462]-[.C461];0);0)" office:value-type="float" office:value="0.57" calcext:value-type="float">
            <text:p>0.5700</text:p>
          </table:table-cell>
          <table:table-cell table:formula="of:=IF([.D461]-[.D462]&gt;[.C462]-[.C461];MAX([.D461]-[.D462];0);0)" office:value-type="float" office:value="0" calcext:value-type="float">
            <text:p>0.0000</text:p>
          </table:table-cell>
          <table:table-cell table:formula="of:=[.I461]-([.I461]/14)+[.F462]" office:value-type="float" office:value="10.5431845670994" calcext:value-type="float">
            <text:p>10.5432</text:p>
          </table:table-cell>
          <table:table-cell table:style-name="ce6" table:formula="of:=[.J461]-([.J461]/14)+[.G462]" office:value-type="float" office:value="3.10216617934371" calcext:value-type="float">
            <text:p>3.1022</text:p>
          </table:table-cell>
          <table:table-cell table:style-name="ce6" table:formula="of:=[.K461]-([.K461]/14)+[.H462]" office:value-type="float" office:value="1.89851224524777" calcext:value-type="float">
            <text:p>1.8985</text:p>
          </table:table-cell>
          <table:table-cell table:formula="of:=(100*([.J462]/[.I462]))" office:value-type="float" office:value="29.423426665831" calcext:value-type="float">
            <text:p>29.4234</text:p>
          </table:table-cell>
          <table:table-cell table:formula="of:=(100*([.K462]/[.I462]))" office:value-type="float" office:value="18.0070094871731" calcext:value-type="float">
            <text:p>18.0070</text:p>
          </table:table-cell>
          <table:table-cell table:formula="of:=ABS([.L462]-[.M462])" office:value-type="float" office:value="11.4164171786579" calcext:value-type="float">
            <text:p>11.4164</text:p>
          </table:table-cell>
          <table:table-cell table:formula="of:=[.L462]+[.M462]" office:value-type="float" office:value="47.4304361530041" calcext:value-type="float">
            <text:p>47.4304</text:p>
          </table:table-cell>
          <table:table-cell table:formula="of:=(100*([.N462]/[.O462]))" office:value-type="float" office:value="24.0698127713396" calcext:value-type="float">
            <text:p>24.0698</text:p>
          </table:table-cell>
          <table:table-cell table:formula="of:=(([.Q461]*13)+[.P462])/14" office:value-type="float" office:value="15.8815333685227" calcext:value-type="float">
            <text:p>15.881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08" calcext:value-type="date">
            <text:p>8 Dec 10</text:p>
          </table:table-cell>
          <table:table-cell table:style-name="ce6" office:value-type="float" office:value="54.15" calcext:value-type="float">
            <text:p>54.1500</text:p>
          </table:table-cell>
          <table:table-cell office:value-type="float" office:value="53.6899" calcext:value-type="float">
            <text:p>53.6899</text:p>
          </table:table-cell>
          <table:table-cell office:value-type="float" office:value="54.08" calcext:value-type="float">
            <text:p>54.0800</text:p>
          </table:table-cell>
          <table:table-cell table:style-name="ce7" table:formula="of:=MAX([.C463]-[.D463];ABS([.C463]-[.E462]);ABS([.D463]-[.E462]))" office:value-type="float" office:value="0.460099999999997" calcext:value-type="float">
            <text:p>0.4601</text:p>
          </table:table-cell>
          <table:table-cell table:formula="of:=IF([.C463]-[.C462]&gt;[.D462]-[.D463];MAX([.C463]-[.C462];0);0)" office:value-type="float" office:value="0" calcext:value-type="float">
            <text:p>0.0000</text:p>
          </table:table-cell>
          <table:table-cell table:formula="of:=IF([.D462]-[.D463]&gt;[.C463]-[.C462];MAX([.D462]-[.D463];0);0)" office:value-type="float" office:value="0.130099999999999" calcext:value-type="float">
            <text:p>0.1301</text:p>
          </table:table-cell>
          <table:table-cell table:formula="of:=[.I462]-([.I462]/14)+[.F463]" office:value-type="float" office:value="10.2501999551638" calcext:value-type="float">
            <text:p>10.2502</text:p>
          </table:table-cell>
          <table:table-cell table:style-name="ce6" table:formula="of:=[.J462]-([.J462]/14)+[.G463]" office:value-type="float" office:value="2.88058288081916" calcext:value-type="float">
            <text:p>2.8806</text:p>
          </table:table-cell>
          <table:table-cell table:style-name="ce6" table:formula="of:=[.K462]-([.K462]/14)+[.H463]" office:value-type="float" office:value="1.89300422773007" calcext:value-type="float">
            <text:p>1.8930</text:p>
          </table:table-cell>
          <table:table-cell table:formula="of:=(100*([.J463]/[.I463]))" office:value-type="float" office:value="28.1026993953226" calcext:value-type="float">
            <text:p>28.1027</text:p>
          </table:table-cell>
          <table:table-cell table:formula="of:=(100*([.K463]/[.I463]))" office:value-type="float" office:value="18.4679736591522" calcext:value-type="float">
            <text:p>18.4680</text:p>
          </table:table-cell>
          <table:table-cell table:formula="of:=ABS([.L463]-[.M463])" office:value-type="float" office:value="9.63472573617043" calcext:value-type="float">
            <text:p>9.6347</text:p>
          </table:table-cell>
          <table:table-cell table:formula="of:=[.L463]+[.M463]" office:value-type="float" office:value="46.5706730544748" calcext:value-type="float">
            <text:p>46.5707</text:p>
          </table:table-cell>
          <table:table-cell table:formula="of:=(100*([.N463]/[.O463]))" office:value-type="float" office:value="20.6883970195159" calcext:value-type="float">
            <text:p>20.6884</text:p>
          </table:table-cell>
          <table:table-cell table:formula="of:=(([.Q462]*13)+[.P463])/14" office:value-type="float" office:value="16.224880772165" calcext:value-type="float">
            <text:p>16.224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09" calcext:value-type="date">
            <text:p>9 Dec 10</text:p>
          </table:table-cell>
          <table:table-cell table:style-name="ce6" office:value-type="float" office:value="54.44" calcext:value-type="float">
            <text:p>54.4400</text:p>
          </table:table-cell>
          <table:table-cell office:value-type="float" office:value="53.95" calcext:value-type="float">
            <text:p>53.9500</text:p>
          </table:table-cell>
          <table:table-cell office:value-type="float" office:value="54.135" calcext:value-type="float">
            <text:p>54.1350</text:p>
          </table:table-cell>
          <table:table-cell table:style-name="ce7" table:formula="of:=MAX([.C464]-[.D464];ABS([.C464]-[.E463]);ABS([.D464]-[.E463]))" office:value-type="float" office:value="0.489999999999995" calcext:value-type="float">
            <text:p>0.4900</text:p>
          </table:table-cell>
          <table:table-cell table:formula="of:=IF([.C464]-[.C463]&gt;[.D463]-[.D464];MAX([.C464]-[.C463];0);0)" office:value-type="float" office:value="0.289999999999999" calcext:value-type="float">
            <text:p>0.2900</text:p>
          </table:table-cell>
          <table:table-cell table:formula="of:=IF([.D463]-[.D464]&gt;[.C464]-[.C463];MAX([.D463]-[.D464];0);0)" office:value-type="float" office:value="0" calcext:value-type="float">
            <text:p>0.0000</text:p>
          </table:table-cell>
          <table:table-cell table:formula="of:=[.I463]-([.I463]/14)+[.F464]" office:value-type="float" office:value="10.0080428155092" calcext:value-type="float">
            <text:p>10.0080</text:p>
          </table:table-cell>
          <table:table-cell table:style-name="ce6" table:formula="of:=[.J463]-([.J463]/14)+[.G464]" office:value-type="float" office:value="2.96482696076065" calcext:value-type="float">
            <text:p>2.9648</text:p>
          </table:table-cell>
          <table:table-cell table:style-name="ce6" table:formula="of:=[.K463]-([.K463]/14)+[.H464]" office:value-type="float" office:value="1.75778964003506" calcext:value-type="float">
            <text:p>1.7578</text:p>
          </table:table-cell>
          <table:table-cell table:formula="of:=(100*([.J464]/[.I464]))" office:value-type="float" office:value="29.6244432144728" calcext:value-type="float">
            <text:p>29.6244</text:p>
          </table:table-cell>
          <table:table-cell table:formula="of:=(100*([.K464]/[.I464]))" office:value-type="float" office:value="17.563770184027" calcext:value-type="float">
            <text:p>17.5638</text:p>
          </table:table-cell>
          <table:table-cell table:formula="of:=ABS([.L464]-[.M464])" office:value-type="float" office:value="12.0606730304458" calcext:value-type="float">
            <text:p>12.0607</text:p>
          </table:table-cell>
          <table:table-cell table:formula="of:=[.L464]+[.M464]" office:value-type="float" office:value="47.1882133984999" calcext:value-type="float">
            <text:p>47.1882</text:p>
          </table:table-cell>
          <table:table-cell table:formula="of:=(100*([.N464]/[.O464]))" office:value-type="float" office:value="25.5586557782864" calcext:value-type="float">
            <text:p>25.5587</text:p>
          </table:table-cell>
          <table:table-cell table:formula="of:=(([.Q463]*13)+[.P464])/14" office:value-type="float" office:value="16.891578986888" calcext:value-type="float">
            <text:p>16.891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10" calcext:value-type="date">
            <text:p>10 Dec 10</text:p>
          </table:table-cell>
          <table:table-cell table:style-name="ce6" office:value-type="float" office:value="54.55" calcext:value-type="float">
            <text:p>54.5500</text:p>
          </table:table-cell>
          <table:table-cell office:value-type="float" office:value="54.09" calcext:value-type="float">
            <text:p>54.0900</text:p>
          </table:table-cell>
          <table:table-cell office:value-type="float" office:value="54.495" calcext:value-type="float">
            <text:p>54.4950</text:p>
          </table:table-cell>
          <table:table-cell table:style-name="ce7" table:formula="of:=MAX([.C465]-[.D465];ABS([.C465]-[.E464]);ABS([.D465]-[.E464]))" office:value-type="float" office:value="0.459999999999994" calcext:value-type="float">
            <text:p>0.4600</text:p>
          </table:table-cell>
          <table:table-cell table:formula="of:=IF([.C465]-[.C464]&gt;[.D464]-[.D465];MAX([.C465]-[.C464];0);0)" office:value-type="float" office:value="0.109999999999999" calcext:value-type="float">
            <text:p>0.1100</text:p>
          </table:table-cell>
          <table:table-cell table:formula="of:=IF([.D464]-[.D465]&gt;[.C465]-[.C464];MAX([.D464]-[.D465];0);0)" office:value-type="float" office:value="0" calcext:value-type="float">
            <text:p>0.0000</text:p>
          </table:table-cell>
          <table:table-cell table:formula="of:=[.I464]-([.I464]/14)+[.F465]" office:value-type="float" office:value="9.75318261440139" calcext:value-type="float">
            <text:p>9.7532</text:p>
          </table:table-cell>
          <table:table-cell table:style-name="ce6" table:formula="of:=[.J464]-([.J464]/14)+[.G465]" office:value-type="float" office:value="2.8630536064206" calcext:value-type="float">
            <text:p>2.8631</text:p>
          </table:table-cell>
          <table:table-cell table:style-name="ce6" table:formula="of:=[.K464]-([.K464]/14)+[.H465]" office:value-type="float" office:value="1.63223323717542" calcext:value-type="float">
            <text:p>1.6322</text:p>
          </table:table-cell>
          <table:table-cell table:formula="of:=(100*([.J465]/[.I465]))" office:value-type="float" office:value="29.3550702331059" calcext:value-type="float">
            <text:p>29.3551</text:p>
          </table:table-cell>
          <table:table-cell table:formula="of:=(100*([.K465]/[.I465]))" office:value-type="float" office:value="16.7353909150157" calcext:value-type="float">
            <text:p>16.7354</text:p>
          </table:table-cell>
          <table:table-cell table:formula="of:=ABS([.L465]-[.M465])" office:value-type="float" office:value="12.6196793180902" calcext:value-type="float">
            <text:p>12.6197</text:p>
          </table:table-cell>
          <table:table-cell table:formula="of:=[.L465]+[.M465]" office:value-type="float" office:value="46.0904611481215" calcext:value-type="float">
            <text:p>46.0905</text:p>
          </table:table-cell>
          <table:table-cell table:formula="of:=(100*([.N465]/[.O465]))" office:value-type="float" office:value="27.3802409516672" calcext:value-type="float">
            <text:p>27.3802</text:p>
          </table:table-cell>
          <table:table-cell table:formula="of:=(([.Q464]*13)+[.P465])/14" office:value-type="float" office:value="17.6407691272294" calcext:value-type="float">
            <text:p>17.640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13" calcext:value-type="date">
            <text:p>13 Dec 10</text:p>
          </table:table-cell>
          <table:table-cell table:style-name="ce6" office:value-type="float" office:value="54.74" calcext:value-type="float">
            <text:p>54.7400</text:p>
          </table:table-cell>
          <table:table-cell office:value-type="float" office:value="54.27" calcext:value-type="float">
            <text:p>54.2700</text:p>
          </table:table-cell>
          <table:table-cell office:value-type="float" office:value="54.3" calcext:value-type="float">
            <text:p>54.3000</text:p>
          </table:table-cell>
          <table:table-cell table:style-name="ce7" table:formula="of:=MAX([.C466]-[.D466];ABS([.C466]-[.E465]);ABS([.D466]-[.E465]))" office:value-type="float" office:value="0.469999999999999" calcext:value-type="float">
            <text:p>0.4700</text:p>
          </table:table-cell>
          <table:table-cell table:formula="of:=IF([.C466]-[.C465]&gt;[.D465]-[.D466];MAX([.C466]-[.C465];0);0)" office:value-type="float" office:value="0.190000000000005" calcext:value-type="float">
            <text:p>0.1900</text:p>
          </table:table-cell>
          <table:table-cell table:formula="of:=IF([.D465]-[.D466]&gt;[.C466]-[.C465];MAX([.D465]-[.D466];0);0)" office:value-type="float" office:value="0" calcext:value-type="float">
            <text:p>0.0000</text:p>
          </table:table-cell>
          <table:table-cell table:formula="of:=[.I465]-([.I465]/14)+[.F466]" office:value-type="float" office:value="9.52652671337272" calcext:value-type="float">
            <text:p>9.5265</text:p>
          </table:table-cell>
          <table:table-cell table:style-name="ce6" table:formula="of:=[.J465]-([.J465]/14)+[.G466]" office:value-type="float" office:value="2.84854977739056" calcext:value-type="float">
            <text:p>2.8485</text:p>
          </table:table-cell>
          <table:table-cell table:style-name="ce6" table:formula="of:=[.K465]-([.K465]/14)+[.H466]" office:value-type="float" office:value="1.51564514880574" calcext:value-type="float">
            <text:p>1.5156</text:p>
          </table:table-cell>
          <table:table-cell table:formula="of:=(100*([.J466]/[.I466]))" office:value-type="float" office:value="29.9012416917065" calcext:value-type="float">
            <text:p>29.9012</text:p>
          </table:table-cell>
          <table:table-cell table:formula="of:=(100*([.K466]/[.I466]))" office:value-type="float" office:value="15.9097349370593" calcext:value-type="float">
            <text:p>15.9097</text:p>
          </table:table-cell>
          <table:table-cell table:formula="of:=ABS([.L466]-[.M466])" office:value-type="float" office:value="13.9915067546473" calcext:value-type="float">
            <text:p>13.9915</text:p>
          </table:table-cell>
          <table:table-cell table:formula="of:=[.L466]+[.M466]" office:value-type="float" office:value="45.8109766287658" calcext:value-type="float">
            <text:p>45.8110</text:p>
          </table:table-cell>
          <table:table-cell table:formula="of:=(100*([.N466]/[.O466]))" office:value-type="float" office:value="30.5418215988472" calcext:value-type="float">
            <text:p>30.5418</text:p>
          </table:table-cell>
          <table:table-cell table:formula="of:=(([.Q465]*13)+[.P466])/14" office:value-type="float" office:value="18.5622728752021" calcext:value-type="float">
            <text:p>18.562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14" calcext:value-type="date">
            <text:p>14 Dec 10</text:p>
          </table:table-cell>
          <table:table-cell table:style-name="ce6" office:value-type="float" office:value="54.62" calcext:value-type="float">
            <text:p>54.6200</text:p>
          </table:table-cell>
          <table:table-cell office:value-type="float" office:value="54.23" calcext:value-type="float">
            <text:p>54.2300</text:p>
          </table:table-cell>
          <table:table-cell office:value-type="float" office:value="54.395" calcext:value-type="float">
            <text:p>54.3950</text:p>
          </table:table-cell>
          <table:table-cell table:style-name="ce7" table:formula="of:=MAX([.C467]-[.D467];ABS([.C467]-[.E466]);ABS([.D467]-[.E466]))" office:value-type="float" office:value="0.390000000000001" calcext:value-type="float">
            <text:p>0.3900</text:p>
          </table:table-cell>
          <table:table-cell table:formula="of:=IF([.C467]-[.C466]&gt;[.D466]-[.D467];MAX([.C467]-[.C466];0);0)" office:value-type="float" office:value="0" calcext:value-type="float">
            <text:p>0.0000</text:p>
          </table:table-cell>
          <table:table-cell table:formula="of:=IF([.D466]-[.D467]&gt;[.C467]-[.C466];MAX([.D466]-[.D467];0);0)" office:value-type="float" office:value="0.0400000000000063" calcext:value-type="float">
            <text:p>0.0400</text:p>
          </table:table-cell>
          <table:table-cell table:formula="of:=[.I466]-([.I466]/14)+[.F467]" office:value-type="float" office:value="9.23606051956038" calcext:value-type="float">
            <text:p>9.2361</text:p>
          </table:table-cell>
          <table:table-cell table:style-name="ce6" table:formula="of:=[.J466]-([.J466]/14)+[.G467]" office:value-type="float" office:value="2.64508193614838" calcext:value-type="float">
            <text:p>2.6451</text:p>
          </table:table-cell>
          <table:table-cell table:style-name="ce6" table:formula="of:=[.K466]-([.K466]/14)+[.H467]" office:value-type="float" office:value="1.44738478103391" calcext:value-type="float">
            <text:p>1.4474</text:p>
          </table:table-cell>
          <table:table-cell table:formula="of:=(100*([.J467]/[.I467]))" office:value-type="float" office:value="28.6386379836571" calcext:value-type="float">
            <text:p>28.6386</text:p>
          </table:table-cell>
          <table:table-cell table:formula="of:=(100*([.K467]/[.I467]))" office:value-type="float" office:value="15.6710188068669" calcext:value-type="float">
            <text:p>15.6710</text:p>
          </table:table-cell>
          <table:table-cell table:formula="of:=ABS([.L467]-[.M467])" office:value-type="float" office:value="12.9676191767903" calcext:value-type="float">
            <text:p>12.9676</text:p>
          </table:table-cell>
          <table:table-cell table:formula="of:=[.L467]+[.M467]" office:value-type="float" office:value="44.309656790524" calcext:value-type="float">
            <text:p>44.3097</text:p>
          </table:table-cell>
          <table:table-cell table:formula="of:=(100*([.N467]/[.O467]))" office:value-type="float" office:value="29.2658984882129" calcext:value-type="float">
            <text:p>29.2659</text:p>
          </table:table-cell>
          <table:table-cell table:formula="of:=(([.Q466]*13)+[.P467])/14" office:value-type="float" office:value="19.3268175618457" calcext:value-type="float">
            <text:p>19.326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15" calcext:value-type="date">
            <text:p>15 Dec 10</text:p>
          </table:table-cell>
          <table:table-cell table:style-name="ce6" office:value-type="float" office:value="54.7" calcext:value-type="float">
            <text:p>54.7000</text:p>
          </table:table-cell>
          <table:table-cell office:value-type="float" office:value="54.03" calcext:value-type="float">
            <text:p>54.0300</text:p>
          </table:table-cell>
          <table:table-cell office:value-type="float" office:value="54.16" calcext:value-type="float">
            <text:p>54.1600</text:p>
          </table:table-cell>
          <table:table-cell table:style-name="ce7" table:formula="of:=MAX([.C468]-[.D468];ABS([.C468]-[.E467]);ABS([.D468]-[.E467]))" office:value-type="float" office:value="0.670000000000002" calcext:value-type="float">
            <text:p>0.6700</text:p>
          </table:table-cell>
          <table:table-cell table:formula="of:=IF([.C468]-[.C467]&gt;[.D467]-[.D468];MAX([.C468]-[.C467];0);0)" office:value-type="float" office:value="0" calcext:value-type="float">
            <text:p>0.0000</text:p>
          </table:table-cell>
          <table:table-cell table:formula="of:=IF([.D467]-[.D468]&gt;[.C468]-[.C467];MAX([.D467]-[.D468];0);0)" office:value-type="float" office:value="0.199999999999996" calcext:value-type="float">
            <text:p>0.2000</text:p>
          </table:table-cell>
          <table:table-cell table:formula="of:=[.I467]-([.I467]/14)+[.F468]" office:value-type="float" office:value="9.24634191102036" calcext:value-type="float">
            <text:p>9.2463</text:p>
          </table:table-cell>
          <table:table-cell table:style-name="ce6" table:formula="of:=[.J467]-([.J467]/14)+[.G468]" office:value-type="float" office:value="2.45614751213778" calcext:value-type="float">
            <text:p>2.4561</text:p>
          </table:table-cell>
          <table:table-cell table:style-name="ce6" table:formula="of:=[.K467]-([.K467]/14)+[.H468]" office:value-type="float" office:value="1.5440001538172" calcext:value-type="float">
            <text:p>1.5440</text:p>
          </table:table-cell>
          <table:table-cell table:formula="of:=(100*([.J468]/[.I468]))" office:value-type="float" office:value="26.5634511007039" calcext:value-type="float">
            <text:p>26.5635</text:p>
          </table:table-cell>
          <table:table-cell table:formula="of:=(100*([.K468]/[.I468]))" office:value-type="float" office:value="16.6984972941241" calcext:value-type="float">
            <text:p>16.6985</text:p>
          </table:table-cell>
          <table:table-cell table:formula="of:=ABS([.L468]-[.M468])" office:value-type="float" office:value="9.86495380657976" calcext:value-type="float">
            <text:p>9.8650</text:p>
          </table:table-cell>
          <table:table-cell table:formula="of:=[.L468]+[.M468]" office:value-type="float" office:value="43.261948394828" calcext:value-type="float">
            <text:p>43.2619</text:p>
          </table:table-cell>
          <table:table-cell table:formula="of:=(100*([.N468]/[.O468]))" office:value-type="float" office:value="22.8028421571487" calcext:value-type="float">
            <text:p>22.8028</text:p>
          </table:table-cell>
          <table:table-cell table:formula="of:=(([.Q467]*13)+[.P468])/14" office:value-type="float" office:value="19.5751050329388" calcext:value-type="float">
            <text:p>19.575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16" calcext:value-type="date">
            <text:p>16 Dec 10</text:p>
          </table:table-cell>
          <table:table-cell table:style-name="ce6" office:value-type="float" office:value="54.66" calcext:value-type="float">
            <text:p>54.6600</text:p>
          </table:table-cell>
          <table:table-cell office:value-type="float" office:value="54.06" calcext:value-type="float">
            <text:p>54.0600</text:p>
          </table:table-cell>
          <table:table-cell office:value-type="float" office:value="54.58" calcext:value-type="float">
            <text:p>54.5800</text:p>
          </table:table-cell>
          <table:table-cell table:style-name="ce7" table:formula="of:=MAX([.C469]-[.D469];ABS([.C469]-[.E468]);ABS([.D469]-[.E468]))" office:value-type="float" office:value="0.599999999999994" calcext:value-type="float">
            <text:p>0.6000</text:p>
          </table:table-cell>
          <table:table-cell table:formula="of:=IF([.C469]-[.C468]&gt;[.D468]-[.D469];MAX([.C469]-[.C468];0);0)" office:value-type="float" office:value="0" calcext:value-type="float">
            <text:p>0.0000</text:p>
          </table:table-cell>
          <table:table-cell table:formula="of:=IF([.D468]-[.D469]&gt;[.C469]-[.C468];MAX([.D468]-[.D469];0);0)" office:value-type="float" office:value="0" calcext:value-type="float">
            <text:p>0.0000</text:p>
          </table:table-cell>
          <table:table-cell table:formula="of:=[.I468]-([.I468]/14)+[.F469]" office:value-type="float" office:value="9.18588891737604" calcext:value-type="float">
            <text:p>9.1859</text:p>
          </table:table-cell>
          <table:table-cell table:style-name="ce6" table:formula="of:=[.J468]-([.J468]/14)+[.G469]" office:value-type="float" office:value="2.28070840412794" calcext:value-type="float">
            <text:p>2.2807</text:p>
          </table:table-cell>
          <table:table-cell table:style-name="ce6" table:formula="of:=[.K468]-([.K468]/14)+[.H469]" office:value-type="float" office:value="1.43371442854454" calcext:value-type="float">
            <text:p>1.4337</text:p>
          </table:table-cell>
          <table:table-cell table:formula="of:=(100*([.J469]/[.I469]))" office:value-type="float" office:value="24.828390857348" calcext:value-type="float">
            <text:p>24.8284</text:p>
          </table:table-cell>
          <table:table-cell table:formula="of:=(100*([.K469]/[.I469]))" office:value-type="float" office:value="15.6077919234635" calcext:value-type="float">
            <text:p>15.6078</text:p>
          </table:table-cell>
          <table:table-cell table:formula="of:=ABS([.L469]-[.M469])" office:value-type="float" office:value="9.22059893388459" calcext:value-type="float">
            <text:p>9.2206</text:p>
          </table:table-cell>
          <table:table-cell table:formula="of:=[.L469]+[.M469]" office:value-type="float" office:value="40.4361827808115" calcext:value-type="float">
            <text:p>40.4362</text:p>
          </table:table-cell>
          <table:table-cell table:formula="of:=(100*([.N469]/[.O469]))" office:value-type="float" office:value="22.8028421571487" calcext:value-type="float">
            <text:p>22.8028</text:p>
          </table:table-cell>
          <table:table-cell table:formula="of:=(([.Q468]*13)+[.P469])/14" office:value-type="float" office:value="19.8056576846681" calcext:value-type="float">
            <text:p>19.805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17" calcext:value-type="date">
            <text:p>17 Dec 10</text:p>
          </table:table-cell>
          <table:table-cell table:style-name="ce6" office:value-type="float" office:value="54.68" calcext:value-type="float">
            <text:p>54.6800</text:p>
          </table:table-cell>
          <table:table-cell office:value-type="float" office:value="54.41" calcext:value-type="float">
            <text:p>54.4100</text:p>
          </table:table-cell>
          <table:table-cell office:value-type="float" office:value="54.52" calcext:value-type="float">
            <text:p>54.5200</text:p>
          </table:table-cell>
          <table:table-cell table:style-name="ce7" table:formula="of:=MAX([.C470]-[.D470];ABS([.C470]-[.E469]);ABS([.D470]-[.E469]))" office:value-type="float" office:value="0.270000000000003" calcext:value-type="float">
            <text:p>0.2700</text:p>
          </table:table-cell>
          <table:table-cell table:formula="of:=IF([.C470]-[.C469]&gt;[.D469]-[.D470];MAX([.C470]-[.C469];0);0)" office:value-type="float" office:value="0.0200000000000031" calcext:value-type="float">
            <text:p>0.0200</text:p>
          </table:table-cell>
          <table:table-cell table:formula="of:=IF([.D469]-[.D470]&gt;[.C470]-[.C469];MAX([.D469]-[.D470];0);0)" office:value-type="float" office:value="0" calcext:value-type="float">
            <text:p>0.0000</text:p>
          </table:table-cell>
          <table:table-cell table:formula="of:=[.I469]-([.I469]/14)+[.F470]" office:value-type="float" office:value="8.79975399470633" calcext:value-type="float">
            <text:p>8.7998</text:p>
          </table:table-cell>
          <table:table-cell table:style-name="ce6" table:formula="of:=[.J469]-([.J469]/14)+[.G470]" office:value-type="float" office:value="2.13780066097595" calcext:value-type="float">
            <text:p>2.1378</text:p>
          </table:table-cell>
          <table:table-cell table:style-name="ce6" table:formula="of:=[.K469]-([.K469]/14)+[.H470]" office:value-type="float" office:value="1.33130625507708" calcext:value-type="float">
            <text:p>1.3313</text:p>
          </table:table-cell>
          <table:table-cell table:formula="of:=(100*([.J470]/[.I470]))" office:value-type="float" office:value="24.2938684679366" calcext:value-type="float">
            <text:p>24.2939</text:p>
          </table:table-cell>
          <table:table-cell table:formula="of:=(100*([.K470]/[.I470]))" office:value-type="float" office:value="15.1289031020407" calcext:value-type="float">
            <text:p>15.1289</text:p>
          </table:table-cell>
          <table:table-cell table:formula="of:=ABS([.L470]-[.M470])" office:value-type="float" office:value="9.16496536589586" calcext:value-type="float">
            <text:p>9.1650</text:p>
          </table:table-cell>
          <table:table-cell table:formula="of:=[.L470]+[.M470]" office:value-type="float" office:value="39.4227715699772" calcext:value-type="float">
            <text:p>39.4228</text:p>
          </table:table-cell>
          <table:table-cell table:formula="of:=(100*([.N470]/[.O470]))" office:value-type="float" office:value="23.2478970932514" calcext:value-type="float">
            <text:p>23.2479</text:p>
          </table:table-cell>
          <table:table-cell table:formula="of:=(([.Q469]*13)+[.P470])/14" office:value-type="float" office:value="20.0515319281383" calcext:value-type="float">
            <text:p>20.051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20" calcext:value-type="date">
            <text:p>20 Dec 10</text:p>
          </table:table-cell>
          <table:table-cell table:style-name="ce6" office:value-type="float" office:value="54.76" calcext:value-type="float">
            <text:p>54.7600</text:p>
          </table:table-cell>
          <table:table-cell office:value-type="float" office:value="54.16" calcext:value-type="float">
            <text:p>54.1600</text:p>
          </table:table-cell>
          <table:table-cell office:value-type="float" office:value="54.56" calcext:value-type="float">
            <text:p>54.5600</text:p>
          </table:table-cell>
          <table:table-cell table:style-name="ce7" table:formula="of:=MAX([.C471]-[.D471];ABS([.C471]-[.E470]);ABS([.D471]-[.E470]))" office:value-type="float" office:value="0.600000000000001" calcext:value-type="float">
            <text:p>0.6000</text:p>
          </table:table-cell>
          <table:table-cell table:formula="of:=IF([.C471]-[.C470]&gt;[.D470]-[.D471];MAX([.C471]-[.C470];0);0)" office:value-type="float" office:value="0" calcext:value-type="float">
            <text:p>0.0000</text:p>
          </table:table-cell>
          <table:table-cell table:formula="of:=IF([.D470]-[.D471]&gt;[.C471]-[.C470];MAX([.D470]-[.D471];0);0)" office:value-type="float" office:value="0.25" calcext:value-type="float">
            <text:p>0.2500</text:p>
          </table:table-cell>
          <table:table-cell table:formula="of:=[.I470]-([.I470]/14)+[.F471]" office:value-type="float" office:value="8.77120013794159" calcext:value-type="float">
            <text:p>8.7712</text:p>
          </table:table-cell>
          <table:table-cell table:style-name="ce6" table:formula="of:=[.J470]-([.J470]/14)+[.G471]" office:value-type="float" office:value="1.98510061376338" calcext:value-type="float">
            <text:p>1.9851</text:p>
          </table:table-cell>
          <table:table-cell table:style-name="ce6" table:formula="of:=[.K470]-([.K470]/14)+[.H471]" office:value-type="float" office:value="1.486212951143" calcext:value-type="float">
            <text:p>1.4862</text:p>
          </table:table-cell>
          <table:table-cell table:formula="of:=(100*([.J471]/[.I471]))" office:value-type="float" office:value="22.632029625871" calcext:value-type="float">
            <text:p>22.6320</text:p>
          </table:table-cell>
          <table:table-cell table:formula="of:=(100*([.K471]/[.I471]))" office:value-type="float" office:value="16.9442371371061" calcext:value-type="float">
            <text:p>16.9442</text:p>
          </table:table-cell>
          <table:table-cell table:formula="of:=ABS([.L471]-[.M471])" office:value-type="float" office:value="5.68779248876494" calcext:value-type="float">
            <text:p>5.6878</text:p>
          </table:table-cell>
          <table:table-cell table:formula="of:=[.L471]+[.M471]" office:value-type="float" office:value="39.5762667629771" calcext:value-type="float">
            <text:p>39.5763</text:p>
          </table:table-cell>
          <table:table-cell table:formula="of:=(100*([.N471]/[.O471]))" office:value-type="float" office:value="14.3717256678838" calcext:value-type="float">
            <text:p>14.3717</text:p>
          </table:table-cell>
          <table:table-cell table:formula="of:=(([.Q470]*13)+[.P471])/14" office:value-type="float" office:value="19.6458314809773" calcext:value-type="float">
            <text:p>19.645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21" calcext:value-type="date">
            <text:p>21 Dec 10</text:p>
          </table:table-cell>
          <table:table-cell table:style-name="ce6" office:value-type="float" office:value="54.89" calcext:value-type="float">
            <text:p>54.8900</text:p>
          </table:table-cell>
          <table:table-cell office:value-type="float" office:value="54.62" calcext:value-type="float">
            <text:p>54.6200</text:p>
          </table:table-cell>
          <table:table-cell office:value-type="float" office:value="54.89" calcext:value-type="float">
            <text:p>54.8900</text:p>
          </table:table-cell>
          <table:table-cell table:style-name="ce7" table:formula="of:=MAX([.C472]-[.D472];ABS([.C472]-[.E471]);ABS([.D472]-[.E471]))" office:value-type="float" office:value="0.329999999999998" calcext:value-type="float">
            <text:p>0.3300</text:p>
          </table:table-cell>
          <table:table-cell table:formula="of:=IF([.C472]-[.C471]&gt;[.D471]-[.D472];MAX([.C472]-[.C471];0);0)" office:value-type="float" office:value="0.130000000000003" calcext:value-type="float">
            <text:p>0.1300</text:p>
          </table:table-cell>
          <table:table-cell table:formula="of:=IF([.D471]-[.D472]&gt;[.C472]-[.C471];MAX([.D471]-[.D472];0);0)" office:value-type="float" office:value="0" calcext:value-type="float">
            <text:p>0.0000</text:p>
          </table:table-cell>
          <table:table-cell table:formula="of:=[.I471]-([.I471]/14)+[.F472]" office:value-type="float" office:value="8.47468584237433" calcext:value-type="float">
            <text:p>8.4747</text:p>
          </table:table-cell>
          <table:table-cell table:style-name="ce6" table:formula="of:=[.J471]-([.J471]/14)+[.G472]" office:value-type="float" office:value="1.97330771278028" calcext:value-type="float">
            <text:p>1.9733</text:p>
          </table:table-cell>
          <table:table-cell table:style-name="ce6" table:formula="of:=[.K471]-([.K471]/14)+[.H472]" office:value-type="float" office:value="1.38005488320421" calcext:value-type="float">
            <text:p>1.3801</text:p>
          </table:table-cell>
          <table:table-cell table:formula="of:=(100*([.J472]/[.I472]))" office:value-type="float" office:value="23.2847299532159" calcext:value-type="float">
            <text:p>23.2847</text:p>
          </table:table-cell>
          <table:table-cell table:formula="of:=(100*([.K472]/[.I472]))" office:value-type="float" office:value="16.2844370738062" calcext:value-type="float">
            <text:p>16.2844</text:p>
          </table:table-cell>
          <table:table-cell table:formula="of:=ABS([.L472]-[.M472])" office:value-type="float" office:value="7.00029287940969" calcext:value-type="float">
            <text:p>7.0003</text:p>
          </table:table-cell>
          <table:table-cell table:formula="of:=[.L472]+[.M472]" office:value-type="float" office:value="39.5691670270221" calcext:value-type="float">
            <text:p>39.5692</text:p>
          </table:table-cell>
          <table:table-cell table:formula="of:=(100*([.N472]/[.O472]))" office:value-type="float" office:value="17.6912818878121" calcext:value-type="float">
            <text:p>17.6913</text:p>
          </table:table-cell>
          <table:table-cell table:formula="of:=(([.Q471]*13)+[.P472])/14" office:value-type="float" office:value="19.5062207957512" calcext:value-type="float">
            <text:p>19.506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22" calcext:value-type="date">
            <text:p>22 Dec 10</text:p>
          </table:table-cell>
          <table:table-cell table:style-name="ce6" office:value-type="float" office:value="54.96" calcext:value-type="float">
            <text:p>54.9600</text:p>
          </table:table-cell>
          <table:table-cell office:value-type="float" office:value="54.79" calcext:value-type="float">
            <text:p>54.7900</text:p>
          </table:table-cell>
          <table:table-cell office:value-type="float" office:value="54.885" calcext:value-type="float">
            <text:p>54.8850</text:p>
          </table:table-cell>
          <table:table-cell table:style-name="ce7" table:formula="of:=MAX([.C473]-[.D473];ABS([.C473]-[.E472]);ABS([.D473]-[.E472]))" office:value-type="float" office:value="0.170000000000002" calcext:value-type="float">
            <text:p>0.1700</text:p>
          </table:table-cell>
          <table:table-cell table:formula="of:=IF([.C473]-[.C472]&gt;[.D472]-[.D473];MAX([.C473]-[.C472];0);0)" office:value-type="float" office:value="0.0700000000000003" calcext:value-type="float">
            <text:p>0.0700</text:p>
          </table:table-cell>
          <table:table-cell table:formula="of:=IF([.D472]-[.D473]&gt;[.C473]-[.C472];MAX([.D472]-[.D473];0);0)" office:value-type="float" office:value="0" calcext:value-type="float">
            <text:p>0.0000</text:p>
          </table:table-cell>
          <table:table-cell table:formula="of:=[.I472]-([.I472]/14)+[.F473]" office:value-type="float" office:value="8.0393511393476" calcext:value-type="float">
            <text:p>8.0394</text:p>
          </table:table-cell>
          <table:table-cell table:style-name="ce6" table:formula="of:=[.J472]-([.J472]/14)+[.G473]" office:value-type="float" office:value="1.90235716186741" calcext:value-type="float">
            <text:p>1.9024</text:p>
          </table:table-cell>
          <table:table-cell table:style-name="ce6" table:formula="of:=[.K472]-([.K472]/14)+[.H473]" office:value-type="float" office:value="1.28147953440391" calcext:value-type="float">
            <text:p>1.2815</text:p>
          </table:table-cell>
          <table:table-cell table:formula="of:=(100*([.J473]/[.I473]))" office:value-type="float" office:value="23.6630684354184" calcext:value-type="float">
            <text:p>23.6631</text:p>
          </table:table-cell>
          <table:table-cell table:formula="of:=(100*([.K473]/[.I473]))" office:value-type="float" office:value="15.9400866088791" calcext:value-type="float">
            <text:p>15.9401</text:p>
          </table:table-cell>
          <table:table-cell table:formula="of:=ABS([.L473]-[.M473])" office:value-type="float" office:value="7.7229818265393" calcext:value-type="float">
            <text:p>7.7230</text:p>
          </table:table-cell>
          <table:table-cell table:formula="of:=[.L473]+[.M473]" office:value-type="float" office:value="39.6031550442974" calcext:value-type="float">
            <text:p>39.6032</text:p>
          </table:table-cell>
          <table:table-cell table:formula="of:=(100*([.N473]/[.O473]))" office:value-type="float" office:value="19.5009256658993" calcext:value-type="float">
            <text:p>19.5009</text:p>
          </table:table-cell>
          <table:table-cell table:formula="of:=(([.Q472]*13)+[.P473])/14" office:value-type="float" office:value="19.5058425721903" calcext:value-type="float">
            <text:p>19.505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23" calcext:value-type="date">
            <text:p>23 Dec 10</text:p>
          </table:table-cell>
          <table:table-cell table:style-name="ce6" office:value-type="float" office:value="54.87" calcext:value-type="float">
            <text:p>54.8700</text:p>
          </table:table-cell>
          <table:table-cell office:value-type="float" office:value="54.61" calcext:value-type="float">
            <text:p>54.6100</text:p>
          </table:table-cell>
          <table:table-cell office:value-type="float" office:value="54.742" calcext:value-type="float">
            <text:p>54.7420</text:p>
          </table:table-cell>
          <table:table-cell table:style-name="ce7" table:formula="of:=MAX([.C474]-[.D474];ABS([.C474]-[.E473]);ABS([.D474]-[.E473]))" office:value-type="float" office:value="0.274999999999999" calcext:value-type="float">
            <text:p>0.2750</text:p>
          </table:table-cell>
          <table:table-cell table:formula="of:=IF([.C474]-[.C473]&gt;[.D473]-[.D474];MAX([.C474]-[.C473];0);0)" office:value-type="float" office:value="0" calcext:value-type="float">
            <text:p>0.0000</text:p>
          </table:table-cell>
          <table:table-cell table:formula="of:=IF([.D473]-[.D474]&gt;[.C474]-[.C473];MAX([.D473]-[.D474];0);0)" office:value-type="float" office:value="0.18" calcext:value-type="float">
            <text:p>0.1800</text:p>
          </table:table-cell>
          <table:table-cell table:formula="of:=[.I473]-([.I473]/14)+[.F474]" office:value-type="float" office:value="7.74011177225134" calcext:value-type="float">
            <text:p>7.7401</text:p>
          </table:table-cell>
          <table:table-cell table:style-name="ce6" table:formula="of:=[.J473]-([.J473]/14)+[.G474]" office:value-type="float" office:value="1.76647450744831" calcext:value-type="float">
            <text:p>1.7665</text:p>
          </table:table-cell>
          <table:table-cell table:style-name="ce6" table:formula="of:=[.K473]-([.K473]/14)+[.H474]" office:value-type="float" office:value="1.36994528194649" calcext:value-type="float">
            <text:p>1.3699</text:p>
          </table:table-cell>
          <table:table-cell table:formula="of:=(100*([.J474]/[.I474]))" office:value-type="float" office:value="22.8223384807077" calcext:value-type="float">
            <text:p>22.8223</text:p>
          </table:table-cell>
          <table:table-cell table:formula="of:=(100*([.K474]/[.I474]))" office:value-type="float" office:value="17.6992958532951" calcext:value-type="float">
            <text:p>17.6993</text:p>
          </table:table-cell>
          <table:table-cell table:formula="of:=ABS([.L474]-[.M474])" office:value-type="float" office:value="5.12304262741261" calcext:value-type="float">
            <text:p>5.1230</text:p>
          </table:table-cell>
          <table:table-cell table:formula="of:=[.L474]+[.M474]" office:value-type="float" office:value="40.5216343340029" calcext:value-type="float">
            <text:p>40.5216</text:p>
          </table:table-cell>
          <table:table-cell table:formula="of:=(100*([.N474]/[.O474]))" office:value-type="float" office:value="12.6427344592903" calcext:value-type="float">
            <text:p>12.6427</text:p>
          </table:table-cell>
          <table:table-cell table:formula="of:=(([.Q473]*13)+[.P474])/14" office:value-type="float" office:value="19.015620564126" calcext:value-type="float">
            <text:p>19.015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27" calcext:value-type="date">
            <text:p>27 Dec 10</text:p>
          </table:table-cell>
          <table:table-cell table:style-name="ce6" office:value-type="float" office:value="54.86" calcext:value-type="float">
            <text:p>54.8600</text:p>
          </table:table-cell>
          <table:table-cell office:value-type="float" office:value="54.21" calcext:value-type="float">
            <text:p>54.2100</text:p>
          </table:table-cell>
          <table:table-cell office:value-type="float" office:value="54.77" calcext:value-type="float">
            <text:p>54.7700</text:p>
          </table:table-cell>
          <table:table-cell table:style-name="ce7" table:formula="of:=MAX([.C475]-[.D475];ABS([.C475]-[.E474]);ABS([.D475]-[.E474]))" office:value-type="float" office:value="0.649999999999999" calcext:value-type="float">
            <text:p>0.6500</text:p>
          </table:table-cell>
          <table:table-cell table:formula="of:=IF([.C475]-[.C474]&gt;[.D474]-[.D475];MAX([.C475]-[.C474];0);0)" office:value-type="float" office:value="0" calcext:value-type="float">
            <text:p>0.0000</text:p>
          </table:table-cell>
          <table:table-cell table:formula="of:=IF([.D474]-[.D475]&gt;[.C475]-[.C474];MAX([.D474]-[.D475];0);0)" office:value-type="float" office:value="0.399999999999999" calcext:value-type="float">
            <text:p>0.4000</text:p>
          </table:table-cell>
          <table:table-cell table:formula="of:=[.I474]-([.I474]/14)+[.F475]" office:value-type="float" office:value="7.83724664566196" calcext:value-type="float">
            <text:p>7.8372</text:p>
          </table:table-cell>
          <table:table-cell table:style-name="ce6" table:formula="of:=[.J474]-([.J474]/14)+[.G475]" office:value-type="float" office:value="1.64029775691628" calcext:value-type="float">
            <text:p>1.6403</text:p>
          </table:table-cell>
          <table:table-cell table:style-name="ce6" table:formula="of:=[.K474]-([.K474]/14)+[.H475]" office:value-type="float" office:value="1.67209204752174" calcext:value-type="float">
            <text:p>1.6721</text:p>
          </table:table-cell>
          <table:table-cell table:formula="of:=(100*([.J475]/[.I475]))" office:value-type="float" office:value="20.9295155694024" calcext:value-type="float">
            <text:p>20.9295</text:p>
          </table:table-cell>
          <table:table-cell table:formula="of:=(100*([.K475]/[.I475]))" office:value-type="float" office:value="21.3351974630946" calcext:value-type="float">
            <text:p>21.3352</text:p>
          </table:table-cell>
          <table:table-cell table:formula="of:=ABS([.L475]-[.M475])" office:value-type="float" office:value="0.405681893692254" calcext:value-type="float">
            <text:p>0.4057</text:p>
          </table:table-cell>
          <table:table-cell table:formula="of:=[.L475]+[.M475]" office:value-type="float" office:value="42.264713032497" calcext:value-type="float">
            <text:p>42.2647</text:p>
          </table:table-cell>
          <table:table-cell table:formula="of:=(100*([.N475]/[.O475]))" office:value-type="float" office:value="0.959859572169172" calcext:value-type="float">
            <text:p>0.9599</text:p>
          </table:table-cell>
          <table:table-cell table:formula="of:=(([.Q474]*13)+[.P475])/14" office:value-type="float" office:value="17.7259233504148" calcext:value-type="float">
            <text:p>17.725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28" calcext:value-type="date">
            <text:p>28 Dec 10</text:p>
          </table:table-cell>
          <table:table-cell table:style-name="ce6" office:value-type="float" office:value="54.92" calcext:value-type="float">
            <text:p>54.9200</text:p>
          </table:table-cell>
          <table:table-cell office:value-type="float" office:value="54.55" calcext:value-type="float">
            <text:p>54.5500</text:p>
          </table:table-cell>
          <table:table-cell office:value-type="float" office:value="54.67" calcext:value-type="float">
            <text:p>54.6700</text:p>
          </table:table-cell>
          <table:table-cell table:style-name="ce7" table:formula="of:=MAX([.C476]-[.D476];ABS([.C476]-[.E475]);ABS([.D476]-[.E475]))" office:value-type="float" office:value="0.370000000000005" calcext:value-type="float">
            <text:p>0.3700</text:p>
          </table:table-cell>
          <table:table-cell table:formula="of:=IF([.C476]-[.C475]&gt;[.D475]-[.D476];MAX([.C476]-[.C475];0);0)" office:value-type="float" office:value="0.0600000000000023" calcext:value-type="float">
            <text:p>0.0600</text:p>
          </table:table-cell>
          <table:table-cell table:formula="of:=IF([.D475]-[.D476]&gt;[.C476]-[.C475];MAX([.D475]-[.D476];0);0)" office:value-type="float" office:value="0" calcext:value-type="float">
            <text:p>0.0000</text:p>
          </table:table-cell>
          <table:table-cell table:formula="of:=[.I475]-([.I475]/14)+[.F476]" office:value-type="float" office:value="7.64744331382896" calcext:value-type="float">
            <text:p>7.6474</text:p>
          </table:table-cell>
          <table:table-cell table:style-name="ce6" table:formula="of:=[.J475]-([.J475]/14)+[.G476]" office:value-type="float" office:value="1.58313363142227" calcext:value-type="float">
            <text:p>1.5831</text:p>
          </table:table-cell>
          <table:table-cell table:style-name="ce6" table:formula="of:=[.K475]-([.K475]/14)+[.H476]" office:value-type="float" office:value="1.55265690127019" calcext:value-type="float">
            <text:p>1.5527</text:p>
          </table:table-cell>
          <table:table-cell table:formula="of:=(100*([.J476]/[.I476]))" office:value-type="float" office:value="20.7014758587287" calcext:value-type="float">
            <text:p>20.7015</text:p>
          </table:table-cell>
          <table:table-cell table:formula="of:=(100*([.K476]/[.I476]))" office:value-type="float" office:value="20.3029540403719" calcext:value-type="float">
            <text:p>20.3030</text:p>
          </table:table-cell>
          <table:table-cell table:formula="of:=ABS([.L476]-[.M476])" office:value-type="float" office:value="0.398521818356851" calcext:value-type="float">
            <text:p>0.3985</text:p>
          </table:table-cell>
          <table:table-cell table:formula="of:=[.L476]+[.M476]" office:value-type="float" office:value="41.0044298991006" calcext:value-type="float">
            <text:p>41.0044</text:p>
          </table:table-cell>
          <table:table-cell table:formula="of:=(100*([.N476]/[.O476]))" office:value-type="float" office:value="0.971899424860904" calcext:value-type="float">
            <text:p>0.9719</text:p>
          </table:table-cell>
          <table:table-cell table:formula="of:=(([.Q475]*13)+[.P476])/14" office:value-type="float" office:value="16.5292073557324" calcext:value-type="float">
            <text:p>16.529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29" calcext:value-type="date">
            <text:p>29 Dec 10</text:p>
          </table:table-cell>
          <table:table-cell table:style-name="ce6" office:value-type="float" office:value="54.9" calcext:value-type="float">
            <text:p>54.9000</text:p>
          </table:table-cell>
          <table:table-cell office:value-type="float" office:value="54.73" calcext:value-type="float">
            <text:p>54.7300</text:p>
          </table:table-cell>
          <table:table-cell office:value-type="float" office:value="54.79" calcext:value-type="float">
            <text:p>54.7900</text:p>
          </table:table-cell>
          <table:table-cell table:style-name="ce7" table:formula="of:=MAX([.C477]-[.D477];ABS([.C477]-[.E476]);ABS([.D477]-[.E476]))" office:value-type="float" office:value="0.229999999999997" calcext:value-type="float">
            <text:p>0.2300</text:p>
          </table:table-cell>
          <table:table-cell table:formula="of:=IF([.C477]-[.C476]&gt;[.D476]-[.D477];MAX([.C477]-[.C476];0);0)" office:value-type="float" office:value="0" calcext:value-type="float">
            <text:p>0.0000</text:p>
          </table:table-cell>
          <table:table-cell table:formula="of:=IF([.D476]-[.D477]&gt;[.C477]-[.C476];MAX([.D476]-[.D477];0);0)" office:value-type="float" office:value="0" calcext:value-type="float">
            <text:p>0.0000</text:p>
          </table:table-cell>
          <table:table-cell table:formula="of:=[.I476]-([.I476]/14)+[.F477]" office:value-type="float" office:value="7.33119736284118" calcext:value-type="float">
            <text:p>7.3312</text:p>
          </table:table-cell>
          <table:table-cell table:style-name="ce6" table:formula="of:=[.J476]-([.J476]/14)+[.G477]" office:value-type="float" office:value="1.47005265774925" calcext:value-type="float">
            <text:p>1.4701</text:p>
          </table:table-cell>
          <table:table-cell table:style-name="ce6" table:formula="of:=[.K476]-([.K476]/14)+[.H477]" office:value-type="float" office:value="1.44175283689374" calcext:value-type="float">
            <text:p>1.4418</text:p>
          </table:table-cell>
          <table:table-cell table:formula="of:=(100*([.J477]/[.I477]))" office:value-type="float" office:value="20.0520131295379" calcext:value-type="float">
            <text:p>20.0520</text:p>
          </table:table-cell>
          <table:table-cell table:formula="of:=(100*([.K477]/[.I477]))" office:value-type="float" office:value="19.6659940462304" calcext:value-type="float">
            <text:p>19.6660</text:p>
          </table:table-cell>
          <table:table-cell table:formula="of:=ABS([.L477]-[.M477])" office:value-type="float" office:value="0.386019083307506" calcext:value-type="float">
            <text:p>0.3860</text:p>
          </table:table-cell>
          <table:table-cell table:formula="of:=[.L477]+[.M477]" office:value-type="float" office:value="39.7180071757682" calcext:value-type="float">
            <text:p>39.7180</text:p>
          </table:table-cell>
          <table:table-cell table:formula="of:=(100*([.N477]/[.O477]))" office:value-type="float" office:value="0.971899424860908" calcext:value-type="float">
            <text:p>0.9719</text:p>
          </table:table-cell>
          <table:table-cell table:formula="of:=(([.Q476]*13)+[.P477])/14" office:value-type="float" office:value="15.4179710749559" calcext:value-type="float">
            <text:p>15.418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30" calcext:value-type="date">
            <text:p>30 Dec 10</text:p>
          </table:table-cell>
          <table:table-cell table:style-name="ce6" office:value-type="float" office:value="54.8" calcext:value-type="float">
            <text:p>54.8000</text:p>
          </table:table-cell>
          <table:table-cell office:value-type="float" office:value="54.55" calcext:value-type="float">
            <text:p>54.5500</text:p>
          </table:table-cell>
          <table:table-cell office:value-type="float" office:value="54.66" calcext:value-type="float">
            <text:p>54.6600</text:p>
          </table:table-cell>
          <table:table-cell table:style-name="ce7" table:formula="of:=MAX([.C478]-[.D478];ABS([.C478]-[.E477]);ABS([.D478]-[.E477]))" office:value-type="float" office:value="0.25" calcext:value-type="float">
            <text:p>0.2500</text:p>
          </table:table-cell>
          <table:table-cell table:formula="of:=IF([.C478]-[.C477]&gt;[.D477]-[.D478];MAX([.C478]-[.C477];0);0)" office:value-type="float" office:value="0" calcext:value-type="float">
            <text:p>0.0000</text:p>
          </table:table-cell>
          <table:table-cell table:formula="of:=IF([.D477]-[.D478]&gt;[.C478]-[.C477];MAX([.D477]-[.D478];0);0)" office:value-type="float" office:value="0.18" calcext:value-type="float">
            <text:p>0.1800</text:p>
          </table:table-cell>
          <table:table-cell table:formula="of:=[.I477]-([.I477]/14)+[.F478]" office:value-type="float" office:value="7.05754040835252" calcext:value-type="float">
            <text:p>7.0575</text:p>
          </table:table-cell>
          <table:table-cell table:style-name="ce6" table:formula="of:=[.J477]-([.J477]/14)+[.G478]" office:value-type="float" office:value="1.36504889648144" calcext:value-type="float">
            <text:p>1.3650</text:p>
          </table:table-cell>
          <table:table-cell table:style-name="ce6" table:formula="of:=[.K477]-([.K477]/14)+[.H478]" office:value-type="float" office:value="1.51877049140133" calcext:value-type="float">
            <text:p>1.5188</text:p>
          </table:table-cell>
          <table:table-cell table:formula="of:=(100*([.J478]/[.I478]))" office:value-type="float" office:value="19.3417085485748" calcext:value-type="float">
            <text:p>19.3417</text:p>
          </table:table-cell>
          <table:table-cell table:formula="of:=(100*([.K478]/[.I478]))" office:value-type="float" office:value="21.5198270718207" calcext:value-type="float">
            <text:p>21.5198</text:p>
          </table:table-cell>
          <table:table-cell table:formula="of:=ABS([.L478]-[.M478])" office:value-type="float" office:value="2.17811852324588" calcext:value-type="float">
            <text:p>2.1781</text:p>
          </table:table-cell>
          <table:table-cell table:formula="of:=[.L478]+[.M478]" office:value-type="float" office:value="40.8615356203956" calcext:value-type="float">
            <text:p>40.8615</text:p>
          </table:table-cell>
          <table:table-cell table:formula="of:=(100*([.N478]/[.O478]))" office:value-type="float" office:value="5.33048621442092" calcext:value-type="float">
            <text:p>5.3305</text:p>
          </table:table-cell>
          <table:table-cell table:formula="of:=(([.Q477]*13)+[.P478])/14" office:value-type="float" office:value="14.6974364420605" calcext:value-type="float">
            <text:p>14.697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0-12-31" calcext:value-type="date">
            <text:p>31 Dec 10</text:p>
          </table:table-cell>
          <table:table-cell table:style-name="ce6" office:value-type="float" office:value="54.62" calcext:value-type="float">
            <text:p>54.6200</text:p>
          </table:table-cell>
          <table:table-cell office:value-type="float" office:value="54.21" calcext:value-type="float">
            <text:p>54.2100</text:p>
          </table:table-cell>
          <table:table-cell office:value-type="float" office:value="54.46" calcext:value-type="float">
            <text:p>54.4600</text:p>
          </table:table-cell>
          <table:table-cell table:style-name="ce7" table:formula="of:=MAX([.C479]-[.D479];ABS([.C479]-[.E478]);ABS([.D479]-[.E478]))" office:value-type="float" office:value="0.449999999999996" calcext:value-type="float">
            <text:p>0.4500</text:p>
          </table:table-cell>
          <table:table-cell table:formula="of:=IF([.C479]-[.C478]&gt;[.D478]-[.D479];MAX([.C479]-[.C478];0);0)" office:value-type="float" office:value="0" calcext:value-type="float">
            <text:p>0.0000</text:p>
          </table:table-cell>
          <table:table-cell table:formula="of:=IF([.D478]-[.D479]&gt;[.C479]-[.C478];MAX([.D478]-[.D479];0);0)" office:value-type="float" office:value="0.339999999999996" calcext:value-type="float">
            <text:p>0.3400</text:p>
          </table:table-cell>
          <table:table-cell table:formula="of:=[.I478]-([.I478]/14)+[.F479]" office:value-type="float" office:value="7.00343037918448" calcext:value-type="float">
            <text:p>7.0034</text:p>
          </table:table-cell>
          <table:table-cell table:style-name="ce6" table:formula="of:=[.J478]-([.J478]/14)+[.G479]" office:value-type="float" office:value="1.26754540387563" calcext:value-type="float">
            <text:p>1.2675</text:p>
          </table:table-cell>
          <table:table-cell table:style-name="ce6" table:formula="of:=[.K478]-([.K478]/14)+[.H479]" office:value-type="float" office:value="1.75028688487266" calcext:value-type="float">
            <text:p>1.7503</text:p>
          </table:table-cell>
          <table:table-cell table:formula="of:=(100*([.J479]/[.I479]))" office:value-type="float" office:value="18.0989220317376" calcext:value-type="float">
            <text:p>18.0989</text:p>
          </table:table-cell>
          <table:table-cell table:formula="of:=(100*([.K479]/[.I479]))" office:value-type="float" office:value="24.9918509945476" calcext:value-type="float">
            <text:p>24.9919</text:p>
          </table:table-cell>
          <table:table-cell table:formula="of:=ABS([.L479]-[.M479])" office:value-type="float" office:value="6.89292896280993" calcext:value-type="float">
            <text:p>6.8929</text:p>
          </table:table-cell>
          <table:table-cell table:formula="of:=[.L479]+[.M479]" office:value-type="float" office:value="43.0907730262852" calcext:value-type="float">
            <text:p>43.0908</text:p>
          </table:table-cell>
          <table:table-cell table:formula="of:=(100*([.N479]/[.O479]))" office:value-type="float" office:value="15.996299158071" calcext:value-type="float">
            <text:p>15.9963</text:p>
          </table:table-cell>
          <table:table-cell table:formula="of:=(([.Q478]*13)+[.P479])/14" office:value-type="float" office:value="14.790212350347" calcext:value-type="float">
            <text:p>14.790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03" calcext:value-type="date">
            <text:p>3 Jan 11</text:p>
          </table:table-cell>
          <table:table-cell table:style-name="ce6" office:value-type="float" office:value="55.69" calcext:value-type="float">
            <text:p>55.6900</text:p>
          </table:table-cell>
          <table:table-cell office:value-type="float" office:value="54.95" calcext:value-type="float">
            <text:p>54.9500</text:p>
          </table:table-cell>
          <table:table-cell office:value-type="float" office:value="55.31" calcext:value-type="float">
            <text:p>55.3100</text:p>
          </table:table-cell>
          <table:table-cell table:style-name="ce7" table:formula="of:=MAX([.C480]-[.D480];ABS([.C480]-[.E479]);ABS([.D480]-[.E479]))" office:value-type="float" office:value="1.23" calcext:value-type="float">
            <text:p>1.2300</text:p>
          </table:table-cell>
          <table:table-cell table:style-name="ce8" table:formula="of:=IF([.C480]-[.C479]&gt;[.D479]-[.D480];MAX([.C480]-[.C479];0);0)" office:value-type="float" office:value="1.07" calcext:value-type="float">
            <text:p>1.0700</text:p>
          </table:table-cell>
          <table:table-cell table:style-name="ce8" table:formula="of:=IF([.D479]-[.D480]&gt;[.C480]-[.C479];MAX([.D479]-[.D480];0);0)" office:value-type="float" office:value="0" calcext:value-type="float">
            <text:p>0.0000</text:p>
          </table:table-cell>
          <table:table-cell table:formula="of:=[.I479]-([.I479]/14)+[.F480]" office:value-type="float" office:value="7.73318535209987" calcext:value-type="float">
            <text:p>7.7332</text:p>
          </table:table-cell>
          <table:table-cell table:style-name="ce6" table:formula="of:=[.J479]-([.J479]/14)+[.G480]" office:value-type="float" office:value="2.24700644645594" calcext:value-type="float">
            <text:p>2.2470</text:p>
          </table:table-cell>
          <table:table-cell table:style-name="ce6" table:formula="of:=[.K479]-([.K479]/14)+[.H480]" office:value-type="float" office:value="1.62526639309604" calcext:value-type="float">
            <text:p>1.6253</text:p>
          </table:table-cell>
          <table:table-cell table:formula="of:=(100*([.J480]/[.I480]))" office:value-type="float" office:value="29.056673856211" calcext:value-type="float">
            <text:p>29.0567</text:p>
          </table:table-cell>
          <table:table-cell table:formula="of:=(100*([.K480]/[.I480]))" office:value-type="float" office:value="21.0167779394389" calcext:value-type="float">
            <text:p>21.0168</text:p>
          </table:table-cell>
          <table:table-cell table:formula="of:=ABS([.L480]-[.M480])" office:value-type="float" office:value="8.0398959167721" calcext:value-type="float">
            <text:p>8.0399</text:p>
          </table:table-cell>
          <table:table-cell table:formula="of:=[.L480]+[.M480]" office:value-type="float" office:value="50.0734517956498" calcext:value-type="float">
            <text:p>50.0735</text:p>
          </table:table-cell>
          <table:table-cell table:formula="of:=(100*([.N480]/[.O480]))" office:value-type="float" office:value="16.0562046922249" calcext:value-type="float">
            <text:p>16.0562</text:p>
          </table:table-cell>
          <table:table-cell table:formula="of:=(([.Q479]*13)+[.P480])/14" office:value-type="float" office:value="14.8806403747668" calcext:value-type="float">
            <text:p>14.880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04" calcext:value-type="date">
            <text:p>4 Jan 11</text:p>
          </table:table-cell>
          <table:table-cell table:style-name="ce6" office:value-type="float" office:value="55.55" calcext:value-type="float">
            <text:p>55.5500</text:p>
          </table:table-cell>
          <table:table-cell office:value-type="float" office:value="54.92" calcext:value-type="float">
            <text:p>54.9200</text:p>
          </table:table-cell>
          <table:table-cell office:value-type="float" office:value="55.265" calcext:value-type="float">
            <text:p>55.2650</text:p>
          </table:table-cell>
          <table:table-cell table:style-name="ce7" table:formula="of:=MAX([.C481]-[.D481];ABS([.C481]-[.E480]);ABS([.D481]-[.E480]))" office:value-type="float" office:value="0.629999999999995" calcext:value-type="float">
            <text:p>0.6300</text:p>
          </table:table-cell>
          <table:table-cell table:formula="of:=IF([.C481]-[.C480]&gt;[.D480]-[.D481];MAX([.C481]-[.C480];0);0)" office:value-type="float" office:value="0" calcext:value-type="float">
            <text:p>0.0000</text:p>
          </table:table-cell>
          <table:table-cell table:formula="of:=IF([.D480]-[.D481]&gt;[.C481]-[.C480];MAX([.D480]-[.D481];0);0)" office:value-type="float" office:value="0.0300000000000011" calcext:value-type="float">
            <text:p>0.0300</text:p>
          </table:table-cell>
          <table:table-cell table:formula="of:=[.I480]-([.I480]/14)+[.F481]" office:value-type="float" office:value="7.81081496980702" calcext:value-type="float">
            <text:p>7.8108</text:p>
          </table:table-cell>
          <table:table-cell table:style-name="ce6" table:formula="of:=[.J480]-([.J480]/14)+[.G481]" office:value-type="float" office:value="2.0865059859948" calcext:value-type="float">
            <text:p>2.0865</text:p>
          </table:table-cell>
          <table:table-cell table:style-name="ce6" table:formula="of:=[.K480]-([.K480]/14)+[.H481]" office:value-type="float" office:value="1.53917593644633" calcext:value-type="float">
            <text:p>1.5392</text:p>
          </table:table-cell>
          <table:table-cell table:formula="of:=(100*([.J481]/[.I481]))" office:value-type="float" office:value="26.7130381920486" calcext:value-type="float">
            <text:p>26.7130</text:p>
          </table:table-cell>
          <table:table-cell table:formula="of:=(100*([.K481]/[.I481]))" office:value-type="float" office:value="19.7057021885177" calcext:value-type="float">
            <text:p>19.7057</text:p>
          </table:table-cell>
          <table:table-cell table:formula="of:=ABS([.L481]-[.M481])" office:value-type="float" office:value="7.00733600353097" calcext:value-type="float">
            <text:p>7.0073</text:p>
          </table:table-cell>
          <table:table-cell table:formula="of:=[.L481]+[.M481]" office:value-type="float" office:value="46.4187403805663" calcext:value-type="float">
            <text:p>46.4187</text:p>
          </table:table-cell>
          <table:table-cell table:formula="of:=(100*([.N481]/[.O481]))" office:value-type="float" office:value="15.095920195337" calcext:value-type="float">
            <text:p>15.0959</text:p>
          </table:table-cell>
          <table:table-cell table:formula="of:=(([.Q480]*13)+[.P481])/14" office:value-type="float" office:value="14.8960175048076" calcext:value-type="float">
            <text:p>14.896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05" calcext:value-type="date">
            <text:p>5 Jan 11</text:p>
          </table:table-cell>
          <table:table-cell table:style-name="ce6" office:value-type="float" office:value="55.76" calcext:value-type="float">
            <text:p>55.7600</text:p>
          </table:table-cell>
          <table:table-cell office:value-type="float" office:value="55.07" calcext:value-type="float">
            <text:p>55.0700</text:p>
          </table:table-cell>
          <table:table-cell office:value-type="float" office:value="55.74" calcext:value-type="float">
            <text:p>55.7400</text:p>
          </table:table-cell>
          <table:table-cell table:style-name="ce7" table:formula="of:=MAX([.C482]-[.D482];ABS([.C482]-[.E481]);ABS([.D482]-[.E481]))" office:value-type="float" office:value="0.689999999999998" calcext:value-type="float">
            <text:p>0.6900</text:p>
          </table:table-cell>
          <table:table-cell table:formula="of:=IF([.C482]-[.C481]&gt;[.D481]-[.D482];MAX([.C482]-[.C481];0);0)" office:value-type="float" office:value="0.210000000000001" calcext:value-type="float">
            <text:p>0.2100</text:p>
          </table:table-cell>
          <table:table-cell table:formula="of:=IF([.D481]-[.D482]&gt;[.C482]-[.C481];MAX([.D481]-[.D482];0);0)" office:value-type="float" office:value="0" calcext:value-type="float">
            <text:p>0.0000</text:p>
          </table:table-cell>
          <table:table-cell table:formula="of:=[.I481]-([.I481]/14)+[.F482]" office:value-type="float" office:value="7.9428996148208" calcext:value-type="float">
            <text:p>7.9429</text:p>
          </table:table-cell>
          <table:table-cell table:style-name="ce6" table:formula="of:=[.J481]-([.J481]/14)+[.G482]" office:value-type="float" office:value="2.14746984413803" calcext:value-type="float">
            <text:p>2.1475</text:p>
          </table:table-cell>
          <table:table-cell table:style-name="ce6" table:formula="of:=[.K481]-([.K481]/14)+[.H482]" office:value-type="float" office:value="1.42923479812873" calcext:value-type="float">
            <text:p>1.4292</text:p>
          </table:table-cell>
          <table:table-cell table:formula="of:=(100*([.J482]/[.I482]))" office:value-type="float" office:value="27.0363462749929" calcext:value-type="float">
            <text:p>27.0363</text:p>
          </table:table-cell>
          <table:table-cell table:formula="of:=(100*([.K482]/[.I482]))" office:value-type="float" office:value="17.9938670691733" calcext:value-type="float">
            <text:p>17.9939</text:p>
          </table:table-cell>
          <table:table-cell table:formula="of:=ABS([.L482]-[.M482])" office:value-type="float" office:value="9.04247920581962" calcext:value-type="float">
            <text:p>9.0425</text:p>
          </table:table-cell>
          <table:table-cell table:formula="of:=[.L482]+[.M482]" office:value-type="float" office:value="45.0302133441662" calcext:value-type="float">
            <text:p>45.0302</text:p>
          </table:table-cell>
          <table:table-cell table:formula="of:=(100*([.N482]/[.O482]))" office:value-type="float" office:value="20.0809157547354" calcext:value-type="float">
            <text:p>20.0809</text:p>
          </table:table-cell>
          <table:table-cell table:formula="of:=(([.Q481]*13)+[.P482])/14" office:value-type="float" office:value="15.2663673798024" calcext:value-type="float">
            <text:p>15.266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06" calcext:value-type="date">
            <text:p>6 Jan 11</text:p>
          </table:table-cell>
          <table:table-cell table:style-name="ce6" office:value-type="float" office:value="55.96" calcext:value-type="float">
            <text:p>55.9600</text:p>
          </table:table-cell>
          <table:table-cell office:value-type="float" office:value="55.68" calcext:value-type="float">
            <text:p>55.6800</text:p>
          </table:table-cell>
          <table:table-cell office:value-type="float" office:value="55.92" calcext:value-type="float">
            <text:p>55.9200</text:p>
          </table:table-cell>
          <table:table-cell table:style-name="ce7" table:formula="of:=MAX([.C483]-[.D483];ABS([.C483]-[.E482]);ABS([.D483]-[.E482]))" office:value-type="float" office:value="0.280000000000001" calcext:value-type="float">
            <text:p>0.2800</text:p>
          </table:table-cell>
          <table:table-cell table:formula="of:=IF([.C483]-[.C482]&gt;[.D482]-[.D483];MAX([.C483]-[.C482];0);0)" office:value-type="float" office:value="0.200000000000003" calcext:value-type="float">
            <text:p>0.2000</text:p>
          </table:table-cell>
          <table:table-cell table:formula="of:=IF([.D482]-[.D483]&gt;[.C483]-[.C482];MAX([.D482]-[.D483];0);0)" office:value-type="float" office:value="0" calcext:value-type="float">
            <text:p>0.0000</text:p>
          </table:table-cell>
          <table:table-cell table:formula="of:=[.I482]-([.I482]/14)+[.F483]" office:value-type="float" office:value="7.6555496423336" calcext:value-type="float">
            <text:p>7.6555</text:p>
          </table:table-cell>
          <table:table-cell table:style-name="ce6" table:formula="of:=[.J482]-([.J482]/14)+[.G483]" office:value-type="float" office:value="2.19407914098532" calcext:value-type="float">
            <text:p>2.1941</text:p>
          </table:table-cell>
          <table:table-cell table:style-name="ce6" table:formula="of:=[.K482]-([.K482]/14)+[.H483]" office:value-type="float" office:value="1.3271465982624" calcext:value-type="float">
            <text:p>1.3271</text:p>
          </table:table-cell>
          <table:table-cell table:formula="of:=(100*([.J483]/[.I483]))" office:value-type="float" office:value="28.6599818888577" calcext:value-type="float">
            <text:p>28.6600</text:p>
          </table:table-cell>
          <table:table-cell table:formula="of:=(100*([.K483]/[.I483]))" office:value-type="float" office:value="17.3357454430646" calcext:value-type="float">
            <text:p>17.3357</text:p>
          </table:table-cell>
          <table:table-cell table:formula="of:=ABS([.L483]-[.M483])" office:value-type="float" office:value="11.3242364457931" calcext:value-type="float">
            <text:p>11.3242</text:p>
          </table:table-cell>
          <table:table-cell table:formula="of:=[.L483]+[.M483]" office:value-type="float" office:value="45.9957273319222" calcext:value-type="float">
            <text:p>45.9957</text:p>
          </table:table-cell>
          <table:table-cell table:formula="of:=(100*([.N483]/[.O483]))" office:value-type="float" office:value="24.6201921410508" calcext:value-type="float">
            <text:p>24.6202</text:p>
          </table:table-cell>
          <table:table-cell table:formula="of:=(([.Q482]*13)+[.P483])/14" office:value-type="float" office:value="15.9344977198916" calcext:value-type="float">
            <text:p>15.934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07" calcext:value-type="date">
            <text:p>7 Jan 11</text:p>
          </table:table-cell>
          <table:table-cell table:style-name="ce6" office:value-type="float" office:value="56.05" calcext:value-type="float">
            <text:p>56.0500</text:p>
          </table:table-cell>
          <table:table-cell office:value-type="float" office:value="55.32" calcext:value-type="float">
            <text:p>55.3200</text:p>
          </table:table-cell>
          <table:table-cell office:value-type="float" office:value="55.87" calcext:value-type="float">
            <text:p>55.8700</text:p>
          </table:table-cell>
          <table:table-cell table:style-name="ce7" table:formula="of:=MAX([.C484]-[.D484];ABS([.C484]-[.E483]);ABS([.D484]-[.E483]))" office:value-type="float" office:value="0.729999999999997" calcext:value-type="float">
            <text:p>0.7300</text:p>
          </table:table-cell>
          <table:table-cell table:formula="of:=IF([.C484]-[.C483]&gt;[.D483]-[.D484];MAX([.C484]-[.C483];0);0)" office:value-type="float" office:value="0" calcext:value-type="float">
            <text:p>0.0000</text:p>
          </table:table-cell>
          <table:table-cell table:formula="of:=IF([.D483]-[.D484]&gt;[.C484]-[.C483];MAX([.D483]-[.D484];0);0)" office:value-type="float" office:value="0.359999999999999" calcext:value-type="float">
            <text:p>0.3600</text:p>
          </table:table-cell>
          <table:table-cell table:formula="of:=[.I483]-([.I483]/14)+[.F484]" office:value-type="float" office:value="7.8387246678812" calcext:value-type="float">
            <text:p>7.8387</text:p>
          </table:table-cell>
          <table:table-cell table:style-name="ce6" table:formula="of:=[.J483]-([.J483]/14)+[.G484]" office:value-type="float" office:value="2.03735920234351" calcext:value-type="float">
            <text:p>2.0374</text:p>
          </table:table-cell>
          <table:table-cell table:style-name="ce6" table:formula="of:=[.K483]-([.K483]/14)+[.H484]" office:value-type="float" office:value="1.59235041267222" calcext:value-type="float">
            <text:p>1.5924</text:p>
          </table:table-cell>
          <table:table-cell table:formula="of:=(100*([.J484]/[.I484]))" office:value-type="float" office:value="25.9909524656669" calcext:value-type="float">
            <text:p>25.9910</text:p>
          </table:table-cell>
          <table:table-cell table:formula="of:=(100*([.K484]/[.I484]))" office:value-type="float" office:value="20.313896458142" calcext:value-type="float">
            <text:p>20.3139</text:p>
          </table:table-cell>
          <table:table-cell table:formula="of:=ABS([.L484]-[.M484])" office:value-type="float" office:value="5.67705600752489" calcext:value-type="float">
            <text:p>5.6771</text:p>
          </table:table-cell>
          <table:table-cell table:formula="of:=[.L484]+[.M484]" office:value-type="float" office:value="46.3048489238089" calcext:value-type="float">
            <text:p>46.3048</text:p>
          </table:table-cell>
          <table:table-cell table:formula="of:=(100*([.N484]/[.O484]))" office:value-type="float" office:value="12.2601760711196" calcext:value-type="float">
            <text:p>12.2602</text:p>
          </table:table-cell>
          <table:table-cell table:formula="of:=(([.Q483]*13)+[.P484])/14" office:value-type="float" office:value="15.6720461735507" calcext:value-type="float">
            <text:p>15.672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10" calcext:value-type="date">
            <text:p>10 Jan 11</text:p>
          </table:table-cell>
          <table:table-cell table:style-name="ce6" office:value-type="float" office:value="56.18" calcext:value-type="float">
            <text:p>56.1800</text:p>
          </table:table-cell>
          <table:table-cell office:value-type="float" office:value="55.58" calcext:value-type="float">
            <text:p>55.5800</text:p>
          </table:table-cell>
          <table:table-cell office:value-type="float" office:value="56.08" calcext:value-type="float">
            <text:p>56.0800</text:p>
          </table:table-cell>
          <table:table-cell table:style-name="ce7" table:formula="of:=MAX([.C485]-[.D485];ABS([.C485]-[.E484]);ABS([.D485]-[.E484]))" office:value-type="float" office:value="0.600000000000001" calcext:value-type="float">
            <text:p>0.6000</text:p>
          </table:table-cell>
          <table:table-cell table:formula="of:=IF([.C485]-[.C484]&gt;[.D484]-[.D485];MAX([.C485]-[.C484];0);0)" office:value-type="float" office:value="0.130000000000003" calcext:value-type="float">
            <text:p>0.1300</text:p>
          </table:table-cell>
          <table:table-cell table:formula="of:=IF([.D484]-[.D485]&gt;[.C485]-[.C484];MAX([.D484]-[.D485];0);0)" office:value-type="float" office:value="0" calcext:value-type="float">
            <text:p>0.0000</text:p>
          </table:table-cell>
          <table:table-cell table:formula="of:=[.I484]-([.I484]/14)+[.F485]" office:value-type="float" office:value="7.87881576303254" calcext:value-type="float">
            <text:p>7.8788</text:p>
          </table:table-cell>
          <table:table-cell table:style-name="ce6" table:formula="of:=[.J484]-([.J484]/14)+[.G485]" office:value-type="float" office:value="2.02183354503326" calcext:value-type="float">
            <text:p>2.0218</text:p>
          </table:table-cell>
          <table:table-cell table:style-name="ce6" table:formula="of:=[.K484]-([.K484]/14)+[.H485]" office:value-type="float" office:value="1.47861109748135" calcext:value-type="float">
            <text:p>1.4786</text:p>
          </table:table-cell>
          <table:table-cell table:formula="of:=(100*([.J485]/[.I485]))" office:value-type="float" office:value="25.6616426356828" calcext:value-type="float">
            <text:p>25.6616</text:p>
          </table:table-cell>
          <table:table-cell table:formula="of:=(100*([.K485]/[.I485]))" office:value-type="float" office:value="18.7669205874695" calcext:value-type="float">
            <text:p>18.7669</text:p>
          </table:table-cell>
          <table:table-cell table:formula="of:=ABS([.L485]-[.M485])" office:value-type="float" office:value="6.8947220482133" calcext:value-type="float">
            <text:p>6.8947</text:p>
          </table:table-cell>
          <table:table-cell table:formula="of:=[.L485]+[.M485]" office:value-type="float" office:value="44.4285632231524" calcext:value-type="float">
            <text:p>44.4286</text:p>
          </table:table-cell>
          <table:table-cell table:formula="of:=(100*([.N485]/[.O485]))" office:value-type="float" office:value="15.518669855658" calcext:value-type="float">
            <text:p>15.5187</text:p>
          </table:table-cell>
          <table:table-cell table:formula="of:=(([.Q484]*13)+[.P485])/14" office:value-type="float" office:value="15.6610907222727" calcext:value-type="float">
            <text:p>15.661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11" calcext:value-type="date">
            <text:p>11 Jan 11</text:p>
          </table:table-cell>
          <table:table-cell table:style-name="ce6" office:value-type="float" office:value="56.36" calcext:value-type="float">
            <text:p>56.3600</text:p>
          </table:table-cell>
          <table:table-cell office:value-type="float" office:value="55.95" calcext:value-type="float">
            <text:p>55.9500</text:p>
          </table:table-cell>
          <table:table-cell office:value-type="float" office:value="56.16" calcext:value-type="float">
            <text:p>56.1600</text:p>
          </table:table-cell>
          <table:table-cell table:style-name="ce7" table:formula="of:=MAX([.C486]-[.D486];ABS([.C486]-[.E485]);ABS([.D486]-[.E485]))" office:value-type="float" office:value="0.409999999999997" calcext:value-type="float">
            <text:p>0.4100</text:p>
          </table:table-cell>
          <table:table-cell table:formula="of:=IF([.C486]-[.C485]&gt;[.D485]-[.D486];MAX([.C486]-[.C485];0);0)" office:value-type="float" office:value="0.18" calcext:value-type="float">
            <text:p>0.1800</text:p>
          </table:table-cell>
          <table:table-cell table:formula="of:=IF([.D485]-[.D486]&gt;[.C486]-[.C485];MAX([.D485]-[.D486];0);0)" office:value-type="float" office:value="0" calcext:value-type="float">
            <text:p>0.0000</text:p>
          </table:table-cell>
          <table:table-cell table:formula="of:=[.I485]-([.I485]/14)+[.F486]" office:value-type="float" office:value="7.72604320853021" calcext:value-type="float">
            <text:p>7.7260</text:p>
          </table:table-cell>
          <table:table-cell table:style-name="ce6" table:formula="of:=[.J485]-([.J485]/14)+[.G486]" office:value-type="float" office:value="2.05741686324517" calcext:value-type="float">
            <text:p>2.0574</text:p>
          </table:table-cell>
          <table:table-cell table:style-name="ce6" table:formula="of:=[.K485]-([.K485]/14)+[.H486]" office:value-type="float" office:value="1.37299601908983" calcext:value-type="float">
            <text:p>1.3730</text:p>
          </table:table-cell>
          <table:table-cell table:formula="of:=(100*([.J486]/[.I486]))" office:value-type="float" office:value="26.6296318531277" calcext:value-type="float">
            <text:p>26.6296</text:p>
          </table:table-cell>
          <table:table-cell table:formula="of:=(100*([.K486]/[.I486]))" office:value-type="float" office:value="17.7710113965441" calcext:value-type="float">
            <text:p>17.7710</text:p>
          </table:table-cell>
          <table:table-cell table:formula="of:=ABS([.L486]-[.M486])" office:value-type="float" office:value="8.85862045658359" calcext:value-type="float">
            <text:p>8.8586</text:p>
          </table:table-cell>
          <table:table-cell table:formula="of:=[.L486]+[.M486]" office:value-type="float" office:value="44.4006432496718" calcext:value-type="float">
            <text:p>44.4006</text:p>
          </table:table-cell>
          <table:table-cell table:formula="of:=(100*([.N486]/[.O486]))" office:value-type="float" office:value="19.9515588248805" calcext:value-type="float">
            <text:p>19.9516</text:p>
          </table:table-cell>
          <table:table-cell table:formula="of:=(([.Q485]*13)+[.P486])/14" office:value-type="float" office:value="15.9675527296018" calcext:value-type="float">
            <text:p>15.967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12" calcext:value-type="date">
            <text:p>12 Jan 11</text:p>
          </table:table-cell>
          <table:table-cell table:style-name="ce6" office:value-type="float" office:value="56.56" calcext:value-type="float">
            <text:p>56.5600</text:p>
          </table:table-cell>
          <table:table-cell office:value-type="float" office:value="56.2" calcext:value-type="float">
            <text:p>56.2000</text:p>
          </table:table-cell>
          <table:table-cell office:value-type="float" office:value="56.555" calcext:value-type="float">
            <text:p>56.5550</text:p>
          </table:table-cell>
          <table:table-cell table:style-name="ce7" table:formula="of:=MAX([.C487]-[.D487];ABS([.C487]-[.E486]);ABS([.D487]-[.E486]))" office:value-type="float" office:value="0.400000000000006" calcext:value-type="float">
            <text:p>0.4000</text:p>
          </table:table-cell>
          <table:table-cell table:formula="of:=IF([.C487]-[.C486]&gt;[.D486]-[.D487];MAX([.C487]-[.C486];0);0)" office:value-type="float" office:value="0.200000000000003" calcext:value-type="float">
            <text:p>0.2000</text:p>
          </table:table-cell>
          <table:table-cell table:formula="of:=IF([.D486]-[.D487]&gt;[.C487]-[.C486];MAX([.D486]-[.D487];0);0)" office:value-type="float" office:value="0" calcext:value-type="float">
            <text:p>0.0000</text:p>
          </table:table-cell>
          <table:table-cell table:formula="of:=[.I486]-([.I486]/14)+[.F487]" office:value-type="float" office:value="7.57418297934949" calcext:value-type="float">
            <text:p>7.5742</text:p>
          </table:table-cell>
          <table:table-cell table:style-name="ce6" table:formula="of:=[.J486]-([.J486]/14)+[.G487]" office:value-type="float" office:value="2.11045851587052" calcext:value-type="float">
            <text:p>2.1105</text:p>
          </table:table-cell>
          <table:table-cell table:style-name="ce6" table:formula="of:=[.K486]-([.K486]/14)+[.H487]" office:value-type="float" office:value="1.27492487486912" calcext:value-type="float">
            <text:p>1.2749</text:p>
          </table:table-cell>
          <table:table-cell table:formula="of:=(100*([.J487]/[.I487]))" office:value-type="float" office:value="27.8638438181985" calcext:value-type="float">
            <text:p>27.8638</text:p>
          </table:table-cell>
          <table:table-cell table:formula="of:=(100*([.K487]/[.I487]))" office:value-type="float" office:value="16.8325069297259" calcext:value-type="float">
            <text:p>16.8325</text:p>
          </table:table-cell>
          <table:table-cell table:formula="of:=ABS([.L487]-[.M487])" office:value-type="float" office:value="11.0313368884726" calcext:value-type="float">
            <text:p>11.0313</text:p>
          </table:table-cell>
          <table:table-cell table:formula="of:=[.L487]+[.M487]" office:value-type="float" office:value="44.6963507479244" calcext:value-type="float">
            <text:p>44.6964</text:p>
          </table:table-cell>
          <table:table-cell table:formula="of:=(100*([.N487]/[.O487]))" office:value-type="float" office:value="24.6806209094931" calcext:value-type="float">
            <text:p>24.6806</text:p>
          </table:table-cell>
          <table:table-cell table:formula="of:=(([.Q486]*13)+[.P487])/14" office:value-type="float" office:value="16.5899147424512" calcext:value-type="float">
            <text:p>16.589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13" calcext:value-type="date">
            <text:p>13 Jan 11</text:p>
          </table:table-cell>
          <table:table-cell table:style-name="ce6" office:value-type="float" office:value="56.73" calcext:value-type="float">
            <text:p>56.7300</text:p>
          </table:table-cell>
          <table:table-cell office:value-type="float" office:value="56.41" calcext:value-type="float">
            <text:p>56.4100</text:p>
          </table:table-cell>
          <table:table-cell office:value-type="float" office:value="56.575" calcext:value-type="float">
            <text:p>56.5750</text:p>
          </table:table-cell>
          <table:table-cell table:style-name="ce7" table:formula="of:=MAX([.C488]-[.D488];ABS([.C488]-[.E487]);ABS([.D488]-[.E487]))" office:value-type="float" office:value="0.32" calcext:value-type="float">
            <text:p>0.3200</text:p>
          </table:table-cell>
          <table:table-cell table:formula="of:=IF([.C488]-[.C487]&gt;[.D487]-[.D488];MAX([.C488]-[.C487];0);0)" office:value-type="float" office:value="0.169999999999995" calcext:value-type="float">
            <text:p>0.1700</text:p>
          </table:table-cell>
          <table:table-cell table:formula="of:=IF([.D487]-[.D488]&gt;[.C488]-[.C487];MAX([.D487]-[.D488];0);0)" office:value-type="float" office:value="0" calcext:value-type="float">
            <text:p>0.0000</text:p>
          </table:table-cell>
          <table:table-cell table:formula="of:=[.I487]-([.I487]/14)+[.F488]" office:value-type="float" office:value="7.35316990939596" calcext:value-type="float">
            <text:p>7.3532</text:p>
          </table:table-cell>
          <table:table-cell table:style-name="ce6" table:formula="of:=[.J487]-([.J487]/14)+[.G488]" office:value-type="float" office:value="2.12971147902262" calcext:value-type="float">
            <text:p>2.1297</text:p>
          </table:table-cell>
          <table:table-cell table:style-name="ce6" table:formula="of:=[.K487]-([.K487]/14)+[.H488]" office:value-type="float" office:value="1.18385881237847" calcext:value-type="float">
            <text:p>1.1839</text:p>
          </table:table-cell>
          <table:table-cell table:formula="of:=(100*([.J488]/[.I488]))" office:value-type="float" office:value="28.9631751375859" calcext:value-type="float">
            <text:p>28.9632</text:p>
          </table:table-cell>
          <table:table-cell table:formula="of:=(100*([.K488]/[.I488]))" office:value-type="float" office:value="16.0999790153866" calcext:value-type="float">
            <text:p>16.1000</text:p>
          </table:table-cell>
          <table:table-cell table:formula="of:=ABS([.L488]-[.M488])" office:value-type="float" office:value="12.8631961221993" calcext:value-type="float">
            <text:p>12.8632</text:p>
          </table:table-cell>
          <table:table-cell table:formula="of:=[.L488]+[.M488]" office:value-type="float" office:value="45.0631541529725" calcext:value-type="float">
            <text:p>45.0632</text:p>
          </table:table-cell>
          <table:table-cell table:formula="of:=(100*([.N488]/[.O488]))" office:value-type="float" office:value="28.5448197401664" calcext:value-type="float">
            <text:p>28.5448</text:p>
          </table:table-cell>
          <table:table-cell table:formula="of:=(([.Q487]*13)+[.P488])/14" office:value-type="float" office:value="17.4438365280023" calcext:value-type="float">
            <text:p>17.443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14" calcext:value-type="date">
            <text:p>14 Jan 11</text:p>
          </table:table-cell>
          <table:table-cell table:style-name="ce6" office:value-type="float" office:value="57.02" calcext:value-type="float">
            <text:p>57.0200</text:p>
          </table:table-cell>
          <table:table-cell office:value-type="float" office:value="56.46" calcext:value-type="float">
            <text:p>56.4600</text:p>
          </table:table-cell>
          <table:table-cell office:value-type="float" office:value="57" calcext:value-type="float">
            <text:p>57.0000</text:p>
          </table:table-cell>
          <table:table-cell table:style-name="ce7" table:formula="of:=MAX([.C489]-[.D489];ABS([.C489]-[.E488]);ABS([.D489]-[.E488]))" office:value-type="float" office:value="0.560000000000002" calcext:value-type="float">
            <text:p>0.5600</text:p>
          </table:table-cell>
          <table:table-cell table:formula="of:=IF([.C489]-[.C488]&gt;[.D488]-[.D489];MAX([.C489]-[.C488];0);0)" office:value-type="float" office:value="0.290000000000006" calcext:value-type="float">
            <text:p>0.2900</text:p>
          </table:table-cell>
          <table:table-cell table:formula="of:=IF([.D488]-[.D489]&gt;[.C489]-[.C488];MAX([.D488]-[.D489];0);0)" office:value-type="float" office:value="0" calcext:value-type="float">
            <text:p>0.0000</text:p>
          </table:table-cell>
          <table:table-cell table:formula="of:=[.I488]-([.I488]/14)+[.F489]" office:value-type="float" office:value="7.38794348729625" calcext:value-type="float">
            <text:p>7.3879</text:p>
          </table:table-cell>
          <table:table-cell table:style-name="ce6" table:formula="of:=[.J488]-([.J488]/14)+[.G489]" office:value-type="float" office:value="2.26758923052101" calcext:value-type="float">
            <text:p>2.2676</text:p>
          </table:table-cell>
          <table:table-cell table:style-name="ce6" table:formula="of:=[.K488]-([.K488]/14)+[.H489]" office:value-type="float" office:value="1.09929746863715" calcext:value-type="float">
            <text:p>1.0993</text:p>
          </table:table-cell>
          <table:table-cell table:formula="of:=(100*([.J489]/[.I489]))" office:value-type="float" office:value="30.6931047106706" calcext:value-type="float">
            <text:p>30.6931</text:p>
          </table:table-cell>
          <table:table-cell table:formula="of:=(100*([.K489]/[.I489]))" office:value-type="float" office:value="14.8796139348849" calcext:value-type="float">
            <text:p>14.8796</text:p>
          </table:table-cell>
          <table:table-cell table:formula="of:=ABS([.L489]-[.M489])" office:value-type="float" office:value="15.8134907757858" calcext:value-type="float">
            <text:p>15.8135</text:p>
          </table:table-cell>
          <table:table-cell table:formula="of:=[.L489]+[.M489]" office:value-type="float" office:value="45.5727186455555" calcext:value-type="float">
            <text:p>45.5727</text:p>
          </table:table-cell>
          <table:table-cell table:formula="of:=(100*([.N489]/[.O489]))" office:value-type="float" office:value="34.6994676766513" calcext:value-type="float">
            <text:p>34.6995</text:p>
          </table:table-cell>
          <table:table-cell table:formula="of:=(([.Q488]*13)+[.P489])/14" office:value-type="float" office:value="18.6763816100486" calcext:value-type="float">
            <text:p>18.676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18" calcext:value-type="date">
            <text:p>18 Jan 11</text:p>
          </table:table-cell>
          <table:table-cell table:style-name="ce6" office:value-type="float" office:value="57.23" calcext:value-type="float">
            <text:p>57.2300</text:p>
          </table:table-cell>
          <table:table-cell office:value-type="float" office:value="56.49" calcext:value-type="float">
            <text:p>56.4900</text:p>
          </table:table-cell>
          <table:table-cell office:value-type="float" office:value="57.16" calcext:value-type="float">
            <text:p>57.1600</text:p>
          </table:table-cell>
          <table:table-cell table:style-name="ce7" table:formula="of:=MAX([.C490]-[.D490];ABS([.C490]-[.E489]);ABS([.D490]-[.E489]))" office:value-type="float" office:value="0.739999999999995" calcext:value-type="float">
            <text:p>0.7400</text:p>
          </table:table-cell>
          <table:table-cell table:formula="of:=IF([.C490]-[.C489]&gt;[.D489]-[.D490];MAX([.C490]-[.C489];0);0)" office:value-type="float" office:value="0.209999999999994" calcext:value-type="float">
            <text:p>0.2100</text:p>
          </table:table-cell>
          <table:table-cell table:formula="of:=IF([.D489]-[.D490]&gt;[.C490]-[.C489];MAX([.D489]-[.D490];0);0)" office:value-type="float" office:value="0" calcext:value-type="float">
            <text:p>0.0000</text:p>
          </table:table-cell>
          <table:table-cell table:formula="of:=[.I489]-([.I489]/14)+[.F490]" office:value-type="float" office:value="7.60023323820365" calcext:value-type="float">
            <text:p>7.6002</text:p>
          </table:table-cell>
          <table:table-cell table:style-name="ce6" table:formula="of:=[.J489]-([.J489]/14)+[.G490]" office:value-type="float" office:value="2.31561857119807" calcext:value-type="float">
            <text:p>2.3156</text:p>
          </table:table-cell>
          <table:table-cell table:style-name="ce6" table:formula="of:=[.K489]-([.K489]/14)+[.H490]" office:value-type="float" office:value="1.02077622087736" calcext:value-type="float">
            <text:p>1.0208</text:p>
          </table:table-cell>
          <table:table-cell table:formula="of:=(100*([.J490]/[.I490]))" office:value-type="float" office:value="30.4677303790927" calcext:value-type="float">
            <text:p>30.4677</text:p>
          </table:table-cell>
          <table:table-cell table:formula="of:=(100*([.K490]/[.I490]))" office:value-type="float" office:value="13.4308538815135" calcext:value-type="float">
            <text:p>13.4309</text:p>
          </table:table-cell>
          <table:table-cell table:formula="of:=ABS([.L490]-[.M490])" office:value-type="float" office:value="17.0368764975792" calcext:value-type="float">
            <text:p>17.0369</text:p>
          </table:table-cell>
          <table:table-cell table:formula="of:=[.L490]+[.M490]" office:value-type="float" office:value="43.8985842606062" calcext:value-type="float">
            <text:p>43.8986</text:p>
          </table:table-cell>
          <table:table-cell table:formula="of:=(100*([.N490]/[.O490]))" office:value-type="float" office:value="38.8096262887178" calcext:value-type="float">
            <text:p>38.8096</text:p>
          </table:table-cell>
          <table:table-cell table:formula="of:=(([.Q489]*13)+[.P490])/14" office:value-type="float" office:value="20.1144705156678" calcext:value-type="float">
            <text:p>20.114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19" calcext:value-type="date">
            <text:p>19 Jan 11</text:p>
          </table:table-cell>
          <table:table-cell table:style-name="ce6" office:value-type="float" office:value="57.26" calcext:value-type="float">
            <text:p>57.2600</text:p>
          </table:table-cell>
          <table:table-cell office:value-type="float" office:value="56.32" calcext:value-type="float">
            <text:p>56.3200</text:p>
          </table:table-cell>
          <table:table-cell office:value-type="float" office:value="56.51" calcext:value-type="float">
            <text:p>56.5100</text:p>
          </table:table-cell>
          <table:table-cell table:style-name="ce7" table:formula="of:=MAX([.C491]-[.D491];ABS([.C491]-[.E490]);ABS([.D491]-[.E490]))" office:value-type="float" office:value="0.939999999999998" calcext:value-type="float">
            <text:p>0.9400</text:p>
          </table:table-cell>
          <table:table-cell table:style-name="ce8" table:formula="of:=IF([.C491]-[.C490]&gt;[.D490]-[.D491];MAX([.C491]-[.C490];0);0)" office:value-type="float" office:value="0" calcext:value-type="float">
            <text:p>0.0000</text:p>
          </table:table-cell>
          <table:table-cell table:style-name="ce8" table:formula="of:=IF([.D490]-[.D491]&gt;[.C491]-[.C490];MAX([.D490]-[.D491];0);0)" office:value-type="float" office:value="0.170000000000002" calcext:value-type="float">
            <text:p>0.1700</text:p>
          </table:table-cell>
          <table:table-cell table:formula="of:=[.I490]-([.I490]/14)+[.F491]" office:value-type="float" office:value="7.99735943547482" calcext:value-type="float">
            <text:p>7.9974</text:p>
          </table:table-cell>
          <table:table-cell table:style-name="ce6" table:formula="of:=[.J490]-([.J490]/14)+[.G491]" office:value-type="float" office:value="2.15021724468393" calcext:value-type="float">
            <text:p>2.1502</text:p>
          </table:table-cell>
          <table:table-cell table:style-name="ce6" table:formula="of:=[.K490]-([.K490]/14)+[.H491]" office:value-type="float" office:value="1.11786363367183" calcext:value-type="float">
            <text:p>1.1179</text:p>
          </table:table-cell>
          <table:table-cell table:formula="of:=(100*([.J491]/[.I491]))" office:value-type="float" office:value="26.8865900305288" calcext:value-type="float">
            <text:p>26.8866</text:p>
          </table:table-cell>
          <table:table-cell table:formula="of:=(100*([.K491]/[.I491]))" office:value-type="float" office:value="13.9779091172668" calcext:value-type="float">
            <text:p>13.9779</text:p>
          </table:table-cell>
          <table:table-cell table:formula="of:=ABS([.L491]-[.M491])" office:value-type="float" office:value="12.908680913262" calcext:value-type="float">
            <text:p>12.9087</text:p>
          </table:table-cell>
          <table:table-cell table:formula="of:=[.L491]+[.M491]" office:value-type="float" office:value="40.8644991477956" calcext:value-type="float">
            <text:p>40.8645</text:p>
          </table:table-cell>
          <table:table-cell table:formula="of:=(100*([.N491]/[.O491]))" office:value-type="float" office:value="31.5889859963164" calcext:value-type="float">
            <text:p>31.5890</text:p>
          </table:table-cell>
          <table:table-cell table:formula="of:=(([.Q490]*13)+[.P491])/14" office:value-type="float" office:value="20.9340787642856" calcext:value-type="float">
            <text:p>20.934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20" calcext:value-type="date">
            <text:p>20 Jan 11</text:p>
          </table:table-cell>
          <table:table-cell table:style-name="ce6" office:value-type="float" office:value="56.35" calcext:value-type="float">
            <text:p>56.3500</text:p>
          </table:table-cell>
          <table:table-cell office:value-type="float" office:value="55.68" calcext:value-type="float">
            <text:p>55.6800</text:p>
          </table:table-cell>
          <table:table-cell office:value-type="float" office:value="56.11" calcext:value-type="float">
            <text:p>56.1100</text:p>
          </table:table-cell>
          <table:table-cell table:style-name="ce7" table:formula="of:=MAX([.C492]-[.D492];ABS([.C492]-[.E491]);ABS([.D492]-[.E491]))" office:value-type="float" office:value="0.829999999999998" calcext:value-type="float">
            <text:p>0.8300</text:p>
          </table:table-cell>
          <table:table-cell table:formula="of:=IF([.C492]-[.C491]&gt;[.D491]-[.D492];MAX([.C492]-[.C491];0);0)" office:value-type="float" office:value="0" calcext:value-type="float">
            <text:p>0.0000</text:p>
          </table:table-cell>
          <table:table-cell table:formula="of:=IF([.D491]-[.D492]&gt;[.C492]-[.C491];MAX([.D491]-[.D492];0);0)" office:value-type="float" office:value="0.640000000000001" calcext:value-type="float">
            <text:p>0.6400</text:p>
          </table:table-cell>
          <table:table-cell table:formula="of:=[.I491]-([.I491]/14)+[.F492]" office:value-type="float" office:value="8.25611947579804" calcext:value-type="float">
            <text:p>8.2561</text:p>
          </table:table-cell>
          <table:table-cell table:style-name="ce6" table:formula="of:=[.J491]-([.J491]/14)+[.G492]" office:value-type="float" office:value="1.99663029863507" calcext:value-type="float">
            <text:p>1.9966</text:p>
          </table:table-cell>
          <table:table-cell table:style-name="ce6" table:formula="of:=[.K491]-([.K491]/14)+[.H492]" office:value-type="float" office:value="1.6780162312667" calcext:value-type="float">
            <text:p>1.6780</text:p>
          </table:table-cell>
          <table:table-cell table:formula="of:=(100*([.J492]/[.I492]))" office:value-type="float" office:value="24.1836410493815" calcext:value-type="float">
            <text:p>24.1836</text:p>
          </table:table-cell>
          <table:table-cell table:formula="of:=(100*([.K492]/[.I492]))" office:value-type="float" office:value="20.3245148787591" calcext:value-type="float">
            <text:p>20.3245</text:p>
          </table:table-cell>
          <table:table-cell table:formula="of:=ABS([.L492]-[.M492])" office:value-type="float" office:value="3.85912617062236" calcext:value-type="float">
            <text:p>3.8591</text:p>
          </table:table-cell>
          <table:table-cell table:formula="of:=[.L492]+[.M492]" office:value-type="float" office:value="44.5081559281406" calcext:value-type="float">
            <text:p>44.5082</text:p>
          </table:table-cell>
          <table:table-cell table:formula="of:=(100*([.N492]/[.O492]))" office:value-type="float" office:value="8.67060449966296" calcext:value-type="float">
            <text:p>8.6706</text:p>
          </table:table-cell>
          <table:table-cell table:formula="of:=(([.Q491]*13)+[.P492])/14" office:value-type="float" office:value="20.0581163168126" calcext:value-type="float">
            <text:p>20.058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21" calcext:value-type="date">
            <text:p>21 Jan 11</text:p>
          </table:table-cell>
          <table:table-cell table:style-name="ce6" office:value-type="float" office:value="56.49" calcext:value-type="float">
            <text:p>56.4900</text:p>
          </table:table-cell>
          <table:table-cell office:value-type="float" office:value="55.65" calcext:value-type="float">
            <text:p>55.6500</text:p>
          </table:table-cell>
          <table:table-cell office:value-type="float" office:value="55.68" calcext:value-type="float">
            <text:p>55.6800</text:p>
          </table:table-cell>
          <table:table-cell table:style-name="ce7" table:formula="of:=MAX([.C493]-[.D493];ABS([.C493]-[.E492]);ABS([.D493]-[.E492]))" office:value-type="float" office:value="0.840000000000003" calcext:value-type="float">
            <text:p>0.8400</text:p>
          </table:table-cell>
          <table:table-cell table:formula="of:=IF([.C493]-[.C492]&gt;[.D492]-[.D493];MAX([.C493]-[.C492];0);0)" office:value-type="float" office:value="0.140000000000001" calcext:value-type="float">
            <text:p>0.1400</text:p>
          </table:table-cell>
          <table:table-cell table:formula="of:=IF([.D492]-[.D493]&gt;[.C493]-[.C492];MAX([.D492]-[.D493];0);0)" office:value-type="float" office:value="0" calcext:value-type="float">
            <text:p>0.0000</text:p>
          </table:table-cell>
          <table:table-cell table:formula="of:=[.I492]-([.I492]/14)+[.F493]" office:value-type="float" office:value="8.50639665609819" calcext:value-type="float">
            <text:p>8.5064</text:p>
          </table:table-cell>
          <table:table-cell table:style-name="ce6" table:formula="of:=[.J492]-([.J492]/14)+[.G493]" office:value-type="float" office:value="1.99401384873257" calcext:value-type="float">
            <text:p>1.9940</text:p>
          </table:table-cell>
          <table:table-cell table:style-name="ce6" table:formula="of:=[.K492]-([.K492]/14)+[.H493]" office:value-type="float" office:value="1.55815792903337" calcext:value-type="float">
            <text:p>1.5582</text:p>
          </table:table-cell>
          <table:table-cell table:formula="of:=(100*([.J493]/[.I493]))" office:value-type="float" office:value="23.4413457230809" calcext:value-type="float">
            <text:p>23.4413</text:p>
          </table:table-cell>
          <table:table-cell table:formula="of:=(100*([.K493]/[.I493]))" office:value-type="float" office:value="18.3174849707523" calcext:value-type="float">
            <text:p>18.3175</text:p>
          </table:table-cell>
          <table:table-cell table:formula="of:=ABS([.L493]-[.M493])" office:value-type="float" office:value="5.12386075232854" calcext:value-type="float">
            <text:p>5.1239</text:p>
          </table:table-cell>
          <table:table-cell table:formula="of:=[.L493]+[.M493]" office:value-type="float" office:value="41.7588306938332" calcext:value-type="float">
            <text:p>41.7588</text:p>
          </table:table-cell>
          <table:table-cell table:formula="of:=(100*([.N493]/[.O493]))" office:value-type="float" office:value="12.2701250662299" calcext:value-type="float">
            <text:p>12.2701</text:p>
          </table:table-cell>
          <table:table-cell table:formula="of:=(([.Q492]*13)+[.P493])/14" office:value-type="float" office:value="19.5018312274852" calcext:value-type="float">
            <text:p>19.501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24" calcext:value-type="date">
            <text:p>24 Jan 11</text:p>
          </table:table-cell>
          <table:table-cell table:style-name="ce6" office:value-type="float" office:value="56.46" calcext:value-type="float">
            <text:p>56.4600</text:p>
          </table:table-cell>
          <table:table-cell office:value-type="float" office:value="55.68" calcext:value-type="float">
            <text:p>55.6800</text:p>
          </table:table-cell>
          <table:table-cell office:value-type="float" office:value="56.45" calcext:value-type="float">
            <text:p>56.4500</text:p>
          </table:table-cell>
          <table:table-cell table:style-name="ce7" table:formula="of:=MAX([.C494]-[.D494];ABS([.C494]-[.E493]);ABS([.D494]-[.E493]))" office:value-type="float" office:value="0.780000000000001" calcext:value-type="float">
            <text:p>0.7800</text:p>
          </table:table-cell>
          <table:table-cell table:style-name="ce9" table:formula="of:=IF([.C494]-[.C493]&gt;[.D493]-[.D494];MAX([.C494]-[.C493];0);0)" office:value-type="float" office:value="0" calcext:value-type="float">
            <text:p>0.0000</text:p>
          </table:table-cell>
          <table:table-cell table:formula="of:=IF([.D493]-[.D494]&gt;[.C494]-[.C493];MAX([.D493]-[.D494];0);0)" office:value-type="float" office:value="0" calcext:value-type="float">
            <text:p>0.0000</text:p>
          </table:table-cell>
          <table:table-cell table:formula="of:=[.I493]-([.I493]/14)+[.F494]" office:value-type="float" office:value="8.67879689494832" calcext:value-type="float">
            <text:p>8.6788</text:p>
          </table:table-cell>
          <table:table-cell table:style-name="ce6" table:formula="of:=[.J493]-([.J493]/14)+[.G494]" office:value-type="float" office:value="1.85158428810881" calcext:value-type="float">
            <text:p>1.8516</text:p>
          </table:table-cell>
          <table:table-cell table:style-name="ce6" table:formula="of:=[.K493]-([.K493]/14)+[.H494]" office:value-type="float" office:value="1.44686093410241" calcext:value-type="float">
            <text:p>1.4469</text:p>
          </table:table-cell>
          <table:table-cell table:formula="of:=(100*([.J494]/[.I494]))" office:value-type="float" office:value="21.3345733345433" calcext:value-type="float">
            <text:p>21.3346</text:p>
          </table:table-cell>
          <table:table-cell table:formula="of:=(100*([.K494]/[.I494]))" office:value-type="float" office:value="16.671215510811" calcext:value-type="float">
            <text:p>16.6712</text:p>
          </table:table-cell>
          <table:table-cell table:formula="of:=ABS([.L494]-[.M494])" office:value-type="float" office:value="4.66335782373224" calcext:value-type="float">
            <text:p>4.6634</text:p>
          </table:table-cell>
          <table:table-cell table:formula="of:=[.L494]+[.M494]" office:value-type="float" office:value="38.0057888453543" calcext:value-type="float">
            <text:p>38.0058</text:p>
          </table:table-cell>
          <table:table-cell table:formula="of:=(100*([.N494]/[.O494]))" office:value-type="float" office:value="12.2701250662299" calcext:value-type="float">
            <text:p>12.2701</text:p>
          </table:table-cell>
          <table:table-cell table:formula="of:=(([.Q493]*13)+[.P494])/14" office:value-type="float" office:value="18.9852807873956" calcext:value-type="float">
            <text:p>18.985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25" calcext:value-type="date">
            <text:p>25 Jan 11</text:p>
          </table:table-cell>
          <table:table-cell table:style-name="ce6" office:value-type="float" office:value="56.55" calcext:value-type="float">
            <text:p>56.5500</text:p>
          </table:table-cell>
          <table:table-cell office:value-type="float" office:value="56.05" calcext:value-type="float">
            <text:p>56.0500</text:p>
          </table:table-cell>
          <table:table-cell office:value-type="float" office:value="56.5325" calcext:value-type="float">
            <text:p>56.5325</text:p>
          </table:table-cell>
          <table:table-cell table:style-name="ce7" table:formula="of:=MAX([.C495]-[.D495];ABS([.C495]-[.E494]);ABS([.D495]-[.E494]))" office:value-type="float" office:value="0.5" calcext:value-type="float">
            <text:p>0.5000</text:p>
          </table:table-cell>
          <table:table-cell table:formula="of:=IF([.C495]-[.C494]&gt;[.D494]-[.D495];MAX([.C495]-[.C494];0);0)" office:value-type="float" office:value="0.0899999999999963" calcext:value-type="float">
            <text:p>0.0900</text:p>
          </table:table-cell>
          <table:table-cell table:formula="of:=IF([.D494]-[.D495]&gt;[.C495]-[.C494];MAX([.D494]-[.D495];0);0)" office:value-type="float" office:value="0" calcext:value-type="float">
            <text:p>0.0000</text:p>
          </table:table-cell>
          <table:table-cell table:formula="of:=[.I494]-([.I494]/14)+[.F495]" office:value-type="float" office:value="8.55888283102344" calcext:value-type="float">
            <text:p>8.5589</text:p>
          </table:table-cell>
          <table:table-cell table:style-name="ce6" table:formula="of:=[.J494]-([.J494]/14)+[.G495]" office:value-type="float" office:value="1.80932826752961" calcext:value-type="float">
            <text:p>1.8093</text:p>
          </table:table-cell>
          <table:table-cell table:style-name="ce6" table:formula="of:=[.K494]-([.K494]/14)+[.H495]" office:value-type="float" office:value="1.34351372452367" calcext:value-type="float">
            <text:p>1.3435</text:p>
          </table:table-cell>
          <table:table-cell table:formula="of:=(100*([.J495]/[.I495]))" office:value-type="float" office:value="21.1397714310485" calcext:value-type="float">
            <text:p>21.1398</text:p>
          </table:table-cell>
          <table:table-cell table:formula="of:=(100*([.K495]/[.I495]))" office:value-type="float" office:value="15.6973024522993" calcext:value-type="float">
            <text:p>15.6973</text:p>
          </table:table-cell>
          <table:table-cell table:formula="of:=ABS([.L495]-[.M495])" office:value-type="float" office:value="5.4424689787492" calcext:value-type="float">
            <text:p>5.4425</text:p>
          </table:table-cell>
          <table:table-cell table:formula="of:=[.L495]+[.M495]" office:value-type="float" office:value="36.8370738833478" calcext:value-type="float">
            <text:p>36.8371</text:p>
          </table:table-cell>
          <table:table-cell table:formula="of:=(100*([.N495]/[.O495]))" office:value-type="float" office:value="14.7744334850914" calcext:value-type="float">
            <text:p>14.7744</text:p>
          </table:table-cell>
          <table:table-cell table:formula="of:=(([.Q494]*13)+[.P495])/14" office:value-type="float" office:value="18.6845059800881" calcext:value-type="float">
            <text:p>18.684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26" calcext:value-type="date">
            <text:p>26 Jan 11</text:p>
          </table:table-cell>
          <table:table-cell table:style-name="ce6" office:value-type="float" office:value="56.98" calcext:value-type="float">
            <text:p>56.9800</text:p>
          </table:table-cell>
          <table:table-cell office:value-type="float" office:value="56.45" calcext:value-type="float">
            <text:p>56.4500</text:p>
          </table:table-cell>
          <table:table-cell office:value-type="float" office:value="56.83" calcext:value-type="float">
            <text:p>56.8300</text:p>
          </table:table-cell>
          <table:table-cell table:style-name="ce7" table:formula="of:=MAX([.C496]-[.D496];ABS([.C496]-[.E495]);ABS([.D496]-[.E495]))" office:value-type="float" office:value="0.529999999999994" calcext:value-type="float">
            <text:p>0.5300</text:p>
          </table:table-cell>
          <table:table-cell table:formula="of:=IF([.C496]-[.C495]&gt;[.D495]-[.D496];MAX([.C496]-[.C495];0);0)" office:value-type="float" office:value="0.43" calcext:value-type="float">
            <text:p>0.4300</text:p>
          </table:table-cell>
          <table:table-cell table:formula="of:=IF([.D495]-[.D496]&gt;[.C496]-[.C495];MAX([.D495]-[.D496];0);0)" office:value-type="float" office:value="0" calcext:value-type="float">
            <text:p>0.0000</text:p>
          </table:table-cell>
          <table:table-cell table:formula="of:=[.I495]-([.I495]/14)+[.F496]" office:value-type="float" office:value="8.4775340573789" calcext:value-type="float">
            <text:p>8.4775</text:p>
          </table:table-cell>
          <table:table-cell table:style-name="ce6" table:formula="of:=[.J495]-([.J495]/14)+[.G496]" office:value-type="float" office:value="2.11009053413464" calcext:value-type="float">
            <text:p>2.1101</text:p>
          </table:table-cell>
          <table:table-cell table:style-name="ce6" table:formula="of:=[.K495]-([.K495]/14)+[.H496]" office:value-type="float" office:value="1.24754845848626" calcext:value-type="float">
            <text:p>1.2475</text:p>
          </table:table-cell>
          <table:table-cell table:formula="of:=(100*([.J496]/[.I496]))" office:value-type="float" office:value="24.8903810925773" calcext:value-type="float">
            <text:p>24.8904</text:p>
          </table:table-cell>
          <table:table-cell table:formula="of:=(100*([.K496]/[.I496]))" office:value-type="float" office:value="14.7159356723597" calcext:value-type="float">
            <text:p>14.7159</text:p>
          </table:table-cell>
          <table:table-cell table:formula="of:=ABS([.L496]-[.M496])" office:value-type="float" office:value="10.1744454202176" calcext:value-type="float">
            <text:p>10.1744</text:p>
          </table:table-cell>
          <table:table-cell table:formula="of:=[.L496]+[.M496]" office:value-type="float" office:value="39.6063167649369" calcext:value-type="float">
            <text:p>39.6063</text:p>
          </table:table-cell>
          <table:table-cell table:formula="of:=(100*([.N496]/[.O496]))" office:value-type="float" office:value="25.688946237043" calcext:value-type="float">
            <text:p>25.6889</text:p>
          </table:table-cell>
          <table:table-cell table:formula="of:=(([.Q495]*13)+[.P496])/14" office:value-type="float" office:value="19.1848231412992" calcext:value-type="float">
            <text:p>19.1848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27" calcext:value-type="date">
            <text:p>27 Jan 11</text:p>
          </table:table-cell>
          <table:table-cell table:style-name="ce6" office:value-type="float" office:value="57.35" calcext:value-type="float">
            <text:p>57.3500</text:p>
          </table:table-cell>
          <table:table-cell office:value-type="float" office:value="56.92" calcext:value-type="float">
            <text:p>56.9200</text:p>
          </table:table-cell>
          <table:table-cell office:value-type="float" office:value="57.18" calcext:value-type="float">
            <text:p>57.1800</text:p>
          </table:table-cell>
          <table:table-cell table:style-name="ce7" table:formula="of:=MAX([.C497]-[.D497];ABS([.C497]-[.E496]);ABS([.D497]-[.E496]))" office:value-type="float" office:value="0.520000000000003" calcext:value-type="float">
            <text:p>0.5200</text:p>
          </table:table-cell>
          <table:table-cell table:formula="of:=IF([.C497]-[.C496]&gt;[.D496]-[.D497];MAX([.C497]-[.C496];0);0)" office:value-type="float" office:value="0.370000000000005" calcext:value-type="float">
            <text:p>0.3700</text:p>
          </table:table-cell>
          <table:table-cell table:formula="of:=IF([.D496]-[.D497]&gt;[.C497]-[.C496];MAX([.D496]-[.D497];0);0)" office:value-type="float" office:value="0" calcext:value-type="float">
            <text:p>0.0000</text:p>
          </table:table-cell>
          <table:table-cell table:formula="of:=[.I496]-([.I496]/14)+[.F497]" office:value-type="float" office:value="8.39199591042327" calcext:value-type="float">
            <text:p>8.3920</text:p>
          </table:table-cell>
          <table:table-cell table:style-name="ce6" table:formula="of:=[.J496]-([.J496]/14)+[.G497]" office:value-type="float" office:value="2.32936978169645" calcext:value-type="float">
            <text:p>2.3294</text:p>
          </table:table-cell>
          <table:table-cell table:style-name="ce6" table:formula="of:=[.K496]-([.K496]/14)+[.H497]" office:value-type="float" office:value="1.15843785430867" calcext:value-type="float">
            <text:p>1.1584</text:p>
          </table:table-cell>
          <table:table-cell table:formula="of:=(100*([.J497]/[.I497]))" office:value-type="float" office:value="27.7570414304333" calcext:value-type="float">
            <text:p>27.7570</text:p>
          </table:table-cell>
          <table:table-cell table:formula="of:=(100*([.K497]/[.I497]))" office:value-type="float" office:value="13.8040803007284" calcext:value-type="float">
            <text:p>13.8041</text:p>
          </table:table-cell>
          <table:table-cell table:formula="of:=ABS([.L497]-[.M497])" office:value-type="float" office:value="13.9529611297049" calcext:value-type="float">
            <text:p>13.9530</text:p>
          </table:table-cell>
          <table:table-cell table:formula="of:=[.L497]+[.M497]" office:value-type="float" office:value="41.5611217311617" calcext:value-type="float">
            <text:p>41.5611</text:p>
          </table:table-cell>
          <table:table-cell table:formula="of:=(100*([.N497]/[.O497]))" office:value-type="float" office:value="33.5721475949558" calcext:value-type="float">
            <text:p>33.5721</text:p>
          </table:table-cell>
          <table:table-cell table:formula="of:=(([.Q496]*13)+[.P497])/14" office:value-type="float" office:value="20.2124891737032" calcext:value-type="float">
            <text:p>20.2125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28" calcext:value-type="date">
            <text:p>28 Jan 11</text:p>
          </table:table-cell>
          <table:table-cell table:style-name="ce6" office:value-type="float" office:value="57.22" calcext:value-type="float">
            <text:p>57.2200</text:p>
          </table:table-cell>
          <table:table-cell office:value-type="float" office:value="55.47" calcext:value-type="float">
            <text:p>55.4700</text:p>
          </table:table-cell>
          <table:table-cell office:value-type="float" office:value="55.73" calcext:value-type="float">
            <text:p>55.7300</text:p>
          </table:table-cell>
          <table:table-cell table:style-name="ce7" table:formula="of:=MAX([.C498]-[.D498];ABS([.C498]-[.E497]);ABS([.D498]-[.E497]))" office:value-type="float" office:value="1.75" calcext:value-type="float">
            <text:p>1.7500</text:p>
          </table:table-cell>
          <table:table-cell table:style-name="ce8" table:formula="of:=IF([.C498]-[.C497]&gt;[.D497]-[.D498];MAX([.C498]-[.C497];0);0)" office:value-type="float" office:value="0" calcext:value-type="float">
            <text:p>0.0000</text:p>
          </table:table-cell>
          <table:table-cell table:style-name="ce8" table:formula="of:=IF([.D497]-[.D498]&gt;[.C498]-[.C497];MAX([.D497]-[.D498];0);0)" office:value-type="float" office:value="1.45" calcext:value-type="float">
            <text:p>1.4500</text:p>
          </table:table-cell>
          <table:table-cell table:formula="of:=[.I497]-([.I497]/14)+[.F498]" office:value-type="float" office:value="9.54256763110732" calcext:value-type="float">
            <text:p>9.5426</text:p>
          </table:table-cell>
          <table:table-cell table:style-name="ce6" table:formula="of:=[.J497]-([.J497]/14)+[.G498]" office:value-type="float" office:value="2.16298622586099" calcext:value-type="float">
            <text:p>2.1630</text:p>
          </table:table-cell>
          <table:table-cell table:style-name="ce6" table:formula="of:=[.K497]-([.K497]/14)+[.H498]" office:value-type="float" office:value="2.52569229328663" calcext:value-type="float">
            <text:p>2.5257</text:p>
          </table:table-cell>
          <table:table-cell table:formula="of:=(100*([.J498]/[.I498]))" office:value-type="float" office:value="22.6667109888746" calcext:value-type="float">
            <text:p>22.6667</text:p>
          </table:table-cell>
          <table:table-cell table:formula="of:=(100*([.K498]/[.I498]))" office:value-type="float" office:value="26.4676383854305" calcext:value-type="float">
            <text:p>26.4676</text:p>
          </table:table-cell>
          <table:table-cell table:formula="of:=ABS([.L498]-[.M498])" office:value-type="float" office:value="3.80092739655592" calcext:value-type="float">
            <text:p>3.8009</text:p>
          </table:table-cell>
          <table:table-cell table:formula="of:=[.L498]+[.M498]" office:value-type="float" office:value="49.1343493743051" calcext:value-type="float">
            <text:p>49.1343</text:p>
          </table:table-cell>
          <table:table-cell table:formula="of:=(100*([.N498]/[.O498]))" office:value-type="float" office:value="7.73578452744023" calcext:value-type="float">
            <text:p>7.7358</text:p>
          </table:table-cell>
          <table:table-cell table:formula="of:=(([.Q497]*13)+[.P498])/14" office:value-type="float" office:value="19.3212959846844" calcext:value-type="float">
            <text:p>19.321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1-31" calcext:value-type="date">
            <text:p>31 Jan 11</text:p>
          </table:table-cell>
          <table:table-cell table:style-name="ce6" office:value-type="float" office:value="56.16" calcext:value-type="float">
            <text:p>56.1600</text:p>
          </table:table-cell>
          <table:table-cell office:value-type="float" office:value="55.39" calcext:value-type="float">
            <text:p>55.3900</text:p>
          </table:table-cell>
          <table:table-cell office:value-type="float" office:value="56" calcext:value-type="float">
            <text:p>56.0000</text:p>
          </table:table-cell>
          <table:table-cell table:style-name="ce7" table:formula="of:=MAX([.C499]-[.D499];ABS([.C499]-[.E498]);ABS([.D499]-[.E498]))" office:value-type="float" office:value="0.769999999999996" calcext:value-type="float">
            <text:p>0.7700</text:p>
          </table:table-cell>
          <table:table-cell table:formula="of:=IF([.C499]-[.C498]&gt;[.D498]-[.D499];MAX([.C499]-[.C498];0);0)" office:value-type="float" office:value="0" calcext:value-type="float">
            <text:p>0.0000</text:p>
          </table:table-cell>
          <table:table-cell table:formula="of:=IF([.D498]-[.D499]&gt;[.C499]-[.C498];MAX([.D498]-[.D499];0);0)" office:value-type="float" office:value="0.0799999999999983" calcext:value-type="float">
            <text:p>0.0800</text:p>
          </table:table-cell>
          <table:table-cell table:formula="of:=[.I498]-([.I498]/14)+[.F499]" office:value-type="float" office:value="9.6309556574568" calcext:value-type="float">
            <text:p>9.6310</text:p>
          </table:table-cell>
          <table:table-cell table:style-name="ce6" table:formula="of:=[.J498]-([.J498]/14)+[.G499]" office:value-type="float" office:value="2.00848720972806" calcext:value-type="float">
            <text:p>2.0085</text:p>
          </table:table-cell>
          <table:table-cell table:style-name="ce6" table:formula="of:=[.K498]-([.K498]/14)+[.H499]" office:value-type="float" office:value="2.42528570090901" calcext:value-type="float">
            <text:p>2.4253</text:p>
          </table:table-cell>
          <table:table-cell table:formula="of:=(100*([.J499]/[.I499]))" office:value-type="float" office:value="20.8544954536572" calcext:value-type="float">
            <text:p>20.8545</text:p>
          </table:table-cell>
          <table:table-cell table:formula="of:=(100*([.K499]/[.I499]))" office:value-type="float" office:value="25.1821915412021" calcext:value-type="float">
            <text:p>25.1822</text:p>
          </table:table-cell>
          <table:table-cell table:formula="of:=ABS([.L499]-[.M499])" office:value-type="float" office:value="4.32769608754494" calcext:value-type="float">
            <text:p>4.3277</text:p>
          </table:table-cell>
          <table:table-cell table:formula="of:=[.L499]+[.M499]" office:value-type="float" office:value="46.0366869948593" calcext:value-type="float">
            <text:p>46.0367</text:p>
          </table:table-cell>
          <table:table-cell table:formula="of:=(100*([.N499]/[.O499]))" office:value-type="float" office:value="9.40053763649021" calcext:value-type="float">
            <text:p>9.4005</text:p>
          </table:table-cell>
          <table:table-cell table:formula="of:=(([.Q498]*13)+[.P499])/14" office:value-type="float" office:value="18.6126703883849" calcext:value-type="float">
            <text:p>18.612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2-01" calcext:value-type="date">
            <text:p>1 Feb 11</text:p>
          </table:table-cell>
          <table:table-cell table:style-name="ce6" office:value-type="float" office:value="57.18" calcext:value-type="float">
            <text:p>57.1800</text:p>
          </table:table-cell>
          <table:table-cell office:value-type="float" office:value="56.36" calcext:value-type="float">
            <text:p>56.3600</text:p>
          </table:table-cell>
          <table:table-cell office:value-type="float" office:value="57.05" calcext:value-type="float">
            <text:p>57.0500</text:p>
          </table:table-cell>
          <table:table-cell table:style-name="ce7" table:formula="of:=MAX([.C500]-[.D500];ABS([.C500]-[.E499]);ABS([.D500]-[.E499]))" office:value-type="float" office:value="1.18" calcext:value-type="float">
            <text:p>1.1800</text:p>
          </table:table-cell>
          <table:table-cell table:style-name="ce10" table:formula="of:=IF([.C500]-[.C499]&gt;[.D499]-[.D500];MAX([.C500]-[.C499];0);0)" office:value-type="float" office:value="1.02" calcext:value-type="float">
            <text:p>1.0200</text:p>
          </table:table-cell>
          <table:table-cell table:formula="of:=IF([.D499]-[.D500]&gt;[.C500]-[.C499];MAX([.D499]-[.D500];0);0)" office:value-type="float" office:value="0" calcext:value-type="float">
            <text:p>0.0000</text:p>
          </table:table-cell>
          <table:table-cell table:formula="of:=[.I499]-([.I499]/14)+[.F500]" office:value-type="float" office:value="10.1230302533527" calcext:value-type="float">
            <text:p>10.1230</text:p>
          </table:table-cell>
          <table:table-cell table:style-name="ce6" table:formula="of:=[.J499]-([.J499]/14)+[.G500]" office:value-type="float" office:value="2.88502383760463" calcext:value-type="float">
            <text:p>2.8850</text:p>
          </table:table-cell>
          <table:table-cell table:style-name="ce6" table:formula="of:=[.K499]-([.K499]/14)+[.H500]" office:value-type="float" office:value="2.25205100798694" calcext:value-type="float">
            <text:p>2.2521</text:p>
          </table:table-cell>
          <table:table-cell table:formula="of:=(100*([.J500]/[.I500]))" office:value-type="float" office:value="28.4996069892127" calcext:value-type="float">
            <text:p>28.4996</text:p>
          </table:table-cell>
          <table:table-cell table:formula="of:=(100*([.K500]/[.I500]))" office:value-type="float" office:value="22.2468070491152" calcext:value-type="float">
            <text:p>22.2468</text:p>
          </table:table-cell>
          <table:table-cell table:formula="of:=ABS([.L500]-[.M500])" office:value-type="float" office:value="6.25279994009755" calcext:value-type="float">
            <text:p>6.2528</text:p>
          </table:table-cell>
          <table:table-cell table:formula="of:=[.L500]+[.M500]" office:value-type="float" office:value="50.7464140383279" calcext:value-type="float">
            <text:p>50.7464</text:p>
          </table:table-cell>
          <table:table-cell table:formula="of:=(100*([.N500]/[.O500]))" office:value-type="float" office:value="12.3216586996175" calcext:value-type="float">
            <text:p>12.3217</text:p>
          </table:table-cell>
          <table:table-cell table:formula="of:=(([.Q499]*13)+[.P500])/14" office:value-type="float" office:value="18.1633124106158" calcext:value-type="float">
            <text:p>18.1633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2-02" calcext:value-type="date">
            <text:p>2 Feb 11</text:p>
          </table:table-cell>
          <table:table-cell table:style-name="ce6" office:value-type="float" office:value="57.17" calcext:value-type="float">
            <text:p>57.1700</text:p>
          </table:table-cell>
          <table:table-cell office:value-type="float" office:value="56.84" calcext:value-type="float">
            <text:p>56.8400</text:p>
          </table:table-cell>
          <table:table-cell office:value-type="float" office:value="56.955" calcext:value-type="float">
            <text:p>56.9550</text:p>
          </table:table-cell>
          <table:table-cell table:style-name="ce7" table:formula="of:=MAX([.C501]-[.D501];ABS([.C501]-[.E500]);ABS([.D501]-[.E500]))" office:value-type="float" office:value="0.329999999999998" calcext:value-type="float">
            <text:p>0.3300</text:p>
          </table:table-cell>
          <table:table-cell table:style-name="ce8" table:formula="of:=IF([.C501]-[.C500]&gt;[.D500]-[.D501];MAX([.C501]-[.C500];0);0)" office:value-type="float" office:value="0" calcext:value-type="float">
            <text:p>0.0000</text:p>
          </table:table-cell>
          <table:table-cell table:style-name="ce8" table:formula="of:=IF([.D500]-[.D501]&gt;[.C501]-[.C500];MAX([.D500]-[.D501];0);0)" office:value-type="float" office:value="0" calcext:value-type="float">
            <text:p>0.0000</text:p>
          </table:table-cell>
          <table:table-cell table:formula="of:=[.I500]-([.I500]/14)+[.F501]" office:value-type="float" office:value="9.72995666382754" calcext:value-type="float">
            <text:p>9.7300</text:p>
          </table:table-cell>
          <table:table-cell table:style-name="ce6" table:formula="of:=[.J500]-([.J500]/14)+[.G501]" office:value-type="float" office:value="2.67895070634716" calcext:value-type="float">
            <text:p>2.6790</text:p>
          </table:table-cell>
          <table:table-cell table:style-name="ce6" table:formula="of:=[.K500]-([.K500]/14)+[.H501]" office:value-type="float" office:value="2.09119022170216" calcext:value-type="float">
            <text:p>2.0912</text:p>
          </table:table-cell>
          <table:table-cell table:formula="of:=(100*([.J501]/[.I501]))" office:value-type="float" office:value="27.5330178633429" calcext:value-type="float">
            <text:p>27.5330</text:p>
          </table:table-cell>
          <table:table-cell table:formula="of:=(100*([.K501]/[.I501]))" office:value-type="float" office:value="21.4922871082915" calcext:value-type="float">
            <text:p>21.4923</text:p>
          </table:table-cell>
          <table:table-cell table:formula="of:=ABS([.L501]-[.M501])" office:value-type="float" office:value="6.04073075505141" calcext:value-type="float">
            <text:p>6.0407</text:p>
          </table:table-cell>
          <table:table-cell table:formula="of:=[.L501]+[.M501]" office:value-type="float" office:value="49.0253049716344" calcext:value-type="float">
            <text:p>49.0253</text:p>
          </table:table-cell>
          <table:table-cell table:formula="of:=(100*([.N501]/[.O501]))" office:value-type="float" office:value="12.3216586996175" calcext:value-type="float">
            <text:p>12.3217</text:p>
          </table:table-cell>
          <table:table-cell table:formula="of:=(([.Q500]*13)+[.P501])/14" office:value-type="float" office:value="17.7460514312587" calcext:value-type="float">
            <text:p>17.746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2-03" calcext:value-type="date">
            <text:p>3 Feb 11</text:p>
          </table:table-cell>
          <table:table-cell table:style-name="ce6" office:value-type="float" office:value="57.14" calcext:value-type="float">
            <text:p>57.1400</text:p>
          </table:table-cell>
          <table:table-cell office:value-type="float" office:value="56.4" calcext:value-type="float">
            <text:p>56.4000</text:p>
          </table:table-cell>
          <table:table-cell office:value-type="float" office:value="57.0575" calcext:value-type="float">
            <text:p>57.0575</text:p>
          </table:table-cell>
          <table:table-cell table:style-name="ce7" table:formula="of:=MAX([.C502]-[.D502];ABS([.C502]-[.E501]);ABS([.D502]-[.E501]))" office:value-type="float" office:value="0.740000000000002" calcext:value-type="float">
            <text:p>0.7400</text:p>
          </table:table-cell>
          <table:table-cell table:formula="of:=IF([.C502]-[.C501]&gt;[.D501]-[.D502];MAX([.C502]-[.C501];0);0)" office:value-type="float" office:value="0" calcext:value-type="float">
            <text:p>0.0000</text:p>
          </table:table-cell>
          <table:table-cell table:formula="of:=IF([.D501]-[.D502]&gt;[.C502]-[.C501];MAX([.D501]-[.D502];0);0)" office:value-type="float" office:value="0.440000000000005" calcext:value-type="float">
            <text:p>0.4400</text:p>
          </table:table-cell>
          <table:table-cell table:formula="of:=[.I501]-([.I501]/14)+[.F502]" office:value-type="float" office:value="9.77495975926843" calcext:value-type="float">
            <text:p>9.7750</text:p>
          </table:table-cell>
          <table:table-cell table:style-name="ce6" table:formula="of:=[.J501]-([.J501]/14)+[.G502]" office:value-type="float" office:value="2.48759708446522" calcext:value-type="float">
            <text:p>2.4876</text:p>
          </table:table-cell>
          <table:table-cell table:style-name="ce6" table:formula="of:=[.K501]-([.K501]/14)+[.H502]" office:value-type="float" office:value="2.38181949158058" calcext:value-type="float">
            <text:p>2.3818</text:p>
          </table:table-cell>
          <table:table-cell table:formula="of:=(100*([.J502]/[.I502]))" office:value-type="float" office:value="25.4486682884451" calcext:value-type="float">
            <text:p>25.4487</text:p>
          </table:table-cell>
          <table:table-cell table:formula="of:=(100*([.K502]/[.I502]))" office:value-type="float" office:value="24.3665401212745" calcext:value-type="float">
            <text:p>24.3665</text:p>
          </table:table-cell>
          <table:table-cell table:formula="of:=ABS([.L502]-[.M502])" office:value-type="float" office:value="1.08212816717067" calcext:value-type="float">
            <text:p>1.0821</text:p>
          </table:table-cell>
          <table:table-cell table:formula="of:=[.L502]+[.M502]" office:value-type="float" office:value="49.8152084097196" calcext:value-type="float">
            <text:p>49.8152</text:p>
          </table:table-cell>
          <table:table-cell table:formula="of:=(100*([.N502]/[.O502]))" office:value-type="float" office:value="2.17228473334969" calcext:value-type="float">
            <text:p>2.1723</text:p>
          </table:table-cell>
          <table:table-cell table:formula="of:=(([.Q501]*13)+[.P502])/14" office:value-type="float" office:value="16.6336395242652" calcext:value-type="float">
            <text:p>16.633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2-04" calcext:value-type="date">
            <text:p>4 Feb 11</text:p>
          </table:table-cell>
          <table:table-cell table:style-name="ce6" office:value-type="float" office:value="57.42" calcext:value-type="float">
            <text:p>57.4200</text:p>
          </table:table-cell>
          <table:table-cell office:value-type="float" office:value="56.9" calcext:value-type="float">
            <text:p>56.9000</text:p>
          </table:table-cell>
          <table:table-cell office:value-type="float" office:value="57.375" calcext:value-type="float">
            <text:p>57.3750</text:p>
          </table:table-cell>
          <table:table-cell table:style-name="ce7" table:formula="of:=MAX([.C503]-[.D503];ABS([.C503]-[.E502]);ABS([.D503]-[.E502]))" office:value-type="float" office:value="0.520000000000003" calcext:value-type="float">
            <text:p>0.5200</text:p>
          </table:table-cell>
          <table:table-cell table:formula="of:=IF([.C503]-[.C502]&gt;[.D502]-[.D503];MAX([.C503]-[.C502];0);0)" office:value-type="float" office:value="0.280000000000001" calcext:value-type="float">
            <text:p>0.2800</text:p>
          </table:table-cell>
          <table:table-cell table:formula="of:=IF([.D502]-[.D503]&gt;[.C503]-[.C502];MAX([.D502]-[.D503];0);0)" office:value-type="float" office:value="0" calcext:value-type="float">
            <text:p>0.0000</text:p>
          </table:table-cell>
          <table:table-cell table:formula="of:=[.I502]-([.I502]/14)+[.F503]" office:value-type="float" office:value="9.59674834789212" calcext:value-type="float">
            <text:p>9.5967</text:p>
          </table:table-cell>
          <table:table-cell table:style-name="ce6" table:formula="of:=[.J502]-([.J502]/14)+[.G503]" office:value-type="float" office:value="2.58991157843199" calcext:value-type="float">
            <text:p>2.5899</text:p>
          </table:table-cell>
          <table:table-cell table:style-name="ce6" table:formula="of:=[.K502]-([.K502]/14)+[.H503]" office:value-type="float" office:value="2.21168952789625" calcext:value-type="float">
            <text:p>2.2117</text:p>
          </table:table-cell>
          <table:table-cell table:formula="of:=(100*([.J503]/[.I503]))" office:value-type="float" office:value="26.9873866078905" calcext:value-type="float">
            <text:p>26.9874</text:p>
          </table:table-cell>
          <table:table-cell table:formula="of:=(100*([.K503]/[.I503]))" office:value-type="float" office:value="23.0462386604317" calcext:value-type="float">
            <text:p>23.0462</text:p>
          </table:table-cell>
          <table:table-cell table:formula="of:=ABS([.L503]-[.M503])" office:value-type="float" office:value="3.94114794745884" calcext:value-type="float">
            <text:p>3.9411</text:p>
          </table:table-cell>
          <table:table-cell table:formula="of:=[.L503]+[.M503]" office:value-type="float" office:value="50.0336252683222" calcext:value-type="float">
            <text:p>50.0336</text:p>
          </table:table-cell>
          <table:table-cell table:formula="of:=(100*([.N503]/[.O503]))" office:value-type="float" office:value="7.87699857110715" calcext:value-type="float">
            <text:p>7.8770</text:p>
          </table:table-cell>
          <table:table-cell table:formula="of:=(([.Q502]*13)+[.P503])/14" office:value-type="float" office:value="16.0081651704682" calcext:value-type="float">
            <text:p>16.0082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2-07" calcext:value-type="date">
            <text:p>7 Feb 11</text:p>
          </table:table-cell>
          <table:table-cell table:style-name="ce6" office:value-type="float" office:value="57.97" calcext:value-type="float">
            <text:p>57.9700</text:p>
          </table:table-cell>
          <table:table-cell office:value-type="float" office:value="57.4" calcext:value-type="float">
            <text:p>57.4000</text:p>
          </table:table-cell>
          <table:table-cell office:value-type="float" office:value="57.65" calcext:value-type="float">
            <text:p>57.6500</text:p>
          </table:table-cell>
          <table:table-cell table:style-name="ce7" table:formula="of:=MAX([.C504]-[.D504];ABS([.C504]-[.E503]);ABS([.D504]-[.E503]))" office:value-type="float" office:value="0.594999999999999" calcext:value-type="float">
            <text:p>0.5950</text:p>
          </table:table-cell>
          <table:table-cell table:formula="of:=IF([.C504]-[.C503]&gt;[.D503]-[.D504];MAX([.C504]-[.C503];0);0)" office:value-type="float" office:value="0.549999999999997" calcext:value-type="float">
            <text:p>0.5500</text:p>
          </table:table-cell>
          <table:table-cell table:formula="of:=IF([.D503]-[.D504]&gt;[.C504]-[.C503];MAX([.D503]-[.D504];0);0)" office:value-type="float" office:value="0" calcext:value-type="float">
            <text:p>0.0000</text:p>
          </table:table-cell>
          <table:table-cell table:formula="of:=[.I503]-([.I503]/14)+[.F504]" office:value-type="float" office:value="9.50626632304268" calcext:value-type="float">
            <text:p>9.5063</text:p>
          </table:table-cell>
          <table:table-cell table:style-name="ce6" table:formula="of:=[.J503]-([.J503]/14)+[.G504]" office:value-type="float" office:value="2.95491789425827" calcext:value-type="float">
            <text:p>2.9549</text:p>
          </table:table-cell>
          <table:table-cell table:style-name="ce6" table:formula="of:=[.K503]-([.K503]/14)+[.H504]" office:value-type="float" office:value="2.05371170447509" calcext:value-type="float">
            <text:p>2.0537</text:p>
          </table:table-cell>
          <table:table-cell table:formula="of:=(100*([.J504]/[.I504]))" office:value-type="float" office:value="31.0838955468322" calcext:value-type="float">
            <text:p>31.0839</text:p>
          </table:table-cell>
          <table:table-cell table:formula="of:=(100*([.K504]/[.I504]))" office:value-type="float" office:value="21.6037678167821" calcext:value-type="float">
            <text:p>21.6038</text:p>
          </table:table-cell>
          <table:table-cell table:formula="of:=ABS([.L504]-[.M504])" office:value-type="float" office:value="9.48012773005012" calcext:value-type="float">
            <text:p>9.4801</text:p>
          </table:table-cell>
          <table:table-cell table:formula="of:=[.L504]+[.M504]" office:value-type="float" office:value="52.6876633636143" calcext:value-type="float">
            <text:p>52.6877</text:p>
          </table:table-cell>
          <table:table-cell table:formula="of:=(100*([.N504]/[.O504]))" office:value-type="float" office:value="17.9930692022243" calcext:value-type="float">
            <text:p>17.9931</text:p>
          </table:table-cell>
          <table:table-cell table:formula="of:=(([.Q503]*13)+[.P504])/14" office:value-type="float" office:value="16.1499440298794" calcext:value-type="float">
            <text:p>16.149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2-08" calcext:value-type="date">
            <text:p>8 Feb 11</text:p>
          </table:table-cell>
          <table:table-cell table:style-name="ce6" office:value-type="float" office:value="58.07" calcext:value-type="float">
            <text:p>58.0700</text:p>
          </table:table-cell>
          <table:table-cell office:value-type="float" office:value="57.56" calcext:value-type="float">
            <text:p>57.5600</text:p>
          </table:table-cell>
          <table:table-cell office:value-type="float" office:value="58.025" calcext:value-type="float">
            <text:p>58.0250</text:p>
          </table:table-cell>
          <table:table-cell table:style-name="ce7" table:formula="of:=MAX([.C505]-[.D505];ABS([.C505]-[.E504]);ABS([.D505]-[.E504]))" office:value-type="float" office:value="0.509999999999998" calcext:value-type="float">
            <text:p>0.5100</text:p>
          </table:table-cell>
          <table:table-cell table:formula="of:=IF([.C505]-[.C504]&gt;[.D504]-[.D505];MAX([.C505]-[.C504];0);0)" office:value-type="float" office:value="0.100000000000001" calcext:value-type="float">
            <text:p>0.1000</text:p>
          </table:table-cell>
          <table:table-cell table:formula="of:=IF([.D504]-[.D505]&gt;[.C505]-[.C504];MAX([.D504]-[.D505];0);0)" office:value-type="float" office:value="0" calcext:value-type="float">
            <text:p>0.0000</text:p>
          </table:table-cell>
          <table:table-cell table:formula="of:=[.I504]-([.I504]/14)+[.F505]" office:value-type="float" office:value="9.3372472999682" calcext:value-type="float">
            <text:p>9.3372</text:p>
          </table:table-cell>
          <table:table-cell table:style-name="ce6" table:formula="of:=[.J504]-([.J504]/14)+[.G505]" office:value-type="float" office:value="2.84385233038269" calcext:value-type="float">
            <text:p>2.8439</text:p>
          </table:table-cell>
          <table:table-cell table:style-name="ce6" table:formula="of:=[.K504]-([.K504]/14)+[.H505]" office:value-type="float" office:value="1.9070180112983" calcext:value-type="float">
            <text:p>1.9070</text:p>
          </table:table-cell>
          <table:table-cell table:formula="of:=(100*([.J505]/[.I505]))" office:value-type="float" office:value="30.457074114256" calcext:value-type="float">
            <text:p>30.4571</text:p>
          </table:table-cell>
          <table:table-cell table:formula="of:=(100*([.K505]/[.I505]))" office:value-type="float" office:value="20.4237710540749" calcext:value-type="float">
            <text:p>20.4238</text:p>
          </table:table-cell>
          <table:table-cell table:formula="of:=ABS([.L505]-[.M505])" office:value-type="float" office:value="10.0333030601811" calcext:value-type="float">
            <text:p>10.0333</text:p>
          </table:table-cell>
          <table:table-cell table:formula="of:=[.L505]+[.M505]" office:value-type="float" office:value="50.880845168331" calcext:value-type="float">
            <text:p>50.8808</text:p>
          </table:table-cell>
          <table:table-cell table:formula="of:=(100*([.N505]/[.O505]))" office:value-type="float" office:value="19.7192146219025" calcext:value-type="float">
            <text:p>19.7192</text:p>
          </table:table-cell>
          <table:table-cell table:formula="of:=(([.Q504]*13)+[.P505])/14" office:value-type="float" office:value="16.4048919293096" calcext:value-type="float">
            <text:p>16.4049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date" office:date-value="2011-02-09" calcext:value-type="date">
            <text:p>9 Feb 11</text:p>
          </table:table-cell>
          <table:table-cell table:style-name="ce6" office:value-type="float" office:value="58.12" calcext:value-type="float">
            <text:p>58.1200</text:p>
          </table:table-cell>
          <table:table-cell office:value-type="float" office:value="57.75" calcext:value-type="float">
            <text:p>57.7500</text:p>
          </table:table-cell>
          <table:table-cell office:value-type="float" office:value="57.93" calcext:value-type="float">
            <text:p>57.9300</text:p>
          </table:table-cell>
          <table:table-cell table:style-name="ce7" table:formula="of:=MAX([.C506]-[.D506];ABS([.C506]-[.E505]);ABS([.D506]-[.E505]))" office:value-type="float" office:value="0.369999999999997" calcext:value-type="float">
            <text:p>0.3700</text:p>
          </table:table-cell>
          <table:table-cell table:formula="of:=IF([.C506]-[.C505]&gt;[.D505]-[.D506];MAX([.C506]-[.C505];0);0)" office:value-type="float" office:value="0.0499999999999972" calcext:value-type="float">
            <text:p>0.0500</text:p>
          </table:table-cell>
          <table:table-cell table:formula="of:=IF([.D505]-[.D506]&gt;[.C506]-[.C505];MAX([.D505]-[.D506];0);0)" office:value-type="float" office:value="0" calcext:value-type="float">
            <text:p>0.0000</text:p>
          </table:table-cell>
          <table:table-cell table:formula="of:=[.I505]-([.I505]/14)+[.F506]" office:value-type="float" office:value="9.04030106425618" calcext:value-type="float">
            <text:p>9.0403</text:p>
          </table:table-cell>
          <table:table-cell table:style-name="ce6" table:formula="of:=[.J505]-([.J505]/14)+[.G506]" office:value-type="float" office:value="2.69072002106963" calcext:value-type="float">
            <text:p>2.6907</text:p>
          </table:table-cell>
          <table:table-cell table:style-name="ce6" table:formula="of:=[.K505]-([.K505]/14)+[.H506]" office:value-type="float" office:value="1.77080243906271" calcext:value-type="float">
            <text:p>1.7708</text:p>
          </table:table-cell>
          <table:table-cell table:formula="of:=(100*([.J506]/[.I506]))" office:value-type="float" office:value="29.7636107685427" calcext:value-type="float">
            <text:p>29.7636</text:p>
          </table:table-cell>
          <table:table-cell table:formula="of:=(100*([.K506]/[.I506]))" office:value-type="float" office:value="19.5878702100327" calcext:value-type="float">
            <text:p>19.5879</text:p>
          </table:table-cell>
          <table:table-cell table:formula="of:=ABS([.L506]-[.M506])" office:value-type="float" office:value="10.17574055851" calcext:value-type="float">
            <text:p>10.1757</text:p>
          </table:table-cell>
          <table:table-cell table:formula="of:=[.L506]+[.M506]" office:value-type="float" office:value="49.3514809785754" calcext:value-type="float">
            <text:p>49.3515</text:p>
          </table:table-cell>
          <table:table-cell table:formula="of:=(100*([.N506]/[.O506]))" office:value-type="float" office:value="20.6189163055259" calcext:value-type="float">
            <text:p>20.6189</text:p>
          </table:table-cell>
          <table:table-cell table:formula="of:=(([.Q505]*13)+[.P506])/14" office:value-type="float" office:value="16.7058936704679" calcext:value-type="float">
            <text:p>16.7059</text:p>
          </table:table-cell>
          <table:table-cell table:number-columns-repeated="1007"/>
        </table:table-row>
        <table:table-row table:style-name="ro1" table:number-rows-repeated="10480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qqq data" table:style-name="ta2">
        <table:table-column table:style-name="co6" table:default-cell-style-name="Default"/>
        <table:table-column table:style-name="co7" table:number-columns-repeated="3" table:default-cell-style-name="ce15"/>
        <table:table-column table:style-name="co6" table:number-columns-repeated="1020" table:default-cell-style-name="Default"/>
        <table:table-row table:style-name="ro1">
          <table:table-cell table:style-name="ce14" office:value-type="date" office:date-value="2009-02-11" calcext:value-type="date">
            <text:p>11 Feb 09</text:p>
          </table:table-cell>
          <table:table-cell office:value-type="float" office:value="30.1983" calcext:value-type="float">
            <text:p>30.20</text:p>
          </table:table-cell>
          <table:table-cell office:value-type="float" office:value="29.4072" calcext:value-type="float">
            <text:p>29.41</text:p>
          </table:table-cell>
          <table:table-cell office:value-type="float" office:value="29.872" calcext:value-type="float">
            <text:p>29.87</text:p>
          </table:table-cell>
          <table:table-cell table:style-name="ce16" office:value-type="float" office:value="170982672" calcext:value-type="float">
            <text:p>1709826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2-12" calcext:value-type="date">
            <text:p>12 Feb 09</text:p>
          </table:table-cell>
          <table:table-cell office:value-type="float" office:value="30.2776" calcext:value-type="float">
            <text:p>30.28</text:p>
          </table:table-cell>
          <table:table-cell office:value-type="float" office:value="29.3182" calcext:value-type="float">
            <text:p>29.32</text:p>
          </table:table-cell>
          <table:table-cell office:value-type="float" office:value="30.2381" calcext:value-type="float">
            <text:p>30.24</text:p>
          </table:table-cell>
          <table:table-cell table:style-name="ce16" office:value-type="float" office:value="203315648" calcext:value-type="float">
            <text:p>2033156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2-13" calcext:value-type="date">
            <text:p>13 Feb 09</text:p>
          </table:table-cell>
          <table:table-cell office:value-type="float" office:value="30.4458" calcext:value-type="float">
            <text:p>30.45</text:p>
          </table:table-cell>
          <table:table-cell office:value-type="float" office:value="29.9611" calcext:value-type="float">
            <text:p>29.96</text:p>
          </table:table-cell>
          <table:table-cell office:value-type="float" office:value="30.0996" calcext:value-type="float">
            <text:p>30.10</text:p>
          </table:table-cell>
          <table:table-cell table:style-name="ce16" office:value-type="float" office:value="146600560" calcext:value-type="float">
            <text:p>1466005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2-17" calcext:value-type="date">
            <text:p>17 Feb 09</text:p>
          </table:table-cell>
          <table:table-cell office:value-type="float" office:value="29.3478" calcext:value-type="float">
            <text:p>29.35</text:p>
          </table:table-cell>
          <table:table-cell office:value-type="float" office:value="28.7443" calcext:value-type="float">
            <text:p>28.74</text:p>
          </table:table-cell>
          <table:table-cell office:value-type="float" office:value="28.9028" calcext:value-type="float">
            <text:p>28.90</text:p>
          </table:table-cell>
          <table:table-cell table:style-name="ce16" office:value-type="float" office:value="159483472" calcext:value-type="float">
            <text:p>1594834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2-18" calcext:value-type="date">
            <text:p>18 Feb 09</text:p>
          </table:table-cell>
          <table:table-cell office:value-type="float" office:value="29.3477" calcext:value-type="float">
            <text:p>29.35</text:p>
          </table:table-cell>
          <table:table-cell office:value-type="float" office:value="28.5566" calcext:value-type="float">
            <text:p>28.56</text:p>
          </table:table-cell>
          <table:table-cell office:value-type="float" office:value="28.9225" calcext:value-type="float">
            <text:p>28.92</text:p>
          </table:table-cell>
          <table:table-cell table:style-name="ce16" office:value-type="float" office:value="162987664" calcext:value-type="float">
            <text:p>1629876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2-19" calcext:value-type="date">
            <text:p>19 Feb 09</text:p>
          </table:table-cell>
          <table:table-cell office:value-type="float" office:value="29.2886" calcext:value-type="float">
            <text:p>29.29</text:p>
          </table:table-cell>
          <table:table-cell office:value-type="float" office:value="28.4081" calcext:value-type="float">
            <text:p>28.41</text:p>
          </table:table-cell>
          <table:table-cell office:value-type="float" office:value="28.4775" calcext:value-type="float">
            <text:p>28.48</text:p>
          </table:table-cell>
          <table:table-cell table:style-name="ce16" office:value-type="float" office:value="156991520" calcext:value-type="float">
            <text:p>1569915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2-20" calcext:value-type="date">
            <text:p>20 Feb 09</text:p>
          </table:table-cell>
          <table:table-cell office:value-type="float" office:value="28.8334" calcext:value-type="float">
            <text:p>28.83</text:p>
          </table:table-cell>
          <table:table-cell office:value-type="float" office:value="28.0818" calcext:value-type="float">
            <text:p>28.08</text:p>
          </table:table-cell>
          <table:table-cell office:value-type="float" office:value="28.5566" calcext:value-type="float">
            <text:p>28.56</text:p>
          </table:table-cell>
          <table:table-cell table:style-name="ce16" office:value-type="float" office:value="213022160" calcext:value-type="float">
            <text:p>2130221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2-23" calcext:value-type="date">
            <text:p>23 Feb 09</text:p>
          </table:table-cell>
          <table:table-cell office:value-type="float" office:value="28.7346" calcext:value-type="float">
            <text:p>28.73</text:p>
          </table:table-cell>
          <table:table-cell office:value-type="float" office:value="27.4289" calcext:value-type="float">
            <text:p>27.43</text:p>
          </table:table-cell>
          <table:table-cell office:value-type="float" office:value="27.5576" calcext:value-type="float">
            <text:p>27.56</text:p>
          </table:table-cell>
          <table:table-cell table:style-name="ce16" office:value-type="float" office:value="171232832" calcext:value-type="float">
            <text:p>1712328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2-24" calcext:value-type="date">
            <text:p>24 Feb 09</text:p>
          </table:table-cell>
          <table:table-cell office:value-type="float" office:value="28.6654" calcext:value-type="float">
            <text:p>28.67</text:p>
          </table:table-cell>
          <table:table-cell office:value-type="float" office:value="27.6565" calcext:value-type="float">
            <text:p>27.66</text:p>
          </table:table-cell>
          <table:table-cell office:value-type="float" office:value="28.4675" calcext:value-type="float">
            <text:p>28.47</text:p>
          </table:table-cell>
          <table:table-cell table:style-name="ce16" office:value-type="float" office:value="183293312" calcext:value-type="float">
            <text:p>1832933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2-25" calcext:value-type="date">
            <text:p>25 Feb 09</text:p>
          </table:table-cell>
          <table:table-cell office:value-type="float" office:value="28.8532" calcext:value-type="float">
            <text:p>28.85</text:p>
          </table:table-cell>
          <table:table-cell office:value-type="float" office:value="27.8345" calcext:value-type="float">
            <text:p>27.83</text:p>
          </table:table-cell>
          <table:table-cell office:value-type="float" office:value="28.2796" calcext:value-type="float">
            <text:p>28.28</text:p>
          </table:table-cell>
          <table:table-cell table:style-name="ce16" office:value-type="float" office:value="222556208" calcext:value-type="float">
            <text:p>2225562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2-26" calcext:value-type="date">
            <text:p>26 Feb 09</text:p>
          </table:table-cell>
          <table:table-cell office:value-type="float" office:value="28.6356" calcext:value-type="float">
            <text:p>28.64</text:p>
          </table:table-cell>
          <table:table-cell office:value-type="float" office:value="27.3992" calcext:value-type="float">
            <text:p>27.40</text:p>
          </table:table-cell>
          <table:table-cell office:value-type="float" office:value="27.4882" calcext:value-type="float">
            <text:p>27.49</text:p>
          </table:table-cell>
          <table:table-cell table:style-name="ce16" office:value-type="float" office:value="213537456" calcext:value-type="float">
            <text:p>2135374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2-27" calcext:value-type="date">
            <text:p>27 Feb 09</text:p>
          </table:table-cell>
          <table:table-cell office:value-type="float" office:value="27.6761" calcext:value-type="float">
            <text:p>27.68</text:p>
          </table:table-cell>
          <table:table-cell office:value-type="float" office:value="27.0927" calcext:value-type="float">
            <text:p>27.09</text:p>
          </table:table-cell>
          <table:table-cell office:value-type="float" office:value="27.231" calcext:value-type="float">
            <text:p>27.23</text:p>
          </table:table-cell>
          <table:table-cell table:style-name="ce16" office:value-type="float" office:value="206712976" calcext:value-type="float">
            <text:p>2067129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02" calcext:value-type="date">
            <text:p>2 Mar 09</text:p>
          </table:table-cell>
          <table:table-cell office:value-type="float" office:value="27.2112" calcext:value-type="float">
            <text:p>27.21</text:p>
          </table:table-cell>
          <table:table-cell office:value-type="float" office:value="26.1826" calcext:value-type="float">
            <text:p>26.18</text:p>
          </table:table-cell>
          <table:table-cell office:value-type="float" office:value="26.3507" calcext:value-type="float">
            <text:p>26.35</text:p>
          </table:table-cell>
          <table:table-cell table:style-name="ce16" office:value-type="float" office:value="190185712" calcext:value-type="float">
            <text:p>1901857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03" calcext:value-type="date">
            <text:p>3 Mar 09</text:p>
          </table:table-cell>
          <table:table-cell office:value-type="float" office:value="26.8651" calcext:value-type="float">
            <text:p>26.87</text:p>
          </table:table-cell>
          <table:table-cell office:value-type="float" office:value="26.1332" calcext:value-type="float">
            <text:p>26.13</text:p>
          </table:table-cell>
          <table:table-cell office:value-type="float" office:value="26.3309" calcext:value-type="float">
            <text:p>26.33</text:p>
          </table:table-cell>
          <table:table-cell table:style-name="ce16" office:value-type="float" office:value="160340768" calcext:value-type="float">
            <text:p>1603407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04" calcext:value-type="date">
            <text:p>4 Mar 09</text:p>
          </table:table-cell>
          <table:table-cell office:value-type="float" office:value="27.409" calcext:value-type="float">
            <text:p>27.41</text:p>
          </table:table-cell>
          <table:table-cell office:value-type="float" office:value="26.6277" calcext:value-type="float">
            <text:p>26.63</text:p>
          </table:table-cell>
          <table:table-cell office:value-type="float" office:value="27.0333" calcext:value-type="float">
            <text:p>27.03</text:p>
          </table:table-cell>
          <table:table-cell table:style-name="ce16" office:value-type="float" office:value="166644912" calcext:value-type="float">
            <text:p>1666449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05" calcext:value-type="date">
            <text:p>5 Mar 09</text:p>
          </table:table-cell>
          <table:table-cell office:value-type="float" office:value="26.9441" calcext:value-type="float">
            <text:p>26.94</text:p>
          </table:table-cell>
          <table:table-cell office:value-type="float" office:value="26.1332" calcext:value-type="float">
            <text:p>26.13</text:p>
          </table:table-cell>
          <table:table-cell office:value-type="float" office:value="26.2221" calcext:value-type="float">
            <text:p>26.22</text:p>
          </table:table-cell>
          <table:table-cell table:style-name="ce16" office:value-type="float" office:value="201715392" calcext:value-type="float">
            <text:p>2017153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06" calcext:value-type="date">
            <text:p>6 Mar 09</text:p>
          </table:table-cell>
          <table:table-cell office:value-type="float" office:value="26.5189" calcext:value-type="float">
            <text:p>26.52</text:p>
          </table:table-cell>
          <table:table-cell office:value-type="float" office:value="25.4307" calcext:value-type="float">
            <text:p>25.43</text:p>
          </table:table-cell>
          <table:table-cell office:value-type="float" office:value="26.0144" calcext:value-type="float">
            <text:p>26.01</text:p>
          </table:table-cell>
          <table:table-cell table:style-name="ce16" office:value-type="float" office:value="220801776" calcext:value-type="float">
            <text:p>2208017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09" calcext:value-type="date">
            <text:p>9 Mar 09</text:p>
          </table:table-cell>
          <table:table-cell office:value-type="float" office:value="26.5189" calcext:value-type="float">
            <text:p>26.52</text:p>
          </table:table-cell>
          <table:table-cell office:value-type="float" office:value="25.3518" calcext:value-type="float">
            <text:p>25.35</text:p>
          </table:table-cell>
          <table:table-cell office:value-type="float" office:value="25.4605" calcext:value-type="float">
            <text:p>25.46</text:p>
          </table:table-cell>
          <table:table-cell table:style-name="ce16" office:value-type="float" office:value="183087664" calcext:value-type="float">
            <text:p>1830876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10" calcext:value-type="date">
            <text:p>10 Mar 09</text:p>
          </table:table-cell>
          <table:table-cell office:value-type="float" office:value="27.0927" calcext:value-type="float">
            <text:p>27.09</text:p>
          </table:table-cell>
          <table:table-cell office:value-type="float" office:value="25.876" calcext:value-type="float">
            <text:p>25.88</text:p>
          </table:table-cell>
          <table:table-cell office:value-type="float" office:value="27.0333" calcext:value-type="float">
            <text:p>27.03</text:p>
          </table:table-cell>
          <table:table-cell table:style-name="ce16" office:value-type="float" office:value="176912512" calcext:value-type="float">
            <text:p>1769125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11" calcext:value-type="date">
            <text:p>11 Mar 09</text:p>
          </table:table-cell>
          <table:table-cell office:value-type="float" office:value="27.686" calcext:value-type="float">
            <text:p>27.69</text:p>
          </table:table-cell>
          <table:table-cell office:value-type="float" office:value="26.964" calcext:value-type="float">
            <text:p>26.96</text:p>
          </table:table-cell>
          <table:table-cell office:value-type="float" office:value="27.4487" calcext:value-type="float">
            <text:p>27.45</text:p>
          </table:table-cell>
          <table:table-cell table:style-name="ce16" office:value-type="float" office:value="175014144" calcext:value-type="float">
            <text:p>1750141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12" calcext:value-type="date">
            <text:p>12 Mar 09</text:p>
          </table:table-cell>
          <table:table-cell office:value-type="float" office:value="28.4477" calcext:value-type="float">
            <text:p>28.45</text:p>
          </table:table-cell>
          <table:table-cell office:value-type="float" office:value="27.1421" calcext:value-type="float">
            <text:p>27.14</text:p>
          </table:table-cell>
          <table:table-cell office:value-type="float" office:value="28.3586" calcext:value-type="float">
            <text:p>28.36</text:p>
          </table:table-cell>
          <table:table-cell table:style-name="ce16" office:value-type="float" office:value="186467520" calcext:value-type="float">
            <text:p>1864675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13" calcext:value-type="date">
            <text:p>13 Mar 09</text:p>
          </table:table-cell>
          <table:table-cell office:value-type="float" office:value="28.5267" calcext:value-type="float">
            <text:p>28.53</text:p>
          </table:table-cell>
          <table:table-cell office:value-type="float" office:value="28.0123" calcext:value-type="float">
            <text:p>28.01</text:p>
          </table:table-cell>
          <table:table-cell office:value-type="float" office:value="28.4278" calcext:value-type="float">
            <text:p>28.43</text:p>
          </table:table-cell>
          <table:table-cell table:style-name="ce16" office:value-type="float" office:value="158495360" calcext:value-type="float">
            <text:p>1584953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16" calcext:value-type="date">
            <text:p>16 Mar 09</text:p>
          </table:table-cell>
          <table:table-cell office:value-type="float" office:value="28.6654" calcext:value-type="float">
            <text:p>28.67</text:p>
          </table:table-cell>
          <table:table-cell office:value-type="float" office:value="27.884" calcext:value-type="float">
            <text:p>27.88</text:p>
          </table:table-cell>
          <table:table-cell office:value-type="float" office:value="27.953" calcext:value-type="float">
            <text:p>27.95</text:p>
          </table:table-cell>
          <table:table-cell table:style-name="ce16" office:value-type="float" office:value="192381456" calcext:value-type="float">
            <text:p>1923814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17" calcext:value-type="date">
            <text:p>17 Mar 09</text:p>
          </table:table-cell>
          <table:table-cell office:value-type="float" office:value="29.0116" calcext:value-type="float">
            <text:p>29.01</text:p>
          </table:table-cell>
          <table:table-cell office:value-type="float" office:value="27.9928" calcext:value-type="float">
            <text:p>27.99</text:p>
          </table:table-cell>
          <table:table-cell office:value-type="float" office:value="29.0116" calcext:value-type="float">
            <text:p>29.01</text:p>
          </table:table-cell>
          <table:table-cell table:style-name="ce16" office:value-type="float" office:value="171664640" calcext:value-type="float">
            <text:p>1716646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18" calcext:value-type="date">
            <text:p>18 Mar 09</text:p>
          </table:table-cell>
          <table:table-cell office:value-type="float" office:value="29.872" calcext:value-type="float">
            <text:p>29.87</text:p>
          </table:table-cell>
          <table:table-cell office:value-type="float" office:value="28.7643" calcext:value-type="float">
            <text:p>28.76</text:p>
          </table:table-cell>
          <table:table-cell office:value-type="float" office:value="29.3776" calcext:value-type="float">
            <text:p>29.38</text:p>
          </table:table-cell>
          <table:table-cell table:style-name="ce16" office:value-type="float" office:value="210366640" calcext:value-type="float">
            <text:p>2103666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19" calcext:value-type="date">
            <text:p>19 Mar 09</text:p>
          </table:table-cell>
          <table:table-cell office:value-type="float" office:value="29.8028" calcext:value-type="float">
            <text:p>29.80</text:p>
          </table:table-cell>
          <table:table-cell office:value-type="float" office:value="29.1402" calcext:value-type="float">
            <text:p>29.14</text:p>
          </table:table-cell>
          <table:table-cell office:value-type="float" office:value="29.3576" calcext:value-type="float">
            <text:p>29.36</text:p>
          </table:table-cell>
          <table:table-cell table:style-name="ce16" office:value-type="float" office:value="148365232" calcext:value-type="float">
            <text:p>1483652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20" calcext:value-type="date">
            <text:p>20 Mar 09</text:p>
          </table:table-cell>
          <table:table-cell office:value-type="float" office:value="29.7529" calcext:value-type="float">
            <text:p>29.75</text:p>
          </table:table-cell>
          <table:table-cell office:value-type="float" office:value="28.7127" calcext:value-type="float">
            <text:p>28.71</text:p>
          </table:table-cell>
          <table:table-cell office:value-type="float" office:value="28.9107" calcext:value-type="float">
            <text:p>28.91</text:p>
          </table:table-cell>
          <table:table-cell table:style-name="ce16" office:value-type="float" office:value="150811344" calcext:value-type="float">
            <text:p>1508113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23" calcext:value-type="date">
            <text:p>23 Mar 09</text:p>
          </table:table-cell>
          <table:table-cell office:value-type="float" office:value="30.6546" calcext:value-type="float">
            <text:p>30.65</text:p>
          </table:table-cell>
          <table:table-cell office:value-type="float" office:value="28.929" calcext:value-type="float">
            <text:p>28.93</text:p>
          </table:table-cell>
          <table:table-cell office:value-type="float" office:value="30.6149" calcext:value-type="float">
            <text:p>30.61</text:p>
          </table:table-cell>
          <table:table-cell table:style-name="ce16" office:value-type="float" office:value="181245072" calcext:value-type="float">
            <text:p>1812450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24" calcext:value-type="date">
            <text:p>24 Mar 09</text:p>
          </table:table-cell>
          <table:table-cell office:value-type="float" office:value="30.5951" calcext:value-type="float">
            <text:p>30.60</text:p>
          </table:table-cell>
          <table:table-cell office:value-type="float" office:value="30.0304" calcext:value-type="float">
            <text:p>30.03</text:p>
          </table:table-cell>
          <table:table-cell office:value-type="float" office:value="30.0502" calcext:value-type="float">
            <text:p>30.05</text:p>
          </table:table-cell>
          <table:table-cell table:style-name="ce16" office:value-type="float" office:value="121908568" calcext:value-type="float">
            <text:p>1219085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25" calcext:value-type="date">
            <text:p>25 Mar 09</text:p>
          </table:table-cell>
          <table:table-cell office:value-type="float" office:value="30.7635" calcext:value-type="float">
            <text:p>30.76</text:p>
          </table:table-cell>
          <table:table-cell office:value-type="float" office:value="29.3863" calcext:value-type="float">
            <text:p>29.39</text:p>
          </table:table-cell>
          <table:table-cell office:value-type="float" office:value="30.189" calcext:value-type="float">
            <text:p>30.19</text:p>
          </table:table-cell>
          <table:table-cell table:style-name="ce16" office:value-type="float" office:value="192340720" calcext:value-type="float">
            <text:p>1923407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26" calcext:value-type="date">
            <text:p>26 Mar 09</text:p>
          </table:table-cell>
          <table:table-cell office:value-type="float" office:value="31.1698" calcext:value-type="float">
            <text:p>31.17</text:p>
          </table:table-cell>
          <table:table-cell office:value-type="float" office:value="30.1365" calcext:value-type="float">
            <text:p>30.14</text:p>
          </table:table-cell>
          <table:table-cell office:value-type="float" office:value="31.1202" calcext:value-type="float">
            <text:p>31.12</text:p>
          </table:table-cell>
          <table:table-cell table:style-name="ce16" office:value-type="float" office:value="184140896" calcext:value-type="float">
            <text:p>1841408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27" calcext:value-type="date">
            <text:p>27 Mar 09</text:p>
          </table:table-cell>
          <table:table-cell office:value-type="float" office:value="30.8923" calcext:value-type="float">
            <text:p>30.89</text:p>
          </table:table-cell>
          <table:table-cell office:value-type="float" office:value="30.4267" calcext:value-type="float">
            <text:p>30.43</text:p>
          </table:table-cell>
          <table:table-cell office:value-type="float" office:value="30.5356" calcext:value-type="float">
            <text:p>30.54</text:p>
          </table:table-cell>
          <table:table-cell table:style-name="ce16" office:value-type="float" office:value="157545520" calcext:value-type="float">
            <text:p>1575455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30" calcext:value-type="date">
            <text:p>30 Mar 09</text:p>
          </table:table-cell>
          <table:table-cell office:value-type="float" office:value="30.0402" calcext:value-type="float">
            <text:p>30.04</text:p>
          </table:table-cell>
          <table:table-cell office:value-type="float" office:value="29.3467" calcext:value-type="float">
            <text:p>29.35</text:p>
          </table:table-cell>
          <table:table-cell office:value-type="float" office:value="29.7827" calcext:value-type="float">
            <text:p>29.78</text:p>
          </table:table-cell>
          <table:table-cell table:style-name="ce16" office:value-type="float" office:value="164355744" calcext:value-type="float">
            <text:p>1643557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3-31" calcext:value-type="date">
            <text:p>31 Mar 09</text:p>
          </table:table-cell>
          <table:table-cell office:value-type="float" office:value="30.6645" calcext:value-type="float">
            <text:p>30.66</text:p>
          </table:table-cell>
          <table:table-cell office:value-type="float" office:value="29.9906" calcext:value-type="float">
            <text:p>29.99</text:p>
          </table:table-cell>
          <table:table-cell office:value-type="float" office:value="30.0402" calcext:value-type="float">
            <text:p>30.04</text:p>
          </table:table-cell>
          <table:table-cell table:style-name="ce16" office:value-type="float" office:value="151562720" calcext:value-type="float">
            <text:p>1515627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01" calcext:value-type="date">
            <text:p>1 Apr 09</text:p>
          </table:table-cell>
          <table:table-cell office:value-type="float" office:value="30.5951" calcext:value-type="float">
            <text:p>30.60</text:p>
          </table:table-cell>
          <table:table-cell office:value-type="float" office:value="29.5152" calcext:value-type="float">
            <text:p>29.52</text:p>
          </table:table-cell>
          <table:table-cell office:value-type="float" office:value="30.4861" calcext:value-type="float">
            <text:p>30.49</text:p>
          </table:table-cell>
          <table:table-cell table:style-name="ce16" office:value-type="float" office:value="139234528" calcext:value-type="float">
            <text:p>1392345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02" calcext:value-type="date">
            <text:p>2 Apr 09</text:p>
          </table:table-cell>
          <table:table-cell office:value-type="float" office:value="31.9724" calcext:value-type="float">
            <text:p>31.97</text:p>
          </table:table-cell>
          <table:table-cell office:value-type="float" office:value="30.9418" calcext:value-type="float">
            <text:p>30.94</text:p>
          </table:table-cell>
          <table:table-cell office:value-type="float" office:value="31.467" calcext:value-type="float">
            <text:p>31.47</text:p>
          </table:table-cell>
          <table:table-cell table:style-name="ce16" office:value-type="float" office:value="214203600" calcext:value-type="float">
            <text:p>2142036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03" calcext:value-type="date">
            <text:p>3 Apr 09</text:p>
          </table:table-cell>
          <table:table-cell office:value-type="float" office:value="32.1011" calcext:value-type="float">
            <text:p>32.10</text:p>
          </table:table-cell>
          <table:table-cell office:value-type="float" office:value="31.5364" calcext:value-type="float">
            <text:p>31.54</text:p>
          </table:table-cell>
          <table:table-cell office:value-type="float" office:value="32.0515" calcext:value-type="float">
            <text:p>32.05</text:p>
          </table:table-cell>
          <table:table-cell table:style-name="ce16" office:value-type="float" office:value="135816016" calcext:value-type="float">
            <text:p>1358160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06" calcext:value-type="date">
            <text:p>6 Apr 09</text:p>
          </table:table-cell>
          <table:table-cell office:value-type="float" office:value="32.0317" calcext:value-type="float">
            <text:p>32.03</text:p>
          </table:table-cell>
          <table:table-cell office:value-type="float" office:value="31.358" calcext:value-type="float">
            <text:p>31.36</text:p>
          </table:table-cell>
          <table:table-cell office:value-type="float" office:value="31.9724" calcext:value-type="float">
            <text:p>31.97</text:p>
          </table:table-cell>
          <table:table-cell table:style-name="ce16" office:value-type="float" office:value="161880128" calcext:value-type="float">
            <text:p>1618801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07" calcext:value-type="date">
            <text:p>7 Apr 09</text:p>
          </table:table-cell>
          <table:table-cell office:value-type="float" office:value="31.6255" calcext:value-type="float">
            <text:p>31.63</text:p>
          </table:table-cell>
          <table:table-cell office:value-type="float" office:value="30.922" calcext:value-type="float">
            <text:p>30.92</text:p>
          </table:table-cell>
          <table:table-cell office:value-type="float" office:value="31.1302" calcext:value-type="float">
            <text:p>31.13</text:p>
          </table:table-cell>
          <table:table-cell table:style-name="ce16" office:value-type="float" office:value="148806224" calcext:value-type="float">
            <text:p>1488062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08" calcext:value-type="date">
            <text:p>8 Apr 09</text:p>
          </table:table-cell>
          <table:table-cell office:value-type="float" office:value="31.8534" calcext:value-type="float">
            <text:p>31.85</text:p>
          </table:table-cell>
          <table:table-cell office:value-type="float" office:value="31.1994" calcext:value-type="float">
            <text:p>31.20</text:p>
          </table:table-cell>
          <table:table-cell office:value-type="float" office:value="31.6551" calcext:value-type="float">
            <text:p>31.66</text:p>
          </table:table-cell>
          <table:table-cell table:style-name="ce16" office:value-type="float" office:value="127246712" calcext:value-type="float">
            <text:p>1272467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09" calcext:value-type="date">
            <text:p>9 Apr 09</text:p>
          </table:table-cell>
          <table:table-cell office:value-type="float" office:value="32.7055" calcext:value-type="float">
            <text:p>32.71</text:p>
          </table:table-cell>
          <table:table-cell office:value-type="float" office:value="32.1308" calcext:value-type="float">
            <text:p>32.13</text:p>
          </table:table-cell>
          <table:table-cell office:value-type="float" office:value="32.636" calcext:value-type="float">
            <text:p>32.64</text:p>
          </table:table-cell>
          <table:table-cell table:style-name="ce16" office:value-type="float" office:value="133088056" calcext:value-type="float">
            <text:p>1330880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13" calcext:value-type="date">
            <text:p>13 Apr 09</text:p>
          </table:table-cell>
          <table:table-cell office:value-type="float" office:value="32.7648" calcext:value-type="float">
            <text:p>32.76</text:p>
          </table:table-cell>
          <table:table-cell office:value-type="float" office:value="32.2298" calcext:value-type="float">
            <text:p>32.23</text:p>
          </table:table-cell>
          <table:table-cell office:value-type="float" office:value="32.5866" calcext:value-type="float">
            <text:p>32.59</text:p>
          </table:table-cell>
          <table:table-cell table:style-name="ce16" office:value-type="float" office:value="120382696" calcext:value-type="float">
            <text:p>1203826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14" calcext:value-type="date">
            <text:p>14 Apr 09</text:p>
          </table:table-cell>
          <table:table-cell office:value-type="float" office:value="32.5766" calcext:value-type="float">
            <text:p>32.58</text:p>
          </table:table-cell>
          <table:table-cell office:value-type="float" office:value="31.9724" calcext:value-type="float">
            <text:p>31.97</text:p>
          </table:table-cell>
          <table:table-cell office:value-type="float" office:value="32.1903" calcext:value-type="float">
            <text:p>32.19</text:p>
          </table:table-cell>
          <table:table-cell table:style-name="ce16" office:value-type="float" office:value="125179264" calcext:value-type="float">
            <text:p>1251792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15" calcext:value-type="date">
            <text:p>15 Apr 09</text:p>
          </table:table-cell>
          <table:table-cell office:value-type="float" office:value="32.1308" calcext:value-type="float">
            <text:p>32.13</text:p>
          </table:table-cell>
          <table:table-cell office:value-type="float" office:value="31.5562" calcext:value-type="float">
            <text:p>31.56</text:p>
          </table:table-cell>
          <table:table-cell office:value-type="float" office:value="32.1011" calcext:value-type="float">
            <text:p>32.10</text:p>
          </table:table-cell>
          <table:table-cell table:style-name="ce16" office:value-type="float" office:value="125955984" calcext:value-type="float">
            <text:p>1259559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16" calcext:value-type="date">
            <text:p>16 Apr 09</text:p>
          </table:table-cell>
          <table:table-cell office:value-type="float" office:value="33.1215" calcext:value-type="float">
            <text:p>33.12</text:p>
          </table:table-cell>
          <table:table-cell office:value-type="float" office:value="32.2101" calcext:value-type="float">
            <text:p>32.21</text:p>
          </table:table-cell>
          <table:table-cell office:value-type="float" office:value="32.9335" calcext:value-type="float">
            <text:p>32.93</text:p>
          </table:table-cell>
          <table:table-cell table:style-name="ce16" office:value-type="float" office:value="172745024" calcext:value-type="float">
            <text:p>1727450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17" calcext:value-type="date">
            <text:p>17 Apr 09</text:p>
          </table:table-cell>
          <table:table-cell office:value-type="float" office:value="33.1909" calcext:value-type="float">
            <text:p>33.19</text:p>
          </table:table-cell>
          <table:table-cell office:value-type="float" office:value="32.6262" calcext:value-type="float">
            <text:p>32.63</text:p>
          </table:table-cell>
          <table:table-cell office:value-type="float" office:value="33.0027" calcext:value-type="float">
            <text:p>33.00</text:p>
          </table:table-cell>
          <table:table-cell table:style-name="ce16" office:value-type="float" office:value="131021712" calcext:value-type="float">
            <text:p>1310217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20" calcext:value-type="date">
            <text:p>20 Apr 09</text:p>
          </table:table-cell>
          <table:table-cell office:value-type="float" office:value="32.5172" calcext:value-type="float">
            <text:p>32.52</text:p>
          </table:table-cell>
          <table:table-cell office:value-type="float" office:value="31.7642" calcext:value-type="float">
            <text:p>31.76</text:p>
          </table:table-cell>
          <table:table-cell office:value-type="float" office:value="31.9425" calcext:value-type="float">
            <text:p>31.94</text:p>
          </table:table-cell>
          <table:table-cell table:style-name="ce16" office:value-type="float" office:value="123974744" calcext:value-type="float">
            <text:p>1239747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21" calcext:value-type="date">
            <text:p>21 Apr 09</text:p>
          </table:table-cell>
          <table:table-cell office:value-type="float" office:value="32.4379" calcext:value-type="float">
            <text:p>32.44</text:p>
          </table:table-cell>
          <table:table-cell office:value-type="float" office:value="31.784" calcext:value-type="float">
            <text:p>31.78</text:p>
          </table:table-cell>
          <table:table-cell office:value-type="float" office:value="32.3883" calcext:value-type="float">
            <text:p>32.39</text:p>
          </table:table-cell>
          <table:table-cell table:style-name="ce16" office:value-type="float" office:value="146831968" calcext:value-type="float">
            <text:p>1468319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22" calcext:value-type="date">
            <text:p>22 Apr 09</text:p>
          </table:table-cell>
          <table:table-cell office:value-type="float" office:value="33.2207" calcext:value-type="float">
            <text:p>33.22</text:p>
          </table:table-cell>
          <table:table-cell office:value-type="float" office:value="32.0912" calcext:value-type="float">
            <text:p>32.09</text:p>
          </table:table-cell>
          <table:table-cell office:value-type="float" office:value="32.4875" calcext:value-type="float">
            <text:p>32.49</text:p>
          </table:table-cell>
          <table:table-cell table:style-name="ce16" office:value-type="float" office:value="166534416" calcext:value-type="float">
            <text:p>1665344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23" calcext:value-type="date">
            <text:p>23 Apr 09</text:p>
          </table:table-cell>
          <table:table-cell office:value-type="float" office:value="32.8343" calcext:value-type="float">
            <text:p>32.83</text:p>
          </table:table-cell>
          <table:table-cell office:value-type="float" office:value="32.1903" calcext:value-type="float">
            <text:p>32.19</text:p>
          </table:table-cell>
          <table:table-cell office:value-type="float" office:value="32.8046" calcext:value-type="float">
            <text:p>32.80</text:p>
          </table:table-cell>
          <table:table-cell table:style-name="ce16" office:value-type="float" office:value="183378816" calcext:value-type="float">
            <text:p>1833788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24" calcext:value-type="date">
            <text:p>24 Apr 09</text:p>
          </table:table-cell>
          <table:table-cell office:value-type="float" office:value="33.6169" calcext:value-type="float">
            <text:p>33.62</text:p>
          </table:table-cell>
          <table:table-cell office:value-type="float" office:value="32.7648" calcext:value-type="float">
            <text:p>32.76</text:p>
          </table:table-cell>
          <table:table-cell office:value-type="float" office:value="33.3792" calcext:value-type="float">
            <text:p>33.38</text:p>
          </table:table-cell>
          <table:table-cell table:style-name="ce16" office:value-type="float" office:value="142457760" calcext:value-type="float">
            <text:p>1424577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27" calcext:value-type="date">
            <text:p>27 Apr 09</text:p>
          </table:table-cell>
          <table:table-cell office:value-type="float" office:value="33.7459" calcext:value-type="float">
            <text:p>33.75</text:p>
          </table:table-cell>
          <table:table-cell office:value-type="float" office:value="33.0423" calcext:value-type="float">
            <text:p>33.04</text:p>
          </table:table-cell>
          <table:table-cell office:value-type="float" office:value="33.4188" calcext:value-type="float">
            <text:p>33.42</text:p>
          </table:table-cell>
          <table:table-cell table:style-name="ce16" office:value-type="float" office:value="121831632" calcext:value-type="float">
            <text:p>1218316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28" calcext:value-type="date">
            <text:p>28 Apr 09</text:p>
          </table:table-cell>
          <table:table-cell office:value-type="float" office:value="33.5971" calcext:value-type="float">
            <text:p>33.60</text:p>
          </table:table-cell>
          <table:table-cell office:value-type="float" office:value="33.0522" calcext:value-type="float">
            <text:p>33.05</text:p>
          </table:table-cell>
          <table:table-cell office:value-type="float" office:value="33.1711" calcext:value-type="float">
            <text:p>33.17</text:p>
          </table:table-cell>
          <table:table-cell table:style-name="ce16" office:value-type="float" office:value="109933952" calcext:value-type="float">
            <text:p>1099339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29" calcext:value-type="date">
            <text:p>29 Apr 09</text:p>
          </table:table-cell>
          <table:table-cell office:value-type="float" office:value="34.0825" calcext:value-type="float">
            <text:p>34.08</text:p>
          </table:table-cell>
          <table:table-cell office:value-type="float" office:value="33.3297" calcext:value-type="float">
            <text:p>33.33</text:p>
          </table:table-cell>
          <table:table-cell office:value-type="float" office:value="33.6268" calcext:value-type="float">
            <text:p>33.63</text:p>
          </table:table-cell>
          <table:table-cell table:style-name="ce16" office:value-type="float" office:value="142705056" calcext:value-type="float">
            <text:p>1427050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4-30" calcext:value-type="date">
            <text:p>30 Apr 09</text:p>
          </table:table-cell>
          <table:table-cell office:value-type="float" office:value="34.578" calcext:value-type="float">
            <text:p>34.58</text:p>
          </table:table-cell>
          <table:table-cell office:value-type="float" office:value="33.726" calcext:value-type="float">
            <text:p>33.73</text:p>
          </table:table-cell>
          <table:table-cell office:value-type="float" office:value="33.9638" calcext:value-type="float">
            <text:p>33.96</text:p>
          </table:table-cell>
          <table:table-cell table:style-name="ce16" office:value-type="float" office:value="145423008" calcext:value-type="float">
            <text:p>1454230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01" calcext:value-type="date">
            <text:p>1 May 09</text:p>
          </table:table-cell>
          <table:table-cell office:value-type="float" office:value="34.2214" calcext:value-type="float">
            <text:p>34.22</text:p>
          </table:table-cell>
          <table:table-cell office:value-type="float" office:value="33.6962" calcext:value-type="float">
            <text:p>33.70</text:p>
          </table:table-cell>
          <table:table-cell office:value-type="float" office:value="34.0529" calcext:value-type="float">
            <text:p>34.05</text:p>
          </table:table-cell>
          <table:table-cell table:style-name="ce16" office:value-type="float" office:value="101012792" calcext:value-type="float">
            <text:p>1010127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04" calcext:value-type="date">
            <text:p>4 May 09</text:p>
          </table:table-cell>
          <table:table-cell office:value-type="float" office:value="34.7663" calcext:value-type="float">
            <text:p>34.77</text:p>
          </table:table-cell>
          <table:table-cell office:value-type="float" office:value="34.2015" calcext:value-type="float">
            <text:p>34.20</text:p>
          </table:table-cell>
          <table:table-cell office:value-type="float" office:value="34.7266" calcext:value-type="float">
            <text:p>34.73</text:p>
          </table:table-cell>
          <table:table-cell table:style-name="ce16" office:value-type="float" office:value="120215536" calcext:value-type="float">
            <text:p>1202155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05" calcext:value-type="date">
            <text:p>5 May 09</text:p>
          </table:table-cell>
          <table:table-cell office:value-type="float" office:value="34.7364" calcext:value-type="float">
            <text:p>34.74</text:p>
          </table:table-cell>
          <table:table-cell office:value-type="float" office:value="34.3105" calcext:value-type="float">
            <text:p>34.31</text:p>
          </table:table-cell>
          <table:table-cell office:value-type="float" office:value="34.6969" calcext:value-type="float">
            <text:p>34.70</text:p>
          </table:table-cell>
          <table:table-cell table:style-name="ce16" office:value-type="float" office:value="114637304" calcext:value-type="float">
            <text:p>1146373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06" calcext:value-type="date">
            <text:p>6 May 09</text:p>
          </table:table-cell>
          <table:table-cell office:value-type="float" office:value="35.014" calcext:value-type="float">
            <text:p>35.01</text:p>
          </table:table-cell>
          <table:table-cell office:value-type="float" office:value="34.142" calcext:value-type="float">
            <text:p>34.14</text:p>
          </table:table-cell>
          <table:table-cell office:value-type="float" office:value="34.7067" calcext:value-type="float">
            <text:p>34.71</text:p>
          </table:table-cell>
          <table:table-cell table:style-name="ce16" office:value-type="float" office:value="180465072" calcext:value-type="float">
            <text:p>1804650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07" calcext:value-type="date">
            <text:p>7 May 09</text:p>
          </table:table-cell>
          <table:table-cell office:value-type="float" office:value="34.9447" calcext:value-type="float">
            <text:p>34.94</text:p>
          </table:table-cell>
          <table:table-cell office:value-type="float" office:value="33.5674" calcext:value-type="float">
            <text:p>33.57</text:p>
          </table:table-cell>
          <table:table-cell office:value-type="float" office:value="33.8944" calcext:value-type="float">
            <text:p>33.89</text:p>
          </table:table-cell>
          <table:table-cell table:style-name="ce16" office:value-type="float" office:value="218286368" calcext:value-type="float">
            <text:p>2182863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08" calcext:value-type="date">
            <text:p>8 May 09</text:p>
          </table:table-cell>
          <table:table-cell office:value-type="float" office:value="34.4194" calcext:value-type="float">
            <text:p>34.42</text:p>
          </table:table-cell>
          <table:table-cell office:value-type="float" office:value="33.5674" calcext:value-type="float">
            <text:p>33.57</text:p>
          </table:table-cell>
          <table:table-cell office:value-type="float" office:value="33.9142" calcext:value-type="float">
            <text:p>33.91</text:p>
          </table:table-cell>
          <table:table-cell table:style-name="ce16" office:value-type="float" office:value="185201232" calcext:value-type="float">
            <text:p>1852012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11" calcext:value-type="date">
            <text:p>11 May 09</text:p>
          </table:table-cell>
          <table:table-cell office:value-type="float" office:value="34.3995" calcext:value-type="float">
            <text:p>34.40</text:p>
          </table:table-cell>
          <table:table-cell office:value-type="float" office:value="33.3692" calcext:value-type="float">
            <text:p>33.37</text:p>
          </table:table-cell>
          <table:table-cell office:value-type="float" office:value="34.0331" calcext:value-type="float">
            <text:p>34.03</text:p>
          </table:table-cell>
          <table:table-cell table:style-name="ce16" office:value-type="float" office:value="144085696" calcext:value-type="float">
            <text:p>1440856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12" calcext:value-type="date">
            <text:p>12 May 09</text:p>
          </table:table-cell>
          <table:table-cell office:value-type="float" office:value="34.1619" calcext:value-type="float">
            <text:p>34.16</text:p>
          </table:table-cell>
          <table:table-cell office:value-type="float" office:value="33.2108" calcext:value-type="float">
            <text:p>33.21</text:p>
          </table:table-cell>
          <table:table-cell office:value-type="float" office:value="33.6169" calcext:value-type="float">
            <text:p>33.62</text:p>
          </table:table-cell>
          <table:table-cell table:style-name="ce16" office:value-type="float" office:value="149132560" calcext:value-type="float">
            <text:p>1491325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13" calcext:value-type="date">
            <text:p>13 May 09</text:p>
          </table:table-cell>
          <table:table-cell office:value-type="float" office:value="33.3396" calcext:value-type="float">
            <text:p>33.34</text:p>
          </table:table-cell>
          <table:table-cell office:value-type="float" office:value="32.656" calcext:value-type="float">
            <text:p>32.66</text:p>
          </table:table-cell>
          <table:table-cell office:value-type="float" office:value="32.7154" calcext:value-type="float">
            <text:p>32.72</text:p>
          </table:table-cell>
          <table:table-cell table:style-name="ce16" office:value-type="float" office:value="177100816" calcext:value-type="float">
            <text:p>1771008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14" calcext:value-type="date">
            <text:p>14 May 09</text:p>
          </table:table-cell>
          <table:table-cell office:value-type="float" office:value="33.3892" calcext:value-type="float">
            <text:p>33.39</text:p>
          </table:table-cell>
          <table:table-cell office:value-type="float" office:value="32.7747" calcext:value-type="float">
            <text:p>32.77</text:p>
          </table:table-cell>
          <table:table-cell office:value-type="float" office:value="33.0819" calcext:value-type="float">
            <text:p>33.08</text:p>
          </table:table-cell>
          <table:table-cell table:style-name="ce16" office:value-type="float" office:value="141302528" calcext:value-type="float">
            <text:p>1413025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15" calcext:value-type="date">
            <text:p>15 May 09</text:p>
          </table:table-cell>
          <table:table-cell office:value-type="float" office:value="33.5079" calcext:value-type="float">
            <text:p>33.51</text:p>
          </table:table-cell>
          <table:table-cell office:value-type="float" office:value="32.9235" calcext:value-type="float">
            <text:p>32.92</text:p>
          </table:table-cell>
          <table:table-cell office:value-type="float" office:value="33.0621" calcext:value-type="float">
            <text:p>33.06</text:p>
          </table:table-cell>
          <table:table-cell table:style-name="ce16" office:value-type="float" office:value="122448888" calcext:value-type="float">
            <text:p>1224488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18" calcext:value-type="date">
            <text:p>18 May 09</text:p>
          </table:table-cell>
          <table:table-cell office:value-type="float" office:value="33.9638" calcext:value-type="float">
            <text:p>33.96</text:p>
          </table:table-cell>
          <table:table-cell office:value-type="float" office:value="33.082" calcext:value-type="float">
            <text:p>33.08</text:p>
          </table:table-cell>
          <table:table-cell office:value-type="float" office:value="33.924" calcext:value-type="float">
            <text:p>33.92</text:p>
          </table:table-cell>
          <table:table-cell table:style-name="ce16" office:value-type="float" office:value="115384328" calcext:value-type="float">
            <text:p>1153843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19" calcext:value-type="date">
            <text:p>19 May 09</text:p>
          </table:table-cell>
          <table:table-cell office:value-type="float" office:value="34.4194" calcext:value-type="float">
            <text:p>34.42</text:p>
          </table:table-cell>
          <table:table-cell office:value-type="float" office:value="33.6368" calcext:value-type="float">
            <text:p>33.64</text:p>
          </table:table-cell>
          <table:table-cell office:value-type="float" office:value="34.0825" calcext:value-type="float">
            <text:p>34.08</text:p>
          </table:table-cell>
          <table:table-cell table:style-name="ce16" office:value-type="float" office:value="130257472" calcext:value-type="float">
            <text:p>1302574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20" calcext:value-type="date">
            <text:p>20 May 09</text:p>
          </table:table-cell>
          <table:table-cell office:value-type="float" office:value="34.7167" calcext:value-type="float">
            <text:p>34.72</text:p>
          </table:table-cell>
          <table:table-cell office:value-type="float" office:value="33.8647" calcext:value-type="float">
            <text:p>33.86</text:p>
          </table:table-cell>
          <table:table-cell office:value-type="float" office:value="33.9638" calcext:value-type="float">
            <text:p>33.96</text:p>
          </table:table-cell>
          <table:table-cell table:style-name="ce16" office:value-type="float" office:value="133045672" calcext:value-type="float">
            <text:p>1330456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21" calcext:value-type="date">
            <text:p>21 May 09</text:p>
          </table:table-cell>
          <table:table-cell office:value-type="float" office:value="33.944" calcext:value-type="float">
            <text:p>33.94</text:p>
          </table:table-cell>
          <table:table-cell office:value-type="float" office:value="33.0027" calcext:value-type="float">
            <text:p>33.00</text:p>
          </table:table-cell>
          <table:table-cell office:value-type="float" office:value="33.3396" calcext:value-type="float">
            <text:p>33.34</text:p>
          </table:table-cell>
          <table:table-cell table:style-name="ce16" office:value-type="float" office:value="140533616" calcext:value-type="float">
            <text:p>1405336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22" calcext:value-type="date">
            <text:p>22 May 09</text:p>
          </table:table-cell>
          <table:table-cell office:value-type="float" office:value="33.6567" calcext:value-type="float">
            <text:p>33.66</text:p>
          </table:table-cell>
          <table:table-cell office:value-type="float" office:value="33.0127" calcext:value-type="float">
            <text:p>33.01</text:p>
          </table:table-cell>
          <table:table-cell office:value-type="float" office:value="33.2306" calcext:value-type="float">
            <text:p>33.23</text:p>
          </table:table-cell>
          <table:table-cell table:style-name="ce16" office:value-type="float" office:value="84292808" calcext:value-type="float">
            <text:p>842928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26" calcext:value-type="date">
            <text:p>26 May 09</text:p>
          </table:table-cell>
          <table:table-cell office:value-type="float" office:value="34.5086" calcext:value-type="float">
            <text:p>34.51</text:p>
          </table:table-cell>
          <table:table-cell office:value-type="float" office:value="32.8738" calcext:value-type="float">
            <text:p>32.87</text:p>
          </table:table-cell>
          <table:table-cell office:value-type="float" office:value="34.4691" calcext:value-type="float">
            <text:p>34.47</text:p>
          </table:table-cell>
          <table:table-cell table:style-name="ce16" office:value-type="float" office:value="146103296" calcext:value-type="float">
            <text:p>1461032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27" calcext:value-type="date">
            <text:p>27 May 09</text:p>
          </table:table-cell>
          <table:table-cell office:value-type="float" office:value="34.8653" calcext:value-type="float">
            <text:p>34.87</text:p>
          </table:table-cell>
          <table:table-cell office:value-type="float" office:value="34.1124" calcext:value-type="float">
            <text:p>34.11</text:p>
          </table:table-cell>
          <table:table-cell office:value-type="float" office:value="34.2312" calcext:value-type="float">
            <text:p>34.23</text:p>
          </table:table-cell>
          <table:table-cell table:style-name="ce16" office:value-type="float" office:value="122493808" calcext:value-type="float">
            <text:p>1224938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28" calcext:value-type="date">
            <text:p>28 May 09</text:p>
          </table:table-cell>
          <table:table-cell office:value-type="float" office:value="34.7464" calcext:value-type="float">
            <text:p>34.75</text:p>
          </table:table-cell>
          <table:table-cell office:value-type="float" office:value="33.8944" calcext:value-type="float">
            <text:p>33.89</text:p>
          </table:table-cell>
          <table:table-cell office:value-type="float" office:value="34.6275" calcext:value-type="float">
            <text:p>34.63</text:p>
          </table:table-cell>
          <table:table-cell table:style-name="ce16" office:value-type="float" office:value="120025208" calcext:value-type="float">
            <text:p>1200252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5-29" calcext:value-type="date">
            <text:p>29 May 09</text:p>
          </table:table-cell>
          <table:table-cell office:value-type="float" office:value="35.1725" calcext:value-type="float">
            <text:p>35.17</text:p>
          </table:table-cell>
          <table:table-cell office:value-type="float" office:value="34.4393" calcext:value-type="float">
            <text:p>34.44</text:p>
          </table:table-cell>
          <table:table-cell office:value-type="float" office:value="35.0536" calcext:value-type="float">
            <text:p>35.05</text:p>
          </table:table-cell>
          <table:table-cell table:style-name="ce16" office:value-type="float" office:value="112528096" calcext:value-type="float">
            <text:p>1125280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01" calcext:value-type="date">
            <text:p>1 Jun 09</text:p>
          </table:table-cell>
          <table:table-cell office:value-type="float" office:value="36.1633" calcext:value-type="float">
            <text:p>36.16</text:p>
          </table:table-cell>
          <table:table-cell office:value-type="float" office:value="35.2816" calcext:value-type="float">
            <text:p>35.28</text:p>
          </table:table-cell>
          <table:table-cell office:value-type="float" office:value="36.0543" calcext:value-type="float">
            <text:p>36.05</text:p>
          </table:table-cell>
          <table:table-cell table:style-name="ce16" office:value-type="float" office:value="120243344" calcext:value-type="float">
            <text:p>1202433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02" calcext:value-type="date">
            <text:p>2 Jun 09</text:p>
          </table:table-cell>
          <table:table-cell office:value-type="float" office:value="36.4504" calcext:value-type="float">
            <text:p>36.45</text:p>
          </table:table-cell>
          <table:table-cell office:value-type="float" office:value="35.7768" calcext:value-type="float">
            <text:p>35.78</text:p>
          </table:table-cell>
          <table:table-cell office:value-type="float" office:value="36.1038" calcext:value-type="float">
            <text:p>36.10</text:p>
          </table:table-cell>
          <table:table-cell table:style-name="ce16" office:value-type="float" office:value="128006640" calcext:value-type="float">
            <text:p>1280066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03" calcext:value-type="date">
            <text:p>3 Jun 09</text:p>
          </table:table-cell>
          <table:table-cell office:value-type="float" office:value="36.0344" calcext:value-type="float">
            <text:p>36.03</text:p>
          </table:table-cell>
          <table:table-cell office:value-type="float" office:value="35.5985" calcext:value-type="float">
            <text:p>35.60</text:p>
          </table:table-cell>
          <table:table-cell office:value-type="float" office:value="35.9948" calcext:value-type="float">
            <text:p>35.99</text:p>
          </table:table-cell>
          <table:table-cell table:style-name="ce16" office:value-type="float" office:value="94183264" calcext:value-type="float">
            <text:p>941832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04" calcext:value-type="date">
            <text:p>4 Jun 09</text:p>
          </table:table-cell>
          <table:table-cell office:value-type="float" office:value="36.4504" calcext:value-type="float">
            <text:p>36.45</text:p>
          </table:table-cell>
          <table:table-cell office:value-type="float" office:value="36.0048" calcext:value-type="float">
            <text:p>36.00</text:p>
          </table:table-cell>
          <table:table-cell office:value-type="float" office:value="36.4011" calcext:value-type="float">
            <text:p>36.40</text:p>
          </table:table-cell>
          <table:table-cell table:style-name="ce16" office:value-type="float" office:value="89956256" calcext:value-type="float">
            <text:p>899562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05" calcext:value-type="date">
            <text:p>5 Jun 09</text:p>
          </table:table-cell>
          <table:table-cell office:value-type="float" office:value="36.738" calcext:value-type="float">
            <text:p>36.74</text:p>
          </table:table-cell>
          <table:table-cell office:value-type="float" office:value="36.0839" calcext:value-type="float">
            <text:p>36.08</text:p>
          </table:table-cell>
          <table:table-cell office:value-type="float" office:value="36.4407" calcext:value-type="float">
            <text:p>36.44</text:p>
          </table:table-cell>
          <table:table-cell table:style-name="ce16" office:value-type="float" office:value="123096248" calcext:value-type="float">
            <text:p>1230962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08" calcext:value-type="date">
            <text:p>8 Jun 09</text:p>
          </table:table-cell>
          <table:table-cell office:value-type="float" office:value="36.6091" calcext:value-type="float">
            <text:p>36.61</text:p>
          </table:table-cell>
          <table:table-cell office:value-type="float" office:value="35.7868" calcext:value-type="float">
            <text:p>35.79</text:p>
          </table:table-cell>
          <table:table-cell office:value-type="float" office:value="36.3318" calcext:value-type="float">
            <text:p>36.33</text:p>
          </table:table-cell>
          <table:table-cell table:style-name="ce16" office:value-type="float" office:value="89885088" calcext:value-type="float">
            <text:p>898850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09" calcext:value-type="date">
            <text:p>9 Jun 09</text:p>
          </table:table-cell>
          <table:table-cell office:value-type="float" office:value="36.827" calcext:value-type="float">
            <text:p>36.83</text:p>
          </table:table-cell>
          <table:table-cell office:value-type="float" office:value="36.3318" calcext:value-type="float">
            <text:p>36.33</text:p>
          </table:table-cell>
          <table:table-cell office:value-type="float" office:value="36.6091" calcext:value-type="float">
            <text:p>36.61</text:p>
          </table:table-cell>
          <table:table-cell table:style-name="ce16" office:value-type="float" office:value="110178528" calcext:value-type="float">
            <text:p>1101785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10" calcext:value-type="date">
            <text:p>10 Jun 09</text:p>
          </table:table-cell>
          <table:table-cell office:value-type="float" office:value="36.8369" calcext:value-type="float">
            <text:p>36.84</text:p>
          </table:table-cell>
          <table:table-cell office:value-type="float" office:value="35.9552" calcext:value-type="float">
            <text:p>35.96</text:p>
          </table:table-cell>
          <table:table-cell office:value-type="float" office:value="36.4803" calcext:value-type="float">
            <text:p>36.48</text:p>
          </table:table-cell>
          <table:table-cell table:style-name="ce16" office:value-type="float" office:value="134625136" calcext:value-type="float">
            <text:p>1346251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11" calcext:value-type="date">
            <text:p>11 Jun 09</text:p>
          </table:table-cell>
          <table:table-cell office:value-type="float" office:value="36.8865" calcext:value-type="float">
            <text:p>36.89</text:p>
          </table:table-cell>
          <table:table-cell office:value-type="float" office:value="36.411" calcext:value-type="float">
            <text:p>36.41</text:p>
          </table:table-cell>
          <table:table-cell office:value-type="float" office:value="36.4803" calcext:value-type="float">
            <text:p>36.48</text:p>
          </table:table-cell>
          <table:table-cell table:style-name="ce16" office:value-type="float" office:value="149185264" calcext:value-type="float">
            <text:p>1491852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12" calcext:value-type="date">
            <text:p>12 Jun 09</text:p>
          </table:table-cell>
          <table:table-cell office:value-type="float" office:value="36.3802" calcext:value-type="float">
            <text:p>36.38</text:p>
          </table:table-cell>
          <table:table-cell office:value-type="float" office:value="35.8659" calcext:value-type="float">
            <text:p>35.87</text:p>
          </table:table-cell>
          <table:table-cell office:value-type="float" office:value="36.3119" calcext:value-type="float">
            <text:p>36.31</text:p>
          </table:table-cell>
          <table:table-cell table:style-name="ce16" office:value-type="float" office:value="110449456" calcext:value-type="float">
            <text:p>1104494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15" calcext:value-type="date">
            <text:p>15 Jun 09</text:p>
          </table:table-cell>
          <table:table-cell office:value-type="float" office:value="35.9948" calcext:value-type="float">
            <text:p>35.99</text:p>
          </table:table-cell>
          <table:table-cell office:value-type="float" office:value="35.2516" calcext:value-type="float">
            <text:p>35.25</text:p>
          </table:table-cell>
          <table:table-cell office:value-type="float" office:value="35.5688" calcext:value-type="float">
            <text:p>35.57</text:p>
          </table:table-cell>
          <table:table-cell table:style-name="ce16" office:value-type="float" office:value="113142904" calcext:value-type="float">
            <text:p>1131429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16" calcext:value-type="date">
            <text:p>16 Jun 09</text:p>
          </table:table-cell>
          <table:table-cell office:value-type="float" office:value="35.8561" calcext:value-type="float">
            <text:p>35.86</text:p>
          </table:table-cell>
          <table:table-cell office:value-type="float" office:value="35.1923" calcext:value-type="float">
            <text:p>35.19</text:p>
          </table:table-cell>
          <table:table-cell office:value-type="float" office:value="35.222" calcext:value-type="float">
            <text:p>35.22</text:p>
          </table:table-cell>
          <table:table-cell table:style-name="ce16" office:value-type="float" office:value="111561400" calcext:value-type="float">
            <text:p>1115614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17" calcext:value-type="date">
            <text:p>17 Jun 09</text:p>
          </table:table-cell>
          <table:table-cell office:value-type="float" office:value="35.8759" calcext:value-type="float">
            <text:p>35.88</text:p>
          </table:table-cell>
          <table:table-cell office:value-type="float" office:value="35.123" calcext:value-type="float">
            <text:p>35.12</text:p>
          </table:table-cell>
          <table:table-cell office:value-type="float" office:value="35.5578" calcext:value-type="float">
            <text:p>35.56</text:p>
          </table:table-cell>
          <table:table-cell table:style-name="ce16" office:value-type="float" office:value="154729024" calcext:value-type="float">
            <text:p>1547290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18" calcext:value-type="date">
            <text:p>18 Jun 09</text:p>
          </table:table-cell>
          <table:table-cell office:value-type="float" office:value="35.7273" calcext:value-type="float">
            <text:p>35.73</text:p>
          </table:table-cell>
          <table:table-cell office:value-type="float" office:value="35.2418" calcext:value-type="float">
            <text:p>35.24</text:p>
          </table:table-cell>
          <table:table-cell office:value-type="float" office:value="35.4896" calcext:value-type="float">
            <text:p>35.49</text:p>
          </table:table-cell>
          <table:table-cell table:style-name="ce16" office:value-type="float" office:value="127340088" calcext:value-type="float">
            <text:p>1273400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19" calcext:value-type="date">
            <text:p>19 Jun 09</text:p>
          </table:table-cell>
          <table:table-cell office:value-type="float" office:value="36.0688" calcext:value-type="float">
            <text:p>36.07</text:p>
          </table:table-cell>
          <table:table-cell office:value-type="float" office:value="35.6225" calcext:value-type="float">
            <text:p>35.62</text:p>
          </table:table-cell>
          <table:table-cell office:value-type="float" office:value="35.8703" calcext:value-type="float">
            <text:p>35.87</text:p>
          </table:table-cell>
          <table:table-cell table:style-name="ce16" office:value-type="float" office:value="123030616" calcext:value-type="float">
            <text:p>1230306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22" calcext:value-type="date">
            <text:p>22 Jun 09</text:p>
          </table:table-cell>
          <table:table-cell office:value-type="float" office:value="35.6025" calcext:value-type="float">
            <text:p>35.60</text:p>
          </table:table-cell>
          <table:table-cell office:value-type="float" office:value="34.7394" calcext:value-type="float">
            <text:p>34.74</text:p>
          </table:table-cell>
          <table:table-cell office:value-type="float" office:value="34.799" calcext:value-type="float">
            <text:p>34.80</text:p>
          </table:table-cell>
          <table:table-cell table:style-name="ce16" office:value-type="float" office:value="138806976" calcext:value-type="float">
            <text:p>1388069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23" calcext:value-type="date">
            <text:p>23 Jun 09</text:p>
          </table:table-cell>
          <table:table-cell office:value-type="float" office:value="34.9775" calcext:value-type="float">
            <text:p>34.98</text:p>
          </table:table-cell>
          <table:table-cell office:value-type="float" office:value="34.4915" calcext:value-type="float">
            <text:p>34.49</text:p>
          </table:table-cell>
          <table:table-cell office:value-type="float" office:value="34.7196" calcext:value-type="float">
            <text:p>34.72</text:p>
          </table:table-cell>
          <table:table-cell table:style-name="ce16" office:value-type="float" office:value="115823520" calcext:value-type="float">
            <text:p>1158235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24" calcext:value-type="date">
            <text:p>24 Jun 09</text:p>
          </table:table-cell>
          <table:table-cell office:value-type="float" office:value="35.5827" calcext:value-type="float">
            <text:p>35.58</text:p>
          </table:table-cell>
          <table:table-cell office:value-type="float" office:value="34.9974" calcext:value-type="float">
            <text:p>35.00</text:p>
          </table:table-cell>
          <table:table-cell office:value-type="float" office:value="35.3049" calcext:value-type="float">
            <text:p>35.30</text:p>
          </table:table-cell>
          <table:table-cell table:style-name="ce16" office:value-type="float" office:value="104123112" calcext:value-type="float">
            <text:p>1041231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25" calcext:value-type="date">
            <text:p>25 Jun 09</text:p>
          </table:table-cell>
          <table:table-cell office:value-type="float" office:value="36.0688" calcext:value-type="float">
            <text:p>36.07</text:p>
          </table:table-cell>
          <table:table-cell office:value-type="float" office:value="34.9974" calcext:value-type="float">
            <text:p>35.00</text:p>
          </table:table-cell>
          <table:table-cell office:value-type="float" office:value="35.9993" calcext:value-type="float">
            <text:p>36.00</text:p>
          </table:table-cell>
          <table:table-cell table:style-name="ce16" office:value-type="float" office:value="113437736" calcext:value-type="float">
            <text:p>1134377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26" calcext:value-type="date">
            <text:p>26 Jun 09</text:p>
          </table:table-cell>
          <table:table-cell office:value-type="float" office:value="36.2076" calcext:value-type="float">
            <text:p>36.21</text:p>
          </table:table-cell>
          <table:table-cell office:value-type="float" office:value="35.7612" calcext:value-type="float">
            <text:p>35.76</text:p>
          </table:table-cell>
          <table:table-cell office:value-type="float" office:value="36.0786" calcext:value-type="float">
            <text:p>36.08</text:p>
          </table:table-cell>
          <table:table-cell table:style-name="ce16" office:value-type="float" office:value="88368152" calcext:value-type="float">
            <text:p>883681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29" calcext:value-type="date">
            <text:p>29 Jun 09</text:p>
          </table:table-cell>
          <table:table-cell office:value-type="float" office:value="36.4555" calcext:value-type="float">
            <text:p>36.46</text:p>
          </table:table-cell>
          <table:table-cell office:value-type="float" office:value="35.8307" calcext:value-type="float">
            <text:p>35.83</text:p>
          </table:table-cell>
          <table:table-cell office:value-type="float" office:value="36.158" calcext:value-type="float">
            <text:p>36.16</text:p>
          </table:table-cell>
          <table:table-cell table:style-name="ce16" office:value-type="float" office:value="94553496" calcext:value-type="float">
            <text:p>945534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6-30" calcext:value-type="date">
            <text:p>30 Jun 09</text:p>
          </table:table-cell>
          <table:table-cell office:value-type="float" office:value="36.4359" calcext:value-type="float">
            <text:p>36.44</text:p>
          </table:table-cell>
          <table:table-cell office:value-type="float" office:value="35.8207" calcext:value-type="float">
            <text:p>35.82</text:p>
          </table:table-cell>
          <table:table-cell office:value-type="float" office:value="36.0885" calcext:value-type="float">
            <text:p>36.09</text:p>
          </table:table-cell>
          <table:table-cell table:style-name="ce16" office:value-type="float" office:value="98618672" calcext:value-type="float">
            <text:p>986186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01" calcext:value-type="date">
            <text:p>1 Jul 09</text:p>
          </table:table-cell>
          <table:table-cell office:value-type="float" office:value="36.5448" calcext:value-type="float">
            <text:p>36.54</text:p>
          </table:table-cell>
          <table:table-cell office:value-type="float" office:value="36.0985" calcext:value-type="float">
            <text:p>36.10</text:p>
          </table:table-cell>
          <table:table-cell office:value-type="float" office:value="36.1084" calcext:value-type="float">
            <text:p>36.11</text:p>
          </table:table-cell>
          <table:table-cell table:style-name="ce16" office:value-type="float" office:value="86623496" calcext:value-type="float">
            <text:p>866234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02" calcext:value-type="date">
            <text:p>2 Jul 09</text:p>
          </table:table-cell>
          <table:table-cell office:value-type="float" office:value="35.8107" calcext:value-type="float">
            <text:p>35.81</text:p>
          </table:table-cell>
          <table:table-cell office:value-type="float" office:value="35.2156" calcext:value-type="float">
            <text:p>35.22</text:p>
          </table:table-cell>
          <table:table-cell office:value-type="float" office:value="35.3149" calcext:value-type="float">
            <text:p>35.31</text:p>
          </table:table-cell>
          <table:table-cell table:style-name="ce16" office:value-type="float" office:value="114069792" calcext:value-type="float">
            <text:p>1140697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06" calcext:value-type="date">
            <text:p>6 Jul 09</text:p>
          </table:table-cell>
          <table:table-cell office:value-type="float" office:value="35.2552" calcext:value-type="float">
            <text:p>35.26</text:p>
          </table:table-cell>
          <table:table-cell office:value-type="float" office:value="34.7593" calcext:value-type="float">
            <text:p>34.76</text:p>
          </table:table-cell>
          <table:table-cell office:value-type="float" office:value="35.1263" calcext:value-type="float">
            <text:p>35.13</text:p>
          </table:table-cell>
          <table:table-cell table:style-name="ce16" office:value-type="float" office:value="107132256" calcext:value-type="float">
            <text:p>1071322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07" calcext:value-type="date">
            <text:p>7 Jul 09</text:p>
          </table:table-cell>
          <table:table-cell office:value-type="float" office:value="35.2058" calcext:value-type="float">
            <text:p>35.21</text:p>
          </table:table-cell>
          <table:table-cell office:value-type="float" office:value="34.2335" calcext:value-type="float">
            <text:p>34.23</text:p>
          </table:table-cell>
          <table:table-cell office:value-type="float" office:value="34.2534" calcext:value-type="float">
            <text:p>34.25</text:p>
          </table:table-cell>
          <table:table-cell table:style-name="ce16" office:value-type="float" office:value="150935008" calcext:value-type="float">
            <text:p>1509350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08" calcext:value-type="date">
            <text:p>8 Jul 09</text:p>
          </table:table-cell>
          <table:table-cell office:value-type="float" office:value="34.5908" calcext:value-type="float">
            <text:p>34.59</text:p>
          </table:table-cell>
          <table:table-cell office:value-type="float" office:value="34.0252" calcext:value-type="float">
            <text:p>34.03</text:p>
          </table:table-cell>
          <table:table-cell office:value-type="float" office:value="34.432" calcext:value-type="float">
            <text:p>34.43</text:p>
          </table:table-cell>
          <table:table-cell table:style-name="ce16" office:value-type="float" office:value="153987104" calcext:value-type="float">
            <text:p>1539871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09" calcext:value-type="date">
            <text:p>9 Jul 09</text:p>
          </table:table-cell>
          <table:table-cell office:value-type="float" office:value="34.7296" calcext:value-type="float">
            <text:p>34.73</text:p>
          </table:table-cell>
          <table:table-cell office:value-type="float" office:value="34.3725" calcext:value-type="float">
            <text:p>34.37</text:p>
          </table:table-cell>
          <table:table-cell office:value-type="float" office:value="34.4915" calcext:value-type="float">
            <text:p>34.49</text:p>
          </table:table-cell>
          <table:table-cell table:style-name="ce16" office:value-type="float" office:value="98575648" calcext:value-type="float">
            <text:p>985756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10" calcext:value-type="date">
            <text:p>10 Jul 09</text:p>
          </table:table-cell>
          <table:table-cell office:value-type="float" office:value="34.8586" calcext:value-type="float">
            <text:p>34.86</text:p>
          </table:table-cell>
          <table:table-cell office:value-type="float" office:value="34.2833" calcext:value-type="float">
            <text:p>34.28</text:p>
          </table:table-cell>
          <table:table-cell office:value-type="float" office:value="34.6403" calcext:value-type="float">
            <text:p>34.64</text:p>
          </table:table-cell>
          <table:table-cell table:style-name="ce16" office:value-type="float" office:value="109357904" calcext:value-type="float">
            <text:p>1093579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13" calcext:value-type="date">
            <text:p>13 Jul 09</text:p>
          </table:table-cell>
          <table:table-cell office:value-type="float" office:value="35.3149" calcext:value-type="float">
            <text:p>35.31</text:p>
          </table:table-cell>
          <table:table-cell office:value-type="float" office:value="34.2038" calcext:value-type="float">
            <text:p>34.20</text:p>
          </table:table-cell>
          <table:table-cell office:value-type="float" office:value="35.3049" calcext:value-type="float">
            <text:p>35.30</text:p>
          </table:table-cell>
          <table:table-cell table:style-name="ce16" office:value-type="float" office:value="128147008" calcext:value-type="float">
            <text:p>1281470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14" calcext:value-type="date">
            <text:p>14 Jul 09</text:p>
          </table:table-cell>
          <table:table-cell office:value-type="float" office:value="35.5034" calcext:value-type="float">
            <text:p>35.50</text:p>
          </table:table-cell>
          <table:table-cell office:value-type="float" office:value="35.1165" calcext:value-type="float">
            <text:p>35.12</text:p>
          </table:table-cell>
          <table:table-cell office:value-type="float" office:value="35.4338" calcext:value-type="float">
            <text:p>35.43</text:p>
          </table:table-cell>
          <table:table-cell table:style-name="ce16" office:value-type="float" office:value="116474984" calcext:value-type="float">
            <text:p>1164749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15" calcext:value-type="date">
            <text:p>15 Jul 09</text:p>
          </table:table-cell>
          <table:table-cell office:value-type="float" office:value="36.6342" calcext:value-type="float">
            <text:p>36.63</text:p>
          </table:table-cell>
          <table:table-cell office:value-type="float" office:value="35.8505" calcext:value-type="float">
            <text:p>35.85</text:p>
          </table:table-cell>
          <table:table-cell office:value-type="float" office:value="36.6243" calcext:value-type="float">
            <text:p>36.62</text:p>
          </table:table-cell>
          <table:table-cell table:style-name="ce16" office:value-type="float" office:value="162063680" calcext:value-type="float">
            <text:p>1620636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16" calcext:value-type="date">
            <text:p>16 Jul 09</text:p>
          </table:table-cell>
          <table:table-cell office:value-type="float" office:value="37.1401" calcext:value-type="float">
            <text:p>37.14</text:p>
          </table:table-cell>
          <table:table-cell office:value-type="float" office:value="36.4259" calcext:value-type="float">
            <text:p>36.43</text:p>
          </table:table-cell>
          <table:table-cell office:value-type="float" office:value="37.0608" calcext:value-type="float">
            <text:p>37.06</text:p>
          </table:table-cell>
          <table:table-cell table:style-name="ce16" office:value-type="float" office:value="121112592" calcext:value-type="float">
            <text:p>1211125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17" calcext:value-type="date">
            <text:p>17 Jul 09</text:p>
          </table:table-cell>
          <table:table-cell office:value-type="float" office:value="37.2691" calcext:value-type="float">
            <text:p>37.27</text:p>
          </table:table-cell>
          <table:table-cell office:value-type="float" office:value="36.8722" calcext:value-type="float">
            <text:p>36.87</text:p>
          </table:table-cell>
          <table:table-cell office:value-type="float" office:value="37.2592" calcext:value-type="float">
            <text:p>37.26</text:p>
          </table:table-cell>
          <table:table-cell table:style-name="ce16" office:value-type="float" office:value="105726912" calcext:value-type="float">
            <text:p>1057269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20" calcext:value-type="date">
            <text:p>20 Jul 09</text:p>
          </table:table-cell>
          <table:table-cell office:value-type="float" office:value="37.6956" calcext:value-type="float">
            <text:p>37.70</text:p>
          </table:table-cell>
          <table:table-cell office:value-type="float" office:value="37.3087" calcext:value-type="float">
            <text:p>37.31</text:p>
          </table:table-cell>
          <table:table-cell office:value-type="float" office:value="37.6162" calcext:value-type="float">
            <text:p>37.62</text:p>
          </table:table-cell>
          <table:table-cell table:style-name="ce16" office:value-type="float" office:value="97889368" calcext:value-type="float">
            <text:p>978893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21" calcext:value-type="date">
            <text:p>21 Jul 09</text:p>
          </table:table-cell>
          <table:table-cell office:value-type="float" office:value="37.8742" calcext:value-type="float">
            <text:p>37.87</text:p>
          </table:table-cell>
          <table:table-cell office:value-type="float" office:value="37.3385" calcext:value-type="float">
            <text:p>37.34</text:p>
          </table:table-cell>
          <table:table-cell office:value-type="float" office:value="37.8742" calcext:value-type="float">
            <text:p>37.87</text:p>
          </table:table-cell>
          <table:table-cell table:style-name="ce16" office:value-type="float" office:value="131376096" calcext:value-type="float">
            <text:p>1313760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22" calcext:value-type="date">
            <text:p>22 Jul 09</text:p>
          </table:table-cell>
          <table:table-cell office:value-type="float" office:value="38.3801" calcext:value-type="float">
            <text:p>38.38</text:p>
          </table:table-cell>
          <table:table-cell office:value-type="float" office:value="37.8245" calcext:value-type="float">
            <text:p>37.82</text:p>
          </table:table-cell>
          <table:table-cell office:value-type="float" office:value="38.1917" calcext:value-type="float">
            <text:p>38.19</text:p>
          </table:table-cell>
          <table:table-cell table:style-name="ce16" office:value-type="float" office:value="114684760" calcext:value-type="float">
            <text:p>1146847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23" calcext:value-type="date">
            <text:p>23 Jul 09</text:p>
          </table:table-cell>
          <table:table-cell office:value-type="float" office:value="39.1736" calcext:value-type="float">
            <text:p>39.17</text:p>
          </table:table-cell>
          <table:table-cell office:value-type="float" office:value="38.0825" calcext:value-type="float">
            <text:p>38.08</text:p>
          </table:table-cell>
          <table:table-cell office:value-type="float" office:value="39.0347" calcext:value-type="float">
            <text:p>39.03</text:p>
          </table:table-cell>
          <table:table-cell table:style-name="ce16" office:value-type="float" office:value="161820192" calcext:value-type="float">
            <text:p>1618201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24" calcext:value-type="date">
            <text:p>24 Jul 09</text:p>
          </table:table-cell>
          <table:table-cell office:value-type="float" office:value="39.0546" calcext:value-type="float">
            <text:p>39.05</text:p>
          </table:table-cell>
          <table:table-cell office:value-type="float" office:value="38.4693" calcext:value-type="float">
            <text:p>38.47</text:p>
          </table:table-cell>
          <table:table-cell office:value-type="float" office:value="38.7372" calcext:value-type="float">
            <text:p>38.74</text:p>
          </table:table-cell>
          <table:table-cell table:style-name="ce16" office:value-type="float" office:value="110169664" calcext:value-type="float">
            <text:p>1101696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27" calcext:value-type="date">
            <text:p>27 Jul 09</text:p>
          </table:table-cell>
          <table:table-cell office:value-type="float" office:value="39.0944" calcext:value-type="float">
            <text:p>39.09</text:p>
          </table:table-cell>
          <table:table-cell office:value-type="float" office:value="38.5586" calcext:value-type="float">
            <text:p>38.56</text:p>
          </table:table-cell>
          <table:table-cell office:value-type="float" office:value="39.0347" calcext:value-type="float">
            <text:p>39.03</text:p>
          </table:table-cell>
          <table:table-cell table:style-name="ce16" office:value-type="float" office:value="95444968" calcext:value-type="float">
            <text:p>954449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28" calcext:value-type="date">
            <text:p>28 Jul 09</text:p>
          </table:table-cell>
          <table:table-cell office:value-type="float" office:value="39.2729" calcext:value-type="float">
            <text:p>39.27</text:p>
          </table:table-cell>
          <table:table-cell office:value-type="float" office:value="38.6181" calcext:value-type="float">
            <text:p>38.62</text:p>
          </table:table-cell>
          <table:table-cell office:value-type="float" office:value="39.1538" calcext:value-type="float">
            <text:p>39.15</text:p>
          </table:table-cell>
          <table:table-cell table:style-name="ce16" office:value-type="float" office:value="112378176" calcext:value-type="float">
            <text:p>1123781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29" calcext:value-type="date">
            <text:p>29 Jul 09</text:p>
          </table:table-cell>
          <table:table-cell office:value-type="float" office:value="39.1141" calcext:value-type="float">
            <text:p>39.11</text:p>
          </table:table-cell>
          <table:table-cell office:value-type="float" office:value="38.6876" calcext:value-type="float">
            <text:p>38.69</text:p>
          </table:table-cell>
          <table:table-cell office:value-type="float" office:value="39.0249" calcext:value-type="float">
            <text:p>39.02</text:p>
          </table:table-cell>
          <table:table-cell table:style-name="ce16" office:value-type="float" office:value="127404544" calcext:value-type="float">
            <text:p>1274045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30" calcext:value-type="date">
            <text:p>30 Jul 09</text:p>
          </table:table-cell>
          <table:table-cell office:value-type="float" office:value="39.8581" calcext:value-type="float">
            <text:p>39.86</text:p>
          </table:table-cell>
          <table:table-cell office:value-type="float" office:value="39.1935" calcext:value-type="float">
            <text:p>39.19</text:p>
          </table:table-cell>
          <table:table-cell office:value-type="float" office:value="39.253" calcext:value-type="float">
            <text:p>39.25</text:p>
          </table:table-cell>
          <table:table-cell table:style-name="ce16" office:value-type="float" office:value="109823184" calcext:value-type="float">
            <text:p>1098231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7-31" calcext:value-type="date">
            <text:p>31 Jul 09</text:p>
          </table:table-cell>
          <table:table-cell office:value-type="float" office:value="39.533" calcext:value-type="float">
            <text:p>39.53</text:p>
          </table:table-cell>
          <table:table-cell office:value-type="float" office:value="39.0944" calcext:value-type="float">
            <text:p>39.09</text:p>
          </table:table-cell>
          <table:table-cell office:value-type="float" office:value="39.1339" calcext:value-type="float">
            <text:p>39.13</text:p>
          </table:table-cell>
          <table:table-cell table:style-name="ce16" office:value-type="float" office:value="78803088" calcext:value-type="float">
            <text:p>788030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03" calcext:value-type="date">
            <text:p>3 Aug 09</text:p>
          </table:table-cell>
          <table:table-cell office:value-type="float" office:value="39.7392" calcext:value-type="float">
            <text:p>39.74</text:p>
          </table:table-cell>
          <table:table-cell office:value-type="float" office:value="39.3225" calcext:value-type="float">
            <text:p>39.32</text:p>
          </table:table-cell>
          <table:table-cell office:value-type="float" office:value="39.7193" calcext:value-type="float">
            <text:p>39.72</text:p>
          </table:table-cell>
          <table:table-cell table:style-name="ce16" office:value-type="float" office:value="112592168" calcext:value-type="float">
            <text:p>1125921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04" calcext:value-type="date">
            <text:p>4 Aug 09</text:p>
          </table:table-cell>
          <table:table-cell office:value-type="float" office:value="39.868" calcext:value-type="float">
            <text:p>39.87</text:p>
          </table:table-cell>
          <table:table-cell office:value-type="float" office:value="39.4513" calcext:value-type="float">
            <text:p>39.45</text:p>
          </table:table-cell>
          <table:table-cell office:value-type="float" office:value="39.7193" calcext:value-type="float">
            <text:p>39.72</text:p>
          </table:table-cell>
          <table:table-cell table:style-name="ce16" office:value-type="float" office:value="101426832" calcext:value-type="float">
            <text:p>1014268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05" calcext:value-type="date">
            <text:p>5 Aug 09</text:p>
          </table:table-cell>
          <table:table-cell office:value-type="float" office:value="39.8185" calcext:value-type="float">
            <text:p>39.82</text:p>
          </table:table-cell>
          <table:table-cell office:value-type="float" office:value="39.1439" calcext:value-type="float">
            <text:p>39.14</text:p>
          </table:table-cell>
          <table:table-cell office:value-type="float" office:value="39.4117" calcext:value-type="float">
            <text:p>39.41</text:p>
          </table:table-cell>
          <table:table-cell table:style-name="ce16" office:value-type="float" office:value="118920864" calcext:value-type="float">
            <text:p>1189208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06" calcext:value-type="date">
            <text:p>6 Aug 09</text:p>
          </table:table-cell>
          <table:table-cell office:value-type="float" office:value="39.6102" calcext:value-type="float">
            <text:p>39.61</text:p>
          </table:table-cell>
          <table:table-cell office:value-type="float" office:value="38.9257" calcext:value-type="float">
            <text:p>38.93</text:p>
          </table:table-cell>
          <table:table-cell office:value-type="float" office:value="39.0644" calcext:value-type="float">
            <text:p>39.06</text:p>
          </table:table-cell>
          <table:table-cell table:style-name="ce16" office:value-type="float" office:value="117866904" calcext:value-type="float">
            <text:p>1178669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07" calcext:value-type="date">
            <text:p>7 Aug 09</text:p>
          </table:table-cell>
          <table:table-cell office:value-type="float" office:value="39.7491" calcext:value-type="float">
            <text:p>39.75</text:p>
          </table:table-cell>
          <table:table-cell office:value-type="float" office:value="39.2729" calcext:value-type="float">
            <text:p>39.27</text:p>
          </table:table-cell>
          <table:table-cell office:value-type="float" office:value="39.5605" calcext:value-type="float">
            <text:p>39.56</text:p>
          </table:table-cell>
          <table:table-cell table:style-name="ce16" office:value-type="float" office:value="108317000" calcext:value-type="float">
            <text:p>1083170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10" calcext:value-type="date">
            <text:p>10 Aug 09</text:p>
          </table:table-cell>
          <table:table-cell office:value-type="float" office:value="39.5309" calcext:value-type="float">
            <text:p>39.53</text:p>
          </table:table-cell>
          <table:table-cell office:value-type="float" office:value="39.0249" calcext:value-type="float">
            <text:p>39.02</text:p>
          </table:table-cell>
          <table:table-cell office:value-type="float" office:value="39.2827" calcext:value-type="float">
            <text:p>39.28</text:p>
          </table:table-cell>
          <table:table-cell table:style-name="ce16" office:value-type="float" office:value="87826888" calcext:value-type="float">
            <text:p>878268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11" calcext:value-type="date">
            <text:p>11 Aug 09</text:p>
          </table:table-cell>
          <table:table-cell office:value-type="float" office:value="39.1836" calcext:value-type="float">
            <text:p>39.18</text:p>
          </table:table-cell>
          <table:table-cell office:value-type="float" office:value="38.7372" calcext:value-type="float">
            <text:p>38.74</text:p>
          </table:table-cell>
          <table:table-cell office:value-type="float" office:value="38.9454" calcext:value-type="float">
            <text:p>38.95</text:p>
          </table:table-cell>
          <table:table-cell table:style-name="ce16" office:value-type="float" office:value="92651040" calcext:value-type="float">
            <text:p>926510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12" calcext:value-type="date">
            <text:p>12 Aug 09</text:p>
          </table:table-cell>
          <table:table-cell office:value-type="float" office:value="39.8978" calcext:value-type="float">
            <text:p>39.90</text:p>
          </table:table-cell>
          <table:table-cell office:value-type="float" office:value="38.886" calcext:value-type="float">
            <text:p>38.89</text:p>
          </table:table-cell>
          <table:table-cell office:value-type="float" office:value="39.5506" calcext:value-type="float">
            <text:p>39.55</text:p>
          </table:table-cell>
          <table:table-cell table:style-name="ce16" office:value-type="float" office:value="148415312" calcext:value-type="float">
            <text:p>1484153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13" calcext:value-type="date">
            <text:p>13 Aug 09</text:p>
          </table:table-cell>
          <table:table-cell office:value-type="float" office:value="39.8383" calcext:value-type="float">
            <text:p>39.84</text:p>
          </table:table-cell>
          <table:table-cell office:value-type="float" office:value="39.3225" calcext:value-type="float">
            <text:p>39.32</text:p>
          </table:table-cell>
          <table:table-cell office:value-type="float" office:value="39.7689" calcext:value-type="float">
            <text:p>39.77</text:p>
          </table:table-cell>
          <table:table-cell table:style-name="ce16" office:value-type="float" office:value="110977336" calcext:value-type="float">
            <text:p>1109773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14" calcext:value-type="date">
            <text:p>14 Aug 09</text:p>
          </table:table-cell>
          <table:table-cell office:value-type="float" office:value="39.6399" calcext:value-type="float">
            <text:p>39.64</text:p>
          </table:table-cell>
          <table:table-cell office:value-type="float" office:value="38.9653" calcext:value-type="float">
            <text:p>38.97</text:p>
          </table:table-cell>
          <table:table-cell office:value-type="float" office:value="39.3126" calcext:value-type="float">
            <text:p>39.31</text:p>
          </table:table-cell>
          <table:table-cell table:style-name="ce16" office:value-type="float" office:value="125460720" calcext:value-type="float">
            <text:p>1254607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17" calcext:value-type="date">
            <text:p>17 Aug 09</text:p>
          </table:table-cell>
          <table:table-cell office:value-type="float" office:value="38.6975" calcext:value-type="float">
            <text:p>38.70</text:p>
          </table:table-cell>
          <table:table-cell office:value-type="float" office:value="38.152" calcext:value-type="float">
            <text:p>38.15</text:p>
          </table:table-cell>
          <table:table-cell office:value-type="float" office:value="38.1717" calcext:value-type="float">
            <text:p>38.17</text:p>
          </table:table-cell>
          <table:table-cell table:style-name="ce16" office:value-type="float" office:value="132808704" calcext:value-type="float">
            <text:p>1328087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18" calcext:value-type="date">
            <text:p>18 Aug 09</text:p>
          </table:table-cell>
          <table:table-cell office:value-type="float" office:value="38.7968" calcext:value-type="float">
            <text:p>38.80</text:p>
          </table:table-cell>
          <table:table-cell office:value-type="float" office:value="38.3007" calcext:value-type="float">
            <text:p>38.30</text:p>
          </table:table-cell>
          <table:table-cell office:value-type="float" office:value="38.7174" calcext:value-type="float">
            <text:p>38.72</text:p>
          </table:table-cell>
          <table:table-cell table:style-name="ce16" office:value-type="float" office:value="85189560" calcext:value-type="float">
            <text:p>851895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19" calcext:value-type="date">
            <text:p>19 Aug 09</text:p>
          </table:table-cell>
          <table:table-cell office:value-type="float" office:value="39.0844" calcext:value-type="float">
            <text:p>39.08</text:p>
          </table:table-cell>
          <table:table-cell office:value-type="float" office:value="38.2312" calcext:value-type="float">
            <text:p>38.23</text:p>
          </table:table-cell>
          <table:table-cell office:value-type="float" office:value="38.9852" calcext:value-type="float">
            <text:p>38.99</text:p>
          </table:table-cell>
          <table:table-cell table:style-name="ce16" office:value-type="float" office:value="88683696" calcext:value-type="float">
            <text:p>886836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20" calcext:value-type="date">
            <text:p>20 Aug 09</text:p>
          </table:table-cell>
          <table:table-cell office:value-type="float" office:value="39.5209" calcext:value-type="float">
            <text:p>39.52</text:p>
          </table:table-cell>
          <table:table-cell office:value-type="float" office:value="38.886" calcext:value-type="float">
            <text:p>38.89</text:p>
          </table:table-cell>
          <table:table-cell office:value-type="float" office:value="39.4415" calcext:value-type="float">
            <text:p>39.44</text:p>
          </table:table-cell>
          <table:table-cell table:style-name="ce16" office:value-type="float" office:value="82114344" calcext:value-type="float">
            <text:p>821143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21" calcext:value-type="date">
            <text:p>21 Aug 09</text:p>
          </table:table-cell>
          <table:table-cell office:value-type="float" office:value="40.0368" calcext:value-type="float">
            <text:p>40.04</text:p>
          </table:table-cell>
          <table:table-cell office:value-type="float" office:value="39.4217" calcext:value-type="float">
            <text:p>39.42</text:p>
          </table:table-cell>
          <table:table-cell office:value-type="float" office:value="39.9671" calcext:value-type="float">
            <text:p>39.97</text:p>
          </table:table-cell>
          <table:table-cell table:style-name="ce16" office:value-type="float" office:value="115523832" calcext:value-type="float">
            <text:p>1155238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24" calcext:value-type="date">
            <text:p>24 Aug 09</text:p>
          </table:table-cell>
          <table:table-cell office:value-type="float" office:value="40.245" calcext:value-type="float">
            <text:p>40.25</text:p>
          </table:table-cell>
          <table:table-cell office:value-type="float" office:value="39.7788" calcext:value-type="float">
            <text:p>39.78</text:p>
          </table:table-cell>
          <table:table-cell office:value-type="float" office:value="39.9276" calcext:value-type="float">
            <text:p>39.93</text:p>
          </table:table-cell>
          <table:table-cell table:style-name="ce16" office:value-type="float" office:value="110781232" calcext:value-type="float">
            <text:p>1107812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25" calcext:value-type="date">
            <text:p>25 Aug 09</text:p>
          </table:table-cell>
          <table:table-cell office:value-type="float" office:value="40.4335" calcext:value-type="float">
            <text:p>40.43</text:p>
          </table:table-cell>
          <table:table-cell office:value-type="float" office:value="39.9276" calcext:value-type="float">
            <text:p>39.93</text:p>
          </table:table-cell>
          <table:table-cell office:value-type="float" office:value="40.0468" calcext:value-type="float">
            <text:p>40.05</text:p>
          </table:table-cell>
          <table:table-cell table:style-name="ce16" office:value-type="float" office:value="93614272" calcext:value-type="float">
            <text:p>936142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26" calcext:value-type="date">
            <text:p>26 Aug 09</text:p>
          </table:table-cell>
          <table:table-cell office:value-type="float" office:value="40.2757" calcext:value-type="float">
            <text:p>40.28</text:p>
          </table:table-cell>
          <table:table-cell office:value-type="float" office:value="39.7589" calcext:value-type="float">
            <text:p>39.76</text:p>
          </table:table-cell>
          <table:table-cell office:value-type="float" office:value="39.9771" calcext:value-type="float">
            <text:p>39.98</text:p>
          </table:table-cell>
          <table:table-cell table:style-name="ce16" office:value-type="float" office:value="97157552" calcext:value-type="float">
            <text:p>971575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27" calcext:value-type="date">
            <text:p>27 Aug 09</text:p>
          </table:table-cell>
          <table:table-cell office:value-type="float" office:value="40.1458" calcext:value-type="float">
            <text:p>40.15</text:p>
          </table:table-cell>
          <table:table-cell office:value-type="float" office:value="39.3522" calcext:value-type="float">
            <text:p>39.35</text:p>
          </table:table-cell>
          <table:table-cell office:value-type="float" office:value="40.0763" calcext:value-type="float">
            <text:p>40.08</text:p>
          </table:table-cell>
          <table:table-cell table:style-name="ce16" office:value-type="float" office:value="122836424" calcext:value-type="float">
            <text:p>1228364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28" calcext:value-type="date">
            <text:p>28 Aug 09</text:p>
          </table:table-cell>
          <table:table-cell office:value-type="float" office:value="40.7509" calcext:value-type="float">
            <text:p>40.75</text:p>
          </table:table-cell>
          <table:table-cell office:value-type="float" office:value="39.8383" calcext:value-type="float">
            <text:p>39.84</text:p>
          </table:table-cell>
          <table:table-cell office:value-type="float" office:value="40.1161" calcext:value-type="float">
            <text:p>40.12</text:p>
          </table:table-cell>
          <table:table-cell table:style-name="ce16" office:value-type="float" office:value="115220792" calcext:value-type="float">
            <text:p>1152207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8-31" calcext:value-type="date">
            <text:p>31 Aug 09</text:p>
          </table:table-cell>
          <table:table-cell office:value-type="float" office:value="39.878" calcext:value-type="float">
            <text:p>39.88</text:p>
          </table:table-cell>
          <table:table-cell office:value-type="float" office:value="39.4713" calcext:value-type="float">
            <text:p>39.47</text:p>
          </table:table-cell>
          <table:table-cell office:value-type="float" office:value="39.7093" calcext:value-type="float">
            <text:p>39.71</text:p>
          </table:table-cell>
          <table:table-cell table:style-name="ce16" office:value-type="float" office:value="97132872" calcext:value-type="float">
            <text:p>971328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01" calcext:value-type="date">
            <text:p>1 Sep 09</text:p>
          </table:table-cell>
          <table:table-cell office:value-type="float" office:value="40.2649" calcext:value-type="float">
            <text:p>40.26</text:p>
          </table:table-cell>
          <table:table-cell office:value-type="float" office:value="38.8464" calcext:value-type="float">
            <text:p>38.85</text:p>
          </table:table-cell>
          <table:table-cell office:value-type="float" office:value="38.9653" calcext:value-type="float">
            <text:p>38.97</text:p>
          </table:table-cell>
          <table:table-cell table:style-name="ce16" office:value-type="float" office:value="164254944" calcext:value-type="float">
            <text:p>1642549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02" calcext:value-type="date">
            <text:p>2 Sep 09</text:p>
          </table:table-cell>
          <table:table-cell office:value-type="float" office:value="39.1538" calcext:value-type="float">
            <text:p>39.15</text:p>
          </table:table-cell>
          <table:table-cell office:value-type="float" office:value="38.7272" calcext:value-type="float">
            <text:p>38.73</text:p>
          </table:table-cell>
          <table:table-cell office:value-type="float" office:value="38.9356" calcext:value-type="float">
            <text:p>38.94</text:p>
          </table:table-cell>
          <table:table-cell table:style-name="ce16" office:value-type="float" office:value="93445328" calcext:value-type="float">
            <text:p>934453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03" calcext:value-type="date">
            <text:p>3 Sep 09</text:p>
          </table:table-cell>
          <table:table-cell office:value-type="float" office:value="39.2532" calcext:value-type="float">
            <text:p>39.25</text:p>
          </table:table-cell>
          <table:table-cell office:value-type="float" office:value="38.7075" calcext:value-type="float">
            <text:p>38.71</text:p>
          </table:table-cell>
          <table:table-cell office:value-type="float" office:value="39.1935" calcext:value-type="float">
            <text:p>39.19</text:p>
          </table:table-cell>
          <table:table-cell table:style-name="ce16" office:value-type="float" office:value="77387488" calcext:value-type="float">
            <text:p>773874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04" calcext:value-type="date">
            <text:p>4 Sep 09</text:p>
          </table:table-cell>
          <table:table-cell office:value-type="float" office:value="40.0566" calcext:value-type="float">
            <text:p>40.06</text:p>
          </table:table-cell>
          <table:table-cell office:value-type="float" office:value="39.2035" calcext:value-type="float">
            <text:p>39.20</text:p>
          </table:table-cell>
          <table:table-cell office:value-type="float" office:value="40.0368" calcext:value-type="float">
            <text:p>40.04</text:p>
          </table:table-cell>
          <table:table-cell table:style-name="ce16" office:value-type="float" office:value="75420328" calcext:value-type="float">
            <text:p>754203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08" calcext:value-type="date">
            <text:p>8 Sep 09</text:p>
          </table:table-cell>
          <table:table-cell office:value-type="float" office:value="40.4534" calcext:value-type="float">
            <text:p>40.45</text:p>
          </table:table-cell>
          <table:table-cell office:value-type="float" office:value="40.1359" calcext:value-type="float">
            <text:p>40.14</text:p>
          </table:table-cell>
          <table:table-cell office:value-type="float" office:value="40.4137" calcext:value-type="float">
            <text:p>40.41</text:p>
          </table:table-cell>
          <table:table-cell table:style-name="ce16" office:value-type="float" office:value="71583896" calcext:value-type="float">
            <text:p>715838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09" calcext:value-type="date">
            <text:p>9 Sep 09</text:p>
          </table:table-cell>
          <table:table-cell office:value-type="float" office:value="40.9593" calcext:value-type="float">
            <text:p>40.96</text:p>
          </table:table-cell>
          <table:table-cell office:value-type="float" office:value="40.2649" calcext:value-type="float">
            <text:p>40.26</text:p>
          </table:table-cell>
          <table:table-cell office:value-type="float" office:value="40.7609" calcext:value-type="float">
            <text:p>40.76</text:p>
          </table:table-cell>
          <table:table-cell table:style-name="ce16" office:value-type="float" office:value="100084064" calcext:value-type="float">
            <text:p>1000840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10" calcext:value-type="date">
            <text:p>10 Sep 09</text:p>
          </table:table-cell>
          <table:table-cell office:value-type="float" office:value="41.1973" calcext:value-type="float">
            <text:p>41.20</text:p>
          </table:table-cell>
          <table:table-cell office:value-type="float" office:value="40.6717" calcext:value-type="float">
            <text:p>40.67</text:p>
          </table:table-cell>
          <table:table-cell office:value-type="float" office:value="41.1478" calcext:value-type="float">
            <text:p>41.15</text:p>
          </table:table-cell>
          <table:table-cell table:style-name="ce16" office:value-type="float" office:value="100016648" calcext:value-type="float">
            <text:p>1000166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11" calcext:value-type="date">
            <text:p>11 Sep 09</text:p>
          </table:table-cell>
          <table:table-cell office:value-type="float" office:value="41.2867" calcext:value-type="float">
            <text:p>41.29</text:p>
          </table:table-cell>
          <table:table-cell office:value-type="float" office:value="40.8898" calcext:value-type="float">
            <text:p>40.89</text:p>
          </table:table-cell>
          <table:table-cell office:value-type="float" office:value="41.1874" calcext:value-type="float">
            <text:p>41.19</text:p>
          </table:table-cell>
          <table:table-cell table:style-name="ce16" office:value-type="float" office:value="94606120" calcext:value-type="float">
            <text:p>946061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14" calcext:value-type="date">
            <text:p>14 Sep 09</text:p>
          </table:table-cell>
          <table:table-cell office:value-type="float" office:value="41.3759" calcext:value-type="float">
            <text:p>41.38</text:p>
          </table:table-cell>
          <table:table-cell office:value-type="float" office:value="40.8799" calcext:value-type="float">
            <text:p>40.88</text:p>
          </table:table-cell>
          <table:table-cell office:value-type="float" office:value="41.3461" calcext:value-type="float">
            <text:p>41.35</text:p>
          </table:table-cell>
          <table:table-cell table:style-name="ce16" office:value-type="float" office:value="91197336" calcext:value-type="float">
            <text:p>911973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15" calcext:value-type="date">
            <text:p>15 Sep 09</text:p>
          </table:table-cell>
          <table:table-cell office:value-type="float" office:value="41.614" calcext:value-type="float">
            <text:p>41.61</text:p>
          </table:table-cell>
          <table:table-cell office:value-type="float" office:value="41.2371" calcext:value-type="float">
            <text:p>41.24</text:p>
          </table:table-cell>
          <table:table-cell office:value-type="float" office:value="41.475" calcext:value-type="float">
            <text:p>41.48</text:p>
          </table:table-cell>
          <table:table-cell table:style-name="ce16" office:value-type="float" office:value="92266416" calcext:value-type="float">
            <text:p>922664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16" calcext:value-type="date">
            <text:p>16 Sep 09</text:p>
          </table:table-cell>
          <table:table-cell office:value-type="float" office:value="42.1397" calcext:value-type="float">
            <text:p>42.14</text:p>
          </table:table-cell>
          <table:table-cell office:value-type="float" office:value="41.5049" calcext:value-type="float">
            <text:p>41.50</text:p>
          </table:table-cell>
          <table:table-cell office:value-type="float" office:value="42.0802" calcext:value-type="float">
            <text:p>42.08</text:p>
          </table:table-cell>
          <table:table-cell table:style-name="ce16" office:value-type="float" office:value="97587248" calcext:value-type="float">
            <text:p>975872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17" calcext:value-type="date">
            <text:p>17 Sep 09</text:p>
          </table:table-cell>
          <table:table-cell office:value-type="float" office:value="42.3183" calcext:value-type="float">
            <text:p>42.32</text:p>
          </table:table-cell>
          <table:table-cell office:value-type="float" office:value="41.8719" calcext:value-type="float">
            <text:p>41.87</text:p>
          </table:table-cell>
          <table:table-cell office:value-type="float" office:value="42.0703" calcext:value-type="float">
            <text:p>42.07</text:p>
          </table:table-cell>
          <table:table-cell table:style-name="ce16" office:value-type="float" office:value="102965968" calcext:value-type="float">
            <text:p>1029659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18" calcext:value-type="date">
            <text:p>18 Sep 09</text:p>
          </table:table-cell>
          <table:table-cell office:value-type="float" office:value="42.3193" calcext:value-type="float">
            <text:p>42.32</text:p>
          </table:table-cell>
          <table:table-cell office:value-type="float" office:value="41.9122" calcext:value-type="float">
            <text:p>41.91</text:p>
          </table:table-cell>
          <table:table-cell office:value-type="float" office:value="42.1406" calcext:value-type="float">
            <text:p>42.14</text:p>
          </table:table-cell>
          <table:table-cell table:style-name="ce16" office:value-type="float" office:value="88066448" calcext:value-type="float">
            <text:p>880664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21" calcext:value-type="date">
            <text:p>21 Sep 09</text:p>
          </table:table-cell>
          <table:table-cell office:value-type="float" office:value="42.3988" calcext:value-type="float">
            <text:p>42.40</text:p>
          </table:table-cell>
          <table:table-cell office:value-type="float" office:value="41.8625" calcext:value-type="float">
            <text:p>41.86</text:p>
          </table:table-cell>
          <table:table-cell office:value-type="float" office:value="42.2696" calcext:value-type="float">
            <text:p>42.27</text:p>
          </table:table-cell>
          <table:table-cell table:style-name="ce16" office:value-type="float" office:value="71818976" calcext:value-type="float">
            <text:p>718189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22" calcext:value-type="date">
            <text:p>22 Sep 09</text:p>
          </table:table-cell>
          <table:table-cell office:value-type="float" office:value="42.5279" calcext:value-type="float">
            <text:p>42.53</text:p>
          </table:table-cell>
          <table:table-cell office:value-type="float" office:value="42.1404" calcext:value-type="float">
            <text:p>42.14</text:p>
          </table:table-cell>
          <table:table-cell office:value-type="float" office:value="42.3492" calcext:value-type="float">
            <text:p>42.35</text:p>
          </table:table-cell>
          <table:table-cell table:style-name="ce16" office:value-type="float" office:value="76050824" calcext:value-type="float">
            <text:p>760508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23" calcext:value-type="date">
            <text:p>23 Sep 09</text:p>
          </table:table-cell>
          <table:table-cell office:value-type="float" office:value="42.8655" calcext:value-type="float">
            <text:p>42.87</text:p>
          </table:table-cell>
          <table:table-cell office:value-type="float" office:value="42.0781" calcext:value-type="float">
            <text:p>42.08</text:p>
          </table:table-cell>
          <table:table-cell office:value-type="float" office:value="42.1505" calcext:value-type="float">
            <text:p>42.15</text:p>
          </table:table-cell>
          <table:table-cell table:style-name="ce16" office:value-type="float" office:value="144909104" calcext:value-type="float">
            <text:p>1449091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24" calcext:value-type="date">
            <text:p>24 Sep 09</text:p>
          </table:table-cell>
          <table:table-cell office:value-type="float" office:value="42.3888" calcext:value-type="float">
            <text:p>42.39</text:p>
          </table:table-cell>
          <table:table-cell office:value-type="float" office:value="41.4752" calcext:value-type="float">
            <text:p>41.48</text:p>
          </table:table-cell>
          <table:table-cell office:value-type="float" office:value="41.7732" calcext:value-type="float">
            <text:p>41.77</text:p>
          </table:table-cell>
          <table:table-cell table:style-name="ce16" office:value-type="float" office:value="111731112" calcext:value-type="float">
            <text:p>1117311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25" calcext:value-type="date">
            <text:p>25 Sep 09</text:p>
          </table:table-cell>
          <table:table-cell office:value-type="float" office:value="41.7931" calcext:value-type="float">
            <text:p>41.79</text:p>
          </table:table-cell>
          <table:table-cell office:value-type="float" office:value="41.2867" calcext:value-type="float">
            <text:p>41.29</text:p>
          </table:table-cell>
          <table:table-cell office:value-type="float" office:value="41.4059" calcext:value-type="float">
            <text:p>41.41</text:p>
          </table:table-cell>
          <table:table-cell table:style-name="ce16" office:value-type="float" office:value="109976632" calcext:value-type="float">
            <text:p>1099766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28" calcext:value-type="date">
            <text:p>28 Sep 09</text:p>
          </table:table-cell>
          <table:table-cell office:value-type="float" office:value="42.3591" calcext:value-type="float">
            <text:p>42.36</text:p>
          </table:table-cell>
          <table:table-cell office:value-type="float" office:value="41.5944" calcext:value-type="float">
            <text:p>41.59</text:p>
          </table:table-cell>
          <table:table-cell office:value-type="float" office:value="42.1107" calcext:value-type="float">
            <text:p>42.11</text:p>
          </table:table-cell>
          <table:table-cell table:style-name="ce16" office:value-type="float" office:value="85068144" calcext:value-type="float">
            <text:p>850681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29" calcext:value-type="date">
            <text:p>29 Sep 09</text:p>
          </table:table-cell>
          <table:table-cell office:value-type="float" office:value="42.3194" calcext:value-type="float">
            <text:p>42.32</text:p>
          </table:table-cell>
          <table:table-cell office:value-type="float" office:value="41.7335" calcext:value-type="float">
            <text:p>41.73</text:p>
          </table:table-cell>
          <table:table-cell office:value-type="float" office:value="41.9221" calcext:value-type="float">
            <text:p>41.92</text:p>
          </table:table-cell>
          <table:table-cell table:style-name="ce16" office:value-type="float" office:value="107410448" calcext:value-type="float">
            <text:p>1074104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09-30" calcext:value-type="date">
            <text:p>30 Sep 09</text:p>
          </table:table-cell>
          <table:table-cell office:value-type="float" office:value="42.3019" calcext:value-type="float">
            <text:p>42.30</text:p>
          </table:table-cell>
          <table:table-cell office:value-type="float" office:value="41.3065" calcext:value-type="float">
            <text:p>41.31</text:p>
          </table:table-cell>
          <table:table-cell office:value-type="float" office:value="41.9519" calcext:value-type="float">
            <text:p>41.95</text:p>
          </table:table-cell>
          <table:table-cell table:style-name="ce16" office:value-type="float" office:value="174245360" calcext:value-type="float">
            <text:p>1742453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01" calcext:value-type="date">
            <text:p>1 Oct 09</text:p>
          </table:table-cell>
          <table:table-cell office:value-type="float" office:value="41.8328" calcext:value-type="float">
            <text:p>41.83</text:p>
          </table:table-cell>
          <table:table-cell table:number-columns-repeated="2" office:value-type="float" office:value="40.7107" calcext:value-type="float">
            <text:p>40.71</text:p>
          </table:table-cell>
          <table:table-cell table:style-name="ce16" office:value-type="float" office:value="141065264" calcext:value-type="float">
            <text:p>1410652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02" calcext:value-type="date">
            <text:p>2 Oct 09</text:p>
          </table:table-cell>
          <table:table-cell office:value-type="float" office:value="40.959" calcext:value-type="float">
            <text:p>40.96</text:p>
          </table:table-cell>
          <table:table-cell office:value-type="float" office:value="40.4327" calcext:value-type="float">
            <text:p>40.43</text:p>
          </table:table-cell>
          <table:table-cell office:value-type="float" office:value="40.5916" calcext:value-type="float">
            <text:p>40.59</text:p>
          </table:table-cell>
          <table:table-cell table:style-name="ce16" office:value-type="float" office:value="146319856" calcext:value-type="float">
            <text:p>1463198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05" calcext:value-type="date">
            <text:p>5 Oct 09</text:p>
          </table:table-cell>
          <table:table-cell office:value-type="float" office:value="41.1079" calcext:value-type="float">
            <text:p>41.11</text:p>
          </table:table-cell>
          <table:table-cell office:value-type="float" office:value="40.5419" calcext:value-type="float">
            <text:p>40.54</text:p>
          </table:table-cell>
          <table:table-cell office:value-type="float" office:value="40.9192" calcext:value-type="float">
            <text:p>40.92</text:p>
          </table:table-cell>
          <table:table-cell table:style-name="ce16" office:value-type="float" office:value="97710792" calcext:value-type="float">
            <text:p>977107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06" calcext:value-type="date">
            <text:p>6 Oct 09</text:p>
          </table:table-cell>
          <table:table-cell office:value-type="float" office:value="41.8427" calcext:value-type="float">
            <text:p>41.84</text:p>
          </table:table-cell>
          <table:table-cell office:value-type="float" office:value="40.9298" calcext:value-type="float">
            <text:p>40.93</text:p>
          </table:table-cell>
          <table:table-cell office:value-type="float" office:value="41.644" calcext:value-type="float">
            <text:p>41.64</text:p>
          </table:table-cell>
          <table:table-cell table:style-name="ce16" office:value-type="float" office:value="125495864" calcext:value-type="float">
            <text:p>1254958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07" calcext:value-type="date">
            <text:p>7 Oct 09</text:p>
          </table:table-cell>
          <table:table-cell office:value-type="float" office:value="41.7832" calcext:value-type="float">
            <text:p>41.78</text:p>
          </table:table-cell>
          <table:table-cell office:value-type="float" office:value="41.4752" calcext:value-type="float">
            <text:p>41.48</text:p>
          </table:table-cell>
          <table:table-cell office:value-type="float" office:value="41.7633" calcext:value-type="float">
            <text:p>41.76</text:p>
          </table:table-cell>
          <table:table-cell table:style-name="ce16" office:value-type="float" office:value="94417944" calcext:value-type="float">
            <text:p>944179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08" calcext:value-type="date">
            <text:p>8 Oct 09</text:p>
          </table:table-cell>
          <table:table-cell office:value-type="float" office:value="42.3193" calcext:value-type="float">
            <text:p>42.32</text:p>
          </table:table-cell>
          <table:table-cell office:value-type="float" office:value="41.8427" calcext:value-type="float">
            <text:p>41.84</text:p>
          </table:table-cell>
          <table:table-cell office:value-type="float" office:value="41.942" calcext:value-type="float">
            <text:p>41.94</text:p>
          </table:table-cell>
          <table:table-cell table:style-name="ce16" office:value-type="float" office:value="108582520" calcext:value-type="float">
            <text:p>1085825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09" calcext:value-type="date">
            <text:p>9 Oct 09</text:p>
          </table:table-cell>
          <table:table-cell office:value-type="float" office:value="42.2498" calcext:value-type="float">
            <text:p>42.25</text:p>
          </table:table-cell>
          <table:table-cell office:value-type="float" office:value="41.7633" calcext:value-type="float">
            <text:p>41.76</text:p>
          </table:table-cell>
          <table:table-cell office:value-type="float" office:value="42.1803" calcext:value-type="float">
            <text:p>42.18</text:p>
          </table:table-cell>
          <table:table-cell table:style-name="ce16" office:value-type="float" office:value="63263976" calcext:value-type="float">
            <text:p>632639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12" calcext:value-type="date">
            <text:p>12 Oct 09</text:p>
          </table:table-cell>
          <table:table-cell office:value-type="float" office:value="42.5676" calcext:value-type="float">
            <text:p>42.57</text:p>
          </table:table-cell>
          <table:table-cell office:value-type="float" office:value="41.9817" calcext:value-type="float">
            <text:p>41.98</text:p>
          </table:table-cell>
          <table:table-cell office:value-type="float" office:value="42.2696" calcext:value-type="float">
            <text:p>42.27</text:p>
          </table:table-cell>
          <table:table-cell table:style-name="ce16" office:value-type="float" office:value="53583736" calcext:value-type="float">
            <text:p>535837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13" calcext:value-type="date">
            <text:p>13 Oct 09</text:p>
          </table:table-cell>
          <table:table-cell office:value-type="float" office:value="42.4485" calcext:value-type="float">
            <text:p>42.45</text:p>
          </table:table-cell>
          <table:table-cell office:value-type="float" office:value="42.0711" calcext:value-type="float">
            <text:p>42.07</text:p>
          </table:table-cell>
          <table:table-cell office:value-type="float" office:value="42.2795" calcext:value-type="float">
            <text:p>42.28</text:p>
          </table:table-cell>
          <table:table-cell table:style-name="ce16" office:value-type="float" office:value="71379704" calcext:value-type="float">
            <text:p>713797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14" calcext:value-type="date">
            <text:p>14 Oct 09</text:p>
          </table:table-cell>
          <table:table-cell office:value-type="float" office:value="42.9876" calcext:value-type="float">
            <text:p>42.99</text:p>
          </table:table-cell>
          <table:table-cell office:value-type="float" office:value="42.5476" calcext:value-type="float">
            <text:p>42.55</text:p>
          </table:table-cell>
          <table:table-cell office:value-type="float" office:value="42.8555" calcext:value-type="float">
            <text:p>42.86</text:p>
          </table:table-cell>
          <table:table-cell table:style-name="ce16" office:value-type="float" office:value="91590864" calcext:value-type="float">
            <text:p>915908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15" calcext:value-type="date">
            <text:p>15 Oct 09</text:p>
          </table:table-cell>
          <table:table-cell office:value-type="float" office:value="42.8158" calcext:value-type="float">
            <text:p>42.82</text:p>
          </table:table-cell>
          <table:table-cell office:value-type="float" office:value="42.5676" calcext:value-type="float">
            <text:p>42.57</text:p>
          </table:table-cell>
          <table:table-cell office:value-type="float" office:value="42.7561" calcext:value-type="float">
            <text:p>42.76</text:p>
          </table:table-cell>
          <table:table-cell table:style-name="ce16" office:value-type="float" office:value="86355008" calcext:value-type="float">
            <text:p>863550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16" calcext:value-type="date">
            <text:p>16 Oct 09</text:p>
          </table:table-cell>
          <table:table-cell office:value-type="float" office:value="42.6867" calcext:value-type="float">
            <text:p>42.69</text:p>
          </table:table-cell>
          <table:table-cell office:value-type="float" office:value="42.1803" calcext:value-type="float">
            <text:p>42.18</text:p>
          </table:table-cell>
          <table:table-cell office:value-type="float" office:value="42.4781" calcext:value-type="float">
            <text:p>42.48</text:p>
          </table:table-cell>
          <table:table-cell table:style-name="ce16" office:value-type="float" office:value="112639184" calcext:value-type="float">
            <text:p>1126391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19" calcext:value-type="date">
            <text:p>19 Oct 09</text:p>
          </table:table-cell>
          <table:table-cell office:value-type="float" office:value="42.9647" calcext:value-type="float">
            <text:p>42.96</text:p>
          </table:table-cell>
          <table:table-cell office:value-type="float" office:value="42.2895" calcext:value-type="float">
            <text:p>42.29</text:p>
          </table:table-cell>
          <table:table-cell office:value-type="float" office:value="42.9052" calcext:value-type="float">
            <text:p>42.91</text:p>
          </table:table-cell>
          <table:table-cell table:style-name="ce16" office:value-type="float" office:value="84044928" calcext:value-type="float">
            <text:p>840449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20" calcext:value-type="date">
            <text:p>20 Oct 09</text:p>
          </table:table-cell>
          <table:table-cell office:value-type="float" office:value="43.1533" calcext:value-type="float">
            <text:p>43.15</text:p>
          </table:table-cell>
          <table:table-cell office:value-type="float" office:value="42.637" calcext:value-type="float">
            <text:p>42.64</text:p>
          </table:table-cell>
          <table:table-cell office:value-type="float" office:value="42.9151" calcext:value-type="float">
            <text:p>42.92</text:p>
          </table:table-cell>
          <table:table-cell table:style-name="ce16" office:value-type="float" office:value="90459872" calcext:value-type="float">
            <text:p>904598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21" calcext:value-type="date">
            <text:p>21 Oct 09</text:p>
          </table:table-cell>
          <table:table-cell office:value-type="float" office:value="43.5109" calcext:value-type="float">
            <text:p>43.51</text:p>
          </table:table-cell>
          <table:table-cell office:value-type="float" office:value="42.7561" calcext:value-type="float">
            <text:p>42.76</text:p>
          </table:table-cell>
          <table:table-cell office:value-type="float" office:value="42.8356" calcext:value-type="float">
            <text:p>42.84</text:p>
          </table:table-cell>
          <table:table-cell table:style-name="ce16" office:value-type="float" office:value="111122056" calcext:value-type="float">
            <text:p>1111220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22" calcext:value-type="date">
            <text:p>22 Oct 09</text:p>
          </table:table-cell>
          <table:table-cell office:value-type="float" office:value="43.1832" calcext:value-type="float">
            <text:p>43.18</text:p>
          </table:table-cell>
          <table:table-cell office:value-type="float" office:value="42.4881" calcext:value-type="float">
            <text:p>42.49</text:p>
          </table:table-cell>
          <table:table-cell office:value-type="float" office:value="43.0044" calcext:value-type="float">
            <text:p>43.00</text:p>
          </table:table-cell>
          <table:table-cell table:style-name="ce16" office:value-type="float" office:value="86446224" calcext:value-type="float">
            <text:p>864462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23" calcext:value-type="date">
            <text:p>23 Oct 09</text:p>
          </table:table-cell>
          <table:table-cell office:value-type="float" office:value="43.4215" calcext:value-type="float">
            <text:p>43.42</text:p>
          </table:table-cell>
          <table:table-cell office:value-type="float" office:value="42.7165" calcext:value-type="float">
            <text:p>42.72</text:p>
          </table:table-cell>
          <table:table-cell office:value-type="float" office:value="42.8257" calcext:value-type="float">
            <text:p>42.83</text:p>
          </table:table-cell>
          <table:table-cell table:style-name="ce16" office:value-type="float" office:value="117853648" calcext:value-type="float">
            <text:p>1178536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26" calcext:value-type="date">
            <text:p>26 Oct 09</text:p>
          </table:table-cell>
          <table:table-cell office:value-type="float" office:value="43.4513" calcext:value-type="float">
            <text:p>43.45</text:p>
          </table:table-cell>
          <table:table-cell office:value-type="float" office:value="42.4881" calcext:value-type="float">
            <text:p>42.49</text:p>
          </table:table-cell>
          <table:table-cell office:value-type="float" office:value="42.6867" calcext:value-type="float">
            <text:p>42.69</text:p>
          </table:table-cell>
          <table:table-cell table:style-name="ce16" office:value-type="float" office:value="107763040" calcext:value-type="float">
            <text:p>1077630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27" calcext:value-type="date">
            <text:p>27 Oct 09</text:p>
          </table:table-cell>
          <table:table-cell office:value-type="float" office:value="42.8059" calcext:value-type="float">
            <text:p>42.81</text:p>
          </table:table-cell>
          <table:table-cell office:value-type="float" office:value="41.8825" calcext:value-type="float">
            <text:p>41.88</text:p>
          </table:table-cell>
          <table:table-cell office:value-type="float" office:value="42.0413" calcext:value-type="float">
            <text:p>42.04</text:p>
          </table:table-cell>
          <table:table-cell table:style-name="ce16" office:value-type="float" office:value="122268880" calcext:value-type="float">
            <text:p>1222688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28" calcext:value-type="date">
            <text:p>28 Oct 09</text:p>
          </table:table-cell>
          <table:table-cell office:value-type="float" office:value="42.0214" calcext:value-type="float">
            <text:p>42.02</text:p>
          </table:table-cell>
          <table:table-cell office:value-type="float" office:value="41.0086" calcext:value-type="float">
            <text:p>41.01</text:p>
          </table:table-cell>
          <table:table-cell office:value-type="float" office:value="41.098" calcext:value-type="float">
            <text:p>41.10</text:p>
          </table:table-cell>
          <table:table-cell table:style-name="ce16" office:value-type="float" office:value="144529648" calcext:value-type="float">
            <text:p>1445296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29" calcext:value-type="date">
            <text:p>29 Oct 09</text:p>
          </table:table-cell>
          <table:table-cell office:value-type="float" office:value="41.8925" calcext:value-type="float">
            <text:p>41.89</text:p>
          </table:table-cell>
          <table:table-cell office:value-type="float" office:value="41.247" calcext:value-type="float">
            <text:p>41.25</text:p>
          </table:table-cell>
          <table:table-cell office:value-type="float" office:value="41.7931" calcext:value-type="float">
            <text:p>41.79</text:p>
          </table:table-cell>
          <table:table-cell table:style-name="ce16" office:value-type="float" office:value="85753344" calcext:value-type="float">
            <text:p>857533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0-30" calcext:value-type="date">
            <text:p>30 Oct 09</text:p>
          </table:table-cell>
          <table:table-cell office:value-type="float" office:value="41.8526" calcext:value-type="float">
            <text:p>41.85</text:p>
          </table:table-cell>
          <table:table-cell office:value-type="float" office:value="40.6313" calcext:value-type="float">
            <text:p>40.63</text:p>
          </table:table-cell>
          <table:table-cell office:value-type="float" office:value="40.6711" calcext:value-type="float">
            <text:p>40.67</text:p>
          </table:table-cell>
          <table:table-cell table:style-name="ce16" office:value-type="float" office:value="163944288" calcext:value-type="float">
            <text:p>1639442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02" calcext:value-type="date">
            <text:p>2 Nov 09</text:p>
          </table:table-cell>
          <table:table-cell office:value-type="float" office:value="41.2767" calcext:value-type="float">
            <text:p>41.28</text:p>
          </table:table-cell>
          <table:table-cell office:value-type="float" office:value="40.3532" calcext:value-type="float">
            <text:p>40.35</text:p>
          </table:table-cell>
          <table:table-cell office:value-type="float" office:value="40.8399" calcext:value-type="float">
            <text:p>40.84</text:p>
          </table:table-cell>
          <table:table-cell table:style-name="ce16" office:value-type="float" office:value="143477552" calcext:value-type="float">
            <text:p>1434775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03" calcext:value-type="date">
            <text:p>3 Nov 09</text:p>
          </table:table-cell>
          <table:table-cell office:value-type="float" office:value="41.0285" calcext:value-type="float">
            <text:p>41.03</text:p>
          </table:table-cell>
          <table:table-cell office:value-type="float" office:value="40.5519" calcext:value-type="float">
            <text:p>40.55</text:p>
          </table:table-cell>
          <table:table-cell office:value-type="float" office:value="40.9689" calcext:value-type="float">
            <text:p>40.97</text:p>
          </table:table-cell>
          <table:table-cell table:style-name="ce16" office:value-type="float" office:value="95765136" calcext:value-type="float">
            <text:p>957651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04" calcext:value-type="date">
            <text:p>4 Nov 09</text:p>
          </table:table-cell>
          <table:table-cell office:value-type="float" office:value="41.5747" calcext:value-type="float">
            <text:p>41.57</text:p>
          </table:table-cell>
          <table:table-cell office:value-type="float" office:value="40.9888" calcext:value-type="float">
            <text:p>40.99</text:p>
          </table:table-cell>
          <table:table-cell office:value-type="float" office:value="41.0384" calcext:value-type="float">
            <text:p>41.04</text:p>
          </table:table-cell>
          <table:table-cell table:style-name="ce16" office:value-type="float" office:value="108637432" calcext:value-type="float">
            <text:p>1086374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05" calcext:value-type="date">
            <text:p>5 Nov 09</text:p>
          </table:table-cell>
          <table:table-cell office:value-type="float" office:value="42.1009" calcext:value-type="float">
            <text:p>42.10</text:p>
          </table:table-cell>
          <table:table-cell office:value-type="float" office:value="41.4852" calcext:value-type="float">
            <text:p>41.49</text:p>
          </table:table-cell>
          <table:table-cell office:value-type="float" office:value="42.0512" calcext:value-type="float">
            <text:p>42.05</text:p>
          </table:table-cell>
          <table:table-cell table:style-name="ce16" office:value-type="float" office:value="136131280" calcext:value-type="float">
            <text:p>1361312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06" calcext:value-type="date">
            <text:p>6 Nov 09</text:p>
          </table:table-cell>
          <table:table-cell office:value-type="float" office:value="42.3492" calcext:value-type="float">
            <text:p>42.35</text:p>
          </table:table-cell>
          <table:table-cell office:value-type="float" office:value="41.7832" calcext:value-type="float">
            <text:p>41.78</text:p>
          </table:table-cell>
          <table:table-cell office:value-type="float" office:value="42.2995" calcext:value-type="float">
            <text:p>42.30</text:p>
          </table:table-cell>
          <table:table-cell table:style-name="ce16" office:value-type="float" office:value="96974048" calcext:value-type="float">
            <text:p>969740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09" calcext:value-type="date">
            <text:p>9 Nov 09</text:p>
          </table:table-cell>
          <table:table-cell office:value-type="float" office:value="43.2129" calcext:value-type="float">
            <text:p>43.21</text:p>
          </table:table-cell>
          <table:table-cell office:value-type="float" office:value="42.5775" calcext:value-type="float">
            <text:p>42.58</text:p>
          </table:table-cell>
          <table:table-cell office:value-type="float" office:value="43.203" calcext:value-type="float">
            <text:p>43.20</text:p>
          </table:table-cell>
          <table:table-cell table:style-name="ce16" office:value-type="float" office:value="102314280" calcext:value-type="float">
            <text:p>1023142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10" calcext:value-type="date">
            <text:p>10 Nov 09</text:p>
          </table:table-cell>
          <table:table-cell office:value-type="float" office:value="43.4627" calcext:value-type="float">
            <text:p>43.46</text:p>
          </table:table-cell>
          <table:table-cell office:value-type="float" office:value="43.0938" calcext:value-type="float">
            <text:p>43.09</text:p>
          </table:table-cell>
          <table:table-cell office:value-type="float" office:value="43.3122" calcext:value-type="float">
            <text:p>43.31</text:p>
          </table:table-cell>
          <table:table-cell table:style-name="ce16" office:value-type="float" office:value="73321312" calcext:value-type="float">
            <text:p>733213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11" calcext:value-type="date">
            <text:p>11 Nov 09</text:p>
          </table:table-cell>
          <table:table-cell office:value-type="float" office:value="43.8286" calcext:value-type="float">
            <text:p>43.83</text:p>
          </table:table-cell>
          <table:table-cell office:value-type="float" office:value="43.3024" calcext:value-type="float">
            <text:p>43.30</text:p>
          </table:table-cell>
          <table:table-cell office:value-type="float" office:value="43.5903" calcext:value-type="float">
            <text:p>43.59</text:p>
          </table:table-cell>
          <table:table-cell table:style-name="ce16" office:value-type="float" office:value="85169184" calcext:value-type="float">
            <text:p>851691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12" calcext:value-type="date">
            <text:p>12 Nov 09</text:p>
          </table:table-cell>
          <table:table-cell office:value-type="float" office:value="43.8484" calcext:value-type="float">
            <text:p>43.85</text:p>
          </table:table-cell>
          <table:table-cell office:value-type="float" office:value="43.2428" calcext:value-type="float">
            <text:p>43.24</text:p>
          </table:table-cell>
          <table:table-cell office:value-type="float" office:value="43.3421" calcext:value-type="float">
            <text:p>43.34</text:p>
          </table:table-cell>
          <table:table-cell table:style-name="ce16" office:value-type="float" office:value="93057584" calcext:value-type="float">
            <text:p>930575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13" calcext:value-type="date">
            <text:p>13 Nov 09</text:p>
          </table:table-cell>
          <table:table-cell office:value-type="float" office:value="43.8286" calcext:value-type="float">
            <text:p>43.83</text:p>
          </table:table-cell>
          <table:table-cell office:value-type="float" office:value="43.3221" calcext:value-type="float">
            <text:p>43.32</text:p>
          </table:table-cell>
          <table:table-cell office:value-type="float" office:value="43.6995" calcext:value-type="float">
            <text:p>43.70</text:p>
          </table:table-cell>
          <table:table-cell table:style-name="ce16" office:value-type="float" office:value="88571856" calcext:value-type="float">
            <text:p>885718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16" calcext:value-type="date">
            <text:p>16 Nov 09</text:p>
          </table:table-cell>
          <table:table-cell office:value-type="float" office:value="44.335" calcext:value-type="float">
            <text:p>44.34</text:p>
          </table:table-cell>
          <table:table-cell office:value-type="float" office:value="43.8088" calcext:value-type="float">
            <text:p>43.81</text:p>
          </table:table-cell>
          <table:table-cell office:value-type="float" office:value="44.1464" calcext:value-type="float">
            <text:p>44.15</text:p>
          </table:table-cell>
          <table:table-cell table:style-name="ce16" office:value-type="float" office:value="88350496" calcext:value-type="float">
            <text:p>883504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17" calcext:value-type="date">
            <text:p>17 Nov 09</text:p>
          </table:table-cell>
          <table:table-cell office:value-type="float" office:value="44.2854" calcext:value-type="float">
            <text:p>44.29</text:p>
          </table:table-cell>
          <table:table-cell office:value-type="float" office:value="43.9378" calcext:value-type="float">
            <text:p>43.94</text:p>
          </table:table-cell>
          <table:table-cell office:value-type="float" office:value="44.2854" calcext:value-type="float">
            <text:p>44.29</text:p>
          </table:table-cell>
          <table:table-cell table:style-name="ce16" office:value-type="float" office:value="82439304" calcext:value-type="float">
            <text:p>824393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18" calcext:value-type="date">
            <text:p>18 Nov 09</text:p>
          </table:table-cell>
          <table:table-cell office:value-type="float" office:value="44.1761" calcext:value-type="float">
            <text:p>44.18</text:p>
          </table:table-cell>
          <table:table-cell office:value-type="float" office:value="43.7392" calcext:value-type="float">
            <text:p>43.74</text:p>
          </table:table-cell>
          <table:table-cell office:value-type="float" office:value="44.0401" calcext:value-type="float">
            <text:p>44.04</text:p>
          </table:table-cell>
          <table:table-cell table:style-name="ce16" office:value-type="float" office:value="100894256" calcext:value-type="float">
            <text:p>1008942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19" calcext:value-type="date">
            <text:p>19 Nov 09</text:p>
          </table:table-cell>
          <table:table-cell office:value-type="float" office:value="43.769" calcext:value-type="float">
            <text:p>43.77</text:p>
          </table:table-cell>
          <table:table-cell office:value-type="float" office:value="43.0442" calcext:value-type="float">
            <text:p>43.04</text:p>
          </table:table-cell>
          <table:table-cell office:value-type="float" office:value="43.352" calcext:value-type="float">
            <text:p>43.35</text:p>
          </table:table-cell>
          <table:table-cell table:style-name="ce16" office:value-type="float" office:value="115330928" calcext:value-type="float">
            <text:p>1153309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20" calcext:value-type="date">
            <text:p>20 Nov 09</text:p>
          </table:table-cell>
          <table:table-cell office:value-type="float" office:value="43.2428" calcext:value-type="float">
            <text:p>43.24</text:p>
          </table:table-cell>
          <table:table-cell office:value-type="float" office:value="42.9747" calcext:value-type="float">
            <text:p>42.97</text:p>
          </table:table-cell>
          <table:table-cell office:value-type="float" office:value="43.1336" calcext:value-type="float">
            <text:p>43.13</text:p>
          </table:table-cell>
          <table:table-cell table:style-name="ce16" office:value-type="float" office:value="71401784" calcext:value-type="float">
            <text:p>714017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23" calcext:value-type="date">
            <text:p>23 Nov 09</text:p>
          </table:table-cell>
          <table:table-cell office:value-type="float" office:value="44.0868" calcext:value-type="float">
            <text:p>44.09</text:p>
          </table:table-cell>
          <table:table-cell office:value-type="float" office:value="43.5506" calcext:value-type="float">
            <text:p>43.55</text:p>
          </table:table-cell>
          <table:table-cell office:value-type="float" office:value="43.8286" calcext:value-type="float">
            <text:p>43.83</text:p>
          </table:table-cell>
          <table:table-cell table:style-name="ce16" office:value-type="float" office:value="92236768" calcext:value-type="float">
            <text:p>922367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24" calcext:value-type="date">
            <text:p>24 Nov 09</text:p>
          </table:table-cell>
          <table:table-cell office:value-type="float" office:value="43.8384" calcext:value-type="float">
            <text:p>43.84</text:p>
          </table:table-cell>
          <table:table-cell office:value-type="float" office:value="43.4215" calcext:value-type="float">
            <text:p>43.42</text:p>
          </table:table-cell>
          <table:table-cell office:value-type="float" office:value="43.6796" calcext:value-type="float">
            <text:p>43.68</text:p>
          </table:table-cell>
          <table:table-cell table:style-name="ce16" office:value-type="float" office:value="61050136" calcext:value-type="float">
            <text:p>610501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25" calcext:value-type="date">
            <text:p>25 Nov 09</text:p>
          </table:table-cell>
          <table:table-cell office:value-type="float" office:value="43.908" calcext:value-type="float">
            <text:p>43.91</text:p>
          </table:table-cell>
          <table:table-cell office:value-type="float" office:value="43.6995" calcext:value-type="float">
            <text:p>43.70</text:p>
          </table:table-cell>
          <table:table-cell office:value-type="float" office:value="43.8683" calcext:value-type="float">
            <text:p>43.87</text:p>
          </table:table-cell>
          <table:table-cell table:style-name="ce16" office:value-type="float" office:value="37888368" calcext:value-type="float">
            <text:p>378883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27" calcext:value-type="date">
            <text:p>27 Nov 09</text:p>
          </table:table-cell>
          <table:table-cell office:value-type="float" office:value="43.5208" calcext:value-type="float">
            <text:p>43.52</text:p>
          </table:table-cell>
          <table:table-cell office:value-type="float" office:value="42.5973" calcext:value-type="float">
            <text:p>42.60</text:p>
          </table:table-cell>
          <table:table-cell office:value-type="float" office:value="43.203" calcext:value-type="float">
            <text:p>43.20</text:p>
          </table:table-cell>
          <table:table-cell table:style-name="ce16" office:value-type="float" office:value="61649632" calcext:value-type="float">
            <text:p>616496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1-30" calcext:value-type="date">
            <text:p>30 Nov 09</text:p>
          </table:table-cell>
          <table:table-cell office:value-type="float" office:value="43.3122" calcext:value-type="float">
            <text:p>43.31</text:p>
          </table:table-cell>
          <table:table-cell office:value-type="float" office:value="42.8059" calcext:value-type="float">
            <text:p>42.81</text:p>
          </table:table-cell>
          <table:table-cell office:value-type="float" office:value="43.2528" calcext:value-type="float">
            <text:p>43.25</text:p>
          </table:table-cell>
          <table:table-cell table:style-name="ce16" office:value-type="float" office:value="85389888" calcext:value-type="float">
            <text:p>853898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01" calcext:value-type="date">
            <text:p>1 Dec 09</text:p>
          </table:table-cell>
          <table:table-cell office:value-type="float" office:value="43.9876" calcext:value-type="float">
            <text:p>43.99</text:p>
          </table:table-cell>
          <table:table-cell office:value-type="float" office:value="43.5704" calcext:value-type="float">
            <text:p>43.57</text:p>
          </table:table-cell>
          <table:table-cell office:value-type="float" office:value="43.6995" calcext:value-type="float">
            <text:p>43.70</text:p>
          </table:table-cell>
          <table:table-cell table:style-name="ce16" office:value-type="float" office:value="82353056" calcext:value-type="float">
            <text:p>823530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02" calcext:value-type="date">
            <text:p>2 Dec 09</text:p>
          </table:table-cell>
          <table:table-cell office:value-type="float" office:value="44.1761" calcext:value-type="float">
            <text:p>44.18</text:p>
          </table:table-cell>
          <table:table-cell office:value-type="float" office:value="43.6697" calcext:value-type="float">
            <text:p>43.67</text:p>
          </table:table-cell>
          <table:table-cell office:value-type="float" office:value="43.7591" calcext:value-type="float">
            <text:p>43.76</text:p>
          </table:table-cell>
          <table:table-cell table:style-name="ce16" office:value-type="float" office:value="82164912" calcext:value-type="float">
            <text:p>821649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03" calcext:value-type="date">
            <text:p>3 Dec 09</text:p>
          </table:table-cell>
          <table:table-cell office:value-type="float" office:value="44.1861" calcext:value-type="float">
            <text:p>44.19</text:p>
          </table:table-cell>
          <table:table-cell office:value-type="float" office:value="43.5704" calcext:value-type="float">
            <text:p>43.57</text:p>
          </table:table-cell>
          <table:table-cell office:value-type="float" office:value="43.5803" calcext:value-type="float">
            <text:p>43.58</text:p>
          </table:table-cell>
          <table:table-cell table:style-name="ce16" office:value-type="float" office:value="72955688" calcext:value-type="float">
            <text:p>729556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04" calcext:value-type="date">
            <text:p>4 Dec 09</text:p>
          </table:table-cell>
          <table:table-cell office:value-type="float" office:value="44.4144" calcext:value-type="float">
            <text:p>44.41</text:p>
          </table:table-cell>
          <table:table-cell office:value-type="float" office:value="43.352" calcext:value-type="float">
            <text:p>43.35</text:p>
          </table:table-cell>
          <table:table-cell office:value-type="float" office:value="43.8088" calcext:value-type="float">
            <text:p>43.81</text:p>
          </table:table-cell>
          <table:table-cell table:style-name="ce16" office:value-type="float" office:value="125917984" calcext:value-type="float">
            <text:p>1259179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07" calcext:value-type="date">
            <text:p>7 Dec 09</text:p>
          </table:table-cell>
          <table:table-cell office:value-type="float" office:value="43.9776" calcext:value-type="float">
            <text:p>43.98</text:p>
          </table:table-cell>
          <table:table-cell office:value-type="float" office:value="43.5109" calcext:value-type="float">
            <text:p>43.51</text:p>
          </table:table-cell>
          <table:table-cell office:value-type="float" office:value="43.6002" calcext:value-type="float">
            <text:p>43.60</text:p>
          </table:table-cell>
          <table:table-cell table:style-name="ce16" office:value-type="float" office:value="67897072" calcext:value-type="float">
            <text:p>678970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08" calcext:value-type="date">
            <text:p>8 Dec 09</text:p>
          </table:table-cell>
          <table:table-cell office:value-type="float" office:value="43.6896" calcext:value-type="float">
            <text:p>43.69</text:p>
          </table:table-cell>
          <table:table-cell office:value-type="float" office:value="43.054" calcext:value-type="float">
            <text:p>43.05</text:p>
          </table:table-cell>
          <table:table-cell office:value-type="float" office:value="43.3341" calcext:value-type="float">
            <text:p>43.33</text:p>
          </table:table-cell>
          <table:table-cell table:style-name="ce16" office:value-type="float" office:value="87178576" calcext:value-type="float">
            <text:p>871785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09" calcext:value-type="date">
            <text:p>9 Dec 09</text:p>
          </table:table-cell>
          <table:table-cell office:value-type="float" office:value="43.8088" calcext:value-type="float">
            <text:p>43.81</text:p>
          </table:table-cell>
          <table:table-cell office:value-type="float" office:value="43.0143" calcext:value-type="float">
            <text:p>43.01</text:p>
          </table:table-cell>
          <table:table-cell office:value-type="float" office:value="43.769" calcext:value-type="float">
            <text:p>43.77</text:p>
          </table:table-cell>
          <table:table-cell table:style-name="ce16" office:value-type="float" office:value="79321208" calcext:value-type="float">
            <text:p>793212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10" calcext:value-type="date">
            <text:p>10 Dec 09</text:p>
          </table:table-cell>
          <table:table-cell office:value-type="float" office:value="44.2257" calcext:value-type="float">
            <text:p>44.23</text:p>
          </table:table-cell>
          <table:table-cell office:value-type="float" office:value="43.9279" calcext:value-type="float">
            <text:p>43.93</text:p>
          </table:table-cell>
          <table:table-cell office:value-type="float" office:value="43.9876" calcext:value-type="float">
            <text:p>43.99</text:p>
          </table:table-cell>
          <table:table-cell table:style-name="ce16" office:value-type="float" office:value="77232600" calcext:value-type="float">
            <text:p>772326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11" calcext:value-type="date">
            <text:p>11 Dec 09</text:p>
          </table:table-cell>
          <table:table-cell office:value-type="float" office:value="44.2754" calcext:value-type="float">
            <text:p>44.28</text:p>
          </table:table-cell>
          <table:table-cell office:value-type="float" office:value="43.64" calcext:value-type="float">
            <text:p>43.64</text:p>
          </table:table-cell>
          <table:table-cell office:value-type="float" office:value="43.8188" calcext:value-type="float">
            <text:p>43.82</text:p>
          </table:table-cell>
          <table:table-cell table:style-name="ce16" office:value-type="float" office:value="67105216" calcext:value-type="float">
            <text:p>671052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14" calcext:value-type="date">
            <text:p>14 Dec 09</text:p>
          </table:table-cell>
          <table:table-cell office:value-type="float" office:value="44.2854" calcext:value-type="float">
            <text:p>44.29</text:p>
          </table:table-cell>
          <table:table-cell office:value-type="float" office:value="43.8782" calcext:value-type="float">
            <text:p>43.88</text:p>
          </table:table-cell>
          <table:table-cell office:value-type="float" office:value="44.2357" calcext:value-type="float">
            <text:p>44.24</text:p>
          </table:table-cell>
          <table:table-cell table:style-name="ce16" office:value-type="float" office:value="48192032" calcext:value-type="float">
            <text:p>481920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15" calcext:value-type="date">
            <text:p>15 Dec 09</text:p>
          </table:table-cell>
          <table:table-cell office:value-type="float" office:value="44.3549" calcext:value-type="float">
            <text:p>44.35</text:p>
          </table:table-cell>
          <table:table-cell office:value-type="float" office:value="43.8584" calcext:value-type="float">
            <text:p>43.86</text:p>
          </table:table-cell>
          <table:table-cell office:value-type="float" office:value="43.9876" calcext:value-type="float">
            <text:p>43.99</text:p>
          </table:table-cell>
          <table:table-cell table:style-name="ce16" office:value-type="float" office:value="61588980" calcext:value-type="float">
            <text:p>615889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16" calcext:value-type="date">
            <text:p>16 Dec 09</text:p>
          </table:table-cell>
          <table:table-cell office:value-type="float" office:value="44.3846" calcext:value-type="float">
            <text:p>44.38</text:p>
          </table:table-cell>
          <table:table-cell office:value-type="float" office:value="43.9776" calcext:value-type="float">
            <text:p>43.98</text:p>
          </table:table-cell>
          <table:table-cell office:value-type="float" office:value="44.0469" calcext:value-type="float">
            <text:p>44.05</text:p>
          </table:table-cell>
          <table:table-cell table:style-name="ce16" office:value-type="float" office:value="62028904" calcext:value-type="float">
            <text:p>620289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17" calcext:value-type="date">
            <text:p>17 Dec 09</text:p>
          </table:table-cell>
          <table:table-cell office:value-type="float" office:value="43.8981" calcext:value-type="float">
            <text:p>43.90</text:p>
          </table:table-cell>
          <table:table-cell office:value-type="float" office:value="43.4513" calcext:value-type="float">
            <text:p>43.45</text:p>
          </table:table-cell>
          <table:table-cell office:value-type="float" office:value="43.5109" calcext:value-type="float">
            <text:p>43.51</text:p>
          </table:table-cell>
          <table:table-cell table:style-name="ce16" office:value-type="float" office:value="90810752" calcext:value-type="float">
            <text:p>908107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18" calcext:value-type="date">
            <text:p>18 Dec 09</text:p>
          </table:table-cell>
          <table:table-cell office:value-type="float" office:value="44.2446" calcext:value-type="float">
            <text:p>44.24</text:p>
          </table:table-cell>
          <table:table-cell office:value-type="float" office:value="43.7671" calcext:value-type="float">
            <text:p>43.77</text:p>
          </table:table-cell>
          <table:table-cell office:value-type="float" office:value="44.2246" calcext:value-type="float">
            <text:p>44.22</text:p>
          </table:table-cell>
          <table:table-cell table:style-name="ce16" office:value-type="float" office:value="96913840" calcext:value-type="float">
            <text:p>969138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21" calcext:value-type="date">
            <text:p>21 Dec 09</text:p>
          </table:table-cell>
          <table:table-cell office:value-type="float" office:value="44.8911" calcext:value-type="float">
            <text:p>44.89</text:p>
          </table:table-cell>
          <table:table-cell office:value-type="float" office:value="44.4335" calcext:value-type="float">
            <text:p>44.43</text:p>
          </table:table-cell>
          <table:table-cell office:value-type="float" office:value="44.722" calcext:value-type="float">
            <text:p>44.72</text:p>
          </table:table-cell>
          <table:table-cell table:style-name="ce16" office:value-type="float" office:value="82795656" calcext:value-type="float">
            <text:p>827956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22" calcext:value-type="date">
            <text:p>22 Dec 09</text:p>
          </table:table-cell>
          <table:table-cell office:value-type="float" office:value="45.0502" calcext:value-type="float">
            <text:p>45.05</text:p>
          </table:table-cell>
          <table:table-cell office:value-type="float" office:value="44.7916" calcext:value-type="float">
            <text:p>44.79</text:p>
          </table:table-cell>
          <table:table-cell office:value-type="float" office:value="44.9905" calcext:value-type="float">
            <text:p>44.99</text:p>
          </table:table-cell>
          <table:table-cell table:style-name="ce16" office:value-type="float" office:value="51813224" calcext:value-type="float">
            <text:p>518132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23" calcext:value-type="date">
            <text:p>23 Dec 09</text:p>
          </table:table-cell>
          <table:table-cell office:value-type="float" office:value="45.3287" calcext:value-type="float">
            <text:p>45.33</text:p>
          </table:table-cell>
          <table:table-cell office:value-type="float" office:value="44.9707" calcext:value-type="float">
            <text:p>44.97</text:p>
          </table:table-cell>
          <table:table-cell office:value-type="float" office:value="45.3188" calcext:value-type="float">
            <text:p>45.32</text:p>
          </table:table-cell>
          <table:table-cell table:style-name="ce16" office:value-type="float" office:value="74285592" calcext:value-type="float">
            <text:p>742855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24" calcext:value-type="date">
            <text:p>24 Dec 09</text:p>
          </table:table-cell>
          <table:table-cell office:value-type="float" office:value="45.7366" calcext:value-type="float">
            <text:p>45.74</text:p>
          </table:table-cell>
          <table:table-cell office:value-type="float" office:value="45.3586" calcext:value-type="float">
            <text:p>45.36</text:p>
          </table:table-cell>
          <table:table-cell office:value-type="float" office:value="45.7366" calcext:value-type="float">
            <text:p>45.74</text:p>
          </table:table-cell>
          <table:table-cell table:style-name="ce16" office:value-type="float" office:value="31938822" calcext:value-type="float">
            <text:p>3193882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28" calcext:value-type="date">
            <text:p>28 Dec 09</text:p>
          </table:table-cell>
          <table:table-cell office:value-type="float" office:value="46.0548" calcext:value-type="float">
            <text:p>46.05</text:p>
          </table:table-cell>
          <table:table-cell office:value-type="float" office:value="45.6968" calcext:value-type="float">
            <text:p>45.70</text:p>
          </table:table-cell>
          <table:table-cell office:value-type="float" office:value="45.9753" calcext:value-type="float">
            <text:p>45.98</text:p>
          </table:table-cell>
          <table:table-cell table:style-name="ce16" office:value-type="float" office:value="49616948" calcext:value-type="float">
            <text:p>496169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29" calcext:value-type="date">
            <text:p>29 Dec 09</text:p>
          </table:table-cell>
          <table:table-cell office:value-type="float" office:value="46.0052" calcext:value-type="float">
            <text:p>46.01</text:p>
          </table:table-cell>
          <table:table-cell office:value-type="float" office:value="45.7466" calcext:value-type="float">
            <text:p>45.75</text:p>
          </table:table-cell>
          <table:table-cell office:value-type="float" office:value="45.7863" calcext:value-type="float">
            <text:p>45.79</text:p>
          </table:table-cell>
          <table:table-cell table:style-name="ce16" office:value-type="float" office:value="32559720" calcext:value-type="float">
            <text:p>325597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30" calcext:value-type="date">
            <text:p>30 Dec 09</text:p>
          </table:table-cell>
          <table:table-cell office:value-type="float" office:value="46.0151" calcext:value-type="float">
            <text:p>46.02</text:p>
          </table:table-cell>
          <table:table-cell office:value-type="float" office:value="45.7167" calcext:value-type="float">
            <text:p>45.72</text:p>
          </table:table-cell>
          <table:table-cell office:value-type="float" office:value="45.9256" calcext:value-type="float">
            <text:p>45.93</text:p>
          </table:table-cell>
          <table:table-cell table:style-name="ce16" office:value-type="float" office:value="57884832" calcext:value-type="float">
            <text:p>578848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09-12-31" calcext:value-type="date">
            <text:p>31 Dec 09</text:p>
          </table:table-cell>
          <table:table-cell office:value-type="float" office:value="46.0301" calcext:value-type="float">
            <text:p>46.03</text:p>
          </table:table-cell>
          <table:table-cell table:number-columns-repeated="2" office:value-type="float" office:value="45.5078" calcext:value-type="float">
            <text:p>45.51</text:p>
          </table:table-cell>
          <table:table-cell table:style-name="ce16" office:value-type="float" office:value="49982608" calcext:value-type="float">
            <text:p>499826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04" calcext:value-type="date">
            <text:p>4 Jan 10</text:p>
          </table:table-cell>
          <table:table-cell office:value-type="float" office:value="46.2389" calcext:value-type="float">
            <text:p>46.24</text:p>
          </table:table-cell>
          <table:table-cell office:value-type="float" office:value="46.0251" calcext:value-type="float">
            <text:p>46.03</text:p>
          </table:table-cell>
          <table:table-cell office:value-type="float" office:value="46.1743" calcext:value-type="float">
            <text:p>46.17</text:p>
          </table:table-cell>
          <table:table-cell table:style-name="ce16" office:value-type="float" office:value="63125856" calcext:value-type="float">
            <text:p>631258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05" calcext:value-type="date">
            <text:p>5 Jan 10</text:p>
          </table:table-cell>
          <table:table-cell office:value-type="float" office:value="46.2538" calcext:value-type="float">
            <text:p>46.25</text:p>
          </table:table-cell>
          <table:table-cell office:value-type="float" office:value="45.9157" calcext:value-type="float">
            <text:p>45.92</text:p>
          </table:table-cell>
          <table:table-cell office:value-type="float" office:value="46.1743" calcext:value-type="float">
            <text:p>46.17</text:p>
          </table:table-cell>
          <table:table-cell table:style-name="ce16" office:value-type="float" office:value="63245184" calcext:value-type="float">
            <text:p>632451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06" calcext:value-type="date">
            <text:p>6 Jan 10</text:p>
          </table:table-cell>
          <table:table-cell office:value-type="float" office:value="46.3036" calcext:value-type="float">
            <text:p>46.30</text:p>
          </table:table-cell>
          <table:table-cell office:value-type="float" office:value="45.8262" calcext:value-type="float">
            <text:p>45.83</text:p>
          </table:table-cell>
          <table:table-cell office:value-type="float" office:value="45.8957" calcext:value-type="float">
            <text:p>45.90</text:p>
          </table:table-cell>
          <table:table-cell table:style-name="ce16" office:value-type="float" office:value="96505856" calcext:value-type="float">
            <text:p>965058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07" calcext:value-type="date">
            <text:p>7 Jan 10</text:p>
          </table:table-cell>
          <table:table-cell office:value-type="float" office:value="46.0251" calcext:value-type="float">
            <text:p>46.03</text:p>
          </table:table-cell>
          <table:table-cell office:value-type="float" office:value="45.6769" calcext:value-type="float">
            <text:p>45.68</text:p>
          </table:table-cell>
          <table:table-cell office:value-type="float" office:value="45.9256" calcext:value-type="float">
            <text:p>45.93</text:p>
          </table:table-cell>
          <table:table-cell table:style-name="ce16" office:value-type="float" office:value="77491848" calcext:value-type="float">
            <text:p>774918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08" calcext:value-type="date">
            <text:p>8 Jan 10</text:p>
          </table:table-cell>
          <table:table-cell office:value-type="float" office:value="46.3036" calcext:value-type="float">
            <text:p>46.30</text:p>
          </table:table-cell>
          <table:table-cell office:value-type="float" office:value="45.6868" calcext:value-type="float">
            <text:p>45.69</text:p>
          </table:table-cell>
          <table:table-cell office:value-type="float" office:value="46.3036" calcext:value-type="float">
            <text:p>46.30</text:p>
          </table:table-cell>
          <table:table-cell table:style-name="ce16" office:value-type="float" office:value="89341432" calcext:value-type="float">
            <text:p>893414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11" calcext:value-type="date">
            <text:p>11 Jan 10</text:p>
          </table:table-cell>
          <table:table-cell office:value-type="float" office:value="46.3931" calcext:value-type="float">
            <text:p>46.39</text:p>
          </table:table-cell>
          <table:table-cell office:value-type="float" office:value="45.8759" calcext:value-type="float">
            <text:p>45.88</text:p>
          </table:table-cell>
          <table:table-cell office:value-type="float" office:value="46.1146" calcext:value-type="float">
            <text:p>46.11</text:p>
          </table:table-cell>
          <table:table-cell table:style-name="ce16" office:value-type="float" office:value="105049000" calcext:value-type="float">
            <text:p>1050490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12" calcext:value-type="date">
            <text:p>12 Jan 10</text:p>
          </table:table-cell>
          <table:table-cell office:value-type="float" office:value="45.8957" calcext:value-type="float">
            <text:p>45.90</text:p>
          </table:table-cell>
          <table:table-cell office:value-type="float" office:value="45.289" calcext:value-type="float">
            <text:p>45.29</text:p>
          </table:table-cell>
          <table:table-cell office:value-type="float" office:value="45.5376" calcext:value-type="float">
            <text:p>45.54</text:p>
          </table:table-cell>
          <table:table-cell table:style-name="ce16" office:value-type="float" office:value="90895336" calcext:value-type="float">
            <text:p>908953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13" calcext:value-type="date">
            <text:p>13 Jan 10</text:p>
          </table:table-cell>
          <table:table-cell office:value-type="float" office:value="46.2439" calcext:value-type="float">
            <text:p>46.24</text:p>
          </table:table-cell>
          <table:table-cell office:value-type="float" office:value="45.3685" calcext:value-type="float">
            <text:p>45.37</text:p>
          </table:table-cell>
          <table:table-cell office:value-type="float" office:value="46.1046" calcext:value-type="float">
            <text:p>46.10</text:p>
          </table:table-cell>
          <table:table-cell table:style-name="ce16" office:value-type="float" office:value="101125360" calcext:value-type="float">
            <text:p>1011253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14" calcext:value-type="date">
            <text:p>14 Jan 10</text:p>
          </table:table-cell>
          <table:table-cell office:value-type="float" office:value="46.2737" calcext:value-type="float">
            <text:p>46.27</text:p>
          </table:table-cell>
          <table:table-cell office:value-type="float" office:value="45.9753" calcext:value-type="float">
            <text:p>45.98</text:p>
          </table:table-cell>
          <table:table-cell office:value-type="float" office:value="46.1444" calcext:value-type="float">
            <text:p>46.14</text:p>
          </table:table-cell>
          <table:table-cell table:style-name="ce16" office:value-type="float" office:value="75973352" calcext:value-type="float">
            <text:p>759733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15" calcext:value-type="date">
            <text:p>15 Jan 10</text:p>
          </table:table-cell>
          <table:table-cell office:value-type="float" office:value="46.3036" calcext:value-type="float">
            <text:p>46.30</text:p>
          </table:table-cell>
          <table:table-cell office:value-type="float" office:value="45.4083" calcext:value-type="float">
            <text:p>45.41</text:p>
          </table:table-cell>
          <table:table-cell office:value-type="float" office:value="45.6073" calcext:value-type="float">
            <text:p>45.61</text:p>
          </table:table-cell>
          <table:table-cell table:style-name="ce16" office:value-type="float" office:value="127527984" calcext:value-type="float">
            <text:p>1275279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19" calcext:value-type="date">
            <text:p>19 Jan 10</text:p>
          </table:table-cell>
          <table:table-cell office:value-type="float" office:value="46.3931" calcext:value-type="float">
            <text:p>46.39</text:p>
          </table:table-cell>
          <table:table-cell office:value-type="float" office:value="45.7068" calcext:value-type="float">
            <text:p>45.71</text:p>
          </table:table-cell>
          <table:table-cell office:value-type="float" office:value="46.3434" calcext:value-type="float">
            <text:p>46.34</text:p>
          </table:table-cell>
          <table:table-cell table:style-name="ce16" office:value-type="float" office:value="84735608" calcext:value-type="float">
            <text:p>847356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20" calcext:value-type="date">
            <text:p>20 Jan 10</text:p>
          </table:table-cell>
          <table:table-cell office:value-type="float" office:value="46.3572" calcext:value-type="float">
            <text:p>46.36</text:p>
          </table:table-cell>
          <table:table-cell office:value-type="float" office:value="45.1896" calcext:value-type="float">
            <text:p>45.19</text:p>
          </table:table-cell>
          <table:table-cell office:value-type="float" office:value="45.6769" calcext:value-type="float">
            <text:p>45.68</text:p>
          </table:table-cell>
          <table:table-cell table:style-name="ce16" office:value-type="float" office:value="146342672" calcext:value-type="float">
            <text:p>1463426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21" calcext:value-type="date">
            <text:p>21 Jan 10</text:p>
          </table:table-cell>
          <table:table-cell office:value-type="float" office:value="46.1046" calcext:value-type="float">
            <text:p>46.10</text:p>
          </table:table-cell>
          <table:table-cell office:value-type="float" office:value="45.0602" calcext:value-type="float">
            <text:p>45.06</text:p>
          </table:table-cell>
          <table:table-cell office:value-type="float" office:value="45.2492" calcext:value-type="float">
            <text:p>45.25</text:p>
          </table:table-cell>
          <table:table-cell table:style-name="ce16" office:value-type="float" office:value="205963232" calcext:value-type="float">
            <text:p>2059632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22" calcext:value-type="date">
            <text:p>22 Jan 10</text:p>
          </table:table-cell>
          <table:table-cell office:value-type="float" office:value="45.2392" calcext:value-type="float">
            <text:p>45.24</text:p>
          </table:table-cell>
          <table:table-cell office:value-type="float" office:value="43.8069" calcext:value-type="float">
            <text:p>43.81</text:p>
          </table:table-cell>
          <table:table-cell office:value-type="float" office:value="43.9263" calcext:value-type="float">
            <text:p>43.93</text:p>
          </table:table-cell>
          <table:table-cell table:style-name="ce16" office:value-type="float" office:value="171989488" calcext:value-type="float">
            <text:p>1719894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25" calcext:value-type="date">
            <text:p>25 Jan 10</text:p>
          </table:table-cell>
          <table:table-cell office:value-type="float" office:value="44.3639" calcext:value-type="float">
            <text:p>44.36</text:p>
          </table:table-cell>
          <table:table-cell office:value-type="float" office:value="43.8865" calcext:value-type="float">
            <text:p>43.89</text:p>
          </table:table-cell>
          <table:table-cell office:value-type="float" office:value="44.0755" calcext:value-type="float">
            <text:p>44.08</text:p>
          </table:table-cell>
          <table:table-cell table:style-name="ce16" office:value-type="float" office:value="154913216" calcext:value-type="float">
            <text:p>1549132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26" calcext:value-type="date">
            <text:p>26 Jan 10</text:p>
          </table:table-cell>
          <table:table-cell office:value-type="float" office:value="44.6524" calcext:value-type="float">
            <text:p>44.65</text:p>
          </table:table-cell>
          <table:table-cell office:value-type="float" office:value="43.8169" calcext:value-type="float">
            <text:p>43.82</text:p>
          </table:table-cell>
          <table:table-cell office:value-type="float" office:value="44.1152" calcext:value-type="float">
            <text:p>44.12</text:p>
          </table:table-cell>
          <table:table-cell table:style-name="ce16" office:value-type="float" office:value="141492704" calcext:value-type="float">
            <text:p>1414927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27" calcext:value-type="date">
            <text:p>27 Jan 10</text:p>
          </table:table-cell>
          <table:table-cell office:value-type="float" office:value="44.6126" calcext:value-type="float">
            <text:p>44.61</text:p>
          </table:table-cell>
          <table:table-cell office:value-type="float" office:value="43.7771" calcext:value-type="float">
            <text:p>43.78</text:p>
          </table:table-cell>
          <table:table-cell office:value-type="float" office:value="44.4635" calcext:value-type="float">
            <text:p>44.46</text:p>
          </table:table-cell>
          <table:table-cell table:style-name="ce16" office:value-type="float" office:value="162388384" calcext:value-type="float">
            <text:p>1623883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28" calcext:value-type="date">
            <text:p>28 Jan 10</text:p>
          </table:table-cell>
          <table:table-cell office:value-type="float" office:value="44.1949" calcext:value-type="float">
            <text:p>44.19</text:p>
          </table:table-cell>
          <table:table-cell office:value-type="float" office:value="43.0908" calcext:value-type="float">
            <text:p>43.09</text:p>
          </table:table-cell>
          <table:table-cell office:value-type="float" office:value="43.3194" calcext:value-type="float">
            <text:p>43.32</text:p>
          </table:table-cell>
          <table:table-cell table:style-name="ce16" office:value-type="float" office:value="222488016" calcext:value-type="float">
            <text:p>2224880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1-29" calcext:value-type="date">
            <text:p>29 Jan 10</text:p>
          </table:table-cell>
          <table:table-cell office:value-type="float" office:value="43.7869" calcext:value-type="float">
            <text:p>43.79</text:p>
          </table:table-cell>
          <table:table-cell office:value-type="float" office:value="42.4044" calcext:value-type="float">
            <text:p>42.40</text:p>
          </table:table-cell>
          <table:table-cell office:value-type="float" office:value="42.5635" calcext:value-type="float">
            <text:p>42.56</text:p>
          </table:table-cell>
          <table:table-cell table:style-name="ce16" office:value-type="float" office:value="213235056" calcext:value-type="float">
            <text:p>2132350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01" calcext:value-type="date">
            <text:p>1 Feb 10</text:p>
          </table:table-cell>
          <table:table-cell office:value-type="float" office:value="43.0515" calcext:value-type="float">
            <text:p>43.05</text:p>
          </table:table-cell>
          <table:table-cell office:value-type="float" office:value="42.653" calcext:value-type="float">
            <text:p>42.65</text:p>
          </table:table-cell>
          <table:table-cell office:value-type="float" office:value="43.031" calcext:value-type="float">
            <text:p>43.03</text:p>
          </table:table-cell>
          <table:table-cell table:style-name="ce16" office:value-type="float" office:value="137532160" calcext:value-type="float">
            <text:p>1375321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02" calcext:value-type="date">
            <text:p>2 Feb 10</text:p>
          </table:table-cell>
          <table:table-cell office:value-type="float" office:value="43.5483" calcext:value-type="float">
            <text:p>43.55</text:p>
          </table:table-cell>
          <table:table-cell office:value-type="float" office:value="42.8022" calcext:value-type="float">
            <text:p>42.80</text:p>
          </table:table-cell>
          <table:table-cell office:value-type="float" office:value="43.4189" calcext:value-type="float">
            <text:p>43.42</text:p>
          </table:table-cell>
          <table:table-cell table:style-name="ce16" office:value-type="float" office:value="111246168" calcext:value-type="float">
            <text:p>1112461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03" calcext:value-type="date">
            <text:p>3 Feb 10</text:p>
          </table:table-cell>
          <table:table-cell office:value-type="float" office:value="43.7372" calcext:value-type="float">
            <text:p>43.74</text:p>
          </table:table-cell>
          <table:table-cell office:value-type="float" office:value="43.1901" calcext:value-type="float">
            <text:p>43.19</text:p>
          </table:table-cell>
          <table:table-cell office:value-type="float" office:value="43.6576" calcext:value-type="float">
            <text:p>43.66</text:p>
          </table:table-cell>
          <table:table-cell table:style-name="ce16" office:value-type="float" office:value="93719208" calcext:value-type="float">
            <text:p>937192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04" calcext:value-type="date">
            <text:p>4 Feb 10</text:p>
          </table:table-cell>
          <table:table-cell office:value-type="float" office:value="43.4289" calcext:value-type="float">
            <text:p>43.43</text:p>
          </table:table-cell>
          <table:table-cell table:number-columns-repeated="2" office:value-type="float" office:value="42.3944" calcext:value-type="float">
            <text:p>42.39</text:p>
          </table:table-cell>
          <table:table-cell table:style-name="ce16" office:value-type="float" office:value="152372976" calcext:value-type="float">
            <text:p>1523729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05" calcext:value-type="date">
            <text:p>5 Feb 10</text:p>
          </table:table-cell>
          <table:table-cell office:value-type="float" office:value="42.7923" calcext:value-type="float">
            <text:p>42.79</text:p>
          </table:table-cell>
          <table:table-cell office:value-type="float" office:value="41.8969" calcext:value-type="float">
            <text:p>41.90</text:p>
          </table:table-cell>
          <table:table-cell office:value-type="float" office:value="42.7524" calcext:value-type="float">
            <text:p>42.75</text:p>
          </table:table-cell>
          <table:table-cell table:style-name="ce16" office:value-type="float" office:value="214723712" calcext:value-type="float">
            <text:p>2147237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08" calcext:value-type="date">
            <text:p>8 Feb 10</text:p>
          </table:table-cell>
          <table:table-cell office:value-type="float" office:value="42.9514" calcext:value-type="float">
            <text:p>42.95</text:p>
          </table:table-cell>
          <table:table-cell office:value-type="float" office:value="42.4143" calcext:value-type="float">
            <text:p>42.41</text:p>
          </table:table-cell>
          <table:table-cell office:value-type="float" office:value="42.4442" calcext:value-type="float">
            <text:p>42.44</text:p>
          </table:table-cell>
          <table:table-cell table:style-name="ce16" office:value-type="float" office:value="94819096" calcext:value-type="float">
            <text:p>948190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09" calcext:value-type="date">
            <text:p>9 Feb 10</text:p>
          </table:table-cell>
          <table:table-cell office:value-type="float" office:value="43.2797" calcext:value-type="float">
            <text:p>43.28</text:p>
          </table:table-cell>
          <table:table-cell office:value-type="float" office:value="42.5337" calcext:value-type="float">
            <text:p>42.53</text:p>
          </table:table-cell>
          <table:table-cell office:value-type="float" office:value="42.8818" calcext:value-type="float">
            <text:p>42.88</text:p>
          </table:table-cell>
          <table:table-cell table:style-name="ce16" office:value-type="float" office:value="119562928" calcext:value-type="float">
            <text:p>1195629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10" calcext:value-type="date">
            <text:p>10 Feb 10</text:p>
          </table:table-cell>
          <table:table-cell office:value-type="float" office:value="43.0808" calcext:value-type="float">
            <text:p>43.08</text:p>
          </table:table-cell>
          <table:table-cell office:value-type="float" office:value="42.5237" calcext:value-type="float">
            <text:p>42.52</text:p>
          </table:table-cell>
          <table:table-cell office:value-type="float" office:value="42.7923" calcext:value-type="float">
            <text:p>42.79</text:p>
          </table:table-cell>
          <table:table-cell table:style-name="ce16" office:value-type="float" office:value="94536664" calcext:value-type="float">
            <text:p>945366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11" calcext:value-type="date">
            <text:p>11 Feb 10</text:p>
          </table:table-cell>
          <table:table-cell office:value-type="float" office:value="43.5582" calcext:value-type="float">
            <text:p>43.56</text:p>
          </table:table-cell>
          <table:table-cell office:value-type="float" office:value="42.5337" calcext:value-type="float">
            <text:p>42.53</text:p>
          </table:table-cell>
          <table:table-cell office:value-type="float" office:value="43.4388" calcext:value-type="float">
            <text:p>43.44</text:p>
          </table:table-cell>
          <table:table-cell table:style-name="ce16" office:value-type="float" office:value="93442200" calcext:value-type="float">
            <text:p>934422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12" calcext:value-type="date">
            <text:p>12 Feb 10</text:p>
          </table:table-cell>
          <table:table-cell office:value-type="float" office:value="43.6478" calcext:value-type="float">
            <text:p>43.65</text:p>
          </table:table-cell>
          <table:table-cell office:value-type="float" office:value="42.9315" calcext:value-type="float">
            <text:p>42.93</text:p>
          </table:table-cell>
          <table:table-cell office:value-type="float" office:value="43.5283" calcext:value-type="float">
            <text:p>43.53</text:p>
          </table:table-cell>
          <table:table-cell table:style-name="ce16" office:value-type="float" office:value="94438416" calcext:value-type="float">
            <text:p>944384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16" calcext:value-type="date">
            <text:p>16 Feb 10</text:p>
          </table:table-cell>
          <table:table-cell office:value-type="float" office:value="44.1152" calcext:value-type="float">
            <text:p>44.12</text:p>
          </table:table-cell>
          <table:table-cell office:value-type="float" office:value="43.6179" calcext:value-type="float">
            <text:p>43.62</text:p>
          </table:table-cell>
          <table:table-cell office:value-type="float" office:value="44.0854" calcext:value-type="float">
            <text:p>44.09</text:p>
          </table:table-cell>
          <table:table-cell table:style-name="ce16" office:value-type="float" office:value="84279304" calcext:value-type="float">
            <text:p>842793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17" calcext:value-type="date">
            <text:p>17 Feb 10</text:p>
          </table:table-cell>
          <table:table-cell office:value-type="float" office:value="44.3341" calcext:value-type="float">
            <text:p>44.33</text:p>
          </table:table-cell>
          <table:table-cell office:value-type="float" office:value="44.0257" calcext:value-type="float">
            <text:p>44.03</text:p>
          </table:table-cell>
          <table:table-cell office:value-type="float" office:value="44.3341" calcext:value-type="float">
            <text:p>44.33</text:p>
          </table:table-cell>
          <table:table-cell table:style-name="ce16" office:value-type="float" office:value="82922624" calcext:value-type="float">
            <text:p>829226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18" calcext:value-type="date">
            <text:p>18 Feb 10</text:p>
          </table:table-cell>
          <table:table-cell office:value-type="float" office:value="44.6921" calcext:value-type="float">
            <text:p>44.69</text:p>
          </table:table-cell>
          <table:table-cell office:value-type="float" office:value="44.2146" calcext:value-type="float">
            <text:p>44.21</text:p>
          </table:table-cell>
          <table:table-cell office:value-type="float" office:value="44.6126" calcext:value-type="float">
            <text:p>44.61</text:p>
          </table:table-cell>
          <table:table-cell table:style-name="ce16" office:value-type="float" office:value="65922692" calcext:value-type="float">
            <text:p>659226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19" calcext:value-type="date">
            <text:p>19 Feb 10</text:p>
          </table:table-cell>
          <table:table-cell office:value-type="float" office:value="44.8115" calcext:value-type="float">
            <text:p>44.81</text:p>
          </table:table-cell>
          <table:table-cell office:value-type="float" office:value="44.3838" calcext:value-type="float">
            <text:p>44.38</text:p>
          </table:table-cell>
          <table:table-cell office:value-type="float" office:value="44.5927" calcext:value-type="float">
            <text:p>44.59</text:p>
          </table:table-cell>
          <table:table-cell table:style-name="ce16" office:value-type="float" office:value="80820256" calcext:value-type="float">
            <text:p>808202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22" calcext:value-type="date">
            <text:p>22 Feb 10</text:p>
          </table:table-cell>
          <table:table-cell office:value-type="float" office:value="44.7916" calcext:value-type="float">
            <text:p>44.79</text:p>
          </table:table-cell>
          <table:table-cell office:value-type="float" office:value="44.3241" calcext:value-type="float">
            <text:p>44.32</text:p>
          </table:table-cell>
          <table:table-cell office:value-type="float" office:value="44.5032" calcext:value-type="float">
            <text:p>44.50</text:p>
          </table:table-cell>
          <table:table-cell table:style-name="ce16" office:value-type="float" office:value="72410768" calcext:value-type="float">
            <text:p>724107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23" calcext:value-type="date">
            <text:p>23 Feb 10</text:p>
          </table:table-cell>
          <table:table-cell office:value-type="float" office:value="44.5032" calcext:value-type="float">
            <text:p>44.50</text:p>
          </table:table-cell>
          <table:table-cell office:value-type="float" office:value="43.7174" calcext:value-type="float">
            <text:p>43.72</text:p>
          </table:table-cell>
          <table:table-cell office:value-type="float" office:value="43.9263" calcext:value-type="float">
            <text:p>43.93</text:p>
          </table:table-cell>
          <table:table-cell table:style-name="ce16" office:value-type="float" office:value="96293264" calcext:value-type="float">
            <text:p>962932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24" calcext:value-type="date">
            <text:p>24 Feb 10</text:p>
          </table:table-cell>
          <table:table-cell office:value-type="float" office:value="44.5529" calcext:value-type="float">
            <text:p>44.55</text:p>
          </table:table-cell>
          <table:table-cell office:value-type="float" office:value="44.0854" calcext:value-type="float">
            <text:p>44.09</text:p>
          </table:table-cell>
          <table:table-cell office:value-type="float" office:value="44.3739" calcext:value-type="float">
            <text:p>44.37</text:p>
          </table:table-cell>
          <table:table-cell table:style-name="ce16" office:value-type="float" office:value="86969144" calcext:value-type="float">
            <text:p>869691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25" calcext:value-type="date">
            <text:p>25 Feb 10</text:p>
          </table:table-cell>
          <table:table-cell office:value-type="float" office:value="44.4635" calcext:value-type="float">
            <text:p>44.46</text:p>
          </table:table-cell>
          <table:table-cell office:value-type="float" office:value="43.598" calcext:value-type="float">
            <text:p>43.60</text:p>
          </table:table-cell>
          <table:table-cell office:value-type="float" office:value="44.3639" calcext:value-type="float">
            <text:p>44.36</text:p>
          </table:table-cell>
          <table:table-cell table:style-name="ce16" office:value-type="float" office:value="98425736" calcext:value-type="float">
            <text:p>984257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2-26" calcext:value-type="date">
            <text:p>26 Feb 10</text:p>
          </table:table-cell>
          <table:table-cell office:value-type="float" office:value="44.6225" calcext:value-type="float">
            <text:p>44.62</text:p>
          </table:table-cell>
          <table:table-cell office:value-type="float" office:value="44.1649" calcext:value-type="float">
            <text:p>44.16</text:p>
          </table:table-cell>
          <table:table-cell office:value-type="float" office:value="44.523" calcext:value-type="float">
            <text:p>44.52</text:p>
          </table:table-cell>
          <table:table-cell table:style-name="ce16" office:value-type="float" office:value="66562776" calcext:value-type="float">
            <text:p>665627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01" calcext:value-type="date">
            <text:p>1 Mar 10</text:p>
          </table:table-cell>
          <table:table-cell office:value-type="float" office:value="45.2492" calcext:value-type="float">
            <text:p>45.25</text:p>
          </table:table-cell>
          <table:table-cell office:value-type="float" office:value="44.7121" calcext:value-type="float">
            <text:p>44.71</text:p>
          </table:table-cell>
          <table:table-cell office:value-type="float" office:value="45.1696" calcext:value-type="float">
            <text:p>45.17</text:p>
          </table:table-cell>
          <table:table-cell table:style-name="ce16" office:value-type="float" office:value="77646784" calcext:value-type="float">
            <text:p>776467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02" calcext:value-type="date">
            <text:p>2 Mar 10</text:p>
          </table:table-cell>
          <table:table-cell office:value-type="float" office:value="45.6073" calcext:value-type="float">
            <text:p>45.61</text:p>
          </table:table-cell>
          <table:table-cell office:value-type="float" office:value="45.2094" calcext:value-type="float">
            <text:p>45.21</text:p>
          </table:table-cell>
          <table:table-cell office:value-type="float" office:value="45.3089" calcext:value-type="float">
            <text:p>45.31</text:p>
          </table:table-cell>
          <table:table-cell table:style-name="ce16" office:value-type="float" office:value="76722864" calcext:value-type="float">
            <text:p>767228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03" calcext:value-type="date">
            <text:p>3 Mar 10</text:p>
          </table:table-cell>
          <table:table-cell office:value-type="float" office:value="45.5775" calcext:value-type="float">
            <text:p>45.58</text:p>
          </table:table-cell>
          <table:table-cell office:value-type="float" office:value="45.1896" calcext:value-type="float">
            <text:p>45.19</text:p>
          </table:table-cell>
          <table:table-cell office:value-type="float" office:value="45.3586" calcext:value-type="float">
            <text:p>45.36</text:p>
          </table:table-cell>
          <table:table-cell table:style-name="ce16" office:value-type="float" office:value="66085248" calcext:value-type="float">
            <text:p>660852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04" calcext:value-type="date">
            <text:p>4 Mar 10</text:p>
          </table:table-cell>
          <table:table-cell office:value-type="float" office:value="45.5675" calcext:value-type="float">
            <text:p>45.57</text:p>
          </table:table-cell>
          <table:table-cell office:value-type="float" office:value="45.1596" calcext:value-type="float">
            <text:p>45.16</text:p>
          </table:table-cell>
          <table:table-cell office:value-type="float" office:value="45.5078" calcext:value-type="float">
            <text:p>45.51</text:p>
          </table:table-cell>
          <table:table-cell table:style-name="ce16" office:value-type="float" office:value="54687636" calcext:value-type="float">
            <text:p>546876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05" calcext:value-type="date">
            <text:p>5 Mar 10</text:p>
          </table:table-cell>
          <table:table-cell office:value-type="float" office:value="46.2937" calcext:value-type="float">
            <text:p>46.29</text:p>
          </table:table-cell>
          <table:table-cell office:value-type="float" office:value="45.7466" calcext:value-type="float">
            <text:p>45.75</text:p>
          </table:table-cell>
          <table:table-cell office:value-type="float" office:value="46.1942" calcext:value-type="float">
            <text:p>46.19</text:p>
          </table:table-cell>
          <table:table-cell table:style-name="ce16" office:value-type="float" office:value="68482272" calcext:value-type="float">
            <text:p>684822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08" calcext:value-type="date">
            <text:p>8 Mar 10</text:p>
          </table:table-cell>
          <table:table-cell office:value-type="float" office:value="46.3931" calcext:value-type="float">
            <text:p>46.39</text:p>
          </table:table-cell>
          <table:table-cell office:value-type="float" office:value="46.1942" calcext:value-type="float">
            <text:p>46.19</text:p>
          </table:table-cell>
          <table:table-cell office:value-type="float" office:value="46.2837" calcext:value-type="float">
            <text:p>46.28</text:p>
          </table:table-cell>
          <table:table-cell table:style-name="ce16" office:value-type="float" office:value="58961988" calcext:value-type="float">
            <text:p>589619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09" calcext:value-type="date">
            <text:p>9 Mar 10</text:p>
          </table:table-cell>
          <table:table-cell office:value-type="float" office:value="46.8009" calcext:value-type="float">
            <text:p>46.80</text:p>
          </table:table-cell>
          <table:table-cell office:value-type="float" office:value="46.1543" calcext:value-type="float">
            <text:p>46.15</text:p>
          </table:table-cell>
          <table:table-cell office:value-type="float" office:value="46.5423" calcext:value-type="float">
            <text:p>46.54</text:p>
          </table:table-cell>
          <table:table-cell table:style-name="ce16" office:value-type="float" office:value="98483280" calcext:value-type="float">
            <text:p>984832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10" calcext:value-type="date">
            <text:p>10 Mar 10</text:p>
          </table:table-cell>
          <table:table-cell office:value-type="float" office:value="47.0298" calcext:value-type="float">
            <text:p>47.03</text:p>
          </table:table-cell>
          <table:table-cell office:value-type="float" office:value="46.5523" calcext:value-type="float">
            <text:p>46.55</text:p>
          </table:table-cell>
          <table:table-cell office:value-type="float" office:value="46.9203" calcext:value-type="float">
            <text:p>46.92</text:p>
          </table:table-cell>
          <table:table-cell table:style-name="ce16" office:value-type="float" office:value="103112560" calcext:value-type="float">
            <text:p>1031125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11" calcext:value-type="date">
            <text:p>11 Mar 10</text:p>
          </table:table-cell>
          <table:table-cell office:value-type="float" office:value="47.0993" calcext:value-type="float">
            <text:p>47.10</text:p>
          </table:table-cell>
          <table:table-cell office:value-type="float" office:value="46.7313" calcext:value-type="float">
            <text:p>46.73</text:p>
          </table:table-cell>
          <table:table-cell office:value-type="float" office:value="47.0993" calcext:value-type="float">
            <text:p>47.10</text:p>
          </table:table-cell>
          <table:table-cell table:style-name="ce16" office:value-type="float" office:value="67797008" calcext:value-type="float">
            <text:p>677970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12" calcext:value-type="date">
            <text:p>12 Mar 10</text:p>
          </table:table-cell>
          <table:table-cell office:value-type="float" office:value="47.2784" calcext:value-type="float">
            <text:p>47.28</text:p>
          </table:table-cell>
          <table:table-cell office:value-type="float" office:value="46.8507" calcext:value-type="float">
            <text:p>46.85</text:p>
          </table:table-cell>
          <table:table-cell office:value-type="float" office:value="47.1093" calcext:value-type="float">
            <text:p>47.11</text:p>
          </table:table-cell>
          <table:table-cell table:style-name="ce16" office:value-type="float" office:value="64393964" calcext:value-type="float">
            <text:p>643939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15" calcext:value-type="date">
            <text:p>15 Mar 10</text:p>
          </table:table-cell>
          <table:table-cell office:value-type="float" office:value="47.1292" calcext:value-type="float">
            <text:p>47.13</text:p>
          </table:table-cell>
          <table:table-cell office:value-type="float" office:value="46.6617" calcext:value-type="float">
            <text:p>46.66</text:p>
          </table:table-cell>
          <table:table-cell office:value-type="float" office:value="46.9899" calcext:value-type="float">
            <text:p>46.99</text:p>
          </table:table-cell>
          <table:table-cell table:style-name="ce16" office:value-type="float" office:value="60439264" calcext:value-type="float">
            <text:p>604392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16" calcext:value-type="date">
            <text:p>16 Mar 10</text:p>
          </table:table-cell>
          <table:table-cell office:value-type="float" office:value="47.3579" calcext:value-type="float">
            <text:p>47.36</text:p>
          </table:table-cell>
          <table:table-cell office:value-type="float" office:value="46.98" calcext:value-type="float">
            <text:p>46.98</text:p>
          </table:table-cell>
          <table:table-cell office:value-type="float" office:value="47.2884" calcext:value-type="float">
            <text:p>47.29</text:p>
          </table:table-cell>
          <table:table-cell table:style-name="ce16" office:value-type="float" office:value="75313288" calcext:value-type="float">
            <text:p>753132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17" calcext:value-type="date">
            <text:p>17 Mar 10</text:p>
          </table:table-cell>
          <table:table-cell office:value-type="float" office:value="47.6464" calcext:value-type="float">
            <text:p>47.65</text:p>
          </table:table-cell>
          <table:table-cell office:value-type="float" office:value="47.2784" calcext:value-type="float">
            <text:p>47.28</text:p>
          </table:table-cell>
          <table:table-cell office:value-type="float" office:value="47.4177" calcext:value-type="float">
            <text:p>47.42</text:p>
          </table:table-cell>
          <table:table-cell table:style-name="ce16" office:value-type="float" office:value="75991472" calcext:value-type="float">
            <text:p>759914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18" calcext:value-type="date">
            <text:p>18 Mar 10</text:p>
          </table:table-cell>
          <table:table-cell office:value-type="float" office:value="47.6265" calcext:value-type="float">
            <text:p>47.63</text:p>
          </table:table-cell>
          <table:table-cell office:value-type="float" office:value="47.348" calcext:value-type="float">
            <text:p>47.35</text:p>
          </table:table-cell>
          <table:table-cell office:value-type="float" office:value="47.5768" calcext:value-type="float">
            <text:p>47.58</text:p>
          </table:table-cell>
          <table:table-cell table:style-name="ce16" office:value-type="float" office:value="78173696" calcext:value-type="float">
            <text:p>781736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19" calcext:value-type="date">
            <text:p>19 Mar 10</text:p>
          </table:table-cell>
          <table:table-cell office:value-type="float" office:value="47.7476" calcext:value-type="float">
            <text:p>47.75</text:p>
          </table:table-cell>
          <table:table-cell office:value-type="float" office:value="47.1203" calcext:value-type="float">
            <text:p>47.12</text:p>
          </table:table-cell>
          <table:table-cell office:value-type="float" office:value="47.2896" calcext:value-type="float">
            <text:p>47.29</text:p>
          </table:table-cell>
          <table:table-cell table:style-name="ce16" office:value-type="float" office:value="86663216" calcext:value-type="float">
            <text:p>866632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22" calcext:value-type="date">
            <text:p>22 Mar 10</text:p>
          </table:table-cell>
          <table:table-cell office:value-type="float" office:value="47.9069" calcext:value-type="float">
            <text:p>47.91</text:p>
          </table:table-cell>
          <table:table-cell office:value-type="float" office:value="47.0505" calcext:value-type="float">
            <text:p>47.05</text:p>
          </table:table-cell>
          <table:table-cell office:value-type="float" office:value="47.7177" calcext:value-type="float">
            <text:p>47.72</text:p>
          </table:table-cell>
          <table:table-cell table:style-name="ce16" office:value-type="float" office:value="72164816" calcext:value-type="float">
            <text:p>721648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23" calcext:value-type="date">
            <text:p>23 Mar 10</text:p>
          </table:table-cell>
          <table:table-cell office:value-type="float" office:value="48.0961" calcext:value-type="float">
            <text:p>48.10</text:p>
          </table:table-cell>
          <table:table-cell office:value-type="float" office:value="47.5683" calcext:value-type="float">
            <text:p>47.57</text:p>
          </table:table-cell>
          <table:table-cell office:value-type="float" office:value="48.0488" calcext:value-type="float">
            <text:p>48.05</text:p>
          </table:table-cell>
          <table:table-cell table:style-name="ce16" office:value-type="float" office:value="59366064" calcext:value-type="float">
            <text:p>593660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24" calcext:value-type="date">
            <text:p>24 Mar 10</text:p>
          </table:table-cell>
          <table:table-cell office:value-type="float" office:value="47.9667" calcext:value-type="float">
            <text:p>47.97</text:p>
          </table:table-cell>
          <table:table-cell office:value-type="float" office:value="47.7078" calcext:value-type="float">
            <text:p>47.71</text:p>
          </table:table-cell>
          <table:table-cell office:value-type="float" office:value="47.8173" calcext:value-type="float">
            <text:p>47.82</text:p>
          </table:table-cell>
          <table:table-cell table:style-name="ce16" office:value-type="float" office:value="63264692" calcext:value-type="float">
            <text:p>632646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25" calcext:value-type="date">
            <text:p>25 Mar 10</text:p>
          </table:table-cell>
          <table:table-cell office:value-type="float" office:value="48.3949" calcext:value-type="float">
            <text:p>48.39</text:p>
          </table:table-cell>
          <table:table-cell office:value-type="float" office:value="47.6978" calcext:value-type="float">
            <text:p>47.70</text:p>
          </table:table-cell>
          <table:table-cell office:value-type="float" office:value="47.7476" calcext:value-type="float">
            <text:p>47.75</text:p>
          </table:table-cell>
          <table:table-cell table:style-name="ce16" office:value-type="float" office:value="76618160" calcext:value-type="float">
            <text:p>766181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26" calcext:value-type="date">
            <text:p>26 Mar 10</text:p>
          </table:table-cell>
          <table:table-cell office:value-type="float" office:value="48.126" calcext:value-type="float">
            <text:p>48.13</text:p>
          </table:table-cell>
          <table:table-cell office:value-type="float" office:value="47.5385" calcext:value-type="float">
            <text:p>47.54</text:p>
          </table:table-cell>
          <table:table-cell office:value-type="float" office:value="47.7974" calcext:value-type="float">
            <text:p>47.80</text:p>
          </table:table-cell>
          <table:table-cell table:style-name="ce16" office:value-type="float" office:value="78386888" calcext:value-type="float">
            <text:p>783868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29" calcext:value-type="date">
            <text:p>29 Mar 10</text:p>
          </table:table-cell>
          <table:table-cell office:value-type="float" office:value="48.1956" calcext:value-type="float">
            <text:p>48.20</text:p>
          </table:table-cell>
          <table:table-cell office:value-type="float" office:value="47.8969" calcext:value-type="float">
            <text:p>47.90</text:p>
          </table:table-cell>
          <table:table-cell office:value-type="float" office:value="48.0264" calcext:value-type="float">
            <text:p>48.03</text:p>
          </table:table-cell>
          <table:table-cell table:style-name="ce16" office:value-type="float" office:value="58160192" calcext:value-type="float">
            <text:p>581601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30" calcext:value-type="date">
            <text:p>30 Mar 10</text:p>
          </table:table-cell>
          <table:table-cell office:value-type="float" office:value="48.3451" calcext:value-type="float">
            <text:p>48.35</text:p>
          </table:table-cell>
          <table:table-cell office:value-type="float" office:value="47.8571" calcext:value-type="float">
            <text:p>47.86</text:p>
          </table:table-cell>
          <table:table-cell office:value-type="float" office:value="48.1858" calcext:value-type="float">
            <text:p>48.19</text:p>
          </table:table-cell>
          <table:table-cell table:style-name="ce16" office:value-type="float" office:value="49646804" calcext:value-type="float">
            <text:p>496468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3-31" calcext:value-type="date">
            <text:p>31 Mar 10</text:p>
          </table:table-cell>
          <table:table-cell office:value-type="float" office:value="48.2454" calcext:value-type="float">
            <text:p>48.25</text:p>
          </table:table-cell>
          <table:table-cell office:value-type="float" office:value="47.8671" calcext:value-type="float">
            <text:p>47.87</text:p>
          </table:table-cell>
          <table:table-cell office:value-type="float" office:value="47.9567" calcext:value-type="float">
            <text:p>47.96</text:p>
          </table:table-cell>
          <table:table-cell table:style-name="ce16" office:value-type="float" office:value="60114420" calcext:value-type="float">
            <text:p>601144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01" calcext:value-type="date">
            <text:p>1 Apr 10</text:p>
          </table:table-cell>
          <table:table-cell office:value-type="float" office:value="48.4944" calcext:value-type="float">
            <text:p>48.49</text:p>
          </table:table-cell>
          <table:table-cell office:value-type="float" office:value="47.5883" calcext:value-type="float">
            <text:p>47.59</text:p>
          </table:table-cell>
          <table:table-cell office:value-type="float" office:value="47.9567" calcext:value-type="float">
            <text:p>47.96</text:p>
          </table:table-cell>
          <table:table-cell table:style-name="ce16" office:value-type="float" office:value="84047392" calcext:value-type="float">
            <text:p>840473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05" calcext:value-type="date">
            <text:p>5 Apr 10</text:p>
          </table:table-cell>
          <table:table-cell office:value-type="float" office:value="48.5143" calcext:value-type="float">
            <text:p>48.51</text:p>
          </table:table-cell>
          <table:table-cell office:value-type="float" office:value="47.9367" calcext:value-type="float">
            <text:p>47.94</text:p>
          </table:table-cell>
          <table:table-cell office:value-type="float" office:value="48.4048" calcext:value-type="float">
            <text:p>48.40</text:p>
          </table:table-cell>
          <table:table-cell table:style-name="ce16" office:value-type="float" office:value="56437364" calcext:value-type="float">
            <text:p>564373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06" calcext:value-type="date">
            <text:p>6 Apr 10</text:p>
          </table:table-cell>
          <table:table-cell office:value-type="float" office:value="48.6936" calcext:value-type="float">
            <text:p>48.69</text:p>
          </table:table-cell>
          <table:table-cell office:value-type="float" office:value="48.1858" calcext:value-type="float">
            <text:p>48.19</text:p>
          </table:table-cell>
          <table:table-cell office:value-type="float" office:value="48.5442" calcext:value-type="float">
            <text:p>48.54</text:p>
          </table:table-cell>
          <table:table-cell table:style-name="ce16" office:value-type="float" office:value="54270056" calcext:value-type="float">
            <text:p>542700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07" calcext:value-type="date">
            <text:p>7 Apr 10</text:p>
          </table:table-cell>
          <table:table-cell office:value-type="float" office:value="48.6637" calcext:value-type="float">
            <text:p>48.66</text:p>
          </table:table-cell>
          <table:table-cell office:value-type="float" office:value="48.1658" calcext:value-type="float">
            <text:p>48.17</text:p>
          </table:table-cell>
          <table:table-cell office:value-type="float" office:value="48.4247" calcext:value-type="float">
            <text:p>48.42</text:p>
          </table:table-cell>
          <table:table-cell table:style-name="ce16" office:value-type="float" office:value="77449672" calcext:value-type="float">
            <text:p>774496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08" calcext:value-type="date">
            <text:p>8 Apr 10</text:p>
          </table:table-cell>
          <table:table-cell office:value-type="float" office:value="48.6139" calcext:value-type="float">
            <text:p>48.61</text:p>
          </table:table-cell>
          <table:table-cell office:value-type="float" office:value="48.0363" calcext:value-type="float">
            <text:p>48.04</text:p>
          </table:table-cell>
          <table:table-cell office:value-type="float" office:value="48.5343" calcext:value-type="float">
            <text:p>48.53</text:p>
          </table:table-cell>
          <table:table-cell table:style-name="ce16" office:value-type="float" office:value="68609008" calcext:value-type="float">
            <text:p>686090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09" calcext:value-type="date">
            <text:p>9 Apr 10</text:p>
          </table:table-cell>
          <table:table-cell office:value-type="float" office:value="48.8429" calcext:value-type="float">
            <text:p>48.84</text:p>
          </table:table-cell>
          <table:table-cell office:value-type="float" office:value="48.4297" calcext:value-type="float">
            <text:p>48.43</text:p>
          </table:table-cell>
          <table:table-cell office:value-type="float" office:value="48.823" calcext:value-type="float">
            <text:p>48.82</text:p>
          </table:table-cell>
          <table:table-cell table:style-name="ce16" office:value-type="float" office:value="54431816" calcext:value-type="float">
            <text:p>544318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12" calcext:value-type="date">
            <text:p>12 Apr 10</text:p>
          </table:table-cell>
          <table:table-cell office:value-type="float" office:value="48.9923" calcext:value-type="float">
            <text:p>48.99</text:p>
          </table:table-cell>
          <table:table-cell office:value-type="float" office:value="48.7334" calcext:value-type="float">
            <text:p>48.73</text:p>
          </table:table-cell>
          <table:table-cell office:value-type="float" office:value="48.8629" calcext:value-type="float">
            <text:p>48.86</text:p>
          </table:table-cell>
          <table:table-cell table:style-name="ce16" office:value-type="float" office:value="44434360" calcext:value-type="float">
            <text:p>444343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13" calcext:value-type="date">
            <text:p>13 Apr 10</text:p>
          </table:table-cell>
          <table:table-cell office:value-type="float" office:value="49.1416" calcext:value-type="float">
            <text:p>49.14</text:p>
          </table:table-cell>
          <table:table-cell office:value-type="float" office:value="48.6538" calcext:value-type="float">
            <text:p>48.65</text:p>
          </table:table-cell>
          <table:table-cell office:value-type="float" office:value="49.1118" calcext:value-type="float">
            <text:p>49.11</text:p>
          </table:table-cell>
          <table:table-cell table:style-name="ce16" office:value-type="float" office:value="59469432" calcext:value-type="float">
            <text:p>594694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14" calcext:value-type="date">
            <text:p>14 Apr 10</text:p>
          </table:table-cell>
          <table:table-cell office:value-type="float" office:value="49.7093" calcext:value-type="float">
            <text:p>49.71</text:p>
          </table:table-cell>
          <table:table-cell office:value-type="float" office:value="49.291" calcext:value-type="float">
            <text:p>49.29</text:p>
          </table:table-cell>
          <table:table-cell office:value-type="float" office:value="49.6993" calcext:value-type="float">
            <text:p>49.70</text:p>
          </table:table-cell>
          <table:table-cell table:style-name="ce16" office:value-type="float" office:value="69228600" calcext:value-type="float">
            <text:p>692286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15" calcext:value-type="date">
            <text:p>15 Apr 10</text:p>
          </table:table-cell>
          <table:table-cell office:value-type="float" office:value="49.9781" calcext:value-type="float">
            <text:p>49.98</text:p>
          </table:table-cell>
          <table:table-cell office:value-type="float" office:value="49.6594" calcext:value-type="float">
            <text:p>49.66</text:p>
          </table:table-cell>
          <table:table-cell office:value-type="float" office:value="49.9184" calcext:value-type="float">
            <text:p>49.92</text:p>
          </table:table-cell>
          <table:table-cell table:style-name="ce16" office:value-type="float" office:value="72530992" calcext:value-type="float">
            <text:p>725309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16" calcext:value-type="date">
            <text:p>16 Apr 10</text:p>
          </table:table-cell>
          <table:table-cell office:value-type="float" office:value="49.9084" calcext:value-type="float">
            <text:p>49.91</text:p>
          </table:table-cell>
          <table:table-cell office:value-type="float" office:value="48.9923" calcext:value-type="float">
            <text:p>48.99</text:p>
          </table:table-cell>
          <table:table-cell office:value-type="float" office:value="49.3209" calcext:value-type="float">
            <text:p>49.32</text:p>
          </table:table-cell>
          <table:table-cell table:style-name="ce16" office:value-type="float" office:value="127915696" calcext:value-type="float">
            <text:p>1279156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19" calcext:value-type="date">
            <text:p>19 Apr 10</text:p>
          </table:table-cell>
          <table:table-cell office:value-type="float" office:value="49.4503" calcext:value-type="float">
            <text:p>49.45</text:p>
          </table:table-cell>
          <table:table-cell office:value-type="float" office:value="48.6936" calcext:value-type="float">
            <text:p>48.69</text:p>
          </table:table-cell>
          <table:table-cell office:value-type="float" office:value="49.291" calcext:value-type="float">
            <text:p>49.29</text:p>
          </table:table-cell>
          <table:table-cell table:style-name="ce16" office:value-type="float" office:value="98627824" calcext:value-type="float">
            <text:p>986278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20" calcext:value-type="date">
            <text:p>20 Apr 10</text:p>
          </table:table-cell>
          <table:table-cell office:value-type="float" office:value="49.6694" calcext:value-type="float">
            <text:p>49.67</text:p>
          </table:table-cell>
          <table:table-cell office:value-type="float" office:value="49.2213" calcext:value-type="float">
            <text:p>49.22</text:p>
          </table:table-cell>
          <table:table-cell office:value-type="float" office:value="49.54" calcext:value-type="float">
            <text:p>49.54</text:p>
          </table:table-cell>
          <table:table-cell table:style-name="ce16" office:value-type="float" office:value="69731016" calcext:value-type="float">
            <text:p>697310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21" calcext:value-type="date">
            <text:p>21 Apr 10</text:p>
          </table:table-cell>
          <table:table-cell office:value-type="float" office:value="49.9781" calcext:value-type="float">
            <text:p>49.98</text:p>
          </table:table-cell>
          <table:table-cell office:value-type="float" office:value="49.5151" calcext:value-type="float">
            <text:p>49.52</text:p>
          </table:table-cell>
          <table:table-cell office:value-type="float" office:value="49.8188" calcext:value-type="float">
            <text:p>49.82</text:p>
          </table:table-cell>
          <table:table-cell table:style-name="ce16" office:value-type="float" office:value="75026936" calcext:value-type="float">
            <text:p>750269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22" calcext:value-type="date">
            <text:p>22 Apr 10</text:p>
          </table:table-cell>
          <table:table-cell office:value-type="float" office:value="50.1474" calcext:value-type="float">
            <text:p>50.15</text:p>
          </table:table-cell>
          <table:table-cell office:value-type="float" office:value="49.052" calcext:value-type="float">
            <text:p>49.05</text:p>
          </table:table-cell>
          <table:table-cell office:value-type="float" office:value="50.0976" calcext:value-type="float">
            <text:p>50.10</text:p>
          </table:table-cell>
          <table:table-cell table:style-name="ce16" office:value-type="float" office:value="110864848" calcext:value-type="float">
            <text:p>1108648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23" calcext:value-type="date">
            <text:p>23 Apr 10</text:p>
          </table:table-cell>
          <table:table-cell office:value-type="float" office:value="50.3565" calcext:value-type="float">
            <text:p>50.36</text:p>
          </table:table-cell>
          <table:table-cell office:value-type="float" office:value="49.8785" calcext:value-type="float">
            <text:p>49.88</text:p>
          </table:table-cell>
          <table:table-cell office:value-type="float" office:value="50.3067" calcext:value-type="float">
            <text:p>50.31</text:p>
          </table:table-cell>
          <table:table-cell table:style-name="ce16" office:value-type="float" office:value="77463240" calcext:value-type="float">
            <text:p>774632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26" calcext:value-type="date">
            <text:p>26 Apr 10</text:p>
          </table:table-cell>
          <table:table-cell office:value-type="float" office:value="50.4362" calcext:value-type="float">
            <text:p>50.44</text:p>
          </table:table-cell>
          <table:table-cell office:value-type="float" office:value="50.0876" calcext:value-type="float">
            <text:p>50.09</text:p>
          </table:table-cell>
          <table:table-cell office:value-type="float" office:value="50.1972" calcext:value-type="float">
            <text:p>50.20</text:p>
          </table:table-cell>
          <table:table-cell table:style-name="ce16" office:value-type="float" office:value="67624704" calcext:value-type="float">
            <text:p>676247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27" calcext:value-type="date">
            <text:p>27 Apr 10</text:p>
          </table:table-cell>
          <table:table-cell office:value-type="float" office:value="50.2171" calcext:value-type="float">
            <text:p>50.22</text:p>
          </table:table-cell>
          <table:table-cell office:value-type="float" office:value="49.0023" calcext:value-type="float">
            <text:p>49.00</text:p>
          </table:table-cell>
          <table:table-cell office:value-type="float" office:value="49.1318" calcext:value-type="float">
            <text:p>49.13</text:p>
          </table:table-cell>
          <table:table-cell table:style-name="ce16" office:value-type="float" office:value="113028960" calcext:value-type="float">
            <text:p>1130289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28" calcext:value-type="date">
            <text:p>28 Apr 10</text:p>
          </table:table-cell>
          <table:table-cell office:value-type="float" office:value="49.4205" calcext:value-type="float">
            <text:p>49.42</text:p>
          </table:table-cell>
          <table:table-cell office:value-type="float" office:value="48.7732" calcext:value-type="float">
            <text:p>48.77</text:p>
          </table:table-cell>
          <table:table-cell office:value-type="float" office:value="49.1616" calcext:value-type="float">
            <text:p>49.16</text:p>
          </table:table-cell>
          <table:table-cell table:style-name="ce16" office:value-type="float" office:value="130604688" calcext:value-type="float">
            <text:p>1306046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29" calcext:value-type="date">
            <text:p>29 Apr 10</text:p>
          </table:table-cell>
          <table:table-cell office:value-type="float" office:value="50.1176" calcext:value-type="float">
            <text:p>50.12</text:p>
          </table:table-cell>
          <table:table-cell office:value-type="float" office:value="49.4005" calcext:value-type="float">
            <text:p>49.40</text:p>
          </table:table-cell>
          <table:table-cell office:value-type="float" office:value="50.018" calcext:value-type="float">
            <text:p>50.02</text:p>
          </table:table-cell>
          <table:table-cell table:style-name="ce16" office:value-type="float" office:value="84499080" calcext:value-type="float">
            <text:p>844990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4-30" calcext:value-type="date">
            <text:p>30 Apr 10</text:p>
          </table:table-cell>
          <table:table-cell office:value-type="float" office:value="50.0778" calcext:value-type="float">
            <text:p>50.08</text:p>
          </table:table-cell>
          <table:table-cell office:value-type="float" office:value="48.9923" calcext:value-type="float">
            <text:p>48.99</text:p>
          </table:table-cell>
          <table:table-cell office:value-type="float" office:value="49.0296" calcext:value-type="float">
            <text:p>49.03</text:p>
          </table:table-cell>
          <table:table-cell table:style-name="ce16" office:value-type="float" office:value="111355472" calcext:value-type="float">
            <text:p>1113554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03" calcext:value-type="date">
            <text:p>3 May 10</text:p>
          </table:table-cell>
          <table:table-cell office:value-type="float" office:value="49.9582" calcext:value-type="float">
            <text:p>49.96</text:p>
          </table:table-cell>
          <table:table-cell office:value-type="float" office:value="49.2213" calcext:value-type="float">
            <text:p>49.22</text:p>
          </table:table-cell>
          <table:table-cell office:value-type="float" office:value="49.7192" calcext:value-type="float">
            <text:p>49.72</text:p>
          </table:table-cell>
          <table:table-cell table:style-name="ce16" office:value-type="float" office:value="74473888" calcext:value-type="float">
            <text:p>744738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04" calcext:value-type="date">
            <text:p>4 May 10</text:p>
          </table:table-cell>
          <table:table-cell office:value-type="float" office:value="49.1118" calcext:value-type="float">
            <text:p>49.11</text:p>
          </table:table-cell>
          <table:table-cell office:value-type="float" office:value="47.877" calcext:value-type="float">
            <text:p>47.88</text:p>
          </table:table-cell>
          <table:table-cell office:value-type="float" office:value="48.2256" calcext:value-type="float">
            <text:p>48.23</text:p>
          </table:table-cell>
          <table:table-cell table:style-name="ce16" office:value-type="float" office:value="141665280" calcext:value-type="float">
            <text:p>1416652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05" calcext:value-type="date">
            <text:p>5 May 10</text:p>
          </table:table-cell>
          <table:table-cell office:value-type="float" office:value="48.2952" calcext:value-type="float">
            <text:p>48.30</text:p>
          </table:table-cell>
          <table:table-cell office:value-type="float" office:value="47.4389" calcext:value-type="float">
            <text:p>47.44</text:p>
          </table:table-cell>
          <table:table-cell office:value-type="float" office:value="47.9767" calcext:value-type="float">
            <text:p>47.98</text:p>
          </table:table-cell>
          <table:table-cell table:style-name="ce16" office:value-type="float" office:value="129040160" calcext:value-type="float">
            <text:p>1290401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06" calcext:value-type="date">
            <text:p>6 May 10</text:p>
          </table:table-cell>
          <table:table-cell office:value-type="float" office:value="48.1161" calcext:value-type="float">
            <text:p>48.12</text:p>
          </table:table-cell>
          <table:table-cell office:value-type="float" office:value="41.3746" calcext:value-type="float">
            <text:p>41.37</text:p>
          </table:table-cell>
          <table:table-cell office:value-type="float" office:value="46.3734" calcext:value-type="float">
            <text:p>46.37</text:p>
          </table:table-cell>
          <table:table-cell table:style-name="ce16" office:value-type="float" office:value="275519904" calcext:value-type="float">
            <text:p>2755199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07" calcext:value-type="date">
            <text:p>7 May 10</text:p>
          </table:table-cell>
          <table:table-cell office:value-type="float" office:value="46.6025" calcext:value-type="float">
            <text:p>46.60</text:p>
          </table:table-cell>
          <table:table-cell office:value-type="float" office:value="44.0964" calcext:value-type="float">
            <text:p>44.10</text:p>
          </table:table-cell>
          <table:table-cell office:value-type="float" office:value="45.2183" calcext:value-type="float">
            <text:p>45.22</text:p>
          </table:table-cell>
          <table:table-cell table:style-name="ce16" office:value-type="float" office:value="289331872" calcext:value-type="float">
            <text:p>2893318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10" calcext:value-type="date">
            <text:p>10 May 10</text:p>
          </table:table-cell>
          <table:table-cell office:value-type="float" office:value="47.5982" calcext:value-type="float">
            <text:p>47.60</text:p>
          </table:table-cell>
          <table:table-cell office:value-type="float" office:value="47.1103" calcext:value-type="float">
            <text:p>47.11</text:p>
          </table:table-cell>
          <table:table-cell office:value-type="float" office:value="47.5683" calcext:value-type="float">
            <text:p>47.57</text:p>
          </table:table-cell>
          <table:table-cell table:style-name="ce16" office:value-type="float" office:value="136558128" calcext:value-type="float">
            <text:p>1365581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11" calcext:value-type="date">
            <text:p>11 May 10</text:p>
          </table:table-cell>
          <table:table-cell office:value-type="float" office:value="48.1858" calcext:value-type="float">
            <text:p>48.19</text:p>
          </table:table-cell>
          <table:table-cell office:value-type="float" office:value="47.0007" calcext:value-type="float">
            <text:p>47.00</text:p>
          </table:table-cell>
          <table:table-cell office:value-type="float" office:value="47.5185" calcext:value-type="float">
            <text:p>47.52</text:p>
          </table:table-cell>
          <table:table-cell table:style-name="ce16" office:value-type="float" office:value="113500696" calcext:value-type="float">
            <text:p>1135006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12" calcext:value-type="date">
            <text:p>12 May 10</text:p>
          </table:table-cell>
          <table:table-cell office:value-type="float" office:value="48.4545" calcext:value-type="float">
            <text:p>48.45</text:p>
          </table:table-cell>
          <table:table-cell office:value-type="float" office:value="47.6978" calcext:value-type="float">
            <text:p>47.70</text:p>
          </table:table-cell>
          <table:table-cell office:value-type="float" office:value="48.4147" calcext:value-type="float">
            <text:p>48.41</text:p>
          </table:table-cell>
          <table:table-cell table:style-name="ce16" office:value-type="float" office:value="85706088" calcext:value-type="float">
            <text:p>857060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13" calcext:value-type="date">
            <text:p>13 May 10</text:p>
          </table:table-cell>
          <table:table-cell office:value-type="float" office:value="48.584" calcext:value-type="float">
            <text:p>48.58</text:p>
          </table:table-cell>
          <table:table-cell office:value-type="float" office:value="47.5286" calcext:value-type="float">
            <text:p>47.53</text:p>
          </table:table-cell>
          <table:table-cell office:value-type="float" office:value="47.648" calcext:value-type="float">
            <text:p>47.65</text:p>
          </table:table-cell>
          <table:table-cell table:style-name="ce16" office:value-type="float" office:value="103263064" calcext:value-type="float">
            <text:p>1032630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14" calcext:value-type="date">
            <text:p>14 May 10</text:p>
          </table:table-cell>
          <table:table-cell office:value-type="float" office:value="47.3194" calcext:value-type="float">
            <text:p>47.32</text:p>
          </table:table-cell>
          <table:table-cell office:value-type="float" office:value="46.1842" calcext:value-type="float">
            <text:p>46.18</text:p>
          </table:table-cell>
          <table:table-cell office:value-type="float" office:value="46.7319" calcext:value-type="float">
            <text:p>46.73</text:p>
          </table:table-cell>
          <table:table-cell table:style-name="ce16" office:value-type="float" office:value="147972848" calcext:value-type="float">
            <text:p>1479728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17" calcext:value-type="date">
            <text:p>17 May 10</text:p>
          </table:table-cell>
          <table:table-cell office:value-type="float" office:value="47.0705" calcext:value-type="float">
            <text:p>47.07</text:p>
          </table:table-cell>
          <table:table-cell office:value-type="float" office:value="45.8756" calcext:value-type="float">
            <text:p>45.88</text:p>
          </table:table-cell>
          <table:table-cell office:value-type="float" office:value="46.8812" calcext:value-type="float">
            <text:p>46.88</text:p>
          </table:table-cell>
          <table:table-cell table:style-name="ce16" office:value-type="float" office:value="121424728" calcext:value-type="float">
            <text:p>1214247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18" calcext:value-type="date">
            <text:p>18 May 10</text:p>
          </table:table-cell>
          <table:table-cell office:value-type="float" office:value="47.3791" calcext:value-type="float">
            <text:p>47.38</text:p>
          </table:table-cell>
          <table:table-cell office:value-type="float" office:value="46.0249" calcext:value-type="float">
            <text:p>46.02</text:p>
          </table:table-cell>
          <table:table-cell office:value-type="float" office:value="46.234" calcext:value-type="float">
            <text:p>46.23</text:p>
          </table:table-cell>
          <table:table-cell table:style-name="ce16" office:value-type="float" office:value="153638880" calcext:value-type="float">
            <text:p>1536388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19" calcext:value-type="date">
            <text:p>19 May 10</text:p>
          </table:table-cell>
          <table:table-cell office:value-type="float" office:value="46.4332" calcext:value-type="float">
            <text:p>46.43</text:p>
          </table:table-cell>
          <table:table-cell office:value-type="float" office:value="45.3577" calcext:value-type="float">
            <text:p>45.36</text:p>
          </table:table-cell>
          <table:table-cell office:value-type="float" office:value="45.8656" calcext:value-type="float">
            <text:p>45.87</text:p>
          </table:table-cell>
          <table:table-cell table:style-name="ce16" office:value-type="float" office:value="159652176" calcext:value-type="float">
            <text:p>1596521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20" calcext:value-type="date">
            <text:p>20 May 10</text:p>
          </table:table-cell>
          <table:table-cell office:value-type="float" office:value="45.0889" calcext:value-type="float">
            <text:p>45.09</text:p>
          </table:table-cell>
          <table:table-cell office:value-type="float" office:value="44.0632" calcext:value-type="float">
            <text:p>44.06</text:p>
          </table:table-cell>
          <table:table-cell office:value-type="float" office:value="44.1628" calcext:value-type="float">
            <text:p>44.16</text:p>
          </table:table-cell>
          <table:table-cell table:style-name="ce16" office:value-type="float" office:value="189404704" calcext:value-type="float">
            <text:p>1894047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21" calcext:value-type="date">
            <text:p>21 May 10</text:p>
          </table:table-cell>
          <table:table-cell office:value-type="float" office:value="45.4474" calcext:value-type="float">
            <text:p>45.45</text:p>
          </table:table-cell>
          <table:table-cell office:value-type="float" office:value="43.3065" calcext:value-type="float">
            <text:p>43.31</text:p>
          </table:table-cell>
          <table:table-cell office:value-type="float" office:value="44.6507" calcext:value-type="float">
            <text:p>44.65</text:p>
          </table:table-cell>
          <table:table-cell table:style-name="ce16" office:value-type="float" office:value="191392320" calcext:value-type="float">
            <text:p>1913923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24" calcext:value-type="date">
            <text:p>24 May 10</text:p>
          </table:table-cell>
          <table:table-cell office:value-type="float" office:value="45.1337" calcext:value-type="float">
            <text:p>45.13</text:p>
          </table:table-cell>
          <table:table-cell office:value-type="float" office:value="44.4516" calcext:value-type="float">
            <text:p>44.45</text:p>
          </table:table-cell>
          <table:table-cell office:value-type="float" office:value="44.4714" calcext:value-type="float">
            <text:p>44.47</text:p>
          </table:table-cell>
          <table:table-cell table:style-name="ce16" office:value-type="float" office:value="113757728" calcext:value-type="float">
            <text:p>1137577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25" calcext:value-type="date">
            <text:p>25 May 10</text:p>
          </table:table-cell>
          <table:table-cell office:value-type="float" office:value="44.571" calcext:value-type="float">
            <text:p>44.57</text:p>
          </table:table-cell>
          <table:table-cell office:value-type="float" office:value="43.0476" calcext:value-type="float">
            <text:p>43.05</text:p>
          </table:table-cell>
          <table:table-cell office:value-type="float" office:value="44.5113" calcext:value-type="float">
            <text:p>44.51</text:p>
          </table:table-cell>
          <table:table-cell table:style-name="ce16" office:value-type="float" office:value="156149792" calcext:value-type="float">
            <text:p>1561497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26" calcext:value-type="date">
            <text:p>26 May 10</text:p>
          </table:table-cell>
          <table:table-cell office:value-type="float" office:value="45.3776" calcext:value-type="float">
            <text:p>45.38</text:p>
          </table:table-cell>
          <table:table-cell office:value-type="float" office:value="43.9338" calcext:value-type="float">
            <text:p>43.93</text:p>
          </table:table-cell>
          <table:table-cell office:value-type="float" office:value="44.0134" calcext:value-type="float">
            <text:p>44.01</text:p>
          </table:table-cell>
          <table:table-cell table:style-name="ce16" office:value-type="float" office:value="140739392" calcext:value-type="float">
            <text:p>1407393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27" calcext:value-type="date">
            <text:p>27 May 10</text:p>
          </table:table-cell>
          <table:table-cell office:value-type="float" office:value="45.6963" calcext:value-type="float">
            <text:p>45.70</text:p>
          </table:table-cell>
          <table:table-cell office:value-type="float" office:value="44.8996" calcext:value-type="float">
            <text:p>44.90</text:p>
          </table:table-cell>
          <table:table-cell office:value-type="float" office:value="45.6763" calcext:value-type="float">
            <text:p>45.68</text:p>
          </table:table-cell>
          <table:table-cell table:style-name="ce16" office:value-type="float" office:value="111132640" calcext:value-type="float">
            <text:p>1111326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5-28" calcext:value-type="date">
            <text:p>28 May 10</text:p>
          </table:table-cell>
          <table:table-cell office:value-type="float" office:value="45.7958" calcext:value-type="float">
            <text:p>45.80</text:p>
          </table:table-cell>
          <table:table-cell office:value-type="float" office:value="45.0092" calcext:value-type="float">
            <text:p>45.01</text:p>
          </table:table-cell>
          <table:table-cell office:value-type="float" office:value="45.4075" calcext:value-type="float">
            <text:p>45.41</text:p>
          </table:table-cell>
          <table:table-cell table:style-name="ce16" office:value-type="float" office:value="129043008" calcext:value-type="float">
            <text:p>1290430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01" calcext:value-type="date">
            <text:p>1 Jun 10</text:p>
          </table:table-cell>
          <table:table-cell office:value-type="float" office:value="46.0547" calcext:value-type="float">
            <text:p>46.05</text:p>
          </table:table-cell>
          <table:table-cell office:value-type="float" office:value="44.9394" calcext:value-type="float">
            <text:p>44.94</text:p>
          </table:table-cell>
          <table:table-cell office:value-type="float" office:value="44.9892" calcext:value-type="float">
            <text:p>44.99</text:p>
          </table:table-cell>
          <table:table-cell table:style-name="ce16" office:value-type="float" office:value="104640536" calcext:value-type="float">
            <text:p>1046405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02" calcext:value-type="date">
            <text:p>2 Jun 10</text:p>
          </table:table-cell>
          <table:table-cell office:value-type="float" office:value="46.0847" calcext:value-type="float">
            <text:p>46.08</text:p>
          </table:table-cell>
          <table:table-cell office:value-type="float" office:value="44.9394" calcext:value-type="float">
            <text:p>44.94</text:p>
          </table:table-cell>
          <table:table-cell office:value-type="float" office:value="46.0547" calcext:value-type="float">
            <text:p>46.05</text:p>
          </table:table-cell>
          <table:table-cell table:style-name="ce16" office:value-type="float" office:value="97625656" calcext:value-type="float">
            <text:p>976256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03" calcext:value-type="date">
            <text:p>3 Jun 10</text:p>
          </table:table-cell>
          <table:table-cell office:value-type="float" office:value="46.5725" calcext:value-type="float">
            <text:p>46.57</text:p>
          </table:table-cell>
          <table:table-cell office:value-type="float" office:value="45.8854" calcext:value-type="float">
            <text:p>45.89</text:p>
          </table:table-cell>
          <table:table-cell office:value-type="float" office:value="46.4929" calcext:value-type="float">
            <text:p>46.49</text:p>
          </table:table-cell>
          <table:table-cell table:style-name="ce16" office:value-type="float" office:value="99315536" calcext:value-type="float">
            <text:p>993155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04" calcext:value-type="date">
            <text:p>4 Jun 10</text:p>
          </table:table-cell>
          <table:table-cell office:value-type="float" office:value="46.0945" calcext:value-type="float">
            <text:p>46.09</text:p>
          </table:table-cell>
          <table:table-cell office:value-type="float" office:value="44.7478" calcext:value-type="float">
            <text:p>44.75</text:p>
          </table:table-cell>
          <table:table-cell office:value-type="float" office:value="44.9021" calcext:value-type="float">
            <text:p>44.90</text:p>
          </table:table-cell>
          <table:table-cell table:style-name="ce16" office:value-type="float" office:value="113273336" calcext:value-type="float">
            <text:p>1132733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07" calcext:value-type="date">
            <text:p>7 Jun 10</text:p>
          </table:table-cell>
          <table:table-cell office:value-type="float" office:value="45.2681" calcext:value-type="float">
            <text:p>45.27</text:p>
          </table:table-cell>
          <table:table-cell office:value-type="float" office:value="44.0334" calcext:value-type="float">
            <text:p>44.03</text:p>
          </table:table-cell>
          <table:table-cell office:value-type="float" office:value="44.0831" calcext:value-type="float">
            <text:p>44.08</text:p>
          </table:table-cell>
          <table:table-cell table:style-name="ce16" office:value-type="float" office:value="88563672" calcext:value-type="float">
            <text:p>885636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08" calcext:value-type="date">
            <text:p>8 Jun 10</text:p>
          </table:table-cell>
          <table:table-cell office:value-type="float" office:value="44.2923" calcext:value-type="float">
            <text:p>44.29</text:p>
          </table:table-cell>
          <table:table-cell office:value-type="float" office:value="43.406" calcext:value-type="float">
            <text:p>43.41</text:p>
          </table:table-cell>
          <table:table-cell office:value-type="float" office:value="44.0034" calcext:value-type="float">
            <text:p>44.00</text:p>
          </table:table-cell>
          <table:table-cell table:style-name="ce16" office:value-type="float" office:value="134518976" calcext:value-type="float">
            <text:p>1345189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09" calcext:value-type="date">
            <text:p>9 Jun 10</text:p>
          </table:table-cell>
          <table:table-cell office:value-type="float" office:value="44.7205" calcext:value-type="float">
            <text:p>44.72</text:p>
          </table:table-cell>
          <table:table-cell office:value-type="float" office:value="43.5056" calcext:value-type="float">
            <text:p>43.51</text:p>
          </table:table-cell>
          <table:table-cell office:value-type="float" office:value="43.635" calcext:value-type="float">
            <text:p>43.64</text:p>
          </table:table-cell>
          <table:table-cell table:style-name="ce16" office:value-type="float" office:value="102384480" calcext:value-type="float">
            <text:p>1023844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10" calcext:value-type="date">
            <text:p>10 Jun 10</text:p>
          </table:table-cell>
          <table:table-cell office:value-type="float" office:value="44.9296" calcext:value-type="float">
            <text:p>44.93</text:p>
          </table:table-cell>
          <table:table-cell office:value-type="float" office:value="44.0532" calcext:value-type="float">
            <text:p>44.05</text:p>
          </table:table-cell>
          <table:table-cell office:value-type="float" office:value="44.8798" calcext:value-type="float">
            <text:p>44.88</text:p>
          </table:table-cell>
          <table:table-cell table:style-name="ce16" office:value-type="float" office:value="77160880" calcext:value-type="float">
            <text:p>771608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11" calcext:value-type="date">
            <text:p>11 Jun 10</text:p>
          </table:table-cell>
          <table:table-cell office:value-type="float" office:value="45.3478" calcext:value-type="float">
            <text:p>45.35</text:p>
          </table:table-cell>
          <table:table-cell office:value-type="float" office:value="44.4216" calcext:value-type="float">
            <text:p>44.42</text:p>
          </table:table-cell>
          <table:table-cell office:value-type="float" office:value="45.3079" calcext:value-type="float">
            <text:p>45.31</text:p>
          </table:table-cell>
          <table:table-cell table:style-name="ce16" office:value-type="float" office:value="74642064" calcext:value-type="float">
            <text:p>746420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14" calcext:value-type="date">
            <text:p>14 Jun 10</text:p>
          </table:table-cell>
          <table:table-cell office:value-type="float" office:value="46.0448" calcext:value-type="float">
            <text:p>46.04</text:p>
          </table:table-cell>
          <table:table-cell office:value-type="float" office:value="45.2183" calcext:value-type="float">
            <text:p>45.22</text:p>
          </table:table-cell>
          <table:table-cell office:value-type="float" office:value="45.298" calcext:value-type="float">
            <text:p>45.30</text:p>
          </table:table-cell>
          <table:table-cell table:style-name="ce16" office:value-type="float" office:value="68307944" calcext:value-type="float">
            <text:p>683079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15" calcext:value-type="date">
            <text:p>15 Jun 10</text:p>
          </table:table-cell>
          <table:table-cell office:value-type="float" office:value="46.5725" calcext:value-type="float">
            <text:p>46.57</text:p>
          </table:table-cell>
          <table:table-cell office:value-type="float" office:value="45.2613" calcext:value-type="float">
            <text:p>45.26</text:p>
          </table:table-cell>
          <table:table-cell office:value-type="float" office:value="46.5128" calcext:value-type="float">
            <text:p>46.51</text:p>
          </table:table-cell>
          <table:table-cell table:style-name="ce16" office:value-type="float" office:value="76575208" calcext:value-type="float">
            <text:p>765752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16" calcext:value-type="date">
            <text:p>16 Jun 10</text:p>
          </table:table-cell>
          <table:table-cell office:value-type="float" office:value="46.941" calcext:value-type="float">
            <text:p>46.94</text:p>
          </table:table-cell>
          <table:table-cell office:value-type="float" office:value="46.3037" calcext:value-type="float">
            <text:p>46.30</text:p>
          </table:table-cell>
          <table:table-cell office:value-type="float" office:value="46.702" calcext:value-type="float">
            <text:p>46.70</text:p>
          </table:table-cell>
          <table:table-cell table:style-name="ce16" office:value-type="float" office:value="78686120" calcext:value-type="float">
            <text:p>786861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17" calcext:value-type="date">
            <text:p>17 Jun 10</text:p>
          </table:table-cell>
          <table:table-cell office:value-type="float" office:value="46.9809" calcext:value-type="float">
            <text:p>46.98</text:p>
          </table:table-cell>
          <table:table-cell office:value-type="float" office:value="46.4431" calcext:value-type="float">
            <text:p>46.44</text:p>
          </table:table-cell>
          <table:table-cell office:value-type="float" office:value="46.8514" calcext:value-type="float">
            <text:p>46.85</text:p>
          </table:table-cell>
          <table:table-cell table:style-name="ce16" office:value-type="float" office:value="77418296" calcext:value-type="float">
            <text:p>774182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18" calcext:value-type="date">
            <text:p>18 Jun 10</text:p>
          </table:table-cell>
          <table:table-cell office:value-type="float" office:value="47.2298" calcext:value-type="float">
            <text:p>47.23</text:p>
          </table:table-cell>
          <table:table-cell office:value-type="float" office:value="46.7509" calcext:value-type="float">
            <text:p>46.75</text:p>
          </table:table-cell>
          <table:table-cell office:value-type="float" office:value="46.8906" calcext:value-type="float">
            <text:p>46.89</text:p>
          </table:table-cell>
          <table:table-cell table:style-name="ce16" office:value-type="float" office:value="76079616" calcext:value-type="float">
            <text:p>760796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21" calcext:value-type="date">
            <text:p>21 Jun 10</text:p>
          </table:table-cell>
          <table:table-cell office:value-type="float" office:value="47.569" calcext:value-type="float">
            <text:p>47.57</text:p>
          </table:table-cell>
          <table:table-cell office:value-type="float" office:value="46.2221" calcext:value-type="float">
            <text:p>46.22</text:p>
          </table:table-cell>
          <table:table-cell office:value-type="float" office:value="46.4915" calcext:value-type="float">
            <text:p>46.49</text:p>
          </table:table-cell>
          <table:table-cell table:style-name="ce16" office:value-type="float" office:value="95683392" calcext:value-type="float">
            <text:p>956833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22" calcext:value-type="date">
            <text:p>22 Jun 10</text:p>
          </table:table-cell>
          <table:table-cell office:value-type="float" office:value="47.0303" calcext:value-type="float">
            <text:p>47.03</text:p>
          </table:table-cell>
          <table:table-cell office:value-type="float" office:value="46.0426" calcext:value-type="float">
            <text:p>46.04</text:p>
          </table:table-cell>
          <table:table-cell office:value-type="float" office:value="46.1324" calcext:value-type="float">
            <text:p>46.13</text:p>
          </table:table-cell>
          <table:table-cell table:style-name="ce16" office:value-type="float" office:value="94690272" calcext:value-type="float">
            <text:p>946902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23" calcext:value-type="date">
            <text:p>23 Jun 10</text:p>
          </table:table-cell>
          <table:table-cell office:value-type="float" office:value="46.3618" calcext:value-type="float">
            <text:p>46.36</text:p>
          </table:table-cell>
          <table:table-cell office:value-type="float" office:value="45.5836" calcext:value-type="float">
            <text:p>45.58</text:p>
          </table:table-cell>
          <table:table-cell office:value-type="float" office:value="45.9428" calcext:value-type="float">
            <text:p>45.94</text:p>
          </table:table-cell>
          <table:table-cell table:style-name="ce16" office:value-type="float" office:value="92380336" calcext:value-type="float">
            <text:p>923803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24" calcext:value-type="date">
            <text:p>24 Jun 10</text:p>
          </table:table-cell>
          <table:table-cell office:value-type="float" office:value="45.8829" calcext:value-type="float">
            <text:p>45.88</text:p>
          </table:table-cell>
          <table:table-cell office:value-type="float" office:value="45.0948" calcext:value-type="float">
            <text:p>45.09</text:p>
          </table:table-cell>
          <table:table-cell office:value-type="float" office:value="45.2444" calcext:value-type="float">
            <text:p>45.24</text:p>
          </table:table-cell>
          <table:table-cell table:style-name="ce16" office:value-type="float" office:value="114914816" calcext:value-type="float">
            <text:p>1149148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25" calcext:value-type="date">
            <text:p>25 Jun 10</text:p>
          </table:table-cell>
          <table:table-cell office:value-type="float" office:value="45.5537" calcext:value-type="float">
            <text:p>45.55</text:p>
          </table:table-cell>
          <table:table-cell office:value-type="float" office:value="44.8454" calcext:value-type="float">
            <text:p>44.85</text:p>
          </table:table-cell>
          <table:table-cell office:value-type="float" office:value="45.1646" calcext:value-type="float">
            <text:p>45.16</text:p>
          </table:table-cell>
          <table:table-cell table:style-name="ce16" office:value-type="float" office:value="89218920" calcext:value-type="float">
            <text:p>892189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28" calcext:value-type="date">
            <text:p>28 Jun 10</text:p>
          </table:table-cell>
          <table:table-cell office:value-type="float" office:value="45.444" calcext:value-type="float">
            <text:p>45.44</text:p>
          </table:table-cell>
          <table:table-cell office:value-type="float" office:value="44.7057" calcext:value-type="float">
            <text:p>44.71</text:p>
          </table:table-cell>
          <table:table-cell office:value-type="float" office:value="45.005" calcext:value-type="float">
            <text:p>45.01</text:p>
          </table:table-cell>
          <table:table-cell table:style-name="ce16" office:value-type="float" office:value="71515536" calcext:value-type="float">
            <text:p>715155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29" calcext:value-type="date">
            <text:p>29 Jun 10</text:p>
          </table:table-cell>
          <table:table-cell office:value-type="float" office:value="44.3565" calcext:value-type="float">
            <text:p>44.36</text:p>
          </table:table-cell>
          <table:table-cell office:value-type="float" office:value="42.9697" calcext:value-type="float">
            <text:p>42.97</text:p>
          </table:table-cell>
          <table:table-cell office:value-type="float" office:value="43.269" calcext:value-type="float">
            <text:p>43.27</text:p>
          </table:table-cell>
          <table:table-cell table:style-name="ce16" office:value-type="float" office:value="136647920" calcext:value-type="float">
            <text:p>1366479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6-30" calcext:value-type="date">
            <text:p>30 Jun 10</text:p>
          </table:table-cell>
          <table:table-cell office:value-type="float" office:value="43.5683" calcext:value-type="float">
            <text:p>43.57</text:p>
          </table:table-cell>
          <table:table-cell office:value-type="float" office:value="42.5407" calcext:value-type="float">
            <text:p>42.54</text:p>
          </table:table-cell>
          <table:table-cell office:value-type="float" office:value="42.6106" calcext:value-type="float">
            <text:p>42.61</text:p>
          </table:table-cell>
          <table:table-cell table:style-name="ce16" office:value-type="float" office:value="101441200" calcext:value-type="float">
            <text:p>1014412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01" calcext:value-type="date">
            <text:p>1 Jul 10</text:p>
          </table:table-cell>
          <table:table-cell office:value-type="float" office:value="42.86" calcext:value-type="float">
            <text:p>42.86</text:p>
          </table:table-cell>
          <table:table-cell office:value-type="float" office:value="41.6728" calcext:value-type="float">
            <text:p>41.67</text:p>
          </table:table-cell>
          <table:table-cell office:value-type="float" office:value="42.4909" calcext:value-type="float">
            <text:p>42.49</text:p>
          </table:table-cell>
          <table:table-cell table:style-name="ce16" office:value-type="float" office:value="159020816" calcext:value-type="float">
            <text:p>1590208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02" calcext:value-type="date">
            <text:p>2 Jul 10</text:p>
          </table:table-cell>
          <table:table-cell office:value-type="float" office:value="42.7218" calcext:value-type="float">
            <text:p>42.72</text:p>
          </table:table-cell>
          <table:table-cell office:value-type="float" office:value="41.992" calcext:value-type="float">
            <text:p>41.99</text:p>
          </table:table-cell>
          <table:table-cell office:value-type="float" office:value="42.3711" calcext:value-type="float">
            <text:p>42.37</text:p>
          </table:table-cell>
          <table:table-cell table:style-name="ce16" office:value-type="float" office:value="78719256" calcext:value-type="float">
            <text:p>787192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06" calcext:value-type="date">
            <text:p>6 Jul 10</text:p>
          </table:table-cell>
          <table:table-cell office:value-type="float" office:value="43.269" calcext:value-type="float">
            <text:p>43.27</text:p>
          </table:table-cell>
          <table:table-cell office:value-type="float" office:value="42.1516" calcext:value-type="float">
            <text:p>42.15</text:p>
          </table:table-cell>
          <table:table-cell office:value-type="float" office:value="42.5008" calcext:value-type="float">
            <text:p>42.50</text:p>
          </table:table-cell>
          <table:table-cell table:style-name="ce16" office:value-type="float" office:value="88770984" calcext:value-type="float">
            <text:p>887709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07" calcext:value-type="date">
            <text:p>7 Jul 10</text:p>
          </table:table-cell>
          <table:table-cell office:value-type="float" office:value="43.9075" calcext:value-type="float">
            <text:p>43.91</text:p>
          </table:table-cell>
          <table:table-cell office:value-type="float" office:value="42.6006" calcext:value-type="float">
            <text:p>42.60</text:p>
          </table:table-cell>
          <table:table-cell office:value-type="float" office:value="43.8577" calcext:value-type="float">
            <text:p>43.86</text:p>
          </table:table-cell>
          <table:table-cell table:style-name="ce16" office:value-type="float" office:value="72545584" calcext:value-type="float">
            <text:p>725455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08" calcext:value-type="date">
            <text:p>8 Jul 10</text:p>
          </table:table-cell>
          <table:table-cell office:value-type="float" office:value="44.2767" calcext:value-type="float">
            <text:p>44.28</text:p>
          </table:table-cell>
          <table:table-cell office:value-type="float" office:value="43.5783" calcext:value-type="float">
            <text:p>43.58</text:p>
          </table:table-cell>
          <table:table-cell office:value-type="float" office:value="44.0971" calcext:value-type="float">
            <text:p>44.10</text:p>
          </table:table-cell>
          <table:table-cell table:style-name="ce16" office:value-type="float" office:value="78386400" calcext:value-type="float">
            <text:p>783864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09" calcext:value-type="date">
            <text:p>9 Jul 10</text:p>
          </table:table-cell>
          <table:table-cell office:value-type="float" office:value="44.5261" calcext:value-type="float">
            <text:p>44.53</text:p>
          </table:table-cell>
          <table:table-cell office:value-type="float" office:value="43.9774" calcext:value-type="float">
            <text:p>43.98</text:p>
          </table:table-cell>
          <table:table-cell office:value-type="float" office:value="44.5161" calcext:value-type="float">
            <text:p>44.52</text:p>
          </table:table-cell>
          <table:table-cell table:style-name="ce16" office:value-type="float" office:value="47962812" calcext:value-type="float">
            <text:p>479628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12" calcext:value-type="date">
            <text:p>12 Jul 10</text:p>
          </table:table-cell>
          <table:table-cell office:value-type="float" office:value="44.9252" calcext:value-type="float">
            <text:p>44.93</text:p>
          </table:table-cell>
          <table:table-cell office:value-type="float" office:value="44.3565" calcext:value-type="float">
            <text:p>44.36</text:p>
          </table:table-cell>
          <table:table-cell office:value-type="float" office:value="44.6458" calcext:value-type="float">
            <text:p>44.65</text:p>
          </table:table-cell>
          <table:table-cell table:style-name="ce16" office:value-type="float" office:value="61052688" calcext:value-type="float">
            <text:p>610526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13" calcext:value-type="date">
            <text:p>13 Jul 10</text:p>
          </table:table-cell>
          <table:table-cell office:value-type="float" office:value="45.3941" calcext:value-type="float">
            <text:p>45.39</text:p>
          </table:table-cell>
          <table:table-cell office:value-type="float" office:value="44.6957" calcext:value-type="float">
            <text:p>44.70</text:p>
          </table:table-cell>
          <table:table-cell office:value-type="float" office:value="45.2245" calcext:value-type="float">
            <text:p>45.22</text:p>
          </table:table-cell>
          <table:table-cell table:style-name="ce16" office:value-type="float" office:value="93342584" calcext:value-type="float">
            <text:p>933425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14" calcext:value-type="date">
            <text:p>14 Jul 10</text:p>
          </table:table-cell>
          <table:table-cell office:value-type="float" office:value="45.7034" calcext:value-type="float">
            <text:p>45.70</text:p>
          </table:table-cell>
          <table:table-cell office:value-type="float" office:value="45.1347" calcext:value-type="float">
            <text:p>45.13</text:p>
          </table:table-cell>
          <table:table-cell office:value-type="float" office:value="45.4539" calcext:value-type="float">
            <text:p>45.45</text:p>
          </table:table-cell>
          <table:table-cell table:style-name="ce16" office:value-type="float" office:value="87882192" calcext:value-type="float">
            <text:p>878821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15" calcext:value-type="date">
            <text:p>15 Jul 10</text:p>
          </table:table-cell>
          <table:table-cell office:value-type="float" office:value="45.6335" calcext:value-type="float">
            <text:p>45.63</text:p>
          </table:table-cell>
          <table:table-cell office:value-type="float" office:value="44.8853" calcext:value-type="float">
            <text:p>44.89</text:p>
          </table:table-cell>
          <table:table-cell office:value-type="float" office:value="45.4938" calcext:value-type="float">
            <text:p>45.49</text:p>
          </table:table-cell>
          <table:table-cell table:style-name="ce16" office:value-type="float" office:value="96113352" calcext:value-type="float">
            <text:p>961133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16" calcext:value-type="date">
            <text:p>16 Jul 10</text:p>
          </table:table-cell>
          <table:table-cell office:value-type="float" office:value="45.5219" calcext:value-type="float">
            <text:p>45.52</text:p>
          </table:table-cell>
          <table:table-cell office:value-type="float" office:value="44.1969" calcext:value-type="float">
            <text:p>44.20</text:p>
          </table:table-cell>
          <table:table-cell office:value-type="float" office:value="44.2368" calcext:value-type="float">
            <text:p>44.24</text:p>
          </table:table-cell>
          <table:table-cell table:style-name="ce16" office:value-type="float" office:value="99032952" calcext:value-type="float">
            <text:p>990329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19" calcext:value-type="date">
            <text:p>19 Jul 10</text:p>
          </table:table-cell>
          <table:table-cell office:value-type="float" office:value="44.7057" calcext:value-type="float">
            <text:p>44.71</text:p>
          </table:table-cell>
          <table:table-cell office:value-type="float" office:value="43.9973" calcext:value-type="float">
            <text:p>44.00</text:p>
          </table:table-cell>
          <table:table-cell office:value-type="float" office:value="44.6159" calcext:value-type="float">
            <text:p>44.62</text:p>
          </table:table-cell>
          <table:table-cell table:style-name="ce16" office:value-type="float" office:value="81878760" calcext:value-type="float">
            <text:p>818787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20" calcext:value-type="date">
            <text:p>20 Jul 10</text:p>
          </table:table-cell>
          <table:table-cell office:value-type="float" office:value="45.1546" calcext:value-type="float">
            <text:p>45.15</text:p>
          </table:table-cell>
          <table:table-cell office:value-type="float" office:value="43.7579" calcext:value-type="float">
            <text:p>43.76</text:p>
          </table:table-cell>
          <table:table-cell office:value-type="float" office:value="45.1546" calcext:value-type="float">
            <text:p>45.15</text:p>
          </table:table-cell>
          <table:table-cell table:style-name="ce16" office:value-type="float" office:value="89245616" calcext:value-type="float">
            <text:p>892456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21" calcext:value-type="date">
            <text:p>21 Jul 10</text:p>
          </table:table-cell>
          <table:table-cell office:value-type="float" office:value="45.6535" calcext:value-type="float">
            <text:p>45.65</text:p>
          </table:table-cell>
          <table:table-cell office:value-type="float" office:value="44.4563" calcext:value-type="float">
            <text:p>44.46</text:p>
          </table:table-cell>
          <table:table-cell office:value-type="float" office:value="44.5361" calcext:value-type="float">
            <text:p>44.54</text:p>
          </table:table-cell>
          <table:table-cell table:style-name="ce16" office:value-type="float" office:value="83606976" calcext:value-type="float">
            <text:p>836069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22" calcext:value-type="date">
            <text:p>22 Jul 10</text:p>
          </table:table-cell>
          <table:table-cell office:value-type="float" office:value="45.873" calcext:value-type="float">
            <text:p>45.87</text:p>
          </table:table-cell>
          <table:table-cell office:value-type="float" office:value="45.1347" calcext:value-type="float">
            <text:p>45.13</text:p>
          </table:table-cell>
          <table:table-cell office:value-type="float" office:value="45.6635" calcext:value-type="float">
            <text:p>45.66</text:p>
          </table:table-cell>
          <table:table-cell table:style-name="ce16" office:value-type="float" office:value="83014744" calcext:value-type="float">
            <text:p>830147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23" calcext:value-type="date">
            <text:p>23 Jul 10</text:p>
          </table:table-cell>
          <table:table-cell office:value-type="float" office:value="45.9927" calcext:value-type="float">
            <text:p>45.99</text:p>
          </table:table-cell>
          <table:table-cell office:value-type="float" office:value="45.2744" calcext:value-type="float">
            <text:p>45.27</text:p>
          </table:table-cell>
          <table:table-cell office:value-type="float" office:value="45.9528" calcext:value-type="float">
            <text:p>45.95</text:p>
          </table:table-cell>
          <table:table-cell table:style-name="ce16" office:value-type="float" office:value="81209744" calcext:value-type="float">
            <text:p>812097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26" calcext:value-type="date">
            <text:p>26 Jul 10</text:p>
          </table:table-cell>
          <table:table-cell office:value-type="float" office:value="46.3518" calcext:value-type="float">
            <text:p>46.35</text:p>
          </table:table-cell>
          <table:table-cell office:value-type="float" office:value="45.8031" calcext:value-type="float">
            <text:p>45.80</text:p>
          </table:table-cell>
          <table:table-cell office:value-type="float" office:value="46.3319" calcext:value-type="float">
            <text:p>46.33</text:p>
          </table:table-cell>
          <table:table-cell table:style-name="ce16" office:value-type="float" office:value="64992212" calcext:value-type="float">
            <text:p>649922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27" calcext:value-type="date">
            <text:p>27 Jul 10</text:p>
          </table:table-cell>
          <table:table-cell office:value-type="float" office:value="46.6112" calcext:value-type="float">
            <text:p>46.61</text:p>
          </table:table-cell>
          <table:table-cell office:value-type="float" office:value="46.1024" calcext:value-type="float">
            <text:p>46.10</text:p>
          </table:table-cell>
          <table:table-cell office:value-type="float" office:value="46.3119" calcext:value-type="float">
            <text:p>46.31</text:p>
          </table:table-cell>
          <table:table-cell table:style-name="ce16" office:value-type="float" office:value="67792808" calcext:value-type="float">
            <text:p>677928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28" calcext:value-type="date">
            <text:p>28 Jul 10</text:p>
          </table:table-cell>
          <table:table-cell office:value-type="float" office:value="46.4716" calcext:value-type="float">
            <text:p>46.47</text:p>
          </table:table-cell>
          <table:table-cell office:value-type="float" office:value="45.7732" calcext:value-type="float">
            <text:p>45.77</text:p>
          </table:table-cell>
          <table:table-cell office:value-type="float" office:value="45.9428" calcext:value-type="float">
            <text:p>45.94</text:p>
          </table:table-cell>
          <table:table-cell table:style-name="ce16" office:value-type="float" office:value="52029784" calcext:value-type="float">
            <text:p>520297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29" calcext:value-type="date">
            <text:p>29 Jul 10</text:p>
          </table:table-cell>
          <table:table-cell office:value-type="float" office:value="46.302" calcext:value-type="float">
            <text:p>46.30</text:p>
          </table:table-cell>
          <table:table-cell office:value-type="float" office:value="45.1447" calcext:value-type="float">
            <text:p>45.14</text:p>
          </table:table-cell>
          <table:table-cell office:value-type="float" office:value="45.6036" calcext:value-type="float">
            <text:p>45.60</text:p>
          </table:table-cell>
          <table:table-cell table:style-name="ce16" office:value-type="float" office:value="85881440" calcext:value-type="float">
            <text:p>858814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7-30" calcext:value-type="date">
            <text:p>30 Jul 10</text:p>
          </table:table-cell>
          <table:table-cell office:value-type="float" office:value="45.9827" calcext:value-type="float">
            <text:p>45.98</text:p>
          </table:table-cell>
          <table:table-cell office:value-type="float" office:value="44.9651" calcext:value-type="float">
            <text:p>44.97</text:p>
          </table:table-cell>
          <table:table-cell office:value-type="float" office:value="45.7034" calcext:value-type="float">
            <text:p>45.70</text:p>
          </table:table-cell>
          <table:table-cell table:style-name="ce16" office:value-type="float" office:value="99175840" calcext:value-type="float">
            <text:p>991758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02" calcext:value-type="date">
            <text:p>2 Aug 10</text:p>
          </table:table-cell>
          <table:table-cell office:value-type="float" office:value="46.6811" calcext:value-type="float">
            <text:p>46.68</text:p>
          </table:table-cell>
          <table:table-cell office:value-type="float" office:value="46.1025" calcext:value-type="float">
            <text:p>46.10</text:p>
          </table:table-cell>
          <table:table-cell office:value-type="float" office:value="46.5614" calcext:value-type="float">
            <text:p>46.56</text:p>
          </table:table-cell>
          <table:table-cell table:style-name="ce16" office:value-type="float" office:value="68841936" calcext:value-type="float">
            <text:p>688419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03" calcext:value-type="date">
            <text:p>3 Aug 10</text:p>
          </table:table-cell>
          <table:table-cell office:value-type="float" office:value="46.5913" calcext:value-type="float">
            <text:p>46.59</text:p>
          </table:table-cell>
          <table:table-cell office:value-type="float" office:value="46.1423" calcext:value-type="float">
            <text:p>46.14</text:p>
          </table:table-cell>
          <table:table-cell office:value-type="float" office:value="46.3618" calcext:value-type="float">
            <text:p>46.36</text:p>
          </table:table-cell>
          <table:table-cell table:style-name="ce16" office:value-type="float" office:value="60998520" calcext:value-type="float">
            <text:p>609985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04" calcext:value-type="date">
            <text:p>4 Aug 10</text:p>
          </table:table-cell>
          <table:table-cell office:value-type="float" office:value="46.8806" calcext:value-type="float">
            <text:p>46.88</text:p>
          </table:table-cell>
          <table:table-cell office:value-type="float" office:value="46.3918" calcext:value-type="float">
            <text:p>46.39</text:p>
          </table:table-cell>
          <table:table-cell office:value-type="float" office:value="46.8287" calcext:value-type="float">
            <text:p>46.83</text:p>
          </table:table-cell>
          <table:table-cell table:style-name="ce16" office:value-type="float" office:value="43898824" calcext:value-type="float">
            <text:p>438988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05" calcext:value-type="date">
            <text:p>5 Aug 10</text:p>
          </table:table-cell>
          <table:table-cell office:value-type="float" office:value="46.8108" calcext:value-type="float">
            <text:p>46.81</text:p>
          </table:table-cell>
          <table:table-cell office:value-type="float" office:value="46.4117" calcext:value-type="float">
            <text:p>46.41</text:p>
          </table:table-cell>
          <table:table-cell office:value-type="float" office:value="46.721" calcext:value-type="float">
            <text:p>46.72</text:p>
          </table:table-cell>
          <table:table-cell table:style-name="ce16" office:value-type="float" office:value="39224056" calcext:value-type="float">
            <text:p>392240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06" calcext:value-type="date">
            <text:p>6 Aug 10</text:p>
          </table:table-cell>
          <table:table-cell office:value-type="float" office:value="46.7409" calcext:value-type="float">
            <text:p>46.74</text:p>
          </table:table-cell>
          <table:table-cell office:value-type="float" office:value="45.9428" calcext:value-type="float">
            <text:p>45.94</text:p>
          </table:table-cell>
          <table:table-cell office:value-type="float" office:value="46.6511" calcext:value-type="float">
            <text:p>46.65</text:p>
          </table:table-cell>
          <table:table-cell table:style-name="ce16" office:value-type="float" office:value="71470088" calcext:value-type="float">
            <text:p>714700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09" calcext:value-type="date">
            <text:p>9 Aug 10</text:p>
          </table:table-cell>
          <table:table-cell office:value-type="float" office:value="47.0801" calcext:value-type="float">
            <text:p>47.08</text:p>
          </table:table-cell>
          <table:table-cell office:value-type="float" office:value="46.6811" calcext:value-type="float">
            <text:p>46.68</text:p>
          </table:table-cell>
          <table:table-cell office:value-type="float" office:value="46.9704" calcext:value-type="float">
            <text:p>46.97</text:p>
          </table:table-cell>
          <table:table-cell table:style-name="ce16" office:value-type="float" office:value="26989376" calcext:value-type="float">
            <text:p>269893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10" calcext:value-type="date">
            <text:p>10 Aug 10</text:p>
          </table:table-cell>
          <table:table-cell office:value-type="float" office:value="46.8407" calcext:value-type="float">
            <text:p>46.84</text:p>
          </table:table-cell>
          <table:table-cell office:value-type="float" office:value="46.1723" calcext:value-type="float">
            <text:p>46.17</text:p>
          </table:table-cell>
          <table:table-cell office:value-type="float" office:value="46.5639" calcext:value-type="float">
            <text:p>46.56</text:p>
          </table:table-cell>
          <table:table-cell table:style-name="ce16" office:value-type="float" office:value="86840992" calcext:value-type="float">
            <text:p>868409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11" calcext:value-type="date">
            <text:p>11 Aug 10</text:p>
          </table:table-cell>
          <table:table-cell office:value-type="float" office:value="45.8131" calcext:value-type="float">
            <text:p>45.81</text:p>
          </table:table-cell>
          <table:table-cell office:value-type="float" office:value="45.1048" calcext:value-type="float">
            <text:p>45.10</text:p>
          </table:table-cell>
          <table:table-cell office:value-type="float" office:value="45.2943" calcext:value-type="float">
            <text:p>45.29</text:p>
          </table:table-cell>
          <table:table-cell table:style-name="ce16" office:value-type="float" office:value="92330560" calcext:value-type="float">
            <text:p>923305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12" calcext:value-type="date">
            <text:p>12 Aug 10</text:p>
          </table:table-cell>
          <table:table-cell office:value-type="float" office:value="45.1347" calcext:value-type="float">
            <text:p>45.13</text:p>
          </table:table-cell>
          <table:table-cell office:value-type="float" office:value="44.3465" calcext:value-type="float">
            <text:p>44.35</text:p>
          </table:table-cell>
          <table:table-cell office:value-type="float" office:value="44.9352" calcext:value-type="float">
            <text:p>44.94</text:p>
          </table:table-cell>
          <table:table-cell table:style-name="ce16" office:value-type="float" office:value="66063436" calcext:value-type="float">
            <text:p>6606343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13" calcext:value-type="date">
            <text:p>13 Aug 10</text:p>
          </table:table-cell>
          <table:table-cell office:value-type="float" office:value="44.9551" calcext:value-type="float">
            <text:p>44.96</text:p>
          </table:table-cell>
          <table:table-cell office:value-type="float" office:value="44.6059" calcext:value-type="float">
            <text:p>44.61</text:p>
          </table:table-cell>
          <table:table-cell office:value-type="float" office:value="44.6159" calcext:value-type="float">
            <text:p>44.62</text:p>
          </table:table-cell>
          <table:table-cell table:style-name="ce16" office:value-type="float" office:value="46453348" calcext:value-type="float">
            <text:p>464533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16" calcext:value-type="date">
            <text:p>16 Aug 10</text:p>
          </table:table-cell>
          <table:table-cell office:value-type="float" office:value="45.005" calcext:value-type="float">
            <text:p>45.01</text:p>
          </table:table-cell>
          <table:table-cell office:value-type="float" office:value="44.1969" calcext:value-type="float">
            <text:p>44.20</text:p>
          </table:table-cell>
          <table:table-cell office:value-type="float" office:value="44.6957" calcext:value-type="float">
            <text:p>44.70</text:p>
          </table:table-cell>
          <table:table-cell table:style-name="ce16" office:value-type="float" office:value="55518444" calcext:value-type="float">
            <text:p>555184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17" calcext:value-type="date">
            <text:p>17 Aug 10</text:p>
          </table:table-cell>
          <table:table-cell office:value-type="float" office:value="45.6734" calcext:value-type="float">
            <text:p>45.67</text:p>
          </table:table-cell>
          <table:table-cell office:value-type="float" office:value="44.9252" calcext:value-type="float">
            <text:p>44.93</text:p>
          </table:table-cell>
          <table:table-cell office:value-type="float" office:value="45.2664" calcext:value-type="float">
            <text:p>45.27</text:p>
          </table:table-cell>
          <table:table-cell table:style-name="ce16" office:value-type="float" office:value="57032616" calcext:value-type="float">
            <text:p>570326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18" calcext:value-type="date">
            <text:p>18 Aug 10</text:p>
          </table:table-cell>
          <table:table-cell office:value-type="float" office:value="45.7133" calcext:value-type="float">
            <text:p>45.71</text:p>
          </table:table-cell>
          <table:table-cell office:value-type="float" office:value="45.005" calcext:value-type="float">
            <text:p>45.01</text:p>
          </table:table-cell>
          <table:table-cell office:value-type="float" office:value="45.444" calcext:value-type="float">
            <text:p>45.44</text:p>
          </table:table-cell>
          <table:table-cell table:style-name="ce16" office:value-type="float" office:value="61834544" calcext:value-type="float">
            <text:p>618345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19" calcext:value-type="date">
            <text:p>19 Aug 10</text:p>
          </table:table-cell>
          <table:table-cell office:value-type="float" office:value="45.3542" calcext:value-type="float">
            <text:p>45.35</text:p>
          </table:table-cell>
          <table:table-cell office:value-type="float" office:value="44.4563" calcext:value-type="float">
            <text:p>44.46</text:p>
          </table:table-cell>
          <table:table-cell office:value-type="float" office:value="44.7556" calcext:value-type="float">
            <text:p>44.76</text:p>
          </table:table-cell>
          <table:table-cell table:style-name="ce16" office:value-type="float" office:value="83123144" calcext:value-type="float">
            <text:p>831231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20" calcext:value-type="date">
            <text:p>20 Aug 10</text:p>
          </table:table-cell>
          <table:table-cell office:value-type="float" office:value="44.9252" calcext:value-type="float">
            <text:p>44.93</text:p>
          </table:table-cell>
          <table:table-cell office:value-type="float" office:value="44.4363" calcext:value-type="float">
            <text:p>44.44</text:p>
          </table:table-cell>
          <table:table-cell office:value-type="float" office:value="44.8154" calcext:value-type="float">
            <text:p>44.82</text:p>
          </table:table-cell>
          <table:table-cell table:style-name="ce16" office:value-type="float" office:value="66942292" calcext:value-type="float">
            <text:p>669422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23" calcext:value-type="date">
            <text:p>23 Aug 10</text:p>
          </table:table-cell>
          <table:table-cell office:value-type="float" office:value="45.2345" calcext:value-type="float">
            <text:p>45.23</text:p>
          </table:table-cell>
          <table:table-cell office:value-type="float" office:value="44.3565" calcext:value-type="float">
            <text:p>44.36</text:p>
          </table:table-cell>
          <table:table-cell office:value-type="float" office:value="44.3765" calcext:value-type="float">
            <text:p>44.38</text:p>
          </table:table-cell>
          <table:table-cell table:style-name="ce16" office:value-type="float" office:value="69718472" calcext:value-type="float">
            <text:p>697184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24" calcext:value-type="date">
            <text:p>24 Aug 10</text:p>
          </table:table-cell>
          <table:table-cell office:value-type="float" office:value="44.0173" calcext:value-type="float">
            <text:p>44.02</text:p>
          </table:table-cell>
          <table:table-cell office:value-type="float" office:value="43.3638" calcext:value-type="float">
            <text:p>43.36</text:p>
          </table:table-cell>
          <table:table-cell office:value-type="float" office:value="43.5484" calcext:value-type="float">
            <text:p>43.55</text:p>
          </table:table-cell>
          <table:table-cell table:style-name="ce16" office:value-type="float" office:value="79222104" calcext:value-type="float">
            <text:p>792221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25" calcext:value-type="date">
            <text:p>25 Aug 10</text:p>
          </table:table-cell>
          <table:table-cell office:value-type="float" office:value="44.157" calcext:value-type="float">
            <text:p>44.16</text:p>
          </table:table-cell>
          <table:table-cell office:value-type="float" office:value="43.1693" calcext:value-type="float">
            <text:p>43.17</text:p>
          </table:table-cell>
          <table:table-cell office:value-type="float" office:value="43.9674" calcext:value-type="float">
            <text:p>43.97</text:p>
          </table:table-cell>
          <table:table-cell table:style-name="ce16" office:value-type="float" office:value="87479848" calcext:value-type="float">
            <text:p>874798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26" calcext:value-type="date">
            <text:p>26 Aug 10</text:p>
          </table:table-cell>
          <table:table-cell office:value-type="float" office:value="44.2168" calcext:value-type="float">
            <text:p>44.22</text:p>
          </table:table-cell>
          <table:table-cell office:value-type="float" office:value="43.3987" calcext:value-type="float">
            <text:p>43.40</text:p>
          </table:table-cell>
          <table:table-cell office:value-type="float" office:value="43.4386" calcext:value-type="float">
            <text:p>43.44</text:p>
          </table:table-cell>
          <table:table-cell table:style-name="ce16" office:value-type="float" office:value="91398784" calcext:value-type="float">
            <text:p>913987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27" calcext:value-type="date">
            <text:p>27 Aug 10</text:p>
          </table:table-cell>
          <table:table-cell office:value-type="float" office:value="44.0572" calcext:value-type="float">
            <text:p>44.06</text:p>
          </table:table-cell>
          <table:table-cell office:value-type="float" office:value="42.87" calcext:value-type="float">
            <text:p>42.87</text:p>
          </table:table-cell>
          <table:table-cell office:value-type="float" office:value="43.9674" calcext:value-type="float">
            <text:p>43.97</text:p>
          </table:table-cell>
          <table:table-cell table:style-name="ce16" office:value-type="float" office:value="109824312" calcext:value-type="float">
            <text:p>1098243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30" calcext:value-type="date">
            <text:p>30 Aug 10</text:p>
          </table:table-cell>
          <table:table-cell office:value-type="float" office:value="44.147" calcext:value-type="float">
            <text:p>44.15</text:p>
          </table:table-cell>
          <table:table-cell office:value-type="float" office:value="43.4985" calcext:value-type="float">
            <text:p>43.50</text:p>
          </table:table-cell>
          <table:table-cell office:value-type="float" office:value="43.5085" calcext:value-type="float">
            <text:p>43.51</text:p>
          </table:table-cell>
          <table:table-cell table:style-name="ce16" office:value-type="float" office:value="49389256" calcext:value-type="float">
            <text:p>493892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8-31" calcext:value-type="date">
            <text:p>31 Aug 10</text:p>
          </table:table-cell>
          <table:table-cell office:value-type="float" office:value="43.7479" calcext:value-type="float">
            <text:p>43.75</text:p>
          </table:table-cell>
          <table:table-cell office:value-type="float" office:value="43.0795" calcext:value-type="float">
            <text:p>43.08</text:p>
          </table:table-cell>
          <table:table-cell office:value-type="float" office:value="43.3588" calcext:value-type="float">
            <text:p>43.36</text:p>
          </table:table-cell>
          <table:table-cell table:style-name="ce16" office:value-type="float" office:value="72201192" calcext:value-type="float">
            <text:p>722011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01" calcext:value-type="date">
            <text:p>1 Sep 10</text:p>
          </table:table-cell>
          <table:table-cell office:value-type="float" office:value="44.8055" calcext:value-type="float">
            <text:p>44.81</text:p>
          </table:table-cell>
          <table:table-cell office:value-type="float" office:value="43.9674" calcext:value-type="float">
            <text:p>43.97</text:p>
          </table:table-cell>
          <table:table-cell office:value-type="float" office:value="44.6558" calcext:value-type="float">
            <text:p>44.66</text:p>
          </table:table-cell>
          <table:table-cell table:style-name="ce16" office:value-type="float" office:value="83693424" calcext:value-type="float">
            <text:p>836934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02" calcext:value-type="date">
            <text:p>2 Sep 10</text:p>
          </table:table-cell>
          <table:table-cell office:value-type="float" office:value="45.1746" calcext:value-type="float">
            <text:p>45.17</text:p>
          </table:table-cell>
          <table:table-cell office:value-type="float" office:value="44.6259" calcext:value-type="float">
            <text:p>44.63</text:p>
          </table:table-cell>
          <table:table-cell office:value-type="float" office:value="45.1546" calcext:value-type="float">
            <text:p>45.15</text:p>
          </table:table-cell>
          <table:table-cell table:style-name="ce16" office:value-type="float" office:value="41871072" calcext:value-type="float">
            <text:p>418710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03" calcext:value-type="date">
            <text:p>3 Sep 10</text:p>
          </table:table-cell>
          <table:table-cell office:value-type="float" office:value="45.9129" calcext:value-type="float">
            <text:p>45.91</text:p>
          </table:table-cell>
          <table:table-cell office:value-type="float" office:value="45.444" calcext:value-type="float">
            <text:p>45.44</text:p>
          </table:table-cell>
          <table:table-cell office:value-type="float" office:value="45.9029" calcext:value-type="float">
            <text:p>45.90</text:p>
          </table:table-cell>
          <table:table-cell table:style-name="ce16" office:value-type="float" office:value="64120324" calcext:value-type="float">
            <text:p>641203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07" calcext:value-type="date">
            <text:p>7 Sep 10</text:p>
          </table:table-cell>
          <table:table-cell office:value-type="float" office:value="45.9228" calcext:value-type="float">
            <text:p>45.92</text:p>
          </table:table-cell>
          <table:table-cell office:value-type="float" office:value="45.5188" calcext:value-type="float">
            <text:p>45.52</text:p>
          </table:table-cell>
          <table:table-cell office:value-type="float" office:value="45.5936" calcext:value-type="float">
            <text:p>45.59</text:p>
          </table:table-cell>
          <table:table-cell table:style-name="ce16" office:value-type="float" office:value="51298956" calcext:value-type="float">
            <text:p>512989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08" calcext:value-type="date">
            <text:p>8 Sep 10</text:p>
          </table:table-cell>
          <table:table-cell office:value-type="float" office:value="46.3419" calcext:value-type="float">
            <text:p>46.34</text:p>
          </table:table-cell>
          <table:table-cell office:value-type="float" office:value="45.7133" calcext:value-type="float">
            <text:p>45.71</text:p>
          </table:table-cell>
          <table:table-cell office:value-type="float" office:value="46.1423" calcext:value-type="float">
            <text:p>46.14</text:p>
          </table:table-cell>
          <table:table-cell table:style-name="ce16" office:value-type="float" office:value="67035844" calcext:value-type="float">
            <text:p>670358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09" calcext:value-type="date">
            <text:p>9 Sep 10</text:p>
          </table:table-cell>
          <table:table-cell office:value-type="float" office:value="46.5913" calcext:value-type="float">
            <text:p>46.59</text:p>
          </table:table-cell>
          <table:table-cell office:value-type="float" office:value="46.2122" calcext:value-type="float">
            <text:p>46.21</text:p>
          </table:table-cell>
          <table:table-cell office:value-type="float" office:value="46.3219" calcext:value-type="float">
            <text:p>46.32</text:p>
          </table:table-cell>
          <table:table-cell table:style-name="ce16" office:value-type="float" office:value="61582096" calcext:value-type="float">
            <text:p>615820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10" calcext:value-type="date">
            <text:p>10 Sep 10</text:p>
          </table:table-cell>
          <table:table-cell office:value-type="float" office:value="46.5614" calcext:value-type="float">
            <text:p>46.56</text:p>
          </table:table-cell>
          <table:table-cell office:value-type="float" office:value="46.1423" calcext:value-type="float">
            <text:p>46.14</text:p>
          </table:table-cell>
          <table:table-cell office:value-type="float" office:value="46.4915" calcext:value-type="float">
            <text:p>46.49</text:p>
          </table:table-cell>
          <table:table-cell table:style-name="ce16" office:value-type="float" office:value="67136368" calcext:value-type="float">
            <text:p>671363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13" calcext:value-type="date">
            <text:p>13 Sep 10</text:p>
          </table:table-cell>
          <table:table-cell office:value-type="float" office:value="47.2597" calcext:value-type="float">
            <text:p>47.26</text:p>
          </table:table-cell>
          <table:table-cell office:value-type="float" office:value="46.8307" calcext:value-type="float">
            <text:p>46.83</text:p>
          </table:table-cell>
          <table:table-cell office:value-type="float" office:value="47.14" calcext:value-type="float">
            <text:p>47.14</text:p>
          </table:table-cell>
          <table:table-cell table:style-name="ce16" office:value-type="float" office:value="64589980" calcext:value-type="float">
            <text:p>645899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14" calcext:value-type="date">
            <text:p>14 Sep 10</text:p>
          </table:table-cell>
          <table:table-cell office:value-type="float" office:value="47.589" calcext:value-type="float">
            <text:p>47.59</text:p>
          </table:table-cell>
          <table:table-cell office:value-type="float" office:value="46.9704" calcext:value-type="float">
            <text:p>46.97</text:p>
          </table:table-cell>
          <table:table-cell office:value-type="float" office:value="47.3395" calcext:value-type="float">
            <text:p>47.34</text:p>
          </table:table-cell>
          <table:table-cell table:style-name="ce16" office:value-type="float" office:value="91572760" calcext:value-type="float">
            <text:p>915727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15" calcext:value-type="date">
            <text:p>15 Sep 10</text:p>
          </table:table-cell>
          <table:table-cell office:value-type="float" office:value="47.6887" calcext:value-type="float">
            <text:p>47.69</text:p>
          </table:table-cell>
          <table:table-cell office:value-type="float" office:value="47.0801" calcext:value-type="float">
            <text:p>47.08</text:p>
          </table:table-cell>
          <table:table-cell office:value-type="float" office:value="47.6388" calcext:value-type="float">
            <text:p>47.64</text:p>
          </table:table-cell>
          <table:table-cell table:style-name="ce16" office:value-type="float" office:value="67230640" calcext:value-type="float">
            <text:p>672306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16" calcext:value-type="date">
            <text:p>16 Sep 10</text:p>
          </table:table-cell>
          <table:table-cell office:value-type="float" office:value="47.8683" calcext:value-type="float">
            <text:p>47.87</text:p>
          </table:table-cell>
          <table:table-cell office:value-type="float" office:value="47.4293" calcext:value-type="float">
            <text:p>47.43</text:p>
          </table:table-cell>
          <table:table-cell office:value-type="float" office:value="47.8284" calcext:value-type="float">
            <text:p>47.83</text:p>
          </table:table-cell>
          <table:table-cell table:style-name="ce16" office:value-type="float" office:value="66989960" calcext:value-type="float">
            <text:p>669899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17" calcext:value-type="date">
            <text:p>17 Sep 10</text:p>
          </table:table-cell>
          <table:table-cell office:value-type="float" office:value="48.14" calcext:value-type="float">
            <text:p>48.14</text:p>
          </table:table-cell>
          <table:table-cell office:value-type="float" office:value="47.75" calcext:value-type="float">
            <text:p>47.75</text:p>
          </table:table-cell>
          <table:table-cell office:value-type="float" office:value="47.995" calcext:value-type="float">
            <text:p>48.00</text:p>
          </table:table-cell>
          <table:table-cell table:style-name="ce16" office:value-type="float" office:value="76348568" calcext:value-type="float">
            <text:p>763485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20" calcext:value-type="date">
            <text:p>20 Sep 10</text:p>
          </table:table-cell>
          <table:table-cell office:value-type="float" office:value="48.93" calcext:value-type="float">
            <text:p>48.93</text:p>
          </table:table-cell>
          <table:table-cell office:value-type="float" office:value="48.1101" calcext:value-type="float">
            <text:p>48.11</text:p>
          </table:table-cell>
          <table:table-cell office:value-type="float" office:value="48.8299" calcext:value-type="float">
            <text:p>48.83</text:p>
          </table:table-cell>
          <table:table-cell table:style-name="ce16" office:value-type="float" office:value="84478440" calcext:value-type="float">
            <text:p>844784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21" calcext:value-type="date">
            <text:p>21 Sep 10</text:p>
          </table:table-cell>
          <table:table-cell office:value-type="float" office:value="49.17" calcext:value-type="float">
            <text:p>49.17</text:p>
          </table:table-cell>
          <table:table-cell office:value-type="float" office:value="48.61" calcext:value-type="float">
            <text:p>48.61</text:p>
          </table:table-cell>
          <table:table-cell office:value-type="float" office:value="48.82" calcext:value-type="float">
            <text:p>48.82</text:p>
          </table:table-cell>
          <table:table-cell table:style-name="ce16" office:value-type="float" office:value="82271904" calcext:value-type="float">
            <text:p>822719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22" calcext:value-type="date">
            <text:p>22 Sep 10</text:p>
          </table:table-cell>
          <table:table-cell office:value-type="float" office:value="49.021" calcext:value-type="float">
            <text:p>49.02</text:p>
          </table:table-cell>
          <table:table-cell office:value-type="float" office:value="48.42" calcext:value-type="float">
            <text:p>48.42</text:p>
          </table:table-cell>
          <table:table-cell office:value-type="float" office:value="48.69" calcext:value-type="float">
            <text:p>48.69</text:p>
          </table:table-cell>
          <table:table-cell table:style-name="ce16" office:value-type="float" office:value="88302240" calcext:value-type="float">
            <text:p>883022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23" calcext:value-type="date">
            <text:p>23 Sep 10</text:p>
          </table:table-cell>
          <table:table-cell office:value-type="float" office:value="49.16" calcext:value-type="float">
            <text:p>49.16</text:p>
          </table:table-cell>
          <table:table-cell office:value-type="float" office:value="48.32" calcext:value-type="float">
            <text:p>48.32</text:p>
          </table:table-cell>
          <table:table-cell office:value-type="float" office:value="48.67" calcext:value-type="float">
            <text:p>48.67</text:p>
          </table:table-cell>
          <table:table-cell table:style-name="ce16" office:value-type="float" office:value="84923416" calcext:value-type="float">
            <text:p>849234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24" calcext:value-type="date">
            <text:p>24 Sep 10</text:p>
          </table:table-cell>
          <table:table-cell office:value-type="float" office:value="49.69" calcext:value-type="float">
            <text:p>49.69</text:p>
          </table:table-cell>
          <table:table-cell office:value-type="float" office:value="49.15" calcext:value-type="float">
            <text:p>49.15</text:p>
          </table:table-cell>
          <table:table-cell office:value-type="float" office:value="49.66" calcext:value-type="float">
            <text:p>49.66</text:p>
          </table:table-cell>
          <table:table-cell table:style-name="ce16" office:value-type="float" office:value="79474440" calcext:value-type="float">
            <text:p>794744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27" calcext:value-type="date">
            <text:p>27 Sep 10</text:p>
          </table:table-cell>
          <table:table-cell office:value-type="float" office:value="49.75" calcext:value-type="float">
            <text:p>49.75</text:p>
          </table:table-cell>
          <table:table-cell office:value-type="float" office:value="49.35" calcext:value-type="float">
            <text:p>49.35</text:p>
          </table:table-cell>
          <table:table-cell office:value-type="float" office:value="49.39" calcext:value-type="float">
            <text:p>49.39</text:p>
          </table:table-cell>
          <table:table-cell table:style-name="ce16" office:value-type="float" office:value="43848960" calcext:value-type="float">
            <text:p>438489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28" calcext:value-type="date">
            <text:p>28 Sep 10</text:p>
          </table:table-cell>
          <table:table-cell office:value-type="float" office:value="49.54" calcext:value-type="float">
            <text:p>49.54</text:p>
          </table:table-cell>
          <table:table-cell office:value-type="float" office:value="48.59" calcext:value-type="float">
            <text:p>48.59</text:p>
          </table:table-cell>
          <table:table-cell office:value-type="float" office:value="49.37" calcext:value-type="float">
            <text:p>49.37</text:p>
          </table:table-cell>
          <table:table-cell table:style-name="ce16" office:value-type="float" office:value="104908952" calcext:value-type="float">
            <text:p>1049089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29" calcext:value-type="date">
            <text:p>29 Sep 10</text:p>
          </table:table-cell>
          <table:table-cell office:value-type="float" office:value="49.53" calcext:value-type="float">
            <text:p>49.53</text:p>
          </table:table-cell>
          <table:table-cell office:value-type="float" office:value="49.11" calcext:value-type="float">
            <text:p>49.11</text:p>
          </table:table-cell>
          <table:table-cell office:value-type="float" office:value="49.29" calcext:value-type="float">
            <text:p>49.29</text:p>
          </table:table-cell>
          <table:table-cell table:style-name="ce16" office:value-type="float" office:value="81661072" calcext:value-type="float">
            <text:p>816610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09-30" calcext:value-type="date">
            <text:p>30 Sep 10</text:p>
          </table:table-cell>
          <table:table-cell office:value-type="float" office:value="49.84" calcext:value-type="float">
            <text:p>49.84</text:p>
          </table:table-cell>
          <table:table-cell office:value-type="float" office:value="48.75" calcext:value-type="float">
            <text:p>48.75</text:p>
          </table:table-cell>
          <table:table-cell office:value-type="float" office:value="49.07" calcext:value-type="float">
            <text:p>49.07</text:p>
          </table:table-cell>
          <table:table-cell table:style-name="ce16" office:value-type="float" office:value="122412480" calcext:value-type="float">
            <text:p>1224124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01" calcext:value-type="date">
            <text:p>1 Oct 10</text:p>
          </table:table-cell>
          <table:table-cell office:value-type="float" office:value="49.53" calcext:value-type="float">
            <text:p>49.53</text:p>
          </table:table-cell>
          <table:table-cell office:value-type="float" office:value="48.781" calcext:value-type="float">
            <text:p>48.78</text:p>
          </table:table-cell>
          <table:table-cell office:value-type="float" office:value="49.01" calcext:value-type="float">
            <text:p>49.01</text:p>
          </table:table-cell>
          <table:table-cell table:style-name="ce16" office:value-type="float" office:value="77675352" calcext:value-type="float">
            <text:p>776753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04" calcext:value-type="date">
            <text:p>4 Oct 10</text:p>
          </table:table-cell>
          <table:table-cell office:value-type="float" office:value="49.05" calcext:value-type="float">
            <text:p>49.05</text:p>
          </table:table-cell>
          <table:table-cell office:value-type="float" office:value="48.2" calcext:value-type="float">
            <text:p>48.20</text:p>
          </table:table-cell>
          <table:table-cell office:value-type="float" office:value="48.48" calcext:value-type="float">
            <text:p>48.48</text:p>
          </table:table-cell>
          <table:table-cell table:style-name="ce16" office:value-type="float" office:value="71251704" calcext:value-type="float">
            <text:p>712517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05" calcext:value-type="date">
            <text:p>5 Oct 10</text:p>
          </table:table-cell>
          <table:table-cell office:value-type="float" office:value="49.76" calcext:value-type="float">
            <text:p>49.76</text:p>
          </table:table-cell>
          <table:table-cell office:value-type="float" office:value="49" calcext:value-type="float">
            <text:p>49.00</text:p>
          </table:table-cell>
          <table:table-cell office:value-type="float" office:value="49.66" calcext:value-type="float">
            <text:p>49.66</text:p>
          </table:table-cell>
          <table:table-cell table:style-name="ce16" office:value-type="float" office:value="98713032" calcext:value-type="float">
            <text:p>9871303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06" calcext:value-type="date">
            <text:p>6 Oct 10</text:p>
          </table:table-cell>
          <table:table-cell office:value-type="float" office:value="49.71" calcext:value-type="float">
            <text:p>49.71</text:p>
          </table:table-cell>
          <table:table-cell office:value-type="float" office:value="48.91" calcext:value-type="float">
            <text:p>48.91</text:p>
          </table:table-cell>
          <table:table-cell office:value-type="float" office:value="49.23" calcext:value-type="float">
            <text:p>49.23</text:p>
          </table:table-cell>
          <table:table-cell table:style-name="ce16" office:value-type="float" office:value="81687424" calcext:value-type="float">
            <text:p>816874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07" calcext:value-type="date">
            <text:p>7 Oct 10</text:p>
          </table:table-cell>
          <table:table-cell office:value-type="float" office:value="49.54" calcext:value-type="float">
            <text:p>49.54</text:p>
          </table:table-cell>
          <table:table-cell office:value-type="float" office:value="49" calcext:value-type="float">
            <text:p>49.00</text:p>
          </table:table-cell>
          <table:table-cell office:value-type="float" office:value="49.41" calcext:value-type="float">
            <text:p>49.41</text:p>
          </table:table-cell>
          <table:table-cell table:style-name="ce16" office:value-type="float" office:value="75656776" calcext:value-type="float">
            <text:p>756567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08" calcext:value-type="date">
            <text:p>8 Oct 10</text:p>
          </table:table-cell>
          <table:table-cell office:value-type="float" office:value="49.87" calcext:value-type="float">
            <text:p>49.87</text:p>
          </table:table-cell>
          <table:table-cell office:value-type="float" office:value="49.08" calcext:value-type="float">
            <text:p>49.08</text:p>
          </table:table-cell>
          <table:table-cell office:value-type="float" office:value="49.75" calcext:value-type="float">
            <text:p>49.75</text:p>
          </table:table-cell>
          <table:table-cell table:style-name="ce16" office:value-type="float" office:value="83204976" calcext:value-type="float">
            <text:p>832049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11" calcext:value-type="date">
            <text:p>11 Oct 10</text:p>
          </table:table-cell>
          <table:table-cell office:value-type="float" office:value="50.02" calcext:value-type="float">
            <text:p>50.02</text:p>
          </table:table-cell>
          <table:table-cell office:value-type="float" office:value="49.62" calcext:value-type="float">
            <text:p>49.62</text:p>
          </table:table-cell>
          <table:table-cell office:value-type="float" office:value="49.77" calcext:value-type="float">
            <text:p>49.77</text:p>
          </table:table-cell>
          <table:table-cell table:style-name="ce16" office:value-type="float" office:value="46850908" calcext:value-type="float">
            <text:p>468509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12" calcext:value-type="date">
            <text:p>12 Oct 10</text:p>
          </table:table-cell>
          <table:table-cell office:value-type="float" office:value="50.21" calcext:value-type="float">
            <text:p>50.21</text:p>
          </table:table-cell>
          <table:table-cell office:value-type="float" office:value="49.26" calcext:value-type="float">
            <text:p>49.26</text:p>
          </table:table-cell>
          <table:table-cell office:value-type="float" office:value="50.11" calcext:value-type="float">
            <text:p>50.11</text:p>
          </table:table-cell>
          <table:table-cell table:style-name="ce16" office:value-type="float" office:value="88511280" calcext:value-type="float">
            <text:p>885112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13" calcext:value-type="date">
            <text:p>13 Oct 10</text:p>
          </table:table-cell>
          <table:table-cell office:value-type="float" office:value="50.75" calcext:value-type="float">
            <text:p>50.75</text:p>
          </table:table-cell>
          <table:table-cell office:value-type="float" office:value="50.28" calcext:value-type="float">
            <text:p>50.28</text:p>
          </table:table-cell>
          <table:table-cell office:value-type="float" office:value="50.52" calcext:value-type="float">
            <text:p>50.52</text:p>
          </table:table-cell>
          <table:table-cell table:style-name="ce16" office:value-type="float" office:value="71076752" calcext:value-type="float">
            <text:p>710767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14" calcext:value-type="date">
            <text:p>14 Oct 10</text:p>
          </table:table-cell>
          <table:table-cell office:value-type="float" office:value="50.64" calcext:value-type="float">
            <text:p>50.64</text:p>
          </table:table-cell>
          <table:table-cell office:value-type="float" office:value="50.17" calcext:value-type="float">
            <text:p>50.17</text:p>
          </table:table-cell>
          <table:table-cell office:value-type="float" office:value="50.42" calcext:value-type="float">
            <text:p>50.42</text:p>
          </table:table-cell>
          <table:table-cell table:style-name="ce16" office:value-type="float" office:value="68379792" calcext:value-type="float">
            <text:p>683797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15" calcext:value-type="date">
            <text:p>15 Oct 10</text:p>
          </table:table-cell>
          <table:table-cell office:value-type="float" office:value="51.5" calcext:value-type="float">
            <text:p>51.50</text:p>
          </table:table-cell>
          <table:table-cell office:value-type="float" office:value="50.63" calcext:value-type="float">
            <text:p>50.63</text:p>
          </table:table-cell>
          <table:table-cell office:value-type="float" office:value="51.49" calcext:value-type="float">
            <text:p>51.49</text:p>
          </table:table-cell>
          <table:table-cell table:style-name="ce16" office:value-type="float" office:value="104627776" calcext:value-type="float">
            <text:p>1046277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18" calcext:value-type="date">
            <text:p>18 Oct 10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1.3" calcext:value-type="float">
            <text:p>51.30</text:p>
          </table:table-cell>
          <table:table-cell table:style-name="ce16" office:value-type="float" office:value="72430328" calcext:value-type="float">
            <text:p>724303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19" calcext:value-type="date">
            <text:p>19 Oct 10</text:p>
          </table:table-cell>
          <table:table-cell office:value-type="float" office:value="51.3" calcext:value-type="float">
            <text:p>51.30</text:p>
          </table:table-cell>
          <table:table-cell office:value-type="float" office:value="50.42" calcext:value-type="float">
            <text:p>50.42</text:p>
          </table:table-cell>
          <table:table-cell office:value-type="float" office:value="50.82" calcext:value-type="float">
            <text:p>50.82</text:p>
          </table:table-cell>
          <table:table-cell table:style-name="ce16" office:value-type="float" office:value="105661808" calcext:value-type="float">
            <text:p>1056618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20" calcext:value-type="date">
            <text:p>20 Oct 10</text:p>
          </table:table-cell>
          <table:table-cell office:value-type="float" office:value="51.57" calcext:value-type="float">
            <text:p>51.57</text:p>
          </table:table-cell>
          <table:table-cell office:value-type="float" office:value="50.87" calcext:value-type="float">
            <text:p>50.87</text:p>
          </table:table-cell>
          <table:table-cell office:value-type="float" office:value="51.19" calcext:value-type="float">
            <text:p>51.19</text:p>
          </table:table-cell>
          <table:table-cell table:style-name="ce16" office:value-type="float" office:value="80823616" calcext:value-type="float">
            <text:p>808236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21" calcext:value-type="date">
            <text:p>21 Oct 10</text:p>
          </table:table-cell>
          <table:table-cell office:value-type="float" office:value="51.7101" calcext:value-type="float">
            <text:p>51.71</text:p>
          </table:table-cell>
          <table:table-cell office:value-type="float" office:value="50.79" calcext:value-type="float">
            <text:p>50.79</text:p>
          </table:table-cell>
          <table:table-cell office:value-type="float" office:value="51.29" calcext:value-type="float">
            <text:p>51.29</text:p>
          </table:table-cell>
          <table:table-cell table:style-name="ce16" office:value-type="float" office:value="85840448" calcext:value-type="float">
            <text:p>8584044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22" calcext:value-type="date">
            <text:p>22 Oct 10</text:p>
          </table:table-cell>
          <table:table-cell office:value-type="float" office:value="51.69" calcext:value-type="float">
            <text:p>51.69</text:p>
          </table:table-cell>
          <table:table-cell office:value-type="float" office:value="51.21" calcext:value-type="float">
            <text:p>51.21</text:p>
          </table:table-cell>
          <table:table-cell office:value-type="float" office:value="51.64" calcext:value-type="float">
            <text:p>51.64</text:p>
          </table:table-cell>
          <table:table-cell table:style-name="ce16" office:value-type="float" office:value="47407344" calcext:value-type="float">
            <text:p>474073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25" calcext:value-type="date">
            <text:p>25 Oct 10</text:p>
          </table:table-cell>
          <table:table-cell office:value-type="float" office:value="52.23" calcext:value-type="float">
            <text:p>52.23</text:p>
          </table:table-cell>
          <table:table-cell office:value-type="float" office:value="51.85" calcext:value-type="float">
            <text:p>51.85</text:p>
          </table:table-cell>
          <table:table-cell office:value-type="float" office:value="51.89" calcext:value-type="float">
            <text:p>51.89</text:p>
          </table:table-cell>
          <table:table-cell table:style-name="ce16" office:value-type="float" office:value="51359208" calcext:value-type="float">
            <text:p>513592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26" calcext:value-type="date">
            <text:p>26 Oct 10</text:p>
          </table:table-cell>
          <table:table-cell office:value-type="float" office:value="52.15" calcext:value-type="float">
            <text:p>52.15</text:p>
          </table:table-cell>
          <table:table-cell office:value-type="float" office:value="51.42" calcext:value-type="float">
            <text:p>51.42</text:p>
          </table:table-cell>
          <table:table-cell office:value-type="float" office:value="52.03" calcext:value-type="float">
            <text:p>52.03</text:p>
          </table:table-cell>
          <table:table-cell table:style-name="ce16" office:value-type="float" office:value="60380428" calcext:value-type="float">
            <text:p>603804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27" calcext:value-type="date">
            <text:p>27 Oct 10</text:p>
          </table:table-cell>
          <table:table-cell office:value-type="float" office:value="52.23" calcext:value-type="float">
            <text:p>52.23</text:p>
          </table:table-cell>
          <table:table-cell office:value-type="float" office:value="51.66" calcext:value-type="float">
            <text:p>51.66</text:p>
          </table:table-cell>
          <table:table-cell office:value-type="float" office:value="52.19" calcext:value-type="float">
            <text:p>52.19</text:p>
          </table:table-cell>
          <table:table-cell table:style-name="ce16" office:value-type="float" office:value="57415324" calcext:value-type="float">
            <text:p>574153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28" calcext:value-type="date">
            <text:p>28 Oct 10</text:p>
          </table:table-cell>
          <table:table-cell office:value-type="float" office:value="52.45" calcext:value-type="float">
            <text:p>52.45</text:p>
          </table:table-cell>
          <table:table-cell office:value-type="float" office:value="51.84" calcext:value-type="float">
            <text:p>51.84</text:p>
          </table:table-cell>
          <table:table-cell office:value-type="float" office:value="52.3" calcext:value-type="float">
            <text:p>52.30</text:p>
          </table:table-cell>
          <table:table-cell table:style-name="ce16" office:value-type="float" office:value="61110508" calcext:value-type="float">
            <text:p>611105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0-29" calcext:value-type="date">
            <text:p>29 Oct 10</text:p>
          </table:table-cell>
          <table:table-cell office:value-type="float" office:value="52.49" calcext:value-type="float">
            <text:p>52.49</text:p>
          </table:table-cell>
          <table:table-cell office:value-type="float" office:value="52.1698" calcext:value-type="float">
            <text:p>52.17</text:p>
          </table:table-cell>
          <table:table-cell office:value-type="float" office:value="52.18" calcext:value-type="float">
            <text:p>52.18</text:p>
          </table:table-cell>
          <table:table-cell table:style-name="ce16" office:value-type="float" office:value="46636756" calcext:value-type="float">
            <text:p>4663675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01" calcext:value-type="date">
            <text:p>1 Nov 10</text:p>
          </table:table-cell>
          <table:table-cell office:value-type="float" office:value="52.75" calcext:value-type="float">
            <text:p>52.75</text:p>
          </table:table-cell>
          <table:table-cell office:value-type="float" office:value="51.98" calcext:value-type="float">
            <text:p>51.98</text:p>
          </table:table-cell>
          <table:table-cell office:value-type="float" office:value="52.22" calcext:value-type="float">
            <text:p>52.22</text:p>
          </table:table-cell>
          <table:table-cell table:style-name="ce16" office:value-type="float" office:value="60531324" calcext:value-type="float">
            <text:p>605313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02" calcext:value-type="date">
            <text:p>2 Nov 10</text:p>
          </table:table-cell>
          <table:table-cell office:value-type="float" office:value="52.93" calcext:value-type="float">
            <text:p>52.93</text:p>
          </table:table-cell>
          <table:table-cell office:value-type="float" office:value="52.575" calcext:value-type="float">
            <text:p>52.58</text:p>
          </table:table-cell>
          <table:table-cell office:value-type="float" office:value="52.78" calcext:value-type="float">
            <text:p>52.78</text:p>
          </table:table-cell>
          <table:table-cell table:style-name="ce16" office:value-type="float" office:value="47982152" calcext:value-type="float">
            <text:p>479821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03" calcext:value-type="date">
            <text:p>3 Nov 10</text:p>
          </table:table-cell>
          <table:table-cell office:value-type="float" office:value="53.04" calcext:value-type="float">
            <text:p>53.04</text:p>
          </table:table-cell>
          <table:table-cell office:value-type="float" office:value="52.36" calcext:value-type="float">
            <text:p>52.36</text:p>
          </table:table-cell>
          <table:table-cell office:value-type="float" office:value="53.02" calcext:value-type="float">
            <text:p>53.02</text:p>
          </table:table-cell>
          <table:table-cell table:style-name="ce16" office:value-type="float" office:value="126112992" calcext:value-type="float">
            <text:p>1261129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04" calcext:value-type="date">
            <text:p>4 Nov 10</text:p>
          </table:table-cell>
          <table:table-cell office:value-type="float" office:value="53.8614" calcext:value-type="float">
            <text:p>53.86</text:p>
          </table:table-cell>
          <table:table-cell office:value-type="float" office:value="53.5" calcext:value-type="float">
            <text:p>53.50</text:p>
          </table:table-cell>
          <table:table-cell office:value-type="float" office:value="53.67" calcext:value-type="float">
            <text:p>53.67</text:p>
          </table:table-cell>
          <table:table-cell table:style-name="ce16" office:value-type="float" office:value="84146552" calcext:value-type="float">
            <text:p>841465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05" calcext:value-type="date">
            <text:p>5 Nov 10</text:p>
          </table:table-cell>
          <table:table-cell office:value-type="float" office:value="53.81" calcext:value-type="float">
            <text:p>53.81</text:p>
          </table:table-cell>
          <table:table-cell office:value-type="float" office:value="53.51" calcext:value-type="float">
            <text:p>53.51</text:p>
          </table:table-cell>
          <table:table-cell office:value-type="float" office:value="53.67" calcext:value-type="float">
            <text:p>53.67</text:p>
          </table:table-cell>
          <table:table-cell table:style-name="ce16" office:value-type="float" office:value="77921280" calcext:value-type="float">
            <text:p>779212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08" calcext:value-type="date">
            <text:p>8 Nov 10</text:p>
          </table:table-cell>
          <table:table-cell office:value-type="float" office:value="53.83" calcext:value-type="float">
            <text:p>53.83</text:p>
          </table:table-cell>
          <table:table-cell office:value-type="float" office:value="53.4499" calcext:value-type="float">
            <text:p>53.45</text:p>
          </table:table-cell>
          <table:table-cell office:value-type="float" office:value="53.7375" calcext:value-type="float">
            <text:p>53.74</text:p>
          </table:table-cell>
          <table:table-cell table:style-name="ce16" office:value-type="float" office:value="39553880" calcext:value-type="float">
            <text:p>395538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09" calcext:value-type="date">
            <text:p>9 Nov 10</text:p>
          </table:table-cell>
          <table:table-cell office:value-type="float" office:value="54.0401" calcext:value-type="float">
            <text:p>54.04</text:p>
          </table:table-cell>
          <table:table-cell office:value-type="float" office:value="53.21" calcext:value-type="float">
            <text:p>53.21</text:p>
          </table:table-cell>
          <table:table-cell office:value-type="float" office:value="53.45" calcext:value-type="float">
            <text:p>53.45</text:p>
          </table:table-cell>
          <table:table-cell table:style-name="ce16" office:value-type="float" office:value="66909868" calcext:value-type="float">
            <text:p>669098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10" calcext:value-type="date">
            <text:p>10 Nov 10</text:p>
          </table:table-cell>
          <table:table-cell office:value-type="float" office:value="53.77" calcext:value-type="float">
            <text:p>53.77</text:p>
          </table:table-cell>
          <table:table-cell office:value-type="float" office:value="53.1" calcext:value-type="float">
            <text:p>53.10</text:p>
          </table:table-cell>
          <table:table-cell office:value-type="float" office:value="53.715" calcext:value-type="float">
            <text:p>53.72</text:p>
          </table:table-cell>
          <table:table-cell table:style-name="ce16" office:value-type="float" office:value="83310512" calcext:value-type="float">
            <text:p>833105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11" calcext:value-type="date">
            <text:p>11 Nov 10</text:p>
          </table:table-cell>
          <table:table-cell office:value-type="float" office:value="53.48" calcext:value-type="float">
            <text:p>53.48</text:p>
          </table:table-cell>
          <table:table-cell office:value-type="float" office:value="52.66" calcext:value-type="float">
            <text:p>52.66</text:p>
          </table:table-cell>
          <table:table-cell office:value-type="float" office:value="53.385" calcext:value-type="float">
            <text:p>53.39</text:p>
          </table:table-cell>
          <table:table-cell table:style-name="ce16" office:value-type="float" office:value="85066064" calcext:value-type="float">
            <text:p>850660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12" calcext:value-type="date">
            <text:p>12 Nov 10</text:p>
          </table:table-cell>
          <table:table-cell office:value-type="float" office:value="53.3672" calcext:value-type="float">
            <text:p>53.37</text:p>
          </table:table-cell>
          <table:table-cell office:value-type="float" office:value="52.11" calcext:value-type="float">
            <text:p>52.11</text:p>
          </table:table-cell>
          <table:table-cell office:value-type="float" office:value="52.51" calcext:value-type="float">
            <text:p>52.51</text:p>
          </table:table-cell>
          <table:table-cell table:style-name="ce16" office:value-type="float" office:value="99132608" calcext:value-type="float">
            <text:p>9913260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15" calcext:value-type="date">
            <text:p>15 Nov 10</text:p>
          </table:table-cell>
          <table:table-cell office:value-type="float" office:value="52.88" calcext:value-type="float">
            <text:p>52.88</text:p>
          </table:table-cell>
          <table:table-cell office:value-type="float" office:value="52.29" calcext:value-type="float">
            <text:p>52.29</text:p>
          </table:table-cell>
          <table:table-cell office:value-type="float" office:value="52.315" calcext:value-type="float">
            <text:p>52.32</text:p>
          </table:table-cell>
          <table:table-cell table:style-name="ce16" office:value-type="float" office:value="56466072" calcext:value-type="float">
            <text:p>564660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16" calcext:value-type="date">
            <text:p>16 Nov 10</text:p>
          </table:table-cell>
          <table:table-cell office:value-type="float" office:value="52.2462" calcext:value-type="float">
            <text:p>52.25</text:p>
          </table:table-cell>
          <table:table-cell office:value-type="float" office:value="50.85" calcext:value-type="float">
            <text:p>50.85</text:p>
          </table:table-cell>
          <table:table-cell office:value-type="float" office:value="51.45" calcext:value-type="float">
            <text:p>51.45</text:p>
          </table:table-cell>
          <table:table-cell table:style-name="ce16" office:value-type="float" office:value="101051352" calcext:value-type="float">
            <text:p>10105135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17" calcext:value-type="date">
            <text:p>17 Nov 10</text:p>
          </table:table-cell>
          <table:table-cell office:value-type="float" office:value="51.87" calcext:value-type="float">
            <text:p>51.87</text:p>
          </table:table-cell>
          <table:table-cell office:value-type="float" office:value="51.35" calcext:value-type="float">
            <text:p>51.35</text:p>
          </table:table-cell>
          <table:table-cell office:value-type="float" office:value="51.6" calcext:value-type="float">
            <text:p>51.60</text:p>
          </table:table-cell>
          <table:table-cell table:style-name="ce16" office:value-type="float" office:value="77742344" calcext:value-type="float">
            <text:p>777423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18" calcext:value-type="date">
            <text:p>18 Nov 10</text:p>
          </table:table-cell>
          <table:table-cell office:value-type="float" office:value="52.79" calcext:value-type="float">
            <text:p>52.79</text:p>
          </table:table-cell>
          <table:table-cell office:value-type="float" office:value="52.13" calcext:value-type="float">
            <text:p>52.13</text:p>
          </table:table-cell>
          <table:table-cell office:value-type="float" office:value="52.43" calcext:value-type="float">
            <text:p>52.43</text:p>
          </table:table-cell>
          <table:table-cell table:style-name="ce16" office:value-type="float" office:value="71402416" calcext:value-type="float">
            <text:p>714024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19" calcext:value-type="date">
            <text:p>19 Nov 10</text:p>
          </table:table-cell>
          <table:table-cell office:value-type="float" office:value="52.59" calcext:value-type="float">
            <text:p>52.59</text:p>
          </table:table-cell>
          <table:table-cell office:value-type="float" office:value="52.14" calcext:value-type="float">
            <text:p>52.14</text:p>
          </table:table-cell>
          <table:table-cell office:value-type="float" office:value="52.47" calcext:value-type="float">
            <text:p>52.47</text:p>
          </table:table-cell>
          <table:table-cell table:style-name="ce16" office:value-type="float" office:value="54506344" calcext:value-type="float">
            <text:p>545063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22" calcext:value-type="date">
            <text:p>22 Nov 10</text:p>
          </table:table-cell>
          <table:table-cell office:value-type="float" office:value="52.91" calcext:value-type="float">
            <text:p>52.91</text:p>
          </table:table-cell>
          <table:table-cell office:value-type="float" office:value="52.17" calcext:value-type="float">
            <text:p>52.17</text:p>
          </table:table-cell>
          <table:table-cell office:value-type="float" office:value="52.91" calcext:value-type="float">
            <text:p>52.91</text:p>
          </table:table-cell>
          <table:table-cell table:style-name="ce16" office:value-type="float" office:value="69837904" calcext:value-type="float">
            <text:p>698379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23" calcext:value-type="date">
            <text:p>23 Nov 10</text:p>
          </table:table-cell>
          <table:table-cell office:value-type="float" office:value="52.45" calcext:value-type="float">
            <text:p>52.45</text:p>
          </table:table-cell>
          <table:table-cell office:value-type="float" office:value="51.77" calcext:value-type="float">
            <text:p>51.77</text:p>
          </table:table-cell>
          <table:table-cell office:value-type="float" office:value="52.07" calcext:value-type="float">
            <text:p>52.07</text:p>
          </table:table-cell>
          <table:table-cell table:style-name="ce16" office:value-type="float" office:value="76818224" calcext:value-type="float">
            <text:p>768182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24" calcext:value-type="date">
            <text:p>24 Nov 10</text:p>
          </table:table-cell>
          <table:table-cell office:value-type="float" office:value="53.25" calcext:value-type="float">
            <text:p>53.25</text:p>
          </table:table-cell>
          <table:table-cell office:value-type="float" office:value="52.56" calcext:value-type="float">
            <text:p>52.56</text:p>
          </table:table-cell>
          <table:table-cell office:value-type="float" office:value="53.12" calcext:value-type="float">
            <text:p>53.12</text:p>
          </table:table-cell>
          <table:table-cell table:style-name="ce16" office:value-type="float" office:value="53444200" calcext:value-type="float">
            <text:p>534442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26" calcext:value-type="date">
            <text:p>26 Nov 10</text:p>
          </table:table-cell>
          <table:table-cell office:value-type="float" office:value="53.13" calcext:value-type="float">
            <text:p>53.13</text:p>
          </table:table-cell>
          <table:table-cell office:value-type="float" office:value="52.67" calcext:value-type="float">
            <text:p>52.67</text:p>
          </table:table-cell>
          <table:table-cell office:value-type="float" office:value="52.77" calcext:value-type="float">
            <text:p>52.77</text:p>
          </table:table-cell>
          <table:table-cell table:style-name="ce16" office:value-type="float" office:value="23618776" calcext:value-type="float">
            <text:p>236187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29" calcext:value-type="date">
            <text:p>29 Nov 10</text:p>
          </table:table-cell>
          <table:table-cell office:value-type="float" office:value="52.9" calcext:value-type="float">
            <text:p>52.90</text:p>
          </table:table-cell>
          <table:table-cell office:value-type="float" office:value="52.1" calcext:value-type="float">
            <text:p>52.10</text:p>
          </table:table-cell>
          <table:table-cell office:value-type="float" office:value="52.73" calcext:value-type="float">
            <text:p>52.73</text:p>
          </table:table-cell>
          <table:table-cell table:style-name="ce16" office:value-type="float" office:value="89224640" calcext:value-type="float">
            <text:p>892246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1-30" calcext:value-type="date">
            <text:p>30 Nov 10</text:p>
          </table:table-cell>
          <table:table-cell office:value-type="float" office:value="52.7355" calcext:value-type="float">
            <text:p>52.74</text:p>
          </table:table-cell>
          <table:table-cell office:value-type="float" office:value="51.88" calcext:value-type="float">
            <text:p>51.88</text:p>
          </table:table-cell>
          <table:table-cell office:value-type="float" office:value="52.085" calcext:value-type="float">
            <text:p>52.09</text:p>
          </table:table-cell>
          <table:table-cell table:style-name="ce16" office:value-type="float" office:value="118810000" calcext:value-type="float">
            <text:p>1188100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01" calcext:value-type="date">
            <text:p>1 Dec 10</text:p>
          </table:table-cell>
          <table:table-cell office:value-type="float" office:value="53.46" calcext:value-type="float">
            <text:p>53.46</text:p>
          </table:table-cell>
          <table:table-cell office:value-type="float" office:value="52.84" calcext:value-type="float">
            <text:p>52.84</text:p>
          </table:table-cell>
          <table:table-cell office:value-type="float" office:value="53.19" calcext:value-type="float">
            <text:p>53.19</text:p>
          </table:table-cell>
          <table:table-cell table:style-name="ce16" office:value-type="float" office:value="81699496" calcext:value-type="float">
            <text:p>816994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02" calcext:value-type="date">
            <text:p>2 Dec 10</text:p>
          </table:table-cell>
          <table:table-cell office:value-type="float" office:value="53.81" calcext:value-type="float">
            <text:p>53.81</text:p>
          </table:table-cell>
          <table:table-cell office:value-type="float" office:value="53.21" calcext:value-type="float">
            <text:p>53.21</text:p>
          </table:table-cell>
          <table:table-cell office:value-type="float" office:value="53.73" calcext:value-type="float">
            <text:p>53.73</text:p>
          </table:table-cell>
          <table:table-cell table:style-name="ce16" office:value-type="float" office:value="56860476" calcext:value-type="float">
            <text:p>5686047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03" calcext:value-type="date">
            <text:p>3 Dec 10</text:p>
          </table:table-cell>
          <table:table-cell office:value-type="float" office:value="53.94" calcext:value-type="float">
            <text:p>53.94</text:p>
          </table:table-cell>
          <table:table-cell office:value-type="float" office:value="53.5" calcext:value-type="float">
            <text:p>53.50</text:p>
          </table:table-cell>
          <table:table-cell office:value-type="float" office:value="53.87" calcext:value-type="float">
            <text:p>53.87</text:p>
          </table:table-cell>
          <table:table-cell table:style-name="ce16" office:value-type="float" office:value="38000084" calcext:value-type="float">
            <text:p>380000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06" calcext:value-type="date">
            <text:p>6 Dec 10</text:p>
          </table:table-cell>
          <table:table-cell office:value-type="float" office:value="53.95" calcext:value-type="float">
            <text:p>53.95</text:p>
          </table:table-cell>
          <table:table-cell office:value-type="float" office:value="53.68" calcext:value-type="float">
            <text:p>53.68</text:p>
          </table:table-cell>
          <table:table-cell office:value-type="float" office:value="53.845" calcext:value-type="float">
            <text:p>53.85</text:p>
          </table:table-cell>
          <table:table-cell table:style-name="ce16" office:value-type="float" office:value="39181060" calcext:value-type="float">
            <text:p>391810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07" calcext:value-type="date">
            <text:p>7 Dec 10</text:p>
          </table:table-cell>
          <table:table-cell office:value-type="float" office:value="54.52" calcext:value-type="float">
            <text:p>54.52</text:p>
          </table:table-cell>
          <table:table-cell office:value-type="float" office:value="53.82" calcext:value-type="float">
            <text:p>53.82</text:p>
          </table:table-cell>
          <table:table-cell office:value-type="float" office:value="53.88" calcext:value-type="float">
            <text:p>53.88</text:p>
          </table:table-cell>
          <table:table-cell table:style-name="ce16" office:value-type="float" office:value="59023740" calcext:value-type="float">
            <text:p>590237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08" calcext:value-type="date">
            <text:p>8 Dec 10</text:p>
          </table:table-cell>
          <table:table-cell office:value-type="float" office:value="54.15" calcext:value-type="float">
            <text:p>54.15</text:p>
          </table:table-cell>
          <table:table-cell office:value-type="float" office:value="53.6899" calcext:value-type="float">
            <text:p>53.69</text:p>
          </table:table-cell>
          <table:table-cell office:value-type="float" office:value="54.08" calcext:value-type="float">
            <text:p>54.08</text:p>
          </table:table-cell>
          <table:table-cell table:style-name="ce16" office:value-type="float" office:value="47976192" calcext:value-type="float">
            <text:p>479761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09" calcext:value-type="date">
            <text:p>9 Dec 10</text:p>
          </table:table-cell>
          <table:table-cell office:value-type="float" office:value="54.44" calcext:value-type="float">
            <text:p>54.44</text:p>
          </table:table-cell>
          <table:table-cell office:value-type="float" office:value="53.95" calcext:value-type="float">
            <text:p>53.95</text:p>
          </table:table-cell>
          <table:table-cell office:value-type="float" office:value="54.135" calcext:value-type="float">
            <text:p>54.14</text:p>
          </table:table-cell>
          <table:table-cell table:style-name="ce16" office:value-type="float" office:value="51624188" calcext:value-type="float">
            <text:p>516241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10" calcext:value-type="date">
            <text:p>10 Dec 10</text:p>
          </table:table-cell>
          <table:table-cell office:value-type="float" office:value="54.55" calcext:value-type="float">
            <text:p>54.55</text:p>
          </table:table-cell>
          <table:table-cell office:value-type="float" office:value="54.09" calcext:value-type="float">
            <text:p>54.09</text:p>
          </table:table-cell>
          <table:table-cell office:value-type="float" office:value="54.495" calcext:value-type="float">
            <text:p>54.50</text:p>
          </table:table-cell>
          <table:table-cell table:style-name="ce16" office:value-type="float" office:value="44666272" calcext:value-type="float">
            <text:p>446662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13" calcext:value-type="date">
            <text:p>13 Dec 10</text:p>
          </table:table-cell>
          <table:table-cell office:value-type="float" office:value="54.74" calcext:value-type="float">
            <text:p>54.74</text:p>
          </table:table-cell>
          <table:table-cell office:value-type="float" office:value="54.27" calcext:value-type="float">
            <text:p>54.27</text:p>
          </table:table-cell>
          <table:table-cell office:value-type="float" office:value="54.3" calcext:value-type="float">
            <text:p>54.30</text:p>
          </table:table-cell>
          <table:table-cell table:style-name="ce16" office:value-type="float" office:value="53081416" calcext:value-type="float">
            <text:p>530814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14" calcext:value-type="date">
            <text:p>14 Dec 10</text:p>
          </table:table-cell>
          <table:table-cell office:value-type="float" office:value="54.62" calcext:value-type="float">
            <text:p>54.62</text:p>
          </table:table-cell>
          <table:table-cell office:value-type="float" office:value="54.23" calcext:value-type="float">
            <text:p>54.23</text:p>
          </table:table-cell>
          <table:table-cell office:value-type="float" office:value="54.395" calcext:value-type="float">
            <text:p>54.40</text:p>
          </table:table-cell>
          <table:table-cell table:style-name="ce16" office:value-type="float" office:value="69905872" calcext:value-type="float">
            <text:p>699058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15" calcext:value-type="date">
            <text:p>15 Dec 10</text:p>
          </table:table-cell>
          <table:table-cell office:value-type="float" office:value="54.7" calcext:value-type="float">
            <text:p>54.70</text:p>
          </table:table-cell>
          <table:table-cell office:value-type="float" office:value="54.03" calcext:value-type="float">
            <text:p>54.03</text:p>
          </table:table-cell>
          <table:table-cell office:value-type="float" office:value="54.16" calcext:value-type="float">
            <text:p>54.16</text:p>
          </table:table-cell>
          <table:table-cell table:style-name="ce16" office:value-type="float" office:value="76879304" calcext:value-type="float">
            <text:p>7687930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16" calcext:value-type="date">
            <text:p>16 Dec 10</text:p>
          </table:table-cell>
          <table:table-cell office:value-type="float" office:value="54.66" calcext:value-type="float">
            <text:p>54.66</text:p>
          </table:table-cell>
          <table:table-cell office:value-type="float" office:value="54.06" calcext:value-type="float">
            <text:p>54.06</text:p>
          </table:table-cell>
          <table:table-cell office:value-type="float" office:value="54.58" calcext:value-type="float">
            <text:p>54.58</text:p>
          </table:table-cell>
          <table:table-cell table:style-name="ce16" office:value-type="float" office:value="65486784" calcext:value-type="float">
            <text:p>654867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17" calcext:value-type="date">
            <text:p>17 Dec 10</text:p>
          </table:table-cell>
          <table:table-cell office:value-type="float" office:value="54.68" calcext:value-type="float">
            <text:p>54.68</text:p>
          </table:table-cell>
          <table:table-cell office:value-type="float" office:value="54.41" calcext:value-type="float">
            <text:p>54.41</text:p>
          </table:table-cell>
          <table:table-cell office:value-type="float" office:value="54.52" calcext:value-type="float">
            <text:p>54.52</text:p>
          </table:table-cell>
          <table:table-cell table:style-name="ce16" office:value-type="float" office:value="36844744" calcext:value-type="float">
            <text:p>368447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20" calcext:value-type="date">
            <text:p>20 Dec 10</text:p>
          </table:table-cell>
          <table:table-cell office:value-type="float" office:value="54.76" calcext:value-type="float">
            <text:p>54.76</text:p>
          </table:table-cell>
          <table:table-cell office:value-type="float" office:value="54.16" calcext:value-type="float">
            <text:p>54.16</text:p>
          </table:table-cell>
          <table:table-cell office:value-type="float" office:value="54.56" calcext:value-type="float">
            <text:p>54.56</text:p>
          </table:table-cell>
          <table:table-cell table:style-name="ce16" office:value-type="float" office:value="48138064" calcext:value-type="float">
            <text:p>481380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21" calcext:value-type="date">
            <text:p>21 Dec 10</text:p>
          </table:table-cell>
          <table:table-cell office:value-type="float" office:value="54.89" calcext:value-type="float">
            <text:p>54.89</text:p>
          </table:table-cell>
          <table:table-cell office:value-type="float" office:value="54.62" calcext:value-type="float">
            <text:p>54.62</text:p>
          </table:table-cell>
          <table:table-cell office:value-type="float" office:value="54.89" calcext:value-type="float">
            <text:p>54.89</text:p>
          </table:table-cell>
          <table:table-cell table:style-name="ce16" office:value-type="float" office:value="35724464" calcext:value-type="float">
            <text:p>357244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22" calcext:value-type="date">
            <text:p>22 Dec 10</text:p>
          </table:table-cell>
          <table:table-cell office:value-type="float" office:value="54.96" calcext:value-type="float">
            <text:p>54.96</text:p>
          </table:table-cell>
          <table:table-cell office:value-type="float" office:value="54.79" calcext:value-type="float">
            <text:p>54.79</text:p>
          </table:table-cell>
          <table:table-cell office:value-type="float" office:value="54.885" calcext:value-type="float">
            <text:p>54.89</text:p>
          </table:table-cell>
          <table:table-cell table:style-name="ce16" office:value-type="float" office:value="35754224" calcext:value-type="float">
            <text:p>357542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23" calcext:value-type="date">
            <text:p>23 Dec 10</text:p>
          </table:table-cell>
          <table:table-cell office:value-type="float" office:value="54.87" calcext:value-type="float">
            <text:p>54.87</text:p>
          </table:table-cell>
          <table:table-cell office:value-type="float" office:value="54.61" calcext:value-type="float">
            <text:p>54.61</text:p>
          </table:table-cell>
          <table:table-cell office:value-type="float" office:value="54.742" calcext:value-type="float">
            <text:p>54.74</text:p>
          </table:table-cell>
          <table:table-cell table:style-name="ce16" office:value-type="float" office:value="21665312" calcext:value-type="float">
            <text:p>216653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27" calcext:value-type="date">
            <text:p>27 Dec 10</text:p>
          </table:table-cell>
          <table:table-cell office:value-type="float" office:value="54.86" calcext:value-type="float">
            <text:p>54.86</text:p>
          </table:table-cell>
          <table:table-cell office:value-type="float" office:value="54.21" calcext:value-type="float">
            <text:p>54.21</text:p>
          </table:table-cell>
          <table:table-cell office:value-type="float" office:value="54.77" calcext:value-type="float">
            <text:p>54.77</text:p>
          </table:table-cell>
          <table:table-cell table:style-name="ce16" office:value-type="float" office:value="29216728" calcext:value-type="float">
            <text:p>292167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28" calcext:value-type="date">
            <text:p>28 Dec 10</text:p>
          </table:table-cell>
          <table:table-cell office:value-type="float" office:value="54.92" calcext:value-type="float">
            <text:p>54.92</text:p>
          </table:table-cell>
          <table:table-cell office:value-type="float" office:value="54.55" calcext:value-type="float">
            <text:p>54.55</text:p>
          </table:table-cell>
          <table:table-cell office:value-type="float" office:value="54.67" calcext:value-type="float">
            <text:p>54.67</text:p>
          </table:table-cell>
          <table:table-cell table:style-name="ce16" office:value-type="float" office:value="24160500" calcext:value-type="float">
            <text:p>241605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29" calcext:value-type="date">
            <text:p>29 Dec 10</text:p>
          </table:table-cell>
          <table:table-cell office:value-type="float" office:value="54.9" calcext:value-type="float">
            <text:p>54.90</text:p>
          </table:table-cell>
          <table:table-cell office:value-type="float" office:value="54.73" calcext:value-type="float">
            <text:p>54.73</text:p>
          </table:table-cell>
          <table:table-cell office:value-type="float" office:value="54.79" calcext:value-type="float">
            <text:p>54.79</text:p>
          </table:table-cell>
          <table:table-cell table:style-name="ce16" office:value-type="float" office:value="24058944" calcext:value-type="float">
            <text:p>2405894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30" calcext:value-type="date">
            <text:p>30 Dec 10</text:p>
          </table:table-cell>
          <table:table-cell office:value-type="float" office:value="54.8" calcext:value-type="float">
            <text:p>54.80</text:p>
          </table:table-cell>
          <table:table-cell office:value-type="float" office:value="54.55" calcext:value-type="float">
            <text:p>54.55</text:p>
          </table:table-cell>
          <table:table-cell office:value-type="float" office:value="54.66" calcext:value-type="float">
            <text:p>54.66</text:p>
          </table:table-cell>
          <table:table-cell table:style-name="ce16" office:value-type="float" office:value="27553220" calcext:value-type="float">
            <text:p>275532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0-12-31" calcext:value-type="date">
            <text:p>31 Dec 10</text:p>
          </table:table-cell>
          <table:table-cell office:value-type="float" office:value="54.62" calcext:value-type="float">
            <text:p>54.62</text:p>
          </table:table-cell>
          <table:table-cell office:value-type="float" office:value="54.21" calcext:value-type="float">
            <text:p>54.21</text:p>
          </table:table-cell>
          <table:table-cell office:value-type="float" office:value="54.46" calcext:value-type="float">
            <text:p>54.46</text:p>
          </table:table-cell>
          <table:table-cell table:style-name="ce16" office:value-type="float" office:value="38560724" calcext:value-type="float">
            <text:p>3856072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03" calcext:value-type="date">
            <text:p>3 Jan 11</text:p>
          </table:table-cell>
          <table:table-cell office:value-type="float" office:value="55.69" calcext:value-type="float">
            <text:p>55.69</text:p>
          </table:table-cell>
          <table:table-cell office:value-type="float" office:value="54.95" calcext:value-type="float">
            <text:p>54.95</text:p>
          </table:table-cell>
          <table:table-cell office:value-type="float" office:value="55.31" calcext:value-type="float">
            <text:p>55.31</text:p>
          </table:table-cell>
          <table:table-cell table:style-name="ce16" office:value-type="float" office:value="90977168" calcext:value-type="float">
            <text:p>9097716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04" calcext:value-type="date">
            <text:p>4 Jan 11</text:p>
          </table:table-cell>
          <table:table-cell office:value-type="float" office:value="55.55" calcext:value-type="float">
            <text:p>55.55</text:p>
          </table:table-cell>
          <table:table-cell office:value-type="float" office:value="54.92" calcext:value-type="float">
            <text:p>54.92</text:p>
          </table:table-cell>
          <table:table-cell office:value-type="float" office:value="55.265" calcext:value-type="float">
            <text:p>55.27</text:p>
          </table:table-cell>
          <table:table-cell table:style-name="ce16" office:value-type="float" office:value="43830184" calcext:value-type="float">
            <text:p>438301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05" calcext:value-type="date">
            <text:p>5 Jan 11</text:p>
          </table:table-cell>
          <table:table-cell office:value-type="float" office:value="55.76" calcext:value-type="float">
            <text:p>55.76</text:p>
          </table:table-cell>
          <table:table-cell office:value-type="float" office:value="55.07" calcext:value-type="float">
            <text:p>55.07</text:p>
          </table:table-cell>
          <table:table-cell office:value-type="float" office:value="55.74" calcext:value-type="float">
            <text:p>55.74</text:p>
          </table:table-cell>
          <table:table-cell table:style-name="ce16" office:value-type="float" office:value="43751588" calcext:value-type="float">
            <text:p>437515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06" calcext:value-type="date">
            <text:p>6 Jan 11</text:p>
          </table:table-cell>
          <table:table-cell office:value-type="float" office:value="55.96" calcext:value-type="float">
            <text:p>55.96</text:p>
          </table:table-cell>
          <table:table-cell office:value-type="float" office:value="55.68" calcext:value-type="float">
            <text:p>55.68</text:p>
          </table:table-cell>
          <table:table-cell office:value-type="float" office:value="55.92" calcext:value-type="float">
            <text:p>55.92</text:p>
          </table:table-cell>
          <table:table-cell table:style-name="ce16" office:value-type="float" office:value="46103528" calcext:value-type="float">
            <text:p>461035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07" calcext:value-type="date">
            <text:p>7 Jan 11</text:p>
          </table:table-cell>
          <table:table-cell office:value-type="float" office:value="56.05" calcext:value-type="float">
            <text:p>56.05</text:p>
          </table:table-cell>
          <table:table-cell office:value-type="float" office:value="55.32" calcext:value-type="float">
            <text:p>55.32</text:p>
          </table:table-cell>
          <table:table-cell office:value-type="float" office:value="55.87" calcext:value-type="float">
            <text:p>55.87</text:p>
          </table:table-cell>
          <table:table-cell table:style-name="ce16" office:value-type="float" office:value="72214872" calcext:value-type="float">
            <text:p>722148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10" calcext:value-type="date">
            <text:p>10 Jan 11</text:p>
          </table:table-cell>
          <table:table-cell office:value-type="float" office:value="56.18" calcext:value-type="float">
            <text:p>56.18</text:p>
          </table:table-cell>
          <table:table-cell office:value-type="float" office:value="55.58" calcext:value-type="float">
            <text:p>55.58</text:p>
          </table:table-cell>
          <table:table-cell office:value-type="float" office:value="56.08" calcext:value-type="float">
            <text:p>56.08</text:p>
          </table:table-cell>
          <table:table-cell table:style-name="ce16" office:value-type="float" office:value="55500888" calcext:value-type="float">
            <text:p>5550088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11" calcext:value-type="date">
            <text:p>11 Jan 11</text:p>
          </table:table-cell>
          <table:table-cell office:value-type="float" office:value="56.36" calcext:value-type="float">
            <text:p>56.36</text:p>
          </table:table-cell>
          <table:table-cell office:value-type="float" office:value="55.95" calcext:value-type="float">
            <text:p>55.95</text:p>
          </table:table-cell>
          <table:table-cell office:value-type="float" office:value="56.16" calcext:value-type="float">
            <text:p>56.16</text:p>
          </table:table-cell>
          <table:table-cell table:style-name="ce16" office:value-type="float" office:value="56651540" calcext:value-type="float">
            <text:p>5665154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12" calcext:value-type="date">
            <text:p>12 Jan 11</text:p>
          </table:table-cell>
          <table:table-cell office:value-type="float" office:value="56.56" calcext:value-type="float">
            <text:p>56.56</text:p>
          </table:table-cell>
          <table:table-cell office:value-type="float" office:value="56.2" calcext:value-type="float">
            <text:p>56.20</text:p>
          </table:table-cell>
          <table:table-cell office:value-type="float" office:value="56.555" calcext:value-type="float">
            <text:p>56.56</text:p>
          </table:table-cell>
          <table:table-cell table:style-name="ce16" office:value-type="float" office:value="51936400" calcext:value-type="float">
            <text:p>519364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13" calcext:value-type="date">
            <text:p>13 Jan 11</text:p>
          </table:table-cell>
          <table:table-cell office:value-type="float" office:value="56.73" calcext:value-type="float">
            <text:p>56.73</text:p>
          </table:table-cell>
          <table:table-cell office:value-type="float" office:value="56.41" calcext:value-type="float">
            <text:p>56.41</text:p>
          </table:table-cell>
          <table:table-cell office:value-type="float" office:value="56.575" calcext:value-type="float">
            <text:p>56.58</text:p>
          </table:table-cell>
          <table:table-cell table:style-name="ce16" office:value-type="float" office:value="47365816" calcext:value-type="float">
            <text:p>473658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14" calcext:value-type="date">
            <text:p>14 Jan 11</text:p>
          </table:table-cell>
          <table:table-cell office:value-type="float" office:value="57.02" calcext:value-type="float">
            <text:p>57.02</text:p>
          </table:table-cell>
          <table:table-cell office:value-type="float" office:value="56.46" calcext:value-type="float">
            <text:p>56.46</text:p>
          </table:table-cell>
          <table:table-cell office:value-type="float" office:value="57" calcext:value-type="float">
            <text:p>57.00</text:p>
          </table:table-cell>
          <table:table-cell table:style-name="ce16" office:value-type="float" office:value="43861060" calcext:value-type="float">
            <text:p>4386106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18" calcext:value-type="date">
            <text:p>18 Jan 11</text:p>
          </table:table-cell>
          <table:table-cell office:value-type="float" office:value="57.23" calcext:value-type="float">
            <text:p>57.23</text:p>
          </table:table-cell>
          <table:table-cell office:value-type="float" office:value="56.49" calcext:value-type="float">
            <text:p>56.49</text:p>
          </table:table-cell>
          <table:table-cell office:value-type="float" office:value="57.16" calcext:value-type="float">
            <text:p>57.16</text:p>
          </table:table-cell>
          <table:table-cell table:style-name="ce16" office:value-type="float" office:value="65744228" calcext:value-type="float">
            <text:p>657442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19" calcext:value-type="date">
            <text:p>19 Jan 11</text:p>
          </table:table-cell>
          <table:table-cell office:value-type="float" office:value="57.26" calcext:value-type="float">
            <text:p>57.26</text:p>
          </table:table-cell>
          <table:table-cell office:value-type="float" office:value="56.32" calcext:value-type="float">
            <text:p>56.32</text:p>
          </table:table-cell>
          <table:table-cell office:value-type="float" office:value="56.51" calcext:value-type="float">
            <text:p>56.51</text:p>
          </table:table-cell>
          <table:table-cell table:style-name="ce16" office:value-type="float" office:value="67709728" calcext:value-type="float">
            <text:p>67709728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20" calcext:value-type="date">
            <text:p>20 Jan 11</text:p>
          </table:table-cell>
          <table:table-cell office:value-type="float" office:value="56.35" calcext:value-type="float">
            <text:p>56.35</text:p>
          </table:table-cell>
          <table:table-cell office:value-type="float" office:value="55.68" calcext:value-type="float">
            <text:p>55.68</text:p>
          </table:table-cell>
          <table:table-cell office:value-type="float" office:value="56.11" calcext:value-type="float">
            <text:p>56.11</text:p>
          </table:table-cell>
          <table:table-cell table:style-name="ce16" office:value-type="float" office:value="92328720" calcext:value-type="float">
            <text:p>923287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21" calcext:value-type="date">
            <text:p>21 Jan 11</text:p>
          </table:table-cell>
          <table:table-cell office:value-type="float" office:value="56.49" calcext:value-type="float">
            <text:p>56.49</text:p>
          </table:table-cell>
          <table:table-cell office:value-type="float" office:value="55.65" calcext:value-type="float">
            <text:p>55.65</text:p>
          </table:table-cell>
          <table:table-cell office:value-type="float" office:value="55.68" calcext:value-type="float">
            <text:p>55.68</text:p>
          </table:table-cell>
          <table:table-cell table:style-name="ce16" office:value-type="float" office:value="59657016" calcext:value-type="float">
            <text:p>596570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24" calcext:value-type="date">
            <text:p>24 Jan 11</text:p>
          </table:table-cell>
          <table:table-cell office:value-type="float" office:value="56.46" calcext:value-type="float">
            <text:p>56.46</text:p>
          </table:table-cell>
          <table:table-cell office:value-type="float" office:value="55.68" calcext:value-type="float">
            <text:p>55.68</text:p>
          </table:table-cell>
          <table:table-cell office:value-type="float" office:value="56.45" calcext:value-type="float">
            <text:p>56.45</text:p>
          </table:table-cell>
          <table:table-cell table:style-name="ce16" office:value-type="float" office:value="64084864" calcext:value-type="float">
            <text:p>6408486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25" calcext:value-type="date">
            <text:p>25 Jan 11</text:p>
          </table:table-cell>
          <table:table-cell office:value-type="float" office:value="56.55" calcext:value-type="float">
            <text:p>56.55</text:p>
          </table:table-cell>
          <table:table-cell office:value-type="float" office:value="56.05" calcext:value-type="float">
            <text:p>56.05</text:p>
          </table:table-cell>
          <table:table-cell office:value-type="float" office:value="56.5325" calcext:value-type="float">
            <text:p>56.53</text:p>
          </table:table-cell>
          <table:table-cell table:style-name="ce16" office:value-type="float" office:value="55287296" calcext:value-type="float">
            <text:p>5528729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26" calcext:value-type="date">
            <text:p>26 Jan 11</text:p>
          </table:table-cell>
          <table:table-cell office:value-type="float" office:value="56.98" calcext:value-type="float">
            <text:p>56.98</text:p>
          </table:table-cell>
          <table:table-cell office:value-type="float" office:value="56.45" calcext:value-type="float">
            <text:p>56.45</text:p>
          </table:table-cell>
          <table:table-cell office:value-type="float" office:value="56.83" calcext:value-type="float">
            <text:p>56.83</text:p>
          </table:table-cell>
          <table:table-cell table:style-name="ce16" office:value-type="float" office:value="60501284" calcext:value-type="float">
            <text:p>60501284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27" calcext:value-type="date">
            <text:p>27 Jan 11</text:p>
          </table:table-cell>
          <table:table-cell office:value-type="float" office:value="57.35" calcext:value-type="float">
            <text:p>57.35</text:p>
          </table:table-cell>
          <table:table-cell office:value-type="float" office:value="56.92" calcext:value-type="float">
            <text:p>56.92</text:p>
          </table:table-cell>
          <table:table-cell office:value-type="float" office:value="57.18" calcext:value-type="float">
            <text:p>57.18</text:p>
          </table:table-cell>
          <table:table-cell table:style-name="ce16" office:value-type="float" office:value="53643520" calcext:value-type="float">
            <text:p>5364352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28" calcext:value-type="date">
            <text:p>28 Jan 11</text:p>
          </table:table-cell>
          <table:table-cell office:value-type="float" office:value="57.22" calcext:value-type="float">
            <text:p>57.22</text:p>
          </table:table-cell>
          <table:table-cell office:value-type="float" office:value="55.47" calcext:value-type="float">
            <text:p>55.47</text:p>
          </table:table-cell>
          <table:table-cell office:value-type="float" office:value="55.73" calcext:value-type="float">
            <text:p>55.73</text:p>
          </table:table-cell>
          <table:table-cell table:style-name="ce16" office:value-type="float" office:value="123328216" calcext:value-type="float">
            <text:p>1233282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1-31" calcext:value-type="date">
            <text:p>31 Jan 11</text:p>
          </table:table-cell>
          <table:table-cell office:value-type="float" office:value="56.16" calcext:value-type="float">
            <text:p>56.16</text:p>
          </table:table-cell>
          <table:table-cell office:value-type="float" office:value="55.39" calcext:value-type="float">
            <text:p>55.39</text:p>
          </table:table-cell>
          <table:table-cell office:value-type="float" office:value="56" calcext:value-type="float">
            <text:p>56.00</text:p>
          </table:table-cell>
          <table:table-cell table:style-name="ce16" office:value-type="float" office:value="70466800" calcext:value-type="float">
            <text:p>704668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2-01" calcext:value-type="date">
            <text:p>1 Feb 11</text:p>
          </table:table-cell>
          <table:table-cell office:value-type="float" office:value="57.18" calcext:value-type="float">
            <text:p>57.18</text:p>
          </table:table-cell>
          <table:table-cell office:value-type="float" office:value="56.36" calcext:value-type="float">
            <text:p>56.36</text:p>
          </table:table-cell>
          <table:table-cell office:value-type="float" office:value="57.05" calcext:value-type="float">
            <text:p>57.05</text:p>
          </table:table-cell>
          <table:table-cell table:style-name="ce16" office:value-type="float" office:value="76884800" calcext:value-type="float">
            <text:p>7688480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2-02" calcext:value-type="date">
            <text:p>2 Feb 11</text:p>
          </table:table-cell>
          <table:table-cell office:value-type="float" office:value="57.17" calcext:value-type="float">
            <text:p>57.17</text:p>
          </table:table-cell>
          <table:table-cell office:value-type="float" office:value="56.84" calcext:value-type="float">
            <text:p>56.84</text:p>
          </table:table-cell>
          <table:table-cell office:value-type="float" office:value="56.955" calcext:value-type="float">
            <text:p>56.96</text:p>
          </table:table-cell>
          <table:table-cell table:style-name="ce16" office:value-type="float" office:value="48648916" calcext:value-type="float">
            <text:p>48648916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2-03" calcext:value-type="date">
            <text:p>3 Feb 11</text:p>
          </table:table-cell>
          <table:table-cell office:value-type="float" office:value="57.14" calcext:value-type="float">
            <text:p>57.14</text:p>
          </table:table-cell>
          <table:table-cell office:value-type="float" office:value="56.4" calcext:value-type="float">
            <text:p>56.40</text:p>
          </table:table-cell>
          <table:table-cell office:value-type="float" office:value="57.0575" calcext:value-type="float">
            <text:p>57.06</text:p>
          </table:table-cell>
          <table:table-cell table:style-name="ce16" office:value-type="float" office:value="45316680" calcext:value-type="float">
            <text:p>45316680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2-04" calcext:value-type="date">
            <text:p>4 Feb 11</text:p>
          </table:table-cell>
          <table:table-cell office:value-type="float" office:value="57.42" calcext:value-type="float">
            <text:p>57.42</text:p>
          </table:table-cell>
          <table:table-cell office:value-type="float" office:value="56.9" calcext:value-type="float">
            <text:p>56.90</text:p>
          </table:table-cell>
          <table:table-cell office:value-type="float" office:value="57.375" calcext:value-type="float">
            <text:p>57.38</text:p>
          </table:table-cell>
          <table:table-cell table:style-name="ce16" office:value-type="float" office:value="47584812" calcext:value-type="float">
            <text:p>4758481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2-07" calcext:value-type="date">
            <text:p>7 Feb 11</text:p>
          </table:table-cell>
          <table:table-cell office:value-type="float" office:value="57.97" calcext:value-type="float">
            <text:p>57.97</text:p>
          </table:table-cell>
          <table:table-cell office:value-type="float" office:value="57.4" calcext:value-type="float">
            <text:p>57.40</text:p>
          </table:table-cell>
          <table:table-cell office:value-type="float" office:value="57.65" calcext:value-type="float">
            <text:p>57.65</text:p>
          </table:table-cell>
          <table:table-cell table:style-name="ce16" office:value-type="float" office:value="45608992" calcext:value-type="float">
            <text:p>4560899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2-08" calcext:value-type="date">
            <text:p>8 Feb 11</text:p>
          </table:table-cell>
          <table:table-cell office:value-type="float" office:value="58.07" calcext:value-type="float">
            <text:p>58.07</text:p>
          </table:table-cell>
          <table:table-cell office:value-type="float" office:value="57.56" calcext:value-type="float">
            <text:p>57.56</text:p>
          </table:table-cell>
          <table:table-cell office:value-type="float" office:value="58.025" calcext:value-type="float">
            <text:p>58.03</text:p>
          </table:table-cell>
          <table:table-cell table:style-name="ce16" office:value-type="float" office:value="38055172" calcext:value-type="float">
            <text:p>38055172</text:p>
          </table:table-cell>
          <table:table-cell table:number-columns-repeated="1019"/>
        </table:table-row>
        <table:table-row table:style-name="ro1">
          <table:table-cell table:style-name="ce14" office:value-type="date" office:date-value="2011-02-09" calcext:value-type="date">
            <text:p>9 Feb 11</text:p>
          </table:table-cell>
          <table:table-cell office:value-type="float" office:value="58.12" calcext:value-type="float">
            <text:p>58.12</text:p>
          </table:table-cell>
          <table:table-cell office:value-type="float" office:value="57.75" calcext:value-type="float">
            <text:p>57.75</text:p>
          </table:table-cell>
          <table:table-cell office:value-type="float" office:value="57.93" calcext:value-type="float">
            <text:p>57.93</text:p>
          </table:table-cell>
          <table:table-cell table:style-name="ce16" office:value-type="float" office:value="62485536" calcext:value-type="float">
            <text:p>62485536</text:p>
          </table:table-cell>
          <table:table-cell table:number-columns-repeated="1019"/>
        </table:table-row>
        <table:table-row table:style-name="ro1" table:number-rows-repeated="10480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age" table:style-name="ta3">
        <table:table-column table:style-name="co1" table:default-cell-style-name="ce1"/>
        <table:table-column table:style-name="co2" table:default-cell-style-name="ce2"/>
        <table:table-column table:style-name="co8" table:number-columns-repeated="9" table:default-cell-style-name="ce23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" table:default-cell-style-name="ce1"/>
        <table:table-column table:style-name="co5" table:number-columns-repeated="239" table:default-cell-style-name="ce1"/>
        <table:table-column table:style-name="co5" table:number-columns-repeated="767" table:default-cell-style-name="Default"/>
        <table:table-row table:style-name="ro3">
          <table:table-cell table:number-columns-repeated="1024"/>
        </table:table-row>
        <table:table-row table:style-name="ro4">
          <table:table-cell/>
          <table:table-cell table:style-name="ce17"/>
          <table:table-cell table:style-name="ce24" table:number-columns-repeated="9"/>
          <table:table-cell table:style-name="ce31" table:number-columns-repeated="6"/>
          <table:table-cell table:style-name="ce36"/>
          <table:table-cell table:number-columns-repeated="1006"/>
        </table:table-row>
        <table:table-row table:style-name="ro2">
          <table:table-cell/>
          <table:table-cell table:style-name="ce18"/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Close</text:p>
          </table:table-cell>
          <table:table-cell table:style-name="ce25" office:value-type="string" calcext:value-type="string">
            <text:p>TR</text:p>
          </table:table-cell>
          <table:table-cell table:style-name="ce25" office:value-type="string" calcext:value-type="string">
            <text:p>+DM 1</text:p>
          </table:table-cell>
          <table:table-cell table:style-name="ce25" office:value-type="string" calcext:value-type="string">
            <text:p>-DM 1</text:p>
          </table:table-cell>
          <table:table-cell table:style-name="ce25" office:value-type="string" calcext:value-type="string">
            <text:p>TR14</text:p>
          </table:table-cell>
          <table:table-cell table:style-name="ce25" office:value-type="string" calcext:value-type="string">
            <text:p>+DM14</text:p>
          </table:table-cell>
          <table:table-cell table:style-name="ce25" office:value-type="string" calcext:value-type="string">
            <text:p>-DM14</text:p>
          </table:table-cell>
          <table:table-cell table:style-name="ce32" office:value-type="string" calcext:value-type="string">
            <text:p>+DI14</text:p>
          </table:table-cell>
          <table:table-cell table:style-name="ce32" office:value-type="string" calcext:value-type="string">
            <text:p>-DI14</text:p>
          </table:table-cell>
          <table:table-cell table:style-name="ce35" office:value-type="string" calcext:value-type="string">
            <text:p>DI 14 Diff</text:p>
          </table:table-cell>
          <table:table-cell table:style-name="ce35" office:value-type="string" calcext:value-type="string">
            <text:p>DI 14 Sum</text:p>
          </table:table-cell>
          <table:table-cell table:style-name="ce25" office:value-type="string" calcext:value-type="string">
            <text:p>DX</text:p>
          </table:table-cell>
          <table:table-cell table:style-name="ce25" office:value-type="string" calcext:value-type="string">
            <text:p>ADX</text:p>
          </table:table-cell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09" calcext:value-type="date">
            <text:p>9 Jul 10</text:p>
          </table:table-cell>
          <table:table-cell table:style-name="ce26" office:value-type="float" office:value="44.5261" calcext:value-type="float">
            <text:p>44.53</text:p>
          </table:table-cell>
          <table:table-cell table:style-name="ce26" office:value-type="float" office:value="43.9774" calcext:value-type="float">
            <text:p>43.98</text:p>
          </table:table-cell>
          <table:table-cell table:style-name="ce26" office:value-type="float" office:value="44.5161" calcext:value-type="float">
            <text:p>44.52</text:p>
          </table:table-cell>
          <table:table-cell table:style-name="ce29"/>
          <table:table-cell table:style-name="ce26" table:number-columns-repeated="5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12" calcext:value-type="date">
            <text:p>12 Jul 10</text:p>
          </table:table-cell>
          <table:table-cell table:style-name="ce26" office:value-type="float" office:value="44.9252" calcext:value-type="float">
            <text:p>44.93</text:p>
          </table:table-cell>
          <table:table-cell table:style-name="ce26" office:value-type="float" office:value="44.3565" calcext:value-type="float">
            <text:p>44.36</text:p>
          </table:table-cell>
          <table:table-cell table:style-name="ce26" office:value-type="float" office:value="44.6458" calcext:value-type="float">
            <text:p>44.65</text:p>
          </table:table-cell>
          <table:table-cell table:style-name="ce29" table:formula="of:=MAX([.C5]-[.D5];ABS([.C5]-[.E4]);ABS([.D5]-[.E4]))" office:value-type="float" office:value="0.5687" calcext:value-type="float">
            <text:p><text:s/>0.57 </text:p>
          </table:table-cell>
          <table:table-cell table:style-name="ce26" table:formula="of:=IF([.C5]-[.C4]&gt;[.D4]-[.D5];MAX([.C5]-[.C4];0);0)" office:value-type="float" office:value="0.399099999999997" calcext:value-type="float">
            <text:p>0.40</text:p>
          </table:table-cell>
          <table:table-cell table:style-name="ce26" table:formula="of:=IF([.D4]-[.D5]&gt;[.C5]-[.C4];MAX([.D4]-[.D5];0);0)" office:value-type="float" office:value="0" calcext:value-type="float">
            <text:p>0.00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13" calcext:value-type="date">
            <text:p>13 Jul 10</text:p>
          </table:table-cell>
          <table:table-cell table:style-name="ce26" office:value-type="float" office:value="45.3941" calcext:value-type="float">
            <text:p>45.39</text:p>
          </table:table-cell>
          <table:table-cell table:style-name="ce26" office:value-type="float" office:value="44.6957" calcext:value-type="float">
            <text:p>44.70</text:p>
          </table:table-cell>
          <table:table-cell table:style-name="ce26" office:value-type="float" office:value="45.2245" calcext:value-type="float">
            <text:p>45.22</text:p>
          </table:table-cell>
          <table:table-cell table:style-name="ce29" table:formula="of:=MAX([.C6]-[.D6];ABS([.C6]-[.E5]);ABS([.D6]-[.E5]))" office:value-type="float" office:value="0.7483" calcext:value-type="float">
            <text:p><text:s/>0.75 </text:p>
          </table:table-cell>
          <table:table-cell table:style-name="ce26" table:formula="of:=IF([.C6]-[.C5]&gt;[.D5]-[.D6];MAX([.C6]-[.C5];0);0)" office:value-type="float" office:value="0.468900000000005" calcext:value-type="float">
            <text:p>0.47</text:p>
          </table:table-cell>
          <table:table-cell table:style-name="ce26" table:formula="of:=IF([.D5]-[.D6]&gt;[.C6]-[.C5];MAX([.D5]-[.D6];0);0)" office:value-type="float" office:value="0" calcext:value-type="float">
            <text:p>0.00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14" calcext:value-type="date">
            <text:p>14 Jul 10</text:p>
          </table:table-cell>
          <table:table-cell table:style-name="ce26" office:value-type="float" office:value="45.7034" calcext:value-type="float">
            <text:p>45.70</text:p>
          </table:table-cell>
          <table:table-cell table:style-name="ce26" office:value-type="float" office:value="45.1347" calcext:value-type="float">
            <text:p>45.13</text:p>
          </table:table-cell>
          <table:table-cell table:style-name="ce26" office:value-type="float" office:value="45.4539" calcext:value-type="float">
            <text:p>45.45</text:p>
          </table:table-cell>
          <table:table-cell table:style-name="ce29" table:formula="of:=MAX([.C7]-[.D7];ABS([.C7]-[.E6]);ABS([.D7]-[.E6]))" office:value-type="float" office:value="0.5687" calcext:value-type="float">
            <text:p><text:s/>0.57 </text:p>
          </table:table-cell>
          <table:table-cell table:style-name="ce26" table:formula="of:=IF([.C7]-[.C6]&gt;[.D6]-[.D7];MAX([.C7]-[.C6];0);0)" office:value-type="float" office:value="0.3093" calcext:value-type="float">
            <text:p>0.31</text:p>
          </table:table-cell>
          <table:table-cell table:style-name="ce26" table:formula="of:=IF([.D6]-[.D7]&gt;[.C7]-[.C6];MAX([.D6]-[.D7];0);0)" office:value-type="float" office:value="0" calcext:value-type="float">
            <text:p>0.00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15" calcext:value-type="date">
            <text:p>15 Jul 10</text:p>
          </table:table-cell>
          <table:table-cell table:style-name="ce26" office:value-type="float" office:value="45.6335" calcext:value-type="float">
            <text:p>45.63</text:p>
          </table:table-cell>
          <table:table-cell table:style-name="ce26" office:value-type="float" office:value="44.8853" calcext:value-type="float">
            <text:p>44.89</text:p>
          </table:table-cell>
          <table:table-cell table:style-name="ce26" office:value-type="float" office:value="45.4938" calcext:value-type="float">
            <text:p>45.49</text:p>
          </table:table-cell>
          <table:table-cell table:style-name="ce29" table:formula="of:=MAX([.C8]-[.D8];ABS([.C8]-[.E7]);ABS([.D8]-[.E7]))" office:value-type="float" office:value="0.748199999999997" calcext:value-type="float">
            <text:p><text:s/>0.75 </text:p>
          </table:table-cell>
          <table:table-cell table:style-name="ce26" table:formula="of:=IF([.C8]-[.C7]&gt;[.D7]-[.D8];MAX([.C8]-[.C7];0);0)" office:value-type="float" office:value="0" calcext:value-type="float">
            <text:p>0.00</text:p>
          </table:table-cell>
          <table:table-cell table:style-name="ce26" table:formula="of:=IF([.D7]-[.D8]&gt;[.C8]-[.C7];MAX([.D7]-[.D8];0);0)" office:value-type="float" office:value="0.249400000000001" calcext:value-type="float">
            <text:p>0.25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16" calcext:value-type="date">
            <text:p>16 Jul 10</text:p>
          </table:table-cell>
          <table:table-cell table:style-name="ce26" office:value-type="float" office:value="45.5219" calcext:value-type="float">
            <text:p>45.52</text:p>
          </table:table-cell>
          <table:table-cell table:style-name="ce26" office:value-type="float" office:value="44.1969" calcext:value-type="float">
            <text:p>44.20</text:p>
          </table:table-cell>
          <table:table-cell table:style-name="ce26" office:value-type="float" office:value="44.2368" calcext:value-type="float">
            <text:p>44.24</text:p>
          </table:table-cell>
          <table:table-cell table:style-name="ce29" table:formula="of:=MAX([.C9]-[.D9];ABS([.C9]-[.E8]);ABS([.D9]-[.E8]))" office:value-type="float" office:value="1.325" calcext:value-type="float">
            <text:p><text:s/>1.33 </text:p>
          </table:table-cell>
          <table:table-cell table:style-name="ce26" table:formula="of:=IF([.C9]-[.C8]&gt;[.D8]-[.D9];MAX([.C9]-[.C8];0);0)" office:value-type="float" office:value="0" calcext:value-type="float">
            <text:p>0.00</text:p>
          </table:table-cell>
          <table:table-cell table:style-name="ce26" table:formula="of:=IF([.D8]-[.D9]&gt;[.C9]-[.C8];MAX([.D8]-[.D9];0);0)" office:value-type="float" office:value="0.688400000000001" calcext:value-type="float">
            <text:p>0.69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19" calcext:value-type="date">
            <text:p>19 Jul 10</text:p>
          </table:table-cell>
          <table:table-cell table:style-name="ce26" office:value-type="float" office:value="44.7057" calcext:value-type="float">
            <text:p>44.71</text:p>
          </table:table-cell>
          <table:table-cell table:style-name="ce26" office:value-type="float" office:value="43.9973" calcext:value-type="float">
            <text:p>44.00</text:p>
          </table:table-cell>
          <table:table-cell table:style-name="ce26" office:value-type="float" office:value="44.6159" calcext:value-type="float">
            <text:p>44.62</text:p>
          </table:table-cell>
          <table:table-cell table:style-name="ce29" table:formula="of:=MAX([.C10]-[.D10];ABS([.C10]-[.E9]);ABS([.D10]-[.E9]))" office:value-type="float" office:value="0.708399999999998" calcext:value-type="float">
            <text:p><text:s/>0.71 </text:p>
          </table:table-cell>
          <table:table-cell table:style-name="ce26" table:formula="of:=IF([.C10]-[.C9]&gt;[.D9]-[.D10];MAX([.C10]-[.C9];0);0)" office:value-type="float" office:value="0" calcext:value-type="float">
            <text:p>0.00</text:p>
          </table:table-cell>
          <table:table-cell table:style-name="ce26" table:formula="of:=IF([.D9]-[.D10]&gt;[.C10]-[.C9];MAX([.D9]-[.D10];0);0)" office:value-type="float" office:value="0.199599999999997" calcext:value-type="float">
            <text:p>0.20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20" calcext:value-type="date">
            <text:p>20 Jul 10</text:p>
          </table:table-cell>
          <table:table-cell table:style-name="ce26" office:value-type="float" office:value="45.1546" calcext:value-type="float">
            <text:p>45.15</text:p>
          </table:table-cell>
          <table:table-cell table:style-name="ce26" office:value-type="float" office:value="43.7579" calcext:value-type="float">
            <text:p>43.76</text:p>
          </table:table-cell>
          <table:table-cell table:style-name="ce26" office:value-type="float" office:value="45.1546" calcext:value-type="float">
            <text:p>45.15</text:p>
          </table:table-cell>
          <table:table-cell table:style-name="ce29" table:formula="of:=MAX([.C11]-[.D11];ABS([.C11]-[.E10]);ABS([.D11]-[.E10]))" office:value-type="float" office:value="1.3967" calcext:value-type="float">
            <text:p><text:s/>1.40 </text:p>
          </table:table-cell>
          <table:table-cell table:style-name="ce26" table:formula="of:=IF([.C11]-[.C10]&gt;[.D10]-[.D11];MAX([.C11]-[.C10];0);0)" office:value-type="float" office:value="0.448900000000002" calcext:value-type="float">
            <text:p>0.45</text:p>
          </table:table-cell>
          <table:table-cell table:style-name="ce26" table:formula="of:=IF([.D10]-[.D11]&gt;[.C11]-[.C10];MAX([.D10]-[.D11];0);0)" office:value-type="float" office:value="0" calcext:value-type="float">
            <text:p>0.00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21" calcext:value-type="date">
            <text:p>21 Jul 10</text:p>
          </table:table-cell>
          <table:table-cell table:style-name="ce26" office:value-type="float" office:value="45.6535" calcext:value-type="float">
            <text:p>45.65</text:p>
          </table:table-cell>
          <table:table-cell table:style-name="ce26" office:value-type="float" office:value="44.4563" calcext:value-type="float">
            <text:p>44.46</text:p>
          </table:table-cell>
          <table:table-cell table:style-name="ce26" office:value-type="float" office:value="44.5361" calcext:value-type="float">
            <text:p>44.54</text:p>
          </table:table-cell>
          <table:table-cell table:style-name="ce29" table:formula="of:=MAX([.C12]-[.D12];ABS([.C12]-[.E11]);ABS([.D12]-[.E11]))" office:value-type="float" office:value="1.1972" calcext:value-type="float">
            <text:p><text:s/>1.20 </text:p>
          </table:table-cell>
          <table:table-cell table:style-name="ce26" table:formula="of:=IF([.C12]-[.C11]&gt;[.D11]-[.D12];MAX([.C12]-[.C11];0);0)" office:value-type="float" office:value="0.498899999999999" calcext:value-type="float">
            <text:p>0.50</text:p>
          </table:table-cell>
          <table:table-cell table:style-name="ce26" table:formula="of:=IF([.D11]-[.D12]&gt;[.C12]-[.C11];MAX([.D11]-[.D12];0);0)" office:value-type="float" office:value="0" calcext:value-type="float">
            <text:p>0.00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22" calcext:value-type="date">
            <text:p>22 Jul 10</text:p>
          </table:table-cell>
          <table:table-cell table:style-name="ce26" office:value-type="float" office:value="45.873" calcext:value-type="float">
            <text:p>45.87</text:p>
          </table:table-cell>
          <table:table-cell table:style-name="ce26" office:value-type="float" office:value="45.1347" calcext:value-type="float">
            <text:p>45.13</text:p>
          </table:table-cell>
          <table:table-cell table:style-name="ce26" office:value-type="float" office:value="45.6635" calcext:value-type="float">
            <text:p>45.66</text:p>
          </table:table-cell>
          <table:table-cell table:style-name="ce29" table:formula="of:=MAX([.C13]-[.D13];ABS([.C13]-[.E12]);ABS([.D13]-[.E12]))" office:value-type="float" office:value="1.3369" calcext:value-type="float">
            <text:p><text:s/>1.34 </text:p>
          </table:table-cell>
          <table:table-cell table:style-name="ce26" table:formula="of:=IF([.C13]-[.C12]&gt;[.D12]-[.D13];MAX([.C13]-[.C12];0);0)" office:value-type="float" office:value="0.219499999999996" calcext:value-type="float">
            <text:p>0.22</text:p>
          </table:table-cell>
          <table:table-cell table:style-name="ce26" table:formula="of:=IF([.D12]-[.D13]&gt;[.C13]-[.C12];MAX([.D12]-[.D13];0);0)" office:value-type="float" office:value="0" calcext:value-type="float">
            <text:p>0.00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23" calcext:value-type="date">
            <text:p>23 Jul 10</text:p>
          </table:table-cell>
          <table:table-cell table:style-name="ce26" office:value-type="float" office:value="45.9927" calcext:value-type="float">
            <text:p>45.99</text:p>
          </table:table-cell>
          <table:table-cell table:style-name="ce26" office:value-type="float" office:value="45.2744" calcext:value-type="float">
            <text:p>45.27</text:p>
          </table:table-cell>
          <table:table-cell table:style-name="ce26" office:value-type="float" office:value="45.9528" calcext:value-type="float">
            <text:p>45.95</text:p>
          </table:table-cell>
          <table:table-cell table:style-name="ce29" table:formula="of:=MAX([.C14]-[.D14];ABS([.C14]-[.E13]);ABS([.D14]-[.E13]))" office:value-type="float" office:value="0.718299999999999" calcext:value-type="float">
            <text:p><text:s/>0.72 </text:p>
          </table:table-cell>
          <table:table-cell table:style-name="ce26" table:formula="of:=IF([.C14]-[.C13]&gt;[.D13]-[.D14];MAX([.C14]-[.C13];0);0)" office:value-type="float" office:value="0.119700000000002" calcext:value-type="float">
            <text:p>0.12</text:p>
          </table:table-cell>
          <table:table-cell table:style-name="ce26" table:formula="of:=IF([.D13]-[.D14]&gt;[.C14]-[.C13];MAX([.D13]-[.D14];0);0)" office:value-type="float" office:value="0" calcext:value-type="float">
            <text:p>0.00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26" calcext:value-type="date">
            <text:p>26 Jul 10</text:p>
          </table:table-cell>
          <table:table-cell table:style-name="ce26" office:value-type="float" office:value="46.3518" calcext:value-type="float">
            <text:p>46.35</text:p>
          </table:table-cell>
          <table:table-cell table:style-name="ce26" office:value-type="float" office:value="45.8031" calcext:value-type="float">
            <text:p>45.80</text:p>
          </table:table-cell>
          <table:table-cell table:style-name="ce26" office:value-type="float" office:value="46.3319" calcext:value-type="float">
            <text:p>46.33</text:p>
          </table:table-cell>
          <table:table-cell table:style-name="ce29" table:formula="of:=MAX([.C15]-[.D15];ABS([.C15]-[.E14]);ABS([.D15]-[.E14]))" office:value-type="float" office:value="0.548699999999997" calcext:value-type="float">
            <text:p><text:s/>0.55 </text:p>
          </table:table-cell>
          <table:table-cell table:style-name="ce26" table:formula="of:=IF([.C15]-[.C14]&gt;[.D14]-[.D15];MAX([.C15]-[.C14];0);0)" office:value-type="float" office:value="0.359099999999998" calcext:value-type="float">
            <text:p>0.36</text:p>
          </table:table-cell>
          <table:table-cell table:style-name="ce26" table:formula="of:=IF([.D14]-[.D15]&gt;[.C15]-[.C14];MAX([.D14]-[.D15];0);0)" office:value-type="float" office:value="0" calcext:value-type="float">
            <text:p>0.00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27" calcext:value-type="date">
            <text:p>27 Jul 10</text:p>
          </table:table-cell>
          <table:table-cell table:style-name="ce26" office:value-type="float" office:value="46.6112" calcext:value-type="float">
            <text:p>46.61</text:p>
          </table:table-cell>
          <table:table-cell table:style-name="ce26" office:value-type="float" office:value="46.1024" calcext:value-type="float">
            <text:p>46.10</text:p>
          </table:table-cell>
          <table:table-cell table:style-name="ce26" office:value-type="float" office:value="46.3119" calcext:value-type="float">
            <text:p>46.31</text:p>
          </table:table-cell>
          <table:table-cell table:style-name="ce29" table:formula="of:=MAX([.C16]-[.D16];ABS([.C16]-[.E15]);ABS([.D16]-[.E15]))" office:value-type="float" office:value="0.508799999999994" calcext:value-type="float">
            <text:p><text:s/>0.51 </text:p>
          </table:table-cell>
          <table:table-cell table:style-name="ce26" table:formula="of:=IF([.C16]-[.C15]&gt;[.D15]-[.D16];MAX([.C16]-[.C15];0);0)" office:value-type="float" office:value="0.259399999999999" calcext:value-type="float">
            <text:p>0.26</text:p>
          </table:table-cell>
          <table:table-cell table:style-name="ce26" table:formula="of:=IF([.D15]-[.D16]&gt;[.C16]-[.C15];MAX([.D15]-[.D16];0);0)" office:value-type="float" office:value="0" calcext:value-type="float">
            <text:p>0.00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28" calcext:value-type="date">
            <text:p>28 Jul 10</text:p>
          </table:table-cell>
          <table:table-cell table:style-name="ce26" office:value-type="float" office:value="46.4716" calcext:value-type="float">
            <text:p>46.47</text:p>
          </table:table-cell>
          <table:table-cell table:style-name="ce26" office:value-type="float" office:value="45.7732" calcext:value-type="float">
            <text:p>45.77</text:p>
          </table:table-cell>
          <table:table-cell table:style-name="ce26" office:value-type="float" office:value="45.9428" calcext:value-type="float">
            <text:p>45.94</text:p>
          </table:table-cell>
          <table:table-cell table:style-name="ce29" table:formula="of:=MAX([.C17]-[.D17];ABS([.C17]-[.E16]);ABS([.D17]-[.E16]))" office:value-type="float" office:value="0.698399999999999" calcext:value-type="float">
            <text:p><text:s/>0.70 </text:p>
          </table:table-cell>
          <table:table-cell table:style-name="ce26" table:formula="of:=IF([.C17]-[.C16]&gt;[.D16]-[.D17];MAX([.C17]-[.C16];0);0)" office:value-type="float" office:value="0" calcext:value-type="float">
            <text:p>0.00</text:p>
          </table:table-cell>
          <table:table-cell table:style-name="ce26" table:formula="of:=IF([.D16]-[.D17]&gt;[.C17]-[.C16];MAX([.D16]-[.D17];0);0)" office:value-type="float" office:value="0.3292" calcext:value-type="float">
            <text:p>0.33</text:p>
          </table:table-cell>
          <table:table-cell table:style-name="ce26" table:number-columns-repeated="3"/>
          <table:table-cell table:style-name="ce33" table:number-columns-repeated="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29" calcext:value-type="date">
            <text:p>29 Jul 10</text:p>
          </table:table-cell>
          <table:table-cell table:style-name="ce26" office:value-type="float" office:value="46.302" calcext:value-type="float">
            <text:p>46.30</text:p>
          </table:table-cell>
          <table:table-cell table:style-name="ce26" office:value-type="float" office:value="45.1447" calcext:value-type="float">
            <text:p>45.14</text:p>
          </table:table-cell>
          <table:table-cell table:style-name="ce26" office:value-type="float" office:value="45.6036" calcext:value-type="float">
            <text:p>45.60</text:p>
          </table:table-cell>
          <table:table-cell table:style-name="ce29" table:formula="of:=MAX([.C18]-[.D18];ABS([.C18]-[.E17]);ABS([.D18]-[.E17]))" office:value-type="float" office:value="1.1573" calcext:value-type="float">
            <text:p><text:s/>1.16 </text:p>
          </table:table-cell>
          <table:table-cell table:style-name="ce26" table:formula="of:=IF([.C18]-[.C17]&gt;[.D17]-[.D18];MAX([.C18]-[.C17];0);0)" office:value-type="float" office:value="0" calcext:value-type="float">
            <text:p>0.00</text:p>
          </table:table-cell>
          <table:table-cell table:style-name="ce26" table:formula="of:=IF([.D17]-[.D18]&gt;[.C18]-[.C17];MAX([.D17]-[.D18];0);0)" office:value-type="float" office:value="0.628500000000003" calcext:value-type="float">
            <text:p>0.63</text:p>
          </table:table-cell>
          <table:table-cell table:style-name="ce26" table:formula="of:=SUM([.F5:.F18])" office:value-type="float" office:value="12.2296" calcext:value-type="float">
            <text:p>12.23</text:p>
          </table:table-cell>
          <table:table-cell table:style-name="ce26" table:formula="of:=SUM([.G5:.G18])" office:value-type="float" office:value="3.0828" calcext:value-type="float">
            <text:p>3.08</text:p>
          </table:table-cell>
          <table:table-cell table:style-name="ce26" table:formula="of:=SUM([.H5:.H18])" office:value-type="float" office:value="2.0951" calcext:value-type="float">
            <text:p>2.10</text:p>
          </table:table-cell>
          <table:table-cell table:style-name="ce33" table:formula="of:=(100*([.J18]/[.I18]))" office:value-type="float" office:value="25.2076928108851" calcext:value-type="float">
            <text:p>25.21</text:p>
          </table:table-cell>
          <table:table-cell table:style-name="ce33" table:formula="of:=(100*([.K18]/[.I18]))" office:value-type="float" office:value="17.1313861450906" calcext:value-type="float">
            <text:p>17.13</text:p>
          </table:table-cell>
          <table:table-cell table:style-name="ce33" table:formula="of:=ABS([.L18]-[.M18])" office:value-type="float" office:value="8.07630666579444" calcext:value-type="float">
            <text:p>8.08</text:p>
          </table:table-cell>
          <table:table-cell table:style-name="ce33" table:formula="of:=[.L18]+[.M18]" office:value-type="float" office:value="42.3390789559757" calcext:value-type="float">
            <text:p>42.34</text:p>
          </table:table-cell>
          <table:table-cell table:style-name="ce33" table:formula="of:=(100*([.N18]/[.O18]))" office:value-type="float" office:value="19.0753007976206" calcext:value-type="float">
            <text:p>19.08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7-30" calcext:value-type="date">
            <text:p>30 Jul 10</text:p>
          </table:table-cell>
          <table:table-cell table:style-name="ce26" office:value-type="float" office:value="45.9827" calcext:value-type="float">
            <text:p>45.98</text:p>
          </table:table-cell>
          <table:table-cell table:style-name="ce26" office:value-type="float" office:value="44.9651" calcext:value-type="float">
            <text:p>44.97</text:p>
          </table:table-cell>
          <table:table-cell table:style-name="ce26" office:value-type="float" office:value="45.7034" calcext:value-type="float">
            <text:p>45.70</text:p>
          </table:table-cell>
          <table:table-cell table:style-name="ce29" table:formula="of:=MAX([.C19]-[.D19];ABS([.C19]-[.E18]);ABS([.D19]-[.E18]))" office:value-type="float" office:value="1.0176" calcext:value-type="float">
            <text:p><text:s/>1.02 </text:p>
          </table:table-cell>
          <table:table-cell table:style-name="ce26" table:formula="of:=IF([.C19]-[.C18]&gt;[.D18]-[.D19];MAX([.C19]-[.C18];0);0)" office:value-type="float" office:value="0" calcext:value-type="float">
            <text:p>0.00</text:p>
          </table:table-cell>
          <table:table-cell table:style-name="ce26" table:formula="of:=IF([.D18]-[.D19]&gt;[.C19]-[.C18];MAX([.D18]-[.D19];0);0)" office:value-type="float" office:value="0.179600000000001" calcext:value-type="float">
            <text:p>0.18</text:p>
          </table:table-cell>
          <table:table-cell table:style-name="ce26" table:formula="of:=[.I18]-([.I18]/14)+[.F19]" office:value-type="float" office:value="12.3736571428571" calcext:value-type="float">
            <text:p>12.37</text:p>
          </table:table-cell>
          <table:table-cell table:style-name="ce26" table:formula="of:=[.J18]-([.J18]/14)+[.G19]" office:value-type="float" office:value="2.8626" calcext:value-type="float">
            <text:p>2.86</text:p>
          </table:table-cell>
          <table:table-cell table:style-name="ce26" table:formula="of:=[.K18]-([.K18]/14)+[.H19]" office:value-type="float" office:value="2.12505" calcext:value-type="float">
            <text:p>2.13</text:p>
          </table:table-cell>
          <table:table-cell table:style-name="ce33" table:formula="of:=(100*([.J19]/[.I19]))" office:value-type="float" office:value="23.1346316367952" calcext:value-type="float">
            <text:p>23.13</text:p>
          </table:table-cell>
          <table:table-cell table:style-name="ce33" table:formula="of:=(100*([.K19]/[.I19]))" office:value-type="float" office:value="17.1739848249046" calcext:value-type="float">
            <text:p>17.17</text:p>
          </table:table-cell>
          <table:table-cell table:style-name="ce33" table:formula="of:=ABS([.L19]-[.M19])" office:value-type="float" office:value="5.96064681189067" calcext:value-type="float">
            <text:p>5.96</text:p>
          </table:table-cell>
          <table:table-cell table:style-name="ce33" table:formula="of:=[.L19]+[.M19]" office:value-type="float" office:value="40.3086164616998" calcext:value-type="float">
            <text:p>40.31</text:p>
          </table:table-cell>
          <table:table-cell table:style-name="ce33" table:formula="of:=(100*([.N19]/[.O19]))" office:value-type="float" office:value="14.7875251872123" calcext:value-type="float">
            <text:p>14.79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02" calcext:value-type="date">
            <text:p>2 Aug 10</text:p>
          </table:table-cell>
          <table:table-cell table:style-name="ce26" office:value-type="float" office:value="46.6811" calcext:value-type="float">
            <text:p>46.68</text:p>
          </table:table-cell>
          <table:table-cell table:style-name="ce26" office:value-type="float" office:value="46.1025" calcext:value-type="float">
            <text:p>46.10</text:p>
          </table:table-cell>
          <table:table-cell table:style-name="ce26" office:value-type="float" office:value="46.5614" calcext:value-type="float">
            <text:p>46.56</text:p>
          </table:table-cell>
          <table:table-cell table:style-name="ce29" table:formula="of:=MAX([.C20]-[.D20];ABS([.C20]-[.E19]);ABS([.D20]-[.E19]))" office:value-type="float" office:value="0.977699999999999" calcext:value-type="float">
            <text:p><text:s/>0.98 </text:p>
          </table:table-cell>
          <table:table-cell table:style-name="ce26" table:formula="of:=IF([.C20]-[.C19]&gt;[.D19]-[.D20];MAX([.C20]-[.C19];0);0)" office:value-type="float" office:value="0.698399999999999" calcext:value-type="float">
            <text:p>0.70</text:p>
          </table:table-cell>
          <table:table-cell table:style-name="ce26" table:formula="of:=IF([.D19]-[.D20]&gt;[.C20]-[.C19];MAX([.D19]-[.D20];0);0)" office:value-type="float" office:value="0" calcext:value-type="float">
            <text:p>0.00</text:p>
          </table:table-cell>
          <table:table-cell table:style-name="ce26" table:formula="of:=[.I19]-([.I19]/14)+[.F20]" office:value-type="float" office:value="12.4675244897959" calcext:value-type="float">
            <text:p>12.47</text:p>
          </table:table-cell>
          <table:table-cell table:style-name="ce26" table:formula="of:=[.J19]-([.J19]/14)+[.G20]" office:value-type="float" office:value="3.35652857142857" calcext:value-type="float">
            <text:p>3.36</text:p>
          </table:table-cell>
          <table:table-cell table:style-name="ce26" table:formula="of:=[.K19]-([.K19]/14)+[.H20]" office:value-type="float" office:value="1.97326071428572" calcext:value-type="float">
            <text:p>1.97</text:p>
          </table:table-cell>
          <table:table-cell table:style-name="ce33" table:formula="of:=(100*([.J20]/[.I20]))" office:value-type="float" office:value="26.922173476986" calcext:value-type="float">
            <text:p>26.92</text:p>
          </table:table-cell>
          <table:table-cell table:style-name="ce33" table:formula="of:=(100*([.K20]/[.I20]))" office:value-type="float" office:value="15.8272054400273" calcext:value-type="float">
            <text:p>15.83</text:p>
          </table:table-cell>
          <table:table-cell table:style-name="ce33" table:formula="of:=ABS([.L20]-[.M20])" office:value-type="float" office:value="11.0949680369587" calcext:value-type="float">
            <text:p>11.09</text:p>
          </table:table-cell>
          <table:table-cell table:style-name="ce33" table:formula="of:=[.L20]+[.M20]" office:value-type="float" office:value="42.7493789170133" calcext:value-type="float">
            <text:p>42.75</text:p>
          </table:table-cell>
          <table:table-cell table:style-name="ce33" table:formula="of:=(100*([.N20]/[.O20]))" office:value-type="float" office:value="25.9535186663101" calcext:value-type="float">
            <text:p>25.95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03" calcext:value-type="date">
            <text:p>3 Aug 10</text:p>
          </table:table-cell>
          <table:table-cell table:style-name="ce26" office:value-type="float" office:value="46.5913" calcext:value-type="float">
            <text:p>46.59</text:p>
          </table:table-cell>
          <table:table-cell table:style-name="ce26" office:value-type="float" office:value="46.1423" calcext:value-type="float">
            <text:p>46.14</text:p>
          </table:table-cell>
          <table:table-cell table:style-name="ce26" office:value-type="float" office:value="46.3618" calcext:value-type="float">
            <text:p>46.36</text:p>
          </table:table-cell>
          <table:table-cell table:style-name="ce29" table:formula="of:=MAX([.C21]-[.D21];ABS([.C21]-[.E20]);ABS([.D21]-[.E20]))" office:value-type="float" office:value="0.448999999999998" calcext:value-type="float">
            <text:p><text:s/>0.45 </text:p>
          </table:table-cell>
          <table:table-cell table:style-name="ce26" table:formula="of:=IF([.C21]-[.C20]&gt;[.D20]-[.D21];MAX([.C21]-[.C20];0);0)" office:value-type="float" office:value="0" calcext:value-type="float">
            <text:p>0.00</text:p>
          </table:table-cell>
          <table:table-cell table:style-name="ce26" table:formula="of:=IF([.D20]-[.D21]&gt;[.C21]-[.C20];MAX([.D20]-[.D21];0);0)" office:value-type="float" office:value="0" calcext:value-type="float">
            <text:p>0.00</text:p>
          </table:table-cell>
          <table:table-cell table:style-name="ce26" table:formula="of:=[.I20]-([.I20]/14)+[.F21]" office:value-type="float" office:value="12.0259870262391" calcext:value-type="float">
            <text:p>12.03</text:p>
          </table:table-cell>
          <table:table-cell table:style-name="ce26" table:formula="of:=[.J20]-([.J20]/14)+[.G21]" office:value-type="float" office:value="3.11677653061224" calcext:value-type="float">
            <text:p>3.12</text:p>
          </table:table-cell>
          <table:table-cell table:style-name="ce26" table:formula="of:=[.K20]-([.K20]/14)+[.H21]" office:value-type="float" office:value="1.83231352040817" calcext:value-type="float">
            <text:p>1.83</text:p>
          </table:table-cell>
          <table:table-cell table:style-name="ce33" table:formula="of:=(100*([.J21]/[.I21]))" office:value-type="float" office:value="25.9170122486567" calcext:value-type="float">
            <text:p>25.92</text:p>
          </table:table-cell>
          <table:table-cell table:style-name="ce33" table:formula="of:=(100*([.K21]/[.I21]))" office:value-type="float" office:value="15.2362838610279" calcext:value-type="float">
            <text:p>15.24</text:p>
          </table:table-cell>
          <table:table-cell table:style-name="ce33" table:formula="of:=ABS([.L21]-[.M21])" office:value-type="float" office:value="10.6807283876289" calcext:value-type="float">
            <text:p>10.68</text:p>
          </table:table-cell>
          <table:table-cell table:style-name="ce33" table:formula="of:=[.L21]+[.M21]" office:value-type="float" office:value="41.1532961096846" calcext:value-type="float">
            <text:p>41.15</text:p>
          </table:table-cell>
          <table:table-cell table:style-name="ce33" table:formula="of:=(100*([.N21]/[.O21]))" office:value-type="float" office:value="25.9535186663101" calcext:value-type="float">
            <text:p>25.95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04" calcext:value-type="date">
            <text:p>4 Aug 10</text:p>
          </table:table-cell>
          <table:table-cell table:style-name="ce26" office:value-type="float" office:value="46.8806" calcext:value-type="float">
            <text:p>46.88</text:p>
          </table:table-cell>
          <table:table-cell table:style-name="ce26" office:value-type="float" office:value="46.3918" calcext:value-type="float">
            <text:p>46.39</text:p>
          </table:table-cell>
          <table:table-cell table:style-name="ce26" office:value-type="float" office:value="46.8287" calcext:value-type="float">
            <text:p>46.83</text:p>
          </table:table-cell>
          <table:table-cell table:style-name="ce29" table:formula="of:=MAX([.C22]-[.D22];ABS([.C22]-[.E21]);ABS([.D22]-[.E21]))" office:value-type="float" office:value="0.518799999999999" calcext:value-type="float">
            <text:p><text:s/>0.52 </text:p>
          </table:table-cell>
          <table:table-cell table:style-name="ce26" table:formula="of:=IF([.C22]-[.C21]&gt;[.D21]-[.D22];MAX([.C22]-[.C21];0);0)" office:value-type="float" office:value="0.289300000000004" calcext:value-type="float">
            <text:p>0.29</text:p>
          </table:table-cell>
          <table:table-cell table:style-name="ce26" table:formula="of:=IF([.D21]-[.D22]&gt;[.C22]-[.C21];MAX([.D21]-[.D22];0);0)" office:value-type="float" office:value="0" calcext:value-type="float">
            <text:p>0.00</text:p>
          </table:table-cell>
          <table:table-cell table:style-name="ce26" table:formula="of:=[.I21]-([.I21]/14)+[.F22]" office:value-type="float" office:value="11.6857879529363" calcext:value-type="float">
            <text:p>11.69</text:p>
          </table:table-cell>
          <table:table-cell table:style-name="ce26" table:formula="of:=[.J21]-([.J21]/14)+[.G22]" office:value-type="float" office:value="3.18344963556852" calcext:value-type="float">
            <text:p>3.18</text:p>
          </table:table-cell>
          <table:table-cell table:style-name="ce26" table:formula="of:=[.K21]-([.K21]/14)+[.H22]" office:value-type="float" office:value="1.70143398323615" calcext:value-type="float">
            <text:p>1.70</text:p>
          </table:table-cell>
          <table:table-cell table:style-name="ce33" table:formula="of:=(100*([.J22]/[.I22]))" office:value-type="float" office:value="27.2420623101296" calcext:value-type="float">
            <text:p>27.24</text:p>
          </table:table-cell>
          <table:table-cell table:style-name="ce33" table:formula="of:=(100*([.K22]/[.I22]))" office:value-type="float" office:value="14.5598567258671" calcext:value-type="float">
            <text:p>14.56</text:p>
          </table:table-cell>
          <table:table-cell table:style-name="ce33" table:formula="of:=ABS([.L22]-[.M22])" office:value-type="float" office:value="12.6822055842625" calcext:value-type="float">
            <text:p>12.68</text:p>
          </table:table-cell>
          <table:table-cell table:style-name="ce33" table:formula="of:=[.L22]+[.M22]" office:value-type="float" office:value="41.8019190359967" calcext:value-type="float">
            <text:p>41.80</text:p>
          </table:table-cell>
          <table:table-cell table:style-name="ce33" table:formula="of:=(100*([.N22]/[.O22]))" office:value-type="float" office:value="30.3388118936396" calcext:value-type="float">
            <text:p>30.34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05" calcext:value-type="date">
            <text:p>5 Aug 10</text:p>
          </table:table-cell>
          <table:table-cell table:style-name="ce26" office:value-type="float" office:value="46.8108" calcext:value-type="float">
            <text:p>46.81</text:p>
          </table:table-cell>
          <table:table-cell table:style-name="ce26" office:value-type="float" office:value="46.4117" calcext:value-type="float">
            <text:p>46.41</text:p>
          </table:table-cell>
          <table:table-cell table:style-name="ce26" office:value-type="float" office:value="46.721" calcext:value-type="float">
            <text:p>46.72</text:p>
          </table:table-cell>
          <table:table-cell table:style-name="ce29" table:formula="of:=MAX([.C23]-[.D23];ABS([.C23]-[.E22]);ABS([.D23]-[.E22]))" office:value-type="float" office:value="0.416999999999995" calcext:value-type="float">
            <text:p><text:s/>0.42 </text:p>
          </table:table-cell>
          <table:table-cell table:style-name="ce26" table:formula="of:=IF([.C23]-[.C22]&gt;[.D22]-[.D23];MAX([.C23]-[.C22];0);0)" office:value-type="float" office:value="0" calcext:value-type="float">
            <text:p>0.00</text:p>
          </table:table-cell>
          <table:table-cell table:style-name="ce26" table:formula="of:=IF([.D22]-[.D23]&gt;[.C23]-[.C22];MAX([.D22]-[.D23];0);0)" office:value-type="float" office:value="0" calcext:value-type="float">
            <text:p>0.00</text:p>
          </table:table-cell>
          <table:table-cell table:style-name="ce26" table:formula="of:=[.I22]-([.I22]/14)+[.F23]" office:value-type="float" office:value="11.2680888134408" calcext:value-type="float">
            <text:p>11.27</text:p>
          </table:table-cell>
          <table:table-cell table:style-name="ce26" table:formula="of:=[.J22]-([.J22]/14)+[.G23]" office:value-type="float" office:value="2.95606037588505" calcext:value-type="float">
            <text:p>2.96</text:p>
          </table:table-cell>
          <table:table-cell table:style-name="ce26" table:formula="of:=[.K22]-([.K22]/14)+[.H23]" office:value-type="float" office:value="1.57990298443357" calcext:value-type="float">
            <text:p>1.58</text:p>
          </table:table-cell>
          <table:table-cell table:style-name="ce33" table:formula="of:=(100*([.J23]/[.I23]))" office:value-type="float" office:value="26.2339108683542" calcext:value-type="float">
            <text:p>26.23</text:p>
          </table:table-cell>
          <table:table-cell table:style-name="ce33" table:formula="of:=(100*([.K23]/[.I23]))" office:value-type="float" office:value="14.0210377340036" calcext:value-type="float">
            <text:p>14.02</text:p>
          </table:table-cell>
          <table:table-cell table:style-name="ce33" table:formula="of:=ABS([.L23]-[.M23])" office:value-type="float" office:value="12.2128731343506" calcext:value-type="float">
            <text:p>12.21</text:p>
          </table:table-cell>
          <table:table-cell table:style-name="ce33" table:formula="of:=[.L23]+[.M23]" office:value-type="float" office:value="40.2549486023577" calcext:value-type="float">
            <text:p>40.25</text:p>
          </table:table-cell>
          <table:table-cell table:style-name="ce33" table:formula="of:=(100*([.N23]/[.O23]))" office:value-type="float" office:value="30.3388118936396" calcext:value-type="float">
            <text:p>30.34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06" calcext:value-type="date">
            <text:p>6 Aug 10</text:p>
          </table:table-cell>
          <table:table-cell table:style-name="ce26" office:value-type="float" office:value="46.7409" calcext:value-type="float">
            <text:p>46.74</text:p>
          </table:table-cell>
          <table:table-cell table:style-name="ce26" office:value-type="float" office:value="45.9428" calcext:value-type="float">
            <text:p>45.94</text:p>
          </table:table-cell>
          <table:table-cell table:style-name="ce26" office:value-type="float" office:value="46.6511" calcext:value-type="float">
            <text:p>46.65</text:p>
          </table:table-cell>
          <table:table-cell table:style-name="ce29" table:formula="of:=MAX([.C24]-[.D24];ABS([.C24]-[.E23]);ABS([.D24]-[.E23]))" office:value-type="float" office:value="0.798100000000005" calcext:value-type="float">
            <text:p><text:s/>0.80 </text:p>
          </table:table-cell>
          <table:table-cell table:style-name="ce26" table:formula="of:=IF([.C24]-[.C23]&gt;[.D23]-[.D24];MAX([.C24]-[.C23];0);0)" office:value-type="float" office:value="0" calcext:value-type="float">
            <text:p>0.00</text:p>
          </table:table-cell>
          <table:table-cell table:style-name="ce26" table:formula="of:=IF([.D23]-[.D24]&gt;[.C24]-[.C23];MAX([.D23]-[.D24];0);0)" office:value-type="float" office:value="0.468900000000005" calcext:value-type="float">
            <text:p>0.47</text:p>
          </table:table-cell>
          <table:table-cell table:style-name="ce26" table:formula="of:=[.I23]-([.I23]/14)+[.F24]" office:value-type="float" office:value="11.2613253267665" calcext:value-type="float">
            <text:p>11.26</text:p>
          </table:table-cell>
          <table:table-cell table:style-name="ce26" table:formula="of:=[.J23]-([.J23]/14)+[.G24]" office:value-type="float" office:value="2.74491320617898" calcext:value-type="float">
            <text:p>2.74</text:p>
          </table:table-cell>
          <table:table-cell table:style-name="ce26" table:formula="of:=[.K23]-([.K23]/14)+[.H24]" office:value-type="float" office:value="1.93595277125975" calcext:value-type="float">
            <text:p>1.94</text:p>
          </table:table-cell>
          <table:table-cell table:style-name="ce33" table:formula="of:=(100*([.J24]/[.I24]))" office:value-type="float" office:value="24.3746906028434" calcext:value-type="float">
            <text:p>24.37</text:p>
          </table:table-cell>
          <table:table-cell table:style-name="ce33" table:formula="of:=(100*([.K24]/[.I24]))" office:value-type="float" office:value="17.1911628079715" calcext:value-type="float">
            <text:p>17.19</text:p>
          </table:table-cell>
          <table:table-cell table:style-name="ce33" table:formula="of:=ABS([.L24]-[.M24])" office:value-type="float" office:value="7.18352779487197" calcext:value-type="float">
            <text:p>7.18</text:p>
          </table:table-cell>
          <table:table-cell table:style-name="ce33" table:formula="of:=[.L24]+[.M24]" office:value-type="float" office:value="41.5658534108149" calcext:value-type="float">
            <text:p>41.57</text:p>
          </table:table-cell>
          <table:table-cell table:style-name="ce33" table:formula="of:=(100*([.N24]/[.O24]))" office:value-type="float" office:value="17.2822815012933" calcext:value-type="float">
            <text:p>17.28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09" calcext:value-type="date">
            <text:p>9 Aug 10</text:p>
          </table:table-cell>
          <table:table-cell table:style-name="ce26" office:value-type="float" office:value="47.0801" calcext:value-type="float">
            <text:p>47.08</text:p>
          </table:table-cell>
          <table:table-cell table:style-name="ce26" office:value-type="float" office:value="46.6811" calcext:value-type="float">
            <text:p>46.68</text:p>
          </table:table-cell>
          <table:table-cell table:style-name="ce26" office:value-type="float" office:value="46.9704" calcext:value-type="float">
            <text:p>46.97</text:p>
          </table:table-cell>
          <table:table-cell table:style-name="ce29" table:formula="of:=MAX([.C25]-[.D25];ABS([.C25]-[.E24]);ABS([.D25]-[.E24]))" office:value-type="float" office:value="0.429000000000002" calcext:value-type="float">
            <text:p><text:s/>0.43 </text:p>
          </table:table-cell>
          <table:table-cell table:style-name="ce26" table:formula="of:=IF([.C25]-[.C24]&gt;[.D24]-[.D25];MAX([.C25]-[.C24];0);0)" office:value-type="float" office:value="0.339199999999998" calcext:value-type="float">
            <text:p>0.34</text:p>
          </table:table-cell>
          <table:table-cell table:style-name="ce26" table:formula="of:=IF([.D24]-[.D25]&gt;[.C25]-[.C24];MAX([.D24]-[.D25];0);0)" office:value-type="float" office:value="0" calcext:value-type="float">
            <text:p>0.00</text:p>
          </table:table-cell>
          <table:table-cell table:style-name="ce26" table:formula="of:=[.I24]-([.I24]/14)+[.F25]" office:value-type="float" office:value="10.8859449462832" calcext:value-type="float">
            <text:p>10.89</text:p>
          </table:table-cell>
          <table:table-cell table:style-name="ce26" table:formula="of:=[.J24]-([.J24]/14)+[.G25]" office:value-type="float" office:value="2.88804797716619" calcext:value-type="float">
            <text:p>2.89</text:p>
          </table:table-cell>
          <table:table-cell table:style-name="ce26" table:formula="of:=[.K24]-([.K24]/14)+[.H25]" office:value-type="float" office:value="1.79767043045548" calcext:value-type="float">
            <text:p>1.80</text:p>
          </table:table-cell>
          <table:table-cell table:style-name="ce33" table:formula="of:=(100*([.J25]/[.I25]))" office:value-type="float" office:value="26.5300623089433" calcext:value-type="float">
            <text:p>26.53</text:p>
          </table:table-cell>
          <table:table-cell table:style-name="ce33" table:formula="of:=(100*([.K25]/[.I25]))" office:value-type="float" office:value="16.5136829124721" calcext:value-type="float">
            <text:p>16.51</text:p>
          </table:table-cell>
          <table:table-cell table:style-name="ce33" table:formula="of:=ABS([.L25]-[.M25])" office:value-type="float" office:value="10.0163793964712" calcext:value-type="float">
            <text:p>10.02</text:p>
          </table:table-cell>
          <table:table-cell table:style-name="ce33" table:formula="of:=[.L25]+[.M25]" office:value-type="float" office:value="43.0437452214154" calcext:value-type="float">
            <text:p>43.04</text:p>
          </table:table-cell>
          <table:table-cell table:style-name="ce33" table:formula="of:=(100*([.N25]/[.O25]))" office:value-type="float" office:value="23.2702320510154" calcext:value-type="float">
            <text:p>23.27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10" calcext:value-type="date">
            <text:p>10 Aug 10</text:p>
          </table:table-cell>
          <table:table-cell table:style-name="ce26" office:value-type="float" office:value="46.8407" calcext:value-type="float">
            <text:p>46.84</text:p>
          </table:table-cell>
          <table:table-cell table:style-name="ce26" office:value-type="float" office:value="46.1723" calcext:value-type="float">
            <text:p>46.17</text:p>
          </table:table-cell>
          <table:table-cell table:style-name="ce26" office:value-type="float" office:value="46.5639" calcext:value-type="float">
            <text:p>46.56</text:p>
          </table:table-cell>
          <table:table-cell table:style-name="ce29" table:formula="of:=MAX([.C26]-[.D26];ABS([.C26]-[.E25]);ABS([.D26]-[.E25]))" office:value-type="float" office:value="0.798099999999998" calcext:value-type="float">
            <text:p><text:s/>0.80 </text:p>
          </table:table-cell>
          <table:table-cell table:style-name="ce26" table:formula="of:=IF([.C26]-[.C25]&gt;[.D25]-[.D26];MAX([.C26]-[.C25];0);0)" office:value-type="float" office:value="0" calcext:value-type="float">
            <text:p>0.00</text:p>
          </table:table-cell>
          <table:table-cell table:style-name="ce26" table:formula="of:=IF([.D25]-[.D26]&gt;[.C26]-[.C25];MAX([.D25]-[.D26];0);0)" office:value-type="float" office:value="0.508800000000001" calcext:value-type="float">
            <text:p>0.51</text:p>
          </table:table-cell>
          <table:table-cell table:style-name="ce26" table:formula="of:=[.I25]-([.I25]/14)+[.F26]" office:value-type="float" office:value="10.9064774501201" calcext:value-type="float">
            <text:p>10.91</text:p>
          </table:table-cell>
          <table:table-cell table:style-name="ce26" table:formula="of:=[.J25]-([.J25]/14)+[.G26]" office:value-type="float" office:value="2.68175883594003" calcext:value-type="float">
            <text:p>2.68</text:p>
          </table:table-cell>
          <table:table-cell table:style-name="ce26" table:formula="of:=[.K25]-([.K25]/14)+[.H26]" office:value-type="float" office:value="2.17806539970866" calcext:value-type="float">
            <text:p>2.18</text:p>
          </table:table-cell>
          <table:table-cell table:style-name="ce33" table:formula="of:=(100*([.J26]/[.I26]))" office:value-type="float" office:value="24.5886799675225" calcext:value-type="float">
            <text:p>24.59</text:p>
          </table:table-cell>
          <table:table-cell table:style-name="ce33" table:formula="of:=(100*([.K26]/[.I26]))" office:value-type="float" office:value="19.9703837436961" calcext:value-type="float">
            <text:p>19.97</text:p>
          </table:table-cell>
          <table:table-cell table:style-name="ce33" table:formula="of:=ABS([.L26]-[.M26])" office:value-type="float" office:value="4.61829622382638" calcext:value-type="float">
            <text:p>4.62</text:p>
          </table:table-cell>
          <table:table-cell table:style-name="ce33" table:formula="of:=[.L26]+[.M26]" office:value-type="float" office:value="44.5590637112186" calcext:value-type="float">
            <text:p>44.56</text:p>
          </table:table-cell>
          <table:table-cell table:style-name="ce33" table:formula="of:=(100*([.N26]/[.O26]))" office:value-type="float" office:value="10.3644373089995" calcext:value-type="float">
            <text:p>10.36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11" calcext:value-type="date">
            <text:p>11 Aug 10</text:p>
          </table:table-cell>
          <table:table-cell table:style-name="ce26" office:value-type="float" office:value="45.8131" calcext:value-type="float">
            <text:p>45.81</text:p>
          </table:table-cell>
          <table:table-cell table:style-name="ce26" office:value-type="float" office:value="45.1048" calcext:value-type="float">
            <text:p>45.10</text:p>
          </table:table-cell>
          <table:table-cell table:style-name="ce26" office:value-type="float" office:value="45.2943" calcext:value-type="float">
            <text:p>45.29</text:p>
          </table:table-cell>
          <table:table-cell table:style-name="ce29" table:formula="of:=MAX([.C27]-[.D27];ABS([.C27]-[.E26]);ABS([.D27]-[.E26]))" office:value-type="float" office:value="1.4591" calcext:value-type="float">
            <text:p><text:s/>1.46 </text:p>
          </table:table-cell>
          <table:table-cell table:style-name="ce26" table:formula="of:=IF([.C27]-[.C26]&gt;[.D26]-[.D27];MAX([.C27]-[.C26];0);0)" office:value-type="float" office:value="0" calcext:value-type="float">
            <text:p>0.00</text:p>
          </table:table-cell>
          <table:table-cell table:style-name="ce26" table:formula="of:=IF([.D26]-[.D27]&gt;[.C27]-[.C26];MAX([.D26]-[.D27];0);0)" office:value-type="float" office:value="1.0675" calcext:value-type="float">
            <text:p>1.07</text:p>
          </table:table-cell>
          <table:table-cell table:style-name="ce26" table:formula="of:=[.I26]-([.I26]/14)+[.F27]" office:value-type="float" office:value="11.5865433465401" calcext:value-type="float">
            <text:p>11.59</text:p>
          </table:table-cell>
          <table:table-cell table:style-name="ce26" table:formula="of:=[.J26]-([.J26]/14)+[.G27]" office:value-type="float" office:value="2.49020463337289" calcext:value-type="float">
            <text:p>2.49</text:p>
          </table:table-cell>
          <table:table-cell table:style-name="ce26" table:formula="of:=[.K26]-([.K26]/14)+[.H27]" office:value-type="float" office:value="3.08998929972947" calcext:value-type="float">
            <text:p>3.09</text:p>
          </table:table-cell>
          <table:table-cell table:style-name="ce33" table:formula="of:=(100*([.J27]/[.I27]))" office:value-type="float" office:value="21.4922135005563" calcext:value-type="float">
            <text:p>21.49</text:p>
          </table:table-cell>
          <table:table-cell table:style-name="ce33" table:formula="of:=(100*([.K27]/[.I27]))" office:value-type="float" office:value="26.668776073342" calcext:value-type="float">
            <text:p>26.67</text:p>
          </table:table-cell>
          <table:table-cell table:style-name="ce33" table:formula="of:=ABS([.L27]-[.M27])" office:value-type="float" office:value="5.17656257278572" calcext:value-type="float">
            <text:p>5.18</text:p>
          </table:table-cell>
          <table:table-cell table:style-name="ce33" table:formula="of:=[.L27]+[.M27]" office:value-type="float" office:value="48.1609895738983" calcext:value-type="float">
            <text:p>48.16</text:p>
          </table:table-cell>
          <table:table-cell table:style-name="ce33" table:formula="of:=(100*([.N27]/[.O27]))" office:value-type="float" office:value="10.7484555832118" calcext:value-type="float">
            <text:p>10.75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12" calcext:value-type="date">
            <text:p>12 Aug 10</text:p>
          </table:table-cell>
          <table:table-cell table:style-name="ce26" office:value-type="float" office:value="45.1347" calcext:value-type="float">
            <text:p>45.13</text:p>
          </table:table-cell>
          <table:table-cell table:style-name="ce26" office:value-type="float" office:value="44.3465" calcext:value-type="float">
            <text:p>44.35</text:p>
          </table:table-cell>
          <table:table-cell table:style-name="ce26" office:value-type="float" office:value="44.9352" calcext:value-type="float">
            <text:p>44.94</text:p>
          </table:table-cell>
          <table:table-cell table:style-name="ce29" table:formula="of:=MAX([.C28]-[.D28];ABS([.C28]-[.E27]);ABS([.D28]-[.E27]))" office:value-type="float" office:value="0.947800000000001" calcext:value-type="float">
            <text:p><text:s/>0.95 </text:p>
          </table:table-cell>
          <table:table-cell table:style-name="ce26" table:formula="of:=IF([.C28]-[.C27]&gt;[.D27]-[.D28];MAX([.C28]-[.C27];0);0)" office:value-type="float" office:value="0" calcext:value-type="float">
            <text:p>0.00</text:p>
          </table:table-cell>
          <table:table-cell table:style-name="ce26" table:formula="of:=IF([.D27]-[.D28]&gt;[.C28]-[.C27];MAX([.D27]-[.D28];0);0)" office:value-type="float" office:value="0.758299999999998" calcext:value-type="float">
            <text:p>0.76</text:p>
          </table:table-cell>
          <table:table-cell table:style-name="ce26" table:formula="of:=[.I27]-([.I27]/14)+[.F28]" office:value-type="float" office:value="11.7067331075015" calcext:value-type="float">
            <text:p>11.71</text:p>
          </table:table-cell>
          <table:table-cell table:style-name="ce26" table:formula="of:=[.J27]-([.J27]/14)+[.G28]" office:value-type="float" office:value="2.31233287384625" calcext:value-type="float">
            <text:p>2.31</text:p>
          </table:table-cell>
          <table:table-cell table:style-name="ce26" table:formula="of:=[.K27]-([.K27]/14)+[.H28]" office:value-type="float" office:value="3.62757577832023" calcext:value-type="float">
            <text:p>3.63</text:p>
          </table:table-cell>
          <table:table-cell table:style-name="ce33" table:formula="of:=(100*([.J28]/[.I28]))" office:value-type="float" office:value="19.7521618765234" calcext:value-type="float">
            <text:p>19.75</text:p>
          </table:table-cell>
          <table:table-cell table:style-name="ce33" table:formula="of:=(100*([.K28]/[.I28]))" office:value-type="float" office:value="30.9870887548955" calcext:value-type="float">
            <text:p>30.99</text:p>
          </table:table-cell>
          <table:table-cell table:style-name="ce33" table:formula="of:=ABS([.L28]-[.M28])" office:value-type="float" office:value="11.2349268783721" calcext:value-type="float">
            <text:p>11.23</text:p>
          </table:table-cell>
          <table:table-cell table:style-name="ce33" table:formula="of:=[.L28]+[.M28]" office:value-type="float" office:value="50.7392506314189" calcext:value-type="float">
            <text:p>50.74</text:p>
          </table:table-cell>
          <table:table-cell table:style-name="ce33" table:formula="of:=(100*([.N28]/[.O28]))" office:value-type="float" office:value="22.142476955336" calcext:value-type="float">
            <text:p>22.14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13" calcext:value-type="date">
            <text:p>13 Aug 10</text:p>
          </table:table-cell>
          <table:table-cell table:style-name="ce26" office:value-type="float" office:value="44.9551" calcext:value-type="float">
            <text:p>44.96</text:p>
          </table:table-cell>
          <table:table-cell table:style-name="ce26" office:value-type="float" office:value="44.6059" calcext:value-type="float">
            <text:p>44.61</text:p>
          </table:table-cell>
          <table:table-cell table:style-name="ce26" office:value-type="float" office:value="44.6159" calcext:value-type="float">
            <text:p>44.62</text:p>
          </table:table-cell>
          <table:table-cell table:style-name="ce29" table:formula="of:=MAX([.C29]-[.D29];ABS([.C29]-[.E28]);ABS([.D29]-[.E28]))" office:value-type="float" office:value="0.349200000000003" calcext:value-type="float">
            <text:p><text:s/>0.35 </text:p>
          </table:table-cell>
          <table:table-cell table:style-name="ce26" table:formula="of:=IF([.C29]-[.C28]&gt;[.D28]-[.D29];MAX([.C29]-[.C28];0);0)" office:value-type="float" office:value="0" calcext:value-type="float">
            <text:p>0.00</text:p>
          </table:table-cell>
          <table:table-cell table:style-name="ce26" table:formula="of:=IF([.D28]-[.D29]&gt;[.C29]-[.C28];MAX([.D28]-[.D29];0);0)" office:value-type="float" office:value="0" calcext:value-type="float">
            <text:p>0.00</text:p>
          </table:table-cell>
          <table:table-cell table:style-name="ce26" table:formula="of:=[.I28]-([.I28]/14)+[.F29]" office:value-type="float" office:value="11.2197378855371" calcext:value-type="float">
            <text:p>11.22</text:p>
          </table:table-cell>
          <table:table-cell table:style-name="ce26" table:formula="of:=[.J28]-([.J28]/14)+[.G29]" office:value-type="float" office:value="2.14716624000009" calcext:value-type="float">
            <text:p>2.15</text:p>
          </table:table-cell>
          <table:table-cell table:style-name="ce26" table:formula="of:=[.K28]-([.K28]/14)+[.H29]" office:value-type="float" office:value="3.36846322272592" calcext:value-type="float">
            <text:p>3.37</text:p>
          </table:table-cell>
          <table:table-cell table:style-name="ce33" table:formula="of:=(100*([.J29]/[.I29]))" office:value-type="float" office:value="19.1374010864186" calcext:value-type="float">
            <text:p>19.14</text:p>
          </table:table-cell>
          <table:table-cell table:style-name="ce33" table:formula="of:=(100*([.K29]/[.I29]))" office:value-type="float" office:value="30.0226552268041" calcext:value-type="float">
            <text:p>30.02</text:p>
          </table:table-cell>
          <table:table-cell table:style-name="ce33" table:formula="of:=ABS([.L29]-[.M29])" office:value-type="float" office:value="10.8852541403855" calcext:value-type="float">
            <text:p>10.89</text:p>
          </table:table-cell>
          <table:table-cell table:style-name="ce33" table:formula="of:=[.L29]+[.M29]" office:value-type="float" office:value="49.1600563132227" calcext:value-type="float">
            <text:p>49.16</text:p>
          </table:table-cell>
          <table:table-cell table:style-name="ce33" table:formula="of:=(100*([.N29]/[.O29]))" office:value-type="float" office:value="22.142476955336" calcext:value-type="float">
            <text:p>22.14</text:p>
          </table:table-cell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16" calcext:value-type="date">
            <text:p>16 Aug 10</text:p>
          </table:table-cell>
          <table:table-cell table:style-name="ce26" office:value-type="float" office:value="45.005" calcext:value-type="float">
            <text:p>45.01</text:p>
          </table:table-cell>
          <table:table-cell table:style-name="ce26" office:value-type="float" office:value="44.1969" calcext:value-type="float">
            <text:p>44.20</text:p>
          </table:table-cell>
          <table:table-cell table:style-name="ce26" office:value-type="float" office:value="44.6957" calcext:value-type="float">
            <text:p>44.70</text:p>
          </table:table-cell>
          <table:table-cell table:style-name="ce29" table:formula="of:=MAX([.C30]-[.D30];ABS([.C30]-[.E29]);ABS([.D30]-[.E29]))" office:value-type="float" office:value="0.808100000000003" calcext:value-type="float">
            <text:p><text:s/>0.81 </text:p>
          </table:table-cell>
          <table:table-cell table:style-name="ce26" table:formula="of:=IF([.C30]-[.C29]&gt;[.D29]-[.D30];MAX([.C30]-[.C29];0);0)" office:value-type="float" office:value="0" calcext:value-type="float">
            <text:p>0.00</text:p>
          </table:table-cell>
          <table:table-cell table:style-name="ce26" table:formula="of:=IF([.D29]-[.D30]&gt;[.C30]-[.C29];MAX([.D29]-[.D30];0);0)" office:value-type="float" office:value="0.408999999999999" calcext:value-type="float">
            <text:p>0.41</text:p>
          </table:table-cell>
          <table:table-cell table:style-name="ce26" table:formula="of:=[.I29]-([.I29]/14)+[.F30]" office:value-type="float" office:value="11.2264280365702" calcext:value-type="float">
            <text:p>11.23</text:p>
          </table:table-cell>
          <table:table-cell table:style-name="ce26" table:formula="of:=[.J29]-([.J29]/14)+[.G30]" office:value-type="float" office:value="1.99379722285723" calcext:value-type="float">
            <text:p>1.99</text:p>
          </table:table-cell>
          <table:table-cell table:style-name="ce26" table:formula="of:=[.K29]-([.K29]/14)+[.H30]" office:value-type="float" office:value="3.53685870681693" calcext:value-type="float">
            <text:p>3.54</text:p>
          </table:table-cell>
          <table:table-cell table:style-name="ce33" table:formula="of:=(100*([.J30]/[.I30]))" office:value-type="float" office:value="17.7598539478668" calcext:value-type="float">
            <text:p>17.76</text:p>
          </table:table-cell>
          <table:table-cell table:style-name="ce33" table:formula="of:=(100*([.K30]/[.I30]))" office:value-type="float" office:value="31.5047555223762" calcext:value-type="float">
            <text:p>31.50</text:p>
          </table:table-cell>
          <table:table-cell table:style-name="ce33" table:formula="of:=ABS([.L30]-[.M30])" office:value-type="float" office:value="13.7449015745094" calcext:value-type="float">
            <text:p>13.74</text:p>
          </table:table-cell>
          <table:table-cell table:style-name="ce33" table:formula="of:=[.L30]+[.M30]" office:value-type="float" office:value="49.2646094702429" calcext:value-type="float">
            <text:p>49.26</text:p>
          </table:table-cell>
          <table:table-cell table:style-name="ce33" table:formula="of:=(100*([.N30]/[.O30]))" office:value-type="float" office:value="27.9001533196192" calcext:value-type="float">
            <text:p>27.90</text:p>
          </table:table-cell>
          <table:table-cell table:style-name="ce33" table:formula="of:=AVERAGE([.P17:.P30])" office:value-type="float" office:value="21.5613846753495" calcext:value-type="float">
            <text:p>21.56</text:p>
          </table:table-cell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17" calcext:value-type="date">
            <text:p>17 Aug 10</text:p>
          </table:table-cell>
          <table:table-cell table:style-name="ce26" office:value-type="float" office:value="45.6734" calcext:value-type="float">
            <text:p>45.67</text:p>
          </table:table-cell>
          <table:table-cell table:style-name="ce26" office:value-type="float" office:value="44.9252" calcext:value-type="float">
            <text:p>44.93</text:p>
          </table:table-cell>
          <table:table-cell table:style-name="ce26" office:value-type="float" office:value="45.2664" calcext:value-type="float">
            <text:p>45.27</text:p>
          </table:table-cell>
          <table:table-cell table:style-name="ce29" table:formula="of:=MAX([.C31]-[.D31];ABS([.C31]-[.E30]);ABS([.D31]-[.E30]))" office:value-type="float" office:value="0.977699999999999" calcext:value-type="float">
            <text:p><text:s/>0.98 </text:p>
          </table:table-cell>
          <table:table-cell table:style-name="ce26" table:formula="of:=IF([.C31]-[.C30]&gt;[.D30]-[.D31];MAX([.C31]-[.C30];0);0)" office:value-type="float" office:value="0.668399999999998" calcext:value-type="float">
            <text:p>0.67</text:p>
          </table:table-cell>
          <table:table-cell table:style-name="ce26" table:formula="of:=IF([.D30]-[.D31]&gt;[.C31]-[.C30];MAX([.D30]-[.D31];0);0)" office:value-type="float" office:value="0" calcext:value-type="float">
            <text:p>0.00</text:p>
          </table:table-cell>
          <table:table-cell table:style-name="ce26" table:formula="of:=[.I30]-([.I30]/14)+[.F31]" office:value-type="float" office:value="11.4022403196723" calcext:value-type="float">
            <text:p>11.40</text:p>
          </table:table-cell>
          <table:table-cell table:style-name="ce26" table:formula="of:=[.J30]-([.J30]/14)+[.G31]" office:value-type="float" office:value="2.51978313551028" calcext:value-type="float">
            <text:p>2.52</text:p>
          </table:table-cell>
          <table:table-cell table:style-name="ce26" table:formula="of:=[.K30]-([.K30]/14)+[.H31]" office:value-type="float" office:value="3.28422594204429" calcext:value-type="float">
            <text:p>3.28</text:p>
          </table:table-cell>
          <table:table-cell table:style-name="ce33" table:formula="of:=(100*([.J31]/[.I31]))" office:value-type="float" office:value="22.0990179549443" calcext:value-type="float">
            <text:p>22.10</text:p>
          </table:table-cell>
          <table:table-cell table:style-name="ce33" table:formula="of:=(100*([.K31]/[.I31]))" office:value-type="float" office:value="28.8033390804613" calcext:value-type="float">
            <text:p>28.80</text:p>
          </table:table-cell>
          <table:table-cell table:style-name="ce33" table:formula="of:=ABS([.L31]-[.M31])" office:value-type="float" office:value="6.70432112551701" calcext:value-type="float">
            <text:p>6.70</text:p>
          </table:table-cell>
          <table:table-cell table:style-name="ce33" table:formula="of:=[.L31]+[.M31]" office:value-type="float" office:value="50.9023570354056" calcext:value-type="float">
            <text:p>50.90</text:p>
          </table:table-cell>
          <table:table-cell table:style-name="ce33" table:formula="of:=(100*([.N31]/[.O31]))" office:value-type="float" office:value="13.1709443648233" calcext:value-type="float">
            <text:p>13.17</text:p>
          </table:table-cell>
          <table:table-cell table:style-name="ce33" table:formula="of:=(([.Q30]*13)+[.P31])/14" office:value-type="float" office:value="20.9620675103119" calcext:value-type="float">
            <text:p>20.96</text:p>
          </table:table-cell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18" calcext:value-type="date">
            <text:p>18 Aug 10</text:p>
          </table:table-cell>
          <table:table-cell table:style-name="ce26" office:value-type="float" office:value="45.7133" calcext:value-type="float">
            <text:p>45.71</text:p>
          </table:table-cell>
          <table:table-cell table:style-name="ce26" office:value-type="float" office:value="45.005" calcext:value-type="float">
            <text:p>45.01</text:p>
          </table:table-cell>
          <table:table-cell table:style-name="ce26" office:value-type="float" office:value="45.444" calcext:value-type="float">
            <text:p>45.44</text:p>
          </table:table-cell>
          <table:table-cell table:style-name="ce29" table:formula="of:=MAX([.C32]-[.D32];ABS([.C32]-[.E31]);ABS([.D32]-[.E31]))" office:value-type="float" office:value="0.708299999999994" calcext:value-type="float">
            <text:p><text:s/>0.71 </text:p>
          </table:table-cell>
          <table:table-cell table:style-name="ce26" table:formula="of:=IF([.C32]-[.C31]&gt;[.D31]-[.D32];MAX([.C32]-[.C31];0);0)" office:value-type="float" office:value="0.0398999999999958" calcext:value-type="float">
            <text:p>0.04</text:p>
          </table:table-cell>
          <table:table-cell table:style-name="ce26" table:formula="of:=IF([.D31]-[.D32]&gt;[.C32]-[.C31];MAX([.D31]-[.D32];0);0)" office:value-type="float" office:value="0" calcext:value-type="float">
            <text:p>0.00</text:p>
          </table:table-cell>
          <table:table-cell table:style-name="ce26" table:formula="of:=[.I31]-([.I31]/14)+[.F32]" office:value-type="float" office:value="11.2960945825528" calcext:value-type="float">
            <text:p>11.30</text:p>
          </table:table-cell>
          <table:table-cell table:style-name="ce26" table:formula="of:=[.J31]-([.J31]/14)+[.G32]" office:value-type="float" office:value="2.37969862583097" calcext:value-type="float">
            <text:p>2.38</text:p>
          </table:table-cell>
          <table:table-cell table:style-name="ce26" table:formula="of:=[.K31]-([.K31]/14)+[.H32]" office:value-type="float" office:value="3.04963837475541" calcext:value-type="float">
            <text:p>3.05</text:p>
          </table:table-cell>
          <table:table-cell table:style-name="ce33" table:formula="of:=(100*([.J32]/[.I32]))" office:value-type="float" office:value="21.0665607342425" calcext:value-type="float">
            <text:p>21.07</text:p>
          </table:table-cell>
          <table:table-cell table:style-name="ce33" table:formula="of:=(100*([.K32]/[.I32]))" office:value-type="float" office:value="26.9972808077021" calcext:value-type="float">
            <text:p>27.00</text:p>
          </table:table-cell>
          <table:table-cell table:style-name="ce33" table:formula="of:=ABS([.L32]-[.M32])" office:value-type="float" office:value="5.93072007345957" calcext:value-type="float">
            <text:p>5.93</text:p>
          </table:table-cell>
          <table:table-cell table:style-name="ce33" table:formula="of:=[.L32]+[.M32]" office:value-type="float" office:value="48.0638415419446" calcext:value-type="float">
            <text:p>48.06</text:p>
          </table:table-cell>
          <table:table-cell table:style-name="ce33" table:formula="of:=(100*([.N32]/[.O32]))" office:value-type="float" office:value="12.3392552138886" calcext:value-type="float">
            <text:p>12.34</text:p>
          </table:table-cell>
          <table:table-cell table:style-name="ce33" table:formula="of:=(([.Q31]*13)+[.P32])/14" office:value-type="float" office:value="20.3461523462817" calcext:value-type="float">
            <text:p>20.35</text:p>
          </table:table-cell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0-08-19" calcext:value-type="date">
            <text:p>19 Aug 10</text:p>
          </table:table-cell>
          <table:table-cell table:style-name="ce26" office:value-type="float" office:value="45.3542" calcext:value-type="float">
            <text:p>45.35</text:p>
          </table:table-cell>
          <table:table-cell table:style-name="ce26" office:value-type="float" office:value="44.4563" calcext:value-type="float">
            <text:p>44.46</text:p>
          </table:table-cell>
          <table:table-cell table:style-name="ce26" office:value-type="float" office:value="44.7556" calcext:value-type="float">
            <text:p>44.76</text:p>
          </table:table-cell>
          <table:table-cell table:style-name="ce29" table:formula="of:=MAX([.C33]-[.D33];ABS([.C33]-[.E32]);ABS([.D33]-[.E32]))" office:value-type="float" office:value="0.987700000000004" calcext:value-type="float">
            <text:p><text:s/>0.99 </text:p>
          </table:table-cell>
          <table:table-cell table:style-name="ce26" table:formula="of:=IF([.C33]-[.C32]&gt;[.D32]-[.D33];MAX([.C33]-[.C32];0);0)" office:value-type="float" office:value="0" calcext:value-type="float">
            <text:p>0.00</text:p>
          </table:table-cell>
          <table:table-cell table:style-name="ce26" table:formula="of:=IF([.D32]-[.D33]&gt;[.C33]-[.C32];MAX([.D32]-[.D33];0);0)" office:value-type="float" office:value="0.548700000000004" calcext:value-type="float">
            <text:p>0.55</text:p>
          </table:table-cell>
          <table:table-cell table:style-name="ce26" table:formula="of:=[.I32]-([.I32]/14)+[.F33]" office:value-type="float" office:value="11.4769306837991" calcext:value-type="float">
            <text:p>11.48</text:p>
          </table:table-cell>
          <table:table-cell table:style-name="ce26" table:formula="of:=[.J32]-([.J32]/14)+[.G33]" office:value-type="float" office:value="2.20972015255733" calcext:value-type="float">
            <text:p>2.21</text:p>
          </table:table-cell>
          <table:table-cell table:style-name="ce26" table:formula="of:=[.K32]-([.K32]/14)+[.H33]" office:value-type="float" office:value="3.38050706227289" calcext:value-type="float">
            <text:p>3.38</text:p>
          </table:table-cell>
          <table:table-cell table:style-name="ce33" table:formula="of:=(100*([.J33]/[.I33]))" office:value-type="float" office:value="19.253581061325" calcext:value-type="float">
            <text:p>19.25</text:p>
          </table:table-cell>
          <table:table-cell table:style-name="ce33" table:formula="of:=(100*([.K33]/[.I33]))" office:value-type="float" office:value="29.4548007251175" calcext:value-type="float">
            <text:p>29.45</text:p>
          </table:table-cell>
          <table:table-cell table:style-name="ce33" table:formula="of:=ABS([.L33]-[.M33])" office:value-type="float" office:value="10.2012196637926" calcext:value-type="float">
            <text:p>10.20</text:p>
          </table:table-cell>
          <table:table-cell table:style-name="ce33" table:formula="of:=[.L33]+[.M33]" office:value-type="float" office:value="48.7083817864425" calcext:value-type="float">
            <text:p>48.71</text:p>
          </table:table-cell>
          <table:table-cell table:style-name="ce33" table:formula="of:=(100*([.N33]/[.O33]))" office:value-type="float" office:value="20.9434583733841" calcext:value-type="float">
            <text:p>20.94</text:p>
          </table:table-cell>
          <table:table-cell table:style-name="ce33" table:formula="of:=(([.Q32]*13)+[.P33])/14" office:value-type="float" office:value="20.3888170625033" calcext:value-type="float">
            <text:p>20.39</text:p>
          </table:table-cell>
          <table:table-cell table:style-name="ce37"/>
          <table:table-cell table:number-columns-repeated="1006"/>
        </table:table-row>
        <table:table-row table:style-name="ro5">
          <table:table-cell/>
          <table:table-cell table:style-name="ce20" office:value-type="string" calcext:value-type="string" table:number-columns-spanned="16" table:number-rows-spanned="1">
            <text:p>* Plus 119 days of data (20-Aug-10 to 8-Feb-11)</text:p>
          </table:table-cell>
          <table:covered-table-cell table:number-columns-repeated="15" table:style-name="ce27"/>
          <table:table-cell table:style-name="ce37"/>
          <table:table-cell table:number-columns-repeated="1006"/>
        </table:table-row>
        <table:table-row table:style-name="ro1">
          <table:table-cell/>
          <table:table-cell table:style-name="ce19" office:value-type="date" office:date-value="2011-02-09" calcext:value-type="date">
            <text:p>9 Feb 11</text:p>
          </table:table-cell>
          <table:table-cell table:style-name="ce26" office:value-type="float" office:value="58.12" calcext:value-type="float">
            <text:p>58.12</text:p>
          </table:table-cell>
          <table:table-cell table:style-name="ce26" office:value-type="float" office:value="57.75" calcext:value-type="float">
            <text:p>57.75</text:p>
          </table:table-cell>
          <table:table-cell table:style-name="ce26" office:value-type="float" office:value="57.93" calcext:value-type="float">
            <text:p>57.93</text:p>
          </table:table-cell>
          <table:table-cell table:style-name="ce29" office:value-type="float" office:value="0.369999999999997" calcext:value-type="float">
            <text:p><text:s/>0.37 </text:p>
          </table:table-cell>
          <table:table-cell table:style-name="ce26" office:value-type="float" office:value="0.0499999999999972" calcext:value-type="float">
            <text:p>0.0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9.04030106425618" calcext:value-type="float">
            <text:p>9.04</text:p>
          </table:table-cell>
          <table:table-cell table:style-name="ce26" office:value-type="float" office:value="2.69072002106963" calcext:value-type="float">
            <text:p>2.69</text:p>
          </table:table-cell>
          <table:table-cell table:style-name="ce26" office:value-type="float" office:value="1.77080243906271" calcext:value-type="float">
            <text:p>1.77</text:p>
          </table:table-cell>
          <table:table-cell table:style-name="ce33" office:value-type="float" office:value="29.7636107685427" calcext:value-type="float">
            <text:p>29.76</text:p>
          </table:table-cell>
          <table:table-cell table:style-name="ce33" office:value-type="float" office:value="19.5878702100327" calcext:value-type="float">
            <text:p>19.59</text:p>
          </table:table-cell>
          <table:table-cell table:style-name="ce33" office:value-type="float" office:value="10.17574055851" calcext:value-type="float">
            <text:p>10.18</text:p>
          </table:table-cell>
          <table:table-cell table:style-name="ce33" office:value-type="float" office:value="49.3514809785754" calcext:value-type="float">
            <text:p>49.35</text:p>
          </table:table-cell>
          <table:table-cell table:style-name="ce33" office:value-type="float" office:value="20.6189163055259" calcext:value-type="float">
            <text:p>20.62</text:p>
          </table:table-cell>
          <table:table-cell table:style-name="ce33" office:value-type="float" office:value="16.7058936704679" calcext:value-type="float">
            <text:p>16.71</text:p>
          </table:table-cell>
          <table:table-cell table:style-name="ce37"/>
          <table:table-cell table:number-columns-repeated="1006"/>
        </table:table-row>
        <table:table-row table:style-name="ro4">
          <table:table-cell/>
          <table:table-cell table:style-name="ce21"/>
          <table:table-cell table:style-name="ce28" table:number-columns-repeated="3"/>
          <table:table-cell table:style-name="ce30"/>
          <table:table-cell table:style-name="ce28" table:number-columns-repeated="5"/>
          <table:table-cell table:style-name="ce34" table:number-columns-repeated="6"/>
          <table:table-cell table:style-name="ce38"/>
          <table:table-cell table:number-columns-repeated="1006"/>
        </table:table-row>
        <table:table-row table:style-name="ro6">
          <table:table-cell/>
          <table:table-cell table:style-name="ce22"/>
          <table:table-cell table:style-name="ce26" table:number-columns-repeated="3"/>
          <table:table-cell table:style-name="ce29"/>
          <table:table-cell table:style-name="ce26" table:number-columns-repeated="5"/>
          <table:table-cell table:style-name="ce33" table:number-columns-repeated="6"/>
          <table:table-cell table:style-name="ce39"/>
          <table:table-cell table:number-columns-repeated="1006"/>
        </table:table-row>
        <table:table-row table:style-name="ro1" table:number-rows-repeated="474">
          <table:table-cell/>
          <table:table-cell table:style-name="ce3"/>
          <table:table-cell table:style-name="ce26"/>
          <table:table-cell table:number-columns-repeated="2"/>
          <table:table-cell table:style-name="ce29"/>
          <table:table-cell table:number-columns-repeated="3"/>
          <table:table-cell table:style-name="ce26" table:number-columns-repeated="2"/>
          <table:table-cell table:number-columns-repeated="1013"/>
        </table:table-row>
        <table:table-row table:style-name="ro1" table:number-rows-repeated="10480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 number:language="en" number:country="IN">€</number:currency-symbol>
      <number:text> </number:text>
      <number:number number: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 number:language="en" number:country="IN">€</number:currency-symbol>
      <number:text> </number:text>
      <number:number number:decimal-places="2" number:min-integer-digits="1" number:grouping="true"/>
      <number:text>)</number:text>
      <style:map style:condition="value()&gt;=0" style:apply-style-name="N132P0"/>
    </number:currency-style>
    <number:number-style style:name="N133P0" style:volatile="true">
      <number:text> </number:text>
      <loext:fill-character> </loext:fill-character>
      <number:number number:decimal-places="3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loext:fill-character> </loext:fill-character>
      <number:number number:decimal-places="4" number:min-integer-digits="1" number:grouping="true"/>
      <number:text> </number:text>
    </number:number-style>
    <number:number-style style:name="N134P1" style:volatile="true">
      <number:text> </number:text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5" number:min-integer-digits="1"/>
    </number:number-style>
    <number:number-style style:name="N136">
      <number:number number:decimal-places="6" number:min-integer-digits="1"/>
    </number:number-style>
    <number:number-style style:name="N137">
      <number:number number:decimal-places="7" number:min-integer-digits="1"/>
    </number:number-style>
    <number:date-style style:name="N1012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gt;=0" style:apply-style-name="N10121P0"/>
    </number:text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dx" style:display-name="PageStyle_ad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qqq_20_data" style:display-name="PageStyle_qqqq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age" style:display-name="PageStyle_im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 Hill</meta:initial-creator>
    <meta:creation-date>2010-06-08T16:11:15</meta:creation-date>
    <dc:date>2016-07-08T19:01:41.670770294</dc:date>
    <meta:document-statistic meta:table-count="3" meta:cell-count="10829" meta:object-count="0"/>
    <meta:generator>LibreOffice/4.2.8.2$Linux_X86_64 LibreOffice_project/420m0$Build-2</meta:generator>
  </office:meta>
</office:document-meta>
</file>